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462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778cm"/>
    </style:style>
    <style:style style:name="co7" style:family="table-column">
      <style:table-column-properties fo:break-before="auto" style:column-width="3.306cm"/>
    </style:style>
    <style:style style:name="co8" style:family="table-column">
      <style:table-column-properties fo:break-before="auto" style:column-width="3.445cm"/>
    </style:style>
    <style:style style:name="co9" style:family="table-column">
      <style:table-column-properties fo:break-before="auto" style:column-width="2.251cm"/>
    </style:style>
    <style:style style:name="co10" style:family="table-column">
      <style:table-column-properties fo:break-before="auto" style:column-width="2.362cm"/>
    </style:style>
    <style:style style:name="co11" style:family="table-column">
      <style:table-column-properties fo:break-before="auto" style:column-width="1.863cm"/>
    </style:style>
    <style:style style:name="co12" style:family="table-column">
      <style:table-column-properties fo:break-before="auto" style:column-width="1.252cm"/>
    </style:style>
    <style:style style:name="co13" style:family="table-column">
      <style:table-column-properties fo:break-before="auto" style:column-width="1.834cm"/>
    </style:style>
    <style:style style:name="co14" style:family="table-column">
      <style:table-column-properties fo:break-before="auto" style:column-width="1.415cm"/>
    </style:style>
    <style:style style:name="co15" style:family="table-column">
      <style:table-column-properties fo:break-before="auto" style:column-width="2.667cm"/>
    </style:style>
    <style:style style:name="co16" style:family="table-column">
      <style:table-column-properties fo:break-before="auto" style:column-width="2.663cm"/>
    </style:style>
    <style:style style:name="co17" style:family="table-column">
      <style:table-column-properties fo:break-before="auto" style:column-width="3.953cm"/>
    </style:style>
    <style:style style:name="co18" style:family="table-column">
      <style:table-column-properties fo:break-before="auto" style:column-width="0.947cm"/>
    </style:style>
    <style:style style:name="co19" style:family="table-column">
      <style:table-column-properties fo:break-before="auto" style:column-width="2.3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8000" number:language="en" number:country="US">
      <number:number number:min-integer-digits="1"/>
    </number:number-style>
    <number:number-style style:name="N8002" number:language="en" number:country="US">
      <number:number number:decimal-places="2" number:min-integer-digits="1"/>
    </number:number-style>
    <number:date-style style:name="N8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8000">
      <style:text-properties fo:color="#009900" style:font-name="Ari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b2b2b2" fo:wrap-option="wrap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8002">
      <style:table-cell-properties fo:background-color="#b2b2b2" fo:wrap-option="wrap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8002">
      <style:text-properties style:font-name="Arial"/>
    </style:style>
    <style:style style:name="ce8" style:family="table-cell" style:parent-style-name="Default" style:data-style-name="N8002">
      <style:text-properties style:font-name="Times New Roman"/>
    </style:style>
    <style:style style:name="ce9" style:family="table-cell" style:parent-style-name="Default" style:data-style-name="N8000">
      <style:text-properties style:font-name="Arial"/>
    </style:style>
    <style:style style:name="ce10" style:family="table-cell" style:parent-style-name="Default" style:data-style-name="N8000">
      <style:table-cell-properties style:text-align-source="fix" style:repeat-content="false"/>
      <style:paragraph-properties fo:text-align="start" fo:margin-left="0cm"/>
      <style:text-properties fo:color="#009900" style:font-name="Arial"/>
    </style:style>
    <style:style style:name="ce11" style:family="table-cell" style:parent-style-name="Default">
      <style:table-cell-properties fo:background-color="#b2b2b2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8002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4" style:family="table-cell" style:parent-style-name="Default" style:data-style-name="N8000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5" style:family="table-cell" style:parent-style-name="Default" style:data-style-name="N8002">
      <style:table-cell-properties style:text-align-source="fix" style:repeat-content="false"/>
      <style:paragraph-properties fo:text-align="start" fo:margin-left="0cm"/>
      <style:text-properties style:font-name="Times New Roman"/>
    </style:style>
    <style:style style:name="ce16" style:family="table-cell" style:parent-style-name="Default" style:data-style-name="N8002">
      <style:table-cell-properties style:text-align-source="fix" style:repeat-content="false"/>
      <style:paragraph-properties fo:text-align="start" fo:margin-left="0cm"/>
      <style:text-properties fo:color="#009900" style:font-name="Arial"/>
    </style:style>
    <style:style style:name="ce17" style:family="table-cell" style:parent-style-name="Default" style:data-style-name="N37">
      <style:table-cell-properties fo:wrap-option="wrap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8002">
      <style:table-cell-properties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8002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8002">
      <style:table-cell-properties fo:background-color="#b2b2b2" style:text-align-source="fix" style:repeat-content="false"/>
      <style:paragraph-properties fo:text-align="start" fo:margin-left="0cm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8000">
      <style:table-cell-properties fo:background-color="#ff3333" style:text-align-source="fix" style:repeat-content="false"/>
      <style:paragraph-properties fo:text-align="start" fo:margin-left="0cm"/>
      <style:text-properties fo:color="#000000" style:font-name="Arial"/>
    </style:style>
    <style:style style:name="ce24" style:family="table-cell" style:parent-style-name="Default" style:data-style-name="N8000">
      <style:table-cell-properties fo:background-color="#ff3333" style:text-align-source="fix" style:repeat-content="false"/>
      <style:paragraph-properties fo:text-align="start" fo:margin-left="0cm"/>
      <style:text-properties fo:color="#009900" style:font-name="Arial"/>
    </style:style>
    <style:style style:name="ce25" style:family="table-cell" style:parent-style-name="Default">
      <style:table-cell-properties fo:background-color="#b2b2b2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ext-properties style:font-name="Arial"/>
    </style:style>
    <style:style style:name="ce28" style:family="table-cell" style:parent-style-name="Default" style:data-style-name="N8002">
      <style:table-cell-properties fo:background-color="#b2b2b2"/>
      <style:text-properties fo:color="#000000" style:font-name="Arial"/>
    </style:style>
    <style:style style:name="ce29" style:family="table-cell" style:parent-style-name="Default" style:data-style-name="N8000">
      <style:text-properties style:font-name="Arial" fo:font-weight="bold" style:font-weight-asian="bold" style:font-weight-complex="bold"/>
    </style:style>
    <style:style style:name="ce30" style:family="table-cell" style:parent-style-name="Default" style:data-style-name="N8000">
      <style:table-cell-properties fo:background-color="#b2b2b2"/>
      <style:text-properties fo:color="#000000" style:font-name="Arial" fo:font-weight="bold" style:font-weight-asian="bold" style:font-weight-complex="bold"/>
    </style:style>
    <style:style style:name="ce31" style:family="table-cell" style:parent-style-name="Default" style:data-style-name="N8000">
      <style:table-cell-properties fo:background-color="#b2b2b2"/>
      <style:text-properties fo:color="#000000" style:font-name="Arial"/>
    </style:style>
    <style:style style:name="ce32" style:family="table-cell" style:parent-style-name="Default">
      <style:table-cell-properties fo:background-color="#b2b2b2"/>
      <style:text-properties fo:color="#000000" style:font-name="Arial"/>
    </style:style>
    <style:style style:name="ce33" style:family="table-cell" style:parent-style-name="Default" style:data-style-name="N8037">
      <style:text-properties style:font-name="Arial"/>
    </style:style>
    <style:style style:name="ce34" style:family="table-cell" style:parent-style-name="Default" style:data-style-name="N8037">
      <style:table-cell-properties fo:background-color="#b2b2b2"/>
      <style:text-properties fo:color="#000000" style:font-name="Arial"/>
    </style:style>
  </office:automatic-styles>
  <office:body>
    <office:spreadsheet>
      <table:tracked-changes>
        <table:cell-content-change table:id="ct1" table:acceptance-state="accepted">
          <table:cell-address table:column="6" table:row="3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% of dmg that will</text:p>
            </table:change-track-table-cell>
          </table:previous>
        </table:cell-content-change>
        <table:cell-content-change table:id="ct2" table:acceptance-state="accepted">
          <table:cell-address table:column="7" table:row="3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armor is multiplied </text:p>
            </table:change-track-table-cell>
          </table:previous>
        </table:cell-content-change>
        <table:cell-content-change table:id="ct3" table:acceptance-state="accepted">
          <table:cell-address table:column="5" table:row="42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" table:acceptance-state="accepted">
          <table:cell-address table:column="6" table:row="42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" table:acceptance-state="accepted">
          <table:cell-address table:column="7" table:row="42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" table:acceptance-state="accepted">
          <table:cell-address table:column="5" table:row="43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" table:acceptance-state="accepted">
          <table:cell-address table:column="6" table:row="43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8" table:acceptance-state="accepted">
          <table:cell-address table:column="7" table:row="43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9" table:acceptance-state="rejected">
          <table:cell-address table:column="6" table:row="114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0" table:acceptance-state="rejected">
          <table:cell-address table:column="6" table:row="114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1" table:acceptance-state="rejected">
          <table:cell-address table:column="6" table:row="115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2" table:acceptance-state="rejected">
          <table:cell-address table:column="6" table:row="115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3" table:acceptance-state="rejected">
          <table:cell-address table:column="6" table:row="115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4" table:acceptance-state="rejected">
          <table:cell-address table:column="6" table:row="116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5" table:acceptance-state="rejected">
          <table:cell-address table:column="6" table:row="116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" table:acceptance-state="rejected">
          <table:cell-address table:column="6" table:row="116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7" table:acceptance-state="rejected">
          <table:cell-address table:column="6" table:row="120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8" table:acceptance-state="accepted">
          <table:cell-address table:column="10" table:row="159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9" table:acceptance-state="accepted">
          <table:cell-address table:column="11" table:row="159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20" table:acceptance-state="accepted">
          <table:cell-address table:column="12" table:row="159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21" table:acceptance-state="accepted">
          <table:cell-address table:column="4" table:row="160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44.00</text:p>
            </table:change-track-table-cell>
          </table:previous>
        </table:cell-content-change>
        <table:cell-content-change table:id="ct22" table:acceptance-state="accepted">
          <table:cell-address table:column="10" table:row="160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23" table:acceptance-state="accepted">
          <table:cell-address table:column="12" table:row="160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24" table:acceptance-state="accepted">
          <table:cell-address table:column="4" table:row="161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93.00</text:p>
            </table:change-track-table-cell>
          </table:previous>
        </table:cell-content-change>
        <table:cell-content-change table:id="ct25" table:acceptance-state="accepted">
          <table:cell-address table:column="10" table:row="161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26" table:acceptance-state="accepted">
          <table:cell-address table:column="11" table:row="161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27" table:acceptance-state="accepted">
          <table:cell-address table:column="12" table:row="161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28" table:acceptance-state="rejected">
          <table:cell-address table:column="3" table:row="172" table:table="0"/>
          <office:change-info>
            <dc:creator> </dc:creator>
            <dc:date>2016-04-25T14:11:25.15</dc:date>
          </office:change-info>
          <table:previous>
            <table:change-track-table-cell office:value-type="float" office:value="2"/>
          </table:previous>
        </table:cell-content-change>
        <table:cell-content-change table:id="ct29" table:acceptance-state="rejected">
          <table:cell-address table:column="4" table:row="172" table:table="0"/>
          <office:change-info>
            <dc:creator> </dc:creator>
            <dc:date>2016-04-25T14:11:25.15</dc:date>
          </office:change-info>
          <table:previous>
            <table:change-track-table-cell office:value-type="float" office:value="3"/>
          </table:previous>
        </table:cell-content-change>
        <table:cell-content-change table:id="ct30" table:acceptance-state="rejected">
          <table:cell-address table:column="3" table:row="173" table:table="0"/>
          <office:change-info>
            <dc:creator> </dc:creator>
            <dc:date>2016-04-25T14:11:25.15</dc:date>
          </office:change-info>
          <table:previous>
            <table:change-track-table-cell office:value-type="float" office:value="3"/>
          </table:previous>
        </table:cell-content-change>
        <table:cell-content-change table:id="ct31" table:acceptance-state="rejected">
          <table:cell-address table:column="4" table:row="173" table:table="0"/>
          <office:change-info>
            <dc:creator> </dc:creator>
            <dc:date>2016-04-25T14:11:25.15</dc:date>
          </office:change-info>
          <table:previous>
            <table:change-track-table-cell office:value-type="float" office:value="4"/>
          </table:previous>
        </table:cell-content-change>
        <table:cell-content-change table:id="ct32" table:acceptance-state="accepted">
          <table:cell-address table:column="12" table:row="173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0.40</text:p>
            </table:change-track-table-cell>
          </table:previous>
        </table:cell-content-change>
        <table:cell-content-change table:id="ct33" table:acceptance-state="rejected">
          <table:cell-address table:column="3" table:row="174" table:table="0"/>
          <office:change-info>
            <dc:creator> </dc:creator>
            <dc:date>2016-04-25T14:11:25.15</dc:date>
          </office:change-info>
          <table:previous>
            <table:change-track-table-cell office:value-type="float" office:value="4"/>
          </table:previous>
        </table:cell-content-change>
        <table:cell-content-change table:id="ct34" table:acceptance-state="rejected">
          <table:cell-address table:column="4" table:row="174" table:table="0"/>
          <office:change-info>
            <dc:creator> </dc:creator>
            <dc:date>2016-04-25T14:11:25.15</dc:date>
          </office:change-info>
          <table:previous>
            <table:change-track-table-cell office:value-type="float" office:value="5"/>
          </table:previous>
        </table:cell-content-change>
        <table:cell-content-change table:id="ct35" table:acceptance-state="accepted">
          <table:cell-address table:column="12" table:row="174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0.40</text:p>
            </table:change-track-table-cell>
          </table:previous>
        </table:cell-content-change>
        <table:cell-content-change table:id="ct36" table:acceptance-state="accepted" table:rejecting-change-id="ct9">
          <table:cell-address table:column="6" table:row="114" table:table="0"/>
          <office:change-info>
            <dc:creator> </dc:creator>
            <dc:date>2016-04-25T14:11:39.78</dc:date>
          </office:change-info>
          <table:previous table:id="ct9">
            <table:change-track-table-cell office:value-type="string">
              <text:p>0.00</text:p>
            </table:change-track-table-cell>
          </table:previous>
        </table:cell-content-change>
        <table:cell-content-change table:id="ct37" table:acceptance-state="accepted" table:rejecting-change-id="ct10">
          <table:cell-address table:column="6" table:row="114" table:table="0"/>
          <office:change-info>
            <dc:creator> </dc:creator>
            <dc:date>2016-04-25T14:11:40.41</dc:date>
          </office:change-info>
          <table:previous table:id="ct10">
            <table:change-track-table-cell office:value-type="string">
              <text:p>0.00</text:p>
            </table:change-track-table-cell>
          </table:previous>
        </table:cell-content-change>
        <table:cell-content-change table:id="ct38" table:acceptance-state="accepted" table:rejecting-change-id="ct11">
          <table:cell-address table:column="6" table:row="115" table:table="0"/>
          <office:change-info>
            <dc:creator> </dc:creator>
            <dc:date>2016-04-25T14:11:40.88</dc:date>
          </office:change-info>
          <table:previous table:id="ct11">
            <table:change-track-table-cell office:value-type="string">
              <text:p>0.00</text:p>
            </table:change-track-table-cell>
          </table:previous>
        </table:cell-content-change>
        <table:cell-content-change table:id="ct39" table:acceptance-state="accepted" table:rejecting-change-id="ct12">
          <table:cell-address table:column="6" table:row="115" table:table="0"/>
          <office:change-info>
            <dc:creator> </dc:creator>
            <dc:date>2016-04-25T14:11:41.20</dc:date>
          </office:change-info>
          <table:previous table:id="ct12">
            <table:change-track-table-cell office:value-type="string">
              <text:p>0.00</text:p>
            </table:change-track-table-cell>
          </table:previous>
        </table:cell-content-change>
        <table:cell-content-change table:id="ct40" table:acceptance-state="accepted" table:rejecting-change-id="ct13">
          <table:cell-address table:column="6" table:row="115" table:table="0"/>
          <office:change-info>
            <dc:creator> </dc:creator>
            <dc:date>2016-04-25T14:11:41.47</dc:date>
          </office:change-info>
          <table:previous table:id="ct13">
            <table:change-track-table-cell office:value-type="string">
              <text:p>0.00</text:p>
            </table:change-track-table-cell>
          </table:previous>
        </table:cell-content-change>
        <table:cell-content-change table:id="ct41" table:acceptance-state="accepted" table:rejecting-change-id="ct14">
          <table:cell-address table:column="6" table:row="116" table:table="0"/>
          <office:change-info>
            <dc:creator> </dc:creator>
            <dc:date>2016-04-25T14:11:41.70</dc:date>
          </office:change-info>
          <table:previous table:id="ct14">
            <table:change-track-table-cell office:value-type="string">
              <text:p>0.00</text:p>
            </table:change-track-table-cell>
          </table:previous>
        </table:cell-content-change>
        <table:cell-content-change table:id="ct42" table:acceptance-state="accepted" table:rejecting-change-id="ct15">
          <table:cell-address table:column="6" table:row="116" table:table="0"/>
          <office:change-info>
            <dc:creator> </dc:creator>
            <dc:date>2016-04-25T14:11:41.97</dc:date>
          </office:change-info>
          <table:previous table:id="ct15">
            <table:change-track-table-cell office:value-type="string">
              <text:p>0.00</text:p>
            </table:change-track-table-cell>
          </table:previous>
        </table:cell-content-change>
        <table:cell-content-change table:id="ct43" table:acceptance-state="accepted" table:rejecting-change-id="ct16">
          <table:cell-address table:column="6" table:row="116" table:table="0"/>
          <office:change-info>
            <dc:creator> </dc:creator>
            <dc:date>2016-04-25T14:11:42.25</dc:date>
          </office:change-info>
          <table:previous table:id="ct16">
            <table:change-track-table-cell office:value-type="string">
              <text:p>0.00</text:p>
            </table:change-track-table-cell>
          </table:previous>
        </table:cell-content-change>
        <table:cell-content-change table:id="ct44" table:acceptance-state="accepted" table:rejecting-change-id="ct17">
          <table:cell-address table:column="6" table:row="120" table:table="0"/>
          <office:change-info>
            <dc:creator> </dc:creator>
            <dc:date>2016-04-25T14:11:43.35</dc:date>
          </office:change-info>
          <table:previous table:id="ct17">
            <table:change-track-table-cell office:value-type="string">
              <text:p>0.00</text:p>
            </table:change-track-table-cell>
          </table:previous>
        </table:cell-content-change>
        <table:cell-content-change table:id="ct45" table:acceptance-state="accepted" table:rejecting-change-id="ct28">
          <table:cell-address table:column="3" table:row="172" table:table="0"/>
          <office:change-info>
            <dc:creator> </dc:creator>
            <dc:date>2016-04-25T14:11:53.99</dc:date>
          </office:change-info>
          <table:previous table:id="ct28">
            <table:change-track-table-cell office:value-type="float" office:value="1"/>
          </table:previous>
        </table:cell-content-change>
        <table:cell-content-change table:id="ct46" table:acceptance-state="accepted" table:rejecting-change-id="ct29">
          <table:cell-address table:column="4" table:row="172" table:table="0"/>
          <office:change-info>
            <dc:creator> </dc:creator>
            <dc:date>2016-04-25T14:11:54.44</dc:date>
          </office:change-info>
          <table:previous table:id="ct29">
            <table:change-track-table-cell office:value-type="float" office:value="2"/>
          </table:previous>
        </table:cell-content-change>
        <table:cell-content-change table:id="ct47" table:acceptance-state="accepted" table:rejecting-change-id="ct30">
          <table:cell-address table:column="3" table:row="173" table:table="0"/>
          <office:change-info>
            <dc:creator> </dc:creator>
            <dc:date>2016-04-25T14:11:54.91</dc:date>
          </office:change-info>
          <table:previous table:id="ct30">
            <table:change-track-table-cell office:value-type="float" office:value="2"/>
          </table:previous>
        </table:cell-content-change>
        <table:cell-content-change table:id="ct48" table:acceptance-state="accepted" table:rejecting-change-id="ct31">
          <table:cell-address table:column="4" table:row="173" table:table="0"/>
          <office:change-info>
            <dc:creator> </dc:creator>
            <dc:date>2016-04-25T14:11:55.31</dc:date>
          </office:change-info>
          <table:previous table:id="ct31">
            <table:change-track-table-cell office:value-type="float" office:value="3"/>
          </table:previous>
        </table:cell-content-change>
        <table:cell-content-change table:id="ct49" table:acceptance-state="accepted" table:rejecting-change-id="ct33">
          <table:cell-address table:column="3" table:row="174" table:table="0"/>
          <office:change-info>
            <dc:creator> </dc:creator>
            <dc:date>2016-04-25T14:11:59.55</dc:date>
          </office:change-info>
          <table:previous table:id="ct33">
            <table:change-track-table-cell office:value-type="float" office:value="3"/>
          </table:previous>
        </table:cell-content-change>
        <table:cell-content-change table:id="ct50" table:acceptance-state="accepted" table:rejecting-change-id="ct34">
          <table:cell-address table:column="4" table:row="174" table:table="0"/>
          <office:change-info>
            <dc:creator> </dc:creator>
            <dc:date>2016-04-25T14:12:00.41</dc:date>
          </office:change-info>
          <table:previous table:id="ct34">
            <table:change-track-table-cell office:value-type="float" office:value="4"/>
          </table:previous>
        </table:cell-content-change>
        <table:cell-content-change table:id="ct51">
          <table:cell-address table:column="11" table:row="7" table:table="0"/>
          <office:change-info>
            <dc:creator> </dc:creator>
            <dc:date>2016-06-08T08:29:51.95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52">
          <table:cell-address table:column="11" table:row="8" table:table="0"/>
          <office:change-info>
            <dc:creator> </dc:creator>
            <dc:date>2016-06-08T08:29:53.62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53">
          <table:cell-address table:column="11" table:row="9" table:table="0"/>
          <office:change-info>
            <dc:creator> </dc:creator>
            <dc:date>2016-06-08T08:29:55.73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54">
          <table:cell-address table:column="11" table:row="10" table:table="0"/>
          <office:change-info>
            <dc:creator> </dc:creator>
            <dc:date>2016-06-08T08:30:02.83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55">
          <table:cell-address table:column="11" table:row="11" table:table="0"/>
          <office:change-info>
            <dc:creator> </dc:creator>
            <dc:date>2016-06-08T08:30:02.8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56">
          <table:cell-address table:column="11" table:row="12" table:table="0"/>
          <office:change-info>
            <dc:creator> </dc:creator>
            <dc:date>2016-06-08T08:30:02.83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57">
          <table:cell-address table:column="11" table:row="13" table:table="0"/>
          <office:change-info>
            <dc:creator> </dc:creator>
            <dc:date>2016-06-08T08:30:03.38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58">
          <table:cell-address table:column="11" table:row="14" table:table="0"/>
          <office:change-info>
            <dc:creator> </dc:creator>
            <dc:date>2016-06-08T08:30:03.38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59">
          <table:cell-address table:column="11" table:row="15" table:table="0"/>
          <office:change-info>
            <dc:creator> </dc:creator>
            <dc:date>2016-06-08T08:30:03.38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60">
          <table:cell-address table:column="11" table:row="16" table:table="0"/>
          <office:change-info>
            <dc:creator> </dc:creator>
            <dc:date>2016-06-08T08:30:04.25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61">
          <table:cell-address table:column="11" table:row="17" table:table="0"/>
          <office:change-info>
            <dc:creator> </dc:creator>
            <dc:date>2016-06-08T08:30:04.25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62">
          <table:cell-address table:column="11" table:row="18" table:table="0"/>
          <office:change-info>
            <dc:creator> </dc:creator>
            <dc:date>2016-06-08T08:30:04.25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63">
          <table:cell-address table:column="11" table:row="19" table:table="0"/>
          <office:change-info>
            <dc:creator> </dc:creator>
            <dc:date>2016-06-08T08:30:05.22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64">
          <table:cell-address table:column="11" table:row="20" table:table="0"/>
          <office:change-info>
            <dc:creator> </dc:creator>
            <dc:date>2016-06-08T08:30:05.22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65">
          <table:cell-address table:column="11" table:row="21" table:table="0"/>
          <office:change-info>
            <dc:creator> </dc:creator>
            <dc:date>2016-06-08T08:30:05.22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66">
          <table:cell-address table:column="11" table:row="23" table:table="0"/>
          <office:change-info>
            <dc:creator> </dc:creator>
            <dc:date>2016-06-08T08:30:06.81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67">
          <table:cell-address table:column="11" table:row="24" table:table="0"/>
          <office:change-info>
            <dc:creator> </dc:creator>
            <dc:date>2016-06-08T08:30:06.8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68">
          <table:cell-address table:column="11" table:row="25" table:table="0"/>
          <office:change-info>
            <dc:creator> </dc:creator>
            <dc:date>2016-06-08T08:30:06.81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69">
          <table:cell-address table:column="11" table:row="27" table:table="0"/>
          <office:change-info>
            <dc:creator> </dc:creator>
            <dc:date>2016-06-08T08:30:09.21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70">
          <table:cell-address table:column="11" table:row="28" table:table="0"/>
          <office:change-info>
            <dc:creator> </dc:creator>
            <dc:date>2016-06-08T08:30:10.70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71">
          <table:cell-address table:column="11" table:row="32" table:table="0"/>
          <office:change-info>
            <dc:creator> </dc:creator>
            <dc:date>2016-06-08T08:30:12.84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72">
          <table:cell-address table:column="11" table:row="33" table:table="0"/>
          <office:change-info>
            <dc:creator> </dc:creator>
            <dc:date>2016-06-08T08:30:14.4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73">
          <table:cell-address table:column="11" table:row="34" table:table="0"/>
          <office:change-info>
            <dc:creator> </dc:creator>
            <dc:date>2016-06-08T08:30:15.91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74">
          <table:cell-address table:column="11" table:row="35" table:table="0"/>
          <office:change-info>
            <dc:creator> </dc:creator>
            <dc:date>2016-06-08T08:30:17.97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75">
          <table:cell-address table:column="11" table:row="36" table:table="0"/>
          <office:change-info>
            <dc:creator> </dc:creator>
            <dc:date>2016-06-08T08:30:17.97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76">
          <table:cell-address table:column="11" table:row="37" table:table="0"/>
          <office:change-info>
            <dc:creator> </dc:creator>
            <dc:date>2016-06-08T08:30:17.97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77">
          <table:cell-address table:column="11" table:row="38" table:table="0"/>
          <office:change-info>
            <dc:creator> </dc:creator>
            <dc:date>2016-06-08T08:30:18.82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78">
          <table:cell-address table:column="11" table:row="39" table:table="0"/>
          <office:change-info>
            <dc:creator> </dc:creator>
            <dc:date>2016-06-08T08:30:18.82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79">
          <table:cell-address table:column="11" table:row="40" table:table="0"/>
          <office:change-info>
            <dc:creator> </dc:creator>
            <dc:date>2016-06-08T08:30:18.82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80">
          <table:cell-address table:column="11" table:row="42" table:table="0"/>
          <office:change-info>
            <dc:creator> </dc:creator>
            <dc:date>2016-06-08T08:30:21.07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81">
          <table:cell-address table:column="11" table:row="43" table:table="0"/>
          <office:change-info>
            <dc:creator> </dc:creator>
            <dc:date>2016-06-08T08:30:21.07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82">
          <table:cell-address table:column="11" table:row="45" table:table="0"/>
          <office:change-info>
            <dc:creator> </dc:creator>
            <dc:date>2016-06-08T08:30:24.52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83">
          <table:cell-address table:column="11" table:row="46" table:table="0"/>
          <office:change-info>
            <dc:creator> </dc:creator>
            <dc:date>2016-06-08T08:30:24.52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84">
          <table:cell-address table:column="11" table:row="47" table:table="0"/>
          <office:change-info>
            <dc:creator> </dc:creator>
            <dc:date>2016-06-08T08:30:24.52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85">
          <table:cell-address table:column="11" table:row="48" table:table="0"/>
          <office:change-info>
            <dc:creator> </dc:creator>
            <dc:date>2016-06-08T08:30:25.16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86">
          <table:cell-address table:column="11" table:row="49" table:table="0"/>
          <office:change-info>
            <dc:creator> </dc:creator>
            <dc:date>2016-06-08T08:30:25.16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87">
          <table:cell-address table:column="11" table:row="50" table:table="0"/>
          <office:change-info>
            <dc:creator> </dc:creator>
            <dc:date>2016-06-08T08:30:25.16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88">
          <table:cell-address table:column="11" table:row="51" table:table="0"/>
          <office:change-info>
            <dc:creator> </dc:creator>
            <dc:date>2016-06-08T08:30:25.95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89">
          <table:cell-address table:column="11" table:row="52" table:table="0"/>
          <office:change-info>
            <dc:creator> </dc:creator>
            <dc:date>2016-06-08T08:30:25.9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90">
          <table:cell-address table:column="11" table:row="53" table:table="0"/>
          <office:change-info>
            <dc:creator> </dc:creator>
            <dc:date>2016-06-08T08:30:25.95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91">
          <table:cell-address table:column="11" table:row="54" table:table="0"/>
          <office:change-info>
            <dc:creator> </dc:creator>
            <dc:date>2016-06-08T08:30:29.35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92">
          <table:cell-address table:column="11" table:row="54" table:table="0"/>
          <office:change-info>
            <dc:creator> </dc:creator>
            <dc:date>2016-06-08T08:30:30.70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93">
          <table:cell-address table:column="11" table:row="55" table:table="0"/>
          <office:change-info>
            <dc:creator> </dc:creator>
            <dc:date>2016-06-08T08:30:34.6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94">
          <table:cell-address table:column="11" table:row="56" table:table="0"/>
          <office:change-info>
            <dc:creator> </dc:creator>
            <dc:date>2016-06-08T08:30:34.6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95">
          <table:cell-address table:column="11" table:row="57" table:table="0"/>
          <office:change-info>
            <dc:creator> </dc:creator>
            <dc:date>2016-06-08T08:30:34.6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96">
          <table:cell-address table:column="11" table:row="58" table:table="0"/>
          <office:change-info>
            <dc:creator> </dc:creator>
            <dc:date>2016-06-08T08:30:35.63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97">
          <table:cell-address table:column="11" table:row="59" table:table="0"/>
          <office:change-info>
            <dc:creator> </dc:creator>
            <dc:date>2016-06-08T08:30:35.6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98">
          <table:cell-address table:column="11" table:row="60" table:table="0"/>
          <office:change-info>
            <dc:creator> </dc:creator>
            <dc:date>2016-06-08T08:30:35.63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99">
          <table:cell-address table:column="11" table:row="61" table:table="0"/>
          <office:change-info>
            <dc:creator> </dc:creator>
            <dc:date>2016-06-08T08:30:36.67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00">
          <table:cell-address table:column="11" table:row="62" table:table="0"/>
          <office:change-info>
            <dc:creator> </dc:creator>
            <dc:date>2016-06-08T08:30:36.67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01">
          <table:cell-address table:column="11" table:row="63" table:table="0"/>
          <office:change-info>
            <dc:creator> </dc:creator>
            <dc:date>2016-06-08T08:30:36.67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02">
          <table:cell-address table:column="11" table:row="64" table:table="0"/>
          <office:change-info>
            <dc:creator> </dc:creator>
            <dc:date>2016-06-08T08:30:37.32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03">
          <table:cell-address table:column="11" table:row="65" table:table="0"/>
          <office:change-info>
            <dc:creator> </dc:creator>
            <dc:date>2016-06-08T08:30:37.32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04">
          <table:cell-address table:column="11" table:row="66" table:table="0"/>
          <office:change-info>
            <dc:creator> </dc:creator>
            <dc:date>2016-06-08T08:30:37.32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05">
          <table:cell-address table:column="11" table:row="67" table:table="0"/>
          <office:change-info>
            <dc:creator> </dc:creator>
            <dc:date>2016-06-08T08:30:38.01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06">
          <table:cell-address table:column="11" table:row="68" table:table="0"/>
          <office:change-info>
            <dc:creator> </dc:creator>
            <dc:date>2016-06-08T08:30:38.01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07">
          <table:cell-address table:column="11" table:row="69" table:table="0"/>
          <office:change-info>
            <dc:creator> </dc:creator>
            <dc:date>2016-06-08T08:30:38.01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08">
          <table:cell-address table:column="11" table:row="71" table:table="0"/>
          <office:change-info>
            <dc:creator> </dc:creator>
            <dc:date>2016-06-08T08:30:39.95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09">
          <table:cell-address table:column="11" table:row="72" table:table="0"/>
          <office:change-info>
            <dc:creator> </dc:creator>
            <dc:date>2016-06-08T08:30:39.9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10">
          <table:cell-address table:column="11" table:row="73" table:table="0"/>
          <office:change-info>
            <dc:creator> </dc:creator>
            <dc:date>2016-06-08T08:30:39.95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11">
          <table:cell-address table:column="11" table:row="75" table:table="0"/>
          <office:change-info>
            <dc:creator> </dc:creator>
            <dc:date>2016-06-08T08:30:43.57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112">
          <table:cell-address table:column="11" table:row="76" table:table="0"/>
          <office:change-info>
            <dc:creator> </dc:creator>
            <dc:date>2016-06-08T08:30:43.57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113">
          <table:cell-address table:column="11" table:row="78" table:table="0"/>
          <office:change-info>
            <dc:creator> </dc:creator>
            <dc:date>2016-06-08T08:30:46.88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14">
          <table:cell-address table:column="11" table:row="79" table:table="0"/>
          <office:change-info>
            <dc:creator> </dc:creator>
            <dc:date>2016-06-08T08:30:48.13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15">
          <table:cell-address table:column="11" table:row="80" table:table="0"/>
          <office:change-info>
            <dc:creator> </dc:creator>
            <dc:date>2016-06-08T08:30:48.49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16">
          <table:cell-address table:column="11" table:row="81" table:table="0"/>
          <office:change-info>
            <dc:creator> </dc:creator>
            <dc:date>2016-06-08T08:30:50.81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17">
          <table:cell-address table:column="11" table:row="82" table:table="0"/>
          <office:change-info>
            <dc:creator> </dc:creator>
            <dc:date>2016-06-08T08:30:50.81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18">
          <table:cell-address table:column="11" table:row="83" table:table="0"/>
          <office:change-info>
            <dc:creator> </dc:creator>
            <dc:date>2016-06-08T08:30:50.81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19">
          <table:cell-address table:column="11" table:row="84" table:table="0"/>
          <office:change-info>
            <dc:creator> </dc:creator>
            <dc:date>2016-06-08T08:30:51.75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20">
          <table:cell-address table:column="11" table:row="85" table:table="0"/>
          <office:change-info>
            <dc:creator> </dc:creator>
            <dc:date>2016-06-08T08:30:51.75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21">
          <table:cell-address table:column="11" table:row="86" table:table="0"/>
          <office:change-info>
            <dc:creator> </dc:creator>
            <dc:date>2016-06-08T08:30:51.7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22">
          <table:cell-address table:column="11" table:row="88" table:table="0"/>
          <office:change-info>
            <dc:creator> </dc:creator>
            <dc:date>2016-06-08T08:30:53.45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23">
          <table:cell-address table:column="11" table:row="89" table:table="0"/>
          <office:change-info>
            <dc:creator> </dc:creator>
            <dc:date>2016-06-08T08:30:54.09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24">
          <table:cell-address table:column="11" table:row="94" table:table="0"/>
          <office:change-info>
            <dc:creator> </dc:creator>
            <dc:date>2016-06-08T08:30:58.53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25">
          <table:cell-address table:column="11" table:row="95" table:table="0"/>
          <office:change-info>
            <dc:creator> </dc:creator>
            <dc:date>2016-06-08T08:31:00.41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26">
          <table:cell-address table:column="11" table:row="96" table:table="0"/>
          <office:change-info>
            <dc:creator> </dc:creator>
            <dc:date>2016-06-08T08:31:02.21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27">
          <table:cell-address table:column="11" table:row="97" table:table="0"/>
          <office:change-info>
            <dc:creator> </dc:creator>
            <dc:date>2016-06-08T08:31:06.27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28">
          <table:cell-address table:column="11" table:row="98" table:table="0"/>
          <office:change-info>
            <dc:creator> </dc:creator>
            <dc:date>2016-06-08T08:31:06.27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29">
          <table:cell-address table:column="11" table:row="99" table:table="0"/>
          <office:change-info>
            <dc:creator> </dc:creator>
            <dc:date>2016-06-08T08:31:06.27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30">
          <table:cell-address table:column="11" table:row="100" table:table="0"/>
          <office:change-info>
            <dc:creator> </dc:creator>
            <dc:date>2016-06-08T08:31:06.77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31">
          <table:cell-address table:column="11" table:row="101" table:table="0"/>
          <office:change-info>
            <dc:creator> </dc:creator>
            <dc:date>2016-06-08T08:31:06.77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32">
          <table:cell-address table:column="11" table:row="102" table:table="0"/>
          <office:change-info>
            <dc:creator> </dc:creator>
            <dc:date>2016-06-08T08:31:06.77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33">
          <table:cell-address table:column="11" table:row="103" table:table="0"/>
          <office:change-info>
            <dc:creator> </dc:creator>
            <dc:date>2016-06-08T08:31:07.55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34">
          <table:cell-address table:column="11" table:row="104" table:table="0"/>
          <office:change-info>
            <dc:creator> </dc:creator>
            <dc:date>2016-06-08T08:31:07.55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35">
          <table:cell-address table:column="11" table:row="105" table:table="0"/>
          <office:change-info>
            <dc:creator> </dc:creator>
            <dc:date>2016-06-08T08:31:07.55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36">
          <table:cell-address table:column="11" table:row="106" table:table="0"/>
          <office:change-info>
            <dc:creator> </dc:creator>
            <dc:date>2016-06-08T08:31:08.30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37">
          <table:cell-address table:column="11" table:row="107" table:table="0"/>
          <office:change-info>
            <dc:creator> </dc:creator>
            <dc:date>2016-06-08T08:31:08.30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38">
          <table:cell-address table:column="11" table:row="108" table:table="0"/>
          <office:change-info>
            <dc:creator> </dc:creator>
            <dc:date>2016-06-08T08:31:08.30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39">
          <table:cell-address table:column="11" table:row="110" table:table="0"/>
          <office:change-info>
            <dc:creator> </dc:creator>
            <dc:date>2016-06-08T08:31:10.17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40">
          <table:cell-address table:column="11" table:row="111" table:table="0"/>
          <office:change-info>
            <dc:creator> </dc:creator>
            <dc:date>2016-06-08T08:31:10.17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41">
          <table:cell-address table:column="11" table:row="112" table:table="0"/>
          <office:change-info>
            <dc:creator> </dc:creator>
            <dc:date>2016-06-08T08:31:10.17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42">
          <table:cell-address table:column="11" table:row="114" table:table="0"/>
          <office:change-info>
            <dc:creator> </dc:creator>
            <dc:date>2016-06-08T08:31:12.99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43">
          <table:cell-address table:column="11" table:row="114" table:table="0"/>
          <office:change-info>
            <dc:creator> </dc:creator>
            <dc:date>2016-06-08T08:31:14.34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144">
          <table:cell-address table:column="11" table:row="115" table:table="0"/>
          <office:change-info>
            <dc:creator> </dc:creator>
            <dc:date>2016-06-08T08:31:14.90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145">
          <table:cell-address table:column="11" table:row="115" table:table="0"/>
          <office:change-info>
            <dc:creator> </dc:creator>
            <dc:date>2016-06-08T08:31:17.89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46">
          <table:cell-address table:column="11" table:row="115" table:table="0"/>
          <office:change-info>
            <dc:creator> </dc:creator>
            <dc:date>2016-06-08T08:31:17.89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147">
          <table:cell-address table:column="11" table:row="116" table:table="0"/>
          <office:change-info>
            <dc:creator> </dc:creator>
            <dc:date>2016-06-08T08:31:17.89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148">
          <table:cell-address table:column="11" table:row="116" table:table="0"/>
          <office:change-info>
            <dc:creator> </dc:creator>
            <dc:date>2016-06-08T08:31:19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49">
          <table:cell-address table:column="11" table:row="116" table:table="0"/>
          <office:change-info>
            <dc:creator> </dc:creator>
            <dc:date>2016-06-08T08:31:19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150">
          <table:cell-address table:column="11" table:row="120" table:table="0"/>
          <office:change-info>
            <dc:creator> </dc:creator>
            <dc:date>2016-06-08T08:31:19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151">
          <table:cell-address table:column="11" table:row="121" table:table="0"/>
          <office:change-info>
            <dc:creator> </dc:creator>
            <dc:date>2016-06-08T08:31:22.56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52">
          <table:cell-address table:column="11" table:row="122" table:table="0"/>
          <office:change-info>
            <dc:creator> </dc:creator>
            <dc:date>2016-06-08T08:31:23.08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53">
          <table:cell-address table:column="11" table:row="124" table:table="0"/>
          <office:change-info>
            <dc:creator> </dc:creator>
            <dc:date>2016-06-08T08:31:26.26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54">
          <table:cell-address table:column="11" table:row="125" table:table="0"/>
          <office:change-info>
            <dc:creator> </dc:creator>
            <dc:date>2016-06-08T08:31:26.63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55">
          <table:cell-address table:column="11" table:row="126" table:table="0"/>
          <office:change-info>
            <dc:creator> </dc:creator>
            <dc:date>2016-06-08T08:31:29.17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56">
          <table:cell-address table:column="11" table:row="127" table:table="0"/>
          <office:change-info>
            <dc:creator> </dc:creator>
            <dc:date>2016-06-08T08:31:30.37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57">
          <table:cell-address table:column="11" table:row="128" table:table="0"/>
          <office:change-info>
            <dc:creator> </dc:creator>
            <dc:date>2016-06-08T08:31:30.95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58">
          <table:cell-address table:column="11" table:row="129" table:table="0"/>
          <office:change-info>
            <dc:creator> </dc:creator>
            <dc:date>2016-06-08T08:31:34.36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59">
          <table:cell-address table:column="11" table:row="130" table:table="0"/>
          <office:change-info>
            <dc:creator> </dc:creator>
            <dc:date>2016-06-08T08:31:34.36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60">
          <table:cell-address table:column="11" table:row="131" table:table="0"/>
          <office:change-info>
            <dc:creator> </dc:creator>
            <dc:date>2016-06-08T08:31:34.36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61">
          <table:cell-address table:column="11" table:row="132" table:table="0"/>
          <office:change-info>
            <dc:creator> </dc:creator>
            <dc:date>2016-06-08T08:31:35.44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62">
          <table:cell-address table:column="11" table:row="133" table:table="0"/>
          <office:change-info>
            <dc:creator> </dc:creator>
            <dc:date>2016-06-08T08:31:35.44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63">
          <table:cell-address table:column="11" table:row="134" table:table="0"/>
          <office:change-info>
            <dc:creator> </dc:creator>
            <dc:date>2016-06-08T08:31:35.44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64">
          <table:cell-address table:column="11" table:row="135" table:table="0"/>
          <office:change-info>
            <dc:creator> </dc:creator>
            <dc:date>2016-06-08T08:31:36.38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65">
          <table:cell-address table:column="11" table:row="136" table:table="0"/>
          <office:change-info>
            <dc:creator> </dc:creator>
            <dc:date>2016-06-08T08:31:36.38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66">
          <table:cell-address table:column="11" table:row="137" table:table="0"/>
          <office:change-info>
            <dc:creator> </dc:creator>
            <dc:date>2016-06-08T08:31:36.38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67">
          <table:cell-address table:column="11" table:row="138" table:table="0"/>
          <office:change-info>
            <dc:creator> </dc:creator>
            <dc:date>2016-06-08T08:31:37.09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68">
          <table:cell-address table:column="11" table:row="139" table:table="0"/>
          <office:change-info>
            <dc:creator> </dc:creator>
            <dc:date>2016-06-08T08:31:37.09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69">
          <table:cell-address table:column="11" table:row="140" table:table="0"/>
          <office:change-info>
            <dc:creator> </dc:creator>
            <dc:date>2016-06-08T08:31:37.09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70">
          <table:cell-address table:column="11" table:row="141" table:table="0"/>
          <office:change-info>
            <dc:creator> </dc:creator>
            <dc:date>2016-06-08T08:31:38.38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71">
          <table:cell-address table:column="11" table:row="142" table:table="0"/>
          <office:change-info>
            <dc:creator> </dc:creator>
            <dc:date>2016-06-08T08:31:38.38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72">
          <table:cell-address table:column="11" table:row="143" table:table="0"/>
          <office:change-info>
            <dc:creator> </dc:creator>
            <dc:date>2016-06-08T08:31:38.38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73">
          <table:cell-address table:column="11" table:row="144" table:table="0"/>
          <office:change-info>
            <dc:creator> </dc:creator>
            <dc:date>2016-06-08T08:31:39.15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74">
          <table:cell-address table:column="11" table:row="145" table:table="0"/>
          <office:change-info>
            <dc:creator> </dc:creator>
            <dc:date>2016-06-08T08:31:39.1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75">
          <table:cell-address table:column="11" table:row="146" table:table="0"/>
          <office:change-info>
            <dc:creator> </dc:creator>
            <dc:date>2016-06-08T08:31:39.15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76">
          <table:cell-address table:column="11" table:row="147" table:table="0"/>
          <office:change-info>
            <dc:creator> </dc:creator>
            <dc:date>2016-06-08T08:31:39.83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77">
          <table:cell-address table:column="11" table:row="148" table:table="0"/>
          <office:change-info>
            <dc:creator> </dc:creator>
            <dc:date>2016-06-08T08:31:39.8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78">
          <table:cell-address table:column="11" table:row="149" table:table="0"/>
          <office:change-info>
            <dc:creator> </dc:creator>
            <dc:date>2016-06-08T08:31:39.83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79">
          <table:cell-address table:column="11" table:row="151" table:table="0"/>
          <office:change-info>
            <dc:creator> </dc:creator>
            <dc:date>2016-06-08T08:31:42.48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80">
          <table:cell-address table:column="11" table:row="152" table:table="0"/>
          <office:change-info>
            <dc:creator> </dc:creator>
            <dc:date>2016-06-08T08:31:42.9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81">
          <table:cell-address table:column="11" table:row="153" table:table="0"/>
          <office:change-info>
            <dc:creator> </dc:creator>
            <dc:date>2016-06-08T08:31:43.31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82">
          <table:cell-address table:column="11" table:row="153" table:table="0"/>
          <office:change-info>
            <dc:creator> </dc:creator>
            <dc:date>2016-06-08T08:31:44.37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83">
          <table:cell-address table:column="11" table:row="153" table:table="0"/>
          <office:change-info>
            <dc:creator> </dc:creator>
            <dc:date>2016-06-08T08:31:44.74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84">
          <table:cell-address table:column="11" table:row="154" table:table="0"/>
          <office:change-info>
            <dc:creator> </dc:creator>
            <dc:date>2016-06-08T08:31:45.07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85">
          <table:cell-address table:column="11" table:row="155" table:table="0"/>
          <office:change-info>
            <dc:creator> </dc:creator>
            <dc:date>2016-06-08T08:31:46.04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86">
          <table:cell-address table:column="11" table:row="156" table:table="0"/>
          <office:change-info>
            <dc:creator> </dc:creator>
            <dc:date>2016-06-08T08:31:47.1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87">
          <table:cell-address table:column="11" table:row="159" table:table="0"/>
          <office:change-info>
            <dc:creator> </dc:creator>
            <dc:date>2016-06-08T08:31:50.30</dc:date>
          </office:change-info>
          <table:previous table:id="ct19">
            <table:change-track-table-cell office:value-type="string">
              <text:p>20.00</text:p>
            </table:change-track-table-cell>
          </table:previous>
        </table:cell-content-change>
        <table:cell-content-change table:id="ct188">
          <table:cell-address table:column="11" table:row="160" table:table="0"/>
          <office:change-info>
            <dc:creator> </dc:creator>
            <dc:date>2016-06-08T08:31:50.89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89">
          <table:cell-address table:column="11" table:row="161" table:table="0"/>
          <office:change-info>
            <dc:creator> </dc:creator>
            <dc:date>2016-06-08T08:31:52.14</dc:date>
          </office:change-info>
          <table:previous table:id="ct26">
            <table:change-track-table-cell office:value-type="string">
              <text:p>40.00</text:p>
            </table:change-track-table-cell>
          </table:previous>
        </table:cell-content-change>
        <table:cell-content-change table:id="ct190">
          <table:cell-address table:column="11" table:row="163" table:table="0"/>
          <office:change-info>
            <dc:creator> </dc:creator>
            <dc:date>2016-06-08T08:31:54.75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91">
          <table:cell-address table:column="11" table:row="164" table:table="0"/>
          <office:change-info>
            <dc:creator> </dc:creator>
            <dc:date>2016-06-08T08:31:56.75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92">
          <table:cell-address table:column="11" table:row="165" table:table="0"/>
          <office:change-info>
            <dc:creator> </dc:creator>
            <dc:date>2016-06-08T08:31:58.37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93">
          <table:cell-address table:column="11" table:row="166" table:table="0"/>
          <office:change-info>
            <dc:creator> </dc:creator>
            <dc:date>2016-06-08T08:32:03.50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94">
          <table:cell-address table:column="11" table:row="167" table:table="0"/>
          <office:change-info>
            <dc:creator> </dc:creator>
            <dc:date>2016-06-08T08:32:04.67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95">
          <table:cell-address table:column="11" table:row="168" table:table="0"/>
          <office:change-info>
            <dc:creator> </dc:creator>
            <dc:date>2016-06-08T08:32:04.96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96">
          <table:cell-address table:column="11" table:row="170" table:table="0"/>
          <office:change-info>
            <dc:creator> </dc:creator>
            <dc:date>2016-06-08T08:32:08.90</dc:date>
          </office:change-info>
          <table:previous>
            <table:change-track-table-cell office:value-type="string">
              <text:p>70.00</text:p>
            </table:change-track-table-cell>
          </table:previous>
        </table:cell-content-change>
        <table:cell-content-change table:id="ct197">
          <table:cell-address table:column="11" table:row="172" table:table="0"/>
          <office:change-info>
            <dc:creator> </dc:creator>
            <dc:date>2016-06-08T08:32:15.63</dc:date>
          </office:change-info>
          <table:previous>
            <table:change-track-table-cell office:value-type="float" office:value="8"/>
          </table:previous>
        </table:cell-content-change>
        <table:cell-content-change table:id="ct198">
          <table:cell-address table:column="11" table:row="173" table:table="0"/>
          <office:change-info>
            <dc:creator> </dc:creator>
            <dc:date>2016-06-08T08:32:16.05</dc:date>
          </office:change-info>
          <table:previous>
            <table:change-track-table-cell office:value-type="float" office:value="8"/>
          </table:previous>
        </table:cell-content-change>
        <table:cell-content-change table:id="ct199">
          <table:cell-address table:column="11" table:row="174" table:table="0"/>
          <office:change-info>
            <dc:creator> </dc:creator>
            <dc:date>2016-06-08T08:32:16.70</dc:date>
          </office:change-info>
          <table:previous>
            <table:change-track-table-cell office:value-type="float" office:value="8"/>
          </table:previous>
        </table:cell-content-change>
        <table:cell-content-change table:id="ct200">
          <table:cell-address table:column="11" table:row="172" table:table="0"/>
          <office:change-info>
            <dc:creator> </dc:creator>
            <dc:date>2016-06-08T08:32:21.12</dc:date>
          </office:change-info>
          <table:previous table:id="ct197">
            <table:change-track-table-cell office:value-type="float" office:value="15"/>
          </table:previous>
        </table:cell-content-change>
        <table:cell-content-change table:id="ct201">
          <table:cell-address table:column="11" table:row="173" table:table="0"/>
          <office:change-info>
            <dc:creator> </dc:creator>
            <dc:date>2016-06-08T08:32:21.43</dc:date>
          </office:change-info>
          <table:previous table:id="ct198">
            <table:change-track-table-cell office:value-type="float" office:value="15"/>
          </table:previous>
        </table:cell-content-change>
        <table:cell-content-change table:id="ct202">
          <table:cell-address table:column="11" table:row="174" table:table="0"/>
          <office:change-info>
            <dc:creator> </dc:creator>
            <dc:date>2016-06-08T08:32:21.72</dc:date>
          </office:change-info>
          <table:previous table:id="ct199">
            <table:change-track-table-cell office:value-type="float" office:value="15"/>
          </table:previous>
        </table:cell-content-change>
        <table:cell-content-change table:id="ct203">
          <table:cell-address table:column="12" table:row="172" table:table="0"/>
          <office:change-info>
            <dc:creator> </dc:creator>
            <dc:date>2016-06-08T08:52:21.32</dc:date>
          </office:change-info>
          <table:previous>
            <table:change-track-table-cell office:value-type="string">
              <text:p>0.40</text:p>
            </table:change-track-table-cell>
          </table:previous>
        </table:cell-content-change>
        <table:cell-content-change table:id="ct204">
          <table:cell-address table:column="12" table:row="173" table:table="0"/>
          <office:change-info>
            <dc:creator> </dc:creator>
            <dc:date>2016-06-08T08:52:22.65</dc:date>
          </office:change-info>
          <table:previous table:id="ct32">
            <table:change-track-table-cell office:value-type="string">
              <text:p>0.45</text:p>
            </table:change-track-table-cell>
          </table:previous>
        </table:cell-content-change>
        <table:cell-content-change table:id="ct205">
          <table:cell-address table:column="12" table:row="174" table:table="0"/>
          <office:change-info>
            <dc:creator> </dc:creator>
            <dc:date>2016-06-08T08:52:23.92</dc:date>
          </office:change-info>
          <table:previous table:id="ct35">
            <table:change-track-table-cell office:value-type="string">
              <text:p>0.50</text:p>
            </table:change-track-table-cell>
          </table:previous>
        </table:cell-content-change>
        <table:cell-content-change table:id="ct206">
          <table:cell-address table:column="3" table:row="172" table:table="0"/>
          <office:change-info>
            <dc:creator> </dc:creator>
            <dc:date>2016-06-08T08:52:33.71</dc:date>
          </office:change-info>
          <table:previous table:id="ct45">
            <table:change-track-table-cell office:value-type="float" office:value="2"/>
          </table:previous>
        </table:cell-content-change>
        <table:cell-content-change table:id="ct207">
          <table:cell-address table:column="4" table:row="172" table:table="0"/>
          <office:change-info>
            <dc:creator> </dc:creator>
            <dc:date>2016-06-08T08:52:34.19</dc:date>
          </office:change-info>
          <table:previous table:id="ct46">
            <table:change-track-table-cell office:value-type="float" office:value="3"/>
          </table:previous>
        </table:cell-content-change>
        <table:cell-content-change table:id="ct208">
          <table:cell-address table:column="4" table:row="172" table:table="0"/>
          <office:change-info>
            <dc:creator> </dc:creator>
            <dc:date>2016-06-08T08:52:38.54</dc:date>
          </office:change-info>
          <table:previous table:id="ct207">
            <table:change-track-table-cell office:value-type="float" office:value="21"/>
          </table:previous>
        </table:cell-content-change>
        <table:cell-content-change table:id="ct209">
          <table:cell-address table:column="3" table:row="173" table:table="0"/>
          <office:change-info>
            <dc:creator> </dc:creator>
            <dc:date>2016-06-08T08:52:41.13</dc:date>
          </office:change-info>
          <table:previous table:id="ct47">
            <table:change-track-table-cell office:value-type="float" office:value="3"/>
          </table:previous>
        </table:cell-content-change>
        <table:cell-content-change table:id="ct210">
          <table:cell-address table:column="4" table:row="173" table:table="0"/>
          <office:change-info>
            <dc:creator> </dc:creator>
            <dc:date>2016-06-08T08:52:43.21</dc:date>
          </office:change-info>
          <table:previous table:id="ct48">
            <table:change-track-table-cell office:value-type="float" office:value="4"/>
          </table:previous>
        </table:cell-content-change>
        <table:cell-content-change table:id="ct211">
          <table:cell-address table:column="3" table:row="174" table:table="0"/>
          <office:change-info>
            <dc:creator> </dc:creator>
            <dc:date>2016-06-08T08:52:47.49</dc:date>
          </office:change-info>
          <table:previous table:id="ct49">
            <table:change-track-table-cell office:value-type="float" office:value="4"/>
          </table:previous>
        </table:cell-content-change>
        <table:cell-content-change table:id="ct212">
          <table:cell-address table:column="4" table:row="174" table:table="0"/>
          <office:change-info>
            <dc:creator> </dc:creator>
            <dc:date>2016-06-08T08:52:49.76</dc:date>
          </office:change-info>
          <table:previous table:id="ct50">
            <table:change-track-table-cell office:value-type="float" office:value="5"/>
          </table:previous>
        </table:cell-content-change>
        <table:cell-content-change table:id="ct213">
          <table:cell-address table:column="11" table:row="161" table:table="0"/>
          <office:change-info>
            <dc:creator> </dc:creator>
            <dc:date>2016-06-08T10:36:56.05</dc:date>
          </office:change-info>
          <table:previous table:id="ct189">
            <table:change-track-table-cell office:value-type="float" office:value="80"/>
          </table:previous>
        </table:cell-content-change>
        <table:cell-content-change table:id="ct214">
          <table:cell-address table:column="11" table:row="165" table:table="0"/>
          <office:change-info>
            <dc:creator> </dc:creator>
            <dc:date>2016-06-08T10:37:00.44</dc:date>
          </office:change-info>
          <table:previous table:id="ct192">
            <table:change-track-table-cell office:value-type="float" office:value="90"/>
          </table:previous>
        </table:cell-content-change>
        <table:cell-content-change table:id="ct215">
          <table:cell-address table:column="11" table:row="166" table:table="0"/>
          <office:change-info>
            <dc:creator> </dc:creator>
            <dc:date>2016-06-08T10:37:03.28</dc:date>
          </office:change-info>
          <table:previous table:id="ct193">
            <table:change-track-table-cell office:value-type="float" office:value="90"/>
          </table:previous>
        </table:cell-content-change>
        <table:cell-content-change table:id="ct216">
          <table:cell-address table:column="5" table:row="55" table:table="0"/>
          <office:change-info>
            <dc:creator> </dc:creator>
            <dc:date>2016-06-08T10:39:31.3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17">
          <table:cell-address table:column="5" table:row="55" table:table="0"/>
          <office:change-info>
            <dc:creator> </dc:creator>
            <dc:date>2016-06-08T10:40:52.20</dc:date>
          </office:change-info>
          <table:previous table:id="ct216">
            <table:change-track-table-cell office:value-type="string">
              <text:p>1.150</text:p>
            </table:change-track-table-cell>
          </table:previous>
        </table:cell-content-change>
        <table:cell-content-change table:id="ct218">
          <table:cell-address table:column="5" table:row="56" table:table="0"/>
          <office:change-info>
            <dc:creator> </dc:creator>
            <dc:date>2016-06-08T10:40:58.6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19">
          <table:cell-address table:column="5" table:row="57" table:table="0"/>
          <office:change-info>
            <dc:creator> </dc:creator>
            <dc:date>2016-06-08T10:40:59.11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0">
          <table:cell-address table:column="5" table:row="58" table:table="0"/>
          <office:change-info>
            <dc:creator> </dc:creator>
            <dc:date>2016-06-08T10:40:59.47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1">
          <table:cell-address table:column="5" table:row="59" table:table="0"/>
          <office:change-info>
            <dc:creator> </dc:creator>
            <dc:date>2016-06-08T10:40:59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2">
          <table:cell-address table:column="5" table:row="60" table:table="0"/>
          <office:change-info>
            <dc:creator> </dc:creator>
            <dc:date>2016-06-08T10:41:00.13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3">
          <table:cell-address table:column="5" table:row="61" table:table="0"/>
          <office:change-info>
            <dc:creator> </dc:creator>
            <dc:date>2016-06-08T10:41:00.43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4">
          <table:cell-address table:column="5" table:row="62" table:table="0"/>
          <office:change-info>
            <dc:creator> </dc:creator>
            <dc:date>2016-06-08T10:41:00.7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5">
          <table:cell-address table:column="5" table:row="63" table:table="0"/>
          <office:change-info>
            <dc:creator> </dc:creator>
            <dc:date>2016-06-08T10:41:01.06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6">
          <table:cell-address table:column="5" table:row="64" table:table="0"/>
          <office:change-info>
            <dc:creator> </dc:creator>
            <dc:date>2016-06-08T10:41:01.36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7">
          <table:cell-address table:column="5" table:row="65" table:table="0"/>
          <office:change-info>
            <dc:creator> </dc:creator>
            <dc:date>2016-06-08T10:41:01.6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8">
          <table:cell-address table:column="5" table:row="66" table:table="0"/>
          <office:change-info>
            <dc:creator> </dc:creator>
            <dc:date>2016-06-08T10:41:01.93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9">
          <table:cell-address table:column="5" table:row="67" table:table="0"/>
          <office:change-info>
            <dc:creator> </dc:creator>
            <dc:date>2016-06-08T10:41:02.21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0">
          <table:cell-address table:column="5" table:row="68" table:table="0"/>
          <office:change-info>
            <dc:creator> </dc:creator>
            <dc:date>2016-06-08T10:41:02.4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1">
          <table:cell-address table:column="5" table:row="69" table:table="0"/>
          <office:change-info>
            <dc:creator> </dc:creator>
            <dc:date>2016-06-08T10:41:02.7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2">
          <table:cell-address table:column="5" table:row="71" table:table="0"/>
          <office:change-info>
            <dc:creator> </dc:creator>
            <dc:date>2016-06-08T10:41:03.77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3">
          <table:cell-address table:column="5" table:row="72" table:table="0"/>
          <office:change-info>
            <dc:creator> </dc:creator>
            <dc:date>2016-06-08T10:41:04.16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4">
          <table:cell-address table:column="5" table:row="73" table:table="0"/>
          <office:change-info>
            <dc:creator> </dc:creator>
            <dc:date>2016-06-08T10:41:04.52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5">
          <table:cell-address table:column="5" table:row="78" table:table="0"/>
          <office:change-info>
            <dc:creator> </dc:creator>
            <dc:date>2016-06-08T10:41:11.5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6">
          <table:cell-address table:column="5" table:row="79" table:table="0"/>
          <office:change-info>
            <dc:creator> </dc:creator>
            <dc:date>2016-06-08T10:41:12.0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7">
          <table:cell-address table:column="5" table:row="80" table:table="0"/>
          <office:change-info>
            <dc:creator> </dc:creator>
            <dc:date>2016-06-08T10:41:12.42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8">
          <table:cell-address table:column="5" table:row="81" table:table="0"/>
          <office:change-info>
            <dc:creator> </dc:creator>
            <dc:date>2016-06-08T10:41:12.76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9">
          <table:cell-address table:column="5" table:row="82" table:table="0"/>
          <office:change-info>
            <dc:creator> </dc:creator>
            <dc:date>2016-06-08T10:41:13.06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0">
          <table:cell-address table:column="5" table:row="83" table:table="0"/>
          <office:change-info>
            <dc:creator> </dc:creator>
            <dc:date>2016-06-08T10:41:13.3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1">
          <table:cell-address table:column="5" table:row="84" table:table="0"/>
          <office:change-info>
            <dc:creator> </dc:creator>
            <dc:date>2016-06-08T10:41:13.61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2">
          <table:cell-address table:column="5" table:row="85" table:table="0"/>
          <office:change-info>
            <dc:creator> </dc:creator>
            <dc:date>2016-06-08T10:41:13.8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3">
          <table:cell-address table:column="5" table:row="86" table:table="0"/>
          <office:change-info>
            <dc:creator> </dc:creator>
            <dc:date>2016-06-08T10:41:14.39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4">
          <table:cell-address table:column="7" table:row="27" table:table="0"/>
          <office:change-info>
            <dc:creator> </dc:creator>
            <dc:date>2016-06-09T12:47:0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5">
          <table:cell-address table:column="7" table:row="28" table:table="0"/>
          <office:change-info>
            <dc:creator> </dc:creator>
            <dc:date>2016-06-09T12:47:07.1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6">
          <table:cell-address table:column="7" table:row="32" table:table="0"/>
          <office:change-info>
            <dc:creator> </dc:creator>
            <dc:date>2016-06-09T12:47:08.6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7">
          <table:cell-address table:column="7" table:row="33" table:table="0"/>
          <office:change-info>
            <dc:creator> </dc:creator>
            <dc:date>2016-06-09T12:47:09.1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8">
          <table:cell-address table:column="7" table:row="34" table:table="0"/>
          <office:change-info>
            <dc:creator> </dc:creator>
            <dc:date>2016-06-09T12:47:09.63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9">
          <table:cell-address table:column="7" table:row="35" table:table="0"/>
          <office:change-info>
            <dc:creator> </dc:creator>
            <dc:date>2016-06-09T12:47:10.16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50">
          <table:cell-address table:column="7" table:row="36" table:table="0"/>
          <office:change-info>
            <dc:creator> </dc:creator>
            <dc:date>2016-06-09T12:47:10.62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51">
          <table:cell-address table:column="7" table:row="37" table:table="0"/>
          <office:change-info>
            <dc:creator> </dc:creator>
            <dc:date>2016-06-09T12:47:11.09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52">
          <table:cell-address table:column="7" table:row="38" table:table="0"/>
          <office:change-info>
            <dc:creator> </dc:creator>
            <dc:date>2016-06-09T12:47:11.5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53">
          <table:cell-address table:column="7" table:row="39" table:table="0"/>
          <office:change-info>
            <dc:creator> </dc:creator>
            <dc:date>2016-06-09T12:47:11.99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54">
          <table:cell-address table:column="7" table:row="40" table:table="0"/>
          <office:change-info>
            <dc:creator> </dc:creator>
            <dc:date>2016-06-09T12:47:12.46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55">
          <table:cell-address table:column="1" table:row="172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256">
          <table:cell-address table:column="1" table:row="173" table:table="0"/>
          <office:change-info>
            <dc:creator> </dc:creator>
            <dc:date>2016-06-09T13:10:50.12</dc:date>
          </office:change-info>
          <table:previous>
            <table:change-track-table-cell office:value-type="float" office:value="42556"/>
          </table:previous>
        </table:cell-content-change>
        <table:cell-content-change table:id="ct257">
          <table:cell-address table:column="2" table:row="172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-5.00</text:p>
            </table:change-track-table-cell>
          </table:previous>
        </table:cell-content-change>
        <table:cell-content-change table:id="ct258">
          <table:cell-address table:column="3" table:row="107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24.00</text:p>
            </table:change-track-table-cell>
          </table:previous>
        </table:cell-content-change>
        <table:cell-content-change table:id="ct259">
          <table:cell-address table:column="3" table:row="108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48.00</text:p>
            </table:change-track-table-cell>
          </table:previous>
        </table:cell-content-change>
        <table:cell-content-change table:id="ct260">
          <table:cell-address table:column="4" table:row="9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41.00</text:p>
            </table:change-track-table-cell>
          </table:previous>
        </table:cell-content-change>
        <table:cell-content-change table:id="ct261">
          <table:cell-address table:column="4" table:row="10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12.00</text:p>
            </table:change-track-table-cell>
          </table:previous>
        </table:cell-content-change>
        <table:cell-content-change table:id="ct262">
          <table:cell-address table:column="4" table:row="12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47.00</text:p>
            </table:change-track-table-cell>
          </table:previous>
        </table:cell-content-change>
        <table:cell-content-change table:id="ct263">
          <table:cell-address table:column="4" table:row="13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264">
          <table:cell-address table:column="4" table:row="14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27.00</text:p>
            </table:change-track-table-cell>
          </table:previous>
        </table:cell-content-change>
        <table:cell-content-change table:id="ct265">
          <table:cell-address table:column="4" table:row="15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57.00</text:p>
            </table:change-track-table-cell>
          </table:previous>
        </table:cell-content-change>
        <table:cell-content-change table:id="ct266">
          <table:cell-address table:column="4" table:row="16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267">
          <table:cell-address table:column="4" table:row="17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31.00</text:p>
            </table:change-track-table-cell>
          </table:previous>
        </table:cell-content-change>
        <table:cell-content-change table:id="ct268">
          <table:cell-address table:column="4" table:row="18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66.00</text:p>
            </table:change-track-table-cell>
          </table:previous>
        </table:cell-content-change>
        <table:cell-content-change table:id="ct269">
          <table:cell-address table:column="4" table:row="19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270">
          <table:cell-address table:column="4" table:row="20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271">
          <table:cell-address table:column="4" table:row="21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76.00</text:p>
            </table:change-track-table-cell>
          </table:previous>
        </table:cell-content-change>
        <table:cell-content-change table:id="ct272">
          <table:cell-address table:column="4" table:row="99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55.00</text:p>
            </table:change-track-table-cell>
          </table:previous>
        </table:cell-content-change>
        <table:cell-content-change table:id="ct273">
          <table:cell-address table:column="4" table:row="101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33.00</text:p>
            </table:change-track-table-cell>
          </table:previous>
        </table:cell-content-change>
        <table:cell-content-change table:id="ct274">
          <table:cell-address table:column="4" table:row="102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62.00</text:p>
            </table:change-track-table-cell>
          </table:previous>
        </table:cell-content-change>
        <table:cell-content-change table:id="ct275">
          <table:cell-address table:column="4" table:row="104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37.00</text:p>
            </table:change-track-table-cell>
          </table:previous>
        </table:cell-content-change>
        <table:cell-content-change table:id="ct276">
          <table:cell-address table:column="4" table:row="105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68.00</text:p>
            </table:change-track-table-cell>
          </table:previous>
        </table:cell-content-change>
        <table:cell-content-change table:id="ct277">
          <table:cell-address table:column="4" table:row="108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80.00</text:p>
            </table:change-track-table-cell>
          </table:previous>
        </table:cell-content-change>
        <table:cell-content-change table:id="ct278">
          <table:cell-address table:column="5" table:row="55" table:table="0"/>
          <office:change-info>
            <dc:creator> </dc:creator>
            <dc:date>2016-06-09T13:10:50.12</dc:date>
          </office:change-info>
          <table:previous table:id="ct217">
            <table:change-track-table-cell office:value-type="string">
              <text:p>1.15</text:p>
            </table:change-track-table-cell>
          </table:previous>
        </table:cell-content-change>
        <table:cell-content-change table:id="ct279">
          <table:cell-address table:column="5" table:row="56" table:table="0"/>
          <office:change-info>
            <dc:creator> </dc:creator>
            <dc:date>2016-06-09T13:10:50.12</dc:date>
          </office:change-info>
          <table:previous table:id="ct218">
            <table:change-track-table-cell office:value-type="string">
              <text:p>1.15</text:p>
            </table:change-track-table-cell>
          </table:previous>
        </table:cell-content-change>
        <table:cell-content-change table:id="ct280">
          <table:cell-address table:column="5" table:row="57" table:table="0"/>
          <office:change-info>
            <dc:creator> </dc:creator>
            <dc:date>2016-06-09T13:10:50.12</dc:date>
          </office:change-info>
          <table:previous table:id="ct219">
            <table:change-track-table-cell office:value-type="string">
              <text:p>1.15</text:p>
            </table:change-track-table-cell>
          </table:previous>
        </table:cell-content-change>
        <table:cell-content-change table:id="ct281">
          <table:cell-address table:column="5" table:row="58" table:table="0"/>
          <office:change-info>
            <dc:creator> </dc:creator>
            <dc:date>2016-06-09T13:10:50.12</dc:date>
          </office:change-info>
          <table:previous table:id="ct220">
            <table:change-track-table-cell office:value-type="string">
              <text:p>1.15</text:p>
            </table:change-track-table-cell>
          </table:previous>
        </table:cell-content-change>
        <table:cell-content-change table:id="ct282">
          <table:cell-address table:column="5" table:row="59" table:table="0"/>
          <office:change-info>
            <dc:creator> </dc:creator>
            <dc:date>2016-06-09T13:10:50.12</dc:date>
          </office:change-info>
          <table:previous table:id="ct221">
            <table:change-track-table-cell office:value-type="string">
              <text:p>1.15</text:p>
            </table:change-track-table-cell>
          </table:previous>
        </table:cell-content-change>
        <table:cell-content-change table:id="ct283">
          <table:cell-address table:column="5" table:row="60" table:table="0"/>
          <office:change-info>
            <dc:creator> </dc:creator>
            <dc:date>2016-06-09T13:10:50.12</dc:date>
          </office:change-info>
          <table:previous table:id="ct222">
            <table:change-track-table-cell office:value-type="string">
              <text:p>1.15</text:p>
            </table:change-track-table-cell>
          </table:previous>
        </table:cell-content-change>
        <table:cell-content-change table:id="ct284">
          <table:cell-address table:column="5" table:row="61" table:table="0"/>
          <office:change-info>
            <dc:creator> </dc:creator>
            <dc:date>2016-06-09T13:10:50.12</dc:date>
          </office:change-info>
          <table:previous table:id="ct223">
            <table:change-track-table-cell office:value-type="string">
              <text:p>1.15</text:p>
            </table:change-track-table-cell>
          </table:previous>
        </table:cell-content-change>
        <table:cell-content-change table:id="ct285">
          <table:cell-address table:column="5" table:row="62" table:table="0"/>
          <office:change-info>
            <dc:creator> </dc:creator>
            <dc:date>2016-06-09T13:10:50.12</dc:date>
          </office:change-info>
          <table:previous table:id="ct224">
            <table:change-track-table-cell office:value-type="string">
              <text:p>1.15</text:p>
            </table:change-track-table-cell>
          </table:previous>
        </table:cell-content-change>
        <table:cell-content-change table:id="ct286">
          <table:cell-address table:column="5" table:row="63" table:table="0"/>
          <office:change-info>
            <dc:creator> </dc:creator>
            <dc:date>2016-06-09T13:10:50.12</dc:date>
          </office:change-info>
          <table:previous table:id="ct225">
            <table:change-track-table-cell office:value-type="string">
              <text:p>1.15</text:p>
            </table:change-track-table-cell>
          </table:previous>
        </table:cell-content-change>
        <table:cell-content-change table:id="ct287">
          <table:cell-address table:column="5" table:row="64" table:table="0"/>
          <office:change-info>
            <dc:creator> </dc:creator>
            <dc:date>2016-06-09T13:10:50.12</dc:date>
          </office:change-info>
          <table:previous table:id="ct226">
            <table:change-track-table-cell office:value-type="string">
              <text:p>1.15</text:p>
            </table:change-track-table-cell>
          </table:previous>
        </table:cell-content-change>
        <table:cell-content-change table:id="ct288">
          <table:cell-address table:column="5" table:row="65" table:table="0"/>
          <office:change-info>
            <dc:creator> </dc:creator>
            <dc:date>2016-06-09T13:10:50.12</dc:date>
          </office:change-info>
          <table:previous table:id="ct227">
            <table:change-track-table-cell office:value-type="string">
              <text:p>1.15</text:p>
            </table:change-track-table-cell>
          </table:previous>
        </table:cell-content-change>
        <table:cell-content-change table:id="ct289">
          <table:cell-address table:column="5" table:row="66" table:table="0"/>
          <office:change-info>
            <dc:creator> </dc:creator>
            <dc:date>2016-06-09T13:10:50.12</dc:date>
          </office:change-info>
          <table:previous table:id="ct228">
            <table:change-track-table-cell office:value-type="string">
              <text:p>1.15</text:p>
            </table:change-track-table-cell>
          </table:previous>
        </table:cell-content-change>
        <table:cell-content-change table:id="ct290">
          <table:cell-address table:column="5" table:row="67" table:table="0"/>
          <office:change-info>
            <dc:creator> </dc:creator>
            <dc:date>2016-06-09T13:10:50.12</dc:date>
          </office:change-info>
          <table:previous table:id="ct229">
            <table:change-track-table-cell office:value-type="string">
              <text:p>1.15</text:p>
            </table:change-track-table-cell>
          </table:previous>
        </table:cell-content-change>
        <table:cell-content-change table:id="ct291">
          <table:cell-address table:column="5" table:row="68" table:table="0"/>
          <office:change-info>
            <dc:creator> </dc:creator>
            <dc:date>2016-06-09T13:10:50.12</dc:date>
          </office:change-info>
          <table:previous table:id="ct230">
            <table:change-track-table-cell office:value-type="string">
              <text:p>1.15</text:p>
            </table:change-track-table-cell>
          </table:previous>
        </table:cell-content-change>
        <table:cell-content-change table:id="ct292">
          <table:cell-address table:column="5" table:row="69" table:table="0"/>
          <office:change-info>
            <dc:creator> </dc:creator>
            <dc:date>2016-06-09T13:10:50.12</dc:date>
          </office:change-info>
          <table:previous table:id="ct231">
            <table:change-track-table-cell office:value-type="string">
              <text:p>1.15</text:p>
            </table:change-track-table-cell>
          </table:previous>
        </table:cell-content-change>
        <table:cell-content-change table:id="ct293">
          <table:cell-address table:column="5" table:row="71" table:table="0"/>
          <office:change-info>
            <dc:creator> </dc:creator>
            <dc:date>2016-06-09T13:10:50.12</dc:date>
          </office:change-info>
          <table:previous table:id="ct232">
            <table:change-track-table-cell office:value-type="string">
              <text:p>1.15</text:p>
            </table:change-track-table-cell>
          </table:previous>
        </table:cell-content-change>
        <table:cell-content-change table:id="ct294">
          <table:cell-address table:column="5" table:row="72" table:table="0"/>
          <office:change-info>
            <dc:creator> </dc:creator>
            <dc:date>2016-06-09T13:10:50.12</dc:date>
          </office:change-info>
          <table:previous table:id="ct233">
            <table:change-track-table-cell office:value-type="string">
              <text:p>1.15</text:p>
            </table:change-track-table-cell>
          </table:previous>
        </table:cell-content-change>
        <table:cell-content-change table:id="ct295">
          <table:cell-address table:column="5" table:row="73" table:table="0"/>
          <office:change-info>
            <dc:creator> </dc:creator>
            <dc:date>2016-06-09T13:10:50.12</dc:date>
          </office:change-info>
          <table:previous table:id="ct234">
            <table:change-track-table-cell office:value-type="string">
              <text:p>1.15</text:p>
            </table:change-track-table-cell>
          </table:previous>
        </table:cell-content-change>
        <table:cell-content-change table:id="ct296">
          <table:cell-address table:column="5" table:row="78" table:table="0"/>
          <office:change-info>
            <dc:creator> </dc:creator>
            <dc:date>2016-06-09T13:10:50.12</dc:date>
          </office:change-info>
          <table:previous table:id="ct235">
            <table:change-track-table-cell office:value-type="string">
              <text:p>1.15</text:p>
            </table:change-track-table-cell>
          </table:previous>
        </table:cell-content-change>
        <table:cell-content-change table:id="ct297">
          <table:cell-address table:column="5" table:row="79" table:table="0"/>
          <office:change-info>
            <dc:creator> </dc:creator>
            <dc:date>2016-06-09T13:10:50.12</dc:date>
          </office:change-info>
          <table:previous table:id="ct236">
            <table:change-track-table-cell office:value-type="string">
              <text:p>1.15</text:p>
            </table:change-track-table-cell>
          </table:previous>
        </table:cell-content-change>
        <table:cell-content-change table:id="ct298">
          <table:cell-address table:column="5" table:row="80" table:table="0"/>
          <office:change-info>
            <dc:creator> </dc:creator>
            <dc:date>2016-06-09T13:10:50.12</dc:date>
          </office:change-info>
          <table:previous table:id="ct237">
            <table:change-track-table-cell office:value-type="string">
              <text:p>1.15</text:p>
            </table:change-track-table-cell>
          </table:previous>
        </table:cell-content-change>
        <table:cell-content-change table:id="ct299">
          <table:cell-address table:column="5" table:row="81" table:table="0"/>
          <office:change-info>
            <dc:creator> </dc:creator>
            <dc:date>2016-06-09T13:10:50.12</dc:date>
          </office:change-info>
          <table:previous table:id="ct238">
            <table:change-track-table-cell office:value-type="string">
              <text:p>1.15</text:p>
            </table:change-track-table-cell>
          </table:previous>
        </table:cell-content-change>
        <table:cell-content-change table:id="ct300">
          <table:cell-address table:column="5" table:row="82" table:table="0"/>
          <office:change-info>
            <dc:creator> </dc:creator>
            <dc:date>2016-06-09T13:10:50.12</dc:date>
          </office:change-info>
          <table:previous table:id="ct239">
            <table:change-track-table-cell office:value-type="string">
              <text:p>1.15</text:p>
            </table:change-track-table-cell>
          </table:previous>
        </table:cell-content-change>
        <table:cell-content-change table:id="ct301">
          <table:cell-address table:column="5" table:row="83" table:table="0"/>
          <office:change-info>
            <dc:creator> </dc:creator>
            <dc:date>2016-06-09T13:10:50.12</dc:date>
          </office:change-info>
          <table:previous table:id="ct240">
            <table:change-track-table-cell office:value-type="string">
              <text:p>1.15</text:p>
            </table:change-track-table-cell>
          </table:previous>
        </table:cell-content-change>
        <table:cell-content-change table:id="ct302">
          <table:cell-address table:column="5" table:row="84" table:table="0"/>
          <office:change-info>
            <dc:creator> </dc:creator>
            <dc:date>2016-06-09T13:10:50.12</dc:date>
          </office:change-info>
          <table:previous table:id="ct241">
            <table:change-track-table-cell office:value-type="string">
              <text:p>1.15</text:p>
            </table:change-track-table-cell>
          </table:previous>
        </table:cell-content-change>
        <table:cell-content-change table:id="ct303">
          <table:cell-address table:column="5" table:row="85" table:table="0"/>
          <office:change-info>
            <dc:creator> </dc:creator>
            <dc:date>2016-06-09T13:10:50.12</dc:date>
          </office:change-info>
          <table:previous table:id="ct242">
            <table:change-track-table-cell office:value-type="string">
              <text:p>1.15</text:p>
            </table:change-track-table-cell>
          </table:previous>
        </table:cell-content-change>
        <table:cell-content-change table:id="ct304">
          <table:cell-address table:column="5" table:row="86" table:table="0"/>
          <office:change-info>
            <dc:creator> </dc:creator>
            <dc:date>2016-06-09T13:10:50.12</dc:date>
          </office:change-info>
          <table:previous table:id="ct243">
            <table:change-track-table-cell office:value-type="string">
              <text:p>1.15</text:p>
            </table:change-track-table-cell>
          </table:previous>
        </table:cell-content-change>
        <table:cell-content-change table:id="ct305">
          <table:cell-address table:column="7" table:row="7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6">
          <table:cell-address table:column="7" table:row="8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7">
          <table:cell-address table:column="7" table:row="9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8">
          <table:cell-address table:column="7" table:row="10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9">
          <table:cell-address table:column="7" table:row="11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0">
          <table:cell-address table:column="7" table:row="12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1">
          <table:cell-address table:column="7" table:row="13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2">
          <table:cell-address table:column="7" table:row="14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3">
          <table:cell-address table:column="7" table:row="15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4">
          <table:cell-address table:column="7" table:row="16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5">
          <table:cell-address table:column="7" table:row="17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6">
          <table:cell-address table:column="7" table:row="18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7">
          <table:cell-address table:column="7" table:row="19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8">
          <table:cell-address table:column="7" table:row="20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9">
          <table:cell-address table:column="7" table:row="21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20">
          <table:cell-address table:column="7" table:row="23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21">
          <table:cell-address table:column="7" table:row="24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22">
          <table:cell-address table:column="7" table:row="25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23">
          <table:cell-address table:column="9" table:row="23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324">
          <table:cell-address table:column="9" table:row="24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325">
          <table:cell-address table:column="9" table:row="25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326">
          <table:cell-address table:column="11" table:row="27" table:table="0"/>
          <office:change-info>
            <dc:creator> </dc:creator>
            <dc:date>2016-06-09T13:10:50.12</dc:date>
          </office:change-info>
          <table:previous table:id="ct69">
            <table:change-track-table-cell office:value-type="float" office:value="120"/>
          </table:previous>
        </table:cell-content-change>
        <table:cell-content-change table:id="ct327">
          <table:cell-address table:column="11" table:row="28" table:table="0"/>
          <office:change-info>
            <dc:creator> </dc:creator>
            <dc:date>2016-06-09T13:10:50.12</dc:date>
          </office:change-info>
          <table:previous table:id="ct70">
            <table:change-track-table-cell office:value-type="float" office:value="120"/>
          </table:previous>
        </table:cell-content-change>
        <table:cell-content-change table:id="ct328">
          <table:cell-address table:column="11" table:row="34" table:table="0"/>
          <office:change-info>
            <dc:creator> </dc:creator>
            <dc:date>2016-06-09T13:10:50.12</dc:date>
          </office:change-info>
          <table:previous table:id="ct73">
            <table:change-track-table-cell office:value-type="float" office:value="80"/>
          </table:previous>
        </table:cell-content-change>
        <table:cell-content-change table:id="ct329">
          <table:cell-address table:column="11" table:row="37" table:table="0"/>
          <office:change-info>
            <dc:creator> </dc:creator>
            <dc:date>2016-06-09T13:10:50.12</dc:date>
          </office:change-info>
          <table:previous table:id="ct76">
            <table:change-track-table-cell office:value-type="float" office:value="80"/>
          </table:previous>
        </table:cell-content-change>
        <table:cell-content-change table:id="ct330">
          <table:cell-address table:column="11" table:row="40" table:table="0"/>
          <office:change-info>
            <dc:creator> </dc:creator>
            <dc:date>2016-06-09T13:10:50.12</dc:date>
          </office:change-info>
          <table:previous table:id="ct79">
            <table:change-track-table-cell office:value-type="float" office:value="80"/>
          </table:previous>
        </table:cell-content-change>
        <table:cell-content-change table:id="ct331">
          <table:cell-address table:column="11" table:row="42" table:table="0"/>
          <office:change-info>
            <dc:creator> </dc:creator>
            <dc:date>2016-06-09T13:10:50.12</dc:date>
          </office:change-info>
          <table:previous table:id="ct80">
            <table:change-track-table-cell office:value-type="float" office:value="120"/>
          </table:previous>
        </table:cell-content-change>
        <table:cell-content-change table:id="ct332">
          <table:cell-address table:column="11" table:row="43" table:table="0"/>
          <office:change-info>
            <dc:creator> </dc:creator>
            <dc:date>2016-06-09T13:10:50.12</dc:date>
          </office:change-info>
          <table:previous table:id="ct81">
            <table:change-track-table-cell office:value-type="float" office:value="120"/>
          </table:previous>
        </table:cell-content-change>
        <table:cell-content-change table:id="ct333">
          <table:cell-address table:column="11" table:row="47" table:table="0"/>
          <office:change-info>
            <dc:creator> </dc:creator>
            <dc:date>2016-06-09T13:10:50.12</dc:date>
          </office:change-info>
          <table:previous table:id="ct84">
            <table:change-track-table-cell office:value-type="float" office:value="80"/>
          </table:previous>
        </table:cell-content-change>
        <table:cell-content-change table:id="ct334">
          <table:cell-address table:column="11" table:row="50" table:table="0"/>
          <office:change-info>
            <dc:creator> </dc:creator>
            <dc:date>2016-06-09T13:10:50.12</dc:date>
          </office:change-info>
          <table:previous table:id="ct87">
            <table:change-track-table-cell office:value-type="float" office:value="80"/>
          </table:previous>
        </table:cell-content-change>
        <table:cell-content-change table:id="ct335">
          <table:cell-address table:column="11" table:row="53" table:table="0"/>
          <office:change-info>
            <dc:creator> </dc:creator>
            <dc:date>2016-06-09T13:10:50.12</dc:date>
          </office:change-info>
          <table:previous table:id="ct90">
            <table:change-track-table-cell office:value-type="float" office:value="80"/>
          </table:previous>
        </table:cell-content-change>
        <table:cell-content-change table:id="ct336">
          <table:cell-address table:column="11" table:row="54" table:table="0"/>
          <office:change-info>
            <dc:creator> </dc:creator>
            <dc:date>2016-06-09T13:10:50.12</dc:date>
          </office:change-info>
          <table:previous table:id="ct91">
            <table:change-track-table-cell office:value-type="float" office:value="100"/>
          </table:previous>
        </table:cell-content-change>
        <table:cell-content-change table:id="ct337">
          <table:cell-address table:column="11" table:row="54" table:table="0"/>
          <office:change-info>
            <dc:creator> </dc:creator>
            <dc:date>2016-06-09T13:10:50.12</dc:date>
          </office:change-info>
          <table:previous table:id="ct92">
            <table:change-track-table-cell office:value-type="float" office:value="100"/>
          </table:previous>
        </table:cell-content-change>
        <table:cell-content-change table:id="ct338">
          <table:cell-address table:column="11" table:row="57" table:table="0"/>
          <office:change-info>
            <dc:creator> </dc:creator>
            <dc:date>2016-06-09T13:10:50.12</dc:date>
          </office:change-info>
          <table:previous table:id="ct95">
            <table:change-track-table-cell office:value-type="float" office:value="80"/>
          </table:previous>
        </table:cell-content-change>
        <table:cell-content-change table:id="ct339">
          <table:cell-address table:column="11" table:row="60" table:table="0"/>
          <office:change-info>
            <dc:creator> </dc:creator>
            <dc:date>2016-06-09T13:10:50.12</dc:date>
          </office:change-info>
          <table:previous table:id="ct98">
            <table:change-track-table-cell office:value-type="float" office:value="80"/>
          </table:previous>
        </table:cell-content-change>
        <table:cell-content-change table:id="ct340">
          <table:cell-address table:column="11" table:row="63" table:table="0"/>
          <office:change-info>
            <dc:creator> </dc:creator>
            <dc:date>2016-06-09T13:10:50.12</dc:date>
          </office:change-info>
          <table:previous table:id="ct101">
            <table:change-track-table-cell office:value-type="float" office:value="80"/>
          </table:previous>
        </table:cell-content-change>
        <table:cell-content-change table:id="ct341">
          <table:cell-address table:column="11" table:row="66" table:table="0"/>
          <office:change-info>
            <dc:creator> </dc:creator>
            <dc:date>2016-06-09T13:10:50.12</dc:date>
          </office:change-info>
          <table:previous table:id="ct104">
            <table:change-track-table-cell office:value-type="float" office:value="80"/>
          </table:previous>
        </table:cell-content-change>
        <table:cell-content-change table:id="ct342">
          <table:cell-address table:column="11" table:row="69" table:table="0"/>
          <office:change-info>
            <dc:creator> </dc:creator>
            <dc:date>2016-06-09T13:10:50.12</dc:date>
          </office:change-info>
          <table:previous table:id="ct107">
            <table:change-track-table-cell office:value-type="float" office:value="80"/>
          </table:previous>
        </table:cell-content-change>
        <table:cell-content-change table:id="ct343">
          <table:cell-address table:column="11" table:row="73" table:table="0"/>
          <office:change-info>
            <dc:creator> </dc:creator>
            <dc:date>2016-06-09T13:10:50.12</dc:date>
          </office:change-info>
          <table:previous table:id="ct110">
            <table:change-track-table-cell office:value-type="float" office:value="80"/>
          </table:previous>
        </table:cell-content-change>
        <table:cell-content-change table:id="ct344">
          <table:cell-address table:column="11" table:row="75" table:table="0"/>
          <office:change-info>
            <dc:creator> </dc:creator>
            <dc:date>2016-06-09T13:10:50.12</dc:date>
          </office:change-info>
          <table:previous table:id="ct111">
            <table:change-track-table-cell office:value-type="float" office:value="120"/>
          </table:previous>
        </table:cell-content-change>
        <table:cell-content-change table:id="ct345">
          <table:cell-address table:column="11" table:row="76" table:table="0"/>
          <office:change-info>
            <dc:creator> </dc:creator>
            <dc:date>2016-06-09T13:10:50.12</dc:date>
          </office:change-info>
          <table:previous table:id="ct112">
            <table:change-track-table-cell office:value-type="float" office:value="120"/>
          </table:previous>
        </table:cell-content-change>
        <table:cell-content-change table:id="ct346">
          <table:cell-address table:column="11" table:row="96" table:table="0"/>
          <office:change-info>
            <dc:creator> </dc:creator>
            <dc:date>2016-06-09T13:10:50.12</dc:date>
          </office:change-info>
          <table:previous table:id="ct126">
            <table:change-track-table-cell office:value-type="float" office:value="90"/>
          </table:previous>
        </table:cell-content-change>
        <table:cell-content-change table:id="ct347">
          <table:cell-address table:column="11" table:row="99" table:table="0"/>
          <office:change-info>
            <dc:creator> </dc:creator>
            <dc:date>2016-06-09T13:10:50.12</dc:date>
          </office:change-info>
          <table:previous table:id="ct129">
            <table:change-track-table-cell office:value-type="float" office:value="90"/>
          </table:previous>
        </table:cell-content-change>
        <table:cell-content-change table:id="ct348">
          <table:cell-address table:column="11" table:row="102" table:table="0"/>
          <office:change-info>
            <dc:creator> </dc:creator>
            <dc:date>2016-06-09T13:10:50.12</dc:date>
          </office:change-info>
          <table:previous table:id="ct132">
            <table:change-track-table-cell office:value-type="float" office:value="90"/>
          </table:previous>
        </table:cell-content-change>
        <table:cell-content-change table:id="ct349">
          <table:cell-address table:column="11" table:row="105" table:table="0"/>
          <office:change-info>
            <dc:creator> </dc:creator>
            <dc:date>2016-06-09T13:10:50.12</dc:date>
          </office:change-info>
          <table:previous table:id="ct135">
            <table:change-track-table-cell office:value-type="float" office:value="90"/>
          </table:previous>
        </table:cell-content-change>
        <table:cell-content-change table:id="ct350">
          <table:cell-address table:column="11" table:row="108" table:table="0"/>
          <office:change-info>
            <dc:creator> </dc:creator>
            <dc:date>2016-06-09T13:10:50.12</dc:date>
          </office:change-info>
          <table:previous table:id="ct138">
            <table:change-track-table-cell office:value-type="float" office:value="90"/>
          </table:previous>
        </table:cell-content-change>
        <table:cell-content-change table:id="ct351">
          <table:cell-address table:column="11" table:row="112" table:table="0"/>
          <office:change-info>
            <dc:creator> </dc:creator>
            <dc:date>2016-06-09T13:10:50.12</dc:date>
          </office:change-info>
          <table:previous table:id="ct141">
            <table:change-track-table-cell office:value-type="float" office:value="90"/>
          </table:previous>
        </table:cell-content-change>
        <table:cell-content-change table:id="ct352">
          <table:cell-address table:column="11" table:row="114" table:table="0"/>
          <office:change-info>
            <dc:creator> </dc:creator>
            <dc:date>2016-06-09T13:10:50.12</dc:date>
          </office:change-info>
          <table:previous table:id="ct142">
            <table:change-track-table-cell office:value-type="float" office:value="80"/>
          </table:previous>
        </table:cell-content-change>
        <table:cell-content-change table:id="ct353">
          <table:cell-address table:column="11" table:row="114" table:table="0"/>
          <office:change-info>
            <dc:creator> </dc:creator>
            <dc:date>2016-06-09T13:10:50.12</dc:date>
          </office:change-info>
          <table:previous table:id="ct143">
            <table:change-track-table-cell office:value-type="float" office:value="100"/>
          </table:previous>
        </table:cell-content-change>
        <table:cell-content-change table:id="ct354">
          <table:cell-address table:column="11" table:row="115" table:table="0"/>
          <office:change-info>
            <dc:creator> </dc:creator>
            <dc:date>2016-06-09T13:10:50.12</dc:date>
          </office:change-info>
          <table:previous table:id="ct144">
            <table:change-track-table-cell office:value-type="float" office:value="120"/>
          </table:previous>
        </table:cell-content-change>
        <table:cell-content-change table:id="ct355">
          <table:cell-address table:column="11" table:row="115" table:table="0"/>
          <office:change-info>
            <dc:creator> </dc:creator>
            <dc:date>2016-06-09T13:10:50.12</dc:date>
          </office:change-info>
          <table:previous table:id="ct145">
            <table:change-track-table-cell office:value-type="float" office:value="80"/>
          </table:previous>
        </table:cell-content-change>
        <table:cell-content-change table:id="ct356">
          <table:cell-address table:column="11" table:row="115" table:table="0"/>
          <office:change-info>
            <dc:creator> </dc:creator>
            <dc:date>2016-06-09T13:10:50.12</dc:date>
          </office:change-info>
          <table:previous table:id="ct146">
            <table:change-track-table-cell office:value-type="float" office:value="100"/>
          </table:previous>
        </table:cell-content-change>
        <table:cell-content-change table:id="ct357">
          <table:cell-address table:column="11" table:row="116" table:table="0"/>
          <office:change-info>
            <dc:creator> </dc:creator>
            <dc:date>2016-06-09T13:10:50.12</dc:date>
          </office:change-info>
          <table:previous table:id="ct147">
            <table:change-track-table-cell office:value-type="float" office:value="120"/>
          </table:previous>
        </table:cell-content-change>
        <table:cell-content-change table:id="ct358">
          <table:cell-address table:column="11" table:row="116" table:table="0"/>
          <office:change-info>
            <dc:creator> </dc:creator>
            <dc:date>2016-06-09T13:10:50.12</dc:date>
          </office:change-info>
          <table:previous table:id="ct148">
            <table:change-track-table-cell office:value-type="float" office:value="80"/>
          </table:previous>
        </table:cell-content-change>
        <table:cell-content-change table:id="ct359">
          <table:cell-address table:column="11" table:row="116" table:table="0"/>
          <office:change-info>
            <dc:creator> </dc:creator>
            <dc:date>2016-06-09T13:10:50.12</dc:date>
          </office:change-info>
          <table:previous table:id="ct149">
            <table:change-track-table-cell office:value-type="float" office:value="100"/>
          </table:previous>
        </table:cell-content-change>
        <table:cell-content-change table:id="ct360">
          <table:cell-address table:column="11" table:row="120" table:table="0"/>
          <office:change-info>
            <dc:creator> </dc:creator>
            <dc:date>2016-06-09T13:10:50.12</dc:date>
          </office:change-info>
          <table:previous table:id="ct150">
            <table:change-track-table-cell office:value-type="float" office:value="120"/>
          </table:previous>
        </table:cell-content-change>
        <table:cell-content-change table:id="ct361">
          <table:cell-address table:column="11" table:row="125" table:table="0"/>
          <office:change-info>
            <dc:creator> </dc:creator>
            <dc:date>2016-06-09T13:10:50.12</dc:date>
          </office:change-info>
          <table:previous table:id="ct154">
            <table:change-track-table-cell office:value-type="float" office:value="80"/>
          </table:previous>
        </table:cell-content-change>
        <table:cell-content-change table:id="ct362">
          <table:cell-address table:column="11" table:row="128" table:table="0"/>
          <office:change-info>
            <dc:creator> </dc:creator>
            <dc:date>2016-06-09T13:10:50.12</dc:date>
          </office:change-info>
          <table:previous table:id="ct157">
            <table:change-track-table-cell office:value-type="float" office:value="80"/>
          </table:previous>
        </table:cell-content-change>
        <table:cell-content-change table:id="ct363">
          <table:cell-address table:column="11" table:row="131" table:table="0"/>
          <office:change-info>
            <dc:creator> </dc:creator>
            <dc:date>2016-06-09T13:10:50.12</dc:date>
          </office:change-info>
          <table:previous table:id="ct160">
            <table:change-track-table-cell office:value-type="float" office:value="80"/>
          </table:previous>
        </table:cell-content-change>
        <table:cell-content-change table:id="ct364">
          <table:cell-address table:column="11" table:row="134" table:table="0"/>
          <office:change-info>
            <dc:creator> </dc:creator>
            <dc:date>2016-06-09T13:10:50.12</dc:date>
          </office:change-info>
          <table:previous table:id="ct163">
            <table:change-track-table-cell office:value-type="float" office:value="80"/>
          </table:previous>
        </table:cell-content-change>
        <table:cell-content-change table:id="ct365">
          <table:cell-address table:column="11" table:row="137" table:table="0"/>
          <office:change-info>
            <dc:creator> </dc:creator>
            <dc:date>2016-06-09T13:10:50.12</dc:date>
          </office:change-info>
          <table:previous table:id="ct166">
            <table:change-track-table-cell office:value-type="float" office:value="80"/>
          </table:previous>
        </table:cell-content-change>
        <table:cell-content-change table:id="ct366">
          <table:cell-address table:column="11" table:row="140" table:table="0"/>
          <office:change-info>
            <dc:creator> </dc:creator>
            <dc:date>2016-06-09T13:10:50.12</dc:date>
          </office:change-info>
          <table:previous table:id="ct169">
            <table:change-track-table-cell office:value-type="float" office:value="80"/>
          </table:previous>
        </table:cell-content-change>
        <table:cell-content-change table:id="ct367">
          <table:cell-address table:column="11" table:row="143" table:table="0"/>
          <office:change-info>
            <dc:creator> </dc:creator>
            <dc:date>2016-06-09T13:10:50.12</dc:date>
          </office:change-info>
          <table:previous table:id="ct172">
            <table:change-track-table-cell office:value-type="float" office:value="80"/>
          </table:previous>
        </table:cell-content-change>
        <table:cell-content-change table:id="ct368">
          <table:cell-address table:column="11" table:row="146" table:table="0"/>
          <office:change-info>
            <dc:creator> </dc:creator>
            <dc:date>2016-06-09T13:10:50.12</dc:date>
          </office:change-info>
          <table:previous table:id="ct175">
            <table:change-track-table-cell office:value-type="float" office:value="80"/>
          </table:previous>
        </table:cell-content-change>
        <table:cell-content-change table:id="ct369">
          <table:cell-address table:column="11" table:row="149" table:table="0"/>
          <office:change-info>
            <dc:creator> </dc:creator>
            <dc:date>2016-06-09T13:10:50.12</dc:date>
          </office:change-info>
          <table:previous table:id="ct178">
            <table:change-track-table-cell office:value-type="float" office:value="80"/>
          </table:previous>
        </table:cell-content-change>
        <table:cell-content-change table:id="ct370">
          <table:cell-address table:column="11" table:row="170" table:table="0"/>
          <office:change-info>
            <dc:creator> </dc:creator>
            <dc:date>2016-06-09T13:10:50.12</dc:date>
          </office:change-info>
          <table:previous table:id="ct196">
            <table:change-track-table-cell office:value-type="float" office:value="140"/>
          </table:previous>
        </table:cell-content-change>
        <table:cell-content-change table:id="ct371">
          <table:cell-address table:column="12" table:row="7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372">
          <table:cell-address table:column="12" table:row="8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373">
          <table:cell-address table:column="12" table:row="9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74">
          <table:cell-address table:column="12" table:row="10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375">
          <table:cell-address table:column="12" table:row="11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376">
          <table:cell-address table:column="12" table:row="12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77">
          <table:cell-address table:column="12" table:row="13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378">
          <table:cell-address table:column="12" table:row="14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379">
          <table:cell-address table:column="12" table:row="15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80">
          <table:cell-address table:column="12" table:row="16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381">
          <table:cell-address table:column="12" table:row="17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382">
          <table:cell-address table:column="12" table:row="18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83">
          <table:cell-address table:column="12" table:row="19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384">
          <table:cell-address table:column="12" table:row="20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385">
          <table:cell-address table:column="12" table:row="21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86">
          <table:cell-address table:column="12" table:row="23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5</text:p>
            </table:change-track-table-cell>
          </table:previous>
        </table:cell-content-change>
        <table:cell-content-change table:id="ct387">
          <table:cell-address table:column="12" table:row="24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388">
          <table:cell-address table:column="12" table:row="25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79</text:p>
            </table:change-track-table-cell>
          </table:previous>
        </table:cell-content-change>
        <table:cell-content-change table:id="ct389">
          <table:cell-address table:column="12" table:row="172" table:table="0"/>
          <office:change-info>
            <dc:creator> </dc:creator>
            <dc:date>2016-06-09T13:10:50.12</dc:date>
          </office:change-info>
          <table:previous table:id="ct203">
            <table:change-track-table-cell office:value-type="string">
              <text:p>0.20</text:p>
            </table:change-track-table-cell>
          </table:previous>
        </table:cell-content-change>
        <table:cell-content-change table:id="ct390">
          <table:cell-address table:column="12" table:row="173" table:table="0"/>
          <office:change-info>
            <dc:creator> </dc:creator>
            <dc:date>2016-06-09T13:10:50.12</dc:date>
          </office:change-info>
          <table:previous table:id="ct204">
            <table:change-track-table-cell office:value-type="string">
              <text:p>0.30</text:p>
            </table:change-track-table-cell>
          </table:previous>
        </table:cell-content-change>
        <table:cell-content-change table:id="ct391">
          <table:cell-address table:column="12" table:row="174" table:table="0"/>
          <office:change-info>
            <dc:creator> </dc:creator>
            <dc:date>2016-06-09T13:10:50.12</dc:date>
          </office:change-info>
          <table:previous table:id="ct205">
            <table:change-track-table-cell office:value-type="string">
              <text:p>0.40</text:p>
            </table:change-track-table-cell>
          </table:previous>
        </table:cell-content-change>
        <table:cell-content-change table:id="ct392">
          <table:cell-address table:column="1" table:row="172" table:table="0"/>
          <office:change-info>
            <dc:creator> </dc:creator>
            <dc:date>2016-06-09T13:11:57.69</dc:date>
          </office:change-info>
          <table:previous table:id="ct255">
            <table:change-track-table-cell office:value-type="float" office:value="5"/>
          </table:previous>
        </table:cell-content-change>
        <table:cell-content-change table:id="ct393">
          <table:cell-address table:column="1" table:row="173" table:table="0"/>
          <office:change-info>
            <dc:creator> </dc:creator>
            <dc:date>2016-06-09T13:11:57.69</dc:date>
          </office:change-info>
          <table:previous table:id="ct256">
            <table:change-track-table-cell office:value-type="float" office:value="42556"/>
          </table:previous>
        </table:cell-content-change>
        <table:cell-content-change table:id="ct394">
          <table:cell-address table:column="1" table:row="174" table:table="0"/>
          <office:change-info>
            <dc:creator> </dc:creator>
            <dc:date>2016-06-09T13:11:57.69</dc:date>
          </office:change-info>
          <table:previous>
            <table:change-track-table-cell office:value-type="float" office:value="10"/>
          </table:previous>
        </table:cell-content-change>
        <table:cell-content-change table:id="ct395">
          <table:cell-address table:column="2" table:row="172" table:table="0"/>
          <office:change-info>
            <dc:creator> </dc:creator>
            <dc:date>2016-06-09T13:11:57.69</dc:date>
          </office:change-info>
          <table:previous table:id="ct257">
            <table:change-track-table-cell office:value-type="float" office:value="-5"/>
          </table:previous>
        </table:cell-content-change>
        <table:cell-content-change table:id="ct396">
          <table:cell-address table:column="2" table:row="173" table:table="0"/>
          <office:change-info>
            <dc:creator> </dc:creator>
            <dc:date>2016-06-09T13:11:57.69</dc:date>
          </office:change-info>
          <table:previous>
            <table:change-track-table-cell office:value-type="string">
              <text:p>-7.5</text:p>
            </table:change-track-table-cell>
          </table:previous>
        </table:cell-content-change>
        <table:cell-content-change table:id="ct397">
          <table:cell-address table:column="2" table:row="174" table:table="0"/>
          <office:change-info>
            <dc:creator> </dc:creator>
            <dc:date>2016-06-09T13:11:57.69</dc:date>
          </office:change-info>
          <table:previous>
            <table:change-track-table-cell office:value-type="float" office:value="-10"/>
          </table:previous>
        </table:cell-content-change>
        <table:cell-content-change table:id="ct398">
          <table:cell-address table:column="3" table:row="172" table:table="0"/>
          <office:change-info>
            <dc:creator> </dc:creator>
            <dc:date>2016-06-09T13:11:57.69</dc:date>
          </office:change-info>
          <table:previous table:id="ct206">
            <table:change-track-table-cell office:value-type="float" office:value="1"/>
          </table:previous>
        </table:cell-content-change>
        <table:cell-content-change table:id="ct399">
          <table:cell-address table:column="3" table:row="173" table:table="0"/>
          <office:change-info>
            <dc:creator> </dc:creator>
            <dc:date>2016-06-09T13:11:57.69</dc:date>
          </office:change-info>
          <table:previous table:id="ct209">
            <table:change-track-table-cell office:value-type="float" office:value="2"/>
          </table:previous>
        </table:cell-content-change>
        <table:cell-content-change table:id="ct400">
          <table:cell-address table:column="3" table:row="174" table:table="0"/>
          <office:change-info>
            <dc:creator> </dc:creator>
            <dc:date>2016-06-09T13:11:57.69</dc:date>
          </office:change-info>
          <table:previous table:id="ct211">
            <table:change-track-table-cell office:value-type="float" office:value="3"/>
          </table:previous>
        </table:cell-content-change>
        <table:cell-content-change table:id="ct401">
          <table:cell-address table:column="4" table:row="172" table:table="0"/>
          <office:change-info>
            <dc:creator> </dc:creator>
            <dc:date>2016-06-09T13:11:57.69</dc:date>
          </office:change-info>
          <table:previous table:id="ct208">
            <table:change-track-table-cell office:value-type="float" office:value="2"/>
          </table:previous>
        </table:cell-content-change>
        <table:cell-content-change table:id="ct402">
          <table:cell-address table:column="4" table:row="173" table:table="0"/>
          <office:change-info>
            <dc:creator> </dc:creator>
            <dc:date>2016-06-09T13:11:57.69</dc:date>
          </office:change-info>
          <table:previous table:id="ct210">
            <table:change-track-table-cell office:value-type="float" office:value="3"/>
          </table:previous>
        </table:cell-content-change>
        <table:cell-content-change table:id="ct403">
          <table:cell-address table:column="4" table:row="174" table:table="0"/>
          <office:change-info>
            <dc:creator> </dc:creator>
            <dc:date>2016-06-09T13:11:57.69</dc:date>
          </office:change-info>
          <table:previous table:id="ct212">
            <table:change-track-table-cell office:value-type="float" office:value="4"/>
          </table:previous>
        </table:cell-content-change>
        <table:cell-content-change table:id="ct404">
          <table:cell-address table:column="5" table:row="55" table:table="0"/>
          <office:change-info>
            <dc:creator> </dc:creator>
            <dc:date>2016-06-09T13:11:57.69</dc:date>
          </office:change-info>
          <table:previous table:id="ct278">
            <table:change-track-table-cell office:value-type="float" office:value="42384"/>
          </table:previous>
        </table:cell-content-change>
        <table:cell-content-change table:id="ct405">
          <table:cell-address table:column="5" table:row="56" table:table="0"/>
          <office:change-info>
            <dc:creator> </dc:creator>
            <dc:date>2016-06-09T13:11:57.69</dc:date>
          </office:change-info>
          <table:previous table:id="ct279">
            <table:change-track-table-cell office:value-type="float" office:value="42384"/>
          </table:previous>
        </table:cell-content-change>
        <table:cell-content-change table:id="ct406">
          <table:cell-address table:column="5" table:row="57" table:table="0"/>
          <office:change-info>
            <dc:creator> </dc:creator>
            <dc:date>2016-06-09T13:11:57.69</dc:date>
          </office:change-info>
          <table:previous table:id="ct280">
            <table:change-track-table-cell office:value-type="float" office:value="42384"/>
          </table:previous>
        </table:cell-content-change>
        <table:cell-content-change table:id="ct407">
          <table:cell-address table:column="5" table:row="58" table:table="0"/>
          <office:change-info>
            <dc:creator> </dc:creator>
            <dc:date>2016-06-09T13:11:57.69</dc:date>
          </office:change-info>
          <table:previous table:id="ct281">
            <table:change-track-table-cell office:value-type="float" office:value="42384"/>
          </table:previous>
        </table:cell-content-change>
        <table:cell-content-change table:id="ct408">
          <table:cell-address table:column="5" table:row="59" table:table="0"/>
          <office:change-info>
            <dc:creator> </dc:creator>
            <dc:date>2016-06-09T13:11:57.70</dc:date>
          </office:change-info>
          <table:previous table:id="ct282">
            <table:change-track-table-cell office:value-type="float" office:value="42384"/>
          </table:previous>
        </table:cell-content-change>
        <table:cell-content-change table:id="ct409">
          <table:cell-address table:column="5" table:row="60" table:table="0"/>
          <office:change-info>
            <dc:creator> </dc:creator>
            <dc:date>2016-06-09T13:11:57.70</dc:date>
          </office:change-info>
          <table:previous table:id="ct283">
            <table:change-track-table-cell office:value-type="float" office:value="42384"/>
          </table:previous>
        </table:cell-content-change>
        <table:cell-content-change table:id="ct410">
          <table:cell-address table:column="5" table:row="61" table:table="0"/>
          <office:change-info>
            <dc:creator> </dc:creator>
            <dc:date>2016-06-09T13:11:57.70</dc:date>
          </office:change-info>
          <table:previous table:id="ct284">
            <table:change-track-table-cell office:value-type="float" office:value="42384"/>
          </table:previous>
        </table:cell-content-change>
        <table:cell-content-change table:id="ct411">
          <table:cell-address table:column="5" table:row="62" table:table="0"/>
          <office:change-info>
            <dc:creator> </dc:creator>
            <dc:date>2016-06-09T13:11:57.70</dc:date>
          </office:change-info>
          <table:previous table:id="ct285">
            <table:change-track-table-cell office:value-type="float" office:value="42384"/>
          </table:previous>
        </table:cell-content-change>
        <table:cell-content-change table:id="ct412">
          <table:cell-address table:column="5" table:row="63" table:table="0"/>
          <office:change-info>
            <dc:creator> </dc:creator>
            <dc:date>2016-06-09T13:11:57.70</dc:date>
          </office:change-info>
          <table:previous table:id="ct286">
            <table:change-track-table-cell office:value-type="float" office:value="42384"/>
          </table:previous>
        </table:cell-content-change>
        <table:cell-content-change table:id="ct413">
          <table:cell-address table:column="5" table:row="64" table:table="0"/>
          <office:change-info>
            <dc:creator> </dc:creator>
            <dc:date>2016-06-09T13:11:57.70</dc:date>
          </office:change-info>
          <table:previous table:id="ct287">
            <table:change-track-table-cell office:value-type="float" office:value="42384"/>
          </table:previous>
        </table:cell-content-change>
        <table:cell-content-change table:id="ct414">
          <table:cell-address table:column="5" table:row="65" table:table="0"/>
          <office:change-info>
            <dc:creator> </dc:creator>
            <dc:date>2016-06-09T13:11:57.70</dc:date>
          </office:change-info>
          <table:previous table:id="ct288">
            <table:change-track-table-cell office:value-type="float" office:value="42384"/>
          </table:previous>
        </table:cell-content-change>
        <table:cell-content-change table:id="ct415">
          <table:cell-address table:column="5" table:row="66" table:table="0"/>
          <office:change-info>
            <dc:creator> </dc:creator>
            <dc:date>2016-06-09T13:11:57.70</dc:date>
          </office:change-info>
          <table:previous table:id="ct289">
            <table:change-track-table-cell office:value-type="float" office:value="42384"/>
          </table:previous>
        </table:cell-content-change>
        <table:cell-content-change table:id="ct416">
          <table:cell-address table:column="5" table:row="67" table:table="0"/>
          <office:change-info>
            <dc:creator> </dc:creator>
            <dc:date>2016-06-09T13:11:57.70</dc:date>
          </office:change-info>
          <table:previous table:id="ct290">
            <table:change-track-table-cell office:value-type="float" office:value="42384"/>
          </table:previous>
        </table:cell-content-change>
        <table:cell-content-change table:id="ct417">
          <table:cell-address table:column="5" table:row="68" table:table="0"/>
          <office:change-info>
            <dc:creator> </dc:creator>
            <dc:date>2016-06-09T13:11:57.70</dc:date>
          </office:change-info>
          <table:previous table:id="ct291">
            <table:change-track-table-cell office:value-type="float" office:value="42384"/>
          </table:previous>
        </table:cell-content-change>
        <table:cell-content-change table:id="ct418">
          <table:cell-address table:column="5" table:row="69" table:table="0"/>
          <office:change-info>
            <dc:creator> </dc:creator>
            <dc:date>2016-06-09T13:11:57.70</dc:date>
          </office:change-info>
          <table:previous table:id="ct292">
            <table:change-track-table-cell office:value-type="float" office:value="42384"/>
          </table:previous>
        </table:cell-content-change>
        <table:cell-content-change table:id="ct419">
          <table:cell-address table:column="5" table:row="71" table:table="0"/>
          <office:change-info>
            <dc:creator> </dc:creator>
            <dc:date>2016-06-09T13:11:57.70</dc:date>
          </office:change-info>
          <table:previous table:id="ct293">
            <table:change-track-table-cell office:value-type="float" office:value="42384"/>
          </table:previous>
        </table:cell-content-change>
        <table:cell-content-change table:id="ct420">
          <table:cell-address table:column="5" table:row="72" table:table="0"/>
          <office:change-info>
            <dc:creator> </dc:creator>
            <dc:date>2016-06-09T13:11:57.70</dc:date>
          </office:change-info>
          <table:previous table:id="ct294">
            <table:change-track-table-cell office:value-type="float" office:value="42384"/>
          </table:previous>
        </table:cell-content-change>
        <table:cell-content-change table:id="ct421">
          <table:cell-address table:column="5" table:row="73" table:table="0"/>
          <office:change-info>
            <dc:creator> </dc:creator>
            <dc:date>2016-06-09T13:11:57.70</dc:date>
          </office:change-info>
          <table:previous table:id="ct295">
            <table:change-track-table-cell office:value-type="float" office:value="42384"/>
          </table:previous>
        </table:cell-content-change>
        <table:cell-content-change table:id="ct422">
          <table:cell-address table:column="5" table:row="78" table:table="0"/>
          <office:change-info>
            <dc:creator> </dc:creator>
            <dc:date>2016-06-09T13:11:57.70</dc:date>
          </office:change-info>
          <table:previous table:id="ct296">
            <table:change-track-table-cell office:value-type="float" office:value="42384"/>
          </table:previous>
        </table:cell-content-change>
        <table:cell-content-change table:id="ct423">
          <table:cell-address table:column="5" table:row="79" table:table="0"/>
          <office:change-info>
            <dc:creator> </dc:creator>
            <dc:date>2016-06-09T13:11:57.70</dc:date>
          </office:change-info>
          <table:previous table:id="ct297">
            <table:change-track-table-cell office:value-type="float" office:value="42384"/>
          </table:previous>
        </table:cell-content-change>
        <table:cell-content-change table:id="ct424">
          <table:cell-address table:column="5" table:row="80" table:table="0"/>
          <office:change-info>
            <dc:creator> </dc:creator>
            <dc:date>2016-06-09T13:11:57.70</dc:date>
          </office:change-info>
          <table:previous table:id="ct298">
            <table:change-track-table-cell office:value-type="float" office:value="42384"/>
          </table:previous>
        </table:cell-content-change>
        <table:cell-content-change table:id="ct425">
          <table:cell-address table:column="5" table:row="81" table:table="0"/>
          <office:change-info>
            <dc:creator> </dc:creator>
            <dc:date>2016-06-09T13:11:57.70</dc:date>
          </office:change-info>
          <table:previous table:id="ct299">
            <table:change-track-table-cell office:value-type="float" office:value="42384"/>
          </table:previous>
        </table:cell-content-change>
        <table:cell-content-change table:id="ct426">
          <table:cell-address table:column="5" table:row="82" table:table="0"/>
          <office:change-info>
            <dc:creator> </dc:creator>
            <dc:date>2016-06-09T13:11:57.70</dc:date>
          </office:change-info>
          <table:previous table:id="ct300">
            <table:change-track-table-cell office:value-type="float" office:value="42384"/>
          </table:previous>
        </table:cell-content-change>
        <table:cell-content-change table:id="ct427">
          <table:cell-address table:column="5" table:row="83" table:table="0"/>
          <office:change-info>
            <dc:creator> </dc:creator>
            <dc:date>2016-06-09T13:11:57.70</dc:date>
          </office:change-info>
          <table:previous table:id="ct301">
            <table:change-track-table-cell office:value-type="float" office:value="42384"/>
          </table:previous>
        </table:cell-content-change>
        <table:cell-content-change table:id="ct428">
          <table:cell-address table:column="5" table:row="84" table:table="0"/>
          <office:change-info>
            <dc:creator> </dc:creator>
            <dc:date>2016-06-09T13:11:57.70</dc:date>
          </office:change-info>
          <table:previous table:id="ct302">
            <table:change-track-table-cell office:value-type="float" office:value="42384"/>
          </table:previous>
        </table:cell-content-change>
        <table:cell-content-change table:id="ct429">
          <table:cell-address table:column="5" table:row="85" table:table="0"/>
          <office:change-info>
            <dc:creator> </dc:creator>
            <dc:date>2016-06-09T13:11:57.70</dc:date>
          </office:change-info>
          <table:previous table:id="ct303">
            <table:change-track-table-cell office:value-type="float" office:value="42384"/>
          </table:previous>
        </table:cell-content-change>
        <table:cell-content-change table:id="ct430">
          <table:cell-address table:column="5" table:row="86" table:table="0"/>
          <office:change-info>
            <dc:creator> </dc:creator>
            <dc:date>2016-06-09T13:11:57.70</dc:date>
          </office:change-info>
          <table:previous table:id="ct304">
            <table:change-track-table-cell office:value-type="float" office:value="42384"/>
          </table:previous>
        </table:cell-content-change>
        <table:cell-content-change table:id="ct431">
          <table:cell-address table:column="5" table:row="172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1"/>
          </table:previous>
        </table:cell-content-change>
        <table:cell-content-change table:id="ct432">
          <table:cell-address table:column="5" table:row="173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1"/>
          </table:previous>
        </table:cell-content-change>
        <table:cell-content-change table:id="ct433">
          <table:cell-address table:column="5" table:row="174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1"/>
          </table:previous>
        </table:cell-content-change>
        <table:cell-content-change table:id="ct434">
          <table:cell-address table:column="6" table:row="172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0"/>
          </table:previous>
        </table:cell-content-change>
        <table:cell-content-change table:id="ct435">
          <table:cell-address table:column="6" table:row="173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0"/>
          </table:previous>
        </table:cell-content-change>
        <table:cell-content-change table:id="ct436">
          <table:cell-address table:column="6" table:row="174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0"/>
          </table:previous>
        </table:cell-content-change>
        <table:cell-content-change table:id="ct437">
          <table:cell-address table:column="7" table:row="172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0"/>
          </table:previous>
        </table:cell-content-change>
        <table:cell-content-change table:id="ct438">
          <table:cell-address table:column="7" table:row="173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0"/>
          </table:previous>
        </table:cell-content-change>
        <table:cell-content-change table:id="ct439">
          <table:cell-address table:column="7" table:row="174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0"/>
          </table:previous>
        </table:cell-content-change>
        <table:cell-content-change table:id="ct440">
          <table:cell-address table:column="8" table:row="172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1"/>
          </table:previous>
        </table:cell-content-change>
        <table:cell-content-change table:id="ct441">
          <table:cell-address table:column="8" table:row="173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1"/>
          </table:previous>
        </table:cell-content-change>
        <table:cell-content-change table:id="ct442">
          <table:cell-address table:column="8" table:row="174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1"/>
          </table:previous>
        </table:cell-content-change>
        <table:cell-content-change table:id="ct443">
          <table:cell-address table:column="9" table:row="172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3"/>
          </table:previous>
        </table:cell-content-change>
        <table:cell-content-change table:id="ct444">
          <table:cell-address table:column="9" table:row="173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3"/>
          </table:previous>
        </table:cell-content-change>
        <table:cell-content-change table:id="ct445">
          <table:cell-address table:column="9" table:row="174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3"/>
          </table:previous>
        </table:cell-content-change>
        <table:cell-content-change table:id="ct446">
          <table:cell-address table:column="10" table:row="172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7"/>
          </table:previous>
        </table:cell-content-change>
        <table:cell-content-change table:id="ct447">
          <table:cell-address table:column="10" table:row="173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7"/>
          </table:previous>
        </table:cell-content-change>
        <table:cell-content-change table:id="ct448">
          <table:cell-address table:column="10" table:row="174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7"/>
          </table:previous>
        </table:cell-content-change>
        <table:cell-content-change table:id="ct449">
          <table:cell-address table:column="11" table:row="172" table:table="0"/>
          <office:change-info>
            <dc:creator> </dc:creator>
            <dc:date>2016-06-09T13:11:57.70</dc:date>
          </office:change-info>
          <table:previous table:id="ct200">
            <table:change-track-table-cell office:value-type="float" office:value="10"/>
          </table:previous>
        </table:cell-content-change>
        <table:cell-content-change table:id="ct450">
          <table:cell-address table:column="11" table:row="173" table:table="0"/>
          <office:change-info>
            <dc:creator> </dc:creator>
            <dc:date>2016-06-09T13:11:57.70</dc:date>
          </office:change-info>
          <table:previous table:id="ct201">
            <table:change-track-table-cell office:value-type="float" office:value="10"/>
          </table:previous>
        </table:cell-content-change>
        <table:cell-content-change table:id="ct451">
          <table:cell-address table:column="11" table:row="174" table:table="0"/>
          <office:change-info>
            <dc:creator> </dc:creator>
            <dc:date>2016-06-09T13:11:57.70</dc:date>
          </office:change-info>
          <table:previous table:id="ct202">
            <table:change-track-table-cell office:value-type="float" office:value="10"/>
          </table:previous>
        </table:cell-content-change>
        <table:cell-content-change table:id="ct452">
          <table:cell-address table:column="12" table:row="172" table:table="0"/>
          <office:change-info>
            <dc:creator> </dc:creator>
            <dc:date>2016-06-09T13:11:57.70</dc:date>
          </office:change-info>
          <table:previous table:id="ct389">
            <table:change-track-table-cell office:value-type="float" office:value="36557"/>
          </table:previous>
        </table:cell-content-change>
        <table:cell-content-change table:id="ct453">
          <table:cell-address table:column="12" table:row="173" table:table="0"/>
          <office:change-info>
            <dc:creator> </dc:creator>
            <dc:date>2016-06-09T13:11:57.70</dc:date>
          </office:change-info>
          <table:previous table:id="ct390">
            <table:change-track-table-cell office:value-type="float" office:value="36586"/>
          </table:previous>
        </table:cell-content-change>
        <table:cell-content-change table:id="ct454">
          <table:cell-address table:column="12" table:row="174" table:table="0"/>
          <office:change-info>
            <dc:creator> </dc:creator>
            <dc:date>2016-06-09T13:11:57.70</dc:date>
          </office:change-info>
          <table:previous table:id="ct391">
            <table:change-track-table-cell office:value-type="float" office:value="36617"/>
          </table:previous>
        </table:cell-content-change>
        <table:cell-content-change table:id="ct455">
          <table:cell-address table:column="14" table:row="172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0"/>
          </table:previous>
        </table:cell-content-change>
        <table:cell-content-change table:id="ct456">
          <table:cell-address table:column="14" table:row="173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0"/>
          </table:previous>
        </table:cell-content-change>
        <table:cell-content-change table:id="ct457">
          <table:cell-address table:column="14" table:row="174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0"/>
          </table:previous>
        </table:cell-content-change>
        <table:cell-content-change table:id="ct458">
          <table:cell-address table:column="5" table:row="55" table:table="0"/>
          <office:change-info>
            <dc:creator> </dc:creator>
            <dc:date>2016-06-09T13:12:41.81</dc:date>
          </office:change-info>
          <table:previous table:id="ct404">
            <table:change-track-table-cell office:value-type="float" office:value="42384"/>
          </table:previous>
        </table:cell-content-change>
        <table:cell-content-change table:id="ct459">
          <table:cell-address table:column="5" table:row="56" table:table="0"/>
          <office:change-info>
            <dc:creator> </dc:creator>
            <dc:date>2016-06-09T13:12:44.11</dc:date>
          </office:change-info>
          <table:previous table:id="ct405">
            <table:change-track-table-cell office:value-type="float" office:value="42384"/>
          </table:previous>
        </table:cell-content-change>
        <table:cell-content-change table:id="ct460">
          <table:cell-address table:column="5" table:row="57" table:table="0"/>
          <office:change-info>
            <dc:creator> </dc:creator>
            <dc:date>2016-06-09T13:12:44.42</dc:date>
          </office:change-info>
          <table:previous table:id="ct406">
            <table:change-track-table-cell office:value-type="float" office:value="42384"/>
          </table:previous>
        </table:cell-content-change>
        <table:cell-content-change table:id="ct461">
          <table:cell-address table:column="5" table:row="69" table:table="0"/>
          <office:change-info>
            <dc:creator> </dc:creator>
            <dc:date>2016-06-09T13:12:44.72</dc:date>
          </office:change-info>
          <table:previous table:id="ct418">
            <table:change-track-table-cell office:value-type="float" office:value="42384"/>
          </table:previous>
        </table:cell-content-change>
        <table:cell-content-change table:id="ct462">
          <table:cell-address table:column="5" table:row="68" table:table="0"/>
          <office:change-info>
            <dc:creator> </dc:creator>
            <dc:date>2016-06-09T13:12:45.74</dc:date>
          </office:change-info>
          <table:previous table:id="ct417">
            <table:change-track-table-cell office:value-type="float" office:value="42384"/>
          </table:previous>
        </table:cell-content-change>
        <table:cell-content-change table:id="ct463">
          <table:cell-address table:column="5" table:row="67" table:table="0"/>
          <office:change-info>
            <dc:creator> </dc:creator>
            <dc:date>2016-06-09T13:12:46.11</dc:date>
          </office:change-info>
          <table:previous table:id="ct416">
            <table:change-track-table-cell office:value-type="float" office:value="42384"/>
          </table:previous>
        </table:cell-content-change>
        <table:cell-content-change table:id="ct464">
          <table:cell-address table:column="5" table:row="66" table:table="0"/>
          <office:change-info>
            <dc:creator> </dc:creator>
            <dc:date>2016-06-09T13:12:46.48</dc:date>
          </office:change-info>
          <table:previous table:id="ct415">
            <table:change-track-table-cell office:value-type="float" office:value="42384"/>
          </table:previous>
        </table:cell-content-change>
        <table:cell-content-change table:id="ct465">
          <table:cell-address table:column="5" table:row="65" table:table="0"/>
          <office:change-info>
            <dc:creator> </dc:creator>
            <dc:date>2016-06-09T13:12:46.85</dc:date>
          </office:change-info>
          <table:previous table:id="ct414">
            <table:change-track-table-cell office:value-type="float" office:value="42384"/>
          </table:previous>
        </table:cell-content-change>
        <table:cell-content-change table:id="ct466">
          <table:cell-address table:column="5" table:row="64" table:table="0"/>
          <office:change-info>
            <dc:creator> </dc:creator>
            <dc:date>2016-06-09T13:12:47.20</dc:date>
          </office:change-info>
          <table:previous table:id="ct413">
            <table:change-track-table-cell office:value-type="float" office:value="42384"/>
          </table:previous>
        </table:cell-content-change>
        <table:cell-content-change table:id="ct467">
          <table:cell-address table:column="5" table:row="63" table:table="0"/>
          <office:change-info>
            <dc:creator> </dc:creator>
            <dc:date>2016-06-09T13:12:47.51</dc:date>
          </office:change-info>
          <table:previous table:id="ct412">
            <table:change-track-table-cell office:value-type="float" office:value="42384"/>
          </table:previous>
        </table:cell-content-change>
        <table:cell-content-change table:id="ct468">
          <table:cell-address table:column="5" table:row="62" table:table="0"/>
          <office:change-info>
            <dc:creator> </dc:creator>
            <dc:date>2016-06-09T13:12:47.79</dc:date>
          </office:change-info>
          <table:previous table:id="ct411">
            <table:change-track-table-cell office:value-type="float" office:value="42384"/>
          </table:previous>
        </table:cell-content-change>
        <table:cell-content-change table:id="ct469">
          <table:cell-address table:column="5" table:row="61" table:table="0"/>
          <office:change-info>
            <dc:creator> </dc:creator>
            <dc:date>2016-06-09T13:12:48.07</dc:date>
          </office:change-info>
          <table:previous table:id="ct410">
            <table:change-track-table-cell office:value-type="float" office:value="42384"/>
          </table:previous>
        </table:cell-content-change>
        <table:cell-content-change table:id="ct470">
          <table:cell-address table:column="5" table:row="60" table:table="0"/>
          <office:change-info>
            <dc:creator> </dc:creator>
            <dc:date>2016-06-09T13:12:48.31</dc:date>
          </office:change-info>
          <table:previous table:id="ct409">
            <table:change-track-table-cell office:value-type="float" office:value="42384"/>
          </table:previous>
        </table:cell-content-change>
        <table:cell-content-change table:id="ct471">
          <table:cell-address table:column="5" table:row="59" table:table="0"/>
          <office:change-info>
            <dc:creator> </dc:creator>
            <dc:date>2016-06-09T13:12:48.56</dc:date>
          </office:change-info>
          <table:previous table:id="ct408">
            <table:change-track-table-cell office:value-type="float" office:value="42384"/>
          </table:previous>
        </table:cell-content-change>
        <table:cell-content-change table:id="ct472">
          <table:cell-address table:column="5" table:row="58" table:table="0"/>
          <office:change-info>
            <dc:creator> </dc:creator>
            <dc:date>2016-06-09T13:12:48.82</dc:date>
          </office:change-info>
          <table:previous table:id="ct407">
            <table:change-track-table-cell office:value-type="float" office:value="42384"/>
          </table:previous>
        </table:cell-content-change>
        <table:cell-content-change table:id="ct473">
          <table:cell-address table:column="5" table:row="71" table:table="0"/>
          <office:change-info>
            <dc:creator> </dc:creator>
            <dc:date>2016-06-09T13:12:51.32</dc:date>
          </office:change-info>
          <table:previous table:id="ct419">
            <table:change-track-table-cell office:value-type="float" office:value="42384"/>
          </table:previous>
        </table:cell-content-change>
        <table:cell-content-change table:id="ct474">
          <table:cell-address table:column="5" table:row="72" table:table="0"/>
          <office:change-info>
            <dc:creator> </dc:creator>
            <dc:date>2016-06-09T13:12:51.69</dc:date>
          </office:change-info>
          <table:previous table:id="ct420">
            <table:change-track-table-cell office:value-type="float" office:value="42384"/>
          </table:previous>
        </table:cell-content-change>
        <table:cell-content-change table:id="ct475">
          <table:cell-address table:column="5" table:row="73" table:table="0"/>
          <office:change-info>
            <dc:creator> </dc:creator>
            <dc:date>2016-06-09T13:12:52.01</dc:date>
          </office:change-info>
          <table:previous table:id="ct421">
            <table:change-track-table-cell office:value-type="float" office:value="42384"/>
          </table:previous>
        </table:cell-content-change>
        <table:cell-content-change table:id="ct476">
          <table:cell-address table:column="5" table:row="78" table:table="0"/>
          <office:change-info>
            <dc:creator> </dc:creator>
            <dc:date>2016-06-09T13:12:53.24</dc:date>
          </office:change-info>
          <table:previous table:id="ct422">
            <table:change-track-table-cell office:value-type="float" office:value="42384"/>
          </table:previous>
        </table:cell-content-change>
        <table:cell-content-change table:id="ct477">
          <table:cell-address table:column="5" table:row="79" table:table="0"/>
          <office:change-info>
            <dc:creator> </dc:creator>
            <dc:date>2016-06-09T13:12:53.59</dc:date>
          </office:change-info>
          <table:previous table:id="ct423">
            <table:change-track-table-cell office:value-type="float" office:value="42384"/>
          </table:previous>
        </table:cell-content-change>
        <table:cell-content-change table:id="ct478">
          <table:cell-address table:column="5" table:row="80" table:table="0"/>
          <office:change-info>
            <dc:creator> </dc:creator>
            <dc:date>2016-06-09T13:12:53.88</dc:date>
          </office:change-info>
          <table:previous table:id="ct424">
            <table:change-track-table-cell office:value-type="float" office:value="42384"/>
          </table:previous>
        </table:cell-content-change>
        <table:cell-content-change table:id="ct479">
          <table:cell-address table:column="5" table:row="81" table:table="0"/>
          <office:change-info>
            <dc:creator> </dc:creator>
            <dc:date>2016-06-09T13:12:54.15</dc:date>
          </office:change-info>
          <table:previous table:id="ct425">
            <table:change-track-table-cell office:value-type="float" office:value="42384"/>
          </table:previous>
        </table:cell-content-change>
        <table:cell-content-change table:id="ct480">
          <table:cell-address table:column="5" table:row="82" table:table="0"/>
          <office:change-info>
            <dc:creator> </dc:creator>
            <dc:date>2016-06-09T13:12:54.41</dc:date>
          </office:change-info>
          <table:previous table:id="ct426">
            <table:change-track-table-cell office:value-type="float" office:value="42384"/>
          </table:previous>
        </table:cell-content-change>
        <table:cell-content-change table:id="ct481">
          <table:cell-address table:column="5" table:row="83" table:table="0"/>
          <office:change-info>
            <dc:creator> </dc:creator>
            <dc:date>2016-06-09T13:12:54.67</dc:date>
          </office:change-info>
          <table:previous table:id="ct427">
            <table:change-track-table-cell office:value-type="float" office:value="42384"/>
          </table:previous>
        </table:cell-content-change>
        <table:cell-content-change table:id="ct482">
          <table:cell-address table:column="5" table:row="84" table:table="0"/>
          <office:change-info>
            <dc:creator> </dc:creator>
            <dc:date>2016-06-09T13:12:54.89</dc:date>
          </office:change-info>
          <table:previous table:id="ct428">
            <table:change-track-table-cell office:value-type="float" office:value="42384"/>
          </table:previous>
        </table:cell-content-change>
        <table:cell-content-change table:id="ct483">
          <table:cell-address table:column="5" table:row="85" table:table="0"/>
          <office:change-info>
            <dc:creator> </dc:creator>
            <dc:date>2016-06-09T13:12:55.17</dc:date>
          </office:change-info>
          <table:previous table:id="ct429">
            <table:change-track-table-cell office:value-type="float" office:value="42384"/>
          </table:previous>
        </table:cell-content-change>
        <table:cell-content-change table:id="ct484">
          <table:cell-address table:column="5" table:row="86" table:table="0"/>
          <office:change-info>
            <dc:creator> </dc:creator>
            <dc:date>2016-06-09T13:12:55.66</dc:date>
          </office:change-info>
          <table:previous table:id="ct430">
            <table:change-track-table-cell office:value-type="float" office:value="42384"/>
          </table:previous>
        </table:cell-content-change>
        <table:cell-content-change table:id="ct485">
          <table:cell-address table:column="7" table:row="151" table:table="0"/>
          <office:change-info>
            <dc:creator> </dc:creator>
            <dc:date>2016-06-23T12:05:16.47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86">
          <table:cell-address table:column="7" table:row="155" table:table="0"/>
          <office:change-info>
            <dc:creator> </dc:creator>
            <dc:date>2016-06-23T12:05:20.69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87">
          <table:cell-address table:column="7" table:row="156" table:table="0"/>
          <office:change-info>
            <dc:creator> </dc:creator>
            <dc:date>2016-06-23T12:05:21.1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88">
          <table:cell-address table:column="11" table:row="127" table:table="0"/>
          <office:change-info>
            <dc:creator> </dc:creator>
            <dc:date>2016-06-23T12:05:49.06</dc:date>
          </office:change-info>
          <table:previous table:id="ct156">
            <table:change-track-table-cell office:value-type="string">
              <text:p>60.00</text:p>
            </table:change-track-table-cell>
          </table:previous>
        </table:cell-content-change>
        <table:cell-content-change table:id="ct489">
          <table:cell-address table:column="11" table:row="128" table:table="0"/>
          <office:change-info>
            <dc:creator> </dc:creator>
            <dc:date>2016-06-23T12:05:59.45</dc:date>
          </office:change-info>
          <table:previous table:id="ct362">
            <table:change-track-table-cell office:value-type="string">
              <text:p>80.00</text:p>
            </table:change-track-table-cell>
          </table:previous>
        </table:cell-content-change>
        <table:cell-content-change table:id="ct490">
          <table:cell-address table:column="11" table:row="130" table:table="0"/>
          <office:change-info>
            <dc:creator> </dc:creator>
            <dc:date>2016-06-23T12:06:01.99</dc:date>
          </office:change-info>
          <table:previous table:id="ct159">
            <table:change-track-table-cell office:value-type="string">
              <text:p>60.00</text:p>
            </table:change-track-table-cell>
          </table:previous>
        </table:cell-content-change>
        <table:cell-content-change table:id="ct491">
          <table:cell-address table:column="11" table:row="131" table:table="0"/>
          <office:change-info>
            <dc:creator> </dc:creator>
            <dc:date>2016-06-23T12:06:01.99</dc:date>
          </office:change-info>
          <table:previous table:id="ct363">
            <table:change-track-table-cell office:value-type="string">
              <text:p>80.00</text:p>
            </table:change-track-table-cell>
          </table:previous>
        </table:cell-content-change>
        <table:cell-content-change table:id="ct492">
          <table:cell-address table:column="11" table:row="133" table:table="0"/>
          <office:change-info>
            <dc:creator> </dc:creator>
            <dc:date>2016-06-23T12:06:03.12</dc:date>
          </office:change-info>
          <table:previous table:id="ct162">
            <table:change-track-table-cell office:value-type="string">
              <text:p>60.00</text:p>
            </table:change-track-table-cell>
          </table:previous>
        </table:cell-content-change>
        <table:cell-content-change table:id="ct493">
          <table:cell-address table:column="11" table:row="134" table:table="0"/>
          <office:change-info>
            <dc:creator> </dc:creator>
            <dc:date>2016-06-23T12:06:03.12</dc:date>
          </office:change-info>
          <table:previous table:id="ct364">
            <table:change-track-table-cell office:value-type="string">
              <text:p>80.00</text:p>
            </table:change-track-table-cell>
          </table:previous>
        </table:cell-content-change>
        <table:cell-content-change table:id="ct494">
          <table:cell-address table:column="11" table:row="136" table:table="0"/>
          <office:change-info>
            <dc:creator> </dc:creator>
            <dc:date>2016-06-23T12:06:03.72</dc:date>
          </office:change-info>
          <table:previous table:id="ct165">
            <table:change-track-table-cell office:value-type="string">
              <text:p>60.00</text:p>
            </table:change-track-table-cell>
          </table:previous>
        </table:cell-content-change>
        <table:cell-content-change table:id="ct495">
          <table:cell-address table:column="11" table:row="137" table:table="0"/>
          <office:change-info>
            <dc:creator> </dc:creator>
            <dc:date>2016-06-23T12:06:03.72</dc:date>
          </office:change-info>
          <table:previous table:id="ct365">
            <table:change-track-table-cell office:value-type="string">
              <text:p>80.00</text:p>
            </table:change-track-table-cell>
          </table:previous>
        </table:cell-content-change>
        <table:cell-content-change table:id="ct496">
          <table:cell-address table:column="11" table:row="139" table:table="0"/>
          <office:change-info>
            <dc:creator> </dc:creator>
            <dc:date>2016-06-23T12:06:04.59</dc:date>
          </office:change-info>
          <table:previous table:id="ct168">
            <table:change-track-table-cell office:value-type="string">
              <text:p>60.00</text:p>
            </table:change-track-table-cell>
          </table:previous>
        </table:cell-content-change>
        <table:cell-content-change table:id="ct497">
          <table:cell-address table:column="11" table:row="140" table:table="0"/>
          <office:change-info>
            <dc:creator> </dc:creator>
            <dc:date>2016-06-23T12:06:04.59</dc:date>
          </office:change-info>
          <table:previous table:id="ct366">
            <table:change-track-table-cell office:value-type="string">
              <text:p>80.00</text:p>
            </table:change-track-table-cell>
          </table:previous>
        </table:cell-content-change>
        <table:cell-content-change table:id="ct498">
          <table:cell-address table:column="11" table:row="142" table:table="0"/>
          <office:change-info>
            <dc:creator> </dc:creator>
            <dc:date>2016-06-23T12:06:05.82</dc:date>
          </office:change-info>
          <table:previous table:id="ct171">
            <table:change-track-table-cell office:value-type="string">
              <text:p>60.00</text:p>
            </table:change-track-table-cell>
          </table:previous>
        </table:cell-content-change>
        <table:cell-content-change table:id="ct499">
          <table:cell-address table:column="11" table:row="143" table:table="0"/>
          <office:change-info>
            <dc:creator> </dc:creator>
            <dc:date>2016-06-23T12:06:05.82</dc:date>
          </office:change-info>
          <table:previous table:id="ct367">
            <table:change-track-table-cell office:value-type="string">
              <text:p>80.00</text:p>
            </table:change-track-table-cell>
          </table:previous>
        </table:cell-content-change>
        <table:cell-content-change table:id="ct500">
          <table:cell-address table:column="11" table:row="145" table:table="0"/>
          <office:change-info>
            <dc:creator> </dc:creator>
            <dc:date>2016-06-23T12:06:06.74</dc:date>
          </office:change-info>
          <table:previous table:id="ct174">
            <table:change-track-table-cell office:value-type="string">
              <text:p>60.00</text:p>
            </table:change-track-table-cell>
          </table:previous>
        </table:cell-content-change>
        <table:cell-content-change table:id="ct501">
          <table:cell-address table:column="11" table:row="146" table:table="0"/>
          <office:change-info>
            <dc:creator> </dc:creator>
            <dc:date>2016-06-23T12:06:06.74</dc:date>
          </office:change-info>
          <table:previous table:id="ct368">
            <table:change-track-table-cell office:value-type="string">
              <text:p>80.00</text:p>
            </table:change-track-table-cell>
          </table:previous>
        </table:cell-content-change>
        <table:cell-content-change table:id="ct502">
          <table:cell-address table:column="11" table:row="148" table:table="0"/>
          <office:change-info>
            <dc:creator> </dc:creator>
            <dc:date>2016-06-23T12:06:07.37</dc:date>
          </office:change-info>
          <table:previous table:id="ct177">
            <table:change-track-table-cell office:value-type="string">
              <text:p>60.00</text:p>
            </table:change-track-table-cell>
          </table:previous>
        </table:cell-content-change>
        <table:cell-content-change table:id="ct503">
          <table:cell-address table:column="11" table:row="149" table:table="0"/>
          <office:change-info>
            <dc:creator> </dc:creator>
            <dc:date>2016-06-23T12:06:07.37</dc:date>
          </office:change-info>
          <table:previous table:id="ct369">
            <table:change-track-table-cell office:value-type="string">
              <text:p>80.00</text:p>
            </table:change-track-table-cell>
          </table:previous>
        </table:cell-content-change>
        <table:cell-content-change table:id="ct504">
          <table:cell-address table:column="11" table:row="124" table:table="0"/>
          <office:change-info>
            <dc:creator> </dc:creator>
            <dc:date>2016-06-23T12:06:14.78</dc:date>
          </office:change-info>
          <table:previous table:id="ct153">
            <table:change-track-table-cell office:value-type="string">
              <text:p>40.00</text:p>
            </table:change-track-table-cell>
          </table:previous>
        </table:cell-content-change>
        <table:cell-content-change table:id="ct505">
          <table:cell-address table:column="11" table:row="125" table:table="0"/>
          <office:change-info>
            <dc:creator> </dc:creator>
            <dc:date>2016-06-23T12:06:16.17</dc:date>
          </office:change-info>
          <table:previous table:id="ct361">
            <table:change-track-table-cell office:value-type="string">
              <text:p>80.00</text:p>
            </table:change-track-table-cell>
          </table:previous>
        </table:cell-content-change>
        <table:cell-content-change table:id="ct506">
          <table:cell-address table:column="11" table:row="155" table:table="0"/>
          <office:change-info>
            <dc:creator> </dc:creator>
            <dc:date>2016-06-27T15:05:38.20</dc:date>
          </office:change-info>
          <table:previous table:id="ct185">
            <table:change-track-table-cell office:value-type="string">
              <text:p>40.00</text:p>
            </table:change-track-table-cell>
          </table:previous>
        </table:cell-content-change>
        <table:cell-content-change table:id="ct507">
          <table:cell-address table:column="11" table:row="156" table:table="0"/>
          <office:change-info>
            <dc:creator> </dc:creator>
            <dc:date>2016-06-27T15:05:40.02</dc:date>
          </office:change-info>
          <table:previous table:id="ct186">
            <table:change-track-table-cell office:value-type="string">
              <text:p>30.00</text:p>
            </table:change-track-table-cell>
          </table:previous>
        </table:cell-content-change>
        <table:cell-content-change table:id="ct508">
          <table:cell-address table:column="0" table:row="175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09">
          <table:cell-address table:column="0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10">
          <table:cell-address table:column="0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11">
          <table:cell-address table:column="1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12">
          <table:cell-address table:column="1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13">
          <table:cell-address table:column="2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14">
          <table:cell-address table:column="2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15">
          <table:cell-address table:column="3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16">
          <table:cell-address table:column="3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17">
          <table:cell-address table:column="4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18">
          <table:cell-address table:column="4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19">
          <table:cell-address table:column="5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20">
          <table:cell-address table:column="5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21">
          <table:cell-address table:column="6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22">
          <table:cell-address table:column="6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23">
          <table:cell-address table:column="7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24">
          <table:cell-address table:column="7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25">
          <table:cell-address table:column="8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26">
          <table:cell-address table:column="8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27">
          <table:cell-address table:column="9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28">
          <table:cell-address table:column="9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29">
          <table:cell-address table:column="10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30">
          <table:cell-address table:column="10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31">
          <table:cell-address table:column="11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32">
          <table:cell-address table:column="11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33">
          <table:cell-address table:column="12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34">
          <table:cell-address table:column="12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35">
          <table:cell-address table:column="14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36">
          <table:cell-address table:column="14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37">
          <table:cell-address table:column="0" table:row="175" table:table="0"/>
          <office:change-info>
            <dc:creator>Niclas Karlsson</dc:creator>
            <dc:date>2016-06-28T07:51:40.89</dc:date>
          </office:change-info>
          <table:previous table:id="ct508">
            <table:change-track-table-cell office:value-type="string">
              <text:p># Event Weapons</text:p>
            </table:change-track-table-cell>
          </table:previous>
        </table:cell-content-change>
        <table:cell-content-change table:id="ct538">
          <table:cell-address table:column="0" table:row="175" table:table="0"/>
          <office:change-info>
            <dc:creator>Niclas Karlsson</dc:creator>
            <dc:date>2016-06-28T07:51:45.43</dc:date>
          </office:change-info>
          <table:previous table:id="ct537">
            <table:change-track-table-cell office:value-type="string">
              <text:p># Point-Defense</text:p>
            </table:change-track-table-cell>
          </table:previous>
        </table:cell-content-change>
        <table:deletion table:id="ct539" table:type="row" table:position="115" table:table="0" table:multi-deletion-spanned="2">
          <office:change-info>
            <dc:creator> </dc:creator>
            <dc:date>2016-08-05T13:45:38.20</dc:date>
          </office:change-info>
          <table:deletions>
            <table:cell-content-deletion>
              <table:cell-address table:column="13" table:row="11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2" table:row="115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10" table:row="115" table:table="0"/>
              <table:change-track-table-cell office:value-type="string">
                <text:p>75.00</text:p>
              </table:change-track-table-cell>
            </table:cell-content-deletion>
            <table:cell-content-deletion>
              <table:cell-address table:column="9" table:row="115" table:table="0"/>
              <table:change-track-table-cell office:value-type="string">
                <text:p>15.00</text:p>
              </table:change-track-table-cell>
            </table:cell-content-deletion>
            <table:cell-content-deletion>
              <table:cell-address table:column="8" table:row="115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7" table:row="11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5" table:row="115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4" table:row="115" table:table="0"/>
              <table:change-track-table-cell office:value-type="string">
                <text:p>101.00</text:p>
              </table:change-track-table-cell>
            </table:cell-content-deletion>
            <table:cell-content-deletion>
              <table:cell-address table:column="3" table:row="115" table:table="0"/>
              <table:change-track-table-cell office:value-type="string">
                <text:p>67.00</text:p>
              </table:change-track-table-cell>
            </table:cell-content-deletion>
            <table:cell-content-deletion>
              <table:cell-address table:column="2" table:row="115" table:table="0"/>
              <table:change-track-table-cell office:value-type="string">
                <text:p>-30.00</text:p>
              </table:change-track-table-cell>
            </table:cell-content-deletion>
            <table:cell-content-deletion>
              <table:cell-address table:column="1" table:row="115" table:table="0"/>
              <table:change-track-table-cell office:value-type="string">
                <text:p>30.00</text:p>
              </table:change-track-table-cell>
            </table:cell-content-deletion>
            <table:cell-content-deletion>
              <table:cell-address table:column="0" table:row="115" table:table="0"/>
              <table:change-track-table-cell office:value-type="string">
                <text:p>LARGE_TORPEDO_1</text:p>
              </table:change-track-table-cell>
            </table:cell-content-deletion>
            <table:cell-content-deletion table:id="ct354">
              <table:change-track-table-cell office:value-type="string">
                <text:p>120.00</text:p>
              </table:change-track-table-cell>
            </table:cell-content-deletion>
            <table:cell-content-deletion table:id="ct38">
              <table:change-track-table-cell office:value-type="string">
                <text:p>1.00</text:p>
              </table:change-track-table-cell>
            </table:cell-content-deletion>
          </table:deletions>
        </table:deletion>
        <table:deletion table:id="ct540" table:type="row" table:position="115" table:table="0">
          <office:change-info>
            <dc:creator> </dc:creator>
            <dc:date>2016-08-05T13:45:38.20</dc:date>
          </office:change-info>
          <table:deletions>
            <table:cell-content-deletion>
              <table:cell-address table:column="13" table:row="11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2" table:row="115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10" table:row="115" table:table="0"/>
              <table:change-track-table-cell office:value-type="string">
                <text:p>75.00</text:p>
              </table:change-track-table-cell>
            </table:cell-content-deletion>
            <table:cell-content-deletion>
              <table:cell-address table:column="9" table:row="115" table:table="0"/>
              <table:change-track-table-cell office:value-type="string">
                <text:p>15.00</text:p>
              </table:change-track-table-cell>
            </table:cell-content-deletion>
            <table:cell-content-deletion>
              <table:cell-address table:column="8" table:row="115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7" table:row="11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5" table:row="115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4" table:row="115" table:table="0"/>
              <table:change-track-table-cell office:value-type="string">
                <text:p>27.00</text:p>
              </table:change-track-table-cell>
            </table:cell-content-deletion>
            <table:cell-content-deletion>
              <table:cell-address table:column="3" table:row="115" table:table="0"/>
              <table:change-track-table-cell office:value-type="string">
                <text:p>20.00</text:p>
              </table:change-track-table-cell>
            </table:cell-content-deletion>
            <table:cell-content-deletion>
              <table:cell-address table:column="2" table:row="115" table:table="0"/>
              <table:change-track-table-cell office:value-type="string">
                <text:p>-10.00</text:p>
              </table:change-track-table-cell>
            </table:cell-content-deletion>
            <table:cell-content-deletion>
              <table:cell-address table:column="1" table:row="115" table:table="0"/>
              <table:change-track-table-cell office:value-type="string">
                <text:p>10.00</text:p>
              </table:change-track-table-cell>
            </table:cell-content-deletion>
            <table:cell-content-deletion>
              <table:cell-address table:column="0" table:row="115" table:table="0"/>
              <table:change-track-table-cell office:value-type="string">
                <text:p>SMALL_TORPEDO_2</text:p>
              </table:change-track-table-cell>
            </table:cell-content-deletion>
            <table:change-deletion table:id="ct539"/>
            <table:cell-content-deletion table:id="ct355">
              <table:change-track-table-cell office:value-type="string">
                <text:p>80.00</text:p>
              </table:change-track-table-cell>
            </table:cell-content-deletion>
            <table:cell-content-deletion table:id="ct39">
              <table:change-track-table-cell office:value-type="string">
                <text:p>1.00</text:p>
              </table:change-track-table-cell>
            </table:cell-content-deletion>
          </table:deletions>
        </table:deletion>
        <table:deletion table:id="ct541" table:type="row" table:position="120" table:table="0">
          <office:change-info>
            <dc:creator> </dc:creator>
            <dc:date>2016-08-05T13:45:44.68</dc:date>
          </office:change-info>
          <table:deletions>
            <table:cell-content-deletion>
              <table:cell-address table:column="13" table:row="120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2" table:row="120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10" table:row="120" table:table="0"/>
              <table:change-track-table-cell office:value-type="string">
                <text:p>75.00</text:p>
              </table:change-track-table-cell>
            </table:cell-content-deletion>
            <table:cell-content-deletion>
              <table:cell-address table:column="9" table:row="120" table:table="0"/>
              <table:change-track-table-cell office:value-type="string">
                <text:p>15.00</text:p>
              </table:change-track-table-cell>
            </table:cell-content-deletion>
            <table:cell-content-deletion>
              <table:cell-address table:column="8" table:row="120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7" table:row="12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5" table:row="120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4" table:row="120" table:table="0"/>
              <table:change-track-table-cell office:value-type="string">
                <text:p>119.00</text:p>
              </table:change-track-table-cell>
            </table:cell-content-deletion>
            <table:cell-content-deletion>
              <table:cell-address table:column="3" table:row="120" table:table="0"/>
              <table:change-track-table-cell office:value-type="string">
                <text:p>89.00</text:p>
              </table:change-track-table-cell>
            </table:cell-content-deletion>
            <table:cell-content-deletion>
              <table:cell-address table:column="2" table:row="120" table:table="0"/>
              <table:change-track-table-cell office:value-type="string">
                <text:p>-50.00</text:p>
              </table:change-track-table-cell>
            </table:cell-content-deletion>
            <table:cell-content-deletion>
              <table:cell-address table:column="1" table:row="120" table:table="0"/>
              <table:change-track-table-cell office:value-type="string">
                <text:p>50.00</text:p>
              </table:change-track-table-cell>
            </table:cell-content-deletion>
            <table:cell-content-deletion>
              <table:cell-address table:column="0" table:row="120" table:table="0"/>
              <table:change-track-table-cell office:value-type="string">
                <text:p>LARGE_TORPEDO_3</text:p>
              </table:change-track-table-cell>
            </table:cell-content-deletion>
            <table:cell-content-deletion table:id="ct360">
              <table:change-track-table-cell office:value-type="string">
                <text:p>120.00</text:p>
              </table:change-track-table-cell>
            </table:cell-content-deletion>
            <table:cell-content-deletion table:id="ct44">
              <table:change-track-table-cell office:value-type="string">
                <text:p>1.00</text:p>
              </table:change-track-table-cell>
            </table:cell-content-deletion>
          </table:deletions>
        </table:deletion>
        <table:deletion table:id="ct542" table:type="row" table:position="116" table:table="0" table:multi-deletion-spanned="2">
          <office:change-info>
            <dc:creator> </dc:creator>
            <dc:date>2016-08-05T13:45:44.68</dc:date>
          </office:change-info>
          <table:deletions>
            <table:cell-content-deletion>
              <table:cell-address table:column="13" table:row="11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2" table:row="116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10" table:row="116" table:table="0"/>
              <table:change-track-table-cell office:value-type="string">
                <text:p>75.00</text:p>
              </table:change-track-table-cell>
            </table:cell-content-deletion>
            <table:cell-content-deletion>
              <table:cell-address table:column="9" table:row="116" table:table="0"/>
              <table:change-track-table-cell office:value-type="string">
                <text:p>15.00</text:p>
              </table:change-track-table-cell>
            </table:cell-content-deletion>
            <table:cell-content-deletion>
              <table:cell-address table:column="8" table:row="116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7" table:row="11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5" table:row="116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4" table:row="116" table:table="0"/>
              <table:change-track-table-cell office:value-type="string">
                <text:p>110.00</text:p>
              </table:change-track-table-cell>
            </table:cell-content-deletion>
            <table:cell-content-deletion>
              <table:cell-address table:column="3" table:row="116" table:table="0"/>
              <table:change-track-table-cell office:value-type="string">
                <text:p>78.00</text:p>
              </table:change-track-table-cell>
            </table:cell-content-deletion>
            <table:cell-content-deletion>
              <table:cell-address table:column="2" table:row="116" table:table="0"/>
              <table:change-track-table-cell office:value-type="string">
                <text:p>-40.00</text:p>
              </table:change-track-table-cell>
            </table:cell-content-deletion>
            <table:cell-content-deletion>
              <table:cell-address table:column="1" table:row="116" table:table="0"/>
              <table:change-track-table-cell office:value-type="string">
                <text:p>40.00</text:p>
              </table:change-track-table-cell>
            </table:cell-content-deletion>
            <table:cell-content-deletion>
              <table:cell-address table:column="0" table:row="116" table:table="0"/>
              <table:change-track-table-cell office:value-type="string">
                <text:p>LARGE_TORPEDO_2</text:p>
              </table:change-track-table-cell>
            </table:cell-content-deletion>
            <table:cell-content-deletion table:id="ct357">
              <table:change-track-table-cell office:value-type="string">
                <text:p>120.00</text:p>
              </table:change-track-table-cell>
            </table:cell-content-deletion>
            <table:cell-content-deletion table:id="ct41">
              <table:change-track-table-cell office:value-type="string">
                <text:p>1.00</text:p>
              </table:change-track-table-cell>
            </table:cell-content-deletion>
          </table:deletions>
        </table:deletion>
        <table:deletion table:id="ct543" table:type="row" table:position="116" table:table="0">
          <office:change-info>
            <dc:creator> </dc:creator>
            <dc:date>2016-08-05T13:45:44.68</dc:date>
          </office:change-info>
          <table:deletions>
            <table:cell-content-deletion>
              <table:cell-address table:column="13" table:row="11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2" table:row="116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10" table:row="116" table:table="0"/>
              <table:change-track-table-cell office:value-type="string">
                <text:p>75.00</text:p>
              </table:change-track-table-cell>
            </table:cell-content-deletion>
            <table:cell-content-deletion>
              <table:cell-address table:column="9" table:row="116" table:table="0"/>
              <table:change-track-table-cell office:value-type="string">
                <text:p>15.00</text:p>
              </table:change-track-table-cell>
            </table:cell-content-deletion>
            <table:cell-content-deletion>
              <table:cell-address table:column="8" table:row="116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7" table:row="11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5" table:row="116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4" table:row="116" table:table="0"/>
              <table:change-track-table-cell office:value-type="string">
                <text:p>29.00</text:p>
              </table:change-track-table-cell>
            </table:cell-content-deletion>
            <table:cell-content-deletion>
              <table:cell-address table:column="3" table:row="116" table:table="0"/>
              <table:change-track-table-cell office:value-type="string">
                <text:p>23.00</text:p>
              </table:change-track-table-cell>
            </table:cell-content-deletion>
            <table:cell-content-deletion>
              <table:cell-address table:column="2" table:row="116" table:table="0"/>
              <table:change-track-table-cell office:value-type="string">
                <text:p>-12.50</text:p>
              </table:change-track-table-cell>
            </table:cell-content-deletion>
            <table:cell-content-deletion>
              <table:cell-address table:column="1" table:row="116" table:table="0"/>
              <table:change-track-table-cell office:value-type="string">
                <text:p>12.50</text:p>
              </table:change-track-table-cell>
            </table:cell-content-deletion>
            <table:cell-content-deletion>
              <table:cell-address table:column="0" table:row="116" table:table="0"/>
              <table:change-track-table-cell office:value-type="string">
                <text:p>SMALL_TORPEDO_3</text:p>
              </table:change-track-table-cell>
            </table:cell-content-deletion>
            <table:change-deletion table:id="ct542"/>
            <table:cell-content-deletion table:id="ct358">
              <table:change-track-table-cell office:value-type="string">
                <text:p>80.00</text:p>
              </table:change-track-table-cell>
            </table:cell-content-deletion>
            <table:cell-content-deletion table:id="ct42">
              <table:change-track-table-cell office:value-type="string">
                <text:p>1.00</text:p>
              </table:change-track-table-cell>
            </table:cell-content-deletion>
          </table:deletions>
        </table:deletion>
        <table:deletion table:id="ct544" table:type="row" table:position="114" table:table="0">
          <office:change-info>
            <dc:creator> </dc:creator>
            <dc:date>2016-08-05T13:45:44.68</dc:date>
          </office:change-info>
          <table:deletions>
            <table:cell-content-deletion>
              <table:cell-address table:column="13" table:row="11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2" table:row="114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10" table:row="114" table:table="0"/>
              <table:change-track-table-cell office:value-type="string">
                <text:p>75.00</text:p>
              </table:change-track-table-cell>
            </table:cell-content-deletion>
            <table:cell-content-deletion>
              <table:cell-address table:column="9" table:row="114" table:table="0"/>
              <table:change-track-table-cell office:value-type="string">
                <text:p>15.00</text:p>
              </table:change-track-table-cell>
            </table:cell-content-deletion>
            <table:cell-content-deletion>
              <table:cell-address table:column="8" table:row="114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7" table:row="11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5" table:row="114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4" table:row="114" table:table="0"/>
              <table:change-track-table-cell office:value-type="string">
                <text:p>24.00</text:p>
              </table:change-track-table-cell>
            </table:cell-content-deletion>
            <table:cell-content-deletion>
              <table:cell-address table:column="3" table:row="114" table:table="0"/>
              <table:change-track-table-cell office:value-type="string">
                <text:p>18.00</text:p>
              </table:change-track-table-cell>
            </table:cell-content-deletion>
            <table:cell-content-deletion>
              <table:cell-address table:column="2" table:row="114" table:table="0"/>
              <table:change-track-table-cell office:value-type="string">
                <text:p>-7.50</text:p>
              </table:change-track-table-cell>
            </table:cell-content-deletion>
            <table:cell-content-deletion>
              <table:cell-address table:column="1" table:row="114" table:table="0"/>
              <table:change-track-table-cell office:value-type="string">
                <text:p>7.50</text:p>
              </table:change-track-table-cell>
            </table:cell-content-deletion>
            <table:cell-content-deletion>
              <table:cell-address table:column="0" table:row="114" table:table="0"/>
              <table:change-track-table-cell office:value-type="string">
                <text:p>SMALL_TORPEDO_1</text:p>
              </table:change-track-table-cell>
            </table:cell-content-deletion>
            <table:cell-content-deletion table:id="ct352">
              <table:change-track-table-cell office:value-type="string">
                <text:p>80.00</text:p>
              </table:change-track-table-cell>
            </table:cell-content-deletion>
            <table:cell-content-deletion table:id="ct36">
              <table:change-track-table-cell office:value-type="string">
                <text:p>1.00</text:p>
              </table:change-track-table-cell>
            </table:cell-content-deletion>
          </table:deletions>
        </table:deletion>
        <table:cell-content-change table:id="ct545">
          <table:cell-address table:column="0" table:row="114" table:table="0"/>
          <office:change-info>
            <dc:creator> </dc:creator>
            <dc:date>2016-08-05T13:45:48.17</dc:date>
          </office:change-info>
          <table:previous>
            <table:change-track-table-cell office:value-type="string">
              <text:p>MEDIUM_TORPEDO_1</text:p>
            </table:change-track-table-cell>
          </table:previous>
        </table:cell-content-change>
        <table:cell-content-change table:id="ct546">
          <table:cell-address table:column="0" table:row="115" table:table="0"/>
          <office:change-info>
            <dc:creator> </dc:creator>
            <dc:date>2016-08-05T13:45:49.97</dc:date>
          </office:change-info>
          <table:previous>
            <table:change-track-table-cell office:value-type="string">
              <text:p>MEDIUM_TORPEDO_2</text:p>
            </table:change-track-table-cell>
          </table:previous>
        </table:cell-content-change>
        <table:cell-content-change table:id="ct547">
          <table:cell-address table:column="0" table:row="116" table:table="0"/>
          <office:change-info>
            <dc:creator> </dc:creator>
            <dc:date>2016-08-05T13:45:52.15</dc:date>
          </office:change-info>
          <table:previous>
            <table:change-track-table-cell office:value-type="string">
              <text:p>MEDIUM_TORPEDO_3</text:p>
            </table:change-track-table-cell>
          </table:previous>
        </table:cell-content-change>
        <table:cell-content-change table:id="ct548">
          <table:cell-address table:column="3" table:row="114" table:table="0"/>
          <office:change-info>
            <dc:creator> </dc:creator>
            <dc:date>2016-08-09T15:15:35.67</dc:date>
          </office:change-info>
          <table:previous>
            <table:change-track-table-cell office:value-type="string">
              <text:p>28.00</text:p>
            </table:change-track-table-cell>
          </table:previous>
        </table:cell-content-change>
        <table:cell-content-change table:id="ct549">
          <table:cell-address table:column="3" table:row="115" table:table="0"/>
          <office:change-info>
            <dc:creator> </dc:creator>
            <dc:date>2016-08-09T15:15:35.67</dc:date>
          </office:change-info>
          <table:previous>
            <table:change-track-table-cell office:value-type="string">
              <text:p>33.00</text:p>
            </table:change-track-table-cell>
          </table:previous>
        </table:cell-content-change>
        <table:cell-content-change table:id="ct550">
          <table:cell-address table:column="3" table:row="116" table:table="0"/>
          <office:change-info>
            <dc:creator> </dc:creator>
            <dc:date>2016-08-09T15:15:35.67</dc:date>
          </office:change-info>
          <table:previous>
            <table:change-track-table-cell office:value-type="string">
              <text:p>38.00</text:p>
            </table:change-track-table-cell>
          </table:previous>
        </table:cell-content-change>
        <table:cell-content-change table:id="ct551">
          <table:cell-address table:column="4" table:row="114" table:table="0"/>
          <office:change-info>
            <dc:creator> </dc:creator>
            <dc:date>2016-08-09T15:15:35.67</dc:date>
          </office:change-info>
          <table:previous>
            <table:change-track-table-cell office:value-type="string">
              <text:p>56.00</text:p>
            </table:change-track-table-cell>
          </table:previous>
        </table:cell-content-change>
        <table:cell-content-change table:id="ct552">
          <table:cell-address table:column="4" table:row="115" table:table="0"/>
          <office:change-info>
            <dc:creator> </dc:creator>
            <dc:date>2016-08-09T15:15:35.67</dc:date>
          </office:change-info>
          <table:previous>
            <table:change-track-table-cell office:value-type="string">
              <text:p>61.00</text:p>
            </table:change-track-table-cell>
          </table:previous>
        </table:cell-content-change>
        <table:cell-content-change table:id="ct553">
          <table:cell-address table:column="4" table:row="116" table:table="0"/>
          <office:change-info>
            <dc:creator> </dc:creator>
            <dc:date>2016-08-09T15:15:35.67</dc:date>
          </office:change-info>
          <table:previous>
            <table:change-track-table-cell office:value-type="string">
              <text:p>66.00</text:p>
            </table:change-track-table-cell>
          </table:previous>
        </table:cell-content-change>
        <table:cell-content-change table:id="ct554">
          <table:cell-address table:column="10" table:row="114" table:table="0"/>
          <office:change-info>
            <dc:creator> </dc:creator>
            <dc:date>2016-08-09T15:15:35.67</dc:date>
          </office:change-info>
          <table:previous>
            <table:change-track-table-cell office:value-type="string">
              <text:p>75.00</text:p>
            </table:change-track-table-cell>
          </table:previous>
        </table:cell-content-change>
        <table:cell-content-change table:id="ct555">
          <table:cell-address table:column="10" table:row="115" table:table="0"/>
          <office:change-info>
            <dc:creator> </dc:creator>
            <dc:date>2016-08-09T15:15:35.67</dc:date>
          </office:change-info>
          <table:previous>
            <table:change-track-table-cell office:value-type="string">
              <text:p>75.00</text:p>
            </table:change-track-table-cell>
          </table:previous>
        </table:cell-content-change>
        <table:cell-content-change table:id="ct556">
          <table:cell-address table:column="10" table:row="116" table:table="0"/>
          <office:change-info>
            <dc:creator> </dc:creator>
            <dc:date>2016-08-09T15:15:35.67</dc:date>
          </office:change-info>
          <table:previous>
            <table:change-track-table-cell office:value-type="string">
              <text:p>75.00</text:p>
            </table:change-track-table-cell>
          </table:previous>
        </table:cell-content-change>
        <table:cell-content-change table:id="ct557">
          <table:cell-address table:column="11" table:row="114" table:table="0"/>
          <office:change-info>
            <dc:creator> </dc:creator>
            <dc:date>2016-08-09T15:15:35.67</dc:date>
          </office:change-info>
          <table:previous table:id="ct353">
            <table:change-track-table-cell office:value-type="string">
              <text:p>100.00</text:p>
            </table:change-track-table-cell>
          </table:previous>
        </table:cell-content-change>
        <table:cell-content-change table:id="ct558">
          <table:cell-address table:column="11" table:row="115" table:table="0"/>
          <office:change-info>
            <dc:creator> </dc:creator>
            <dc:date>2016-08-09T15:15:35.67</dc:date>
          </office:change-info>
          <table:previous table:id="ct356">
            <table:change-track-table-cell office:value-type="string">
              <text:p>100.00</text:p>
            </table:change-track-table-cell>
          </table:previous>
        </table:cell-content-change>
        <table:cell-content-change table:id="ct559">
          <table:cell-address table:column="11" table:row="116" table:table="0"/>
          <office:change-info>
            <dc:creator> </dc:creator>
            <dc:date>2016-08-09T15:15:35.67</dc:date>
          </office:change-info>
          <table:previous table:id="ct359">
            <table:change-track-table-cell office:value-type="string">
              <text:p>100.00</text:p>
            </table:change-track-table-cell>
          </table:previous>
        </table:cell-content-change>
        <table:cell-content-change table:id="ct560">
          <table:cell-address table:column="11" table:row="114" table:table="0"/>
          <office:change-info>
            <dc:creator> </dc:creator>
            <dc:date>2016-08-09T15:15:48.15</dc:date>
          </office:change-info>
          <table:previous table:id="ct557">
            <table:change-track-table-cell office:value-type="string">
              <text:p>70.00</text:p>
            </table:change-track-table-cell>
          </table:previous>
        </table:cell-content-change>
        <table:cell-content-change table:id="ct561">
          <table:cell-address table:column="11" table:row="115" table:table="0"/>
          <office:change-info>
            <dc:creator> </dc:creator>
            <dc:date>2016-08-09T15:15:48.62</dc:date>
          </office:change-info>
          <table:previous table:id="ct558">
            <table:change-track-table-cell office:value-type="string">
              <text:p>70.00</text:p>
            </table:change-track-table-cell>
          </table:previous>
        </table:cell-content-change>
        <table:cell-content-change table:id="ct562">
          <table:cell-address table:column="11" table:row="116" table:table="0"/>
          <office:change-info>
            <dc:creator> </dc:creator>
            <dc:date>2016-08-09T15:15:56.90</dc:date>
          </office:change-info>
          <table:previous table:id="ct559">
            <table:change-track-table-cell office:value-type="string">
              <text:p>70.00</text:p>
            </table:change-track-table-cell>
          </table:previous>
        </table:cell-content-change>
        <table:cell-content-change table:id="ct563">
          <table:cell-address table:column="11" table:row="27" table:table="0"/>
          <office:change-info>
            <dc:creator> </dc:creator>
            <dc:date>2016-08-10T08:44:05.54</dc:date>
          </office:change-info>
          <table:previous table:id="ct326">
            <table:change-track-table-cell office:value-type="string">
              <text:p>120.00</text:p>
            </table:change-track-table-cell>
          </table:previous>
        </table:cell-content-change>
        <table:cell-content-change table:id="ct564">
          <table:cell-address table:column="11" table:row="28" table:table="0"/>
          <office:change-info>
            <dc:creator> </dc:creator>
            <dc:date>2016-08-10T08:44:06.23</dc:date>
          </office:change-info>
          <table:previous table:id="ct327">
            <table:change-track-table-cell office:value-type="string">
              <text:p>120.00</text:p>
            </table:change-track-table-cell>
          </table:previous>
        </table:cell-content-change>
        <table:cell-content-change table:id="ct565">
          <table:cell-address table:column="11" table:row="42" table:table="0"/>
          <office:change-info>
            <dc:creator> </dc:creator>
            <dc:date>2016-08-10T08:44:07.61</dc:date>
          </office:change-info>
          <table:previous table:id="ct331">
            <table:change-track-table-cell office:value-type="string">
              <text:p>120.00</text:p>
            </table:change-track-table-cell>
          </table:previous>
        </table:cell-content-change>
        <table:cell-content-change table:id="ct566">
          <table:cell-address table:column="11" table:row="43" table:table="0"/>
          <office:change-info>
            <dc:creator> </dc:creator>
            <dc:date>2016-08-10T08:44:09.64</dc:date>
          </office:change-info>
          <table:previous table:id="ct332">
            <table:change-track-table-cell office:value-type="string">
              <text:p>120.00</text:p>
            </table:change-track-table-cell>
          </table:previous>
        </table:cell-content-change>
        <table:cell-content-change table:id="ct567">
          <table:cell-address table:column="11" table:row="43" table:table="0"/>
          <office:change-info>
            <dc:creator> </dc:creator>
            <dc:date>2016-08-10T08:44:12.27</dc:date>
          </office:change-info>
          <table:previous table:id="ct566">
            <table:change-track-table-cell office:value-type="float" office:value="100"/>
          </table:previous>
        </table:cell-content-change>
        <table:cell-content-change table:id="ct568">
          <table:cell-address table:column="4" table:row="42" table:table="0"/>
          <office:change-info>
            <dc:creator> </dc:creator>
            <dc:date>2016-08-10T09:03:41.02</dc:date>
          </office:change-info>
          <table:previous>
            <table:change-track-table-cell office:value-type="string">
              <text:p>172.00</text:p>
            </table:change-track-table-cell>
          </table:previous>
        </table:cell-content-change>
        <table:cell-content-change table:id="ct569">
          <table:cell-address table:column="4" table:row="43" table:table="0"/>
          <office:change-info>
            <dc:creator> </dc:creator>
            <dc:date>2016-08-10T09:03:41.02</dc:date>
          </office:change-info>
          <table:previous>
            <table:change-track-table-cell office:value-type="string">
              <text:p>195.00</text:p>
            </table:change-track-table-cell>
          </table:previous>
        </table:cell-content-change>
        <table:cell-content-change table:id="ct570">
          <table:cell-address table:column="5" table:row="42" table:table="0"/>
          <office:change-info>
            <dc:creator> </dc:creator>
            <dc:date>2016-08-10T09:03:41.02</dc:date>
          </office:change-info>
          <table:previous table:id="ct3">
            <table:change-track-table-cell office:value-type="string">
              <text:p>0.50</text:p>
            </table:change-track-table-cell>
          </table:previous>
        </table:cell-content-change>
        <table:cell-content-change table:id="ct571">
          <table:cell-address table:column="5" table:row="43" table:table="0"/>
          <office:change-info>
            <dc:creator> </dc:creator>
            <dc:date>2016-08-10T09:03:41.02</dc:date>
          </office:change-info>
          <table:previous table:id="ct6">
            <table:change-track-table-cell office:value-type="string">
              <text:p>0.50</text:p>
            </table:change-track-table-cell>
          </table:previous>
        </table:cell-content-change>
        <table:cell-content-change table:id="ct572">
          <table:cell-address table:column="6" table:row="42" table:table="0"/>
          <office:change-info>
            <dc:creator> </dc:creator>
            <dc:date>2016-08-10T09:03:41.02</dc:date>
          </office:change-info>
          <table:previous table:id="ct4">
            <table:change-track-table-cell office:value-type="string">
              <text:p>0.50</text:p>
            </table:change-track-table-cell>
          </table:previous>
        </table:cell-content-change>
        <table:cell-content-change table:id="ct573">
          <table:cell-address table:column="6" table:row="43" table:table="0"/>
          <office:change-info>
            <dc:creator> </dc:creator>
            <dc:date>2016-08-10T09:03:41.02</dc:date>
          </office:change-info>
          <table:previous table:id="ct7">
            <table:change-track-table-cell office:value-type="string">
              <text:p>0.50</text:p>
            </table:change-track-table-cell>
          </table:previous>
        </table:cell-content-change>
        <table:cell-content-change table:id="ct574">
          <table:cell-address table:column="7" table:row="42" table:table="0"/>
          <office:change-info>
            <dc:creator> </dc:creator>
            <dc:date>2016-08-10T09:03:41.02</dc:date>
          </office:change-info>
          <table:previous table:id="ct5">
            <table:change-track-table-cell office:value-type="string">
              <text:p>0.50</text:p>
            </table:change-track-table-cell>
          </table:previous>
        </table:cell-content-change>
        <table:cell-content-change table:id="ct575">
          <table:cell-address table:column="7" table:row="43" table:table="0"/>
          <office:change-info>
            <dc:creator> </dc:creator>
            <dc:date>2016-08-10T09:03:41.02</dc:date>
          </office:change-info>
          <table:previous table:id="ct8">
            <table:change-track-table-cell office:value-type="string">
              <text:p>0.50</text:p>
            </table:change-track-table-cell>
          </table:previous>
        </table:cell-content-change>
        <table:cell-content-change table:id="ct576">
          <table:cell-address table:column="10" table:row="42" table:table="0"/>
          <office:change-info>
            <dc:creator> </dc:creator>
            <dc:date>2016-08-10T09:03:41.02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577">
          <table:cell-address table:column="10" table:row="43" table:table="0"/>
          <office:change-info>
            <dc:creator> </dc:creator>
            <dc:date>2016-08-10T09:03:41.02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578">
          <table:cell-address table:column="11" table:row="43" table:table="0"/>
          <office:change-info>
            <dc:creator> </dc:creator>
            <dc:date>2016-08-10T09:03:41.02</dc:date>
          </office:change-info>
          <table:previous table:id="ct567">
            <table:change-track-table-cell office:value-type="string">
              <text:p>100.00</text:p>
            </table:change-track-table-cell>
          </table:previous>
        </table:cell-content-change>
        <table:cell-content-change table:id="ct579">
          <table:cell-address table:column="5" table:row="27" table:table="0"/>
          <office:change-info>
            <dc:creator> </dc:creator>
            <dc:date>2016-08-10T09:03:46.52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0">
          <table:cell-address table:column="5" table:row="28" table:table="0"/>
          <office:change-info>
            <dc:creator> </dc:creator>
            <dc:date>2016-08-10T09:03:46.52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1">
          <table:cell-address table:column="5" table:row="7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2">
          <table:cell-address table:column="5" table:row="8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3">
          <table:cell-address table:column="5" table:row="9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4">
          <table:cell-address table:column="5" table:row="10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5">
          <table:cell-address table:column="5" table:row="11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6">
          <table:cell-address table:column="5" table:row="12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7">
          <table:cell-address table:column="5" table:row="13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8">
          <table:cell-address table:column="5" table:row="14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9">
          <table:cell-address table:column="5" table:row="15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0">
          <table:cell-address table:column="5" table:row="16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1">
          <table:cell-address table:column="5" table:row="17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2">
          <table:cell-address table:column="5" table:row="18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3">
          <table:cell-address table:column="5" table:row="19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4">
          <table:cell-address table:column="5" table:row="20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5">
          <table:cell-address table:column="5" table:row="21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6">
          <table:cell-address table:column="5" table:row="23" table:table="0"/>
          <office:change-info>
            <dc:creator> </dc:creator>
            <dc:date>2016-08-10T09:03:59.2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7">
          <table:cell-address table:column="5" table:row="24" table:table="0"/>
          <office:change-info>
            <dc:creator> </dc:creator>
            <dc:date>2016-08-10T09:03:59.2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8">
          <table:cell-address table:column="5" table:row="25" table:table="0"/>
          <office:change-info>
            <dc:creator> </dc:creator>
            <dc:date>2016-08-10T09:03:59.2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9">
          <table:cell-address table:column="0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# Energy Torpedo</text:p>
            </table:change-track-table-cell>
          </table:previous>
        </table:cell-content-change>
        <table:cell-content-change table:id="ct600">
          <table:cell-address table:column="0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LARGE_ENERGY_TORPEDO_1</text:p>
            </table:change-track-table-cell>
          </table:previous>
        </table:cell-content-change>
        <table:cell-content-change table:id="ct601">
          <table:cell-address table:column="0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LARGE_ENERGY_TORPEDO_2</text:p>
            </table:change-track-table-cell>
          </table:previous>
        </table:cell-content-change>
        <table:cell-content-change table:id="ct602">
          <table:cell-address table:column="1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100.00</text:p>
            </table:change-track-table-cell>
          </table:previous>
        </table:cell-content-change>
        <table:cell-content-change table:id="ct603">
          <table:cell-address table:column="1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120.00</text:p>
            </table:change-track-table-cell>
          </table:previous>
        </table:cell-content-change>
        <table:cell-content-change table:id="ct604">
          <table:cell-address table:column="2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-100.00</text:p>
            </table:change-track-table-cell>
          </table:previous>
        </table:cell-content-change>
        <table:cell-content-change table:id="ct605">
          <table:cell-address table:column="2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-120.00</text:p>
            </table:change-track-table-cell>
          </table:previous>
        </table:cell-content-change>
        <table:cell-content-change table:id="ct606">
          <table:cell-address table:column="3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69.00</text:p>
            </table:change-track-table-cell>
          </table:previous>
        </table:cell-content-change>
        <table:cell-content-change table:id="ct607">
          <table:cell-address table:column="3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78.00</text:p>
            </table:change-track-table-cell>
          </table:previous>
        </table:cell-content-change>
        <table:cell-content-change table:id="ct608">
          <table:cell-address table:column="4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127.50</text:p>
            </table:change-track-table-cell>
          </table:previous>
        </table:cell-content-change>
        <table:cell-content-change table:id="ct609">
          <table:cell-address table:column="4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144.00</text:p>
            </table:change-track-table-cell>
          </table:previous>
        </table:cell-content-change>
        <table:cell-content-change table:id="ct610">
          <table:cell-address table:column="5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611">
          <table:cell-address table:column="5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612">
          <table:cell-address table:column="6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13">
          <table:cell-address table:column="6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14">
          <table:cell-address table:column="7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615">
          <table:cell-address table:column="7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616">
          <table:cell-address table:column="8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617">
          <table:cell-address table:column="8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618">
          <table:cell-address table:column="9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619">
          <table:cell-address table:column="9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620">
          <table:cell-address table:column="10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55.00</text:p>
            </table:change-track-table-cell>
          </table:previous>
        </table:cell-content-change>
        <table:cell-content-change table:id="ct621">
          <table:cell-address table:column="10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55.00</text:p>
            </table:change-track-table-cell>
          </table:previous>
        </table:cell-content-change>
        <table:cell-content-change table:id="ct622">
          <table:cell-address table:column="11" table:row="54" table:table="0"/>
          <office:change-info>
            <dc:creator> </dc:creator>
            <dc:date>2016-08-10T09:06:45.52</dc:date>
          </office:change-info>
          <table:previous table:id="ct336">
            <table:change-track-table-cell office:value-type="string">
              <text:p>100.00</text:p>
            </table:change-track-table-cell>
          </table:previous>
        </table:cell-content-change>
        <table:cell-content-change table:id="ct623">
          <table:cell-address table:column="11" table:row="54" table:table="0"/>
          <office:change-info>
            <dc:creator> </dc:creator>
            <dc:date>2016-08-10T09:06:45.52</dc:date>
          </office:change-info>
          <table:previous table:id="ct337">
            <table:change-track-table-cell office:value-type="string">
              <text:p>100.00</text:p>
            </table:change-track-table-cell>
          </table:previous>
        </table:cell-content-change>
        <table:cell-content-change table:id="ct624">
          <table:cell-address table:column="12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0.95</text:p>
            </table:change-track-table-cell>
          </table:previous>
        </table:cell-content-change>
        <table:cell-content-change table:id="ct625">
          <table:cell-address table:column="12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0.95</text:p>
            </table:change-track-table-cell>
          </table:previous>
        </table:cell-content-change>
        <table:cell-content-change table:id="ct626">
          <table:cell-address table:column="14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627">
          <table:cell-address table:column="14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deletion table:id="ct628" table:type="row" table:position="54" table:table="0" table:multi-deletion-spanned="3">
          <office:change-info>
            <dc:creator> </dc:creator>
            <dc:date>2016-08-10T09:06:46.95</dc:date>
          </office:change-info>
          <table:deletions>
            <table:cell-content-deletion>
              <table:cell-address table:column="0" table:row="54" table:table="0"/>
              <table:change-track-table-cell office:value-type="string">
                <text:p># Energy Torpedo</text:p>
              </table:change-track-table-cell>
            </table:cell-content-deletion>
            <table:cell-content-deletion>
              <table:cell-address table:column="0" table:row="54" table:table="0"/>
              <table:change-track-table-cell office:value-type="string">
                <text:p># Energy Torpedo</text:p>
              </table:change-track-table-cell>
            </table:cell-content-deletion>
            <table:cell-content-deletion table:id="ct599">
              <table:change-track-table-cell/>
            </table:cell-content-deletion>
          </table:deletions>
        </table:deletion>
        <table:deletion table:id="ct629" table:type="row" table:position="54" table:table="0">
          <office:change-info>
            <dc:creator> </dc:creator>
            <dc:date>2016-08-10T09:06:46.95</dc:date>
          </office:change-info>
          <table:deletions>
            <table:cell-content-deletion>
              <table:cell-address table:column="13" table:row="5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2" table:row="54" table:table="0"/>
              <table:change-track-table-cell office:value-type="string">
                <text:p>0.95</text:p>
              </table:change-track-table-cell>
            </table:cell-content-deletion>
            <table:cell-content-deletion>
              <table:cell-address table:column="10" table:row="54" table:table="0"/>
              <table:change-track-table-cell office:value-type="string">
                <text:p>55.00</text:p>
              </table:change-track-table-cell>
            </table:cell-content-deletion>
            <table:cell-content-deletion>
              <table:cell-address table:column="9" table:row="54" table:table="0"/>
              <table:change-track-table-cell office:value-type="string">
                <text:p>23.00</text:p>
              </table:change-track-table-cell>
            </table:cell-content-deletion>
            <table:cell-content-deletion>
              <table:cell-address table:column="8" table:row="54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7" table:row="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6" table:row="54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5" table:row="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4" table:row="54" table:table="0"/>
              <table:change-track-table-cell office:value-type="string">
                <text:p>127.50</text:p>
              </table:change-track-table-cell>
            </table:cell-content-deletion>
            <table:cell-content-deletion>
              <table:cell-address table:column="3" table:row="54" table:table="0"/>
              <table:change-track-table-cell office:value-type="string">
                <text:p>69.00</text:p>
              </table:change-track-table-cell>
            </table:cell-content-deletion>
            <table:cell-content-deletion>
              <table:cell-address table:column="2" table:row="54" table:table="0"/>
              <table:change-track-table-cell office:value-type="string">
                <text:p>-100.00</text:p>
              </table:change-track-table-cell>
            </table:cell-content-deletion>
            <table:cell-content-deletion>
              <table:cell-address table:column="1" table:row="54" table:table="0"/>
              <table:change-track-table-cell office:value-type="string">
                <text:p>100.00</text:p>
              </table:change-track-table-cell>
            </table:cell-content-deletion>
            <table:cell-content-deletion>
              <table:cell-address table:column="0" table:row="54" table:table="0"/>
              <table:change-track-table-cell office:value-type="string">
                <text:p>LARGE_ENERGY_TORPEDO_1</text:p>
              </table:change-track-table-cell>
            </table:cell-content-deletion>
            <table:cell-content-deletion>
              <table:cell-address table:column="13" table:row="5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2" table:row="54" table:table="0"/>
              <table:change-track-table-cell office:value-type="string">
                <text:p>0.95</text:p>
              </table:change-track-table-cell>
            </table:cell-content-deletion>
            <table:cell-content-deletion>
              <table:cell-address table:column="10" table:row="54" table:table="0"/>
              <table:change-track-table-cell office:value-type="string">
                <text:p>55.00</text:p>
              </table:change-track-table-cell>
            </table:cell-content-deletion>
            <table:cell-content-deletion>
              <table:cell-address table:column="9" table:row="54" table:table="0"/>
              <table:change-track-table-cell office:value-type="string">
                <text:p>23.00</text:p>
              </table:change-track-table-cell>
            </table:cell-content-deletion>
            <table:cell-content-deletion>
              <table:cell-address table:column="8" table:row="54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7" table:row="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6" table:row="54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5" table:row="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4" table:row="54" table:table="0"/>
              <table:change-track-table-cell office:value-type="string">
                <text:p>127.50</text:p>
              </table:change-track-table-cell>
            </table:cell-content-deletion>
            <table:cell-content-deletion>
              <table:cell-address table:column="3" table:row="54" table:table="0"/>
              <table:change-track-table-cell office:value-type="string">
                <text:p>69.00</text:p>
              </table:change-track-table-cell>
            </table:cell-content-deletion>
            <table:cell-content-deletion>
              <table:cell-address table:column="2" table:row="54" table:table="0"/>
              <table:change-track-table-cell office:value-type="string">
                <text:p>-100.00</text:p>
              </table:change-track-table-cell>
            </table:cell-content-deletion>
            <table:cell-content-deletion>
              <table:cell-address table:column="1" table:row="54" table:table="0"/>
              <table:change-track-table-cell office:value-type="string">
                <text:p>100.00</text:p>
              </table:change-track-table-cell>
            </table:cell-content-deletion>
            <table:cell-content-deletion>
              <table:cell-address table:column="0" table:row="54" table:table="0"/>
              <table:change-track-table-cell office:value-type="string">
                <text:p>LARGE_ENERGY_TORPEDO_1</text:p>
              </table:change-track-table-cell>
            </table:cell-content-deletion>
            <table:change-deletion table:id="ct628"/>
            <table:cell-content-deletion table:id="ct626">
              <table:change-track-table-cell/>
            </table:cell-content-deletion>
            <table:cell-content-deletion table:id="ct624">
              <table:change-track-table-cell/>
            </table:cell-content-deletion>
            <table:cell-content-deletion table:id="ct620">
              <table:change-track-table-cell/>
            </table:cell-content-deletion>
            <table:cell-content-deletion table:id="ct618">
              <table:change-track-table-cell/>
            </table:cell-content-deletion>
            <table:cell-content-deletion table:id="ct616">
              <table:change-track-table-cell/>
            </table:cell-content-deletion>
            <table:cell-content-deletion table:id="ct614">
              <table:change-track-table-cell/>
            </table:cell-content-deletion>
            <table:cell-content-deletion table:id="ct612">
              <table:change-track-table-cell/>
            </table:cell-content-deletion>
            <table:cell-content-deletion table:id="ct610">
              <table:change-track-table-cell/>
            </table:cell-content-deletion>
            <table:cell-content-deletion table:id="ct608">
              <table:change-track-table-cell/>
            </table:cell-content-deletion>
            <table:cell-content-deletion table:id="ct606">
              <table:change-track-table-cell/>
            </table:cell-content-deletion>
            <table:cell-content-deletion table:id="ct604">
              <table:change-track-table-cell/>
            </table:cell-content-deletion>
            <table:cell-content-deletion table:id="ct602">
              <table:change-track-table-cell/>
            </table:cell-content-deletion>
            <table:cell-content-deletion table:id="ct600">
              <table:change-track-table-cell/>
            </table:cell-content-deletion>
            <table:cell-content-deletion table:id="ct622">
              <table:change-track-table-cell/>
            </table:cell-content-deletion>
          </table:deletions>
        </table:deletion>
        <table:deletion table:id="ct630" table:type="row" table:position="54" table:table="0">
          <office:change-info>
            <dc:creator> </dc:creator>
            <dc:date>2016-08-10T09:06:46.95</dc:date>
          </office:change-info>
          <table:deletions>
            <table:cell-content-deletion>
              <table:cell-address table:column="13" table:row="5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2" table:row="54" table:table="0"/>
              <table:change-track-table-cell office:value-type="string">
                <text:p>0.95</text:p>
              </table:change-track-table-cell>
            </table:cell-content-deletion>
            <table:cell-content-deletion>
              <table:cell-address table:column="10" table:row="54" table:table="0"/>
              <table:change-track-table-cell office:value-type="string">
                <text:p>55.00</text:p>
              </table:change-track-table-cell>
            </table:cell-content-deletion>
            <table:cell-content-deletion>
              <table:cell-address table:column="9" table:row="54" table:table="0"/>
              <table:change-track-table-cell office:value-type="string">
                <text:p>23.00</text:p>
              </table:change-track-table-cell>
            </table:cell-content-deletion>
            <table:cell-content-deletion>
              <table:cell-address table:column="8" table:row="54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7" table:row="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6" table:row="54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5" table:row="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4" table:row="54" table:table="0"/>
              <table:change-track-table-cell office:value-type="string">
                <text:p>144.00</text:p>
              </table:change-track-table-cell>
            </table:cell-content-deletion>
            <table:cell-content-deletion>
              <table:cell-address table:column="3" table:row="54" table:table="0"/>
              <table:change-track-table-cell office:value-type="string">
                <text:p>78.00</text:p>
              </table:change-track-table-cell>
            </table:cell-content-deletion>
            <table:cell-content-deletion>
              <table:cell-address table:column="2" table:row="54" table:table="0"/>
              <table:change-track-table-cell office:value-type="string">
                <text:p>-120.00</text:p>
              </table:change-track-table-cell>
            </table:cell-content-deletion>
            <table:cell-content-deletion>
              <table:cell-address table:column="1" table:row="54" table:table="0"/>
              <table:change-track-table-cell office:value-type="string">
                <text:p>120.00</text:p>
              </table:change-track-table-cell>
            </table:cell-content-deletion>
            <table:cell-content-deletion>
              <table:cell-address table:column="0" table:row="54" table:table="0"/>
              <table:change-track-table-cell office:value-type="string">
                <text:p>LARGE_ENERGY_TORPEDO_2</text:p>
              </table:change-track-table-cell>
            </table:cell-content-deletion>
            <table:cell-content-deletion>
              <table:cell-address table:column="13" table:row="5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2" table:row="54" table:table="0"/>
              <table:change-track-table-cell office:value-type="string">
                <text:p>0.95</text:p>
              </table:change-track-table-cell>
            </table:cell-content-deletion>
            <table:cell-content-deletion>
              <table:cell-address table:column="10" table:row="54" table:table="0"/>
              <table:change-track-table-cell office:value-type="string">
                <text:p>55.00</text:p>
              </table:change-track-table-cell>
            </table:cell-content-deletion>
            <table:cell-content-deletion>
              <table:cell-address table:column="9" table:row="54" table:table="0"/>
              <table:change-track-table-cell office:value-type="string">
                <text:p>23.00</text:p>
              </table:change-track-table-cell>
            </table:cell-content-deletion>
            <table:cell-content-deletion>
              <table:cell-address table:column="8" table:row="54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7" table:row="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6" table:row="54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5" table:row="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4" table:row="54" table:table="0"/>
              <table:change-track-table-cell office:value-type="string">
                <text:p>144.00</text:p>
              </table:change-track-table-cell>
            </table:cell-content-deletion>
            <table:cell-content-deletion>
              <table:cell-address table:column="3" table:row="54" table:table="0"/>
              <table:change-track-table-cell office:value-type="string">
                <text:p>78.00</text:p>
              </table:change-track-table-cell>
            </table:cell-content-deletion>
            <table:cell-content-deletion>
              <table:cell-address table:column="2" table:row="54" table:table="0"/>
              <table:change-track-table-cell office:value-type="string">
                <text:p>-120.00</text:p>
              </table:change-track-table-cell>
            </table:cell-content-deletion>
            <table:cell-content-deletion>
              <table:cell-address table:column="1" table:row="54" table:table="0"/>
              <table:change-track-table-cell office:value-type="string">
                <text:p>120.00</text:p>
              </table:change-track-table-cell>
            </table:cell-content-deletion>
            <table:cell-content-deletion>
              <table:cell-address table:column="0" table:row="54" table:table="0"/>
              <table:change-track-table-cell office:value-type="string">
                <text:p>LARGE_ENERGY_TORPEDO_2</text:p>
              </table:change-track-table-cell>
            </table:cell-content-deletion>
            <table:change-deletion table:id="ct629"/>
            <table:cell-content-deletion table:id="ct627">
              <table:change-track-table-cell/>
            </table:cell-content-deletion>
            <table:cell-content-deletion table:id="ct625">
              <table:change-track-table-cell/>
            </table:cell-content-deletion>
            <table:cell-content-deletion table:id="ct621">
              <table:change-track-table-cell/>
            </table:cell-content-deletion>
            <table:cell-content-deletion table:id="ct619">
              <table:change-track-table-cell/>
            </table:cell-content-deletion>
            <table:cell-content-deletion table:id="ct617">
              <table:change-track-table-cell/>
            </table:cell-content-deletion>
            <table:cell-content-deletion table:id="ct615">
              <table:change-track-table-cell/>
            </table:cell-content-deletion>
            <table:cell-content-deletion table:id="ct613">
              <table:change-track-table-cell/>
            </table:cell-content-deletion>
            <table:cell-content-deletion table:id="ct611">
              <table:change-track-table-cell/>
            </table:cell-content-deletion>
            <table:cell-content-deletion table:id="ct609">
              <table:change-track-table-cell/>
            </table:cell-content-deletion>
            <table:cell-content-deletion table:id="ct607">
              <table:change-track-table-cell/>
            </table:cell-content-deletion>
            <table:cell-content-deletion table:id="ct605">
              <table:change-track-table-cell/>
            </table:cell-content-deletion>
            <table:cell-content-deletion table:id="ct603">
              <table:change-track-table-cell/>
            </table:cell-content-deletion>
            <table:cell-content-deletion table:id="ct601">
              <table:change-track-table-cell/>
            </table:cell-content-deletion>
            <table:cell-content-deletion table:id="ct623">
              <table:change-track-table-cell/>
            </table:cell-content-deletion>
          </table:deletions>
        </table:deletion>
        <table:insertion table:id="ct631" table:type="row" table:position="117" table:count="3" table:table="0">
          <office:change-info>
            <dc:creator> </dc:creator>
            <dc:date>2016-08-10T09:07:03.15</dc:date>
          </office:change-info>
          <table:dependencies>
            <table:dependence table:id="ct4959"/>
            <table:dependence table:id="ct4958"/>
            <table:dependence table:id="ct4675"/>
            <table:dependence table:id="ct4674"/>
            <table:dependence table:id="ct4485"/>
            <table:dependence table:id="ct4484"/>
            <table:dependence table:id="ct4483"/>
            <table:dependence table:id="ct4475"/>
            <table:dependence table:id="ct4474"/>
            <table:dependence table:id="ct2578"/>
            <table:dependence table:id="ct2577"/>
            <table:dependence table:id="ct2576"/>
            <table:dependence table:id="ct2575"/>
            <table:dependence table:id="ct2574"/>
            <table:dependence table:id="ct2573"/>
            <table:dependence table:id="ct2572"/>
            <table:dependence table:id="ct2571"/>
            <table:dependence table:id="ct2570"/>
            <table:dependence table:id="ct2569"/>
            <table:dependence table:id="ct2568"/>
            <table:dependence table:id="ct2567"/>
            <table:dependence table:id="ct2566"/>
            <table:dependence table:id="ct2565"/>
            <table:dependence table:id="ct2551"/>
            <table:dependence table:id="ct2550"/>
            <table:dependence table:id="ct2480"/>
            <table:dependence table:id="ct2479"/>
            <table:dependence table:id="ct2453"/>
            <table:dependence table:id="ct2452"/>
            <table:dependence table:id="ct2397"/>
            <table:dependence table:id="ct2396"/>
            <table:dependence table:id="ct2168"/>
            <table:dependence table:id="ct2167"/>
            <table:dependence table:id="ct2166"/>
            <table:dependence table:id="ct2032"/>
            <table:dependence table:id="ct2031"/>
            <table:dependence table:id="ct2030"/>
            <table:dependence table:id="ct1876"/>
            <table:dependence table:id="ct1875"/>
            <table:dependence table:id="ct1093"/>
            <table:dependence table:id="ct1025"/>
            <table:dependence table:id="ct1024"/>
            <table:dependence table:id="ct1023"/>
            <table:dependence table:id="ct680"/>
            <table:dependence table:id="ct679"/>
            <table:dependence table:id="ct678"/>
            <table:dependence table:id="ct677"/>
            <table:dependence table:id="ct676"/>
            <table:dependence table:id="ct675"/>
            <table:dependence table:id="ct674"/>
            <table:dependence table:id="ct673"/>
            <table:dependence table:id="ct672"/>
            <table:dependence table:id="ct671"/>
            <table:dependence table:id="ct670"/>
            <table:dependence table:id="ct669"/>
            <table:dependence table:id="ct668"/>
            <table:dependence table:id="ct667"/>
            <table:dependence table:id="ct666"/>
            <table:dependence table:id="ct665"/>
            <table:dependence table:id="ct664"/>
            <table:dependence table:id="ct663"/>
            <table:dependence table:id="ct662"/>
            <table:dependence table:id="ct661"/>
            <table:dependence table:id="ct660"/>
            <table:dependence table:id="ct659"/>
            <table:dependence table:id="ct658"/>
            <table:dependence table:id="ct657"/>
            <table:dependence table:id="ct656"/>
            <table:dependence table:id="ct655"/>
            <table:dependence table:id="ct654"/>
            <table:dependence table:id="ct653"/>
            <table:dependence table:id="ct652"/>
            <table:dependence table:id="ct651"/>
            <table:dependence table:id="ct650"/>
            <table:dependence table:id="ct649"/>
            <table:dependence table:id="ct648"/>
            <table:dependence table:id="ct647"/>
            <table:dependence table:id="ct646"/>
            <table:dependence table:id="ct645"/>
            <table:dependence table:id="ct644"/>
            <table:dependence table:id="ct643"/>
            <table:dependence table:id="ct642"/>
            <table:dependence table:id="ct641"/>
            <table:dependence table:id="ct640"/>
            <table:dependence table:id="ct639"/>
            <table:dependence table:id="ct638"/>
            <table:dependence table:id="ct637"/>
            <table:dependence table:id="ct636"/>
            <table:dependence table:id="ct635"/>
            <table:dependence table:id="ct634"/>
            <table:dependence table:id="ct633"/>
            <table:dependence table:id="ct632"/>
          </table:dependencies>
        </table:insertion>
        <table:cell-content-change table:id="ct632">
          <table:cell-address table:column="0" table:row="117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33">
          <table:cell-address table:column="0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34">
          <table:cell-address table:column="0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35">
          <table:cell-address table:column="1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36">
          <table:cell-address table:column="1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37">
          <table:cell-address table:column="2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38">
          <table:cell-address table:column="2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39">
          <table:cell-address table:column="3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40">
          <table:cell-address table:column="3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41">
          <table:cell-address table:column="4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42">
          <table:cell-address table:column="4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43">
          <table:cell-address table:column="5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44">
          <table:cell-address table:column="5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45">
          <table:cell-address table:column="6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46">
          <table:cell-address table:column="6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47">
          <table:cell-address table:column="7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48">
          <table:cell-address table:column="7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49">
          <table:cell-address table:column="8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50">
          <table:cell-address table:column="8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51">
          <table:cell-address table:column="9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52">
          <table:cell-address table:column="9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53">
          <table:cell-address table:column="10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54">
          <table:cell-address table:column="10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55">
          <table:cell-address table:column="11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56">
          <table:cell-address table:column="11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57">
          <table:cell-address table:column="12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58">
          <table:cell-address table:column="12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59">
          <table:cell-address table:column="14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60">
          <table:cell-address table:column="14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61">
          <table:cell-address table:column="0" table:row="118" table:table="0"/>
          <office:change-info>
            <dc:creator> </dc:creator>
            <dc:date>2016-08-10T09:07:26.13</dc:date>
          </office:change-info>
          <table:previous table:id="ct633">
            <table:change-track-table-cell office:value-type="string">
              <text:p>LARGE_ENERGY_TORPEDO_1</text:p>
            </table:change-track-table-cell>
          </table:previous>
        </table:cell-content-change>
        <table:cell-content-change table:id="ct662">
          <table:cell-address table:column="0" table:row="119" table:table="0"/>
          <office:change-info>
            <dc:creator> </dc:creator>
            <dc:date>2016-08-10T09:07:27.70</dc:date>
          </office:change-info>
          <table:previous table:id="ct634">
            <table:change-track-table-cell office:value-type="string">
              <text:p>LARGE_ENERGY_TORPEDO_2</text:p>
            </table:change-track-table-cell>
          </table:previous>
        </table:cell-content-change>
        <table:cell-content-change table:id="ct663">
          <table:cell-address table:column="1" table:row="118" table:table="0"/>
          <office:change-info>
            <dc:creator> </dc:creator>
            <dc:date>2016-08-10T09:12:16.22</dc:date>
          </office:change-info>
          <table:previous table:id="ct635">
            <table:change-track-table-cell office:value-type="string">
              <text:p>100.00</text:p>
            </table:change-track-table-cell>
          </table:previous>
        </table:cell-content-change>
        <table:cell-content-change table:id="ct664">
          <table:cell-address table:column="1" table:row="119" table:table="0"/>
          <office:change-info>
            <dc:creator> </dc:creator>
            <dc:date>2016-08-10T09:12:16.22</dc:date>
          </office:change-info>
          <table:previous table:id="ct636">
            <table:change-track-table-cell office:value-type="string">
              <text:p>120.00</text:p>
            </table:change-track-table-cell>
          </table:previous>
        </table:cell-content-change>
        <table:cell-content-change table:id="ct665">
          <table:cell-address table:column="2" table:row="118" table:table="0"/>
          <office:change-info>
            <dc:creator> </dc:creator>
            <dc:date>2016-08-10T09:12:16.22</dc:date>
          </office:change-info>
          <table:previous table:id="ct637">
            <table:change-track-table-cell office:value-type="string">
              <text:p>-100.00</text:p>
            </table:change-track-table-cell>
          </table:previous>
        </table:cell-content-change>
        <table:cell-content-change table:id="ct666">
          <table:cell-address table:column="2" table:row="119" table:table="0"/>
          <office:change-info>
            <dc:creator> </dc:creator>
            <dc:date>2016-08-10T09:12:16.22</dc:date>
          </office:change-info>
          <table:previous table:id="ct638">
            <table:change-track-table-cell office:value-type="string">
              <text:p>-120.00</text:p>
            </table:change-track-table-cell>
          </table:previous>
        </table:cell-content-change>
        <table:cell-content-change table:id="ct667">
          <table:cell-address table:column="3" table:row="118" table:table="0"/>
          <office:change-info>
            <dc:creator> </dc:creator>
            <dc:date>2016-08-10T09:12:16.22</dc:date>
          </office:change-info>
          <table:previous table:id="ct639">
            <table:change-track-table-cell office:value-type="string">
              <text:p>69.00</text:p>
            </table:change-track-table-cell>
          </table:previous>
        </table:cell-content-change>
        <table:cell-content-change table:id="ct668">
          <table:cell-address table:column="3" table:row="119" table:table="0"/>
          <office:change-info>
            <dc:creator> </dc:creator>
            <dc:date>2016-08-10T09:12:16.22</dc:date>
          </office:change-info>
          <table:previous table:id="ct640">
            <table:change-track-table-cell office:value-type="string">
              <text:p>78.00</text:p>
            </table:change-track-table-cell>
          </table:previous>
        </table:cell-content-change>
        <table:cell-content-change table:id="ct669">
          <table:cell-address table:column="4" table:row="118" table:table="0"/>
          <office:change-info>
            <dc:creator> </dc:creator>
            <dc:date>2016-08-10T09:12:16.22</dc:date>
          </office:change-info>
          <table:previous table:id="ct641">
            <table:change-track-table-cell office:value-type="string">
              <text:p>127.50</text:p>
            </table:change-track-table-cell>
          </table:previous>
        </table:cell-content-change>
        <table:cell-content-change table:id="ct670">
          <table:cell-address table:column="4" table:row="119" table:table="0"/>
          <office:change-info>
            <dc:creator> </dc:creator>
            <dc:date>2016-08-10T09:12:16.22</dc:date>
          </office:change-info>
          <table:previous table:id="ct642">
            <table:change-track-table-cell office:value-type="string">
              <text:p>144.00</text:p>
            </table:change-track-table-cell>
          </table:previous>
        </table:cell-content-change>
        <table:cell-content-change table:id="ct671">
          <table:cell-address table:column="5" table:row="118" table:table="0"/>
          <office:change-info>
            <dc:creator> </dc:creator>
            <dc:date>2016-08-10T09:12:16.22</dc:date>
          </office:change-info>
          <table:previous table:id="ct643">
            <table:change-track-table-cell office:value-type="string">
              <text:p>0.00</text:p>
            </table:change-track-table-cell>
          </table:previous>
        </table:cell-content-change>
        <table:cell-content-change table:id="ct672">
          <table:cell-address table:column="5" table:row="119" table:table="0"/>
          <office:change-info>
            <dc:creator> </dc:creator>
            <dc:date>2016-08-10T09:12:16.22</dc:date>
          </office:change-info>
          <table:previous table:id="ct644">
            <table:change-track-table-cell office:value-type="string">
              <text:p>0.00</text:p>
            </table:change-track-table-cell>
          </table:previous>
        </table:cell-content-change>
        <table:cell-content-change table:id="ct673">
          <table:cell-address table:column="7" table:row="118" table:table="0"/>
          <office:change-info>
            <dc:creator> </dc:creator>
            <dc:date>2016-08-10T09:12:16.22</dc:date>
          </office:change-info>
          <table:previous table:id="ct647">
            <table:change-track-table-cell office:value-type="string">
              <text:p>0.00</text:p>
            </table:change-track-table-cell>
          </table:previous>
        </table:cell-content-change>
        <table:cell-content-change table:id="ct674">
          <table:cell-address table:column="7" table:row="119" table:table="0"/>
          <office:change-info>
            <dc:creator> </dc:creator>
            <dc:date>2016-08-10T09:12:16.22</dc:date>
          </office:change-info>
          <table:previous table:id="ct648">
            <table:change-track-table-cell office:value-type="string">
              <text:p>0.00</text:p>
            </table:change-track-table-cell>
          </table:previous>
        </table:cell-content-change>
        <table:cell-content-change table:id="ct675">
          <table:cell-address table:column="10" table:row="118" table:table="0"/>
          <office:change-info>
            <dc:creator> </dc:creator>
            <dc:date>2016-08-10T09:12:16.22</dc:date>
          </office:change-info>
          <table:previous table:id="ct653">
            <table:change-track-table-cell office:value-type="string">
              <text:p>55.00</text:p>
            </table:change-track-table-cell>
          </table:previous>
        </table:cell-content-change>
        <table:cell-content-change table:id="ct676">
          <table:cell-address table:column="10" table:row="119" table:table="0"/>
          <office:change-info>
            <dc:creator> </dc:creator>
            <dc:date>2016-08-10T09:12:16.22</dc:date>
          </office:change-info>
          <table:previous table:id="ct654">
            <table:change-track-table-cell office:value-type="string">
              <text:p>55.00</text:p>
            </table:change-track-table-cell>
          </table:previous>
        </table:cell-content-change>
        <table:cell-content-change table:id="ct677">
          <table:cell-address table:column="11" table:row="118" table:table="0"/>
          <office:change-info>
            <dc:creator> </dc:creator>
            <dc:date>2016-08-10T09:12:16.22</dc:date>
          </office:change-info>
          <table:previous table:id="ct655">
            <table:change-track-table-cell office:value-type="string">
              <text:p>100.00</text:p>
            </table:change-track-table-cell>
          </table:previous>
        </table:cell-content-change>
        <table:cell-content-change table:id="ct678">
          <table:cell-address table:column="11" table:row="119" table:table="0"/>
          <office:change-info>
            <dc:creator> </dc:creator>
            <dc:date>2016-08-10T09:12:16.22</dc:date>
          </office:change-info>
          <table:previous table:id="ct656">
            <table:change-track-table-cell office:value-type="string">
              <text:p>100.00</text:p>
            </table:change-track-table-cell>
          </table:previous>
        </table:cell-content-change>
        <table:cell-content-change table:id="ct679">
          <table:cell-address table:column="12" table:row="118" table:table="0"/>
          <office:change-info>
            <dc:creator> </dc:creator>
            <dc:date>2016-08-10T09:12:16.22</dc:date>
          </office:change-info>
          <table:previous table:id="ct657">
            <table:change-track-table-cell office:value-type="string">
              <text:p>0.95</text:p>
            </table:change-track-table-cell>
          </table:previous>
        </table:cell-content-change>
        <table:cell-content-change table:id="ct680">
          <table:cell-address table:column="12" table:row="119" table:table="0"/>
          <office:change-info>
            <dc:creator> </dc:creator>
            <dc:date>2016-08-10T09:12:16.22</dc:date>
          </office:change-info>
          <table:previous table:id="ct658">
            <table:change-track-table-cell office:value-type="string">
              <text:p>0.95</text:p>
            </table:change-track-table-cell>
          </table:previous>
        </table:cell-content-change>
        <table:cell-content-change table:id="ct681">
          <table:cell-address table:column="1" table:row="114" table:table="0"/>
          <office:change-info>
            <dc:creator> </dc:creator>
            <dc:date>2016-08-10T09:12:21.94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682">
          <table:cell-address table:column="1" table:row="115" table:table="0"/>
          <office:change-info>
            <dc:creator> </dc:creator>
            <dc:date>2016-08-10T09:12:21.94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683">
          <table:cell-address table:column="1" table:row="116" table:table="0"/>
          <office:change-info>
            <dc:creator> </dc:creator>
            <dc:date>2016-08-10T09:12:21.94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684">
          <table:cell-address table:column="2" table:row="114" table:table="0"/>
          <office:change-info>
            <dc:creator> </dc:creator>
            <dc:date>2016-08-10T09:12:21.94</dc:date>
          </office:change-info>
          <table:previous>
            <table:change-track-table-cell office:value-type="string">
              <text:p>-15.00</text:p>
            </table:change-track-table-cell>
          </table:previous>
        </table:cell-content-change>
        <table:cell-content-change table:id="ct685">
          <table:cell-address table:column="2" table:row="115" table:table="0"/>
          <office:change-info>
            <dc:creator> </dc:creator>
            <dc:date>2016-08-10T09:12:21.94</dc:date>
          </office:change-info>
          <table:previous>
            <table:change-track-table-cell office:value-type="string">
              <text:p>-20.00</text:p>
            </table:change-track-table-cell>
          </table:previous>
        </table:cell-content-change>
        <table:cell-content-change table:id="ct686">
          <table:cell-address table:column="2" table:row="116" table:table="0"/>
          <office:change-info>
            <dc:creator> </dc:creator>
            <dc:date>2016-08-10T09:12:21.94</dc:date>
          </office:change-info>
          <table:previous>
            <table:change-track-table-cell office:value-type="string">
              <text:p>-25.00</text:p>
            </table:change-track-table-cell>
          </table:previous>
        </table:cell-content-change>
        <table:cell-content-change table:id="ct687">
          <table:cell-address table:column="0" table:row="121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LARGE_SWARMER_MISSILE_1</text:p>
            </table:change-track-table-cell>
          </table:previous>
        </table:cell-content-change>
        <table:cell-content-change table:id="ct688">
          <table:cell-address table:column="0" table:row="122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LARGE_SWARMER_MISSILE_2</text:p>
            </table:change-track-table-cell>
          </table:previous>
        </table:cell-content-change>
        <table:cell-content-change table:id="ct689">
          <table:cell-address table:column="1" table:row="121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690">
          <table:cell-address table:column="1" table:row="122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691">
          <table:cell-address table:column="2" table:row="121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-40.00</text:p>
            </table:change-track-table-cell>
          </table:previous>
        </table:cell-content-change>
        <table:cell-content-change table:id="ct692">
          <table:cell-address table:column="2" table:row="122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-50.00</text:p>
            </table:change-track-table-cell>
          </table:previous>
        </table:cell-content-change>
        <table:cell-content-change table:id="ct693">
          <table:cell-address table:column="3" table:row="121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694">
          <table:cell-address table:column="3" table:row="122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21.00</text:p>
            </table:change-track-table-cell>
          </table:previous>
        </table:cell-content-change>
        <table:cell-content-change table:id="ct695">
          <table:cell-address table:column="4" table:row="121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38.00</text:p>
            </table:change-track-table-cell>
          </table:previous>
        </table:cell-content-change>
        <table:cell-content-change table:id="ct696">
          <table:cell-address table:column="4" table:row="122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41.00</text:p>
            </table:change-track-table-cell>
          </table:previous>
        </table:cell-content-change>
        <table:cell-content-change table:id="ct697">
          <table:cell-address table:column="5" table:row="32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98">
          <table:cell-address table:column="5" table:row="33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99">
          <table:cell-address table:column="5" table:row="34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00">
          <table:cell-address table:column="5" table:row="35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01">
          <table:cell-address table:column="5" table:row="36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02">
          <table:cell-address table:column="5" table:row="37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03">
          <table:cell-address table:column="5" table:row="38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04">
          <table:cell-address table:column="5" table:row="39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05">
          <table:cell-address table:column="5" table:row="40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06">
          <table:cell-address table:column="5" table:row="55" table:table="0"/>
          <office:change-info>
            <dc:creator> </dc:creator>
            <dc:date>2016-08-10T13:30:15.50</dc:date>
          </office:change-info>
          <table:previous table:id="ct458">
            <table:change-track-table-cell office:value-type="float" office:value="42384"/>
          </table:previous>
        </table:cell-content-change>
        <table:cell-content-change table:id="ct707">
          <table:cell-address table:column="5" table:row="56" table:table="0"/>
          <office:change-info>
            <dc:creator> </dc:creator>
            <dc:date>2016-08-10T13:30:15.50</dc:date>
          </office:change-info>
          <table:previous table:id="ct459">
            <table:change-track-table-cell office:value-type="float" office:value="42384"/>
          </table:previous>
        </table:cell-content-change>
        <table:cell-content-change table:id="ct708">
          <table:cell-address table:column="5" table:row="57" table:table="0"/>
          <office:change-info>
            <dc:creator> </dc:creator>
            <dc:date>2016-08-10T13:30:15.50</dc:date>
          </office:change-info>
          <table:previous table:id="ct460">
            <table:change-track-table-cell office:value-type="float" office:value="42384"/>
          </table:previous>
        </table:cell-content-change>
        <table:cell-content-change table:id="ct709">
          <table:cell-address table:column="5" table:row="58" table:table="0"/>
          <office:change-info>
            <dc:creator> </dc:creator>
            <dc:date>2016-08-10T13:30:15.50</dc:date>
          </office:change-info>
          <table:previous table:id="ct472">
            <table:change-track-table-cell office:value-type="float" office:value="42384"/>
          </table:previous>
        </table:cell-content-change>
        <table:cell-content-change table:id="ct710">
          <table:cell-address table:column="5" table:row="59" table:table="0"/>
          <office:change-info>
            <dc:creator> </dc:creator>
            <dc:date>2016-08-10T13:30:15.50</dc:date>
          </office:change-info>
          <table:previous table:id="ct471">
            <table:change-track-table-cell office:value-type="float" office:value="42384"/>
          </table:previous>
        </table:cell-content-change>
        <table:cell-content-change table:id="ct711">
          <table:cell-address table:column="5" table:row="60" table:table="0"/>
          <office:change-info>
            <dc:creator> </dc:creator>
            <dc:date>2016-08-10T13:30:15.50</dc:date>
          </office:change-info>
          <table:previous table:id="ct470">
            <table:change-track-table-cell office:value-type="float" office:value="42384"/>
          </table:previous>
        </table:cell-content-change>
        <table:cell-content-change table:id="ct712">
          <table:cell-address table:column="5" table:row="61" table:table="0"/>
          <office:change-info>
            <dc:creator> </dc:creator>
            <dc:date>2016-08-10T13:30:15.50</dc:date>
          </office:change-info>
          <table:previous table:id="ct469">
            <table:change-track-table-cell office:value-type="float" office:value="42384"/>
          </table:previous>
        </table:cell-content-change>
        <table:cell-content-change table:id="ct713">
          <table:cell-address table:column="5" table:row="62" table:table="0"/>
          <office:change-info>
            <dc:creator> </dc:creator>
            <dc:date>2016-08-10T13:30:15.50</dc:date>
          </office:change-info>
          <table:previous table:id="ct468">
            <table:change-track-table-cell office:value-type="float" office:value="42384"/>
          </table:previous>
        </table:cell-content-change>
        <table:cell-content-change table:id="ct714">
          <table:cell-address table:column="5" table:row="63" table:table="0"/>
          <office:change-info>
            <dc:creator> </dc:creator>
            <dc:date>2016-08-10T13:30:15.50</dc:date>
          </office:change-info>
          <table:previous table:id="ct467">
            <table:change-track-table-cell office:value-type="float" office:value="42384"/>
          </table:previous>
        </table:cell-content-change>
        <table:cell-content-change table:id="ct715">
          <table:cell-address table:column="5" table:row="64" table:table="0"/>
          <office:change-info>
            <dc:creator> </dc:creator>
            <dc:date>2016-08-10T13:30:15.50</dc:date>
          </office:change-info>
          <table:previous table:id="ct466">
            <table:change-track-table-cell office:value-type="float" office:value="42384"/>
          </table:previous>
        </table:cell-content-change>
        <table:cell-content-change table:id="ct716">
          <table:cell-address table:column="5" table:row="65" table:table="0"/>
          <office:change-info>
            <dc:creator> </dc:creator>
            <dc:date>2016-08-10T13:30:15.50</dc:date>
          </office:change-info>
          <table:previous table:id="ct465">
            <table:change-track-table-cell office:value-type="float" office:value="42384"/>
          </table:previous>
        </table:cell-content-change>
        <table:cell-content-change table:id="ct717">
          <table:cell-address table:column="5" table:row="66" table:table="0"/>
          <office:change-info>
            <dc:creator> </dc:creator>
            <dc:date>2016-08-10T13:30:15.50</dc:date>
          </office:change-info>
          <table:previous table:id="ct464">
            <table:change-track-table-cell office:value-type="float" office:value="42384"/>
          </table:previous>
        </table:cell-content-change>
        <table:cell-content-change table:id="ct718">
          <table:cell-address table:column="5" table:row="67" table:table="0"/>
          <office:change-info>
            <dc:creator> </dc:creator>
            <dc:date>2016-08-10T13:30:15.50</dc:date>
          </office:change-info>
          <table:previous table:id="ct463">
            <table:change-track-table-cell office:value-type="float" office:value="42384"/>
          </table:previous>
        </table:cell-content-change>
        <table:cell-content-change table:id="ct719">
          <table:cell-address table:column="5" table:row="68" table:table="0"/>
          <office:change-info>
            <dc:creator> </dc:creator>
            <dc:date>2016-08-10T13:30:15.50</dc:date>
          </office:change-info>
          <table:previous table:id="ct462">
            <table:change-track-table-cell office:value-type="float" office:value="42384"/>
          </table:previous>
        </table:cell-content-change>
        <table:cell-content-change table:id="ct720">
          <table:cell-address table:column="5" table:row="69" table:table="0"/>
          <office:change-info>
            <dc:creator> </dc:creator>
            <dc:date>2016-08-10T13:30:15.50</dc:date>
          </office:change-info>
          <table:previous table:id="ct461">
            <table:change-track-table-cell office:value-type="float" office:value="42384"/>
          </table:previous>
        </table:cell-content-change>
        <table:cell-content-change table:id="ct721">
          <table:cell-address table:column="5" table:row="71" table:table="0"/>
          <office:change-info>
            <dc:creator> </dc:creator>
            <dc:date>2016-08-10T13:30:15.50</dc:date>
          </office:change-info>
          <table:previous table:id="ct473">
            <table:change-track-table-cell office:value-type="float" office:value="42384"/>
          </table:previous>
        </table:cell-content-change>
        <table:cell-content-change table:id="ct722">
          <table:cell-address table:column="5" table:row="72" table:table="0"/>
          <office:change-info>
            <dc:creator> </dc:creator>
            <dc:date>2016-08-10T13:30:15.50</dc:date>
          </office:change-info>
          <table:previous table:id="ct474">
            <table:change-track-table-cell office:value-type="float" office:value="42384"/>
          </table:previous>
        </table:cell-content-change>
        <table:cell-content-change table:id="ct723">
          <table:cell-address table:column="5" table:row="73" table:table="0"/>
          <office:change-info>
            <dc:creator> </dc:creator>
            <dc:date>2016-08-10T13:30:15.50</dc:date>
          </office:change-info>
          <table:previous table:id="ct475">
            <table:change-track-table-cell office:value-type="float" office:value="42384"/>
          </table:previous>
        </table:cell-content-change>
        <table:cell-content-change table:id="ct724">
          <table:cell-address table:column="5" table:row="78" table:table="0"/>
          <office:change-info>
            <dc:creator> </dc:creator>
            <dc:date>2016-08-10T13:30:15.50</dc:date>
          </office:change-info>
          <table:previous table:id="ct476">
            <table:change-track-table-cell office:value-type="float" office:value="42384"/>
          </table:previous>
        </table:cell-content-change>
        <table:cell-content-change table:id="ct725">
          <table:cell-address table:column="5" table:row="79" table:table="0"/>
          <office:change-info>
            <dc:creator> </dc:creator>
            <dc:date>2016-08-10T13:30:15.50</dc:date>
          </office:change-info>
          <table:previous table:id="ct477">
            <table:change-track-table-cell office:value-type="float" office:value="42384"/>
          </table:previous>
        </table:cell-content-change>
        <table:cell-content-change table:id="ct726">
          <table:cell-address table:column="5" table:row="80" table:table="0"/>
          <office:change-info>
            <dc:creator> </dc:creator>
            <dc:date>2016-08-10T13:30:15.50</dc:date>
          </office:change-info>
          <table:previous table:id="ct478">
            <table:change-track-table-cell office:value-type="float" office:value="42384"/>
          </table:previous>
        </table:cell-content-change>
        <table:cell-content-change table:id="ct727">
          <table:cell-address table:column="5" table:row="81" table:table="0"/>
          <office:change-info>
            <dc:creator> </dc:creator>
            <dc:date>2016-08-10T13:30:15.50</dc:date>
          </office:change-info>
          <table:previous table:id="ct479">
            <table:change-track-table-cell office:value-type="float" office:value="42384"/>
          </table:previous>
        </table:cell-content-change>
        <table:cell-content-change table:id="ct728">
          <table:cell-address table:column="5" table:row="82" table:table="0"/>
          <office:change-info>
            <dc:creator> </dc:creator>
            <dc:date>2016-08-10T13:30:15.50</dc:date>
          </office:change-info>
          <table:previous table:id="ct480">
            <table:change-track-table-cell office:value-type="float" office:value="42384"/>
          </table:previous>
        </table:cell-content-change>
        <table:cell-content-change table:id="ct729">
          <table:cell-address table:column="5" table:row="83" table:table="0"/>
          <office:change-info>
            <dc:creator> </dc:creator>
            <dc:date>2016-08-10T13:30:15.50</dc:date>
          </office:change-info>
          <table:previous table:id="ct481">
            <table:change-track-table-cell office:value-type="float" office:value="42384"/>
          </table:previous>
        </table:cell-content-change>
        <table:cell-content-change table:id="ct730">
          <table:cell-address table:column="5" table:row="84" table:table="0"/>
          <office:change-info>
            <dc:creator> </dc:creator>
            <dc:date>2016-08-10T13:30:15.50</dc:date>
          </office:change-info>
          <table:previous table:id="ct482">
            <table:change-track-table-cell office:value-type="float" office:value="42384"/>
          </table:previous>
        </table:cell-content-change>
        <table:cell-content-change table:id="ct731">
          <table:cell-address table:column="5" table:row="85" table:table="0"/>
          <office:change-info>
            <dc:creator> </dc:creator>
            <dc:date>2016-08-10T13:30:15.50</dc:date>
          </office:change-info>
          <table:previous table:id="ct483">
            <table:change-track-table-cell office:value-type="float" office:value="42384"/>
          </table:previous>
        </table:cell-content-change>
        <table:cell-content-change table:id="ct732">
          <table:cell-address table:column="5" table:row="86" table:table="0"/>
          <office:change-info>
            <dc:creator> </dc:creator>
            <dc:date>2016-08-10T13:30:15.50</dc:date>
          </office:change-info>
          <table:previous table:id="ct484">
            <table:change-track-table-cell office:value-type="float" office:value="42384"/>
          </table:previous>
        </table:cell-content-change>
        <table:cell-content-change table:id="ct733">
          <table:cell-address table:column="5" table:row="172" table:table="0"/>
          <office:change-info>
            <dc:creator> </dc:creator>
            <dc:date>2016-08-10T13:30:15.50</dc:date>
          </office:change-info>
          <table:previous table:id="ct431">
            <table:change-track-table-cell office:value-type="string">
              <text:p>1.00</text:p>
            </table:change-track-table-cell>
          </table:previous>
        </table:cell-content-change>
        <table:cell-content-change table:id="ct734">
          <table:cell-address table:column="5" table:row="173" table:table="0"/>
          <office:change-info>
            <dc:creator> </dc:creator>
            <dc:date>2016-08-10T13:30:15.50</dc:date>
          </office:change-info>
          <table:previous table:id="ct432">
            <table:change-track-table-cell office:value-type="string">
              <text:p>1.00</text:p>
            </table:change-track-table-cell>
          </table:previous>
        </table:cell-content-change>
        <table:cell-content-change table:id="ct735">
          <table:cell-address table:column="5" table:row="174" table:table="0"/>
          <office:change-info>
            <dc:creator> </dc:creator>
            <dc:date>2016-08-10T13:30:15.50</dc:date>
          </office:change-info>
          <table:previous table:id="ct433">
            <table:change-track-table-cell office:value-type="string">
              <text:p>1.00</text:p>
            </table:change-track-table-cell>
          </table:previous>
        </table:cell-content-change>
        <table:cell-content-change table:id="ct736">
          <table:cell-address table:column="7" table:row="151" table:table="0"/>
          <office:change-info>
            <dc:creator> </dc:creator>
            <dc:date>2016-08-10T13:30:15.50</dc:date>
          </office:change-info>
          <table:previous table:id="ct485">
            <table:change-track-table-cell office:value-type="string">
              <text:p>0.75</text:p>
            </table:change-track-table-cell>
          </table:previous>
        </table:cell-content-change>
        <table:cell-content-change table:id="ct737">
          <table:cell-address table:column="7" table:row="155" table:table="0"/>
          <office:change-info>
            <dc:creator> </dc:creator>
            <dc:date>2016-08-10T13:30:15.50</dc:date>
          </office:change-info>
          <table:previous table:id="ct486">
            <table:change-track-table-cell office:value-type="string">
              <text:p>0.75</text:p>
            </table:change-track-table-cell>
          </table:previous>
        </table:cell-content-change>
        <table:cell-content-change table:id="ct738">
          <table:cell-address table:column="7" table:row="156" table:table="0"/>
          <office:change-info>
            <dc:creator> </dc:creator>
            <dc:date>2016-08-10T13:30:15.50</dc:date>
          </office:change-info>
          <table:previous table:id="ct487">
            <table:change-track-table-cell office:value-type="string">
              <text:p>0.75</text:p>
            </table:change-track-table-cell>
          </table:previous>
        </table:cell-content-change>
        <table:cell-content-change table:id="ct739">
          <table:cell-address table:column="10" table:row="121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740">
          <table:cell-address table:column="10" table:row="122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741">
          <table:cell-address table:column="11" table:row="121" table:table="0"/>
          <office:change-info>
            <dc:creator> </dc:creator>
            <dc:date>2016-08-10T13:30:15.50</dc:date>
          </office:change-info>
          <table:previous table:id="ct151">
            <table:change-track-table-cell office:value-type="string">
              <text:p>60.00</text:p>
            </table:change-track-table-cell>
          </table:previous>
        </table:cell-content-change>
        <table:cell-content-change table:id="ct742">
          <table:cell-address table:column="11" table:row="122" table:table="0"/>
          <office:change-info>
            <dc:creator> </dc:creator>
            <dc:date>2016-08-10T13:30:15.50</dc:date>
          </office:change-info>
          <table:previous table:id="ct152">
            <table:change-track-table-cell office:value-type="string">
              <text:p>60.00</text:p>
            </table:change-track-table-cell>
          </table:previous>
        </table:cell-content-change>
        <table:cell-content-change table:id="ct743">
          <table:cell-address table:column="11" table:row="124" table:table="0"/>
          <office:change-info>
            <dc:creator> </dc:creator>
            <dc:date>2016-08-10T13:30:15.50</dc:date>
          </office:change-info>
          <table:previous table:id="ct504">
            <table:change-track-table-cell office:value-type="string">
              <text:p>20.00</text:p>
            </table:change-track-table-cell>
          </table:previous>
        </table:cell-content-change>
        <table:cell-content-change table:id="ct744">
          <table:cell-address table:column="11" table:row="125" table:table="0"/>
          <office:change-info>
            <dc:creator> </dc:creator>
            <dc:date>2016-08-10T13:30:15.50</dc:date>
          </office:change-info>
          <table:previous table:id="ct505">
            <table:change-track-table-cell office:value-type="string">
              <text:p>60.00</text:p>
            </table:change-track-table-cell>
          </table:previous>
        </table:cell-content-change>
        <table:cell-content-change table:id="ct745">
          <table:cell-address table:column="11" table:row="127" table:table="0"/>
          <office:change-info>
            <dc:creator> </dc:creator>
            <dc:date>2016-08-10T13:30:15.50</dc:date>
          </office:change-info>
          <table:previous table:id="ct488">
            <table:change-track-table-cell office:value-type="string">
              <text:p>40.00</text:p>
            </table:change-track-table-cell>
          </table:previous>
        </table:cell-content-change>
        <table:cell-content-change table:id="ct746">
          <table:cell-address table:column="11" table:row="128" table:table="0"/>
          <office:change-info>
            <dc:creator> </dc:creator>
            <dc:date>2016-08-10T13:30:15.50</dc:date>
          </office:change-info>
          <table:previous table:id="ct489">
            <table:change-track-table-cell office:value-type="string">
              <text:p>60.00</text:p>
            </table:change-track-table-cell>
          </table:previous>
        </table:cell-content-change>
        <table:cell-content-change table:id="ct747">
          <table:cell-address table:column="11" table:row="130" table:table="0"/>
          <office:change-info>
            <dc:creator> </dc:creator>
            <dc:date>2016-08-10T13:30:15.50</dc:date>
          </office:change-info>
          <table:previous table:id="ct490">
            <table:change-track-table-cell office:value-type="string">
              <text:p>40.00</text:p>
            </table:change-track-table-cell>
          </table:previous>
        </table:cell-content-change>
        <table:cell-content-change table:id="ct748">
          <table:cell-address table:column="11" table:row="131" table:table="0"/>
          <office:change-info>
            <dc:creator> </dc:creator>
            <dc:date>2016-08-10T13:30:15.50</dc:date>
          </office:change-info>
          <table:previous table:id="ct491">
            <table:change-track-table-cell office:value-type="string">
              <text:p>60.00</text:p>
            </table:change-track-table-cell>
          </table:previous>
        </table:cell-content-change>
        <table:cell-content-change table:id="ct749">
          <table:cell-address table:column="11" table:row="133" table:table="0"/>
          <office:change-info>
            <dc:creator> </dc:creator>
            <dc:date>2016-08-10T13:30:15.50</dc:date>
          </office:change-info>
          <table:previous table:id="ct492">
            <table:change-track-table-cell office:value-type="string">
              <text:p>40.00</text:p>
            </table:change-track-table-cell>
          </table:previous>
        </table:cell-content-change>
        <table:cell-content-change table:id="ct750">
          <table:cell-address table:column="11" table:row="134" table:table="0"/>
          <office:change-info>
            <dc:creator> </dc:creator>
            <dc:date>2016-08-10T13:30:15.50</dc:date>
          </office:change-info>
          <table:previous table:id="ct493">
            <table:change-track-table-cell office:value-type="string">
              <text:p>60.00</text:p>
            </table:change-track-table-cell>
          </table:previous>
        </table:cell-content-change>
        <table:cell-content-change table:id="ct751">
          <table:cell-address table:column="11" table:row="136" table:table="0"/>
          <office:change-info>
            <dc:creator> </dc:creator>
            <dc:date>2016-08-10T13:30:15.50</dc:date>
          </office:change-info>
          <table:previous table:id="ct494">
            <table:change-track-table-cell office:value-type="string">
              <text:p>40.00</text:p>
            </table:change-track-table-cell>
          </table:previous>
        </table:cell-content-change>
        <table:cell-content-change table:id="ct752">
          <table:cell-address table:column="11" table:row="137" table:table="0"/>
          <office:change-info>
            <dc:creator> </dc:creator>
            <dc:date>2016-08-10T13:30:15.50</dc:date>
          </office:change-info>
          <table:previous table:id="ct495">
            <table:change-track-table-cell office:value-type="string">
              <text:p>60.00</text:p>
            </table:change-track-table-cell>
          </table:previous>
        </table:cell-content-change>
        <table:cell-content-change table:id="ct753">
          <table:cell-address table:column="11" table:row="139" table:table="0"/>
          <office:change-info>
            <dc:creator> </dc:creator>
            <dc:date>2016-08-10T13:30:15.50</dc:date>
          </office:change-info>
          <table:previous table:id="ct496">
            <table:change-track-table-cell office:value-type="string">
              <text:p>40.00</text:p>
            </table:change-track-table-cell>
          </table:previous>
        </table:cell-content-change>
        <table:cell-content-change table:id="ct754">
          <table:cell-address table:column="11" table:row="140" table:table="0"/>
          <office:change-info>
            <dc:creator> </dc:creator>
            <dc:date>2016-08-10T13:30:15.50</dc:date>
          </office:change-info>
          <table:previous table:id="ct497">
            <table:change-track-table-cell office:value-type="string">
              <text:p>60.00</text:p>
            </table:change-track-table-cell>
          </table:previous>
        </table:cell-content-change>
        <table:cell-content-change table:id="ct755">
          <table:cell-address table:column="11" table:row="142" table:table="0"/>
          <office:change-info>
            <dc:creator> </dc:creator>
            <dc:date>2016-08-10T13:30:15.50</dc:date>
          </office:change-info>
          <table:previous table:id="ct498">
            <table:change-track-table-cell office:value-type="string">
              <text:p>40.00</text:p>
            </table:change-track-table-cell>
          </table:previous>
        </table:cell-content-change>
        <table:cell-content-change table:id="ct756">
          <table:cell-address table:column="11" table:row="143" table:table="0"/>
          <office:change-info>
            <dc:creator> </dc:creator>
            <dc:date>2016-08-10T13:30:15.50</dc:date>
          </office:change-info>
          <table:previous table:id="ct499">
            <table:change-track-table-cell office:value-type="string">
              <text:p>60.00</text:p>
            </table:change-track-table-cell>
          </table:previous>
        </table:cell-content-change>
        <table:cell-content-change table:id="ct757">
          <table:cell-address table:column="11" table:row="145" table:table="0"/>
          <office:change-info>
            <dc:creator> </dc:creator>
            <dc:date>2016-08-10T13:30:15.50</dc:date>
          </office:change-info>
          <table:previous table:id="ct500">
            <table:change-track-table-cell office:value-type="string">
              <text:p>40.00</text:p>
            </table:change-track-table-cell>
          </table:previous>
        </table:cell-content-change>
        <table:cell-content-change table:id="ct758">
          <table:cell-address table:column="11" table:row="146" table:table="0"/>
          <office:change-info>
            <dc:creator> </dc:creator>
            <dc:date>2016-08-10T13:30:15.50</dc:date>
          </office:change-info>
          <table:previous table:id="ct501">
            <table:change-track-table-cell office:value-type="string">
              <text:p>60.00</text:p>
            </table:change-track-table-cell>
          </table:previous>
        </table:cell-content-change>
        <table:cell-content-change table:id="ct759">
          <table:cell-address table:column="11" table:row="148" table:table="0"/>
          <office:change-info>
            <dc:creator> </dc:creator>
            <dc:date>2016-08-10T13:30:15.50</dc:date>
          </office:change-info>
          <table:previous table:id="ct502">
            <table:change-track-table-cell office:value-type="string">
              <text:p>40.00</text:p>
            </table:change-track-table-cell>
          </table:previous>
        </table:cell-content-change>
        <table:cell-content-change table:id="ct760">
          <table:cell-address table:column="11" table:row="149" table:table="0"/>
          <office:change-info>
            <dc:creator> </dc:creator>
            <dc:date>2016-08-10T13:30:15.50</dc:date>
          </office:change-info>
          <table:previous table:id="ct503">
            <table:change-track-table-cell office:value-type="string">
              <text:p>60.00</text:p>
            </table:change-track-table-cell>
          </table:previous>
        </table:cell-content-change>
        <table:cell-content-change table:id="ct761">
          <table:cell-address table:column="11" table:row="155" table:table="0"/>
          <office:change-info>
            <dc:creator> </dc:creator>
            <dc:date>2016-08-10T13:30:15.50</dc:date>
          </office:change-info>
          <table:previous table:id="ct506">
            <table:change-track-table-cell office:value-type="string">
              <text:p>30.00</text:p>
            </table:change-track-table-cell>
          </table:previous>
        </table:cell-content-change>
        <table:cell-content-change table:id="ct762">
          <table:cell-address table:column="11" table:row="156" table:table="0"/>
          <office:change-info>
            <dc:creator> </dc:creator>
            <dc:date>2016-08-10T13:30:15.50</dc:date>
          </office:change-info>
          <table:previous table:id="ct507">
            <table:change-track-table-cell office:value-type="string">
              <text:p>40.00</text:p>
            </table:change-track-table-cell>
          </table:previous>
        </table:cell-content-change>
        <table:cell-content-change table:id="ct763">
          <table:cell-address table:column="14" table:row="121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764">
          <table:cell-address table:column="14" table:row="122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765">
          <table:cell-address table:column="1" table:row="176" table:table="0"/>
          <office:change-info>
            <dc:creator> </dc:creator>
            <dc:date>2016-08-10T13:32:38.69</dc:date>
          </office:change-info>
          <table:previous table:id="ct511">
            <table:change-track-table-cell office:value-type="float" office:value="42556"/>
          </table:previous>
        </table:cell-content-change>
        <table:cell-content-change table:id="ct766">
          <table:cell-address table:column="1" table:row="176" table:table="0"/>
          <office:change-info>
            <dc:creator> </dc:creator>
            <dc:date>2016-08-10T13:32:38.69</dc:date>
          </office:change-info>
          <table:previous table:id="ct512">
            <table:change-track-table-cell office:value-type="float" office:value="15"/>
          </table:previous>
        </table:cell-content-change>
        <table:cell-content-change table:id="ct767">
          <table:cell-address table:column="2" table:row="176" table:table="0"/>
          <office:change-info>
            <dc:creator> </dc:creator>
            <dc:date>2016-08-10T13:32:38.69</dc:date>
          </office:change-info>
          <table:previous table:id="ct513">
            <table:change-track-table-cell office:value-type="string">
              <text:p>-7.5</text:p>
            </table:change-track-table-cell>
          </table:previous>
        </table:cell-content-change>
        <table:cell-content-change table:id="ct768">
          <table:cell-address table:column="2" table:row="176" table:table="0"/>
          <office:change-info>
            <dc:creator> </dc:creator>
            <dc:date>2016-08-10T13:32:38.69</dc:date>
          </office:change-info>
          <table:previous table:id="ct514">
            <table:change-track-table-cell office:value-type="float" office:value="-15"/>
          </table:previous>
        </table:cell-content-change>
        <table:cell-content-change table:id="ct769">
          <table:cell-address table:column="3" table:row="176" table:table="0"/>
          <office:change-info>
            <dc:creator> </dc:creator>
            <dc:date>2016-08-10T13:32:38.69</dc:date>
          </office:change-info>
          <table:previous table:id="ct515">
            <table:change-track-table-cell office:value-type="float" office:value="8"/>
          </table:previous>
        </table:cell-content-change>
        <table:cell-content-change table:id="ct770">
          <table:cell-address table:column="3" table:row="176" table:table="0"/>
          <office:change-info>
            <dc:creator> </dc:creator>
            <dc:date>2016-08-10T13:32:38.69</dc:date>
          </office:change-info>
          <table:previous table:id="ct516">
            <table:change-track-table-cell office:value-type="float" office:value="16"/>
          </table:previous>
        </table:cell-content-change>
        <table:cell-content-change table:id="ct771">
          <table:cell-address table:column="4" table:row="176" table:table="0"/>
          <office:change-info>
            <dc:creator> </dc:creator>
            <dc:date>2016-08-10T13:32:38.69</dc:date>
          </office:change-info>
          <table:previous table:id="ct517">
            <table:change-track-table-cell office:value-type="float" office:value="12"/>
          </table:previous>
        </table:cell-content-change>
        <table:cell-content-change table:id="ct772">
          <table:cell-address table:column="4" table:row="176" table:table="0"/>
          <office:change-info>
            <dc:creator> </dc:creator>
            <dc:date>2016-08-10T13:32:38.69</dc:date>
          </office:change-info>
          <table:previous table:id="ct518">
            <table:change-track-table-cell office:value-type="float" office:value="26"/>
          </table:previous>
        </table:cell-content-change>
        <table:cell-content-change table:id="ct773">
          <table:cell-address table:column="5" table:row="176" table:table="0"/>
          <office:change-info>
            <dc:creator> </dc:creator>
            <dc:date>2016-08-10T13:32:38.69</dc:date>
          </office:change-info>
          <table:previous table:id="ct519">
            <table:change-track-table-cell office:value-type="float" office:value="1"/>
          </table:previous>
        </table:cell-content-change>
        <table:cell-content-change table:id="ct774">
          <table:cell-address table:column="5" table:row="176" table:table="0"/>
          <office:change-info>
            <dc:creator> </dc:creator>
            <dc:date>2016-08-10T13:32:38.69</dc:date>
          </office:change-info>
          <table:previous table:id="ct520">
            <table:change-track-table-cell office:value-type="float" office:value="1"/>
          </table:previous>
        </table:cell-content-change>
        <table:cell-content-change table:id="ct775">
          <table:cell-address table:column="6" table:row="176" table:table="0"/>
          <office:change-info>
            <dc:creator> </dc:creator>
            <dc:date>2016-08-10T13:32:38.69</dc:date>
          </office:change-info>
          <table:previous table:id="ct521">
            <table:change-track-table-cell office:value-type="float" office:value="0"/>
          </table:previous>
        </table:cell-content-change>
        <table:cell-content-change table:id="ct776">
          <table:cell-address table:column="6" table:row="176" table:table="0"/>
          <office:change-info>
            <dc:creator> </dc:creator>
            <dc:date>2016-08-10T13:32:38.69</dc:date>
          </office:change-info>
          <table:previous table:id="ct522">
            <table:change-track-table-cell office:value-type="float" office:value="0"/>
          </table:previous>
        </table:cell-content-change>
        <table:cell-content-change table:id="ct777">
          <table:cell-address table:column="8" table:row="176" table:table="0"/>
          <office:change-info>
            <dc:creator> </dc:creator>
            <dc:date>2016-08-10T13:32:38.69</dc:date>
          </office:change-info>
          <table:previous table:id="ct525">
            <table:change-track-table-cell office:value-type="float" office:value="2"/>
          </table:previous>
        </table:cell-content-change>
        <table:cell-content-change table:id="ct778">
          <table:cell-address table:column="8" table:row="176" table:table="0"/>
          <office:change-info>
            <dc:creator> </dc:creator>
            <dc:date>2016-08-10T13:32:38.69</dc:date>
          </office:change-info>
          <table:previous table:id="ct526">
            <table:change-track-table-cell office:value-type="float" office:value="2"/>
          </table:previous>
        </table:cell-content-change>
        <table:cell-content-change table:id="ct779">
          <table:cell-address table:column="9" table:row="176" table:table="0"/>
          <office:change-info>
            <dc:creator> </dc:creator>
            <dc:date>2016-08-10T13:32:38.69</dc:date>
          </office:change-info>
          <table:previous table:id="ct527">
            <table:change-track-table-cell office:value-type="float" office:value="23"/>
          </table:previous>
        </table:cell-content-change>
        <table:cell-content-change table:id="ct780">
          <table:cell-address table:column="9" table:row="176" table:table="0"/>
          <office:change-info>
            <dc:creator> </dc:creator>
            <dc:date>2016-08-10T13:32:38.69</dc:date>
          </office:change-info>
          <table:previous table:id="ct528">
            <table:change-track-table-cell office:value-type="float" office:value="23"/>
          </table:previous>
        </table:cell-content-change>
        <table:cell-content-change table:id="ct781">
          <table:cell-address table:column="10" table:row="176" table:table="0"/>
          <office:change-info>
            <dc:creator> </dc:creator>
            <dc:date>2016-08-10T13:32:38.69</dc:date>
          </office:change-info>
          <table:previous table:id="ct529">
            <table:change-track-table-cell office:value-type="float" office:value="25"/>
          </table:previous>
        </table:cell-content-change>
        <table:cell-content-change table:id="ct782">
          <table:cell-address table:column="10" table:row="176" table:table="0"/>
          <office:change-info>
            <dc:creator> </dc:creator>
            <dc:date>2016-08-10T13:32:38.69</dc:date>
          </office:change-info>
          <table:previous table:id="ct530">
            <table:change-track-table-cell office:value-type="float" office:value="25"/>
          </table:previous>
        </table:cell-content-change>
        <table:cell-content-change table:id="ct783">
          <table:cell-address table:column="11" table:row="176" table:table="0"/>
          <office:change-info>
            <dc:creator> </dc:creator>
            <dc:date>2016-08-10T13:32:38.69</dc:date>
          </office:change-info>
          <table:previous table:id="ct531">
            <table:change-track-table-cell office:value-type="float" office:value="30"/>
          </table:previous>
        </table:cell-content-change>
        <table:cell-content-change table:id="ct784">
          <table:cell-address table:column="11" table:row="176" table:table="0"/>
          <office:change-info>
            <dc:creator> </dc:creator>
            <dc:date>2016-08-10T13:32:38.69</dc:date>
          </office:change-info>
          <table:previous table:id="ct532">
            <table:change-track-table-cell office:value-type="float" office:value="50"/>
          </table:previous>
        </table:cell-content-change>
        <table:cell-content-change table:id="ct785">
          <table:cell-address table:column="12" table:row="176" table:table="0"/>
          <office:change-info>
            <dc:creator> </dc:creator>
            <dc:date>2016-08-10T13:32:38.69</dc:date>
          </office:change-info>
          <table:previous table:id="ct533">
            <table:change-track-table-cell office:value-type="float" office:value="36770"/>
          </table:previous>
        </table:cell-content-change>
        <table:cell-content-change table:id="ct786">
          <table:cell-address table:column="14" table:row="176" table:table="0"/>
          <office:change-info>
            <dc:creator> </dc:creator>
            <dc:date>2016-08-10T13:32:38.69</dc:date>
          </office:change-info>
          <table:previous table:id="ct535">
            <table:change-track-table-cell office:value-type="float" office:value="0"/>
          </table:previous>
        </table:cell-content-change>
        <table:cell-content-change table:id="ct787">
          <table:cell-address table:column="14" table:row="176" table:table="0"/>
          <office:change-info>
            <dc:creator> </dc:creator>
            <dc:date>2016-08-10T13:32:38.69</dc:date>
          </office:change-info>
          <table:previous table:id="ct536">
            <table:change-track-table-cell office:value-type="float" office:value="0"/>
          </table:previous>
        </table:cell-content-change>
        <table:cell-content-change table:id="ct788">
          <table:cell-address table:column="5" table:row="55" table:table="0"/>
          <office:change-info>
            <dc:creator> </dc:creator>
            <dc:date>2016-08-10T13:34:01.41</dc:date>
          </office:change-info>
          <table:previous table:id="ct706">
            <table:change-track-table-cell office:value-type="float" office:value="42384"/>
          </table:previous>
        </table:cell-content-change>
        <table:cell-content-change table:id="ct789">
          <table:cell-address table:column="5" table:row="56" table:table="0"/>
          <office:change-info>
            <dc:creator> </dc:creator>
            <dc:date>2016-08-10T13:34:02.48</dc:date>
          </office:change-info>
          <table:previous table:id="ct707">
            <table:change-track-table-cell office:value-type="float" office:value="42384"/>
          </table:previous>
        </table:cell-content-change>
        <table:cell-content-change table:id="ct790">
          <table:cell-address table:column="5" table:row="57" table:table="0"/>
          <office:change-info>
            <dc:creator> </dc:creator>
            <dc:date>2016-08-10T13:34:06.01</dc:date>
          </office:change-info>
          <table:previous table:id="ct708">
            <table:change-track-table-cell office:value-type="float" office:value="42384"/>
          </table:previous>
        </table:cell-content-change>
        <table:cell-content-change table:id="ct791">
          <table:cell-address table:column="5" table:row="58" table:table="0"/>
          <office:change-info>
            <dc:creator> </dc:creator>
            <dc:date>2016-08-10T13:34:06.01</dc:date>
          </office:change-info>
          <table:previous table:id="ct709">
            <table:change-track-table-cell office:value-type="float" office:value="42384"/>
          </table:previous>
        </table:cell-content-change>
        <table:cell-content-change table:id="ct792">
          <table:cell-address table:column="5" table:row="59" table:table="0"/>
          <office:change-info>
            <dc:creator> </dc:creator>
            <dc:date>2016-08-10T13:34:06.01</dc:date>
          </office:change-info>
          <table:previous table:id="ct710">
            <table:change-track-table-cell office:value-type="float" office:value="42384"/>
          </table:previous>
        </table:cell-content-change>
        <table:cell-content-change table:id="ct793">
          <table:cell-address table:column="5" table:row="60" table:table="0"/>
          <office:change-info>
            <dc:creator> </dc:creator>
            <dc:date>2016-08-10T13:34:06.01</dc:date>
          </office:change-info>
          <table:previous table:id="ct711">
            <table:change-track-table-cell office:value-type="float" office:value="42384"/>
          </table:previous>
        </table:cell-content-change>
        <table:cell-content-change table:id="ct794">
          <table:cell-address table:column="5" table:row="61" table:table="0"/>
          <office:change-info>
            <dc:creator> </dc:creator>
            <dc:date>2016-08-10T13:34:06.01</dc:date>
          </office:change-info>
          <table:previous table:id="ct712">
            <table:change-track-table-cell office:value-type="float" office:value="42384"/>
          </table:previous>
        </table:cell-content-change>
        <table:cell-content-change table:id="ct795">
          <table:cell-address table:column="5" table:row="62" table:table="0"/>
          <office:change-info>
            <dc:creator> </dc:creator>
            <dc:date>2016-08-10T13:34:06.01</dc:date>
          </office:change-info>
          <table:previous table:id="ct713">
            <table:change-track-table-cell office:value-type="float" office:value="42384"/>
          </table:previous>
        </table:cell-content-change>
        <table:cell-content-change table:id="ct796">
          <table:cell-address table:column="5" table:row="63" table:table="0"/>
          <office:change-info>
            <dc:creator> </dc:creator>
            <dc:date>2016-08-10T13:34:06.01</dc:date>
          </office:change-info>
          <table:previous table:id="ct714">
            <table:change-track-table-cell office:value-type="float" office:value="42384"/>
          </table:previous>
        </table:cell-content-change>
        <table:cell-content-change table:id="ct797">
          <table:cell-address table:column="5" table:row="64" table:table="0"/>
          <office:change-info>
            <dc:creator> </dc:creator>
            <dc:date>2016-08-10T13:34:06.01</dc:date>
          </office:change-info>
          <table:previous table:id="ct715">
            <table:change-track-table-cell office:value-type="float" office:value="42384"/>
          </table:previous>
        </table:cell-content-change>
        <table:cell-content-change table:id="ct798">
          <table:cell-address table:column="5" table:row="65" table:table="0"/>
          <office:change-info>
            <dc:creator> </dc:creator>
            <dc:date>2016-08-10T13:34:06.01</dc:date>
          </office:change-info>
          <table:previous table:id="ct716">
            <table:change-track-table-cell office:value-type="float" office:value="42384"/>
          </table:previous>
        </table:cell-content-change>
        <table:cell-content-change table:id="ct799">
          <table:cell-address table:column="5" table:row="66" table:table="0"/>
          <office:change-info>
            <dc:creator> </dc:creator>
            <dc:date>2016-08-10T13:34:06.01</dc:date>
          </office:change-info>
          <table:previous table:id="ct717">
            <table:change-track-table-cell office:value-type="float" office:value="42384"/>
          </table:previous>
        </table:cell-content-change>
        <table:cell-content-change table:id="ct800">
          <table:cell-address table:column="5" table:row="67" table:table="0"/>
          <office:change-info>
            <dc:creator> </dc:creator>
            <dc:date>2016-08-10T13:34:06.01</dc:date>
          </office:change-info>
          <table:previous table:id="ct718">
            <table:change-track-table-cell office:value-type="float" office:value="42384"/>
          </table:previous>
        </table:cell-content-change>
        <table:cell-content-change table:id="ct801">
          <table:cell-address table:column="5" table:row="68" table:table="0"/>
          <office:change-info>
            <dc:creator> </dc:creator>
            <dc:date>2016-08-10T13:34:06.01</dc:date>
          </office:change-info>
          <table:previous table:id="ct719">
            <table:change-track-table-cell office:value-type="float" office:value="42384"/>
          </table:previous>
        </table:cell-content-change>
        <table:cell-content-change table:id="ct802">
          <table:cell-address table:column="5" table:row="69" table:table="0"/>
          <office:change-info>
            <dc:creator> </dc:creator>
            <dc:date>2016-08-10T13:34:06.01</dc:date>
          </office:change-info>
          <table:previous table:id="ct720">
            <table:change-track-table-cell office:value-type="float" office:value="42384"/>
          </table:previous>
        </table:cell-content-change>
        <table:cell-content-change table:id="ct803">
          <table:cell-address table:column="5" table:row="71" table:table="0"/>
          <office:change-info>
            <dc:creator> </dc:creator>
            <dc:date>2016-08-10T13:34:08.87</dc:date>
          </office:change-info>
          <table:previous table:id="ct721">
            <table:change-track-table-cell office:value-type="float" office:value="42384"/>
          </table:previous>
        </table:cell-content-change>
        <table:cell-content-change table:id="ct804">
          <table:cell-address table:column="5" table:row="72" table:table="0"/>
          <office:change-info>
            <dc:creator> </dc:creator>
            <dc:date>2016-08-10T13:34:08.87</dc:date>
          </office:change-info>
          <table:previous table:id="ct722">
            <table:change-track-table-cell office:value-type="float" office:value="42384"/>
          </table:previous>
        </table:cell-content-change>
        <table:cell-content-change table:id="ct805">
          <table:cell-address table:column="5" table:row="73" table:table="0"/>
          <office:change-info>
            <dc:creator> </dc:creator>
            <dc:date>2016-08-10T13:34:08.87</dc:date>
          </office:change-info>
          <table:previous table:id="ct723">
            <table:change-track-table-cell office:value-type="float" office:value="42384"/>
          </table:previous>
        </table:cell-content-change>
        <table:cell-content-change table:id="ct806">
          <table:cell-address table:column="5" table:row="78" table:table="0"/>
          <office:change-info>
            <dc:creator> </dc:creator>
            <dc:date>2016-08-10T13:34:10.25</dc:date>
          </office:change-info>
          <table:previous table:id="ct724">
            <table:change-track-table-cell office:value-type="float" office:value="42384"/>
          </table:previous>
        </table:cell-content-change>
        <table:cell-content-change table:id="ct807">
          <table:cell-address table:column="5" table:row="79" table:table="0"/>
          <office:change-info>
            <dc:creator> </dc:creator>
            <dc:date>2016-08-10T13:34:10.25</dc:date>
          </office:change-info>
          <table:previous table:id="ct725">
            <table:change-track-table-cell office:value-type="float" office:value="42384"/>
          </table:previous>
        </table:cell-content-change>
        <table:cell-content-change table:id="ct808">
          <table:cell-address table:column="5" table:row="80" table:table="0"/>
          <office:change-info>
            <dc:creator> </dc:creator>
            <dc:date>2016-08-10T13:34:10.25</dc:date>
          </office:change-info>
          <table:previous table:id="ct726">
            <table:change-track-table-cell office:value-type="float" office:value="42384"/>
          </table:previous>
        </table:cell-content-change>
        <table:cell-content-change table:id="ct809">
          <table:cell-address table:column="5" table:row="81" table:table="0"/>
          <office:change-info>
            <dc:creator> </dc:creator>
            <dc:date>2016-08-10T13:34:10.96</dc:date>
          </office:change-info>
          <table:previous table:id="ct727">
            <table:change-track-table-cell office:value-type="float" office:value="42384"/>
          </table:previous>
        </table:cell-content-change>
        <table:cell-content-change table:id="ct810">
          <table:cell-address table:column="5" table:row="82" table:table="0"/>
          <office:change-info>
            <dc:creator> </dc:creator>
            <dc:date>2016-08-10T13:34:10.96</dc:date>
          </office:change-info>
          <table:previous table:id="ct728">
            <table:change-track-table-cell office:value-type="float" office:value="42384"/>
          </table:previous>
        </table:cell-content-change>
        <table:cell-content-change table:id="ct811">
          <table:cell-address table:column="5" table:row="83" table:table="0"/>
          <office:change-info>
            <dc:creator> </dc:creator>
            <dc:date>2016-08-10T13:34:10.96</dc:date>
          </office:change-info>
          <table:previous table:id="ct729">
            <table:change-track-table-cell office:value-type="float" office:value="42384"/>
          </table:previous>
        </table:cell-content-change>
        <table:cell-content-change table:id="ct812">
          <table:cell-address table:column="5" table:row="84" table:table="0"/>
          <office:change-info>
            <dc:creator> </dc:creator>
            <dc:date>2016-08-10T13:34:11.78</dc:date>
          </office:change-info>
          <table:previous table:id="ct730">
            <table:change-track-table-cell office:value-type="float" office:value="42384"/>
          </table:previous>
        </table:cell-content-change>
        <table:cell-content-change table:id="ct813">
          <table:cell-address table:column="5" table:row="85" table:table="0"/>
          <office:change-info>
            <dc:creator> </dc:creator>
            <dc:date>2016-08-10T13:34:11.78</dc:date>
          </office:change-info>
          <table:previous table:id="ct731">
            <table:change-track-table-cell office:value-type="float" office:value="42384"/>
          </table:previous>
        </table:cell-content-change>
        <table:cell-content-change table:id="ct814">
          <table:cell-address table:column="5" table:row="86" table:table="0"/>
          <office:change-info>
            <dc:creator> </dc:creator>
            <dc:date>2016-08-10T13:34:11.78</dc:date>
          </office:change-info>
          <table:previous table:id="ct732">
            <table:change-track-table-cell office:value-type="float" office:value="42384"/>
          </table:previous>
        </table:cell-content-change>
        <table:cell-content-change table:id="ct815">
          <table:cell-address table:column="0" table:row="88" table:table="0"/>
          <office:change-info>
            <dc:creator> </dc:creator>
            <dc:date>2016-08-10T13:49:46.92</dc:date>
          </office:change-info>
          <table:previous>
            <table:change-track-table-cell office:value-type="string">
              <text:p>LARGE_FLAK_BATTERY_1</text:p>
            </table:change-track-table-cell>
          </table:previous>
        </table:cell-content-change>
        <table:cell-content-change table:id="ct816">
          <table:cell-address table:column="0" table:row="89" table:table="0"/>
          <office:change-info>
            <dc:creator> </dc:creator>
            <dc:date>2016-08-10T13:49:48.96</dc:date>
          </office:change-info>
          <table:previous>
            <table:change-track-table-cell office:value-type="string">
              <text:p>LARGE_FLAK_BATTERY_2</text:p>
            </table:change-track-table-cell>
          </table:previous>
        </table:cell-content-change>
        <table:cell-content-change table:id="ct817">
          <table:cell-address table:column="1" table:row="88" table:table="0"/>
          <office:change-info>
            <dc:creator> </dc:creator>
            <dc:date>2016-08-10T14:00:07.55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818">
          <table:cell-address table:column="1" table:row="89" table:table="0"/>
          <office:change-info>
            <dc:creator> </dc:creator>
            <dc:date>2016-08-10T14:00:07.55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819">
          <table:cell-address table:column="2" table:row="88" table:table="0"/>
          <office:change-info>
            <dc:creator> </dc:creator>
            <dc:date>2016-08-10T14:00:07.55</dc:date>
          </office:change-info>
          <table:previous>
            <table:change-track-table-cell office:value-type="string">
              <text:p>-50.00</text:p>
            </table:change-track-table-cell>
          </table:previous>
        </table:cell-content-change>
        <table:cell-content-change table:id="ct820">
          <table:cell-address table:column="2" table:row="89" table:table="0"/>
          <office:change-info>
            <dc:creator> </dc:creator>
            <dc:date>2016-08-10T14:00:07.55</dc:date>
          </office:change-info>
          <table:previous>
            <table:change-track-table-cell office:value-type="string">
              <text:p>-60.00</text:p>
            </table:change-track-table-cell>
          </table:previous>
        </table:cell-content-change>
        <table:cell-content-change table:id="ct821">
          <table:cell-address table:column="3" table:row="88" table:table="0"/>
          <office:change-info>
            <dc:creator> </dc:creator>
            <dc:date>2016-08-10T14:00:07.55</dc:date>
          </office:change-info>
          <table:previous>
            <table:change-track-table-cell office:value-type="string">
              <text:p>19.00</text:p>
            </table:change-track-table-cell>
          </table:previous>
        </table:cell-content-change>
        <table:cell-content-change table:id="ct822">
          <table:cell-address table:column="3" table:row="89" table:table="0"/>
          <office:change-info>
            <dc:creator> </dc:creator>
            <dc:date>2016-08-10T14:00:07.55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823">
          <table:cell-address table:column="4" table:row="88" table:table="0"/>
          <office:change-info>
            <dc:creator> </dc:creator>
            <dc:date>2016-08-10T14:00:07.55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824">
          <table:cell-address table:column="4" table:row="89" table:table="0"/>
          <office:change-info>
            <dc:creator> </dc:creator>
            <dc:date>2016-08-10T14:00:07.55</dc:date>
          </office:change-info>
          <table:previous>
            <table:change-track-table-cell office:value-type="string">
              <text:p>67.00</text:p>
            </table:change-track-table-cell>
          </table:previous>
        </table:cell-content-change>
        <table:cell-content-change table:id="ct825">
          <table:cell-address table:column="5" table:row="84" table:table="0"/>
          <office:change-info>
            <dc:creator> </dc:creator>
            <dc:date>2016-08-10T14:16:16.89</dc:date>
          </office:change-info>
          <table:previous table:id="ct812">
            <table:change-track-table-cell office:value-type="float" office:value="42384"/>
          </table:previous>
        </table:cell-content-change>
        <table:cell-content-change table:id="ct826">
          <table:cell-address table:column="5" table:row="85" table:table="0"/>
          <office:change-info>
            <dc:creator> </dc:creator>
            <dc:date>2016-08-10T14:16:16.90</dc:date>
          </office:change-info>
          <table:previous table:id="ct813">
            <table:change-track-table-cell office:value-type="float" office:value="42384"/>
          </table:previous>
        </table:cell-content-change>
        <table:cell-content-change table:id="ct827">
          <table:cell-address table:column="5" table:row="86" table:table="0"/>
          <office:change-info>
            <dc:creator> </dc:creator>
            <dc:date>2016-08-10T14:16:16.90</dc:date>
          </office:change-info>
          <table:previous table:id="ct814">
            <table:change-track-table-cell office:value-type="float" office:value="42384"/>
          </table:previous>
        </table:cell-content-change>
        <table:cell-content-change table:id="ct828">
          <table:cell-address table:column="7" table:row="84" table:table="0"/>
          <office:change-info>
            <dc:creator> </dc:creator>
            <dc:date>2016-08-10T14:16:16.9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29">
          <table:cell-address table:column="7" table:row="85" table:table="0"/>
          <office:change-info>
            <dc:creator> </dc:creator>
            <dc:date>2016-08-10T14:16:16.9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30">
          <table:cell-address table:column="7" table:row="86" table:table="0"/>
          <office:change-info>
            <dc:creator> </dc:creator>
            <dc:date>2016-08-10T14:16:16.9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31">
          <table:cell-address table:column="5" table:row="84" table:table="0"/>
          <office:change-info>
            <dc:creator> </dc:creator>
            <dc:date>2016-08-10T14:16:21.93</dc:date>
          </office:change-info>
          <table:previous table:id="ct825">
            <table:change-track-table-cell office:value-type="float" office:value="42384"/>
          </table:previous>
        </table:cell-content-change>
        <table:cell-content-change table:id="ct832">
          <table:cell-address table:column="5" table:row="85" table:table="0"/>
          <office:change-info>
            <dc:creator> </dc:creator>
            <dc:date>2016-08-10T14:16:25.79</dc:date>
          </office:change-info>
          <table:previous table:id="ct826">
            <table:change-track-table-cell office:value-type="float" office:value="42384"/>
          </table:previous>
        </table:cell-content-change>
        <table:cell-content-change table:id="ct833">
          <table:cell-address table:column="5" table:row="86" table:table="0"/>
          <office:change-info>
            <dc:creator> </dc:creator>
            <dc:date>2016-08-10T14:16:25.79</dc:date>
          </office:change-info>
          <table:previous table:id="ct827">
            <table:change-track-table-cell office:value-type="float" office:value="42384"/>
          </table:previous>
        </table:cell-content-change>
        <table:cell-content-change table:id="ct834">
          <table:cell-address table:column="7" table:row="84" table:table="0"/>
          <office:change-info>
            <dc:creator> </dc:creator>
            <dc:date>2016-08-10T14:16:33.89</dc:date>
          </office:change-info>
          <table:previous table:id="ct828">
            <table:change-track-table-cell office:value-type="float" office:value="36800"/>
          </table:previous>
        </table:cell-content-change>
        <table:cell-content-change table:id="ct835">
          <table:cell-address table:column="7" table:row="85" table:table="0"/>
          <office:change-info>
            <dc:creator> </dc:creator>
            <dc:date>2016-08-10T14:16:33.89</dc:date>
          </office:change-info>
          <table:previous table:id="ct829">
            <table:change-track-table-cell office:value-type="float" office:value="36800"/>
          </table:previous>
        </table:cell-content-change>
        <table:cell-content-change table:id="ct836">
          <table:cell-address table:column="7" table:row="86" table:table="0"/>
          <office:change-info>
            <dc:creator> </dc:creator>
            <dc:date>2016-08-10T14:16:33.89</dc:date>
          </office:change-info>
          <table:previous table:id="ct830">
            <table:change-track-table-cell office:value-type="float" office:value="36800"/>
          </table:previous>
        </table:cell-content-change>
        <table:cell-content-change table:id="ct837">
          <table:cell-address table:column="7" table:row="84" table:table="0"/>
          <office:change-info>
            <dc:creator> </dc:creator>
            <dc:date>2016-08-10T14:16:37.18</dc:date>
          </office:change-info>
          <table:previous table:id="ct834">
            <table:change-track-table-cell office:value-type="string">
              <text:p>0.00</text:p>
            </table:change-track-table-cell>
          </table:previous>
        </table:cell-content-change>
        <table:cell-content-change table:id="ct838">
          <table:cell-address table:column="7" table:row="85" table:table="0"/>
          <office:change-info>
            <dc:creator> </dc:creator>
            <dc:date>2016-08-10T14:16:38.24</dc:date>
          </office:change-info>
          <table:previous table:id="ct835">
            <table:change-track-table-cell office:value-type="string">
              <text:p>0.00</text:p>
            </table:change-track-table-cell>
          </table:previous>
        </table:cell-content-change>
        <table:cell-content-change table:id="ct839">
          <table:cell-address table:column="7" table:row="86" table:table="0"/>
          <office:change-info>
            <dc:creator> </dc:creator>
            <dc:date>2016-08-10T14:16:39.21</dc:date>
          </office:change-info>
          <table:previous table:id="ct836">
            <table:change-track-table-cell office:value-type="string">
              <text:p>0.00</text:p>
            </table:change-track-table-cell>
          </table:previous>
        </table:cell-content-change>
        <table:cell-content-change table:id="ct840">
          <table:cell-address table:column="7" table:row="84" table:table="0"/>
          <office:change-info>
            <dc:creator> </dc:creator>
            <dc:date>2016-08-10T14:16:47.02</dc:date>
          </office:change-info>
          <table:previous table:id="ct837">
            <table:change-track-table-cell office:value-type="float" office:value="36800"/>
          </table:previous>
        </table:cell-content-change>
        <table:cell-content-change table:id="ct841">
          <table:cell-address table:column="7" table:row="85" table:table="0"/>
          <office:change-info>
            <dc:creator> </dc:creator>
            <dc:date>2016-08-10T14:16:47.63</dc:date>
          </office:change-info>
          <table:previous table:id="ct838">
            <table:change-track-table-cell office:value-type="float" office:value="36800"/>
          </table:previous>
        </table:cell-content-change>
        <table:cell-content-change table:id="ct842">
          <table:cell-address table:column="7" table:row="86" table:table="0"/>
          <office:change-info>
            <dc:creator> </dc:creator>
            <dc:date>2016-08-10T14:16:48.11</dc:date>
          </office:change-info>
          <table:previous table:id="ct839">
            <table:change-track-table-cell office:value-type="float" office:value="36800"/>
          </table:previous>
        </table:cell-content-change>
        <table:cell-content-change table:id="ct843">
          <table:cell-address table:column="7" table:row="84" table:table="0"/>
          <office:change-info>
            <dc:creator> </dc:creator>
            <dc:date>2016-08-10T14:17:10.81</dc:date>
          </office:change-info>
          <table:previous table:id="ct840">
            <table:change-track-table-cell office:value-type="string">
              <text:p>0.80</text:p>
            </table:change-track-table-cell>
          </table:previous>
        </table:cell-content-change>
        <table:cell-content-change table:id="ct844">
          <table:cell-address table:column="7" table:row="85" table:table="0"/>
          <office:change-info>
            <dc:creator> </dc:creator>
            <dc:date>2016-08-10T14:17:11.99</dc:date>
          </office:change-info>
          <table:previous table:id="ct841">
            <table:change-track-table-cell office:value-type="string">
              <text:p>0.80</text:p>
            </table:change-track-table-cell>
          </table:previous>
        </table:cell-content-change>
        <table:cell-content-change table:id="ct845">
          <table:cell-address table:column="7" table:row="86" table:table="0"/>
          <office:change-info>
            <dc:creator> </dc:creator>
            <dc:date>2016-08-10T14:17:12.85</dc:date>
          </office:change-info>
          <table:previous table:id="ct842">
            <table:change-track-table-cell office:value-type="string">
              <text:p>0.80</text:p>
            </table:change-track-table-cell>
          </table:previous>
        </table:cell-content-change>
        <table:cell-content-change table:id="ct846">
          <table:cell-address table:column="12" table:row="81" table:table="0"/>
          <office:change-info>
            <dc:creator> </dc:creator>
            <dc:date>2016-08-10T14:18:24.38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847">
          <table:cell-address table:column="12" table:row="82" table:table="0"/>
          <office:change-info>
            <dc:creator> </dc:creator>
            <dc:date>2016-08-10T14:18:27.51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848">
          <table:cell-address table:column="12" table:row="83" table:table="0"/>
          <office:change-info>
            <dc:creator> </dc:creator>
            <dc:date>2016-08-10T14:18:29.03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849">
          <table:cell-address table:column="12" table:row="84" table:table="0"/>
          <office:change-info>
            <dc:creator> </dc:creator>
            <dc:date>2016-08-10T14:19:56.19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850">
          <table:cell-address table:column="12" table:row="85" table:table="0"/>
          <office:change-info>
            <dc:creator> </dc:creator>
            <dc:date>2016-08-10T14:19:56.19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851">
          <table:cell-address table:column="12" table:row="86" table:table="0"/>
          <office:change-info>
            <dc:creator> </dc:creator>
            <dc:date>2016-08-10T14:19:56.19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852">
          <table:cell-address table:column="5" table:row="152" table:table="0"/>
          <office:change-info>
            <dc:creator> </dc:creator>
            <dc:date>2016-08-15T11:03:23.47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853">
          <table:cell-address table:column="5" table:row="153" table:table="0"/>
          <office:change-info>
            <dc:creator> </dc:creator>
            <dc:date>2016-08-15T11:03:23.47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854">
          <table:cell-address table:column="5" table:row="153" table:table="0"/>
          <office:change-info>
            <dc:creator> </dc:creator>
            <dc:date>2016-08-15T11:03:23.47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855">
          <table:cell-address table:column="7" table:row="152" table:table="0"/>
          <office:change-info>
            <dc:creator> </dc:creator>
            <dc:date>2016-08-15T11:03:23.47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856">
          <table:cell-address table:column="7" table:row="153" table:table="0"/>
          <office:change-info>
            <dc:creator> </dc:creator>
            <dc:date>2016-08-15T11:03:23.47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857">
          <table:cell-address table:column="7" table:row="153" table:table="0"/>
          <office:change-info>
            <dc:creator> </dc:creator>
            <dc:date>2016-08-15T11:03:23.47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858">
          <table:cell-address table:column="11" table:row="152" table:table="0"/>
          <office:change-info>
            <dc:creator> </dc:creator>
            <dc:date>2016-08-15T11:03:23.47</dc:date>
          </office:change-info>
          <table:previous table:id="ct180">
            <table:change-track-table-cell office:value-type="string">
              <text:p>60.00</text:p>
            </table:change-track-table-cell>
          </table:previous>
        </table:cell-content-change>
        <table:cell-content-change table:id="ct859">
          <table:cell-address table:column="11" table:row="153" table:table="0"/>
          <office:change-info>
            <dc:creator> </dc:creator>
            <dc:date>2016-08-15T11:03:23.47</dc:date>
          </office:change-info>
          <table:previous table:id="ct182">
            <table:change-track-table-cell office:value-type="string">
              <text:p>60.00</text:p>
            </table:change-track-table-cell>
          </table:previous>
        </table:cell-content-change>
        <table:insertion table:id="ct860" table:type="row" table:position="90" table:count="3" table:table="0">
          <office:change-info>
            <dc:creator> </dc:creator>
            <dc:date>2016-08-15T11:05:48.76</dc:date>
          </office:change-info>
          <table:dependencies>
            <table:dependence table:id="ct5048"/>
            <table:dependence table:id="ct5047"/>
            <table:dependence table:id="ct4949"/>
            <table:dependence table:id="ct4948"/>
            <table:dependence table:id="ct4652"/>
            <table:dependence table:id="ct4651"/>
            <table:dependence table:id="ct4515"/>
            <table:dependence table:id="ct4514"/>
            <table:dependence table:id="ct4454"/>
            <table:dependence table:id="ct4453"/>
            <table:dependence table:id="ct4064"/>
            <table:dependence table:id="ct4063"/>
            <table:dependence table:id="ct4062"/>
            <table:dependence table:id="ct4061"/>
            <table:dependence table:id="ct4054"/>
            <table:dependence table:id="ct4053"/>
            <table:dependence table:id="ct2553"/>
            <table:dependence table:id="ct2552"/>
            <table:dependence table:id="ct2406"/>
            <table:dependence table:id="ct2405"/>
            <table:dependence table:id="ct2404"/>
            <table:dependence table:id="ct2309"/>
            <table:dependence table:id="ct2308"/>
            <table:dependence table:id="ct2307"/>
            <table:dependence table:id="ct2141"/>
            <table:dependence table:id="ct2140"/>
            <table:dependence table:id="ct2139"/>
            <table:dependence table:id="ct2005"/>
            <table:dependence table:id="ct2004"/>
            <table:dependence table:id="ct2003"/>
            <table:dependence table:id="ct1820"/>
            <table:dependence table:id="ct1767"/>
            <table:dependence table:id="ct1766"/>
            <table:dependence table:id="ct1765"/>
            <table:dependence table:id="ct1662"/>
            <table:dependence table:id="ct1661"/>
            <table:dependence table:id="ct1660"/>
            <table:dependence table:id="ct1659"/>
            <table:dependence table:id="ct1656"/>
            <table:dependence table:id="ct1655"/>
            <table:dependence table:id="ct1652"/>
            <table:dependence table:id="ct1651"/>
            <table:dependence table:id="ct1541"/>
            <table:dependence table:id="ct1540"/>
            <table:dependence table:id="ct1244"/>
            <table:dependence table:id="ct1243"/>
            <table:dependence table:id="ct1155"/>
            <table:dependence table:id="ct1154"/>
            <table:dependence table:id="ct1153"/>
            <table:dependence table:id="ct1152"/>
            <table:dependence table:id="ct1151"/>
            <table:dependence table:id="ct1150"/>
            <table:dependence table:id="ct1149"/>
            <table:dependence table:id="ct1148"/>
            <table:dependence table:id="ct1147"/>
            <table:dependence table:id="ct1146"/>
            <table:dependence table:id="ct1145"/>
            <table:dependence table:id="ct1144"/>
            <table:dependence table:id="ct1143"/>
            <table:dependence table:id="ct1142"/>
            <table:dependence table:id="ct1141"/>
            <table:dependence table:id="ct1140"/>
            <table:dependence table:id="ct1139"/>
            <table:dependence table:id="ct1138"/>
            <table:dependence table:id="ct1137"/>
            <table:dependence table:id="ct1136"/>
            <table:dependence table:id="ct1133"/>
            <table:dependence table:id="ct1132"/>
            <table:dependence table:id="ct1131"/>
            <table:dependence table:id="ct1130"/>
            <table:dependence table:id="ct1129"/>
            <table:dependence table:id="ct1128"/>
            <table:dependence table:id="ct1127"/>
            <table:dependence table:id="ct1126"/>
            <table:dependence table:id="ct1125"/>
            <table:dependence table:id="ct1124"/>
            <table:dependence table:id="ct1123"/>
            <table:dependence table:id="ct1122"/>
            <table:dependence table:id="ct1121"/>
            <table:dependence table:id="ct1120"/>
            <table:dependence table:id="ct1119"/>
            <table:dependence table:id="ct1118"/>
            <table:dependence table:id="ct1117"/>
            <table:dependence table:id="ct1116"/>
            <table:dependence table:id="ct1115"/>
            <table:dependence table:id="ct1114"/>
            <table:dependence table:id="ct1113"/>
            <table:dependence table:id="ct1112"/>
            <table:dependence table:id="ct1111"/>
            <table:dependence table:id="ct1110"/>
            <table:dependence table:id="ct1097"/>
            <table:dependence table:id="ct998"/>
            <table:dependence table:id="ct997"/>
            <table:dependence table:id="ct996"/>
            <table:dependence table:id="ct895"/>
            <table:dependence table:id="ct894"/>
            <table:dependence table:id="ct893"/>
            <table:dependence table:id="ct892"/>
            <table:dependence table:id="ct891"/>
            <table:dependence table:id="ct890"/>
            <table:dependence table:id="ct889"/>
            <table:dependence table:id="ct888"/>
            <table:dependence table:id="ct887"/>
            <table:dependence table:id="ct886"/>
            <table:dependence table:id="ct885"/>
            <table:dependence table:id="ct884"/>
            <table:dependence table:id="ct883"/>
            <table:dependence table:id="ct882"/>
            <table:dependence table:id="ct881"/>
            <table:dependence table:id="ct880"/>
            <table:dependence table:id="ct879"/>
            <table:dependence table:id="ct878"/>
            <table:dependence table:id="ct877"/>
            <table:dependence table:id="ct876"/>
            <table:dependence table:id="ct875"/>
            <table:dependence table:id="ct874"/>
            <table:dependence table:id="ct873"/>
            <table:dependence table:id="ct872"/>
            <table:dependence table:id="ct871"/>
            <table:dependence table:id="ct870"/>
            <table:dependence table:id="ct869"/>
            <table:dependence table:id="ct868"/>
            <table:dependence table:id="ct867"/>
            <table:dependence table:id="ct866"/>
            <table:dependence table:id="ct865"/>
            <table:dependence table:id="ct864"/>
            <table:dependence table:id="ct863"/>
            <table:dependence table:id="ct862"/>
            <table:dependence table:id="ct861"/>
          </table:dependencies>
        </table:insertion>
        <table:cell-content-change table:id="ct861">
          <table:cell-address table:column="0" table:row="90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62">
          <table:cell-address table:column="0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63">
          <table:cell-address table:column="0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64">
          <table:cell-address table:column="1" table:row="90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65">
          <table:cell-address table:column="1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66">
          <table:cell-address table:column="1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67">
          <table:cell-address table:column="2" table:row="90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68">
          <table:cell-address table:column="2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69">
          <table:cell-address table:column="2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70">
          <table:cell-address table:column="3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71">
          <table:cell-address table:column="3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72">
          <table:cell-address table:column="4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73">
          <table:cell-address table:column="4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74">
          <table:cell-address table:column="5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75">
          <table:cell-address table:column="5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76">
          <table:cell-address table:column="6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77">
          <table:cell-address table:column="6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78">
          <table:cell-address table:column="7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79">
          <table:cell-address table:column="7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80">
          <table:cell-address table:column="8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81">
          <table:cell-address table:column="8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82">
          <table:cell-address table:column="9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83">
          <table:cell-address table:column="9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84">
          <table:cell-address table:column="10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85">
          <table:cell-address table:column="10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86">
          <table:cell-address table:column="11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87">
          <table:cell-address table:column="11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88">
          <table:cell-address table:column="12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89">
          <table:cell-address table:column="12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90">
          <table:cell-address table:column="14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91">
          <table:cell-address table:column="14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92">
          <table:cell-address table:column="0" table:row="90" table:table="0"/>
          <office:change-info>
            <dc:creator> </dc:creator>
            <dc:date>2016-08-15T11:05:55.41</dc:date>
          </office:change-info>
          <table:previous table:id="ct861">
            <table:change-track-table-cell office:value-type="string">
              <text:p>#</text:p>
            </table:change-track-table-cell>
          </table:previous>
        </table:cell-content-change>
        <table:cell-content-change table:id="ct893">
          <table:cell-address table:column="1" table:row="90" table:table="0"/>
          <office:change-info>
            <dc:creator> </dc:creator>
            <dc:date>2016-08-15T11:05:55.41</dc:date>
          </office:change-info>
          <table:previous table:id="ct864">
            <table:change-track-table-cell office:value-type="string">
              <text:p>Mass</text:p>
            </table:change-track-table-cell>
          </table:previous>
        </table:cell-content-change>
        <table:cell-content-change table:id="ct894">
          <table:cell-address table:column="2" table:row="90" table:table="0"/>
          <office:change-info>
            <dc:creator> </dc:creator>
            <dc:date>2016-08-15T11:05:55.41</dc:date>
          </office:change-info>
          <table:previous table:id="ct867">
            <table:change-track-table-cell office:value-type="string">
              <text:p>Accelerator</text:p>
            </table:change-track-table-cell>
          </table:previous>
        </table:cell-content-change>
        <table:cell-content-change table:id="ct895">
          <table:cell-address table:column="0" table:row="90" table:table="0"/>
          <office:change-info>
            <dc:creator> </dc:creator>
            <dc:date>2016-08-15T11:06:03.66</dc:date>
          </office:change-info>
          <table:previous table:id="ct892">
            <table:change-track-table-cell office:value-type="string">
              <text:p># Flak Battery</text:p>
            </table:change-track-table-cell>
          </table:previous>
        </table:cell-content-change>
        <table:cell-content-change table:id="ct896">
          <table:cell-address table:column="0" table:row="152" table:table="0"/>
          <office:change-info>
            <dc:creator> </dc:creator>
            <dc:date>2016-08-15T11:42:36.31</dc:date>
          </office:change-info>
          <table:previous>
            <table:change-track-table-cell office:value-type="string">
              <text:p>SMALL_SPACE_WHALE_WEAPON</text:p>
            </table:change-track-table-cell>
          </table:previous>
        </table:cell-content-change>
        <table:deletion table:id="ct897" table:type="row" table:position="153" table:table="0" table:multi-deletion-spanned="2">
          <office:change-info>
            <dc:creator> </dc:creator>
            <dc:date>2016-08-15T11:42:40.38</dc:date>
          </office:change-info>
          <table:deletions>
            <table:cell-content-deletion>
              <table:cell-address table:column="13" table:row="15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2" table:row="153" table:table="0"/>
              <table:change-track-table-cell office:value-type="string">
                <text:p>0.70</text:p>
              </table:change-track-table-cell>
            </table:cell-content-deletion>
            <table:cell-content-deletion>
              <table:cell-address table:column="10" table:row="153" table:table="0"/>
              <table:change-track-table-cell office:value-type="string">
                <text:p>30.00</text:p>
              </table:change-track-table-cell>
            </table:cell-content-deletion>
            <table:cell-content-deletion>
              <table:cell-address table:column="9" table:row="153" table:table="0"/>
              <table:change-track-table-cell office:value-type="string">
                <text:p>25.00</text:p>
              </table:change-track-table-cell>
            </table:cell-content-deletion>
            <table:cell-content-deletion>
              <table:cell-address table:column="8" table:row="153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6" table:row="15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4" table:row="153" table:table="0"/>
              <table:change-track-table-cell office:value-type="string">
                <text:p>23.00</text:p>
              </table:change-track-table-cell>
            </table:cell-content-deletion>
            <table:cell-content-deletion>
              <table:cell-address table:column="3" table:row="153" table:table="0"/>
              <table:change-track-table-cell office:value-type="string">
                <text:p>16.00</text:p>
              </table:change-track-table-cell>
            </table:cell-content-deletion>
            <table:cell-content-deletion>
              <table:cell-address table:column="2" table:row="153" table:table="0"/>
              <table:change-track-table-cell office:value-type="string">
                <text:p>-10.00</text:p>
              </table:change-track-table-cell>
            </table:cell-content-deletion>
            <table:cell-content-deletion>
              <table:cell-address table:column="1" table:row="153" table:table="0"/>
              <table:change-track-table-cell office:value-type="string">
                <text:p>10.00</text:p>
              </table:change-track-table-cell>
            </table:cell-content-deletion>
            <table:cell-content-deletion>
              <table:cell-address table:column="0" table:row="153" table:table="0"/>
              <table:change-track-table-cell office:value-type="string">
                <text:p>MEDIUM_SPACE_WHALE_WEAPON</text:p>
              </table:change-track-table-cell>
            </table:cell-content-deletion>
            <table:cell-content-deletion table:id="ct856">
              <table:change-track-table-cell office:value-type="string">
                <text:p>0.00</text:p>
              </table:change-track-table-cell>
            </table:cell-content-deletion>
            <table:cell-content-deletion table:id="ct853">
              <table:change-track-table-cell office:value-type="string">
                <text:p>1.66</text:p>
              </table:change-track-table-cell>
            </table:cell-content-deletion>
            <table:cell-content-deletion table:id="ct181">
              <table:change-track-table-cell office:value-type="string">
                <text:p>60.00</text:p>
              </table:change-track-table-cell>
            </table:cell-content-deletion>
          </table:deletions>
        </table:deletion>
        <table:deletion table:id="ct898" table:type="row" table:position="153" table:table="0">
          <office:change-info>
            <dc:creator> </dc:creator>
            <dc:date>2016-08-15T11:42:40.38</dc:date>
          </office:change-info>
          <table:deletions>
            <table:cell-content-deletion>
              <table:cell-address table:column="13" table:row="15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2" table:row="153" table:table="0"/>
              <table:change-track-table-cell office:value-type="string">
                <text:p>0.65</text:p>
              </table:change-track-table-cell>
            </table:cell-content-deletion>
            <table:cell-content-deletion>
              <table:cell-address table:column="10" table:row="153" table:table="0"/>
              <table:change-track-table-cell office:value-type="string">
                <text:p>30.00</text:p>
              </table:change-track-table-cell>
            </table:cell-content-deletion>
            <table:cell-content-deletion>
              <table:cell-address table:column="9" table:row="153" table:table="0"/>
              <table:change-track-table-cell office:value-type="string">
                <text:p>25.00</text:p>
              </table:change-track-table-cell>
            </table:cell-content-deletion>
            <table:cell-content-deletion>
              <table:cell-address table:column="8" table:row="153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6" table:row="15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4" table:row="153" table:table="0"/>
              <table:change-track-table-cell office:value-type="string">
                <text:p>49.00</text:p>
              </table:change-track-table-cell>
            </table:cell-content-deletion>
            <table:cell-content-deletion>
              <table:cell-address table:column="3" table:row="153" table:table="0"/>
              <table:change-track-table-cell office:value-type="string">
                <text:p>34.00</text:p>
              </table:change-track-table-cell>
            </table:cell-content-deletion>
            <table:cell-content-deletion>
              <table:cell-address table:column="2" table:row="153" table:table="0"/>
              <table:change-track-table-cell office:value-type="string">
                <text:p>-20.00</text:p>
              </table:change-track-table-cell>
            </table:cell-content-deletion>
            <table:cell-content-deletion>
              <table:cell-address table:column="1" table:row="153" table:table="0"/>
              <table:change-track-table-cell office:value-type="string">
                <text:p>20.00</text:p>
              </table:change-track-table-cell>
            </table:cell-content-deletion>
            <table:cell-content-deletion>
              <table:cell-address table:column="0" table:row="153" table:table="0"/>
              <table:change-track-table-cell office:value-type="string">
                <text:p>LARGE_SPACE_WHALE_WEAPON</text:p>
              </table:change-track-table-cell>
            </table:cell-content-deletion>
            <table:change-deletion table:id="ct897"/>
            <table:cell-content-deletion table:id="ct857">
              <table:change-track-table-cell office:value-type="string">
                <text:p>0.00</text:p>
              </table:change-track-table-cell>
            </table:cell-content-deletion>
            <table:cell-content-deletion table:id="ct854">
              <table:change-track-table-cell office:value-type="string">
                <text:p>1.66</text:p>
              </table:change-track-table-cell>
            </table:cell-content-deletion>
            <table:cell-content-deletion table:id="ct859">
              <table:change-track-table-cell office:value-type="string">
                <text:p>70.00</text:p>
              </table:change-track-table-cell>
            </table:cell-content-deletion>
          </table:deletions>
        </table:deletion>
        <table:cell-content-change table:id="ct899">
          <table:cell-address table:column="1" table:row="152" table:table="0"/>
          <office:change-info>
            <dc:creator> </dc:creator>
            <dc:date>2016-08-15T11:47:40.75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900">
          <table:cell-address table:column="2" table:row="152" table:table="0"/>
          <office:change-info>
            <dc:creator> </dc:creator>
            <dc:date>2016-08-15T11:47:40.75</dc:date>
          </office:change-info>
          <table:previous>
            <table:change-track-table-cell office:value-type="string">
              <text:p>-5.00</text:p>
            </table:change-track-table-cell>
          </table:previous>
        </table:cell-content-change>
        <table:cell-content-change table:id="ct901">
          <table:cell-address table:column="3" table:row="152" table:table="0"/>
          <office:change-info>
            <dc:creator> </dc:creator>
            <dc:date>2016-08-15T11:47:40.75</dc:date>
          </office:change-info>
          <table:previous>
            <table:change-track-table-cell office:value-type="string">
              <text:p>7.00</text:p>
            </table:change-track-table-cell>
          </table:previous>
        </table:cell-content-change>
        <table:cell-content-change table:id="ct902">
          <table:cell-address table:column="4" table:row="152" table:table="0"/>
          <office:change-info>
            <dc:creator> </dc:creator>
            <dc:date>2016-08-15T11:47:40.75</dc:date>
          </office:change-info>
          <table:previous>
            <table:change-track-table-cell office:value-type="string">
              <text:p>12.00</text:p>
            </table:change-track-table-cell>
          </table:previous>
        </table:cell-content-change>
        <table:cell-content-change table:id="ct903">
          <table:cell-address table:column="5" table:row="152" table:table="0"/>
          <office:change-info>
            <dc:creator> </dc:creator>
            <dc:date>2016-08-15T11:47:40.75</dc:date>
          </office:change-info>
          <table:previous table:id="ct852">
            <table:change-track-table-cell office:value-type="string">
              <text:p>1.66</text:p>
            </table:change-track-table-cell>
          </table:previous>
        </table:cell-content-change>
        <table:cell-content-change table:id="ct904">
          <table:cell-address table:column="9" table:row="152" table:table="0"/>
          <office:change-info>
            <dc:creator> </dc:creator>
            <dc:date>2016-08-15T11:47:40.75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905">
          <table:cell-address table:column="10" table:row="152" table:table="0"/>
          <office:change-info>
            <dc:creator> </dc:creator>
            <dc:date>2016-08-15T11:47:40.7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906">
          <table:cell-address table:column="11" table:row="152" table:table="0"/>
          <office:change-info>
            <dc:creator> </dc:creator>
            <dc:date>2016-08-15T11:47:40.75</dc:date>
          </office:change-info>
          <table:previous table:id="ct858">
            <table:change-track-table-cell office:value-type="string">
              <text:p>50.00</text:p>
            </table:change-track-table-cell>
          </table:previous>
        </table:cell-content-change>
        <table:cell-content-change table:id="ct907">
          <table:cell-address table:column="12" table:row="152" table:table="0"/>
          <office:change-info>
            <dc:creator> </dc:creator>
            <dc:date>2016-08-15T11:47:40.75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908">
          <table:cell-address table:column="1" table:row="152" table:table="0"/>
          <office:change-info>
            <dc:creator> </dc:creator>
            <dc:date>2016-08-15T11:48:59.80</dc:date>
          </office:change-info>
          <table:previous table:id="ct899">
            <table:change-track-table-cell office:value-type="string">
              <text:p>7.50</text:p>
            </table:change-track-table-cell>
          </table:previous>
        </table:cell-content-change>
        <table:cell-content-change table:id="ct909">
          <table:cell-address table:column="2" table:row="152" table:table="0"/>
          <office:change-info>
            <dc:creator> </dc:creator>
            <dc:date>2016-08-15T11:48:59.80</dc:date>
          </office:change-info>
          <table:previous table:id="ct900">
            <table:change-track-table-cell office:value-type="string">
              <text:p>-7.50</text:p>
            </table:change-track-table-cell>
          </table:previous>
        </table:cell-content-change>
        <table:insertion table:id="ct910" table:type="row" table:position="125" table:table="0">
          <office:change-info>
            <dc:creator> </dc:creator>
            <dc:date>2016-08-15T12:24:59.14</dc:date>
          </office:change-info>
          <table:dependencies>
            <table:dependence table:id="ct2391"/>
            <table:dependence table:id="ct2390"/>
            <table:dependence table:id="ct2389"/>
            <table:dependence table:id="ct2311"/>
            <table:dependence table:id="ct2174"/>
            <table:dependence table:id="ct2038"/>
            <table:dependence table:id="ct1888"/>
            <table:dependence table:id="ct1887"/>
            <table:dependence table:id="ct1886"/>
            <table:dependence table:id="ct1108"/>
            <table:dependence table:id="ct1031"/>
            <table:dependence table:id="ct912"/>
            <table:dependence table:id="ct911"/>
          </table:dependencies>
        </table:insertion>
        <table:cell-content-change table:id="ct911">
          <table:cell-address table:column="0" table:row="125" table:table="0"/>
          <office:change-info>
            <dc:creator> </dc:creator>
            <dc:date>2016-08-15T12:25:04.25</dc:date>
          </office:change-info>
          <table:previous>
            <table:change-track-table-cell/>
          </table:previous>
        </table:cell-content-change>
        <table:deletion table:id="ct912" table:type="row" table:position="125" table:table="0">
          <office:change-info>
            <dc:creator> </dc:creator>
            <dc:date>2016-08-15T12:26:31.95</dc:date>
          </office:change-info>
          <table:deletions>
            <table:cell-content-deletion table:id="ct911">
              <table:change-track-table-cell office:value-type="string">
                <text:p>SPACE_CLOUD_LIGHTNING</text:p>
              </table:change-track-table-cell>
            </table:cell-content-deletion>
            <table:change-deletion table:id="ct910"/>
          </table:deletions>
        </table:deletion>
        <table:insertion table:id="ct913" table:type="column" table:position="15" table:table="0">
          <office:change-info>
            <dc:creator>d e</dc:creator>
            <dc:date>2016-08-15T12:40:41.34</dc:date>
          </office:change-info>
          <table:dependencies>
            <table:dependence table:id="ct5119"/>
            <table:dependence table:id="ct5118"/>
            <table:dependence table:id="ct5117"/>
            <table:dependence table:id="ct5053"/>
            <table:dependence table:id="ct5052"/>
            <table:dependence table:id="ct5051"/>
            <table:dependence table:id="ct4308"/>
            <table:dependence table:id="ct4307"/>
            <table:dependence table:id="ct4306"/>
            <table:dependence table:id="ct4305"/>
            <table:dependence table:id="ct4188"/>
            <table:dependence table:id="ct4187"/>
            <table:dependence table:id="ct4186"/>
            <table:dependence table:id="ct4104"/>
            <table:dependence table:id="ct4028"/>
            <table:dependence table:id="ct4009"/>
            <table:dependence table:id="ct3982"/>
            <table:dependence table:id="ct3948"/>
            <table:dependence table:id="ct3888"/>
            <table:dependence table:id="ct3841"/>
            <table:dependence table:id="ct3804"/>
            <table:dependence table:id="ct3784"/>
            <table:dependence table:id="ct3724"/>
            <table:dependence table:id="ct3723"/>
            <table:dependence table:id="ct3722"/>
            <table:dependence table:id="ct3721"/>
            <table:dependence table:id="ct3720"/>
            <table:dependence table:id="ct3719"/>
            <table:dependence table:id="ct3718"/>
            <table:dependence table:id="ct3717"/>
            <table:dependence table:id="ct3716"/>
            <table:dependence table:id="ct3715"/>
            <table:dependence table:id="ct3521"/>
            <table:dependence table:id="ct3520"/>
            <table:dependence table:id="ct3519"/>
            <table:dependence table:id="ct3518"/>
            <table:dependence table:id="ct3517"/>
            <table:dependence table:id="ct3516"/>
            <table:dependence table:id="ct3515"/>
            <table:dependence table:id="ct3514"/>
            <table:dependence table:id="ct3513"/>
            <table:dependence table:id="ct3512"/>
            <table:dependence table:id="ct3357"/>
            <table:dependence table:id="ct3312"/>
            <table:dependence table:id="ct3279"/>
            <table:dependence table:id="ct3260"/>
            <table:dependence table:id="ct3057"/>
            <table:dependence table:id="ct2973"/>
            <table:dependence table:id="ct2947"/>
            <table:dependence table:id="ct2890"/>
            <table:dependence table:id="ct2889"/>
            <table:dependence table:id="ct2846"/>
            <table:dependence table:id="ct2845"/>
            <table:dependence table:id="ct2844"/>
            <table:dependence table:id="ct2843"/>
            <table:dependence table:id="ct2842"/>
            <table:dependence table:id="ct2740"/>
            <table:dependence table:id="ct2714"/>
            <table:dependence table:id="ct2688"/>
            <table:dependence table:id="ct2666"/>
            <table:dependence table:id="ct2646"/>
            <table:dependence table:id="ct2597"/>
            <table:dependence table:id="ct2549"/>
            <table:dependence table:id="ct2548"/>
            <table:dependence table:id="ct2547"/>
            <table:dependence table:id="ct2546"/>
            <table:dependence table:id="ct2545"/>
            <table:dependence table:id="ct2544"/>
            <table:dependence table:id="ct2543"/>
            <table:dependence table:id="ct2536"/>
            <table:dependence table:id="ct2535"/>
            <table:dependence table:id="ct2534"/>
            <table:dependence table:id="ct2533"/>
            <table:dependence table:id="ct2532"/>
            <table:dependence table:id="ct2531"/>
            <table:dependence table:id="ct2530"/>
            <table:dependence table:id="ct2529"/>
            <table:dependence table:id="ct2528"/>
            <table:dependence table:id="ct2527"/>
            <table:dependence table:id="ct2515"/>
            <table:dependence table:id="ct2514"/>
            <table:dependence table:id="ct2513"/>
            <table:dependence table:id="ct2512"/>
            <table:dependence table:id="ct2511"/>
            <table:dependence table:id="ct2510"/>
            <table:dependence table:id="ct2509"/>
            <table:dependence table:id="ct2508"/>
            <table:dependence table:id="ct2507"/>
            <table:dependence table:id="ct2506"/>
            <table:dependence table:id="ct2493"/>
            <table:dependence table:id="ct2492"/>
            <table:dependence table:id="ct2491"/>
            <table:dependence table:id="ct2490"/>
            <table:dependence table:id="ct2489"/>
            <table:dependence table:id="ct2488"/>
            <table:dependence table:id="ct2487"/>
            <table:dependence table:id="ct2486"/>
            <table:dependence table:id="ct2485"/>
            <table:dependence table:id="ct2484"/>
            <table:dependence table:id="ct2483"/>
            <table:dependence table:id="ct2482"/>
            <table:dependence table:id="ct2481"/>
            <table:dependence table:id="ct2480"/>
            <table:dependence table:id="ct2479"/>
            <table:dependence table:id="ct2478"/>
            <table:dependence table:id="ct2477"/>
            <table:dependence table:id="ct1650"/>
            <table:dependence table:id="ct1649"/>
            <table:dependence table:id="ct1648"/>
            <table:dependence table:id="ct1647"/>
            <table:dependence table:id="ct1646"/>
            <table:dependence table:id="ct1645"/>
            <table:dependence table:id="ct1644"/>
            <table:dependence table:id="ct1643"/>
            <table:dependence table:id="ct1642"/>
            <table:dependence table:id="ct1641"/>
            <table:dependence table:id="ct1640"/>
            <table:dependence table:id="ct1639"/>
            <table:dependence table:id="ct1638"/>
            <table:dependence table:id="ct1637"/>
            <table:dependence table:id="ct1636"/>
            <table:dependence table:id="ct1635"/>
            <table:dependence table:id="ct1634"/>
            <table:dependence table:id="ct1633"/>
            <table:dependence table:id="ct1632"/>
            <table:dependence table:id="ct1631"/>
            <table:dependence table:id="ct1630"/>
            <table:dependence table:id="ct1629"/>
            <table:dependence table:id="ct1628"/>
            <table:dependence table:id="ct1627"/>
            <table:dependence table:id="ct1626"/>
            <table:dependence table:id="ct1625"/>
            <table:dependence table:id="ct1624"/>
            <table:dependence table:id="ct1623"/>
            <table:dependence table:id="ct1622"/>
            <table:dependence table:id="ct1621"/>
            <table:dependence table:id="ct1620"/>
            <table:dependence table:id="ct1619"/>
            <table:dependence table:id="ct1618"/>
            <table:dependence table:id="ct1617"/>
            <table:dependence table:id="ct1616"/>
            <table:dependence table:id="ct1615"/>
            <table:dependence table:id="ct1614"/>
            <table:dependence table:id="ct1613"/>
            <table:dependence table:id="ct1612"/>
            <table:dependence table:id="ct1611"/>
            <table:dependence table:id="ct1610"/>
            <table:dependence table:id="ct1609"/>
            <table:dependence table:id="ct1608"/>
            <table:dependence table:id="ct1607"/>
            <table:dependence table:id="ct1606"/>
            <table:dependence table:id="ct1605"/>
            <table:dependence table:id="ct1604"/>
            <table:dependence table:id="ct1603"/>
            <table:dependence table:id="ct1602"/>
            <table:dependence table:id="ct1601"/>
            <table:dependence table:id="ct1600"/>
            <table:dependence table:id="ct1599"/>
            <table:dependence table:id="ct1598"/>
            <table:dependence table:id="ct1543"/>
            <table:dependence table:id="ct1542"/>
            <table:dependence table:id="ct1530"/>
            <table:dependence table:id="ct1529"/>
            <table:dependence table:id="ct1528"/>
            <table:dependence table:id="ct1527"/>
            <table:dependence table:id="ct1526"/>
            <table:dependence table:id="ct1525"/>
            <table:dependence table:id="ct1524"/>
            <table:dependence table:id="ct1523"/>
            <table:dependence table:id="ct1522"/>
            <table:dependence table:id="ct1521"/>
            <table:dependence table:id="ct1520"/>
            <table:dependence table:id="ct1519"/>
            <table:dependence table:id="ct1518"/>
            <table:dependence table:id="ct1517"/>
            <table:dependence table:id="ct1516"/>
            <table:dependence table:id="ct1515"/>
            <table:dependence table:id="ct1514"/>
            <table:dependence table:id="ct1513"/>
            <table:dependence table:id="ct1512"/>
            <table:dependence table:id="ct1511"/>
            <table:dependence table:id="ct1510"/>
            <table:dependence table:id="ct1509"/>
            <table:dependence table:id="ct1508"/>
            <table:dependence table:id="ct1507"/>
            <table:dependence table:id="ct1506"/>
            <table:dependence table:id="ct1505"/>
            <table:dependence table:id="ct1504"/>
            <table:dependence table:id="ct1503"/>
            <table:dependence table:id="ct1502"/>
            <table:dependence table:id="ct1501"/>
            <table:dependence table:id="ct1500"/>
            <table:dependence table:id="ct1499"/>
            <table:dependence table:id="ct1498"/>
            <table:dependence table:id="ct1497"/>
            <table:dependence table:id="ct1496"/>
            <table:dependence table:id="ct1495"/>
            <table:dependence table:id="ct1494"/>
            <table:dependence table:id="ct1493"/>
            <table:dependence table:id="ct1492"/>
            <table:dependence table:id="ct1491"/>
            <table:dependence table:id="ct1490"/>
            <table:dependence table:id="ct1489"/>
            <table:dependence table:id="ct1488"/>
            <table:dependence table:id="ct1487"/>
            <table:dependence table:id="ct1486"/>
            <table:dependence table:id="ct1485"/>
            <table:dependence table:id="ct1484"/>
            <table:dependence table:id="ct1483"/>
            <table:dependence table:id="ct1482"/>
            <table:dependence table:id="ct1481"/>
            <table:dependence table:id="ct1480"/>
            <table:dependence table:id="ct1479"/>
            <table:dependence table:id="ct1478"/>
            <table:dependence table:id="ct1477"/>
            <table:dependence table:id="ct1476"/>
            <table:dependence table:id="ct1475"/>
            <table:dependence table:id="ct1474"/>
            <table:dependence table:id="ct1473"/>
            <table:dependence table:id="ct1472"/>
            <table:dependence table:id="ct1471"/>
            <table:dependence table:id="ct1470"/>
            <table:dependence table:id="ct1469"/>
            <table:dependence table:id="ct1468"/>
            <table:dependence table:id="ct1467"/>
            <table:dependence table:id="ct1466"/>
            <table:dependence table:id="ct1465"/>
            <table:dependence table:id="ct1464"/>
            <table:dependence table:id="ct1463"/>
            <table:dependence table:id="ct1462"/>
            <table:dependence table:id="ct1461"/>
            <table:dependence table:id="ct1460"/>
            <table:dependence table:id="ct1459"/>
            <table:dependence table:id="ct1458"/>
            <table:dependence table:id="ct1457"/>
            <table:dependence table:id="ct1456"/>
            <table:dependence table:id="ct1455"/>
            <table:dependence table:id="ct1454"/>
            <table:dependence table:id="ct1453"/>
            <table:dependence table:id="ct1452"/>
            <table:dependence table:id="ct1451"/>
            <table:dependence table:id="ct1450"/>
            <table:dependence table:id="ct1449"/>
            <table:dependence table:id="ct1448"/>
            <table:dependence table:id="ct1447"/>
            <table:dependence table:id="ct1446"/>
            <table:dependence table:id="ct1445"/>
            <table:dependence table:id="ct1444"/>
            <table:dependence table:id="ct1443"/>
            <table:dependence table:id="ct1442"/>
            <table:dependence table:id="ct1441"/>
            <table:dependence table:id="ct1440"/>
            <table:dependence table:id="ct1439"/>
            <table:dependence table:id="ct1438"/>
            <table:dependence table:id="ct1437"/>
            <table:dependence table:id="ct1436"/>
            <table:dependence table:id="ct1435"/>
            <table:dependence table:id="ct1434"/>
            <table:dependence table:id="ct1433"/>
            <table:dependence table:id="ct1432"/>
            <table:dependence table:id="ct1431"/>
            <table:dependence table:id="ct1430"/>
            <table:dependence table:id="ct1429"/>
            <table:dependence table:id="ct1428"/>
            <table:dependence table:id="ct1427"/>
            <table:dependence table:id="ct1426"/>
            <table:dependence table:id="ct1425"/>
            <table:dependence table:id="ct1424"/>
            <table:dependence table:id="ct1423"/>
            <table:dependence table:id="ct1422"/>
            <table:dependence table:id="ct1421"/>
            <table:dependence table:id="ct1420"/>
            <table:dependence table:id="ct1419"/>
            <table:dependence table:id="ct1418"/>
            <table:dependence table:id="ct1417"/>
            <table:dependence table:id="ct1416"/>
            <table:dependence table:id="ct1415"/>
            <table:dependence table:id="ct1414"/>
            <table:dependence table:id="ct1413"/>
            <table:dependence table:id="ct1412"/>
            <table:dependence table:id="ct1411"/>
            <table:dependence table:id="ct1410"/>
            <table:dependence table:id="ct1409"/>
            <table:dependence table:id="ct1408"/>
            <table:dependence table:id="ct1407"/>
            <table:dependence table:id="ct1406"/>
            <table:dependence table:id="ct1405"/>
            <table:dependence table:id="ct1404"/>
            <table:dependence table:id="ct1403"/>
            <table:dependence table:id="ct1402"/>
            <table:dependence table:id="ct1401"/>
            <table:dependence table:id="ct1400"/>
            <table:dependence table:id="ct1399"/>
            <table:dependence table:id="ct1398"/>
            <table:dependence table:id="ct1397"/>
            <table:dependence table:id="ct1396"/>
            <table:dependence table:id="ct1395"/>
            <table:dependence table:id="ct1394"/>
            <table:dependence table:id="ct1393"/>
            <table:dependence table:id="ct1392"/>
            <table:dependence table:id="ct1391"/>
            <table:dependence table:id="ct1390"/>
            <table:dependence table:id="ct1389"/>
            <table:dependence table:id="ct1388"/>
            <table:dependence table:id="ct1387"/>
            <table:dependence table:id="ct1386"/>
            <table:dependence table:id="ct1385"/>
            <table:dependence table:id="ct1384"/>
            <table:dependence table:id="ct1383"/>
            <table:dependence table:id="ct1382"/>
            <table:dependence table:id="ct1381"/>
            <table:dependence table:id="ct1380"/>
            <table:dependence table:id="ct1379"/>
            <table:dependence table:id="ct1378"/>
            <table:dependence table:id="ct1377"/>
            <table:dependence table:id="ct1376"/>
            <table:dependence table:id="ct1375"/>
            <table:dependence table:id="ct1374"/>
            <table:dependence table:id="ct1373"/>
            <table:dependence table:id="ct1372"/>
            <table:dependence table:id="ct1371"/>
            <table:dependence table:id="ct1370"/>
            <table:dependence table:id="ct1369"/>
            <table:dependence table:id="ct1368"/>
            <table:dependence table:id="ct1367"/>
            <table:dependence table:id="ct1366"/>
            <table:dependence table:id="ct1365"/>
            <table:dependence table:id="ct1364"/>
            <table:dependence table:id="ct1363"/>
            <table:dependence table:id="ct1155"/>
            <table:dependence table:id="ct1154"/>
            <table:dependence table:id="ct1151"/>
            <table:dependence table:id="ct1150"/>
            <table:dependence table:id="ct1107"/>
            <table:dependence table:id="ct1106"/>
            <table:dependence table:id="ct1105"/>
            <table:dependence table:id="ct1104"/>
            <table:dependence table:id="ct1103"/>
            <table:dependence table:id="ct1102"/>
            <table:dependence table:id="ct1101"/>
            <table:dependence table:id="ct1100"/>
            <table:dependence table:id="ct1099"/>
            <table:dependence table:id="ct1098"/>
            <table:dependence table:id="ct1097"/>
            <table:dependence table:id="ct1096"/>
            <table:dependence table:id="ct1095"/>
            <table:dependence table:id="ct1094"/>
            <table:dependence table:id="ct1093"/>
            <table:dependence table:id="ct1092"/>
            <table:dependence table:id="ct1091"/>
            <table:dependence table:id="ct1090"/>
            <table:dependence table:id="ct1089"/>
            <table:dependence table:id="ct1088"/>
            <table:dependence table:id="ct1087"/>
            <table:dependence table:id="ct1086"/>
            <table:dependence table:id="ct1085"/>
            <table:dependence table:id="ct1084"/>
            <table:dependence table:id="ct1083"/>
            <table:dependence table:id="ct1082"/>
            <table:dependence table:id="ct1081"/>
            <table:dependence table:id="ct1080"/>
            <table:dependence table:id="ct1079"/>
            <table:dependence table:id="ct1078"/>
            <table:dependence table:id="ct1077"/>
            <table:dependence table:id="ct1076"/>
            <table:dependence table:id="ct1075"/>
            <table:dependence table:id="ct1074"/>
            <table:dependence table:id="ct1073"/>
            <table:dependence table:id="ct1072"/>
            <table:dependence table:id="ct1071"/>
            <table:dependence table:id="ct1070"/>
            <table:dependence table:id="ct1069"/>
            <table:dependence table:id="ct1068"/>
            <table:dependence table:id="ct1067"/>
            <table:dependence table:id="ct1066"/>
            <table:dependence table:id="ct1065"/>
            <table:dependence table:id="ct1064"/>
            <table:dependence table:id="ct1063"/>
            <table:dependence table:id="ct1062"/>
            <table:dependence table:id="ct1061"/>
            <table:dependence table:id="ct1060"/>
            <table:dependence table:id="ct1059"/>
            <table:dependence table:id="ct1058"/>
            <table:dependence table:id="ct1057"/>
            <table:dependence table:id="ct1056"/>
            <table:dependence table:id="ct1055"/>
            <table:dependence table:id="ct1054"/>
            <table:dependence table:id="ct1053"/>
            <table:dependence table:id="ct1052"/>
            <table:dependence table:id="ct1051"/>
            <table:dependence table:id="ct1050"/>
            <table:dependence table:id="ct1049"/>
            <table:dependence table:id="ct1048"/>
            <table:dependence table:id="ct1047"/>
            <table:dependence table:id="ct1046"/>
            <table:dependence table:id="ct1045"/>
            <table:dependence table:id="ct1044"/>
            <table:dependence table:id="ct1043"/>
            <table:dependence table:id="ct1042"/>
            <table:dependence table:id="ct1041"/>
            <table:dependence table:id="ct1040"/>
            <table:dependence table:id="ct1039"/>
            <table:dependence table:id="ct1038"/>
            <table:dependence table:id="ct1037"/>
            <table:dependence table:id="ct1036"/>
            <table:dependence table:id="ct1035"/>
            <table:dependence table:id="ct1034"/>
            <table:dependence table:id="ct1033"/>
            <table:dependence table:id="ct1032"/>
            <table:dependence table:id="ct1031"/>
            <table:dependence table:id="ct1030"/>
            <table:dependence table:id="ct1029"/>
            <table:dependence table:id="ct1028"/>
            <table:dependence table:id="ct1027"/>
            <table:dependence table:id="ct1026"/>
            <table:dependence table:id="ct1025"/>
            <table:dependence table:id="ct1024"/>
            <table:dependence table:id="ct1023"/>
            <table:dependence table:id="ct1022"/>
            <table:dependence table:id="ct1021"/>
            <table:dependence table:id="ct1020"/>
            <table:dependence table:id="ct1019"/>
            <table:dependence table:id="ct1018"/>
            <table:dependence table:id="ct1017"/>
            <table:dependence table:id="ct1016"/>
            <table:dependence table:id="ct1015"/>
            <table:dependence table:id="ct1014"/>
            <table:dependence table:id="ct1013"/>
            <table:dependence table:id="ct1012"/>
            <table:dependence table:id="ct1011"/>
            <table:dependence table:id="ct1010"/>
            <table:dependence table:id="ct1009"/>
            <table:dependence table:id="ct1008"/>
            <table:dependence table:id="ct1007"/>
            <table:dependence table:id="ct1006"/>
            <table:dependence table:id="ct1005"/>
            <table:dependence table:id="ct1004"/>
            <table:dependence table:id="ct1003"/>
            <table:dependence table:id="ct1002"/>
            <table:dependence table:id="ct1001"/>
            <table:dependence table:id="ct1000"/>
            <table:dependence table:id="ct999"/>
            <table:dependence table:id="ct998"/>
            <table:dependence table:id="ct997"/>
            <table:dependence table:id="ct996"/>
            <table:dependence table:id="ct995"/>
            <table:dependence table:id="ct994"/>
            <table:dependence table:id="ct993"/>
            <table:dependence table:id="ct992"/>
            <table:dependence table:id="ct991"/>
            <table:dependence table:id="ct990"/>
            <table:dependence table:id="ct989"/>
            <table:dependence table:id="ct988"/>
            <table:dependence table:id="ct987"/>
            <table:dependence table:id="ct986"/>
            <table:dependence table:id="ct985"/>
            <table:dependence table:id="ct984"/>
            <table:dependence table:id="ct983"/>
            <table:dependence table:id="ct982"/>
            <table:dependence table:id="ct981"/>
            <table:dependence table:id="ct980"/>
            <table:dependence table:id="ct979"/>
            <table:dependence table:id="ct978"/>
            <table:dependence table:id="ct977"/>
            <table:dependence table:id="ct976"/>
            <table:dependence table:id="ct975"/>
            <table:dependence table:id="ct974"/>
            <table:dependence table:id="ct973"/>
            <table:dependence table:id="ct972"/>
            <table:dependence table:id="ct971"/>
            <table:dependence table:id="ct970"/>
            <table:dependence table:id="ct969"/>
            <table:dependence table:id="ct968"/>
            <table:dependence table:id="ct967"/>
            <table:dependence table:id="ct966"/>
            <table:dependence table:id="ct965"/>
            <table:dependence table:id="ct964"/>
            <table:dependence table:id="ct963"/>
            <table:dependence table:id="ct962"/>
            <table:dependence table:id="ct961"/>
            <table:dependence table:id="ct960"/>
            <table:dependence table:id="ct959"/>
            <table:dependence table:id="ct958"/>
            <table:dependence table:id="ct957"/>
            <table:dependence table:id="ct956"/>
            <table:dependence table:id="ct955"/>
            <table:dependence table:id="ct954"/>
            <table:dependence table:id="ct953"/>
            <table:dependence table:id="ct952"/>
            <table:dependence table:id="ct951"/>
            <table:dependence table:id="ct950"/>
            <table:dependence table:id="ct949"/>
            <table:dependence table:id="ct948"/>
            <table:dependence table:id="ct947"/>
            <table:dependence table:id="ct946"/>
            <table:dependence table:id="ct945"/>
            <table:dependence table:id="ct944"/>
            <table:dependence table:id="ct943"/>
            <table:dependence table:id="ct942"/>
            <table:dependence table:id="ct941"/>
            <table:dependence table:id="ct940"/>
            <table:dependence table:id="ct939"/>
            <table:dependence table:id="ct938"/>
            <table:dependence table:id="ct937"/>
            <table:dependence table:id="ct936"/>
            <table:dependence table:id="ct935"/>
            <table:dependence table:id="ct934"/>
            <table:dependence table:id="ct933"/>
            <table:dependence table:id="ct932"/>
            <table:dependence table:id="ct931"/>
            <table:dependence table:id="ct930"/>
            <table:dependence table:id="ct929"/>
            <table:dependence table:id="ct928"/>
            <table:dependence table:id="ct927"/>
            <table:dependence table:id="ct926"/>
            <table:dependence table:id="ct925"/>
            <table:dependence table:id="ct924"/>
            <table:dependence table:id="ct923"/>
            <table:dependence table:id="ct922"/>
            <table:dependence table:id="ct921"/>
            <table:dependence table:id="ct920"/>
            <table:dependence table:id="ct919"/>
            <table:dependence table:id="ct918"/>
            <table:dependence table:id="ct917"/>
            <table:dependence table:id="ct916"/>
            <table:dependence table:id="ct915"/>
            <table:dependence table:id="ct914"/>
          </table:dependencies>
        </table:insertion>
        <table:cell-content-change table:id="ct914">
          <table:cell-address table:column="13" table:row="5" table:table="0"/>
          <office:change-info>
            <dc:creator>d e</dc:creator>
            <dc:date>2016-08-15T12:40:47.51</dc:date>
          </office:change-info>
          <table:previous>
            <table:change-track-table-cell/>
          </table:previous>
        </table:cell-content-change>
        <table:cell-content-change table:id="ct915">
          <table:cell-address table:column="13" table:row="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16">
          <table:cell-address table:column="13" table:row="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17">
          <table:cell-address table:column="13" table:row="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18">
          <table:cell-address table:column="13" table:row="1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19">
          <table:cell-address table:column="13" table:row="1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20">
          <table:cell-address table:column="13" table:row="1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21">
          <table:cell-address table:column="13" table:row="1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22">
          <table:cell-address table:column="13" table:row="1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23">
          <table:cell-address table:column="13" table:row="1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24">
          <table:cell-address table:column="13" table:row="1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25">
          <table:cell-address table:column="13" table:row="1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26">
          <table:cell-address table:column="13" table:row="1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27">
          <table:cell-address table:column="13" table:row="1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28">
          <table:cell-address table:column="13" table:row="2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29">
          <table:cell-address table:column="13" table:row="2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30">
          <table:cell-address table:column="13" table:row="2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31">
          <table:cell-address table:column="13" table:row="2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32">
          <table:cell-address table:column="13" table:row="2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33">
          <table:cell-address table:column="13" table:row="2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34">
          <table:cell-address table:column="13" table:row="2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35">
          <table:cell-address table:column="13" table:row="2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36">
          <table:cell-address table:column="13" table:row="2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37">
          <table:cell-address table:column="13" table:row="3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38">
          <table:cell-address table:column="13" table:row="3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39">
          <table:cell-address table:column="13" table:row="3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40">
          <table:cell-address table:column="13" table:row="3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41">
          <table:cell-address table:column="13" table:row="3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42">
          <table:cell-address table:column="13" table:row="3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43">
          <table:cell-address table:column="13" table:row="3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44">
          <table:cell-address table:column="13" table:row="3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45">
          <table:cell-address table:column="13" table:row="3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46">
          <table:cell-address table:column="13" table:row="4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47">
          <table:cell-address table:column="13" table:row="4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48">
          <table:cell-address table:column="13" table:row="4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49">
          <table:cell-address table:column="13" table:row="4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50">
          <table:cell-address table:column="13" table:row="4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51">
          <table:cell-address table:column="13" table:row="4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52">
          <table:cell-address table:column="13" table:row="4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53">
          <table:cell-address table:column="13" table:row="4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54">
          <table:cell-address table:column="13" table:row="4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55">
          <table:cell-address table:column="13" table:row="4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56">
          <table:cell-address table:column="13" table:row="5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57">
          <table:cell-address table:column="13" table:row="5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58">
          <table:cell-address table:column="13" table:row="5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59">
          <table:cell-address table:column="13" table:row="5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60">
          <table:cell-address table:column="13" table:row="5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61">
          <table:cell-address table:column="13" table:row="5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62">
          <table:cell-address table:column="13" table:row="5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63">
          <table:cell-address table:column="13" table:row="5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64">
          <table:cell-address table:column="13" table:row="5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65">
          <table:cell-address table:column="13" table:row="5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66">
          <table:cell-address table:column="13" table:row="6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67">
          <table:cell-address table:column="13" table:row="6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68">
          <table:cell-address table:column="13" table:row="6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69">
          <table:cell-address table:column="13" table:row="6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70">
          <table:cell-address table:column="13" table:row="6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71">
          <table:cell-address table:column="13" table:row="6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72">
          <table:cell-address table:column="13" table:row="6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73">
          <table:cell-address table:column="13" table:row="6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74">
          <table:cell-address table:column="13" table:row="6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75">
          <table:cell-address table:column="13" table:row="6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76">
          <table:cell-address table:column="13" table:row="7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77">
          <table:cell-address table:column="13" table:row="7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78">
          <table:cell-address table:column="13" table:row="7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79">
          <table:cell-address table:column="13" table:row="7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80">
          <table:cell-address table:column="13" table:row="7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81">
          <table:cell-address table:column="13" table:row="7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82">
          <table:cell-address table:column="13" table:row="7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83">
          <table:cell-address table:column="13" table:row="7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84">
          <table:cell-address table:column="13" table:row="7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85">
          <table:cell-address table:column="13" table:row="7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86">
          <table:cell-address table:column="13" table:row="8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87">
          <table:cell-address table:column="13" table:row="8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88">
          <table:cell-address table:column="13" table:row="8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89">
          <table:cell-address table:column="13" table:row="8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90">
          <table:cell-address table:column="13" table:row="8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91">
          <table:cell-address table:column="13" table:row="8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92">
          <table:cell-address table:column="13" table:row="8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93">
          <table:cell-address table:column="13" table:row="8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94">
          <table:cell-address table:column="13" table:row="8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95">
          <table:cell-address table:column="13" table:row="8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96">
          <table:cell-address table:column="13" table:row="9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97">
          <table:cell-address table:column="13" table:row="9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98">
          <table:cell-address table:column="13" table:row="9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99">
          <table:cell-address table:column="13" table:row="9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00">
          <table:cell-address table:column="13" table:row="9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01">
          <table:cell-address table:column="13" table:row="9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02">
          <table:cell-address table:column="13" table:row="9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03">
          <table:cell-address table:column="13" table:row="9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04">
          <table:cell-address table:column="13" table:row="9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05">
          <table:cell-address table:column="13" table:row="9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06">
          <table:cell-address table:column="13" table:row="10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07">
          <table:cell-address table:column="13" table:row="10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08">
          <table:cell-address table:column="13" table:row="10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09">
          <table:cell-address table:column="13" table:row="10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10">
          <table:cell-address table:column="13" table:row="10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11">
          <table:cell-address table:column="13" table:row="10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12">
          <table:cell-address table:column="13" table:row="10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13">
          <table:cell-address table:column="13" table:row="10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14">
          <table:cell-address table:column="13" table:row="10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15">
          <table:cell-address table:column="13" table:row="10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16">
          <table:cell-address table:column="13" table:row="11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17">
          <table:cell-address table:column="13" table:row="11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18">
          <table:cell-address table:column="13" table:row="11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19">
          <table:cell-address table:column="13" table:row="11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20">
          <table:cell-address table:column="13" table:row="11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21">
          <table:cell-address table:column="13" table:row="11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22">
          <table:cell-address table:column="13" table:row="11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23">
          <table:cell-address table:column="13" table:row="11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24">
          <table:cell-address table:column="13" table:row="11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25">
          <table:cell-address table:column="13" table:row="11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26">
          <table:cell-address table:column="13" table:row="12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27">
          <table:cell-address table:column="13" table:row="12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28">
          <table:cell-address table:column="13" table:row="12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29">
          <table:cell-address table:column="13" table:row="12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30">
          <table:cell-address table:column="13" table:row="12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31">
          <table:cell-address table:column="13" table:row="12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32">
          <table:cell-address table:column="13" table:row="12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33">
          <table:cell-address table:column="13" table:row="12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34">
          <table:cell-address table:column="13" table:row="12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35">
          <table:cell-address table:column="13" table:row="12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36">
          <table:cell-address table:column="13" table:row="12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37">
          <table:cell-address table:column="13" table:row="13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38">
          <table:cell-address table:column="13" table:row="13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39">
          <table:cell-address table:column="13" table:row="13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40">
          <table:cell-address table:column="13" table:row="13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41">
          <table:cell-address table:column="13" table:row="13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42">
          <table:cell-address table:column="13" table:row="13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43">
          <table:cell-address table:column="13" table:row="13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44">
          <table:cell-address table:column="13" table:row="13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45">
          <table:cell-address table:column="13" table:row="13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46">
          <table:cell-address table:column="13" table:row="13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47">
          <table:cell-address table:column="13" table:row="14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48">
          <table:cell-address table:column="13" table:row="14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49">
          <table:cell-address table:column="13" table:row="14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50">
          <table:cell-address table:column="13" table:row="14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51">
          <table:cell-address table:column="13" table:row="14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52">
          <table:cell-address table:column="13" table:row="14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53">
          <table:cell-address table:column="13" table:row="14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54">
          <table:cell-address table:column="13" table:row="14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55">
          <table:cell-address table:column="13" table:row="14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56">
          <table:cell-address table:column="13" table:row="14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57">
          <table:cell-address table:column="13" table:row="15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58">
          <table:cell-address table:column="13" table:row="15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59">
          <table:cell-address table:column="13" table:row="15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60">
          <table:cell-address table:column="13" table:row="15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61">
          <table:cell-address table:column="13" table:row="15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62">
          <table:cell-address table:column="13" table:row="15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63">
          <table:cell-address table:column="13" table:row="15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64">
          <table:cell-address table:column="13" table:row="15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65">
          <table:cell-address table:column="13" table:row="15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66">
          <table:cell-address table:column="13" table:row="16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67">
          <table:cell-address table:column="13" table:row="16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68">
          <table:cell-address table:column="13" table:row="16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69">
          <table:cell-address table:column="13" table:row="16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70">
          <table:cell-address table:column="13" table:row="16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71">
          <table:cell-address table:column="13" table:row="16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72">
          <table:cell-address table:column="13" table:row="16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73">
          <table:cell-address table:column="13" table:row="16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74">
          <table:cell-address table:column="13" table:row="16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75">
          <table:cell-address table:column="13" table:row="16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76">
          <table:cell-address table:column="13" table:row="17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77">
          <table:cell-address table:column="13" table:row="17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78">
          <table:cell-address table:column="13" table:row="17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79">
          <table:cell-address table:column="13" table:row="17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80">
          <table:cell-address table:column="13" table:row="17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81">
          <table:cell-address table:column="13" table:row="17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82">
          <table:cell-address table:column="13" table:row="17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83">
          <table:cell-address table:column="13" table:row="17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84">
          <table:cell-address table:column="13" table:row="175" table:table="0"/>
          <office:change-info>
            <dc:creator>d e</dc:creator>
            <dc:date>2016-08-15T12:40:58.51</dc:date>
          </office:change-info>
          <table:previous table:id="ct1081">
            <table:change-track-table-cell office:value-type="string">
              <text:p>0.00</text:p>
            </table:change-track-table-cell>
          </table:previous>
        </table:cell-content-change>
        <table:cell-content-change table:id="ct1085">
          <table:cell-address table:column="13" table:row="171" table:table="0"/>
          <office:change-info>
            <dc:creator>d e</dc:creator>
            <dc:date>2016-08-15T12:40:59.31</dc:date>
          </office:change-info>
          <table:previous table:id="ct1077">
            <table:change-track-table-cell office:value-type="string">
              <text:p>0.00</text:p>
            </table:change-track-table-cell>
          </table:previous>
        </table:cell-content-change>
        <table:cell-content-change table:id="ct1086">
          <table:cell-address table:column="13" table:row="169" table:table="0"/>
          <office:change-info>
            <dc:creator>d e</dc:creator>
            <dc:date>2016-08-15T12:40:59.76</dc:date>
          </office:change-info>
          <table:previous table:id="ct1075">
            <table:change-track-table-cell office:value-type="string">
              <text:p>0.00</text:p>
            </table:change-track-table-cell>
          </table:previous>
        </table:cell-content-change>
        <table:cell-content-change table:id="ct1087">
          <table:cell-address table:column="13" table:row="162" table:table="0"/>
          <office:change-info>
            <dc:creator>d e</dc:creator>
            <dc:date>2016-08-15T12:41:01.48</dc:date>
          </office:change-info>
          <table:previous table:id="ct1068">
            <table:change-track-table-cell office:value-type="string">
              <text:p>0.00</text:p>
            </table:change-track-table-cell>
          </table:previous>
        </table:cell-content-change>
        <table:cell-content-change table:id="ct1088">
          <table:cell-address table:column="13" table:row="158" table:table="0"/>
          <office:change-info>
            <dc:creator>d e</dc:creator>
            <dc:date>2016-08-15T12:41:01.88</dc:date>
          </office:change-info>
          <table:previous table:id="ct1064">
            <table:change-track-table-cell office:value-type="string">
              <text:p>0.00</text:p>
            </table:change-track-table-cell>
          </table:previous>
        </table:cell-content-change>
        <table:cell-content-change table:id="ct1089">
          <table:cell-address table:column="13" table:row="150" table:table="0"/>
          <office:change-info>
            <dc:creator>d e</dc:creator>
            <dc:date>2016-08-15T12:41:03.89</dc:date>
          </office:change-info>
          <table:previous table:id="ct1057">
            <table:change-track-table-cell office:value-type="string">
              <text:p>0.00</text:p>
            </table:change-track-table-cell>
          </table:previous>
        </table:cell-content-change>
        <table:cell-content-change table:id="ct1090">
          <table:cell-address table:column="13" table:row="125" table:table="0"/>
          <office:change-info>
            <dc:creator>d e</dc:creator>
            <dc:date>2016-08-15T12:41:05.80</dc:date>
          </office:change-info>
          <table:previous table:id="ct1032">
            <table:change-track-table-cell office:value-type="string">
              <text:p>0.00</text:p>
            </table:change-track-table-cell>
          </table:previous>
        </table:cell-content-change>
        <table:cell-content-change table:id="ct1091">
          <table:cell-address table:column="13" table:row="123" table:table="0"/>
          <office:change-info>
            <dc:creator>d e</dc:creator>
            <dc:date>2016-08-15T12:41:06.26</dc:date>
          </office:change-info>
          <table:previous table:id="ct1029">
            <table:change-track-table-cell office:value-type="string">
              <text:p>0.00</text:p>
            </table:change-track-table-cell>
          </table:previous>
        </table:cell-content-change>
        <table:cell-content-change table:id="ct1092">
          <table:cell-address table:column="13" table:row="120" table:table="0"/>
          <office:change-info>
            <dc:creator>d e</dc:creator>
            <dc:date>2016-08-15T12:41:06.72</dc:date>
          </office:change-info>
          <table:previous table:id="ct1026">
            <table:change-track-table-cell office:value-type="string">
              <text:p>0.00</text:p>
            </table:change-track-table-cell>
          </table:previous>
        </table:cell-content-change>
        <table:cell-content-change table:id="ct1093">
          <table:cell-address table:column="13" table:row="117" table:table="0"/>
          <office:change-info>
            <dc:creator>d e</dc:creator>
            <dc:date>2016-08-15T12:41:07.62</dc:date>
          </office:change-info>
          <table:previous table:id="ct1023">
            <table:change-track-table-cell office:value-type="string">
              <text:p>0.00</text:p>
            </table:change-track-table-cell>
          </table:previous>
        </table:cell-content-change>
        <table:cell-content-change table:id="ct1094">
          <table:cell-address table:column="13" table:row="113" table:table="0"/>
          <office:change-info>
            <dc:creator>d e</dc:creator>
            <dc:date>2016-08-15T12:41:09.57</dc:date>
          </office:change-info>
          <table:previous table:id="ct1019">
            <table:change-track-table-cell office:value-type="string">
              <text:p>0.00</text:p>
            </table:change-track-table-cell>
          </table:previous>
        </table:cell-content-change>
        <table:cell-content-change table:id="ct1095">
          <table:cell-address table:column="13" table:row="109" table:table="0"/>
          <office:change-info>
            <dc:creator>d e</dc:creator>
            <dc:date>2016-08-15T12:41:10.06</dc:date>
          </office:change-info>
          <table:previous table:id="ct1015">
            <table:change-track-table-cell office:value-type="string">
              <text:p>0.00</text:p>
            </table:change-track-table-cell>
          </table:previous>
        </table:cell-content-change>
        <table:cell-content-change table:id="ct1096">
          <table:cell-address table:column="13" table:row="93" table:table="0"/>
          <office:change-info>
            <dc:creator>d e</dc:creator>
            <dc:date>2016-08-15T12:41:11.98</dc:date>
          </office:change-info>
          <table:previous table:id="ct999">
            <table:change-track-table-cell office:value-type="string">
              <text:p>0.00</text:p>
            </table:change-track-table-cell>
          </table:previous>
        </table:cell-content-change>
        <table:cell-content-change table:id="ct1097">
          <table:cell-address table:column="13" table:row="90" table:table="0"/>
          <office:change-info>
            <dc:creator>d e</dc:creator>
            <dc:date>2016-08-15T12:41:12.52</dc:date>
          </office:change-info>
          <table:previous table:id="ct996">
            <table:change-track-table-cell office:value-type="string">
              <text:p>0.00</text:p>
            </table:change-track-table-cell>
          </table:previous>
        </table:cell-content-change>
        <table:cell-content-change table:id="ct1098">
          <table:cell-address table:column="13" table:row="87" table:table="0"/>
          <office:change-info>
            <dc:creator>d e</dc:creator>
            <dc:date>2016-08-15T12:41:13.03</dc:date>
          </office:change-info>
          <table:previous table:id="ct993">
            <table:change-track-table-cell office:value-type="string">
              <text:p>0.00</text:p>
            </table:change-track-table-cell>
          </table:previous>
        </table:cell-content-change>
        <table:cell-content-change table:id="ct1099">
          <table:cell-address table:column="13" table:row="77" table:table="0"/>
          <office:change-info>
            <dc:creator>d e</dc:creator>
            <dc:date>2016-08-15T12:41:14.95</dc:date>
          </office:change-info>
          <table:previous table:id="ct983">
            <table:change-track-table-cell office:value-type="string">
              <text:p>0.00</text:p>
            </table:change-track-table-cell>
          </table:previous>
        </table:cell-content-change>
        <table:cell-content-change table:id="ct1100">
          <table:cell-address table:column="13" table:row="74" table:table="0"/>
          <office:change-info>
            <dc:creator>d e</dc:creator>
            <dc:date>2016-08-15T12:41:15.44</dc:date>
          </office:change-info>
          <table:previous table:id="ct980">
            <table:change-track-table-cell office:value-type="string">
              <text:p>0.00</text:p>
            </table:change-track-table-cell>
          </table:previous>
        </table:cell-content-change>
        <table:cell-content-change table:id="ct1101">
          <table:cell-address table:column="13" table:row="70" table:table="0"/>
          <office:change-info>
            <dc:creator>d e</dc:creator>
            <dc:date>2016-08-15T12:41:15.99</dc:date>
          </office:change-info>
          <table:previous table:id="ct976">
            <table:change-track-table-cell office:value-type="string">
              <text:p>0.00</text:p>
            </table:change-track-table-cell>
          </table:previous>
        </table:cell-content-change>
        <table:cell-content-change table:id="ct1102">
          <table:cell-address table:column="13" table:row="54" table:table="0"/>
          <office:change-info>
            <dc:creator>d e</dc:creator>
            <dc:date>2016-08-15T12:41:17.97</dc:date>
          </office:change-info>
          <table:previous table:id="ct960">
            <table:change-track-table-cell office:value-type="string">
              <text:p>0.00</text:p>
            </table:change-track-table-cell>
          </table:previous>
        </table:cell-content-change>
        <table:cell-content-change table:id="ct1103">
          <table:cell-address table:column="13" table:row="44" table:table="0"/>
          <office:change-info>
            <dc:creator>d e</dc:creator>
            <dc:date>2016-08-15T12:41:18.84</dc:date>
          </office:change-info>
          <table:previous table:id="ct950">
            <table:change-track-table-cell office:value-type="string">
              <text:p>0.00</text:p>
            </table:change-track-table-cell>
          </table:previous>
        </table:cell-content-change>
        <table:cell-content-change table:id="ct1104">
          <table:cell-address table:column="13" table:row="41" table:table="0"/>
          <office:change-info>
            <dc:creator>d e</dc:creator>
            <dc:date>2016-08-15T12:41:19.37</dc:date>
          </office:change-info>
          <table:previous table:id="ct947">
            <table:change-track-table-cell office:value-type="string">
              <text:p>0.00</text:p>
            </table:change-track-table-cell>
          </table:previous>
        </table:cell-content-change>
        <table:cell-content-change table:id="ct1105">
          <table:cell-address table:column="13" table:row="31" table:table="0"/>
          <office:change-info>
            <dc:creator>d e</dc:creator>
            <dc:date>2016-08-15T12:41:21.22</dc:date>
          </office:change-info>
          <table:previous table:id="ct937">
            <table:change-track-table-cell office:value-type="string">
              <text:p>0.00</text:p>
            </table:change-track-table-cell>
          </table:previous>
        </table:cell-content-change>
        <table:cell-content-change table:id="ct1106">
          <table:cell-address table:column="13" table:row="26" table:table="0"/>
          <office:change-info>
            <dc:creator>d e</dc:creator>
            <dc:date>2016-08-15T12:41:22.04</dc:date>
          </office:change-info>
          <table:previous table:id="ct934">
            <table:change-track-table-cell office:value-type="string">
              <text:p>0.00</text:p>
            </table:change-track-table-cell>
          </table:previous>
        </table:cell-content-change>
        <table:cell-content-change table:id="ct1107">
          <table:cell-address table:column="13" table:row="22" table:table="0"/>
          <office:change-info>
            <dc:creator>d e</dc:creator>
            <dc:date>2016-08-15T12:41:22.52</dc:date>
          </office:change-info>
          <table:previous table:id="ct930">
            <table:change-track-table-cell office:value-type="string">
              <text:p>0.00</text:p>
            </table:change-track-table-cell>
          </table:previous>
        </table:cell-content-change>
        <table:deletion table:id="ct1108" table:type="row" table:position="125" table:table="0">
          <office:change-info>
            <dc:creator> </dc:creator>
            <dc:date>2016-08-16T13:43:18.99</dc:date>
          </office:change-info>
          <table:deletions>
            <table:cell-content-deletion>
              <table:cell-address table:column="0" table:row="125" table:table="0"/>
              <table:change-track-table-cell office:value-type="string">
                <text:p>LARGE_SPACE_CLOUD_LIGHTNING</text:p>
              </table:change-track-table-cell>
            </table:cell-content-deletion>
            <table:cell-content-deletion>
              <table:cell-address table:column="1" table:row="125" table:table="0"/>
              <table:change-track-table-cell office:value-type="string">
                <text:p>20.00</text:p>
              </table:change-track-table-cell>
            </table:cell-content-deletion>
            <table:cell-content-deletion>
              <table:cell-address table:column="2" table:row="125" table:table="0"/>
              <table:change-track-table-cell office:value-type="string">
                <text:p>-20.00</text:p>
              </table:change-track-table-cell>
            </table:cell-content-deletion>
            <table:cell-content-deletion>
              <table:cell-address table:column="3" table:row="125" table:table="0"/>
              <table:change-track-table-cell office:value-type="string">
                <text:p>32.00</text:p>
              </table:change-track-table-cell>
            </table:cell-content-deletion>
            <table:cell-content-deletion>
              <table:cell-address table:column="4" table:row="125" table:table="0"/>
              <table:change-track-table-cell office:value-type="string">
                <text:p>47.00</text:p>
              </table:change-track-table-cell>
            </table:cell-content-deletion>
            <table:cell-content-deletion>
              <table:cell-address table:column="5" table:row="125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6" table:row="12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7" table:row="125" table:table="0"/>
              <table:change-track-table-cell office:value-type="string">
                <text:p>0.50</text:p>
              </table:change-track-table-cell>
            </table:cell-content-deletion>
            <table:cell-content-deletion>
              <table:cell-address table:column="8" table:row="125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9" table:row="125" table:table="0"/>
              <table:change-track-table-cell office:value-type="string">
                <text:p>25.00</text:p>
              </table:change-track-table-cell>
            </table:cell-content-deletion>
            <table:cell-content-deletion>
              <table:cell-address table:column="10" table:row="125" table:table="0"/>
              <table:change-track-table-cell office:value-type="string">
                <text:p>30.00</text:p>
              </table:change-track-table-cell>
            </table:cell-content-deletion>
            <table:cell-content-deletion>
              <table:cell-address table:column="12" table:row="125" table:table="0"/>
              <table:change-track-table-cell office:value-type="string">
                <text:p>0.70</text:p>
              </table:change-track-table-cell>
            </table:cell-content-deletion>
            <table:cell-content-deletion>
              <table:cell-address table:column="13" table:row="125" table:table="0"/>
              <table:change-track-table-cell office:value-type="string">
                <text:p>0.00</text:p>
              </table:change-track-table-cell>
            </table:cell-content-deletion>
            <table:cell-content-deletion table:id="ct1031">
              <table:change-track-table-cell office:value-type="string">
                <text:p>0.00</text:p>
              </table:change-track-table-cell>
            </table:cell-content-deletion>
            <table:change-deletion table:id="ct912"/>
            <table:cell-content-deletion table:id="ct744">
              <table:change-track-table-cell office:value-type="string">
                <text:p>80.00</text:p>
              </table:change-track-table-cell>
            </table:cell-content-deletion>
          </table:deletions>
        </table:deletion>
        <table:cell-content-change table:id="ct1109">
          <table:cell-address table:column="0" table:row="124" table:table="0"/>
          <office:change-info>
            <dc:creator> </dc:creator>
            <dc:date>2016-08-16T13:43:22.59</dc:date>
          </office:change-info>
          <table:previous>
            <table:change-track-table-cell office:value-type="string">
              <text:p>SMALL_SPACE_CLOUD_LIGHTNING</text:p>
            </table:change-track-table-cell>
          </table:previous>
        </table:cell-content-change>
        <table:cell-content-change table:id="ct1110">
          <table:cell-address table:column="1" table:row="91" table:table="0"/>
          <office:change-info>
            <dc:creator> </dc:creator>
            <dc:date>2016-08-16T13:52:09.66</dc:date>
          </office:change-info>
          <table:previous table:id="ct865">
            <table:change-track-table-cell office:value-type="float" office:value="100"/>
          </table:previous>
        </table:cell-content-change>
        <table:cell-content-change table:id="ct1111">
          <table:cell-address table:column="1" table:row="92" table:table="0"/>
          <office:change-info>
            <dc:creator> </dc:creator>
            <dc:date>2016-08-16T13:52:10.57</dc:date>
          </office:change-info>
          <table:previous table:id="ct866">
            <table:change-track-table-cell office:value-type="float" office:value="120"/>
          </table:previous>
        </table:cell-content-change>
        <table:cell-content-change table:id="ct1112">
          <table:cell-address table:column="3" table:row="91" table:table="0"/>
          <office:change-info>
            <dc:creator> </dc:creator>
            <dc:date>2016-08-16T13:52:14.81</dc:date>
          </office:change-info>
          <table:previous table:id="ct870">
            <table:change-track-table-cell office:value-type="float" office:value="106"/>
          </table:previous>
        </table:cell-content-change>
        <table:cell-content-change table:id="ct1113">
          <table:cell-address table:column="3" table:row="92" table:table="0"/>
          <office:change-info>
            <dc:creator> </dc:creator>
            <dc:date>2016-08-16T13:52:16.28</dc:date>
          </office:change-info>
          <table:previous table:id="ct871">
            <table:change-track-table-cell office:value-type="float" office:value="121"/>
          </table:previous>
        </table:cell-content-change>
        <table:cell-content-change table:id="ct1114">
          <table:cell-address table:column="4" table:row="92" table:table="0"/>
          <office:change-info>
            <dc:creator> </dc:creator>
            <dc:date>2016-08-16T13:52:17.57</dc:date>
          </office:change-info>
          <table:previous table:id="ct873">
            <table:change-track-table-cell office:value-type="float" office:value="239"/>
          </table:previous>
        </table:cell-content-change>
        <table:cell-content-change table:id="ct1115">
          <table:cell-address table:column="4" table:row="91" table:table="0"/>
          <office:change-info>
            <dc:creator> </dc:creator>
            <dc:date>2016-08-16T13:52:19.45</dc:date>
          </office:change-info>
          <table:previous table:id="ct872">
            <table:change-track-table-cell office:value-type="float" office:value="218"/>
          </table:previous>
        </table:cell-content-change>
        <table:cell-content-change table:id="ct1116">
          <table:cell-address table:column="5" table:row="91" table:table="0"/>
          <office:change-info>
            <dc:creator> </dc:creator>
            <dc:date>2016-08-16T13:52:20.69</dc:date>
          </office:change-info>
          <table:previous table:id="ct874">
            <table:change-track-table-cell office:value-type="float" office:value="1"/>
          </table:previous>
        </table:cell-content-change>
        <table:cell-content-change table:id="ct1117">
          <table:cell-address table:column="5" table:row="92" table:table="0"/>
          <office:change-info>
            <dc:creator> </dc:creator>
            <dc:date>2016-08-16T13:52:21.04</dc:date>
          </office:change-info>
          <table:previous table:id="ct875">
            <table:change-track-table-cell office:value-type="float" office:value="1"/>
          </table:previous>
        </table:cell-content-change>
        <table:cell-content-change table:id="ct1118">
          <table:cell-address table:column="6" table:row="92" table:table="0"/>
          <office:change-info>
            <dc:creator> </dc:creator>
            <dc:date>2016-08-16T13:52:21.96</dc:date>
          </office:change-info>
          <table:previous table:id="ct877">
            <table:change-track-table-cell office:value-type="float" office:value="0"/>
          </table:previous>
        </table:cell-content-change>
        <table:cell-content-change table:id="ct1119">
          <table:cell-address table:column="6" table:row="91" table:table="0"/>
          <office:change-info>
            <dc:creator> </dc:creator>
            <dc:date>2016-08-16T13:52:22.45</dc:date>
          </office:change-info>
          <table:previous table:id="ct876">
            <table:change-track-table-cell office:value-type="float" office:value="0"/>
          </table:previous>
        </table:cell-content-change>
        <table:cell-content-change table:id="ct1120">
          <table:cell-address table:column="7" table:row="91" table:table="0"/>
          <office:change-info>
            <dc:creator> </dc:creator>
            <dc:date>2016-08-16T13:52:22.98</dc:date>
          </office:change-info>
          <table:previous table:id="ct878">
            <table:change-track-table-cell office:value-type="float" office:value="0"/>
          </table:previous>
        </table:cell-content-change>
        <table:cell-content-change table:id="ct1121">
          <table:cell-address table:column="7" table:row="92" table:table="0"/>
          <office:change-info>
            <dc:creator> </dc:creator>
            <dc:date>2016-08-16T13:52:23.34</dc:date>
          </office:change-info>
          <table:previous table:id="ct879">
            <table:change-track-table-cell office:value-type="float" office:value="0"/>
          </table:previous>
        </table:cell-content-change>
        <table:cell-content-change table:id="ct1122">
          <table:cell-address table:column="8" table:row="92" table:table="0"/>
          <office:change-info>
            <dc:creator> </dc:creator>
            <dc:date>2016-08-16T13:52:24.10</dc:date>
          </office:change-info>
          <table:previous table:id="ct881">
            <table:change-track-table-cell office:value-type="float" office:value="2"/>
          </table:previous>
        </table:cell-content-change>
        <table:cell-content-change table:id="ct1123">
          <table:cell-address table:column="8" table:row="91" table:table="0"/>
          <office:change-info>
            <dc:creator> </dc:creator>
            <dc:date>2016-08-16T13:52:24.55</dc:date>
          </office:change-info>
          <table:previous table:id="ct880">
            <table:change-track-table-cell office:value-type="float" office:value="2"/>
          </table:previous>
        </table:cell-content-change>
        <table:cell-content-change table:id="ct1124">
          <table:cell-address table:column="9" table:row="91" table:table="0"/>
          <office:change-info>
            <dc:creator> </dc:creator>
            <dc:date>2016-08-16T13:52:27.67</dc:date>
          </office:change-info>
          <table:previous table:id="ct882">
            <table:change-track-table-cell office:value-type="float" office:value="18"/>
          </table:previous>
        </table:cell-content-change>
        <table:cell-content-change table:id="ct1125">
          <table:cell-address table:column="9" table:row="92" table:table="0"/>
          <office:change-info>
            <dc:creator> </dc:creator>
            <dc:date>2016-08-16T13:52:28.79</dc:date>
          </office:change-info>
          <table:previous table:id="ct883">
            <table:change-track-table-cell office:value-type="float" office:value="18"/>
          </table:previous>
        </table:cell-content-change>
        <table:cell-content-change table:id="ct1126">
          <table:cell-address table:column="10" table:row="91" table:table="0"/>
          <office:change-info>
            <dc:creator> </dc:creator>
            <dc:date>2016-08-16T13:52:30.54</dc:date>
          </office:change-info>
          <table:previous table:id="ct884">
            <table:change-track-table-cell office:value-type="float" office:value="70"/>
          </table:previous>
        </table:cell-content-change>
        <table:cell-content-change table:id="ct1127">
          <table:cell-address table:column="10" table:row="92" table:table="0"/>
          <office:change-info>
            <dc:creator> </dc:creator>
            <dc:date>2016-08-16T13:52:30.96</dc:date>
          </office:change-info>
          <table:previous table:id="ct885">
            <table:change-track-table-cell office:value-type="float" office:value="70"/>
          </table:previous>
        </table:cell-content-change>
        <table:cell-content-change table:id="ct1128">
          <table:cell-address table:column="11" table:row="91" table:table="0"/>
          <office:change-info>
            <dc:creator> </dc:creator>
            <dc:date>2016-08-16T13:52:32.03</dc:date>
          </office:change-info>
          <table:previous table:id="ct886">
            <table:change-track-table-cell office:value-type="float" office:value="120"/>
          </table:previous>
        </table:cell-content-change>
        <table:cell-content-change table:id="ct1129">
          <table:cell-address table:column="11" table:row="92" table:table="0"/>
          <office:change-info>
            <dc:creator> </dc:creator>
            <dc:date>2016-08-16T13:52:33.18</dc:date>
          </office:change-info>
          <table:previous table:id="ct887">
            <table:change-track-table-cell office:value-type="float" office:value="120"/>
          </table:previous>
        </table:cell-content-change>
        <table:cell-content-change table:id="ct1130">
          <table:cell-address table:column="12" table:row="92" table:table="0"/>
          <office:change-info>
            <dc:creator> </dc:creator>
            <dc:date>2016-08-16T13:52:35.28</dc:date>
          </office:change-info>
          <table:previous table:id="ct889">
            <table:change-track-table-cell office:value-type="float" office:value="0.7"/>
          </table:previous>
        </table:cell-content-change>
        <table:cell-content-change table:id="ct1131">
          <table:cell-address table:column="12" table:row="91" table:table="0"/>
          <office:change-info>
            <dc:creator> </dc:creator>
            <dc:date>2016-08-16T13:52:37.44</dc:date>
          </office:change-info>
          <table:previous table:id="ct888">
            <table:change-track-table-cell office:value-type="float" office:value="0.7"/>
          </table:previous>
        </table:cell-content-change>
        <table:cell-content-change table:id="ct1132">
          <table:cell-address table:column="14" table:row="92" table:table="0"/>
          <office:change-info>
            <dc:creator> </dc:creator>
            <dc:date>2016-08-16T13:52:39.91</dc:date>
          </office:change-info>
          <table:previous table:id="ct891">
            <table:change-track-table-cell office:value-type="float" office:value="0"/>
          </table:previous>
        </table:cell-content-change>
        <table:cell-content-change table:id="ct1133">
          <table:cell-address table:column="14" table:row="91" table:table="0"/>
          <office:change-info>
            <dc:creator> </dc:creator>
            <dc:date>2016-08-16T13:52:40.28</dc:date>
          </office:change-info>
          <table:previous table:id="ct890">
            <table:change-track-table-cell office:value-type="float" office:value="0"/>
          </table:previous>
        </table:cell-content-change>
        <table:cell-content-change table:id="ct1134">
          <table:cell-address table:column="6" table:row="42" table:table="0"/>
          <office:change-info>
            <dc:creator> </dc:creator>
            <dc:date>2016-08-16T14:12:19.35</dc:date>
          </office:change-info>
          <table:previous table:id="ct572">
            <table:change-track-table-cell office:value-type="string">
              <text:p>0.80</text:p>
            </table:change-track-table-cell>
          </table:previous>
        </table:cell-content-change>
        <table:cell-content-change table:id="ct1135">
          <table:cell-address table:column="7" table:row="42" table:table="0"/>
          <office:change-info>
            <dc:creator> </dc:creator>
            <dc:date>2016-08-16T14:12:19.88</dc:date>
          </office:change-info>
          <table:previous table:id="ct574">
            <table:change-track-table-cell office:value-type="string">
              <text:p>0.80</text:p>
            </table:change-track-table-cell>
          </table:previous>
        </table:cell-content-change>
        <table:cell-content-change table:id="ct1136">
          <table:cell-address table:column="2" table:row="91" table:table="0"/>
          <office:change-info>
            <dc:creator> </dc:creator>
            <dc:date>2016-08-16T14:28:24.46</dc:date>
          </office:change-info>
          <table:previous table:id="ct868">
            <table:change-track-table-cell office:value-type="float" office:value="-100"/>
          </table:previous>
        </table:cell-content-change>
        <table:cell-content-change table:id="ct1137">
          <table:cell-address table:column="2" table:row="92" table:table="0"/>
          <office:change-info>
            <dc:creator> </dc:creator>
            <dc:date>2016-08-16T14:28:24.46</dc:date>
          </office:change-info>
          <table:previous table:id="ct869">
            <table:change-track-table-cell office:value-type="float" office:value="-120"/>
          </table:previous>
        </table:cell-content-change>
        <table:cell-content-change table:id="ct1138">
          <table:cell-address table:column="3" table:row="91" table:table="0"/>
          <office:change-info>
            <dc:creator> </dc:creator>
            <dc:date>2016-08-16T14:28:24.46</dc:date>
          </office:change-info>
          <table:previous table:id="ct1112">
            <table:change-track-table-cell office:value-type="string">
              <text:p>106.00</text:p>
            </table:change-track-table-cell>
          </table:previous>
        </table:cell-content-change>
        <table:cell-content-change table:id="ct1139">
          <table:cell-address table:column="3" table:row="92" table:table="0"/>
          <office:change-info>
            <dc:creator> </dc:creator>
            <dc:date>2016-08-16T14:28:24.46</dc:date>
          </office:change-info>
          <table:previous table:id="ct1113">
            <table:change-track-table-cell office:value-type="string">
              <text:p>121.00</text:p>
            </table:change-track-table-cell>
          </table:previous>
        </table:cell-content-change>
        <table:cell-content-change table:id="ct1140">
          <table:cell-address table:column="4" table:row="91" table:table="0"/>
          <office:change-info>
            <dc:creator> </dc:creator>
            <dc:date>2016-08-16T14:28:24.46</dc:date>
          </office:change-info>
          <table:previous table:id="ct1115">
            <table:change-track-table-cell office:value-type="string">
              <text:p>218.00</text:p>
            </table:change-track-table-cell>
          </table:previous>
        </table:cell-content-change>
        <table:cell-content-change table:id="ct1141">
          <table:cell-address table:column="4" table:row="92" table:table="0"/>
          <office:change-info>
            <dc:creator> </dc:creator>
            <dc:date>2016-08-16T14:28:24.46</dc:date>
          </office:change-info>
          <table:previous table:id="ct1114">
            <table:change-track-table-cell office:value-type="string">
              <text:p>239.00</text:p>
            </table:change-track-table-cell>
          </table:previous>
        </table:cell-content-change>
        <table:cell-content-change table:id="ct1142">
          <table:cell-address table:column="5" table:row="91" table:table="0"/>
          <office:change-info>
            <dc:creator> </dc:creator>
            <dc:date>2016-08-16T14:28:24.46</dc:date>
          </office:change-info>
          <table:previous table:id="ct1116">
            <table:change-track-table-cell office:value-type="string">
              <text:p>1.00</text:p>
            </table:change-track-table-cell>
          </table:previous>
        </table:cell-content-change>
        <table:cell-content-change table:id="ct1143">
          <table:cell-address table:column="5" table:row="92" table:table="0"/>
          <office:change-info>
            <dc:creator> </dc:creator>
            <dc:date>2016-08-16T14:28:24.46</dc:date>
          </office:change-info>
          <table:previous table:id="ct1117">
            <table:change-track-table-cell office:value-type="string">
              <text:p>1.00</text:p>
            </table:change-track-table-cell>
          </table:previous>
        </table:cell-content-change>
        <table:cell-content-change table:id="ct1144">
          <table:cell-address table:column="7" table:row="91" table:table="0"/>
          <office:change-info>
            <dc:creator> </dc:creator>
            <dc:date>2016-08-16T14:28:24.46</dc:date>
          </office:change-info>
          <table:previous table:id="ct1120">
            <table:change-track-table-cell office:value-type="string">
              <text:p>0.00</text:p>
            </table:change-track-table-cell>
          </table:previous>
        </table:cell-content-change>
        <table:cell-content-change table:id="ct1145">
          <table:cell-address table:column="7" table:row="92" table:table="0"/>
          <office:change-info>
            <dc:creator> </dc:creator>
            <dc:date>2016-08-16T14:28:24.46</dc:date>
          </office:change-info>
          <table:previous table:id="ct1121">
            <table:change-track-table-cell office:value-type="string">
              <text:p>0.00</text:p>
            </table:change-track-table-cell>
          </table:previous>
        </table:cell-content-change>
        <table:cell-content-change table:id="ct1146">
          <table:cell-address table:column="9" table:row="91" table:table="0"/>
          <office:change-info>
            <dc:creator> </dc:creator>
            <dc:date>2016-08-16T14:28:24.46</dc:date>
          </office:change-info>
          <table:previous table:id="ct1124">
            <table:change-track-table-cell office:value-type="string">
              <text:p>18.00</text:p>
            </table:change-track-table-cell>
          </table:previous>
        </table:cell-content-change>
        <table:cell-content-change table:id="ct1147">
          <table:cell-address table:column="9" table:row="92" table:table="0"/>
          <office:change-info>
            <dc:creator> </dc:creator>
            <dc:date>2016-08-16T14:28:24.46</dc:date>
          </office:change-info>
          <table:previous table:id="ct1125">
            <table:change-track-table-cell office:value-type="string">
              <text:p>18.00</text:p>
            </table:change-track-table-cell>
          </table:previous>
        </table:cell-content-change>
        <table:cell-content-change table:id="ct1148">
          <table:cell-address table:column="11" table:row="91" table:table="0"/>
          <office:change-info>
            <dc:creator> </dc:creator>
            <dc:date>2016-08-16T14:28:24.46</dc:date>
          </office:change-info>
          <table:previous table:id="ct1128">
            <table:change-track-table-cell office:value-type="string">
              <text:p>120.00</text:p>
            </table:change-track-table-cell>
          </table:previous>
        </table:cell-content-change>
        <table:cell-content-change table:id="ct1149">
          <table:cell-address table:column="11" table:row="92" table:table="0"/>
          <office:change-info>
            <dc:creator> </dc:creator>
            <dc:date>2016-08-16T14:28:24.46</dc:date>
          </office:change-info>
          <table:previous table:id="ct1129">
            <table:change-track-table-cell office:value-type="string">
              <text:p>120.00</text:p>
            </table:change-track-table-cell>
          </table:previous>
        </table:cell-content-change>
        <table:cell-content-change table:id="ct1150">
          <table:cell-address table:column="13" table:row="91" table:table="0"/>
          <office:change-info>
            <dc:creator> </dc:creator>
            <dc:date>2016-08-16T14:28:24.46</dc:date>
          </office:change-info>
          <table:previous table:id="ct997">
            <table:change-track-table-cell office:value-type="string">
              <text:p>0.00</text:p>
            </table:change-track-table-cell>
          </table:previous>
        </table:cell-content-change>
        <table:cell-content-change table:id="ct1151">
          <table:cell-address table:column="13" table:row="92" table:table="0"/>
          <office:change-info>
            <dc:creator> </dc:creator>
            <dc:date>2016-08-16T14:28:24.46</dc:date>
          </office:change-info>
          <table:previous table:id="ct998">
            <table:change-track-table-cell office:value-type="string">
              <text:p>0.00</text:p>
            </table:change-track-table-cell>
          </table:previous>
        </table:cell-content-change>
        <table:cell-content-change table:id="ct1152">
          <table:cell-address table:column="5" table:row="91" table:table="0"/>
          <office:change-info>
            <dc:creator> </dc:creator>
            <dc:date>2016-08-16T14:29:07.09</dc:date>
          </office:change-info>
          <table:previous table:id="ct1142">
            <table:change-track-table-cell office:value-type="float" office:value="42384"/>
          </table:previous>
        </table:cell-content-change>
        <table:cell-content-change table:id="ct1153">
          <table:cell-address table:column="5" table:row="92" table:table="0"/>
          <office:change-info>
            <dc:creator> </dc:creator>
            <dc:date>2016-08-16T14:29:07.09</dc:date>
          </office:change-info>
          <table:previous table:id="ct1143">
            <table:change-track-table-cell office:value-type="float" office:value="42384"/>
          </table:previous>
        </table:cell-content-change>
        <table:cell-content-change table:id="ct1154">
          <table:cell-address table:column="13" table:row="91" table:table="0"/>
          <office:change-info>
            <dc:creator> </dc:creator>
            <dc:date>2016-08-16T14:33:35.74</dc:date>
          </office:change-info>
          <table:previous table:id="ct1150">
            <table:change-track-table-cell office:value-type="float" office:value="0"/>
          </table:previous>
        </table:cell-content-change>
        <table:cell-content-change table:id="ct1155">
          <table:cell-address table:column="13" table:row="92" table:table="0"/>
          <office:change-info>
            <dc:creator> </dc:creator>
            <dc:date>2016-08-16T14:33:35.74</dc:date>
          </office:change-info>
          <table:previous table:id="ct1151">
            <table:change-track-table-cell office:value-type="float" office:value="0"/>
          </table:previous>
        </table:cell-content-change>
        <table:cell-content-change table:id="ct1156">
          <table:cell-address table:column="1" table:row="176" table:table="0"/>
          <office:change-info>
            <dc:creator> </dc:creator>
            <dc:date>2016-08-17T13:56:28.91</dc:date>
          </office:change-info>
          <table:previous table:id="ct765">
            <table:change-track-table-cell office:value-type="string">
              <text:p>7.50</text:p>
            </table:change-track-table-cell>
          </table:previous>
        </table:cell-content-change>
        <table:cell-content-change table:id="ct1157">
          <table:cell-address table:column="1" table:row="176" table:table="0"/>
          <office:change-info>
            <dc:creator> </dc:creator>
            <dc:date>2016-08-17T13:56:28.91</dc:date>
          </office:change-info>
          <table:previous table:id="ct766">
            <table:change-track-table-cell office:value-type="string">
              <text:p>15.00</text:p>
            </table:change-track-table-cell>
          </table:previous>
        </table:cell-content-change>
        <table:cell-content-change table:id="ct1158">
          <table:cell-address table:column="2" table:row="176" table:table="0"/>
          <office:change-info>
            <dc:creator> </dc:creator>
            <dc:date>2016-08-17T13:56:28.91</dc:date>
          </office:change-info>
          <table:previous table:id="ct767">
            <table:change-track-table-cell office:value-type="string">
              <text:p>-7.50</text:p>
            </table:change-track-table-cell>
          </table:previous>
        </table:cell-content-change>
        <table:cell-content-change table:id="ct1159">
          <table:cell-address table:column="2" table:row="176" table:table="0"/>
          <office:change-info>
            <dc:creator> </dc:creator>
            <dc:date>2016-08-17T13:56:28.91</dc:date>
          </office:change-info>
          <table:previous table:id="ct768">
            <table:change-track-table-cell office:value-type="string">
              <text:p>-15.00</text:p>
            </table:change-track-table-cell>
          </table:previous>
        </table:cell-content-change>
        <table:cell-content-change table:id="ct1160">
          <table:cell-address table:column="3" table:row="4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6.00</text:p>
            </table:change-track-table-cell>
          </table:previous>
        </table:cell-content-change>
        <table:cell-content-change table:id="ct1161">
          <table:cell-address table:column="3" table:row="4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1.00</text:p>
            </table:change-track-table-cell>
          </table:previous>
        </table:cell-content-change>
        <table:cell-content-change table:id="ct1162">
          <table:cell-address table:column="3" table:row="47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163">
          <table:cell-address table:column="3" table:row="4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8.00</text:p>
            </table:change-track-table-cell>
          </table:previous>
        </table:cell-content-change>
        <table:cell-content-change table:id="ct1164">
          <table:cell-address table:column="3" table:row="4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2.00</text:p>
            </table:change-track-table-cell>
          </table:previous>
        </table:cell-content-change>
        <table:cell-content-change table:id="ct1165">
          <table:cell-address table:column="3" table:row="50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8.00</text:p>
            </table:change-track-table-cell>
          </table:previous>
        </table:cell-content-change>
        <table:cell-content-change table:id="ct1166">
          <table:cell-address table:column="3" table:row="51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9.00</text:p>
            </table:change-track-table-cell>
          </table:previous>
        </table:cell-content-change>
        <table:cell-content-change table:id="ct1167">
          <table:cell-address table:column="3" table:row="5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4.00</text:p>
            </table:change-track-table-cell>
          </table:previous>
        </table:cell-content-change>
        <table:cell-content-change table:id="ct1168">
          <table:cell-address table:column="3" table:row="5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31.00</text:p>
            </table:change-track-table-cell>
          </table:previous>
        </table:cell-content-change>
        <table:cell-content-change table:id="ct1169">
          <table:cell-address table:column="3" table:row="5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3.00</text:p>
            </table:change-track-table-cell>
          </table:previous>
        </table:cell-content-change>
        <table:cell-content-change table:id="ct1170">
          <table:cell-address table:column="3" table:row="5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6.00</text:p>
            </table:change-track-table-cell>
          </table:previous>
        </table:cell-content-change>
        <table:cell-content-change table:id="ct1171">
          <table:cell-address table:column="3" table:row="57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1172">
          <table:cell-address table:column="3" table:row="5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4.00</text:p>
            </table:change-track-table-cell>
          </table:previous>
        </table:cell-content-change>
        <table:cell-content-change table:id="ct1173">
          <table:cell-address table:column="3" table:row="5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8.00</text:p>
            </table:change-track-table-cell>
          </table:previous>
        </table:cell-content-change>
        <table:cell-content-change table:id="ct1174">
          <table:cell-address table:column="3" table:row="60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1.00</text:p>
            </table:change-track-table-cell>
          </table:previous>
        </table:cell-content-change>
        <table:cell-content-change table:id="ct1175">
          <table:cell-address table:column="3" table:row="61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1176">
          <table:cell-address table:column="3" table:row="6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1.00</text:p>
            </table:change-track-table-cell>
          </table:previous>
        </table:cell-content-change>
        <table:cell-content-change table:id="ct1177">
          <table:cell-address table:column="3" table:row="6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178">
          <table:cell-address table:column="3" table:row="64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6.00</text:p>
            </table:change-track-table-cell>
          </table:previous>
        </table:cell-content-change>
        <table:cell-content-change table:id="ct1179">
          <table:cell-address table:column="3" table:row="6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1180">
          <table:cell-address table:column="3" table:row="6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181">
          <table:cell-address table:column="3" table:row="67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7.00</text:p>
            </table:change-track-table-cell>
          </table:previous>
        </table:cell-content-change>
        <table:cell-content-change table:id="ct1182">
          <table:cell-address table:column="3" table:row="6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183">
          <table:cell-address table:column="3" table:row="6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184">
          <table:cell-address table:column="3" table:row="71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3.00</text:p>
            </table:change-track-table-cell>
          </table:previous>
        </table:cell-content-change>
        <table:cell-content-change table:id="ct1185">
          <table:cell-address table:column="3" table:row="7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6.00</text:p>
            </table:change-track-table-cell>
          </table:previous>
        </table:cell-content-change>
        <table:cell-content-change table:id="ct1186">
          <table:cell-address table:column="3" table:row="7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1187">
          <table:cell-address table:column="3" table:row="176" table:table="0"/>
          <office:change-info>
            <dc:creator> </dc:creator>
            <dc:date>2016-08-17T13:56:28.91</dc:date>
          </office:change-info>
          <table:previous table:id="ct769">
            <table:change-track-table-cell office:value-type="string">
              <text:p>8.00</text:p>
            </table:change-track-table-cell>
          </table:previous>
        </table:cell-content-change>
        <table:cell-content-change table:id="ct1188">
          <table:cell-address table:column="4" table:row="4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189">
          <table:cell-address table:column="4" table:row="4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2.00</text:p>
            </table:change-track-table-cell>
          </table:previous>
        </table:cell-content-change>
        <table:cell-content-change table:id="ct1190">
          <table:cell-address table:column="4" table:row="47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48.00</text:p>
            </table:change-track-table-cell>
          </table:previous>
        </table:cell-content-change>
        <table:cell-content-change table:id="ct1191">
          <table:cell-address table:column="4" table:row="4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1.00</text:p>
            </table:change-track-table-cell>
          </table:previous>
        </table:cell-content-change>
        <table:cell-content-change table:id="ct1192">
          <table:cell-address table:column="4" table:row="4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7.00</text:p>
            </table:change-track-table-cell>
          </table:previous>
        </table:cell-content-change>
        <table:cell-content-change table:id="ct1193">
          <table:cell-address table:column="4" table:row="50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56.00</text:p>
            </table:change-track-table-cell>
          </table:previous>
        </table:cell-content-change>
        <table:cell-content-change table:id="ct1194">
          <table:cell-address table:column="4" table:row="51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1195">
          <table:cell-address table:column="4" table:row="5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31.00</text:p>
            </table:change-track-table-cell>
          </table:previous>
        </table:cell-content-change>
        <table:cell-content-change table:id="ct1196">
          <table:cell-address table:column="4" table:row="5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66.00</text:p>
            </table:change-track-table-cell>
          </table:previous>
        </table:cell-content-change>
        <table:cell-content-change table:id="ct1197">
          <table:cell-address table:column="4" table:row="5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198">
          <table:cell-address table:column="4" table:row="5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31.00</text:p>
            </table:change-track-table-cell>
          </table:previous>
        </table:cell-content-change>
        <table:cell-content-change table:id="ct1199">
          <table:cell-address table:column="4" table:row="57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66.00</text:p>
            </table:change-track-table-cell>
          </table:previous>
        </table:cell-content-change>
        <table:cell-content-change table:id="ct1200">
          <table:cell-address table:column="4" table:row="5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7.00</text:p>
            </table:change-track-table-cell>
          </table:previous>
        </table:cell-content-change>
        <table:cell-content-change table:id="ct1201">
          <table:cell-address table:column="4" table:row="5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202">
          <table:cell-address table:column="4" table:row="60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74.00</text:p>
            </table:change-track-table-cell>
          </table:previous>
        </table:cell-content-change>
        <table:cell-content-change table:id="ct1203">
          <table:cell-address table:column="4" table:row="61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9.00</text:p>
            </table:change-track-table-cell>
          </table:previous>
        </table:cell-content-change>
        <table:cell-content-change table:id="ct1204">
          <table:cell-address table:column="4" table:row="6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39.00</text:p>
            </table:change-track-table-cell>
          </table:previous>
        </table:cell-content-change>
        <table:cell-content-change table:id="ct1205">
          <table:cell-address table:column="4" table:row="6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84.00</text:p>
            </table:change-track-table-cell>
          </table:previous>
        </table:cell-content-change>
        <table:cell-content-change table:id="ct1206">
          <table:cell-address table:column="4" table:row="64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1.00</text:p>
            </table:change-track-table-cell>
          </table:previous>
        </table:cell-content-change>
        <table:cell-content-change table:id="ct1207">
          <table:cell-address table:column="4" table:row="6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44.00</text:p>
            </table:change-track-table-cell>
          </table:previous>
        </table:cell-content-change>
        <table:cell-content-change table:id="ct1208">
          <table:cell-address table:column="4" table:row="6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92.00</text:p>
            </table:change-track-table-cell>
          </table:previous>
        </table:cell-content-change>
        <table:cell-content-change table:id="ct1209">
          <table:cell-address table:column="4" table:row="67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10">
          <table:cell-address table:column="4" table:row="6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211">
          <table:cell-address table:column="4" table:row="6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99.00</text:p>
            </table:change-track-table-cell>
          </table:previous>
        </table:cell-content-change>
        <table:cell-content-change table:id="ct1212">
          <table:cell-address table:column="4" table:row="71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213">
          <table:cell-address table:column="4" table:row="7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31.00</text:p>
            </table:change-track-table-cell>
          </table:previous>
        </table:cell-content-change>
        <table:cell-content-change table:id="ct1214">
          <table:cell-address table:column="4" table:row="7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66.00</text:p>
            </table:change-track-table-cell>
          </table:previous>
        </table:cell-content-change>
        <table:cell-content-change table:id="ct1215">
          <table:cell-address table:column="4" table:row="176" table:table="0"/>
          <office:change-info>
            <dc:creator> </dc:creator>
            <dc:date>2016-08-17T13:56:28.91</dc:date>
          </office:change-info>
          <table:previous table:id="ct771">
            <table:change-track-table-cell office:value-type="string">
              <text:p>12.00</text:p>
            </table:change-track-table-cell>
          </table:previous>
        </table:cell-content-change>
        <table:cell-content-change table:id="ct1216">
          <table:cell-address table:column="5" table:row="55" table:table="0"/>
          <office:change-info>
            <dc:creator> </dc:creator>
            <dc:date>2016-08-17T13:56:28.91</dc:date>
          </office:change-info>
          <table:previous table:id="ct788">
            <table:change-track-table-cell office:value-type="float" office:value="42384"/>
          </table:previous>
        </table:cell-content-change>
        <table:cell-content-change table:id="ct1217">
          <table:cell-address table:column="5" table:row="56" table:table="0"/>
          <office:change-info>
            <dc:creator> </dc:creator>
            <dc:date>2016-08-17T13:56:28.91</dc:date>
          </office:change-info>
          <table:previous table:id="ct789">
            <table:change-track-table-cell office:value-type="float" office:value="42384"/>
          </table:previous>
        </table:cell-content-change>
        <table:cell-content-change table:id="ct1218">
          <table:cell-address table:column="5" table:row="57" table:table="0"/>
          <office:change-info>
            <dc:creator> </dc:creator>
            <dc:date>2016-08-17T13:56:28.91</dc:date>
          </office:change-info>
          <table:previous table:id="ct790">
            <table:change-track-table-cell office:value-type="float" office:value="42384"/>
          </table:previous>
        </table:cell-content-change>
        <table:cell-content-change table:id="ct1219">
          <table:cell-address table:column="5" table:row="58" table:table="0"/>
          <office:change-info>
            <dc:creator> </dc:creator>
            <dc:date>2016-08-17T13:56:28.91</dc:date>
          </office:change-info>
          <table:previous table:id="ct791">
            <table:change-track-table-cell office:value-type="float" office:value="42384"/>
          </table:previous>
        </table:cell-content-change>
        <table:cell-content-change table:id="ct1220">
          <table:cell-address table:column="5" table:row="59" table:table="0"/>
          <office:change-info>
            <dc:creator> </dc:creator>
            <dc:date>2016-08-17T13:56:28.91</dc:date>
          </office:change-info>
          <table:previous table:id="ct792">
            <table:change-track-table-cell office:value-type="float" office:value="42384"/>
          </table:previous>
        </table:cell-content-change>
        <table:cell-content-change table:id="ct1221">
          <table:cell-address table:column="5" table:row="60" table:table="0"/>
          <office:change-info>
            <dc:creator> </dc:creator>
            <dc:date>2016-08-17T13:56:28.91</dc:date>
          </office:change-info>
          <table:previous table:id="ct793">
            <table:change-track-table-cell office:value-type="float" office:value="42384"/>
          </table:previous>
        </table:cell-content-change>
        <table:cell-content-change table:id="ct1222">
          <table:cell-address table:column="5" table:row="61" table:table="0"/>
          <office:change-info>
            <dc:creator> </dc:creator>
            <dc:date>2016-08-17T13:56:28.91</dc:date>
          </office:change-info>
          <table:previous table:id="ct794">
            <table:change-track-table-cell office:value-type="float" office:value="42384"/>
          </table:previous>
        </table:cell-content-change>
        <table:cell-content-change table:id="ct1223">
          <table:cell-address table:column="5" table:row="62" table:table="0"/>
          <office:change-info>
            <dc:creator> </dc:creator>
            <dc:date>2016-08-17T13:56:28.91</dc:date>
          </office:change-info>
          <table:previous table:id="ct795">
            <table:change-track-table-cell office:value-type="float" office:value="42384"/>
          </table:previous>
        </table:cell-content-change>
        <table:cell-content-change table:id="ct1224">
          <table:cell-address table:column="5" table:row="63" table:table="0"/>
          <office:change-info>
            <dc:creator> </dc:creator>
            <dc:date>2016-08-17T13:56:28.91</dc:date>
          </office:change-info>
          <table:previous table:id="ct796">
            <table:change-track-table-cell office:value-type="float" office:value="42384"/>
          </table:previous>
        </table:cell-content-change>
        <table:cell-content-change table:id="ct1225">
          <table:cell-address table:column="5" table:row="64" table:table="0"/>
          <office:change-info>
            <dc:creator> </dc:creator>
            <dc:date>2016-08-17T13:56:28.91</dc:date>
          </office:change-info>
          <table:previous table:id="ct797">
            <table:change-track-table-cell office:value-type="float" office:value="42384"/>
          </table:previous>
        </table:cell-content-change>
        <table:cell-content-change table:id="ct1226">
          <table:cell-address table:column="5" table:row="65" table:table="0"/>
          <office:change-info>
            <dc:creator> </dc:creator>
            <dc:date>2016-08-17T13:56:28.91</dc:date>
          </office:change-info>
          <table:previous table:id="ct798">
            <table:change-track-table-cell office:value-type="float" office:value="42384"/>
          </table:previous>
        </table:cell-content-change>
        <table:cell-content-change table:id="ct1227">
          <table:cell-address table:column="5" table:row="66" table:table="0"/>
          <office:change-info>
            <dc:creator> </dc:creator>
            <dc:date>2016-08-17T13:56:28.91</dc:date>
          </office:change-info>
          <table:previous table:id="ct799">
            <table:change-track-table-cell office:value-type="float" office:value="42384"/>
          </table:previous>
        </table:cell-content-change>
        <table:cell-content-change table:id="ct1228">
          <table:cell-address table:column="5" table:row="67" table:table="0"/>
          <office:change-info>
            <dc:creator> </dc:creator>
            <dc:date>2016-08-17T13:56:28.91</dc:date>
          </office:change-info>
          <table:previous table:id="ct800">
            <table:change-track-table-cell office:value-type="float" office:value="42384"/>
          </table:previous>
        </table:cell-content-change>
        <table:cell-content-change table:id="ct1229">
          <table:cell-address table:column="5" table:row="68" table:table="0"/>
          <office:change-info>
            <dc:creator> </dc:creator>
            <dc:date>2016-08-17T13:56:28.91</dc:date>
          </office:change-info>
          <table:previous table:id="ct801">
            <table:change-track-table-cell office:value-type="float" office:value="42384"/>
          </table:previous>
        </table:cell-content-change>
        <table:cell-content-change table:id="ct1230">
          <table:cell-address table:column="5" table:row="69" table:table="0"/>
          <office:change-info>
            <dc:creator> </dc:creator>
            <dc:date>2016-08-17T13:56:28.91</dc:date>
          </office:change-info>
          <table:previous table:id="ct802">
            <table:change-track-table-cell office:value-type="float" office:value="42384"/>
          </table:previous>
        </table:cell-content-change>
        <table:cell-content-change table:id="ct1231">
          <table:cell-address table:column="5" table:row="71" table:table="0"/>
          <office:change-info>
            <dc:creator> </dc:creator>
            <dc:date>2016-08-17T13:56:28.91</dc:date>
          </office:change-info>
          <table:previous table:id="ct803">
            <table:change-track-table-cell office:value-type="float" office:value="42384"/>
          </table:previous>
        </table:cell-content-change>
        <table:cell-content-change table:id="ct1232">
          <table:cell-address table:column="5" table:row="72" table:table="0"/>
          <office:change-info>
            <dc:creator> </dc:creator>
            <dc:date>2016-08-17T13:56:28.91</dc:date>
          </office:change-info>
          <table:previous table:id="ct804">
            <table:change-track-table-cell office:value-type="float" office:value="42384"/>
          </table:previous>
        </table:cell-content-change>
        <table:cell-content-change table:id="ct1233">
          <table:cell-address table:column="5" table:row="73" table:table="0"/>
          <office:change-info>
            <dc:creator> </dc:creator>
            <dc:date>2016-08-17T13:56:28.91</dc:date>
          </office:change-info>
          <table:previous table:id="ct805">
            <table:change-track-table-cell office:value-type="float" office:value="42384"/>
          </table:previous>
        </table:cell-content-change>
        <table:cell-content-change table:id="ct1234">
          <table:cell-address table:column="5" table:row="78" table:table="0"/>
          <office:change-info>
            <dc:creator> </dc:creator>
            <dc:date>2016-08-17T13:56:28.91</dc:date>
          </office:change-info>
          <table:previous table:id="ct806">
            <table:change-track-table-cell office:value-type="float" office:value="42384"/>
          </table:previous>
        </table:cell-content-change>
        <table:cell-content-change table:id="ct1235">
          <table:cell-address table:column="5" table:row="79" table:table="0"/>
          <office:change-info>
            <dc:creator> </dc:creator>
            <dc:date>2016-08-17T13:56:28.91</dc:date>
          </office:change-info>
          <table:previous table:id="ct807">
            <table:change-track-table-cell office:value-type="float" office:value="42384"/>
          </table:previous>
        </table:cell-content-change>
        <table:cell-content-change table:id="ct1236">
          <table:cell-address table:column="5" table:row="80" table:table="0"/>
          <office:change-info>
            <dc:creator> </dc:creator>
            <dc:date>2016-08-17T13:56:28.91</dc:date>
          </office:change-info>
          <table:previous table:id="ct808">
            <table:change-track-table-cell office:value-type="float" office:value="42384"/>
          </table:previous>
        </table:cell-content-change>
        <table:cell-content-change table:id="ct1237">
          <table:cell-address table:column="5" table:row="81" table:table="0"/>
          <office:change-info>
            <dc:creator> </dc:creator>
            <dc:date>2016-08-17T13:56:28.91</dc:date>
          </office:change-info>
          <table:previous table:id="ct809">
            <table:change-track-table-cell office:value-type="float" office:value="42384"/>
          </table:previous>
        </table:cell-content-change>
        <table:cell-content-change table:id="ct1238">
          <table:cell-address table:column="5" table:row="82" table:table="0"/>
          <office:change-info>
            <dc:creator> </dc:creator>
            <dc:date>2016-08-17T13:56:28.91</dc:date>
          </office:change-info>
          <table:previous table:id="ct810">
            <table:change-track-table-cell office:value-type="float" office:value="42384"/>
          </table:previous>
        </table:cell-content-change>
        <table:cell-content-change table:id="ct1239">
          <table:cell-address table:column="5" table:row="83" table:table="0"/>
          <office:change-info>
            <dc:creator> </dc:creator>
            <dc:date>2016-08-17T13:56:28.91</dc:date>
          </office:change-info>
          <table:previous table:id="ct811">
            <table:change-track-table-cell office:value-type="float" office:value="42384"/>
          </table:previous>
        </table:cell-content-change>
        <table:cell-content-change table:id="ct1240">
          <table:cell-address table:column="5" table:row="84" table:table="0"/>
          <office:change-info>
            <dc:creator> </dc:creator>
            <dc:date>2016-08-17T13:56:28.91</dc:date>
          </office:change-info>
          <table:previous table:id="ct831">
            <table:change-track-table-cell office:value-type="float" office:value="42384"/>
          </table:previous>
        </table:cell-content-change>
        <table:cell-content-change table:id="ct1241">
          <table:cell-address table:column="5" table:row="85" table:table="0"/>
          <office:change-info>
            <dc:creator> </dc:creator>
            <dc:date>2016-08-17T13:56:28.91</dc:date>
          </office:change-info>
          <table:previous table:id="ct832">
            <table:change-track-table-cell office:value-type="float" office:value="42384"/>
          </table:previous>
        </table:cell-content-change>
        <table:cell-content-change table:id="ct1242">
          <table:cell-address table:column="5" table:row="86" table:table="0"/>
          <office:change-info>
            <dc:creator> </dc:creator>
            <dc:date>2016-08-17T13:56:28.91</dc:date>
          </office:change-info>
          <table:previous table:id="ct833">
            <table:change-track-table-cell office:value-type="float" office:value="42384"/>
          </table:previous>
        </table:cell-content-change>
        <table:cell-content-change table:id="ct1243">
          <table:cell-address table:column="5" table:row="91" table:table="0"/>
          <office:change-info>
            <dc:creator> </dc:creator>
            <dc:date>2016-08-17T13:56:28.91</dc:date>
          </office:change-info>
          <table:previous table:id="ct1152">
            <table:change-track-table-cell office:value-type="float" office:value="42384"/>
          </table:previous>
        </table:cell-content-change>
        <table:cell-content-change table:id="ct1244">
          <table:cell-address table:column="5" table:row="92" table:table="0"/>
          <office:change-info>
            <dc:creator> </dc:creator>
            <dc:date>2016-08-17T13:56:28.91</dc:date>
          </office:change-info>
          <table:previous table:id="ct1153">
            <table:change-track-table-cell office:value-type="float" office:value="42384"/>
          </table:previous>
        </table:cell-content-change>
        <table:cell-content-change table:id="ct1245">
          <table:cell-address table:column="6" table:row="176" table:table="0"/>
          <office:change-info>
            <dc:creator> </dc:creator>
            <dc:date>2016-08-17T13:56:28.91</dc:date>
          </office:change-info>
          <table:previous table:id="ct775">
            <table:change-track-table-cell office:value-type="string">
              <text:p>0.00</text:p>
            </table:change-track-table-cell>
          </table:previous>
        </table:cell-content-change>
        <table:cell-content-change table:id="ct1246">
          <table:cell-address table:column="6" table:row="176" table:table="0"/>
          <office:change-info>
            <dc:creator> </dc:creator>
            <dc:date>2016-08-17T13:56:28.91</dc:date>
          </office:change-info>
          <table:previous table:id="ct776">
            <table:change-track-table-cell office:value-type="string">
              <text:p>0.00</text:p>
            </table:change-track-table-cell>
          </table:previous>
        </table:cell-content-change>
        <table:cell-content-change table:id="ct1247">
          <table:cell-address table:column="7" table:row="7" table:table="0"/>
          <office:change-info>
            <dc:creator> </dc:creator>
            <dc:date>2016-08-17T13:56:28.91</dc:date>
          </office:change-info>
          <table:previous table:id="ct305">
            <table:change-track-table-cell office:value-type="string">
              <text:p>0.33</text:p>
            </table:change-track-table-cell>
          </table:previous>
        </table:cell-content-change>
        <table:cell-content-change table:id="ct1248">
          <table:cell-address table:column="7" table:row="8" table:table="0"/>
          <office:change-info>
            <dc:creator> </dc:creator>
            <dc:date>2016-08-17T13:56:28.91</dc:date>
          </office:change-info>
          <table:previous table:id="ct306">
            <table:change-track-table-cell office:value-type="string">
              <text:p>0.33</text:p>
            </table:change-track-table-cell>
          </table:previous>
        </table:cell-content-change>
        <table:cell-content-change table:id="ct1249">
          <table:cell-address table:column="7" table:row="9" table:table="0"/>
          <office:change-info>
            <dc:creator> </dc:creator>
            <dc:date>2016-08-17T13:56:28.91</dc:date>
          </office:change-info>
          <table:previous table:id="ct307">
            <table:change-track-table-cell office:value-type="string">
              <text:p>0.33</text:p>
            </table:change-track-table-cell>
          </table:previous>
        </table:cell-content-change>
        <table:cell-content-change table:id="ct1250">
          <table:cell-address table:column="7" table:row="10" table:table="0"/>
          <office:change-info>
            <dc:creator> </dc:creator>
            <dc:date>2016-08-17T13:56:28.91</dc:date>
          </office:change-info>
          <table:previous table:id="ct308">
            <table:change-track-table-cell office:value-type="string">
              <text:p>0.33</text:p>
            </table:change-track-table-cell>
          </table:previous>
        </table:cell-content-change>
        <table:cell-content-change table:id="ct1251">
          <table:cell-address table:column="7" table:row="11" table:table="0"/>
          <office:change-info>
            <dc:creator> </dc:creator>
            <dc:date>2016-08-17T13:56:28.91</dc:date>
          </office:change-info>
          <table:previous table:id="ct309">
            <table:change-track-table-cell office:value-type="string">
              <text:p>0.33</text:p>
            </table:change-track-table-cell>
          </table:previous>
        </table:cell-content-change>
        <table:cell-content-change table:id="ct1252">
          <table:cell-address table:column="7" table:row="12" table:table="0"/>
          <office:change-info>
            <dc:creator> </dc:creator>
            <dc:date>2016-08-17T13:56:28.91</dc:date>
          </office:change-info>
          <table:previous table:id="ct310">
            <table:change-track-table-cell office:value-type="string">
              <text:p>0.33</text:p>
            </table:change-track-table-cell>
          </table:previous>
        </table:cell-content-change>
        <table:cell-content-change table:id="ct1253">
          <table:cell-address table:column="7" table:row="13" table:table="0"/>
          <office:change-info>
            <dc:creator> </dc:creator>
            <dc:date>2016-08-17T13:56:28.91</dc:date>
          </office:change-info>
          <table:previous table:id="ct311">
            <table:change-track-table-cell office:value-type="string">
              <text:p>0.33</text:p>
            </table:change-track-table-cell>
          </table:previous>
        </table:cell-content-change>
        <table:cell-content-change table:id="ct1254">
          <table:cell-address table:column="7" table:row="14" table:table="0"/>
          <office:change-info>
            <dc:creator> </dc:creator>
            <dc:date>2016-08-17T13:56:28.91</dc:date>
          </office:change-info>
          <table:previous table:id="ct312">
            <table:change-track-table-cell office:value-type="string">
              <text:p>0.33</text:p>
            </table:change-track-table-cell>
          </table:previous>
        </table:cell-content-change>
        <table:cell-content-change table:id="ct1255">
          <table:cell-address table:column="7" table:row="15" table:table="0"/>
          <office:change-info>
            <dc:creator> </dc:creator>
            <dc:date>2016-08-17T13:56:28.91</dc:date>
          </office:change-info>
          <table:previous table:id="ct313">
            <table:change-track-table-cell office:value-type="string">
              <text:p>0.33</text:p>
            </table:change-track-table-cell>
          </table:previous>
        </table:cell-content-change>
        <table:cell-content-change table:id="ct1256">
          <table:cell-address table:column="7" table:row="16" table:table="0"/>
          <office:change-info>
            <dc:creator> </dc:creator>
            <dc:date>2016-08-17T13:56:28.91</dc:date>
          </office:change-info>
          <table:previous table:id="ct314">
            <table:change-track-table-cell office:value-type="string">
              <text:p>0.33</text:p>
            </table:change-track-table-cell>
          </table:previous>
        </table:cell-content-change>
        <table:cell-content-change table:id="ct1257">
          <table:cell-address table:column="7" table:row="17" table:table="0"/>
          <office:change-info>
            <dc:creator> </dc:creator>
            <dc:date>2016-08-17T13:56:28.91</dc:date>
          </office:change-info>
          <table:previous table:id="ct315">
            <table:change-track-table-cell office:value-type="string">
              <text:p>0.33</text:p>
            </table:change-track-table-cell>
          </table:previous>
        </table:cell-content-change>
        <table:cell-content-change table:id="ct1258">
          <table:cell-address table:column="7" table:row="18" table:table="0"/>
          <office:change-info>
            <dc:creator> </dc:creator>
            <dc:date>2016-08-17T13:56:28.91</dc:date>
          </office:change-info>
          <table:previous table:id="ct316">
            <table:change-track-table-cell office:value-type="string">
              <text:p>0.33</text:p>
            </table:change-track-table-cell>
          </table:previous>
        </table:cell-content-change>
        <table:cell-content-change table:id="ct1259">
          <table:cell-address table:column="7" table:row="19" table:table="0"/>
          <office:change-info>
            <dc:creator> </dc:creator>
            <dc:date>2016-08-17T13:56:28.91</dc:date>
          </office:change-info>
          <table:previous table:id="ct317">
            <table:change-track-table-cell office:value-type="string">
              <text:p>0.33</text:p>
            </table:change-track-table-cell>
          </table:previous>
        </table:cell-content-change>
        <table:cell-content-change table:id="ct1260">
          <table:cell-address table:column="7" table:row="20" table:table="0"/>
          <office:change-info>
            <dc:creator> </dc:creator>
            <dc:date>2016-08-17T13:56:28.91</dc:date>
          </office:change-info>
          <table:previous table:id="ct318">
            <table:change-track-table-cell office:value-type="string">
              <text:p>0.33</text:p>
            </table:change-track-table-cell>
          </table:previous>
        </table:cell-content-change>
        <table:cell-content-change table:id="ct1261">
          <table:cell-address table:column="7" table:row="21" table:table="0"/>
          <office:change-info>
            <dc:creator> </dc:creator>
            <dc:date>2016-08-17T13:56:28.91</dc:date>
          </office:change-info>
          <table:previous table:id="ct319">
            <table:change-track-table-cell office:value-type="string">
              <text:p>0.33</text:p>
            </table:change-track-table-cell>
          </table:previous>
        </table:cell-content-change>
        <table:cell-content-change table:id="ct1262">
          <table:cell-address table:column="7" table:row="27" table:table="0"/>
          <office:change-info>
            <dc:creator> </dc:creator>
            <dc:date>2016-08-17T13:56:28.91</dc:date>
          </office:change-info>
          <table:previous table:id="ct244">
            <table:change-track-table-cell office:value-type="string">
              <text:p>0.75</text:p>
            </table:change-track-table-cell>
          </table:previous>
        </table:cell-content-change>
        <table:cell-content-change table:id="ct1263">
          <table:cell-address table:column="7" table:row="28" table:table="0"/>
          <office:change-info>
            <dc:creator> </dc:creator>
            <dc:date>2016-08-17T13:56:28.91</dc:date>
          </office:change-info>
          <table:previous table:id="ct245">
            <table:change-track-table-cell office:value-type="string">
              <text:p>0.75</text:p>
            </table:change-track-table-cell>
          </table:previous>
        </table:cell-content-change>
        <table:cell-content-change table:id="ct1264">
          <table:cell-address table:column="7" table:row="32" table:table="0"/>
          <office:change-info>
            <dc:creator> </dc:creator>
            <dc:date>2016-08-17T13:56:28.91</dc:date>
          </office:change-info>
          <table:previous table:id="ct246">
            <table:change-track-table-cell office:value-type="string">
              <text:p>0.75</text:p>
            </table:change-track-table-cell>
          </table:previous>
        </table:cell-content-change>
        <table:cell-content-change table:id="ct1265">
          <table:cell-address table:column="7" table:row="33" table:table="0"/>
          <office:change-info>
            <dc:creator> </dc:creator>
            <dc:date>2016-08-17T13:56:28.91</dc:date>
          </office:change-info>
          <table:previous table:id="ct247">
            <table:change-track-table-cell office:value-type="string">
              <text:p>0.75</text:p>
            </table:change-track-table-cell>
          </table:previous>
        </table:cell-content-change>
        <table:cell-content-change table:id="ct1266">
          <table:cell-address table:column="7" table:row="34" table:table="0"/>
          <office:change-info>
            <dc:creator> </dc:creator>
            <dc:date>2016-08-17T13:56:28.91</dc:date>
          </office:change-info>
          <table:previous table:id="ct248">
            <table:change-track-table-cell office:value-type="string">
              <text:p>0.75</text:p>
            </table:change-track-table-cell>
          </table:previous>
        </table:cell-content-change>
        <table:cell-content-change table:id="ct1267">
          <table:cell-address table:column="7" table:row="35" table:table="0"/>
          <office:change-info>
            <dc:creator> </dc:creator>
            <dc:date>2016-08-17T13:56:28.91</dc:date>
          </office:change-info>
          <table:previous table:id="ct249">
            <table:change-track-table-cell office:value-type="string">
              <text:p>0.75</text:p>
            </table:change-track-table-cell>
          </table:previous>
        </table:cell-content-change>
        <table:cell-content-change table:id="ct1268">
          <table:cell-address table:column="7" table:row="36" table:table="0"/>
          <office:change-info>
            <dc:creator> </dc:creator>
            <dc:date>2016-08-17T13:56:28.91</dc:date>
          </office:change-info>
          <table:previous table:id="ct250">
            <table:change-track-table-cell office:value-type="string">
              <text:p>0.75</text:p>
            </table:change-track-table-cell>
          </table:previous>
        </table:cell-content-change>
        <table:cell-content-change table:id="ct1269">
          <table:cell-address table:column="7" table:row="37" table:table="0"/>
          <office:change-info>
            <dc:creator> </dc:creator>
            <dc:date>2016-08-17T13:56:28.91</dc:date>
          </office:change-info>
          <table:previous table:id="ct251">
            <table:change-track-table-cell office:value-type="string">
              <text:p>0.75</text:p>
            </table:change-track-table-cell>
          </table:previous>
        </table:cell-content-change>
        <table:cell-content-change table:id="ct1270">
          <table:cell-address table:column="7" table:row="38" table:table="0"/>
          <office:change-info>
            <dc:creator> </dc:creator>
            <dc:date>2016-08-17T13:56:28.91</dc:date>
          </office:change-info>
          <table:previous table:id="ct252">
            <table:change-track-table-cell office:value-type="string">
              <text:p>0.75</text:p>
            </table:change-track-table-cell>
          </table:previous>
        </table:cell-content-change>
        <table:cell-content-change table:id="ct1271">
          <table:cell-address table:column="7" table:row="39" table:table="0"/>
          <office:change-info>
            <dc:creator> </dc:creator>
            <dc:date>2016-08-17T13:56:28.91</dc:date>
          </office:change-info>
          <table:previous table:id="ct253">
            <table:change-track-table-cell office:value-type="string">
              <text:p>0.75</text:p>
            </table:change-track-table-cell>
          </table:previous>
        </table:cell-content-change>
        <table:cell-content-change table:id="ct1272">
          <table:cell-address table:column="7" table:row="40" table:table="0"/>
          <office:change-info>
            <dc:creator> </dc:creator>
            <dc:date>2016-08-17T13:56:28.91</dc:date>
          </office:change-info>
          <table:previous table:id="ct254">
            <table:change-track-table-cell office:value-type="string">
              <text:p>0.75</text:p>
            </table:change-track-table-cell>
          </table:previous>
        </table:cell-content-change>
        <table:cell-content-change table:id="ct1273">
          <table:cell-address table:column="7" table:row="5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74">
          <table:cell-address table:column="7" table:row="57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75">
          <table:cell-address table:column="7" table:row="5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76">
          <table:cell-address table:column="7" table:row="60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77">
          <table:cell-address table:column="7" table:row="6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78">
          <table:cell-address table:column="7" table:row="6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79">
          <table:cell-address table:column="7" table:row="6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80">
          <table:cell-address table:column="7" table:row="6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81">
          <table:cell-address table:column="7" table:row="6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82">
          <table:cell-address table:column="7" table:row="6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83">
          <table:cell-address table:column="7" table:row="84" table:table="0"/>
          <office:change-info>
            <dc:creator> </dc:creator>
            <dc:date>2016-08-17T13:56:28.91</dc:date>
          </office:change-info>
          <table:previous table:id="ct843">
            <table:change-track-table-cell office:value-type="float" office:value="36526"/>
          </table:previous>
        </table:cell-content-change>
        <table:cell-content-change table:id="ct1284">
          <table:cell-address table:column="7" table:row="85" table:table="0"/>
          <office:change-info>
            <dc:creator> </dc:creator>
            <dc:date>2016-08-17T13:56:28.91</dc:date>
          </office:change-info>
          <table:previous table:id="ct844">
            <table:change-track-table-cell office:value-type="float" office:value="36526"/>
          </table:previous>
        </table:cell-content-change>
        <table:cell-content-change table:id="ct1285">
          <table:cell-address table:column="7" table:row="86" table:table="0"/>
          <office:change-info>
            <dc:creator> </dc:creator>
            <dc:date>2016-08-17T13:56:28.91</dc:date>
          </office:change-info>
          <table:previous table:id="ct845">
            <table:change-track-table-cell office:value-type="float" office:value="36526"/>
          </table:previous>
        </table:cell-content-change>
        <table:cell-content-change table:id="ct1286">
          <table:cell-address table:column="8" table:row="176" table:table="0"/>
          <office:change-info>
            <dc:creator> </dc:creator>
            <dc:date>2016-08-17T13:56:28.91</dc:date>
          </office:change-info>
          <table:previous table:id="ct777">
            <table:change-track-table-cell office:value-type="string">
              <text:p>2.00</text:p>
            </table:change-track-table-cell>
          </table:previous>
        </table:cell-content-change>
        <table:cell-content-change table:id="ct1287">
          <table:cell-address table:column="8" table:row="176" table:table="0"/>
          <office:change-info>
            <dc:creator> </dc:creator>
            <dc:date>2016-08-17T13:56:28.91</dc:date>
          </office:change-info>
          <table:previous table:id="ct778">
            <table:change-track-table-cell office:value-type="string">
              <text:p>2.00</text:p>
            </table:change-track-table-cell>
          </table:previous>
        </table:cell-content-change>
        <table:cell-content-change table:id="ct1288">
          <table:cell-address table:column="9" table:row="5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89">
          <table:cell-address table:column="9" table:row="5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0">
          <table:cell-address table:column="9" table:row="57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1">
          <table:cell-address table:column="9" table:row="5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2">
          <table:cell-address table:column="9" table:row="5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3">
          <table:cell-address table:column="9" table:row="60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4">
          <table:cell-address table:column="9" table:row="61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5">
          <table:cell-address table:column="9" table:row="6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6">
          <table:cell-address table:column="9" table:row="6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7">
          <table:cell-address table:column="9" table:row="64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8">
          <table:cell-address table:column="9" table:row="6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9">
          <table:cell-address table:column="9" table:row="6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300">
          <table:cell-address table:column="9" table:row="67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301">
          <table:cell-address table:column="9" table:row="6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302">
          <table:cell-address table:column="9" table:row="6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303">
          <table:cell-address table:column="9" table:row="7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04">
          <table:cell-address table:column="9" table:row="7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05">
          <table:cell-address table:column="9" table:row="80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06">
          <table:cell-address table:column="9" table:row="81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07">
          <table:cell-address table:column="9" table:row="8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08">
          <table:cell-address table:column="9" table:row="8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09">
          <table:cell-address table:column="9" table:row="84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10">
          <table:cell-address table:column="9" table:row="8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11">
          <table:cell-address table:column="9" table:row="8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12">
          <table:cell-address table:column="9" table:row="176" table:table="0"/>
          <office:change-info>
            <dc:creator> </dc:creator>
            <dc:date>2016-08-17T13:56:28.91</dc:date>
          </office:change-info>
          <table:previous table:id="ct779">
            <table:change-track-table-cell office:value-type="string">
              <text:p>23.00</text:p>
            </table:change-track-table-cell>
          </table:previous>
        </table:cell-content-change>
        <table:cell-content-change table:id="ct1313">
          <table:cell-address table:column="9" table:row="176" table:table="0"/>
          <office:change-info>
            <dc:creator> </dc:creator>
            <dc:date>2016-08-17T13:56:28.91</dc:date>
          </office:change-info>
          <table:previous table:id="ct780">
            <table:change-track-table-cell office:value-type="string">
              <text:p>23.00</text:p>
            </table:change-track-table-cell>
          </table:previous>
        </table:cell-content-change>
        <table:cell-content-change table:id="ct1314">
          <table:cell-address table:column="10" table:row="7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15">
          <table:cell-address table:column="10" table:row="7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16">
          <table:cell-address table:column="10" table:row="80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17">
          <table:cell-address table:column="10" table:row="81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18">
          <table:cell-address table:column="10" table:row="8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19">
          <table:cell-address table:column="10" table:row="8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20">
          <table:cell-address table:column="10" table:row="84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21">
          <table:cell-address table:column="10" table:row="8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22">
          <table:cell-address table:column="10" table:row="8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23">
          <table:cell-address table:column="10" table:row="176" table:table="0"/>
          <office:change-info>
            <dc:creator> </dc:creator>
            <dc:date>2016-08-17T13:56:28.91</dc:date>
          </office:change-info>
          <table:previous table:id="ct781">
            <table:change-track-table-cell office:value-type="string">
              <text:p>25.00</text:p>
            </table:change-track-table-cell>
          </table:previous>
        </table:cell-content-change>
        <table:cell-content-change table:id="ct1324">
          <table:cell-address table:column="10" table:row="176" table:table="0"/>
          <office:change-info>
            <dc:creator> </dc:creator>
            <dc:date>2016-08-17T13:56:28.91</dc:date>
          </office:change-info>
          <table:previous table:id="ct782">
            <table:change-track-table-cell office:value-type="string">
              <text:p>25.00</text:p>
            </table:change-track-table-cell>
          </table:previous>
        </table:cell-content-change>
        <table:cell-content-change table:id="ct1325">
          <table:cell-address table:column="11" table:row="55" table:table="0"/>
          <office:change-info>
            <dc:creator> </dc:creator>
            <dc:date>2016-08-17T13:56:28.91</dc:date>
          </office:change-info>
          <table:previous table:id="ct93">
            <table:change-track-table-cell office:value-type="string">
              <text:p>40.00</text:p>
            </table:change-track-table-cell>
          </table:previous>
        </table:cell-content-change>
        <table:cell-content-change table:id="ct1326">
          <table:cell-address table:column="11" table:row="56" table:table="0"/>
          <office:change-info>
            <dc:creator> </dc:creator>
            <dc:date>2016-08-17T13:56:28.91</dc:date>
          </office:change-info>
          <table:previous table:id="ct94">
            <table:change-track-table-cell office:value-type="string">
              <text:p>60.00</text:p>
            </table:change-track-table-cell>
          </table:previous>
        </table:cell-content-change>
        <table:cell-content-change table:id="ct1327">
          <table:cell-address table:column="11" table:row="57" table:table="0"/>
          <office:change-info>
            <dc:creator> </dc:creator>
            <dc:date>2016-08-17T13:56:28.91</dc:date>
          </office:change-info>
          <table:previous table:id="ct338">
            <table:change-track-table-cell office:value-type="string">
              <text:p>80.00</text:p>
            </table:change-track-table-cell>
          </table:previous>
        </table:cell-content-change>
        <table:cell-content-change table:id="ct1328">
          <table:cell-address table:column="11" table:row="58" table:table="0"/>
          <office:change-info>
            <dc:creator> </dc:creator>
            <dc:date>2016-08-17T13:56:28.91</dc:date>
          </office:change-info>
          <table:previous table:id="ct96">
            <table:change-track-table-cell office:value-type="string">
              <text:p>40.00</text:p>
            </table:change-track-table-cell>
          </table:previous>
        </table:cell-content-change>
        <table:cell-content-change table:id="ct1329">
          <table:cell-address table:column="11" table:row="59" table:table="0"/>
          <office:change-info>
            <dc:creator> </dc:creator>
            <dc:date>2016-08-17T13:56:28.91</dc:date>
          </office:change-info>
          <table:previous table:id="ct97">
            <table:change-track-table-cell office:value-type="string">
              <text:p>60.00</text:p>
            </table:change-track-table-cell>
          </table:previous>
        </table:cell-content-change>
        <table:cell-content-change table:id="ct1330">
          <table:cell-address table:column="11" table:row="60" table:table="0"/>
          <office:change-info>
            <dc:creator> </dc:creator>
            <dc:date>2016-08-17T13:56:28.91</dc:date>
          </office:change-info>
          <table:previous table:id="ct339">
            <table:change-track-table-cell office:value-type="string">
              <text:p>80.00</text:p>
            </table:change-track-table-cell>
          </table:previous>
        </table:cell-content-change>
        <table:cell-content-change table:id="ct1331">
          <table:cell-address table:column="11" table:row="61" table:table="0"/>
          <office:change-info>
            <dc:creator> </dc:creator>
            <dc:date>2016-08-17T13:56:28.91</dc:date>
          </office:change-info>
          <table:previous table:id="ct99">
            <table:change-track-table-cell office:value-type="string">
              <text:p>40.00</text:p>
            </table:change-track-table-cell>
          </table:previous>
        </table:cell-content-change>
        <table:cell-content-change table:id="ct1332">
          <table:cell-address table:column="11" table:row="62" table:table="0"/>
          <office:change-info>
            <dc:creator> </dc:creator>
            <dc:date>2016-08-17T13:56:28.91</dc:date>
          </office:change-info>
          <table:previous table:id="ct100">
            <table:change-track-table-cell office:value-type="string">
              <text:p>60.00</text:p>
            </table:change-track-table-cell>
          </table:previous>
        </table:cell-content-change>
        <table:cell-content-change table:id="ct1333">
          <table:cell-address table:column="11" table:row="63" table:table="0"/>
          <office:change-info>
            <dc:creator> </dc:creator>
            <dc:date>2016-08-17T13:56:28.91</dc:date>
          </office:change-info>
          <table:previous table:id="ct340">
            <table:change-track-table-cell office:value-type="string">
              <text:p>80.00</text:p>
            </table:change-track-table-cell>
          </table:previous>
        </table:cell-content-change>
        <table:cell-content-change table:id="ct1334">
          <table:cell-address table:column="11" table:row="64" table:table="0"/>
          <office:change-info>
            <dc:creator> </dc:creator>
            <dc:date>2016-08-17T13:56:28.91</dc:date>
          </office:change-info>
          <table:previous table:id="ct102">
            <table:change-track-table-cell office:value-type="string">
              <text:p>40.00</text:p>
            </table:change-track-table-cell>
          </table:previous>
        </table:cell-content-change>
        <table:cell-content-change table:id="ct1335">
          <table:cell-address table:column="11" table:row="65" table:table="0"/>
          <office:change-info>
            <dc:creator> </dc:creator>
            <dc:date>2016-08-17T13:56:28.91</dc:date>
          </office:change-info>
          <table:previous table:id="ct103">
            <table:change-track-table-cell office:value-type="string">
              <text:p>60.00</text:p>
            </table:change-track-table-cell>
          </table:previous>
        </table:cell-content-change>
        <table:cell-content-change table:id="ct1336">
          <table:cell-address table:column="11" table:row="66" table:table="0"/>
          <office:change-info>
            <dc:creator> </dc:creator>
            <dc:date>2016-08-17T13:56:28.91</dc:date>
          </office:change-info>
          <table:previous table:id="ct341">
            <table:change-track-table-cell office:value-type="string">
              <text:p>80.00</text:p>
            </table:change-track-table-cell>
          </table:previous>
        </table:cell-content-change>
        <table:cell-content-change table:id="ct1337">
          <table:cell-address table:column="11" table:row="67" table:table="0"/>
          <office:change-info>
            <dc:creator> </dc:creator>
            <dc:date>2016-08-17T13:56:28.91</dc:date>
          </office:change-info>
          <table:previous table:id="ct105">
            <table:change-track-table-cell office:value-type="string">
              <text:p>40.00</text:p>
            </table:change-track-table-cell>
          </table:previous>
        </table:cell-content-change>
        <table:cell-content-change table:id="ct1338">
          <table:cell-address table:column="11" table:row="68" table:table="0"/>
          <office:change-info>
            <dc:creator> </dc:creator>
            <dc:date>2016-08-17T13:56:28.91</dc:date>
          </office:change-info>
          <table:previous table:id="ct106">
            <table:change-track-table-cell office:value-type="string">
              <text:p>60.00</text:p>
            </table:change-track-table-cell>
          </table:previous>
        </table:cell-content-change>
        <table:cell-content-change table:id="ct1339">
          <table:cell-address table:column="11" table:row="69" table:table="0"/>
          <office:change-info>
            <dc:creator> </dc:creator>
            <dc:date>2016-08-17T13:56:28.91</dc:date>
          </office:change-info>
          <table:previous table:id="ct342">
            <table:change-track-table-cell office:value-type="string">
              <text:p>80.00</text:p>
            </table:change-track-table-cell>
          </table:previous>
        </table:cell-content-change>
        <table:cell-content-change table:id="ct1340">
          <table:cell-address table:column="11" table:row="71" table:table="0"/>
          <office:change-info>
            <dc:creator> </dc:creator>
            <dc:date>2016-08-17T13:56:28.91</dc:date>
          </office:change-info>
          <table:previous table:id="ct108">
            <table:change-track-table-cell office:value-type="string">
              <text:p>40.00</text:p>
            </table:change-track-table-cell>
          </table:previous>
        </table:cell-content-change>
        <table:cell-content-change table:id="ct1341">
          <table:cell-address table:column="11" table:row="72" table:table="0"/>
          <office:change-info>
            <dc:creator> </dc:creator>
            <dc:date>2016-08-17T13:56:28.91</dc:date>
          </office:change-info>
          <table:previous table:id="ct109">
            <table:change-track-table-cell office:value-type="string">
              <text:p>60.00</text:p>
            </table:change-track-table-cell>
          </table:previous>
        </table:cell-content-change>
        <table:cell-content-change table:id="ct1342">
          <table:cell-address table:column="11" table:row="73" table:table="0"/>
          <office:change-info>
            <dc:creator> </dc:creator>
            <dc:date>2016-08-17T13:56:28.91</dc:date>
          </office:change-info>
          <table:previous table:id="ct343">
            <table:change-track-table-cell office:value-type="string">
              <text:p>80.00</text:p>
            </table:change-track-table-cell>
          </table:previous>
        </table:cell-content-change>
        <table:cell-content-change table:id="ct1343">
          <table:cell-address table:column="11" table:row="176" table:table="0"/>
          <office:change-info>
            <dc:creator> </dc:creator>
            <dc:date>2016-08-17T13:56:28.91</dc:date>
          </office:change-info>
          <table:previous table:id="ct783">
            <table:change-track-table-cell office:value-type="string">
              <text:p>30.00</text:p>
            </table:change-track-table-cell>
          </table:previous>
        </table:cell-content-change>
        <table:cell-content-change table:id="ct1344">
          <table:cell-address table:column="11" table:row="176" table:table="0"/>
          <office:change-info>
            <dc:creator> </dc:creator>
            <dc:date>2016-08-17T13:56:28.91</dc:date>
          </office:change-info>
          <table:previous table:id="ct784">
            <table:change-track-table-cell office:value-type="string">
              <text:p>50.00</text:p>
            </table:change-track-table-cell>
          </table:previous>
        </table:cell-content-change>
        <table:cell-content-change table:id="ct1345">
          <table:cell-address table:column="12" table:row="3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1346">
          <table:cell-address table:column="12" table:row="3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1347">
          <table:cell-address table:column="12" table:row="3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1348">
          <table:cell-address table:column="12" table:row="4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1349">
          <table:cell-address table:column="12" table:row="4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1350">
          <table:cell-address table:column="12" table:row="47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1351">
          <table:cell-address table:column="12" table:row="4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1352">
          <table:cell-address table:column="12" table:row="4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1353">
          <table:cell-address table:column="12" table:row="50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1354">
          <table:cell-address table:column="12" table:row="51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1355">
          <table:cell-address table:column="12" table:row="5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1356">
          <table:cell-address table:column="12" table:row="5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1357">
          <table:cell-address table:column="12" table:row="71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1358">
          <table:cell-address table:column="12" table:row="7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1359">
          <table:cell-address table:column="12" table:row="7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1360">
          <table:cell-address table:column="12" table:row="176" table:table="0"/>
          <office:change-info>
            <dc:creator> </dc:creator>
            <dc:date>2016-08-17T13:56:28.91</dc:date>
          </office:change-info>
          <table:previous table:id="ct785">
            <table:change-track-table-cell office:value-type="string">
              <text:p>0.90</text:p>
            </table:change-track-table-cell>
          </table:previous>
        </table:cell-content-change>
        <table:cell-content-change table:id="ct1361">
          <table:cell-address table:column="14" table:row="176" table:table="0"/>
          <office:change-info>
            <dc:creator> </dc:creator>
            <dc:date>2016-08-17T13:56:28.91</dc:date>
          </office:change-info>
          <table:previous table:id="ct786">
            <table:change-track-table-cell office:value-type="string">
              <text:p>0.00</text:p>
            </table:change-track-table-cell>
          </table:previous>
        </table:cell-content-change>
        <table:cell-content-change table:id="ct1362">
          <table:cell-address table:column="14" table:row="176" table:table="0"/>
          <office:change-info>
            <dc:creator> </dc:creator>
            <dc:date>2016-08-17T13:56:28.91</dc:date>
          </office:change-info>
          <table:previous table:id="ct787">
            <table:change-track-table-cell office:value-type="string">
              <text:p>0.00</text:p>
            </table:change-track-table-cell>
          </table:previous>
        </table:cell-content-change>
        <table:cell-content-change table:id="ct1363">
          <table:cell-address table:column="13" table:row="7" table:table="0"/>
          <office:change-info>
            <dc:creator> </dc:creator>
            <dc:date>2016-08-17T13:56:28.91</dc:date>
          </office:change-info>
          <table:previous table:id="ct915">
            <table:change-track-table-cell office:value-type="string">
              <text:p>0.00</text:p>
            </table:change-track-table-cell>
          </table:previous>
        </table:cell-content-change>
        <table:cell-content-change table:id="ct1364">
          <table:cell-address table:column="13" table:row="8" table:table="0"/>
          <office:change-info>
            <dc:creator> </dc:creator>
            <dc:date>2016-08-17T13:56:28.91</dc:date>
          </office:change-info>
          <table:previous table:id="ct916">
            <table:change-track-table-cell office:value-type="string">
              <text:p>0.00</text:p>
            </table:change-track-table-cell>
          </table:previous>
        </table:cell-content-change>
        <table:cell-content-change table:id="ct1365">
          <table:cell-address table:column="13" table:row="9" table:table="0"/>
          <office:change-info>
            <dc:creator> </dc:creator>
            <dc:date>2016-08-17T13:56:28.91</dc:date>
          </office:change-info>
          <table:previous table:id="ct917">
            <table:change-track-table-cell office:value-type="string">
              <text:p>0.00</text:p>
            </table:change-track-table-cell>
          </table:previous>
        </table:cell-content-change>
        <table:cell-content-change table:id="ct1366">
          <table:cell-address table:column="13" table:row="10" table:table="0"/>
          <office:change-info>
            <dc:creator> </dc:creator>
            <dc:date>2016-08-17T13:56:28.91</dc:date>
          </office:change-info>
          <table:previous table:id="ct918">
            <table:change-track-table-cell office:value-type="string">
              <text:p>0.00</text:p>
            </table:change-track-table-cell>
          </table:previous>
        </table:cell-content-change>
        <table:cell-content-change table:id="ct1367">
          <table:cell-address table:column="13" table:row="11" table:table="0"/>
          <office:change-info>
            <dc:creator> </dc:creator>
            <dc:date>2016-08-17T13:56:28.91</dc:date>
          </office:change-info>
          <table:previous table:id="ct919">
            <table:change-track-table-cell office:value-type="string">
              <text:p>0.00</text:p>
            </table:change-track-table-cell>
          </table:previous>
        </table:cell-content-change>
        <table:cell-content-change table:id="ct1368">
          <table:cell-address table:column="13" table:row="12" table:table="0"/>
          <office:change-info>
            <dc:creator> </dc:creator>
            <dc:date>2016-08-17T13:56:28.91</dc:date>
          </office:change-info>
          <table:previous table:id="ct920">
            <table:change-track-table-cell office:value-type="string">
              <text:p>0.00</text:p>
            </table:change-track-table-cell>
          </table:previous>
        </table:cell-content-change>
        <table:cell-content-change table:id="ct1369">
          <table:cell-address table:column="13" table:row="13" table:table="0"/>
          <office:change-info>
            <dc:creator> </dc:creator>
            <dc:date>2016-08-17T13:56:28.91</dc:date>
          </office:change-info>
          <table:previous table:id="ct921">
            <table:change-track-table-cell office:value-type="string">
              <text:p>0.00</text:p>
            </table:change-track-table-cell>
          </table:previous>
        </table:cell-content-change>
        <table:cell-content-change table:id="ct1370">
          <table:cell-address table:column="13" table:row="14" table:table="0"/>
          <office:change-info>
            <dc:creator> </dc:creator>
            <dc:date>2016-08-17T13:56:28.91</dc:date>
          </office:change-info>
          <table:previous table:id="ct922">
            <table:change-track-table-cell office:value-type="string">
              <text:p>0.00</text:p>
            </table:change-track-table-cell>
          </table:previous>
        </table:cell-content-change>
        <table:cell-content-change table:id="ct1371">
          <table:cell-address table:column="13" table:row="15" table:table="0"/>
          <office:change-info>
            <dc:creator> </dc:creator>
            <dc:date>2016-08-17T13:56:28.91</dc:date>
          </office:change-info>
          <table:previous table:id="ct923">
            <table:change-track-table-cell office:value-type="string">
              <text:p>0.00</text:p>
            </table:change-track-table-cell>
          </table:previous>
        </table:cell-content-change>
        <table:cell-content-change table:id="ct1372">
          <table:cell-address table:column="13" table:row="16" table:table="0"/>
          <office:change-info>
            <dc:creator> </dc:creator>
            <dc:date>2016-08-17T13:56:28.91</dc:date>
          </office:change-info>
          <table:previous table:id="ct924">
            <table:change-track-table-cell office:value-type="string">
              <text:p>0.00</text:p>
            </table:change-track-table-cell>
          </table:previous>
        </table:cell-content-change>
        <table:cell-content-change table:id="ct1373">
          <table:cell-address table:column="13" table:row="17" table:table="0"/>
          <office:change-info>
            <dc:creator> </dc:creator>
            <dc:date>2016-08-17T13:56:28.91</dc:date>
          </office:change-info>
          <table:previous table:id="ct925">
            <table:change-track-table-cell office:value-type="string">
              <text:p>0.00</text:p>
            </table:change-track-table-cell>
          </table:previous>
        </table:cell-content-change>
        <table:cell-content-change table:id="ct1374">
          <table:cell-address table:column="13" table:row="18" table:table="0"/>
          <office:change-info>
            <dc:creator> </dc:creator>
            <dc:date>2016-08-17T13:56:28.91</dc:date>
          </office:change-info>
          <table:previous table:id="ct926">
            <table:change-track-table-cell office:value-type="string">
              <text:p>0.00</text:p>
            </table:change-track-table-cell>
          </table:previous>
        </table:cell-content-change>
        <table:cell-content-change table:id="ct1375">
          <table:cell-address table:column="13" table:row="19" table:table="0"/>
          <office:change-info>
            <dc:creator> </dc:creator>
            <dc:date>2016-08-17T13:56:28.91</dc:date>
          </office:change-info>
          <table:previous table:id="ct927">
            <table:change-track-table-cell office:value-type="string">
              <text:p>0.00</text:p>
            </table:change-track-table-cell>
          </table:previous>
        </table:cell-content-change>
        <table:cell-content-change table:id="ct1376">
          <table:cell-address table:column="13" table:row="20" table:table="0"/>
          <office:change-info>
            <dc:creator> </dc:creator>
            <dc:date>2016-08-17T13:56:28.91</dc:date>
          </office:change-info>
          <table:previous table:id="ct928">
            <table:change-track-table-cell office:value-type="string">
              <text:p>0.00</text:p>
            </table:change-track-table-cell>
          </table:previous>
        </table:cell-content-change>
        <table:cell-content-change table:id="ct1377">
          <table:cell-address table:column="13" table:row="21" table:table="0"/>
          <office:change-info>
            <dc:creator> </dc:creator>
            <dc:date>2016-08-17T13:56:28.91</dc:date>
          </office:change-info>
          <table:previous table:id="ct929">
            <table:change-track-table-cell office:value-type="string">
              <text:p>0.00</text:p>
            </table:change-track-table-cell>
          </table:previous>
        </table:cell-content-change>
        <table:cell-content-change table:id="ct1378">
          <table:cell-address table:column="13" table:row="23" table:table="0"/>
          <office:change-info>
            <dc:creator> </dc:creator>
            <dc:date>2016-08-17T13:56:28.91</dc:date>
          </office:change-info>
          <table:previous table:id="ct931">
            <table:change-track-table-cell office:value-type="string">
              <text:p>0.00</text:p>
            </table:change-track-table-cell>
          </table:previous>
        </table:cell-content-change>
        <table:cell-content-change table:id="ct1379">
          <table:cell-address table:column="13" table:row="24" table:table="0"/>
          <office:change-info>
            <dc:creator> </dc:creator>
            <dc:date>2016-08-17T13:56:28.91</dc:date>
          </office:change-info>
          <table:previous table:id="ct932">
            <table:change-track-table-cell office:value-type="string">
              <text:p>0.00</text:p>
            </table:change-track-table-cell>
          </table:previous>
        </table:cell-content-change>
        <table:cell-content-change table:id="ct1380">
          <table:cell-address table:column="13" table:row="25" table:table="0"/>
          <office:change-info>
            <dc:creator> </dc:creator>
            <dc:date>2016-08-17T13:56:28.91</dc:date>
          </office:change-info>
          <table:previous table:id="ct933">
            <table:change-track-table-cell office:value-type="string">
              <text:p>0.00</text:p>
            </table:change-track-table-cell>
          </table:previous>
        </table:cell-content-change>
        <table:cell-content-change table:id="ct1381">
          <table:cell-address table:column="13" table:row="32" table:table="0"/>
          <office:change-info>
            <dc:creator> </dc:creator>
            <dc:date>2016-08-17T13:56:28.91</dc:date>
          </office:change-info>
          <table:previous table:id="ct938">
            <table:change-track-table-cell office:value-type="string">
              <text:p>0.00</text:p>
            </table:change-track-table-cell>
          </table:previous>
        </table:cell-content-change>
        <table:cell-content-change table:id="ct1382">
          <table:cell-address table:column="13" table:row="33" table:table="0"/>
          <office:change-info>
            <dc:creator> </dc:creator>
            <dc:date>2016-08-17T13:56:28.91</dc:date>
          </office:change-info>
          <table:previous table:id="ct939">
            <table:change-track-table-cell office:value-type="string">
              <text:p>0.00</text:p>
            </table:change-track-table-cell>
          </table:previous>
        </table:cell-content-change>
        <table:cell-content-change table:id="ct1383">
          <table:cell-address table:column="13" table:row="34" table:table="0"/>
          <office:change-info>
            <dc:creator> </dc:creator>
            <dc:date>2016-08-17T13:56:28.91</dc:date>
          </office:change-info>
          <table:previous table:id="ct940">
            <table:change-track-table-cell office:value-type="string">
              <text:p>0.00</text:p>
            </table:change-track-table-cell>
          </table:previous>
        </table:cell-content-change>
        <table:cell-content-change table:id="ct1384">
          <table:cell-address table:column="13" table:row="35" table:table="0"/>
          <office:change-info>
            <dc:creator> </dc:creator>
            <dc:date>2016-08-17T13:56:28.91</dc:date>
          </office:change-info>
          <table:previous table:id="ct941">
            <table:change-track-table-cell office:value-type="string">
              <text:p>0.00</text:p>
            </table:change-track-table-cell>
          </table:previous>
        </table:cell-content-change>
        <table:cell-content-change table:id="ct1385">
          <table:cell-address table:column="13" table:row="36" table:table="0"/>
          <office:change-info>
            <dc:creator> </dc:creator>
            <dc:date>2016-08-17T13:56:28.91</dc:date>
          </office:change-info>
          <table:previous table:id="ct942">
            <table:change-track-table-cell office:value-type="string">
              <text:p>0.00</text:p>
            </table:change-track-table-cell>
          </table:previous>
        </table:cell-content-change>
        <table:cell-content-change table:id="ct1386">
          <table:cell-address table:column="13" table:row="37" table:table="0"/>
          <office:change-info>
            <dc:creator> </dc:creator>
            <dc:date>2016-08-17T13:56:28.91</dc:date>
          </office:change-info>
          <table:previous table:id="ct943">
            <table:change-track-table-cell office:value-type="string">
              <text:p>0.00</text:p>
            </table:change-track-table-cell>
          </table:previous>
        </table:cell-content-change>
        <table:cell-content-change table:id="ct1387">
          <table:cell-address table:column="13" table:row="38" table:table="0"/>
          <office:change-info>
            <dc:creator> </dc:creator>
            <dc:date>2016-08-17T13:56:28.91</dc:date>
          </office:change-info>
          <table:previous table:id="ct944">
            <table:change-track-table-cell office:value-type="string">
              <text:p>0.00</text:p>
            </table:change-track-table-cell>
          </table:previous>
        </table:cell-content-change>
        <table:cell-content-change table:id="ct1388">
          <table:cell-address table:column="13" table:row="39" table:table="0"/>
          <office:change-info>
            <dc:creator> </dc:creator>
            <dc:date>2016-08-17T13:56:28.91</dc:date>
          </office:change-info>
          <table:previous table:id="ct945">
            <table:change-track-table-cell office:value-type="string">
              <text:p>0.00</text:p>
            </table:change-track-table-cell>
          </table:previous>
        </table:cell-content-change>
        <table:cell-content-change table:id="ct1389">
          <table:cell-address table:column="13" table:row="40" table:table="0"/>
          <office:change-info>
            <dc:creator> </dc:creator>
            <dc:date>2016-08-17T13:56:28.91</dc:date>
          </office:change-info>
          <table:previous table:id="ct946">
            <table:change-track-table-cell office:value-type="string">
              <text:p>0.00</text:p>
            </table:change-track-table-cell>
          </table:previous>
        </table:cell-content-change>
        <table:cell-content-change table:id="ct1390">
          <table:cell-address table:column="13" table:row="42" table:table="0"/>
          <office:change-info>
            <dc:creator> </dc:creator>
            <dc:date>2016-08-17T13:56:28.91</dc:date>
          </office:change-info>
          <table:previous table:id="ct948">
            <table:change-track-table-cell office:value-type="string">
              <text:p>0.00</text:p>
            </table:change-track-table-cell>
          </table:previous>
        </table:cell-content-change>
        <table:cell-content-change table:id="ct1391">
          <table:cell-address table:column="13" table:row="43" table:table="0"/>
          <office:change-info>
            <dc:creator> </dc:creator>
            <dc:date>2016-08-17T13:56:28.91</dc:date>
          </office:change-info>
          <table:previous table:id="ct949">
            <table:change-track-table-cell office:value-type="string">
              <text:p>0.00</text:p>
            </table:change-track-table-cell>
          </table:previous>
        </table:cell-content-change>
        <table:cell-content-change table:id="ct1392">
          <table:cell-address table:column="13" table:row="45" table:table="0"/>
          <office:change-info>
            <dc:creator> </dc:creator>
            <dc:date>2016-08-17T13:56:28.91</dc:date>
          </office:change-info>
          <table:previous table:id="ct951">
            <table:change-track-table-cell office:value-type="string">
              <text:p>0.00</text:p>
            </table:change-track-table-cell>
          </table:previous>
        </table:cell-content-change>
        <table:cell-content-change table:id="ct1393">
          <table:cell-address table:column="13" table:row="46" table:table="0"/>
          <office:change-info>
            <dc:creator> </dc:creator>
            <dc:date>2016-08-17T13:56:28.91</dc:date>
          </office:change-info>
          <table:previous table:id="ct952">
            <table:change-track-table-cell office:value-type="string">
              <text:p>0.00</text:p>
            </table:change-track-table-cell>
          </table:previous>
        </table:cell-content-change>
        <table:cell-content-change table:id="ct1394">
          <table:cell-address table:column="13" table:row="47" table:table="0"/>
          <office:change-info>
            <dc:creator> </dc:creator>
            <dc:date>2016-08-17T13:56:28.91</dc:date>
          </office:change-info>
          <table:previous table:id="ct953">
            <table:change-track-table-cell office:value-type="string">
              <text:p>0.00</text:p>
            </table:change-track-table-cell>
          </table:previous>
        </table:cell-content-change>
        <table:cell-content-change table:id="ct1395">
          <table:cell-address table:column="13" table:row="48" table:table="0"/>
          <office:change-info>
            <dc:creator> </dc:creator>
            <dc:date>2016-08-17T13:56:28.91</dc:date>
          </office:change-info>
          <table:previous table:id="ct954">
            <table:change-track-table-cell office:value-type="string">
              <text:p>0.00</text:p>
            </table:change-track-table-cell>
          </table:previous>
        </table:cell-content-change>
        <table:cell-content-change table:id="ct1396">
          <table:cell-address table:column="13" table:row="49" table:table="0"/>
          <office:change-info>
            <dc:creator> </dc:creator>
            <dc:date>2016-08-17T13:56:28.91</dc:date>
          </office:change-info>
          <table:previous table:id="ct955">
            <table:change-track-table-cell office:value-type="string">
              <text:p>0.00</text:p>
            </table:change-track-table-cell>
          </table:previous>
        </table:cell-content-change>
        <table:cell-content-change table:id="ct1397">
          <table:cell-address table:column="13" table:row="50" table:table="0"/>
          <office:change-info>
            <dc:creator> </dc:creator>
            <dc:date>2016-08-17T13:56:28.91</dc:date>
          </office:change-info>
          <table:previous table:id="ct956">
            <table:change-track-table-cell office:value-type="string">
              <text:p>0.00</text:p>
            </table:change-track-table-cell>
          </table:previous>
        </table:cell-content-change>
        <table:cell-content-change table:id="ct1398">
          <table:cell-address table:column="13" table:row="51" table:table="0"/>
          <office:change-info>
            <dc:creator> </dc:creator>
            <dc:date>2016-08-17T13:56:28.91</dc:date>
          </office:change-info>
          <table:previous table:id="ct957">
            <table:change-track-table-cell office:value-type="string">
              <text:p>0.00</text:p>
            </table:change-track-table-cell>
          </table:previous>
        </table:cell-content-change>
        <table:cell-content-change table:id="ct1399">
          <table:cell-address table:column="13" table:row="52" table:table="0"/>
          <office:change-info>
            <dc:creator> </dc:creator>
            <dc:date>2016-08-17T13:56:28.91</dc:date>
          </office:change-info>
          <table:previous table:id="ct958">
            <table:change-track-table-cell office:value-type="string">
              <text:p>0.00</text:p>
            </table:change-track-table-cell>
          </table:previous>
        </table:cell-content-change>
        <table:cell-content-change table:id="ct1400">
          <table:cell-address table:column="13" table:row="53" table:table="0"/>
          <office:change-info>
            <dc:creator> </dc:creator>
            <dc:date>2016-08-17T13:56:28.91</dc:date>
          </office:change-info>
          <table:previous table:id="ct959">
            <table:change-track-table-cell office:value-type="string">
              <text:p>0.00</text:p>
            </table:change-track-table-cell>
          </table:previous>
        </table:cell-content-change>
        <table:cell-content-change table:id="ct1401">
          <table:cell-address table:column="13" table:row="55" table:table="0"/>
          <office:change-info>
            <dc:creator> </dc:creator>
            <dc:date>2016-08-17T13:56:28.91</dc:date>
          </office:change-info>
          <table:previous table:id="ct961">
            <table:change-track-table-cell office:value-type="string">
              <text:p>0.00</text:p>
            </table:change-track-table-cell>
          </table:previous>
        </table:cell-content-change>
        <table:cell-content-change table:id="ct1402">
          <table:cell-address table:column="13" table:row="56" table:table="0"/>
          <office:change-info>
            <dc:creator> </dc:creator>
            <dc:date>2016-08-17T13:56:28.91</dc:date>
          </office:change-info>
          <table:previous table:id="ct962">
            <table:change-track-table-cell office:value-type="string">
              <text:p>0.00</text:p>
            </table:change-track-table-cell>
          </table:previous>
        </table:cell-content-change>
        <table:cell-content-change table:id="ct1403">
          <table:cell-address table:column="13" table:row="57" table:table="0"/>
          <office:change-info>
            <dc:creator> </dc:creator>
            <dc:date>2016-08-17T13:56:28.91</dc:date>
          </office:change-info>
          <table:previous table:id="ct963">
            <table:change-track-table-cell office:value-type="string">
              <text:p>0.00</text:p>
            </table:change-track-table-cell>
          </table:previous>
        </table:cell-content-change>
        <table:cell-content-change table:id="ct1404">
          <table:cell-address table:column="13" table:row="58" table:table="0"/>
          <office:change-info>
            <dc:creator> </dc:creator>
            <dc:date>2016-08-17T13:56:28.91</dc:date>
          </office:change-info>
          <table:previous table:id="ct964">
            <table:change-track-table-cell office:value-type="string">
              <text:p>0.00</text:p>
            </table:change-track-table-cell>
          </table:previous>
        </table:cell-content-change>
        <table:cell-content-change table:id="ct1405">
          <table:cell-address table:column="13" table:row="59" table:table="0"/>
          <office:change-info>
            <dc:creator> </dc:creator>
            <dc:date>2016-08-17T13:56:28.91</dc:date>
          </office:change-info>
          <table:previous table:id="ct965">
            <table:change-track-table-cell office:value-type="string">
              <text:p>0.00</text:p>
            </table:change-track-table-cell>
          </table:previous>
        </table:cell-content-change>
        <table:cell-content-change table:id="ct1406">
          <table:cell-address table:column="13" table:row="60" table:table="0"/>
          <office:change-info>
            <dc:creator> </dc:creator>
            <dc:date>2016-08-17T13:56:28.91</dc:date>
          </office:change-info>
          <table:previous table:id="ct966">
            <table:change-track-table-cell office:value-type="string">
              <text:p>0.00</text:p>
            </table:change-track-table-cell>
          </table:previous>
        </table:cell-content-change>
        <table:cell-content-change table:id="ct1407">
          <table:cell-address table:column="13" table:row="61" table:table="0"/>
          <office:change-info>
            <dc:creator> </dc:creator>
            <dc:date>2016-08-17T13:56:28.91</dc:date>
          </office:change-info>
          <table:previous table:id="ct967">
            <table:change-track-table-cell office:value-type="string">
              <text:p>0.00</text:p>
            </table:change-track-table-cell>
          </table:previous>
        </table:cell-content-change>
        <table:cell-content-change table:id="ct1408">
          <table:cell-address table:column="13" table:row="62" table:table="0"/>
          <office:change-info>
            <dc:creator> </dc:creator>
            <dc:date>2016-08-17T13:56:28.91</dc:date>
          </office:change-info>
          <table:previous table:id="ct968">
            <table:change-track-table-cell office:value-type="string">
              <text:p>0.00</text:p>
            </table:change-track-table-cell>
          </table:previous>
        </table:cell-content-change>
        <table:cell-content-change table:id="ct1409">
          <table:cell-address table:column="13" table:row="63" table:table="0"/>
          <office:change-info>
            <dc:creator> </dc:creator>
            <dc:date>2016-08-17T13:56:28.91</dc:date>
          </office:change-info>
          <table:previous table:id="ct969">
            <table:change-track-table-cell office:value-type="string">
              <text:p>0.00</text:p>
            </table:change-track-table-cell>
          </table:previous>
        </table:cell-content-change>
        <table:cell-content-change table:id="ct1410">
          <table:cell-address table:column="13" table:row="64" table:table="0"/>
          <office:change-info>
            <dc:creator> </dc:creator>
            <dc:date>2016-08-17T13:56:28.91</dc:date>
          </office:change-info>
          <table:previous table:id="ct970">
            <table:change-track-table-cell office:value-type="string">
              <text:p>0.00</text:p>
            </table:change-track-table-cell>
          </table:previous>
        </table:cell-content-change>
        <table:cell-content-change table:id="ct1411">
          <table:cell-address table:column="13" table:row="65" table:table="0"/>
          <office:change-info>
            <dc:creator> </dc:creator>
            <dc:date>2016-08-17T13:56:28.91</dc:date>
          </office:change-info>
          <table:previous table:id="ct971">
            <table:change-track-table-cell office:value-type="string">
              <text:p>0.00</text:p>
            </table:change-track-table-cell>
          </table:previous>
        </table:cell-content-change>
        <table:cell-content-change table:id="ct1412">
          <table:cell-address table:column="13" table:row="66" table:table="0"/>
          <office:change-info>
            <dc:creator> </dc:creator>
            <dc:date>2016-08-17T13:56:28.91</dc:date>
          </office:change-info>
          <table:previous table:id="ct972">
            <table:change-track-table-cell office:value-type="string">
              <text:p>0.00</text:p>
            </table:change-track-table-cell>
          </table:previous>
        </table:cell-content-change>
        <table:cell-content-change table:id="ct1413">
          <table:cell-address table:column="13" table:row="67" table:table="0"/>
          <office:change-info>
            <dc:creator> </dc:creator>
            <dc:date>2016-08-17T13:56:28.91</dc:date>
          </office:change-info>
          <table:previous table:id="ct973">
            <table:change-track-table-cell office:value-type="string">
              <text:p>0.00</text:p>
            </table:change-track-table-cell>
          </table:previous>
        </table:cell-content-change>
        <table:cell-content-change table:id="ct1414">
          <table:cell-address table:column="13" table:row="68" table:table="0"/>
          <office:change-info>
            <dc:creator> </dc:creator>
            <dc:date>2016-08-17T13:56:28.91</dc:date>
          </office:change-info>
          <table:previous table:id="ct974">
            <table:change-track-table-cell office:value-type="string">
              <text:p>0.00</text:p>
            </table:change-track-table-cell>
          </table:previous>
        </table:cell-content-change>
        <table:cell-content-change table:id="ct1415">
          <table:cell-address table:column="13" table:row="69" table:table="0"/>
          <office:change-info>
            <dc:creator> </dc:creator>
            <dc:date>2016-08-17T13:56:28.91</dc:date>
          </office:change-info>
          <table:previous table:id="ct975">
            <table:change-track-table-cell office:value-type="string">
              <text:p>0.00</text:p>
            </table:change-track-table-cell>
          </table:previous>
        </table:cell-content-change>
        <table:cell-content-change table:id="ct1416">
          <table:cell-address table:column="13" table:row="71" table:table="0"/>
          <office:change-info>
            <dc:creator> </dc:creator>
            <dc:date>2016-08-17T13:56:28.91</dc:date>
          </office:change-info>
          <table:previous table:id="ct977">
            <table:change-track-table-cell office:value-type="string">
              <text:p>0.00</text:p>
            </table:change-track-table-cell>
          </table:previous>
        </table:cell-content-change>
        <table:cell-content-change table:id="ct1417">
          <table:cell-address table:column="13" table:row="72" table:table="0"/>
          <office:change-info>
            <dc:creator> </dc:creator>
            <dc:date>2016-08-17T13:56:28.91</dc:date>
          </office:change-info>
          <table:previous table:id="ct978">
            <table:change-track-table-cell office:value-type="string">
              <text:p>0.00</text:p>
            </table:change-track-table-cell>
          </table:previous>
        </table:cell-content-change>
        <table:cell-content-change table:id="ct1418">
          <table:cell-address table:column="13" table:row="73" table:table="0"/>
          <office:change-info>
            <dc:creator> </dc:creator>
            <dc:date>2016-08-17T13:56:28.91</dc:date>
          </office:change-info>
          <table:previous table:id="ct979">
            <table:change-track-table-cell office:value-type="string">
              <text:p>0.00</text:p>
            </table:change-track-table-cell>
          </table:previous>
        </table:cell-content-change>
        <table:cell-content-change table:id="ct1419">
          <table:cell-address table:column="13" table:row="75" table:table="0"/>
          <office:change-info>
            <dc:creator> </dc:creator>
            <dc:date>2016-08-17T13:56:28.91</dc:date>
          </office:change-info>
          <table:previous table:id="ct981">
            <table:change-track-table-cell office:value-type="string">
              <text:p>0.00</text:p>
            </table:change-track-table-cell>
          </table:previous>
        </table:cell-content-change>
        <table:cell-content-change table:id="ct1420">
          <table:cell-address table:column="13" table:row="76" table:table="0"/>
          <office:change-info>
            <dc:creator> </dc:creator>
            <dc:date>2016-08-17T13:56:28.91</dc:date>
          </office:change-info>
          <table:previous table:id="ct982">
            <table:change-track-table-cell office:value-type="string">
              <text:p>0.00</text:p>
            </table:change-track-table-cell>
          </table:previous>
        </table:cell-content-change>
        <table:cell-content-change table:id="ct1421">
          <table:cell-address table:column="13" table:row="78" table:table="0"/>
          <office:change-info>
            <dc:creator> </dc:creator>
            <dc:date>2016-08-17T13:56:28.91</dc:date>
          </office:change-info>
          <table:previous table:id="ct984">
            <table:change-track-table-cell office:value-type="string">
              <text:p>0.00</text:p>
            </table:change-track-table-cell>
          </table:previous>
        </table:cell-content-change>
        <table:cell-content-change table:id="ct1422">
          <table:cell-address table:column="13" table:row="79" table:table="0"/>
          <office:change-info>
            <dc:creator> </dc:creator>
            <dc:date>2016-08-17T13:56:28.91</dc:date>
          </office:change-info>
          <table:previous table:id="ct985">
            <table:change-track-table-cell office:value-type="string">
              <text:p>0.00</text:p>
            </table:change-track-table-cell>
          </table:previous>
        </table:cell-content-change>
        <table:cell-content-change table:id="ct1423">
          <table:cell-address table:column="13" table:row="80" table:table="0"/>
          <office:change-info>
            <dc:creator> </dc:creator>
            <dc:date>2016-08-17T13:56:28.91</dc:date>
          </office:change-info>
          <table:previous table:id="ct986">
            <table:change-track-table-cell office:value-type="string">
              <text:p>0.00</text:p>
            </table:change-track-table-cell>
          </table:previous>
        </table:cell-content-change>
        <table:cell-content-change table:id="ct1424">
          <table:cell-address table:column="13" table:row="81" table:table="0"/>
          <office:change-info>
            <dc:creator> </dc:creator>
            <dc:date>2016-08-17T13:56:28.91</dc:date>
          </office:change-info>
          <table:previous table:id="ct987">
            <table:change-track-table-cell office:value-type="string">
              <text:p>0.00</text:p>
            </table:change-track-table-cell>
          </table:previous>
        </table:cell-content-change>
        <table:cell-content-change table:id="ct1425">
          <table:cell-address table:column="13" table:row="82" table:table="0"/>
          <office:change-info>
            <dc:creator> </dc:creator>
            <dc:date>2016-08-17T13:56:28.91</dc:date>
          </office:change-info>
          <table:previous table:id="ct988">
            <table:change-track-table-cell office:value-type="string">
              <text:p>0.00</text:p>
            </table:change-track-table-cell>
          </table:previous>
        </table:cell-content-change>
        <table:cell-content-change table:id="ct1426">
          <table:cell-address table:column="13" table:row="83" table:table="0"/>
          <office:change-info>
            <dc:creator> </dc:creator>
            <dc:date>2016-08-17T13:56:28.91</dc:date>
          </office:change-info>
          <table:previous table:id="ct989">
            <table:change-track-table-cell office:value-type="string">
              <text:p>0.00</text:p>
            </table:change-track-table-cell>
          </table:previous>
        </table:cell-content-change>
        <table:cell-content-change table:id="ct1427">
          <table:cell-address table:column="13" table:row="84" table:table="0"/>
          <office:change-info>
            <dc:creator> </dc:creator>
            <dc:date>2016-08-17T13:56:28.91</dc:date>
          </office:change-info>
          <table:previous table:id="ct990">
            <table:change-track-table-cell office:value-type="string">
              <text:p>0.00</text:p>
            </table:change-track-table-cell>
          </table:previous>
        </table:cell-content-change>
        <table:cell-content-change table:id="ct1428">
          <table:cell-address table:column="13" table:row="85" table:table="0"/>
          <office:change-info>
            <dc:creator> </dc:creator>
            <dc:date>2016-08-17T13:56:28.91</dc:date>
          </office:change-info>
          <table:previous table:id="ct991">
            <table:change-track-table-cell office:value-type="string">
              <text:p>0.00</text:p>
            </table:change-track-table-cell>
          </table:previous>
        </table:cell-content-change>
        <table:cell-content-change table:id="ct1429">
          <table:cell-address table:column="13" table:row="86" table:table="0"/>
          <office:change-info>
            <dc:creator> </dc:creator>
            <dc:date>2016-08-17T13:56:28.91</dc:date>
          </office:change-info>
          <table:previous table:id="ct992">
            <table:change-track-table-cell office:value-type="string">
              <text:p>0.00</text:p>
            </table:change-track-table-cell>
          </table:previous>
        </table:cell-content-change>
        <table:cell-content-change table:id="ct1430">
          <table:cell-address table:column="13" table:row="88" table:table="0"/>
          <office:change-info>
            <dc:creator> </dc:creator>
            <dc:date>2016-08-17T13:56:28.91</dc:date>
          </office:change-info>
          <table:previous table:id="ct994">
            <table:change-track-table-cell office:value-type="string">
              <text:p>0.00</text:p>
            </table:change-track-table-cell>
          </table:previous>
        </table:cell-content-change>
        <table:cell-content-change table:id="ct1431">
          <table:cell-address table:column="13" table:row="89" table:table="0"/>
          <office:change-info>
            <dc:creator> </dc:creator>
            <dc:date>2016-08-17T13:56:28.91</dc:date>
          </office:change-info>
          <table:previous table:id="ct995">
            <table:change-track-table-cell office:value-type="string">
              <text:p>0.00</text:p>
            </table:change-track-table-cell>
          </table:previous>
        </table:cell-content-change>
        <table:cell-content-change table:id="ct1432">
          <table:cell-address table:column="13" table:row="94" table:table="0"/>
          <office:change-info>
            <dc:creator> </dc:creator>
            <dc:date>2016-08-17T13:56:28.91</dc:date>
          </office:change-info>
          <table:previous table:id="ct1000">
            <table:change-track-table-cell office:value-type="string">
              <text:p>0.00</text:p>
            </table:change-track-table-cell>
          </table:previous>
        </table:cell-content-change>
        <table:cell-content-change table:id="ct1433">
          <table:cell-address table:column="13" table:row="95" table:table="0"/>
          <office:change-info>
            <dc:creator> </dc:creator>
            <dc:date>2016-08-17T13:56:28.91</dc:date>
          </office:change-info>
          <table:previous table:id="ct1001">
            <table:change-track-table-cell office:value-type="string">
              <text:p>0.00</text:p>
            </table:change-track-table-cell>
          </table:previous>
        </table:cell-content-change>
        <table:cell-content-change table:id="ct1434">
          <table:cell-address table:column="13" table:row="96" table:table="0"/>
          <office:change-info>
            <dc:creator> </dc:creator>
            <dc:date>2016-08-17T13:56:28.91</dc:date>
          </office:change-info>
          <table:previous table:id="ct1002">
            <table:change-track-table-cell office:value-type="string">
              <text:p>0.00</text:p>
            </table:change-track-table-cell>
          </table:previous>
        </table:cell-content-change>
        <table:cell-content-change table:id="ct1435">
          <table:cell-address table:column="13" table:row="97" table:table="0"/>
          <office:change-info>
            <dc:creator> </dc:creator>
            <dc:date>2016-08-17T13:56:28.91</dc:date>
          </office:change-info>
          <table:previous table:id="ct1003">
            <table:change-track-table-cell office:value-type="string">
              <text:p>0.00</text:p>
            </table:change-track-table-cell>
          </table:previous>
        </table:cell-content-change>
        <table:cell-content-change table:id="ct1436">
          <table:cell-address table:column="13" table:row="98" table:table="0"/>
          <office:change-info>
            <dc:creator> </dc:creator>
            <dc:date>2016-08-17T13:56:28.91</dc:date>
          </office:change-info>
          <table:previous table:id="ct1004">
            <table:change-track-table-cell office:value-type="string">
              <text:p>0.00</text:p>
            </table:change-track-table-cell>
          </table:previous>
        </table:cell-content-change>
        <table:cell-content-change table:id="ct1437">
          <table:cell-address table:column="13" table:row="99" table:table="0"/>
          <office:change-info>
            <dc:creator> </dc:creator>
            <dc:date>2016-08-17T13:56:28.91</dc:date>
          </office:change-info>
          <table:previous table:id="ct1005">
            <table:change-track-table-cell office:value-type="string">
              <text:p>0.00</text:p>
            </table:change-track-table-cell>
          </table:previous>
        </table:cell-content-change>
        <table:cell-content-change table:id="ct1438">
          <table:cell-address table:column="13" table:row="100" table:table="0"/>
          <office:change-info>
            <dc:creator> </dc:creator>
            <dc:date>2016-08-17T13:56:28.91</dc:date>
          </office:change-info>
          <table:previous table:id="ct1006">
            <table:change-track-table-cell office:value-type="string">
              <text:p>0.00</text:p>
            </table:change-track-table-cell>
          </table:previous>
        </table:cell-content-change>
        <table:cell-content-change table:id="ct1439">
          <table:cell-address table:column="13" table:row="101" table:table="0"/>
          <office:change-info>
            <dc:creator> </dc:creator>
            <dc:date>2016-08-17T13:56:28.91</dc:date>
          </office:change-info>
          <table:previous table:id="ct1007">
            <table:change-track-table-cell office:value-type="string">
              <text:p>0.00</text:p>
            </table:change-track-table-cell>
          </table:previous>
        </table:cell-content-change>
        <table:cell-content-change table:id="ct1440">
          <table:cell-address table:column="13" table:row="102" table:table="0"/>
          <office:change-info>
            <dc:creator> </dc:creator>
            <dc:date>2016-08-17T13:56:28.91</dc:date>
          </office:change-info>
          <table:previous table:id="ct1008">
            <table:change-track-table-cell office:value-type="string">
              <text:p>0.00</text:p>
            </table:change-track-table-cell>
          </table:previous>
        </table:cell-content-change>
        <table:cell-content-change table:id="ct1441">
          <table:cell-address table:column="13" table:row="103" table:table="0"/>
          <office:change-info>
            <dc:creator> </dc:creator>
            <dc:date>2016-08-17T13:56:28.91</dc:date>
          </office:change-info>
          <table:previous table:id="ct1009">
            <table:change-track-table-cell office:value-type="string">
              <text:p>0.00</text:p>
            </table:change-track-table-cell>
          </table:previous>
        </table:cell-content-change>
        <table:cell-content-change table:id="ct1442">
          <table:cell-address table:column="13" table:row="104" table:table="0"/>
          <office:change-info>
            <dc:creator> </dc:creator>
            <dc:date>2016-08-17T13:56:28.91</dc:date>
          </office:change-info>
          <table:previous table:id="ct1010">
            <table:change-track-table-cell office:value-type="string">
              <text:p>0.00</text:p>
            </table:change-track-table-cell>
          </table:previous>
        </table:cell-content-change>
        <table:cell-content-change table:id="ct1443">
          <table:cell-address table:column="13" table:row="105" table:table="0"/>
          <office:change-info>
            <dc:creator> </dc:creator>
            <dc:date>2016-08-17T13:56:28.91</dc:date>
          </office:change-info>
          <table:previous table:id="ct1011">
            <table:change-track-table-cell office:value-type="string">
              <text:p>0.00</text:p>
            </table:change-track-table-cell>
          </table:previous>
        </table:cell-content-change>
        <table:cell-content-change table:id="ct1444">
          <table:cell-address table:column="13" table:row="106" table:table="0"/>
          <office:change-info>
            <dc:creator> </dc:creator>
            <dc:date>2016-08-17T13:56:28.91</dc:date>
          </office:change-info>
          <table:previous table:id="ct1012">
            <table:change-track-table-cell office:value-type="string">
              <text:p>0.00</text:p>
            </table:change-track-table-cell>
          </table:previous>
        </table:cell-content-change>
        <table:cell-content-change table:id="ct1445">
          <table:cell-address table:column="13" table:row="107" table:table="0"/>
          <office:change-info>
            <dc:creator> </dc:creator>
            <dc:date>2016-08-17T13:56:28.91</dc:date>
          </office:change-info>
          <table:previous table:id="ct1013">
            <table:change-track-table-cell office:value-type="string">
              <text:p>0.00</text:p>
            </table:change-track-table-cell>
          </table:previous>
        </table:cell-content-change>
        <table:cell-content-change table:id="ct1446">
          <table:cell-address table:column="13" table:row="108" table:table="0"/>
          <office:change-info>
            <dc:creator> </dc:creator>
            <dc:date>2016-08-17T13:56:28.91</dc:date>
          </office:change-info>
          <table:previous table:id="ct1014">
            <table:change-track-table-cell office:value-type="string">
              <text:p>0.00</text:p>
            </table:change-track-table-cell>
          </table:previous>
        </table:cell-content-change>
        <table:cell-content-change table:id="ct1447">
          <table:cell-address table:column="13" table:row="110" table:table="0"/>
          <office:change-info>
            <dc:creator> </dc:creator>
            <dc:date>2016-08-17T13:56:28.91</dc:date>
          </office:change-info>
          <table:previous table:id="ct1016">
            <table:change-track-table-cell office:value-type="string">
              <text:p>0.00</text:p>
            </table:change-track-table-cell>
          </table:previous>
        </table:cell-content-change>
        <table:cell-content-change table:id="ct1448">
          <table:cell-address table:column="13" table:row="111" table:table="0"/>
          <office:change-info>
            <dc:creator> </dc:creator>
            <dc:date>2016-08-17T13:56:28.91</dc:date>
          </office:change-info>
          <table:previous table:id="ct1017">
            <table:change-track-table-cell office:value-type="string">
              <text:p>0.00</text:p>
            </table:change-track-table-cell>
          </table:previous>
        </table:cell-content-change>
        <table:cell-content-change table:id="ct1449">
          <table:cell-address table:column="13" table:row="112" table:table="0"/>
          <office:change-info>
            <dc:creator> </dc:creator>
            <dc:date>2016-08-17T13:56:28.91</dc:date>
          </office:change-info>
          <table:previous table:id="ct1018">
            <table:change-track-table-cell office:value-type="string">
              <text:p>0.00</text:p>
            </table:change-track-table-cell>
          </table:previous>
        </table:cell-content-change>
        <table:cell-content-change table:id="ct1450">
          <table:cell-address table:column="13" table:row="121" table:table="0"/>
          <office:change-info>
            <dc:creator> </dc:creator>
            <dc:date>2016-08-17T13:56:28.91</dc:date>
          </office:change-info>
          <table:previous table:id="ct1027">
            <table:change-track-table-cell office:value-type="string">
              <text:p>0.00</text:p>
            </table:change-track-table-cell>
          </table:previous>
        </table:cell-content-change>
        <table:cell-content-change table:id="ct1451">
          <table:cell-address table:column="13" table:row="122" table:table="0"/>
          <office:change-info>
            <dc:creator> </dc:creator>
            <dc:date>2016-08-17T13:56:28.91</dc:date>
          </office:change-info>
          <table:previous table:id="ct1028">
            <table:change-track-table-cell office:value-type="string">
              <text:p>0.00</text:p>
            </table:change-track-table-cell>
          </table:previous>
        </table:cell-content-change>
        <table:cell-content-change table:id="ct1452">
          <table:cell-address table:column="13" table:row="124" table:table="0"/>
          <office:change-info>
            <dc:creator> </dc:creator>
            <dc:date>2016-08-17T13:56:28.91</dc:date>
          </office:change-info>
          <table:previous table:id="ct1030">
            <table:change-track-table-cell office:value-type="string">
              <text:p>0.00</text:p>
            </table:change-track-table-cell>
          </table:previous>
        </table:cell-content-change>
        <table:cell-content-change table:id="ct1453">
          <table:cell-address table:column="13" table:row="126" table:table="0"/>
          <office:change-info>
            <dc:creator> </dc:creator>
            <dc:date>2016-08-17T13:56:28.91</dc:date>
          </office:change-info>
          <table:previous table:id="ct1033">
            <table:change-track-table-cell office:value-type="string">
              <text:p>0.00</text:p>
            </table:change-track-table-cell>
          </table:previous>
        </table:cell-content-change>
        <table:cell-content-change table:id="ct1454">
          <table:cell-address table:column="13" table:row="127" table:table="0"/>
          <office:change-info>
            <dc:creator> </dc:creator>
            <dc:date>2016-08-17T13:56:28.91</dc:date>
          </office:change-info>
          <table:previous table:id="ct1034">
            <table:change-track-table-cell office:value-type="string">
              <text:p>0.00</text:p>
            </table:change-track-table-cell>
          </table:previous>
        </table:cell-content-change>
        <table:cell-content-change table:id="ct1455">
          <table:cell-address table:column="13" table:row="128" table:table="0"/>
          <office:change-info>
            <dc:creator> </dc:creator>
            <dc:date>2016-08-17T13:56:28.91</dc:date>
          </office:change-info>
          <table:previous table:id="ct1035">
            <table:change-track-table-cell office:value-type="string">
              <text:p>0.00</text:p>
            </table:change-track-table-cell>
          </table:previous>
        </table:cell-content-change>
        <table:cell-content-change table:id="ct1456">
          <table:cell-address table:column="13" table:row="129" table:table="0"/>
          <office:change-info>
            <dc:creator> </dc:creator>
            <dc:date>2016-08-17T13:56:28.91</dc:date>
          </office:change-info>
          <table:previous table:id="ct1036">
            <table:change-track-table-cell office:value-type="string">
              <text:p>0.00</text:p>
            </table:change-track-table-cell>
          </table:previous>
        </table:cell-content-change>
        <table:cell-content-change table:id="ct1457">
          <table:cell-address table:column="13" table:row="130" table:table="0"/>
          <office:change-info>
            <dc:creator> </dc:creator>
            <dc:date>2016-08-17T13:56:28.91</dc:date>
          </office:change-info>
          <table:previous table:id="ct1037">
            <table:change-track-table-cell office:value-type="string">
              <text:p>0.00</text:p>
            </table:change-track-table-cell>
          </table:previous>
        </table:cell-content-change>
        <table:cell-content-change table:id="ct1458">
          <table:cell-address table:column="13" table:row="131" table:table="0"/>
          <office:change-info>
            <dc:creator> </dc:creator>
            <dc:date>2016-08-17T13:56:28.91</dc:date>
          </office:change-info>
          <table:previous table:id="ct1038">
            <table:change-track-table-cell office:value-type="string">
              <text:p>0.00</text:p>
            </table:change-track-table-cell>
          </table:previous>
        </table:cell-content-change>
        <table:cell-content-change table:id="ct1459">
          <table:cell-address table:column="13" table:row="132" table:table="0"/>
          <office:change-info>
            <dc:creator> </dc:creator>
            <dc:date>2016-08-17T13:56:28.91</dc:date>
          </office:change-info>
          <table:previous table:id="ct1039">
            <table:change-track-table-cell office:value-type="string">
              <text:p>0.00</text:p>
            </table:change-track-table-cell>
          </table:previous>
        </table:cell-content-change>
        <table:cell-content-change table:id="ct1460">
          <table:cell-address table:column="13" table:row="133" table:table="0"/>
          <office:change-info>
            <dc:creator> </dc:creator>
            <dc:date>2016-08-17T13:56:28.91</dc:date>
          </office:change-info>
          <table:previous table:id="ct1040">
            <table:change-track-table-cell office:value-type="string">
              <text:p>0.00</text:p>
            </table:change-track-table-cell>
          </table:previous>
        </table:cell-content-change>
        <table:cell-content-change table:id="ct1461">
          <table:cell-address table:column="13" table:row="134" table:table="0"/>
          <office:change-info>
            <dc:creator> </dc:creator>
            <dc:date>2016-08-17T13:56:28.91</dc:date>
          </office:change-info>
          <table:previous table:id="ct1041">
            <table:change-track-table-cell office:value-type="string">
              <text:p>0.00</text:p>
            </table:change-track-table-cell>
          </table:previous>
        </table:cell-content-change>
        <table:cell-content-change table:id="ct1462">
          <table:cell-address table:column="13" table:row="135" table:table="0"/>
          <office:change-info>
            <dc:creator> </dc:creator>
            <dc:date>2016-08-17T13:56:28.91</dc:date>
          </office:change-info>
          <table:previous table:id="ct1042">
            <table:change-track-table-cell office:value-type="string">
              <text:p>0.00</text:p>
            </table:change-track-table-cell>
          </table:previous>
        </table:cell-content-change>
        <table:cell-content-change table:id="ct1463">
          <table:cell-address table:column="13" table:row="136" table:table="0"/>
          <office:change-info>
            <dc:creator> </dc:creator>
            <dc:date>2016-08-17T13:56:28.91</dc:date>
          </office:change-info>
          <table:previous table:id="ct1043">
            <table:change-track-table-cell office:value-type="string">
              <text:p>0.00</text:p>
            </table:change-track-table-cell>
          </table:previous>
        </table:cell-content-change>
        <table:cell-content-change table:id="ct1464">
          <table:cell-address table:column="13" table:row="137" table:table="0"/>
          <office:change-info>
            <dc:creator> </dc:creator>
            <dc:date>2016-08-17T13:56:28.91</dc:date>
          </office:change-info>
          <table:previous table:id="ct1044">
            <table:change-track-table-cell office:value-type="string">
              <text:p>0.00</text:p>
            </table:change-track-table-cell>
          </table:previous>
        </table:cell-content-change>
        <table:cell-content-change table:id="ct1465">
          <table:cell-address table:column="13" table:row="138" table:table="0"/>
          <office:change-info>
            <dc:creator> </dc:creator>
            <dc:date>2016-08-17T13:56:28.91</dc:date>
          </office:change-info>
          <table:previous table:id="ct1045">
            <table:change-track-table-cell office:value-type="string">
              <text:p>0.00</text:p>
            </table:change-track-table-cell>
          </table:previous>
        </table:cell-content-change>
        <table:cell-content-change table:id="ct1466">
          <table:cell-address table:column="13" table:row="139" table:table="0"/>
          <office:change-info>
            <dc:creator> </dc:creator>
            <dc:date>2016-08-17T13:56:28.91</dc:date>
          </office:change-info>
          <table:previous table:id="ct1046">
            <table:change-track-table-cell office:value-type="string">
              <text:p>0.00</text:p>
            </table:change-track-table-cell>
          </table:previous>
        </table:cell-content-change>
        <table:cell-content-change table:id="ct1467">
          <table:cell-address table:column="13" table:row="140" table:table="0"/>
          <office:change-info>
            <dc:creator> </dc:creator>
            <dc:date>2016-08-17T13:56:28.91</dc:date>
          </office:change-info>
          <table:previous table:id="ct1047">
            <table:change-track-table-cell office:value-type="string">
              <text:p>0.00</text:p>
            </table:change-track-table-cell>
          </table:previous>
        </table:cell-content-change>
        <table:cell-content-change table:id="ct1468">
          <table:cell-address table:column="13" table:row="141" table:table="0"/>
          <office:change-info>
            <dc:creator> </dc:creator>
            <dc:date>2016-08-17T13:56:28.91</dc:date>
          </office:change-info>
          <table:previous table:id="ct1048">
            <table:change-track-table-cell office:value-type="string">
              <text:p>0.00</text:p>
            </table:change-track-table-cell>
          </table:previous>
        </table:cell-content-change>
        <table:cell-content-change table:id="ct1469">
          <table:cell-address table:column="13" table:row="142" table:table="0"/>
          <office:change-info>
            <dc:creator> </dc:creator>
            <dc:date>2016-08-17T13:56:28.91</dc:date>
          </office:change-info>
          <table:previous table:id="ct1049">
            <table:change-track-table-cell office:value-type="string">
              <text:p>0.00</text:p>
            </table:change-track-table-cell>
          </table:previous>
        </table:cell-content-change>
        <table:cell-content-change table:id="ct1470">
          <table:cell-address table:column="13" table:row="143" table:table="0"/>
          <office:change-info>
            <dc:creator> </dc:creator>
            <dc:date>2016-08-17T13:56:28.91</dc:date>
          </office:change-info>
          <table:previous table:id="ct1050">
            <table:change-track-table-cell office:value-type="string">
              <text:p>0.00</text:p>
            </table:change-track-table-cell>
          </table:previous>
        </table:cell-content-change>
        <table:cell-content-change table:id="ct1471">
          <table:cell-address table:column="13" table:row="144" table:table="0"/>
          <office:change-info>
            <dc:creator> </dc:creator>
            <dc:date>2016-08-17T13:56:28.91</dc:date>
          </office:change-info>
          <table:previous table:id="ct1051">
            <table:change-track-table-cell office:value-type="string">
              <text:p>0.00</text:p>
            </table:change-track-table-cell>
          </table:previous>
        </table:cell-content-change>
        <table:cell-content-change table:id="ct1472">
          <table:cell-address table:column="13" table:row="145" table:table="0"/>
          <office:change-info>
            <dc:creator> </dc:creator>
            <dc:date>2016-08-17T13:56:28.91</dc:date>
          </office:change-info>
          <table:previous table:id="ct1052">
            <table:change-track-table-cell office:value-type="string">
              <text:p>0.00</text:p>
            </table:change-track-table-cell>
          </table:previous>
        </table:cell-content-change>
        <table:cell-content-change table:id="ct1473">
          <table:cell-address table:column="13" table:row="146" table:table="0"/>
          <office:change-info>
            <dc:creator> </dc:creator>
            <dc:date>2016-08-17T13:56:28.91</dc:date>
          </office:change-info>
          <table:previous table:id="ct1053">
            <table:change-track-table-cell office:value-type="string">
              <text:p>0.00</text:p>
            </table:change-track-table-cell>
          </table:previous>
        </table:cell-content-change>
        <table:cell-content-change table:id="ct1474">
          <table:cell-address table:column="13" table:row="147" table:table="0"/>
          <office:change-info>
            <dc:creator> </dc:creator>
            <dc:date>2016-08-17T13:56:28.91</dc:date>
          </office:change-info>
          <table:previous table:id="ct1054">
            <table:change-track-table-cell office:value-type="string">
              <text:p>0.00</text:p>
            </table:change-track-table-cell>
          </table:previous>
        </table:cell-content-change>
        <table:cell-content-change table:id="ct1475">
          <table:cell-address table:column="13" table:row="148" table:table="0"/>
          <office:change-info>
            <dc:creator> </dc:creator>
            <dc:date>2016-08-17T13:56:28.91</dc:date>
          </office:change-info>
          <table:previous table:id="ct1055">
            <table:change-track-table-cell office:value-type="string">
              <text:p>0.00</text:p>
            </table:change-track-table-cell>
          </table:previous>
        </table:cell-content-change>
        <table:cell-content-change table:id="ct1476">
          <table:cell-address table:column="13" table:row="149" table:table="0"/>
          <office:change-info>
            <dc:creator> </dc:creator>
            <dc:date>2016-08-17T13:56:28.91</dc:date>
          </office:change-info>
          <table:previous table:id="ct1056">
            <table:change-track-table-cell office:value-type="string">
              <text:p>0.00</text:p>
            </table:change-track-table-cell>
          </table:previous>
        </table:cell-content-change>
        <table:cell-content-change table:id="ct1477">
          <table:cell-address table:column="13" table:row="151" table:table="0"/>
          <office:change-info>
            <dc:creator> </dc:creator>
            <dc:date>2016-08-17T13:56:28.91</dc:date>
          </office:change-info>
          <table:previous table:id="ct1058">
            <table:change-track-table-cell office:value-type="string">
              <text:p>0.00</text:p>
            </table:change-track-table-cell>
          </table:previous>
        </table:cell-content-change>
        <table:cell-content-change table:id="ct1478">
          <table:cell-address table:column="13" table:row="152" table:table="0"/>
          <office:change-info>
            <dc:creator> </dc:creator>
            <dc:date>2016-08-17T13:56:28.91</dc:date>
          </office:change-info>
          <table:previous table:id="ct1059">
            <table:change-track-table-cell office:value-type="string">
              <text:p>0.00</text:p>
            </table:change-track-table-cell>
          </table:previous>
        </table:cell-content-change>
        <table:cell-content-change table:id="ct1479">
          <table:cell-address table:column="13" table:row="153" table:table="0"/>
          <office:change-info>
            <dc:creator> </dc:creator>
            <dc:date>2016-08-17T13:56:28.91</dc:date>
          </office:change-info>
          <table:previous table:id="ct1060">
            <table:change-track-table-cell office:value-type="string">
              <text:p>0.00</text:p>
            </table:change-track-table-cell>
          </table:previous>
        </table:cell-content-change>
        <table:cell-content-change table:id="ct1480">
          <table:cell-address table:column="13" table:row="154" table:table="0"/>
          <office:change-info>
            <dc:creator> </dc:creator>
            <dc:date>2016-08-17T13:56:28.91</dc:date>
          </office:change-info>
          <table:previous table:id="ct1061">
            <table:change-track-table-cell office:value-type="string">
              <text:p>0.00</text:p>
            </table:change-track-table-cell>
          </table:previous>
        </table:cell-content-change>
        <table:cell-content-change table:id="ct1481">
          <table:cell-address table:column="13" table:row="155" table:table="0"/>
          <office:change-info>
            <dc:creator> </dc:creator>
            <dc:date>2016-08-17T13:56:28.91</dc:date>
          </office:change-info>
          <table:previous table:id="ct1062">
            <table:change-track-table-cell office:value-type="string">
              <text:p>0.00</text:p>
            </table:change-track-table-cell>
          </table:previous>
        </table:cell-content-change>
        <table:cell-content-change table:id="ct1482">
          <table:cell-address table:column="13" table:row="156" table:table="0"/>
          <office:change-info>
            <dc:creator> </dc:creator>
            <dc:date>2016-08-17T13:56:28.91</dc:date>
          </office:change-info>
          <table:previous table:id="ct1063">
            <table:change-track-table-cell office:value-type="string">
              <text:p>0.00</text:p>
            </table:change-track-table-cell>
          </table:previous>
        </table:cell-content-change>
        <table:cell-content-change table:id="ct1483">
          <table:cell-address table:column="13" table:row="159" table:table="0"/>
          <office:change-info>
            <dc:creator> </dc:creator>
            <dc:date>2016-08-17T13:56:28.91</dc:date>
          </office:change-info>
          <table:previous table:id="ct1065">
            <table:change-track-table-cell office:value-type="string">
              <text:p>0.00</text:p>
            </table:change-track-table-cell>
          </table:previous>
        </table:cell-content-change>
        <table:cell-content-change table:id="ct1484">
          <table:cell-address table:column="13" table:row="160" table:table="0"/>
          <office:change-info>
            <dc:creator> </dc:creator>
            <dc:date>2016-08-17T13:56:28.91</dc:date>
          </office:change-info>
          <table:previous table:id="ct1066">
            <table:change-track-table-cell office:value-type="string">
              <text:p>0.00</text:p>
            </table:change-track-table-cell>
          </table:previous>
        </table:cell-content-change>
        <table:cell-content-change table:id="ct1485">
          <table:cell-address table:column="13" table:row="161" table:table="0"/>
          <office:change-info>
            <dc:creator> </dc:creator>
            <dc:date>2016-08-17T13:56:28.91</dc:date>
          </office:change-info>
          <table:previous table:id="ct1067">
            <table:change-track-table-cell office:value-type="string">
              <text:p>0.00</text:p>
            </table:change-track-table-cell>
          </table:previous>
        </table:cell-content-change>
        <table:cell-content-change table:id="ct1486">
          <table:cell-address table:column="13" table:row="163" table:table="0"/>
          <office:change-info>
            <dc:creator> </dc:creator>
            <dc:date>2016-08-17T13:56:28.91</dc:date>
          </office:change-info>
          <table:previous table:id="ct1069">
            <table:change-track-table-cell office:value-type="string">
              <text:p>0.00</text:p>
            </table:change-track-table-cell>
          </table:previous>
        </table:cell-content-change>
        <table:cell-content-change table:id="ct1487">
          <table:cell-address table:column="13" table:row="164" table:table="0"/>
          <office:change-info>
            <dc:creator> </dc:creator>
            <dc:date>2016-08-17T13:56:28.91</dc:date>
          </office:change-info>
          <table:previous table:id="ct1070">
            <table:change-track-table-cell office:value-type="string">
              <text:p>0.00</text:p>
            </table:change-track-table-cell>
          </table:previous>
        </table:cell-content-change>
        <table:cell-content-change table:id="ct1488">
          <table:cell-address table:column="13" table:row="165" table:table="0"/>
          <office:change-info>
            <dc:creator> </dc:creator>
            <dc:date>2016-08-17T13:56:28.91</dc:date>
          </office:change-info>
          <table:previous table:id="ct1071">
            <table:change-track-table-cell office:value-type="string">
              <text:p>0.00</text:p>
            </table:change-track-table-cell>
          </table:previous>
        </table:cell-content-change>
        <table:cell-content-change table:id="ct1489">
          <table:cell-address table:column="13" table:row="166" table:table="0"/>
          <office:change-info>
            <dc:creator> </dc:creator>
            <dc:date>2016-08-17T13:56:28.91</dc:date>
          </office:change-info>
          <table:previous table:id="ct1072">
            <table:change-track-table-cell office:value-type="string">
              <text:p>0.00</text:p>
            </table:change-track-table-cell>
          </table:previous>
        </table:cell-content-change>
        <table:cell-content-change table:id="ct1490">
          <table:cell-address table:column="13" table:row="167" table:table="0"/>
          <office:change-info>
            <dc:creator> </dc:creator>
            <dc:date>2016-08-17T13:56:28.91</dc:date>
          </office:change-info>
          <table:previous table:id="ct1073">
            <table:change-track-table-cell office:value-type="string">
              <text:p>0.00</text:p>
            </table:change-track-table-cell>
          </table:previous>
        </table:cell-content-change>
        <table:cell-content-change table:id="ct1491">
          <table:cell-address table:column="13" table:row="168" table:table="0"/>
          <office:change-info>
            <dc:creator> </dc:creator>
            <dc:date>2016-08-17T13:56:28.91</dc:date>
          </office:change-info>
          <table:previous table:id="ct1074">
            <table:change-track-table-cell office:value-type="string">
              <text:p>0.00</text:p>
            </table:change-track-table-cell>
          </table:previous>
        </table:cell-content-change>
        <table:cell-content-change table:id="ct1492">
          <table:cell-address table:column="13" table:row="172" table:table="0"/>
          <office:change-info>
            <dc:creator> </dc:creator>
            <dc:date>2016-08-17T13:56:28.91</dc:date>
          </office:change-info>
          <table:previous table:id="ct1078">
            <table:change-track-table-cell office:value-type="string">
              <text:p>0.00</text:p>
            </table:change-track-table-cell>
          </table:previous>
        </table:cell-content-change>
        <table:cell-content-change table:id="ct1493">
          <table:cell-address table:column="13" table:row="173" table:table="0"/>
          <office:change-info>
            <dc:creator> </dc:creator>
            <dc:date>2016-08-17T13:56:28.91</dc:date>
          </office:change-info>
          <table:previous table:id="ct1079">
            <table:change-track-table-cell office:value-type="string">
              <text:p>0.00</text:p>
            </table:change-track-table-cell>
          </table:previous>
        </table:cell-content-change>
        <table:cell-content-change table:id="ct1494">
          <table:cell-address table:column="13" table:row="174" table:table="0"/>
          <office:change-info>
            <dc:creator> </dc:creator>
            <dc:date>2016-08-17T13:56:28.91</dc:date>
          </office:change-info>
          <table:previous table:id="ct1080">
            <table:change-track-table-cell office:value-type="string">
              <text:p>0.00</text:p>
            </table:change-track-table-cell>
          </table:previous>
        </table:cell-content-change>
        <table:cell-content-change table:id="ct1495">
          <table:cell-address table:column="13" table:row="176" table:table="0"/>
          <office:change-info>
            <dc:creator> </dc:creator>
            <dc:date>2016-08-17T13:56:28.91</dc:date>
          </office:change-info>
          <table:previous table:id="ct1082">
            <table:change-track-table-cell office:value-type="string">
              <text:p>0.00</text:p>
            </table:change-track-table-cell>
          </table:previous>
        </table:cell-content-change>
        <table:cell-content-change table:id="ct1496">
          <table:cell-address table:column="13" table:row="176" table:table="0"/>
          <office:change-info>
            <dc:creator> </dc:creator>
            <dc:date>2016-08-17T13:56:28.91</dc:date>
          </office:change-info>
          <table:previous table:id="ct1083">
            <table:change-track-table-cell office:value-type="string">
              <text:p>0.00</text:p>
            </table:change-track-table-cell>
          </table:previous>
        </table:cell-content-change>
        <table:cell-content-change table:id="ct1497">
          <table:cell-address table:column="13" table:row="9" table:table="0"/>
          <office:change-info>
            <dc:creator> </dc:creator>
            <dc:date>2016-08-17T13:58:19.57</dc:date>
          </office:change-info>
          <table:previous table:id="ct1365">
            <table:change-track-table-cell office:value-type="float" office:value="36647"/>
          </table:previous>
        </table:cell-content-change>
        <table:cell-content-change table:id="ct1498">
          <table:cell-address table:column="13" table:row="9" table:table="0"/>
          <office:change-info>
            <dc:creator> </dc:creator>
            <dc:date>2016-08-17T13:58:22.50</dc:date>
          </office:change-info>
          <table:previous table:id="ct1497">
            <table:change-track-table-cell office:value-type="string">
              <text:p>0.30</text:p>
            </table:change-track-table-cell>
          </table:previous>
        </table:cell-content-change>
        <table:cell-content-change table:id="ct1499">
          <table:cell-address table:column="13" table:row="9" table:table="0"/>
          <office:change-info>
            <dc:creator> </dc:creator>
            <dc:date>2016-08-17T13:58:56.97</dc:date>
          </office:change-info>
          <table:previous table:id="ct1498">
            <table:change-track-table-cell office:value-type="float" office:value="36647"/>
          </table:previous>
        </table:cell-content-change>
        <table:cell-content-change table:id="ct1500">
          <table:cell-address table:column="13" table:row="12" table:table="0"/>
          <office:change-info>
            <dc:creator> </dc:creator>
            <dc:date>2016-08-17T13:58:58.68</dc:date>
          </office:change-info>
          <table:previous table:id="ct1368">
            <table:change-track-table-cell office:value-type="float" office:value="36647"/>
          </table:previous>
        </table:cell-content-change>
        <table:cell-content-change table:id="ct1501">
          <table:cell-address table:column="13" table:row="15" table:table="0"/>
          <office:change-info>
            <dc:creator> </dc:creator>
            <dc:date>2016-08-17T13:58:59.28</dc:date>
          </office:change-info>
          <table:previous table:id="ct1371">
            <table:change-track-table-cell office:value-type="float" office:value="36647"/>
          </table:previous>
        </table:cell-content-change>
        <table:cell-content-change table:id="ct1502">
          <table:cell-address table:column="13" table:row="18" table:table="0"/>
          <office:change-info>
            <dc:creator> </dc:creator>
            <dc:date>2016-08-17T13:58:59.78</dc:date>
          </office:change-info>
          <table:previous table:id="ct1374">
            <table:change-track-table-cell office:value-type="float" office:value="36647"/>
          </table:previous>
        </table:cell-content-change>
        <table:cell-content-change table:id="ct1503">
          <table:cell-address table:column="13" table:row="21" table:table="0"/>
          <office:change-info>
            <dc:creator> </dc:creator>
            <dc:date>2016-08-17T13:59:00.37</dc:date>
          </office:change-info>
          <table:previous table:id="ct1377">
            <table:change-track-table-cell office:value-type="float" office:value="36647"/>
          </table:previous>
        </table:cell-content-change>
        <table:cell-content-change table:id="ct1504">
          <table:cell-address table:column="13" table:row="25" table:table="0"/>
          <office:change-info>
            <dc:creator> </dc:creator>
            <dc:date>2016-08-17T13:59:01</dc:date>
          </office:change-info>
          <table:previous table:id="ct1380">
            <table:change-track-table-cell office:value-type="float" office:value="36647"/>
          </table:previous>
        </table:cell-content-change>
        <table:cell-content-change table:id="ct1505">
          <table:cell-address table:column="13" table:row="34" table:table="0"/>
          <office:change-info>
            <dc:creator> </dc:creator>
            <dc:date>2016-08-17T13:59:01.59</dc:date>
          </office:change-info>
          <table:previous table:id="ct1383">
            <table:change-track-table-cell office:value-type="float" office:value="36647"/>
          </table:previous>
        </table:cell-content-change>
        <table:cell-content-change table:id="ct1506">
          <table:cell-address table:column="13" table:row="37" table:table="0"/>
          <office:change-info>
            <dc:creator> </dc:creator>
            <dc:date>2016-08-17T13:59:02.06</dc:date>
          </office:change-info>
          <table:previous table:id="ct1386">
            <table:change-track-table-cell office:value-type="float" office:value="36647"/>
          </table:previous>
        </table:cell-content-change>
        <table:cell-content-change table:id="ct1507">
          <table:cell-address table:column="13" table:row="40" table:table="0"/>
          <office:change-info>
            <dc:creator> </dc:creator>
            <dc:date>2016-08-17T13:59:02.55</dc:date>
          </office:change-info>
          <table:previous table:id="ct1389">
            <table:change-track-table-cell office:value-type="float" office:value="36647"/>
          </table:previous>
        </table:cell-content-change>
        <table:cell-content-change table:id="ct1508">
          <table:cell-address table:column="13" table:row="47" table:table="0"/>
          <office:change-info>
            <dc:creator> </dc:creator>
            <dc:date>2016-08-17T13:59:04.04</dc:date>
          </office:change-info>
          <table:previous table:id="ct1394">
            <table:change-track-table-cell office:value-type="float" office:value="36647"/>
          </table:previous>
        </table:cell-content-change>
        <table:cell-content-change table:id="ct1509">
          <table:cell-address table:column="13" table:row="50" table:table="0"/>
          <office:change-info>
            <dc:creator> </dc:creator>
            <dc:date>2016-08-17T13:59:04.64</dc:date>
          </office:change-info>
          <table:previous table:id="ct1397">
            <table:change-track-table-cell office:value-type="float" office:value="36647"/>
          </table:previous>
        </table:cell-content-change>
        <table:cell-content-change table:id="ct1510">
          <table:cell-address table:column="13" table:row="53" table:table="0"/>
          <office:change-info>
            <dc:creator> </dc:creator>
            <dc:date>2016-08-17T13:59:05.22</dc:date>
          </office:change-info>
          <table:previous table:id="ct1400">
            <table:change-track-table-cell office:value-type="float" office:value="36647"/>
          </table:previous>
        </table:cell-content-change>
        <table:cell-content-change table:id="ct1511">
          <table:cell-address table:column="13" table:row="57" table:table="0"/>
          <office:change-info>
            <dc:creator> </dc:creator>
            <dc:date>2016-08-17T13:59:05.86</dc:date>
          </office:change-info>
          <table:previous table:id="ct1403">
            <table:change-track-table-cell office:value-type="float" office:value="36647"/>
          </table:previous>
        </table:cell-content-change>
        <table:cell-content-change table:id="ct1512">
          <table:cell-address table:column="13" table:row="60" table:table="0"/>
          <office:change-info>
            <dc:creator> </dc:creator>
            <dc:date>2016-08-17T13:59:06.47</dc:date>
          </office:change-info>
          <table:previous table:id="ct1406">
            <table:change-track-table-cell office:value-type="float" office:value="36647"/>
          </table:previous>
        </table:cell-content-change>
        <table:cell-content-change table:id="ct1513">
          <table:cell-address table:column="13" table:row="63" table:table="0"/>
          <office:change-info>
            <dc:creator> </dc:creator>
            <dc:date>2016-08-17T13:59:07.02</dc:date>
          </office:change-info>
          <table:previous table:id="ct1409">
            <table:change-track-table-cell office:value-type="float" office:value="36647"/>
          </table:previous>
        </table:cell-content-change>
        <table:cell-content-change table:id="ct1514">
          <table:cell-address table:column="13" table:row="66" table:table="0"/>
          <office:change-info>
            <dc:creator> </dc:creator>
            <dc:date>2016-08-17T13:59:07.57</dc:date>
          </office:change-info>
          <table:previous table:id="ct1412">
            <table:change-track-table-cell office:value-type="float" office:value="36647"/>
          </table:previous>
        </table:cell-content-change>
        <table:cell-content-change table:id="ct1515">
          <table:cell-address table:column="13" table:row="73" table:table="0"/>
          <office:change-info>
            <dc:creator> </dc:creator>
            <dc:date>2016-08-17T13:59:09.51</dc:date>
          </office:change-info>
          <table:previous table:id="ct1418">
            <table:change-track-table-cell office:value-type="float" office:value="36647"/>
          </table:previous>
        </table:cell-content-change>
        <table:cell-content-change table:id="ct1516">
          <table:cell-address table:column="13" table:row="75" table:table="0"/>
          <office:change-info>
            <dc:creator> </dc:creator>
            <dc:date>2016-08-17T13:59:10.38</dc:date>
          </office:change-info>
          <table:previous table:id="ct1419">
            <table:change-track-table-cell office:value-type="float" office:value="36647"/>
          </table:previous>
        </table:cell-content-change>
        <table:cell-content-change table:id="ct1517">
          <table:cell-address table:column="13" table:row="76" table:table="0"/>
          <office:change-info>
            <dc:creator> </dc:creator>
            <dc:date>2016-08-17T13:59:11.57</dc:date>
          </office:change-info>
          <table:previous table:id="ct1420">
            <table:change-track-table-cell office:value-type="float" office:value="36647"/>
          </table:previous>
        </table:cell-content-change>
        <table:cell-content-change table:id="ct1518">
          <table:cell-address table:column="13" table:row="128" table:table="0"/>
          <office:change-info>
            <dc:creator> </dc:creator>
            <dc:date>2016-08-17T13:59:18.51</dc:date>
          </office:change-info>
          <table:previous table:id="ct1455">
            <table:change-track-table-cell office:value-type="float" office:value="36647"/>
          </table:previous>
        </table:cell-content-change>
        <table:cell-content-change table:id="ct1519">
          <table:cell-address table:column="13" table:row="131" table:table="0"/>
          <office:change-info>
            <dc:creator> </dc:creator>
            <dc:date>2016-08-17T13:59:18.95</dc:date>
          </office:change-info>
          <table:previous table:id="ct1458">
            <table:change-track-table-cell office:value-type="float" office:value="36647"/>
          </table:previous>
        </table:cell-content-change>
        <table:cell-content-change table:id="ct1520">
          <table:cell-address table:column="13" table:row="134" table:table="0"/>
          <office:change-info>
            <dc:creator> </dc:creator>
            <dc:date>2016-08-17T13:59:19.43</dc:date>
          </office:change-info>
          <table:previous table:id="ct1461">
            <table:change-track-table-cell office:value-type="float" office:value="36647"/>
          </table:previous>
        </table:cell-content-change>
        <table:cell-content-change table:id="ct1521">
          <table:cell-address table:column="13" table:row="137" table:table="0"/>
          <office:change-info>
            <dc:creator> </dc:creator>
            <dc:date>2016-08-17T13:59:20.09</dc:date>
          </office:change-info>
          <table:previous table:id="ct1464">
            <table:change-track-table-cell office:value-type="float" office:value="36647"/>
          </table:previous>
        </table:cell-content-change>
        <table:cell-content-change table:id="ct1522">
          <table:cell-address table:column="13" table:row="140" table:table="0"/>
          <office:change-info>
            <dc:creator> </dc:creator>
            <dc:date>2016-08-17T13:59:20.62</dc:date>
          </office:change-info>
          <table:previous table:id="ct1467">
            <table:change-track-table-cell office:value-type="float" office:value="36647"/>
          </table:previous>
        </table:cell-content-change>
        <table:cell-content-change table:id="ct1523">
          <table:cell-address table:column="13" table:row="143" table:table="0"/>
          <office:change-info>
            <dc:creator> </dc:creator>
            <dc:date>2016-08-17T13:59:21.95</dc:date>
          </office:change-info>
          <table:previous table:id="ct1470">
            <table:change-track-table-cell office:value-type="float" office:value="36647"/>
          </table:previous>
        </table:cell-content-change>
        <table:cell-content-change table:id="ct1524">
          <table:cell-address table:column="13" table:row="146" table:table="0"/>
          <office:change-info>
            <dc:creator> </dc:creator>
            <dc:date>2016-08-17T13:59:22.43</dc:date>
          </office:change-info>
          <table:previous table:id="ct1473">
            <table:change-track-table-cell office:value-type="float" office:value="36647"/>
          </table:previous>
        </table:cell-content-change>
        <table:cell-content-change table:id="ct1525">
          <table:cell-address table:column="13" table:row="149" table:table="0"/>
          <office:change-info>
            <dc:creator> </dc:creator>
            <dc:date>2016-08-17T13:59:22.94</dc:date>
          </office:change-info>
          <table:previous table:id="ct1476">
            <table:change-track-table-cell office:value-type="float" office:value="36647"/>
          </table:previous>
        </table:cell-content-change>
        <table:cell-content-change table:id="ct1526">
          <table:cell-address table:column="13" table:row="161" table:table="0"/>
          <office:change-info>
            <dc:creator> </dc:creator>
            <dc:date>2016-08-17T13:59:25.37</dc:date>
          </office:change-info>
          <table:previous table:id="ct1485">
            <table:change-track-table-cell office:value-type="float" office:value="36647"/>
          </table:previous>
        </table:cell-content-change>
        <table:cell-content-change table:id="ct1527">
          <table:cell-address table:column="13" table:row="176" table:table="0"/>
          <office:change-info>
            <dc:creator> </dc:creator>
            <dc:date>2016-08-17T13:59:27.97</dc:date>
          </office:change-info>
          <table:previous table:id="ct1495">
            <table:change-track-table-cell office:value-type="float" office:value="36678"/>
          </table:previous>
        </table:cell-content-change>
        <table:cell-content-change table:id="ct1528">
          <table:cell-address table:column="13" table:row="176" table:table="0"/>
          <office:change-info>
            <dc:creator> </dc:creator>
            <dc:date>2016-08-17T13:59:28.91</dc:date>
          </office:change-info>
          <table:previous table:id="ct1496">
            <table:change-track-table-cell office:value-type="float" office:value="36586"/>
          </table:previous>
        </table:cell-content-change>
        <table:cell-content-change table:id="ct1529">
          <table:cell-address table:column="13" table:row="176" table:table="0"/>
          <office:change-info>
            <dc:creator> </dc:creator>
            <dc:date>2016-08-17T13:59:36.19</dc:date>
          </office:change-info>
          <table:previous table:id="ct1527">
            <table:change-track-table-cell office:value-type="float" office:value="36647"/>
          </table:previous>
        </table:cell-content-change>
        <table:cell-content-change table:id="ct1530">
          <table:cell-address table:column="13" table:row="176" table:table="0"/>
          <office:change-info>
            <dc:creator> </dc:creator>
            <dc:date>2016-08-17T13:59:36.19</dc:date>
          </office:change-info>
          <table:previous table:id="ct1528">
            <table:change-track-table-cell office:value-type="float" office:value="36647"/>
          </table:previous>
        </table:cell-content-change>
        <table:cell-content-change table:id="ct1531">
          <table:cell-address table:column="5" table:row="78" table:table="0"/>
          <office:change-info>
            <dc:creator> </dc:creator>
            <dc:date>2016-08-17T14:00:19.28</dc:date>
          </office:change-info>
          <table:previous table:id="ct1234">
            <table:change-track-table-cell office:value-type="float" office:value="42384"/>
          </table:previous>
        </table:cell-content-change>
        <table:cell-content-change table:id="ct1532">
          <table:cell-address table:column="5" table:row="79" table:table="0"/>
          <office:change-info>
            <dc:creator> </dc:creator>
            <dc:date>2016-08-17T14:00:22.42</dc:date>
          </office:change-info>
          <table:previous table:id="ct1235">
            <table:change-track-table-cell office:value-type="float" office:value="42384"/>
          </table:previous>
        </table:cell-content-change>
        <table:cell-content-change table:id="ct1533">
          <table:cell-address table:column="5" table:row="80" table:table="0"/>
          <office:change-info>
            <dc:creator> </dc:creator>
            <dc:date>2016-08-17T14:00:23.18</dc:date>
          </office:change-info>
          <table:previous table:id="ct1236">
            <table:change-track-table-cell office:value-type="float" office:value="42384"/>
          </table:previous>
        </table:cell-content-change>
        <table:cell-content-change table:id="ct1534">
          <table:cell-address table:column="5" table:row="81" table:table="0"/>
          <office:change-info>
            <dc:creator> </dc:creator>
            <dc:date>2016-08-17T14:00:23.53</dc:date>
          </office:change-info>
          <table:previous table:id="ct1237">
            <table:change-track-table-cell office:value-type="float" office:value="42384"/>
          </table:previous>
        </table:cell-content-change>
        <table:cell-content-change table:id="ct1535">
          <table:cell-address table:column="5" table:row="82" table:table="0"/>
          <office:change-info>
            <dc:creator> </dc:creator>
            <dc:date>2016-08-17T14:00:23.85</dc:date>
          </office:change-info>
          <table:previous table:id="ct1238">
            <table:change-track-table-cell office:value-type="float" office:value="42384"/>
          </table:previous>
        </table:cell-content-change>
        <table:cell-content-change table:id="ct1536">
          <table:cell-address table:column="5" table:row="83" table:table="0"/>
          <office:change-info>
            <dc:creator> </dc:creator>
            <dc:date>2016-08-17T14:00:24.12</dc:date>
          </office:change-info>
          <table:previous table:id="ct1239">
            <table:change-track-table-cell office:value-type="float" office:value="42384"/>
          </table:previous>
        </table:cell-content-change>
        <table:cell-content-change table:id="ct1537">
          <table:cell-address table:column="5" table:row="84" table:table="0"/>
          <office:change-info>
            <dc:creator> </dc:creator>
            <dc:date>2016-08-17T14:00:24.41</dc:date>
          </office:change-info>
          <table:previous table:id="ct1240">
            <table:change-track-table-cell office:value-type="float" office:value="42384"/>
          </table:previous>
        </table:cell-content-change>
        <table:cell-content-change table:id="ct1538">
          <table:cell-address table:column="5" table:row="85" table:table="0"/>
          <office:change-info>
            <dc:creator> </dc:creator>
            <dc:date>2016-08-17T14:00:24.77</dc:date>
          </office:change-info>
          <table:previous table:id="ct1241">
            <table:change-track-table-cell office:value-type="float" office:value="42384"/>
          </table:previous>
        </table:cell-content-change>
        <table:cell-content-change table:id="ct1539">
          <table:cell-address table:column="5" table:row="86" table:table="0"/>
          <office:change-info>
            <dc:creator> </dc:creator>
            <dc:date>2016-08-17T14:00:25.22</dc:date>
          </office:change-info>
          <table:previous table:id="ct1242">
            <table:change-track-table-cell office:value-type="float" office:value="42384"/>
          </table:previous>
        </table:cell-content-change>
        <table:cell-content-change table:id="ct1540">
          <table:cell-address table:column="5" table:row="91" table:table="0"/>
          <office:change-info>
            <dc:creator> </dc:creator>
            <dc:date>2016-08-17T14:00:45.21</dc:date>
          </office:change-info>
          <table:previous table:id="ct1243">
            <table:change-track-table-cell office:value-type="float" office:value="42384"/>
          </table:previous>
        </table:cell-content-change>
        <table:cell-content-change table:id="ct1541">
          <table:cell-address table:column="5" table:row="92" table:table="0"/>
          <office:change-info>
            <dc:creator> </dc:creator>
            <dc:date>2016-08-17T14:00:45.67</dc:date>
          </office:change-info>
          <table:previous table:id="ct1244">
            <table:change-track-table-cell office:value-type="float" office:value="42384"/>
          </table:previous>
        </table:cell-content-change>
        <table:cell-content-change table:id="ct1542">
          <table:cell-address table:column="13" table:row="69" table:table="0"/>
          <office:change-info>
            <dc:creator> </dc:creator>
            <dc:date>2016-08-17T14:00:50.57</dc:date>
          </office:change-info>
          <table:previous table:id="ct1415">
            <table:change-track-table-cell office:value-type="float" office:value="36647"/>
          </table:previous>
        </table:cell-content-change>
        <table:cell-content-change table:id="ct1543">
          <table:cell-address table:column="13" table:row="124" table:table="0"/>
          <office:change-info>
            <dc:creator> </dc:creator>
            <dc:date>2016-08-17T14:01:30.61</dc:date>
          </office:change-info>
          <table:previous table:id="ct1452">
            <table:change-track-table-cell office:value-type="string">
              <text:p>0.35</text:p>
            </table:change-track-table-cell>
          </table:previous>
        </table:cell-content-change>
        <table:cell-content-change table:id="ct1544">
          <table:cell-address table:column="1" table:row="176" table:table="0"/>
          <office:change-info>
            <dc:creator> </dc:creator>
            <dc:date>2016-08-18T14:07:37.56</dc:date>
          </office:change-info>
          <table:previous table:id="ct1156">
            <table:change-track-table-cell office:value-type="float" office:value="42556"/>
          </table:previous>
        </table:cell-content-change>
        <table:cell-content-change table:id="ct1545">
          <table:cell-address table:column="3" table:row="176" table:table="0"/>
          <office:change-info>
            <dc:creator> </dc:creator>
            <dc:date>2016-08-18T14:07:43.42</dc:date>
          </office:change-info>
          <table:previous table:id="ct1187">
            <table:change-track-table-cell office:value-type="float" office:value="8"/>
          </table:previous>
        </table:cell-content-change>
        <table:cell-content-change table:id="ct1546">
          <table:cell-address table:column="4" table:row="176" table:table="0"/>
          <office:change-info>
            <dc:creator> </dc:creator>
            <dc:date>2016-08-18T14:07:45.24</dc:date>
          </office:change-info>
          <table:previous table:id="ct1215">
            <table:change-track-table-cell office:value-type="float" office:value="12"/>
          </table:previous>
        </table:cell-content-change>
        <table:cell-content-change table:id="ct1547">
          <table:cell-address table:column="6" table:row="176" table:table="0"/>
          <office:change-info>
            <dc:creator> </dc:creator>
            <dc:date>2016-08-18T14:07:48.35</dc:date>
          </office:change-info>
          <table:previous table:id="ct1245">
            <table:change-track-table-cell office:value-type="float" office:value="0"/>
          </table:previous>
        </table:cell-content-change>
        <table:cell-content-change table:id="ct1548">
          <table:cell-address table:column="6" table:row="176" table:table="0"/>
          <office:change-info>
            <dc:creator> </dc:creator>
            <dc:date>2016-08-18T14:07:49.04</dc:date>
          </office:change-info>
          <table:previous table:id="ct1246">
            <table:change-track-table-cell office:value-type="float" office:value="0"/>
          </table:previous>
        </table:cell-content-change>
        <table:cell-content-change table:id="ct1549">
          <table:cell-address table:column="8" table:row="176" table:table="0"/>
          <office:change-info>
            <dc:creator> </dc:creator>
            <dc:date>2016-08-18T14:07:51.34</dc:date>
          </office:change-info>
          <table:previous table:id="ct1286">
            <table:change-track-table-cell office:value-type="float" office:value="2"/>
          </table:previous>
        </table:cell-content-change>
        <table:cell-content-change table:id="ct1550">
          <table:cell-address table:column="8" table:row="176" table:table="0"/>
          <office:change-info>
            <dc:creator> </dc:creator>
            <dc:date>2016-08-18T14:07:52.13</dc:date>
          </office:change-info>
          <table:previous table:id="ct1287">
            <table:change-track-table-cell office:value-type="float" office:value="2"/>
          </table:previous>
        </table:cell-content-change>
        <table:cell-content-change table:id="ct1551">
          <table:cell-address table:column="9" table:row="176" table:table="0"/>
          <office:change-info>
            <dc:creator> </dc:creator>
            <dc:date>2016-08-18T14:07:53.24</dc:date>
          </office:change-info>
          <table:previous table:id="ct1312">
            <table:change-track-table-cell office:value-type="float" office:value="23"/>
          </table:previous>
        </table:cell-content-change>
        <table:cell-content-change table:id="ct1552">
          <table:cell-address table:column="9" table:row="176" table:table="0"/>
          <office:change-info>
            <dc:creator> </dc:creator>
            <dc:date>2016-08-18T14:07:54.01</dc:date>
          </office:change-info>
          <table:previous table:id="ct1313">
            <table:change-track-table-cell office:value-type="float" office:value="23"/>
          </table:previous>
        </table:cell-content-change>
        <table:cell-content-change table:id="ct1553">
          <table:cell-address table:column="10" table:row="176" table:table="0"/>
          <office:change-info>
            <dc:creator> </dc:creator>
            <dc:date>2016-08-18T14:07:55</dc:date>
          </office:change-info>
          <table:previous table:id="ct1323">
            <table:change-track-table-cell office:value-type="float" office:value="25"/>
          </table:previous>
        </table:cell-content-change>
        <table:cell-content-change table:id="ct1554">
          <table:cell-address table:column="10" table:row="176" table:table="0"/>
          <office:change-info>
            <dc:creator> </dc:creator>
            <dc:date>2016-08-18T14:07:55.69</dc:date>
          </office:change-info>
          <table:previous table:id="ct1324">
            <table:change-track-table-cell office:value-type="float" office:value="25"/>
          </table:previous>
        </table:cell-content-change>
        <table:cell-content-change table:id="ct1555">
          <table:cell-address table:column="11" table:row="176" table:table="0"/>
          <office:change-info>
            <dc:creator> </dc:creator>
            <dc:date>2016-08-18T14:07:57.36</dc:date>
          </office:change-info>
          <table:previous table:id="ct1343">
            <table:change-track-table-cell office:value-type="float" office:value="30"/>
          </table:previous>
        </table:cell-content-change>
        <table:cell-content-change table:id="ct1556">
          <table:cell-address table:column="11" table:row="176" table:table="0"/>
          <office:change-info>
            <dc:creator> </dc:creator>
            <dc:date>2016-08-18T14:07:58.85</dc:date>
          </office:change-info>
          <table:previous table:id="ct1344">
            <table:change-track-table-cell office:value-type="float" office:value="50"/>
          </table:previous>
        </table:cell-content-change>
        <table:cell-content-change table:id="ct1557">
          <table:cell-address table:column="12" table:row="176" table:table="0"/>
          <office:change-info>
            <dc:creator> </dc:creator>
            <dc:date>2016-08-18T14:08:04.39</dc:date>
          </office:change-info>
          <table:previous table:id="ct1360">
            <table:change-track-table-cell office:value-type="float" office:value="36770"/>
          </table:previous>
        </table:cell-content-change>
        <table:cell-content-change table:id="ct1558">
          <table:cell-address table:column="14" table:row="176" table:table="0"/>
          <office:change-info>
            <dc:creator> </dc:creator>
            <dc:date>2016-08-18T14:08:07.55</dc:date>
          </office:change-info>
          <table:previous table:id="ct1361">
            <table:change-track-table-cell office:value-type="float" office:value="0"/>
          </table:previous>
        </table:cell-content-change>
        <table:cell-content-change table:id="ct1559">
          <table:cell-address table:column="14" table:row="176" table:table="0"/>
          <office:change-info>
            <dc:creator> </dc:creator>
            <dc:date>2016-08-18T14:08:08.10</dc:date>
          </office:change-info>
          <table:previous table:id="ct1362">
            <table:change-track-table-cell office:value-type="float" office:value="0"/>
          </table:previous>
        </table:cell-content-change>
        <table:cell-content-change table:id="ct1560">
          <table:cell-address table:column="1" table:row="176" table:table="0"/>
          <office:change-info>
            <dc:creator> </dc:creator>
            <dc:date>2016-08-18T14:08:13.34</dc:date>
          </office:change-info>
          <table:previous table:id="ct1157">
            <table:change-track-table-cell office:value-type="float" office:value="15"/>
          </table:previous>
        </table:cell-content-change>
        <table:cell-content-change table:id="ct1561">
          <table:cell-address table:column="2" table:row="176" table:table="0"/>
          <office:change-info>
            <dc:creator> </dc:creator>
            <dc:date>2016-08-18T14:08:16.62</dc:date>
          </office:change-info>
          <table:previous table:id="ct1159">
            <table:change-track-table-cell office:value-type="float" office:value="-15"/>
          </table:previous>
        </table:cell-content-change>
        <table:cell-content-change table:id="ct1562">
          <table:cell-address table:column="1" table:row="144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7.50</text:p>
            </table:change-track-table-cell>
          </table:previous>
        </table:cell-content-change>
        <table:cell-content-change table:id="ct1563">
          <table:cell-address table:column="1" table:row="145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564">
          <table:cell-address table:column="1" table:row="146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565">
          <table:cell-address table:column="2" table:row="144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-7.50</text:p>
            </table:change-track-table-cell>
          </table:previous>
        </table:cell-content-change>
        <table:cell-content-change table:id="ct1566">
          <table:cell-address table:column="2" table:row="145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-15.00</text:p>
            </table:change-track-table-cell>
          </table:previous>
        </table:cell-content-change>
        <table:cell-content-change table:id="ct1567">
          <table:cell-address table:column="2" table:row="146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-30.00</text:p>
            </table:change-track-table-cell>
          </table:previous>
        </table:cell-content-change>
        <table:cell-content-change table:id="ct1568">
          <table:cell-address table:column="3" table:row="144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9.00</text:p>
            </table:change-track-table-cell>
          </table:previous>
        </table:cell-content-change>
        <table:cell-content-change table:id="ct1569">
          <table:cell-address table:column="3" table:row="145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570">
          <table:cell-address table:column="3" table:row="146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39.00</text:p>
            </table:change-track-table-cell>
          </table:previous>
        </table:cell-content-change>
        <table:cell-content-change table:id="ct1571">
          <table:cell-address table:column="4" table:row="144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1572">
          <table:cell-address table:column="4" table:row="145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32.00</text:p>
            </table:change-track-table-cell>
          </table:previous>
        </table:cell-content-change>
        <table:cell-content-change table:id="ct1573">
          <table:cell-address table:column="4" table:row="146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68.00</text:p>
            </table:change-track-table-cell>
          </table:previous>
        </table:cell-content-change>
        <table:cell-content-change table:id="ct1574">
          <table:cell-address table:column="1" table:row="141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1575">
          <table:cell-address table:column="1" table:row="142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576">
          <table:cell-address table:column="1" table:row="143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577">
          <table:cell-address table:column="2" table:row="141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-5.00</text:p>
            </table:change-track-table-cell>
          </table:previous>
        </table:cell-content-change>
        <table:cell-content-change table:id="ct1578">
          <table:cell-address table:column="2" table:row="142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-10.00</text:p>
            </table:change-track-table-cell>
          </table:previous>
        </table:cell-content-change>
        <table:cell-content-change table:id="ct1579">
          <table:cell-address table:column="2" table:row="143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-20.00</text:p>
            </table:change-track-table-cell>
          </table:previous>
        </table:cell-content-change>
        <table:cell-content-change table:id="ct1580">
          <table:cell-address table:column="3" table:row="141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8.00</text:p>
            </table:change-track-table-cell>
          </table:previous>
        </table:cell-content-change>
        <table:cell-content-change table:id="ct1581">
          <table:cell-address table:column="3" table:row="142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1582">
          <table:cell-address table:column="3" table:row="143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1583">
          <table:cell-address table:column="4" table:row="141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14.00</text:p>
            </table:change-track-table-cell>
          </table:previous>
        </table:cell-content-change>
        <table:cell-content-change table:id="ct1584">
          <table:cell-address table:column="4" table:row="142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28.00</text:p>
            </table:change-track-table-cell>
          </table:previous>
        </table:cell-content-change>
        <table:cell-content-change table:id="ct1585">
          <table:cell-address table:column="4" table:row="143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59.00</text:p>
            </table:change-track-table-cell>
          </table:previous>
        </table:cell-content-change>
        <table:cell-content-change table:id="ct1586">
          <table:cell-address table:column="1" table:row="138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2.50</text:p>
            </table:change-track-table-cell>
          </table:previous>
        </table:cell-content-change>
        <table:cell-content-change table:id="ct1587">
          <table:cell-address table:column="1" table:row="139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1588">
          <table:cell-address table:column="1" table:row="140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589">
          <table:cell-address table:column="2" table:row="138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-2.50</text:p>
            </table:change-track-table-cell>
          </table:previous>
        </table:cell-content-change>
        <table:cell-content-change table:id="ct1590">
          <table:cell-address table:column="2" table:row="139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-5.00</text:p>
            </table:change-track-table-cell>
          </table:previous>
        </table:cell-content-change>
        <table:cell-content-change table:id="ct1591">
          <table:cell-address table:column="2" table:row="140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-10.00</text:p>
            </table:change-track-table-cell>
          </table:previous>
        </table:cell-content-change>
        <table:cell-content-change table:id="ct1592">
          <table:cell-address table:column="3" table:row="138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6.00</text:p>
            </table:change-track-table-cell>
          </table:previous>
        </table:cell-content-change>
        <table:cell-content-change table:id="ct1593">
          <table:cell-address table:column="3" table:row="139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594">
          <table:cell-address table:column="3" table:row="140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32.00</text:p>
            </table:change-track-table-cell>
          </table:previous>
        </table:cell-content-change>
        <table:cell-content-change table:id="ct1595">
          <table:cell-address table:column="4" table:row="138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1596">
          <table:cell-address table:column="4" table:row="139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597">
          <table:cell-address table:column="4" table:row="140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49.00</text:p>
            </table:change-track-table-cell>
          </table:previous>
        </table:cell-content-change>
        <table:cell-content-change table:id="ct1598">
          <table:cell-address table:column="13" table:row="108" table:table="0"/>
          <office:change-info>
            <dc:creator> </dc:creator>
            <dc:date>2016-08-22T08:43:18.20</dc:date>
          </office:change-info>
          <table:previous table:id="ct1446">
            <table:change-track-table-cell office:value-type="string">
              <text:p>0.70</text:p>
            </table:change-track-table-cell>
          </table:previous>
        </table:cell-content-change>
        <table:cell-content-change table:id="ct1599">
          <table:cell-address table:column="13" table:row="107" table:table="0"/>
          <office:change-info>
            <dc:creator> </dc:creator>
            <dc:date>2016-08-22T08:43:18.86</dc:date>
          </office:change-info>
          <table:previous table:id="ct1445">
            <table:change-track-table-cell office:value-type="string">
              <text:p>0.70</text:p>
            </table:change-track-table-cell>
          </table:previous>
        </table:cell-content-change>
        <table:cell-content-change table:id="ct1600">
          <table:cell-address table:column="13" table:row="106" table:table="0"/>
          <office:change-info>
            <dc:creator> </dc:creator>
            <dc:date>2016-08-22T08:43:19.65</dc:date>
          </office:change-info>
          <table:previous table:id="ct1444">
            <table:change-track-table-cell office:value-type="string">
              <text:p>0.70</text:p>
            </table:change-track-table-cell>
          </table:previous>
        </table:cell-content-change>
        <table:cell-content-change table:id="ct1601">
          <table:cell-address table:column="13" table:row="107" table:table="0"/>
          <office:change-info>
            <dc:creator> </dc:creator>
            <dc:date>2016-08-22T08:43:41.98</dc:date>
          </office:change-info>
          <table:previous table:id="ct1599">
            <table:change-track-table-cell office:value-type="float" office:value="1"/>
          </table:previous>
        </table:cell-content-change>
        <table:cell-content-change table:id="ct1602">
          <table:cell-address table:column="13" table:row="108" table:table="0"/>
          <office:change-info>
            <dc:creator> </dc:creator>
            <dc:date>2016-08-22T08:43:43.36</dc:date>
          </office:change-info>
          <table:previous table:id="ct1598">
            <table:change-track-table-cell office:value-type="float" office:value="1"/>
          </table:previous>
        </table:cell-content-change>
        <table:cell-content-change table:id="ct1603">
          <table:cell-address table:column="13" table:row="107" table:table="0"/>
          <office:change-info>
            <dc:creator> </dc:creator>
            <dc:date>2016-08-22T08:43:45.92</dc:date>
          </office:change-info>
          <table:previous table:id="ct1601">
            <table:change-track-table-cell office:value-type="float" office:value="36739"/>
          </table:previous>
        </table:cell-content-change>
        <table:cell-content-change table:id="ct1604">
          <table:cell-address table:column="13" table:row="108" table:table="0"/>
          <office:change-info>
            <dc:creator> </dc:creator>
            <dc:date>2016-08-22T08:43:46.41</dc:date>
          </office:change-info>
          <table:previous table:id="ct1602">
            <table:change-track-table-cell office:value-type="float" office:value="36739"/>
          </table:previous>
        </table:cell-content-change>
        <table:cell-content-change table:id="ct1605">
          <table:cell-address table:column="13" table:row="99" table:table="0"/>
          <office:change-info>
            <dc:creator> </dc:creator>
            <dc:date>2016-08-22T08:43:52</dc:date>
          </office:change-info>
          <table:previous table:id="ct1437">
            <table:change-track-table-cell office:value-type="string">
              <text:p>0.70</text:p>
            </table:change-track-table-cell>
          </table:previous>
        </table:cell-content-change>
        <table:cell-content-change table:id="ct1606">
          <table:cell-address table:column="13" table:row="100" table:table="0"/>
          <office:change-info>
            <dc:creator> </dc:creator>
            <dc:date>2016-08-22T08:43:52.61</dc:date>
          </office:change-info>
          <table:previous table:id="ct1438">
            <table:change-track-table-cell office:value-type="string">
              <text:p>0.70</text:p>
            </table:change-track-table-cell>
          </table:previous>
        </table:cell-content-change>
        <table:cell-content-change table:id="ct1607">
          <table:cell-address table:column="13" table:row="99" table:table="0"/>
          <office:change-info>
            <dc:creator> </dc:creator>
            <dc:date>2016-08-22T08:43:55.20</dc:date>
          </office:change-info>
          <table:previous table:id="ct1605">
            <table:change-track-table-cell office:value-type="float" office:value="0.56"/>
          </table:previous>
        </table:cell-content-change>
        <table:cell-content-change table:id="ct1608">
          <table:cell-address table:column="13" table:row="100" table:table="0"/>
          <office:change-info>
            <dc:creator> </dc:creator>
            <dc:date>2016-08-22T08:43:56.14</dc:date>
          </office:change-info>
          <table:previous table:id="ct1606">
            <table:change-track-table-cell/>
          </table:previous>
        </table:cell-content-change>
        <table:cell-content-change table:id="ct1609">
          <table:cell-address table:column="13" table:row="101" table:table="0"/>
          <office:change-info>
            <dc:creator> </dc:creator>
            <dc:date>2016-08-22T08:43:57.22</dc:date>
          </office:change-info>
          <table:previous table:id="ct1439">
            <table:change-track-table-cell office:value-type="string">
              <text:p>0.70</text:p>
            </table:change-track-table-cell>
          </table:previous>
        </table:cell-content-change>
        <table:cell-content-change table:id="ct1610">
          <table:cell-address table:column="13" table:row="102" table:table="0"/>
          <office:change-info>
            <dc:creator> </dc:creator>
            <dc:date>2016-08-22T08:43:59.82</dc:date>
          </office:change-info>
          <table:previous table:id="ct1440">
            <table:change-track-table-cell office:value-type="string">
              <text:p>0.70</text:p>
            </table:change-track-table-cell>
          </table:previous>
        </table:cell-content-change>
        <table:cell-content-change table:id="ct1611">
          <table:cell-address table:column="13" table:row="99" table:table="0"/>
          <office:change-info>
            <dc:creator> </dc:creator>
            <dc:date>2016-08-22T08:44:03.82</dc:date>
          </office:change-info>
          <table:previous table:id="ct1607">
            <table:change-track-table-cell office:value-type="float" office:value="36678"/>
          </table:previous>
        </table:cell-content-change>
        <table:cell-content-change table:id="ct1612">
          <table:cell-address table:column="13" table:row="98" table:table="0"/>
          <office:change-info>
            <dc:creator> </dc:creator>
            <dc:date>2016-08-22T08:44:05.32</dc:date>
          </office:change-info>
          <table:previous table:id="ct1436">
            <table:change-track-table-cell office:value-type="string">
              <text:p>0.70</text:p>
            </table:change-track-table-cell>
          </table:previous>
        </table:cell-content-change>
        <table:cell-content-change table:id="ct1613">
          <table:cell-address table:column="13" table:row="97" table:table="0"/>
          <office:change-info>
            <dc:creator> </dc:creator>
            <dc:date>2016-08-22T08:44:07.21</dc:date>
          </office:change-info>
          <table:previous table:id="ct1435">
            <table:change-track-table-cell office:value-type="string">
              <text:p>0.70</text:p>
            </table:change-track-table-cell>
          </table:previous>
        </table:cell-content-change>
        <table:cell-content-change table:id="ct1614">
          <table:cell-address table:column="13" table:row="96" table:table="0"/>
          <office:change-info>
            <dc:creator> </dc:creator>
            <dc:date>2016-08-22T08:44:08.92</dc:date>
          </office:change-info>
          <table:previous table:id="ct1434">
            <table:change-track-table-cell office:value-type="string">
              <text:p>0.70</text:p>
            </table:change-track-table-cell>
          </table:previous>
        </table:cell-content-change>
        <table:cell-content-change table:id="ct1615">
          <table:cell-address table:column="13" table:row="95" table:table="0"/>
          <office:change-info>
            <dc:creator> </dc:creator>
            <dc:date>2016-08-22T08:44:10.24</dc:date>
          </office:change-info>
          <table:previous table:id="ct1433">
            <table:change-track-table-cell office:value-type="string">
              <text:p>0.70</text:p>
            </table:change-track-table-cell>
          </table:previous>
        </table:cell-content-change>
        <table:cell-content-change table:id="ct1616">
          <table:cell-address table:column="13" table:row="94" table:table="0"/>
          <office:change-info>
            <dc:creator> </dc:creator>
            <dc:date>2016-08-22T08:44:11.82</dc:date>
          </office:change-info>
          <table:previous table:id="ct1432">
            <table:change-track-table-cell office:value-type="string">
              <text:p>0.70</text:p>
            </table:change-track-table-cell>
          </table:previous>
        </table:cell-content-change>
        <table:cell-content-change table:id="ct1617">
          <table:cell-address table:column="13" table:row="94" table:table="0"/>
          <office:change-info>
            <dc:creator> </dc:creator>
            <dc:date>2016-08-22T08:44:14.62</dc:date>
          </office:change-info>
          <table:previous table:id="ct1616">
            <table:change-track-table-cell office:value-type="float" office:value="36617"/>
          </table:previous>
        </table:cell-content-change>
        <table:cell-content-change table:id="ct1618">
          <table:cell-address table:column="13" table:row="95" table:table="0"/>
          <office:change-info>
            <dc:creator> </dc:creator>
            <dc:date>2016-08-22T08:44:15.99</dc:date>
          </office:change-info>
          <table:previous table:id="ct1615">
            <table:change-track-table-cell office:value-type="float" office:value="36617"/>
          </table:previous>
        </table:cell-content-change>
        <table:cell-content-change table:id="ct1619">
          <table:cell-address table:column="13" table:row="96" table:table="0"/>
          <office:change-info>
            <dc:creator> </dc:creator>
            <dc:date>2016-08-22T08:44:16.84</dc:date>
          </office:change-info>
          <table:previous table:id="ct1614">
            <table:change-track-table-cell office:value-type="float" office:value="36617"/>
          </table:previous>
        </table:cell-content-change>
        <table:cell-content-change table:id="ct1620">
          <table:cell-address table:column="13" table:row="97" table:table="0"/>
          <office:change-info>
            <dc:creator> </dc:creator>
            <dc:date>2016-08-22T08:44:18.11</dc:date>
          </office:change-info>
          <table:previous table:id="ct1613">
            <table:change-track-table-cell office:value-type="float" office:value="36647"/>
          </table:previous>
        </table:cell-content-change>
        <table:cell-content-change table:id="ct1621">
          <table:cell-address table:column="13" table:row="98" table:table="0"/>
          <office:change-info>
            <dc:creator> </dc:creator>
            <dc:date>2016-08-22T08:44:19.08</dc:date>
          </office:change-info>
          <table:previous table:id="ct1612">
            <table:change-track-table-cell office:value-type="float" office:value="36647"/>
          </table:previous>
        </table:cell-content-change>
        <table:cell-content-change table:id="ct1622">
          <table:cell-address table:column="13" table:row="99" table:table="0"/>
          <office:change-info>
            <dc:creator> </dc:creator>
            <dc:date>2016-08-22T08:44:19.87</dc:date>
          </office:change-info>
          <table:previous table:id="ct1611">
            <table:change-track-table-cell office:value-type="float" office:value="36647"/>
          </table:previous>
        </table:cell-content-change>
        <table:cell-content-change table:id="ct1623">
          <table:cell-address table:column="13" table:row="100" table:table="0"/>
          <office:change-info>
            <dc:creator> </dc:creator>
            <dc:date>2016-08-22T08:44:22.96</dc:date>
          </office:change-info>
          <table:previous table:id="ct1608">
            <table:change-track-table-cell office:value-type="float" office:value="36678"/>
          </table:previous>
        </table:cell-content-change>
        <table:cell-content-change table:id="ct1624">
          <table:cell-address table:column="13" table:row="101" table:table="0"/>
          <office:change-info>
            <dc:creator> </dc:creator>
            <dc:date>2016-08-22T08:44:24.16</dc:date>
          </office:change-info>
          <table:previous table:id="ct1609">
            <table:change-track-table-cell office:value-type="float" office:value="36678"/>
          </table:previous>
        </table:cell-content-change>
        <table:cell-content-change table:id="ct1625">
          <table:cell-address table:column="13" table:row="102" table:table="0"/>
          <office:change-info>
            <dc:creator> </dc:creator>
            <dc:date>2016-08-22T08:44:24.94</dc:date>
          </office:change-info>
          <table:previous table:id="ct1610">
            <table:change-track-table-cell office:value-type="float" office:value="36678"/>
          </table:previous>
        </table:cell-content-change>
        <table:cell-content-change table:id="ct1626">
          <table:cell-address table:column="13" table:row="99" table:table="0"/>
          <office:change-info>
            <dc:creator> </dc:creator>
            <dc:date>2016-08-22T08:44:27.80</dc:date>
          </office:change-info>
          <table:previous table:id="ct1622">
            <table:change-track-table-cell office:value-type="float" office:value="0.55"/>
          </table:previous>
        </table:cell-content-change>
        <table:cell-content-change table:id="ct1627">
          <table:cell-address table:column="13" table:row="97" table:table="0"/>
          <office:change-info>
            <dc:creator> </dc:creator>
            <dc:date>2016-08-22T08:44:29.32</dc:date>
          </office:change-info>
          <table:previous table:id="ct1620">
            <table:change-track-table-cell office:value-type="float" office:value="0.55"/>
          </table:previous>
        </table:cell-content-change>
        <table:cell-content-change table:id="ct1628">
          <table:cell-address table:column="13" table:row="98" table:table="0"/>
          <office:change-info>
            <dc:creator> </dc:creator>
            <dc:date>2016-08-22T08:44:30.53</dc:date>
          </office:change-info>
          <table:previous table:id="ct1621">
            <table:change-track-table-cell office:value-type="float" office:value="0.55"/>
          </table:previous>
        </table:cell-content-change>
        <table:cell-content-change table:id="ct1629">
          <table:cell-address table:column="13" table:row="96" table:table="0"/>
          <office:change-info>
            <dc:creator> </dc:creator>
            <dc:date>2016-08-22T08:44:33.14</dc:date>
          </office:change-info>
          <table:previous table:id="ct1619">
            <table:change-track-table-cell office:value-type="float" office:value="36647"/>
          </table:previous>
        </table:cell-content-change>
        <table:cell-content-change table:id="ct1630">
          <table:cell-address table:column="13" table:row="94" table:table="0"/>
          <office:change-info>
            <dc:creator> </dc:creator>
            <dc:date>2016-08-22T08:44:34.75</dc:date>
          </office:change-info>
          <table:previous table:id="ct1617">
            <table:change-track-table-cell office:value-type="float" office:value="36647"/>
          </table:previous>
        </table:cell-content-change>
        <table:cell-content-change table:id="ct1631">
          <table:cell-address table:column="13" table:row="95" table:table="0"/>
          <office:change-info>
            <dc:creator> </dc:creator>
            <dc:date>2016-08-22T08:44:35.67</dc:date>
          </office:change-info>
          <table:previous table:id="ct1618">
            <table:change-track-table-cell office:value-type="float" office:value="36647"/>
          </table:previous>
        </table:cell-content-change>
        <table:cell-content-change table:id="ct1632">
          <table:cell-address table:column="13" table:row="104" table:table="0"/>
          <office:change-info>
            <dc:creator> </dc:creator>
            <dc:date>2016-08-22T08:45:34.32</dc:date>
          </office:change-info>
          <table:previous table:id="ct1442">
            <table:change-track-table-cell office:value-type="string">
              <text:p>0.70</text:p>
            </table:change-track-table-cell>
          </table:previous>
        </table:cell-content-change>
        <table:cell-content-change table:id="ct1633">
          <table:cell-address table:column="13" table:row="105" table:table="0"/>
          <office:change-info>
            <dc:creator> </dc:creator>
            <dc:date>2016-08-22T08:45:34.32</dc:date>
          </office:change-info>
          <table:previous table:id="ct1443">
            <table:change-track-table-cell office:value-type="string">
              <text:p>0.70</text:p>
            </table:change-track-table-cell>
          </table:previous>
        </table:cell-content-change>
        <table:cell-content-change table:id="ct1634">
          <table:cell-address table:column="13" table:row="106" table:table="0"/>
          <office:change-info>
            <dc:creator> </dc:creator>
            <dc:date>2016-08-22T08:45:34.32</dc:date>
          </office:change-info>
          <table:previous table:id="ct1600">
            <table:change-track-table-cell office:value-type="float" office:value="1"/>
          </table:previous>
        </table:cell-content-change>
        <table:cell-content-change table:id="ct1635">
          <table:cell-address table:column="13" table:row="107" table:table="0"/>
          <office:change-info>
            <dc:creator> </dc:creator>
            <dc:date>2016-08-22T08:45:34.32</dc:date>
          </office:change-info>
          <table:previous table:id="ct1603">
            <table:change-track-table-cell office:value-type="float" office:value="1"/>
          </table:previous>
        </table:cell-content-change>
        <table:cell-content-change table:id="ct1636">
          <table:cell-address table:column="13" table:row="108" table:table="0"/>
          <office:change-info>
            <dc:creator> </dc:creator>
            <dc:date>2016-08-22T08:45:34.32</dc:date>
          </office:change-info>
          <table:previous table:id="ct1604">
            <table:change-track-table-cell office:value-type="float" office:value="1"/>
          </table:previous>
        </table:cell-content-change>
        <table:cell-content-change table:id="ct1637">
          <table:cell-address table:column="13" table:row="104" table:table="0"/>
          <office:change-info>
            <dc:creator> </dc:creator>
            <dc:date>2016-08-22T08:45:36.84</dc:date>
          </office:change-info>
          <table:previous table:id="ct1632">
            <table:change-track-table-cell office:value-type="string">
              <text:p>0.71</text:p>
            </table:change-track-table-cell>
          </table:previous>
        </table:cell-content-change>
        <table:cell-content-change table:id="ct1638">
          <table:cell-address table:column="13" table:row="105" table:table="0"/>
          <office:change-info>
            <dc:creator> </dc:creator>
            <dc:date>2016-08-22T08:45:37.15</dc:date>
          </office:change-info>
          <table:previous table:id="ct1633">
            <table:change-track-table-cell office:value-type="string">
              <text:p>0.72</text:p>
            </table:change-track-table-cell>
          </table:previous>
        </table:cell-content-change>
        <table:cell-content-change table:id="ct1639">
          <table:cell-address table:column="13" table:row="108" table:table="0"/>
          <office:change-info>
            <dc:creator> </dc:creator>
            <dc:date>2016-08-22T08:45:37.42</dc:date>
          </office:change-info>
          <table:previous table:id="ct1636">
            <table:change-track-table-cell office:value-type="string">
              <text:p>0.75</text:p>
            </table:change-track-table-cell>
          </table:previous>
        </table:cell-content-change>
        <table:cell-content-change table:id="ct1640">
          <table:cell-address table:column="13" table:row="107" table:table="0"/>
          <office:change-info>
            <dc:creator> </dc:creator>
            <dc:date>2016-08-22T08:45:38.09</dc:date>
          </office:change-info>
          <table:previous table:id="ct1635">
            <table:change-track-table-cell office:value-type="string">
              <text:p>0.74</text:p>
            </table:change-track-table-cell>
          </table:previous>
        </table:cell-content-change>
        <table:cell-content-change table:id="ct1641">
          <table:cell-address table:column="13" table:row="106" table:table="0"/>
          <office:change-info>
            <dc:creator> </dc:creator>
            <dc:date>2016-08-22T08:45:38.39</dc:date>
          </office:change-info>
          <table:previous table:id="ct1634">
            <table:change-track-table-cell office:value-type="string">
              <text:p>0.73</text:p>
            </table:change-track-table-cell>
          </table:previous>
        </table:cell-content-change>
        <table:cell-content-change table:id="ct1642">
          <table:cell-address table:column="13" table:row="102" table:table="0"/>
          <office:change-info>
            <dc:creator> </dc:creator>
            <dc:date>2016-08-22T08:45:39.28</dc:date>
          </office:change-info>
          <table:previous table:id="ct1625">
            <table:change-track-table-cell office:value-type="float" office:value="0.65"/>
          </table:previous>
        </table:cell-content-change>
        <table:cell-content-change table:id="ct1643">
          <table:cell-address table:column="13" table:row="101" table:table="0"/>
          <office:change-info>
            <dc:creator> </dc:creator>
            <dc:date>2016-08-22T08:45:39.61</dc:date>
          </office:change-info>
          <table:previous table:id="ct1624">
            <table:change-track-table-cell office:value-type="float" office:value="0.65"/>
          </table:previous>
        </table:cell-content-change>
        <table:cell-content-change table:id="ct1644">
          <table:cell-address table:column="13" table:row="94" table:table="0"/>
          <office:change-info>
            <dc:creator> </dc:creator>
            <dc:date>2016-08-22T08:45:39.90</dc:date>
          </office:change-info>
          <table:previous table:id="ct1630">
            <table:change-track-table-cell office:value-type="float" office:value="0.55"/>
          </table:previous>
        </table:cell-content-change>
        <table:cell-content-change table:id="ct1645">
          <table:cell-address table:column="13" table:row="95" table:table="0"/>
          <office:change-info>
            <dc:creator> </dc:creator>
            <dc:date>2016-08-22T08:45:40.79</dc:date>
          </office:change-info>
          <table:previous table:id="ct1631">
            <table:change-track-table-cell office:value-type="float" office:value="0.55"/>
          </table:previous>
        </table:cell-content-change>
        <table:cell-content-change table:id="ct1646">
          <table:cell-address table:column="13" table:row="96" table:table="0"/>
          <office:change-info>
            <dc:creator> </dc:creator>
            <dc:date>2016-08-22T08:45:41.23</dc:date>
          </office:change-info>
          <table:previous table:id="ct1629">
            <table:change-track-table-cell office:value-type="float" office:value="0.55"/>
          </table:previous>
        </table:cell-content-change>
        <table:cell-content-change table:id="ct1647">
          <table:cell-address table:column="13" table:row="97" table:table="0"/>
          <office:change-info>
            <dc:creator> </dc:creator>
            <dc:date>2016-08-22T08:45:41.59</dc:date>
          </office:change-info>
          <table:previous table:id="ct1627">
            <table:change-track-table-cell office:value-type="float" office:value="36678"/>
          </table:previous>
        </table:cell-content-change>
        <table:cell-content-change table:id="ct1648">
          <table:cell-address table:column="13" table:row="98" table:table="0"/>
          <office:change-info>
            <dc:creator> </dc:creator>
            <dc:date>2016-08-22T08:45:41.94</dc:date>
          </office:change-info>
          <table:previous table:id="ct1628">
            <table:change-track-table-cell office:value-type="float" office:value="36678"/>
          </table:previous>
        </table:cell-content-change>
        <table:cell-content-change table:id="ct1649">
          <table:cell-address table:column="13" table:row="99" table:table="0"/>
          <office:change-info>
            <dc:creator> </dc:creator>
            <dc:date>2016-08-22T08:45:42.25</dc:date>
          </office:change-info>
          <table:previous table:id="ct1626">
            <table:change-track-table-cell office:value-type="float" office:value="36678"/>
          </table:previous>
        </table:cell-content-change>
        <table:cell-content-change table:id="ct1650">
          <table:cell-address table:column="13" table:row="100" table:table="0"/>
          <office:change-info>
            <dc:creator> </dc:creator>
            <dc:date>2016-08-22T08:45:42.56</dc:date>
          </office:change-info>
          <table:previous table:id="ct1623">
            <table:change-track-table-cell office:value-type="float" office:value="0.65"/>
          </table:previous>
        </table:cell-content-change>
        <table:cell-content-change table:id="ct1651">
          <table:cell-address table:column="5" table:row="91" table:table="0"/>
          <office:change-info>
            <dc:creator> </dc:creator>
            <dc:date>2016-08-23T16:03:23.83</dc:date>
          </office:change-info>
          <table:previous table:id="ct1540">
            <table:change-track-table-cell office:value-type="string">
              <text:p>1.00</text:p>
            </table:change-track-table-cell>
          </table:previous>
        </table:cell-content-change>
        <table:cell-content-change table:id="ct1652">
          <table:cell-address table:column="5" table:row="92" table:table="0"/>
          <office:change-info>
            <dc:creator> </dc:creator>
            <dc:date>2016-08-23T16:03:24.99</dc:date>
          </office:change-info>
          <table:previous table:id="ct1541">
            <table:change-track-table-cell office:value-type="string">
              <text:p>1.00</text:p>
            </table:change-track-table-cell>
          </table:previous>
        </table:cell-content-change>
        <table:cell-content-change table:id="ct1653">
          <table:cell-address table:column="5" table:row="75" table:table="0"/>
          <office:change-info>
            <dc:creator> </dc:creator>
            <dc:date>2016-08-23T16:03:31.8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54">
          <table:cell-address table:column="5" table:row="76" table:table="0"/>
          <office:change-info>
            <dc:creator> </dc:creator>
            <dc:date>2016-08-23T16:03:32.5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55">
          <table:cell-address table:column="12" table:row="91" table:table="0"/>
          <office:change-info>
            <dc:creator> </dc:creator>
            <dc:date>2016-08-23T16:06:59.99</dc:date>
          </office:change-info>
          <table:previous table:id="ct1131">
            <table:change-track-table-cell office:value-type="string">
              <text:p>0.70</text:p>
            </table:change-track-table-cell>
          </table:previous>
        </table:cell-content-change>
        <table:cell-content-change table:id="ct1656">
          <table:cell-address table:column="12" table:row="92" table:table="0"/>
          <office:change-info>
            <dc:creator> </dc:creator>
            <dc:date>2016-08-23T16:07:00.86</dc:date>
          </office:change-info>
          <table:previous table:id="ct1130">
            <table:change-track-table-cell office:value-type="string">
              <text:p>0.70</text:p>
            </table:change-track-table-cell>
          </table:previous>
        </table:cell-content-change>
        <table:cell-content-change table:id="ct1657">
          <table:cell-address table:column="12" table:row="27" table:table="0"/>
          <office:change-info>
            <dc:creator> </dc:creator>
            <dc:date>2016-08-23T16:07:08.84</dc:date>
          </office:change-info>
          <table:previous>
            <table:change-track-table-cell office:value-type="string">
              <text:p>0.90</text:p>
            </table:change-track-table-cell>
          </table:previous>
        </table:cell-content-change>
        <table:cell-content-change table:id="ct1658">
          <table:cell-address table:column="12" table:row="28" table:table="0"/>
          <office:change-info>
            <dc:creator> </dc:creator>
            <dc:date>2016-08-23T16:07:09.55</dc:date>
          </office:change-info>
          <table:previous>
            <table:change-track-table-cell office:value-type="string">
              <text:p>0.90</text:p>
            </table:change-track-table-cell>
          </table:previous>
        </table:cell-content-change>
        <table:cell-content-change table:id="ct1659">
          <table:cell-address table:column="7" table:row="91" table:table="0"/>
          <office:change-info>
            <dc:creator> </dc:creator>
            <dc:date>2016-08-23T16:18:34.80</dc:date>
          </office:change-info>
          <table:previous table:id="ct1144">
            <table:change-track-table-cell office:value-type="string">
              <text:p>0.33</text:p>
            </table:change-track-table-cell>
          </table:previous>
        </table:cell-content-change>
        <table:cell-content-change table:id="ct1660">
          <table:cell-address table:column="7" table:row="92" table:table="0"/>
          <office:change-info>
            <dc:creator> </dc:creator>
            <dc:date>2016-08-23T16:18:34.80</dc:date>
          </office:change-info>
          <table:previous table:id="ct1145">
            <table:change-track-table-cell office:value-type="string">
              <text:p>0.33</text:p>
            </table:change-track-table-cell>
          </table:previous>
        </table:cell-content-change>
        <table:cell-content-change table:id="ct1661">
          <table:cell-address table:column="10" table:row="91" table:table="0"/>
          <office:change-info>
            <dc:creator> </dc:creator>
            <dc:date>2016-08-23T16:18:34.80</dc:date>
          </office:change-info>
          <table:previous table:id="ct1126">
            <table:change-track-table-cell office:value-type="string">
              <text:p>70.00</text:p>
            </table:change-track-table-cell>
          </table:previous>
        </table:cell-content-change>
        <table:cell-content-change table:id="ct1662">
          <table:cell-address table:column="10" table:row="92" table:table="0"/>
          <office:change-info>
            <dc:creator> </dc:creator>
            <dc:date>2016-08-23T16:18:34.80</dc:date>
          </office:change-info>
          <table:previous table:id="ct1127">
            <table:change-track-table-cell office:value-type="string">
              <text:p>70.00</text:p>
            </table:change-track-table-cell>
          </table:previous>
        </table:cell-content-change>
        <table:cell-content-change table:id="ct1663">
          <table:cell-address table:column="5" table:row="45" table:table="0"/>
          <office:change-info>
            <dc:creator> </dc:creator>
            <dc:date>2016-08-24T12:35:57.59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664">
          <table:cell-address table:column="5" table:row="46" table:table="0"/>
          <office:change-info>
            <dc:creator> </dc:creator>
            <dc:date>2016-08-24T12:35:57.59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665">
          <table:cell-address table:column="5" table:row="47" table:table="0"/>
          <office:change-info>
            <dc:creator> </dc:creator>
            <dc:date>2016-08-24T12:35:57.59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666">
          <table:cell-address table:column="5" table:row="48" table:table="0"/>
          <office:change-info>
            <dc:creator> </dc:creator>
            <dc:date>2016-08-24T12:35:57.59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667">
          <table:cell-address table:column="5" table:row="49" table:table="0"/>
          <office:change-info>
            <dc:creator> </dc:creator>
            <dc:date>2016-08-24T12:35:57.59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668">
          <table:cell-address table:column="5" table:row="50" table:table="0"/>
          <office:change-info>
            <dc:creator> </dc:creator>
            <dc:date>2016-08-24T12:35:57.59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669">
          <table:cell-address table:column="5" table:row="51" table:table="0"/>
          <office:change-info>
            <dc:creator> </dc:creator>
            <dc:date>2016-08-24T12:35:57.59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670">
          <table:cell-address table:column="5" table:row="52" table:table="0"/>
          <office:change-info>
            <dc:creator> </dc:creator>
            <dc:date>2016-08-24T12:35:57.59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671">
          <table:cell-address table:column="5" table:row="53" table:table="0"/>
          <office:change-info>
            <dc:creator> </dc:creator>
            <dc:date>2016-08-24T12:35:57.59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672">
          <table:cell-address table:column="7" table:row="72" table:table="0"/>
          <office:change-info>
            <dc:creator> </dc:creator>
            <dc:date>2016-08-24T12:36:06.72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673">
          <table:cell-address table:column="7" table:row="73" table:table="0"/>
          <office:change-info>
            <dc:creator> </dc:creator>
            <dc:date>2016-08-24T12:36:06.72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674">
          <table:cell-address table:column="12" table:row="71" table:table="0"/>
          <office:change-info>
            <dc:creator> </dc:creator>
            <dc:date>2016-08-24T12:36:14.63</dc:date>
          </office:change-info>
          <table:previous table:id="ct1357">
            <table:change-track-table-cell office:value-type="string">
              <text:p>0.76</text:p>
            </table:change-track-table-cell>
          </table:previous>
        </table:cell-content-change>
        <table:cell-content-change table:id="ct1675">
          <table:cell-address table:column="12" table:row="72" table:table="0"/>
          <office:change-info>
            <dc:creator> </dc:creator>
            <dc:date>2016-08-24T12:36:16.19</dc:date>
          </office:change-info>
          <table:previous table:id="ct1358">
            <table:change-track-table-cell office:value-type="string">
              <text:p>0.72</text:p>
            </table:change-track-table-cell>
          </table:previous>
        </table:cell-content-change>
        <table:cell-content-change table:id="ct1676">
          <table:cell-address table:column="12" table:row="73" table:table="0"/>
          <office:change-info>
            <dc:creator> </dc:creator>
            <dc:date>2016-08-24T12:36:17.84</dc:date>
          </office:change-info>
          <table:previous table:id="ct1359">
            <table:change-track-table-cell office:value-type="string">
              <text:p>0.67</text:p>
            </table:change-track-table-cell>
          </table:previous>
        </table:cell-content-change>
        <table:cell-content-change table:id="ct1677">
          <table:cell-address table:column="5" table:row="168" table:table="0"/>
          <office:change-info>
            <dc:creator> </dc:creator>
            <dc:date>2016-08-24T12:37:10.43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78">
          <table:cell-address table:column="5" table:row="167" table:table="0"/>
          <office:change-info>
            <dc:creator> </dc:creator>
            <dc:date>2016-08-24T12:37:28.77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79">
          <table:cell-address table:column="7" table:row="176" table:table="0"/>
          <office:change-info>
            <dc:creator> </dc:creator>
            <dc:date>2016-08-24T12:39:00.71</dc:date>
          </office:change-info>
          <table:previous table:id="ct523">
            <table:change-track-table-cell office:value-type="string">
              <text:p>0.33</text:p>
            </table:change-track-table-cell>
          </table:previous>
        </table:cell-content-change>
        <table:cell-content-change table:id="ct1680">
          <table:cell-address table:column="7" table:row="176" table:table="0"/>
          <office:change-info>
            <dc:creator> </dc:creator>
            <dc:date>2016-08-24T12:39:00.71</dc:date>
          </office:change-info>
          <table:previous table:id="ct524">
            <table:change-track-table-cell office:value-type="string">
              <text:p>0.33</text:p>
            </table:change-track-table-cell>
          </table:previous>
        </table:cell-content-change>
        <table:cell-content-change table:id="ct1681">
          <table:cell-address table:column="5" table:row="170" table:table="0"/>
          <office:change-info>
            <dc:creator> </dc:creator>
            <dc:date>2016-08-24T12:39:35.13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82">
          <table:cell-address table:column="7" table:row="170" table:table="0"/>
          <office:change-info>
            <dc:creator> </dc:creator>
            <dc:date>2016-08-24T12:39:46.87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83">
          <table:cell-address table:column="7" table:row="27" table:table="0"/>
          <office:change-info>
            <dc:creator> </dc:creator>
            <dc:date>2016-08-24T12:40:01.51</dc:date>
          </office:change-info>
          <table:previous table:id="ct1262">
            <table:change-track-table-cell office:value-type="string">
              <text:p>1.00</text:p>
            </table:change-track-table-cell>
          </table:previous>
        </table:cell-content-change>
        <table:cell-content-change table:id="ct1684">
          <table:cell-address table:column="7" table:row="28" table:table="0"/>
          <office:change-info>
            <dc:creator> </dc:creator>
            <dc:date>2016-08-24T12:40:04.07</dc:date>
          </office:change-info>
          <table:previous table:id="ct1263">
            <table:change-track-table-cell office:value-type="string">
              <text:p>1.00</text:p>
            </table:change-track-table-cell>
          </table:previous>
        </table:cell-content-change>
        <table:cell-content-change table:id="ct1685">
          <table:cell-address table:column="7" table:row="34" table:table="0"/>
          <office:change-info>
            <dc:creator> </dc:creator>
            <dc:date>2016-08-24T12:41:48.06</dc:date>
          </office:change-info>
          <table:previous table:id="ct1266">
            <table:change-track-table-cell office:value-type="string">
              <text:p>1.00</text:p>
            </table:change-track-table-cell>
          </table:previous>
        </table:cell-content-change>
        <table:cell-content-change table:id="ct1686">
          <table:cell-address table:column="7" table:row="37" table:table="0"/>
          <office:change-info>
            <dc:creator> </dc:creator>
            <dc:date>2016-08-24T12:41:48.81</dc:date>
          </office:change-info>
          <table:previous table:id="ct1269">
            <table:change-track-table-cell office:value-type="string">
              <text:p>1.00</text:p>
            </table:change-track-table-cell>
          </table:previous>
        </table:cell-content-change>
        <table:cell-content-change table:id="ct1687">
          <table:cell-address table:column="7" table:row="40" table:table="0"/>
          <office:change-info>
            <dc:creator> </dc:creator>
            <dc:date>2016-08-24T12:41:49.37</dc:date>
          </office:change-info>
          <table:previous table:id="ct1272">
            <table:change-track-table-cell office:value-type="string">
              <text:p>1.00</text:p>
            </table:change-track-table-cell>
          </table:previous>
        </table:cell-content-change>
        <table:insertion table:id="ct1688" table:type="column" table:position="14" table:table="0">
          <office:change-info>
            <dc:creator>d e</dc:creator>
            <dc:date>2016-08-25T10:31:35.32</dc:date>
          </office:change-info>
          <table:dependencies>
            <table:dependence table:id="ct4373"/>
            <table:dependence table:id="ct4372"/>
            <table:dependence table:id="ct4371"/>
            <table:dependence table:id="ct4370"/>
            <table:dependence table:id="ct4369"/>
            <table:dependence table:id="ct4368"/>
            <table:dependence table:id="ct4367"/>
            <table:dependence table:id="ct4366"/>
            <table:dependence table:id="ct4365"/>
            <table:dependence table:id="ct4364"/>
            <table:dependence table:id="ct4363"/>
            <table:dependence table:id="ct4362"/>
            <table:dependence table:id="ct4361"/>
            <table:dependence table:id="ct4360"/>
            <table:dependence table:id="ct4359"/>
            <table:dependence table:id="ct4358"/>
            <table:dependence table:id="ct4357"/>
            <table:dependence table:id="ct4356"/>
            <table:dependence table:id="ct4355"/>
            <table:dependence table:id="ct4354"/>
            <table:dependence table:id="ct4353"/>
            <table:dependence table:id="ct4352"/>
            <table:dependence table:id="ct4351"/>
            <table:dependence table:id="ct4350"/>
            <table:dependence table:id="ct4349"/>
            <table:dependence table:id="ct4348"/>
            <table:dependence table:id="ct4347"/>
            <table:dependence table:id="ct4346"/>
            <table:dependence table:id="ct4345"/>
            <table:dependence table:id="ct4344"/>
            <table:dependence table:id="ct4343"/>
            <table:dependence table:id="ct4342"/>
            <table:dependence table:id="ct4341"/>
            <table:dependence table:id="ct4340"/>
            <table:dependence table:id="ct4210"/>
            <table:dependence table:id="ct4209"/>
            <table:dependence table:id="ct4208"/>
            <table:dependence table:id="ct4207"/>
            <table:dependence table:id="ct4206"/>
            <table:dependence table:id="ct4205"/>
            <table:dependence table:id="ct4204"/>
            <table:dependence table:id="ct4203"/>
            <table:dependence table:id="ct4202"/>
            <table:dependence table:id="ct4201"/>
            <table:dependence table:id="ct4200"/>
            <table:dependence table:id="ct4199"/>
            <table:dependence table:id="ct4198"/>
            <table:dependence table:id="ct4197"/>
            <table:dependence table:id="ct4196"/>
            <table:dependence table:id="ct4195"/>
            <table:dependence table:id="ct4194"/>
            <table:dependence table:id="ct4193"/>
            <table:dependence table:id="ct4192"/>
            <table:dependence table:id="ct4191"/>
            <table:dependence table:id="ct4190"/>
            <table:dependence table:id="ct4189"/>
            <table:dependence table:id="ct4103"/>
            <table:dependence table:id="ct4027"/>
            <table:dependence table:id="ct4008"/>
            <table:dependence table:id="ct3981"/>
            <table:dependence table:id="ct3947"/>
            <table:dependence table:id="ct3887"/>
            <table:dependence table:id="ct3840"/>
            <table:dependence table:id="ct3803"/>
            <table:dependence table:id="ct3783"/>
            <table:dependence table:id="ct3758"/>
            <table:dependence table:id="ct3714"/>
            <table:dependence table:id="ct3713"/>
            <table:dependence table:id="ct3712"/>
            <table:dependence table:id="ct3711"/>
            <table:dependence table:id="ct3710"/>
            <table:dependence table:id="ct3709"/>
            <table:dependence table:id="ct3708"/>
            <table:dependence table:id="ct3707"/>
            <table:dependence table:id="ct3706"/>
            <table:dependence table:id="ct3705"/>
            <table:dependence table:id="ct3511"/>
            <table:dependence table:id="ct3510"/>
            <table:dependence table:id="ct3509"/>
            <table:dependence table:id="ct3508"/>
            <table:dependence table:id="ct3507"/>
            <table:dependence table:id="ct3506"/>
            <table:dependence table:id="ct3505"/>
            <table:dependence table:id="ct3504"/>
            <table:dependence table:id="ct3503"/>
            <table:dependence table:id="ct3502"/>
            <table:dependence table:id="ct3356"/>
            <table:dependence table:id="ct3311"/>
            <table:dependence table:id="ct3278"/>
            <table:dependence table:id="ct3259"/>
            <table:dependence table:id="ct3056"/>
            <table:dependence table:id="ct2972"/>
            <table:dependence table:id="ct2946"/>
            <table:dependence table:id="ct2841"/>
            <table:dependence table:id="ct2840"/>
            <table:dependence table:id="ct2839"/>
            <table:dependence table:id="ct2838"/>
            <table:dependence table:id="ct2837"/>
            <table:dependence table:id="ct2739"/>
            <table:dependence table:id="ct2713"/>
            <table:dependence table:id="ct2687"/>
            <table:dependence table:id="ct2665"/>
            <table:dependence table:id="ct2645"/>
            <table:dependence table:id="ct2596"/>
            <table:dependence table:id="ct2568"/>
            <table:dependence table:id="ct2567"/>
            <table:dependence table:id="ct1887"/>
            <table:dependence table:id="ct1882"/>
            <table:dependence table:id="ct1881"/>
            <table:dependence table:id="ct1880"/>
            <table:dependence table:id="ct1879"/>
            <table:dependence table:id="ct1878"/>
            <table:dependence table:id="ct1877"/>
            <table:dependence table:id="ct1876"/>
            <table:dependence table:id="ct1875"/>
            <table:dependence table:id="ct1874"/>
            <table:dependence table:id="ct1873"/>
            <table:dependence table:id="ct1872"/>
            <table:dependence table:id="ct1871"/>
            <table:dependence table:id="ct1870"/>
            <table:dependence table:id="ct1869"/>
            <table:dependence table:id="ct1868"/>
            <table:dependence table:id="ct1867"/>
            <table:dependence table:id="ct1866"/>
            <table:dependence table:id="ct1865"/>
            <table:dependence table:id="ct1864"/>
            <table:dependence table:id="ct1863"/>
            <table:dependence table:id="ct1862"/>
            <table:dependence table:id="ct1861"/>
            <table:dependence table:id="ct1860"/>
            <table:dependence table:id="ct1859"/>
            <table:dependence table:id="ct1858"/>
            <table:dependence table:id="ct1857"/>
            <table:dependence table:id="ct1856"/>
            <table:dependence table:id="ct1855"/>
            <table:dependence table:id="ct1854"/>
            <table:dependence table:id="ct1853"/>
            <table:dependence table:id="ct1852"/>
            <table:dependence table:id="ct1851"/>
            <table:dependence table:id="ct1850"/>
            <table:dependence table:id="ct1849"/>
            <table:dependence table:id="ct1848"/>
            <table:dependence table:id="ct1847"/>
            <table:dependence table:id="ct1846"/>
            <table:dependence table:id="ct1845"/>
            <table:dependence table:id="ct1844"/>
            <table:dependence table:id="ct1843"/>
            <table:dependence table:id="ct1842"/>
            <table:dependence table:id="ct1841"/>
            <table:dependence table:id="ct1840"/>
            <table:dependence table:id="ct1839"/>
            <table:dependence table:id="ct1838"/>
            <table:dependence table:id="ct1837"/>
            <table:dependence table:id="ct1836"/>
            <table:dependence table:id="ct1835"/>
            <table:dependence table:id="ct1834"/>
            <table:dependence table:id="ct1833"/>
            <table:dependence table:id="ct1832"/>
            <table:dependence table:id="ct1831"/>
            <table:dependence table:id="ct1830"/>
            <table:dependence table:id="ct1829"/>
            <table:dependence table:id="ct1828"/>
            <table:dependence table:id="ct1827"/>
            <table:dependence table:id="ct1826"/>
            <table:dependence table:id="ct1825"/>
            <table:dependence table:id="ct1824"/>
            <table:dependence table:id="ct1823"/>
            <table:dependence table:id="ct1822"/>
            <table:dependence table:id="ct1821"/>
            <table:dependence table:id="ct1820"/>
            <table:dependence table:id="ct1819"/>
            <table:dependence table:id="ct1818"/>
            <table:dependence table:id="ct1817"/>
            <table:dependence table:id="ct1816"/>
            <table:dependence table:id="ct1815"/>
            <table:dependence table:id="ct1814"/>
            <table:dependence table:id="ct1813"/>
            <table:dependence table:id="ct1812"/>
            <table:dependence table:id="ct1811"/>
            <table:dependence table:id="ct1810"/>
            <table:dependence table:id="ct1809"/>
            <table:dependence table:id="ct1808"/>
            <table:dependence table:id="ct1807"/>
            <table:dependence table:id="ct1806"/>
            <table:dependence table:id="ct1805"/>
            <table:dependence table:id="ct1804"/>
            <table:dependence table:id="ct1803"/>
            <table:dependence table:id="ct1802"/>
            <table:dependence table:id="ct1801"/>
            <table:dependence table:id="ct1800"/>
            <table:dependence table:id="ct1799"/>
            <table:dependence table:id="ct1798"/>
            <table:dependence table:id="ct1797"/>
            <table:dependence table:id="ct1796"/>
            <table:dependence table:id="ct1795"/>
            <table:dependence table:id="ct1794"/>
            <table:dependence table:id="ct1793"/>
            <table:dependence table:id="ct1792"/>
            <table:dependence table:id="ct1791"/>
            <table:dependence table:id="ct1790"/>
            <table:dependence table:id="ct1789"/>
            <table:dependence table:id="ct1788"/>
            <table:dependence table:id="ct1787"/>
            <table:dependence table:id="ct1786"/>
            <table:dependence table:id="ct1785"/>
            <table:dependence table:id="ct1784"/>
            <table:dependence table:id="ct1783"/>
            <table:dependence table:id="ct1782"/>
            <table:dependence table:id="ct1781"/>
            <table:dependence table:id="ct1780"/>
            <table:dependence table:id="ct1779"/>
            <table:dependence table:id="ct1778"/>
            <table:dependence table:id="ct1777"/>
            <table:dependence table:id="ct1776"/>
            <table:dependence table:id="ct1775"/>
            <table:dependence table:id="ct1774"/>
            <table:dependence table:id="ct1773"/>
            <table:dependence table:id="ct1772"/>
            <table:dependence table:id="ct1771"/>
            <table:dependence table:id="ct1770"/>
            <table:dependence table:id="ct1769"/>
            <table:dependence table:id="ct1768"/>
            <table:dependence table:id="ct1767"/>
            <table:dependence table:id="ct1766"/>
            <table:dependence table:id="ct1765"/>
            <table:dependence table:id="ct1764"/>
            <table:dependence table:id="ct1763"/>
            <table:dependence table:id="ct1762"/>
            <table:dependence table:id="ct1761"/>
            <table:dependence table:id="ct1760"/>
            <table:dependence table:id="ct1759"/>
            <table:dependence table:id="ct1758"/>
            <table:dependence table:id="ct1757"/>
            <table:dependence table:id="ct1756"/>
            <table:dependence table:id="ct1755"/>
            <table:dependence table:id="ct1754"/>
            <table:dependence table:id="ct1753"/>
            <table:dependence table:id="ct1752"/>
            <table:dependence table:id="ct1751"/>
            <table:dependence table:id="ct1750"/>
            <table:dependence table:id="ct1749"/>
            <table:dependence table:id="ct1748"/>
            <table:dependence table:id="ct1747"/>
            <table:dependence table:id="ct1746"/>
            <table:dependence table:id="ct1745"/>
            <table:dependence table:id="ct1744"/>
            <table:dependence table:id="ct1743"/>
            <table:dependence table:id="ct1742"/>
            <table:dependence table:id="ct1741"/>
            <table:dependence table:id="ct1740"/>
            <table:dependence table:id="ct1739"/>
            <table:dependence table:id="ct1738"/>
            <table:dependence table:id="ct1737"/>
            <table:dependence table:id="ct1736"/>
            <table:dependence table:id="ct1735"/>
            <table:dependence table:id="ct1734"/>
            <table:dependence table:id="ct1733"/>
            <table:dependence table:id="ct1732"/>
            <table:dependence table:id="ct1731"/>
            <table:dependence table:id="ct1730"/>
            <table:dependence table:id="ct1729"/>
            <table:dependence table:id="ct1728"/>
            <table:dependence table:id="ct1727"/>
            <table:dependence table:id="ct1726"/>
            <table:dependence table:id="ct1725"/>
            <table:dependence table:id="ct1724"/>
            <table:dependence table:id="ct1723"/>
            <table:dependence table:id="ct1722"/>
            <table:dependence table:id="ct1721"/>
            <table:dependence table:id="ct1720"/>
            <table:dependence table:id="ct1719"/>
            <table:dependence table:id="ct1718"/>
            <table:dependence table:id="ct1717"/>
            <table:dependence table:id="ct1716"/>
            <table:dependence table:id="ct1715"/>
            <table:dependence table:id="ct1714"/>
            <table:dependence table:id="ct1713"/>
            <table:dependence table:id="ct1712"/>
            <table:dependence table:id="ct1711"/>
            <table:dependence table:id="ct1710"/>
            <table:dependence table:id="ct1709"/>
            <table:dependence table:id="ct1708"/>
            <table:dependence table:id="ct1707"/>
            <table:dependence table:id="ct1706"/>
            <table:dependence table:id="ct1705"/>
            <table:dependence table:id="ct1704"/>
            <table:dependence table:id="ct1703"/>
            <table:dependence table:id="ct1702"/>
            <table:dependence table:id="ct1701"/>
            <table:dependence table:id="ct1700"/>
            <table:dependence table:id="ct1699"/>
            <table:dependence table:id="ct1698"/>
            <table:dependence table:id="ct1697"/>
            <table:dependence table:id="ct1696"/>
            <table:dependence table:id="ct1695"/>
            <table:dependence table:id="ct1694"/>
            <table:dependence table:id="ct1693"/>
            <table:dependence table:id="ct1692"/>
            <table:dependence table:id="ct1691"/>
            <table:dependence table:id="ct1690"/>
            <table:dependence table:id="ct1689"/>
          </table:dependencies>
        </table:insertion>
        <table:cell-content-change table:id="ct1689">
          <table:cell-address table:column="14" table:row="5" table:table="0"/>
          <office:change-info>
            <dc:creator>d e</dc:creator>
            <dc:date>2016-08-25T10:31:41.98</dc:date>
          </office:change-info>
          <table:previous>
            <table:change-track-table-cell/>
          </table:previous>
        </table:cell-content-change>
        <table:cell-content-change table:id="ct1690">
          <table:cell-address table:column="14" table:row="7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691">
          <table:cell-address table:column="14" table:row="8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692">
          <table:cell-address table:column="14" table:row="9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693">
          <table:cell-address table:column="14" table:row="10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694">
          <table:cell-address table:column="14" table:row="11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695">
          <table:cell-address table:column="14" table:row="12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696">
          <table:cell-address table:column="14" table:row="13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697">
          <table:cell-address table:column="14" table:row="14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698">
          <table:cell-address table:column="14" table:row="15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699">
          <table:cell-address table:column="14" table:row="16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700">
          <table:cell-address table:column="14" table:row="17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701">
          <table:cell-address table:column="14" table:row="18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702">
          <table:cell-address table:column="14" table:row="19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703">
          <table:cell-address table:column="14" table:row="20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704">
          <table:cell-address table:column="14" table:row="21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705">
          <table:cell-address table:column="14" table:row="23" table:table="0"/>
          <office:change-info>
            <dc:creator>d e</dc:creator>
            <dc:date>2016-08-25T10:32:14.98</dc:date>
          </office:change-info>
          <table:previous>
            <table:change-track-table-cell/>
          </table:previous>
        </table:cell-content-change>
        <table:cell-content-change table:id="ct1706">
          <table:cell-address table:column="14" table:row="24" table:table="0"/>
          <office:change-info>
            <dc:creator>d e</dc:creator>
            <dc:date>2016-08-25T10:32:14.98</dc:date>
          </office:change-info>
          <table:previous>
            <table:change-track-table-cell/>
          </table:previous>
        </table:cell-content-change>
        <table:cell-content-change table:id="ct1707">
          <table:cell-address table:column="14" table:row="25" table:table="0"/>
          <office:change-info>
            <dc:creator>d e</dc:creator>
            <dc:date>2016-08-25T10:32:14.98</dc:date>
          </office:change-info>
          <table:previous>
            <table:change-track-table-cell/>
          </table:previous>
        </table:cell-content-change>
        <table:cell-content-change table:id="ct1708">
          <table:cell-address table:column="14" table:row="27" table:table="0"/>
          <office:change-info>
            <dc:creator>d e</dc:creator>
            <dc:date>2016-08-25T10:32:18.57</dc:date>
          </office:change-info>
          <table:previous>
            <table:change-track-table-cell/>
          </table:previous>
        </table:cell-content-change>
        <table:cell-content-change table:id="ct1709">
          <table:cell-address table:column="14" table:row="28" table:table="0"/>
          <office:change-info>
            <dc:creator>d e</dc:creator>
            <dc:date>2016-08-25T10:32:18.57</dc:date>
          </office:change-info>
          <table:previous>
            <table:change-track-table-cell/>
          </table:previous>
        </table:cell-content-change>
        <table:cell-content-change table:id="ct1710">
          <table:cell-address table:column="14" table:row="32" table:table="0"/>
          <office:change-info>
            <dc:creator>d e</dc:creator>
            <dc:date>2016-08-25T10:32:20.21</dc:date>
          </office:change-info>
          <table:previous>
            <table:change-track-table-cell/>
          </table:previous>
        </table:cell-content-change>
        <table:cell-content-change table:id="ct1711">
          <table:cell-address table:column="14" table:row="33" table:table="0"/>
          <office:change-info>
            <dc:creator>d e</dc:creator>
            <dc:date>2016-08-25T10:32:20.21</dc:date>
          </office:change-info>
          <table:previous>
            <table:change-track-table-cell/>
          </table:previous>
        </table:cell-content-change>
        <table:cell-content-change table:id="ct1712">
          <table:cell-address table:column="14" table:row="34" table:table="0"/>
          <office:change-info>
            <dc:creator>d e</dc:creator>
            <dc:date>2016-08-25T10:32:20.21</dc:date>
          </office:change-info>
          <table:previous>
            <table:change-track-table-cell/>
          </table:previous>
        </table:cell-content-change>
        <table:cell-content-change table:id="ct1713">
          <table:cell-address table:column="14" table:row="35" table:table="0"/>
          <office:change-info>
            <dc:creator>d e</dc:creator>
            <dc:date>2016-08-25T10:32:20.21</dc:date>
          </office:change-info>
          <table:previous>
            <table:change-track-table-cell/>
          </table:previous>
        </table:cell-content-change>
        <table:cell-content-change table:id="ct1714">
          <table:cell-address table:column="14" table:row="36" table:table="0"/>
          <office:change-info>
            <dc:creator>d e</dc:creator>
            <dc:date>2016-08-25T10:32:20.21</dc:date>
          </office:change-info>
          <table:previous>
            <table:change-track-table-cell/>
          </table:previous>
        </table:cell-content-change>
        <table:cell-content-change table:id="ct1715">
          <table:cell-address table:column="14" table:row="37" table:table="0"/>
          <office:change-info>
            <dc:creator>d e</dc:creator>
            <dc:date>2016-08-25T10:32:20.21</dc:date>
          </office:change-info>
          <table:previous>
            <table:change-track-table-cell/>
          </table:previous>
        </table:cell-content-change>
        <table:cell-content-change table:id="ct1716">
          <table:cell-address table:column="14" table:row="38" table:table="0"/>
          <office:change-info>
            <dc:creator>d e</dc:creator>
            <dc:date>2016-08-25T10:32:20.21</dc:date>
          </office:change-info>
          <table:previous>
            <table:change-track-table-cell/>
          </table:previous>
        </table:cell-content-change>
        <table:cell-content-change table:id="ct1717">
          <table:cell-address table:column="14" table:row="39" table:table="0"/>
          <office:change-info>
            <dc:creator>d e</dc:creator>
            <dc:date>2016-08-25T10:32:20.21</dc:date>
          </office:change-info>
          <table:previous>
            <table:change-track-table-cell/>
          </table:previous>
        </table:cell-content-change>
        <table:cell-content-change table:id="ct1718">
          <table:cell-address table:column="14" table:row="40" table:table="0"/>
          <office:change-info>
            <dc:creator>d e</dc:creator>
            <dc:date>2016-08-25T10:32:20.21</dc:date>
          </office:change-info>
          <table:previous>
            <table:change-track-table-cell/>
          </table:previous>
        </table:cell-content-change>
        <table:cell-content-change table:id="ct1719">
          <table:cell-address table:column="14" table:row="42" table:table="0"/>
          <office:change-info>
            <dc:creator>d e</dc:creator>
            <dc:date>2016-08-25T10:32:21.27</dc:date>
          </office:change-info>
          <table:previous>
            <table:change-track-table-cell/>
          </table:previous>
        </table:cell-content-change>
        <table:cell-content-change table:id="ct1720">
          <table:cell-address table:column="14" table:row="43" table:table="0"/>
          <office:change-info>
            <dc:creator>d e</dc:creator>
            <dc:date>2016-08-25T10:32:21.27</dc:date>
          </office:change-info>
          <table:previous>
            <table:change-track-table-cell/>
          </table:previous>
        </table:cell-content-change>
        <table:cell-content-change table:id="ct1721">
          <table:cell-address table:column="14" table:row="45" table:table="0"/>
          <office:change-info>
            <dc:creator>d e</dc:creator>
            <dc:date>2016-08-25T10:32:23.52</dc:date>
          </office:change-info>
          <table:previous>
            <table:change-track-table-cell/>
          </table:previous>
        </table:cell-content-change>
        <table:cell-content-change table:id="ct1722">
          <table:cell-address table:column="14" table:row="46" table:table="0"/>
          <office:change-info>
            <dc:creator>d e</dc:creator>
            <dc:date>2016-08-25T10:32:23.52</dc:date>
          </office:change-info>
          <table:previous>
            <table:change-track-table-cell/>
          </table:previous>
        </table:cell-content-change>
        <table:cell-content-change table:id="ct1723">
          <table:cell-address table:column="14" table:row="47" table:table="0"/>
          <office:change-info>
            <dc:creator>d e</dc:creator>
            <dc:date>2016-08-25T10:32:23.52</dc:date>
          </office:change-info>
          <table:previous>
            <table:change-track-table-cell/>
          </table:previous>
        </table:cell-content-change>
        <table:cell-content-change table:id="ct1724">
          <table:cell-address table:column="14" table:row="48" table:table="0"/>
          <office:change-info>
            <dc:creator>d e</dc:creator>
            <dc:date>2016-08-25T10:32:23.52</dc:date>
          </office:change-info>
          <table:previous>
            <table:change-track-table-cell/>
          </table:previous>
        </table:cell-content-change>
        <table:cell-content-change table:id="ct1725">
          <table:cell-address table:column="14" table:row="49" table:table="0"/>
          <office:change-info>
            <dc:creator>d e</dc:creator>
            <dc:date>2016-08-25T10:32:23.52</dc:date>
          </office:change-info>
          <table:previous>
            <table:change-track-table-cell/>
          </table:previous>
        </table:cell-content-change>
        <table:cell-content-change table:id="ct1726">
          <table:cell-address table:column="14" table:row="50" table:table="0"/>
          <office:change-info>
            <dc:creator>d e</dc:creator>
            <dc:date>2016-08-25T10:32:23.52</dc:date>
          </office:change-info>
          <table:previous>
            <table:change-track-table-cell/>
          </table:previous>
        </table:cell-content-change>
        <table:cell-content-change table:id="ct1727">
          <table:cell-address table:column="14" table:row="51" table:table="0"/>
          <office:change-info>
            <dc:creator>d e</dc:creator>
            <dc:date>2016-08-25T10:32:23.52</dc:date>
          </office:change-info>
          <table:previous>
            <table:change-track-table-cell/>
          </table:previous>
        </table:cell-content-change>
        <table:cell-content-change table:id="ct1728">
          <table:cell-address table:column="14" table:row="52" table:table="0"/>
          <office:change-info>
            <dc:creator>d e</dc:creator>
            <dc:date>2016-08-25T10:32:23.52</dc:date>
          </office:change-info>
          <table:previous>
            <table:change-track-table-cell/>
          </table:previous>
        </table:cell-content-change>
        <table:cell-content-change table:id="ct1729">
          <table:cell-address table:column="14" table:row="53" table:table="0"/>
          <office:change-info>
            <dc:creator>d e</dc:creator>
            <dc:date>2016-08-25T10:32:23.52</dc:date>
          </office:change-info>
          <table:previous>
            <table:change-track-table-cell/>
          </table:previous>
        </table:cell-content-change>
        <table:cell-content-change table:id="ct1730">
          <table:cell-address table:column="14" table:row="55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31">
          <table:cell-address table:column="14" table:row="56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32">
          <table:cell-address table:column="14" table:row="57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33">
          <table:cell-address table:column="14" table:row="58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34">
          <table:cell-address table:column="14" table:row="59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35">
          <table:cell-address table:column="14" table:row="60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36">
          <table:cell-address table:column="14" table:row="61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37">
          <table:cell-address table:column="14" table:row="62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38">
          <table:cell-address table:column="14" table:row="63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39">
          <table:cell-address table:column="14" table:row="64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40">
          <table:cell-address table:column="14" table:row="65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41">
          <table:cell-address table:column="14" table:row="66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42">
          <table:cell-address table:column="14" table:row="67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43">
          <table:cell-address table:column="14" table:row="68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44">
          <table:cell-address table:column="14" table:row="69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45">
          <table:cell-address table:column="14" table:row="70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46">
          <table:cell-address table:column="14" table:row="71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47">
          <table:cell-address table:column="14" table:row="72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48">
          <table:cell-address table:column="14" table:row="73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49">
          <table:cell-address table:column="14" table:row="74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50">
          <table:cell-address table:column="14" table:row="75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51">
          <table:cell-address table:column="14" table:row="76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52">
          <table:cell-address table:column="14" table:row="77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53">
          <table:cell-address table:column="14" table:row="78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54">
          <table:cell-address table:column="14" table:row="79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55">
          <table:cell-address table:column="14" table:row="80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56">
          <table:cell-address table:column="14" table:row="81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57">
          <table:cell-address table:column="14" table:row="82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58">
          <table:cell-address table:column="14" table:row="83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59">
          <table:cell-address table:column="14" table:row="84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60">
          <table:cell-address table:column="14" table:row="85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61">
          <table:cell-address table:column="14" table:row="86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62">
          <table:cell-address table:column="14" table:row="87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63">
          <table:cell-address table:column="14" table:row="88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64">
          <table:cell-address table:column="14" table:row="89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65">
          <table:cell-address table:column="14" table:row="90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66">
          <table:cell-address table:column="14" table:row="91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67">
          <table:cell-address table:column="14" table:row="92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68">
          <table:cell-address table:column="14" table:row="124" table:table="0"/>
          <office:change-info>
            <dc:creator>d e</dc:creator>
            <dc:date>2016-08-25T10:32:34.01</dc:date>
          </office:change-info>
          <table:previous>
            <table:change-track-table-cell/>
          </table:previous>
        </table:cell-content-change>
        <table:cell-content-change table:id="ct1769">
          <table:cell-address table:column="14" table:row="126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70">
          <table:cell-address table:column="14" table:row="127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71">
          <table:cell-address table:column="14" table:row="128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72">
          <table:cell-address table:column="14" table:row="129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73">
          <table:cell-address table:column="14" table:row="130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74">
          <table:cell-address table:column="14" table:row="131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75">
          <table:cell-address table:column="14" table:row="132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76">
          <table:cell-address table:column="14" table:row="133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77">
          <table:cell-address table:column="14" table:row="134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78">
          <table:cell-address table:column="14" table:row="135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79">
          <table:cell-address table:column="14" table:row="136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80">
          <table:cell-address table:column="14" table:row="137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81">
          <table:cell-address table:column="14" table:row="138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82">
          <table:cell-address table:column="14" table:row="139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83">
          <table:cell-address table:column="14" table:row="140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84">
          <table:cell-address table:column="14" table:row="141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85">
          <table:cell-address table:column="14" table:row="142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86">
          <table:cell-address table:column="14" table:row="143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87">
          <table:cell-address table:column="14" table:row="144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88">
          <table:cell-address table:column="14" table:row="145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89">
          <table:cell-address table:column="14" table:row="146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90">
          <table:cell-address table:column="14" table:row="147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91">
          <table:cell-address table:column="14" table:row="148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92">
          <table:cell-address table:column="14" table:row="149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93">
          <table:cell-address table:column="14" table:row="150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94">
          <table:cell-address table:column="14" table:row="151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95">
          <table:cell-address table:column="14" table:row="152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96">
          <table:cell-address table:column="14" table:row="153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97">
          <table:cell-address table:column="14" table:row="154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98">
          <table:cell-address table:column="14" table:row="155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99">
          <table:cell-address table:column="14" table:row="156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800">
          <table:cell-address table:column="14" table:row="158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801">
          <table:cell-address table:column="14" table:row="159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802">
          <table:cell-address table:column="14" table:row="160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803">
          <table:cell-address table:column="14" table:row="161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804">
          <table:cell-address table:column="14" table:row="167" table:table="0"/>
          <office:change-info>
            <dc:creator>d e</dc:creator>
            <dc:date>2016-08-25T10:32:40.84</dc:date>
          </office:change-info>
          <table:previous>
            <table:change-track-table-cell/>
          </table:previous>
        </table:cell-content-change>
        <table:cell-content-change table:id="ct1805">
          <table:cell-address table:column="14" table:row="168" table:table="0"/>
          <office:change-info>
            <dc:creator>d e</dc:creator>
            <dc:date>2016-08-25T10:32:40.84</dc:date>
          </office:change-info>
          <table:previous>
            <table:change-track-table-cell/>
          </table:previous>
        </table:cell-content-change>
        <table:cell-content-change table:id="ct1806">
          <table:cell-address table:column="14" table:row="169" table:table="0"/>
          <office:change-info>
            <dc:creator>d e</dc:creator>
            <dc:date>2016-08-25T10:32:40.84</dc:date>
          </office:change-info>
          <table:previous>
            <table:change-track-table-cell/>
          </table:previous>
        </table:cell-content-change>
        <table:cell-content-change table:id="ct1807">
          <table:cell-address table:column="14" table:row="170" table:table="0"/>
          <office:change-info>
            <dc:creator>d e</dc:creator>
            <dc:date>2016-08-25T10:32:40.84</dc:date>
          </office:change-info>
          <table:previous>
            <table:change-track-table-cell/>
          </table:previous>
        </table:cell-content-change>
        <table:cell-content-change table:id="ct1808">
          <table:cell-address table:column="14" table:row="171" table:table="0"/>
          <office:change-info>
            <dc:creator>d e</dc:creator>
            <dc:date>2016-08-25T10:32:40.84</dc:date>
          </office:change-info>
          <table:previous>
            <table:change-track-table-cell/>
          </table:previous>
        </table:cell-content-change>
        <table:cell-content-change table:id="ct1809">
          <table:cell-address table:column="14" table:row="172" table:table="0"/>
          <office:change-info>
            <dc:creator>d e</dc:creator>
            <dc:date>2016-08-25T10:32:40.84</dc:date>
          </office:change-info>
          <table:previous>
            <table:change-track-table-cell/>
          </table:previous>
        </table:cell-content-change>
        <table:cell-content-change table:id="ct1810">
          <table:cell-address table:column="14" table:row="173" table:table="0"/>
          <office:change-info>
            <dc:creator>d e</dc:creator>
            <dc:date>2016-08-25T10:32:40.84</dc:date>
          </office:change-info>
          <table:previous>
            <table:change-track-table-cell/>
          </table:previous>
        </table:cell-content-change>
        <table:cell-content-change table:id="ct1811">
          <table:cell-address table:column="14" table:row="174" table:table="0"/>
          <office:change-info>
            <dc:creator>d e</dc:creator>
            <dc:date>2016-08-25T10:32:40.84</dc:date>
          </office:change-info>
          <table:previous>
            <table:change-track-table-cell/>
          </table:previous>
        </table:cell-content-change>
        <table:cell-content-change table:id="ct1812">
          <table:cell-address table:column="14" table:row="175" table:table="0"/>
          <office:change-info>
            <dc:creator>d e</dc:creator>
            <dc:date>2016-08-25T10:32:40.84</dc:date>
          </office:change-info>
          <table:previous>
            <table:change-track-table-cell/>
          </table:previous>
        </table:cell-content-change>
        <table:cell-content-change table:id="ct1813">
          <table:cell-address table:column="14" table:row="176" table:table="0"/>
          <office:change-info>
            <dc:creator>d e</dc:creator>
            <dc:date>2016-08-25T10:32:40.84</dc:date>
          </office:change-info>
          <table:previous>
            <table:change-track-table-cell/>
          </table:previous>
        </table:cell-content-change>
        <table:cell-content-change table:id="ct1814">
          <table:cell-address table:column="14" table:row="176" table:table="0"/>
          <office:change-info>
            <dc:creator>d e</dc:creator>
            <dc:date>2016-08-25T10:32:40.84</dc:date>
          </office:change-info>
          <table:previous>
            <table:change-track-table-cell/>
          </table:previous>
        </table:cell-content-change>
        <table:cell-content-change table:id="ct1815">
          <table:cell-address table:column="14" table:row="175" table:table="0"/>
          <office:change-info>
            <dc:creator>d e</dc:creator>
            <dc:date>2016-08-25T10:32:42.15</dc:date>
          </office:change-info>
          <table:previous table:id="ct1812">
            <table:change-track-table-cell office:value-type="string">
              <text:p>0.00</text:p>
            </table:change-track-table-cell>
          </table:previous>
        </table:cell-content-change>
        <table:cell-content-change table:id="ct1816">
          <table:cell-address table:column="14" table:row="171" table:table="0"/>
          <office:change-info>
            <dc:creator>d e</dc:creator>
            <dc:date>2016-08-25T10:32:42.79</dc:date>
          </office:change-info>
          <table:previous table:id="ct1808">
            <table:change-track-table-cell office:value-type="string">
              <text:p>0.00</text:p>
            </table:change-track-table-cell>
          </table:previous>
        </table:cell-content-change>
        <table:cell-content-change table:id="ct1817">
          <table:cell-address table:column="14" table:row="169" table:table="0"/>
          <office:change-info>
            <dc:creator>d e</dc:creator>
            <dc:date>2016-08-25T10:32:43.33</dc:date>
          </office:change-info>
          <table:previous table:id="ct1806">
            <table:change-track-table-cell office:value-type="string">
              <text:p>0.00</text:p>
            </table:change-track-table-cell>
          </table:previous>
        </table:cell-content-change>
        <table:cell-content-change table:id="ct1818">
          <table:cell-address table:column="14" table:row="158" table:table="0"/>
          <office:change-info>
            <dc:creator>d e</dc:creator>
            <dc:date>2016-08-25T10:32:45.49</dc:date>
          </office:change-info>
          <table:previous table:id="ct1800">
            <table:change-track-table-cell office:value-type="string">
              <text:p>0.00</text:p>
            </table:change-track-table-cell>
          </table:previous>
        </table:cell-content-change>
        <table:cell-content-change table:id="ct1819">
          <table:cell-address table:column="14" table:row="150" table:table="0"/>
          <office:change-info>
            <dc:creator>d e</dc:creator>
            <dc:date>2016-08-25T10:32:46.08</dc:date>
          </office:change-info>
          <table:previous table:id="ct1793">
            <table:change-track-table-cell office:value-type="string">
              <text:p>0.00</text:p>
            </table:change-track-table-cell>
          </table:previous>
        </table:cell-content-change>
        <table:cell-content-change table:id="ct1820">
          <table:cell-address table:column="14" table:row="90" table:table="0"/>
          <office:change-info>
            <dc:creator>d e</dc:creator>
            <dc:date>2016-08-25T10:32:51.85</dc:date>
          </office:change-info>
          <table:previous table:id="ct1765">
            <table:change-track-table-cell office:value-type="string">
              <text:p>0.00</text:p>
            </table:change-track-table-cell>
          </table:previous>
        </table:cell-content-change>
        <table:cell-content-change table:id="ct1821">
          <table:cell-address table:column="14" table:row="87" table:table="0"/>
          <office:change-info>
            <dc:creator>d e</dc:creator>
            <dc:date>2016-08-25T10:32:52.28</dc:date>
          </office:change-info>
          <table:previous table:id="ct1762">
            <table:change-track-table-cell office:value-type="string">
              <text:p>0.00</text:p>
            </table:change-track-table-cell>
          </table:previous>
        </table:cell-content-change>
        <table:cell-content-change table:id="ct1822">
          <table:cell-address table:column="14" table:row="77" table:table="0"/>
          <office:change-info>
            <dc:creator>d e</dc:creator>
            <dc:date>2016-08-25T10:32:54.16</dc:date>
          </office:change-info>
          <table:previous table:id="ct1752">
            <table:change-track-table-cell office:value-type="string">
              <text:p>0.00</text:p>
            </table:change-track-table-cell>
          </table:previous>
        </table:cell-content-change>
        <table:cell-content-change table:id="ct1823">
          <table:cell-address table:column="14" table:row="74" table:table="0"/>
          <office:change-info>
            <dc:creator>d e</dc:creator>
            <dc:date>2016-08-25T10:32:54.70</dc:date>
          </office:change-info>
          <table:previous table:id="ct1749">
            <table:change-track-table-cell office:value-type="string">
              <text:p>0.00</text:p>
            </table:change-track-table-cell>
          </table:previous>
        </table:cell-content-change>
        <table:cell-content-change table:id="ct1824">
          <table:cell-address table:column="14" table:row="70" table:table="0"/>
          <office:change-info>
            <dc:creator>d e</dc:creator>
            <dc:date>2016-08-25T10:32:55.36</dc:date>
          </office:change-info>
          <table:previous table:id="ct1745">
            <table:change-track-table-cell office:value-type="string">
              <text:p>0.00</text:p>
            </table:change-track-table-cell>
          </table:previous>
        </table:cell-content-change>
        <table:cell-content-change table:id="ct1825">
          <table:cell-address table:column="14" table:row="108" table:table="0"/>
          <office:change-info>
            <dc:creator>d e</dc:creator>
            <dc:date>2016-08-25T10:33:17.97</dc:date>
          </office:change-info>
          <table:previous>
            <table:change-track-table-cell/>
          </table:previous>
        </table:cell-content-change>
        <table:cell-content-change table:id="ct1826">
          <table:cell-address table:column="14" table:row="108" table:table="0"/>
          <office:change-info>
            <dc:creator>d e</dc:creator>
            <dc:date>2016-08-25T10:33:22.97</dc:date>
          </office:change-info>
          <table:previous table:id="ct1825">
            <table:change-track-table-cell office:value-type="float" office:value="36526"/>
          </table:previous>
        </table:cell-content-change>
        <table:cell-content-change table:id="ct1827">
          <table:cell-address table:column="14" table:row="108" table:table="0"/>
          <office:change-info>
            <dc:creator>d e</dc:creator>
            <dc:date>2016-08-25T10:33:25.51</dc:date>
          </office:change-info>
          <table:previous table:id="ct1826">
            <table:change-track-table-cell office:value-type="float" office:value="36647"/>
          </table:previous>
        </table:cell-content-change>
        <table:cell-content-change table:id="ct1828">
          <table:cell-address table:column="14" table:row="108" table:table="0"/>
          <office:change-info>
            <dc:creator>d e</dc:creator>
            <dc:date>2016-08-25T10:33:29.47</dc:date>
          </office:change-info>
          <table:previous table:id="ct1827">
            <table:change-track-table-cell office:value-type="string">
              <text:p>5.00</text:p>
            </table:change-track-table-cell>
          </table:previous>
        </table:cell-content-change>
        <table:cell-content-change table:id="ct1829">
          <table:cell-address table:column="14" table:row="108" table:table="0"/>
          <office:change-info>
            <dc:creator>d e</dc:creator>
            <dc:date>2016-08-25T10:33:36.79</dc:date>
          </office:change-info>
          <table:previous table:id="ct1828">
            <table:change-track-table-cell office:value-type="float" office:value="36647"/>
          </table:previous>
        </table:cell-content-change>
        <table:cell-content-change table:id="ct1830">
          <table:cell-address table:column="14" table:row="108" table:table="0"/>
          <office:change-info>
            <dc:creator>d e</dc:creator>
            <dc:date>2016-08-25T10:33:40.01</dc:date>
          </office:change-info>
          <table:previous table:id="ct1829">
            <table:change-track-table-cell office:value-type="float" office:value="0.05"/>
          </table:previous>
        </table:cell-content-change>
        <table:cell-content-change table:id="ct1831">
          <table:cell-address table:column="14" table:row="108" table:table="0"/>
          <office:change-info>
            <dc:creator>d e</dc:creator>
            <dc:date>2016-08-25T10:33:46.46</dc:date>
          </office:change-info>
          <table:previous table:id="ct1830">
            <table:change-track-table-cell office:value-type="string">
              <text:p>5.00</text:p>
            </table:change-track-table-cell>
          </table:previous>
        </table:cell-content-change>
        <table:cell-content-change table:id="ct1832">
          <table:cell-address table:column="14" table:row="94" table:table="0"/>
          <office:change-info>
            <dc:creator>d e</dc:creator>
            <dc:date>2016-08-25T10:34:27.83</dc:date>
          </office:change-info>
          <table:previous>
            <table:change-track-table-cell/>
          </table:previous>
        </table:cell-content-change>
        <table:cell-content-change table:id="ct1833">
          <table:cell-address table:column="14" table:row="94" table:table="0"/>
          <office:change-info>
            <dc:creator>d e</dc:creator>
            <dc:date>2016-08-25T10:34:31.76</dc:date>
          </office:change-info>
          <table:previous table:id="ct1832">
            <table:change-track-table-cell office:value-type="float" office:value="36647"/>
          </table:previous>
        </table:cell-content-change>
        <table:cell-content-change table:id="ct1834">
          <table:cell-address table:column="14" table:row="94" table:table="0"/>
          <office:change-info>
            <dc:creator>d e</dc:creator>
            <dc:date>2016-08-25T10:34:34.68</dc:date>
          </office:change-info>
          <table:previous table:id="ct1833">
            <table:change-track-table-cell office:value-type="float" office:value="1.95"/>
          </table:previous>
        </table:cell-content-change>
        <table:cell-content-change table:id="ct1835">
          <table:cell-address table:column="14" table:row="94" table:table="0"/>
          <office:change-info>
            <dc:creator>d e</dc:creator>
            <dc:date>2016-08-25T10:35:09.68</dc:date>
          </office:change-info>
          <table:previous table:id="ct1834">
            <table:change-track-table-cell office:value-type="float" office:value="42371"/>
          </table:previous>
        </table:cell-content-change>
        <table:cell-content-change table:id="ct1836">
          <table:cell-address table:column="14" table:row="94" table:table="0"/>
          <office:change-info>
            <dc:creator>d e</dc:creator>
            <dc:date>2016-08-25T10:35:15.47</dc:date>
          </office:change-info>
          <table:previous table:id="ct1835">
            <table:change-track-table-cell office:value-type="float" office:value="36647"/>
          </table:previous>
        </table:cell-content-change>
        <table:cell-content-change table:id="ct1837">
          <table:cell-address table:column="14" table:row="94" table:table="0"/>
          <office:change-info>
            <dc:creator>d e</dc:creator>
            <dc:date>2016-08-25T10:35:46.27</dc:date>
          </office:change-info>
          <table:previous table:id="ct1836">
            <table:change-track-table-cell office:value-type="float" office:value="36647"/>
          </table:previous>
        </table:cell-content-change>
        <table:cell-content-change table:id="ct1838">
          <table:cell-address table:column="14" table:row="94" table:table="0"/>
          <office:change-info>
            <dc:creator>d e</dc:creator>
            <dc:date>2016-08-25T10:35:53.87</dc:date>
          </office:change-info>
          <table:previous table:id="ct1837">
            <table:change-track-table-cell office:value-type="float" office:value="36647"/>
          </table:previous>
        </table:cell-content-change>
        <table:cell-content-change table:id="ct1839">
          <table:cell-address table:column="14" table:row="95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40">
          <table:cell-address table:column="14" table:row="96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41">
          <table:cell-address table:column="14" table:row="97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42">
          <table:cell-address table:column="14" table:row="98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43">
          <table:cell-address table:column="14" table:row="99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44">
          <table:cell-address table:column="14" table:row="100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45">
          <table:cell-address table:column="14" table:row="101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46">
          <table:cell-address table:column="14" table:row="102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47">
          <table:cell-address table:column="14" table:row="103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48">
          <table:cell-address table:column="14" table:row="104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49">
          <table:cell-address table:column="14" table:row="105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50">
          <table:cell-address table:column="14" table:row="106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51">
          <table:cell-address table:column="14" table:row="107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52">
          <table:cell-address table:column="14" table:row="108" table:table="0"/>
          <office:change-info>
            <dc:creator>d e</dc:creator>
            <dc:date>2016-08-25T10:35:59.65</dc:date>
          </office:change-info>
          <table:previous table:id="ct1831">
            <table:change-track-table-cell office:value-type="float" office:value="36647"/>
          </table:previous>
        </table:cell-content-change>
        <table:cell-content-change table:id="ct1853">
          <table:cell-address table:column="14" table:row="95" table:table="0"/>
          <office:change-info>
            <dc:creator>d e</dc:creator>
            <dc:date>2016-08-25T10:36:14.63</dc:date>
          </office:change-info>
          <table:previous table:id="ct1839">
            <table:change-track-table-cell office:value-type="string">
              <text:p>0.71</text:p>
            </table:change-track-table-cell>
          </table:previous>
        </table:cell-content-change>
        <table:cell-content-change table:id="ct1854">
          <table:cell-address table:column="14" table:row="94" table:table="0"/>
          <office:change-info>
            <dc:creator>d e</dc:creator>
            <dc:date>2016-08-25T10:36:18.05</dc:date>
          </office:change-info>
          <table:previous table:id="ct1838">
            <table:change-track-table-cell office:value-type="string">
              <text:p>0.70</text:p>
            </table:change-track-table-cell>
          </table:previous>
        </table:cell-content-change>
        <table:cell-content-change table:id="ct1855">
          <table:cell-address table:column="14" table:row="94" table:table="0"/>
          <office:change-info>
            <dc:creator>d e</dc:creator>
            <dc:date>2016-08-25T10:36:21.49</dc:date>
          </office:change-info>
          <table:previous table:id="ct1854">
            <table:change-track-table-cell office:value-type="string">
              <text:p>0.04</text:p>
            </table:change-track-table-cell>
          </table:previous>
        </table:cell-content-change>
        <table:cell-content-change table:id="ct1856">
          <table:cell-address table:column="14" table:row="96" table:table="0"/>
          <office:change-info>
            <dc:creator>d e</dc:creator>
            <dc:date>2016-08-25T10:36:26.24</dc:date>
          </office:change-info>
          <table:previous table:id="ct1840">
            <table:change-track-table-cell office:value-type="string">
              <text:p>0.72</text:p>
            </table:change-track-table-cell>
          </table:previous>
        </table:cell-content-change>
        <table:cell-content-change table:id="ct1857">
          <table:cell-address table:column="14" table:row="97" table:table="0"/>
          <office:change-info>
            <dc:creator>d e</dc:creator>
            <dc:date>2016-08-25T10:36:26.24</dc:date>
          </office:change-info>
          <table:previous table:id="ct1841">
            <table:change-track-table-cell office:value-type="string">
              <text:p>0.73</text:p>
            </table:change-track-table-cell>
          </table:previous>
        </table:cell-content-change>
        <table:cell-content-change table:id="ct1858">
          <table:cell-address table:column="14" table:row="98" table:table="0"/>
          <office:change-info>
            <dc:creator>d e</dc:creator>
            <dc:date>2016-08-25T10:36:26.24</dc:date>
          </office:change-info>
          <table:previous table:id="ct1842">
            <table:change-track-table-cell office:value-type="string">
              <text:p>0.74</text:p>
            </table:change-track-table-cell>
          </table:previous>
        </table:cell-content-change>
        <table:cell-content-change table:id="ct1859">
          <table:cell-address table:column="14" table:row="99" table:table="0"/>
          <office:change-info>
            <dc:creator>d e</dc:creator>
            <dc:date>2016-08-25T10:36:26.24</dc:date>
          </office:change-info>
          <table:previous table:id="ct1843">
            <table:change-track-table-cell office:value-type="string">
              <text:p>0.75</text:p>
            </table:change-track-table-cell>
          </table:previous>
        </table:cell-content-change>
        <table:cell-content-change table:id="ct1860">
          <table:cell-address table:column="14" table:row="100" table:table="0"/>
          <office:change-info>
            <dc:creator>d e</dc:creator>
            <dc:date>2016-08-25T10:36:26.24</dc:date>
          </office:change-info>
          <table:previous table:id="ct1844">
            <table:change-track-table-cell office:value-type="string">
              <text:p>0.76</text:p>
            </table:change-track-table-cell>
          </table:previous>
        </table:cell-content-change>
        <table:cell-content-change table:id="ct1861">
          <table:cell-address table:column="14" table:row="101" table:table="0"/>
          <office:change-info>
            <dc:creator>d e</dc:creator>
            <dc:date>2016-08-25T10:36:26.24</dc:date>
          </office:change-info>
          <table:previous table:id="ct1845">
            <table:change-track-table-cell office:value-type="string">
              <text:p>0.77</text:p>
            </table:change-track-table-cell>
          </table:previous>
        </table:cell-content-change>
        <table:cell-content-change table:id="ct1862">
          <table:cell-address table:column="14" table:row="102" table:table="0"/>
          <office:change-info>
            <dc:creator>d e</dc:creator>
            <dc:date>2016-08-25T10:36:26.24</dc:date>
          </office:change-info>
          <table:previous table:id="ct1846">
            <table:change-track-table-cell office:value-type="string">
              <text:p>0.78</text:p>
            </table:change-track-table-cell>
          </table:previous>
        </table:cell-content-change>
        <table:cell-content-change table:id="ct1863">
          <table:cell-address table:column="14" table:row="103" table:table="0"/>
          <office:change-info>
            <dc:creator>d e</dc:creator>
            <dc:date>2016-08-25T10:36:26.24</dc:date>
          </office:change-info>
          <table:previous table:id="ct1847">
            <table:change-track-table-cell office:value-type="string">
              <text:p>0.79</text:p>
            </table:change-track-table-cell>
          </table:previous>
        </table:cell-content-change>
        <table:cell-content-change table:id="ct1864">
          <table:cell-address table:column="14" table:row="104" table:table="0"/>
          <office:change-info>
            <dc:creator>d e</dc:creator>
            <dc:date>2016-08-25T10:36:26.24</dc:date>
          </office:change-info>
          <table:previous table:id="ct1848">
            <table:change-track-table-cell office:value-type="string">
              <text:p>0.80</text:p>
            </table:change-track-table-cell>
          </table:previous>
        </table:cell-content-change>
        <table:cell-content-change table:id="ct1865">
          <table:cell-address table:column="14" table:row="105" table:table="0"/>
          <office:change-info>
            <dc:creator>d e</dc:creator>
            <dc:date>2016-08-25T10:36:26.24</dc:date>
          </office:change-info>
          <table:previous table:id="ct1849">
            <table:change-track-table-cell office:value-type="string">
              <text:p>0.81</text:p>
            </table:change-track-table-cell>
          </table:previous>
        </table:cell-content-change>
        <table:cell-content-change table:id="ct1866">
          <table:cell-address table:column="14" table:row="106" table:table="0"/>
          <office:change-info>
            <dc:creator>d e</dc:creator>
            <dc:date>2016-08-25T10:36:26.24</dc:date>
          </office:change-info>
          <table:previous table:id="ct1850">
            <table:change-track-table-cell office:value-type="string">
              <text:p>0.82</text:p>
            </table:change-track-table-cell>
          </table:previous>
        </table:cell-content-change>
        <table:cell-content-change table:id="ct1867">
          <table:cell-address table:column="14" table:row="107" table:table="0"/>
          <office:change-info>
            <dc:creator>d e</dc:creator>
            <dc:date>2016-08-25T10:36:26.24</dc:date>
          </office:change-info>
          <table:previous table:id="ct1851">
            <table:change-track-table-cell office:value-type="string">
              <text:p>0.83</text:p>
            </table:change-track-table-cell>
          </table:previous>
        </table:cell-content-change>
        <table:cell-content-change table:id="ct1868">
          <table:cell-address table:column="14" table:row="108" table:table="0"/>
          <office:change-info>
            <dc:creator>d e</dc:creator>
            <dc:date>2016-08-25T10:36:26.24</dc:date>
          </office:change-info>
          <table:previous table:id="ct1852">
            <table:change-track-table-cell office:value-type="string">
              <text:p>0.84</text:p>
            </table:change-track-table-cell>
          </table:previous>
        </table:cell-content-change>
        <table:cell-content-change table:id="ct1869">
          <table:cell-address table:column="14" table:row="110" table:table="0"/>
          <office:change-info>
            <dc:creator>d e</dc:creator>
            <dc:date>2016-08-25T10:36:29.32</dc:date>
          </office:change-info>
          <table:previous>
            <table:change-track-table-cell/>
          </table:previous>
        </table:cell-content-change>
        <table:cell-content-change table:id="ct1870">
          <table:cell-address table:column="14" table:row="111" table:table="0"/>
          <office:change-info>
            <dc:creator>d e</dc:creator>
            <dc:date>2016-08-25T10:36:29.32</dc:date>
          </office:change-info>
          <table:previous>
            <table:change-track-table-cell/>
          </table:previous>
        </table:cell-content-change>
        <table:cell-content-change table:id="ct1871">
          <table:cell-address table:column="14" table:row="112" table:table="0"/>
          <office:change-info>
            <dc:creator>d e</dc:creator>
            <dc:date>2016-08-25T10:36:29.32</dc:date>
          </office:change-info>
          <table:previous>
            <table:change-track-table-cell/>
          </table:previous>
        </table:cell-content-change>
        <table:cell-content-change table:id="ct1872">
          <table:cell-address table:column="14" table:row="114" table:table="0"/>
          <office:change-info>
            <dc:creator>d e</dc:creator>
            <dc:date>2016-08-25T10:36:32.66</dc:date>
          </office:change-info>
          <table:previous>
            <table:change-track-table-cell/>
          </table:previous>
        </table:cell-content-change>
        <table:cell-content-change table:id="ct1873">
          <table:cell-address table:column="14" table:row="115" table:table="0"/>
          <office:change-info>
            <dc:creator>d e</dc:creator>
            <dc:date>2016-08-25T10:36:32.66</dc:date>
          </office:change-info>
          <table:previous>
            <table:change-track-table-cell/>
          </table:previous>
        </table:cell-content-change>
        <table:cell-content-change table:id="ct1874">
          <table:cell-address table:column="14" table:row="116" table:table="0"/>
          <office:change-info>
            <dc:creator>d e</dc:creator>
            <dc:date>2016-08-25T10:36:32.66</dc:date>
          </office:change-info>
          <table:previous>
            <table:change-track-table-cell/>
          </table:previous>
        </table:cell-content-change>
        <table:cell-content-change table:id="ct1875">
          <table:cell-address table:column="14" table:row="118" table:table="0"/>
          <office:change-info>
            <dc:creator>d e</dc:creator>
            <dc:date>2016-08-25T10:36:34.08</dc:date>
          </office:change-info>
          <table:previous>
            <table:change-track-table-cell/>
          </table:previous>
        </table:cell-content-change>
        <table:cell-content-change table:id="ct1876">
          <table:cell-address table:column="14" table:row="119" table:table="0"/>
          <office:change-info>
            <dc:creator>d e</dc:creator>
            <dc:date>2016-08-25T10:36:34.08</dc:date>
          </office:change-info>
          <table:previous>
            <table:change-track-table-cell/>
          </table:previous>
        </table:cell-content-change>
        <table:cell-content-change table:id="ct1877">
          <table:cell-address table:column="14" table:row="121" table:table="0"/>
          <office:change-info>
            <dc:creator>d e</dc:creator>
            <dc:date>2016-08-25T10:36:35.57</dc:date>
          </office:change-info>
          <table:previous>
            <table:change-track-table-cell/>
          </table:previous>
        </table:cell-content-change>
        <table:cell-content-change table:id="ct1878">
          <table:cell-address table:column="14" table:row="122" table:table="0"/>
          <office:change-info>
            <dc:creator>d e</dc:creator>
            <dc:date>2016-08-25T10:36:35.57</dc:date>
          </office:change-info>
          <table:previous>
            <table:change-track-table-cell/>
          </table:previous>
        </table:cell-content-change>
        <table:cell-content-change table:id="ct1879">
          <table:cell-address table:column="14" table:row="163" table:table="0"/>
          <office:change-info>
            <dc:creator>d e</dc:creator>
            <dc:date>2016-08-25T10:36:41.83</dc:date>
          </office:change-info>
          <table:previous>
            <table:change-track-table-cell/>
          </table:previous>
        </table:cell-content-change>
        <table:cell-content-change table:id="ct1880">
          <table:cell-address table:column="14" table:row="164" table:table="0"/>
          <office:change-info>
            <dc:creator>d e</dc:creator>
            <dc:date>2016-08-25T10:36:41.83</dc:date>
          </office:change-info>
          <table:previous>
            <table:change-track-table-cell/>
          </table:previous>
        </table:cell-content-change>
        <table:cell-content-change table:id="ct1881">
          <table:cell-address table:column="14" table:row="165" table:table="0"/>
          <office:change-info>
            <dc:creator>d e</dc:creator>
            <dc:date>2016-08-25T10:36:41.83</dc:date>
          </office:change-info>
          <table:previous>
            <table:change-track-table-cell/>
          </table:previous>
        </table:cell-content-change>
        <table:cell-content-change table:id="ct1882">
          <table:cell-address table:column="14" table:row="166" table:table="0"/>
          <office:change-info>
            <dc:creator>d e</dc:creator>
            <dc:date>2016-08-25T10:36:41.83</dc:date>
          </office:change-info>
          <table:previous>
            <table:change-track-table-cell/>
          </table:previous>
        </table:cell-content-change>
        <table:cell-content-change table:id="ct1883">
          <table:cell-address table:column="14" table:row="3" table:table="0"/>
          <office:change-info>
            <dc:creator>d e</dc:creator>
            <dc:date>2016-08-25T10:37:28.88</dc:date>
          </office:change-info>
          <table:previous>
            <table:change-track-table-cell office:value-type="string">
              <text:p>time before dmg</text:p>
            </table:change-track-table-cell>
          </table:previous>
        </table:cell-content-change>
        <table:cell-content-change table:id="ct1884">
          <table:cell-address table:column="14" table:row="4" table:table="0"/>
          <office:change-info>
            <dc:creator>d e</dc:creator>
            <dc:date>2016-08-25T10:37:34.98</dc:date>
          </office:change-info>
          <table:previous>
            <table:change-track-table-cell office:value-type="string">
              <text:p>is applied</text:p>
            </table:change-track-table-cell>
          </table:previous>
        </table:cell-content-change>
        <table:cell-content-change table:id="ct1885">
          <table:cell-address table:column="14" table:row="2" table:table="0"/>
          <office:change-info>
            <dc:creator>d e</dc:creator>
            <dc:date>2016-08-25T10:38:28</dc:date>
          </office:change-info>
          <table:previous>
            <table:change-track-table-cell/>
          </table:previous>
        </table:cell-content-change>
        <table:movement table:id="ct1886">
          <table:source-range-address table:start-column="15" table:start-row="0" table:start-table="0" table:end-column="15" table:end-row="1048579" table:end-table="0"/>
          <table:target-range-address table:start-column="26" table:start-row="0" table:start-table="0" table:end-column="26" table:end-row="1048579" table:end-table="0"/>
          <office:change-info>
            <dc:creator>d e</dc:creator>
            <dc:date>2016-08-25T12:30:29.99</dc:date>
          </office:change-info>
          <table:dependencies>
            <table:dependence table:id="ct5119"/>
            <table:dependence table:id="ct5118"/>
            <table:dependence table:id="ct5117"/>
            <table:dependence table:id="ct5053"/>
            <table:dependence table:id="ct5052"/>
            <table:dependence table:id="ct5051"/>
            <table:dependence table:id="ct4308"/>
            <table:dependence table:id="ct4307"/>
            <table:dependence table:id="ct4306"/>
            <table:dependence table:id="ct4305"/>
            <table:dependence table:id="ct4188"/>
            <table:dependence table:id="ct4187"/>
            <table:dependence table:id="ct4186"/>
            <table:dependence table:id="ct4104"/>
            <table:dependence table:id="ct4088"/>
            <table:dependence table:id="ct4028"/>
            <table:dependence table:id="ct4009"/>
            <table:dependence table:id="ct3982"/>
            <table:dependence table:id="ct3948"/>
            <table:dependence table:id="ct3932"/>
            <table:dependence table:id="ct3888"/>
            <table:dependence table:id="ct3872"/>
            <table:dependence table:id="ct3841"/>
            <table:dependence table:id="ct3825"/>
            <table:dependence table:id="ct3804"/>
            <table:dependence table:id="ct3784"/>
            <table:dependence table:id="ct3768"/>
            <table:dependence table:id="ct3724"/>
            <table:dependence table:id="ct3723"/>
            <table:dependence table:id="ct3722"/>
            <table:dependence table:id="ct3721"/>
            <table:dependence table:id="ct3720"/>
            <table:dependence table:id="ct3719"/>
            <table:dependence table:id="ct3718"/>
            <table:dependence table:id="ct3717"/>
            <table:dependence table:id="ct3716"/>
            <table:dependence table:id="ct3715"/>
            <table:dependence table:id="ct3564"/>
            <table:dependence table:id="ct3563"/>
            <table:dependence table:id="ct3562"/>
            <table:dependence table:id="ct3561"/>
            <table:dependence table:id="ct3560"/>
            <table:dependence table:id="ct3559"/>
            <table:dependence table:id="ct3558"/>
            <table:dependence table:id="ct3557"/>
            <table:dependence table:id="ct3556"/>
            <table:dependence table:id="ct3555"/>
            <table:dependence table:id="ct3554"/>
            <table:dependence table:id="ct3553"/>
            <table:dependence table:id="ct3552"/>
            <table:dependence table:id="ct3521"/>
            <table:dependence table:id="ct3520"/>
            <table:dependence table:id="ct3519"/>
            <table:dependence table:id="ct3518"/>
            <table:dependence table:id="ct3517"/>
            <table:dependence table:id="ct3516"/>
            <table:dependence table:id="ct3515"/>
            <table:dependence table:id="ct3514"/>
            <table:dependence table:id="ct3513"/>
            <table:dependence table:id="ct3512"/>
            <table:dependence table:id="ct3357"/>
            <table:dependence table:id="ct3312"/>
            <table:dependence table:id="ct3296"/>
            <table:dependence table:id="ct3279"/>
            <table:dependence table:id="ct3260"/>
            <table:dependence table:id="ct3057"/>
            <table:dependence table:id="ct2973"/>
            <table:dependence table:id="ct2947"/>
            <table:dependence table:id="ct2890"/>
            <table:dependence table:id="ct2889"/>
            <table:dependence table:id="ct2846"/>
            <table:dependence table:id="ct2845"/>
            <table:dependence table:id="ct2844"/>
            <table:dependence table:id="ct2843"/>
            <table:dependence table:id="ct2842"/>
            <table:dependence table:id="ct2749"/>
            <table:dependence table:id="ct2748"/>
            <table:dependence table:id="ct2747"/>
            <table:dependence table:id="ct2746"/>
            <table:dependence table:id="ct2745"/>
            <table:dependence table:id="ct2740"/>
            <table:dependence table:id="ct2714"/>
            <table:dependence table:id="ct2688"/>
            <table:dependence table:id="ct2672"/>
            <table:dependence table:id="ct2666"/>
            <table:dependence table:id="ct2646"/>
            <table:dependence table:id="ct2597"/>
            <table:dependence table:id="ct2580"/>
            <table:dependence table:id="ct2579"/>
            <table:dependence table:id="ct2549"/>
            <table:dependence table:id="ct2548"/>
            <table:dependence table:id="ct2547"/>
            <table:dependence table:id="ct2546"/>
            <table:dependence table:id="ct2545"/>
            <table:dependence table:id="ct2544"/>
            <table:dependence table:id="ct2543"/>
            <table:dependence table:id="ct2536"/>
            <table:dependence table:id="ct2535"/>
            <table:dependence table:id="ct2534"/>
            <table:dependence table:id="ct2533"/>
            <table:dependence table:id="ct2532"/>
            <table:dependence table:id="ct2531"/>
            <table:dependence table:id="ct2530"/>
            <table:dependence table:id="ct2529"/>
            <table:dependence table:id="ct2528"/>
            <table:dependence table:id="ct2527"/>
            <table:dependence table:id="ct2515"/>
            <table:dependence table:id="ct2514"/>
            <table:dependence table:id="ct2513"/>
            <table:dependence table:id="ct2512"/>
            <table:dependence table:id="ct2511"/>
            <table:dependence table:id="ct2510"/>
            <table:dependence table:id="ct2509"/>
            <table:dependence table:id="ct2508"/>
            <table:dependence table:id="ct2507"/>
            <table:dependence table:id="ct2506"/>
            <table:dependence table:id="ct2493"/>
            <table:dependence table:id="ct2492"/>
            <table:dependence table:id="ct2491"/>
            <table:dependence table:id="ct2490"/>
            <table:dependence table:id="ct2489"/>
            <table:dependence table:id="ct2488"/>
            <table:dependence table:id="ct2487"/>
            <table:dependence table:id="ct2486"/>
            <table:dependence table:id="ct2485"/>
            <table:dependence table:id="ct2484"/>
            <table:dependence table:id="ct2483"/>
            <table:dependence table:id="ct2482"/>
            <table:dependence table:id="ct2481"/>
            <table:dependence table:id="ct2480"/>
            <table:dependence table:id="ct2479"/>
            <table:dependence table:id="ct2478"/>
            <table:dependence table:id="ct2477"/>
            <table:dependence table:id="ct1889"/>
            <table:dependence table:id="ct1888"/>
          </table:dependencies>
        </table:movement>
        <table:movement table:id="ct1887">
          <table:source-range-address table:start-column="13" table:start-row="0" table:start-table="0" table:end-column="14" table:end-row="1048579" table:end-table="0"/>
          <table:target-range-address table:start-column="14" table:start-row="0" table:start-table="0" table:end-column="15" table:end-row="1048579" table:end-table="0"/>
          <office:change-info>
            <dc:creator>d e</dc:creator>
            <dc:date>2016-08-25T12:30:38.51</dc:date>
          </office:change-info>
          <table:dependencies>
            <table:dependence table:id="ct5300"/>
            <table:dependence table:id="ct5299"/>
            <table:dependence table:id="ct4806"/>
            <table:dependence table:id="ct4805"/>
            <table:dependence table:id="ct4804"/>
            <table:dependence table:id="ct4803"/>
            <table:dependence table:id="ct4802"/>
            <table:dependence table:id="ct4743"/>
            <table:dependence table:id="ct4742"/>
            <table:dependence table:id="ct4576"/>
            <table:dependence table:id="ct4575"/>
            <table:dependence table:id="ct4574"/>
            <table:dependence table:id="ct4573"/>
            <table:dependence table:id="ct4572"/>
            <table:dependence table:id="ct4571"/>
            <table:dependence table:id="ct4570"/>
            <table:dependence table:id="ct4569"/>
            <table:dependence table:id="ct4568"/>
            <table:dependence table:id="ct4567"/>
            <table:dependence table:id="ct4566"/>
            <table:dependence table:id="ct4565"/>
            <table:dependence table:id="ct4564"/>
            <table:dependence table:id="ct4563"/>
            <table:dependence table:id="ct4562"/>
            <table:dependence table:id="ct4561"/>
            <table:dependence table:id="ct4560"/>
            <table:dependence table:id="ct4559"/>
            <table:dependence table:id="ct4558"/>
            <table:dependence table:id="ct4557"/>
            <table:dependence table:id="ct4556"/>
            <table:dependence table:id="ct4555"/>
            <table:dependence table:id="ct4554"/>
            <table:dependence table:id="ct4553"/>
            <table:dependence table:id="ct4552"/>
            <table:dependence table:id="ct4551"/>
            <table:dependence table:id="ct4550"/>
            <table:dependence table:id="ct4549"/>
            <table:dependence table:id="ct4548"/>
            <table:dependence table:id="ct4547"/>
            <table:dependence table:id="ct4546"/>
            <table:dependence table:id="ct4545"/>
            <table:dependence table:id="ct4544"/>
            <table:dependence table:id="ct4543"/>
            <table:dependence table:id="ct4542"/>
            <table:dependence table:id="ct4541"/>
            <table:dependence table:id="ct4540"/>
            <table:dependence table:id="ct4539"/>
            <table:dependence table:id="ct4538"/>
            <table:dependence table:id="ct4537"/>
            <table:dependence table:id="ct4536"/>
            <table:dependence table:id="ct4535"/>
            <table:dependence table:id="ct4511"/>
            <table:dependence table:id="ct4510"/>
            <table:dependence table:id="ct4373"/>
            <table:dependence table:id="ct4372"/>
            <table:dependence table:id="ct4371"/>
            <table:dependence table:id="ct4370"/>
            <table:dependence table:id="ct4369"/>
            <table:dependence table:id="ct4368"/>
            <table:dependence table:id="ct4367"/>
            <table:dependence table:id="ct4366"/>
            <table:dependence table:id="ct4365"/>
            <table:dependence table:id="ct4364"/>
            <table:dependence table:id="ct4363"/>
            <table:dependence table:id="ct4362"/>
            <table:dependence table:id="ct4361"/>
            <table:dependence table:id="ct4360"/>
            <table:dependence table:id="ct4359"/>
            <table:dependence table:id="ct4358"/>
            <table:dependence table:id="ct4357"/>
            <table:dependence table:id="ct4356"/>
            <table:dependence table:id="ct4355"/>
            <table:dependence table:id="ct4354"/>
            <table:dependence table:id="ct4353"/>
            <table:dependence table:id="ct4352"/>
            <table:dependence table:id="ct4351"/>
            <table:dependence table:id="ct4350"/>
            <table:dependence table:id="ct4349"/>
            <table:dependence table:id="ct4348"/>
            <table:dependence table:id="ct4347"/>
            <table:dependence table:id="ct4346"/>
            <table:dependence table:id="ct4345"/>
            <table:dependence table:id="ct4344"/>
            <table:dependence table:id="ct4343"/>
            <table:dependence table:id="ct4342"/>
            <table:dependence table:id="ct4341"/>
            <table:dependence table:id="ct4340"/>
            <table:dependence table:id="ct4323"/>
            <table:dependence table:id="ct4223"/>
            <table:dependence table:id="ct4222"/>
            <table:dependence table:id="ct4221"/>
            <table:dependence table:id="ct4220"/>
            <table:dependence table:id="ct4210"/>
            <table:dependence table:id="ct4209"/>
            <table:dependence table:id="ct4208"/>
            <table:dependence table:id="ct4207"/>
            <table:dependence table:id="ct4206"/>
            <table:dependence table:id="ct4205"/>
            <table:dependence table:id="ct4204"/>
            <table:dependence table:id="ct4203"/>
            <table:dependence table:id="ct4202"/>
            <table:dependence table:id="ct4201"/>
            <table:dependence table:id="ct4200"/>
            <table:dependence table:id="ct4199"/>
            <table:dependence table:id="ct4198"/>
            <table:dependence table:id="ct4197"/>
            <table:dependence table:id="ct4196"/>
            <table:dependence table:id="ct4195"/>
            <table:dependence table:id="ct4194"/>
            <table:dependence table:id="ct4193"/>
            <table:dependence table:id="ct4192"/>
            <table:dependence table:id="ct4191"/>
            <table:dependence table:id="ct4190"/>
            <table:dependence table:id="ct4189"/>
            <table:dependence table:id="ct4103"/>
            <table:dependence table:id="ct4102"/>
            <table:dependence table:id="ct4088"/>
            <table:dependence table:id="ct4027"/>
            <table:dependence table:id="ct4026"/>
            <table:dependence table:id="ct4008"/>
            <table:dependence table:id="ct4007"/>
            <table:dependence table:id="ct3981"/>
            <table:dependence table:id="ct3980"/>
            <table:dependence table:id="ct3947"/>
            <table:dependence table:id="ct3946"/>
            <table:dependence table:id="ct3932"/>
            <table:dependence table:id="ct3907"/>
            <table:dependence table:id="ct3906"/>
            <table:dependence table:id="ct3887"/>
            <table:dependence table:id="ct3886"/>
            <table:dependence table:id="ct3872"/>
            <table:dependence table:id="ct3860"/>
            <table:dependence table:id="ct3853"/>
            <table:dependence table:id="ct3840"/>
            <table:dependence table:id="ct3839"/>
            <table:dependence table:id="ct3825"/>
            <table:dependence table:id="ct3803"/>
            <table:dependence table:id="ct3802"/>
            <table:dependence table:id="ct3783"/>
            <table:dependence table:id="ct3782"/>
            <table:dependence table:id="ct3768"/>
            <table:dependence table:id="ct3762"/>
            <table:dependence table:id="ct3758"/>
            <table:dependence table:id="ct3714"/>
            <table:dependence table:id="ct3713"/>
            <table:dependence table:id="ct3712"/>
            <table:dependence table:id="ct3711"/>
            <table:dependence table:id="ct3710"/>
            <table:dependence table:id="ct3709"/>
            <table:dependence table:id="ct3708"/>
            <table:dependence table:id="ct3707"/>
            <table:dependence table:id="ct3706"/>
            <table:dependence table:id="ct3705"/>
            <table:dependence table:id="ct3704"/>
            <table:dependence table:id="ct3703"/>
            <table:dependence table:id="ct3702"/>
            <table:dependence table:id="ct3701"/>
            <table:dependence table:id="ct3700"/>
            <table:dependence table:id="ct3699"/>
            <table:dependence table:id="ct3698"/>
            <table:dependence table:id="ct3697"/>
            <table:dependence table:id="ct3696"/>
            <table:dependence table:id="ct3695"/>
            <table:dependence table:id="ct3564"/>
            <table:dependence table:id="ct3563"/>
            <table:dependence table:id="ct3562"/>
            <table:dependence table:id="ct3561"/>
            <table:dependence table:id="ct3560"/>
            <table:dependence table:id="ct3559"/>
            <table:dependence table:id="ct3558"/>
            <table:dependence table:id="ct3557"/>
            <table:dependence table:id="ct3556"/>
            <table:dependence table:id="ct3555"/>
            <table:dependence table:id="ct3554"/>
            <table:dependence table:id="ct3553"/>
            <table:dependence table:id="ct3552"/>
            <table:dependence table:id="ct3511"/>
            <table:dependence table:id="ct3510"/>
            <table:dependence table:id="ct3509"/>
            <table:dependence table:id="ct3508"/>
            <table:dependence table:id="ct3507"/>
            <table:dependence table:id="ct3506"/>
            <table:dependence table:id="ct3505"/>
            <table:dependence table:id="ct3504"/>
            <table:dependence table:id="ct3503"/>
            <table:dependence table:id="ct3502"/>
            <table:dependence table:id="ct3501"/>
            <table:dependence table:id="ct3500"/>
            <table:dependence table:id="ct3499"/>
            <table:dependence table:id="ct3498"/>
            <table:dependence table:id="ct3497"/>
            <table:dependence table:id="ct3496"/>
            <table:dependence table:id="ct3495"/>
            <table:dependence table:id="ct3494"/>
            <table:dependence table:id="ct3493"/>
            <table:dependence table:id="ct3492"/>
            <table:dependence table:id="ct3356"/>
            <table:dependence table:id="ct3355"/>
            <table:dependence table:id="ct3341"/>
            <table:dependence table:id="ct3339"/>
            <table:dependence table:id="ct3328"/>
            <table:dependence table:id="ct3311"/>
            <table:dependence table:id="ct3310"/>
            <table:dependence table:id="ct3296"/>
            <table:dependence table:id="ct3295"/>
            <table:dependence table:id="ct3292"/>
            <table:dependence table:id="ct3278"/>
            <table:dependence table:id="ct3277"/>
            <table:dependence table:id="ct3259"/>
            <table:dependence table:id="ct3258"/>
            <table:dependence table:id="ct3056"/>
            <table:dependence table:id="ct3055"/>
            <table:dependence table:id="ct3002"/>
            <table:dependence table:id="ct2992"/>
            <table:dependence table:id="ct2972"/>
            <table:dependence table:id="ct2971"/>
            <table:dependence table:id="ct2946"/>
            <table:dependence table:id="ct2945"/>
            <table:dependence table:id="ct2928"/>
            <table:dependence table:id="ct2927"/>
            <table:dependence table:id="ct2926"/>
            <table:dependence table:id="ct2925"/>
            <table:dependence table:id="ct2924"/>
            <table:dependence table:id="ct2923"/>
            <table:dependence table:id="ct2911"/>
            <table:dependence table:id="ct2910"/>
            <table:dependence table:id="ct2909"/>
            <table:dependence table:id="ct2908"/>
            <table:dependence table:id="ct2863"/>
            <table:dependence table:id="ct2862"/>
            <table:dependence table:id="ct2852"/>
            <table:dependence table:id="ct2841"/>
            <table:dependence table:id="ct2840"/>
            <table:dependence table:id="ct2839"/>
            <table:dependence table:id="ct2838"/>
            <table:dependence table:id="ct2837"/>
            <table:dependence table:id="ct2836"/>
            <table:dependence table:id="ct2835"/>
            <table:dependence table:id="ct2834"/>
            <table:dependence table:id="ct2833"/>
            <table:dependence table:id="ct2832"/>
            <table:dependence table:id="ct2749"/>
            <table:dependence table:id="ct2748"/>
            <table:dependence table:id="ct2747"/>
            <table:dependence table:id="ct2746"/>
            <table:dependence table:id="ct2745"/>
            <table:dependence table:id="ct2739"/>
            <table:dependence table:id="ct2738"/>
            <table:dependence table:id="ct2713"/>
            <table:dependence table:id="ct2712"/>
            <table:dependence table:id="ct2687"/>
            <table:dependence table:id="ct2686"/>
            <table:dependence table:id="ct2672"/>
            <table:dependence table:id="ct2665"/>
            <table:dependence table:id="ct2664"/>
            <table:dependence table:id="ct2645"/>
            <table:dependence table:id="ct2644"/>
            <table:dependence table:id="ct2596"/>
            <table:dependence table:id="ct2595"/>
            <table:dependence table:id="ct2580"/>
            <table:dependence table:id="ct2579"/>
            <table:dependence table:id="ct2568"/>
            <table:dependence table:id="ct2567"/>
            <table:dependence table:id="ct2526"/>
            <table:dependence table:id="ct2525"/>
            <table:dependence table:id="ct2524"/>
            <table:dependence table:id="ct2523"/>
            <table:dependence table:id="ct2522"/>
            <table:dependence table:id="ct2521"/>
            <table:dependence table:id="ct2520"/>
            <table:dependence table:id="ct2519"/>
            <table:dependence table:id="ct2518"/>
            <table:dependence table:id="ct2517"/>
            <table:dependence table:id="ct2516"/>
            <table:dependence table:id="ct2476"/>
            <table:dependence table:id="ct2475"/>
            <table:dependence table:id="ct2474"/>
            <table:dependence table:id="ct-17"/>
            <table:dependence table:id="ct-29"/>
            <table:dependence table:id="ct-41"/>
            <table:dependence table:id="ct-53"/>
            <table:dependence table:id="ct-65"/>
            <table:dependence table:id="ct-77"/>
            <table:dependence table:id="ct-91"/>
            <table:dependence table:id="ct-104"/>
            <table:dependence table:id="ct-117"/>
            <table:dependence table:id="ct-130"/>
            <table:dependence table:id="ct-143"/>
            <table:dependence table:id="ct-154"/>
            <table:dependence table:id="ct-177"/>
            <table:dependence table:id="ct-178"/>
            <table:dependence table:id="ct-179"/>
            <table:dependence table:id="ct-180"/>
            <table:dependence table:id="ct-181"/>
            <table:dependence table:id="ct-182"/>
            <table:dependence table:id="ct-183"/>
            <table:dependence table:id="ct-184"/>
            <table:dependence table:id="ct-185"/>
            <table:dependence table:id="ct-186"/>
            <table:dependence table:id="ct-187"/>
            <table:dependence table:id="ct-188"/>
            <table:dependence table:id="ct-189"/>
            <table:dependence table:id="ct-190"/>
            <table:dependence table:id="ct-191"/>
            <table:dependence table:id="ct-192"/>
            <table:dependence table:id="ct-193"/>
            <table:dependence table:id="ct-194"/>
            <table:dependence table:id="ct-195"/>
            <table:dependence table:id="ct-196"/>
            <table:dependence table:id="ct-197"/>
            <table:dependence table:id="ct-198"/>
            <table:dependence table:id="ct-199"/>
            <table:dependence table:id="ct-200"/>
            <table:dependence table:id="ct-201"/>
            <table:dependence table:id="ct-202"/>
            <table:dependence table:id="ct-203"/>
            <table:dependence table:id="ct-204"/>
            <table:dependence table:id="ct-205"/>
            <table:dependence table:id="ct-206"/>
            <table:dependence table:id="ct-207"/>
            <table:dependence table:id="ct-208"/>
            <table:dependence table:id="ct-209"/>
            <table:dependence table:id="ct-210"/>
            <table:dependence table:id="ct-211"/>
            <table:dependence table:id="ct-212"/>
            <table:dependence table:id="ct-213"/>
            <table:dependence table:id="ct-214"/>
            <table:dependence table:id="ct-215"/>
            <table:dependence table:id="ct-216"/>
            <table:dependence table:id="ct-217"/>
            <table:dependence table:id="ct-218"/>
            <table:dependence table:id="ct-219"/>
            <table:dependence table:id="ct-220"/>
            <table:dependence table:id="ct-221"/>
            <table:dependence table:id="ct-222"/>
            <table:dependence table:id="ct-223"/>
            <table:dependence table:id="ct-224"/>
            <table:dependence table:id="ct-225"/>
            <table:dependence table:id="ct-226"/>
            <table:dependence table:id="ct-227"/>
            <table:dependence table:id="ct-228"/>
            <table:dependence table:id="ct-229"/>
            <table:dependence table:id="ct-230"/>
            <table:dependence table:id="ct-231"/>
            <table:dependence table:id="ct-232"/>
            <table:dependence table:id="ct-233"/>
            <table:dependence table:id="ct-234"/>
            <table:dependence table:id="ct-235"/>
            <table:dependence table:id="ct-236"/>
            <table:dependence table:id="ct-237"/>
            <table:dependence table:id="ct-238"/>
            <table:dependence table:id="ct-239"/>
            <table:dependence table:id="ct-240"/>
            <table:dependence table:id="ct-241"/>
            <table:dependence table:id="ct-242"/>
            <table:dependence table:id="ct-243"/>
            <table:dependence table:id="ct-244"/>
            <table:dependence table:id="ct-245"/>
            <table:dependence table:id="ct-246"/>
            <table:dependence table:id="ct-247"/>
            <table:dependence table:id="ct-248"/>
            <table:dependence table:id="ct-249"/>
            <table:dependence table:id="ct-250"/>
            <table:dependence table:id="ct-251"/>
            <table:dependence table:id="ct-252"/>
            <table:dependence table:id="ct-253"/>
            <table:dependence table:id="ct-254"/>
            <table:dependence table:id="ct-255"/>
            <table:dependence table:id="ct-256"/>
            <table:dependence table:id="ct-257"/>
            <table:dependence table:id="ct-258"/>
            <table:dependence table:id="ct-259"/>
            <table:dependence table:id="ct-260"/>
            <table:dependence table:id="ct-261"/>
            <table:dependence table:id="ct-262"/>
            <table:dependence table:id="ct-263"/>
            <table:dependence table:id="ct-264"/>
            <table:dependence table:id="ct-265"/>
            <table:dependence table:id="ct-266"/>
            <table:dependence table:id="ct-267"/>
            <table:dependence table:id="ct-268"/>
            <table:dependence table:id="ct-269"/>
            <table:dependence table:id="ct-270"/>
            <table:dependence table:id="ct-271"/>
            <table:dependence table:id="ct-272"/>
            <table:dependence table:id="ct-273"/>
            <table:dependence table:id="ct-274"/>
            <table:dependence table:id="ct-275"/>
            <table:dependence table:id="ct-276"/>
            <table:dependence table:id="ct-277"/>
            <table:dependence table:id="ct-278"/>
            <table:dependence table:id="ct-279"/>
            <table:dependence table:id="ct-280"/>
            <table:dependence table:id="ct-281"/>
            <table:dependence table:id="ct-282"/>
            <table:dependence table:id="ct-283"/>
            <table:dependence table:id="ct-284"/>
            <table:dependence table:id="ct-285"/>
            <table:dependence table:id="ct-286"/>
            <table:dependence table:id="ct-287"/>
            <table:dependence table:id="ct-288"/>
            <table:dependence table:id="ct-289"/>
            <table:dependence table:id="ct-290"/>
            <table:dependence table:id="ct-291"/>
            <table:dependence table:id="ct-292"/>
            <table:dependence table:id="ct-293"/>
            <table:dependence table:id="ct-294"/>
            <table:dependence table:id="ct-295"/>
            <table:dependence table:id="ct-296"/>
            <table:dependence table:id="ct-297"/>
            <table:dependence table:id="ct-298"/>
            <table:dependence table:id="ct-299"/>
            <table:dependence table:id="ct-300"/>
            <table:dependence table:id="ct-301"/>
            <table:dependence table:id="ct-302"/>
            <table:dependence table:id="ct-303"/>
            <table:dependence table:id="ct-304"/>
            <table:dependence table:id="ct-305"/>
            <table:dependence table:id="ct-306"/>
            <table:dependence table:id="ct-307"/>
            <table:dependence table:id="ct-308"/>
            <table:dependence table:id="ct-309"/>
            <table:dependence table:id="ct-310"/>
            <table:dependence table:id="ct-311"/>
            <table:dependence table:id="ct-312"/>
            <table:dependence table:id="ct-313"/>
            <table:dependence table:id="ct-314"/>
            <table:dependence table:id="ct-315"/>
            <table:dependence table:id="ct-316"/>
            <table:dependence table:id="ct-317"/>
            <table:dependence table:id="ct-318"/>
            <table:dependence table:id="ct-319"/>
            <table:dependence table:id="ct-320"/>
            <table:dependence table:id="ct-321"/>
            <table:dependence table:id="ct-322"/>
            <table:dependence table:id="ct-323"/>
            <table:dependence table:id="ct-324"/>
            <table:dependence table:id="ct-325"/>
            <table:dependence table:id="ct-326"/>
            <table:dependence table:id="ct-327"/>
            <table:dependence table:id="ct-328"/>
            <table:dependence table:id="ct-329"/>
            <table:dependence table:id="ct-330"/>
            <table:dependence table:id="ct-331"/>
            <table:dependence table:id="ct-332"/>
            <table:dependence table:id="ct-333"/>
            <table:dependence table:id="ct-334"/>
            <table:dependence table:id="ct-335"/>
            <table:dependence table:id="ct-336"/>
            <table:dependence table:id="ct-337"/>
            <table:dependence table:id="ct-338"/>
            <table:dependence table:id="ct-339"/>
            <table:dependence table:id="ct-340"/>
            <table:dependence table:id="ct-341"/>
            <table:dependence table:id="ct-342"/>
            <table:dependence table:id="ct-343"/>
            <table:dependence table:id="ct-344"/>
            <table:dependence table:id="ct-345"/>
            <table:dependence table:id="ct-346"/>
            <table:dependence table:id="ct-347"/>
            <table:dependence table:id="ct-348"/>
            <table:dependence table:id="ct-349"/>
            <table:dependence table:id="ct-350"/>
            <table:dependence table:id="ct-351"/>
            <table:dependence table:id="ct-352"/>
            <table:dependence table:id="ct-353"/>
            <table:dependence table:id="ct-354"/>
            <table:dependence table:id="ct-355"/>
            <table:dependence table:id="ct-356"/>
            <table:dependence table:id="ct-357"/>
            <table:dependence table:id="ct-358"/>
            <table:dependence table:id="ct-359"/>
            <table:dependence table:id="ct-360"/>
            <table:dependence table:id="ct-361"/>
            <table:dependence table:id="ct-362"/>
            <table:dependence table:id="ct-363"/>
            <table:dependence table:id="ct-364"/>
            <table:dependence table:id="ct-365"/>
            <table:dependence table:id="ct-366"/>
            <table:dependence table:id="ct-367"/>
            <table:dependence table:id="ct-368"/>
            <table:dependence table:id="ct-369"/>
            <table:dependence table:id="ct-370"/>
            <table:dependence table:id="ct-371"/>
            <table:dependence table:id="ct-372"/>
            <table:dependence table:id="ct-373"/>
            <table:dependence table:id="ct-374"/>
            <table:dependence table:id="ct-375"/>
            <table:dependence table:id="ct-376"/>
            <table:dependence table:id="ct-377"/>
            <table:dependence table:id="ct-378"/>
            <table:dependence table:id="ct-379"/>
            <table:dependence table:id="ct-380"/>
            <table:dependence table:id="ct-381"/>
            <table:dependence table:id="ct-382"/>
            <table:dependence table:id="ct-383"/>
            <table:dependence table:id="ct-384"/>
            <table:dependence table:id="ct-385"/>
            <table:dependence table:id="ct-386"/>
            <table:dependence table:id="ct-387"/>
            <table:dependence table:id="ct-388"/>
            <table:dependence table:id="ct-389"/>
            <table:dependence table:id="ct-390"/>
            <table:dependence table:id="ct-391"/>
            <table:dependence table:id="ct-392"/>
            <table:dependence table:id="ct-393"/>
            <table:dependence table:id="ct-394"/>
            <table:dependence table:id="ct-395"/>
            <table:dependence table:id="ct-396"/>
            <table:dependence table:id="ct-397"/>
            <table:dependence table:id="ct-398"/>
            <table:dependence table:id="ct-399"/>
            <table:dependence table:id="ct-400"/>
            <table:dependence table:id="ct-401"/>
            <table:dependence table:id="ct-402"/>
            <table:dependence table:id="ct-403"/>
            <table:dependence table:id="ct-404"/>
            <table:dependence table:id="ct-405"/>
            <table:dependence table:id="ct-406"/>
            <table:dependence table:id="ct-407"/>
            <table:dependence table:id="ct-408"/>
            <table:dependence table:id="ct-409"/>
            <table:dependence table:id="ct-410"/>
            <table:dependence table:id="ct-411"/>
            <table:dependence table:id="ct-412"/>
            <table:dependence table:id="ct-413"/>
            <table:dependence table:id="ct-414"/>
            <table:dependence table:id="ct-415"/>
            <table:dependence table:id="ct-416"/>
            <table:dependence table:id="ct-417"/>
            <table:dependence table:id="ct-418"/>
            <table:dependence table:id="ct-419"/>
            <table:dependence table:id="ct-420"/>
            <table:dependence table:id="ct-421"/>
            <table:dependence table:id="ct-422"/>
            <table:dependence table:id="ct-423"/>
            <table:dependence table:id="ct-424"/>
            <table:dependence table:id="ct-425"/>
            <table:dependence table:id="ct-426"/>
            <table:dependence table:id="ct-427"/>
            <table:dependence table:id="ct-428"/>
            <table:dependence table:id="ct-429"/>
            <table:dependence table:id="ct-430"/>
            <table:dependence table:id="ct-431"/>
            <table:dependence table:id="ct-432"/>
            <table:dependence table:id="ct-433"/>
            <table:dependence table:id="ct-434"/>
            <table:dependence table:id="ct-435"/>
            <table:dependence table:id="ct-436"/>
            <table:dependence table:id="ct-437"/>
            <table:dependence table:id="ct-438"/>
            <table:dependence table:id="ct-439"/>
            <table:dependence table:id="ct-440"/>
            <table:dependence table:id="ct-441"/>
            <table:dependence table:id="ct-442"/>
            <table:dependence table:id="ct-443"/>
            <table:dependence table:id="ct-444"/>
            <table:dependence table:id="ct-445"/>
          </table:dependencies>
          <table:deletions>
            <table:cell-content-deletion table:id="ct1882">
              <table:change-track-table-cell office:value-type="string">
                <text:p>0.05</text:p>
              </table:change-track-table-cell>
            </table:cell-content-deletion>
            <table:cell-content-deletion table:id="ct1881">
              <table:change-track-table-cell office:value-type="string">
                <text:p>0.05</text:p>
              </table:change-track-table-cell>
            </table:cell-content-deletion>
            <table:cell-content-deletion table:id="ct1880">
              <table:change-track-table-cell office:value-type="string">
                <text:p>0.05</text:p>
              </table:change-track-table-cell>
            </table:cell-content-deletion>
            <table:cell-content-deletion table:id="ct1879">
              <table:change-track-table-cell office:value-type="string">
                <text:p>0.05</text:p>
              </table:change-track-table-cell>
            </table:cell-content-deletion>
            <table:cell-content-deletion table:id="ct1878">
              <table:change-track-table-cell office:value-type="string">
                <text:p>0.05</text:p>
              </table:change-track-table-cell>
            </table:cell-content-deletion>
            <table:cell-content-deletion table:id="ct1877">
              <table:change-track-table-cell office:value-type="string">
                <text:p>0.05</text:p>
              </table:change-track-table-cell>
            </table:cell-content-deletion>
            <table:cell-content-deletion table:id="ct1876">
              <table:change-track-table-cell office:value-type="string">
                <text:p>0.05</text:p>
              </table:change-track-table-cell>
            </table:cell-content-deletion>
            <table:cell-content-deletion table:id="ct1875">
              <table:change-track-table-cell office:value-type="string">
                <text:p>0.05</text:p>
              </table:change-track-table-cell>
            </table:cell-content-deletion>
            <table:cell-content-deletion table:id="ct1874">
              <table:change-track-table-cell office:value-type="string">
                <text:p>0.05</text:p>
              </table:change-track-table-cell>
            </table:cell-content-deletion>
            <table:cell-content-deletion table:id="ct1873">
              <table:change-track-table-cell office:value-type="string">
                <text:p>0.05</text:p>
              </table:change-track-table-cell>
            </table:cell-content-deletion>
            <table:cell-content-deletion table:id="ct1872">
              <table:change-track-table-cell office:value-type="string">
                <text:p>0.05</text:p>
              </table:change-track-table-cell>
            </table:cell-content-deletion>
            <table:cell-content-deletion table:id="ct1871">
              <table:change-track-table-cell office:value-type="string">
                <text:p>0.05</text:p>
              </table:change-track-table-cell>
            </table:cell-content-deletion>
            <table:cell-content-deletion table:id="ct1870">
              <table:change-track-table-cell office:value-type="string">
                <text:p>0.05</text:p>
              </table:change-track-table-cell>
            </table:cell-content-deletion>
            <table:cell-content-deletion table:id="ct1869">
              <table:change-track-table-cell office:value-type="string">
                <text:p>0.05</text:p>
              </table:change-track-table-cell>
            </table:cell-content-deletion>
            <table:cell-content-deletion table:id="ct1867">
              <table:change-track-table-cell office:value-type="string">
                <text:p>0.05</text:p>
              </table:change-track-table-cell>
            </table:cell-content-deletion>
            <table:cell-content-deletion table:id="ct1866">
              <table:change-track-table-cell office:value-type="string">
                <text:p>0.05</text:p>
              </table:change-track-table-cell>
            </table:cell-content-deletion>
            <table:cell-content-deletion table:id="ct1865">
              <table:change-track-table-cell office:value-type="string">
                <text:p>0.05</text:p>
              </table:change-track-table-cell>
            </table:cell-content-deletion>
            <table:cell-content-deletion table:id="ct1864">
              <table:change-track-table-cell office:value-type="string">
                <text:p>0.05</text:p>
              </table:change-track-table-cell>
            </table:cell-content-deletion>
            <table:cell-content-deletion table:id="ct1863">
              <table:change-track-table-cell office:value-type="string">
                <text:p>0.05</text:p>
              </table:change-track-table-cell>
            </table:cell-content-deletion>
            <table:cell-content-deletion table:id="ct1862">
              <table:change-track-table-cell office:value-type="string">
                <text:p>0.05</text:p>
              </table:change-track-table-cell>
            </table:cell-content-deletion>
            <table:cell-content-deletion table:id="ct1861">
              <table:change-track-table-cell office:value-type="string">
                <text:p>0.05</text:p>
              </table:change-track-table-cell>
            </table:cell-content-deletion>
            <table:cell-content-deletion table:id="ct1860">
              <table:change-track-table-cell office:value-type="string">
                <text:p>0.05</text:p>
              </table:change-track-table-cell>
            </table:cell-content-deletion>
            <table:cell-content-deletion table:id="ct1859">
              <table:change-track-table-cell office:value-type="string">
                <text:p>0.05</text:p>
              </table:change-track-table-cell>
            </table:cell-content-deletion>
            <table:cell-content-deletion table:id="ct1858">
              <table:change-track-table-cell office:value-type="string">
                <text:p>0.05</text:p>
              </table:change-track-table-cell>
            </table:cell-content-deletion>
            <table:cell-content-deletion table:id="ct1857">
              <table:change-track-table-cell office:value-type="string">
                <text:p>0.05</text:p>
              </table:change-track-table-cell>
            </table:cell-content-deletion>
            <table:cell-content-deletion table:id="ct1856">
              <table:change-track-table-cell office:value-type="string">
                <text:p>0.05</text:p>
              </table:change-track-table-cell>
            </table:cell-content-deletion>
            <table:cell-content-deletion table:id="ct1853">
              <table:change-track-table-cell office:value-type="string">
                <text:p>0.05</text:p>
              </table:change-track-table-cell>
            </table:cell-content-deletion>
            <table:cell-content-deletion table:id="ct1855">
              <table:change-track-table-cell office:value-type="string">
                <text:p>0.05</text:p>
              </table:change-track-table-cell>
            </table:cell-content-deletion>
            <table:cell-content-deletion table:id="ct1868">
              <table:change-track-table-cell office:value-type="string">
                <text:p>0.05</text:p>
              </table:change-track-table-cell>
            </table:cell-content-deletion>
            <table:cell-content-deletion table:id="ct1814">
              <table:change-track-table-cell office:value-type="string">
                <text:p>0.00</text:p>
              </table:change-track-table-cell>
            </table:cell-content-deletion>
            <table:cell-content-deletion table:id="ct1813">
              <table:change-track-table-cell office:value-type="string">
                <text:p>0.00</text:p>
              </table:change-track-table-cell>
            </table:cell-content-deletion>
            <table:cell-content-deletion table:id="ct1815">
              <table:change-track-table-cell/>
            </table:cell-content-deletion>
            <table:cell-content-deletion table:id="ct1811">
              <table:change-track-table-cell office:value-type="string">
                <text:p>0.00</text:p>
              </table:change-track-table-cell>
            </table:cell-content-deletion>
            <table:cell-content-deletion table:id="ct1810">
              <table:change-track-table-cell office:value-type="string">
                <text:p>0.00</text:p>
              </table:change-track-table-cell>
            </table:cell-content-deletion>
            <table:cell-content-deletion table:id="ct1809">
              <table:change-track-table-cell office:value-type="string">
                <text:p>0.00</text:p>
              </table:change-track-table-cell>
            </table:cell-content-deletion>
            <table:cell-content-deletion table:id="ct1816">
              <table:change-track-table-cell/>
            </table:cell-content-deletion>
            <table:cell-content-deletion table:id="ct1807">
              <table:change-track-table-cell office:value-type="string">
                <text:p>0.00</text:p>
              </table:change-track-table-cell>
            </table:cell-content-deletion>
            <table:cell-content-deletion table:id="ct1817">
              <table:change-track-table-cell/>
            </table:cell-content-deletion>
            <table:cell-content-deletion table:id="ct1805">
              <table:change-track-table-cell office:value-type="string">
                <text:p>0.00</text:p>
              </table:change-track-table-cell>
            </table:cell-content-deletion>
            <table:cell-content-deletion table:id="ct1804">
              <table:change-track-table-cell office:value-type="string">
                <text:p>0.00</text:p>
              </table:change-track-table-cell>
            </table:cell-content-deletion>
            <table:cell-content-deletion table:id="ct1803">
              <table:change-track-table-cell office:value-type="string">
                <text:p>0.00</text:p>
              </table:change-track-table-cell>
            </table:cell-content-deletion>
            <table:cell-content-deletion table:id="ct1802">
              <table:change-track-table-cell office:value-type="string">
                <text:p>0.00</text:p>
              </table:change-track-table-cell>
            </table:cell-content-deletion>
            <table:cell-content-deletion table:id="ct1801">
              <table:change-track-table-cell office:value-type="string">
                <text:p>0.00</text:p>
              </table:change-track-table-cell>
            </table:cell-content-deletion>
            <table:cell-content-deletion table:id="ct1818">
              <table:change-track-table-cell/>
            </table:cell-content-deletion>
            <table:cell-content-deletion table:id="ct1799">
              <table:change-track-table-cell office:value-type="string">
                <text:p>0.00</text:p>
              </table:change-track-table-cell>
            </table:cell-content-deletion>
            <table:cell-content-deletion table:id="ct1798">
              <table:change-track-table-cell office:value-type="string">
                <text:p>0.00</text:p>
              </table:change-track-table-cell>
            </table:cell-content-deletion>
            <table:cell-content-deletion table:id="ct1797">
              <table:change-track-table-cell office:value-type="string">
                <text:p>0.00</text:p>
              </table:change-track-table-cell>
            </table:cell-content-deletion>
            <table:cell-content-deletion table:id="ct1796">
              <table:change-track-table-cell office:value-type="string">
                <text:p>0.00</text:p>
              </table:change-track-table-cell>
            </table:cell-content-deletion>
            <table:cell-content-deletion table:id="ct1795">
              <table:change-track-table-cell office:value-type="string">
                <text:p>0.00</text:p>
              </table:change-track-table-cell>
            </table:cell-content-deletion>
            <table:cell-content-deletion table:id="ct1794">
              <table:change-track-table-cell office:value-type="string">
                <text:p>0.00</text:p>
              </table:change-track-table-cell>
            </table:cell-content-deletion>
            <table:cell-content-deletion table:id="ct1819">
              <table:change-track-table-cell/>
            </table:cell-content-deletion>
            <table:cell-content-deletion table:id="ct1792">
              <table:change-track-table-cell office:value-type="string">
                <text:p>0.00</text:p>
              </table:change-track-table-cell>
            </table:cell-content-deletion>
            <table:cell-content-deletion table:id="ct1791">
              <table:change-track-table-cell office:value-type="string">
                <text:p>0.00</text:p>
              </table:change-track-table-cell>
            </table:cell-content-deletion>
            <table:cell-content-deletion table:id="ct1790">
              <table:change-track-table-cell office:value-type="string">
                <text:p>0.00</text:p>
              </table:change-track-table-cell>
            </table:cell-content-deletion>
            <table:cell-content-deletion table:id="ct1789">
              <table:change-track-table-cell office:value-type="string">
                <text:p>0.00</text:p>
              </table:change-track-table-cell>
            </table:cell-content-deletion>
            <table:cell-content-deletion table:id="ct1788">
              <table:change-track-table-cell office:value-type="string">
                <text:p>0.00</text:p>
              </table:change-track-table-cell>
            </table:cell-content-deletion>
            <table:cell-content-deletion table:id="ct1787">
              <table:change-track-table-cell office:value-type="string">
                <text:p>0.00</text:p>
              </table:change-track-table-cell>
            </table:cell-content-deletion>
            <table:cell-content-deletion table:id="ct1786">
              <table:change-track-table-cell office:value-type="string">
                <text:p>0.00</text:p>
              </table:change-track-table-cell>
            </table:cell-content-deletion>
            <table:cell-content-deletion table:id="ct1785">
              <table:change-track-table-cell office:value-type="string">
                <text:p>0.00</text:p>
              </table:change-track-table-cell>
            </table:cell-content-deletion>
            <table:cell-content-deletion table:id="ct1784">
              <table:change-track-table-cell office:value-type="string">
                <text:p>0.00</text:p>
              </table:change-track-table-cell>
            </table:cell-content-deletion>
            <table:cell-content-deletion table:id="ct1783">
              <table:change-track-table-cell office:value-type="string">
                <text:p>0.00</text:p>
              </table:change-track-table-cell>
            </table:cell-content-deletion>
            <table:cell-content-deletion table:id="ct1782">
              <table:change-track-table-cell office:value-type="string">
                <text:p>0.00</text:p>
              </table:change-track-table-cell>
            </table:cell-content-deletion>
            <table:cell-content-deletion table:id="ct1781">
              <table:change-track-table-cell office:value-type="string">
                <text:p>0.00</text:p>
              </table:change-track-table-cell>
            </table:cell-content-deletion>
            <table:cell-content-deletion table:id="ct1780">
              <table:change-track-table-cell office:value-type="string">
                <text:p>0.00</text:p>
              </table:change-track-table-cell>
            </table:cell-content-deletion>
            <table:cell-content-deletion table:id="ct1779">
              <table:change-track-table-cell office:value-type="string">
                <text:p>0.00</text:p>
              </table:change-track-table-cell>
            </table:cell-content-deletion>
            <table:cell-content-deletion table:id="ct1778">
              <table:change-track-table-cell office:value-type="string">
                <text:p>0.00</text:p>
              </table:change-track-table-cell>
            </table:cell-content-deletion>
            <table:cell-content-deletion table:id="ct1777">
              <table:change-track-table-cell office:value-type="string">
                <text:p>0.00</text:p>
              </table:change-track-table-cell>
            </table:cell-content-deletion>
            <table:cell-content-deletion table:id="ct1776">
              <table:change-track-table-cell office:value-type="string">
                <text:p>0.00</text:p>
              </table:change-track-table-cell>
            </table:cell-content-deletion>
            <table:cell-content-deletion table:id="ct1775">
              <table:change-track-table-cell office:value-type="string">
                <text:p>0.00</text:p>
              </table:change-track-table-cell>
            </table:cell-content-deletion>
            <table:cell-content-deletion table:id="ct1774">
              <table:change-track-table-cell office:value-type="string">
                <text:p>0.00</text:p>
              </table:change-track-table-cell>
            </table:cell-content-deletion>
            <table:cell-content-deletion table:id="ct1773">
              <table:change-track-table-cell office:value-type="string">
                <text:p>0.00</text:p>
              </table:change-track-table-cell>
            </table:cell-content-deletion>
            <table:cell-content-deletion table:id="ct1772">
              <table:change-track-table-cell office:value-type="string">
                <text:p>0.00</text:p>
              </table:change-track-table-cell>
            </table:cell-content-deletion>
            <table:cell-content-deletion table:id="ct1771">
              <table:change-track-table-cell office:value-type="string">
                <text:p>0.00</text:p>
              </table:change-track-table-cell>
            </table:cell-content-deletion>
            <table:cell-content-deletion table:id="ct1770">
              <table:change-track-table-cell office:value-type="string">
                <text:p>0.00</text:p>
              </table:change-track-table-cell>
            </table:cell-content-deletion>
            <table:cell-content-deletion table:id="ct1769">
              <table:change-track-table-cell office:value-type="string">
                <text:p>0.00</text:p>
              </table:change-track-table-cell>
            </table:cell-content-deletion>
            <table:cell-content-deletion table:id="ct1768">
              <table:change-track-table-cell office:value-type="string">
                <text:p>0.00</text:p>
              </table:change-track-table-cell>
            </table:cell-content-deletion>
            <table:cell-content-deletion table:id="ct1767">
              <table:change-track-table-cell office:value-type="string">
                <text:p>0.00</text:p>
              </table:change-track-table-cell>
            </table:cell-content-deletion>
            <table:cell-content-deletion table:id="ct1766">
              <table:change-track-table-cell office:value-type="string">
                <text:p>0.00</text:p>
              </table:change-track-table-cell>
            </table:cell-content-deletion>
            <table:cell-content-deletion table:id="ct1820">
              <table:change-track-table-cell/>
            </table:cell-content-deletion>
            <table:cell-content-deletion table:id="ct1764">
              <table:change-track-table-cell office:value-type="string">
                <text:p>0.00</text:p>
              </table:change-track-table-cell>
            </table:cell-content-deletion>
            <table:cell-content-deletion table:id="ct1763">
              <table:change-track-table-cell office:value-type="string">
                <text:p>0.00</text:p>
              </table:change-track-table-cell>
            </table:cell-content-deletion>
            <table:cell-content-deletion table:id="ct1821">
              <table:change-track-table-cell/>
            </table:cell-content-deletion>
            <table:cell-content-deletion table:id="ct1761">
              <table:change-track-table-cell office:value-type="string">
                <text:p>0.00</text:p>
              </table:change-track-table-cell>
            </table:cell-content-deletion>
            <table:cell-content-deletion table:id="ct1760">
              <table:change-track-table-cell office:value-type="string">
                <text:p>0.00</text:p>
              </table:change-track-table-cell>
            </table:cell-content-deletion>
            <table:cell-content-deletion table:id="ct1759">
              <table:change-track-table-cell office:value-type="string">
                <text:p>0.00</text:p>
              </table:change-track-table-cell>
            </table:cell-content-deletion>
            <table:cell-content-deletion table:id="ct1758">
              <table:change-track-table-cell office:value-type="string">
                <text:p>0.00</text:p>
              </table:change-track-table-cell>
            </table:cell-content-deletion>
            <table:cell-content-deletion table:id="ct1757">
              <table:change-track-table-cell office:value-type="string">
                <text:p>0.00</text:p>
              </table:change-track-table-cell>
            </table:cell-content-deletion>
            <table:cell-content-deletion table:id="ct1756">
              <table:change-track-table-cell office:value-type="string">
                <text:p>0.00</text:p>
              </table:change-track-table-cell>
            </table:cell-content-deletion>
            <table:cell-content-deletion table:id="ct1755">
              <table:change-track-table-cell office:value-type="string">
                <text:p>0.00</text:p>
              </table:change-track-table-cell>
            </table:cell-content-deletion>
            <table:cell-content-deletion table:id="ct1754">
              <table:change-track-table-cell office:value-type="string">
                <text:p>0.00</text:p>
              </table:change-track-table-cell>
            </table:cell-content-deletion>
            <table:cell-content-deletion table:id="ct1753">
              <table:change-track-table-cell office:value-type="string">
                <text:p>0.00</text:p>
              </table:change-track-table-cell>
            </table:cell-content-deletion>
            <table:cell-content-deletion table:id="ct1822">
              <table:change-track-table-cell/>
            </table:cell-content-deletion>
            <table:cell-content-deletion table:id="ct1751">
              <table:change-track-table-cell office:value-type="string">
                <text:p>0.00</text:p>
              </table:change-track-table-cell>
            </table:cell-content-deletion>
            <table:cell-content-deletion table:id="ct1750">
              <table:change-track-table-cell office:value-type="string">
                <text:p>0.00</text:p>
              </table:change-track-table-cell>
            </table:cell-content-deletion>
            <table:cell-content-deletion table:id="ct1823">
              <table:change-track-table-cell/>
            </table:cell-content-deletion>
            <table:cell-content-deletion table:id="ct1748">
              <table:change-track-table-cell office:value-type="string">
                <text:p>0.00</text:p>
              </table:change-track-table-cell>
            </table:cell-content-deletion>
            <table:cell-content-deletion table:id="ct1747">
              <table:change-track-table-cell office:value-type="string">
                <text:p>0.00</text:p>
              </table:change-track-table-cell>
            </table:cell-content-deletion>
            <table:cell-content-deletion table:id="ct1746">
              <table:change-track-table-cell office:value-type="string">
                <text:p>0.00</text:p>
              </table:change-track-table-cell>
            </table:cell-content-deletion>
            <table:cell-content-deletion table:id="ct1824">
              <table:change-track-table-cell/>
            </table:cell-content-deletion>
            <table:cell-content-deletion table:id="ct1744">
              <table:change-track-table-cell office:value-type="string">
                <text:p>0.00</text:p>
              </table:change-track-table-cell>
            </table:cell-content-deletion>
            <table:cell-content-deletion table:id="ct1743">
              <table:change-track-table-cell office:value-type="string">
                <text:p>0.00</text:p>
              </table:change-track-table-cell>
            </table:cell-content-deletion>
            <table:cell-content-deletion table:id="ct1742">
              <table:change-track-table-cell office:value-type="string">
                <text:p>0.00</text:p>
              </table:change-track-table-cell>
            </table:cell-content-deletion>
            <table:cell-content-deletion table:id="ct1741">
              <table:change-track-table-cell office:value-type="string">
                <text:p>0.00</text:p>
              </table:change-track-table-cell>
            </table:cell-content-deletion>
            <table:cell-content-deletion table:id="ct1740">
              <table:change-track-table-cell office:value-type="string">
                <text:p>0.00</text:p>
              </table:change-track-table-cell>
            </table:cell-content-deletion>
            <table:cell-content-deletion table:id="ct1739">
              <table:change-track-table-cell office:value-type="string">
                <text:p>0.00</text:p>
              </table:change-track-table-cell>
            </table:cell-content-deletion>
            <table:cell-content-deletion table:id="ct1738">
              <table:change-track-table-cell office:value-type="string">
                <text:p>0.00</text:p>
              </table:change-track-table-cell>
            </table:cell-content-deletion>
            <table:cell-content-deletion table:id="ct1737">
              <table:change-track-table-cell office:value-type="string">
                <text:p>0.00</text:p>
              </table:change-track-table-cell>
            </table:cell-content-deletion>
            <table:cell-content-deletion table:id="ct1736">
              <table:change-track-table-cell office:value-type="string">
                <text:p>0.00</text:p>
              </table:change-track-table-cell>
            </table:cell-content-deletion>
            <table:cell-content-deletion table:id="ct1735">
              <table:change-track-table-cell office:value-type="string">
                <text:p>0.00</text:p>
              </table:change-track-table-cell>
            </table:cell-content-deletion>
            <table:cell-content-deletion table:id="ct1734">
              <table:change-track-table-cell office:value-type="string">
                <text:p>0.00</text:p>
              </table:change-track-table-cell>
            </table:cell-content-deletion>
            <table:cell-content-deletion table:id="ct1733">
              <table:change-track-table-cell office:value-type="string">
                <text:p>0.00</text:p>
              </table:change-track-table-cell>
            </table:cell-content-deletion>
            <table:cell-content-deletion table:id="ct1732">
              <table:change-track-table-cell office:value-type="string">
                <text:p>0.00</text:p>
              </table:change-track-table-cell>
            </table:cell-content-deletion>
            <table:cell-content-deletion table:id="ct1731">
              <table:change-track-table-cell office:value-type="string">
                <text:p>0.00</text:p>
              </table:change-track-table-cell>
            </table:cell-content-deletion>
            <table:cell-content-deletion table:id="ct1730">
              <table:change-track-table-cell office:value-type="string">
                <text:p>0.00</text:p>
              </table:change-track-table-cell>
            </table:cell-content-deletion>
            <table:cell-content-deletion table:id="ct1729">
              <table:change-track-table-cell office:value-type="string">
                <text:p>0.00</text:p>
              </table:change-track-table-cell>
            </table:cell-content-deletion>
            <table:cell-content-deletion table:id="ct1728">
              <table:change-track-table-cell office:value-type="string">
                <text:p>0.00</text:p>
              </table:change-track-table-cell>
            </table:cell-content-deletion>
            <table:cell-content-deletion table:id="ct1727">
              <table:change-track-table-cell office:value-type="string">
                <text:p>0.00</text:p>
              </table:change-track-table-cell>
            </table:cell-content-deletion>
            <table:cell-content-deletion table:id="ct1726">
              <table:change-track-table-cell office:value-type="string">
                <text:p>0.00</text:p>
              </table:change-track-table-cell>
            </table:cell-content-deletion>
            <table:cell-content-deletion table:id="ct1725">
              <table:change-track-table-cell office:value-type="string">
                <text:p>0.00</text:p>
              </table:change-track-table-cell>
            </table:cell-content-deletion>
            <table:cell-content-deletion table:id="ct1724">
              <table:change-track-table-cell office:value-type="string">
                <text:p>0.00</text:p>
              </table:change-track-table-cell>
            </table:cell-content-deletion>
            <table:cell-content-deletion table:id="ct1723">
              <table:change-track-table-cell office:value-type="string">
                <text:p>0.00</text:p>
              </table:change-track-table-cell>
            </table:cell-content-deletion>
            <table:cell-content-deletion table:id="ct1722">
              <table:change-track-table-cell office:value-type="string">
                <text:p>0.00</text:p>
              </table:change-track-table-cell>
            </table:cell-content-deletion>
            <table:cell-content-deletion table:id="ct1721">
              <table:change-track-table-cell office:value-type="string">
                <text:p>0.00</text:p>
              </table:change-track-table-cell>
            </table:cell-content-deletion>
            <table:cell-content-deletion table:id="ct1720">
              <table:change-track-table-cell office:value-type="string">
                <text:p>0.00</text:p>
              </table:change-track-table-cell>
            </table:cell-content-deletion>
            <table:cell-content-deletion table:id="ct1719">
              <table:change-track-table-cell office:value-type="string">
                <text:p>0.00</text:p>
              </table:change-track-table-cell>
            </table:cell-content-deletion>
            <table:cell-content-deletion table:id="ct1718">
              <table:change-track-table-cell office:value-type="string">
                <text:p>0.00</text:p>
              </table:change-track-table-cell>
            </table:cell-content-deletion>
            <table:cell-content-deletion table:id="ct1717">
              <table:change-track-table-cell office:value-type="string">
                <text:p>0.00</text:p>
              </table:change-track-table-cell>
            </table:cell-content-deletion>
            <table:cell-content-deletion table:id="ct1716">
              <table:change-track-table-cell office:value-type="string">
                <text:p>0.00</text:p>
              </table:change-track-table-cell>
            </table:cell-content-deletion>
            <table:cell-content-deletion table:id="ct1715">
              <table:change-track-table-cell office:value-type="string">
                <text:p>0.00</text:p>
              </table:change-track-table-cell>
            </table:cell-content-deletion>
            <table:cell-content-deletion table:id="ct1714">
              <table:change-track-table-cell office:value-type="string">
                <text:p>0.00</text:p>
              </table:change-track-table-cell>
            </table:cell-content-deletion>
            <table:cell-content-deletion table:id="ct1713">
              <table:change-track-table-cell office:value-type="string">
                <text:p>0.00</text:p>
              </table:change-track-table-cell>
            </table:cell-content-deletion>
            <table:cell-content-deletion table:id="ct1712">
              <table:change-track-table-cell office:value-type="string">
                <text:p>0.00</text:p>
              </table:change-track-table-cell>
            </table:cell-content-deletion>
            <table:cell-content-deletion table:id="ct1711">
              <table:change-track-table-cell office:value-type="string">
                <text:p>0.00</text:p>
              </table:change-track-table-cell>
            </table:cell-content-deletion>
            <table:cell-content-deletion table:id="ct1710">
              <table:change-track-table-cell office:value-type="string">
                <text:p>0.00</text:p>
              </table:change-track-table-cell>
            </table:cell-content-deletion>
            <table:cell-content-deletion table:id="ct1709">
              <table:change-track-table-cell office:value-type="string">
                <text:p>0.00</text:p>
              </table:change-track-table-cell>
            </table:cell-content-deletion>
            <table:cell-content-deletion table:id="ct1708">
              <table:change-track-table-cell office:value-type="string">
                <text:p>0.00</text:p>
              </table:change-track-table-cell>
            </table:cell-content-deletion>
            <table:cell-content-deletion table:id="ct1707">
              <table:change-track-table-cell office:value-type="string">
                <text:p>0.00</text:p>
              </table:change-track-table-cell>
            </table:cell-content-deletion>
            <table:cell-content-deletion table:id="ct1706">
              <table:change-track-table-cell office:value-type="string">
                <text:p>0.00</text:p>
              </table:change-track-table-cell>
            </table:cell-content-deletion>
            <table:cell-content-deletion table:id="ct1705">
              <table:change-track-table-cell office:value-type="string">
                <text:p>0.00</text:p>
              </table:change-track-table-cell>
            </table:cell-content-deletion>
            <table:cell-content-deletion table:id="ct1704">
              <table:change-track-table-cell office:value-type="string">
                <text:p>0.00</text:p>
              </table:change-track-table-cell>
            </table:cell-content-deletion>
            <table:cell-content-deletion table:id="ct1703">
              <table:change-track-table-cell office:value-type="string">
                <text:p>0.00</text:p>
              </table:change-track-table-cell>
            </table:cell-content-deletion>
            <table:cell-content-deletion table:id="ct1702">
              <table:change-track-table-cell office:value-type="string">
                <text:p>0.00</text:p>
              </table:change-track-table-cell>
            </table:cell-content-deletion>
            <table:cell-content-deletion table:id="ct1701">
              <table:change-track-table-cell office:value-type="string">
                <text:p>0.00</text:p>
              </table:change-track-table-cell>
            </table:cell-content-deletion>
            <table:cell-content-deletion table:id="ct1700">
              <table:change-track-table-cell office:value-type="string">
                <text:p>0.00</text:p>
              </table:change-track-table-cell>
            </table:cell-content-deletion>
            <table:cell-content-deletion table:id="ct1699">
              <table:change-track-table-cell office:value-type="string">
                <text:p>0.00</text:p>
              </table:change-track-table-cell>
            </table:cell-content-deletion>
            <table:cell-content-deletion table:id="ct1698">
              <table:change-track-table-cell office:value-type="string">
                <text:p>0.00</text:p>
              </table:change-track-table-cell>
            </table:cell-content-deletion>
            <table:cell-content-deletion table:id="ct1697">
              <table:change-track-table-cell office:value-type="string">
                <text:p>0.00</text:p>
              </table:change-track-table-cell>
            </table:cell-content-deletion>
            <table:cell-content-deletion table:id="ct1696">
              <table:change-track-table-cell office:value-type="string">
                <text:p>0.00</text:p>
              </table:change-track-table-cell>
            </table:cell-content-deletion>
            <table:cell-content-deletion table:id="ct1695">
              <table:change-track-table-cell office:value-type="string">
                <text:p>0.00</text:p>
              </table:change-track-table-cell>
            </table:cell-content-deletion>
            <table:cell-content-deletion table:id="ct1694">
              <table:change-track-table-cell office:value-type="string">
                <text:p>0.00</text:p>
              </table:change-track-table-cell>
            </table:cell-content-deletion>
            <table:cell-content-deletion table:id="ct1693">
              <table:change-track-table-cell office:value-type="string">
                <text:p>0.00</text:p>
              </table:change-track-table-cell>
            </table:cell-content-deletion>
            <table:cell-content-deletion table:id="ct1692">
              <table:change-track-table-cell office:value-type="string">
                <text:p>0.00</text:p>
              </table:change-track-table-cell>
            </table:cell-content-deletion>
            <table:cell-content-deletion table:id="ct1691">
              <table:change-track-table-cell office:value-type="string">
                <text:p>0.00</text:p>
              </table:change-track-table-cell>
            </table:cell-content-deletion>
            <table:cell-content-deletion table:id="ct1690">
              <table:change-track-table-cell office:value-type="string">
                <text:p>0.00</text:p>
              </table:change-track-table-cell>
            </table:cell-content-deletion>
            <table:cell-content-deletion table:id="ct1689">
              <table:change-track-table-cell office:value-type="string">
                <text:p>missile_evasion</text:p>
              </table:change-track-table-cell>
            </table:cell-content-deletion>
          </table:deletions>
        </table:movement>
        <table:movement table:id="ct1888">
          <table:source-range-address table:start-column="26" table:start-row="0" table:start-table="0" table:end-column="25" table:end-row="1048579" table:end-table="0"/>
          <table:target-range-address table:start-column="13" table:start-row="0" table:start-table="0" table:end-column="13" table:end-row="1048579" table:end-table="0"/>
          <office:change-info>
            <dc:creator>d e</dc:creator>
            <dc:date>2016-08-25T12:30:41.33</dc:date>
          </office:change-info>
          <table:dependencies>
            <table:dependence table:id="ct4088"/>
            <table:dependence table:id="ct3932"/>
            <table:dependence table:id="ct3872"/>
            <table:dependence table:id="ct3825"/>
            <table:dependence table:id="ct3768"/>
            <table:dependence table:id="ct3564"/>
            <table:dependence table:id="ct3563"/>
            <table:dependence table:id="ct3562"/>
            <table:dependence table:id="ct3561"/>
            <table:dependence table:id="ct3560"/>
            <table:dependence table:id="ct3559"/>
            <table:dependence table:id="ct3558"/>
            <table:dependence table:id="ct3557"/>
            <table:dependence table:id="ct3556"/>
            <table:dependence table:id="ct3555"/>
            <table:dependence table:id="ct3554"/>
            <table:dependence table:id="ct3553"/>
            <table:dependence table:id="ct3552"/>
            <table:dependence table:id="ct3296"/>
            <table:dependence table:id="ct2749"/>
            <table:dependence table:id="ct2748"/>
            <table:dependence table:id="ct2747"/>
            <table:dependence table:id="ct2746"/>
            <table:dependence table:id="ct2745"/>
            <table:dependence table:id="ct2672"/>
            <table:dependence table:id="ct2580"/>
            <table:dependence table:id="ct2579"/>
            <table:dependence table:id="ct1889"/>
          </table:dependencies>
          <table:deletions>
            <table:cell-content-deletion>
              <table:cell-address table:column="13" table:row="17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6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6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63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6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1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2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1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0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8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7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3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2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1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0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9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8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7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8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" table:table="0"/>
              <table:change-track-table-cell office:value-type="string">
                <text:p>missile_speed</text:p>
              </table:change-track-table-cell>
            </table:cell-content-deletion>
            <table:cell-content-deletion>
              <table:cell-address table:column="13" table:row="17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6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6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63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6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1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2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1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0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8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7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3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2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1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0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9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8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7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8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" table:table="0"/>
              <table:change-track-table-cell office:value-type="string">
                <text:p>missile_speed</text:p>
              </table:change-track-table-cell>
            </table:cell-content-deletion>
            <table:cell-content-deletion>
              <table:cell-address table:column="13" table:row="12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5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5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5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20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5" table:table="0"/>
              <table:change-track-table-cell office:value-type="string">
                <text:p>5.00</text:p>
              </table:change-track-table-cell>
            </table:cell-content-deletion>
          </table:deletions>
        </table:movement>
        <table:deletion table:id="ct1889" table:type="column" table:position="26" table:table="0">
          <office:change-info>
            <dc:creator>d e</dc:creator>
            <dc:date>2016-08-25T12:30:51.05</dc:date>
          </office:change-info>
          <table:deletions>
            <table:change-deletion table:id="ct1886"/>
          </table:deletions>
          <table:cut-offs>
            <table:movement-cut-off table:id="ct1888" table:start-position="1" table:end-position="0"/>
          </table:cut-offs>
        </table:deletion>
        <table:insertion table:id="ct1890" table:type="column" table:position="18" table:table="0">
          <office:change-info>
            <dc:creator>d e</dc:creator>
            <dc:date>2016-08-25T12:31:08.25</dc:date>
          </office:change-info>
          <table:dependencies>
            <table:dependence table:id="ct4107"/>
            <table:dependence table:id="ct4031"/>
            <table:dependence table:id="ct4012"/>
            <table:dependence table:id="ct3985"/>
            <table:dependence table:id="ct3951"/>
            <table:dependence table:id="ct3891"/>
            <table:dependence table:id="ct3844"/>
            <table:dependence table:id="ct3807"/>
            <table:dependence table:id="ct3787"/>
            <table:dependence table:id="ct3754"/>
            <table:dependence table:id="ct3753"/>
            <table:dependence table:id="ct3752"/>
            <table:dependence table:id="ct3751"/>
            <table:dependence table:id="ct3750"/>
            <table:dependence table:id="ct3749"/>
            <table:dependence table:id="ct3748"/>
            <table:dependence table:id="ct3747"/>
            <table:dependence table:id="ct3746"/>
            <table:dependence table:id="ct3745"/>
            <table:dependence table:id="ct3551"/>
            <table:dependence table:id="ct3550"/>
            <table:dependence table:id="ct3549"/>
            <table:dependence table:id="ct3548"/>
            <table:dependence table:id="ct3547"/>
            <table:dependence table:id="ct3546"/>
            <table:dependence table:id="ct3545"/>
            <table:dependence table:id="ct3544"/>
            <table:dependence table:id="ct3543"/>
            <table:dependence table:id="ct3542"/>
            <table:dependence table:id="ct3360"/>
            <table:dependence table:id="ct3315"/>
            <table:dependence table:id="ct3282"/>
            <table:dependence table:id="ct3263"/>
            <table:dependence table:id="ct2993"/>
            <table:dependence table:id="ct2950"/>
            <table:dependence table:id="ct2764"/>
            <table:dependence table:id="ct2763"/>
            <table:dependence table:id="ct2762"/>
            <table:dependence table:id="ct2761"/>
            <table:dependence table:id="ct2760"/>
            <table:dependence table:id="ct2743"/>
            <table:dependence table:id="ct2717"/>
            <table:dependence table:id="ct2691"/>
            <table:dependence table:id="ct2669"/>
            <table:dependence table:id="ct2649"/>
            <table:dependence table:id="ct2600"/>
            <table:dependence table:id="ct2427"/>
            <table:dependence table:id="ct2424"/>
            <table:dependence table:id="ct2421"/>
            <table:dependence table:id="ct2418"/>
            <table:dependence table:id="ct2415"/>
            <table:dependence table:id="ct2412"/>
            <table:dependence table:id="ct2409"/>
            <table:dependence table:id="ct2406"/>
            <table:dependence table:id="ct2403"/>
            <table:dependence table:id="ct2401"/>
            <table:dependence table:id="ct2399"/>
            <table:dependence table:id="ct2396"/>
            <table:dependence table:id="ct2395"/>
            <table:dependence table:id="ct2393"/>
            <table:dependence table:id="ct2391"/>
            <table:dependence table:id="ct2388"/>
            <table:dependence table:id="ct2385"/>
            <table:dependence table:id="ct2382"/>
            <table:dependence table:id="ct2379"/>
            <table:dependence table:id="ct2376"/>
            <table:dependence table:id="ct2373"/>
            <table:dependence table:id="ct2225"/>
            <table:dependence table:id="ct2224"/>
            <table:dependence table:id="ct2223"/>
            <table:dependence table:id="ct2222"/>
            <table:dependence table:id="ct2221"/>
            <table:dependence table:id="ct2220"/>
            <table:dependence table:id="ct2219"/>
            <table:dependence table:id="ct2218"/>
            <table:dependence table:id="ct2217"/>
            <table:dependence table:id="ct2216"/>
            <table:dependence table:id="ct2215"/>
            <table:dependence table:id="ct2214"/>
            <table:dependence table:id="ct2213"/>
            <table:dependence table:id="ct2212"/>
            <table:dependence table:id="ct2211"/>
            <table:dependence table:id="ct2210"/>
            <table:dependence table:id="ct2209"/>
            <table:dependence table:id="ct2208"/>
            <table:dependence table:id="ct2207"/>
            <table:dependence table:id="ct2206"/>
            <table:dependence table:id="ct2205"/>
            <table:dependence table:id="ct2204"/>
            <table:dependence table:id="ct2203"/>
            <table:dependence table:id="ct2202"/>
            <table:dependence table:id="ct2201"/>
            <table:dependence table:id="ct2200"/>
            <table:dependence table:id="ct2199"/>
            <table:dependence table:id="ct2198"/>
            <table:dependence table:id="ct2197"/>
            <table:dependence table:id="ct2196"/>
            <table:dependence table:id="ct2195"/>
            <table:dependence table:id="ct2194"/>
            <table:dependence table:id="ct2193"/>
            <table:dependence table:id="ct2192"/>
            <table:dependence table:id="ct2191"/>
            <table:dependence table:id="ct2190"/>
            <table:dependence table:id="ct2189"/>
            <table:dependence table:id="ct2188"/>
            <table:dependence table:id="ct2187"/>
            <table:dependence table:id="ct2186"/>
            <table:dependence table:id="ct2185"/>
            <table:dependence table:id="ct2184"/>
            <table:dependence table:id="ct2183"/>
            <table:dependence table:id="ct2182"/>
            <table:dependence table:id="ct2181"/>
            <table:dependence table:id="ct2180"/>
            <table:dependence table:id="ct2179"/>
            <table:dependence table:id="ct2178"/>
            <table:dependence table:id="ct2177"/>
            <table:dependence table:id="ct2176"/>
            <table:dependence table:id="ct2175"/>
            <table:dependence table:id="ct2174"/>
            <table:dependence table:id="ct2173"/>
            <table:dependence table:id="ct2172"/>
            <table:dependence table:id="ct2171"/>
            <table:dependence table:id="ct2170"/>
            <table:dependence table:id="ct2169"/>
            <table:dependence table:id="ct2168"/>
            <table:dependence table:id="ct2167"/>
            <table:dependence table:id="ct2166"/>
            <table:dependence table:id="ct2165"/>
            <table:dependence table:id="ct2164"/>
            <table:dependence table:id="ct2163"/>
            <table:dependence table:id="ct2162"/>
            <table:dependence table:id="ct2161"/>
            <table:dependence table:id="ct2160"/>
            <table:dependence table:id="ct2159"/>
            <table:dependence table:id="ct2158"/>
            <table:dependence table:id="ct2157"/>
            <table:dependence table:id="ct2156"/>
            <table:dependence table:id="ct2155"/>
            <table:dependence table:id="ct2154"/>
            <table:dependence table:id="ct2153"/>
            <table:dependence table:id="ct2152"/>
            <table:dependence table:id="ct2151"/>
            <table:dependence table:id="ct2150"/>
            <table:dependence table:id="ct2149"/>
            <table:dependence table:id="ct2148"/>
            <table:dependence table:id="ct2147"/>
            <table:dependence table:id="ct2146"/>
            <table:dependence table:id="ct2145"/>
            <table:dependence table:id="ct2144"/>
            <table:dependence table:id="ct2143"/>
            <table:dependence table:id="ct2142"/>
            <table:dependence table:id="ct2141"/>
            <table:dependence table:id="ct2140"/>
            <table:dependence table:id="ct2139"/>
            <table:dependence table:id="ct2138"/>
            <table:dependence table:id="ct2137"/>
            <table:dependence table:id="ct2136"/>
            <table:dependence table:id="ct2135"/>
            <table:dependence table:id="ct2134"/>
            <table:dependence table:id="ct2133"/>
            <table:dependence table:id="ct2132"/>
            <table:dependence table:id="ct2131"/>
            <table:dependence table:id="ct2130"/>
            <table:dependence table:id="ct2129"/>
            <table:dependence table:id="ct2128"/>
            <table:dependence table:id="ct2127"/>
            <table:dependence table:id="ct2126"/>
            <table:dependence table:id="ct2125"/>
            <table:dependence table:id="ct2124"/>
            <table:dependence table:id="ct2123"/>
            <table:dependence table:id="ct2122"/>
            <table:dependence table:id="ct2121"/>
            <table:dependence table:id="ct2120"/>
            <table:dependence table:id="ct2119"/>
            <table:dependence table:id="ct2118"/>
            <table:dependence table:id="ct2117"/>
            <table:dependence table:id="ct2116"/>
            <table:dependence table:id="ct2115"/>
            <table:dependence table:id="ct2114"/>
            <table:dependence table:id="ct2113"/>
            <table:dependence table:id="ct2112"/>
            <table:dependence table:id="ct2111"/>
            <table:dependence table:id="ct2110"/>
            <table:dependence table:id="ct2109"/>
            <table:dependence table:id="ct2108"/>
            <table:dependence table:id="ct2107"/>
            <table:dependence table:id="ct2106"/>
            <table:dependence table:id="ct2105"/>
            <table:dependence table:id="ct2104"/>
            <table:dependence table:id="ct2103"/>
            <table:dependence table:id="ct2102"/>
            <table:dependence table:id="ct2101"/>
            <table:dependence table:id="ct2100"/>
            <table:dependence table:id="ct2099"/>
            <table:dependence table:id="ct2098"/>
            <table:dependence table:id="ct2097"/>
            <table:dependence table:id="ct2096"/>
            <table:dependence table:id="ct2095"/>
            <table:dependence table:id="ct2094"/>
            <table:dependence table:id="ct2093"/>
            <table:dependence table:id="ct2092"/>
            <table:dependence table:id="ct2091"/>
            <table:dependence table:id="ct2090"/>
            <table:dependence table:id="ct1953"/>
            <table:dependence table:id="ct1952"/>
            <table:dependence table:id="ct1951"/>
            <table:dependence table:id="ct1950"/>
            <table:dependence table:id="ct1949"/>
            <table:dependence table:id="ct1948"/>
            <table:dependence table:id="ct1947"/>
            <table:dependence table:id="ct1946"/>
            <table:dependence table:id="ct1945"/>
            <table:dependence table:id="ct1935"/>
            <table:dependence table:id="ct1934"/>
            <table:dependence table:id="ct1931"/>
            <table:dependence table:id="ct1930"/>
            <table:dependence table:id="ct1929"/>
            <table:dependence table:id="ct1925"/>
            <table:dependence table:id="ct1924"/>
            <table:dependence table:id="ct1923"/>
            <table:dependence table:id="ct1922"/>
            <table:dependence table:id="ct1921"/>
            <table:dependence table:id="ct1920"/>
            <table:dependence table:id="ct1919"/>
            <table:dependence table:id="ct1918"/>
            <table:dependence table:id="ct1917"/>
            <table:dependence table:id="ct1916"/>
            <table:dependence table:id="ct1915"/>
            <table:dependence table:id="ct1914"/>
            <table:dependence table:id="ct1913"/>
            <table:dependence table:id="ct1912"/>
            <table:dependence table:id="ct1911"/>
            <table:dependence table:id="ct1895"/>
          </table:dependencies>
        </table:insertion>
        <table:insertion table:id="ct1891" table:type="column" table:position="17" table:table="0">
          <office:change-info>
            <dc:creator>d e</dc:creator>
            <dc:date>2016-08-25T12:31:11.82</dc:date>
          </office:change-info>
          <table:dependencies>
            <table:dependence table:id="ct4106"/>
            <table:dependence table:id="ct4030"/>
            <table:dependence table:id="ct4011"/>
            <table:dependence table:id="ct3984"/>
            <table:dependence table:id="ct3950"/>
            <table:dependence table:id="ct3890"/>
            <table:dependence table:id="ct3843"/>
            <table:dependence table:id="ct3806"/>
            <table:dependence table:id="ct3786"/>
            <table:dependence table:id="ct3744"/>
            <table:dependence table:id="ct3743"/>
            <table:dependence table:id="ct3742"/>
            <table:dependence table:id="ct3741"/>
            <table:dependence table:id="ct3740"/>
            <table:dependence table:id="ct3739"/>
            <table:dependence table:id="ct3738"/>
            <table:dependence table:id="ct3737"/>
            <table:dependence table:id="ct3736"/>
            <table:dependence table:id="ct3735"/>
            <table:dependence table:id="ct3541"/>
            <table:dependence table:id="ct3540"/>
            <table:dependence table:id="ct3539"/>
            <table:dependence table:id="ct3538"/>
            <table:dependence table:id="ct3537"/>
            <table:dependence table:id="ct3536"/>
            <table:dependence table:id="ct3535"/>
            <table:dependence table:id="ct3534"/>
            <table:dependence table:id="ct3533"/>
            <table:dependence table:id="ct3532"/>
            <table:dependence table:id="ct3359"/>
            <table:dependence table:id="ct3314"/>
            <table:dependence table:id="ct3281"/>
            <table:dependence table:id="ct3262"/>
            <table:dependence table:id="ct2975"/>
            <table:dependence table:id="ct2949"/>
            <table:dependence table:id="ct2759"/>
            <table:dependence table:id="ct2758"/>
            <table:dependence table:id="ct2757"/>
            <table:dependence table:id="ct2756"/>
            <table:dependence table:id="ct2755"/>
            <table:dependence table:id="ct2742"/>
            <table:dependence table:id="ct2716"/>
            <table:dependence table:id="ct2690"/>
            <table:dependence table:id="ct2668"/>
            <table:dependence table:id="ct2648"/>
            <table:dependence table:id="ct2599"/>
            <table:dependence table:id="ct2426"/>
            <table:dependence table:id="ct2423"/>
            <table:dependence table:id="ct2420"/>
            <table:dependence table:id="ct2417"/>
            <table:dependence table:id="ct2414"/>
            <table:dependence table:id="ct2411"/>
            <table:dependence table:id="ct2408"/>
            <table:dependence table:id="ct2405"/>
            <table:dependence table:id="ct2402"/>
            <table:dependence table:id="ct2400"/>
            <table:dependence table:id="ct2398"/>
            <table:dependence table:id="ct2397"/>
            <table:dependence table:id="ct2394"/>
            <table:dependence table:id="ct2392"/>
            <table:dependence table:id="ct2390"/>
            <table:dependence table:id="ct2387"/>
            <table:dependence table:id="ct2384"/>
            <table:dependence table:id="ct2381"/>
            <table:dependence table:id="ct2378"/>
            <table:dependence table:id="ct2375"/>
            <table:dependence table:id="ct2372"/>
            <table:dependence table:id="ct2089"/>
            <table:dependence table:id="ct2088"/>
            <table:dependence table:id="ct2087"/>
            <table:dependence table:id="ct2086"/>
            <table:dependence table:id="ct2085"/>
            <table:dependence table:id="ct2084"/>
            <table:dependence table:id="ct2083"/>
            <table:dependence table:id="ct2082"/>
            <table:dependence table:id="ct2081"/>
            <table:dependence table:id="ct2080"/>
            <table:dependence table:id="ct2079"/>
            <table:dependence table:id="ct2078"/>
            <table:dependence table:id="ct2077"/>
            <table:dependence table:id="ct2076"/>
            <table:dependence table:id="ct2075"/>
            <table:dependence table:id="ct2074"/>
            <table:dependence table:id="ct2073"/>
            <table:dependence table:id="ct2072"/>
            <table:dependence table:id="ct2071"/>
            <table:dependence table:id="ct2070"/>
            <table:dependence table:id="ct2069"/>
            <table:dependence table:id="ct2068"/>
            <table:dependence table:id="ct2067"/>
            <table:dependence table:id="ct2066"/>
            <table:dependence table:id="ct2065"/>
            <table:dependence table:id="ct2064"/>
            <table:dependence table:id="ct2063"/>
            <table:dependence table:id="ct2062"/>
            <table:dependence table:id="ct2061"/>
            <table:dependence table:id="ct2060"/>
            <table:dependence table:id="ct2059"/>
            <table:dependence table:id="ct2058"/>
            <table:dependence table:id="ct2057"/>
            <table:dependence table:id="ct2056"/>
            <table:dependence table:id="ct2055"/>
            <table:dependence table:id="ct2054"/>
            <table:dependence table:id="ct2053"/>
            <table:dependence table:id="ct2052"/>
            <table:dependence table:id="ct2051"/>
            <table:dependence table:id="ct2050"/>
            <table:dependence table:id="ct2049"/>
            <table:dependence table:id="ct2048"/>
            <table:dependence table:id="ct2047"/>
            <table:dependence table:id="ct2046"/>
            <table:dependence table:id="ct2045"/>
            <table:dependence table:id="ct2044"/>
            <table:dependence table:id="ct2043"/>
            <table:dependence table:id="ct2042"/>
            <table:dependence table:id="ct2041"/>
            <table:dependence table:id="ct2040"/>
            <table:dependence table:id="ct2039"/>
            <table:dependence table:id="ct2038"/>
            <table:dependence table:id="ct2037"/>
            <table:dependence table:id="ct2036"/>
            <table:dependence table:id="ct2035"/>
            <table:dependence table:id="ct2034"/>
            <table:dependence table:id="ct2033"/>
            <table:dependence table:id="ct2032"/>
            <table:dependence table:id="ct2031"/>
            <table:dependence table:id="ct2030"/>
            <table:dependence table:id="ct2029"/>
            <table:dependence table:id="ct2028"/>
            <table:dependence table:id="ct2027"/>
            <table:dependence table:id="ct2026"/>
            <table:dependence table:id="ct2025"/>
            <table:dependence table:id="ct2024"/>
            <table:dependence table:id="ct2023"/>
            <table:dependence table:id="ct2022"/>
            <table:dependence table:id="ct2021"/>
            <table:dependence table:id="ct2020"/>
            <table:dependence table:id="ct2019"/>
            <table:dependence table:id="ct2018"/>
            <table:dependence table:id="ct2017"/>
            <table:dependence table:id="ct2016"/>
            <table:dependence table:id="ct2015"/>
            <table:dependence table:id="ct2014"/>
            <table:dependence table:id="ct2013"/>
            <table:dependence table:id="ct2012"/>
            <table:dependence table:id="ct2011"/>
            <table:dependence table:id="ct2010"/>
            <table:dependence table:id="ct2009"/>
            <table:dependence table:id="ct2008"/>
            <table:dependence table:id="ct2007"/>
            <table:dependence table:id="ct2006"/>
            <table:dependence table:id="ct2005"/>
            <table:dependence table:id="ct2004"/>
            <table:dependence table:id="ct2003"/>
            <table:dependence table:id="ct2002"/>
            <table:dependence table:id="ct2001"/>
            <table:dependence table:id="ct2000"/>
            <table:dependence table:id="ct1999"/>
            <table:dependence table:id="ct1998"/>
            <table:dependence table:id="ct1997"/>
            <table:dependence table:id="ct1996"/>
            <table:dependence table:id="ct1995"/>
            <table:dependence table:id="ct1994"/>
            <table:dependence table:id="ct1993"/>
            <table:dependence table:id="ct1992"/>
            <table:dependence table:id="ct1991"/>
            <table:dependence table:id="ct1990"/>
            <table:dependence table:id="ct1989"/>
            <table:dependence table:id="ct1988"/>
            <table:dependence table:id="ct1987"/>
            <table:dependence table:id="ct1986"/>
            <table:dependence table:id="ct1985"/>
            <table:dependence table:id="ct1984"/>
            <table:dependence table:id="ct1983"/>
            <table:dependence table:id="ct1982"/>
            <table:dependence table:id="ct1981"/>
            <table:dependence table:id="ct1980"/>
            <table:dependence table:id="ct1979"/>
            <table:dependence table:id="ct1978"/>
            <table:dependence table:id="ct1977"/>
            <table:dependence table:id="ct1976"/>
            <table:dependence table:id="ct1975"/>
            <table:dependence table:id="ct1974"/>
            <table:dependence table:id="ct1973"/>
            <table:dependence table:id="ct1972"/>
            <table:dependence table:id="ct1971"/>
            <table:dependence table:id="ct1970"/>
            <table:dependence table:id="ct1969"/>
            <table:dependence table:id="ct1968"/>
            <table:dependence table:id="ct1967"/>
            <table:dependence table:id="ct1966"/>
            <table:dependence table:id="ct1965"/>
            <table:dependence table:id="ct1964"/>
            <table:dependence table:id="ct1963"/>
            <table:dependence table:id="ct1962"/>
            <table:dependence table:id="ct1961"/>
            <table:dependence table:id="ct1960"/>
            <table:dependence table:id="ct1959"/>
            <table:dependence table:id="ct1958"/>
            <table:dependence table:id="ct1957"/>
            <table:dependence table:id="ct1956"/>
            <table:dependence table:id="ct1955"/>
            <table:dependence table:id="ct1954"/>
            <table:dependence table:id="ct1944"/>
            <table:dependence table:id="ct1943"/>
            <table:dependence table:id="ct1942"/>
            <table:dependence table:id="ct1941"/>
            <table:dependence table:id="ct1940"/>
            <table:dependence table:id="ct1939"/>
            <table:dependence table:id="ct1938"/>
            <table:dependence table:id="ct1937"/>
            <table:dependence table:id="ct1936"/>
            <table:dependence table:id="ct1933"/>
            <table:dependence table:id="ct1932"/>
            <table:dependence table:id="ct1928"/>
            <table:dependence table:id="ct1927"/>
            <table:dependence table:id="ct1926"/>
            <table:dependence table:id="ct1910"/>
            <table:dependence table:id="ct1909"/>
            <table:dependence table:id="ct1908"/>
            <table:dependence table:id="ct1907"/>
            <table:dependence table:id="ct1906"/>
            <table:dependence table:id="ct1905"/>
            <table:dependence table:id="ct1904"/>
            <table:dependence table:id="ct1903"/>
            <table:dependence table:id="ct1902"/>
            <table:dependence table:id="ct1901"/>
            <table:dependence table:id="ct1900"/>
            <table:dependence table:id="ct1899"/>
            <table:dependence table:id="ct1898"/>
            <table:dependence table:id="ct1897"/>
            <table:dependence table:id="ct1896"/>
            <table:dependence table:id="ct1894"/>
          </table:dependencies>
        </table:insertion>
        <table:insertion table:id="ct1892" table:type="column" table:position="16" table:table="0">
          <office:change-info>
            <dc:creator>d e</dc:creator>
            <dc:date>2016-08-25T12:31:13.86</dc:date>
          </office:change-info>
          <table:dependencies>
            <table:dependence table:id="ct5132"/>
            <table:dependence table:id="ct5130"/>
            <table:dependence table:id="ct5129"/>
            <table:dependence table:id="ct5071"/>
            <table:dependence table:id="ct5070"/>
            <table:dependence table:id="ct5069"/>
            <table:dependence table:id="ct5068"/>
            <table:dependence table:id="ct5067"/>
            <table:dependence table:id="ct5066"/>
            <table:dependence table:id="ct5065"/>
            <table:dependence table:id="ct5064"/>
            <table:dependence table:id="ct5063"/>
            <table:dependence table:id="ct5062"/>
            <table:dependence table:id="ct5061"/>
            <table:dependence table:id="ct5060"/>
            <table:dependence table:id="ct5059"/>
            <table:dependence table:id="ct5058"/>
            <table:dependence table:id="ct5057"/>
            <table:dependence table:id="ct5056"/>
            <table:dependence table:id="ct5055"/>
            <table:dependence table:id="ct5054"/>
            <table:dependence table:id="ct4304"/>
            <table:dependence table:id="ct4303"/>
            <table:dependence table:id="ct4302"/>
            <table:dependence table:id="ct4301"/>
            <table:dependence table:id="ct4219"/>
            <table:dependence table:id="ct4218"/>
            <table:dependence table:id="ct4217"/>
            <table:dependence table:id="ct4216"/>
            <table:dependence table:id="ct4215"/>
            <table:dependence table:id="ct4185"/>
            <table:dependence table:id="ct4184"/>
            <table:dependence table:id="ct4183"/>
            <table:dependence table:id="ct4177"/>
            <table:dependence table:id="ct4176"/>
            <table:dependence table:id="ct4175"/>
            <table:dependence table:id="ct4174"/>
            <table:dependence table:id="ct4173"/>
            <table:dependence table:id="ct4172"/>
            <table:dependence table:id="ct4171"/>
            <table:dependence table:id="ct4170"/>
            <table:dependence table:id="ct4169"/>
            <table:dependence table:id="ct4168"/>
            <table:dependence table:id="ct4167"/>
            <table:dependence table:id="ct4166"/>
            <table:dependence table:id="ct4165"/>
            <table:dependence table:id="ct4164"/>
            <table:dependence table:id="ct4163"/>
            <table:dependence table:id="ct4162"/>
            <table:dependence table:id="ct4161"/>
            <table:dependence table:id="ct4160"/>
            <table:dependence table:id="ct4159"/>
            <table:dependence table:id="ct4105"/>
            <table:dependence table:id="ct4048"/>
            <table:dependence table:id="ct4029"/>
            <table:dependence table:id="ct4010"/>
            <table:dependence table:id="ct3983"/>
            <table:dependence table:id="ct3949"/>
            <table:dependence table:id="ct3889"/>
            <table:dependence table:id="ct3842"/>
            <table:dependence table:id="ct3805"/>
            <table:dependence table:id="ct3785"/>
            <table:dependence table:id="ct3764"/>
            <table:dependence table:id="ct3763"/>
            <table:dependence table:id="ct3757"/>
            <table:dependence table:id="ct3734"/>
            <table:dependence table:id="ct3733"/>
            <table:dependence table:id="ct3732"/>
            <table:dependence table:id="ct3731"/>
            <table:dependence table:id="ct3730"/>
            <table:dependence table:id="ct3729"/>
            <table:dependence table:id="ct3728"/>
            <table:dependence table:id="ct3727"/>
            <table:dependence table:id="ct3726"/>
            <table:dependence table:id="ct3725"/>
            <table:dependence table:id="ct3531"/>
            <table:dependence table:id="ct3530"/>
            <table:dependence table:id="ct3529"/>
            <table:dependence table:id="ct3528"/>
            <table:dependence table:id="ct3527"/>
            <table:dependence table:id="ct3526"/>
            <table:dependence table:id="ct3525"/>
            <table:dependence table:id="ct3524"/>
            <table:dependence table:id="ct3523"/>
            <table:dependence table:id="ct3522"/>
            <table:dependence table:id="ct3358"/>
            <table:dependence table:id="ct3313"/>
            <table:dependence table:id="ct3280"/>
            <table:dependence table:id="ct3261"/>
            <table:dependence table:id="ct3058"/>
            <table:dependence table:id="ct2974"/>
            <table:dependence table:id="ct2948"/>
            <table:dependence table:id="ct2754"/>
            <table:dependence table:id="ct2753"/>
            <table:dependence table:id="ct2752"/>
            <table:dependence table:id="ct2751"/>
            <table:dependence table:id="ct2750"/>
            <table:dependence table:id="ct2741"/>
            <table:dependence table:id="ct2715"/>
            <table:dependence table:id="ct2689"/>
            <table:dependence table:id="ct2667"/>
            <table:dependence table:id="ct2647"/>
            <table:dependence table:id="ct2598"/>
            <table:dependence table:id="ct2566"/>
            <table:dependence table:id="ct2565"/>
            <table:dependence table:id="ct2551"/>
            <table:dependence table:id="ct2550"/>
            <table:dependence table:id="ct2542"/>
            <table:dependence table:id="ct2541"/>
            <table:dependence table:id="ct2540"/>
            <table:dependence table:id="ct2539"/>
            <table:dependence table:id="ct2538"/>
            <table:dependence table:id="ct2537"/>
            <table:dependence table:id="ct2505"/>
            <table:dependence table:id="ct2504"/>
            <table:dependence table:id="ct2503"/>
            <table:dependence table:id="ct2502"/>
            <table:dependence table:id="ct2501"/>
            <table:dependence table:id="ct2500"/>
            <table:dependence table:id="ct2499"/>
            <table:dependence table:id="ct2498"/>
            <table:dependence table:id="ct2497"/>
            <table:dependence table:id="ct2496"/>
            <table:dependence table:id="ct2495"/>
            <table:dependence table:id="ct2494"/>
            <table:dependence table:id="ct2455"/>
            <table:dependence table:id="ct2454"/>
            <table:dependence table:id="ct2453"/>
            <table:dependence table:id="ct2452"/>
            <table:dependence table:id="ct2451"/>
            <table:dependence table:id="ct2450"/>
            <table:dependence table:id="ct2449"/>
            <table:dependence table:id="ct2448"/>
            <table:dependence table:id="ct2447"/>
            <table:dependence table:id="ct2446"/>
            <table:dependence table:id="ct2445"/>
            <table:dependence table:id="ct2444"/>
            <table:dependence table:id="ct2443"/>
            <table:dependence table:id="ct2442"/>
            <table:dependence table:id="ct2441"/>
            <table:dependence table:id="ct2440"/>
            <table:dependence table:id="ct2439"/>
            <table:dependence table:id="ct2438"/>
            <table:dependence table:id="ct2437"/>
            <table:dependence table:id="ct2436"/>
            <table:dependence table:id="ct2435"/>
            <table:dependence table:id="ct2434"/>
            <table:dependence table:id="ct2433"/>
            <table:dependence table:id="ct2432"/>
            <table:dependence table:id="ct2431"/>
            <table:dependence table:id="ct2430"/>
            <table:dependence table:id="ct2429"/>
            <table:dependence table:id="ct2428"/>
            <table:dependence table:id="ct2425"/>
            <table:dependence table:id="ct2422"/>
            <table:dependence table:id="ct2419"/>
            <table:dependence table:id="ct2416"/>
            <table:dependence table:id="ct2413"/>
            <table:dependence table:id="ct2410"/>
            <table:dependence table:id="ct2407"/>
            <table:dependence table:id="ct2404"/>
            <table:dependence table:id="ct2389"/>
            <table:dependence table:id="ct2386"/>
            <table:dependence table:id="ct2383"/>
            <table:dependence table:id="ct2380"/>
            <table:dependence table:id="ct2377"/>
            <table:dependence table:id="ct2374"/>
            <table:dependence table:id="ct2371"/>
            <table:dependence table:id="ct2370"/>
            <table:dependence table:id="ct2369"/>
            <table:dependence table:id="ct2368"/>
            <table:dependence table:id="ct2367"/>
            <table:dependence table:id="ct2366"/>
            <table:dependence table:id="ct2365"/>
            <table:dependence table:id="ct2364"/>
            <table:dependence table:id="ct2363"/>
            <table:dependence table:id="ct2362"/>
            <table:dependence table:id="ct2361"/>
            <table:dependence table:id="ct2360"/>
            <table:dependence table:id="ct2359"/>
            <table:dependence table:id="ct2358"/>
            <table:dependence table:id="ct2357"/>
            <table:dependence table:id="ct2356"/>
            <table:dependence table:id="ct2355"/>
            <table:dependence table:id="ct2354"/>
            <table:dependence table:id="ct2353"/>
            <table:dependence table:id="ct2352"/>
            <table:dependence table:id="ct2351"/>
            <table:dependence table:id="ct2350"/>
            <table:dependence table:id="ct2349"/>
            <table:dependence table:id="ct2348"/>
            <table:dependence table:id="ct2347"/>
            <table:dependence table:id="ct2346"/>
            <table:dependence table:id="ct2345"/>
            <table:dependence table:id="ct2344"/>
            <table:dependence table:id="ct2343"/>
            <table:dependence table:id="ct2342"/>
            <table:dependence table:id="ct2341"/>
            <table:dependence table:id="ct2340"/>
            <table:dependence table:id="ct2339"/>
            <table:dependence table:id="ct2338"/>
            <table:dependence table:id="ct2337"/>
            <table:dependence table:id="ct2336"/>
            <table:dependence table:id="ct2335"/>
            <table:dependence table:id="ct2334"/>
            <table:dependence table:id="ct2333"/>
            <table:dependence table:id="ct2332"/>
            <table:dependence table:id="ct2331"/>
            <table:dependence table:id="ct2330"/>
            <table:dependence table:id="ct2329"/>
            <table:dependence table:id="ct2328"/>
            <table:dependence table:id="ct2327"/>
            <table:dependence table:id="ct2326"/>
            <table:dependence table:id="ct2325"/>
            <table:dependence table:id="ct2324"/>
            <table:dependence table:id="ct2323"/>
            <table:dependence table:id="ct2322"/>
            <table:dependence table:id="ct2321"/>
            <table:dependence table:id="ct2320"/>
            <table:dependence table:id="ct2319"/>
            <table:dependence table:id="ct2318"/>
            <table:dependence table:id="ct2317"/>
            <table:dependence table:id="ct2316"/>
            <table:dependence table:id="ct2315"/>
            <table:dependence table:id="ct2314"/>
            <table:dependence table:id="ct2313"/>
            <table:dependence table:id="ct2312"/>
            <table:dependence table:id="ct2311"/>
            <table:dependence table:id="ct2310"/>
            <table:dependence table:id="ct2309"/>
            <table:dependence table:id="ct2308"/>
            <table:dependence table:id="ct2307"/>
            <table:dependence table:id="ct2306"/>
            <table:dependence table:id="ct2305"/>
            <table:dependence table:id="ct2304"/>
            <table:dependence table:id="ct2303"/>
            <table:dependence table:id="ct2302"/>
            <table:dependence table:id="ct2301"/>
            <table:dependence table:id="ct2300"/>
            <table:dependence table:id="ct2299"/>
            <table:dependence table:id="ct2298"/>
            <table:dependence table:id="ct2297"/>
            <table:dependence table:id="ct2296"/>
            <table:dependence table:id="ct2295"/>
            <table:dependence table:id="ct2294"/>
            <table:dependence table:id="ct2293"/>
            <table:dependence table:id="ct2292"/>
            <table:dependence table:id="ct2291"/>
            <table:dependence table:id="ct2290"/>
            <table:dependence table:id="ct2289"/>
            <table:dependence table:id="ct2288"/>
            <table:dependence table:id="ct2287"/>
            <table:dependence table:id="ct2286"/>
            <table:dependence table:id="ct2285"/>
            <table:dependence table:id="ct2284"/>
            <table:dependence table:id="ct2283"/>
            <table:dependence table:id="ct2282"/>
            <table:dependence table:id="ct2281"/>
            <table:dependence table:id="ct2280"/>
            <table:dependence table:id="ct2279"/>
            <table:dependence table:id="ct2278"/>
            <table:dependence table:id="ct2277"/>
            <table:dependence table:id="ct2276"/>
            <table:dependence table:id="ct2275"/>
            <table:dependence table:id="ct2274"/>
            <table:dependence table:id="ct2273"/>
            <table:dependence table:id="ct2272"/>
            <table:dependence table:id="ct2271"/>
            <table:dependence table:id="ct2270"/>
            <table:dependence table:id="ct2269"/>
            <table:dependence table:id="ct2268"/>
            <table:dependence table:id="ct2267"/>
            <table:dependence table:id="ct2266"/>
            <table:dependence table:id="ct2265"/>
            <table:dependence table:id="ct2264"/>
            <table:dependence table:id="ct2263"/>
            <table:dependence table:id="ct2262"/>
            <table:dependence table:id="ct2261"/>
            <table:dependence table:id="ct2260"/>
            <table:dependence table:id="ct2259"/>
            <table:dependence table:id="ct2258"/>
            <table:dependence table:id="ct2257"/>
            <table:dependence table:id="ct2256"/>
            <table:dependence table:id="ct2255"/>
            <table:dependence table:id="ct2254"/>
            <table:dependence table:id="ct2253"/>
            <table:dependence table:id="ct2252"/>
            <table:dependence table:id="ct2251"/>
            <table:dependence table:id="ct2250"/>
            <table:dependence table:id="ct2249"/>
            <table:dependence table:id="ct2248"/>
            <table:dependence table:id="ct2247"/>
            <table:dependence table:id="ct2246"/>
            <table:dependence table:id="ct2245"/>
            <table:dependence table:id="ct2244"/>
            <table:dependence table:id="ct2243"/>
            <table:dependence table:id="ct2242"/>
            <table:dependence table:id="ct2241"/>
            <table:dependence table:id="ct2240"/>
            <table:dependence table:id="ct2239"/>
            <table:dependence table:id="ct2238"/>
            <table:dependence table:id="ct2237"/>
            <table:dependence table:id="ct2236"/>
            <table:dependence table:id="ct2235"/>
            <table:dependence table:id="ct2234"/>
            <table:dependence table:id="ct2233"/>
            <table:dependence table:id="ct2232"/>
            <table:dependence table:id="ct2231"/>
            <table:dependence table:id="ct2230"/>
            <table:dependence table:id="ct2229"/>
            <table:dependence table:id="ct2228"/>
            <table:dependence table:id="ct2227"/>
            <table:dependence table:id="ct2226"/>
            <table:dependence table:id="ct1893"/>
          </table:dependencies>
        </table:insertion>
        <table:cell-content-change table:id="ct1893">
          <table:cell-address table:column="16" table:row="5" table:table="0"/>
          <office:change-info>
            <dc:creator>d e</dc:creator>
            <dc:date>2016-08-25T12:31:34.38</dc:date>
          </office:change-info>
          <table:previous>
            <table:change-track-table-cell/>
          </table:previous>
        </table:cell-content-change>
        <table:cell-content-change table:id="ct1894">
          <table:cell-address table:column="17" table:row="5" table:table="0"/>
          <office:change-info>
            <dc:creator>d e</dc:creator>
            <dc:date>2016-08-25T12:31:38.42</dc:date>
          </office:change-info>
          <table:previous>
            <table:change-track-table-cell/>
          </table:previous>
        </table:cell-content-change>
        <table:cell-content-change table:id="ct1895">
          <table:cell-address table:column="18" table:row="5" table:table="0"/>
          <office:change-info>
            <dc:creator>d e</dc:creator>
            <dc:date>2016-08-25T12:31:46.13</dc:date>
          </office:change-info>
          <table:previous>
            <table:change-track-table-cell/>
          </table:previous>
        </table:cell-content-change>
        <table:cell-content-change table:id="ct1896">
          <table:cell-address table:column="17" table:row="7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897">
          <table:cell-address table:column="17" table:row="8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898">
          <table:cell-address table:column="17" table:row="9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899">
          <table:cell-address table:column="17" table:row="10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00">
          <table:cell-address table:column="17" table:row="11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01">
          <table:cell-address table:column="17" table:row="12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02">
          <table:cell-address table:column="17" table:row="13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03">
          <table:cell-address table:column="17" table:row="14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04">
          <table:cell-address table:column="17" table:row="15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05">
          <table:cell-address table:column="17" table:row="16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06">
          <table:cell-address table:column="17" table:row="17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07">
          <table:cell-address table:column="17" table:row="18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08">
          <table:cell-address table:column="17" table:row="19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09">
          <table:cell-address table:column="17" table:row="20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10">
          <table:cell-address table:column="17" table:row="21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11">
          <table:cell-address table:column="18" table:row="7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12">
          <table:cell-address table:column="18" table:row="8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13">
          <table:cell-address table:column="18" table:row="9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14">
          <table:cell-address table:column="18" table:row="10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15">
          <table:cell-address table:column="18" table:row="11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16">
          <table:cell-address table:column="18" table:row="12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17">
          <table:cell-address table:column="18" table:row="13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18">
          <table:cell-address table:column="18" table:row="14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19">
          <table:cell-address table:column="18" table:row="15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20">
          <table:cell-address table:column="18" table:row="16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21">
          <table:cell-address table:column="18" table:row="17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22">
          <table:cell-address table:column="18" table:row="18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23">
          <table:cell-address table:column="18" table:row="19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24">
          <table:cell-address table:column="18" table:row="20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25">
          <table:cell-address table:column="18" table:row="21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26">
          <table:cell-address table:column="17" table:row="23" table:table="0"/>
          <office:change-info>
            <dc:creator>d e</dc:creator>
            <dc:date>2016-08-25T12:31:57.79</dc:date>
          </office:change-info>
          <table:previous>
            <table:change-track-table-cell/>
          </table:previous>
        </table:cell-content-change>
        <table:cell-content-change table:id="ct1927">
          <table:cell-address table:column="17" table:row="24" table:table="0"/>
          <office:change-info>
            <dc:creator>d e</dc:creator>
            <dc:date>2016-08-25T12:31:57.79</dc:date>
          </office:change-info>
          <table:previous>
            <table:change-track-table-cell/>
          </table:previous>
        </table:cell-content-change>
        <table:cell-content-change table:id="ct1928">
          <table:cell-address table:column="17" table:row="25" table:table="0"/>
          <office:change-info>
            <dc:creator>d e</dc:creator>
            <dc:date>2016-08-25T12:31:57.79</dc:date>
          </office:change-info>
          <table:previous>
            <table:change-track-table-cell/>
          </table:previous>
        </table:cell-content-change>
        <table:cell-content-change table:id="ct1929">
          <table:cell-address table:column="18" table:row="23" table:table="0"/>
          <office:change-info>
            <dc:creator>d e</dc:creator>
            <dc:date>2016-08-25T12:31:57.79</dc:date>
          </office:change-info>
          <table:previous>
            <table:change-track-table-cell/>
          </table:previous>
        </table:cell-content-change>
        <table:cell-content-change table:id="ct1930">
          <table:cell-address table:column="18" table:row="24" table:table="0"/>
          <office:change-info>
            <dc:creator>d e</dc:creator>
            <dc:date>2016-08-25T12:31:57.79</dc:date>
          </office:change-info>
          <table:previous>
            <table:change-track-table-cell/>
          </table:previous>
        </table:cell-content-change>
        <table:cell-content-change table:id="ct1931">
          <table:cell-address table:column="18" table:row="25" table:table="0"/>
          <office:change-info>
            <dc:creator>d e</dc:creator>
            <dc:date>2016-08-25T12:31:57.79</dc:date>
          </office:change-info>
          <table:previous>
            <table:change-track-table-cell/>
          </table:previous>
        </table:cell-content-change>
        <table:cell-content-change table:id="ct1932">
          <table:cell-address table:column="17" table:row="27" table:table="0"/>
          <office:change-info>
            <dc:creator>d e</dc:creator>
            <dc:date>2016-08-25T12:31:58.68</dc:date>
          </office:change-info>
          <table:previous>
            <table:change-track-table-cell/>
          </table:previous>
        </table:cell-content-change>
        <table:cell-content-change table:id="ct1933">
          <table:cell-address table:column="17" table:row="28" table:table="0"/>
          <office:change-info>
            <dc:creator>d e</dc:creator>
            <dc:date>2016-08-25T12:31:58.68</dc:date>
          </office:change-info>
          <table:previous>
            <table:change-track-table-cell/>
          </table:previous>
        </table:cell-content-change>
        <table:cell-content-change table:id="ct1934">
          <table:cell-address table:column="18" table:row="27" table:table="0"/>
          <office:change-info>
            <dc:creator>d e</dc:creator>
            <dc:date>2016-08-25T12:31:58.68</dc:date>
          </office:change-info>
          <table:previous>
            <table:change-track-table-cell/>
          </table:previous>
        </table:cell-content-change>
        <table:cell-content-change table:id="ct1935">
          <table:cell-address table:column="18" table:row="28" table:table="0"/>
          <office:change-info>
            <dc:creator>d e</dc:creator>
            <dc:date>2016-08-25T12:31:58.68</dc:date>
          </office:change-info>
          <table:previous>
            <table:change-track-table-cell/>
          </table:previous>
        </table:cell-content-change>
        <table:cell-content-change table:id="ct1936">
          <table:cell-address table:column="17" table:row="32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37">
          <table:cell-address table:column="17" table:row="33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38">
          <table:cell-address table:column="17" table:row="34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39">
          <table:cell-address table:column="17" table:row="35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40">
          <table:cell-address table:column="17" table:row="36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41">
          <table:cell-address table:column="17" table:row="37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42">
          <table:cell-address table:column="17" table:row="38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43">
          <table:cell-address table:column="17" table:row="39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44">
          <table:cell-address table:column="17" table:row="40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45">
          <table:cell-address table:column="18" table:row="32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46">
          <table:cell-address table:column="18" table:row="33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47">
          <table:cell-address table:column="18" table:row="34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48">
          <table:cell-address table:column="18" table:row="35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49">
          <table:cell-address table:column="18" table:row="36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50">
          <table:cell-address table:column="18" table:row="37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51">
          <table:cell-address table:column="18" table:row="38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52">
          <table:cell-address table:column="18" table:row="39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53">
          <table:cell-address table:column="18" table:row="40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54">
          <table:cell-address table:column="17" table:row="4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55">
          <table:cell-address table:column="17" table:row="4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56">
          <table:cell-address table:column="17" table:row="4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57">
          <table:cell-address table:column="17" table:row="4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58">
          <table:cell-address table:column="17" table:row="4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59">
          <table:cell-address table:column="17" table:row="4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60">
          <table:cell-address table:column="17" table:row="4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61">
          <table:cell-address table:column="17" table:row="4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62">
          <table:cell-address table:column="17" table:row="4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63">
          <table:cell-address table:column="17" table:row="5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64">
          <table:cell-address table:column="17" table:row="5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65">
          <table:cell-address table:column="17" table:row="5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66">
          <table:cell-address table:column="17" table:row="5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67">
          <table:cell-address table:column="17" table:row="5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68">
          <table:cell-address table:column="17" table:row="5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69">
          <table:cell-address table:column="17" table:row="5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70">
          <table:cell-address table:column="17" table:row="5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71">
          <table:cell-address table:column="17" table:row="5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72">
          <table:cell-address table:column="17" table:row="5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73">
          <table:cell-address table:column="17" table:row="6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74">
          <table:cell-address table:column="17" table:row="6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75">
          <table:cell-address table:column="17" table:row="6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76">
          <table:cell-address table:column="17" table:row="6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77">
          <table:cell-address table:column="17" table:row="6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78">
          <table:cell-address table:column="17" table:row="6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79">
          <table:cell-address table:column="17" table:row="6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80">
          <table:cell-address table:column="17" table:row="6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81">
          <table:cell-address table:column="17" table:row="6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82">
          <table:cell-address table:column="17" table:row="6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83">
          <table:cell-address table:column="17" table:row="7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84">
          <table:cell-address table:column="17" table:row="7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85">
          <table:cell-address table:column="17" table:row="7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86">
          <table:cell-address table:column="17" table:row="7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87">
          <table:cell-address table:column="17" table:row="7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88">
          <table:cell-address table:column="17" table:row="7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89">
          <table:cell-address table:column="17" table:row="7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90">
          <table:cell-address table:column="17" table:row="7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91">
          <table:cell-address table:column="17" table:row="7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92">
          <table:cell-address table:column="17" table:row="7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93">
          <table:cell-address table:column="17" table:row="8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94">
          <table:cell-address table:column="17" table:row="8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95">
          <table:cell-address table:column="17" table:row="8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96">
          <table:cell-address table:column="17" table:row="8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97">
          <table:cell-address table:column="17" table:row="8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98">
          <table:cell-address table:column="17" table:row="8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99">
          <table:cell-address table:column="17" table:row="8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00">
          <table:cell-address table:column="17" table:row="8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01">
          <table:cell-address table:column="17" table:row="8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02">
          <table:cell-address table:column="17" table:row="8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03">
          <table:cell-address table:column="17" table:row="9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04">
          <table:cell-address table:column="17" table:row="9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05">
          <table:cell-address table:column="17" table:row="9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06">
          <table:cell-address table:column="17" table:row="9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07">
          <table:cell-address table:column="17" table:row="9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08">
          <table:cell-address table:column="17" table:row="9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09">
          <table:cell-address table:column="17" table:row="9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10">
          <table:cell-address table:column="17" table:row="9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11">
          <table:cell-address table:column="17" table:row="9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12">
          <table:cell-address table:column="17" table:row="9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13">
          <table:cell-address table:column="17" table:row="10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14">
          <table:cell-address table:column="17" table:row="10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15">
          <table:cell-address table:column="17" table:row="10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16">
          <table:cell-address table:column="17" table:row="10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17">
          <table:cell-address table:column="17" table:row="10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18">
          <table:cell-address table:column="17" table:row="10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19">
          <table:cell-address table:column="17" table:row="10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20">
          <table:cell-address table:column="17" table:row="10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21">
          <table:cell-address table:column="17" table:row="10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22">
          <table:cell-address table:column="17" table:row="10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23">
          <table:cell-address table:column="17" table:row="11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24">
          <table:cell-address table:column="17" table:row="11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25">
          <table:cell-address table:column="17" table:row="11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26">
          <table:cell-address table:column="17" table:row="11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27">
          <table:cell-address table:column="17" table:row="11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28">
          <table:cell-address table:column="17" table:row="11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29">
          <table:cell-address table:column="17" table:row="11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30">
          <table:cell-address table:column="17" table:row="11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31">
          <table:cell-address table:column="17" table:row="11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32">
          <table:cell-address table:column="17" table:row="11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33">
          <table:cell-address table:column="17" table:row="12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34">
          <table:cell-address table:column="17" table:row="12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35">
          <table:cell-address table:column="17" table:row="12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36">
          <table:cell-address table:column="17" table:row="12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37">
          <table:cell-address table:column="17" table:row="12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38">
          <table:cell-address table:column="17" table:row="12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39">
          <table:cell-address table:column="17" table:row="12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40">
          <table:cell-address table:column="17" table:row="12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41">
          <table:cell-address table:column="17" table:row="12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42">
          <table:cell-address table:column="17" table:row="12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43">
          <table:cell-address table:column="17" table:row="13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44">
          <table:cell-address table:column="17" table:row="13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45">
          <table:cell-address table:column="17" table:row="13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46">
          <table:cell-address table:column="17" table:row="13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47">
          <table:cell-address table:column="17" table:row="13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48">
          <table:cell-address table:column="17" table:row="13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49">
          <table:cell-address table:column="17" table:row="13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50">
          <table:cell-address table:column="17" table:row="13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51">
          <table:cell-address table:column="17" table:row="13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52">
          <table:cell-address table:column="17" table:row="13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53">
          <table:cell-address table:column="17" table:row="14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54">
          <table:cell-address table:column="17" table:row="14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55">
          <table:cell-address table:column="17" table:row="14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56">
          <table:cell-address table:column="17" table:row="14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57">
          <table:cell-address table:column="17" table:row="14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58">
          <table:cell-address table:column="17" table:row="14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59">
          <table:cell-address table:column="17" table:row="14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60">
          <table:cell-address table:column="17" table:row="14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61">
          <table:cell-address table:column="17" table:row="14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62">
          <table:cell-address table:column="17" table:row="14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63">
          <table:cell-address table:column="17" table:row="15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64">
          <table:cell-address table:column="17" table:row="15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65">
          <table:cell-address table:column="17" table:row="15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66">
          <table:cell-address table:column="17" table:row="15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67">
          <table:cell-address table:column="17" table:row="15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68">
          <table:cell-address table:column="17" table:row="15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69">
          <table:cell-address table:column="17" table:row="15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70">
          <table:cell-address table:column="17" table:row="15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71">
          <table:cell-address table:column="17" table:row="15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72">
          <table:cell-address table:column="17" table:row="16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73">
          <table:cell-address table:column="17" table:row="16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74">
          <table:cell-address table:column="17" table:row="16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75">
          <table:cell-address table:column="17" table:row="16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76">
          <table:cell-address table:column="17" table:row="16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77">
          <table:cell-address table:column="17" table:row="16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78">
          <table:cell-address table:column="17" table:row="16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79">
          <table:cell-address table:column="17" table:row="16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80">
          <table:cell-address table:column="17" table:row="16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81">
          <table:cell-address table:column="17" table:row="16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82">
          <table:cell-address table:column="17" table:row="17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83">
          <table:cell-address table:column="17" table:row="17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84">
          <table:cell-address table:column="17" table:row="17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85">
          <table:cell-address table:column="17" table:row="17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86">
          <table:cell-address table:column="17" table:row="17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87">
          <table:cell-address table:column="17" table:row="17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88">
          <table:cell-address table:column="17" table:row="17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89">
          <table:cell-address table:column="17" table:row="17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90">
          <table:cell-address table:column="18" table:row="4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91">
          <table:cell-address table:column="18" table:row="4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92">
          <table:cell-address table:column="18" table:row="4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93">
          <table:cell-address table:column="18" table:row="4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94">
          <table:cell-address table:column="18" table:row="4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95">
          <table:cell-address table:column="18" table:row="4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96">
          <table:cell-address table:column="18" table:row="4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97">
          <table:cell-address table:column="18" table:row="4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98">
          <table:cell-address table:column="18" table:row="4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99">
          <table:cell-address table:column="18" table:row="5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00">
          <table:cell-address table:column="18" table:row="5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01">
          <table:cell-address table:column="18" table:row="5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02">
          <table:cell-address table:column="18" table:row="5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03">
          <table:cell-address table:column="18" table:row="5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04">
          <table:cell-address table:column="18" table:row="5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05">
          <table:cell-address table:column="18" table:row="5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06">
          <table:cell-address table:column="18" table:row="5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07">
          <table:cell-address table:column="18" table:row="5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08">
          <table:cell-address table:column="18" table:row="5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09">
          <table:cell-address table:column="18" table:row="6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10">
          <table:cell-address table:column="18" table:row="6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11">
          <table:cell-address table:column="18" table:row="6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12">
          <table:cell-address table:column="18" table:row="6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13">
          <table:cell-address table:column="18" table:row="6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14">
          <table:cell-address table:column="18" table:row="6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15">
          <table:cell-address table:column="18" table:row="6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16">
          <table:cell-address table:column="18" table:row="6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17">
          <table:cell-address table:column="18" table:row="6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18">
          <table:cell-address table:column="18" table:row="6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19">
          <table:cell-address table:column="18" table:row="7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20">
          <table:cell-address table:column="18" table:row="7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21">
          <table:cell-address table:column="18" table:row="7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22">
          <table:cell-address table:column="18" table:row="7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23">
          <table:cell-address table:column="18" table:row="7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24">
          <table:cell-address table:column="18" table:row="7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25">
          <table:cell-address table:column="18" table:row="7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26">
          <table:cell-address table:column="18" table:row="7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27">
          <table:cell-address table:column="18" table:row="7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28">
          <table:cell-address table:column="18" table:row="7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29">
          <table:cell-address table:column="18" table:row="8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30">
          <table:cell-address table:column="18" table:row="8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31">
          <table:cell-address table:column="18" table:row="8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32">
          <table:cell-address table:column="18" table:row="8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33">
          <table:cell-address table:column="18" table:row="8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34">
          <table:cell-address table:column="18" table:row="8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35">
          <table:cell-address table:column="18" table:row="8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36">
          <table:cell-address table:column="18" table:row="8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37">
          <table:cell-address table:column="18" table:row="8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38">
          <table:cell-address table:column="18" table:row="8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39">
          <table:cell-address table:column="18" table:row="9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40">
          <table:cell-address table:column="18" table:row="9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41">
          <table:cell-address table:column="18" table:row="9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42">
          <table:cell-address table:column="18" table:row="9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43">
          <table:cell-address table:column="18" table:row="9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44">
          <table:cell-address table:column="18" table:row="9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45">
          <table:cell-address table:column="18" table:row="9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46">
          <table:cell-address table:column="18" table:row="9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47">
          <table:cell-address table:column="18" table:row="9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48">
          <table:cell-address table:column="18" table:row="9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49">
          <table:cell-address table:column="18" table:row="10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50">
          <table:cell-address table:column="18" table:row="10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51">
          <table:cell-address table:column="18" table:row="10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52">
          <table:cell-address table:column="18" table:row="10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53">
          <table:cell-address table:column="18" table:row="10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54">
          <table:cell-address table:column="18" table:row="10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55">
          <table:cell-address table:column="18" table:row="10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56">
          <table:cell-address table:column="18" table:row="10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57">
          <table:cell-address table:column="18" table:row="10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58">
          <table:cell-address table:column="18" table:row="10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59">
          <table:cell-address table:column="18" table:row="11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60">
          <table:cell-address table:column="18" table:row="11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61">
          <table:cell-address table:column="18" table:row="11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62">
          <table:cell-address table:column="18" table:row="11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63">
          <table:cell-address table:column="18" table:row="11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64">
          <table:cell-address table:column="18" table:row="11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65">
          <table:cell-address table:column="18" table:row="11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66">
          <table:cell-address table:column="18" table:row="11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67">
          <table:cell-address table:column="18" table:row="11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68">
          <table:cell-address table:column="18" table:row="11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69">
          <table:cell-address table:column="18" table:row="12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70">
          <table:cell-address table:column="18" table:row="12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71">
          <table:cell-address table:column="18" table:row="12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72">
          <table:cell-address table:column="18" table:row="12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73">
          <table:cell-address table:column="18" table:row="12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74">
          <table:cell-address table:column="18" table:row="12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75">
          <table:cell-address table:column="18" table:row="12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76">
          <table:cell-address table:column="18" table:row="12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77">
          <table:cell-address table:column="18" table:row="12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78">
          <table:cell-address table:column="18" table:row="12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79">
          <table:cell-address table:column="18" table:row="13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80">
          <table:cell-address table:column="18" table:row="13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81">
          <table:cell-address table:column="18" table:row="13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82">
          <table:cell-address table:column="18" table:row="13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83">
          <table:cell-address table:column="18" table:row="13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84">
          <table:cell-address table:column="18" table:row="13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85">
          <table:cell-address table:column="18" table:row="13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86">
          <table:cell-address table:column="18" table:row="13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87">
          <table:cell-address table:column="18" table:row="13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88">
          <table:cell-address table:column="18" table:row="13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89">
          <table:cell-address table:column="18" table:row="14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90">
          <table:cell-address table:column="18" table:row="14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91">
          <table:cell-address table:column="18" table:row="14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92">
          <table:cell-address table:column="18" table:row="14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93">
          <table:cell-address table:column="18" table:row="14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94">
          <table:cell-address table:column="18" table:row="14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95">
          <table:cell-address table:column="18" table:row="14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96">
          <table:cell-address table:column="18" table:row="14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97">
          <table:cell-address table:column="18" table:row="14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98">
          <table:cell-address table:column="18" table:row="14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99">
          <table:cell-address table:column="18" table:row="15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00">
          <table:cell-address table:column="18" table:row="15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01">
          <table:cell-address table:column="18" table:row="15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02">
          <table:cell-address table:column="18" table:row="15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03">
          <table:cell-address table:column="18" table:row="15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04">
          <table:cell-address table:column="18" table:row="15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05">
          <table:cell-address table:column="18" table:row="15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06">
          <table:cell-address table:column="18" table:row="15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07">
          <table:cell-address table:column="18" table:row="15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08">
          <table:cell-address table:column="18" table:row="16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09">
          <table:cell-address table:column="18" table:row="16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10">
          <table:cell-address table:column="18" table:row="16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11">
          <table:cell-address table:column="18" table:row="16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12">
          <table:cell-address table:column="18" table:row="16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13">
          <table:cell-address table:column="18" table:row="16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14">
          <table:cell-address table:column="18" table:row="16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15">
          <table:cell-address table:column="18" table:row="16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16">
          <table:cell-address table:column="18" table:row="16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17">
          <table:cell-address table:column="18" table:row="16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18">
          <table:cell-address table:column="18" table:row="17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19">
          <table:cell-address table:column="18" table:row="17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20">
          <table:cell-address table:column="18" table:row="17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21">
          <table:cell-address table:column="18" table:row="17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22">
          <table:cell-address table:column="18" table:row="17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23">
          <table:cell-address table:column="18" table:row="17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24">
          <table:cell-address table:column="18" table:row="17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25">
          <table:cell-address table:column="18" table:row="17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26">
          <table:cell-address table:column="16" table:row="7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27">
          <table:cell-address table:column="16" table:row="8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28">
          <table:cell-address table:column="16" table:row="9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29">
          <table:cell-address table:column="16" table:row="10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30">
          <table:cell-address table:column="16" table:row="11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31">
          <table:cell-address table:column="16" table:row="12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32">
          <table:cell-address table:column="16" table:row="13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33">
          <table:cell-address table:column="16" table:row="14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34">
          <table:cell-address table:column="16" table:row="15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35">
          <table:cell-address table:column="16" table:row="16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36">
          <table:cell-address table:column="16" table:row="17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37">
          <table:cell-address table:column="16" table:row="18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38">
          <table:cell-address table:column="16" table:row="19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39">
          <table:cell-address table:column="16" table:row="20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40">
          <table:cell-address table:column="16" table:row="21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41">
          <table:cell-address table:column="16" table:row="22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42">
          <table:cell-address table:column="16" table:row="23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43">
          <table:cell-address table:column="16" table:row="24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44">
          <table:cell-address table:column="16" table:row="25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45">
          <table:cell-address table:column="16" table:row="26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46">
          <table:cell-address table:column="16" table:row="27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47">
          <table:cell-address table:column="16" table:row="28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48">
          <table:cell-address table:column="16" table:row="31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49">
          <table:cell-address table:column="16" table:row="32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50">
          <table:cell-address table:column="16" table:row="33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51">
          <table:cell-address table:column="16" table:row="34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52">
          <table:cell-address table:column="16" table:row="35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53">
          <table:cell-address table:column="16" table:row="36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54">
          <table:cell-address table:column="16" table:row="37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55">
          <table:cell-address table:column="16" table:row="38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56">
          <table:cell-address table:column="16" table:row="39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57">
          <table:cell-address table:column="16" table:row="40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58">
          <table:cell-address table:column="16" table:row="41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59">
          <table:cell-address table:column="16" table:row="42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60">
          <table:cell-address table:column="16" table:row="43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61">
          <table:cell-address table:column="16" table:row="44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62">
          <table:cell-address table:column="16" table:row="45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63">
          <table:cell-address table:column="16" table:row="46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64">
          <table:cell-address table:column="16" table:row="47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65">
          <table:cell-address table:column="16" table:row="48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66">
          <table:cell-address table:column="16" table:row="49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67">
          <table:cell-address table:column="16" table:row="50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68">
          <table:cell-address table:column="16" table:row="51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69">
          <table:cell-address table:column="16" table:row="52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70">
          <table:cell-address table:column="16" table:row="53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71">
          <table:cell-address table:column="16" table:row="54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72">
          <table:cell-address table:column="16" table:row="55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73">
          <table:cell-address table:column="16" table:row="56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74">
          <table:cell-address table:column="16" table:row="57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75">
          <table:cell-address table:column="16" table:row="58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76">
          <table:cell-address table:column="16" table:row="59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77">
          <table:cell-address table:column="16" table:row="60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78">
          <table:cell-address table:column="16" table:row="61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79">
          <table:cell-address table:column="16" table:row="62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80">
          <table:cell-address table:column="16" table:row="63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81">
          <table:cell-address table:column="16" table:row="64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82">
          <table:cell-address table:column="16" table:row="65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83">
          <table:cell-address table:column="16" table:row="66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84">
          <table:cell-address table:column="16" table:row="67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85">
          <table:cell-address table:column="16" table:row="68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86">
          <table:cell-address table:column="16" table:row="69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87">
          <table:cell-address table:column="16" table:row="70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88">
          <table:cell-address table:column="16" table:row="71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89">
          <table:cell-address table:column="16" table:row="72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90">
          <table:cell-address table:column="16" table:row="73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91">
          <table:cell-address table:column="16" table:row="74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92">
          <table:cell-address table:column="16" table:row="75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93">
          <table:cell-address table:column="16" table:row="76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94">
          <table:cell-address table:column="16" table:row="77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95">
          <table:cell-address table:column="16" table:row="78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96">
          <table:cell-address table:column="16" table:row="79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97">
          <table:cell-address table:column="16" table:row="80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98">
          <table:cell-address table:column="16" table:row="81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99">
          <table:cell-address table:column="16" table:row="82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300">
          <table:cell-address table:column="16" table:row="83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301">
          <table:cell-address table:column="16" table:row="84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302">
          <table:cell-address table:column="16" table:row="85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303">
          <table:cell-address table:column="16" table:row="86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304">
          <table:cell-address table:column="16" table:row="87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305">
          <table:cell-address table:column="16" table:row="88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306">
          <table:cell-address table:column="16" table:row="89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307">
          <table:cell-address table:column="16" table:row="90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308">
          <table:cell-address table:column="16" table:row="91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309">
          <table:cell-address table:column="16" table:row="92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310">
          <table:cell-address table:column="16" table:row="124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11">
          <table:cell-address table:column="16" table:row="125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12">
          <table:cell-address table:column="16" table:row="126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13">
          <table:cell-address table:column="16" table:row="127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14">
          <table:cell-address table:column="16" table:row="128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15">
          <table:cell-address table:column="16" table:row="129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16">
          <table:cell-address table:column="16" table:row="130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17">
          <table:cell-address table:column="16" table:row="131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18">
          <table:cell-address table:column="16" table:row="132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19">
          <table:cell-address table:column="16" table:row="133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20">
          <table:cell-address table:column="16" table:row="134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21">
          <table:cell-address table:column="16" table:row="135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22">
          <table:cell-address table:column="16" table:row="136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23">
          <table:cell-address table:column="16" table:row="137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24">
          <table:cell-address table:column="16" table:row="138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25">
          <table:cell-address table:column="16" table:row="139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26">
          <table:cell-address table:column="16" table:row="140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27">
          <table:cell-address table:column="16" table:row="141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28">
          <table:cell-address table:column="16" table:row="142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29">
          <table:cell-address table:column="16" table:row="143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30">
          <table:cell-address table:column="16" table:row="144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31">
          <table:cell-address table:column="16" table:row="145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32">
          <table:cell-address table:column="16" table:row="146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33">
          <table:cell-address table:column="16" table:row="147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34">
          <table:cell-address table:column="16" table:row="148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35">
          <table:cell-address table:column="16" table:row="149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36">
          <table:cell-address table:column="16" table:row="150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37">
          <table:cell-address table:column="16" table:row="151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38">
          <table:cell-address table:column="16" table:row="152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39">
          <table:cell-address table:column="16" table:row="153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40">
          <table:cell-address table:column="16" table:row="154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41">
          <table:cell-address table:column="16" table:row="155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42">
          <table:cell-address table:column="16" table:row="156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43">
          <table:cell-address table:column="16" table:row="158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44">
          <table:cell-address table:column="16" table:row="159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45">
          <table:cell-address table:column="16" table:row="160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46">
          <table:cell-address table:column="16" table:row="161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47">
          <table:cell-address table:column="16" table:row="162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48">
          <table:cell-address table:column="16" table:row="163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49">
          <table:cell-address table:column="16" table:row="164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50">
          <table:cell-address table:column="16" table:row="165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51">
          <table:cell-address table:column="16" table:row="166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52">
          <table:cell-address table:column="16" table:row="167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53">
          <table:cell-address table:column="16" table:row="168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54">
          <table:cell-address table:column="16" table:row="169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55">
          <table:cell-address table:column="16" table:row="170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56">
          <table:cell-address table:column="16" table:row="171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57">
          <table:cell-address table:column="16" table:row="172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58">
          <table:cell-address table:column="16" table:row="173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59">
          <table:cell-address table:column="16" table:row="174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60">
          <table:cell-address table:column="16" table:row="175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61">
          <table:cell-address table:column="16" table:row="176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62">
          <table:cell-address table:column="16" table:row="176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63">
          <table:cell-address table:column="16" table:row="163" table:table="0"/>
          <office:change-info>
            <dc:creator>d e</dc:creator>
            <dc:date>2016-08-25T12:32:35.07</dc:date>
          </office:change-info>
          <table:previous table:id="ct2348">
            <table:change-track-table-cell office:value-type="string">
              <text:p>0.00</text:p>
            </table:change-track-table-cell>
          </table:previous>
        </table:cell-content-change>
        <table:cell-content-change table:id="ct2364">
          <table:cell-address table:column="16" table:row="164" table:table="0"/>
          <office:change-info>
            <dc:creator>d e</dc:creator>
            <dc:date>2016-08-25T12:32:35.60</dc:date>
          </office:change-info>
          <table:previous table:id="ct2349">
            <table:change-track-table-cell office:value-type="string">
              <text:p>0.00</text:p>
            </table:change-track-table-cell>
          </table:previous>
        </table:cell-content-change>
        <table:cell-content-change table:id="ct2365">
          <table:cell-address table:column="16" table:row="165" table:table="0"/>
          <office:change-info>
            <dc:creator>d e</dc:creator>
            <dc:date>2016-08-25T12:32:36.03</dc:date>
          </office:change-info>
          <table:previous table:id="ct2350">
            <table:change-track-table-cell office:value-type="string">
              <text:p>0.00</text:p>
            </table:change-track-table-cell>
          </table:previous>
        </table:cell-content-change>
        <table:cell-content-change table:id="ct2366">
          <table:cell-address table:column="16" table:row="166" table:table="0"/>
          <office:change-info>
            <dc:creator>d e</dc:creator>
            <dc:date>2016-08-25T12:32:36.41</dc:date>
          </office:change-info>
          <table:previous table:id="ct2351">
            <table:change-track-table-cell office:value-type="string">
              <text:p>0.00</text:p>
            </table:change-track-table-cell>
          </table:previous>
        </table:cell-content-change>
        <table:cell-content-change table:id="ct2367">
          <table:cell-address table:column="16" table:row="163" table:table="0"/>
          <office:change-info>
            <dc:creator>d e</dc:creator>
            <dc:date>2016-08-25T12:32:52.84</dc:date>
          </office:change-info>
          <table:previous table:id="ct2363">
            <table:change-track-table-cell office:value-type="float" office:value="1"/>
          </table:previous>
        </table:cell-content-change>
        <table:cell-content-change table:id="ct2368">
          <table:cell-address table:column="16" table:row="164" table:table="0"/>
          <office:change-info>
            <dc:creator>d e</dc:creator>
            <dc:date>2016-08-25T12:32:57.62</dc:date>
          </office:change-info>
          <table:previous table:id="ct2364">
            <table:change-track-table-cell office:value-type="float" office:value="1"/>
          </table:previous>
        </table:cell-content-change>
        <table:cell-content-change table:id="ct2369">
          <table:cell-address table:column="16" table:row="165" table:table="0"/>
          <office:change-info>
            <dc:creator>d e</dc:creator>
            <dc:date>2016-08-25T12:32:59.61</dc:date>
          </office:change-info>
          <table:previous table:id="ct2365">
            <table:change-track-table-cell office:value-type="float" office:value="1"/>
          </table:previous>
        </table:cell-content-change>
        <table:cell-content-change table:id="ct2370">
          <table:cell-address table:column="16" table:row="166" table:table="0"/>
          <office:change-info>
            <dc:creator>d e</dc:creator>
            <dc:date>2016-08-25T12:33:00.06</dc:date>
          </office:change-info>
          <table:previous table:id="ct2366">
            <table:change-track-table-cell office:value-type="float" office:value="1"/>
          </table:previous>
        </table:cell-content-change>
        <table:cell-content-change table:id="ct2371">
          <table:cell-address table:column="16" table:row="169" table:table="0"/>
          <office:change-info>
            <dc:creator>d e</dc:creator>
            <dc:date>2016-08-25T12:33:04.25</dc:date>
          </office:change-info>
          <table:previous table:id="ct2354">
            <table:change-track-table-cell office:value-type="string">
              <text:p>0.00</text:p>
            </table:change-track-table-cell>
          </table:previous>
        </table:cell-content-change>
        <table:cell-content-change table:id="ct2372">
          <table:cell-address table:column="17" table:row="169" table:table="0"/>
          <office:change-info>
            <dc:creator>d e</dc:creator>
            <dc:date>2016-08-25T12:33:04.25</dc:date>
          </office:change-info>
          <table:previous table:id="ct2081">
            <table:change-track-table-cell office:value-type="string">
              <text:p>0.00</text:p>
            </table:change-track-table-cell>
          </table:previous>
        </table:cell-content-change>
        <table:cell-content-change table:id="ct2373">
          <table:cell-address table:column="18" table:row="169" table:table="0"/>
          <office:change-info>
            <dc:creator>d e</dc:creator>
            <dc:date>2016-08-25T12:33:04.25</dc:date>
          </office:change-info>
          <table:previous table:id="ct2217">
            <table:change-track-table-cell office:value-type="string">
              <text:p>0.00</text:p>
            </table:change-track-table-cell>
          </table:previous>
        </table:cell-content-change>
        <table:cell-content-change table:id="ct2374">
          <table:cell-address table:column="16" table:row="171" table:table="0"/>
          <office:change-info>
            <dc:creator>d e</dc:creator>
            <dc:date>2016-08-25T12:33:05.20</dc:date>
          </office:change-info>
          <table:previous table:id="ct2356">
            <table:change-track-table-cell office:value-type="string">
              <text:p>0.00</text:p>
            </table:change-track-table-cell>
          </table:previous>
        </table:cell-content-change>
        <table:cell-content-change table:id="ct2375">
          <table:cell-address table:column="17" table:row="171" table:table="0"/>
          <office:change-info>
            <dc:creator>d e</dc:creator>
            <dc:date>2016-08-25T12:33:05.20</dc:date>
          </office:change-info>
          <table:previous table:id="ct2083">
            <table:change-track-table-cell office:value-type="string">
              <text:p>0.00</text:p>
            </table:change-track-table-cell>
          </table:previous>
        </table:cell-content-change>
        <table:cell-content-change table:id="ct2376">
          <table:cell-address table:column="18" table:row="171" table:table="0"/>
          <office:change-info>
            <dc:creator>d e</dc:creator>
            <dc:date>2016-08-25T12:33:05.20</dc:date>
          </office:change-info>
          <table:previous table:id="ct2219">
            <table:change-track-table-cell office:value-type="string">
              <text:p>0.00</text:p>
            </table:change-track-table-cell>
          </table:previous>
        </table:cell-content-change>
        <table:cell-content-change table:id="ct2377">
          <table:cell-address table:column="16" table:row="175" table:table="0"/>
          <office:change-info>
            <dc:creator>d e</dc:creator>
            <dc:date>2016-08-25T12:33:06.50</dc:date>
          </office:change-info>
          <table:previous table:id="ct2360">
            <table:change-track-table-cell office:value-type="string">
              <text:p>0.00</text:p>
            </table:change-track-table-cell>
          </table:previous>
        </table:cell-content-change>
        <table:cell-content-change table:id="ct2378">
          <table:cell-address table:column="17" table:row="175" table:table="0"/>
          <office:change-info>
            <dc:creator>d e</dc:creator>
            <dc:date>2016-08-25T12:33:06.50</dc:date>
          </office:change-info>
          <table:previous table:id="ct2087">
            <table:change-track-table-cell office:value-type="string">
              <text:p>0.00</text:p>
            </table:change-track-table-cell>
          </table:previous>
        </table:cell-content-change>
        <table:cell-content-change table:id="ct2379">
          <table:cell-address table:column="18" table:row="175" table:table="0"/>
          <office:change-info>
            <dc:creator>d e</dc:creator>
            <dc:date>2016-08-25T12:33:06.50</dc:date>
          </office:change-info>
          <table:previous table:id="ct2223">
            <table:change-track-table-cell office:value-type="string">
              <text:p>0.00</text:p>
            </table:change-track-table-cell>
          </table:previous>
        </table:cell-content-change>
        <table:cell-content-change table:id="ct2380">
          <table:cell-address table:column="16" table:row="162" table:table="0"/>
          <office:change-info>
            <dc:creator>d e</dc:creator>
            <dc:date>2016-08-25T12:33:09.23</dc:date>
          </office:change-info>
          <table:previous table:id="ct2347">
            <table:change-track-table-cell office:value-type="string">
              <text:p>0.00</text:p>
            </table:change-track-table-cell>
          </table:previous>
        </table:cell-content-change>
        <table:cell-content-change table:id="ct2381">
          <table:cell-address table:column="17" table:row="162" table:table="0"/>
          <office:change-info>
            <dc:creator>d e</dc:creator>
            <dc:date>2016-08-25T12:33:09.23</dc:date>
          </office:change-info>
          <table:previous table:id="ct2074">
            <table:change-track-table-cell office:value-type="string">
              <text:p>0.00</text:p>
            </table:change-track-table-cell>
          </table:previous>
        </table:cell-content-change>
        <table:cell-content-change table:id="ct2382">
          <table:cell-address table:column="18" table:row="162" table:table="0"/>
          <office:change-info>
            <dc:creator>d e</dc:creator>
            <dc:date>2016-08-25T12:33:09.23</dc:date>
          </office:change-info>
          <table:previous table:id="ct2210">
            <table:change-track-table-cell office:value-type="string">
              <text:p>0.00</text:p>
            </table:change-track-table-cell>
          </table:previous>
        </table:cell-content-change>
        <table:cell-content-change table:id="ct2383">
          <table:cell-address table:column="16" table:row="158" table:table="0"/>
          <office:change-info>
            <dc:creator>d e</dc:creator>
            <dc:date>2016-08-25T12:33:10.33</dc:date>
          </office:change-info>
          <table:previous table:id="ct2343">
            <table:change-track-table-cell office:value-type="string">
              <text:p>0.00</text:p>
            </table:change-track-table-cell>
          </table:previous>
        </table:cell-content-change>
        <table:cell-content-change table:id="ct2384">
          <table:cell-address table:column="17" table:row="158" table:table="0"/>
          <office:change-info>
            <dc:creator>d e</dc:creator>
            <dc:date>2016-08-25T12:33:10.33</dc:date>
          </office:change-info>
          <table:previous table:id="ct2070">
            <table:change-track-table-cell office:value-type="string">
              <text:p>0.00</text:p>
            </table:change-track-table-cell>
          </table:previous>
        </table:cell-content-change>
        <table:cell-content-change table:id="ct2385">
          <table:cell-address table:column="18" table:row="158" table:table="0"/>
          <office:change-info>
            <dc:creator>d e</dc:creator>
            <dc:date>2016-08-25T12:33:10.33</dc:date>
          </office:change-info>
          <table:previous table:id="ct2206">
            <table:change-track-table-cell office:value-type="string">
              <text:p>0.00</text:p>
            </table:change-track-table-cell>
          </table:previous>
        </table:cell-content-change>
        <table:cell-content-change table:id="ct2386">
          <table:cell-address table:column="16" table:row="150" table:table="0"/>
          <office:change-info>
            <dc:creator>d e</dc:creator>
            <dc:date>2016-08-25T12:33:11.98</dc:date>
          </office:change-info>
          <table:previous table:id="ct2336">
            <table:change-track-table-cell office:value-type="string">
              <text:p>0.00</text:p>
            </table:change-track-table-cell>
          </table:previous>
        </table:cell-content-change>
        <table:cell-content-change table:id="ct2387">
          <table:cell-address table:column="17" table:row="150" table:table="0"/>
          <office:change-info>
            <dc:creator>d e</dc:creator>
            <dc:date>2016-08-25T12:33:11.98</dc:date>
          </office:change-info>
          <table:previous table:id="ct2063">
            <table:change-track-table-cell office:value-type="string">
              <text:p>0.00</text:p>
            </table:change-track-table-cell>
          </table:previous>
        </table:cell-content-change>
        <table:cell-content-change table:id="ct2388">
          <table:cell-address table:column="18" table:row="150" table:table="0"/>
          <office:change-info>
            <dc:creator>d e</dc:creator>
            <dc:date>2016-08-25T12:33:11.98</dc:date>
          </office:change-info>
          <table:previous table:id="ct2199">
            <table:change-track-table-cell office:value-type="string">
              <text:p>0.00</text:p>
            </table:change-track-table-cell>
          </table:previous>
        </table:cell-content-change>
        <table:cell-content-change table:id="ct2389">
          <table:cell-address table:column="16" table:row="125" table:table="0"/>
          <office:change-info>
            <dc:creator>d e</dc:creator>
            <dc:date>2016-08-25T12:33:15.52</dc:date>
          </office:change-info>
          <table:previous table:id="ct2311">
            <table:change-track-table-cell office:value-type="string">
              <text:p>0.00</text:p>
            </table:change-track-table-cell>
          </table:previous>
        </table:cell-content-change>
        <table:cell-content-change table:id="ct2390">
          <table:cell-address table:column="17" table:row="125" table:table="0"/>
          <office:change-info>
            <dc:creator>d e</dc:creator>
            <dc:date>2016-08-25T12:33:15.52</dc:date>
          </office:change-info>
          <table:previous table:id="ct2038">
            <table:change-track-table-cell office:value-type="string">
              <text:p>0.00</text:p>
            </table:change-track-table-cell>
          </table:previous>
        </table:cell-content-change>
        <table:cell-content-change table:id="ct2391">
          <table:cell-address table:column="18" table:row="125" table:table="0"/>
          <office:change-info>
            <dc:creator>d e</dc:creator>
            <dc:date>2016-08-25T12:33:15.52</dc:date>
          </office:change-info>
          <table:previous table:id="ct2174">
            <table:change-track-table-cell office:value-type="string">
              <text:p>0.00</text:p>
            </table:change-track-table-cell>
          </table:previous>
        </table:cell-content-change>
        <table:cell-content-change table:id="ct2392">
          <table:cell-address table:column="17" table:row="123" table:table="0"/>
          <office:change-info>
            <dc:creator>d e</dc:creator>
            <dc:date>2016-08-25T12:33:16.54</dc:date>
          </office:change-info>
          <table:previous table:id="ct2036">
            <table:change-track-table-cell office:value-type="string">
              <text:p>0.00</text:p>
            </table:change-track-table-cell>
          </table:previous>
        </table:cell-content-change>
        <table:cell-content-change table:id="ct2393">
          <table:cell-address table:column="18" table:row="123" table:table="0"/>
          <office:change-info>
            <dc:creator>d e</dc:creator>
            <dc:date>2016-08-25T12:33:16.54</dc:date>
          </office:change-info>
          <table:previous table:id="ct2172">
            <table:change-track-table-cell office:value-type="string">
              <text:p>0.00</text:p>
            </table:change-track-table-cell>
          </table:previous>
        </table:cell-content-change>
        <table:cell-content-change table:id="ct2394">
          <table:cell-address table:column="17" table:row="120" table:table="0"/>
          <office:change-info>
            <dc:creator>d e</dc:creator>
            <dc:date>2016-08-25T12:33:19.55</dc:date>
          </office:change-info>
          <table:previous table:id="ct2033">
            <table:change-track-table-cell office:value-type="string">
              <text:p>0.00</text:p>
            </table:change-track-table-cell>
          </table:previous>
        </table:cell-content-change>
        <table:cell-content-change table:id="ct2395">
          <table:cell-address table:column="18" table:row="120" table:table="0"/>
          <office:change-info>
            <dc:creator>d e</dc:creator>
            <dc:date>2016-08-25T12:33:19.91</dc:date>
          </office:change-info>
          <table:previous table:id="ct2169">
            <table:change-track-table-cell office:value-type="string">
              <text:p>0.00</text:p>
            </table:change-track-table-cell>
          </table:previous>
        </table:cell-content-change>
        <table:cell-content-change table:id="ct2396">
          <table:cell-address table:column="18" table:row="117" table:table="0"/>
          <office:change-info>
            <dc:creator>d e</dc:creator>
            <dc:date>2016-08-25T12:33:20.98</dc:date>
          </office:change-info>
          <table:previous table:id="ct2166">
            <table:change-track-table-cell office:value-type="string">
              <text:p>0.00</text:p>
            </table:change-track-table-cell>
          </table:previous>
        </table:cell-content-change>
        <table:cell-content-change table:id="ct2397">
          <table:cell-address table:column="17" table:row="117" table:table="0"/>
          <office:change-info>
            <dc:creator>d e</dc:creator>
            <dc:date>2016-08-25T12:33:21.46</dc:date>
          </office:change-info>
          <table:previous table:id="ct2030">
            <table:change-track-table-cell office:value-type="string">
              <text:p>0.00</text:p>
            </table:change-track-table-cell>
          </table:previous>
        </table:cell-content-change>
        <table:cell-content-change table:id="ct2398">
          <table:cell-address table:column="17" table:row="113" table:table="0"/>
          <office:change-info>
            <dc:creator>d e</dc:creator>
            <dc:date>2016-08-25T12:33:22.13</dc:date>
          </office:change-info>
          <table:previous table:id="ct2026">
            <table:change-track-table-cell office:value-type="string">
              <text:p>0.00</text:p>
            </table:change-track-table-cell>
          </table:previous>
        </table:cell-content-change>
        <table:cell-content-change table:id="ct2399">
          <table:cell-address table:column="18" table:row="113" table:table="0"/>
          <office:change-info>
            <dc:creator>d e</dc:creator>
            <dc:date>2016-08-25T12:33:22.61</dc:date>
          </office:change-info>
          <table:previous table:id="ct2162">
            <table:change-track-table-cell office:value-type="string">
              <text:p>0.00</text:p>
            </table:change-track-table-cell>
          </table:previous>
        </table:cell-content-change>
        <table:cell-content-change table:id="ct2400">
          <table:cell-address table:column="17" table:row="109" table:table="0"/>
          <office:change-info>
            <dc:creator>d e</dc:creator>
            <dc:date>2016-08-25T12:33:23.27</dc:date>
          </office:change-info>
          <table:previous table:id="ct2022">
            <table:change-track-table-cell office:value-type="string">
              <text:p>0.00</text:p>
            </table:change-track-table-cell>
          </table:previous>
        </table:cell-content-change>
        <table:cell-content-change table:id="ct2401">
          <table:cell-address table:column="18" table:row="109" table:table="0"/>
          <office:change-info>
            <dc:creator>d e</dc:creator>
            <dc:date>2016-08-25T12:33:23.84</dc:date>
          </office:change-info>
          <table:previous table:id="ct2158">
            <table:change-track-table-cell office:value-type="string">
              <text:p>0.00</text:p>
            </table:change-track-table-cell>
          </table:previous>
        </table:cell-content-change>
        <table:cell-content-change table:id="ct2402">
          <table:cell-address table:column="17" table:row="93" table:table="0"/>
          <office:change-info>
            <dc:creator>d e</dc:creator>
            <dc:date>2016-08-25T12:33:42.48</dc:date>
          </office:change-info>
          <table:previous table:id="ct2006">
            <table:change-track-table-cell office:value-type="string">
              <text:p>0.00</text:p>
            </table:change-track-table-cell>
          </table:previous>
        </table:cell-content-change>
        <table:cell-content-change table:id="ct2403">
          <table:cell-address table:column="18" table:row="93" table:table="0"/>
          <office:change-info>
            <dc:creator>d e</dc:creator>
            <dc:date>2016-08-25T12:33:43.42</dc:date>
          </office:change-info>
          <table:previous table:id="ct2142">
            <table:change-track-table-cell office:value-type="string">
              <text:p>0.00</text:p>
            </table:change-track-table-cell>
          </table:previous>
        </table:cell-content-change>
        <table:cell-content-change table:id="ct2404">
          <table:cell-address table:column="16" table:row="90" table:table="0"/>
          <office:change-info>
            <dc:creator>d e</dc:creator>
            <dc:date>2016-08-25T12:33:44.61</dc:date>
          </office:change-info>
          <table:previous table:id="ct2307">
            <table:change-track-table-cell office:value-type="string">
              <text:p>0.00</text:p>
            </table:change-track-table-cell>
          </table:previous>
        </table:cell-content-change>
        <table:cell-content-change table:id="ct2405">
          <table:cell-address table:column="17" table:row="90" table:table="0"/>
          <office:change-info>
            <dc:creator>d e</dc:creator>
            <dc:date>2016-08-25T12:33:44.61</dc:date>
          </office:change-info>
          <table:previous table:id="ct2003">
            <table:change-track-table-cell office:value-type="string">
              <text:p>0.00</text:p>
            </table:change-track-table-cell>
          </table:previous>
        </table:cell-content-change>
        <table:cell-content-change table:id="ct2406">
          <table:cell-address table:column="18" table:row="90" table:table="0"/>
          <office:change-info>
            <dc:creator>d e</dc:creator>
            <dc:date>2016-08-25T12:33:44.61</dc:date>
          </office:change-info>
          <table:previous table:id="ct2139">
            <table:change-track-table-cell office:value-type="string">
              <text:p>0.00</text:p>
            </table:change-track-table-cell>
          </table:previous>
        </table:cell-content-change>
        <table:cell-content-change table:id="ct2407">
          <table:cell-address table:column="16" table:row="87" table:table="0"/>
          <office:change-info>
            <dc:creator>d e</dc:creator>
            <dc:date>2016-08-25T12:33:45.53</dc:date>
          </office:change-info>
          <table:previous table:id="ct2304">
            <table:change-track-table-cell office:value-type="string">
              <text:p>0.00</text:p>
            </table:change-track-table-cell>
          </table:previous>
        </table:cell-content-change>
        <table:cell-content-change table:id="ct2408">
          <table:cell-address table:column="17" table:row="87" table:table="0"/>
          <office:change-info>
            <dc:creator>d e</dc:creator>
            <dc:date>2016-08-25T12:33:45.53</dc:date>
          </office:change-info>
          <table:previous table:id="ct2000">
            <table:change-track-table-cell office:value-type="string">
              <text:p>0.00</text:p>
            </table:change-track-table-cell>
          </table:previous>
        </table:cell-content-change>
        <table:cell-content-change table:id="ct2409">
          <table:cell-address table:column="18" table:row="87" table:table="0"/>
          <office:change-info>
            <dc:creator>d e</dc:creator>
            <dc:date>2016-08-25T12:33:45.53</dc:date>
          </office:change-info>
          <table:previous table:id="ct2136">
            <table:change-track-table-cell office:value-type="string">
              <text:p>0.00</text:p>
            </table:change-track-table-cell>
          </table:previous>
        </table:cell-content-change>
        <table:cell-content-change table:id="ct2410">
          <table:cell-address table:column="16" table:row="77" table:table="0"/>
          <office:change-info>
            <dc:creator>d e</dc:creator>
            <dc:date>2016-08-25T12:33:47.57</dc:date>
          </office:change-info>
          <table:previous table:id="ct2294">
            <table:change-track-table-cell office:value-type="string">
              <text:p>0.00</text:p>
            </table:change-track-table-cell>
          </table:previous>
        </table:cell-content-change>
        <table:cell-content-change table:id="ct2411">
          <table:cell-address table:column="17" table:row="77" table:table="0"/>
          <office:change-info>
            <dc:creator>d e</dc:creator>
            <dc:date>2016-08-25T12:33:47.57</dc:date>
          </office:change-info>
          <table:previous table:id="ct1990">
            <table:change-track-table-cell office:value-type="string">
              <text:p>0.00</text:p>
            </table:change-track-table-cell>
          </table:previous>
        </table:cell-content-change>
        <table:cell-content-change table:id="ct2412">
          <table:cell-address table:column="18" table:row="77" table:table="0"/>
          <office:change-info>
            <dc:creator>d e</dc:creator>
            <dc:date>2016-08-25T12:33:47.57</dc:date>
          </office:change-info>
          <table:previous table:id="ct2126">
            <table:change-track-table-cell office:value-type="string">
              <text:p>0.00</text:p>
            </table:change-track-table-cell>
          </table:previous>
        </table:cell-content-change>
        <table:cell-content-change table:id="ct2413">
          <table:cell-address table:column="16" table:row="74" table:table="0"/>
          <office:change-info>
            <dc:creator>d e</dc:creator>
            <dc:date>2016-08-25T12:33:48.89</dc:date>
          </office:change-info>
          <table:previous table:id="ct2291">
            <table:change-track-table-cell office:value-type="string">
              <text:p>0.00</text:p>
            </table:change-track-table-cell>
          </table:previous>
        </table:cell-content-change>
        <table:cell-content-change table:id="ct2414">
          <table:cell-address table:column="17" table:row="74" table:table="0"/>
          <office:change-info>
            <dc:creator>d e</dc:creator>
            <dc:date>2016-08-25T12:33:48.89</dc:date>
          </office:change-info>
          <table:previous table:id="ct1987">
            <table:change-track-table-cell office:value-type="string">
              <text:p>0.00</text:p>
            </table:change-track-table-cell>
          </table:previous>
        </table:cell-content-change>
        <table:cell-content-change table:id="ct2415">
          <table:cell-address table:column="18" table:row="74" table:table="0"/>
          <office:change-info>
            <dc:creator>d e</dc:creator>
            <dc:date>2016-08-25T12:33:48.89</dc:date>
          </office:change-info>
          <table:previous table:id="ct2123">
            <table:change-track-table-cell office:value-type="string">
              <text:p>0.00</text:p>
            </table:change-track-table-cell>
          </table:previous>
        </table:cell-content-change>
        <table:cell-content-change table:id="ct2416">
          <table:cell-address table:column="16" table:row="70" table:table="0"/>
          <office:change-info>
            <dc:creator>d e</dc:creator>
            <dc:date>2016-08-25T12:33:50</dc:date>
          </office:change-info>
          <table:previous table:id="ct2287">
            <table:change-track-table-cell office:value-type="string">
              <text:p>0.00</text:p>
            </table:change-track-table-cell>
          </table:previous>
        </table:cell-content-change>
        <table:cell-content-change table:id="ct2417">
          <table:cell-address table:column="17" table:row="70" table:table="0"/>
          <office:change-info>
            <dc:creator>d e</dc:creator>
            <dc:date>2016-08-25T12:33:50</dc:date>
          </office:change-info>
          <table:previous table:id="ct1983">
            <table:change-track-table-cell office:value-type="string">
              <text:p>0.00</text:p>
            </table:change-track-table-cell>
          </table:previous>
        </table:cell-content-change>
        <table:cell-content-change table:id="ct2418">
          <table:cell-address table:column="18" table:row="70" table:table="0"/>
          <office:change-info>
            <dc:creator>d e</dc:creator>
            <dc:date>2016-08-25T12:33:50</dc:date>
          </office:change-info>
          <table:previous table:id="ct2119">
            <table:change-track-table-cell office:value-type="string">
              <text:p>0.00</text:p>
            </table:change-track-table-cell>
          </table:previous>
        </table:cell-content-change>
        <table:cell-content-change table:id="ct2419">
          <table:cell-address table:column="16" table:row="54" table:table="0"/>
          <office:change-info>
            <dc:creator>d e</dc:creator>
            <dc:date>2016-08-25T12:33:52.10</dc:date>
          </office:change-info>
          <table:previous table:id="ct2271">
            <table:change-track-table-cell office:value-type="string">
              <text:p>0.00</text:p>
            </table:change-track-table-cell>
          </table:previous>
        </table:cell-content-change>
        <table:cell-content-change table:id="ct2420">
          <table:cell-address table:column="17" table:row="54" table:table="0"/>
          <office:change-info>
            <dc:creator>d e</dc:creator>
            <dc:date>2016-08-25T12:33:52.10</dc:date>
          </office:change-info>
          <table:previous table:id="ct1967">
            <table:change-track-table-cell office:value-type="string">
              <text:p>0.00</text:p>
            </table:change-track-table-cell>
          </table:previous>
        </table:cell-content-change>
        <table:cell-content-change table:id="ct2421">
          <table:cell-address table:column="18" table:row="54" table:table="0"/>
          <office:change-info>
            <dc:creator>d e</dc:creator>
            <dc:date>2016-08-25T12:33:52.10</dc:date>
          </office:change-info>
          <table:previous table:id="ct2103">
            <table:change-track-table-cell office:value-type="string">
              <text:p>0.00</text:p>
            </table:change-track-table-cell>
          </table:previous>
        </table:cell-content-change>
        <table:cell-content-change table:id="ct2422">
          <table:cell-address table:column="16" table:row="44" table:table="0"/>
          <office:change-info>
            <dc:creator>d e</dc:creator>
            <dc:date>2016-08-25T12:33:54.21</dc:date>
          </office:change-info>
          <table:previous table:id="ct2261">
            <table:change-track-table-cell office:value-type="string">
              <text:p>0.00</text:p>
            </table:change-track-table-cell>
          </table:previous>
        </table:cell-content-change>
        <table:cell-content-change table:id="ct2423">
          <table:cell-address table:column="17" table:row="44" table:table="0"/>
          <office:change-info>
            <dc:creator>d e</dc:creator>
            <dc:date>2016-08-25T12:33:54.21</dc:date>
          </office:change-info>
          <table:previous table:id="ct1957">
            <table:change-track-table-cell office:value-type="string">
              <text:p>0.00</text:p>
            </table:change-track-table-cell>
          </table:previous>
        </table:cell-content-change>
        <table:cell-content-change table:id="ct2424">
          <table:cell-address table:column="18" table:row="44" table:table="0"/>
          <office:change-info>
            <dc:creator>d e</dc:creator>
            <dc:date>2016-08-25T12:33:54.21</dc:date>
          </office:change-info>
          <table:previous table:id="ct2093">
            <table:change-track-table-cell office:value-type="string">
              <text:p>0.00</text:p>
            </table:change-track-table-cell>
          </table:previous>
        </table:cell-content-change>
        <table:cell-content-change table:id="ct2425">
          <table:cell-address table:column="16" table:row="41" table:table="0"/>
          <office:change-info>
            <dc:creator>d e</dc:creator>
            <dc:date>2016-08-25T12:33:55.16</dc:date>
          </office:change-info>
          <table:previous table:id="ct2258">
            <table:change-track-table-cell office:value-type="string">
              <text:p>0.00</text:p>
            </table:change-track-table-cell>
          </table:previous>
        </table:cell-content-change>
        <table:cell-content-change table:id="ct2426">
          <table:cell-address table:column="17" table:row="41" table:table="0"/>
          <office:change-info>
            <dc:creator>d e</dc:creator>
            <dc:date>2016-08-25T12:33:55.16</dc:date>
          </office:change-info>
          <table:previous table:id="ct1954">
            <table:change-track-table-cell office:value-type="string">
              <text:p>0.00</text:p>
            </table:change-track-table-cell>
          </table:previous>
        </table:cell-content-change>
        <table:cell-content-change table:id="ct2427">
          <table:cell-address table:column="18" table:row="41" table:table="0"/>
          <office:change-info>
            <dc:creator>d e</dc:creator>
            <dc:date>2016-08-25T12:33:55.16</dc:date>
          </office:change-info>
          <table:previous table:id="ct2090">
            <table:change-track-table-cell office:value-type="string">
              <text:p>0.00</text:p>
            </table:change-track-table-cell>
          </table:previous>
        </table:cell-content-change>
        <table:cell-content-change table:id="ct2428">
          <table:cell-address table:column="16" table:row="31" table:table="0"/>
          <office:change-info>
            <dc:creator>d e</dc:creator>
            <dc:date>2016-08-25T12:33:55.85</dc:date>
          </office:change-info>
          <table:previous table:id="ct2248">
            <table:change-track-table-cell office:value-type="string">
              <text:p>0.00</text:p>
            </table:change-track-table-cell>
          </table:previous>
        </table:cell-content-change>
        <table:cell-content-change table:id="ct2429">
          <table:cell-address table:column="16" table:row="26" table:table="0"/>
          <office:change-info>
            <dc:creator>d e</dc:creator>
            <dc:date>2016-08-25T12:33:58.57</dc:date>
          </office:change-info>
          <table:previous table:id="ct2245">
            <table:change-track-table-cell office:value-type="string">
              <text:p>0.00</text:p>
            </table:change-track-table-cell>
          </table:previous>
        </table:cell-content-change>
        <table:cell-content-change table:id="ct2430">
          <table:cell-address table:column="16" table:row="22" table:table="0"/>
          <office:change-info>
            <dc:creator>d e</dc:creator>
            <dc:date>2016-08-25T12:34:03.66</dc:date>
          </office:change-info>
          <table:previous table:id="ct2241">
            <table:change-track-table-cell office:value-type="string">
              <text:p>0.00</text:p>
            </table:change-track-table-cell>
          </table:previous>
        </table:cell-content-change>
        <table:cell-content-change table:id="ct2431">
          <table:cell-address table:column="16" table:row="94" table:table="0"/>
          <office:change-info>
            <dc:creator>d e</dc:creator>
            <dc:date>2016-08-25T12:34:35.61</dc:date>
          </office:change-info>
          <table:previous>
            <table:change-track-table-cell/>
          </table:previous>
        </table:cell-content-change>
        <table:cell-content-change table:id="ct2432">
          <table:cell-address table:column="16" table:row="95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33">
          <table:cell-address table:column="16" table:row="96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34">
          <table:cell-address table:column="16" table:row="97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35">
          <table:cell-address table:column="16" table:row="98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36">
          <table:cell-address table:column="16" table:row="99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37">
          <table:cell-address table:column="16" table:row="100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38">
          <table:cell-address table:column="16" table:row="101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39">
          <table:cell-address table:column="16" table:row="102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40">
          <table:cell-address table:column="16" table:row="103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41">
          <table:cell-address table:column="16" table:row="104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42">
          <table:cell-address table:column="16" table:row="105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43">
          <table:cell-address table:column="16" table:row="106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44">
          <table:cell-address table:column="16" table:row="107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45">
          <table:cell-address table:column="16" table:row="108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46">
          <table:cell-address table:column="16" table:row="110" table:table="0"/>
          <office:change-info>
            <dc:creator>d e</dc:creator>
            <dc:date>2016-08-25T12:35:01.90</dc:date>
          </office:change-info>
          <table:previous>
            <table:change-track-table-cell/>
          </table:previous>
        </table:cell-content-change>
        <table:cell-content-change table:id="ct2447">
          <table:cell-address table:column="16" table:row="111" table:table="0"/>
          <office:change-info>
            <dc:creator>d e</dc:creator>
            <dc:date>2016-08-25T12:35:01.90</dc:date>
          </office:change-info>
          <table:previous>
            <table:change-track-table-cell/>
          </table:previous>
        </table:cell-content-change>
        <table:cell-content-change table:id="ct2448">
          <table:cell-address table:column="16" table:row="112" table:table="0"/>
          <office:change-info>
            <dc:creator>d e</dc:creator>
            <dc:date>2016-08-25T12:35:01.90</dc:date>
          </office:change-info>
          <table:previous>
            <table:change-track-table-cell/>
          </table:previous>
        </table:cell-content-change>
        <table:cell-content-change table:id="ct2449">
          <table:cell-address table:column="16" table:row="114" table:table="0"/>
          <office:change-info>
            <dc:creator>d e</dc:creator>
            <dc:date>2016-08-25T12:35:10.30</dc:date>
          </office:change-info>
          <table:previous>
            <table:change-track-table-cell/>
          </table:previous>
        </table:cell-content-change>
        <table:cell-content-change table:id="ct2450">
          <table:cell-address table:column="16" table:row="115" table:table="0"/>
          <office:change-info>
            <dc:creator>d e</dc:creator>
            <dc:date>2016-08-25T12:35:10.30</dc:date>
          </office:change-info>
          <table:previous>
            <table:change-track-table-cell/>
          </table:previous>
        </table:cell-content-change>
        <table:cell-content-change table:id="ct2451">
          <table:cell-address table:column="16" table:row="116" table:table="0"/>
          <office:change-info>
            <dc:creator>d e</dc:creator>
            <dc:date>2016-08-25T12:35:10.30</dc:date>
          </office:change-info>
          <table:previous>
            <table:change-track-table-cell/>
          </table:previous>
        </table:cell-content-change>
        <table:cell-content-change table:id="ct2452">
          <table:cell-address table:column="16" table:row="118" table:table="0"/>
          <office:change-info>
            <dc:creator>d e</dc:creator>
            <dc:date>2016-08-25T12:35:12.56</dc:date>
          </office:change-info>
          <table:previous>
            <table:change-track-table-cell/>
          </table:previous>
        </table:cell-content-change>
        <table:cell-content-change table:id="ct2453">
          <table:cell-address table:column="16" table:row="119" table:table="0"/>
          <office:change-info>
            <dc:creator>d e</dc:creator>
            <dc:date>2016-08-25T12:35:12.56</dc:date>
          </office:change-info>
          <table:previous>
            <table:change-track-table-cell/>
          </table:previous>
        </table:cell-content-change>
        <table:cell-content-change table:id="ct2454">
          <table:cell-address table:column="16" table:row="121" table:table="0"/>
          <office:change-info>
            <dc:creator>d e</dc:creator>
            <dc:date>2016-08-25T12:35:17.62</dc:date>
          </office:change-info>
          <table:previous>
            <table:change-track-table-cell/>
          </table:previous>
        </table:cell-content-change>
        <table:cell-content-change table:id="ct2455">
          <table:cell-address table:column="16" table:row="122" table:table="0"/>
          <office:change-info>
            <dc:creator>d e</dc:creator>
            <dc:date>2016-08-25T12:35:17.62</dc:date>
          </office:change-info>
          <table:previous>
            <table:change-track-table-cell/>
          </table:previous>
        </table:cell-content-change>
        <table:cell-content-change table:id="ct2456">
          <table:cell-address table:column="3" table:row="172" table:table="0"/>
          <office:change-info>
            <dc:creator> </dc:creator>
            <dc:date>2016-08-25T13:36:21.57</dc:date>
          </office:change-info>
          <table:previous table:id="ct398">
            <table:change-track-table-cell office:value-type="string">
              <text:p>1.00</text:p>
            </table:change-track-table-cell>
          </table:previous>
        </table:cell-content-change>
        <table:cell-content-change table:id="ct2457">
          <table:cell-address table:column="3" table:row="173" table:table="0"/>
          <office:change-info>
            <dc:creator> </dc:creator>
            <dc:date>2016-08-25T13:36:21.57</dc:date>
          </office:change-info>
          <table:previous table:id="ct399">
            <table:change-track-table-cell office:value-type="string">
              <text:p>2.00</text:p>
            </table:change-track-table-cell>
          </table:previous>
        </table:cell-content-change>
        <table:cell-content-change table:id="ct2458">
          <table:cell-address table:column="3" table:row="174" table:table="0"/>
          <office:change-info>
            <dc:creator> </dc:creator>
            <dc:date>2016-08-25T13:36:21.57</dc:date>
          </office:change-info>
          <table:previous table:id="ct400">
            <table:change-track-table-cell office:value-type="string">
              <text:p>3.00</text:p>
            </table:change-track-table-cell>
          </table:previous>
        </table:cell-content-change>
        <table:cell-content-change table:id="ct2459">
          <table:cell-address table:column="4" table:row="172" table:table="0"/>
          <office:change-info>
            <dc:creator> </dc:creator>
            <dc:date>2016-08-25T13:36:21.57</dc:date>
          </office:change-info>
          <table:previous table:id="ct401">
            <table:change-track-table-cell office:value-type="string">
              <text:p>2.00</text:p>
            </table:change-track-table-cell>
          </table:previous>
        </table:cell-content-change>
        <table:cell-content-change table:id="ct2460">
          <table:cell-address table:column="4" table:row="173" table:table="0"/>
          <office:change-info>
            <dc:creator> </dc:creator>
            <dc:date>2016-08-25T13:36:21.57</dc:date>
          </office:change-info>
          <table:previous table:id="ct402">
            <table:change-track-table-cell office:value-type="string">
              <text:p>3.00</text:p>
            </table:change-track-table-cell>
          </table:previous>
        </table:cell-content-change>
        <table:cell-content-change table:id="ct2461">
          <table:cell-address table:column="4" table:row="174" table:table="0"/>
          <office:change-info>
            <dc:creator> </dc:creator>
            <dc:date>2016-08-25T13:36:21.57</dc:date>
          </office:change-info>
          <table:previous table:id="ct403">
            <table:change-track-table-cell office:value-type="string">
              <text:p>4.00</text:p>
            </table:change-track-table-cell>
          </table:previous>
        </table:cell-content-change>
        <table:cell-content-change table:id="ct2462">
          <table:cell-address table:column="5" table:row="172" table:table="0"/>
          <office:change-info>
            <dc:creator> </dc:creator>
            <dc:date>2016-08-25T13:36:21.57</dc:date>
          </office:change-info>
          <table:previous table:id="ct733">
            <table:change-track-table-cell office:value-type="string">
              <text:p>0.80</text:p>
            </table:change-track-table-cell>
          </table:previous>
        </table:cell-content-change>
        <table:cell-content-change table:id="ct2463">
          <table:cell-address table:column="5" table:row="173" table:table="0"/>
          <office:change-info>
            <dc:creator> </dc:creator>
            <dc:date>2016-08-25T13:36:21.57</dc:date>
          </office:change-info>
          <table:previous table:id="ct734">
            <table:change-track-table-cell office:value-type="string">
              <text:p>0.80</text:p>
            </table:change-track-table-cell>
          </table:previous>
        </table:cell-content-change>
        <table:cell-content-change table:id="ct2464">
          <table:cell-address table:column="5" table:row="174" table:table="0"/>
          <office:change-info>
            <dc:creator> </dc:creator>
            <dc:date>2016-08-25T13:36:21.57</dc:date>
          </office:change-info>
          <table:previous table:id="ct735">
            <table:change-track-table-cell office:value-type="string">
              <text:p>0.80</text:p>
            </table:change-track-table-cell>
          </table:previous>
        </table:cell-content-change>
        <table:cell-content-change table:id="ct2465">
          <table:cell-address table:column="9" table:row="172" table:table="0"/>
          <office:change-info>
            <dc:creator> </dc:creator>
            <dc:date>2016-08-25T13:36:21.57</dc:date>
          </office:change-info>
          <table:previous table:id="ct443">
            <table:change-track-table-cell office:value-type="string">
              <text:p>3.00</text:p>
            </table:change-track-table-cell>
          </table:previous>
        </table:cell-content-change>
        <table:cell-content-change table:id="ct2466">
          <table:cell-address table:column="9" table:row="173" table:table="0"/>
          <office:change-info>
            <dc:creator> </dc:creator>
            <dc:date>2016-08-25T13:36:21.57</dc:date>
          </office:change-info>
          <table:previous table:id="ct444">
            <table:change-track-table-cell office:value-type="string">
              <text:p>3.00</text:p>
            </table:change-track-table-cell>
          </table:previous>
        </table:cell-content-change>
        <table:cell-content-change table:id="ct2467">
          <table:cell-address table:column="9" table:row="174" table:table="0"/>
          <office:change-info>
            <dc:creator> </dc:creator>
            <dc:date>2016-08-25T13:36:21.57</dc:date>
          </office:change-info>
          <table:previous table:id="ct445">
            <table:change-track-table-cell office:value-type="string">
              <text:p>3.00</text:p>
            </table:change-track-table-cell>
          </table:previous>
        </table:cell-content-change>
        <table:cell-content-change table:id="ct2468">
          <table:cell-address table:column="10" table:row="172" table:table="0"/>
          <office:change-info>
            <dc:creator> </dc:creator>
            <dc:date>2016-08-25T13:36:21.57</dc:date>
          </office:change-info>
          <table:previous table:id="ct446">
            <table:change-track-table-cell office:value-type="string">
              <text:p>7.00</text:p>
            </table:change-track-table-cell>
          </table:previous>
        </table:cell-content-change>
        <table:cell-content-change table:id="ct2469">
          <table:cell-address table:column="10" table:row="173" table:table="0"/>
          <office:change-info>
            <dc:creator> </dc:creator>
            <dc:date>2016-08-25T13:36:21.57</dc:date>
          </office:change-info>
          <table:previous table:id="ct447">
            <table:change-track-table-cell office:value-type="string">
              <text:p>7.00</text:p>
            </table:change-track-table-cell>
          </table:previous>
        </table:cell-content-change>
        <table:cell-content-change table:id="ct2470">
          <table:cell-address table:column="10" table:row="174" table:table="0"/>
          <office:change-info>
            <dc:creator> </dc:creator>
            <dc:date>2016-08-25T13:36:21.57</dc:date>
          </office:change-info>
          <table:previous table:id="ct448">
            <table:change-track-table-cell office:value-type="string">
              <text:p>7.00</text:p>
            </table:change-track-table-cell>
          </table:previous>
        </table:cell-content-change>
        <table:cell-content-change table:id="ct2471">
          <table:cell-address table:column="12" table:row="172" table:table="0"/>
          <office:change-info>
            <dc:creator> </dc:creator>
            <dc:date>2016-08-25T13:36:21.57</dc:date>
          </office:change-info>
          <table:previous table:id="ct452">
            <table:change-track-table-cell office:value-type="string">
              <text:p>0.20</text:p>
            </table:change-track-table-cell>
          </table:previous>
        </table:cell-content-change>
        <table:cell-content-change table:id="ct2472">
          <table:cell-address table:column="12" table:row="173" table:table="0"/>
          <office:change-info>
            <dc:creator> </dc:creator>
            <dc:date>2016-08-25T13:36:21.57</dc:date>
          </office:change-info>
          <table:previous table:id="ct453">
            <table:change-track-table-cell office:value-type="string">
              <text:p>0.30</text:p>
            </table:change-track-table-cell>
          </table:previous>
        </table:cell-content-change>
        <table:cell-content-change table:id="ct2473">
          <table:cell-address table:column="12" table:row="174" table:table="0"/>
          <office:change-info>
            <dc:creator> </dc:creator>
            <dc:date>2016-08-25T13:36:21.57</dc:date>
          </office:change-info>
          <table:previous table:id="ct454">
            <table:change-track-table-cell office:value-type="string">
              <text:p>0.40</text:p>
            </table:change-track-table-cell>
          </table:previous>
        </table:cell-content-change>
        <table:cell-content-change table:id="ct2474">
          <table:cell-address table:column="13" table:row="172" table:table="0"/>
          <office:change-info>
            <dc:creator> </dc:creator>
            <dc:date>2016-08-25T13:36:21.57</dc:date>
          </office:change-info>
          <table:previous table:id="ct1492">
            <table:change-track-table-cell office:value-type="float" office:value="0"/>
          </table:previous>
        </table:cell-content-change>
        <table:cell-content-change table:id="ct2475">
          <table:cell-address table:column="13" table:row="173" table:table="0"/>
          <office:change-info>
            <dc:creator> </dc:creator>
            <dc:date>2016-08-25T13:36:21.57</dc:date>
          </office:change-info>
          <table:previous table:id="ct1493">
            <table:change-track-table-cell office:value-type="float" office:value="0"/>
          </table:previous>
        </table:cell-content-change>
        <table:cell-content-change table:id="ct2476">
          <table:cell-address table:column="13" table:row="174" table:table="0"/>
          <office:change-info>
            <dc:creator> </dc:creator>
            <dc:date>2016-08-25T13:36:21.57</dc:date>
          </office:change-info>
          <table:previous table:id="ct1494">
            <table:change-track-table-cell office:value-type="float" office:value="0"/>
          </table:previous>
        </table:cell-content-change>
        <table:cell-content-change table:id="ct2477">
          <table:cell-address table:column="15" table:row="121" table:table="0"/>
          <office:change-info>
            <dc:creator> </dc:creator>
            <dc:date>2016-08-25T13:37:11.60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78">
          <table:cell-address table:column="15" table:row="122" table:table="0"/>
          <office:change-info>
            <dc:creator> </dc:creator>
            <dc:date>2016-08-25T13:37:13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79">
          <table:cell-address table:column="15" table:row="118" table:table="0"/>
          <office:change-info>
            <dc:creator> </dc:creator>
            <dc:date>2016-08-25T13:37:18.14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0">
          <table:cell-address table:column="15" table:row="119" table:table="0"/>
          <office:change-info>
            <dc:creator> </dc:creator>
            <dc:date>2016-08-25T13:37:19.46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1">
          <table:cell-address table:column="15" table:row="114" table:table="0"/>
          <office:change-info>
            <dc:creator> </dc:creator>
            <dc:date>2016-08-25T13:37:20.14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2">
          <table:cell-address table:column="15" table:row="115" table:table="0"/>
          <office:change-info>
            <dc:creator> </dc:creator>
            <dc:date>2016-08-25T13:37:20.54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3">
          <table:cell-address table:column="15" table:row="116" table:table="0"/>
          <office:change-info>
            <dc:creator> </dc:creator>
            <dc:date>2016-08-25T13:37:22.23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4">
          <table:cell-address table:column="15" table:row="166" table:table="0"/>
          <office:change-info>
            <dc:creator> </dc:creator>
            <dc:date>2016-08-25T13:37:34.25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5">
          <table:cell-address table:column="15" table:row="165" table:table="0"/>
          <office:change-info>
            <dc:creator> </dc:creator>
            <dc:date>2016-08-25T13:37:34.46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6">
          <table:cell-address table:column="15" table:row="164" table:table="0"/>
          <office:change-info>
            <dc:creator> </dc:creator>
            <dc:date>2016-08-25T13:37:34.67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7">
          <table:cell-address table:column="15" table:row="163" table:table="0"/>
          <office:change-info>
            <dc:creator> </dc:creator>
            <dc:date>2016-08-25T13:50:37.80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8">
          <table:cell-address table:column="15" table:row="94" table:table="0"/>
          <office:change-info>
            <dc:creator> </dc:creator>
            <dc:date>2016-08-25T13:50:39.41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9">
          <table:cell-address table:column="15" table:row="96" table:table="0"/>
          <office:change-info>
            <dc:creator> </dc:creator>
            <dc:date>2016-08-25T13:50:40.11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90">
          <table:cell-address table:column="15" table:row="95" table:table="0"/>
          <office:change-info>
            <dc:creator> </dc:creator>
            <dc:date>2016-08-25T13:50:40.80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91">
          <table:cell-address table:column="15" table:row="97" table:table="0"/>
          <office:change-info>
            <dc:creator> </dc:creator>
            <dc:date>2016-08-25T13:50:48.98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92">
          <table:cell-address table:column="15" table:row="98" table:table="0"/>
          <office:change-info>
            <dc:creator> </dc:creator>
            <dc:date>2016-08-25T13:50:49.88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93">
          <table:cell-address table:column="15" table:row="99" table:table="0"/>
          <office:change-info>
            <dc:creator> </dc:creator>
            <dc:date>2016-08-25T13:50:50.71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94">
          <table:cell-address table:column="16" table:row="97" table:table="0"/>
          <office:change-info>
            <dc:creator> </dc:creator>
            <dc:date>2016-08-25T13:50:59.48</dc:date>
          </office:change-info>
          <table:previous table:id="ct2434">
            <table:change-track-table-cell office:value-type="float" office:value="1"/>
          </table:previous>
        </table:cell-content-change>
        <table:cell-content-change table:id="ct2495">
          <table:cell-address table:column="16" table:row="98" table:table="0"/>
          <office:change-info>
            <dc:creator> </dc:creator>
            <dc:date>2016-08-25T13:50:59.85</dc:date>
          </office:change-info>
          <table:previous table:id="ct2435">
            <table:change-track-table-cell office:value-type="float" office:value="1"/>
          </table:previous>
        </table:cell-content-change>
        <table:cell-content-change table:id="ct2496">
          <table:cell-address table:column="16" table:row="99" table:table="0"/>
          <office:change-info>
            <dc:creator> </dc:creator>
            <dc:date>2016-08-25T13:51:00.68</dc:date>
          </office:change-info>
          <table:previous table:id="ct2436">
            <table:change-track-table-cell office:value-type="float" office:value="1"/>
          </table:previous>
        </table:cell-content-change>
        <table:cell-content-change table:id="ct2497">
          <table:cell-address table:column="16" table:row="100" table:table="0"/>
          <office:change-info>
            <dc:creator> </dc:creator>
            <dc:date>2016-08-25T13:51:01.15</dc:date>
          </office:change-info>
          <table:previous table:id="ct2437">
            <table:change-track-table-cell office:value-type="float" office:value="1"/>
          </table:previous>
        </table:cell-content-change>
        <table:cell-content-change table:id="ct2498">
          <table:cell-address table:column="16" table:row="101" table:table="0"/>
          <office:change-info>
            <dc:creator> </dc:creator>
            <dc:date>2016-08-25T13:51:01.57</dc:date>
          </office:change-info>
          <table:previous table:id="ct2438">
            <table:change-track-table-cell office:value-type="float" office:value="1"/>
          </table:previous>
        </table:cell-content-change>
        <table:cell-content-change table:id="ct2499">
          <table:cell-address table:column="16" table:row="102" table:table="0"/>
          <office:change-info>
            <dc:creator> </dc:creator>
            <dc:date>2016-08-25T13:51:02</dc:date>
          </office:change-info>
          <table:previous table:id="ct2439">
            <table:change-track-table-cell office:value-type="float" office:value="1"/>
          </table:previous>
        </table:cell-content-change>
        <table:cell-content-change table:id="ct2500">
          <table:cell-address table:column="16" table:row="103" table:table="0"/>
          <office:change-info>
            <dc:creator> </dc:creator>
            <dc:date>2016-08-25T13:51:02.51</dc:date>
          </office:change-info>
          <table:previous table:id="ct2440">
            <table:change-track-table-cell office:value-type="float" office:value="1"/>
          </table:previous>
        </table:cell-content-change>
        <table:cell-content-change table:id="ct2501">
          <table:cell-address table:column="16" table:row="104" table:table="0"/>
          <office:change-info>
            <dc:creator> </dc:creator>
            <dc:date>2016-08-25T13:51:02.95</dc:date>
          </office:change-info>
          <table:previous table:id="ct2441">
            <table:change-track-table-cell office:value-type="float" office:value="1"/>
          </table:previous>
        </table:cell-content-change>
        <table:cell-content-change table:id="ct2502">
          <table:cell-address table:column="16" table:row="105" table:table="0"/>
          <office:change-info>
            <dc:creator> </dc:creator>
            <dc:date>2016-08-25T13:51:03.38</dc:date>
          </office:change-info>
          <table:previous table:id="ct2442">
            <table:change-track-table-cell office:value-type="float" office:value="1"/>
          </table:previous>
        </table:cell-content-change>
        <table:cell-content-change table:id="ct2503">
          <table:cell-address table:column="16" table:row="106" table:table="0"/>
          <office:change-info>
            <dc:creator> </dc:creator>
            <dc:date>2016-08-25T13:51:03.81</dc:date>
          </office:change-info>
          <table:previous table:id="ct2443">
            <table:change-track-table-cell office:value-type="float" office:value="1"/>
          </table:previous>
        </table:cell-content-change>
        <table:cell-content-change table:id="ct2504">
          <table:cell-address table:column="16" table:row="107" table:table="0"/>
          <office:change-info>
            <dc:creator> </dc:creator>
            <dc:date>2016-08-25T13:51:04.23</dc:date>
          </office:change-info>
          <table:previous table:id="ct2444">
            <table:change-track-table-cell office:value-type="float" office:value="1"/>
          </table:previous>
        </table:cell-content-change>
        <table:cell-content-change table:id="ct2505">
          <table:cell-address table:column="16" table:row="108" table:table="0"/>
          <office:change-info>
            <dc:creator> </dc:creator>
            <dc:date>2016-08-25T13:51:04.67</dc:date>
          </office:change-info>
          <table:previous table:id="ct2445">
            <table:change-track-table-cell office:value-type="float" office:value="1"/>
          </table:previous>
        </table:cell-content-change>
        <table:cell-content-change table:id="ct2506">
          <table:cell-address table:column="15" table:row="100" table:table="0"/>
          <office:change-info>
            <dc:creator> </dc:creator>
            <dc:date>2016-08-25T13:51:13.96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07">
          <table:cell-address table:column="15" table:row="101" table:table="0"/>
          <office:change-info>
            <dc:creator> </dc:creator>
            <dc:date>2016-08-25T13:51:15.08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08">
          <table:cell-address table:column="15" table:row="102" table:table="0"/>
          <office:change-info>
            <dc:creator> </dc:creator>
            <dc:date>2016-08-25T13:51:15.79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09">
          <table:cell-address table:column="15" table:row="103" table:table="0"/>
          <office:change-info>
            <dc:creator> </dc:creator>
            <dc:date>2016-08-25T13:51:16.54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10">
          <table:cell-address table:column="15" table:row="104" table:table="0"/>
          <office:change-info>
            <dc:creator> </dc:creator>
            <dc:date>2016-08-25T13:51:17.24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11">
          <table:cell-address table:column="15" table:row="105" table:table="0"/>
          <office:change-info>
            <dc:creator> </dc:creator>
            <dc:date>2016-08-25T13:51:17.94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12">
          <table:cell-address table:column="15" table:row="105" table:table="0"/>
          <office:change-info>
            <dc:creator> </dc:creator>
            <dc:date>2016-08-25T13:51:20.16</dc:date>
          </office:change-info>
          <table:previous table:id="ct2511">
            <table:change-track-table-cell office:value-type="string">
              <text:p>0l30</text:p>
            </table:change-track-table-cell>
          </table:previous>
        </table:cell-content-change>
        <table:cell-content-change table:id="ct2513">
          <table:cell-address table:column="15" table:row="106" table:table="0"/>
          <office:change-info>
            <dc:creator> </dc:creator>
            <dc:date>2016-08-25T13:51:21.19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14">
          <table:cell-address table:column="15" table:row="107" table:table="0"/>
          <office:change-info>
            <dc:creator> </dc:creator>
            <dc:date>2016-08-25T13:51:21.94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15">
          <table:cell-address table:column="15" table:row="108" table:table="0"/>
          <office:change-info>
            <dc:creator> </dc:creator>
            <dc:date>2016-08-25T13:51:22.74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16">
          <table:cell-address table:column="13" table:row="172" table:table="0"/>
          <office:change-info>
            <dc:creator> </dc:creator>
            <dc:date>2016-08-25T13:51:41.21</dc:date>
          </office:change-info>
          <table:previous table:id="ct2474">
            <table:change-track-table-cell office:value-type="string">
              <text:p>0.00</text:p>
            </table:change-track-table-cell>
          </table:previous>
        </table:cell-content-change>
        <table:cell-content-change table:id="ct2517">
          <table:cell-address table:column="13" table:row="173" table:table="0"/>
          <office:change-info>
            <dc:creator> </dc:creator>
            <dc:date>2016-08-25T13:51:43.57</dc:date>
          </office:change-info>
          <table:previous table:id="ct2475">
            <table:change-track-table-cell office:value-type="string">
              <text:p>0.00</text:p>
            </table:change-track-table-cell>
          </table:previous>
        </table:cell-content-change>
        <table:cell-content-change table:id="ct2518">
          <table:cell-address table:column="13" table:row="172" table:table="0"/>
          <office:change-info>
            <dc:creator> </dc:creator>
            <dc:date>2016-08-25T13:51:53.11</dc:date>
          </office:change-info>
          <table:previous table:id="ct2516">
            <table:change-track-table-cell office:value-type="float" office:value="36800"/>
          </table:previous>
        </table:cell-content-change>
        <table:cell-content-change table:id="ct2519">
          <table:cell-address table:column="13" table:row="172" table:table="0"/>
          <office:change-info>
            <dc:creator> </dc:creator>
            <dc:date>2016-08-25T13:51:54.84</dc:date>
          </office:change-info>
          <table:previous table:id="ct2518">
            <table:change-track-table-cell office:value-type="string">
              <text:p>1.00</text:p>
            </table:change-track-table-cell>
          </table:previous>
        </table:cell-content-change>
        <table:cell-content-change table:id="ct2520">
          <table:cell-address table:column="13" table:row="172" table:table="0"/>
          <office:change-info>
            <dc:creator> </dc:creator>
            <dc:date>2016-08-25T13:51:59.11</dc:date>
          </office:change-info>
          <table:previous table:id="ct2519">
            <table:change-track-table-cell office:value-type="float" office:value="36800"/>
          </table:previous>
        </table:cell-content-change>
        <table:cell-content-change table:id="ct2521">
          <table:cell-address table:column="13" table:row="172" table:table="0"/>
          <office:change-info>
            <dc:creator> </dc:creator>
            <dc:date>2016-08-25T13:52:01.82</dc:date>
          </office:change-info>
          <table:previous table:id="ct2520">
            <table:change-track-table-cell office:value-type="string">
              <text:p>1.00</text:p>
            </table:change-track-table-cell>
          </table:previous>
        </table:cell-content-change>
        <table:cell-content-change table:id="ct2522">
          <table:cell-address table:column="13" table:row="172" table:table="0"/>
          <office:change-info>
            <dc:creator> </dc:creator>
            <dc:date>2016-08-25T13:52:18.06</dc:date>
          </office:change-info>
          <table:previous table:id="ct2521">
            <table:change-track-table-cell office:value-type="float" office:value="36800"/>
          </table:previous>
        </table:cell-content-change>
        <table:cell-content-change table:id="ct2523">
          <table:cell-address table:column="13" table:row="174" table:table="0"/>
          <office:change-info>
            <dc:creator> </dc:creator>
            <dc:date>2016-08-25T13:52:40.28</dc:date>
          </office:change-info>
          <table:previous table:id="ct2476">
            <table:change-track-table-cell office:value-type="string">
              <text:p>0.00</text:p>
            </table:change-track-table-cell>
          </table:previous>
        </table:cell-content-change>
        <table:cell-content-change table:id="ct2524">
          <table:cell-address table:column="13" table:row="174" table:table="0"/>
          <office:change-info>
            <dc:creator> </dc:creator>
            <dc:date>2016-08-25T13:52:44.31</dc:date>
          </office:change-info>
          <table:previous table:id="ct2523">
            <table:change-track-table-cell office:value-type="string">
              <text:p>0.40</text:p>
            </table:change-track-table-cell>
          </table:previous>
        </table:cell-content-change>
        <table:cell-content-change table:id="ct2525">
          <table:cell-address table:column="13" table:row="172" table:table="0"/>
          <office:change-info>
            <dc:creator> </dc:creator>
            <dc:date>2016-08-25T13:52:51.75</dc:date>
          </office:change-info>
          <table:previous table:id="ct2522">
            <table:change-track-table-cell office:value-type="string">
              <text:p>0.15</text:p>
            </table:change-track-table-cell>
          </table:previous>
        </table:cell-content-change>
        <table:cell-content-change table:id="ct2526">
          <table:cell-address table:column="13" table:row="172" table:table="0"/>
          <office:change-info>
            <dc:creator> </dc:creator>
            <dc:date>2016-08-25T13:53:20.98</dc:date>
          </office:change-info>
          <table:previous table:id="ct2525">
            <table:change-track-table-cell office:value-type="float" office:value="36800"/>
          </table:previous>
        </table:cell-content-change>
        <table:cell-content-change table:id="ct2527">
          <table:cell-address table:column="15" table:row="163" table:table="0"/>
          <office:change-info>
            <dc:creator> </dc:creator>
            <dc:date>2016-08-25T13:54:35.55</dc:date>
          </office:change-info>
          <table:previous table:id="ct2487">
            <table:change-track-table-cell office:value-type="float" office:value="0"/>
          </table:previous>
        </table:cell-content-change>
        <table:cell-content-change table:id="ct2528">
          <table:cell-address table:column="15" table:row="164" table:table="0"/>
          <office:change-info>
            <dc:creator> </dc:creator>
            <dc:date>2016-08-25T13:54:36.25</dc:date>
          </office:change-info>
          <table:previous table:id="ct2486">
            <table:change-track-table-cell office:value-type="float" office:value="0"/>
          </table:previous>
        </table:cell-content-change>
        <table:cell-content-change table:id="ct2529">
          <table:cell-address table:column="15" table:row="165" table:table="0"/>
          <office:change-info>
            <dc:creator> </dc:creator>
            <dc:date>2016-08-25T13:54:36.93</dc:date>
          </office:change-info>
          <table:previous table:id="ct2485">
            <table:change-track-table-cell office:value-type="float" office:value="0"/>
          </table:previous>
        </table:cell-content-change>
        <table:cell-content-change table:id="ct2530">
          <table:cell-address table:column="15" table:row="166" table:table="0"/>
          <office:change-info>
            <dc:creator> </dc:creator>
            <dc:date>2016-08-25T13:54:42.69</dc:date>
          </office:change-info>
          <table:previous table:id="ct2484">
            <table:change-track-table-cell office:value-type="float" office:value="0"/>
          </table:previous>
        </table:cell-content-change>
        <table:cell-content-change table:id="ct2531">
          <table:cell-address table:column="15" table:row="114" table:table="0"/>
          <office:change-info>
            <dc:creator> </dc:creator>
            <dc:date>2016-08-25T13:55:20.31</dc:date>
          </office:change-info>
          <table:previous table:id="ct2481">
            <table:change-track-table-cell office:value-type="float" office:value="0"/>
          </table:previous>
        </table:cell-content-change>
        <table:cell-content-change table:id="ct2532">
          <table:cell-address table:column="15" table:row="115" table:table="0"/>
          <office:change-info>
            <dc:creator> </dc:creator>
            <dc:date>2016-08-25T13:55:20.31</dc:date>
          </office:change-info>
          <table:previous table:id="ct2482">
            <table:change-track-table-cell office:value-type="float" office:value="0"/>
          </table:previous>
        </table:cell-content-change>
        <table:cell-content-change table:id="ct2533">
          <table:cell-address table:column="15" table:row="116" table:table="0"/>
          <office:change-info>
            <dc:creator> </dc:creator>
            <dc:date>2016-08-25T13:55:20.31</dc:date>
          </office:change-info>
          <table:previous table:id="ct2483">
            <table:change-track-table-cell office:value-type="float" office:value="0"/>
          </table:previous>
        </table:cell-content-change>
        <table:cell-content-change table:id="ct2534">
          <table:cell-address table:column="15" table:row="114" table:table="0"/>
          <office:change-info>
            <dc:creator> </dc:creator>
            <dc:date>2016-08-25T13:55:24.43</dc:date>
          </office:change-info>
          <table:previous table:id="ct2531">
            <table:change-track-table-cell office:value-type="float" office:value="36526"/>
          </table:previous>
        </table:cell-content-change>
        <table:cell-content-change table:id="ct2535">
          <table:cell-address table:column="15" table:row="115" table:table="0"/>
          <office:change-info>
            <dc:creator> </dc:creator>
            <dc:date>2016-08-25T13:55:24.43</dc:date>
          </office:change-info>
          <table:previous table:id="ct2532">
            <table:change-track-table-cell office:value-type="float" office:value="36526"/>
          </table:previous>
        </table:cell-content-change>
        <table:cell-content-change table:id="ct2536">
          <table:cell-address table:column="15" table:row="116" table:table="0"/>
          <office:change-info>
            <dc:creator> </dc:creator>
            <dc:date>2016-08-25T13:55:24.43</dc:date>
          </office:change-info>
          <table:previous table:id="ct2533">
            <table:change-track-table-cell office:value-type="float" office:value="36526"/>
          </table:previous>
        </table:cell-content-change>
        <table:cell-content-change table:id="ct2537">
          <table:cell-address table:column="16" table:row="116" table:table="0"/>
          <office:change-info>
            <dc:creator> </dc:creator>
            <dc:date>2016-08-25T13:55:45.22</dc:date>
          </office:change-info>
          <table:previous table:id="ct2451">
            <table:change-track-table-cell office:value-type="float" office:value="1"/>
          </table:previous>
        </table:cell-content-change>
        <table:cell-content-change table:id="ct2538">
          <table:cell-address table:column="16" table:row="116" table:table="0"/>
          <office:change-info>
            <dc:creator> </dc:creator>
            <dc:date>2016-08-25T13:55:46.81</dc:date>
          </office:change-info>
          <table:previous table:id="ct2537">
            <table:change-track-table-cell office:value-type="float" office:value="10"/>
          </table:previous>
        </table:cell-content-change>
        <table:cell-content-change table:id="ct2539">
          <table:cell-address table:column="16" table:row="115" table:table="0"/>
          <office:change-info>
            <dc:creator> </dc:creator>
            <dc:date>2016-08-25T13:55:49.38</dc:date>
          </office:change-info>
          <table:previous table:id="ct2450">
            <table:change-track-table-cell office:value-type="float" office:value="1"/>
          </table:previous>
        </table:cell-content-change>
        <table:cell-content-change table:id="ct2540">
          <table:cell-address table:column="16" table:row="114" table:table="0"/>
          <office:change-info>
            <dc:creator> </dc:creator>
            <dc:date>2016-08-25T13:55:49.85</dc:date>
          </office:change-info>
          <table:previous table:id="ct2449">
            <table:change-track-table-cell office:value-type="float" office:value="1"/>
          </table:previous>
        </table:cell-content-change>
        <table:cell-content-change table:id="ct2541">
          <table:cell-address table:column="16" table:row="115" table:table="0"/>
          <office:change-info>
            <dc:creator> </dc:creator>
            <dc:date>2016-08-25T13:55:51.07</dc:date>
          </office:change-info>
          <table:previous table:id="ct2539">
            <table:change-track-table-cell office:value-type="float" office:value="6"/>
          </table:previous>
        </table:cell-content-change>
        <table:cell-content-change table:id="ct2542">
          <table:cell-address table:column="16" table:row="115" table:table="0"/>
          <office:change-info>
            <dc:creator> </dc:creator>
            <dc:date>2016-08-25T13:55:52.57</dc:date>
          </office:change-info>
          <table:previous table:id="ct2541">
            <table:change-track-table-cell office:value-type="float" office:value="3"/>
          </table:previous>
        </table:cell-content-change>
        <table:cell-content-change table:id="ct2543">
          <table:cell-address table:column="15" table:row="110" table:table="0"/>
          <office:change-info>
            <dc:creator> </dc:creator>
            <dc:date>2016-08-25T13:56:09.04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44">
          <table:cell-address table:column="15" table:row="111" table:table="0"/>
          <office:change-info>
            <dc:creator> </dc:creator>
            <dc:date>2016-08-25T13:56:09.04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45">
          <table:cell-address table:column="15" table:row="112" table:table="0"/>
          <office:change-info>
            <dc:creator> </dc:creator>
            <dc:date>2016-08-25T13:56:09.04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46">
          <table:cell-address table:column="15" table:row="166" table:table="0"/>
          <office:change-info>
            <dc:creator> </dc:creator>
            <dc:date>2016-08-25T13:57:45.57</dc:date>
          </office:change-info>
          <table:previous table:id="ct2530">
            <table:change-track-table-cell office:value-type="float" office:value="36617"/>
          </table:previous>
        </table:cell-content-change>
        <table:cell-content-change table:id="ct2547">
          <table:cell-address table:column="15" table:row="165" table:table="0"/>
          <office:change-info>
            <dc:creator> </dc:creator>
            <dc:date>2016-08-25T13:57:47.11</dc:date>
          </office:change-info>
          <table:previous table:id="ct2529">
            <table:change-track-table-cell office:value-type="float" office:value="36617"/>
          </table:previous>
        </table:cell-content-change>
        <table:cell-content-change table:id="ct2548">
          <table:cell-address table:column="15" table:row="164" table:table="0"/>
          <office:change-info>
            <dc:creator> </dc:creator>
            <dc:date>2016-08-25T13:57:47.55</dc:date>
          </office:change-info>
          <table:previous table:id="ct2528">
            <table:change-track-table-cell office:value-type="float" office:value="36617"/>
          </table:previous>
        </table:cell-content-change>
        <table:cell-content-change table:id="ct2549">
          <table:cell-address table:column="15" table:row="163" table:table="0"/>
          <office:change-info>
            <dc:creator> </dc:creator>
            <dc:date>2016-08-25T13:57:47.98</dc:date>
          </office:change-info>
          <table:previous table:id="ct2527">
            <table:change-track-table-cell office:value-type="float" office:value="36617"/>
          </table:previous>
        </table:cell-content-change>
        <table:cell-content-change table:id="ct2550">
          <table:cell-address table:column="16" table:row="118" table:table="0"/>
          <office:change-info>
            <dc:creator> </dc:creator>
            <dc:date>2016-08-25T13:58:12.27</dc:date>
          </office:change-info>
          <table:previous table:id="ct2452">
            <table:change-track-table-cell office:value-type="float" office:value="1"/>
          </table:previous>
        </table:cell-content-change>
        <table:cell-content-change table:id="ct2551">
          <table:cell-address table:column="16" table:row="119" table:table="0"/>
          <office:change-info>
            <dc:creator> </dc:creator>
            <dc:date>2016-08-25T13:58:13.79</dc:date>
          </office:change-info>
          <table:previous table:id="ct2453">
            <table:change-track-table-cell office:value-type="float" office:value="1"/>
          </table:previous>
        </table:cell-content-change>
        <table:cell-content-change table:id="ct2552">
          <table:cell-address table:column="11" table:row="91" table:table="0"/>
          <office:change-info>
            <dc:creator> </dc:creator>
            <dc:date>2016-08-25T15:30:49.53</dc:date>
          </office:change-info>
          <table:previous table:id="ct1148">
            <table:change-track-table-cell office:value-type="string">
              <text:p>95.00</text:p>
            </table:change-track-table-cell>
          </table:previous>
        </table:cell-content-change>
        <table:cell-content-change table:id="ct2553">
          <table:cell-address table:column="11" table:row="92" table:table="0"/>
          <office:change-info>
            <dc:creator> </dc:creator>
            <dc:date>2016-08-25T15:30:49.53</dc:date>
          </office:change-info>
          <table:previous table:id="ct1149">
            <table:change-track-table-cell office:value-type="string">
              <text:p>95.00</text:p>
            </table:change-track-table-cell>
          </table:previous>
        </table:cell-content-change>
        <table:cell-content-change table:id="ct2554">
          <table:cell-address table:column="11" table:row="75" table:table="0"/>
          <office:change-info>
            <dc:creator> </dc:creator>
            <dc:date>2016-08-25T15:32:33.59</dc:date>
          </office:change-info>
          <table:previous table:id="ct344">
            <table:change-track-table-cell office:value-type="string">
              <text:p>120.00</text:p>
            </table:change-track-table-cell>
          </table:previous>
        </table:cell-content-change>
        <table:cell-content-change table:id="ct2555">
          <table:cell-address table:column="11" table:row="76" table:table="0"/>
          <office:change-info>
            <dc:creator> </dc:creator>
            <dc:date>2016-08-25T15:32:34.98</dc:date>
          </office:change-info>
          <table:previous table:id="ct345">
            <table:change-track-table-cell office:value-type="string">
              <text:p>120.00</text:p>
            </table:change-track-table-cell>
          </table:previous>
        </table:cell-content-change>
        <table:cell-content-change table:id="ct2556">
          <table:cell-address table:column="11" table:row="75" table:table="0"/>
          <office:change-info>
            <dc:creator> </dc:creator>
            <dc:date>2016-08-25T15:32:36.64</dc:date>
          </office:change-info>
          <table:previous table:id="ct2554">
            <table:change-track-table-cell office:value-type="string">
              <text:p>95.0</text:p>
            </table:change-track-table-cell>
          </table:previous>
        </table:cell-content-change>
        <table:cell-content-change table:id="ct2557">
          <table:cell-address table:column="11" table:row="76" table:table="0"/>
          <office:change-info>
            <dc:creator> </dc:creator>
            <dc:date>2016-08-25T15:32:59.77</dc:date>
          </office:change-info>
          <table:previous table:id="ct2555">
            <table:change-track-table-cell office:value-type="string">
              <text:p>95.00</text:p>
            </table:change-track-table-cell>
          </table:previous>
        </table:cell-content-change>
        <table:cell-content-change table:id="ct2558">
          <table:cell-address table:column="11" table:row="75" table:table="0"/>
          <office:change-info>
            <dc:creator> </dc:creator>
            <dc:date>2016-08-25T15:33:01.05</dc:date>
          </office:change-info>
          <table:previous table:id="ct2556">
            <table:change-track-table-cell office:value-type="string">
              <text:p>95.00</text:p>
            </table:change-track-table-cell>
          </table:previous>
        </table:cell-content-change>
        <table:cell-content-change table:id="ct2559">
          <table:cell-address table:column="11" table:row="27" table:table="0"/>
          <office:change-info>
            <dc:creator> </dc:creator>
            <dc:date>2016-08-25T15:33:06.69</dc:date>
          </office:change-info>
          <table:previous table:id="ct563">
            <table:change-track-table-cell office:value-type="string">
              <text:p>100.00</text:p>
            </table:change-track-table-cell>
          </table:previous>
        </table:cell-content-change>
        <table:cell-content-change table:id="ct2560">
          <table:cell-address table:column="11" table:row="28" table:table="0"/>
          <office:change-info>
            <dc:creator> </dc:creator>
            <dc:date>2016-08-25T15:33:07.32</dc:date>
          </office:change-info>
          <table:previous table:id="ct564">
            <table:change-track-table-cell office:value-type="string">
              <text:p>100.00</text:p>
            </table:change-track-table-cell>
          </table:previous>
        </table:cell-content-change>
        <table:cell-content-change table:id="ct2561">
          <table:cell-address table:column="11" table:row="27" table:table="0"/>
          <office:change-info>
            <dc:creator> </dc:creator>
            <dc:date>2016-08-25T15:33:10.28</dc:date>
          </office:change-info>
          <table:previous table:id="ct2559">
            <table:change-track-table-cell office:value-type="float" office:value="95"/>
          </table:previous>
        </table:cell-content-change>
        <table:cell-content-change table:id="ct2562">
          <table:cell-address table:column="11" table:row="28" table:table="0"/>
          <office:change-info>
            <dc:creator> </dc:creator>
            <dc:date>2016-08-25T15:33:10.78</dc:date>
          </office:change-info>
          <table:previous table:id="ct2560">
            <table:change-track-table-cell office:value-type="float" office:value="95"/>
          </table:previous>
        </table:cell-content-change>
        <table:cell-content-change table:id="ct2563">
          <table:cell-address table:column="7" table:row="75" table:table="0"/>
          <office:change-info>
            <dc:creator> </dc:creator>
            <dc:date>2016-08-25T15:42:17.79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2564">
          <table:cell-address table:column="7" table:row="76" table:table="0"/>
          <office:change-info>
            <dc:creator> </dc:creator>
            <dc:date>2016-08-25T15:42:18.62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2565">
          <table:cell-address table:column="16" table:row="118" table:table="0"/>
          <office:change-info>
            <dc:creator> </dc:creator>
            <dc:date>2016-08-26T08:55:08.61</dc:date>
          </office:change-info>
          <table:previous table:id="ct2550">
            <table:change-track-table-cell office:value-type="float" office:value="3"/>
          </table:previous>
        </table:cell-content-change>
        <table:cell-content-change table:id="ct2566">
          <table:cell-address table:column="16" table:row="119" table:table="0"/>
          <office:change-info>
            <dc:creator> </dc:creator>
            <dc:date>2016-08-26T08:55:09.35</dc:date>
          </office:change-info>
          <table:previous table:id="ct2551">
            <table:change-track-table-cell office:value-type="float" office:value="6"/>
          </table:previous>
        </table:cell-content-change>
        <table:cell-content-change table:id="ct2567">
          <table:cell-address table:column="14" table:row="119" table:table="0"/>
          <office:change-info>
            <dc:creator> </dc:creator>
            <dc:date>2016-08-26T08:55:20.95</dc:date>
          </office:change-info>
          <table:previous table:id="ct660">
            <table:change-track-table-cell office:value-type="string">
              <text:p>5.00</text:p>
            </table:change-track-table-cell>
          </table:previous>
        </table:cell-content-change>
        <table:cell-content-change table:id="ct2568">
          <table:cell-address table:column="14" table:row="118" table:table="0"/>
          <office:change-info>
            <dc:creator> </dc:creator>
            <dc:date>2016-08-26T08:55:21.68</dc:date>
          </office:change-info>
          <table:previous table:id="ct659">
            <table:change-track-table-cell office:value-type="string">
              <text:p>5.00</text:p>
            </table:change-track-table-cell>
          </table:previous>
        </table:cell-content-change>
        <table:cell-content-change table:id="ct2569">
          <table:cell-address table:column="12" table:row="118" table:table="0"/>
          <office:change-info>
            <dc:creator> </dc:creator>
            <dc:date>2016-08-26T08:55:39.94</dc:date>
          </office:change-info>
          <table:previous table:id="ct679">
            <table:change-track-table-cell office:value-type="string">
              <text:p>1.00</text:p>
            </table:change-track-table-cell>
          </table:previous>
        </table:cell-content-change>
        <table:cell-content-change table:id="ct2570">
          <table:cell-address table:column="12" table:row="119" table:table="0"/>
          <office:change-info>
            <dc:creator> </dc:creator>
            <dc:date>2016-08-26T08:55:39.94</dc:date>
          </office:change-info>
          <table:previous table:id="ct680">
            <table:change-track-table-cell office:value-type="string">
              <text:p>1.00</text:p>
            </table:change-track-table-cell>
          </table:previous>
        </table:cell-content-change>
        <table:cell-content-change table:id="ct2571">
          <table:cell-address table:column="7" table:row="118" table:table="0"/>
          <office:change-info>
            <dc:creator> </dc:creator>
            <dc:date>2016-08-26T08:55:59.34</dc:date>
          </office:change-info>
          <table:previous table:id="ct673">
            <table:change-track-table-cell office:value-type="string">
              <text:p>0.50</text:p>
            </table:change-track-table-cell>
          </table:previous>
        </table:cell-content-change>
        <table:cell-content-change table:id="ct2572">
          <table:cell-address table:column="7" table:row="119" table:table="0"/>
          <office:change-info>
            <dc:creator> </dc:creator>
            <dc:date>2016-08-26T08:55:59.93</dc:date>
          </office:change-info>
          <table:previous table:id="ct674">
            <table:change-track-table-cell office:value-type="string">
              <text:p>0.50</text:p>
            </table:change-track-table-cell>
          </table:previous>
        </table:cell-content-change>
        <table:cell-content-change table:id="ct2573">
          <table:cell-address table:column="6" table:row="118" table:table="0"/>
          <office:change-info>
            <dc:creator> </dc:creator>
            <dc:date>2016-08-26T08:56:06.48</dc:date>
          </office:change-info>
          <table:previous table:id="ct645">
            <table:change-track-table-cell office:value-type="string">
              <text:p>1.00</text:p>
            </table:change-track-table-cell>
          </table:previous>
        </table:cell-content-change>
        <table:cell-content-change table:id="ct2574">
          <table:cell-address table:column="6" table:row="119" table:table="0"/>
          <office:change-info>
            <dc:creator> </dc:creator>
            <dc:date>2016-08-26T08:56:06.91</dc:date>
          </office:change-info>
          <table:previous table:id="ct646">
            <table:change-track-table-cell office:value-type="string">
              <text:p>1.00</text:p>
            </table:change-track-table-cell>
          </table:previous>
        </table:cell-content-change>
        <table:cell-content-change table:id="ct2575">
          <table:cell-address table:column="5" table:row="118" table:table="0"/>
          <office:change-info>
            <dc:creator> </dc:creator>
            <dc:date>2016-08-26T08:56:08.84</dc:date>
          </office:change-info>
          <table:previous table:id="ct671">
            <table:change-track-table-cell office:value-type="string">
              <text:p>1.00</text:p>
            </table:change-track-table-cell>
          </table:previous>
        </table:cell-content-change>
        <table:cell-content-change table:id="ct2576">
          <table:cell-address table:column="5" table:row="119" table:table="0"/>
          <office:change-info>
            <dc:creator> </dc:creator>
            <dc:date>2016-08-26T08:56:09.42</dc:date>
          </office:change-info>
          <table:previous table:id="ct672">
            <table:change-track-table-cell office:value-type="string">
              <text:p>1.00</text:p>
            </table:change-track-table-cell>
          </table:previous>
        </table:cell-content-change>
        <table:cell-content-change table:id="ct2577">
          <table:cell-address table:column="5" table:row="118" table:table="0"/>
          <office:change-info>
            <dc:creator> </dc:creator>
            <dc:date>2016-08-26T08:56:17.87</dc:date>
          </office:change-info>
          <table:previous table:id="ct2575">
            <table:change-track-table-cell office:value-type="string">
              <text:p>2.00</text:p>
            </table:change-track-table-cell>
          </table:previous>
        </table:cell-content-change>
        <table:cell-content-change table:id="ct2578">
          <table:cell-address table:column="5" table:row="119" table:table="0"/>
          <office:change-info>
            <dc:creator> </dc:creator>
            <dc:date>2016-08-26T08:56:18.30</dc:date>
          </office:change-info>
          <table:previous table:id="ct2576">
            <table:change-track-table-cell office:value-type="string">
              <text:p>2.00</text:p>
            </table:change-track-table-cell>
          </table:previous>
        </table:cell-content-change>
        <table:insertion table:id="ct2579" table:type="row" table:position="30" table:table="0">
          <office:change-info>
            <dc:creator>Martin Anward</dc:creator>
            <dc:date>2016-08-29T15:22:15.65</dc:date>
          </office:change-info>
          <table:dependencies>
            <table:dependence table:id="ct4934"/>
            <table:dependence table:id="ct4599"/>
            <table:dependence table:id="ct3043"/>
            <table:dependence table:id="ct2630"/>
            <table:dependence table:id="ct2629"/>
            <table:dependence table:id="ct2628"/>
            <table:dependence table:id="ct2627"/>
            <table:dependence table:id="ct2626"/>
            <table:dependence table:id="ct2625"/>
            <table:dependence table:id="ct2624"/>
            <table:dependence table:id="ct2623"/>
            <table:dependence table:id="ct2622"/>
            <table:dependence table:id="ct2621"/>
            <table:dependence table:id="ct2620"/>
            <table:dependence table:id="ct2619"/>
            <table:dependence table:id="ct2618"/>
            <table:dependence table:id="ct2617"/>
            <table:dependence table:id="ct2616"/>
            <table:dependence table:id="ct2615"/>
            <table:dependence table:id="ct2614"/>
            <table:dependence table:id="ct2613"/>
            <table:dependence table:id="ct2612"/>
            <table:dependence table:id="ct2611"/>
            <table:dependence table:id="ct2610"/>
            <table:dependence table:id="ct2609"/>
            <table:dependence table:id="ct2608"/>
            <table:dependence table:id="ct2607"/>
            <table:dependence table:id="ct2606"/>
            <table:dependence table:id="ct2605"/>
            <table:dependence table:id="ct2604"/>
            <table:dependence table:id="ct2603"/>
            <table:dependence table:id="ct2602"/>
            <table:dependence table:id="ct2600"/>
            <table:dependence table:id="ct2599"/>
            <table:dependence table:id="ct2598"/>
            <table:dependence table:id="ct2597"/>
            <table:dependence table:id="ct2596"/>
            <table:dependence table:id="ct2595"/>
            <table:dependence table:id="ct2594"/>
            <table:dependence table:id="ct2593"/>
            <table:dependence table:id="ct2592"/>
            <table:dependence table:id="ct2591"/>
            <table:dependence table:id="ct2590"/>
            <table:dependence table:id="ct2589"/>
            <table:dependence table:id="ct2588"/>
            <table:dependence table:id="ct2587"/>
            <table:dependence table:id="ct2586"/>
            <table:dependence table:id="ct2585"/>
            <table:dependence table:id="ct2584"/>
            <table:dependence table:id="ct2583"/>
            <table:dependence table:id="ct2582"/>
          </table:dependencies>
        </table:insertion>
        <table:insertion table:id="ct2580" table:type="row" table:position="29" table:table="0">
          <office:change-info>
            <dc:creator>Martin Anward</dc:creator>
            <dc:date>2016-08-29T15:22:18.03</dc:date>
          </office:change-info>
          <table:dependencies>
            <table:dependence table:id="ct2601"/>
            <table:dependence table:id="ct2581"/>
          </table:dependencies>
        </table:insertion>
        <table:cell-content-change table:id="ct2581">
          <table:cell-address table:column="0" table:row="29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82">
          <table:cell-address table:column="0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83">
          <table:cell-address table:column="1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84">
          <table:cell-address table:column="2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85">
          <table:cell-address table:column="3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86">
          <table:cell-address table:column="4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87">
          <table:cell-address table:column="5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88">
          <table:cell-address table:column="6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89">
          <table:cell-address table:column="7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90">
          <table:cell-address table:column="8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91">
          <table:cell-address table:column="9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92">
          <table:cell-address table:column="10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93">
          <table:cell-address table:column="11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94">
          <table:cell-address table:column="12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95">
          <table:cell-address table:column="13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96">
          <table:cell-address table:column="14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97">
          <table:cell-address table:column="15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98">
          <table:cell-address table:column="16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99">
          <table:cell-address table:column="17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600">
          <table:cell-address table:column="18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601">
          <table:cell-address table:column="0" table:row="29" table:table="0"/>
          <office:change-info>
            <dc:creator>Martin Anward</dc:creator>
            <dc:date>2016-08-29T15:22:22.67</dc:date>
          </office:change-info>
          <table:previous table:id="ct2581">
            <table:change-track-table-cell office:value-type="string">
              <text:p># Energy Lance</text:p>
            </table:change-track-table-cell>
          </table:previous>
        </table:cell-content-change>
        <table:cell-content-change table:id="ct2602">
          <table:cell-address table:column="0" table:row="30" table:table="0"/>
          <office:change-info>
            <dc:creator>Martin Anward</dc:creator>
            <dc:date>2016-08-29T15:22:28.40</dc:date>
          </office:change-info>
          <table:previous table:id="ct2582">
            <table:change-track-table-cell office:value-type="string">
              <text:p>LARGE_ENERGY_LANCE_1</text:p>
            </table:change-track-table-cell>
          </table:previous>
        </table:cell-content-change>
        <table:cell-content-change table:id="ct2603">
          <table:cell-address table:column="1" table:row="30" table:table="0"/>
          <office:change-info>
            <dc:creator>Martin Anward</dc:creator>
            <dc:date>2016-08-29T15:22:33.14</dc:date>
          </office:change-info>
          <table:previous table:id="ct2583">
            <table:change-track-table-cell office:value-type="string">
              <text:p>100.00</text:p>
            </table:change-track-table-cell>
          </table:previous>
        </table:cell-content-change>
        <table:cell-content-change table:id="ct2604">
          <table:cell-address table:column="2" table:row="30" table:table="0"/>
          <office:change-info>
            <dc:creator>Martin Anward</dc:creator>
            <dc:date>2016-08-29T15:22:38.22</dc:date>
          </office:change-info>
          <table:previous table:id="ct2584">
            <table:change-track-table-cell office:value-type="string">
              <text:p>-100.00</text:p>
            </table:change-track-table-cell>
          </table:previous>
        </table:cell-content-change>
        <table:cell-content-change table:id="ct2605">
          <table:cell-address table:column="3" table:row="30" table:table="0"/>
          <office:change-info>
            <dc:creator>Martin Anward</dc:creator>
            <dc:date>2016-08-29T15:22:43.60</dc:date>
          </office:change-info>
          <table:previous table:id="ct2585">
            <table:change-track-table-cell office:value-type="string">
              <text:p>74.00</text:p>
            </table:change-track-table-cell>
          </table:previous>
        </table:cell-content-change>
        <table:cell-content-change table:id="ct2606">
          <table:cell-address table:column="4" table:row="30" table:table="0"/>
          <office:change-info>
            <dc:creator>Martin Anward</dc:creator>
            <dc:date>2016-08-29T15:22:47.12</dc:date>
          </office:change-info>
          <table:previous table:id="ct2586">
            <table:change-track-table-cell office:value-type="string">
              <text:p>213.00</text:p>
            </table:change-track-table-cell>
          </table:previous>
        </table:cell-content-change>
        <table:cell-content-change table:id="ct2607">
          <table:cell-address table:column="5" table:row="30" table:table="0"/>
          <office:change-info>
            <dc:creator>Martin Anward</dc:creator>
            <dc:date>2016-08-29T15:23:04.12</dc:date>
          </office:change-info>
          <table:previous table:id="ct2587">
            <table:change-track-table-cell office:value-type="string">
              <text:p>0.67</text:p>
            </table:change-track-table-cell>
          </table:previous>
        </table:cell-content-change>
        <table:cell-content-change table:id="ct2608">
          <table:cell-address table:column="8" table:row="30" table:table="0"/>
          <office:change-info>
            <dc:creator>Martin Anward</dc:creator>
            <dc:date>2016-08-29T15:23:16.56</dc:date>
          </office:change-info>
          <table:previous table:id="ct2590">
            <table:change-track-table-cell office:value-type="string">
              <text:p>22.00</text:p>
            </table:change-track-table-cell>
          </table:previous>
        </table:cell-content-change>
        <table:cell-content-change table:id="ct2609">
          <table:cell-address table:column="9" table:row="30" table:table="0"/>
          <office:change-info>
            <dc:creator>Martin Anward</dc:creator>
            <dc:date>2016-08-29T15:23:20.67</dc:date>
          </office:change-info>
          <table:previous table:id="ct2591">
            <table:change-track-table-cell office:value-type="string">
              <text:p>35.00</text:p>
            </table:change-track-table-cell>
          </table:previous>
        </table:cell-content-change>
        <table:cell-content-change table:id="ct2610">
          <table:cell-address table:column="8" table:row="30" table:table="0"/>
          <office:change-info>
            <dc:creator>Martin Anward</dc:creator>
            <dc:date>2016-08-29T15:23:43.96</dc:date>
          </office:change-info>
          <table:previous table:id="ct2608">
            <table:change-track-table-cell office:value-type="string">
              <text:p>60.00</text:p>
            </table:change-track-table-cell>
          </table:previous>
        </table:cell-content-change>
        <table:cell-content-change table:id="ct2611">
          <table:cell-address table:column="9" table:row="30" table:table="0"/>
          <office:change-info>
            <dc:creator>Martin Anward</dc:creator>
            <dc:date>2016-08-29T15:23:46.28</dc:date>
          </office:change-info>
          <table:previous table:id="ct2609">
            <table:change-track-table-cell office:value-type="string">
              <text:p>120.00</text:p>
            </table:change-track-table-cell>
          </table:previous>
        </table:cell-content-change>
        <table:cell-content-change table:id="ct2612">
          <table:cell-address table:column="11" table:row="30" table:table="0"/>
          <office:change-info>
            <dc:creator>Martin Anward</dc:creator>
            <dc:date>2016-08-29T15:24:13.78</dc:date>
          </office:change-info>
          <table:previous table:id="ct2593">
            <table:change-track-table-cell office:value-type="string">
              <text:p>100.00</text:p>
            </table:change-track-table-cell>
          </table:previous>
        </table:cell-content-change>
        <table:cell-content-change table:id="ct2613">
          <table:cell-address table:column="1" table:row="30" table:table="0"/>
          <office:change-info>
            <dc:creator>Martin Anward</dc:creator>
            <dc:date>2016-08-29T15:24:16.50</dc:date>
          </office:change-info>
          <table:previous table:id="ct2603">
            <table:change-track-table-cell office:value-type="string">
              <text:p>150.00</text:p>
            </table:change-track-table-cell>
          </table:previous>
        </table:cell-content-change>
        <table:cell-content-change table:id="ct2614">
          <table:cell-address table:column="8" table:row="30" table:table="0"/>
          <office:change-info>
            <dc:creator>Martin Anward</dc:creator>
            <dc:date>2016-08-29T15:24:54.42</dc:date>
          </office:change-info>
          <table:previous table:id="ct2610">
            <table:change-track-table-cell office:value-type="string">
              <text:p>2.00</text:p>
            </table:change-track-table-cell>
          </table:previous>
        </table:cell-content-change>
        <table:cell-content-change table:id="ct2615">
          <table:cell-address table:column="9" table:row="30" table:table="0"/>
          <office:change-info>
            <dc:creator>Martin Anward</dc:creator>
            <dc:date>2016-08-29T15:24:57.70</dc:date>
          </office:change-info>
          <table:previous table:id="ct2611">
            <table:change-track-table-cell office:value-type="string">
              <text:p>23.00</text:p>
            </table:change-track-table-cell>
          </table:previous>
        </table:cell-content-change>
        <table:cell-content-change table:id="ct2616">
          <table:cell-address table:column="10" table:row="30" table:table="0"/>
          <office:change-info>
            <dc:creator>Martin Anward</dc:creator>
            <dc:date>2016-08-29T15:25:00.19</dc:date>
          </office:change-info>
          <table:previous table:id="ct2592">
            <table:change-track-table-cell office:value-type="string">
              <text:p>60.00</text:p>
            </table:change-track-table-cell>
          </table:previous>
        </table:cell-content-change>
        <table:cell-content-change table:id="ct2617">
          <table:cell-address table:column="8" table:row="30" table:table="0"/>
          <office:change-info>
            <dc:creator>Martin Anward</dc:creator>
            <dc:date>2016-08-29T15:25:16.22</dc:date>
          </office:change-info>
          <table:previous table:id="ct2614">
            <table:change-track-table-cell office:value-type="string">
              <text:p>22.00</text:p>
            </table:change-track-table-cell>
          </table:previous>
        </table:cell-content-change>
        <table:cell-content-change table:id="ct2618">
          <table:cell-address table:column="9" table:row="30" table:table="0"/>
          <office:change-info>
            <dc:creator>Martin Anward</dc:creator>
            <dc:date>2016-08-29T15:25:19.24</dc:date>
          </office:change-info>
          <table:previous table:id="ct2615">
            <table:change-track-table-cell office:value-type="string">
              <text:p>35.00</text:p>
            </table:change-track-table-cell>
          </table:previous>
        </table:cell-content-change>
        <table:cell-content-change table:id="ct2619">
          <table:cell-address table:column="3" table:row="30" table:table="0"/>
          <office:change-info>
            <dc:creator>Martin Anward</dc:creator>
            <dc:date>2016-08-29T15:25:33.95</dc:date>
          </office:change-info>
          <table:previous table:id="ct2605">
            <table:change-track-table-cell office:value-type="float" office:value="1000"/>
          </table:previous>
        </table:cell-content-change>
        <table:cell-content-change table:id="ct2620">
          <table:cell-address table:column="3" table:row="30" table:table="0"/>
          <office:change-info>
            <dc:creator>Martin Anward</dc:creator>
            <dc:date>2016-08-29T15:25:36.61</dc:date>
          </office:change-info>
          <table:previous table:id="ct2619">
            <table:change-track-table-cell office:value-type="string">
              <text:p>2000.00</text:p>
            </table:change-track-table-cell>
          </table:previous>
        </table:cell-content-change>
        <table:cell-content-change table:id="ct2621">
          <table:cell-address table:column="4" table:row="30" table:table="0"/>
          <office:change-info>
            <dc:creator>Martin Anward</dc:creator>
            <dc:date>2016-08-29T15:25:40.32</dc:date>
          </office:change-info>
          <table:previous table:id="ct2606">
            <table:change-track-table-cell office:value-type="float" office:value="3000"/>
          </table:previous>
        </table:cell-content-change>
        <table:cell-content-change table:id="ct2622">
          <table:cell-address table:column="10" table:row="30" table:table="0"/>
          <office:change-info>
            <dc:creator>Martin Anward</dc:creator>
            <dc:date>2016-08-29T15:37:38.71</dc:date>
          </office:change-info>
          <table:previous table:id="ct2616">
            <table:change-track-table-cell office:value-type="string">
              <text:p>600.00</text:p>
            </table:change-track-table-cell>
          </table:previous>
        </table:cell-content-change>
        <table:cell-content-change table:id="ct2623">
          <table:cell-address table:column="8" table:row="30" table:table="0"/>
          <office:change-info>
            <dc:creator>Martin Anward</dc:creator>
            <dc:date>2016-08-29T15:37:41.50</dc:date>
          </office:change-info>
          <table:previous table:id="ct2617">
            <table:change-track-table-cell office:value-type="string">
              <text:p>44.00</text:p>
            </table:change-track-table-cell>
          </table:previous>
        </table:cell-content-change>
        <table:cell-content-change table:id="ct2624">
          <table:cell-address table:column="9" table:row="30" table:table="0"/>
          <office:change-info>
            <dc:creator>Martin Anward</dc:creator>
            <dc:date>2016-08-29T15:37:43.99</dc:date>
          </office:change-info>
          <table:previous table:id="ct2618">
            <table:change-track-table-cell office:value-type="string">
              <text:p>70.00</text:p>
            </table:change-track-table-cell>
          </table:previous>
        </table:cell-content-change>
        <table:cell-content-change table:id="ct2625">
          <table:cell-address table:column="3" table:row="30" table:table="0"/>
          <office:change-info>
            <dc:creator>Martin Anward</dc:creator>
            <dc:date>2016-08-29T16:01:31.66</dc:date>
          </office:change-info>
          <table:previous table:id="ct2620">
            <table:change-track-table-cell office:value-type="string">
              <text:p>3000.00</text:p>
            </table:change-track-table-cell>
          </table:previous>
        </table:cell-content-change>
        <table:cell-content-change table:id="ct2626">
          <table:cell-address table:column="3" table:row="30" table:table="0"/>
          <office:change-info>
            <dc:creator>Martin Anward</dc:creator>
            <dc:date>2016-08-29T16:01:40.07</dc:date>
          </office:change-info>
          <table:previous table:id="ct2625">
            <table:change-track-table-cell office:value-type="string">
              <text:p>5000.00</text:p>
            </table:change-track-table-cell>
          </table:previous>
        </table:cell-content-change>
        <table:cell-content-change table:id="ct2627">
          <table:cell-address table:column="4" table:row="30" table:table="0"/>
          <office:change-info>
            <dc:creator>Martin Anward</dc:creator>
            <dc:date>2016-08-29T16:01:46.74</dc:date>
          </office:change-info>
          <table:previous table:id="ct2621">
            <table:change-track-table-cell office:value-type="string">
              <text:p>5000.00</text:p>
            </table:change-track-table-cell>
          </table:previous>
        </table:cell-content-change>
        <table:cell-content-change table:id="ct2628">
          <table:cell-address table:column="3" table:row="30" table:table="0"/>
          <office:change-info>
            <dc:creator>Martin Anward</dc:creator>
            <dc:date>2016-08-29T16:01:48.24</dc:date>
          </office:change-info>
          <table:previous table:id="ct2626">
            <table:change-track-table-cell office:value-type="string">
              <text:p>4000.00</text:p>
            </table:change-track-table-cell>
          </table:previous>
        </table:cell-content-change>
        <table:cell-content-change table:id="ct2629">
          <table:cell-address table:column="3" table:row="30" table:table="0"/>
          <office:change-info>
            <dc:creator>Martin Anward</dc:creator>
            <dc:date>2016-08-29T16:02:00.59</dc:date>
          </office:change-info>
          <table:previous table:id="ct2628">
            <table:change-track-table-cell office:value-type="string">
              <text:p>10000.00</text:p>
            </table:change-track-table-cell>
          </table:previous>
        </table:cell-content-change>
        <table:cell-content-change table:id="ct2630">
          <table:cell-address table:column="4" table:row="30" table:table="0"/>
          <office:change-info>
            <dc:creator>Martin Anward</dc:creator>
            <dc:date>2016-08-29T16:02:02.76</dc:date>
          </office:change-info>
          <table:previous table:id="ct2627">
            <table:change-track-table-cell office:value-type="string">
              <text:p>10000.00</text:p>
            </table:change-track-table-cell>
          </table:previous>
        </table:cell-content-change>
        <table:cell-content-change table:id="ct2631">
          <table:cell-address table:column="0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32">
          <table:cell-address table:column="1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33">
          <table:cell-address table:column="2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34">
          <table:cell-address table:column="3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35">
          <table:cell-address table:column="4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36">
          <table:cell-address table:column="5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37">
          <table:cell-address table:column="6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38">
          <table:cell-address table:column="7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39">
          <table:cell-address table:column="8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40">
          <table:cell-address table:column="9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41">
          <table:cell-address table:column="10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42">
          <table:cell-address table:column="11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43">
          <table:cell-address table:column="12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44">
          <table:cell-address table:column="13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45">
          <table:cell-address table:column="14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46">
          <table:cell-address table:column="15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47">
          <table:cell-address table:column="16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48">
          <table:cell-address table:column="17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49">
          <table:cell-address table:column="18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50">
          <table:cell-address table:column="0" table:row="176" table:table="0"/>
          <office:change-info>
            <dc:creator>Niclas Karlsson</dc:creator>
            <dc:date>2016-08-31T10:40:15.24</dc:date>
          </office:change-info>
          <table:previous table:id="ct2631">
            <table:change-track-table-cell office:value-type="string">
              <text:p>LARGE_GAMMA_LASER</text:p>
            </table:change-track-table-cell>
          </table:previous>
        </table:cell-content-change>
        <table:cell-content-change table:id="ct2651">
          <table:cell-address table:column="0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52">
          <table:cell-address table:column="1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53">
          <table:cell-address table:column="2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54">
          <table:cell-address table:column="3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55">
          <table:cell-address table:column="4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56">
          <table:cell-address table:column="5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57">
          <table:cell-address table:column="6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58">
          <table:cell-address table:column="7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59">
          <table:cell-address table:column="8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60">
          <table:cell-address table:column="9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61">
          <table:cell-address table:column="10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62">
          <table:cell-address table:column="11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63">
          <table:cell-address table:column="12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64">
          <table:cell-address table:column="13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65">
          <table:cell-address table:column="14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66">
          <table:cell-address table:column="15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67">
          <table:cell-address table:column="16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68">
          <table:cell-address table:column="17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69">
          <table:cell-address table:column="18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70">
          <table:cell-address table:column="0" table:row="176" table:table="0"/>
          <office:change-info>
            <dc:creator>Niclas Karlsson</dc:creator>
            <dc:date>2016-08-31T10:40:38.37</dc:date>
          </office:change-info>
          <table:previous table:id="ct2651">
            <table:change-track-table-cell office:value-type="string">
              <text:p>TITAN_LASER</text:p>
            </table:change-track-table-cell>
          </table:previous>
        </table:cell-content-change>
        <table:cell-content-change table:id="ct2671">
          <table:cell-address table:column="0" table:row="176" table:table="0"/>
          <office:change-info>
            <dc:creator>Niclas Karlsson</dc:creator>
            <dc:date>2016-08-31T10:40:43.78</dc:date>
          </office:change-info>
          <table:previous table:id="ct2650">
            <table:change-track-table-cell office:value-type="string">
              <text:p>LARGE_STELLARITE_LASER</text:p>
            </table:change-track-table-cell>
          </table:previous>
        </table:cell-content-change>
        <table:insertion table:id="ct2672" table:type="row" table:position="176" table:table="0">
          <office:change-info>
            <dc:creator>Niclas Karlsson</dc:creator>
            <dc:date>2016-08-31T10:41:06.10</dc:date>
          </office:change-info>
          <table:dependencies>
            <table:dependence table:id="ct3558"/>
            <table:dependence table:id="ct3557"/>
            <table:dependence table:id="ct3556"/>
            <table:dependence table:id="ct3555"/>
            <table:dependence table:id="ct3554"/>
            <table:dependence table:id="ct3553"/>
            <table:dependence table:id="ct3542"/>
            <table:dependence table:id="ct3532"/>
            <table:dependence table:id="ct3522"/>
            <table:dependence table:id="ct3512"/>
            <table:dependence table:id="ct3502"/>
            <table:dependence table:id="ct3492"/>
            <table:dependence table:id="ct3482"/>
            <table:dependence table:id="ct3472"/>
            <table:dependence table:id="ct3462"/>
            <table:dependence table:id="ct3452"/>
            <table:dependence table:id="ct3442"/>
            <table:dependence table:id="ct3432"/>
            <table:dependence table:id="ct3422"/>
            <table:dependence table:id="ct3412"/>
            <table:dependence table:id="ct3402"/>
            <table:dependence table:id="ct3392"/>
            <table:dependence table:id="ct3382"/>
            <table:dependence table:id="ct3372"/>
            <table:dependence table:id="ct3362"/>
            <table:dependence table:id="ct2842"/>
            <table:dependence table:id="ct2837"/>
            <table:dependence table:id="ct2832"/>
            <table:dependence table:id="ct2826"/>
            <table:dependence table:id="ct2821"/>
            <table:dependence table:id="ct2816"/>
            <table:dependence table:id="ct2811"/>
            <table:dependence table:id="ct2806"/>
            <table:dependence table:id="ct2801"/>
            <table:dependence table:id="ct2796"/>
            <table:dependence table:id="ct2790"/>
            <table:dependence table:id="ct2785"/>
            <table:dependence table:id="ct2780"/>
            <table:dependence table:id="ct2775"/>
            <table:dependence table:id="ct2770"/>
            <table:dependence table:id="ct2765"/>
            <table:dependence table:id="ct2760"/>
            <table:dependence table:id="ct2755"/>
            <table:dependence table:id="ct2750"/>
            <table:dependence table:id="ct2749"/>
            <table:dependence table:id="ct2748"/>
            <table:dependence table:id="ct2722"/>
            <table:dependence table:id="ct2721"/>
            <table:dependence table:id="ct2697"/>
            <table:dependence table:id="ct2694"/>
            <table:dependence table:id="ct2692"/>
            <table:dependence table:id="ct2691"/>
            <table:dependence table:id="ct2690"/>
            <table:dependence table:id="ct2689"/>
            <table:dependence table:id="ct2688"/>
            <table:dependence table:id="ct2687"/>
            <table:dependence table:id="ct2686"/>
            <table:dependence table:id="ct2685"/>
            <table:dependence table:id="ct2684"/>
            <table:dependence table:id="ct2683"/>
            <table:dependence table:id="ct2682"/>
            <table:dependence table:id="ct2681"/>
            <table:dependence table:id="ct2680"/>
            <table:dependence table:id="ct2679"/>
            <table:dependence table:id="ct2678"/>
            <table:dependence table:id="ct2677"/>
            <table:dependence table:id="ct2676"/>
            <table:dependence table:id="ct2675"/>
            <table:dependence table:id="ct2674"/>
            <table:dependence table:id="ct2673"/>
          </table:dependencies>
        </table:insertion>
        <table:cell-content-change table:id="ct2673">
          <table:cell-address table:column="0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74">
          <table:cell-address table:column="1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75">
          <table:cell-address table:column="2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76">
          <table:cell-address table:column="3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77">
          <table:cell-address table:column="4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78">
          <table:cell-address table:column="5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79">
          <table:cell-address table:column="6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80">
          <table:cell-address table:column="7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81">
          <table:cell-address table:column="8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82">
          <table:cell-address table:column="9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83">
          <table:cell-address table:column="10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84">
          <table:cell-address table:column="11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85">
          <table:cell-address table:column="12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86">
          <table:cell-address table:column="13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87">
          <table:cell-address table:column="14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88">
          <table:cell-address table:column="15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89">
          <table:cell-address table:column="16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90">
          <table:cell-address table:column="17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91">
          <table:cell-address table:column="18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92">
          <table:cell-address table:column="0" table:row="176" table:table="0"/>
          <office:change-info>
            <dc:creator>Niclas Karlsson</dc:creator>
            <dc:date>2016-08-31T10:41:15.66</dc:date>
          </office:change-info>
          <table:previous table:id="ct2673">
            <table:change-track-table-cell office:value-type="string">
              <text:p>LARGE_PLASMA_3</text:p>
            </table:change-track-table-cell>
          </table:previous>
        </table:cell-content-change>
        <table:cell-content-change table:id="ct2693">
          <table:cell-address table:column="3" table:row="176" table:table="0"/>
          <office:change-info>
            <dc:creator>Niclas Karlsson</dc:creator>
            <dc:date>2016-08-31T11:03:22.24</dc:date>
          </office:change-info>
          <table:previous table:id="ct2634">
            <table:change-track-table-cell office:value-type="string">
              <text:p>42.00</text:p>
            </table:change-track-table-cell>
          </table:previous>
        </table:cell-content-change>
        <table:cell-content-change table:id="ct2694">
          <table:cell-address table:column="3" table:row="176" table:table="0"/>
          <office:change-info>
            <dc:creator>Niclas Karlsson</dc:creator>
            <dc:date>2016-08-31T11:03:22.24</dc:date>
          </office:change-info>
          <table:previous table:id="ct2676">
            <table:change-track-table-cell office:value-type="string">
              <text:p>48.00</text:p>
            </table:change-track-table-cell>
          </table:previous>
        </table:cell-content-change>
        <table:cell-content-change table:id="ct2695">
          <table:cell-address table:column="3" table:row="176" table:table="0"/>
          <office:change-info>
            <dc:creator>Niclas Karlsson</dc:creator>
            <dc:date>2016-08-31T11:03:22.24</dc:date>
          </office:change-info>
          <table:previous table:id="ct2654">
            <table:change-track-table-cell office:value-type="string">
              <text:p>4000.00</text:p>
            </table:change-track-table-cell>
          </table:previous>
        </table:cell-content-change>
        <table:cell-content-change table:id="ct2696">
          <table:cell-address table:column="4" table:row="176" table:table="0"/>
          <office:change-info>
            <dc:creator>Niclas Karlsson</dc:creator>
            <dc:date>2016-08-31T11:03:22.24</dc:date>
          </office:change-info>
          <table:previous table:id="ct2635">
            <table:change-track-table-cell office:value-type="string">
              <text:p>71.00</text:p>
            </table:change-track-table-cell>
          </table:previous>
        </table:cell-content-change>
        <table:cell-content-change table:id="ct2697">
          <table:cell-address table:column="4" table:row="176" table:table="0"/>
          <office:change-info>
            <dc:creator>Niclas Karlsson</dc:creator>
            <dc:date>2016-08-31T11:03:22.24</dc:date>
          </office:change-info>
          <table:previous table:id="ct2677">
            <table:change-track-table-cell office:value-type="string">
              <text:p>83.00</text:p>
            </table:change-track-table-cell>
          </table:previous>
        </table:cell-content-change>
        <table:cell-content-change table:id="ct2698">
          <table:cell-address table:column="4" table:row="176" table:table="0"/>
          <office:change-info>
            <dc:creator>Niclas Karlsson</dc:creator>
            <dc:date>2016-08-31T11:03:22.24</dc:date>
          </office:change-info>
          <table:previous table:id="ct2655">
            <table:change-track-table-cell office:value-type="string">
              <text:p>6000.00</text:p>
            </table:change-track-table-cell>
          </table:previous>
        </table:cell-content-change>
        <table:cell-content-change table:id="ct2699">
          <table:cell-address table:column="0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00">
          <table:cell-address table:column="1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01">
          <table:cell-address table:column="2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02">
          <table:cell-address table:column="3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03">
          <table:cell-address table:column="4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04">
          <table:cell-address table:column="5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05">
          <table:cell-address table:column="6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06">
          <table:cell-address table:column="7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07">
          <table:cell-address table:column="8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08">
          <table:cell-address table:column="9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09">
          <table:cell-address table:column="10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10">
          <table:cell-address table:column="11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11">
          <table:cell-address table:column="12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12">
          <table:cell-address table:column="13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13">
          <table:cell-address table:column="14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14">
          <table:cell-address table:column="15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15">
          <table:cell-address table:column="16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16">
          <table:cell-address table:column="17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17">
          <table:cell-address table:column="18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18">
          <table:cell-address table:column="20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19">
          <table:cell-address table:column="3" table:row="176" table:table="0"/>
          <office:change-info>
            <dc:creator>Niclas Karlsson</dc:creator>
            <dc:date>2016-08-31T12:29:10.59</dc:date>
          </office:change-info>
          <table:previous table:id="ct2695">
            <table:change-track-table-cell office:value-type="string">
              <text:p>3000.00</text:p>
            </table:change-track-table-cell>
          </table:previous>
        </table:cell-content-change>
        <table:cell-content-change table:id="ct2720">
          <table:cell-address table:column="4" table:row="176" table:table="0"/>
          <office:change-info>
            <dc:creator>Niclas Karlsson</dc:creator>
            <dc:date>2016-08-31T12:29:17.82</dc:date>
          </office:change-info>
          <table:previous table:id="ct2698">
            <table:change-track-table-cell office:value-type="string">
              <text:p>5000.00</text:p>
            </table:change-track-table-cell>
          </table:previous>
        </table:cell-content-change>
        <table:cell-content-change table:id="ct2721">
          <table:cell-address table:column="3" table:row="176" table:table="0"/>
          <office:change-info>
            <dc:creator>Niclas Karlsson</dc:creator>
            <dc:date>2016-08-31T12:29:24.05</dc:date>
          </office:change-info>
          <table:previous table:id="ct2694">
            <table:change-track-table-cell office:value-type="string">
              <text:p>60.00</text:p>
            </table:change-track-table-cell>
          </table:previous>
        </table:cell-content-change>
        <table:cell-content-change table:id="ct2722">
          <table:cell-address table:column="4" table:row="176" table:table="0"/>
          <office:change-info>
            <dc:creator>Niclas Karlsson</dc:creator>
            <dc:date>2016-08-31T12:29:28.23</dc:date>
          </office:change-info>
          <table:previous table:id="ct2697">
            <table:change-track-table-cell office:value-type="string">
              <text:p>120.00</text:p>
            </table:change-track-table-cell>
          </table:previous>
        </table:cell-content-change>
        <table:cell-content-change table:id="ct2723">
          <table:cell-address table:column="3" table:row="176" table:table="0"/>
          <office:change-info>
            <dc:creator>Niclas Karlsson</dc:creator>
            <dc:date>2016-08-31T12:29:39.55</dc:date>
          </office:change-info>
          <table:previous table:id="ct2693">
            <table:change-track-table-cell office:value-type="string">
              <text:p>50.00</text:p>
            </table:change-track-table-cell>
          </table:previous>
        </table:cell-content-change>
        <table:cell-content-change table:id="ct2724">
          <table:cell-address table:column="4" table:row="176" table:table="0"/>
          <office:change-info>
            <dc:creator>Niclas Karlsson</dc:creator>
            <dc:date>2016-08-31T12:29:42.89</dc:date>
          </office:change-info>
          <table:previous table:id="ct2696">
            <table:change-track-table-cell office:value-type="string">
              <text:p>100.00</text:p>
            </table:change-track-table-cell>
          </table:previous>
        </table:cell-content-change>
        <table:cell-content-change table:id="ct2725">
          <table:cell-address table:column="0" table:row="176" table:table="0"/>
          <office:change-info>
            <dc:creator>Niclas Karlsson</dc:creator>
            <dc:date>2016-08-31T12:29:52.75</dc:date>
          </office:change-info>
          <table:previous table:id="ct2699">
            <table:change-track-table-cell office:value-type="string">
              <text:p>key</text:p>
            </table:change-track-table-cell>
          </table:previous>
        </table:cell-content-change>
        <table:cell-content-change table:id="ct2726">
          <table:cell-address table:column="1" table:row="176" table:table="0"/>
          <office:change-info>
            <dc:creator>Niclas Karlsson</dc:creator>
            <dc:date>2016-08-31T12:29:52.75</dc:date>
          </office:change-info>
          <table:previous table:id="ct2700">
            <table:change-track-table-cell office:value-type="string">
              <text:p>cost</text:p>
            </table:change-track-table-cell>
          </table:previous>
        </table:cell-content-change>
        <table:cell-content-change table:id="ct2727">
          <table:cell-address table:column="2" table:row="176" table:table="0"/>
          <office:change-info>
            <dc:creator>Niclas Karlsson</dc:creator>
            <dc:date>2016-08-31T12:29:52.75</dc:date>
          </office:change-info>
          <table:previous table:id="ct2701">
            <table:change-track-table-cell office:value-type="string">
              <text:p>power</text:p>
            </table:change-track-table-cell>
          </table:previous>
        </table:cell-content-change>
        <table:cell-content-change table:id="ct2728">
          <table:cell-address table:column="3" table:row="176" table:table="0"/>
          <office:change-info>
            <dc:creator>Niclas Karlsson</dc:creator>
            <dc:date>2016-08-31T12:29:52.75</dc:date>
          </office:change-info>
          <table:previous table:id="ct2702">
            <table:change-track-table-cell office:value-type="string">
              <text:p>min_damage</text:p>
            </table:change-track-table-cell>
          </table:previous>
        </table:cell-content-change>
        <table:cell-content-change table:id="ct2729">
          <table:cell-address table:column="4" table:row="176" table:table="0"/>
          <office:change-info>
            <dc:creator>Niclas Karlsson</dc:creator>
            <dc:date>2016-08-31T12:29:52.75</dc:date>
          </office:change-info>
          <table:previous table:id="ct2703">
            <table:change-track-table-cell office:value-type="string">
              <text:p>max_damage</text:p>
            </table:change-track-table-cell>
          </table:previous>
        </table:cell-content-change>
        <table:cell-content-change table:id="ct2730">
          <table:cell-address table:column="5" table:row="176" table:table="0"/>
          <office:change-info>
            <dc:creator>Niclas Karlsson</dc:creator>
            <dc:date>2016-08-31T12:29:52.75</dc:date>
          </office:change-info>
          <table:previous table:id="ct2704">
            <table:change-track-table-cell office:value-type="string">
              <text:p>shield_damage</text:p>
            </table:change-track-table-cell>
          </table:previous>
        </table:cell-content-change>
        <table:cell-content-change table:id="ct2731">
          <table:cell-address table:column="6" table:row="176" table:table="0"/>
          <office:change-info>
            <dc:creator>Niclas Karlsson</dc:creator>
            <dc:date>2016-08-31T12:29:52.75</dc:date>
          </office:change-info>
          <table:previous table:id="ct2705">
            <table:change-track-table-cell office:value-type="string">
              <text:p>shield_penetration</text:p>
            </table:change-track-table-cell>
          </table:previous>
        </table:cell-content-change>
        <table:cell-content-change table:id="ct2732">
          <table:cell-address table:column="7" table:row="176" table:table="0"/>
          <office:change-info>
            <dc:creator>Niclas Karlsson</dc:creator>
            <dc:date>2016-08-31T12:29:52.75</dc:date>
          </office:change-info>
          <table:previous table:id="ct2706">
            <table:change-track-table-cell office:value-type="string">
              <text:p>armor_penetration</text:p>
            </table:change-track-table-cell>
          </table:previous>
        </table:cell-content-change>
        <table:cell-content-change table:id="ct2733">
          <table:cell-address table:column="8" table:row="176" table:table="0"/>
          <office:change-info>
            <dc:creator>Niclas Karlsson</dc:creator>
            <dc:date>2016-08-31T12:29:52.75</dc:date>
          </office:change-info>
          <table:previous table:id="ct2707">
            <table:change-track-table-cell office:value-type="string">
              <text:p>min_windup</text:p>
            </table:change-track-table-cell>
          </table:previous>
        </table:cell-content-change>
        <table:cell-content-change table:id="ct2734">
          <table:cell-address table:column="9" table:row="176" table:table="0"/>
          <office:change-info>
            <dc:creator>Niclas Karlsson</dc:creator>
            <dc:date>2016-08-31T12:29:52.75</dc:date>
          </office:change-info>
          <table:previous table:id="ct2708">
            <table:change-track-table-cell office:value-type="string">
              <text:p>max_windup</text:p>
            </table:change-track-table-cell>
          </table:previous>
        </table:cell-content-change>
        <table:cell-content-change table:id="ct2735">
          <table:cell-address table:column="10" table:row="176" table:table="0"/>
          <office:change-info>
            <dc:creator>Niclas Karlsson</dc:creator>
            <dc:date>2016-08-31T12:29:52.75</dc:date>
          </office:change-info>
          <table:previous table:id="ct2709">
            <table:change-track-table-cell office:value-type="string">
              <text:p>cooldown</text:p>
            </table:change-track-table-cell>
          </table:previous>
        </table:cell-content-change>
        <table:cell-content-change table:id="ct2736">
          <table:cell-address table:column="11" table:row="176" table:table="0"/>
          <office:change-info>
            <dc:creator>Niclas Karlsson</dc:creator>
            <dc:date>2016-08-31T12:29:52.75</dc:date>
          </office:change-info>
          <table:previous table:id="ct2710">
            <table:change-track-table-cell office:value-type="string">
              <text:p>range</text:p>
            </table:change-track-table-cell>
          </table:previous>
        </table:cell-content-change>
        <table:cell-content-change table:id="ct2737">
          <table:cell-address table:column="12" table:row="176" table:table="0"/>
          <office:change-info>
            <dc:creator>Niclas Karlsson</dc:creator>
            <dc:date>2016-08-31T12:29:52.75</dc:date>
          </office:change-info>
          <table:previous table:id="ct2711">
            <table:change-track-table-cell office:value-type="string">
              <text:p>accuracy</text:p>
            </table:change-track-table-cell>
          </table:previous>
        </table:cell-content-change>
        <table:cell-content-change table:id="ct2738">
          <table:cell-address table:column="13" table:row="176" table:table="0"/>
          <office:change-info>
            <dc:creator>Niclas Karlsson</dc:creator>
            <dc:date>2016-08-31T12:29:52.75</dc:date>
          </office:change-info>
          <table:previous table:id="ct2712">
            <table:change-track-table-cell office:value-type="string">
              <text:p>tracking</text:p>
            </table:change-track-table-cell>
          </table:previous>
        </table:cell-content-change>
        <table:cell-content-change table:id="ct2739">
          <table:cell-address table:column="14" table:row="176" table:table="0"/>
          <office:change-info>
            <dc:creator>Niclas Karlsson</dc:creator>
            <dc:date>2016-08-31T12:29:52.75</dc:date>
          </office:change-info>
          <table:previous table:id="ct2713">
            <table:change-track-table-cell office:value-type="string">
              <text:p>missile_speed</text:p>
            </table:change-track-table-cell>
          </table:previous>
        </table:cell-content-change>
        <table:cell-content-change table:id="ct2740">
          <table:cell-address table:column="15" table:row="176" table:table="0"/>
          <office:change-info>
            <dc:creator>Niclas Karlsson</dc:creator>
            <dc:date>2016-08-31T12:29:52.75</dc:date>
          </office:change-info>
          <table:previous table:id="ct2714">
            <table:change-track-table-cell office:value-type="string">
              <text:p>missile_evasion</text:p>
            </table:change-track-table-cell>
          </table:previous>
        </table:cell-content-change>
        <table:cell-content-change table:id="ct2741">
          <table:cell-address table:column="16" table:row="176" table:table="0"/>
          <office:change-info>
            <dc:creator>Niclas Karlsson</dc:creator>
            <dc:date>2016-08-31T12:29:52.75</dc:date>
          </office:change-info>
          <table:previous table:id="ct2715">
            <table:change-track-table-cell office:value-type="string">
              <text:p>missile_health</text:p>
            </table:change-track-table-cell>
          </table:previous>
        </table:cell-content-change>
        <table:cell-content-change table:id="ct2742">
          <table:cell-address table:column="17" table:row="176" table:table="0"/>
          <office:change-info>
            <dc:creator>Niclas Karlsson</dc:creator>
            <dc:date>2016-08-31T12:29:52.75</dc:date>
          </office:change-info>
          <table:previous table:id="ct2716">
            <table:change-track-table-cell office:value-type="string">
              <text:p>missile_armor</text:p>
            </table:change-track-table-cell>
          </table:previous>
        </table:cell-content-change>
        <table:cell-content-change table:id="ct2743">
          <table:cell-address table:column="18" table:row="176" table:table="0"/>
          <office:change-info>
            <dc:creator>Niclas Karlsson</dc:creator>
            <dc:date>2016-08-31T12:29:52.75</dc:date>
          </office:change-info>
          <table:previous table:id="ct2717">
            <table:change-track-table-cell office:value-type="string">
              <text:p>missile_shield</text:p>
            </table:change-track-table-cell>
          </table:previous>
        </table:cell-content-change>
        <table:cell-content-change table:id="ct2744">
          <table:cell-address table:column="20" table:row="176" table:table="0"/>
          <office:change-info>
            <dc:creator>Niclas Karlsson</dc:creator>
            <dc:date>2016-08-31T12:29:52.75</dc:date>
          </office:change-info>
          <table:previous table:id="ct2718">
            <table:change-track-table-cell office:value-type="string">
              <text:p>end</text:p>
            </table:change-track-table-cell>
          </table:previous>
        </table:cell-content-change>
        <table:deletion table:id="ct2745" table:type="row" table:position="176" table:table="0" table:multi-deletion-spanned="5">
          <office:change-info>
            <dc:creator>Niclas Karlsson</dc:creator>
            <dc:date>2016-08-31T13:42:41.07</dc:date>
          </office:change-info>
          <table:deletions>
            <table:cell-content-deletion>
              <table:cell-address table:column="15" table:row="176" table:table="0"/>
              <table:change-track-table-cell office:value-type="string">
                <text:p>0.00</text:p>
              </table:change-track-table-cell>
            </table:cell-content-deletion>
            <table:cell-content-deletion table:id="ct2361">
              <table:change-track-table-cell office:value-type="string">
                <text:p>0.00</text:p>
              </table:change-track-table-cell>
            </table:cell-content-deletion>
            <table:cell-content-deletion table:id="ct2224">
              <table:change-track-table-cell office:value-type="string">
                <text:p>0.00</text:p>
              </table:change-track-table-cell>
            </table:cell-content-deletion>
            <table:cell-content-deletion table:id="ct2088">
              <table:change-track-table-cell office:value-type="string">
                <text:p>0.00</text:p>
              </table:change-track-table-cell>
            </table:cell-content-deletion>
            <table:cell-content-deletion table:id="ct1813">
              <table:change-track-table-cell office:value-type="string">
                <text:p>0.00</text:p>
              </table:change-track-table-cell>
            </table:cell-content-deletion>
            <table:cell-content-deletion table:id="ct1529">
              <table:change-track-table-cell office:value-type="string">
                <text:p>0.60</text:p>
              </table:change-track-table-cell>
            </table:cell-content-deletion>
            <table:cell-content-deletion table:id="ct1558">
              <table:change-track-table-cell office:value-type="string">
                <text:p>0.00</text:p>
              </table:change-track-table-cell>
            </table:cell-content-deletion>
            <table:cell-content-deletion table:id="ct1557">
              <table:change-track-table-cell office:value-type="string">
                <text:p>0.90</text:p>
              </table:change-track-table-cell>
            </table:cell-content-deletion>
            <table:cell-content-deletion table:id="ct1555">
              <table:change-track-table-cell office:value-type="string">
                <text:p>30.00</text:p>
              </table:change-track-table-cell>
            </table:cell-content-deletion>
            <table:cell-content-deletion table:id="ct1553">
              <table:change-track-table-cell office:value-type="string">
                <text:p>25.00</text:p>
              </table:change-track-table-cell>
            </table:cell-content-deletion>
            <table:cell-content-deletion table:id="ct1551">
              <table:change-track-table-cell office:value-type="string">
                <text:p>23.00</text:p>
              </table:change-track-table-cell>
            </table:cell-content-deletion>
            <table:cell-content-deletion table:id="ct1549">
              <table:change-track-table-cell office:value-type="string">
                <text:p>2.00</text:p>
              </table:change-track-table-cell>
            </table:cell-content-deletion>
            <table:cell-content-deletion table:id="ct1679">
              <table:change-track-table-cell office:value-type="string">
                <text:p>0.15</text:p>
              </table:change-track-table-cell>
            </table:cell-content-deletion>
            <table:cell-content-deletion table:id="ct1547">
              <table:change-track-table-cell office:value-type="string">
                <text:p>0.00</text:p>
              </table:change-track-table-cell>
            </table:cell-content-deletion>
            <table:cell-content-deletion table:id="ct773">
              <table:change-track-table-cell office:value-type="string">
                <text:p>0.80</text:p>
              </table:change-track-table-cell>
            </table:cell-content-deletion>
            <table:cell-content-deletion table:id="ct1546">
              <table:change-track-table-cell office:value-type="string">
                <text:p>12.00</text:p>
              </table:change-track-table-cell>
            </table:cell-content-deletion>
            <table:cell-content-deletion table:id="ct1545">
              <table:change-track-table-cell office:value-type="string">
                <text:p>8.00</text:p>
              </table:change-track-table-cell>
            </table:cell-content-deletion>
            <table:cell-content-deletion table:id="ct1158">
              <table:change-track-table-cell office:value-type="string">
                <text:p>-7.5</text:p>
              </table:change-track-table-cell>
            </table:cell-content-deletion>
            <table:cell-content-deletion table:id="ct1544">
              <table:change-track-table-cell office:value-type="string">
                <text:p>7.50</text:p>
              </table:change-track-table-cell>
            </table:cell-content-deletion>
            <table:cell-content-deletion table:id="ct509">
              <table:change-track-table-cell office:value-type="string">
                <text:p>SMALL_EVENT_UV_LASER</text:p>
              </table:change-track-table-cell>
            </table:cell-content-deletion>
          </table:deletions>
        </table:deletion>
        <table:deletion table:id="ct2746" table:type="row" table:position="176" table:table="0">
          <office:change-info>
            <dc:creator>Niclas Karlsson</dc:creator>
            <dc:date>2016-08-31T13:42:41.07</dc:date>
          </office:change-info>
          <table:deletions>
            <table:cell-content-deletion>
              <table:cell-address table:column="15" table:row="176" table:table="0"/>
              <table:change-track-table-cell office:value-type="string">
                <text:p>0.00</text:p>
              </table:change-track-table-cell>
            </table:cell-content-deletion>
            <table:change-deletion table:id="ct2745"/>
            <table:cell-content-deletion table:id="ct2362">
              <table:change-track-table-cell office:value-type="string">
                <text:p>0.00</text:p>
              </table:change-track-table-cell>
            </table:cell-content-deletion>
            <table:cell-content-deletion table:id="ct2225">
              <table:change-track-table-cell office:value-type="string">
                <text:p>0.00</text:p>
              </table:change-track-table-cell>
            </table:cell-content-deletion>
            <table:cell-content-deletion table:id="ct2089">
              <table:change-track-table-cell office:value-type="string">
                <text:p>0.00</text:p>
              </table:change-track-table-cell>
            </table:cell-content-deletion>
            <table:cell-content-deletion table:id="ct1814">
              <table:change-track-table-cell office:value-type="string">
                <text:p>0.00</text:p>
              </table:change-track-table-cell>
            </table:cell-content-deletion>
            <table:cell-content-deletion table:id="ct1530">
              <table:change-track-table-cell office:value-type="string">
                <text:p>0.30</text:p>
              </table:change-track-table-cell>
            </table:cell-content-deletion>
            <table:cell-content-deletion table:id="ct1559">
              <table:change-track-table-cell office:value-type="string">
                <text:p>0.00</text:p>
              </table:change-track-table-cell>
            </table:cell-content-deletion>
            <table:cell-content-deletion table:id="ct534">
              <table:change-track-table-cell office:value-type="string">
                <text:p>0.85</text:p>
              </table:change-track-table-cell>
            </table:cell-content-deletion>
            <table:cell-content-deletion table:id="ct1556">
              <table:change-track-table-cell office:value-type="string">
                <text:p>30.00</text:p>
              </table:change-track-table-cell>
            </table:cell-content-deletion>
            <table:cell-content-deletion table:id="ct1554">
              <table:change-track-table-cell office:value-type="string">
                <text:p>25.00</text:p>
              </table:change-track-table-cell>
            </table:cell-content-deletion>
            <table:cell-content-deletion table:id="ct1552">
              <table:change-track-table-cell office:value-type="string">
                <text:p>23.00</text:p>
              </table:change-track-table-cell>
            </table:cell-content-deletion>
            <table:cell-content-deletion table:id="ct1550">
              <table:change-track-table-cell office:value-type="string">
                <text:p>2.00</text:p>
              </table:change-track-table-cell>
            </table:cell-content-deletion>
            <table:cell-content-deletion table:id="ct1680">
              <table:change-track-table-cell office:value-type="string">
                <text:p>0.30</text:p>
              </table:change-track-table-cell>
            </table:cell-content-deletion>
            <table:cell-content-deletion table:id="ct1548">
              <table:change-track-table-cell office:value-type="string">
                <text:p>0.00</text:p>
              </table:change-track-table-cell>
            </table:cell-content-deletion>
            <table:cell-content-deletion table:id="ct774">
              <table:change-track-table-cell office:value-type="string">
                <text:p>0.80</text:p>
              </table:change-track-table-cell>
            </table:cell-content-deletion>
            <table:cell-content-deletion table:id="ct772">
              <table:change-track-table-cell office:value-type="string">
                <text:p>26.00</text:p>
              </table:change-track-table-cell>
            </table:cell-content-deletion>
            <table:cell-content-deletion table:id="ct770">
              <table:change-track-table-cell office:value-type="string">
                <text:p>16.00</text:p>
              </table:change-track-table-cell>
            </table:cell-content-deletion>
            <table:cell-content-deletion table:id="ct1561">
              <table:change-track-table-cell office:value-type="string">
                <text:p>-15.00</text:p>
              </table:change-track-table-cell>
            </table:cell-content-deletion>
            <table:cell-content-deletion table:id="ct1560">
              <table:change-track-table-cell office:value-type="string">
                <text:p>15.00</text:p>
              </table:change-track-table-cell>
            </table:cell-content-deletion>
            <table:cell-content-deletion table:id="ct510">
              <table:change-track-table-cell office:value-type="string">
                <text:p>MEDIUM_EVENT_UV_LASER</text:p>
              </table:change-track-table-cell>
            </table:cell-content-deletion>
          </table:deletions>
        </table:deletion>
        <table:deletion table:id="ct2747" table:type="row" table:position="176" table:table="0">
          <office:change-info>
            <dc:creator>Niclas Karlsson</dc:creator>
            <dc:date>2016-08-31T13:42:41.07</dc:date>
          </office:change-info>
          <table:deletions>
            <table:change-deletion table:id="ct2746"/>
            <table:cell-content-deletion table:id="ct2649">
              <table:change-track-table-cell office:value-type="string">
                <text:p>0.00</text:p>
              </table:change-track-table-cell>
            </table:cell-content-deletion>
            <table:cell-content-deletion table:id="ct2648">
              <table:change-track-table-cell office:value-type="string">
                <text:p>0.00</text:p>
              </table:change-track-table-cell>
            </table:cell-content-deletion>
            <table:cell-content-deletion table:id="ct2647">
              <table:change-track-table-cell office:value-type="string">
                <text:p>0.00</text:p>
              </table:change-track-table-cell>
            </table:cell-content-deletion>
            <table:cell-content-deletion table:id="ct2646">
              <table:change-track-table-cell office:value-type="string">
                <text:p>0.00</text:p>
              </table:change-track-table-cell>
            </table:cell-content-deletion>
            <table:cell-content-deletion table:id="ct2645">
              <table:change-track-table-cell office:value-type="string">
                <text:p>0.00</text:p>
              </table:change-track-table-cell>
            </table:cell-content-deletion>
            <table:cell-content-deletion table:id="ct2644">
              <table:change-track-table-cell office:value-type="float" office:value="36647"/>
            </table:cell-content-deletion>
            <table:cell-content-deletion table:id="ct2643">
              <table:change-track-table-cell office:value-type="string">
                <text:p>0.80</text:p>
              </table:change-track-table-cell>
            </table:cell-content-deletion>
            <table:cell-content-deletion table:id="ct2642">
              <table:change-track-table-cell office:value-type="string">
                <text:p>70.00</text:p>
              </table:change-track-table-cell>
            </table:cell-content-deletion>
            <table:cell-content-deletion table:id="ct2641">
              <table:change-track-table-cell office:value-type="string">
                <text:p>25.00</text:p>
              </table:change-track-table-cell>
            </table:cell-content-deletion>
            <table:cell-content-deletion table:id="ct2640">
              <table:change-track-table-cell office:value-type="string">
                <text:p>23.00</text:p>
              </table:change-track-table-cell>
            </table:cell-content-deletion>
            <table:cell-content-deletion table:id="ct2639">
              <table:change-track-table-cell office:value-type="string">
                <text:p>2.00</text:p>
              </table:change-track-table-cell>
            </table:cell-content-deletion>
            <table:cell-content-deletion table:id="ct2638">
              <table:change-track-table-cell office:value-type="string">
                <text:p>0.60</text:p>
              </table:change-track-table-cell>
            </table:cell-content-deletion>
            <table:cell-content-deletion table:id="ct2637">
              <table:change-track-table-cell office:value-type="string">
                <text:p>0.00</text:p>
              </table:change-track-table-cell>
            </table:cell-content-deletion>
            <table:cell-content-deletion table:id="ct2636">
              <table:change-track-table-cell office:value-type="string">
                <text:p>0.80</text:p>
              </table:change-track-table-cell>
            </table:cell-content-deletion>
            <table:cell-content-deletion table:id="ct2724">
              <table:change-track-table-cell office:value-type="string">
                <text:p>150.00</text:p>
              </table:change-track-table-cell>
            </table:cell-content-deletion>
            <table:cell-content-deletion table:id="ct2723">
              <table:change-track-table-cell office:value-type="string">
                <text:p>100.00</text:p>
              </table:change-track-table-cell>
            </table:cell-content-deletion>
            <table:cell-content-deletion table:id="ct2633">
              <table:change-track-table-cell office:value-type="string">
                <text:p>-50.00</text:p>
              </table:change-track-table-cell>
            </table:cell-content-deletion>
            <table:cell-content-deletion table:id="ct2632">
              <table:change-track-table-cell office:value-type="string">
                <text:p>50.00</text:p>
              </table:change-track-table-cell>
            </table:cell-content-deletion>
            <table:cell-content-deletion table:id="ct2671">
              <table:change-track-table-cell office:value-type="string">
                <text:p>STELLARITE_LARGE_LASER</text:p>
              </table:change-track-table-cell>
            </table:cell-content-deletion>
          </table:deletions>
        </table:deletion>
        <table:deletion table:id="ct2748" table:type="row" table:position="176" table:table="0">
          <office:change-info>
            <dc:creator>Niclas Karlsson</dc:creator>
            <dc:date>2016-08-31T13:42:41.07</dc:date>
          </office:change-info>
          <table:deletions>
            <table:change-deletion table:id="ct2747"/>
            <table:cell-content-deletion table:id="ct2691">
              <table:change-track-table-cell office:value-type="string">
                <text:p>0.00</text:p>
              </table:change-track-table-cell>
            </table:cell-content-deletion>
            <table:cell-content-deletion table:id="ct2690">
              <table:change-track-table-cell office:value-type="string">
                <text:p>0.00</text:p>
              </table:change-track-table-cell>
            </table:cell-content-deletion>
            <table:cell-content-deletion table:id="ct2689">
              <table:change-track-table-cell office:value-type="string">
                <text:p>0.00</text:p>
              </table:change-track-table-cell>
            </table:cell-content-deletion>
            <table:cell-content-deletion table:id="ct2688">
              <table:change-track-table-cell office:value-type="string">
                <text:p>0.00</text:p>
              </table:change-track-table-cell>
            </table:cell-content-deletion>
            <table:cell-content-deletion table:id="ct2687">
              <table:change-track-table-cell office:value-type="string">
                <text:p>0.00</text:p>
              </table:change-track-table-cell>
            </table:cell-content-deletion>
            <table:cell-content-deletion table:id="ct2686">
              <table:change-track-table-cell office:value-type="float" office:value="36647"/>
            </table:cell-content-deletion>
            <table:cell-content-deletion table:id="ct2685">
              <table:change-track-table-cell office:value-type="string">
                <text:p>0.75</text:p>
              </table:change-track-table-cell>
            </table:cell-content-deletion>
            <table:cell-content-deletion table:id="ct2684">
              <table:change-track-table-cell office:value-type="string">
                <text:p>80.00</text:p>
              </table:change-track-table-cell>
            </table:cell-content-deletion>
            <table:cell-content-deletion table:id="ct2683">
              <table:change-track-table-cell office:value-type="string">
                <text:p>30.00</text:p>
              </table:change-track-table-cell>
            </table:cell-content-deletion>
            <table:cell-content-deletion table:id="ct2682">
              <table:change-track-table-cell office:value-type="string">
                <text:p>25.00</text:p>
              </table:change-track-table-cell>
            </table:cell-content-deletion>
            <table:cell-content-deletion table:id="ct2681">
              <table:change-track-table-cell office:value-type="string">
                <text:p>2.00</text:p>
              </table:change-track-table-cell>
            </table:cell-content-deletion>
            <table:cell-content-deletion table:id="ct2680">
              <table:change-track-table-cell office:value-type="string">
                <text:p>0.90</text:p>
              </table:change-track-table-cell>
            </table:cell-content-deletion>
            <table:cell-content-deletion table:id="ct2679">
              <table:change-track-table-cell office:value-type="string">
                <text:p>0.00</text:p>
              </table:change-track-table-cell>
            </table:cell-content-deletion>
            <table:cell-content-deletion table:id="ct2678">
              <table:change-track-table-cell office:value-type="string">
                <text:p>0.80</text:p>
              </table:change-track-table-cell>
            </table:cell-content-deletion>
            <table:cell-content-deletion table:id="ct2722">
              <table:change-track-table-cell office:value-type="string">
                <text:p>200.00</text:p>
              </table:change-track-table-cell>
            </table:cell-content-deletion>
            <table:cell-content-deletion table:id="ct2721">
              <table:change-track-table-cell office:value-type="string">
                <text:p>150.00</text:p>
              </table:change-track-table-cell>
            </table:cell-content-deletion>
            <table:cell-content-deletion table:id="ct2675">
              <table:change-track-table-cell office:value-type="string">
                <text:p>-50.00</text:p>
              </table:change-track-table-cell>
            </table:cell-content-deletion>
            <table:cell-content-deletion table:id="ct2674">
              <table:change-track-table-cell office:value-type="string">
                <text:p>50.00</text:p>
              </table:change-track-table-cell>
            </table:cell-content-deletion>
            <table:cell-content-deletion table:id="ct2692">
              <table:change-track-table-cell office:value-type="string">
                <text:p>STELLARITE_LARGE_PLASMA</text:p>
              </table:change-track-table-cell>
            </table:cell-content-deletion>
            <table:change-deletion table:id="ct2672"/>
          </table:deletions>
        </table:deletion>
        <table:deletion table:id="ct2749" table:type="row" table:position="176" table:table="0">
          <office:change-info>
            <dc:creator>Niclas Karlsson</dc:creator>
            <dc:date>2016-08-31T13:42:41.07</dc:date>
          </office:change-info>
          <table:deletions>
            <table:change-deletion table:id="ct2748"/>
            <table:cell-content-deletion table:id="ct2669">
              <table:change-track-table-cell office:value-type="string">
                <text:p>0.00</text:p>
              </table:change-track-table-cell>
            </table:cell-content-deletion>
            <table:cell-content-deletion table:id="ct2668">
              <table:change-track-table-cell office:value-type="string">
                <text:p>0.00</text:p>
              </table:change-track-table-cell>
            </table:cell-content-deletion>
            <table:cell-content-deletion table:id="ct2667">
              <table:change-track-table-cell office:value-type="string">
                <text:p>0.00</text:p>
              </table:change-track-table-cell>
            </table:cell-content-deletion>
            <table:cell-content-deletion table:id="ct2666">
              <table:change-track-table-cell office:value-type="string">
                <text:p>0.00</text:p>
              </table:change-track-table-cell>
            </table:cell-content-deletion>
            <table:cell-content-deletion table:id="ct2665">
              <table:change-track-table-cell office:value-type="string">
                <text:p>0.00</text:p>
              </table:change-track-table-cell>
            </table:cell-content-deletion>
            <table:cell-content-deletion table:id="ct2664">
              <table:change-track-table-cell office:value-type="string">
                <text:p>0.00</text:p>
              </table:change-track-table-cell>
            </table:cell-content-deletion>
            <table:cell-content-deletion table:id="ct2663">
              <table:change-track-table-cell office:value-type="string">
                <text:p>0.85</text:p>
              </table:change-track-table-cell>
            </table:cell-content-deletion>
            <table:cell-content-deletion table:id="ct2662">
              <table:change-track-table-cell office:value-type="string">
                <text:p>150.00</text:p>
              </table:change-track-table-cell>
            </table:cell-content-deletion>
            <table:cell-content-deletion table:id="ct2661">
              <table:change-track-table-cell office:value-type="string">
                <text:p>300.00</text:p>
              </table:change-track-table-cell>
            </table:cell-content-deletion>
            <table:cell-content-deletion table:id="ct2660">
              <table:change-track-table-cell office:value-type="string">
                <text:p>45.00</text:p>
              </table:change-track-table-cell>
            </table:cell-content-deletion>
            <table:cell-content-deletion table:id="ct2659">
              <table:change-track-table-cell office:value-type="string">
                <text:p>30.00</text:p>
              </table:change-track-table-cell>
            </table:cell-content-deletion>
            <table:cell-content-deletion table:id="ct2658">
              <table:change-track-table-cell office:value-type="string">
                <text:p>0.90</text:p>
              </table:change-track-table-cell>
            </table:cell-content-deletion>
            <table:cell-content-deletion table:id="ct2657">
              <table:change-track-table-cell office:value-type="string">
                <text:p>0.00</text:p>
              </table:change-track-table-cell>
            </table:cell-content-deletion>
            <table:cell-content-deletion table:id="ct2656">
              <table:change-track-table-cell office:value-type="string">
                <text:p>0.75</text:p>
              </table:change-track-table-cell>
            </table:cell-content-deletion>
            <table:cell-content-deletion table:id="ct2720">
              <table:change-track-table-cell office:value-type="string">
                <text:p>7500.00</text:p>
              </table:change-track-table-cell>
            </table:cell-content-deletion>
            <table:cell-content-deletion table:id="ct2719">
              <table:change-track-table-cell office:value-type="string">
                <text:p>5000.00</text:p>
              </table:change-track-table-cell>
            </table:cell-content-deletion>
            <table:cell-content-deletion table:id="ct2653">
              <table:change-track-table-cell office:value-type="string">
                <text:p>-300.00</text:p>
              </table:change-track-table-cell>
            </table:cell-content-deletion>
            <table:cell-content-deletion table:id="ct2652">
              <table:change-track-table-cell office:value-type="string">
                <text:p>300.00</text:p>
              </table:change-track-table-cell>
            </table:cell-content-deletion>
            <table:cell-content-deletion table:id="ct2670">
              <table:change-track-table-cell office:value-type="string">
                <text:p>STELLARITE_TITAN_LASER</text:p>
              </table:change-track-table-cell>
            </table:cell-content-deletion>
          </table:deletions>
        </table:deletion>
        <table:cell-content-change table:id="ct2750">
          <table:cell-address table:column="16" table:row="176" table:table="0"/>
          <office:change-info>
            <dc:creator>Niclas Karlsson</dc:creator>
            <dc:date>2016-08-31T13:48:01.27</dc:date>
          </office:change-info>
          <table:previous>
            <table:change-track-table-cell/>
          </table:previous>
        </table:cell-content-change>
        <table:cell-content-change table:id="ct2751">
          <table:cell-address table:column="16" table:row="176" table:table="0"/>
          <office:change-info>
            <dc:creator>Niclas Karlsson</dc:creator>
            <dc:date>2016-08-31T13:48:01.52</dc:date>
          </office:change-info>
          <table:previous>
            <table:change-track-table-cell/>
          </table:previous>
        </table:cell-content-change>
        <table:cell-content-change table:id="ct2752">
          <table:cell-address table:column="16" table:row="176" table:table="0"/>
          <office:change-info>
            <dc:creator>Niclas Karlsson</dc:creator>
            <dc:date>2016-08-31T13:48:01.76</dc:date>
          </office:change-info>
          <table:previous table:id="ct2741">
            <table:change-track-table-cell/>
          </table:previous>
        </table:cell-content-change>
        <table:cell-content-change table:id="ct2753">
          <table:cell-address table:column="16" table:row="176" table:table="0"/>
          <office:change-info>
            <dc:creator>Niclas Karlsson</dc:creator>
            <dc:date>2016-08-31T13:48:02.02</dc:date>
          </office:change-info>
          <table:previous>
            <table:change-track-table-cell/>
          </table:previous>
        </table:cell-content-change>
        <table:cell-content-change table:id="ct2754">
          <table:cell-address table:column="16" table:row="176" table:table="0"/>
          <office:change-info>
            <dc:creator>Niclas Karlsson</dc:creator>
            <dc:date>2016-08-31T13:48:02.64</dc:date>
          </office:change-info>
          <table:previous>
            <table:change-track-table-cell/>
          </table:previous>
        </table:cell-content-change>
        <table:cell-content-change table:id="ct2755">
          <table:cell-address table:column="17" table:row="176" table:table="0"/>
          <office:change-info>
            <dc:creator>Niclas Karlsson</dc:creator>
            <dc:date>2016-08-31T13:48:04.61</dc:date>
          </office:change-info>
          <table:previous>
            <table:change-track-table-cell/>
          </table:previous>
        </table:cell-content-change>
        <table:cell-content-change table:id="ct2756">
          <table:cell-address table:column="17" table:row="176" table:table="0"/>
          <office:change-info>
            <dc:creator>Niclas Karlsson</dc:creator>
            <dc:date>2016-08-31T13:48:05.11</dc:date>
          </office:change-info>
          <table:previous>
            <table:change-track-table-cell/>
          </table:previous>
        </table:cell-content-change>
        <table:cell-content-change table:id="ct2757">
          <table:cell-address table:column="17" table:row="176" table:table="0"/>
          <office:change-info>
            <dc:creator>Niclas Karlsson</dc:creator>
            <dc:date>2016-08-31T13:48:05.37</dc:date>
          </office:change-info>
          <table:previous table:id="ct2742">
            <table:change-track-table-cell/>
          </table:previous>
        </table:cell-content-change>
        <table:cell-content-change table:id="ct2758">
          <table:cell-address table:column="17" table:row="176" table:table="0"/>
          <office:change-info>
            <dc:creator>Niclas Karlsson</dc:creator>
            <dc:date>2016-08-31T13:48:05.64</dc:date>
          </office:change-info>
          <table:previous>
            <table:change-track-table-cell/>
          </table:previous>
        </table:cell-content-change>
        <table:cell-content-change table:id="ct2759">
          <table:cell-address table:column="17" table:row="176" table:table="0"/>
          <office:change-info>
            <dc:creator>Niclas Karlsson</dc:creator>
            <dc:date>2016-08-31T13:48:05.92</dc:date>
          </office:change-info>
          <table:previous>
            <table:change-track-table-cell/>
          </table:previous>
        </table:cell-content-change>
        <table:cell-content-change table:id="ct2760">
          <table:cell-address table:column="18" table:row="176" table:table="0"/>
          <office:change-info>
            <dc:creator>Niclas Karlsson</dc:creator>
            <dc:date>2016-08-31T13:48:07.73</dc:date>
          </office:change-info>
          <table:previous>
            <table:change-track-table-cell/>
          </table:previous>
        </table:cell-content-change>
        <table:cell-content-change table:id="ct2761">
          <table:cell-address table:column="18" table:row="176" table:table="0"/>
          <office:change-info>
            <dc:creator>Niclas Karlsson</dc:creator>
            <dc:date>2016-08-31T13:48:08.01</dc:date>
          </office:change-info>
          <table:previous>
            <table:change-track-table-cell/>
          </table:previous>
        </table:cell-content-change>
        <table:cell-content-change table:id="ct2762">
          <table:cell-address table:column="18" table:row="176" table:table="0"/>
          <office:change-info>
            <dc:creator>Niclas Karlsson</dc:creator>
            <dc:date>2016-08-31T13:48:08.34</dc:date>
          </office:change-info>
          <table:previous table:id="ct2743">
            <table:change-track-table-cell/>
          </table:previous>
        </table:cell-content-change>
        <table:cell-content-change table:id="ct2763">
          <table:cell-address table:column="18" table:row="176" table:table="0"/>
          <office:change-info>
            <dc:creator>Niclas Karlsson</dc:creator>
            <dc:date>2016-08-31T13:48:08.71</dc:date>
          </office:change-info>
          <table:previous>
            <table:change-track-table-cell/>
          </table:previous>
        </table:cell-content-change>
        <table:cell-content-change table:id="ct2764">
          <table:cell-address table:column="18" table:row="176" table:table="0"/>
          <office:change-info>
            <dc:creator>Niclas Karlsson</dc:creator>
            <dc:date>2016-08-31T13:48:09.08</dc:date>
          </office:change-info>
          <table:previous>
            <table:change-track-table-cell/>
          </table:previous>
        </table:cell-content-change>
        <table:cell-content-change table:id="ct2765">
          <table:cell-address table:column="0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66">
          <table:cell-address table:column="0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67">
          <table:cell-address table:column="0" table:row="176" table:table="0"/>
          <office:change-info>
            <dc:creator>Niclas Karlsson</dc:creator>
            <dc:date>2016-08-31T13:52:57.72</dc:date>
          </office:change-info>
          <table:previous table:id="ct2725">
            <table:change-track-table-cell/>
          </table:previous>
        </table:cell-content-change>
        <table:cell-content-change table:id="ct2768">
          <table:cell-address table:column="0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69">
          <table:cell-address table:column="0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70">
          <table:cell-address table:column="1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71">
          <table:cell-address table:column="1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72">
          <table:cell-address table:column="1" table:row="176" table:table="0"/>
          <office:change-info>
            <dc:creator>Niclas Karlsson</dc:creator>
            <dc:date>2016-08-31T13:52:57.72</dc:date>
          </office:change-info>
          <table:previous table:id="ct2726">
            <table:change-track-table-cell/>
          </table:previous>
        </table:cell-content-change>
        <table:cell-content-change table:id="ct2773">
          <table:cell-address table:column="1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74">
          <table:cell-address table:column="1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75">
          <table:cell-address table:column="2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76">
          <table:cell-address table:column="2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77">
          <table:cell-address table:column="2" table:row="176" table:table="0"/>
          <office:change-info>
            <dc:creator>Niclas Karlsson</dc:creator>
            <dc:date>2016-08-31T13:52:57.72</dc:date>
          </office:change-info>
          <table:previous table:id="ct2727">
            <table:change-track-table-cell/>
          </table:previous>
        </table:cell-content-change>
        <table:cell-content-change table:id="ct2778">
          <table:cell-address table:column="2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79">
          <table:cell-address table:column="2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80">
          <table:cell-address table:column="3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81">
          <table:cell-address table:column="3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82">
          <table:cell-address table:column="3" table:row="176" table:table="0"/>
          <office:change-info>
            <dc:creator>Niclas Karlsson</dc:creator>
            <dc:date>2016-08-31T13:52:57.72</dc:date>
          </office:change-info>
          <table:previous table:id="ct2728">
            <table:change-track-table-cell/>
          </table:previous>
        </table:cell-content-change>
        <table:cell-content-change table:id="ct2783">
          <table:cell-address table:column="3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84">
          <table:cell-address table:column="3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85">
          <table:cell-address table:column="4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86">
          <table:cell-address table:column="4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87">
          <table:cell-address table:column="4" table:row="176" table:table="0"/>
          <office:change-info>
            <dc:creator>Niclas Karlsson</dc:creator>
            <dc:date>2016-08-31T13:52:57.72</dc:date>
          </office:change-info>
          <table:previous table:id="ct2729">
            <table:change-track-table-cell/>
          </table:previous>
        </table:cell-content-change>
        <table:cell-content-change table:id="ct2788">
          <table:cell-address table:column="4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89">
          <table:cell-address table:column="4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90">
          <table:cell-address table:column="5" table:row="176" table:table="0"/>
          <office:change-info>
            <dc:creator>Niclas Karlsson</dc:creator>
            <dc:date>2016-08-31T13:53:08.09</dc:date>
          </office:change-info>
          <table:previous>
            <table:change-track-table-cell/>
          </table:previous>
        </table:cell-content-change>
        <table:cell-content-change table:id="ct2791">
          <table:cell-address table:column="5" table:row="176" table:table="0"/>
          <office:change-info>
            <dc:creator>Niclas Karlsson</dc:creator>
            <dc:date>2016-08-31T13:53:10.24</dc:date>
          </office:change-info>
          <table:previous>
            <table:change-track-table-cell/>
          </table:previous>
        </table:cell-content-change>
        <table:cell-content-change table:id="ct2792">
          <table:cell-address table:column="5" table:row="176" table:table="0"/>
          <office:change-info>
            <dc:creator>Niclas Karlsson</dc:creator>
            <dc:date>2016-08-31T13:53:12.65</dc:date>
          </office:change-info>
          <table:previous table:id="ct2730">
            <table:change-track-table-cell/>
          </table:previous>
        </table:cell-content-change>
        <table:cell-content-change table:id="ct2793">
          <table:cell-address table:column="5" table:row="176" table:table="0"/>
          <office:change-info>
            <dc:creator>Niclas Karlsson</dc:creator>
            <dc:date>2016-08-31T13:53:12.96</dc:date>
          </office:change-info>
          <table:previous>
            <table:change-track-table-cell/>
          </table:previous>
        </table:cell-content-change>
        <table:cell-content-change table:id="ct2794">
          <table:cell-address table:column="5" table:row="176" table:table="0"/>
          <office:change-info>
            <dc:creator>Niclas Karlsson</dc:creator>
            <dc:date>2016-08-31T13:53:13.27</dc:date>
          </office:change-info>
          <table:previous>
            <table:change-track-table-cell/>
          </table:previous>
        </table:cell-content-change>
        <table:cell-content-change table:id="ct2795">
          <table:cell-address table:column="5" table:row="176" table:table="0"/>
          <office:change-info>
            <dc:creator>Niclas Karlsson</dc:creator>
            <dc:date>2016-08-31T13:53:17.23</dc:date>
          </office:change-info>
          <table:previous table:id="ct2794">
            <table:change-track-table-cell office:value-type="float" office:value="36739"/>
          </table:previous>
        </table:cell-content-change>
        <table:cell-content-change table:id="ct2796">
          <table:cell-address table:column="6" table:row="176" table:table="0"/>
          <office:change-info>
            <dc:creator>Niclas Karlsson</dc:creator>
            <dc:date>2016-08-31T13:53:21.51</dc:date>
          </office:change-info>
          <table:previous>
            <table:change-track-table-cell/>
          </table:previous>
        </table:cell-content-change>
        <table:cell-content-change table:id="ct2797">
          <table:cell-address table:column="6" table:row="176" table:table="0"/>
          <office:change-info>
            <dc:creator>Niclas Karlsson</dc:creator>
            <dc:date>2016-08-31T13:53:21.76</dc:date>
          </office:change-info>
          <table:previous>
            <table:change-track-table-cell/>
          </table:previous>
        </table:cell-content-change>
        <table:cell-content-change table:id="ct2798">
          <table:cell-address table:column="6" table:row="176" table:table="0"/>
          <office:change-info>
            <dc:creator>Niclas Karlsson</dc:creator>
            <dc:date>2016-08-31T13:53:22.03</dc:date>
          </office:change-info>
          <table:previous table:id="ct2731">
            <table:change-track-table-cell/>
          </table:previous>
        </table:cell-content-change>
        <table:cell-content-change table:id="ct2799">
          <table:cell-address table:column="6" table:row="176" table:table="0"/>
          <office:change-info>
            <dc:creator>Niclas Karlsson</dc:creator>
            <dc:date>2016-08-31T13:53:22.31</dc:date>
          </office:change-info>
          <table:previous>
            <table:change-track-table-cell/>
          </table:previous>
        </table:cell-content-change>
        <table:cell-content-change table:id="ct2800">
          <table:cell-address table:column="6" table:row="176" table:table="0"/>
          <office:change-info>
            <dc:creator>Niclas Karlsson</dc:creator>
            <dc:date>2016-08-31T13:53:22.59</dc:date>
          </office:change-info>
          <table:previous>
            <table:change-track-table-cell/>
          </table:previous>
        </table:cell-content-change>
        <table:cell-content-change table:id="ct2801">
          <table:cell-address table:column="7" table:row="176" table:table="0"/>
          <office:change-info>
            <dc:creator>Niclas Karlsson</dc:creator>
            <dc:date>2016-08-31T13:53:25.93</dc:date>
          </office:change-info>
          <table:previous>
            <table:change-track-table-cell/>
          </table:previous>
        </table:cell-content-change>
        <table:cell-content-change table:id="ct2802">
          <table:cell-address table:column="7" table:row="176" table:table="0"/>
          <office:change-info>
            <dc:creator>Niclas Karlsson</dc:creator>
            <dc:date>2016-08-31T13:53:27.46</dc:date>
          </office:change-info>
          <table:previous>
            <table:change-track-table-cell/>
          </table:previous>
        </table:cell-content-change>
        <table:cell-content-change table:id="ct2803">
          <table:cell-address table:column="7" table:row="176" table:table="0"/>
          <office:change-info>
            <dc:creator>Niclas Karlsson</dc:creator>
            <dc:date>2016-08-31T13:53:29.36</dc:date>
          </office:change-info>
          <table:previous table:id="ct2732">
            <table:change-track-table-cell/>
          </table:previous>
        </table:cell-content-change>
        <table:cell-content-change table:id="ct2804">
          <table:cell-address table:column="7" table:row="176" table:table="0"/>
          <office:change-info>
            <dc:creator>Niclas Karlsson</dc:creator>
            <dc:date>2016-08-31T13:53:33.11</dc:date>
          </office:change-info>
          <table:previous>
            <table:change-track-table-cell/>
          </table:previous>
        </table:cell-content-change>
        <table:cell-content-change table:id="ct2805">
          <table:cell-address table:column="7" table:row="176" table:table="0"/>
          <office:change-info>
            <dc:creator>Niclas Karlsson</dc:creator>
            <dc:date>2016-08-31T13:53:34.33</dc:date>
          </office:change-info>
          <table:previous>
            <table:change-track-table-cell/>
          </table:previous>
        </table:cell-content-change>
        <table:cell-content-change table:id="ct2806">
          <table:cell-address table:column="8" table:row="176" table:table="0"/>
          <office:change-info>
            <dc:creator>Niclas Karlsson</dc:creator>
            <dc:date>2016-08-31T13:53:36.82</dc:date>
          </office:change-info>
          <table:previous>
            <table:change-track-table-cell/>
          </table:previous>
        </table:cell-content-change>
        <table:cell-content-change table:id="ct2807">
          <table:cell-address table:column="8" table:row="176" table:table="0"/>
          <office:change-info>
            <dc:creator>Niclas Karlsson</dc:creator>
            <dc:date>2016-08-31T13:53:37.48</dc:date>
          </office:change-info>
          <table:previous>
            <table:change-track-table-cell/>
          </table:previous>
        </table:cell-content-change>
        <table:cell-content-change table:id="ct2808">
          <table:cell-address table:column="8" table:row="176" table:table="0"/>
          <office:change-info>
            <dc:creator>Niclas Karlsson</dc:creator>
            <dc:date>2016-08-31T13:53:37.74</dc:date>
          </office:change-info>
          <table:previous table:id="ct2733">
            <table:change-track-table-cell/>
          </table:previous>
        </table:cell-content-change>
        <table:cell-content-change table:id="ct2809">
          <table:cell-address table:column="8" table:row="176" table:table="0"/>
          <office:change-info>
            <dc:creator>Niclas Karlsson</dc:creator>
            <dc:date>2016-08-31T13:53:38.08</dc:date>
          </office:change-info>
          <table:previous>
            <table:change-track-table-cell/>
          </table:previous>
        </table:cell-content-change>
        <table:cell-content-change table:id="ct2810">
          <table:cell-address table:column="8" table:row="176" table:table="0"/>
          <office:change-info>
            <dc:creator>Niclas Karlsson</dc:creator>
            <dc:date>2016-08-31T13:53:39.02</dc:date>
          </office:change-info>
          <table:previous>
            <table:change-track-table-cell/>
          </table:previous>
        </table:cell-content-change>
        <table:cell-content-change table:id="ct2811">
          <table:cell-address table:column="9" table:row="176" table:table="0"/>
          <office:change-info>
            <dc:creator>Niclas Karlsson</dc:creator>
            <dc:date>2016-08-31T13:53:41.65</dc:date>
          </office:change-info>
          <table:previous>
            <table:change-track-table-cell/>
          </table:previous>
        </table:cell-content-change>
        <table:cell-content-change table:id="ct2812">
          <table:cell-address table:column="9" table:row="176" table:table="0"/>
          <office:change-info>
            <dc:creator>Niclas Karlsson</dc:creator>
            <dc:date>2016-08-31T13:53:43.26</dc:date>
          </office:change-info>
          <table:previous>
            <table:change-track-table-cell/>
          </table:previous>
        </table:cell-content-change>
        <table:cell-content-change table:id="ct2813">
          <table:cell-address table:column="9" table:row="176" table:table="0"/>
          <office:change-info>
            <dc:creator>Niclas Karlsson</dc:creator>
            <dc:date>2016-08-31T13:53:44.12</dc:date>
          </office:change-info>
          <table:previous table:id="ct2734">
            <table:change-track-table-cell/>
          </table:previous>
        </table:cell-content-change>
        <table:cell-content-change table:id="ct2814">
          <table:cell-address table:column="9" table:row="176" table:table="0"/>
          <office:change-info>
            <dc:creator>Niclas Karlsson</dc:creator>
            <dc:date>2016-08-31T13:53:45.68</dc:date>
          </office:change-info>
          <table:previous>
            <table:change-track-table-cell/>
          </table:previous>
        </table:cell-content-change>
        <table:cell-content-change table:id="ct2815">
          <table:cell-address table:column="9" table:row="176" table:table="0"/>
          <office:change-info>
            <dc:creator>Niclas Karlsson</dc:creator>
            <dc:date>2016-08-31T13:53:46.42</dc:date>
          </office:change-info>
          <table:previous>
            <table:change-track-table-cell/>
          </table:previous>
        </table:cell-content-change>
        <table:cell-content-change table:id="ct2816">
          <table:cell-address table:column="10" table:row="176" table:table="0"/>
          <office:change-info>
            <dc:creator>Niclas Karlsson</dc:creator>
            <dc:date>2016-08-31T13:53:48.89</dc:date>
          </office:change-info>
          <table:previous>
            <table:change-track-table-cell/>
          </table:previous>
        </table:cell-content-change>
        <table:cell-content-change table:id="ct2817">
          <table:cell-address table:column="10" table:row="176" table:table="0"/>
          <office:change-info>
            <dc:creator>Niclas Karlsson</dc:creator>
            <dc:date>2016-08-31T13:53:49.70</dc:date>
          </office:change-info>
          <table:previous>
            <table:change-track-table-cell/>
          </table:previous>
        </table:cell-content-change>
        <table:cell-content-change table:id="ct2818">
          <table:cell-address table:column="10" table:row="176" table:table="0"/>
          <office:change-info>
            <dc:creator>Niclas Karlsson</dc:creator>
            <dc:date>2016-08-31T13:53:50.28</dc:date>
          </office:change-info>
          <table:previous table:id="ct2735">
            <table:change-track-table-cell/>
          </table:previous>
        </table:cell-content-change>
        <table:cell-content-change table:id="ct2819">
          <table:cell-address table:column="10" table:row="176" table:table="0"/>
          <office:change-info>
            <dc:creator>Niclas Karlsson</dc:creator>
            <dc:date>2016-08-31T13:53:51.18</dc:date>
          </office:change-info>
          <table:previous>
            <table:change-track-table-cell/>
          </table:previous>
        </table:cell-content-change>
        <table:cell-content-change table:id="ct2820">
          <table:cell-address table:column="10" table:row="176" table:table="0"/>
          <office:change-info>
            <dc:creator>Niclas Karlsson</dc:creator>
            <dc:date>2016-08-31T13:53:52.20</dc:date>
          </office:change-info>
          <table:previous>
            <table:change-track-table-cell/>
          </table:previous>
        </table:cell-content-change>
        <table:cell-content-change table:id="ct2821">
          <table:cell-address table:column="11" table:row="176" table:table="0"/>
          <office:change-info>
            <dc:creator>Niclas Karlsson</dc:creator>
            <dc:date>2016-08-31T13:53:54.63</dc:date>
          </office:change-info>
          <table:previous>
            <table:change-track-table-cell/>
          </table:previous>
        </table:cell-content-change>
        <table:cell-content-change table:id="ct2822">
          <table:cell-address table:column="11" table:row="176" table:table="0"/>
          <office:change-info>
            <dc:creator>Niclas Karlsson</dc:creator>
            <dc:date>2016-08-31T13:53:55.52</dc:date>
          </office:change-info>
          <table:previous>
            <table:change-track-table-cell/>
          </table:previous>
        </table:cell-content-change>
        <table:cell-content-change table:id="ct2823">
          <table:cell-address table:column="11" table:row="176" table:table="0"/>
          <office:change-info>
            <dc:creator>Niclas Karlsson</dc:creator>
            <dc:date>2016-08-31T13:53:57.22</dc:date>
          </office:change-info>
          <table:previous table:id="ct2736">
            <table:change-track-table-cell/>
          </table:previous>
        </table:cell-content-change>
        <table:cell-content-change table:id="ct2824">
          <table:cell-address table:column="11" table:row="176" table:table="0"/>
          <office:change-info>
            <dc:creator>Niclas Karlsson</dc:creator>
            <dc:date>2016-08-31T13:53:58.57</dc:date>
          </office:change-info>
          <table:previous>
            <table:change-track-table-cell/>
          </table:previous>
        </table:cell-content-change>
        <table:cell-content-change table:id="ct2825">
          <table:cell-address table:column="11" table:row="176" table:table="0"/>
          <office:change-info>
            <dc:creator>Niclas Karlsson</dc:creator>
            <dc:date>2016-08-31T13:53:59.47</dc:date>
          </office:change-info>
          <table:previous>
            <table:change-track-table-cell/>
          </table:previous>
        </table:cell-content-change>
        <table:cell-content-change table:id="ct2826">
          <table:cell-address table:column="12" table:row="176" table:table="0"/>
          <office:change-info>
            <dc:creator>Niclas Karlsson</dc:creator>
            <dc:date>2016-08-31T13:54:04.85</dc:date>
          </office:change-info>
          <table:previous>
            <table:change-track-table-cell/>
          </table:previous>
        </table:cell-content-change>
        <table:cell-content-change table:id="ct2827">
          <table:cell-address table:column="12" table:row="176" table:table="0"/>
          <office:change-info>
            <dc:creator>Niclas Karlsson</dc:creator>
            <dc:date>2016-08-31T13:54:07.05</dc:date>
          </office:change-info>
          <table:previous>
            <table:change-track-table-cell/>
          </table:previous>
        </table:cell-content-change>
        <table:cell-content-change table:id="ct2828">
          <table:cell-address table:column="12" table:row="176" table:table="0"/>
          <office:change-info>
            <dc:creator>Niclas Karlsson</dc:creator>
            <dc:date>2016-08-31T13:54:09.14</dc:date>
          </office:change-info>
          <table:previous table:id="ct2827">
            <table:change-track-table-cell office:value-type="float" office:value="36739"/>
          </table:previous>
        </table:cell-content-change>
        <table:cell-content-change table:id="ct2829">
          <table:cell-address table:column="12" table:row="176" table:table="0"/>
          <office:change-info>
            <dc:creator>Niclas Karlsson</dc:creator>
            <dc:date>2016-08-31T13:54:11.63</dc:date>
          </office:change-info>
          <table:previous table:id="ct2737">
            <table:change-track-table-cell/>
          </table:previous>
        </table:cell-content-change>
        <table:cell-content-change table:id="ct2830">
          <table:cell-address table:column="12" table:row="176" table:table="0"/>
          <office:change-info>
            <dc:creator>Niclas Karlsson</dc:creator>
            <dc:date>2016-08-31T13:54:13.60</dc:date>
          </office:change-info>
          <table:previous>
            <table:change-track-table-cell/>
          </table:previous>
        </table:cell-content-change>
        <table:cell-content-change table:id="ct2831">
          <table:cell-address table:column="12" table:row="176" table:table="0"/>
          <office:change-info>
            <dc:creator>Niclas Karlsson</dc:creator>
            <dc:date>2016-08-31T13:54:16.10</dc:date>
          </office:change-info>
          <table:previous>
            <table:change-track-table-cell/>
          </table:previous>
        </table:cell-content-change>
        <table:cell-content-change table:id="ct2832">
          <table:cell-address table:column="13" table:row="176" table:table="0"/>
          <office:change-info>
            <dc:creator>Niclas Karlsson</dc:creator>
            <dc:date>2016-08-31T13:54:19.04</dc:date>
          </office:change-info>
          <table:previous>
            <table:change-track-table-cell/>
          </table:previous>
        </table:cell-content-change>
        <table:cell-content-change table:id="ct2833">
          <table:cell-address table:column="13" table:row="176" table:table="0"/>
          <office:change-info>
            <dc:creator>Niclas Karlsson</dc:creator>
            <dc:date>2016-08-31T13:54:20.70</dc:date>
          </office:change-info>
          <table:previous>
            <table:change-track-table-cell/>
          </table:previous>
        </table:cell-content-change>
        <table:cell-content-change table:id="ct2834">
          <table:cell-address table:column="13" table:row="176" table:table="0"/>
          <office:change-info>
            <dc:creator>Niclas Karlsson</dc:creator>
            <dc:date>2016-08-31T13:54:28.09</dc:date>
          </office:change-info>
          <table:previous table:id="ct2738">
            <table:change-track-table-cell/>
          </table:previous>
        </table:cell-content-change>
        <table:cell-content-change table:id="ct2835">
          <table:cell-address table:column="13" table:row="176" table:table="0"/>
          <office:change-info>
            <dc:creator>Niclas Karlsson</dc:creator>
            <dc:date>2016-08-31T13:54:30.13</dc:date>
          </office:change-info>
          <table:previous>
            <table:change-track-table-cell/>
          </table:previous>
        </table:cell-content-change>
        <table:cell-content-change table:id="ct2836">
          <table:cell-address table:column="13" table:row="176" table:table="0"/>
          <office:change-info>
            <dc:creator>Niclas Karlsson</dc:creator>
            <dc:date>2016-08-31T13:54:32.21</dc:date>
          </office:change-info>
          <table:previous>
            <table:change-track-table-cell/>
          </table:previous>
        </table:cell-content-change>
        <table:cell-content-change table:id="ct2837">
          <table:cell-address table:column="14" table:row="176" table:table="0"/>
          <office:change-info>
            <dc:creator>Niclas Karlsson</dc:creator>
            <dc:date>2016-08-31T13:54:34.89</dc:date>
          </office:change-info>
          <table:previous>
            <table:change-track-table-cell/>
          </table:previous>
        </table:cell-content-change>
        <table:cell-content-change table:id="ct2838">
          <table:cell-address table:column="14" table:row="176" table:table="0"/>
          <office:change-info>
            <dc:creator>Niclas Karlsson</dc:creator>
            <dc:date>2016-08-31T13:54:35.17</dc:date>
          </office:change-info>
          <table:previous>
            <table:change-track-table-cell/>
          </table:previous>
        </table:cell-content-change>
        <table:cell-content-change table:id="ct2839">
          <table:cell-address table:column="14" table:row="176" table:table="0"/>
          <office:change-info>
            <dc:creator>Niclas Karlsson</dc:creator>
            <dc:date>2016-08-31T13:54:35.46</dc:date>
          </office:change-info>
          <table:previous table:id="ct2739">
            <table:change-track-table-cell/>
          </table:previous>
        </table:cell-content-change>
        <table:cell-content-change table:id="ct2840">
          <table:cell-address table:column="14" table:row="176" table:table="0"/>
          <office:change-info>
            <dc:creator>Niclas Karlsson</dc:creator>
            <dc:date>2016-08-31T13:54:35.75</dc:date>
          </office:change-info>
          <table:previous>
            <table:change-track-table-cell/>
          </table:previous>
        </table:cell-content-change>
        <table:cell-content-change table:id="ct2841">
          <table:cell-address table:column="14" table:row="176" table:table="0"/>
          <office:change-info>
            <dc:creator>Niclas Karlsson</dc:creator>
            <dc:date>2016-08-31T13:54:36.06</dc:date>
          </office:change-info>
          <table:previous>
            <table:change-track-table-cell/>
          </table:previous>
        </table:cell-content-change>
        <table:cell-content-change table:id="ct2842">
          <table:cell-address table:column="15" table:row="176" table:table="0"/>
          <office:change-info>
            <dc:creator>Niclas Karlsson</dc:creator>
            <dc:date>2016-08-31T13:54:38.03</dc:date>
          </office:change-info>
          <table:previous>
            <table:change-track-table-cell/>
          </table:previous>
        </table:cell-content-change>
        <table:cell-content-change table:id="ct2843">
          <table:cell-address table:column="15" table:row="176" table:table="0"/>
          <office:change-info>
            <dc:creator>Niclas Karlsson</dc:creator>
            <dc:date>2016-08-31T13:54:38.30</dc:date>
          </office:change-info>
          <table:previous>
            <table:change-track-table-cell/>
          </table:previous>
        </table:cell-content-change>
        <table:cell-content-change table:id="ct2844">
          <table:cell-address table:column="15" table:row="176" table:table="0"/>
          <office:change-info>
            <dc:creator>Niclas Karlsson</dc:creator>
            <dc:date>2016-08-31T13:54:38.59</dc:date>
          </office:change-info>
          <table:previous table:id="ct2740">
            <table:change-track-table-cell/>
          </table:previous>
        </table:cell-content-change>
        <table:cell-content-change table:id="ct2845">
          <table:cell-address table:column="15" table:row="176" table:table="0"/>
          <office:change-info>
            <dc:creator>Niclas Karlsson</dc:creator>
            <dc:date>2016-08-31T13:54:38.86</dc:date>
          </office:change-info>
          <table:previous>
            <table:change-track-table-cell/>
          </table:previous>
        </table:cell-content-change>
        <table:cell-content-change table:id="ct2846">
          <table:cell-address table:column="15" table:row="176" table:table="0"/>
          <office:change-info>
            <dc:creator>Niclas Karlsson</dc:creator>
            <dc:date>2016-08-31T13:54:39.14</dc:date>
          </office:change-info>
          <table:previous>
            <table:change-track-table-cell/>
          </table:previous>
        </table:cell-content-change>
        <table:cell-content-change table:id="ct2847">
          <table:cell-address table:column="6" table:row="176" table:table="0"/>
          <office:change-info>
            <dc:creator>Niclas Karlsson</dc:creator>
            <dc:date>2016-09-01T08:23:05.15</dc:date>
          </office:change-info>
          <table:previous table:id="ct2798">
            <table:change-track-table-cell office:value-type="string">
              <text:p>0.00</text:p>
            </table:change-track-table-cell>
          </table:previous>
        </table:cell-content-change>
        <table:cell-content-change table:id="ct2848">
          <table:cell-address table:column="10" table:row="176" table:table="0"/>
          <office:change-info>
            <dc:creator>Niclas Karlsson</dc:creator>
            <dc:date>2016-09-01T08:23:37.02</dc:date>
          </office:change-info>
          <table:previous table:id="ct2820">
            <table:change-track-table-cell office:value-type="float" office:value="300"/>
          </table:previous>
        </table:cell-content-change>
        <table:cell-content-change table:id="ct2849">
          <table:cell-address table:column="10" table:row="176" table:table="0"/>
          <office:change-info>
            <dc:creator>Niclas Karlsson</dc:creator>
            <dc:date>2016-09-01T08:23:41.61</dc:date>
          </office:change-info>
          <table:previous table:id="ct2819">
            <table:change-track-table-cell office:value-type="float" office:value="30"/>
          </table:previous>
        </table:cell-content-change>
        <table:cell-content-change table:id="ct2850">
          <table:cell-address table:column="10" table:row="176" table:table="0"/>
          <office:change-info>
            <dc:creator>Niclas Karlsson</dc:creator>
            <dc:date>2016-09-01T08:23:44.52</dc:date>
          </office:change-info>
          <table:previous table:id="ct2849">
            <table:change-track-table-cell office:value-type="float" office:value="200"/>
          </table:previous>
        </table:cell-content-change>
        <table:cell-content-change table:id="ct2851">
          <table:cell-address table:column="10" table:row="176" table:table="0"/>
          <office:change-info>
            <dc:creator>Niclas Karlsson</dc:creator>
            <dc:date>2016-09-01T08:23:47.14</dc:date>
          </office:change-info>
          <table:previous table:id="ct2818">
            <table:change-track-table-cell office:value-type="string">
              <text:p>25.00</text:p>
            </table:change-track-table-cell>
          </table:previous>
        </table:cell-content-change>
        <table:cell-content-change table:id="ct2852">
          <table:cell-address table:column="13" table:row="176" table:table="0"/>
          <office:change-info>
            <dc:creator>Niclas Karlsson</dc:creator>
            <dc:date>2016-09-01T08:24:32.89</dc:date>
          </office:change-info>
          <table:previous table:id="ct2835">
            <table:change-track-table-cell office:value-type="float" office:value="36647"/>
          </table:previous>
        </table:cell-content-change>
        <table:cell-content-change table:id="ct2853">
          <table:cell-address table:column="12" table:row="176" table:table="0"/>
          <office:change-info>
            <dc:creator>Niclas Karlsson</dc:creator>
            <dc:date>2016-09-01T08:24:42.70</dc:date>
          </office:change-info>
          <table:previous table:id="ct2829">
            <table:change-track-table-cell office:value-type="string">
              <text:p>0.80</text:p>
            </table:change-track-table-cell>
          </table:previous>
        </table:cell-content-change>
        <table:cell-content-change table:id="ct2854">
          <table:cell-address table:column="12" table:row="176" table:table="0"/>
          <office:change-info>
            <dc:creator>Niclas Karlsson</dc:creator>
            <dc:date>2016-09-01T08:24:46.95</dc:date>
          </office:change-info>
          <table:previous table:id="ct2830">
            <table:change-track-table-cell office:value-type="float" office:value="0.75"/>
          </table:previous>
        </table:cell-content-change>
        <table:cell-content-change table:id="ct2855">
          <table:cell-address table:column="3" table:row="176" table:table="0"/>
          <office:change-info>
            <dc:creator>Niclas Karlsson</dc:creator>
            <dc:date>2016-09-01T08:32:29.18</dc:date>
          </office:change-info>
          <table:previous table:id="ct2783">
            <table:change-track-table-cell office:value-type="float" office:value="175"/>
          </table:previous>
        </table:cell-content-change>
        <table:cell-content-change table:id="ct2856">
          <table:cell-address table:column="4" table:row="176" table:table="0"/>
          <office:change-info>
            <dc:creator>Niclas Karlsson</dc:creator>
            <dc:date>2016-09-01T08:32:33.96</dc:date>
          </office:change-info>
          <table:previous table:id="ct2788">
            <table:change-track-table-cell office:value-type="float" office:value="225"/>
          </table:previous>
        </table:cell-content-change>
        <table:cell-content-change table:id="ct2857">
          <table:cell-address table:column="3" table:row="176" table:table="0"/>
          <office:change-info>
            <dc:creator>Niclas Karlsson</dc:creator>
            <dc:date>2016-09-01T08:32:39.45</dc:date>
          </office:change-info>
          <table:previous table:id="ct2782">
            <table:change-track-table-cell office:value-type="string">
              <text:p>150.00</text:p>
            </table:change-track-table-cell>
          </table:previous>
        </table:cell-content-change>
        <table:cell-content-change table:id="ct2858">
          <table:cell-address table:column="4" table:row="176" table:table="0"/>
          <office:change-info>
            <dc:creator>Niclas Karlsson</dc:creator>
            <dc:date>2016-09-01T08:32:44.82</dc:date>
          </office:change-info>
          <table:previous table:id="ct2787">
            <table:change-track-table-cell office:value-type="string">
              <text:p>175.00</text:p>
            </table:change-track-table-cell>
          </table:previous>
        </table:cell-content-change>
        <table:cell-content-change table:id="ct2859">
          <table:cell-address table:column="10" table:row="176" table:table="0"/>
          <office:change-info>
            <dc:creator>Niclas Karlsson</dc:creator>
            <dc:date>2016-09-01T08:33:14.21</dc:date>
          </office:change-info>
          <table:previous table:id="ct2848">
            <table:change-track-table-cell office:value-type="float" office:value="150"/>
          </table:previous>
        </table:cell-content-change>
        <table:cell-content-change table:id="ct2860">
          <table:cell-address table:column="10" table:row="176" table:table="0"/>
          <office:change-info>
            <dc:creator>Niclas Karlsson</dc:creator>
            <dc:date>2016-09-01T08:33:20.86</dc:date>
          </office:change-info>
          <table:previous table:id="ct2850">
            <table:change-track-table-cell office:value-type="float" office:value="20"/>
          </table:previous>
        </table:cell-content-change>
        <table:cell-content-change table:id="ct2861">
          <table:cell-address table:column="10" table:row="176" table:table="0"/>
          <office:change-info>
            <dc:creator>Niclas Karlsson</dc:creator>
            <dc:date>2016-09-01T08:33:26.94</dc:date>
          </office:change-info>
          <table:previous table:id="ct2851">
            <table:change-track-table-cell office:value-type="string">
              <text:p>15.00</text:p>
            </table:change-track-table-cell>
          </table:previous>
        </table:cell-content-change>
        <table:cell-content-change table:id="ct2862">
          <table:cell-address table:column="13" table:row="176" table:table="0"/>
          <office:change-info>
            <dc:creator>Niclas Karlsson</dc:creator>
            <dc:date>2016-09-01T08:46:49.30</dc:date>
          </office:change-info>
          <table:previous table:id="ct2834">
            <table:change-track-table-cell office:value-type="float" office:value="36647"/>
          </table:previous>
        </table:cell-content-change>
        <table:cell-content-change table:id="ct2863">
          <table:cell-address table:column="13" table:row="176" table:table="0"/>
          <office:change-info>
            <dc:creator>Niclas Karlsson</dc:creator>
            <dc:date>2016-09-01T08:46:58.76</dc:date>
          </office:change-info>
          <table:previous table:id="ct2852">
            <table:change-track-table-cell office:value-type="float" office:value="36678"/>
          </table:previous>
        </table:cell-content-change>
        <table:cell-content-change table:id="ct2864">
          <table:cell-address table:column="6" table:row="176" table:table="0"/>
          <office:change-info>
            <dc:creator>Niclas Karlsson</dc:creator>
            <dc:date>2016-09-01T08:47:25.31</dc:date>
          </office:change-info>
          <table:previous table:id="ct2799">
            <table:change-track-table-cell office:value-type="float" office:value="0"/>
          </table:previous>
        </table:cell-content-change>
        <table:cell-content-change table:id="ct2865">
          <table:cell-address table:column="7" table:row="176" table:table="0"/>
          <office:change-info>
            <dc:creator>Niclas Karlsson</dc:creator>
            <dc:date>2016-09-01T08:47:33.17</dc:date>
          </office:change-info>
          <table:previous table:id="ct2803">
            <table:change-track-table-cell office:value-type="string">
              <text:p>0.60</text:p>
            </table:change-track-table-cell>
          </table:previous>
        </table:cell-content-change>
        <table:cell-content-change table:id="ct2866">
          <table:cell-address table:column="7" table:row="176" table:table="0"/>
          <office:change-info>
            <dc:creator>Niclas Karlsson</dc:creator>
            <dc:date>2016-09-01T08:47:37.66</dc:date>
          </office:change-info>
          <table:previous table:id="ct2865">
            <table:change-track-table-cell office:value-type="string">
              <text:p>0.69</text:p>
            </table:change-track-table-cell>
          </table:previous>
        </table:cell-content-change>
        <table:cell-content-change table:id="ct2867">
          <table:cell-address table:column="10" table:row="176" table:table="0"/>
          <office:change-info>
            <dc:creator>Niclas Karlsson</dc:creator>
            <dc:date>2016-09-01T08:48:24.34</dc:date>
          </office:change-info>
          <table:previous table:id="ct2861">
            <table:change-track-table-cell office:value-type="string">
              <text:p>20.00</text:p>
            </table:change-track-table-cell>
          </table:previous>
        </table:cell-content-change>
        <table:cell-content-change table:id="ct2868">
          <table:cell-address table:column="10" table:row="176" table:table="0"/>
          <office:change-info>
            <dc:creator>Niclas Karlsson</dc:creator>
            <dc:date>2016-09-01T08:48:26.82</dc:date>
          </office:change-info>
          <table:previous table:id="ct2860">
            <table:change-track-table-cell office:value-type="float" office:value="30"/>
          </table:previous>
        </table:cell-content-change>
        <table:cell-content-change table:id="ct2869">
          <table:cell-address table:column="3" table:row="176" table:table="0"/>
          <office:change-info>
            <dc:creator>Niclas Karlsson</dc:creator>
            <dc:date>2016-09-01T09:02:54.16</dc:date>
          </office:change-info>
          <table:previous table:id="ct2857">
            <table:change-track-table-cell office:value-type="string">
              <text:p>100.00</text:p>
            </table:change-track-table-cell>
          </table:previous>
        </table:cell-content-change>
        <table:cell-content-change table:id="ct2870">
          <table:cell-address table:column="4" table:row="176" table:table="0"/>
          <office:change-info>
            <dc:creator>Niclas Karlsson</dc:creator>
            <dc:date>2016-09-01T09:02:57.64</dc:date>
          </office:change-info>
          <table:previous table:id="ct2858">
            <table:change-track-table-cell office:value-type="string">
              <text:p>165.00</text:p>
            </table:change-track-table-cell>
          </table:previous>
        </table:cell-content-change>
        <table:cell-content-change table:id="ct2871">
          <table:cell-address table:column="3" table:row="176" table:table="0"/>
          <office:change-info>
            <dc:creator>Niclas Karlsson</dc:creator>
            <dc:date>2016-09-01T09:03:01.28</dc:date>
          </office:change-info>
          <table:previous table:id="ct2855">
            <table:change-track-table-cell office:value-type="float" office:value="125"/>
          </table:previous>
        </table:cell-content-change>
        <table:cell-content-change table:id="ct2872">
          <table:cell-address table:column="4" table:row="176" table:table="0"/>
          <office:change-info>
            <dc:creator>Niclas Karlsson</dc:creator>
            <dc:date>2016-09-01T09:03:03.95</dc:date>
          </office:change-info>
          <table:previous table:id="ct2856">
            <table:change-track-table-cell office:value-type="float" office:value="185"/>
          </table:previous>
        </table:cell-content-change>
        <table:cell-content-change table:id="ct2873">
          <table:cell-address table:column="3" table:row="176" table:table="0"/>
          <office:change-info>
            <dc:creator>Niclas Karlsson</dc:creator>
            <dc:date>2016-09-01T09:03:07.94</dc:date>
          </office:change-info>
          <table:previous table:id="ct2784">
            <table:change-track-table-cell office:value-type="float" office:value="4000"/>
          </table:previous>
        </table:cell-content-change>
        <table:cell-content-change table:id="ct2874">
          <table:cell-address table:column="4" table:row="176" table:table="0"/>
          <office:change-info>
            <dc:creator>Niclas Karlsson</dc:creator>
            <dc:date>2016-09-01T09:03:11.31</dc:date>
          </office:change-info>
          <table:previous table:id="ct2789">
            <table:change-track-table-cell office:value-type="float" office:value="6000"/>
          </table:previous>
        </table:cell-content-change>
        <table:cell-content-change table:id="ct2875">
          <table:cell-address table:column="3" table:row="176" table:table="0"/>
          <office:change-info>
            <dc:creator>Niclas Karlsson</dc:creator>
            <dc:date>2016-09-01T09:10:45.70</dc:date>
          </office:change-info>
          <table:previous table:id="ct2871">
            <table:change-track-table-cell office:value-type="float" office:value="600"/>
          </table:previous>
        </table:cell-content-change>
        <table:cell-content-change table:id="ct2876">
          <table:cell-address table:column="4" table:row="176" table:table="0"/>
          <office:change-info>
            <dc:creator>Niclas Karlsson</dc:creator>
            <dc:date>2016-09-01T09:10:49.84</dc:date>
          </office:change-info>
          <table:previous table:id="ct2872">
            <table:change-track-table-cell office:value-type="float" office:value="800"/>
          </table:previous>
        </table:cell-content-change>
        <table:cell-content-change table:id="ct2877">
          <table:cell-address table:column="3" table:row="176" table:table="0"/>
          <office:change-info>
            <dc:creator>Niclas Karlsson</dc:creator>
            <dc:date>2016-09-01T09:10:53.02</dc:date>
          </office:change-info>
          <table:previous table:id="ct2869">
            <table:change-track-table-cell office:value-type="string">
              <text:p>500.00</text:p>
            </table:change-track-table-cell>
          </table:previous>
        </table:cell-content-change>
        <table:cell-content-change table:id="ct2878">
          <table:cell-address table:column="4" table:row="176" table:table="0"/>
          <office:change-info>
            <dc:creator>Niclas Karlsson</dc:creator>
            <dc:date>2016-09-01T09:10:57.32</dc:date>
          </office:change-info>
          <table:previous table:id="ct2870">
            <table:change-track-table-cell office:value-type="string">
              <text:p>750.00</text:p>
            </table:change-track-table-cell>
          </table:previous>
        </table:cell-content-change>
        <table:cell-content-change table:id="ct2879">
          <table:cell-address table:column="10" table:row="176" table:table="0"/>
          <office:change-info>
            <dc:creator>Niclas Karlsson</dc:creator>
            <dc:date>2016-09-01T11:14:34.23</dc:date>
          </office:change-info>
          <table:previous table:id="ct2868">
            <table:change-track-table-cell office:value-type="float" office:value="15"/>
          </table:previous>
        </table:cell-content-change>
        <table:cell-content-change table:id="ct2880">
          <table:cell-address table:column="10" table:row="176" table:table="0"/>
          <office:change-info>
            <dc:creator>Niclas Karlsson</dc:creator>
            <dc:date>2016-09-01T11:14:38.15</dc:date>
          </office:change-info>
          <table:previous table:id="ct2859">
            <table:change-track-table-cell office:value-type="float" office:value="200"/>
          </table:previous>
        </table:cell-content-change>
        <table:cell-content-change table:id="ct2881">
          <table:cell-address table:column="9" table:row="176" table:table="0"/>
          <office:change-info>
            <dc:creator>Niclas Karlsson</dc:creator>
            <dc:date>2016-09-01T11:14:53.27</dc:date>
          </office:change-info>
          <table:previous table:id="ct2813">
            <table:change-track-table-cell office:value-type="string">
              <text:p>23.00</text:p>
            </table:change-track-table-cell>
          </table:previous>
        </table:cell-content-change>
        <table:cell-content-change table:id="ct2882">
          <table:cell-address table:column="9" table:row="176" table:table="0"/>
          <office:change-info>
            <dc:creator>Niclas Karlsson</dc:creator>
            <dc:date>2016-09-01T11:14:59.34</dc:date>
          </office:change-info>
          <table:previous table:id="ct2814">
            <table:change-track-table-cell office:value-type="float" office:value="23"/>
          </table:previous>
        </table:cell-content-change>
        <table:cell-content-change table:id="ct2883">
          <table:cell-address table:column="9" table:row="176" table:table="0"/>
          <office:change-info>
            <dc:creator>Niclas Karlsson</dc:creator>
            <dc:date>2016-09-01T11:15:06.13</dc:date>
          </office:change-info>
          <table:previous table:id="ct2815">
            <table:change-track-table-cell office:value-type="float" office:value="45"/>
          </table:previous>
        </table:cell-content-change>
        <table:cell-content-change table:id="ct2884">
          <table:cell-address table:column="9" table:row="176" table:table="0"/>
          <office:change-info>
            <dc:creator>Niclas Karlsson</dc:creator>
            <dc:date>2016-09-01T11:15:13.35</dc:date>
          </office:change-info>
          <table:previous table:id="ct2883">
            <table:change-track-table-cell office:value-type="float" office:value="30"/>
          </table:previous>
        </table:cell-content-change>
        <table:cell-content-change table:id="ct2885">
          <table:cell-address table:column="3" table:row="122" table:table="0"/>
          <office:change-info>
            <dc:creator> </dc:creator>
            <dc:date>2016-09-08T14:48:13.80</dc:date>
          </office:change-info>
          <table:previous table:id="ct694">
            <table:change-track-table-cell office:value-type="string">
              <text:p>9.00</text:p>
            </table:change-track-table-cell>
          </table:previous>
        </table:cell-content-change>
        <table:cell-content-change table:id="ct2886">
          <table:cell-address table:column="4" table:row="122" table:table="0"/>
          <office:change-info>
            <dc:creator> </dc:creator>
            <dc:date>2016-09-08T14:48:13.80</dc:date>
          </office:change-info>
          <table:previous table:id="ct696">
            <table:change-track-table-cell office:value-type="string">
              <text:p>14.00</text:p>
            </table:change-track-table-cell>
          </table:previous>
        </table:cell-content-change>
        <table:cell-content-change table:id="ct2887">
          <table:cell-address table:column="10" table:row="121" table:table="0"/>
          <office:change-info>
            <dc:creator> </dc:creator>
            <dc:date>2016-09-08T14:48:13.80</dc:date>
          </office:change-info>
          <table:previous table:id="ct739">
            <table:change-track-table-cell office:value-type="string">
              <text:p>14.00</text:p>
            </table:change-track-table-cell>
          </table:previous>
        </table:cell-content-change>
        <table:cell-content-change table:id="ct2888">
          <table:cell-address table:column="10" table:row="122" table:table="0"/>
          <office:change-info>
            <dc:creator> </dc:creator>
            <dc:date>2016-09-08T14:48:13.80</dc:date>
          </office:change-info>
          <table:previous table:id="ct740">
            <table:change-track-table-cell office:value-type="string">
              <text:p>14.00</text:p>
            </table:change-track-table-cell>
          </table:previous>
        </table:cell-content-change>
        <table:cell-content-change table:id="ct2889">
          <table:cell-address table:column="15" table:row="121" table:table="0"/>
          <office:change-info>
            <dc:creator> </dc:creator>
            <dc:date>2016-09-08T14:48:24.37</dc:date>
          </office:change-info>
          <table:previous table:id="ct2477">
            <table:change-track-table-cell office:value-type="float" office:value="1"/>
          </table:previous>
        </table:cell-content-change>
        <table:cell-content-change table:id="ct2890">
          <table:cell-address table:column="15" table:row="122" table:table="0"/>
          <office:change-info>
            <dc:creator> </dc:creator>
            <dc:date>2016-09-08T14:48:26.21</dc:date>
          </office:change-info>
          <table:previous table:id="ct2478">
            <table:change-track-table-cell office:value-type="float" office:value="1"/>
          </table:previous>
        </table:cell-content-change>
        <table:cell-content-change table:id="ct2891">
          <table:cell-address table:column="1" table:row="75" table:table="0"/>
          <office:change-info>
            <dc:creator> </dc:creator>
            <dc:date>2016-09-08T14:50:27.75</dc:date>
          </office:change-info>
          <table:previous>
            <table:change-track-table-cell office:value-type="string">
              <text:p>100.00</text:p>
            </table:change-track-table-cell>
          </table:previous>
        </table:cell-content-change>
        <table:cell-content-change table:id="ct2892">
          <table:cell-address table:column="1" table:row="76" table:table="0"/>
          <office:change-info>
            <dc:creator> </dc:creator>
            <dc:date>2016-09-08T14:50:27.75</dc:date>
          </office:change-info>
          <table:previous>
            <table:change-track-table-cell office:value-type="string">
              <text:p>120.00</text:p>
            </table:change-track-table-cell>
          </table:previous>
        </table:cell-content-change>
        <table:cell-content-change table:id="ct2893">
          <table:cell-address table:column="2" table:row="75" table:table="0"/>
          <office:change-info>
            <dc:creator> </dc:creator>
            <dc:date>2016-09-08T14:50:27.75</dc:date>
          </office:change-info>
          <table:previous>
            <table:change-track-table-cell office:value-type="string">
              <text:p>-100.00</text:p>
            </table:change-track-table-cell>
          </table:previous>
        </table:cell-content-change>
        <table:cell-content-change table:id="ct2894">
          <table:cell-address table:column="2" table:row="76" table:table="0"/>
          <office:change-info>
            <dc:creator> </dc:creator>
            <dc:date>2016-09-08T14:50:27.75</dc:date>
          </office:change-info>
          <table:previous>
            <table:change-track-table-cell office:value-type="string">
              <text:p>-120.00</text:p>
            </table:change-track-table-cell>
          </table:previous>
        </table:cell-content-change>
        <table:cell-content-change table:id="ct2895">
          <table:cell-address table:column="3" table:row="85" table:table="0"/>
          <office:change-info>
            <dc:creator> </dc:creator>
            <dc:date>2016-09-08T15:05:38.13</dc:date>
          </office:change-info>
          <table:previous>
            <table:change-track-table-cell office:value-type="string">
              <text:p>11.00</text:p>
            </table:change-track-table-cell>
          </table:previous>
        </table:cell-content-change>
        <table:cell-content-change table:id="ct2896">
          <table:cell-address table:column="3" table:row="86" table:table="0"/>
          <office:change-info>
            <dc:creator> </dc:creator>
            <dc:date>2016-09-08T15:05:38.1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2897">
          <table:cell-address table:column="4" table:row="81" table:table="0"/>
          <office:change-info>
            <dc:creator> </dc:creator>
            <dc:date>2016-09-08T15:05:38.13</dc:date>
          </office:change-info>
          <table:previous>
            <table:change-track-table-cell office:value-type="string">
              <text:p>17.00</text:p>
            </table:change-track-table-cell>
          </table:previous>
        </table:cell-content-change>
        <table:cell-content-change table:id="ct2898">
          <table:cell-address table:column="4" table:row="82" table:table="0"/>
          <office:change-info>
            <dc:creator> </dc:creator>
            <dc:date>2016-09-08T15:05:38.13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2899">
          <table:cell-address table:column="4" table:row="83" table:table="0"/>
          <office:change-info>
            <dc:creator> </dc:creator>
            <dc:date>2016-09-08T15:05:38.13</dc:date>
          </office:change-info>
          <table:previous>
            <table:change-track-table-cell office:value-type="string">
              <text:p>74.00</text:p>
            </table:change-track-table-cell>
          </table:previous>
        </table:cell-content-change>
        <table:cell-content-change table:id="ct2900">
          <table:cell-address table:column="4" table:row="84" table:table="0"/>
          <office:change-info>
            <dc:creator> </dc:creator>
            <dc:date>2016-09-08T15:05:38.13</dc:date>
          </office:change-info>
          <table:previous>
            <table:change-track-table-cell office:value-type="string">
              <text:p>19.00</text:p>
            </table:change-track-table-cell>
          </table:previous>
        </table:cell-content-change>
        <table:cell-content-change table:id="ct2901">
          <table:cell-address table:column="4" table:row="85" table:table="0"/>
          <office:change-info>
            <dc:creator> </dc:creator>
            <dc:date>2016-09-08T15:05:38.13</dc:date>
          </office:change-info>
          <table:previous>
            <table:change-track-table-cell office:value-type="string">
              <text:p>39.00</text:p>
            </table:change-track-table-cell>
          </table:previous>
        </table:cell-content-change>
        <table:cell-content-change table:id="ct2902">
          <table:cell-address table:column="4" table:row="86" table:table="0"/>
          <office:change-info>
            <dc:creator> </dc:creator>
            <dc:date>2016-09-08T15:05:38.13</dc:date>
          </office:change-info>
          <table:previous>
            <table:change-track-table-cell office:value-type="string">
              <text:p>84.00</text:p>
            </table:change-track-table-cell>
          </table:previous>
        </table:cell-content-change>
        <table:cell-content-change table:id="ct2903">
          <table:cell-address table:column="12" table:row="81" table:table="0"/>
          <office:change-info>
            <dc:creator> </dc:creator>
            <dc:date>2016-09-08T15:05:51.11</dc:date>
          </office:change-info>
          <table:previous table:id="ct846">
            <table:change-track-table-cell office:value-type="string">
              <text:p>0.84</text:p>
            </table:change-track-table-cell>
          </table:previous>
        </table:cell-content-change>
        <table:cell-content-change table:id="ct2904">
          <table:cell-address table:column="12" table:row="82" table:table="0"/>
          <office:change-info>
            <dc:creator> </dc:creator>
            <dc:date>2016-09-08T15:05:51.11</dc:date>
          </office:change-info>
          <table:previous table:id="ct847">
            <table:change-track-table-cell office:value-type="string">
              <text:p>0.82</text:p>
            </table:change-track-table-cell>
          </table:previous>
        </table:cell-content-change>
        <table:cell-content-change table:id="ct2905">
          <table:cell-address table:column="12" table:row="83" table:table="0"/>
          <office:change-info>
            <dc:creator> </dc:creator>
            <dc:date>2016-09-08T15:05:51.11</dc:date>
          </office:change-info>
          <table:previous table:id="ct848">
            <table:change-track-table-cell office:value-type="string">
              <text:p>0.77</text:p>
            </table:change-track-table-cell>
          </table:previous>
        </table:cell-content-change>
        <table:cell-content-change table:id="ct2906">
          <table:cell-address table:column="4" table:row="65" table:table="0"/>
          <office:change-info>
            <dc:creator> </dc:creator>
            <dc:date>2016-09-08T15:07:08.01</dc:date>
          </office:change-info>
          <table:previous table:id="ct1207">
            <table:change-track-table-cell office:value-type="string">
              <text:p>46.00</text:p>
            </table:change-track-table-cell>
          </table:previous>
        </table:cell-content-change>
        <table:cell-content-change table:id="ct2907">
          <table:cell-address table:column="4" table:row="66" table:table="0"/>
          <office:change-info>
            <dc:creator> </dc:creator>
            <dc:date>2016-09-08T15:07:08.01</dc:date>
          </office:change-info>
          <table:previous table:id="ct1208">
            <table:change-track-table-cell office:value-type="string">
              <text:p>99.00</text:p>
            </table:change-track-table-cell>
          </table:previous>
        </table:cell-content-change>
        <table:cell-content-change table:id="ct2908">
          <table:cell-address table:column="13" table:row="81" table:table="0"/>
          <office:change-info>
            <dc:creator> </dc:creator>
            <dc:date>2016-09-12T11:16:46.81</dc:date>
          </office:change-info>
          <table:previous table:id="ct1424">
            <table:change-track-table-cell office:value-type="string">
              <text:p>0.60</text:p>
            </table:change-track-table-cell>
          </table:previous>
        </table:cell-content-change>
        <table:cell-content-change table:id="ct2909">
          <table:cell-address table:column="13" table:row="82" table:table="0"/>
          <office:change-info>
            <dc:creator> </dc:creator>
            <dc:date>2016-09-12T11:16:46.81</dc:date>
          </office:change-info>
          <table:previous table:id="ct1425">
            <table:change-track-table-cell office:value-type="string">
              <text:p>0.35</text:p>
            </table:change-track-table-cell>
          </table:previous>
        </table:cell-content-change>
        <table:cell-content-change table:id="ct2910">
          <table:cell-address table:column="13" table:row="84" table:table="0"/>
          <office:change-info>
            <dc:creator> </dc:creator>
            <dc:date>2016-09-12T11:16:47.69</dc:date>
          </office:change-info>
          <table:previous table:id="ct1427">
            <table:change-track-table-cell office:value-type="string">
              <text:p>0.60</text:p>
            </table:change-track-table-cell>
          </table:previous>
        </table:cell-content-change>
        <table:cell-content-change table:id="ct2911">
          <table:cell-address table:column="13" table:row="85" table:table="0"/>
          <office:change-info>
            <dc:creator> </dc:creator>
            <dc:date>2016-09-12T11:16:47.69</dc:date>
          </office:change-info>
          <table:previous table:id="ct1428">
            <table:change-track-table-cell office:value-type="string">
              <text:p>0.35</text:p>
            </table:change-track-table-cell>
          </table:previous>
        </table:cell-content-change>
        <table:cell-content-change table:id="ct2912">
          <table:cell-address table:column="7" table:row="79" table:table="0"/>
          <office:change-info>
            <dc:creator> </dc:creator>
            <dc:date>2016-09-12T11:17:08.49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2913">
          <table:cell-address table:column="7" table:row="80" table:table="0"/>
          <office:change-info>
            <dc:creator> </dc:creator>
            <dc:date>2016-09-12T11:17:08.49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2914">
          <table:cell-address table:column="7" table:row="79" table:table="0"/>
          <office:change-info>
            <dc:creator> </dc:creator>
            <dc:date>2016-09-12T11:17:11.16</dc:date>
          </office:change-info>
          <table:previous table:id="ct2912">
            <table:change-track-table-cell office:value-type="string">
              <text:p>0.15</text:p>
            </table:change-track-table-cell>
          </table:previous>
        </table:cell-content-change>
        <table:cell-content-change table:id="ct2915">
          <table:cell-address table:column="7" table:row="80" table:table="0"/>
          <office:change-info>
            <dc:creator> </dc:creator>
            <dc:date>2016-09-12T11:17:14.10</dc:date>
          </office:change-info>
          <table:previous table:id="ct2913">
            <table:change-track-table-cell office:value-type="string">
              <text:p>0.30</text:p>
            </table:change-track-table-cell>
          </table:previous>
        </table:cell-content-change>
        <table:cell-content-change table:id="ct2916">
          <table:cell-address table:column="7" table:row="79" table:table="0"/>
          <office:change-info>
            <dc:creator> </dc:creator>
            <dc:date>2016-09-12T11:17:15.81</dc:date>
          </office:change-info>
          <table:previous table:id="ct2914">
            <table:change-track-table-cell office:value-type="string">
              <text:p>0.20</text:p>
            </table:change-track-table-cell>
          </table:previous>
        </table:cell-content-change>
        <table:cell-content-change table:id="ct2917">
          <table:cell-address table:column="7" table:row="79" table:table="0"/>
          <office:change-info>
            <dc:creator> </dc:creator>
            <dc:date>2016-09-12T11:17:19.73</dc:date>
          </office:change-info>
          <table:previous table:id="ct2916">
            <table:change-track-table-cell office:value-type="float" office:value="36800"/>
          </table:previous>
        </table:cell-content-change>
        <table:cell-content-change table:id="ct2918">
          <table:cell-address table:column="7" table:row="79" table:table="0"/>
          <office:change-info>
            <dc:creator> </dc:creator>
            <dc:date>2016-09-12T11:17:39.88</dc:date>
          </office:change-info>
          <table:previous table:id="ct2917">
            <table:change-track-table-cell office:value-type="string">
              <text:p>0.15</text:p>
            </table:change-track-table-cell>
          </table:previous>
        </table:cell-content-change>
        <table:cell-content-change table:id="ct2919">
          <table:cell-address table:column="7" table:row="82" table:table="0"/>
          <office:change-info>
            <dc:creator> </dc:creator>
            <dc:date>2016-09-12T11:17:43.06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2920">
          <table:cell-address table:column="7" table:row="83" table:table="0"/>
          <office:change-info>
            <dc:creator> </dc:creator>
            <dc:date>2016-09-12T11:17:43.06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2921">
          <table:cell-address table:column="7" table:row="85" table:table="0"/>
          <office:change-info>
            <dc:creator> </dc:creator>
            <dc:date>2016-09-12T11:17:43.83</dc:date>
          </office:change-info>
          <table:previous table:id="ct1284">
            <table:change-track-table-cell office:value-type="string">
              <text:p>0.00</text:p>
            </table:change-track-table-cell>
          </table:previous>
        </table:cell-content-change>
        <table:cell-content-change table:id="ct2922">
          <table:cell-address table:column="7" table:row="86" table:table="0"/>
          <office:change-info>
            <dc:creator> </dc:creator>
            <dc:date>2016-09-12T11:17:43.83</dc:date>
          </office:change-info>
          <table:previous table:id="ct1285">
            <table:change-track-table-cell office:value-type="string">
              <text:p>0.00</text:p>
            </table:change-track-table-cell>
          </table:previous>
        </table:cell-content-change>
        <table:cell-content-change table:id="ct2923">
          <table:cell-address table:column="13" table:row="79" table:table="0"/>
          <office:change-info>
            <dc:creator> </dc:creator>
            <dc:date>2016-09-12T11:21:08.01</dc:date>
          </office:change-info>
          <table:previous table:id="ct1422">
            <table:change-track-table-cell office:value-type="string">
              <text:p>0.40</text:p>
            </table:change-track-table-cell>
          </table:previous>
        </table:cell-content-change>
        <table:cell-content-change table:id="ct2924">
          <table:cell-address table:column="13" table:row="80" table:table="0"/>
          <office:change-info>
            <dc:creator> </dc:creator>
            <dc:date>2016-09-12T11:21:08.85</dc:date>
          </office:change-info>
          <table:previous table:id="ct1423">
            <table:change-track-table-cell office:value-type="string">
              <text:p>0.15</text:p>
            </table:change-track-table-cell>
          </table:previous>
        </table:cell-content-change>
        <table:cell-content-change table:id="ct2925">
          <table:cell-address table:column="13" table:row="82" table:table="0"/>
          <office:change-info>
            <dc:creator> </dc:creator>
            <dc:date>2016-09-12T11:21:11.55</dc:date>
          </office:change-info>
          <table:previous table:id="ct2909">
            <table:change-track-table-cell office:value-type="string">
              <text:p>0.40</text:p>
            </table:change-track-table-cell>
          </table:previous>
        </table:cell-content-change>
        <table:cell-content-change table:id="ct2926">
          <table:cell-address table:column="13" table:row="83" table:table="0"/>
          <office:change-info>
            <dc:creator> </dc:creator>
            <dc:date>2016-09-12T11:21:11.55</dc:date>
          </office:change-info>
          <table:previous table:id="ct1426">
            <table:change-track-table-cell office:value-type="string">
              <text:p>0.15</text:p>
            </table:change-track-table-cell>
          </table:previous>
        </table:cell-content-change>
        <table:cell-content-change table:id="ct2927">
          <table:cell-address table:column="13" table:row="85" table:table="0"/>
          <office:change-info>
            <dc:creator> </dc:creator>
            <dc:date>2016-09-12T11:21:12.01</dc:date>
          </office:change-info>
          <table:previous table:id="ct2911">
            <table:change-track-table-cell office:value-type="string">
              <text:p>0.40</text:p>
            </table:change-track-table-cell>
          </table:previous>
        </table:cell-content-change>
        <table:cell-content-change table:id="ct2928">
          <table:cell-address table:column="13" table:row="86" table:table="0"/>
          <office:change-info>
            <dc:creator> </dc:creator>
            <dc:date>2016-09-12T11:21:12.01</dc:date>
          </office:change-info>
          <table:previous table:id="ct1429">
            <table:change-track-table-cell office:value-type="string">
              <text:p>0.15</text:p>
            </table:change-track-table-cell>
          </table:previous>
        </table:cell-content-change>
        <table:cell-content-change table:id="ct2929">
          <table:cell-address table:column="0" table:row="176" table:table="0"/>
          <office:change-info>
            <dc:creator> </dc:creator>
            <dc:date>2016-09-14T08:42:09.51</dc:date>
          </office:change-info>
          <table:previous>
            <table:change-track-table-cell/>
          </table:previous>
        </table:cell-content-change>
        <table:cell-content-change table:id="ct2930">
          <table:cell-address table:column="0" table:row="176" table:table="0"/>
          <office:change-info>
            <dc:creator> </dc:creator>
            <dc:date>2016-09-14T08:42:14.55</dc:date>
          </office:change-info>
          <table:previous>
            <table:change-track-table-cell/>
          </table:previous>
        </table:cell-content-change>
        <table:cell-content-change table:id="ct2931">
          <table:cell-address table:column="1" table:row="176" table:table="0"/>
          <office:change-info>
            <dc:creator> </dc:creator>
            <dc:date>2016-09-14T08:42:23.66</dc:date>
          </office:change-info>
          <table:previous>
            <table:change-track-table-cell/>
          </table:previous>
        </table:cell-content-change>
        <table:cell-content-change table:id="ct2932">
          <table:cell-address table:column="1" table:row="176" table:table="0"/>
          <office:change-info>
            <dc:creator> </dc:creator>
            <dc:date>2016-09-14T08:42:23.66</dc:date>
          </office:change-info>
          <table:previous>
            <table:change-track-table-cell/>
          </table:previous>
        </table:cell-content-change>
        <table:cell-content-change table:id="ct2933">
          <table:cell-address table:column="2" table:row="176" table:table="0"/>
          <office:change-info>
            <dc:creator> </dc:creator>
            <dc:date>2016-09-14T08:42:23.66</dc:date>
          </office:change-info>
          <table:previous>
            <table:change-track-table-cell/>
          </table:previous>
        </table:cell-content-change>
        <table:cell-content-change table:id="ct2934">
          <table:cell-address table:column="2" table:row="176" table:table="0"/>
          <office:change-info>
            <dc:creator> </dc:creator>
            <dc:date>2016-09-14T08:42:23.66</dc:date>
          </office:change-info>
          <table:previous>
            <table:change-track-table-cell/>
          </table:previous>
        </table:cell-content-change>
        <table:cell-content-change table:id="ct2935">
          <table:cell-address table:column="3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36">
          <table:cell-address table:column="4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37">
          <table:cell-address table:column="5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38">
          <table:cell-address table:column="6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39">
          <table:cell-address table:column="7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40">
          <table:cell-address table:column="8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41">
          <table:cell-address table:column="9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42">
          <table:cell-address table:column="10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43">
          <table:cell-address table:column="11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44">
          <table:cell-address table:column="12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45">
          <table:cell-address table:column="13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46">
          <table:cell-address table:column="14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47">
          <table:cell-address table:column="15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48">
          <table:cell-address table:column="16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49">
          <table:cell-address table:column="17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50">
          <table:cell-address table:column="18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51">
          <table:cell-address table:column="9" table:row="176" table:table="0"/>
          <office:change-info>
            <dc:creator> </dc:creator>
            <dc:date>2016-09-14T08:43:13.57</dc:date>
          </office:change-info>
          <table:previous table:id="ct2884">
            <table:change-track-table-cell office:value-type="float" office:value="45"/>
          </table:previous>
        </table:cell-content-change>
        <table:cell-content-change table:id="ct2952">
          <table:cell-address table:column="10" table:row="176" table:table="0"/>
          <office:change-info>
            <dc:creator> </dc:creator>
            <dc:date>2016-09-14T08:43:14.96</dc:date>
          </office:change-info>
          <table:previous table:id="ct2880">
            <table:change-track-table-cell office:value-type="float" office:value="150"/>
          </table:previous>
        </table:cell-content-change>
        <table:cell-content-change table:id="ct2953">
          <table:cell-address table:column="8" table:row="176" table:table="0"/>
          <office:change-info>
            <dc:creator> </dc:creator>
            <dc:date>2016-09-14T08:43:26.89</dc:date>
          </office:change-info>
          <table:previous table:id="ct2810">
            <table:change-track-table-cell office:value-type="float" office:value="30"/>
          </table:previous>
        </table:cell-content-change>
        <table:cell-content-change table:id="ct2954">
          <table:cell-address table:column="9" table:row="176" table:table="0"/>
          <office:change-info>
            <dc:creator> </dc:creator>
            <dc:date>2016-09-14T08:43:27.86</dc:date>
          </office:change-info>
          <table:previous table:id="ct2951">
            <table:change-track-table-cell office:value-type="float" office:value="10"/>
          </table:previous>
        </table:cell-content-change>
        <table:cell-content-change table:id="ct2955">
          <table:cell-address table:column="10" table:row="176" table:table="0"/>
          <office:change-info>
            <dc:creator> </dc:creator>
            <dc:date>2016-09-14T08:43:31.01</dc:date>
          </office:change-info>
          <table:previous table:id="ct2952">
            <table:change-track-table-cell office:value-type="float" office:value="200"/>
          </table:previous>
        </table:cell-content-change>
        <table:cell-content-change table:id="ct2956">
          <table:cell-address table:column="11" table:row="176" table:table="0"/>
          <office:change-info>
            <dc:creator> </dc:creator>
            <dc:date>2016-09-14T08:43:34.19</dc:date>
          </office:change-info>
          <table:previous table:id="ct2825">
            <table:change-track-table-cell office:value-type="float" office:value="150"/>
          </table:previous>
        </table:cell-content-change>
        <table:cell-content-change table:id="ct2957">
          <table:cell-address table:column="11" table:row="176" table:table="0"/>
          <office:change-info>
            <dc:creator> </dc:creator>
            <dc:date>2016-09-14T08:43:36.04</dc:date>
          </office:change-info>
          <table:previous table:id="ct2943">
            <table:change-track-table-cell office:value-type="float" office:value="150"/>
          </table:previous>
        </table:cell-content-change>
        <table:cell-content-change table:id="ct2958">
          <table:cell-address table:column="11" table:row="176" table:table="0"/>
          <office:change-info>
            <dc:creator> </dc:creator>
            <dc:date>2016-09-14T08:43:39.51</dc:date>
          </office:change-info>
          <table:previous table:id="ct2957">
            <table:change-track-table-cell office:value-type="float" office:value="102"/>
          </table:previous>
        </table:cell-content-change>
        <table:cell-content-change table:id="ct2959">
          <table:cell-address table:column="5" table:row="176" table:table="0"/>
          <office:change-info>
            <dc:creator> </dc:creator>
            <dc:date>2016-09-14T08:43:58.48</dc:date>
          </office:change-info>
          <table:previous table:id="ct2937">
            <table:change-track-table-cell office:value-type="float" office:value="0.75"/>
          </table:previous>
        </table:cell-content-change>
        <table:cell-content-change table:id="ct2960">
          <table:cell-address table:column="2" table:row="176" table:table="0"/>
          <office:change-info>
            <dc:creator> </dc:creator>
            <dc:date>2016-09-14T08:53:47.44</dc:date>
          </office:change-info>
          <table:previous table:id="ct2934">
            <table:change-track-table-cell office:value-type="string">
              <text:p>0.00</text:p>
            </table:change-track-table-cell>
          </table:previous>
        </table:cell-content-change>
        <table:cell-content-change table:id="ct2961">
          <table:cell-address table:column="3" table:row="176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62">
          <table:cell-address table:column="4" table:row="176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63">
          <table:cell-address table:column="5" table:row="176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64">
          <table:cell-address table:column="6" table:row="176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65">
          <table:cell-address table:column="7" table:row="176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66">
          <table:cell-address table:column="8" table:row="176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67">
          <table:cell-address table:column="9" table:row="176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68">
          <table:cell-address table:column="10" table:row="176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69">
          <table:cell-address table:column="11" table:row="176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70">
          <table:cell-address table:column="12" table:row="176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71">
          <table:cell-address table:column="13" table:row="176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72">
          <table:cell-address table:column="14" table:row="176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73">
          <table:cell-address table:column="15" table:row="176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74">
          <table:cell-address table:column="16" table:row="176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75">
          <table:cell-address table:column="17" table:row="176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76">
          <table:cell-address table:column="3" table:row="176" table:table="0"/>
          <office:change-info>
            <dc:creator> </dc:creator>
            <dc:date>2016-09-14T08:53:54.93</dc:date>
          </office:change-info>
          <table:previous table:id="ct2961">
            <table:change-track-table-cell office:value-type="string">
              <text:p>19.00</text:p>
            </table:change-track-table-cell>
          </table:previous>
        </table:cell-content-change>
        <table:cell-content-change table:id="ct2977">
          <table:cell-address table:column="4" table:row="176" table:table="0"/>
          <office:change-info>
            <dc:creator> </dc:creator>
            <dc:date>2016-09-14T08:53:54.93</dc:date>
          </office:change-info>
          <table:previous table:id="ct2962">
            <table:change-track-table-cell office:value-type="string">
              <text:p>1.00</text:p>
            </table:change-track-table-cell>
          </table:previous>
        </table:cell-content-change>
        <table:cell-content-change table:id="ct2978">
          <table:cell-address table:column="3" table:row="176" table:table="0"/>
          <office:change-info>
            <dc:creator> </dc:creator>
            <dc:date>2016-09-14T08:54:06.21</dc:date>
          </office:change-info>
          <table:previous table:id="ct2976">
            <table:change-track-table-cell office:value-type="string">
              <text:p>55.00</text:p>
            </table:change-track-table-cell>
          </table:previous>
        </table:cell-content-change>
        <table:cell-content-change table:id="ct2979">
          <table:cell-address table:column="4" table:row="176" table:table="0"/>
          <office:change-info>
            <dc:creator> </dc:creator>
            <dc:date>2016-09-14T08:54:08.17</dc:date>
          </office:change-info>
          <table:previous table:id="ct2977">
            <table:change-track-table-cell office:value-type="string">
              <text:p>100.00</text:p>
            </table:change-track-table-cell>
          </table:previous>
        </table:cell-content-change>
        <table:cell-content-change table:id="ct2980">
          <table:cell-address table:column="3" table:row="176" table:table="0"/>
          <office:change-info>
            <dc:creator> </dc:creator>
            <dc:date>2016-09-14T08:54:11.73</dc:date>
          </office:change-info>
          <table:previous table:id="ct2978">
            <table:change-track-table-cell office:value-type="float" office:value="70"/>
          </table:previous>
        </table:cell-content-change>
        <table:cell-content-change table:id="ct2981">
          <table:cell-address table:column="5" table:row="176" table:table="0"/>
          <office:change-info>
            <dc:creator> </dc:creator>
            <dc:date>2016-09-14T08:54:22.79</dc:date>
          </office:change-info>
          <table:previous table:id="ct2963">
            <table:change-track-table-cell office:value-type="string">
              <text:p>0.50</text:p>
            </table:change-track-table-cell>
          </table:previous>
        </table:cell-content-change>
        <table:cell-content-change table:id="ct2982">
          <table:cell-address table:column="6" table:row="176" table:table="0"/>
          <office:change-info>
            <dc:creator> </dc:creator>
            <dc:date>2016-09-14T08:54:25.49</dc:date>
          </office:change-info>
          <table:previous table:id="ct2964">
            <table:change-track-table-cell office:value-type="string">
              <text:p>0.50</text:p>
            </table:change-track-table-cell>
          </table:previous>
        </table:cell-content-change>
        <table:cell-content-change table:id="ct2983">
          <table:cell-address table:column="3" table:row="176" table:table="0"/>
          <office:change-info>
            <dc:creator> </dc:creator>
            <dc:date>2016-09-14T08:55:07.80</dc:date>
          </office:change-info>
          <table:previous table:id="ct2980">
            <table:change-track-table-cell office:value-type="string">
              <text:p>70.00</text:p>
            </table:change-track-table-cell>
          </table:previous>
        </table:cell-content-change>
        <table:cell-content-change table:id="ct2984">
          <table:cell-address table:column="4" table:row="176" table:table="0"/>
          <office:change-info>
            <dc:creator> </dc:creator>
            <dc:date>2016-09-14T08:55:07.80</dc:date>
          </office:change-info>
          <table:previous table:id="ct2979">
            <table:change-track-table-cell office:value-type="string">
              <text:p>90.00</text:p>
            </table:change-track-table-cell>
          </table:previous>
        </table:cell-content-change>
        <table:cell-content-change table:id="ct2985">
          <table:cell-address table:column="5" table:row="176" table:table="0"/>
          <office:change-info>
            <dc:creator> </dc:creator>
            <dc:date>2016-09-14T08:55:07.80</dc:date>
          </office:change-info>
          <table:previous table:id="ct2981">
            <table:change-track-table-cell office:value-type="string">
              <text:p>2.00</text:p>
            </table:change-track-table-cell>
          </table:previous>
        </table:cell-content-change>
        <table:cell-content-change table:id="ct2986">
          <table:cell-address table:column="6" table:row="176" table:table="0"/>
          <office:change-info>
            <dc:creator> </dc:creator>
            <dc:date>2016-09-14T08:55:07.80</dc:date>
          </office:change-info>
          <table:previous table:id="ct2982">
            <table:change-track-table-cell office:value-type="string">
              <text:p>0.00</text:p>
            </table:change-track-table-cell>
          </table:previous>
        </table:cell-content-change>
        <table:cell-content-change table:id="ct2987">
          <table:cell-address table:column="7" table:row="176" table:table="0"/>
          <office:change-info>
            <dc:creator> </dc:creator>
            <dc:date>2016-09-14T08:55:07.80</dc:date>
          </office:change-info>
          <table:previous table:id="ct2965">
            <table:change-track-table-cell office:value-type="string">
              <text:p>2.00</text:p>
            </table:change-track-table-cell>
          </table:previous>
        </table:cell-content-change>
        <table:cell-content-change table:id="ct2988">
          <table:cell-address table:column="8" table:row="176" table:table="0"/>
          <office:change-info>
            <dc:creator> </dc:creator>
            <dc:date>2016-09-14T08:55:07.80</dc:date>
          </office:change-info>
          <table:previous table:id="ct2966">
            <table:change-track-table-cell office:value-type="string">
              <text:p>25.00</text:p>
            </table:change-track-table-cell>
          </table:previous>
        </table:cell-content-change>
        <table:cell-content-change table:id="ct2989">
          <table:cell-address table:column="10" table:row="176" table:table="0"/>
          <office:change-info>
            <dc:creator> </dc:creator>
            <dc:date>2016-09-14T08:55:07.80</dc:date>
          </office:change-info>
          <table:previous table:id="ct2968">
            <table:change-track-table-cell office:value-type="string">
              <text:p>40.00</text:p>
            </table:change-track-table-cell>
          </table:previous>
        </table:cell-content-change>
        <table:cell-content-change table:id="ct2990">
          <table:cell-address table:column="11" table:row="176" table:table="0"/>
          <office:change-info>
            <dc:creator> </dc:creator>
            <dc:date>2016-09-14T08:55:07.80</dc:date>
          </office:change-info>
          <table:previous table:id="ct2969">
            <table:change-track-table-cell office:value-type="string">
              <text:p>0.78</text:p>
            </table:change-track-table-cell>
          </table:previous>
        </table:cell-content-change>
        <table:cell-content-change table:id="ct2991">
          <table:cell-address table:column="12" table:row="176" table:table="0"/>
          <office:change-info>
            <dc:creator> </dc:creator>
            <dc:date>2016-09-14T08:55:07.80</dc:date>
          </office:change-info>
          <table:previous table:id="ct2970">
            <table:change-track-table-cell office:value-type="string">
              <text:p>0.60</text:p>
            </table:change-track-table-cell>
          </table:previous>
        </table:cell-content-change>
        <table:cell-content-change table:id="ct2992">
          <table:cell-address table:column="13" table:row="176" table:table="0"/>
          <office:change-info>
            <dc:creator> </dc:creator>
            <dc:date>2016-09-14T08:55:07.80</dc:date>
          </office:change-info>
          <table:previous table:id="ct2971">
            <table:change-track-table-cell office:value-type="string">
              <text:p>0.00</text:p>
            </table:change-track-table-cell>
          </table:previous>
        </table:cell-content-change>
        <table:cell-content-change table:id="ct2993">
          <table:cell-address table:column="18" table:row="176" table:table="0"/>
          <office:change-info>
            <dc:creator> </dc:creator>
            <dc:date>2016-09-14T08:55:07.80</dc:date>
          </office:change-info>
          <table:previous>
            <table:change-track-table-cell/>
          </table:previous>
        </table:cell-content-change>
        <table:cell-content-change table:id="ct2994">
          <table:cell-address table:column="6" table:row="176" table:table="0"/>
          <office:change-info>
            <dc:creator> </dc:creator>
            <dc:date>2016-09-14T08:55:12.24</dc:date>
          </office:change-info>
          <table:previous table:id="ct2986">
            <table:change-track-table-cell office:value-type="string">
              <text:p>0.50</text:p>
            </table:change-track-table-cell>
          </table:previous>
        </table:cell-content-change>
        <table:cell-content-change table:id="ct2995">
          <table:cell-address table:column="5" table:row="176" table:table="0"/>
          <office:change-info>
            <dc:creator> </dc:creator>
            <dc:date>2016-09-14T08:55:14.03</dc:date>
          </office:change-info>
          <table:previous table:id="ct2985">
            <table:change-track-table-cell office:value-type="string">
              <text:p>1.00</text:p>
            </table:change-track-table-cell>
          </table:previous>
        </table:cell-content-change>
        <table:cell-content-change table:id="ct2996">
          <table:cell-address table:column="5" table:row="176" table:table="0"/>
          <office:change-info>
            <dc:creator> </dc:creator>
            <dc:date>2016-09-14T08:55:16.61</dc:date>
          </office:change-info>
          <table:previous table:id="ct2995">
            <table:change-track-table-cell office:value-type="float" office:value="42374"/>
          </table:previous>
        </table:cell-content-change>
        <table:cell-content-change table:id="ct2997">
          <table:cell-address table:column="2" table:row="176" table:table="0"/>
          <office:change-info>
            <dc:creator> </dc:creator>
            <dc:date>2016-09-14T08:55:24.30</dc:date>
          </office:change-info>
          <table:previous table:id="ct2960">
            <table:change-track-table-cell office:value-type="string">
              <text:p>13.00</text:p>
            </table:change-track-table-cell>
          </table:previous>
        </table:cell-content-change>
        <table:cell-content-change table:id="ct2998">
          <table:cell-address table:column="3" table:row="176" table:table="0"/>
          <office:change-info>
            <dc:creator> </dc:creator>
            <dc:date>2016-09-14T08:55:28.67</dc:date>
          </office:change-info>
          <table:previous table:id="ct2983">
            <table:change-track-table-cell office:value-type="string">
              <text:p>55.00</text:p>
            </table:change-track-table-cell>
          </table:previous>
        </table:cell-content-change>
        <table:cell-content-change table:id="ct2999">
          <table:cell-address table:column="4" table:row="176" table:table="0"/>
          <office:change-info>
            <dc:creator> </dc:creator>
            <dc:date>2016-09-14T08:55:30.10</dc:date>
          </office:change-info>
          <table:previous table:id="ct2984">
            <table:change-track-table-cell office:value-type="string">
              <text:p>100.00</text:p>
            </table:change-track-table-cell>
          </table:previous>
        </table:cell-content-change>
        <table:cell-content-change table:id="ct3000">
          <table:cell-address table:column="3" table:row="176" table:table="0"/>
          <office:change-info>
            <dc:creator> </dc:creator>
            <dc:date>2016-09-14T08:55:35.25</dc:date>
          </office:change-info>
          <table:previous table:id="ct2998">
            <table:change-track-table-cell office:value-type="float" office:value="70"/>
          </table:previous>
        </table:cell-content-change>
        <table:cell-content-change table:id="ct3001">
          <table:cell-address table:column="12" table:row="176" table:table="0"/>
          <office:change-info>
            <dc:creator> </dc:creator>
            <dc:date>2016-09-14T08:56:08.66</dc:date>
          </office:change-info>
          <table:previous table:id="ct2991">
            <table:change-track-table-cell office:value-type="string">
              <text:p>0.74</text:p>
            </table:change-track-table-cell>
          </table:previous>
        </table:cell-content-change>
        <table:cell-content-change table:id="ct3002">
          <table:cell-address table:column="13" table:row="176" table:table="0"/>
          <office:change-info>
            <dc:creator> </dc:creator>
            <dc:date>2016-09-14T08:56:13.10</dc:date>
          </office:change-info>
          <table:previous table:id="ct2992">
            <table:change-track-table-cell office:value-type="float" office:value="36647"/>
          </table:previous>
        </table:cell-content-change>
        <table:cell-content-change table:id="ct3003">
          <table:cell-address table:column="7" table:row="176" table:table="0"/>
          <office:change-info>
            <dc:creator> </dc:creator>
            <dc:date>2016-09-14T08:56:21.99</dc:date>
          </office:change-info>
          <table:previous table:id="ct2987">
            <table:change-track-table-cell office:value-type="string">
              <text:p>0.50</text:p>
            </table:change-track-table-cell>
          </table:previous>
        </table:cell-content-change>
        <table:cell-content-change table:id="ct3004">
          <table:cell-address table:column="8" table:row="176" table:table="0"/>
          <office:change-info>
            <dc:creator> </dc:creator>
            <dc:date>2016-09-14T08:59:11.75</dc:date>
          </office:change-info>
          <table:previous table:id="ct2988">
            <table:change-track-table-cell office:value-type="string">
              <text:p>2.00</text:p>
            </table:change-track-table-cell>
          </table:previous>
        </table:cell-content-change>
        <table:cell-content-change table:id="ct3005">
          <table:cell-address table:column="8" table:row="176" table:table="0"/>
          <office:change-info>
            <dc:creator> </dc:creator>
            <dc:date>2016-09-14T08:59:15.36</dc:date>
          </office:change-info>
          <table:previous table:id="ct3004">
            <table:change-track-table-cell office:value-type="float" office:value="10"/>
          </table:previous>
        </table:cell-content-change>
        <table:cell-content-change table:id="ct3006">
          <table:cell-address table:column="8" table:row="176" table:table="0"/>
          <office:change-info>
            <dc:creator> </dc:creator>
            <dc:date>2016-09-14T08:59:17.50</dc:date>
          </office:change-info>
          <table:previous table:id="ct3005">
            <table:change-track-table-cell office:value-type="float" office:value="42663"/>
          </table:previous>
        </table:cell-content-change>
        <table:cell-content-change table:id="ct3007">
          <table:cell-address table:column="9" table:row="176" table:table="0"/>
          <office:change-info>
            <dc:creator> </dc:creator>
            <dc:date>2016-09-14T08:59:19.74</dc:date>
          </office:change-info>
          <table:previous table:id="ct2967">
            <table:change-track-table-cell office:value-type="string">
              <text:p>25.00</text:p>
            </table:change-track-table-cell>
          </table:previous>
        </table:cell-content-change>
        <table:cell-content-change table:id="ct3008">
          <table:cell-address table:column="10" table:row="176" table:table="0"/>
          <office:change-info>
            <dc:creator> </dc:creator>
            <dc:date>2016-09-14T08:59:32.84</dc:date>
          </office:change-info>
          <table:previous table:id="ct2955">
            <table:change-track-table-cell office:value-type="float" office:value="80"/>
          </table:previous>
        </table:cell-content-change>
        <table:cell-content-change table:id="ct3009">
          <table:cell-address table:column="8" table:row="176" table:table="0"/>
          <office:change-info>
            <dc:creator> </dc:creator>
            <dc:date>2016-09-14T08:59:37.04</dc:date>
          </office:change-info>
          <table:previous table:id="ct2953">
            <table:change-track-table-cell office:value-type="float" office:value="10"/>
          </table:previous>
        </table:cell-content-change>
        <table:cell-content-change table:id="ct3010">
          <table:cell-address table:column="8" table:row="176" table:table="0"/>
          <office:change-info>
            <dc:creator> </dc:creator>
            <dc:date>2016-09-14T08:59:51.11</dc:date>
          </office:change-info>
          <table:previous table:id="ct3009">
            <table:change-track-table-cell office:value-type="float" office:value="30"/>
          </table:previous>
        </table:cell-content-change>
        <table:cell-content-change table:id="ct3011">
          <table:cell-address table:column="9" table:row="176" table:table="0"/>
          <office:change-info>
            <dc:creator> </dc:creator>
            <dc:date>2016-09-14T08:59:52.42</dc:date>
          </office:change-info>
          <table:previous table:id="ct2954">
            <table:change-track-table-cell office:value-type="float" office:value="20"/>
          </table:previous>
        </table:cell-content-change>
        <table:cell-content-change table:id="ct3012">
          <table:cell-address table:column="7" table:row="176" table:table="0"/>
          <office:change-info>
            <dc:creator> </dc:creator>
            <dc:date>2016-09-14T09:01:27.21</dc:date>
          </office:change-info>
          <table:previous table:id="ct3003">
            <table:change-track-table-cell office:value-type="string">
              <text:p>0.33</text:p>
            </table:change-track-table-cell>
          </table:previous>
        </table:cell-content-change>
        <table:cell-content-change table:id="ct3013">
          <table:cell-address table:column="3" table:row="176" table:table="0"/>
          <office:change-info>
            <dc:creator> </dc:creator>
            <dc:date>2016-09-14T09:01:51.94</dc:date>
          </office:change-info>
          <table:previous table:id="ct2935">
            <table:change-track-table-cell office:value-type="float" office:value="5000"/>
          </table:previous>
        </table:cell-content-change>
        <table:cell-content-change table:id="ct3014">
          <table:cell-address table:column="4" table:row="176" table:table="0"/>
          <office:change-info>
            <dc:creator> </dc:creator>
            <dc:date>2016-09-14T09:01:53.42</dc:date>
          </office:change-info>
          <table:previous table:id="ct2936">
            <table:change-track-table-cell office:value-type="float" office:value="7500"/>
          </table:previous>
        </table:cell-content-change>
        <table:cell-content-change table:id="ct3015">
          <table:cell-address table:column="10" table:row="176" table:table="0"/>
          <office:change-info>
            <dc:creator> </dc:creator>
            <dc:date>2016-09-14T09:02:08.49</dc:date>
          </office:change-info>
          <table:previous table:id="ct2942">
            <table:change-track-table-cell office:value-type="float" office:value="150"/>
          </table:previous>
        </table:cell-content-change>
        <table:cell-content-change table:id="ct3016">
          <table:cell-address table:column="8" table:row="176" table:table="0"/>
          <office:change-info>
            <dc:creator> </dc:creator>
            <dc:date>2016-09-14T09:02:35.62</dc:date>
          </office:change-info>
          <table:previous table:id="ct2940">
            <table:change-track-table-cell office:value-type="float" office:value="30"/>
          </table:previous>
        </table:cell-content-change>
        <table:cell-content-change table:id="ct3017">
          <table:cell-address table:column="9" table:row="176" table:table="0"/>
          <office:change-info>
            <dc:creator> </dc:creator>
            <dc:date>2016-09-14T09:02:39.10</dc:date>
          </office:change-info>
          <table:previous table:id="ct2941">
            <table:change-track-table-cell office:value-type="float" office:value="45"/>
          </table:previous>
        </table:cell-content-change>
        <table:cell-content-change table:id="ct3018">
          <table:cell-address table:column="8" table:row="176" table:table="0"/>
          <office:change-info>
            <dc:creator> </dc:creator>
            <dc:date>2016-09-14T09:02:47.25</dc:date>
          </office:change-info>
          <table:previous table:id="ct3006">
            <table:change-track-table-cell office:value-type="string">
              <text:p>10.00</text:p>
            </table:change-track-table-cell>
          </table:previous>
        </table:cell-content-change>
        <table:cell-content-change table:id="ct3019">
          <table:cell-address table:column="7" table:row="126" table:table="0"/>
          <office:change-info>
            <dc:creator> </dc:creator>
            <dc:date>2016-09-14T14:29:47.65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0">
          <table:cell-address table:column="7" table:row="127" table:table="0"/>
          <office:change-info>
            <dc:creator> </dc:creator>
            <dc:date>2016-09-14T14:29:48.57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1">
          <table:cell-address table:column="7" table:row="128" table:table="0"/>
          <office:change-info>
            <dc:creator> </dc:creator>
            <dc:date>2016-09-14T14:29:49.79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2">
          <table:cell-address table:column="7" table:row="129" table:table="0"/>
          <office:change-info>
            <dc:creator> </dc:creator>
            <dc:date>2016-09-14T14:29:52.04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3">
          <table:cell-address table:column="7" table:row="130" table:table="0"/>
          <office:change-info>
            <dc:creator> </dc:creator>
            <dc:date>2016-09-14T14:29:52.04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4">
          <table:cell-address table:column="7" table:row="131" table:table="0"/>
          <office:change-info>
            <dc:creator> </dc:creator>
            <dc:date>2016-09-14T14:29:52.04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5">
          <table:cell-address table:column="7" table:row="132" table:table="0"/>
          <office:change-info>
            <dc:creator> </dc:creator>
            <dc:date>2016-09-14T14:29:52.6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6">
          <table:cell-address table:column="7" table:row="133" table:table="0"/>
          <office:change-info>
            <dc:creator> </dc:creator>
            <dc:date>2016-09-14T14:29:52.6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7">
          <table:cell-address table:column="7" table:row="134" table:table="0"/>
          <office:change-info>
            <dc:creator> </dc:creator>
            <dc:date>2016-09-14T14:29:52.6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8">
          <table:cell-address table:column="7" table:row="135" table:table="0"/>
          <office:change-info>
            <dc:creator> </dc:creator>
            <dc:date>2016-09-14T14:29:53.28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9">
          <table:cell-address table:column="7" table:row="136" table:table="0"/>
          <office:change-info>
            <dc:creator> </dc:creator>
            <dc:date>2016-09-14T14:29:53.28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0">
          <table:cell-address table:column="7" table:row="137" table:table="0"/>
          <office:change-info>
            <dc:creator> </dc:creator>
            <dc:date>2016-09-14T14:29:53.28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1">
          <table:cell-address table:column="7" table:row="138" table:table="0"/>
          <office:change-info>
            <dc:creator> </dc:creator>
            <dc:date>2016-09-14T14:29:54.4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2">
          <table:cell-address table:column="7" table:row="139" table:table="0"/>
          <office:change-info>
            <dc:creator> </dc:creator>
            <dc:date>2016-09-14T14:29:54.4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3">
          <table:cell-address table:column="7" table:row="140" table:table="0"/>
          <office:change-info>
            <dc:creator> </dc:creator>
            <dc:date>2016-09-14T14:29:54.4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4">
          <table:cell-address table:column="7" table:row="141" table:table="0"/>
          <office:change-info>
            <dc:creator> </dc:creator>
            <dc:date>2016-09-14T14:29:55.35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5">
          <table:cell-address table:column="7" table:row="142" table:table="0"/>
          <office:change-info>
            <dc:creator> </dc:creator>
            <dc:date>2016-09-14T14:29:55.35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6">
          <table:cell-address table:column="7" table:row="143" table:table="0"/>
          <office:change-info>
            <dc:creator> </dc:creator>
            <dc:date>2016-09-14T14:29:55.35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7">
          <table:cell-address table:column="7" table:row="144" table:table="0"/>
          <office:change-info>
            <dc:creator> </dc:creator>
            <dc:date>2016-09-14T14:29:55.95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8">
          <table:cell-address table:column="7" table:row="145" table:table="0"/>
          <office:change-info>
            <dc:creator> </dc:creator>
            <dc:date>2016-09-14T14:29:55.95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9">
          <table:cell-address table:column="7" table:row="146" table:table="0"/>
          <office:change-info>
            <dc:creator> </dc:creator>
            <dc:date>2016-09-14T14:29:55.95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40">
          <table:cell-address table:column="7" table:row="147" table:table="0"/>
          <office:change-info>
            <dc:creator> </dc:creator>
            <dc:date>2016-09-14T14:29:56.65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41">
          <table:cell-address table:column="7" table:row="148" table:table="0"/>
          <office:change-info>
            <dc:creator> </dc:creator>
            <dc:date>2016-09-14T14:29:56.65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42">
          <table:cell-address table:column="7" table:row="149" table:table="0"/>
          <office:change-info>
            <dc:creator> </dc:creator>
            <dc:date>2016-09-14T14:29:56.65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43">
          <table:cell-address table:column="10" table:row="30" table:table="0"/>
          <office:change-info>
            <dc:creator>Martin Anward</dc:creator>
            <dc:date>2016-09-16T11:01:14.92</dc:date>
          </office:change-info>
          <table:previous table:id="ct2622">
            <table:change-track-table-cell office:value-type="string">
              <text:p>300.00</text:p>
            </table:change-track-table-cell>
          </table:previous>
        </table:cell-content-change>
        <table:cell-content-change table:id="ct3044">
          <table:cell-address table:column="0" table:row="176" table:table="0"/>
          <office:change-info>
            <dc:creator> </dc:creator>
            <dc:date>2016-09-19T11:23:53.17</dc:date>
          </office:change-info>
          <table:previous table:id="ct2767">
            <table:change-track-table-cell office:value-type="string">
              <text:p>STELLARITE_LARGE_LASER</text:p>
            </table:change-track-table-cell>
          </table:previous>
        </table:cell-content-change>
        <table:cell-content-change table:id="ct3045">
          <table:cell-address table:column="3" table:row="176" table:table="0"/>
          <office:change-info>
            <dc:creator> </dc:creator>
            <dc:date>2016-09-19T11:27:01.55</dc:date>
          </office:change-info>
          <table:previous table:id="ct2877">
            <table:change-track-table-cell office:value-type="string">
              <text:p>200.00</text:p>
            </table:change-track-table-cell>
          </table:previous>
        </table:cell-content-change>
        <table:cell-content-change table:id="ct3046">
          <table:cell-address table:column="4" table:row="176" table:table="0"/>
          <office:change-info>
            <dc:creator> </dc:creator>
            <dc:date>2016-09-19T11:27:01.55</dc:date>
          </office:change-info>
          <table:previous table:id="ct2878">
            <table:change-track-table-cell office:value-type="string">
              <text:p>275.00</text:p>
            </table:change-track-table-cell>
          </table:previous>
        </table:cell-content-change>
        <table:cell-content-change table:id="ct3047">
          <table:cell-address table:column="5" table:row="176" table:table="0"/>
          <office:change-info>
            <dc:creator> </dc:creator>
            <dc:date>2016-09-19T11:27:01.55</dc:date>
          </office:change-info>
          <table:previous table:id="ct2792">
            <table:change-track-table-cell office:value-type="float" office:value="0.8"/>
          </table:previous>
        </table:cell-content-change>
        <table:cell-content-change table:id="ct3048">
          <table:cell-address table:column="6" table:row="176" table:table="0"/>
          <office:change-info>
            <dc:creator> </dc:creator>
            <dc:date>2016-09-19T11:27:01.55</dc:date>
          </office:change-info>
          <table:previous table:id="ct2847">
            <table:change-track-table-cell office:value-type="string">
              <text:p>0.30</text:p>
            </table:change-track-table-cell>
          </table:previous>
        </table:cell-content-change>
        <table:cell-content-change table:id="ct3049">
          <table:cell-address table:column="7" table:row="176" table:table="0"/>
          <office:change-info>
            <dc:creator> </dc:creator>
            <dc:date>2016-09-19T11:27:01.55</dc:date>
          </office:change-info>
          <table:previous table:id="ct2866">
            <table:change-track-table-cell office:value-type="string">
              <text:p>0.90</text:p>
            </table:change-track-table-cell>
          </table:previous>
        </table:cell-content-change>
        <table:cell-content-change table:id="ct3050">
          <table:cell-address table:column="8" table:row="176" table:table="0"/>
          <office:change-info>
            <dc:creator> </dc:creator>
            <dc:date>2016-09-19T11:27:01.55</dc:date>
          </office:change-info>
          <table:previous table:id="ct2808">
            <table:change-track-table-cell office:value-type="string">
              <text:p>2.00</text:p>
            </table:change-track-table-cell>
          </table:previous>
        </table:cell-content-change>
        <table:cell-content-change table:id="ct3051">
          <table:cell-address table:column="9" table:row="176" table:table="0"/>
          <office:change-info>
            <dc:creator> </dc:creator>
            <dc:date>2016-09-19T11:27:01.55</dc:date>
          </office:change-info>
          <table:previous table:id="ct2881">
            <table:change-track-table-cell office:value-type="string">
              <text:p>15.00</text:p>
            </table:change-track-table-cell>
          </table:previous>
        </table:cell-content-change>
        <table:cell-content-change table:id="ct3052">
          <table:cell-address table:column="10" table:row="176" table:table="0"/>
          <office:change-info>
            <dc:creator> </dc:creator>
            <dc:date>2016-09-19T11:27:01.55</dc:date>
          </office:change-info>
          <table:previous table:id="ct2867">
            <table:change-track-table-cell office:value-type="string">
              <text:p>10.00</text:p>
            </table:change-track-table-cell>
          </table:previous>
        </table:cell-content-change>
        <table:cell-content-change table:id="ct3053">
          <table:cell-address table:column="11" table:row="176" table:table="0"/>
          <office:change-info>
            <dc:creator> </dc:creator>
            <dc:date>2016-09-19T11:27:01.55</dc:date>
          </office:change-info>
          <table:previous table:id="ct2823">
            <table:change-track-table-cell office:value-type="string">
              <text:p>70.00</text:p>
            </table:change-track-table-cell>
          </table:previous>
        </table:cell-content-change>
        <table:cell-content-change table:id="ct3054">
          <table:cell-address table:column="12" table:row="176" table:table="0"/>
          <office:change-info>
            <dc:creator> </dc:creator>
            <dc:date>2016-09-19T11:27:01.55</dc:date>
          </office:change-info>
          <table:previous table:id="ct2853">
            <table:change-track-table-cell office:value-type="string">
              <text:p>0.90</text:p>
            </table:change-track-table-cell>
          </table:previous>
        </table:cell-content-change>
        <table:cell-content-change table:id="ct3055">
          <table:cell-address table:column="13" table:row="176" table:table="0"/>
          <office:change-info>
            <dc:creator> </dc:creator>
            <dc:date>2016-09-19T11:27:01.55</dc:date>
          </office:change-info>
          <table:previous table:id="ct2862">
            <table:change-track-table-cell office:value-type="float" office:value="0.3"/>
          </table:previous>
        </table:cell-content-change>
        <table:cell-content-change table:id="ct3056">
          <table:cell-address table:column="14" table:row="176" table:table="0"/>
          <office:change-info>
            <dc:creator> </dc:creator>
            <dc:date>2016-09-19T11:27:01.55</dc:date>
          </office:change-info>
          <table:previous table:id="ct2839">
            <table:change-track-table-cell office:value-type="string">
              <text:p>0.00</text:p>
            </table:change-track-table-cell>
          </table:previous>
        </table:cell-content-change>
        <table:cell-content-change table:id="ct3057">
          <table:cell-address table:column="15" table:row="176" table:table="0"/>
          <office:change-info>
            <dc:creator> </dc:creator>
            <dc:date>2016-09-19T11:27:01.55</dc:date>
          </office:change-info>
          <table:previous table:id="ct2844">
            <table:change-track-table-cell office:value-type="string">
              <text:p>0.00</text:p>
            </table:change-track-table-cell>
          </table:previous>
        </table:cell-content-change>
        <table:cell-content-change table:id="ct3058">
          <table:cell-address table:column="16" table:row="176" table:table="0"/>
          <office:change-info>
            <dc:creator> </dc:creator>
            <dc:date>2016-09-19T11:27:01.55</dc:date>
          </office:change-info>
          <table:previous table:id="ct2752">
            <table:change-track-table-cell office:value-type="string">
              <text:p>0.00</text:p>
            </table:change-track-table-cell>
          </table:previous>
        </table:cell-content-change>
        <table:cell-content-change table:id="ct3059">
          <table:cell-address table:column="1" table:row="12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3060">
          <table:cell-address table:column="1" table:row="130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3061">
          <table:cell-address table:column="1" table:row="131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3062">
          <table:cell-address table:column="1" table:row="132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7.50</text:p>
            </table:change-track-table-cell>
          </table:previous>
        </table:cell-content-change>
        <table:cell-content-change table:id="ct3063">
          <table:cell-address table:column="1" table:row="133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3064">
          <table:cell-address table:column="1" table:row="134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065">
          <table:cell-address table:column="1" table:row="135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3066">
          <table:cell-address table:column="1" table:row="13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3067">
          <table:cell-address table:column="1" table:row="13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3068">
          <table:cell-address table:column="1" table:row="138" table:table="0"/>
          <office:change-info>
            <dc:creator> </dc:creator>
            <dc:date>2016-09-21T12:40:08.23</dc:date>
          </office:change-info>
          <table:previous table:id="ct1586">
            <table:change-track-table-cell office:value-type="string">
              <text:p>10.00</text:p>
            </table:change-track-table-cell>
          </table:previous>
        </table:cell-content-change>
        <table:cell-content-change table:id="ct3069">
          <table:cell-address table:column="1" table:row="139" table:table="0"/>
          <office:change-info>
            <dc:creator> </dc:creator>
            <dc:date>2016-09-21T12:40:08.23</dc:date>
          </office:change-info>
          <table:previous table:id="ct1587">
            <table:change-track-table-cell office:value-type="string">
              <text:p>20.00</text:p>
            </table:change-track-table-cell>
          </table:previous>
        </table:cell-content-change>
        <table:cell-content-change table:id="ct3070">
          <table:cell-address table:column="1" table:row="140" table:table="0"/>
          <office:change-info>
            <dc:creator> </dc:creator>
            <dc:date>2016-09-21T12:40:08.23</dc:date>
          </office:change-info>
          <table:previous table:id="ct1588">
            <table:change-track-table-cell office:value-type="string">
              <text:p>40.00</text:p>
            </table:change-track-table-cell>
          </table:previous>
        </table:cell-content-change>
        <table:cell-content-change table:id="ct3071">
          <table:cell-address table:column="1" table:row="141" table:table="0"/>
          <office:change-info>
            <dc:creator> </dc:creator>
            <dc:date>2016-09-21T12:40:08.23</dc:date>
          </office:change-info>
          <table:previous table:id="ct1574">
            <table:change-track-table-cell office:value-type="string">
              <text:p>10.00</text:p>
            </table:change-track-table-cell>
          </table:previous>
        </table:cell-content-change>
        <table:cell-content-change table:id="ct3072">
          <table:cell-address table:column="1" table:row="142" table:table="0"/>
          <office:change-info>
            <dc:creator> </dc:creator>
            <dc:date>2016-09-21T12:40:08.23</dc:date>
          </office:change-info>
          <table:previous table:id="ct1575">
            <table:change-track-table-cell office:value-type="string">
              <text:p>20.00</text:p>
            </table:change-track-table-cell>
          </table:previous>
        </table:cell-content-change>
        <table:cell-content-change table:id="ct3073">
          <table:cell-address table:column="1" table:row="143" table:table="0"/>
          <office:change-info>
            <dc:creator> </dc:creator>
            <dc:date>2016-09-21T12:40:08.23</dc:date>
          </office:change-info>
          <table:previous table:id="ct1576">
            <table:change-track-table-cell office:value-type="string">
              <text:p>40.00</text:p>
            </table:change-track-table-cell>
          </table:previous>
        </table:cell-content-change>
        <table:cell-content-change table:id="ct3074">
          <table:cell-address table:column="1" table:row="144" table:table="0"/>
          <office:change-info>
            <dc:creator> </dc:creator>
            <dc:date>2016-09-21T12:40:08.23</dc:date>
          </office:change-info>
          <table:previous table:id="ct1562">
            <table:change-track-table-cell office:value-type="string">
              <text:p>10.00</text:p>
            </table:change-track-table-cell>
          </table:previous>
        </table:cell-content-change>
        <table:cell-content-change table:id="ct3075">
          <table:cell-address table:column="1" table:row="145" table:table="0"/>
          <office:change-info>
            <dc:creator> </dc:creator>
            <dc:date>2016-09-21T12:40:08.23</dc:date>
          </office:change-info>
          <table:previous table:id="ct1563">
            <table:change-track-table-cell office:value-type="string">
              <text:p>20.00</text:p>
            </table:change-track-table-cell>
          </table:previous>
        </table:cell-content-change>
        <table:cell-content-change table:id="ct3076">
          <table:cell-address table:column="1" table:row="146" table:table="0"/>
          <office:change-info>
            <dc:creator> </dc:creator>
            <dc:date>2016-09-21T12:40:08.23</dc:date>
          </office:change-info>
          <table:previous table:id="ct1564">
            <table:change-track-table-cell office:value-type="string">
              <text:p>40.00</text:p>
            </table:change-track-table-cell>
          </table:previous>
        </table:cell-content-change>
        <table:cell-content-change table:id="ct3077">
          <table:cell-address table:column="1" table:row="14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3078">
          <table:cell-address table:column="1" table:row="14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3079">
          <table:cell-address table:column="1" table:row="14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3080">
          <table:cell-address table:column="2" table:row="12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5.00</text:p>
            </table:change-track-table-cell>
          </table:previous>
        </table:cell-content-change>
        <table:cell-content-change table:id="ct3081">
          <table:cell-address table:column="2" table:row="130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10.00</text:p>
            </table:change-track-table-cell>
          </table:previous>
        </table:cell-content-change>
        <table:cell-content-change table:id="ct3082">
          <table:cell-address table:column="2" table:row="131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20.00</text:p>
            </table:change-track-table-cell>
          </table:previous>
        </table:cell-content-change>
        <table:cell-content-change table:id="ct3083">
          <table:cell-address table:column="2" table:row="132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7.50</text:p>
            </table:change-track-table-cell>
          </table:previous>
        </table:cell-content-change>
        <table:cell-content-change table:id="ct3084">
          <table:cell-address table:column="2" table:row="133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15.00</text:p>
            </table:change-track-table-cell>
          </table:previous>
        </table:cell-content-change>
        <table:cell-content-change table:id="ct3085">
          <table:cell-address table:column="2" table:row="134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30.00</text:p>
            </table:change-track-table-cell>
          </table:previous>
        </table:cell-content-change>
        <table:cell-content-change table:id="ct3086">
          <table:cell-address table:column="2" table:row="135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10.00</text:p>
            </table:change-track-table-cell>
          </table:previous>
        </table:cell-content-change>
        <table:cell-content-change table:id="ct3087">
          <table:cell-address table:column="2" table:row="13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20.00</text:p>
            </table:change-track-table-cell>
          </table:previous>
        </table:cell-content-change>
        <table:cell-content-change table:id="ct3088">
          <table:cell-address table:column="2" table:row="13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40.00</text:p>
            </table:change-track-table-cell>
          </table:previous>
        </table:cell-content-change>
        <table:cell-content-change table:id="ct3089">
          <table:cell-address table:column="2" table:row="138" table:table="0"/>
          <office:change-info>
            <dc:creator> </dc:creator>
            <dc:date>2016-09-21T12:40:08.23</dc:date>
          </office:change-info>
          <table:previous table:id="ct1589">
            <table:change-track-table-cell office:value-type="string">
              <text:p>-10.00</text:p>
            </table:change-track-table-cell>
          </table:previous>
        </table:cell-content-change>
        <table:cell-content-change table:id="ct3090">
          <table:cell-address table:column="2" table:row="139" table:table="0"/>
          <office:change-info>
            <dc:creator> </dc:creator>
            <dc:date>2016-09-21T12:40:08.23</dc:date>
          </office:change-info>
          <table:previous table:id="ct1590">
            <table:change-track-table-cell office:value-type="string">
              <text:p>-20.00</text:p>
            </table:change-track-table-cell>
          </table:previous>
        </table:cell-content-change>
        <table:cell-content-change table:id="ct3091">
          <table:cell-address table:column="2" table:row="140" table:table="0"/>
          <office:change-info>
            <dc:creator> </dc:creator>
            <dc:date>2016-09-21T12:40:08.23</dc:date>
          </office:change-info>
          <table:previous table:id="ct1591">
            <table:change-track-table-cell office:value-type="string">
              <text:p>-40.00</text:p>
            </table:change-track-table-cell>
          </table:previous>
        </table:cell-content-change>
        <table:cell-content-change table:id="ct3092">
          <table:cell-address table:column="2" table:row="141" table:table="0"/>
          <office:change-info>
            <dc:creator> </dc:creator>
            <dc:date>2016-09-21T12:40:08.23</dc:date>
          </office:change-info>
          <table:previous table:id="ct1577">
            <table:change-track-table-cell office:value-type="string">
              <text:p>-10.00</text:p>
            </table:change-track-table-cell>
          </table:previous>
        </table:cell-content-change>
        <table:cell-content-change table:id="ct3093">
          <table:cell-address table:column="2" table:row="142" table:table="0"/>
          <office:change-info>
            <dc:creator> </dc:creator>
            <dc:date>2016-09-21T12:40:08.23</dc:date>
          </office:change-info>
          <table:previous table:id="ct1578">
            <table:change-track-table-cell office:value-type="string">
              <text:p>-20.00</text:p>
            </table:change-track-table-cell>
          </table:previous>
        </table:cell-content-change>
        <table:cell-content-change table:id="ct3094">
          <table:cell-address table:column="2" table:row="143" table:table="0"/>
          <office:change-info>
            <dc:creator> </dc:creator>
            <dc:date>2016-09-21T12:40:08.23</dc:date>
          </office:change-info>
          <table:previous table:id="ct1579">
            <table:change-track-table-cell office:value-type="string">
              <text:p>-40.00</text:p>
            </table:change-track-table-cell>
          </table:previous>
        </table:cell-content-change>
        <table:cell-content-change table:id="ct3095">
          <table:cell-address table:column="2" table:row="144" table:table="0"/>
          <office:change-info>
            <dc:creator> </dc:creator>
            <dc:date>2016-09-21T12:40:08.23</dc:date>
          </office:change-info>
          <table:previous table:id="ct1565">
            <table:change-track-table-cell office:value-type="string">
              <text:p>-10.00</text:p>
            </table:change-track-table-cell>
          </table:previous>
        </table:cell-content-change>
        <table:cell-content-change table:id="ct3096">
          <table:cell-address table:column="2" table:row="145" table:table="0"/>
          <office:change-info>
            <dc:creator> </dc:creator>
            <dc:date>2016-09-21T12:40:08.23</dc:date>
          </office:change-info>
          <table:previous table:id="ct1566">
            <table:change-track-table-cell office:value-type="string">
              <text:p>-20.00</text:p>
            </table:change-track-table-cell>
          </table:previous>
        </table:cell-content-change>
        <table:cell-content-change table:id="ct3097">
          <table:cell-address table:column="2" table:row="146" table:table="0"/>
          <office:change-info>
            <dc:creator> </dc:creator>
            <dc:date>2016-09-21T12:40:08.23</dc:date>
          </office:change-info>
          <table:previous table:id="ct1567">
            <table:change-track-table-cell office:value-type="string">
              <text:p>-40.00</text:p>
            </table:change-track-table-cell>
          </table:previous>
        </table:cell-content-change>
        <table:cell-content-change table:id="ct3098">
          <table:cell-address table:column="2" table:row="14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10.00</text:p>
            </table:change-track-table-cell>
          </table:previous>
        </table:cell-content-change>
        <table:cell-content-change table:id="ct3099">
          <table:cell-address table:column="2" table:row="14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20.00</text:p>
            </table:change-track-table-cell>
          </table:previous>
        </table:cell-content-change>
        <table:cell-content-change table:id="ct3100">
          <table:cell-address table:column="2" table:row="14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40.00</text:p>
            </table:change-track-table-cell>
          </table:previous>
        </table:cell-content-change>
        <table:cell-content-change table:id="ct3101">
          <table:cell-address table:column="3" table:row="12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3102">
          <table:cell-address table:column="3" table:row="12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3103">
          <table:cell-address table:column="3" table:row="12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04">
          <table:cell-address table:column="3" table:row="12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6.00</text:p>
            </table:change-track-table-cell>
          </table:previous>
        </table:cell-content-change>
        <table:cell-content-change table:id="ct3105">
          <table:cell-address table:column="3" table:row="130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3106">
          <table:cell-address table:column="3" table:row="131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2.00</text:p>
            </table:change-track-table-cell>
          </table:previous>
        </table:cell-content-change>
        <table:cell-content-change table:id="ct3107">
          <table:cell-address table:column="3" table:row="132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8.00</text:p>
            </table:change-track-table-cell>
          </table:previous>
        </table:cell-content-change>
        <table:cell-content-change table:id="ct3108">
          <table:cell-address table:column="3" table:row="133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3109">
          <table:cell-address table:column="3" table:row="134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3110">
          <table:cell-address table:column="3" table:row="135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9.00</text:p>
            </table:change-track-table-cell>
          </table:previous>
        </table:cell-content-change>
        <table:cell-content-change table:id="ct3111">
          <table:cell-address table:column="3" table:row="13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3112">
          <table:cell-address table:column="3" table:row="13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9.00</text:p>
            </table:change-track-table-cell>
          </table:previous>
        </table:cell-content-change>
        <table:cell-content-change table:id="ct3113">
          <table:cell-address table:column="3" table:row="138" table:table="0"/>
          <office:change-info>
            <dc:creator> </dc:creator>
            <dc:date>2016-09-21T12:40:08.23</dc:date>
          </office:change-info>
          <table:previous table:id="ct1592">
            <table:change-track-table-cell office:value-type="string">
              <text:p>10.00</text:p>
            </table:change-track-table-cell>
          </table:previous>
        </table:cell-content-change>
        <table:cell-content-change table:id="ct3114">
          <table:cell-address table:column="3" table:row="139" table:table="0"/>
          <office:change-info>
            <dc:creator> </dc:creator>
            <dc:date>2016-09-21T12:40:08.23</dc:date>
          </office:change-info>
          <table:previous table:id="ct1593">
            <table:change-track-table-cell office:value-type="string">
              <text:p>20.00</text:p>
            </table:change-track-table-cell>
          </table:previous>
        </table:cell-content-change>
        <table:cell-content-change table:id="ct3115">
          <table:cell-address table:column="3" table:row="140" table:table="0"/>
          <office:change-info>
            <dc:creator> </dc:creator>
            <dc:date>2016-09-21T12:40:08.23</dc:date>
          </office:change-info>
          <table:previous table:id="ct1594">
            <table:change-track-table-cell office:value-type="string">
              <text:p>43.00</text:p>
            </table:change-track-table-cell>
          </table:previous>
        </table:cell-content-change>
        <table:cell-content-change table:id="ct3116">
          <table:cell-address table:column="3" table:row="141" table:table="0"/>
          <office:change-info>
            <dc:creator> </dc:creator>
            <dc:date>2016-09-21T12:40:08.23</dc:date>
          </office:change-info>
          <table:previous table:id="ct1580">
            <table:change-track-table-cell office:value-type="string">
              <text:p>10.00</text:p>
            </table:change-track-table-cell>
          </table:previous>
        </table:cell-content-change>
        <table:cell-content-change table:id="ct3117">
          <table:cell-address table:column="3" table:row="142" table:table="0"/>
          <office:change-info>
            <dc:creator> </dc:creator>
            <dc:date>2016-09-21T12:40:08.23</dc:date>
          </office:change-info>
          <table:previous table:id="ct1581">
            <table:change-track-table-cell office:value-type="string">
              <text:p>20.00</text:p>
            </table:change-track-table-cell>
          </table:previous>
        </table:cell-content-change>
        <table:cell-content-change table:id="ct3118">
          <table:cell-address table:column="3" table:row="143" table:table="0"/>
          <office:change-info>
            <dc:creator> </dc:creator>
            <dc:date>2016-09-21T12:40:08.23</dc:date>
          </office:change-info>
          <table:previous table:id="ct1582">
            <table:change-track-table-cell office:value-type="string">
              <text:p>43.00</text:p>
            </table:change-track-table-cell>
          </table:previous>
        </table:cell-content-change>
        <table:cell-content-change table:id="ct3119">
          <table:cell-address table:column="3" table:row="144" table:table="0"/>
          <office:change-info>
            <dc:creator> </dc:creator>
            <dc:date>2016-09-21T12:40:08.23</dc:date>
          </office:change-info>
          <table:previous table:id="ct1568">
            <table:change-track-table-cell office:value-type="string">
              <text:p>10.00</text:p>
            </table:change-track-table-cell>
          </table:previous>
        </table:cell-content-change>
        <table:cell-content-change table:id="ct3120">
          <table:cell-address table:column="3" table:row="145" table:table="0"/>
          <office:change-info>
            <dc:creator> </dc:creator>
            <dc:date>2016-09-21T12:40:08.23</dc:date>
          </office:change-info>
          <table:previous table:id="ct1569">
            <table:change-track-table-cell office:value-type="string">
              <text:p>20.00</text:p>
            </table:change-track-table-cell>
          </table:previous>
        </table:cell-content-change>
        <table:cell-content-change table:id="ct3121">
          <table:cell-address table:column="3" table:row="146" table:table="0"/>
          <office:change-info>
            <dc:creator> </dc:creator>
            <dc:date>2016-09-21T12:40:08.23</dc:date>
          </office:change-info>
          <table:previous table:id="ct1570">
            <table:change-track-table-cell office:value-type="string">
              <text:p>43.00</text:p>
            </table:change-track-table-cell>
          </table:previous>
        </table:cell-content-change>
        <table:cell-content-change table:id="ct3122">
          <table:cell-address table:column="3" table:row="14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3123">
          <table:cell-address table:column="3" table:row="14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3124">
          <table:cell-address table:column="3" table:row="14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43.00</text:p>
            </table:change-track-table-cell>
          </table:previous>
        </table:cell-content-change>
        <table:cell-content-change table:id="ct3125">
          <table:cell-address table:column="4" table:row="12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1.00</text:p>
            </table:change-track-table-cell>
          </table:previous>
        </table:cell-content-change>
        <table:cell-content-change table:id="ct3126">
          <table:cell-address table:column="4" table:row="12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9.00</text:p>
            </table:change-track-table-cell>
          </table:previous>
        </table:cell-content-change>
        <table:cell-content-change table:id="ct3127">
          <table:cell-address table:column="4" table:row="12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43.00</text:p>
            </table:change-track-table-cell>
          </table:previous>
        </table:cell-content-change>
        <table:cell-content-change table:id="ct3128">
          <table:cell-address table:column="4" table:row="12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3129">
          <table:cell-address table:column="4" table:row="130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3130">
          <table:cell-address table:column="4" table:row="131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49.00</text:p>
            </table:change-track-table-cell>
          </table:previous>
        </table:cell-content-change>
        <table:cell-content-change table:id="ct3131">
          <table:cell-address table:column="4" table:row="132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4.00</text:p>
            </table:change-track-table-cell>
          </table:previous>
        </table:cell-content-change>
        <table:cell-content-change table:id="ct3132">
          <table:cell-address table:column="4" table:row="133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8.00</text:p>
            </table:change-track-table-cell>
          </table:previous>
        </table:cell-content-change>
        <table:cell-content-change table:id="ct3133">
          <table:cell-address table:column="4" table:row="134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59.00</text:p>
            </table:change-track-table-cell>
          </table:previous>
        </table:cell-content-change>
        <table:cell-content-change table:id="ct3134">
          <table:cell-address table:column="4" table:row="135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3135">
          <table:cell-address table:column="4" table:row="13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2.00</text:p>
            </table:change-track-table-cell>
          </table:previous>
        </table:cell-content-change>
        <table:cell-content-change table:id="ct3136">
          <table:cell-address table:column="4" table:row="13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68.00</text:p>
            </table:change-track-table-cell>
          </table:previous>
        </table:cell-content-change>
        <table:cell-content-change table:id="ct3137">
          <table:cell-address table:column="4" table:row="138" table:table="0"/>
          <office:change-info>
            <dc:creator> </dc:creator>
            <dc:date>2016-09-21T12:40:08.23</dc:date>
          </office:change-info>
          <table:previous table:id="ct1595">
            <table:change-track-table-cell office:value-type="string">
              <text:p>18.00</text:p>
            </table:change-track-table-cell>
          </table:previous>
        </table:cell-content-change>
        <table:cell-content-change table:id="ct3138">
          <table:cell-address table:column="4" table:row="139" table:table="0"/>
          <office:change-info>
            <dc:creator> </dc:creator>
            <dc:date>2016-09-21T12:40:08.23</dc:date>
          </office:change-info>
          <table:previous table:id="ct1596">
            <table:change-track-table-cell office:value-type="string">
              <text:p>36.00</text:p>
            </table:change-track-table-cell>
          </table:previous>
        </table:cell-content-change>
        <table:cell-content-change table:id="ct3139">
          <table:cell-address table:column="4" table:row="140" table:table="0"/>
          <office:change-info>
            <dc:creator> </dc:creator>
            <dc:date>2016-09-21T12:40:08.23</dc:date>
          </office:change-info>
          <table:previous table:id="ct1597">
            <table:change-track-table-cell office:value-type="string">
              <text:p>78.00</text:p>
            </table:change-track-table-cell>
          </table:previous>
        </table:cell-content-change>
        <table:cell-content-change table:id="ct3140">
          <table:cell-address table:column="4" table:row="141" table:table="0"/>
          <office:change-info>
            <dc:creator> </dc:creator>
            <dc:date>2016-09-21T12:40:08.23</dc:date>
          </office:change-info>
          <table:previous table:id="ct1583">
            <table:change-track-table-cell office:value-type="string">
              <text:p>18.00</text:p>
            </table:change-track-table-cell>
          </table:previous>
        </table:cell-content-change>
        <table:cell-content-change table:id="ct3141">
          <table:cell-address table:column="4" table:row="142" table:table="0"/>
          <office:change-info>
            <dc:creator> </dc:creator>
            <dc:date>2016-09-21T12:40:08.23</dc:date>
          </office:change-info>
          <table:previous table:id="ct1584">
            <table:change-track-table-cell office:value-type="string">
              <text:p>36.00</text:p>
            </table:change-track-table-cell>
          </table:previous>
        </table:cell-content-change>
        <table:cell-content-change table:id="ct3142">
          <table:cell-address table:column="4" table:row="143" table:table="0"/>
          <office:change-info>
            <dc:creator> </dc:creator>
            <dc:date>2016-09-21T12:40:08.23</dc:date>
          </office:change-info>
          <table:previous table:id="ct1585">
            <table:change-track-table-cell office:value-type="string">
              <text:p>78.00</text:p>
            </table:change-track-table-cell>
          </table:previous>
        </table:cell-content-change>
        <table:cell-content-change table:id="ct3143">
          <table:cell-address table:column="4" table:row="144" table:table="0"/>
          <office:change-info>
            <dc:creator> </dc:creator>
            <dc:date>2016-09-21T12:40:08.23</dc:date>
          </office:change-info>
          <table:previous table:id="ct1571">
            <table:change-track-table-cell office:value-type="string">
              <text:p>18.00</text:p>
            </table:change-track-table-cell>
          </table:previous>
        </table:cell-content-change>
        <table:cell-content-change table:id="ct3144">
          <table:cell-address table:column="4" table:row="145" table:table="0"/>
          <office:change-info>
            <dc:creator> </dc:creator>
            <dc:date>2016-09-21T12:40:08.23</dc:date>
          </office:change-info>
          <table:previous table:id="ct1572">
            <table:change-track-table-cell office:value-type="string">
              <text:p>36.00</text:p>
            </table:change-track-table-cell>
          </table:previous>
        </table:cell-content-change>
        <table:cell-content-change table:id="ct3145">
          <table:cell-address table:column="4" table:row="146" table:table="0"/>
          <office:change-info>
            <dc:creator> </dc:creator>
            <dc:date>2016-09-21T12:40:08.23</dc:date>
          </office:change-info>
          <table:previous table:id="ct1573">
            <table:change-track-table-cell office:value-type="string">
              <text:p>78.00</text:p>
            </table:change-track-table-cell>
          </table:previous>
        </table:cell-content-change>
        <table:cell-content-change table:id="ct3146">
          <table:cell-address table:column="4" table:row="14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3147">
          <table:cell-address table:column="4" table:row="14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3148">
          <table:cell-address table:column="4" table:row="14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78.00</text:p>
            </table:change-track-table-cell>
          </table:previous>
        </table:cell-content-change>
        <table:cell-content-change table:id="ct3149">
          <table:cell-address table:column="9" table:row="12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0">
          <table:cell-address table:column="9" table:row="12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1">
          <table:cell-address table:column="9" table:row="12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2">
          <table:cell-address table:column="9" table:row="12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3">
          <table:cell-address table:column="9" table:row="130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4">
          <table:cell-address table:column="9" table:row="131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5">
          <table:cell-address table:column="9" table:row="132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6">
          <table:cell-address table:column="9" table:row="133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7">
          <table:cell-address table:column="9" table:row="134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8">
          <table:cell-address table:column="9" table:row="135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9">
          <table:cell-address table:column="9" table:row="13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0">
          <table:cell-address table:column="9" table:row="13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1">
          <table:cell-address table:column="9" table:row="13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2">
          <table:cell-address table:column="9" table:row="13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3">
          <table:cell-address table:column="9" table:row="140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4">
          <table:cell-address table:column="9" table:row="141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5">
          <table:cell-address table:column="9" table:row="142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6">
          <table:cell-address table:column="9" table:row="143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7">
          <table:cell-address table:column="9" table:row="144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8">
          <table:cell-address table:column="9" table:row="145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9">
          <table:cell-address table:column="9" table:row="14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70">
          <table:cell-address table:column="9" table:row="14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71">
          <table:cell-address table:column="9" table:row="14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72">
          <table:cell-address table:column="9" table:row="14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73">
          <table:cell-address table:column="10" table:row="12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74">
          <table:cell-address table:column="10" table:row="12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75">
          <table:cell-address table:column="10" table:row="12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76">
          <table:cell-address table:column="10" table:row="12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77">
          <table:cell-address table:column="10" table:row="130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78">
          <table:cell-address table:column="10" table:row="131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79">
          <table:cell-address table:column="10" table:row="132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0">
          <table:cell-address table:column="10" table:row="133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1">
          <table:cell-address table:column="10" table:row="134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2">
          <table:cell-address table:column="10" table:row="135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3">
          <table:cell-address table:column="10" table:row="13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4">
          <table:cell-address table:column="10" table:row="13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5">
          <table:cell-address table:column="10" table:row="13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6">
          <table:cell-address table:column="10" table:row="13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7">
          <table:cell-address table:column="10" table:row="140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8">
          <table:cell-address table:column="10" table:row="141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9">
          <table:cell-address table:column="10" table:row="142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90">
          <table:cell-address table:column="10" table:row="143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91">
          <table:cell-address table:column="10" table:row="144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92">
          <table:cell-address table:column="10" table:row="145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93">
          <table:cell-address table:column="10" table:row="14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94">
          <table:cell-address table:column="10" table:row="14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95">
          <table:cell-address table:column="10" table:row="14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96">
          <table:cell-address table:column="10" table:row="14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97">
          <table:cell-address table:column="11" table:row="126" table:table="0"/>
          <office:change-info>
            <dc:creator> </dc:creator>
            <dc:date>2016-09-21T12:40:08.23</dc:date>
          </office:change-info>
          <table:previous table:id="ct155">
            <table:change-track-table-cell office:value-type="string">
              <text:p>20.00</text:p>
            </table:change-track-table-cell>
          </table:previous>
        </table:cell-content-change>
        <table:cell-content-change table:id="ct3198">
          <table:cell-address table:column="11" table:row="127" table:table="0"/>
          <office:change-info>
            <dc:creator> </dc:creator>
            <dc:date>2016-09-21T12:40:08.23</dc:date>
          </office:change-info>
          <table:previous table:id="ct745">
            <table:change-track-table-cell office:value-type="string">
              <text:p>60.00</text:p>
            </table:change-track-table-cell>
          </table:previous>
        </table:cell-content-change>
        <table:cell-content-change table:id="ct3199">
          <table:cell-address table:column="11" table:row="128" table:table="0"/>
          <office:change-info>
            <dc:creator> </dc:creator>
            <dc:date>2016-09-21T12:40:08.23</dc:date>
          </office:change-info>
          <table:previous table:id="ct746">
            <table:change-track-table-cell office:value-type="string">
              <text:p>80.00</text:p>
            </table:change-track-table-cell>
          </table:previous>
        </table:cell-content-change>
        <table:cell-content-change table:id="ct3200">
          <table:cell-address table:column="11" table:row="129" table:table="0"/>
          <office:change-info>
            <dc:creator> </dc:creator>
            <dc:date>2016-09-21T12:40:08.23</dc:date>
          </office:change-info>
          <table:previous table:id="ct158">
            <table:change-track-table-cell office:value-type="string">
              <text:p>20.00</text:p>
            </table:change-track-table-cell>
          </table:previous>
        </table:cell-content-change>
        <table:cell-content-change table:id="ct3201">
          <table:cell-address table:column="11" table:row="130" table:table="0"/>
          <office:change-info>
            <dc:creator> </dc:creator>
            <dc:date>2016-09-21T12:40:08.23</dc:date>
          </office:change-info>
          <table:previous table:id="ct747">
            <table:change-track-table-cell office:value-type="string">
              <text:p>60.00</text:p>
            </table:change-track-table-cell>
          </table:previous>
        </table:cell-content-change>
        <table:cell-content-change table:id="ct3202">
          <table:cell-address table:column="11" table:row="131" table:table="0"/>
          <office:change-info>
            <dc:creator> </dc:creator>
            <dc:date>2016-09-21T12:40:08.23</dc:date>
          </office:change-info>
          <table:previous table:id="ct748">
            <table:change-track-table-cell office:value-type="string">
              <text:p>80.00</text:p>
            </table:change-track-table-cell>
          </table:previous>
        </table:cell-content-change>
        <table:cell-content-change table:id="ct3203">
          <table:cell-address table:column="11" table:row="132" table:table="0"/>
          <office:change-info>
            <dc:creator> </dc:creator>
            <dc:date>2016-09-21T12:40:08.23</dc:date>
          </office:change-info>
          <table:previous table:id="ct161">
            <table:change-track-table-cell office:value-type="string">
              <text:p>20.00</text:p>
            </table:change-track-table-cell>
          </table:previous>
        </table:cell-content-change>
        <table:cell-content-change table:id="ct3204">
          <table:cell-address table:column="11" table:row="133" table:table="0"/>
          <office:change-info>
            <dc:creator> </dc:creator>
            <dc:date>2016-09-21T12:40:08.23</dc:date>
          </office:change-info>
          <table:previous table:id="ct749">
            <table:change-track-table-cell office:value-type="string">
              <text:p>60.00</text:p>
            </table:change-track-table-cell>
          </table:previous>
        </table:cell-content-change>
        <table:cell-content-change table:id="ct3205">
          <table:cell-address table:column="11" table:row="134" table:table="0"/>
          <office:change-info>
            <dc:creator> </dc:creator>
            <dc:date>2016-09-21T12:40:08.23</dc:date>
          </office:change-info>
          <table:previous table:id="ct750">
            <table:change-track-table-cell office:value-type="string">
              <text:p>80.00</text:p>
            </table:change-track-table-cell>
          </table:previous>
        </table:cell-content-change>
        <table:cell-content-change table:id="ct3206">
          <table:cell-address table:column="11" table:row="135" table:table="0"/>
          <office:change-info>
            <dc:creator> </dc:creator>
            <dc:date>2016-09-21T12:40:08.23</dc:date>
          </office:change-info>
          <table:previous table:id="ct164">
            <table:change-track-table-cell office:value-type="string">
              <text:p>20.00</text:p>
            </table:change-track-table-cell>
          </table:previous>
        </table:cell-content-change>
        <table:cell-content-change table:id="ct3207">
          <table:cell-address table:column="11" table:row="136" table:table="0"/>
          <office:change-info>
            <dc:creator> </dc:creator>
            <dc:date>2016-09-21T12:40:08.23</dc:date>
          </office:change-info>
          <table:previous table:id="ct751">
            <table:change-track-table-cell office:value-type="string">
              <text:p>60.00</text:p>
            </table:change-track-table-cell>
          </table:previous>
        </table:cell-content-change>
        <table:cell-content-change table:id="ct3208">
          <table:cell-address table:column="11" table:row="137" table:table="0"/>
          <office:change-info>
            <dc:creator> </dc:creator>
            <dc:date>2016-09-21T12:40:08.23</dc:date>
          </office:change-info>
          <table:previous table:id="ct752">
            <table:change-track-table-cell office:value-type="string">
              <text:p>80.00</text:p>
            </table:change-track-table-cell>
          </table:previous>
        </table:cell-content-change>
        <table:cell-content-change table:id="ct3209">
          <table:cell-address table:column="11" table:row="138" table:table="0"/>
          <office:change-info>
            <dc:creator> </dc:creator>
            <dc:date>2016-09-21T12:40:08.23</dc:date>
          </office:change-info>
          <table:previous table:id="ct167">
            <table:change-track-table-cell office:value-type="string">
              <text:p>20.00</text:p>
            </table:change-track-table-cell>
          </table:previous>
        </table:cell-content-change>
        <table:cell-content-change table:id="ct3210">
          <table:cell-address table:column="11" table:row="139" table:table="0"/>
          <office:change-info>
            <dc:creator> </dc:creator>
            <dc:date>2016-09-21T12:40:08.23</dc:date>
          </office:change-info>
          <table:previous table:id="ct753">
            <table:change-track-table-cell office:value-type="string">
              <text:p>60.00</text:p>
            </table:change-track-table-cell>
          </table:previous>
        </table:cell-content-change>
        <table:cell-content-change table:id="ct3211">
          <table:cell-address table:column="11" table:row="140" table:table="0"/>
          <office:change-info>
            <dc:creator> </dc:creator>
            <dc:date>2016-09-21T12:40:08.23</dc:date>
          </office:change-info>
          <table:previous table:id="ct754">
            <table:change-track-table-cell office:value-type="string">
              <text:p>80.00</text:p>
            </table:change-track-table-cell>
          </table:previous>
        </table:cell-content-change>
        <table:cell-content-change table:id="ct3212">
          <table:cell-address table:column="11" table:row="141" table:table="0"/>
          <office:change-info>
            <dc:creator> </dc:creator>
            <dc:date>2016-09-21T12:40:08.23</dc:date>
          </office:change-info>
          <table:previous table:id="ct170">
            <table:change-track-table-cell office:value-type="string">
              <text:p>20.00</text:p>
            </table:change-track-table-cell>
          </table:previous>
        </table:cell-content-change>
        <table:cell-content-change table:id="ct3213">
          <table:cell-address table:column="11" table:row="142" table:table="0"/>
          <office:change-info>
            <dc:creator> </dc:creator>
            <dc:date>2016-09-21T12:40:08.23</dc:date>
          </office:change-info>
          <table:previous table:id="ct755">
            <table:change-track-table-cell office:value-type="string">
              <text:p>60.00</text:p>
            </table:change-track-table-cell>
          </table:previous>
        </table:cell-content-change>
        <table:cell-content-change table:id="ct3214">
          <table:cell-address table:column="11" table:row="143" table:table="0"/>
          <office:change-info>
            <dc:creator> </dc:creator>
            <dc:date>2016-09-21T12:40:08.23</dc:date>
          </office:change-info>
          <table:previous table:id="ct756">
            <table:change-track-table-cell office:value-type="string">
              <text:p>80.00</text:p>
            </table:change-track-table-cell>
          </table:previous>
        </table:cell-content-change>
        <table:cell-content-change table:id="ct3215">
          <table:cell-address table:column="11" table:row="144" table:table="0"/>
          <office:change-info>
            <dc:creator> </dc:creator>
            <dc:date>2016-09-21T12:40:08.23</dc:date>
          </office:change-info>
          <table:previous table:id="ct173">
            <table:change-track-table-cell office:value-type="string">
              <text:p>20.00</text:p>
            </table:change-track-table-cell>
          </table:previous>
        </table:cell-content-change>
        <table:cell-content-change table:id="ct3216">
          <table:cell-address table:column="11" table:row="145" table:table="0"/>
          <office:change-info>
            <dc:creator> </dc:creator>
            <dc:date>2016-09-21T12:40:08.23</dc:date>
          </office:change-info>
          <table:previous table:id="ct757">
            <table:change-track-table-cell office:value-type="string">
              <text:p>60.00</text:p>
            </table:change-track-table-cell>
          </table:previous>
        </table:cell-content-change>
        <table:cell-content-change table:id="ct3217">
          <table:cell-address table:column="11" table:row="146" table:table="0"/>
          <office:change-info>
            <dc:creator> </dc:creator>
            <dc:date>2016-09-21T12:40:08.23</dc:date>
          </office:change-info>
          <table:previous table:id="ct758">
            <table:change-track-table-cell office:value-type="string">
              <text:p>80.00</text:p>
            </table:change-track-table-cell>
          </table:previous>
        </table:cell-content-change>
        <table:cell-content-change table:id="ct3218">
          <table:cell-address table:column="11" table:row="147" table:table="0"/>
          <office:change-info>
            <dc:creator> </dc:creator>
            <dc:date>2016-09-21T12:40:08.23</dc:date>
          </office:change-info>
          <table:previous table:id="ct176">
            <table:change-track-table-cell office:value-type="string">
              <text:p>20.00</text:p>
            </table:change-track-table-cell>
          </table:previous>
        </table:cell-content-change>
        <table:cell-content-change table:id="ct3219">
          <table:cell-address table:column="11" table:row="148" table:table="0"/>
          <office:change-info>
            <dc:creator> </dc:creator>
            <dc:date>2016-09-21T12:40:08.23</dc:date>
          </office:change-info>
          <table:previous table:id="ct759">
            <table:change-track-table-cell office:value-type="string">
              <text:p>60.00</text:p>
            </table:change-track-table-cell>
          </table:previous>
        </table:cell-content-change>
        <table:cell-content-change table:id="ct3220">
          <table:cell-address table:column="11" table:row="149" table:table="0"/>
          <office:change-info>
            <dc:creator> </dc:creator>
            <dc:date>2016-09-21T12:40:08.23</dc:date>
          </office:change-info>
          <table:previous table:id="ct760">
            <table:change-track-table-cell office:value-type="string">
              <text:p>80.00</text:p>
            </table:change-track-table-cell>
          </table:previous>
        </table:cell-content-change>
        <table:cell-content-change table:id="ct3221">
          <table:cell-address table:column="12" table:row="12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222">
          <table:cell-address table:column="12" table:row="12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3223">
          <table:cell-address table:column="12" table:row="12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3224">
          <table:cell-address table:column="12" table:row="12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225">
          <table:cell-address table:column="12" table:row="130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3226">
          <table:cell-address table:column="12" table:row="131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3227">
          <table:cell-address table:column="12" table:row="132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228">
          <table:cell-address table:column="12" table:row="133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3229">
          <table:cell-address table:column="12" table:row="134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3230">
          <table:cell-address table:column="12" table:row="135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231">
          <table:cell-address table:column="12" table:row="13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3232">
          <table:cell-address table:column="12" table:row="13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3233">
          <table:cell-address table:column="12" table:row="13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234">
          <table:cell-address table:column="12" table:row="13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3235">
          <table:cell-address table:column="12" table:row="140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3236">
          <table:cell-address table:column="12" table:row="141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237">
          <table:cell-address table:column="12" table:row="142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3238">
          <table:cell-address table:column="12" table:row="143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3239">
          <table:cell-address table:column="12" table:row="144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240">
          <table:cell-address table:column="12" table:row="145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3241">
          <table:cell-address table:column="12" table:row="14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3242">
          <table:cell-address table:column="12" table:row="14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243">
          <table:cell-address table:column="12" table:row="14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3244">
          <table:cell-address table:column="12" table:row="14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3245">
          <table:cell-address table:column="0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46">
          <table:cell-address table:column="1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47">
          <table:cell-address table:column="2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48">
          <table:cell-address table:column="3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49">
          <table:cell-address table:column="4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50">
          <table:cell-address table:column="5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51">
          <table:cell-address table:column="6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52">
          <table:cell-address table:column="7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53">
          <table:cell-address table:column="8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54">
          <table:cell-address table:column="9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55">
          <table:cell-address table:column="10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56">
          <table:cell-address table:column="11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57">
          <table:cell-address table:column="12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58">
          <table:cell-address table:column="13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59">
          <table:cell-address table:column="14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60">
          <table:cell-address table:column="15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61">
          <table:cell-address table:column="16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62">
          <table:cell-address table:column="17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63">
          <table:cell-address table:column="18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64">
          <table:cell-address table:column="0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65">
          <table:cell-address table:column="1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66">
          <table:cell-address table:column="2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67">
          <table:cell-address table:column="3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68">
          <table:cell-address table:column="4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69">
          <table:cell-address table:column="5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70">
          <table:cell-address table:column="6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71">
          <table:cell-address table:column="7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72">
          <table:cell-address table:column="8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73">
          <table:cell-address table:column="9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74">
          <table:cell-address table:column="10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75">
          <table:cell-address table:column="11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76">
          <table:cell-address table:column="12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77">
          <table:cell-address table:column="13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78">
          <table:cell-address table:column="14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79">
          <table:cell-address table:column="15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80">
          <table:cell-address table:column="16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81">
          <table:cell-address table:column="17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82">
          <table:cell-address table:column="18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83">
          <table:cell-address table:column="0" table:row="176" table:table="0"/>
          <office:change-info>
            <dc:creator> </dc:creator>
            <dc:date>2016-09-22T10:26:23.69</dc:date>
          </office:change-info>
          <table:previous table:id="ct3245">
            <table:change-track-table-cell office:value-type="string">
              <text:p>DIMENSIONAL_HORROR_PRIMARY_WEAPON</text:p>
            </table:change-track-table-cell>
          </table:previous>
        </table:cell-content-change>
        <table:cell-content-change table:id="ct3284">
          <table:cell-address table:column="0" table:row="176" table:table="0"/>
          <office:change-info>
            <dc:creator> </dc:creator>
            <dc:date>2016-09-22T10:26:32.99</dc:date>
          </office:change-info>
          <table:previous table:id="ct3264">
            <table:change-track-table-cell office:value-type="string">
              <text:p>DRAGON_WEAPON</text:p>
            </table:change-track-table-cell>
          </table:previous>
        </table:cell-content-change>
        <table:cell-content-change table:id="ct3285">
          <table:cell-address table:column="1" table:row="124" table:table="0"/>
          <office:change-info>
            <dc:creator> </dc:creator>
            <dc:date>2016-09-23T09:13:55.47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3286">
          <table:cell-address table:column="2" table:row="124" table:table="0"/>
          <office:change-info>
            <dc:creator> </dc:creator>
            <dc:date>2016-09-23T09:13:55.47</dc:date>
          </office:change-info>
          <table:previous>
            <table:change-track-table-cell office:value-type="string">
              <text:p>-5.00</text:p>
            </table:change-track-table-cell>
          </table:previous>
        </table:cell-content-change>
        <table:cell-content-change table:id="ct3287">
          <table:cell-address table:column="3" table:row="124" table:table="0"/>
          <office:change-info>
            <dc:creator> </dc:creator>
            <dc:date>2016-09-23T09:13:55.47</dc:date>
          </office:change-info>
          <table:previous>
            <table:change-track-table-cell office:value-type="string">
              <text:p>6.00</text:p>
            </table:change-track-table-cell>
          </table:previous>
        </table:cell-content-change>
        <table:cell-content-change table:id="ct3288">
          <table:cell-address table:column="4" table:row="124" table:table="0"/>
          <office:change-info>
            <dc:creator> </dc:creator>
            <dc:date>2016-09-23T09:13:55.47</dc:date>
          </office:change-info>
          <table:previous>
            <table:change-track-table-cell office:value-type="string">
              <text:p>12.00</text:p>
            </table:change-track-table-cell>
          </table:previous>
        </table:cell-content-change>
        <table:cell-content-change table:id="ct3289">
          <table:cell-address table:column="5" table:row="124" table:table="0"/>
          <office:change-info>
            <dc:creator> </dc:creator>
            <dc:date>2016-09-23T09:13:55.47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3290">
          <table:cell-address table:column="11" table:row="124" table:table="0"/>
          <office:change-info>
            <dc:creator> </dc:creator>
            <dc:date>2016-09-23T09:13:55.47</dc:date>
          </office:change-info>
          <table:previous table:id="ct743">
            <table:change-track-table-cell office:value-type="string">
              <text:p>40.00</text:p>
            </table:change-track-table-cell>
          </table:previous>
        </table:cell-content-change>
        <table:cell-content-change table:id="ct3291">
          <table:cell-address table:column="12" table:row="124" table:table="0"/>
          <office:change-info>
            <dc:creator> </dc:creator>
            <dc:date>2016-09-23T09:13:55.47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292">
          <table:cell-address table:column="13" table:row="124" table:table="0"/>
          <office:change-info>
            <dc:creator> </dc:creator>
            <dc:date>2016-09-23T09:13:55.47</dc:date>
          </office:change-info>
          <table:previous table:id="ct1543">
            <table:change-track-table-cell office:value-type="float" office:value="36647"/>
          </table:previous>
        </table:cell-content-change>
        <table:cell-content-change table:id="ct3293">
          <table:cell-address table:column="4" table:row="124" table:table="0"/>
          <office:change-info>
            <dc:creator> </dc:creator>
            <dc:date>2016-09-23T09:28:55.14</dc:date>
          </office:change-info>
          <table:previous table:id="ct3288">
            <table:change-track-table-cell office:value-type="string">
              <text:p>36.00</text:p>
            </table:change-track-table-cell>
          </table:previous>
        </table:cell-content-change>
        <table:cell-content-change table:id="ct3294">
          <table:cell-address table:column="12" table:row="124" table:table="0"/>
          <office:change-info>
            <dc:creator> </dc:creator>
            <dc:date>2016-09-23T09:28:55.14</dc:date>
          </office:change-info>
          <table:previous table:id="ct3291">
            <table:change-track-table-cell office:value-type="string">
              <text:p>0.85</text:p>
            </table:change-track-table-cell>
          </table:previous>
        </table:cell-content-change>
        <table:cell-content-change table:id="ct3295">
          <table:cell-address table:column="13" table:row="124" table:table="0"/>
          <office:change-info>
            <dc:creator> </dc:creator>
            <dc:date>2016-09-23T09:28:55.14</dc:date>
          </office:change-info>
          <table:previous table:id="ct3292">
            <table:change-track-table-cell office:value-type="string">
              <text:p>0.50</text:p>
            </table:change-track-table-cell>
          </table:previous>
        </table:cell-content-change>
        <table:insertion table:id="ct3296" table:type="row" table:position="176" table:table="0">
          <office:change-info>
            <dc:creator>Martin Anward</dc:creator>
            <dc:date>2016-09-26T11:11:49.41</dc:date>
          </office:change-info>
          <table:dependencies>
            <table:dependence table:id="ct3562"/>
            <table:dependence table:id="ct3561"/>
            <table:dependence table:id="ct3560"/>
            <table:dependence table:id="ct3559"/>
            <table:dependence table:id="ct3548"/>
            <table:dependence table:id="ct3538"/>
            <table:dependence table:id="ct3528"/>
            <table:dependence table:id="ct3518"/>
            <table:dependence table:id="ct3508"/>
            <table:dependence table:id="ct3498"/>
            <table:dependence table:id="ct3488"/>
            <table:dependence table:id="ct3478"/>
            <table:dependence table:id="ct3468"/>
            <table:dependence table:id="ct3458"/>
            <table:dependence table:id="ct3448"/>
            <table:dependence table:id="ct3438"/>
            <table:dependence table:id="ct3428"/>
            <table:dependence table:id="ct3418"/>
            <table:dependence table:id="ct3408"/>
            <table:dependence table:id="ct3398"/>
            <table:dependence table:id="ct3388"/>
            <table:dependence table:id="ct3378"/>
            <table:dependence table:id="ct3368"/>
            <table:dependence table:id="ct3340"/>
            <table:dependence table:id="ct3339"/>
            <table:dependence table:id="ct3338"/>
            <table:dependence table:id="ct3337"/>
            <table:dependence table:id="ct3336"/>
            <table:dependence table:id="ct3335"/>
            <table:dependence table:id="ct3315"/>
            <table:dependence table:id="ct3314"/>
            <table:dependence table:id="ct3313"/>
            <table:dependence table:id="ct3312"/>
            <table:dependence table:id="ct3311"/>
            <table:dependence table:id="ct3310"/>
            <table:dependence table:id="ct3309"/>
            <table:dependence table:id="ct3308"/>
            <table:dependence table:id="ct3307"/>
            <table:dependence table:id="ct3306"/>
            <table:dependence table:id="ct3305"/>
            <table:dependence table:id="ct3304"/>
            <table:dependence table:id="ct3303"/>
            <table:dependence table:id="ct3302"/>
            <table:dependence table:id="ct3301"/>
            <table:dependence table:id="ct3300"/>
            <table:dependence table:id="ct3299"/>
            <table:dependence table:id="ct3298"/>
            <table:dependence table:id="ct3297"/>
          </table:dependencies>
        </table:insertion>
        <table:cell-content-change table:id="ct3297">
          <table:cell-address table:column="0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298">
          <table:cell-address table:column="1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299">
          <table:cell-address table:column="2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00">
          <table:cell-address table:column="3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01">
          <table:cell-address table:column="4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02">
          <table:cell-address table:column="5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03">
          <table:cell-address table:column="6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04">
          <table:cell-address table:column="7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05">
          <table:cell-address table:column="8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06">
          <table:cell-address table:column="9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07">
          <table:cell-address table:column="10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08">
          <table:cell-address table:column="11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09">
          <table:cell-address table:column="12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10">
          <table:cell-address table:column="13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11">
          <table:cell-address table:column="14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12">
          <table:cell-address table:column="15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13">
          <table:cell-address table:column="16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14">
          <table:cell-address table:column="17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15">
          <table:cell-address table:column="18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16">
          <table:cell-address table:column="0" table:row="176" table:table="0"/>
          <office:change-info>
            <dc:creator>Martin Anward</dc:creator>
            <dc:date>2016-09-26T11:11:56.22</dc:date>
          </office:change-info>
          <table:previous table:id="ct2930">
            <table:change-track-table-cell office:value-type="string">
              <text:p>DRAGON_SECONDARY_WEAPON</text:p>
            </table:change-track-table-cell>
          </table:previous>
        </table:cell-content-change>
        <table:cell-content-change table:id="ct3317">
          <table:cell-address table:column="1" table:row="176" table:table="0"/>
          <office:change-info>
            <dc:creator>Martin Anward</dc:creator>
            <dc:date>2016-09-26T11:17:24.68</dc:date>
          </office:change-info>
          <table:previous table:id="ct2932">
            <table:change-track-table-cell office:value-type="string">
              <text:p>0.00</text:p>
            </table:change-track-table-cell>
          </table:previous>
        </table:cell-content-change>
        <table:cell-content-change table:id="ct3318">
          <table:cell-address table:column="2" table:row="176" table:table="0"/>
          <office:change-info>
            <dc:creator>Martin Anward</dc:creator>
            <dc:date>2016-09-26T11:17:24.68</dc:date>
          </office:change-info>
          <table:previous table:id="ct2997">
            <table:change-track-table-cell office:value-type="string">
              <text:p>0.00</text:p>
            </table:change-track-table-cell>
          </table:previous>
        </table:cell-content-change>
        <table:cell-content-change table:id="ct3319">
          <table:cell-address table:column="3" table:row="176" table:table="0"/>
          <office:change-info>
            <dc:creator>Martin Anward</dc:creator>
            <dc:date>2016-09-26T11:17:24.68</dc:date>
          </office:change-info>
          <table:previous table:id="ct3000">
            <table:change-track-table-cell office:value-type="string">
              <text:p>70.00</text:p>
            </table:change-track-table-cell>
          </table:previous>
        </table:cell-content-change>
        <table:cell-content-change table:id="ct3320">
          <table:cell-address table:column="4" table:row="176" table:table="0"/>
          <office:change-info>
            <dc:creator>Martin Anward</dc:creator>
            <dc:date>2016-09-26T11:17:24.68</dc:date>
          </office:change-info>
          <table:previous table:id="ct2999">
            <table:change-track-table-cell office:value-type="string">
              <text:p>90.00</text:p>
            </table:change-track-table-cell>
          </table:previous>
        </table:cell-content-change>
        <table:cell-content-change table:id="ct3321">
          <table:cell-address table:column="5" table:row="176" table:table="0"/>
          <office:change-info>
            <dc:creator>Martin Anward</dc:creator>
            <dc:date>2016-09-26T11:17:24.68</dc:date>
          </office:change-info>
          <table:previous table:id="ct2996">
            <table:change-track-table-cell office:value-type="string">
              <text:p>1.50</text:p>
            </table:change-track-table-cell>
          </table:previous>
        </table:cell-content-change>
        <table:cell-content-change table:id="ct3322">
          <table:cell-address table:column="7" table:row="176" table:table="0"/>
          <office:change-info>
            <dc:creator>Martin Anward</dc:creator>
            <dc:date>2016-09-26T11:17:24.68</dc:date>
          </office:change-info>
          <table:previous table:id="ct3012">
            <table:change-track-table-cell office:value-type="string">
              <text:p>0.20</text:p>
            </table:change-track-table-cell>
          </table:previous>
        </table:cell-content-change>
        <table:cell-content-change table:id="ct3323">
          <table:cell-address table:column="8" table:row="176" table:table="0"/>
          <office:change-info>
            <dc:creator>Martin Anward</dc:creator>
            <dc:date>2016-09-26T11:17:24.68</dc:date>
          </office:change-info>
          <table:previous table:id="ct3018">
            <table:change-track-table-cell office:value-type="string">
              <text:p>2.00</text:p>
            </table:change-track-table-cell>
          </table:previous>
        </table:cell-content-change>
        <table:cell-content-change table:id="ct3324">
          <table:cell-address table:column="9" table:row="176" table:table="0"/>
          <office:change-info>
            <dc:creator>Martin Anward</dc:creator>
            <dc:date>2016-09-26T11:17:24.68</dc:date>
          </office:change-info>
          <table:previous table:id="ct3007">
            <table:change-track-table-cell office:value-type="string">
              <text:p>20.00</text:p>
            </table:change-track-table-cell>
          </table:previous>
        </table:cell-content-change>
        <table:cell-content-change table:id="ct3325">
          <table:cell-address table:column="10" table:row="176" table:table="0"/>
          <office:change-info>
            <dc:creator>Martin Anward</dc:creator>
            <dc:date>2016-09-26T11:17:24.68</dc:date>
          </office:change-info>
          <table:previous table:id="ct2989">
            <table:change-track-table-cell office:value-type="string">
              <text:p>25.00</text:p>
            </table:change-track-table-cell>
          </table:previous>
        </table:cell-content-change>
        <table:cell-content-change table:id="ct3326">
          <table:cell-address table:column="11" table:row="176" table:table="0"/>
          <office:change-info>
            <dc:creator>Martin Anward</dc:creator>
            <dc:date>2016-09-26T11:17:24.68</dc:date>
          </office:change-info>
          <table:previous table:id="ct2990">
            <table:change-track-table-cell office:value-type="string">
              <text:p>80.00</text:p>
            </table:change-track-table-cell>
          </table:previous>
        </table:cell-content-change>
        <table:cell-content-change table:id="ct3327">
          <table:cell-address table:column="12" table:row="176" table:table="0"/>
          <office:change-info>
            <dc:creator>Martin Anward</dc:creator>
            <dc:date>2016-09-26T11:17:24.68</dc:date>
          </office:change-info>
          <table:previous table:id="ct3001">
            <table:change-track-table-cell office:value-type="string">
              <text:p>1.00</text:p>
            </table:change-track-table-cell>
          </table:previous>
        </table:cell-content-change>
        <table:cell-content-change table:id="ct3328">
          <table:cell-address table:column="13" table:row="176" table:table="0"/>
          <office:change-info>
            <dc:creator>Martin Anward</dc:creator>
            <dc:date>2016-09-26T11:17:24.68</dc:date>
          </office:change-info>
          <table:previous table:id="ct3002">
            <table:change-track-table-cell office:value-type="float" office:value="1"/>
          </table:previous>
        </table:cell-content-change>
        <table:cell-content-change table:id="ct3329">
          <table:cell-address table:column="3" table:row="176" table:table="0"/>
          <office:change-info>
            <dc:creator>Martin Anward</dc:creator>
            <dc:date>2016-09-26T11:17:53.03</dc:date>
          </office:change-info>
          <table:previous table:id="ct3319">
            <table:change-track-table-cell office:value-type="string">
              <text:p>5.00</text:p>
            </table:change-track-table-cell>
          </table:previous>
        </table:cell-content-change>
        <table:cell-content-change table:id="ct3330">
          <table:cell-address table:column="4" table:row="176" table:table="0"/>
          <office:change-info>
            <dc:creator>Martin Anward</dc:creator>
            <dc:date>2016-09-26T11:17:53.99</dc:date>
          </office:change-info>
          <table:previous table:id="ct3320">
            <table:change-track-table-cell office:value-type="string">
              <text:p>6.00</text:p>
            </table:change-track-table-cell>
          </table:previous>
        </table:cell-content-change>
        <table:cell-content-change table:id="ct3331">
          <table:cell-address table:column="8" table:row="176" table:table="0"/>
          <office:change-info>
            <dc:creator>Martin Anward</dc:creator>
            <dc:date>2016-09-26T11:18:03.17</dc:date>
          </office:change-info>
          <table:previous table:id="ct3323">
            <table:change-track-table-cell office:value-type="string">
              <text:p>1.00</text:p>
            </table:change-track-table-cell>
          </table:previous>
        </table:cell-content-change>
        <table:cell-content-change table:id="ct3332">
          <table:cell-address table:column="8" table:row="176" table:table="0"/>
          <office:change-info>
            <dc:creator>Martin Anward</dc:creator>
            <dc:date>2016-09-26T11:18:09.73</dc:date>
          </office:change-info>
          <table:previous table:id="ct3331">
            <table:change-track-table-cell office:value-type="float" office:value="36647"/>
          </table:previous>
        </table:cell-content-change>
        <table:cell-content-change table:id="ct3333">
          <table:cell-address table:column="10" table:row="176" table:table="0"/>
          <office:change-info>
            <dc:creator>Martin Anward</dc:creator>
            <dc:date>2016-09-26T11:18:13.01</dc:date>
          </office:change-info>
          <table:previous table:id="ct3325">
            <table:change-track-table-cell office:value-type="string">
              <text:p>19.00</text:p>
            </table:change-track-table-cell>
          </table:previous>
        </table:cell-content-change>
        <table:cell-content-change table:id="ct3334">
          <table:cell-address table:column="10" table:row="176" table:table="0"/>
          <office:change-info>
            <dc:creator>Martin Anward</dc:creator>
            <dc:date>2016-09-26T11:18:15.60</dc:date>
          </office:change-info>
          <table:previous table:id="ct3333">
            <table:change-track-table-cell office:value-type="float" office:value="10"/>
          </table:previous>
        </table:cell-content-change>
        <table:cell-content-change table:id="ct3335">
          <table:cell-address table:column="10" table:row="176" table:table="0"/>
          <office:change-info>
            <dc:creator>Martin Anward</dc:creator>
            <dc:date>2016-09-26T11:20:24.66</dc:date>
          </office:change-info>
          <table:previous table:id="ct3307">
            <table:change-track-table-cell office:value-type="string">
              <text:p>25.00</text:p>
            </table:change-track-table-cell>
          </table:previous>
        </table:cell-content-change>
        <table:cell-content-change table:id="ct3336">
          <table:cell-address table:column="7" table:row="176" table:table="0"/>
          <office:change-info>
            <dc:creator>Martin Anward</dc:creator>
            <dc:date>2016-09-26T11:22:26.57</dc:date>
          </office:change-info>
          <table:previous table:id="ct3304">
            <table:change-track-table-cell office:value-type="string">
              <text:p>0.20</text:p>
            </table:change-track-table-cell>
          </table:previous>
        </table:cell-content-change>
        <table:cell-content-change table:id="ct3337">
          <table:cell-address table:column="12" table:row="176" table:table="0"/>
          <office:change-info>
            <dc:creator>Martin Anward</dc:creator>
            <dc:date>2016-09-26T12:03:38.57</dc:date>
          </office:change-info>
          <table:previous table:id="ct3309">
            <table:change-track-table-cell office:value-type="string">
              <text:p>1.00</text:p>
            </table:change-track-table-cell>
          </table:previous>
        </table:cell-content-change>
        <table:cell-content-change table:id="ct3338">
          <table:cell-address table:column="12" table:row="176" table:table="0"/>
          <office:change-info>
            <dc:creator>Martin Anward</dc:creator>
            <dc:date>2016-09-26T12:03:40.68</dc:date>
          </office:change-info>
          <table:previous table:id="ct3337">
            <table:change-track-table-cell/>
          </table:previous>
        </table:cell-content-change>
        <table:cell-content-change table:id="ct3339">
          <table:cell-address table:column="13" table:row="176" table:table="0"/>
          <office:change-info>
            <dc:creator>Martin Anward</dc:creator>
            <dc:date>2016-09-26T12:03:43.55</dc:date>
          </office:change-info>
          <table:previous table:id="ct3310">
            <table:change-track-table-cell office:value-type="float" office:value="1"/>
          </table:previous>
        </table:cell-content-change>
        <table:cell-content-change table:id="ct3340">
          <table:cell-address table:column="12" table:row="176" table:table="0"/>
          <office:change-info>
            <dc:creator>Martin Anward</dc:creator>
            <dc:date>2016-09-26T12:03:46.68</dc:date>
          </office:change-info>
          <table:previous table:id="ct3338">
            <table:change-track-table-cell office:value-type="string">
              <text:p>0.75</text:p>
            </table:change-track-table-cell>
          </table:previous>
        </table:cell-content-change>
        <table:cell-content-change table:id="ct3341">
          <table:cell-address table:column="13" table:row="176" table:table="0"/>
          <office:change-info>
            <dc:creator>Martin Anward</dc:creator>
            <dc:date>2016-09-26T12:03:51.86</dc:date>
          </office:change-info>
          <table:previous table:id="ct3328">
            <table:change-track-table-cell office:value-type="string">
              <text:p>0.30</text:p>
            </table:change-track-table-cell>
          </table:previous>
        </table:cell-content-change>
        <table:cell-content-change table:id="ct3342">
          <table:cell-address table:column="0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43">
          <table:cell-address table:column="1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44">
          <table:cell-address table:column="2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45">
          <table:cell-address table:column="3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46">
          <table:cell-address table:column="4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47">
          <table:cell-address table:column="5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48">
          <table:cell-address table:column="6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49">
          <table:cell-address table:column="7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50">
          <table:cell-address table:column="8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51">
          <table:cell-address table:column="9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52">
          <table:cell-address table:column="10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53">
          <table:cell-address table:column="11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54">
          <table:cell-address table:column="12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55">
          <table:cell-address table:column="13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56">
          <table:cell-address table:column="14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57">
          <table:cell-address table:column="15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58">
          <table:cell-address table:column="16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59">
          <table:cell-address table:column="17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60">
          <table:cell-address table:column="18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61">
          <table:cell-address table:column="0" table:row="176" table:table="0"/>
          <office:change-info>
            <dc:creator> </dc:creator>
            <dc:date>2016-09-26T13:32:11.71</dc:date>
          </office:change-info>
          <table:previous table:id="ct3342">
            <table:change-track-table-cell office:value-type="string">
              <text:p>DRAGON_WEAPON</text:p>
            </table:change-track-table-cell>
          </table:previous>
        </table:cell-content-change>
        <table:cell-content-change table:id="ct3362">
          <table:cell-address table:column="0" table:row="176" table:table="0"/>
          <office:change-info>
            <dc:creator>Martin Anward</dc:creator>
            <dc:date>2016-09-26T14:28:35.40</dc:date>
          </office:change-info>
          <table:previous table:id="ct2765">
            <table:change-track-table-cell office:value-type="string">
              <text:p>SMALL_EVENT_UV_LASER</text:p>
            </table:change-track-table-cell>
          </table:previous>
        </table:cell-content-change>
        <table:cell-content-change table:id="ct3363">
          <table:cell-address table:column="0" table:row="176" table:table="0"/>
          <office:change-info>
            <dc:creator>Martin Anward</dc:creator>
            <dc:date>2016-09-26T14:28:35.40</dc:date>
          </office:change-info>
          <table:previous table:id="ct2766">
            <table:change-track-table-cell office:value-type="string">
              <text:p>MEDIUM_EVENT_UV_LASER</text:p>
            </table:change-track-table-cell>
          </table:previous>
        </table:cell-content-change>
        <table:cell-content-change table:id="ct3364">
          <table:cell-address table:column="0" table:row="176" table:table="0"/>
          <office:change-info>
            <dc:creator>Martin Anward</dc:creator>
            <dc:date>2016-09-26T14:28:35.40</dc:date>
          </office:change-info>
          <table:previous table:id="ct3044">
            <table:change-track-table-cell office:value-type="string">
              <text:p>STELLARITE_LARGE_MISSILE</text:p>
            </table:change-track-table-cell>
          </table:previous>
        </table:cell-content-change>
        <table:cell-content-change table:id="ct3365">
          <table:cell-address table:column="0" table:row="176" table:table="0"/>
          <office:change-info>
            <dc:creator>Martin Anward</dc:creator>
            <dc:date>2016-09-26T14:28:35.40</dc:date>
          </office:change-info>
          <table:previous table:id="ct2768">
            <table:change-track-table-cell office:value-type="string">
              <text:p>STELLARITE_LARGE_PLASMA</text:p>
            </table:change-track-table-cell>
          </table:previous>
        </table:cell-content-change>
        <table:cell-content-change table:id="ct3366">
          <table:cell-address table:column="0" table:row="176" table:table="0"/>
          <office:change-info>
            <dc:creator>Martin Anward</dc:creator>
            <dc:date>2016-09-26T14:28:35.40</dc:date>
          </office:change-info>
          <table:previous table:id="ct2769">
            <table:change-track-table-cell office:value-type="string">
              <text:p>STELLARITE_TITAN_LASER</text:p>
            </table:change-track-table-cell>
          </table:previous>
        </table:cell-content-change>
        <table:cell-content-change table:id="ct3367">
          <table:cell-address table:column="0" table:row="176" table:table="0"/>
          <office:change-info>
            <dc:creator>Martin Anward</dc:creator>
            <dc:date>2016-09-26T14:28:35.40</dc:date>
          </office:change-info>
          <table:previous table:id="ct2929">
            <table:change-track-table-cell office:value-type="string">
              <text:p>DRAGON_WEAPON</text:p>
            </table:change-track-table-cell>
          </table:previous>
        </table:cell-content-change>
        <table:cell-content-change table:id="ct3368">
          <table:cell-address table:column="0" table:row="176" table:table="0"/>
          <office:change-info>
            <dc:creator>Martin Anward</dc:creator>
            <dc:date>2016-09-26T14:28:35.40</dc:date>
          </office:change-info>
          <table:previous table:id="ct3297">
            <table:change-track-table-cell office:value-type="string">
              <text:p>DRAGON_SECONDARY_WEAPON</text:p>
            </table:change-track-table-cell>
          </table:previous>
        </table:cell-content-change>
        <table:cell-content-change table:id="ct3369">
          <table:cell-address table:column="0" table:row="176" table:table="0"/>
          <office:change-info>
            <dc:creator>Martin Anward</dc:creator>
            <dc:date>2016-09-26T14:28:35.40</dc:date>
          </office:change-info>
          <table:previous table:id="ct3316">
            <table:change-track-table-cell office:value-type="string">
              <text:p>DRAGON_TERTIARY_WEAPON</text:p>
            </table:change-track-table-cell>
          </table:previous>
        </table:cell-content-change>
        <table:cell-content-change table:id="ct3370">
          <table:cell-address table:column="0" table:row="176" table:table="0"/>
          <office:change-info>
            <dc:creator>Martin Anward</dc:creator>
            <dc:date>2016-09-26T14:28:35.40</dc:date>
          </office:change-info>
          <table:previous table:id="ct3283">
            <table:change-track-table-cell office:value-type="string">
              <text:p>DIMENSIONAL_HORROR_SECONDARY_WEAPON</text:p>
            </table:change-track-table-cell>
          </table:previous>
        </table:cell-content-change>
        <table:cell-content-change table:id="ct3371">
          <table:cell-address table:column="0" table:row="176" table:table="0"/>
          <office:change-info>
            <dc:creator>Martin Anward</dc:creator>
            <dc:date>2016-09-26T14:28:35.40</dc:date>
          </office:change-info>
          <table:previous table:id="ct3284">
            <table:change-track-table-cell office:value-type="string">
              <text:p>DIMENSIONAL_HORROR_PRIMARY_WEAPON</text:p>
            </table:change-track-table-cell>
          </table:previous>
        </table:cell-content-change>
        <table:cell-content-change table:id="ct3372">
          <table:cell-address table:column="1" table:row="176" table:table="0"/>
          <office:change-info>
            <dc:creator>Martin Anward</dc:creator>
            <dc:date>2016-09-26T14:28:35.40</dc:date>
          </office:change-info>
          <table:previous table:id="ct2770">
            <table:change-track-table-cell office:value-type="float" office:value="7.5"/>
          </table:previous>
        </table:cell-content-change>
        <table:cell-content-change table:id="ct3373">
          <table:cell-address table:column="1" table:row="176" table:table="0"/>
          <office:change-info>
            <dc:creator>Martin Anward</dc:creator>
            <dc:date>2016-09-26T14:28:35.40</dc:date>
          </office:change-info>
          <table:previous table:id="ct2771">
            <table:change-track-table-cell office:value-type="float" office:value="15"/>
          </table:previous>
        </table:cell-content-change>
        <table:cell-content-change table:id="ct3374">
          <table:cell-address table:column="1" table:row="176" table:table="0"/>
          <office:change-info>
            <dc:creator>Martin Anward</dc:creator>
            <dc:date>2016-09-26T14:28:35.40</dc:date>
          </office:change-info>
          <table:previous table:id="ct2772">
            <table:change-track-table-cell office:value-type="string">
              <text:p>50.00</text:p>
            </table:change-track-table-cell>
          </table:previous>
        </table:cell-content-change>
        <table:cell-content-change table:id="ct3375">
          <table:cell-address table:column="1" table:row="176" table:table="0"/>
          <office:change-info>
            <dc:creator>Martin Anward</dc:creator>
            <dc:date>2016-09-26T14:28:35.40</dc:date>
          </office:change-info>
          <table:previous table:id="ct2773">
            <table:change-track-table-cell office:value-type="float" office:value="50"/>
          </table:previous>
        </table:cell-content-change>
        <table:cell-content-change table:id="ct3376">
          <table:cell-address table:column="1" table:row="176" table:table="0"/>
          <office:change-info>
            <dc:creator>Martin Anward</dc:creator>
            <dc:date>2016-09-26T14:28:35.40</dc:date>
          </office:change-info>
          <table:previous table:id="ct2774">
            <table:change-track-table-cell office:value-type="float" office:value="300"/>
          </table:previous>
        </table:cell-content-change>
        <table:cell-content-change table:id="ct3377">
          <table:cell-address table:column="1" table:row="176" table:table="0"/>
          <office:change-info>
            <dc:creator>Martin Anward</dc:creator>
            <dc:date>2016-09-26T14:28:35.40</dc:date>
          </office:change-info>
          <table:previous table:id="ct2931">
            <table:change-track-table-cell office:value-type="string">
              <text:p>0.00</text:p>
            </table:change-track-table-cell>
          </table:previous>
        </table:cell-content-change>
        <table:cell-content-change table:id="ct3378">
          <table:cell-address table:column="1" table:row="176" table:table="0"/>
          <office:change-info>
            <dc:creator>Martin Anward</dc:creator>
            <dc:date>2016-09-26T14:28:35.40</dc:date>
          </office:change-info>
          <table:previous table:id="ct3298">
            <table:change-track-table-cell office:value-type="string">
              <text:p>0.00</text:p>
            </table:change-track-table-cell>
          </table:previous>
        </table:cell-content-change>
        <table:cell-content-change table:id="ct3379">
          <table:cell-address table:column="1" table:row="176" table:table="0"/>
          <office:change-info>
            <dc:creator>Martin Anward</dc:creator>
            <dc:date>2016-09-26T14:28:35.40</dc:date>
          </office:change-info>
          <table:previous table:id="ct3317">
            <table:change-track-table-cell office:value-type="string">
              <text:p>10.00</text:p>
            </table:change-track-table-cell>
          </table:previous>
        </table:cell-content-change>
        <table:cell-content-change table:id="ct3380">
          <table:cell-address table:column="1" table:row="176" table:table="0"/>
          <office:change-info>
            <dc:creator>Martin Anward</dc:creator>
            <dc:date>2016-09-26T14:28:35.40</dc:date>
          </office:change-info>
          <table:previous table:id="ct3246">
            <table:change-track-table-cell office:value-type="string">
              <text:p>0.00</text:p>
            </table:change-track-table-cell>
          </table:previous>
        </table:cell-content-change>
        <table:cell-content-change table:id="ct3381">
          <table:cell-address table:column="1" table:row="176" table:table="0"/>
          <office:change-info>
            <dc:creator>Martin Anward</dc:creator>
            <dc:date>2016-09-26T14:28:35.40</dc:date>
          </office:change-info>
          <table:previous table:id="ct3265">
            <table:change-track-table-cell office:value-type="string">
              <text:p>0.00</text:p>
            </table:change-track-table-cell>
          </table:previous>
        </table:cell-content-change>
        <table:cell-content-change table:id="ct3382">
          <table:cell-address table:column="2" table:row="176" table:table="0"/>
          <office:change-info>
            <dc:creator>Martin Anward</dc:creator>
            <dc:date>2016-09-26T14:28:35.40</dc:date>
          </office:change-info>
          <table:previous table:id="ct2775">
            <table:change-track-table-cell office:value-type="float" office:value="-7.5"/>
          </table:previous>
        </table:cell-content-change>
        <table:cell-content-change table:id="ct3383">
          <table:cell-address table:column="2" table:row="176" table:table="0"/>
          <office:change-info>
            <dc:creator>Martin Anward</dc:creator>
            <dc:date>2016-09-26T14:28:35.40</dc:date>
          </office:change-info>
          <table:previous table:id="ct2776">
            <table:change-track-table-cell office:value-type="float" office:value="-15"/>
          </table:previous>
        </table:cell-content-change>
        <table:cell-content-change table:id="ct3384">
          <table:cell-address table:column="2" table:row="176" table:table="0"/>
          <office:change-info>
            <dc:creator>Martin Anward</dc:creator>
            <dc:date>2016-09-26T14:28:35.40</dc:date>
          </office:change-info>
          <table:previous table:id="ct2777">
            <table:change-track-table-cell office:value-type="string">
              <text:p>-50.00</text:p>
            </table:change-track-table-cell>
          </table:previous>
        </table:cell-content-change>
        <table:cell-content-change table:id="ct3385">
          <table:cell-address table:column="2" table:row="176" table:table="0"/>
          <office:change-info>
            <dc:creator>Martin Anward</dc:creator>
            <dc:date>2016-09-26T14:28:35.40</dc:date>
          </office:change-info>
          <table:previous table:id="ct2778">
            <table:change-track-table-cell office:value-type="float" office:value="-50"/>
          </table:previous>
        </table:cell-content-change>
        <table:cell-content-change table:id="ct3386">
          <table:cell-address table:column="2" table:row="176" table:table="0"/>
          <office:change-info>
            <dc:creator>Martin Anward</dc:creator>
            <dc:date>2016-09-26T14:28:35.40</dc:date>
          </office:change-info>
          <table:previous table:id="ct2779">
            <table:change-track-table-cell office:value-type="float" office:value="-300"/>
          </table:previous>
        </table:cell-content-change>
        <table:cell-content-change table:id="ct3387">
          <table:cell-address table:column="2" table:row="176" table:table="0"/>
          <office:change-info>
            <dc:creator>Martin Anward</dc:creator>
            <dc:date>2016-09-26T14:28:35.40</dc:date>
          </office:change-info>
          <table:previous table:id="ct2933">
            <table:change-track-table-cell office:value-type="string">
              <text:p>0.00</text:p>
            </table:change-track-table-cell>
          </table:previous>
        </table:cell-content-change>
        <table:cell-content-change table:id="ct3388">
          <table:cell-address table:column="2" table:row="176" table:table="0"/>
          <office:change-info>
            <dc:creator>Martin Anward</dc:creator>
            <dc:date>2016-09-26T14:28:35.40</dc:date>
          </office:change-info>
          <table:previous table:id="ct3299">
            <table:change-track-table-cell office:value-type="string">
              <text:p>0.00</text:p>
            </table:change-track-table-cell>
          </table:previous>
        </table:cell-content-change>
        <table:cell-content-change table:id="ct3389">
          <table:cell-address table:column="2" table:row="176" table:table="0"/>
          <office:change-info>
            <dc:creator>Martin Anward</dc:creator>
            <dc:date>2016-09-26T14:28:35.40</dc:date>
          </office:change-info>
          <table:previous table:id="ct3318">
            <table:change-track-table-cell office:value-type="string">
              <text:p>-10.00</text:p>
            </table:change-track-table-cell>
          </table:previous>
        </table:cell-content-change>
        <table:cell-content-change table:id="ct3390">
          <table:cell-address table:column="2" table:row="176" table:table="0"/>
          <office:change-info>
            <dc:creator>Martin Anward</dc:creator>
            <dc:date>2016-09-26T14:28:35.40</dc:date>
          </office:change-info>
          <table:previous table:id="ct3247">
            <table:change-track-table-cell office:value-type="string">
              <text:p>0.00</text:p>
            </table:change-track-table-cell>
          </table:previous>
        </table:cell-content-change>
        <table:cell-content-change table:id="ct3391">
          <table:cell-address table:column="2" table:row="176" table:table="0"/>
          <office:change-info>
            <dc:creator>Martin Anward</dc:creator>
            <dc:date>2016-09-26T14:28:35.40</dc:date>
          </office:change-info>
          <table:previous table:id="ct3266">
            <table:change-track-table-cell office:value-type="string">
              <text:p>0.00</text:p>
            </table:change-track-table-cell>
          </table:previous>
        </table:cell-content-change>
        <table:cell-content-change table:id="ct3392">
          <table:cell-address table:column="3" table:row="176" table:table="0"/>
          <office:change-info>
            <dc:creator>Martin Anward</dc:creator>
            <dc:date>2016-09-26T14:28:35.40</dc:date>
          </office:change-info>
          <table:previous table:id="ct2780">
            <table:change-track-table-cell office:value-type="float" office:value="8"/>
          </table:previous>
        </table:cell-content-change>
        <table:cell-content-change table:id="ct3393">
          <table:cell-address table:column="3" table:row="176" table:table="0"/>
          <office:change-info>
            <dc:creator>Martin Anward</dc:creator>
            <dc:date>2016-09-26T14:28:35.40</dc:date>
          </office:change-info>
          <table:previous table:id="ct2781">
            <table:change-track-table-cell office:value-type="float" office:value="16"/>
          </table:previous>
        </table:cell-content-change>
        <table:cell-content-change table:id="ct3394">
          <table:cell-address table:column="3" table:row="176" table:table="0"/>
          <office:change-info>
            <dc:creator>Martin Anward</dc:creator>
            <dc:date>2016-09-26T14:28:35.40</dc:date>
          </office:change-info>
          <table:previous table:id="ct3045">
            <table:change-track-table-cell office:value-type="string">
              <text:p>50.00</text:p>
            </table:change-track-table-cell>
          </table:previous>
        </table:cell-content-change>
        <table:cell-content-change table:id="ct3395">
          <table:cell-address table:column="3" table:row="176" table:table="0"/>
          <office:change-info>
            <dc:creator>Martin Anward</dc:creator>
            <dc:date>2016-09-26T14:28:35.40</dc:date>
          </office:change-info>
          <table:previous table:id="ct2875">
            <table:change-track-table-cell office:value-type="float" office:value="250"/>
          </table:previous>
        </table:cell-content-change>
        <table:cell-content-change table:id="ct3396">
          <table:cell-address table:column="3" table:row="176" table:table="0"/>
          <office:change-info>
            <dc:creator>Martin Anward</dc:creator>
            <dc:date>2016-09-26T14:28:35.40</dc:date>
          </office:change-info>
          <table:previous table:id="ct2873">
            <table:change-track-table-cell office:value-type="float" office:value="5000"/>
          </table:previous>
        </table:cell-content-change>
        <table:cell-content-change table:id="ct3397">
          <table:cell-address table:column="3" table:row="176" table:table="0"/>
          <office:change-info>
            <dc:creator>Martin Anward</dc:creator>
            <dc:date>2016-09-26T14:28:35.40</dc:date>
          </office:change-info>
          <table:previous table:id="ct3013">
            <table:change-track-table-cell office:value-type="float" office:value="2000"/>
          </table:previous>
        </table:cell-content-change>
        <table:cell-content-change table:id="ct3398">
          <table:cell-address table:column="3" table:row="176" table:table="0"/>
          <office:change-info>
            <dc:creator>Martin Anward</dc:creator>
            <dc:date>2016-09-26T14:28:35.40</dc:date>
          </office:change-info>
          <table:previous table:id="ct3300">
            <table:change-track-table-cell office:value-type="string">
              <text:p>70.00</text:p>
            </table:change-track-table-cell>
          </table:previous>
        </table:cell-content-change>
        <table:cell-content-change table:id="ct3399">
          <table:cell-address table:column="3" table:row="176" table:table="0"/>
          <office:change-info>
            <dc:creator>Martin Anward</dc:creator>
            <dc:date>2016-09-26T14:28:35.40</dc:date>
          </office:change-info>
          <table:previous table:id="ct3329">
            <table:change-track-table-cell office:value-type="string">
              <text:p>10.00</text:p>
            </table:change-track-table-cell>
          </table:previous>
        </table:cell-content-change>
        <table:cell-content-change table:id="ct3400">
          <table:cell-address table:column="3" table:row="176" table:table="0"/>
          <office:change-info>
            <dc:creator>Martin Anward</dc:creator>
            <dc:date>2016-09-26T14:28:35.40</dc:date>
          </office:change-info>
          <table:previous table:id="ct3248">
            <table:change-track-table-cell office:value-type="string">
              <text:p>70.00</text:p>
            </table:change-track-table-cell>
          </table:previous>
        </table:cell-content-change>
        <table:cell-content-change table:id="ct3401">
          <table:cell-address table:column="3" table:row="176" table:table="0"/>
          <office:change-info>
            <dc:creator>Martin Anward</dc:creator>
            <dc:date>2016-09-26T14:28:35.40</dc:date>
          </office:change-info>
          <table:previous table:id="ct3267">
            <table:change-track-table-cell office:value-type="float" office:value="2000"/>
          </table:previous>
        </table:cell-content-change>
        <table:cell-content-change table:id="ct3402">
          <table:cell-address table:column="4" table:row="176" table:table="0"/>
          <office:change-info>
            <dc:creator>Martin Anward</dc:creator>
            <dc:date>2016-09-26T14:28:35.40</dc:date>
          </office:change-info>
          <table:previous table:id="ct2785">
            <table:change-track-table-cell office:value-type="float" office:value="12"/>
          </table:previous>
        </table:cell-content-change>
        <table:cell-content-change table:id="ct3403">
          <table:cell-address table:column="4" table:row="176" table:table="0"/>
          <office:change-info>
            <dc:creator>Martin Anward</dc:creator>
            <dc:date>2016-09-26T14:28:35.40</dc:date>
          </office:change-info>
          <table:previous table:id="ct2786">
            <table:change-track-table-cell office:value-type="float" office:value="26"/>
          </table:previous>
        </table:cell-content-change>
        <table:cell-content-change table:id="ct3404">
          <table:cell-address table:column="4" table:row="176" table:table="0"/>
          <office:change-info>
            <dc:creator>Martin Anward</dc:creator>
            <dc:date>2016-09-26T14:28:35.40</dc:date>
          </office:change-info>
          <table:previous table:id="ct3046">
            <table:change-track-table-cell office:value-type="string">
              <text:p>83.00</text:p>
            </table:change-track-table-cell>
          </table:previous>
        </table:cell-content-change>
        <table:cell-content-change table:id="ct3405">
          <table:cell-address table:column="4" table:row="176" table:table="0"/>
          <office:change-info>
            <dc:creator>Martin Anward</dc:creator>
            <dc:date>2016-09-26T14:28:35.40</dc:date>
          </office:change-info>
          <table:previous table:id="ct2876">
            <table:change-track-table-cell office:value-type="float" office:value="325"/>
          </table:previous>
        </table:cell-content-change>
        <table:cell-content-change table:id="ct3406">
          <table:cell-address table:column="4" table:row="176" table:table="0"/>
          <office:change-info>
            <dc:creator>Martin Anward</dc:creator>
            <dc:date>2016-09-26T14:28:35.40</dc:date>
          </office:change-info>
          <table:previous table:id="ct2874">
            <table:change-track-table-cell office:value-type="float" office:value="7500"/>
          </table:previous>
        </table:cell-content-change>
        <table:cell-content-change table:id="ct3407">
          <table:cell-address table:column="4" table:row="176" table:table="0"/>
          <office:change-info>
            <dc:creator>Martin Anward</dc:creator>
            <dc:date>2016-09-26T14:28:35.40</dc:date>
          </office:change-info>
          <table:previous table:id="ct3014">
            <table:change-track-table-cell office:value-type="float" office:value="3000"/>
          </table:previous>
        </table:cell-content-change>
        <table:cell-content-change table:id="ct3408">
          <table:cell-address table:column="4" table:row="176" table:table="0"/>
          <office:change-info>
            <dc:creator>Martin Anward</dc:creator>
            <dc:date>2016-09-26T14:28:35.40</dc:date>
          </office:change-info>
          <table:previous table:id="ct3301">
            <table:change-track-table-cell office:value-type="string">
              <text:p>90.00</text:p>
            </table:change-track-table-cell>
          </table:previous>
        </table:cell-content-change>
        <table:cell-content-change table:id="ct3409">
          <table:cell-address table:column="4" table:row="176" table:table="0"/>
          <office:change-info>
            <dc:creator>Martin Anward</dc:creator>
            <dc:date>2016-09-26T14:28:35.40</dc:date>
          </office:change-info>
          <table:previous table:id="ct3330">
            <table:change-track-table-cell office:value-type="string">
              <text:p>12.00</text:p>
            </table:change-track-table-cell>
          </table:previous>
        </table:cell-content-change>
        <table:cell-content-change table:id="ct3410">
          <table:cell-address table:column="4" table:row="176" table:table="0"/>
          <office:change-info>
            <dc:creator>Martin Anward</dc:creator>
            <dc:date>2016-09-26T14:28:35.40</dc:date>
          </office:change-info>
          <table:previous table:id="ct3249">
            <table:change-track-table-cell office:value-type="string">
              <text:p>90.00</text:p>
            </table:change-track-table-cell>
          </table:previous>
        </table:cell-content-change>
        <table:cell-content-change table:id="ct3411">
          <table:cell-address table:column="4" table:row="176" table:table="0"/>
          <office:change-info>
            <dc:creator>Martin Anward</dc:creator>
            <dc:date>2016-09-26T14:28:35.40</dc:date>
          </office:change-info>
          <table:previous table:id="ct3268">
            <table:change-track-table-cell office:value-type="float" office:value="3000"/>
          </table:previous>
        </table:cell-content-change>
        <table:cell-content-change table:id="ct3412">
          <table:cell-address table:column="5" table:row="176" table:table="0"/>
          <office:change-info>
            <dc:creator>Martin Anward</dc:creator>
            <dc:date>2016-09-26T14:28:35.40</dc:date>
          </office:change-info>
          <table:previous table:id="ct2790">
            <table:change-track-table-cell office:value-type="float" office:value="0.8"/>
          </table:previous>
        </table:cell-content-change>
        <table:cell-content-change table:id="ct3413">
          <table:cell-address table:column="5" table:row="176" table:table="0"/>
          <office:change-info>
            <dc:creator>Martin Anward</dc:creator>
            <dc:date>2016-09-26T14:28:35.40</dc:date>
          </office:change-info>
          <table:previous table:id="ct2791">
            <table:change-track-table-cell office:value-type="float" office:value="0.8"/>
          </table:previous>
        </table:cell-content-change>
        <table:cell-content-change table:id="ct3414">
          <table:cell-address table:column="5" table:row="176" table:table="0"/>
          <office:change-info>
            <dc:creator>Martin Anward</dc:creator>
            <dc:date>2016-09-26T14:28:35.40</dc:date>
          </office:change-info>
          <table:previous table:id="ct3047">
            <table:change-track-table-cell office:value-type="string">
              <text:p>1.00</text:p>
            </table:change-track-table-cell>
          </table:previous>
        </table:cell-content-change>
        <table:cell-content-change table:id="ct3415">
          <table:cell-address table:column="5" table:row="176" table:table="0"/>
          <office:change-info>
            <dc:creator>Martin Anward</dc:creator>
            <dc:date>2016-09-26T14:28:35.40</dc:date>
          </office:change-info>
          <table:previous table:id="ct2793">
            <table:change-track-table-cell office:value-type="float" office:value="0.8"/>
          </table:previous>
        </table:cell-content-change>
        <table:cell-content-change table:id="ct3416">
          <table:cell-address table:column="5" table:row="176" table:table="0"/>
          <office:change-info>
            <dc:creator>Martin Anward</dc:creator>
            <dc:date>2016-09-26T14:28:35.40</dc:date>
          </office:change-info>
          <table:previous table:id="ct2795">
            <table:change-track-table-cell office:value-type="float" office:value="0.75"/>
          </table:previous>
        </table:cell-content-change>
        <table:cell-content-change table:id="ct3417">
          <table:cell-address table:column="5" table:row="176" table:table="0"/>
          <office:change-info>
            <dc:creator>Martin Anward</dc:creator>
            <dc:date>2016-09-26T14:28:35.40</dc:date>
          </office:change-info>
          <table:previous table:id="ct2959">
            <table:change-track-table-cell office:value-type="float" office:value="1"/>
          </table:previous>
        </table:cell-content-change>
        <table:cell-content-change table:id="ct3418">
          <table:cell-address table:column="5" table:row="176" table:table="0"/>
          <office:change-info>
            <dc:creator>Martin Anward</dc:creator>
            <dc:date>2016-09-26T14:28:35.40</dc:date>
          </office:change-info>
          <table:previous table:id="ct3302">
            <table:change-track-table-cell office:value-type="string">
              <text:p>1.50</text:p>
            </table:change-track-table-cell>
          </table:previous>
        </table:cell-content-change>
        <table:cell-content-change table:id="ct3419">
          <table:cell-address table:column="5" table:row="176" table:table="0"/>
          <office:change-info>
            <dc:creator>Martin Anward</dc:creator>
            <dc:date>2016-09-26T14:28:35.40</dc:date>
          </office:change-info>
          <table:previous table:id="ct3321">
            <table:change-track-table-cell office:value-type="string">
              <text:p>0.00</text:p>
            </table:change-track-table-cell>
          </table:previous>
        </table:cell-content-change>
        <table:cell-content-change table:id="ct3420">
          <table:cell-address table:column="5" table:row="176" table:table="0"/>
          <office:change-info>
            <dc:creator>Martin Anward</dc:creator>
            <dc:date>2016-09-26T14:28:35.40</dc:date>
          </office:change-info>
          <table:previous table:id="ct3250">
            <table:change-track-table-cell office:value-type="string">
              <text:p>1.50</text:p>
            </table:change-track-table-cell>
          </table:previous>
        </table:cell-content-change>
        <table:cell-content-change table:id="ct3421">
          <table:cell-address table:column="5" table:row="176" table:table="0"/>
          <office:change-info>
            <dc:creator>Martin Anward</dc:creator>
            <dc:date>2016-09-26T14:28:35.40</dc:date>
          </office:change-info>
          <table:previous table:id="ct3269">
            <table:change-track-table-cell office:value-type="float" office:value="1"/>
          </table:previous>
        </table:cell-content-change>
        <table:cell-content-change table:id="ct3422">
          <table:cell-address table:column="6" table:row="176" table:table="0"/>
          <office:change-info>
            <dc:creator>Martin Anward</dc:creator>
            <dc:date>2016-09-26T14:28:35.40</dc:date>
          </office:change-info>
          <table:previous table:id="ct2796">
            <table:change-track-table-cell office:value-type="float" office:value="0"/>
          </table:previous>
        </table:cell-content-change>
        <table:cell-content-change table:id="ct3423">
          <table:cell-address table:column="6" table:row="176" table:table="0"/>
          <office:change-info>
            <dc:creator>Martin Anward</dc:creator>
            <dc:date>2016-09-26T14:28:35.40</dc:date>
          </office:change-info>
          <table:previous table:id="ct2797">
            <table:change-track-table-cell office:value-type="float" office:value="0"/>
          </table:previous>
        </table:cell-content-change>
        <table:cell-content-change table:id="ct3424">
          <table:cell-address table:column="6" table:row="176" table:table="0"/>
          <office:change-info>
            <dc:creator>Martin Anward</dc:creator>
            <dc:date>2016-09-26T14:28:35.40</dc:date>
          </office:change-info>
          <table:previous table:id="ct3048">
            <table:change-track-table-cell office:value-type="string">
              <text:p>0.00</text:p>
            </table:change-track-table-cell>
          </table:previous>
        </table:cell-content-change>
        <table:cell-content-change table:id="ct3425">
          <table:cell-address table:column="6" table:row="176" table:table="0"/>
          <office:change-info>
            <dc:creator>Martin Anward</dc:creator>
            <dc:date>2016-09-26T14:28:35.40</dc:date>
          </office:change-info>
          <table:previous table:id="ct2864">
            <table:change-track-table-cell office:value-type="float" office:value="0.3"/>
          </table:previous>
        </table:cell-content-change>
        <table:cell-content-change table:id="ct3426">
          <table:cell-address table:column="6" table:row="176" table:table="0"/>
          <office:change-info>
            <dc:creator>Martin Anward</dc:creator>
            <dc:date>2016-09-26T14:28:35.40</dc:date>
          </office:change-info>
          <table:previous table:id="ct2800">
            <table:change-track-table-cell office:value-type="float" office:value="0"/>
          </table:previous>
        </table:cell-content-change>
        <table:cell-content-change table:id="ct3427">
          <table:cell-address table:column="6" table:row="176" table:table="0"/>
          <office:change-info>
            <dc:creator>Martin Anward</dc:creator>
            <dc:date>2016-09-26T14:28:35.40</dc:date>
          </office:change-info>
          <table:previous table:id="ct2938">
            <table:change-track-table-cell office:value-type="float" office:value="0"/>
          </table:previous>
        </table:cell-content-change>
        <table:cell-content-change table:id="ct3428">
          <table:cell-address table:column="6" table:row="176" table:table="0"/>
          <office:change-info>
            <dc:creator>Martin Anward</dc:creator>
            <dc:date>2016-09-26T14:28:35.40</dc:date>
          </office:change-info>
          <table:previous table:id="ct3303">
            <table:change-track-table-cell office:value-type="string">
              <text:p>0.00</text:p>
            </table:change-track-table-cell>
          </table:previous>
        </table:cell-content-change>
        <table:cell-content-change table:id="ct3429">
          <table:cell-address table:column="6" table:row="176" table:table="0"/>
          <office:change-info>
            <dc:creator>Martin Anward</dc:creator>
            <dc:date>2016-09-26T14:28:35.40</dc:date>
          </office:change-info>
          <table:previous table:id="ct2994">
            <table:change-track-table-cell office:value-type="string">
              <text:p>0.00</text:p>
            </table:change-track-table-cell>
          </table:previous>
        </table:cell-content-change>
        <table:cell-content-change table:id="ct3430">
          <table:cell-address table:column="6" table:row="176" table:table="0"/>
          <office:change-info>
            <dc:creator>Martin Anward</dc:creator>
            <dc:date>2016-09-26T14:28:35.40</dc:date>
          </office:change-info>
          <table:previous table:id="ct3251">
            <table:change-track-table-cell office:value-type="string">
              <text:p>0.00</text:p>
            </table:change-track-table-cell>
          </table:previous>
        </table:cell-content-change>
        <table:cell-content-change table:id="ct3431">
          <table:cell-address table:column="6" table:row="176" table:table="0"/>
          <office:change-info>
            <dc:creator>Martin Anward</dc:creator>
            <dc:date>2016-09-26T14:28:35.40</dc:date>
          </office:change-info>
          <table:previous table:id="ct3270">
            <table:change-track-table-cell office:value-type="float" office:value="0"/>
          </table:previous>
        </table:cell-content-change>
        <table:cell-content-change table:id="ct3432">
          <table:cell-address table:column="7" table:row="176" table:table="0"/>
          <office:change-info>
            <dc:creator>Martin Anward</dc:creator>
            <dc:date>2016-09-26T14:28:35.40</dc:date>
          </office:change-info>
          <table:previous table:id="ct2801">
            <table:change-track-table-cell office:value-type="float" office:value="0.15"/>
          </table:previous>
        </table:cell-content-change>
        <table:cell-content-change table:id="ct3433">
          <table:cell-address table:column="7" table:row="176" table:table="0"/>
          <office:change-info>
            <dc:creator>Martin Anward</dc:creator>
            <dc:date>2016-09-26T14:28:35.40</dc:date>
          </office:change-info>
          <table:previous table:id="ct2802">
            <table:change-track-table-cell office:value-type="float" office:value="0.3"/>
          </table:previous>
        </table:cell-content-change>
        <table:cell-content-change table:id="ct3434">
          <table:cell-address table:column="7" table:row="176" table:table="0"/>
          <office:change-info>
            <dc:creator>Martin Anward</dc:creator>
            <dc:date>2016-09-26T14:28:35.40</dc:date>
          </office:change-info>
          <table:previous table:id="ct3049">
            <table:change-track-table-cell office:value-type="string">
              <text:p>0.00</text:p>
            </table:change-track-table-cell>
          </table:previous>
        </table:cell-content-change>
        <table:cell-content-change table:id="ct3435">
          <table:cell-address table:column="7" table:row="176" table:table="0"/>
          <office:change-info>
            <dc:creator>Martin Anward</dc:creator>
            <dc:date>2016-09-26T14:28:35.40</dc:date>
          </office:change-info>
          <table:previous table:id="ct2804">
            <table:change-track-table-cell office:value-type="float" office:value="0.9"/>
          </table:previous>
        </table:cell-content-change>
        <table:cell-content-change table:id="ct3436">
          <table:cell-address table:column="7" table:row="176" table:table="0"/>
          <office:change-info>
            <dc:creator>Martin Anward</dc:creator>
            <dc:date>2016-09-26T14:28:35.40</dc:date>
          </office:change-info>
          <table:previous table:id="ct2805">
            <table:change-track-table-cell office:value-type="float" office:value="0.9"/>
          </table:previous>
        </table:cell-content-change>
        <table:cell-content-change table:id="ct3437">
          <table:cell-address table:column="7" table:row="176" table:table="0"/>
          <office:change-info>
            <dc:creator>Martin Anward</dc:creator>
            <dc:date>2016-09-26T14:28:35.40</dc:date>
          </office:change-info>
          <table:previous table:id="ct2939">
            <table:change-track-table-cell office:value-type="float" office:value="0.9"/>
          </table:previous>
        </table:cell-content-change>
        <table:cell-content-change table:id="ct3438">
          <table:cell-address table:column="7" table:row="176" table:table="0"/>
          <office:change-info>
            <dc:creator>Martin Anward</dc:creator>
            <dc:date>2016-09-26T14:28:35.40</dc:date>
          </office:change-info>
          <table:previous table:id="ct3336">
            <table:change-track-table-cell office:value-type="string">
              <text:p>0.40</text:p>
            </table:change-track-table-cell>
          </table:previous>
        </table:cell-content-change>
        <table:cell-content-change table:id="ct3439">
          <table:cell-address table:column="7" table:row="176" table:table="0"/>
          <office:change-info>
            <dc:creator>Martin Anward</dc:creator>
            <dc:date>2016-09-26T14:28:35.40</dc:date>
          </office:change-info>
          <table:previous table:id="ct3322">
            <table:change-track-table-cell office:value-type="string">
              <text:p>0.00</text:p>
            </table:change-track-table-cell>
          </table:previous>
        </table:cell-content-change>
        <table:cell-content-change table:id="ct3440">
          <table:cell-address table:column="7" table:row="176" table:table="0"/>
          <office:change-info>
            <dc:creator>Martin Anward</dc:creator>
            <dc:date>2016-09-26T14:28:35.40</dc:date>
          </office:change-info>
          <table:previous table:id="ct3252">
            <table:change-track-table-cell office:value-type="string">
              <text:p>0.20</text:p>
            </table:change-track-table-cell>
          </table:previous>
        </table:cell-content-change>
        <table:cell-content-change table:id="ct3441">
          <table:cell-address table:column="7" table:row="176" table:table="0"/>
          <office:change-info>
            <dc:creator>Martin Anward</dc:creator>
            <dc:date>2016-09-26T14:28:35.40</dc:date>
          </office:change-info>
          <table:previous table:id="ct3271">
            <table:change-track-table-cell office:value-type="float" office:value="0.9"/>
          </table:previous>
        </table:cell-content-change>
        <table:cell-content-change table:id="ct3442">
          <table:cell-address table:column="8" table:row="176" table:table="0"/>
          <office:change-info>
            <dc:creator>Martin Anward</dc:creator>
            <dc:date>2016-09-26T14:28:35.40</dc:date>
          </office:change-info>
          <table:previous table:id="ct2806">
            <table:change-track-table-cell office:value-type="float" office:value="2"/>
          </table:previous>
        </table:cell-content-change>
        <table:cell-content-change table:id="ct3443">
          <table:cell-address table:column="8" table:row="176" table:table="0"/>
          <office:change-info>
            <dc:creator>Martin Anward</dc:creator>
            <dc:date>2016-09-26T14:28:35.40</dc:date>
          </office:change-info>
          <table:previous table:id="ct2807">
            <table:change-track-table-cell office:value-type="float" office:value="2"/>
          </table:previous>
        </table:cell-content-change>
        <table:cell-content-change table:id="ct3444">
          <table:cell-address table:column="8" table:row="176" table:table="0"/>
          <office:change-info>
            <dc:creator>Martin Anward</dc:creator>
            <dc:date>2016-09-26T14:28:35.40</dc:date>
          </office:change-info>
          <table:previous table:id="ct3050">
            <table:change-track-table-cell office:value-type="string">
              <text:p>20.00</text:p>
            </table:change-track-table-cell>
          </table:previous>
        </table:cell-content-change>
        <table:cell-content-change table:id="ct3445">
          <table:cell-address table:column="8" table:row="176" table:table="0"/>
          <office:change-info>
            <dc:creator>Martin Anward</dc:creator>
            <dc:date>2016-09-26T14:28:35.40</dc:date>
          </office:change-info>
          <table:previous table:id="ct2809">
            <table:change-track-table-cell office:value-type="float" office:value="2"/>
          </table:previous>
        </table:cell-content-change>
        <table:cell-content-change table:id="ct3446">
          <table:cell-address table:column="8" table:row="176" table:table="0"/>
          <office:change-info>
            <dc:creator>Martin Anward</dc:creator>
            <dc:date>2016-09-26T14:28:35.40</dc:date>
          </office:change-info>
          <table:previous table:id="ct3010">
            <table:change-track-table-cell office:value-type="float" office:value="20"/>
          </table:previous>
        </table:cell-content-change>
        <table:cell-content-change table:id="ct3447">
          <table:cell-address table:column="8" table:row="176" table:table="0"/>
          <office:change-info>
            <dc:creator>Martin Anward</dc:creator>
            <dc:date>2016-09-26T14:28:35.40</dc:date>
          </office:change-info>
          <table:previous table:id="ct3016">
            <table:change-track-table-cell office:value-type="float" office:value="10"/>
          </table:previous>
        </table:cell-content-change>
        <table:cell-content-change table:id="ct3448">
          <table:cell-address table:column="8" table:row="176" table:table="0"/>
          <office:change-info>
            <dc:creator>Martin Anward</dc:creator>
            <dc:date>2016-09-26T14:28:35.40</dc:date>
          </office:change-info>
          <table:previous table:id="ct3305">
            <table:change-track-table-cell office:value-type="string">
              <text:p>2.00</text:p>
            </table:change-track-table-cell>
          </table:previous>
        </table:cell-content-change>
        <table:cell-content-change table:id="ct3449">
          <table:cell-address table:column="8" table:row="176" table:table="0"/>
          <office:change-info>
            <dc:creator>Martin Anward</dc:creator>
            <dc:date>2016-09-26T14:28:35.40</dc:date>
          </office:change-info>
          <table:previous table:id="ct3332">
            <table:change-track-table-cell office:value-type="string">
              <text:p>1.00</text:p>
            </table:change-track-table-cell>
          </table:previous>
        </table:cell-content-change>
        <table:cell-content-change table:id="ct3450">
          <table:cell-address table:column="8" table:row="176" table:table="0"/>
          <office:change-info>
            <dc:creator>Martin Anward</dc:creator>
            <dc:date>2016-09-26T14:28:35.40</dc:date>
          </office:change-info>
          <table:previous table:id="ct3253">
            <table:change-track-table-cell office:value-type="string">
              <text:p>2.00</text:p>
            </table:change-track-table-cell>
          </table:previous>
        </table:cell-content-change>
        <table:cell-content-change table:id="ct3451">
          <table:cell-address table:column="8" table:row="176" table:table="0"/>
          <office:change-info>
            <dc:creator>Martin Anward</dc:creator>
            <dc:date>2016-09-26T14:28:35.40</dc:date>
          </office:change-info>
          <table:previous table:id="ct3272">
            <table:change-track-table-cell office:value-type="float" office:value="10"/>
          </table:previous>
        </table:cell-content-change>
        <table:cell-content-change table:id="ct3452">
          <table:cell-address table:column="9" table:row="176" table:table="0"/>
          <office:change-info>
            <dc:creator>Martin Anward</dc:creator>
            <dc:date>2016-09-26T14:28:35.40</dc:date>
          </office:change-info>
          <table:previous table:id="ct2811">
            <table:change-track-table-cell office:value-type="float" office:value="23"/>
          </table:previous>
        </table:cell-content-change>
        <table:cell-content-change table:id="ct3453">
          <table:cell-address table:column="9" table:row="176" table:table="0"/>
          <office:change-info>
            <dc:creator>Martin Anward</dc:creator>
            <dc:date>2016-09-26T14:28:35.40</dc:date>
          </office:change-info>
          <table:previous table:id="ct2812">
            <table:change-track-table-cell office:value-type="float" office:value="23"/>
          </table:previous>
        </table:cell-content-change>
        <table:cell-content-change table:id="ct3454">
          <table:cell-address table:column="9" table:row="176" table:table="0"/>
          <office:change-info>
            <dc:creator>Martin Anward</dc:creator>
            <dc:date>2016-09-26T14:28:35.40</dc:date>
          </office:change-info>
          <table:previous table:id="ct3051">
            <table:change-track-table-cell office:value-type="string">
              <text:p>30.00</text:p>
            </table:change-track-table-cell>
          </table:previous>
        </table:cell-content-change>
        <table:cell-content-change table:id="ct3455">
          <table:cell-address table:column="9" table:row="176" table:table="0"/>
          <office:change-info>
            <dc:creator>Martin Anward</dc:creator>
            <dc:date>2016-09-26T14:28:35.40</dc:date>
          </office:change-info>
          <table:previous table:id="ct2882">
            <table:change-track-table-cell office:value-type="float" office:value="15"/>
          </table:previous>
        </table:cell-content-change>
        <table:cell-content-change table:id="ct3456">
          <table:cell-address table:column="9" table:row="176" table:table="0"/>
          <office:change-info>
            <dc:creator>Martin Anward</dc:creator>
            <dc:date>2016-09-26T14:28:35.40</dc:date>
          </office:change-info>
          <table:previous table:id="ct3011">
            <table:change-track-table-cell office:value-type="float" office:value="30"/>
          </table:previous>
        </table:cell-content-change>
        <table:cell-content-change table:id="ct3457">
          <table:cell-address table:column="9" table:row="176" table:table="0"/>
          <office:change-info>
            <dc:creator>Martin Anward</dc:creator>
            <dc:date>2016-09-26T14:28:35.40</dc:date>
          </office:change-info>
          <table:previous table:id="ct3017">
            <table:change-track-table-cell office:value-type="float" office:value="20"/>
          </table:previous>
        </table:cell-content-change>
        <table:cell-content-change table:id="ct3458">
          <table:cell-address table:column="9" table:row="176" table:table="0"/>
          <office:change-info>
            <dc:creator>Martin Anward</dc:creator>
            <dc:date>2016-09-26T14:28:35.40</dc:date>
          </office:change-info>
          <table:previous table:id="ct3306">
            <table:change-track-table-cell office:value-type="string">
              <text:p>20.00</text:p>
            </table:change-track-table-cell>
          </table:previous>
        </table:cell-content-change>
        <table:cell-content-change table:id="ct3459">
          <table:cell-address table:column="9" table:row="176" table:table="0"/>
          <office:change-info>
            <dc:creator>Martin Anward</dc:creator>
            <dc:date>2016-09-26T14:28:35.40</dc:date>
          </office:change-info>
          <table:previous table:id="ct3324">
            <table:change-track-table-cell office:value-type="string">
              <text:p>1.00</text:p>
            </table:change-track-table-cell>
          </table:previous>
        </table:cell-content-change>
        <table:cell-content-change table:id="ct3460">
          <table:cell-address table:column="9" table:row="176" table:table="0"/>
          <office:change-info>
            <dc:creator>Martin Anward</dc:creator>
            <dc:date>2016-09-26T14:28:35.40</dc:date>
          </office:change-info>
          <table:previous table:id="ct3254">
            <table:change-track-table-cell office:value-type="string">
              <text:p>20.00</text:p>
            </table:change-track-table-cell>
          </table:previous>
        </table:cell-content-change>
        <table:cell-content-change table:id="ct3461">
          <table:cell-address table:column="9" table:row="176" table:table="0"/>
          <office:change-info>
            <dc:creator>Martin Anward</dc:creator>
            <dc:date>2016-09-26T14:28:35.40</dc:date>
          </office:change-info>
          <table:previous table:id="ct3273">
            <table:change-track-table-cell office:value-type="float" office:value="20"/>
          </table:previous>
        </table:cell-content-change>
        <table:cell-content-change table:id="ct3462">
          <table:cell-address table:column="10" table:row="176" table:table="0"/>
          <office:change-info>
            <dc:creator>Martin Anward</dc:creator>
            <dc:date>2016-09-26T14:28:35.40</dc:date>
          </office:change-info>
          <table:previous table:id="ct2816">
            <table:change-track-table-cell office:value-type="float" office:value="25"/>
          </table:previous>
        </table:cell-content-change>
        <table:cell-content-change table:id="ct3463">
          <table:cell-address table:column="10" table:row="176" table:table="0"/>
          <office:change-info>
            <dc:creator>Martin Anward</dc:creator>
            <dc:date>2016-09-26T14:28:35.40</dc:date>
          </office:change-info>
          <table:previous table:id="ct2817">
            <table:change-track-table-cell office:value-type="float" office:value="25"/>
          </table:previous>
        </table:cell-content-change>
        <table:cell-content-change table:id="ct3464">
          <table:cell-address table:column="10" table:row="176" table:table="0"/>
          <office:change-info>
            <dc:creator>Martin Anward</dc:creator>
            <dc:date>2016-09-26T14:28:35.40</dc:date>
          </office:change-info>
          <table:previous table:id="ct3052">
            <table:change-track-table-cell office:value-type="string">
              <text:p>30.00</text:p>
            </table:change-track-table-cell>
          </table:previous>
        </table:cell-content-change>
        <table:cell-content-change table:id="ct3465">
          <table:cell-address table:column="10" table:row="176" table:table="0"/>
          <office:change-info>
            <dc:creator>Martin Anward</dc:creator>
            <dc:date>2016-09-26T14:28:35.40</dc:date>
          </office:change-info>
          <table:previous table:id="ct2879">
            <table:change-track-table-cell office:value-type="float" office:value="10"/>
          </table:previous>
        </table:cell-content-change>
        <table:cell-content-change table:id="ct3466">
          <table:cell-address table:column="10" table:row="176" table:table="0"/>
          <office:change-info>
            <dc:creator>Martin Anward</dc:creator>
            <dc:date>2016-09-26T14:28:35.40</dc:date>
          </office:change-info>
          <table:previous table:id="ct3008">
            <table:change-track-table-cell office:value-type="float" office:value="200"/>
          </table:previous>
        </table:cell-content-change>
        <table:cell-content-change table:id="ct3467">
          <table:cell-address table:column="10" table:row="176" table:table="0"/>
          <office:change-info>
            <dc:creator>Martin Anward</dc:creator>
            <dc:date>2016-09-26T14:28:35.40</dc:date>
          </office:change-info>
          <table:previous table:id="ct3015">
            <table:change-track-table-cell office:value-type="float" office:value="100"/>
          </table:previous>
        </table:cell-content-change>
        <table:cell-content-change table:id="ct3468">
          <table:cell-address table:column="10" table:row="176" table:table="0"/>
          <office:change-info>
            <dc:creator>Martin Anward</dc:creator>
            <dc:date>2016-09-26T14:28:35.40</dc:date>
          </office:change-info>
          <table:previous table:id="ct3335">
            <table:change-track-table-cell office:value-type="string">
              <text:p>10.00</text:p>
            </table:change-track-table-cell>
          </table:previous>
        </table:cell-content-change>
        <table:cell-content-change table:id="ct3469">
          <table:cell-address table:column="10" table:row="176" table:table="0"/>
          <office:change-info>
            <dc:creator>Martin Anward</dc:creator>
            <dc:date>2016-09-26T14:28:35.40</dc:date>
          </office:change-info>
          <table:previous table:id="ct3334">
            <table:change-track-table-cell office:value-type="string">
              <text:p>10.00</text:p>
            </table:change-track-table-cell>
          </table:previous>
        </table:cell-content-change>
        <table:cell-content-change table:id="ct3470">
          <table:cell-address table:column="10" table:row="176" table:table="0"/>
          <office:change-info>
            <dc:creator>Martin Anward</dc:creator>
            <dc:date>2016-09-26T14:28:35.40</dc:date>
          </office:change-info>
          <table:previous table:id="ct3255">
            <table:change-track-table-cell office:value-type="string">
              <text:p>25.00</text:p>
            </table:change-track-table-cell>
          </table:previous>
        </table:cell-content-change>
        <table:cell-content-change table:id="ct3471">
          <table:cell-address table:column="10" table:row="176" table:table="0"/>
          <office:change-info>
            <dc:creator>Martin Anward</dc:creator>
            <dc:date>2016-09-26T14:28:35.40</dc:date>
          </office:change-info>
          <table:previous table:id="ct3274">
            <table:change-track-table-cell office:value-type="float" office:value="100"/>
          </table:previous>
        </table:cell-content-change>
        <table:cell-content-change table:id="ct3472">
          <table:cell-address table:column="11" table:row="176" table:table="0"/>
          <office:change-info>
            <dc:creator>Martin Anward</dc:creator>
            <dc:date>2016-09-26T14:28:35.40</dc:date>
          </office:change-info>
          <table:previous table:id="ct2821">
            <table:change-track-table-cell office:value-type="float" office:value="30"/>
          </table:previous>
        </table:cell-content-change>
        <table:cell-content-change table:id="ct3473">
          <table:cell-address table:column="11" table:row="176" table:table="0"/>
          <office:change-info>
            <dc:creator>Martin Anward</dc:creator>
            <dc:date>2016-09-26T14:28:35.40</dc:date>
          </office:change-info>
          <table:previous table:id="ct2822">
            <table:change-track-table-cell office:value-type="float" office:value="30"/>
          </table:previous>
        </table:cell-content-change>
        <table:cell-content-change table:id="ct3474">
          <table:cell-address table:column="11" table:row="176" table:table="0"/>
          <office:change-info>
            <dc:creator>Martin Anward</dc:creator>
            <dc:date>2016-09-26T14:28:35.40</dc:date>
          </office:change-info>
          <table:previous table:id="ct3053">
            <table:change-track-table-cell office:value-type="string">
              <text:p>90.00</text:p>
            </table:change-track-table-cell>
          </table:previous>
        </table:cell-content-change>
        <table:cell-content-change table:id="ct3475">
          <table:cell-address table:column="11" table:row="176" table:table="0"/>
          <office:change-info>
            <dc:creator>Martin Anward</dc:creator>
            <dc:date>2016-09-26T14:28:35.40</dc:date>
          </office:change-info>
          <table:previous table:id="ct2824">
            <table:change-track-table-cell office:value-type="float" office:value="80"/>
          </table:previous>
        </table:cell-content-change>
        <table:cell-content-change table:id="ct3476">
          <table:cell-address table:column="11" table:row="176" table:table="0"/>
          <office:change-info>
            <dc:creator>Martin Anward</dc:creator>
            <dc:date>2016-09-26T14:28:35.40</dc:date>
          </office:change-info>
          <table:previous table:id="ct2956">
            <table:change-track-table-cell office:value-type="float" office:value="120"/>
          </table:previous>
        </table:cell-content-change>
        <table:cell-content-change table:id="ct3477">
          <table:cell-address table:column="11" table:row="176" table:table="0"/>
          <office:change-info>
            <dc:creator>Martin Anward</dc:creator>
            <dc:date>2016-09-26T14:28:35.40</dc:date>
          </office:change-info>
          <table:previous table:id="ct2958">
            <table:change-track-table-cell office:value-type="float" office:value="120"/>
          </table:previous>
        </table:cell-content-change>
        <table:cell-content-change table:id="ct3478">
          <table:cell-address table:column="11" table:row="176" table:table="0"/>
          <office:change-info>
            <dc:creator>Martin Anward</dc:creator>
            <dc:date>2016-09-26T14:28:35.40</dc:date>
          </office:change-info>
          <table:previous table:id="ct3308">
            <table:change-track-table-cell office:value-type="string">
              <text:p>80.00</text:p>
            </table:change-track-table-cell>
          </table:previous>
        </table:cell-content-change>
        <table:cell-content-change table:id="ct3479">
          <table:cell-address table:column="11" table:row="176" table:table="0"/>
          <office:change-info>
            <dc:creator>Martin Anward</dc:creator>
            <dc:date>2016-09-26T14:28:35.40</dc:date>
          </office:change-info>
          <table:previous table:id="ct3326">
            <table:change-track-table-cell office:value-type="string">
              <text:p>10.00</text:p>
            </table:change-track-table-cell>
          </table:previous>
        </table:cell-content-change>
        <table:cell-content-change table:id="ct3480">
          <table:cell-address table:column="11" table:row="176" table:table="0"/>
          <office:change-info>
            <dc:creator>Martin Anward</dc:creator>
            <dc:date>2016-09-26T14:28:35.40</dc:date>
          </office:change-info>
          <table:previous table:id="ct3256">
            <table:change-track-table-cell office:value-type="string">
              <text:p>80.00</text:p>
            </table:change-track-table-cell>
          </table:previous>
        </table:cell-content-change>
        <table:cell-content-change table:id="ct3481">
          <table:cell-address table:column="11" table:row="176" table:table="0"/>
          <office:change-info>
            <dc:creator>Martin Anward</dc:creator>
            <dc:date>2016-09-26T14:28:35.40</dc:date>
          </office:change-info>
          <table:previous table:id="ct3275">
            <table:change-track-table-cell office:value-type="float" office:value="120"/>
          </table:previous>
        </table:cell-content-change>
        <table:cell-content-change table:id="ct3482">
          <table:cell-address table:column="12" table:row="176" table:table="0"/>
          <office:change-info>
            <dc:creator>Martin Anward</dc:creator>
            <dc:date>2016-09-26T14:28:35.40</dc:date>
          </office:change-info>
          <table:previous table:id="ct2826">
            <table:change-track-table-cell office:value-type="float" office:value="0.9"/>
          </table:previous>
        </table:cell-content-change>
        <table:cell-content-change table:id="ct3483">
          <table:cell-address table:column="12" table:row="176" table:table="0"/>
          <office:change-info>
            <dc:creator>Martin Anward</dc:creator>
            <dc:date>2016-09-26T14:28:35.40</dc:date>
          </office:change-info>
          <table:previous table:id="ct2828">
            <table:change-track-table-cell office:value-type="float" office:value="0.85"/>
          </table:previous>
        </table:cell-content-change>
        <table:cell-content-change table:id="ct3484">
          <table:cell-address table:column="12" table:row="176" table:table="0"/>
          <office:change-info>
            <dc:creator>Martin Anward</dc:creator>
            <dc:date>2016-09-26T14:28:35.40</dc:date>
          </office:change-info>
          <table:previous table:id="ct3054">
            <table:change-track-table-cell office:value-type="string">
              <text:p>1.00</text:p>
            </table:change-track-table-cell>
          </table:previous>
        </table:cell-content-change>
        <table:cell-content-change table:id="ct3485">
          <table:cell-address table:column="12" table:row="176" table:table="0"/>
          <office:change-info>
            <dc:creator>Martin Anward</dc:creator>
            <dc:date>2016-09-26T14:28:35.40</dc:date>
          </office:change-info>
          <table:previous table:id="ct2854">
            <table:change-track-table-cell office:value-type="float" office:value="0.8"/>
          </table:previous>
        </table:cell-content-change>
        <table:cell-content-change table:id="ct3486">
          <table:cell-address table:column="12" table:row="176" table:table="0"/>
          <office:change-info>
            <dc:creator>Martin Anward</dc:creator>
            <dc:date>2016-09-26T14:28:35.40</dc:date>
          </office:change-info>
          <table:previous table:id="ct2831">
            <table:change-track-table-cell office:value-type="float" office:value="0.85"/>
          </table:previous>
        </table:cell-content-change>
        <table:cell-content-change table:id="ct3487">
          <table:cell-address table:column="12" table:row="176" table:table="0"/>
          <office:change-info>
            <dc:creator>Martin Anward</dc:creator>
            <dc:date>2016-09-26T14:28:35.40</dc:date>
          </office:change-info>
          <table:previous table:id="ct2944">
            <table:change-track-table-cell office:value-type="float" office:value="0.85"/>
          </table:previous>
        </table:cell-content-change>
        <table:cell-content-change table:id="ct3488">
          <table:cell-address table:column="12" table:row="176" table:table="0"/>
          <office:change-info>
            <dc:creator>Martin Anward</dc:creator>
            <dc:date>2016-09-26T14:28:35.40</dc:date>
          </office:change-info>
          <table:previous table:id="ct3340">
            <table:change-track-table-cell office:value-type="string">
              <text:p>0.80</text:p>
            </table:change-track-table-cell>
          </table:previous>
        </table:cell-content-change>
        <table:cell-content-change table:id="ct3489">
          <table:cell-address table:column="12" table:row="176" table:table="0"/>
          <office:change-info>
            <dc:creator>Martin Anward</dc:creator>
            <dc:date>2016-09-26T14:28:35.40</dc:date>
          </office:change-info>
          <table:previous table:id="ct3327">
            <table:change-track-table-cell office:value-type="string">
              <text:p>0.80</text:p>
            </table:change-track-table-cell>
          </table:previous>
        </table:cell-content-change>
        <table:cell-content-change table:id="ct3490">
          <table:cell-address table:column="12" table:row="176" table:table="0"/>
          <office:change-info>
            <dc:creator>Martin Anward</dc:creator>
            <dc:date>2016-09-26T14:28:35.40</dc:date>
          </office:change-info>
          <table:previous table:id="ct3257">
            <table:change-track-table-cell office:value-type="string">
              <text:p>1.00</text:p>
            </table:change-track-table-cell>
          </table:previous>
        </table:cell-content-change>
        <table:cell-content-change table:id="ct3491">
          <table:cell-address table:column="12" table:row="176" table:table="0"/>
          <office:change-info>
            <dc:creator>Martin Anward</dc:creator>
            <dc:date>2016-09-26T14:28:35.40</dc:date>
          </office:change-info>
          <table:previous table:id="ct3276">
            <table:change-track-table-cell office:value-type="float" office:value="0.85"/>
          </table:previous>
        </table:cell-content-change>
        <table:cell-content-change table:id="ct3492">
          <table:cell-address table:column="13" table:row="176" table:table="0"/>
          <office:change-info>
            <dc:creator>Martin Anward</dc:creator>
            <dc:date>2016-09-26T14:28:35.40</dc:date>
          </office:change-info>
          <table:previous table:id="ct2832">
            <table:change-track-table-cell office:value-type="float" office:value="0.6"/>
          </table:previous>
        </table:cell-content-change>
        <table:cell-content-change table:id="ct3493">
          <table:cell-address table:column="13" table:row="176" table:table="0"/>
          <office:change-info>
            <dc:creator>Martin Anward</dc:creator>
            <dc:date>2016-09-26T14:28:35.40</dc:date>
          </office:change-info>
          <table:previous table:id="ct2833">
            <table:change-track-table-cell office:value-type="float" office:value="0.3"/>
          </table:previous>
        </table:cell-content-change>
        <table:cell-content-change table:id="ct3494">
          <table:cell-address table:column="13" table:row="176" table:table="0"/>
          <office:change-info>
            <dc:creator>Martin Anward</dc:creator>
            <dc:date>2016-09-26T14:28:35.40</dc:date>
          </office:change-info>
          <table:previous table:id="ct3055">
            <table:change-track-table-cell office:value-type="string">
              <text:p>0.70</text:p>
            </table:change-track-table-cell>
          </table:previous>
        </table:cell-content-change>
        <table:cell-content-change table:id="ct3495">
          <table:cell-address table:column="13" table:row="176" table:table="0"/>
          <office:change-info>
            <dc:creator>Martin Anward</dc:creator>
            <dc:date>2016-09-26T14:28:35.40</dc:date>
          </office:change-info>
          <table:previous table:id="ct2863">
            <table:change-track-table-cell office:value-type="float" office:value="0.75"/>
          </table:previous>
        </table:cell-content-change>
        <table:cell-content-change table:id="ct3496">
          <table:cell-address table:column="13" table:row="176" table:table="0"/>
          <office:change-info>
            <dc:creator>Martin Anward</dc:creator>
            <dc:date>2016-09-26T14:28:35.40</dc:date>
          </office:change-info>
          <table:previous table:id="ct2836">
            <table:change-track-table-cell office:value-type="float" office:value="0"/>
          </table:previous>
        </table:cell-content-change>
        <table:cell-content-change table:id="ct3497">
          <table:cell-address table:column="13" table:row="176" table:table="0"/>
          <office:change-info>
            <dc:creator>Martin Anward</dc:creator>
            <dc:date>2016-09-26T14:28:35.40</dc:date>
          </office:change-info>
          <table:previous table:id="ct2945">
            <table:change-track-table-cell office:value-type="float" office:value="0"/>
          </table:previous>
        </table:cell-content-change>
        <table:cell-content-change table:id="ct3498">
          <table:cell-address table:column="13" table:row="176" table:table="0"/>
          <office:change-info>
            <dc:creator>Martin Anward</dc:creator>
            <dc:date>2016-09-26T14:28:35.40</dc:date>
          </office:change-info>
          <table:previous table:id="ct3339">
            <table:change-track-table-cell office:value-type="float" office:value="0.75"/>
          </table:previous>
        </table:cell-content-change>
        <table:cell-content-change table:id="ct3499">
          <table:cell-address table:column="13" table:row="176" table:table="0"/>
          <office:change-info>
            <dc:creator>Martin Anward</dc:creator>
            <dc:date>2016-09-26T14:28:35.40</dc:date>
          </office:change-info>
          <table:previous table:id="ct3341">
            <table:change-track-table-cell office:value-type="string">
              <text:p>0.75</text:p>
            </table:change-track-table-cell>
          </table:previous>
        </table:cell-content-change>
        <table:cell-content-change table:id="ct3500">
          <table:cell-address table:column="13" table:row="176" table:table="0"/>
          <office:change-info>
            <dc:creator>Martin Anward</dc:creator>
            <dc:date>2016-09-26T14:28:35.40</dc:date>
          </office:change-info>
          <table:previous table:id="ct3258">
            <table:change-track-table-cell office:value-type="string">
              <text:p>1.00</text:p>
            </table:change-track-table-cell>
          </table:previous>
        </table:cell-content-change>
        <table:cell-content-change table:id="ct3501">
          <table:cell-address table:column="13" table:row="176" table:table="0"/>
          <office:change-info>
            <dc:creator>Martin Anward</dc:creator>
            <dc:date>2016-09-26T14:28:35.40</dc:date>
          </office:change-info>
          <table:previous table:id="ct3277">
            <table:change-track-table-cell office:value-type="float" office:value="0"/>
          </table:previous>
        </table:cell-content-change>
        <table:cell-content-change table:id="ct3502">
          <table:cell-address table:column="14" table:row="176" table:table="0"/>
          <office:change-info>
            <dc:creator>Martin Anward</dc:creator>
            <dc:date>2016-09-26T14:28:35.40</dc:date>
          </office:change-info>
          <table:previous table:id="ct2837">
            <table:change-track-table-cell office:value-type="float" office:value="0"/>
          </table:previous>
        </table:cell-content-change>
        <table:cell-content-change table:id="ct3503">
          <table:cell-address table:column="14" table:row="176" table:table="0"/>
          <office:change-info>
            <dc:creator>Martin Anward</dc:creator>
            <dc:date>2016-09-26T14:28:35.40</dc:date>
          </office:change-info>
          <table:previous table:id="ct2838">
            <table:change-track-table-cell office:value-type="float" office:value="0"/>
          </table:previous>
        </table:cell-content-change>
        <table:cell-content-change table:id="ct3504">
          <table:cell-address table:column="14" table:row="176" table:table="0"/>
          <office:change-info>
            <dc:creator>Martin Anward</dc:creator>
            <dc:date>2016-09-26T14:28:35.40</dc:date>
          </office:change-info>
          <table:previous table:id="ct3056">
            <table:change-track-table-cell office:value-type="string">
              <text:p>5.00</text:p>
            </table:change-track-table-cell>
          </table:previous>
        </table:cell-content-change>
        <table:cell-content-change table:id="ct3505">
          <table:cell-address table:column="14" table:row="176" table:table="0"/>
          <office:change-info>
            <dc:creator>Martin Anward</dc:creator>
            <dc:date>2016-09-26T14:28:35.40</dc:date>
          </office:change-info>
          <table:previous table:id="ct2840">
            <table:change-track-table-cell office:value-type="float" office:value="0"/>
          </table:previous>
        </table:cell-content-change>
        <table:cell-content-change table:id="ct3506">
          <table:cell-address table:column="14" table:row="176" table:table="0"/>
          <office:change-info>
            <dc:creator>Martin Anward</dc:creator>
            <dc:date>2016-09-26T14:28:35.40</dc:date>
          </office:change-info>
          <table:previous table:id="ct2841">
            <table:change-track-table-cell office:value-type="float" office:value="0"/>
          </table:previous>
        </table:cell-content-change>
        <table:cell-content-change table:id="ct3507">
          <table:cell-address table:column="14" table:row="176" table:table="0"/>
          <office:change-info>
            <dc:creator>Martin Anward</dc:creator>
            <dc:date>2016-09-26T14:28:35.40</dc:date>
          </office:change-info>
          <table:previous table:id="ct2946">
            <table:change-track-table-cell office:value-type="float" office:value="0"/>
          </table:previous>
        </table:cell-content-change>
        <table:cell-content-change table:id="ct3508">
          <table:cell-address table:column="14" table:row="176" table:table="0"/>
          <office:change-info>
            <dc:creator>Martin Anward</dc:creator>
            <dc:date>2016-09-26T14:28:35.40</dc:date>
          </office:change-info>
          <table:previous table:id="ct3311">
            <table:change-track-table-cell office:value-type="string">
              <text:p>0.00</text:p>
            </table:change-track-table-cell>
          </table:previous>
        </table:cell-content-change>
        <table:cell-content-change table:id="ct3509">
          <table:cell-address table:column="14" table:row="176" table:table="0"/>
          <office:change-info>
            <dc:creator>Martin Anward</dc:creator>
            <dc:date>2016-09-26T14:28:35.40</dc:date>
          </office:change-info>
          <table:previous table:id="ct2972">
            <table:change-track-table-cell office:value-type="string">
              <text:p>0.00</text:p>
            </table:change-track-table-cell>
          </table:previous>
        </table:cell-content-change>
        <table:cell-content-change table:id="ct3510">
          <table:cell-address table:column="14" table:row="176" table:table="0"/>
          <office:change-info>
            <dc:creator>Martin Anward</dc:creator>
            <dc:date>2016-09-26T14:28:35.40</dc:date>
          </office:change-info>
          <table:previous table:id="ct3259">
            <table:change-track-table-cell office:value-type="string">
              <text:p>0.00</text:p>
            </table:change-track-table-cell>
          </table:previous>
        </table:cell-content-change>
        <table:cell-content-change table:id="ct3511">
          <table:cell-address table:column="14" table:row="176" table:table="0"/>
          <office:change-info>
            <dc:creator>Martin Anward</dc:creator>
            <dc:date>2016-09-26T14:28:35.40</dc:date>
          </office:change-info>
          <table:previous table:id="ct3278">
            <table:change-track-table-cell office:value-type="float" office:value="0"/>
          </table:previous>
        </table:cell-content-change>
        <table:cell-content-change table:id="ct3512">
          <table:cell-address table:column="15" table:row="176" table:table="0"/>
          <office:change-info>
            <dc:creator>Martin Anward</dc:creator>
            <dc:date>2016-09-26T14:28:35.40</dc:date>
          </office:change-info>
          <table:previous table:id="ct2842">
            <table:change-track-table-cell office:value-type="float" office:value="0"/>
          </table:previous>
        </table:cell-content-change>
        <table:cell-content-change table:id="ct3513">
          <table:cell-address table:column="15" table:row="176" table:table="0"/>
          <office:change-info>
            <dc:creator>Martin Anward</dc:creator>
            <dc:date>2016-09-26T14:28:35.40</dc:date>
          </office:change-info>
          <table:previous table:id="ct2843">
            <table:change-track-table-cell office:value-type="float" office:value="0"/>
          </table:previous>
        </table:cell-content-change>
        <table:cell-content-change table:id="ct3514">
          <table:cell-address table:column="15" table:row="176" table:table="0"/>
          <office:change-info>
            <dc:creator>Martin Anward</dc:creator>
            <dc:date>2016-09-26T14:28:35.40</dc:date>
          </office:change-info>
          <table:previous table:id="ct3057">
            <table:change-track-table-cell office:value-type="float" office:value="0.4"/>
          </table:previous>
        </table:cell-content-change>
        <table:cell-content-change table:id="ct3515">
          <table:cell-address table:column="15" table:row="176" table:table="0"/>
          <office:change-info>
            <dc:creator>Martin Anward</dc:creator>
            <dc:date>2016-09-26T14:28:35.40</dc:date>
          </office:change-info>
          <table:previous table:id="ct2845">
            <table:change-track-table-cell office:value-type="float" office:value="0"/>
          </table:previous>
        </table:cell-content-change>
        <table:cell-content-change table:id="ct3516">
          <table:cell-address table:column="15" table:row="176" table:table="0"/>
          <office:change-info>
            <dc:creator>Martin Anward</dc:creator>
            <dc:date>2016-09-26T14:28:35.40</dc:date>
          </office:change-info>
          <table:previous table:id="ct2846">
            <table:change-track-table-cell office:value-type="float" office:value="0"/>
          </table:previous>
        </table:cell-content-change>
        <table:cell-content-change table:id="ct3517">
          <table:cell-address table:column="15" table:row="176" table:table="0"/>
          <office:change-info>
            <dc:creator>Martin Anward</dc:creator>
            <dc:date>2016-09-26T14:28:35.40</dc:date>
          </office:change-info>
          <table:previous table:id="ct2947">
            <table:change-track-table-cell office:value-type="float" office:value="0"/>
          </table:previous>
        </table:cell-content-change>
        <table:cell-content-change table:id="ct3518">
          <table:cell-address table:column="15" table:row="176" table:table="0"/>
          <office:change-info>
            <dc:creator>Martin Anward</dc:creator>
            <dc:date>2016-09-26T14:28:35.40</dc:date>
          </office:change-info>
          <table:previous table:id="ct3312">
            <table:change-track-table-cell office:value-type="string">
              <text:p>0.00</text:p>
            </table:change-track-table-cell>
          </table:previous>
        </table:cell-content-change>
        <table:cell-content-change table:id="ct3519">
          <table:cell-address table:column="15" table:row="176" table:table="0"/>
          <office:change-info>
            <dc:creator>Martin Anward</dc:creator>
            <dc:date>2016-09-26T14:28:35.40</dc:date>
          </office:change-info>
          <table:previous table:id="ct2973">
            <table:change-track-table-cell office:value-type="string">
              <text:p>0.00</text:p>
            </table:change-track-table-cell>
          </table:previous>
        </table:cell-content-change>
        <table:cell-content-change table:id="ct3520">
          <table:cell-address table:column="15" table:row="176" table:table="0"/>
          <office:change-info>
            <dc:creator>Martin Anward</dc:creator>
            <dc:date>2016-09-26T14:28:35.40</dc:date>
          </office:change-info>
          <table:previous table:id="ct3260">
            <table:change-track-table-cell office:value-type="string">
              <text:p>0.00</text:p>
            </table:change-track-table-cell>
          </table:previous>
        </table:cell-content-change>
        <table:cell-content-change table:id="ct3521">
          <table:cell-address table:column="15" table:row="176" table:table="0"/>
          <office:change-info>
            <dc:creator>Martin Anward</dc:creator>
            <dc:date>2016-09-26T14:28:35.40</dc:date>
          </office:change-info>
          <table:previous table:id="ct3279">
            <table:change-track-table-cell office:value-type="float" office:value="0"/>
          </table:previous>
        </table:cell-content-change>
        <table:cell-content-change table:id="ct3522">
          <table:cell-address table:column="16" table:row="176" table:table="0"/>
          <office:change-info>
            <dc:creator>Martin Anward</dc:creator>
            <dc:date>2016-09-26T14:28:35.40</dc:date>
          </office:change-info>
          <table:previous table:id="ct2750">
            <table:change-track-table-cell office:value-type="float" office:value="0"/>
          </table:previous>
        </table:cell-content-change>
        <table:cell-content-change table:id="ct3523">
          <table:cell-address table:column="16" table:row="176" table:table="0"/>
          <office:change-info>
            <dc:creator>Martin Anward</dc:creator>
            <dc:date>2016-09-26T14:28:35.40</dc:date>
          </office:change-info>
          <table:previous table:id="ct2751">
            <table:change-track-table-cell office:value-type="float" office:value="0"/>
          </table:previous>
        </table:cell-content-change>
        <table:cell-content-change table:id="ct3524">
          <table:cell-address table:column="16" table:row="176" table:table="0"/>
          <office:change-info>
            <dc:creator>Martin Anward</dc:creator>
            <dc:date>2016-09-26T14:28:35.40</dc:date>
          </office:change-info>
          <table:previous table:id="ct3058">
            <table:change-track-table-cell office:value-type="float" office:value="5"/>
          </table:previous>
        </table:cell-content-change>
        <table:cell-content-change table:id="ct3525">
          <table:cell-address table:column="16" table:row="176" table:table="0"/>
          <office:change-info>
            <dc:creator>Martin Anward</dc:creator>
            <dc:date>2016-09-26T14:28:35.40</dc:date>
          </office:change-info>
          <table:previous table:id="ct2753">
            <table:change-track-table-cell office:value-type="float" office:value="0"/>
          </table:previous>
        </table:cell-content-change>
        <table:cell-content-change table:id="ct3526">
          <table:cell-address table:column="16" table:row="176" table:table="0"/>
          <office:change-info>
            <dc:creator>Martin Anward</dc:creator>
            <dc:date>2016-09-26T14:28:35.40</dc:date>
          </office:change-info>
          <table:previous table:id="ct2754">
            <table:change-track-table-cell office:value-type="float" office:value="0"/>
          </table:previous>
        </table:cell-content-change>
        <table:cell-content-change table:id="ct3527">
          <table:cell-address table:column="16" table:row="176" table:table="0"/>
          <office:change-info>
            <dc:creator>Martin Anward</dc:creator>
            <dc:date>2016-09-26T14:28:35.40</dc:date>
          </office:change-info>
          <table:previous table:id="ct2948">
            <table:change-track-table-cell office:value-type="float" office:value="0"/>
          </table:previous>
        </table:cell-content-change>
        <table:cell-content-change table:id="ct3528">
          <table:cell-address table:column="16" table:row="176" table:table="0"/>
          <office:change-info>
            <dc:creator>Martin Anward</dc:creator>
            <dc:date>2016-09-26T14:28:35.40</dc:date>
          </office:change-info>
          <table:previous table:id="ct3313">
            <table:change-track-table-cell office:value-type="string">
              <text:p>0.00</text:p>
            </table:change-track-table-cell>
          </table:previous>
        </table:cell-content-change>
        <table:cell-content-change table:id="ct3529">
          <table:cell-address table:column="16" table:row="176" table:table="0"/>
          <office:change-info>
            <dc:creator>Martin Anward</dc:creator>
            <dc:date>2016-09-26T14:28:35.40</dc:date>
          </office:change-info>
          <table:previous table:id="ct2974">
            <table:change-track-table-cell office:value-type="string">
              <text:p>0.00</text:p>
            </table:change-track-table-cell>
          </table:previous>
        </table:cell-content-change>
        <table:cell-content-change table:id="ct3530">
          <table:cell-address table:column="16" table:row="176" table:table="0"/>
          <office:change-info>
            <dc:creator>Martin Anward</dc:creator>
            <dc:date>2016-09-26T14:28:35.40</dc:date>
          </office:change-info>
          <table:previous table:id="ct3261">
            <table:change-track-table-cell office:value-type="string">
              <text:p>0.00</text:p>
            </table:change-track-table-cell>
          </table:previous>
        </table:cell-content-change>
        <table:cell-content-change table:id="ct3531">
          <table:cell-address table:column="16" table:row="176" table:table="0"/>
          <office:change-info>
            <dc:creator>Martin Anward</dc:creator>
            <dc:date>2016-09-26T14:28:35.40</dc:date>
          </office:change-info>
          <table:previous table:id="ct3280">
            <table:change-track-table-cell office:value-type="float" office:value="0"/>
          </table:previous>
        </table:cell-content-change>
        <table:cell-content-change table:id="ct3532">
          <table:cell-address table:column="17" table:row="176" table:table="0"/>
          <office:change-info>
            <dc:creator>Martin Anward</dc:creator>
            <dc:date>2016-09-26T14:28:35.40</dc:date>
          </office:change-info>
          <table:previous table:id="ct2755">
            <table:change-track-table-cell office:value-type="float" office:value="0"/>
          </table:previous>
        </table:cell-content-change>
        <table:cell-content-change table:id="ct3533">
          <table:cell-address table:column="17" table:row="176" table:table="0"/>
          <office:change-info>
            <dc:creator>Martin Anward</dc:creator>
            <dc:date>2016-09-26T14:28:35.40</dc:date>
          </office:change-info>
          <table:previous table:id="ct2756">
            <table:change-track-table-cell office:value-type="float" office:value="0"/>
          </table:previous>
        </table:cell-content-change>
        <table:cell-content-change table:id="ct3534">
          <table:cell-address table:column="17" table:row="176" table:table="0"/>
          <office:change-info>
            <dc:creator>Martin Anward</dc:creator>
            <dc:date>2016-09-26T14:28:35.40</dc:date>
          </office:change-info>
          <table:previous table:id="ct2757">
            <table:change-track-table-cell office:value-type="string">
              <text:p>0.00</text:p>
            </table:change-track-table-cell>
          </table:previous>
        </table:cell-content-change>
        <table:cell-content-change table:id="ct3535">
          <table:cell-address table:column="17" table:row="176" table:table="0"/>
          <office:change-info>
            <dc:creator>Martin Anward</dc:creator>
            <dc:date>2016-09-26T14:28:35.40</dc:date>
          </office:change-info>
          <table:previous table:id="ct2758">
            <table:change-track-table-cell office:value-type="float" office:value="0"/>
          </table:previous>
        </table:cell-content-change>
        <table:cell-content-change table:id="ct3536">
          <table:cell-address table:column="17" table:row="176" table:table="0"/>
          <office:change-info>
            <dc:creator>Martin Anward</dc:creator>
            <dc:date>2016-09-26T14:28:35.40</dc:date>
          </office:change-info>
          <table:previous table:id="ct2759">
            <table:change-track-table-cell office:value-type="float" office:value="0"/>
          </table:previous>
        </table:cell-content-change>
        <table:cell-content-change table:id="ct3537">
          <table:cell-address table:column="17" table:row="176" table:table="0"/>
          <office:change-info>
            <dc:creator>Martin Anward</dc:creator>
            <dc:date>2016-09-26T14:28:35.40</dc:date>
          </office:change-info>
          <table:previous table:id="ct2949">
            <table:change-track-table-cell office:value-type="float" office:value="0"/>
          </table:previous>
        </table:cell-content-change>
        <table:cell-content-change table:id="ct3538">
          <table:cell-address table:column="17" table:row="176" table:table="0"/>
          <office:change-info>
            <dc:creator>Martin Anward</dc:creator>
            <dc:date>2016-09-26T14:28:35.40</dc:date>
          </office:change-info>
          <table:previous table:id="ct3314">
            <table:change-track-table-cell office:value-type="string">
              <text:p>0.00</text:p>
            </table:change-track-table-cell>
          </table:previous>
        </table:cell-content-change>
        <table:cell-content-change table:id="ct3539">
          <table:cell-address table:column="17" table:row="176" table:table="0"/>
          <office:change-info>
            <dc:creator>Martin Anward</dc:creator>
            <dc:date>2016-09-26T14:28:35.40</dc:date>
          </office:change-info>
          <table:previous table:id="ct2975">
            <table:change-track-table-cell office:value-type="string">
              <text:p>0.00</text:p>
            </table:change-track-table-cell>
          </table:previous>
        </table:cell-content-change>
        <table:cell-content-change table:id="ct3540">
          <table:cell-address table:column="17" table:row="176" table:table="0"/>
          <office:change-info>
            <dc:creator>Martin Anward</dc:creator>
            <dc:date>2016-09-26T14:28:35.40</dc:date>
          </office:change-info>
          <table:previous table:id="ct3262">
            <table:change-track-table-cell office:value-type="string">
              <text:p>0.00</text:p>
            </table:change-track-table-cell>
          </table:previous>
        </table:cell-content-change>
        <table:cell-content-change table:id="ct3541">
          <table:cell-address table:column="17" table:row="176" table:table="0"/>
          <office:change-info>
            <dc:creator>Martin Anward</dc:creator>
            <dc:date>2016-09-26T14:28:35.40</dc:date>
          </office:change-info>
          <table:previous table:id="ct3281">
            <table:change-track-table-cell office:value-type="float" office:value="0"/>
          </table:previous>
        </table:cell-content-change>
        <table:cell-content-change table:id="ct3542">
          <table:cell-address table:column="18" table:row="176" table:table="0"/>
          <office:change-info>
            <dc:creator>Martin Anward</dc:creator>
            <dc:date>2016-09-26T14:28:35.40</dc:date>
          </office:change-info>
          <table:previous table:id="ct2760">
            <table:change-track-table-cell office:value-type="float" office:value="0"/>
          </table:previous>
        </table:cell-content-change>
        <table:cell-content-change table:id="ct3543">
          <table:cell-address table:column="18" table:row="176" table:table="0"/>
          <office:change-info>
            <dc:creator>Martin Anward</dc:creator>
            <dc:date>2016-09-26T14:28:35.40</dc:date>
          </office:change-info>
          <table:previous table:id="ct2761">
            <table:change-track-table-cell office:value-type="float" office:value="0"/>
          </table:previous>
        </table:cell-content-change>
        <table:cell-content-change table:id="ct3544">
          <table:cell-address table:column="18" table:row="176" table:table="0"/>
          <office:change-info>
            <dc:creator>Martin Anward</dc:creator>
            <dc:date>2016-09-26T14:28:35.40</dc:date>
          </office:change-info>
          <table:previous table:id="ct2762">
            <table:change-track-table-cell office:value-type="string">
              <text:p>0.00</text:p>
            </table:change-track-table-cell>
          </table:previous>
        </table:cell-content-change>
        <table:cell-content-change table:id="ct3545">
          <table:cell-address table:column="18" table:row="176" table:table="0"/>
          <office:change-info>
            <dc:creator>Martin Anward</dc:creator>
            <dc:date>2016-09-26T14:28:35.40</dc:date>
          </office:change-info>
          <table:previous table:id="ct2763">
            <table:change-track-table-cell office:value-type="float" office:value="0"/>
          </table:previous>
        </table:cell-content-change>
        <table:cell-content-change table:id="ct3546">
          <table:cell-address table:column="18" table:row="176" table:table="0"/>
          <office:change-info>
            <dc:creator>Martin Anward</dc:creator>
            <dc:date>2016-09-26T14:28:35.40</dc:date>
          </office:change-info>
          <table:previous table:id="ct2764">
            <table:change-track-table-cell office:value-type="float" office:value="0"/>
          </table:previous>
        </table:cell-content-change>
        <table:cell-content-change table:id="ct3547">
          <table:cell-address table:column="18" table:row="176" table:table="0"/>
          <office:change-info>
            <dc:creator>Martin Anward</dc:creator>
            <dc:date>2016-09-26T14:28:35.40</dc:date>
          </office:change-info>
          <table:previous table:id="ct2950">
            <table:change-track-table-cell office:value-type="float" office:value="0"/>
          </table:previous>
        </table:cell-content-change>
        <table:cell-content-change table:id="ct3548">
          <table:cell-address table:column="18" table:row="176" table:table="0"/>
          <office:change-info>
            <dc:creator>Martin Anward</dc:creator>
            <dc:date>2016-09-26T14:28:35.40</dc:date>
          </office:change-info>
          <table:previous table:id="ct3315">
            <table:change-track-table-cell office:value-type="string">
              <text:p>0.00</text:p>
            </table:change-track-table-cell>
          </table:previous>
        </table:cell-content-change>
        <table:cell-content-change table:id="ct3549">
          <table:cell-address table:column="18" table:row="176" table:table="0"/>
          <office:change-info>
            <dc:creator>Martin Anward</dc:creator>
            <dc:date>2016-09-26T14:28:35.40</dc:date>
          </office:change-info>
          <table:previous table:id="ct2993">
            <table:change-track-table-cell office:value-type="string">
              <text:p>0.00</text:p>
            </table:change-track-table-cell>
          </table:previous>
        </table:cell-content-change>
        <table:cell-content-change table:id="ct3550">
          <table:cell-address table:column="18" table:row="176" table:table="0"/>
          <office:change-info>
            <dc:creator>Martin Anward</dc:creator>
            <dc:date>2016-09-26T14:28:35.40</dc:date>
          </office:change-info>
          <table:previous table:id="ct3263">
            <table:change-track-table-cell office:value-type="string">
              <text:p>0.00</text:p>
            </table:change-track-table-cell>
          </table:previous>
        </table:cell-content-change>
        <table:cell-content-change table:id="ct3551">
          <table:cell-address table:column="18" table:row="176" table:table="0"/>
          <office:change-info>
            <dc:creator>Martin Anward</dc:creator>
            <dc:date>2016-09-26T14:28:35.40</dc:date>
          </office:change-info>
          <table:previous table:id="ct3282">
            <table:change-track-table-cell office:value-type="float" office:value="0"/>
          </table:previous>
        </table:cell-content-change>
        <table:insertion table:id="ct3552" table:type="row" table:position="176" table:table="0">
          <office:change-info>
            <dc:creator>Martin Anward</dc:creator>
            <dc:date>2016-09-26T14:28:41</dc:date>
          </office:change-info>
          <table:dependencies>
            <table:dependence table:id="ct4723"/>
            <table:dependence table:id="ct3966"/>
            <table:dependence table:id="ct3965"/>
            <table:dependence table:id="ct3962"/>
            <table:dependence table:id="ct3961"/>
            <table:dependence table:id="ct3960"/>
            <table:dependence table:id="ct3959"/>
            <table:dependence table:id="ct3958"/>
            <table:dependence table:id="ct3957"/>
            <table:dependence table:id="ct3563"/>
          </table:dependencies>
        </table:insertion>
        <table:deletion table:id="ct3553" table:type="row" table:position="176" table:table="0" table:multi-deletion-spanned="11">
          <office:change-info>
            <dc:creator>Martin Anward</dc:creator>
            <dc:date>2016-09-26T14:36:20.39</dc:date>
          </office:change-info>
          <table:deletions>
            <table:cell-content-deletion table:id="ct3512">
              <table:change-track-table-cell/>
            </table:cell-content-deletion>
            <table:cell-content-deletion table:id="ct3502">
              <table:change-track-table-cell/>
            </table:cell-content-deletion>
            <table:cell-content-deletion table:id="ct3492">
              <table:change-track-table-cell/>
            </table:cell-content-deletion>
            <table:cell-content-deletion table:id="ct3482">
              <table:change-track-table-cell/>
            </table:cell-content-deletion>
            <table:cell-content-deletion table:id="ct3472">
              <table:change-track-table-cell/>
            </table:cell-content-deletion>
            <table:cell-content-deletion table:id="ct3462">
              <table:change-track-table-cell/>
            </table:cell-content-deletion>
            <table:cell-content-deletion table:id="ct3452">
              <table:change-track-table-cell/>
            </table:cell-content-deletion>
            <table:cell-content-deletion table:id="ct3442">
              <table:change-track-table-cell/>
            </table:cell-content-deletion>
            <table:cell-content-deletion table:id="ct3432">
              <table:change-track-table-cell/>
            </table:cell-content-deletion>
            <table:cell-content-deletion table:id="ct3422">
              <table:change-track-table-cell/>
            </table:cell-content-deletion>
            <table:cell-content-deletion table:id="ct3412">
              <table:change-track-table-cell/>
            </table:cell-content-deletion>
            <table:cell-content-deletion table:id="ct3402">
              <table:change-track-table-cell/>
            </table:cell-content-deletion>
            <table:cell-content-deletion table:id="ct3392">
              <table:change-track-table-cell/>
            </table:cell-content-deletion>
            <table:cell-content-deletion table:id="ct3382">
              <table:change-track-table-cell/>
            </table:cell-content-deletion>
            <table:cell-content-deletion table:id="ct3372">
              <table:change-track-table-cell/>
            </table:cell-content-deletion>
            <table:cell-content-deletion table:id="ct3362">
              <table:change-track-table-cell/>
            </table:cell-content-deletion>
            <table:cell-content-deletion table:id="ct3542">
              <table:change-track-table-cell/>
            </table:cell-content-deletion>
            <table:cell-content-deletion table:id="ct3532">
              <table:change-track-table-cell/>
            </table:cell-content-deletion>
            <table:cell-content-deletion table:id="ct3522">
              <table:change-track-table-cell/>
            </table:cell-content-deletion>
            <table:change-deletion table:id="ct2749"/>
          </table:deletions>
        </table:deletion>
        <table:deletion table:id="ct3554" table:type="row" table:position="176" table:table="0">
          <office:change-info>
            <dc:creator>Martin Anward</dc:creator>
            <dc:date>2016-09-26T14:36:20.39</dc:date>
          </office:change-info>
          <table:deletions>
            <table:change-deletion table:id="ct3553"/>
            <table:cell-content-deletion table:id="ct3513">
              <table:change-track-table-cell/>
            </table:cell-content-deletion>
            <table:cell-content-deletion table:id="ct3503">
              <table:change-track-table-cell/>
            </table:cell-content-deletion>
            <table:cell-content-deletion table:id="ct3493">
              <table:change-track-table-cell/>
            </table:cell-content-deletion>
            <table:cell-content-deletion table:id="ct3483">
              <table:change-track-table-cell/>
            </table:cell-content-deletion>
            <table:cell-content-deletion table:id="ct3473">
              <table:change-track-table-cell/>
            </table:cell-content-deletion>
            <table:cell-content-deletion table:id="ct3463">
              <table:change-track-table-cell/>
            </table:cell-content-deletion>
            <table:cell-content-deletion table:id="ct3453">
              <table:change-track-table-cell/>
            </table:cell-content-deletion>
            <table:cell-content-deletion table:id="ct3443">
              <table:change-track-table-cell/>
            </table:cell-content-deletion>
            <table:cell-content-deletion table:id="ct3433">
              <table:change-track-table-cell/>
            </table:cell-content-deletion>
            <table:cell-content-deletion table:id="ct3423">
              <table:change-track-table-cell/>
            </table:cell-content-deletion>
            <table:cell-content-deletion table:id="ct3413">
              <table:change-track-table-cell/>
            </table:cell-content-deletion>
            <table:cell-content-deletion table:id="ct3403">
              <table:change-track-table-cell/>
            </table:cell-content-deletion>
            <table:cell-content-deletion table:id="ct3393">
              <table:change-track-table-cell/>
            </table:cell-content-deletion>
            <table:cell-content-deletion table:id="ct3383">
              <table:change-track-table-cell/>
            </table:cell-content-deletion>
            <table:cell-content-deletion table:id="ct3373">
              <table:change-track-table-cell/>
            </table:cell-content-deletion>
            <table:cell-content-deletion table:id="ct3363">
              <table:change-track-table-cell/>
            </table:cell-content-deletion>
            <table:cell-content-deletion table:id="ct3543">
              <table:change-track-table-cell/>
            </table:cell-content-deletion>
            <table:cell-content-deletion table:id="ct3533">
              <table:change-track-table-cell/>
            </table:cell-content-deletion>
            <table:cell-content-deletion table:id="ct3523">
              <table:change-track-table-cell/>
            </table:cell-content-deletion>
          </table:deletions>
        </table:deletion>
        <table:deletion table:id="ct3555" table:type="row" table:position="176" table:table="0">
          <office:change-info>
            <dc:creator>Martin Anward</dc:creator>
            <dc:date>2016-09-26T14:36:20.39</dc:date>
          </office:change-info>
          <table:deletions>
            <table:change-deletion table:id="ct3554"/>
            <table:cell-content-deletion table:id="ct2744">
              <table:change-track-table-cell/>
            </table:cell-content-deletion>
            <table:cell-content-deletion table:id="ct3544">
              <table:change-track-table-cell/>
            </table:cell-content-deletion>
            <table:cell-content-deletion table:id="ct3534">
              <table:change-track-table-cell/>
            </table:cell-content-deletion>
            <table:cell-content-deletion table:id="ct3524">
              <table:change-track-table-cell/>
            </table:cell-content-deletion>
            <table:cell-content-deletion table:id="ct3514">
              <table:change-track-table-cell/>
            </table:cell-content-deletion>
            <table:cell-content-deletion table:id="ct3504">
              <table:change-track-table-cell/>
            </table:cell-content-deletion>
            <table:cell-content-deletion table:id="ct3494">
              <table:change-track-table-cell/>
            </table:cell-content-deletion>
            <table:cell-content-deletion table:id="ct3484">
              <table:change-track-table-cell/>
            </table:cell-content-deletion>
            <table:cell-content-deletion table:id="ct3474">
              <table:change-track-table-cell/>
            </table:cell-content-deletion>
            <table:cell-content-deletion table:id="ct3464">
              <table:change-track-table-cell/>
            </table:cell-content-deletion>
            <table:cell-content-deletion table:id="ct3454">
              <table:change-track-table-cell/>
            </table:cell-content-deletion>
            <table:cell-content-deletion table:id="ct3444">
              <table:change-track-table-cell/>
            </table:cell-content-deletion>
            <table:cell-content-deletion table:id="ct3434">
              <table:change-track-table-cell/>
            </table:cell-content-deletion>
            <table:cell-content-deletion table:id="ct3424">
              <table:change-track-table-cell/>
            </table:cell-content-deletion>
            <table:cell-content-deletion table:id="ct3414">
              <table:change-track-table-cell/>
            </table:cell-content-deletion>
            <table:cell-content-deletion table:id="ct3404">
              <table:change-track-table-cell/>
            </table:cell-content-deletion>
            <table:cell-content-deletion table:id="ct3394">
              <table:change-track-table-cell/>
            </table:cell-content-deletion>
            <table:cell-content-deletion table:id="ct3384">
              <table:change-track-table-cell/>
            </table:cell-content-deletion>
            <table:cell-content-deletion table:id="ct3374">
              <table:change-track-table-cell/>
            </table:cell-content-deletion>
            <table:cell-content-deletion table:id="ct3364">
              <table:change-track-table-cell/>
            </table:cell-content-deletion>
          </table:deletions>
        </table:deletion>
        <table:deletion table:id="ct3556" table:type="row" table:position="176" table:table="0">
          <office:change-info>
            <dc:creator>Martin Anward</dc:creator>
            <dc:date>2016-09-26T14:36:20.39</dc:date>
          </office:change-info>
          <table:deletions>
            <table:change-deletion table:id="ct3555"/>
            <table:cell-content-deletion table:id="ct3515">
              <table:change-track-table-cell/>
            </table:cell-content-deletion>
            <table:cell-content-deletion table:id="ct3505">
              <table:change-track-table-cell/>
            </table:cell-content-deletion>
            <table:cell-content-deletion table:id="ct3495">
              <table:change-track-table-cell/>
            </table:cell-content-deletion>
            <table:cell-content-deletion table:id="ct3485">
              <table:change-track-table-cell/>
            </table:cell-content-deletion>
            <table:cell-content-deletion table:id="ct3475">
              <table:change-track-table-cell/>
            </table:cell-content-deletion>
            <table:cell-content-deletion table:id="ct3465">
              <table:change-track-table-cell/>
            </table:cell-content-deletion>
            <table:cell-content-deletion table:id="ct3455">
              <table:change-track-table-cell/>
            </table:cell-content-deletion>
            <table:cell-content-deletion table:id="ct3445">
              <table:change-track-table-cell/>
            </table:cell-content-deletion>
            <table:cell-content-deletion table:id="ct3435">
              <table:change-track-table-cell/>
            </table:cell-content-deletion>
            <table:cell-content-deletion table:id="ct3425">
              <table:change-track-table-cell/>
            </table:cell-content-deletion>
            <table:cell-content-deletion table:id="ct3415">
              <table:change-track-table-cell/>
            </table:cell-content-deletion>
            <table:cell-content-deletion table:id="ct3405">
              <table:change-track-table-cell/>
            </table:cell-content-deletion>
            <table:cell-content-deletion table:id="ct3395">
              <table:change-track-table-cell/>
            </table:cell-content-deletion>
            <table:cell-content-deletion table:id="ct3385">
              <table:change-track-table-cell/>
            </table:cell-content-deletion>
            <table:cell-content-deletion table:id="ct3375">
              <table:change-track-table-cell/>
            </table:cell-content-deletion>
            <table:cell-content-deletion table:id="ct3365">
              <table:change-track-table-cell/>
            </table:cell-content-deletion>
            <table:cell-content-deletion table:id="ct3545">
              <table:change-track-table-cell/>
            </table:cell-content-deletion>
            <table:cell-content-deletion table:id="ct3535">
              <table:change-track-table-cell/>
            </table:cell-content-deletion>
            <table:cell-content-deletion table:id="ct3525">
              <table:change-track-table-cell/>
            </table:cell-content-deletion>
          </table:deletions>
        </table:deletion>
        <table:deletion table:id="ct3557" table:type="row" table:position="176" table:table="0">
          <office:change-info>
            <dc:creator>Martin Anward</dc:creator>
            <dc:date>2016-09-26T14:36:20.39</dc:date>
          </office:change-info>
          <table:deletions>
            <table:change-deletion table:id="ct3556"/>
            <table:cell-content-deletion table:id="ct3516">
              <table:change-track-table-cell/>
            </table:cell-content-deletion>
            <table:cell-content-deletion table:id="ct3506">
              <table:change-track-table-cell/>
            </table:cell-content-deletion>
            <table:cell-content-deletion table:id="ct3496">
              <table:change-track-table-cell/>
            </table:cell-content-deletion>
            <table:cell-content-deletion table:id="ct3486">
              <table:change-track-table-cell/>
            </table:cell-content-deletion>
            <table:cell-content-deletion table:id="ct3476">
              <table:change-track-table-cell/>
            </table:cell-content-deletion>
            <table:cell-content-deletion table:id="ct3466">
              <table:change-track-table-cell/>
            </table:cell-content-deletion>
            <table:cell-content-deletion table:id="ct3456">
              <table:change-track-table-cell/>
            </table:cell-content-deletion>
            <table:cell-content-deletion table:id="ct3446">
              <table:change-track-table-cell/>
            </table:cell-content-deletion>
            <table:cell-content-deletion table:id="ct3436">
              <table:change-track-table-cell/>
            </table:cell-content-deletion>
            <table:cell-content-deletion table:id="ct3426">
              <table:change-track-table-cell/>
            </table:cell-content-deletion>
            <table:cell-content-deletion table:id="ct3416">
              <table:change-track-table-cell/>
            </table:cell-content-deletion>
            <table:cell-content-deletion table:id="ct3406">
              <table:change-track-table-cell/>
            </table:cell-content-deletion>
            <table:cell-content-deletion table:id="ct3396">
              <table:change-track-table-cell/>
            </table:cell-content-deletion>
            <table:cell-content-deletion table:id="ct3386">
              <table:change-track-table-cell/>
            </table:cell-content-deletion>
            <table:cell-content-deletion table:id="ct3376">
              <table:change-track-table-cell/>
            </table:cell-content-deletion>
            <table:cell-content-deletion table:id="ct3366">
              <table:change-track-table-cell/>
            </table:cell-content-deletion>
            <table:cell-content-deletion table:id="ct3546">
              <table:change-track-table-cell/>
            </table:cell-content-deletion>
            <table:cell-content-deletion table:id="ct3536">
              <table:change-track-table-cell/>
            </table:cell-content-deletion>
            <table:cell-content-deletion table:id="ct3526">
              <table:change-track-table-cell/>
            </table:cell-content-deletion>
          </table:deletions>
        </table:deletion>
        <table:deletion table:id="ct3558" table:type="row" table:position="176" table:table="0">
          <office:change-info>
            <dc:creator>Martin Anward</dc:creator>
            <dc:date>2016-09-26T14:36:20.39</dc:date>
          </office:change-info>
          <table:deletions>
            <table:change-deletion table:id="ct3557"/>
            <table:cell-content-deletion table:id="ct3547">
              <table:change-track-table-cell/>
            </table:cell-content-deletion>
            <table:cell-content-deletion table:id="ct3537">
              <table:change-track-table-cell/>
            </table:cell-content-deletion>
            <table:cell-content-deletion table:id="ct3527">
              <table:change-track-table-cell/>
            </table:cell-content-deletion>
            <table:cell-content-deletion table:id="ct3517">
              <table:change-track-table-cell/>
            </table:cell-content-deletion>
            <table:cell-content-deletion table:id="ct3507">
              <table:change-track-table-cell/>
            </table:cell-content-deletion>
            <table:cell-content-deletion table:id="ct3497">
              <table:change-track-table-cell/>
            </table:cell-content-deletion>
            <table:cell-content-deletion table:id="ct3487">
              <table:change-track-table-cell/>
            </table:cell-content-deletion>
            <table:cell-content-deletion table:id="ct3477">
              <table:change-track-table-cell/>
            </table:cell-content-deletion>
            <table:cell-content-deletion table:id="ct3467">
              <table:change-track-table-cell/>
            </table:cell-content-deletion>
            <table:cell-content-deletion table:id="ct3457">
              <table:change-track-table-cell/>
            </table:cell-content-deletion>
            <table:cell-content-deletion table:id="ct3447">
              <table:change-track-table-cell/>
            </table:cell-content-deletion>
            <table:cell-content-deletion table:id="ct3437">
              <table:change-track-table-cell/>
            </table:cell-content-deletion>
            <table:cell-content-deletion table:id="ct3427">
              <table:change-track-table-cell/>
            </table:cell-content-deletion>
            <table:cell-content-deletion table:id="ct3417">
              <table:change-track-table-cell/>
            </table:cell-content-deletion>
            <table:cell-content-deletion table:id="ct3407">
              <table:change-track-table-cell/>
            </table:cell-content-deletion>
            <table:cell-content-deletion table:id="ct3397">
              <table:change-track-table-cell/>
            </table:cell-content-deletion>
            <table:cell-content-deletion table:id="ct3387">
              <table:change-track-table-cell/>
            </table:cell-content-deletion>
            <table:cell-content-deletion table:id="ct3377">
              <table:change-track-table-cell/>
            </table:cell-content-deletion>
            <table:cell-content-deletion table:id="ct3367">
              <table:change-track-table-cell/>
            </table:cell-content-deletion>
          </table:deletions>
        </table:deletion>
        <table:deletion table:id="ct3559" table:type="row" table:position="176" table:table="0">
          <office:change-info>
            <dc:creator>Martin Anward</dc:creator>
            <dc:date>2016-09-26T14:36:20.39</dc:date>
          </office:change-info>
          <table:deletions>
            <table:change-deletion table:id="ct3558"/>
            <table:cell-content-deletion table:id="ct3548">
              <table:change-track-table-cell/>
            </table:cell-content-deletion>
            <table:cell-content-deletion table:id="ct3538">
              <table:change-track-table-cell/>
            </table:cell-content-deletion>
            <table:cell-content-deletion table:id="ct3528">
              <table:change-track-table-cell/>
            </table:cell-content-deletion>
            <table:cell-content-deletion table:id="ct3518">
              <table:change-track-table-cell/>
            </table:cell-content-deletion>
            <table:cell-content-deletion table:id="ct3508">
              <table:change-track-table-cell/>
            </table:cell-content-deletion>
            <table:cell-content-deletion table:id="ct3498">
              <table:change-track-table-cell/>
            </table:cell-content-deletion>
            <table:cell-content-deletion table:id="ct3488">
              <table:change-track-table-cell/>
            </table:cell-content-deletion>
            <table:cell-content-deletion table:id="ct3478">
              <table:change-track-table-cell/>
            </table:cell-content-deletion>
            <table:cell-content-deletion table:id="ct3468">
              <table:change-track-table-cell/>
            </table:cell-content-deletion>
            <table:cell-content-deletion table:id="ct3458">
              <table:change-track-table-cell/>
            </table:cell-content-deletion>
            <table:cell-content-deletion table:id="ct3448">
              <table:change-track-table-cell/>
            </table:cell-content-deletion>
            <table:cell-content-deletion table:id="ct3438">
              <table:change-track-table-cell/>
            </table:cell-content-deletion>
            <table:cell-content-deletion table:id="ct3428">
              <table:change-track-table-cell/>
            </table:cell-content-deletion>
            <table:cell-content-deletion table:id="ct3418">
              <table:change-track-table-cell/>
            </table:cell-content-deletion>
            <table:cell-content-deletion table:id="ct3408">
              <table:change-track-table-cell/>
            </table:cell-content-deletion>
            <table:cell-content-deletion table:id="ct3398">
              <table:change-track-table-cell/>
            </table:cell-content-deletion>
            <table:cell-content-deletion table:id="ct3388">
              <table:change-track-table-cell/>
            </table:cell-content-deletion>
            <table:cell-content-deletion table:id="ct3378">
              <table:change-track-table-cell/>
            </table:cell-content-deletion>
            <table:cell-content-deletion table:id="ct3368">
              <table:change-track-table-cell/>
            </table:cell-content-deletion>
            <table:change-deletion table:id="ct3296"/>
          </table:deletions>
        </table:deletion>
        <table:deletion table:id="ct3560" table:type="row" table:position="176" table:table="0">
          <office:change-info>
            <dc:creator>Martin Anward</dc:creator>
            <dc:date>2016-09-26T14:36:20.39</dc:date>
          </office:change-info>
          <table:deletions>
            <table:change-deletion table:id="ct3559"/>
            <table:cell-content-deletion table:id="ct3549">
              <table:change-track-table-cell/>
            </table:cell-content-deletion>
            <table:cell-content-deletion table:id="ct3539">
              <table:change-track-table-cell/>
            </table:cell-content-deletion>
            <table:cell-content-deletion table:id="ct3529">
              <table:change-track-table-cell/>
            </table:cell-content-deletion>
            <table:cell-content-deletion table:id="ct3519">
              <table:change-track-table-cell/>
            </table:cell-content-deletion>
            <table:cell-content-deletion table:id="ct3509">
              <table:change-track-table-cell/>
            </table:cell-content-deletion>
            <table:cell-content-deletion table:id="ct3499">
              <table:change-track-table-cell/>
            </table:cell-content-deletion>
            <table:cell-content-deletion table:id="ct3489">
              <table:change-track-table-cell/>
            </table:cell-content-deletion>
            <table:cell-content-deletion table:id="ct3479">
              <table:change-track-table-cell/>
            </table:cell-content-deletion>
            <table:cell-content-deletion table:id="ct3469">
              <table:change-track-table-cell/>
            </table:cell-content-deletion>
            <table:cell-content-deletion table:id="ct3459">
              <table:change-track-table-cell/>
            </table:cell-content-deletion>
            <table:cell-content-deletion table:id="ct3449">
              <table:change-track-table-cell/>
            </table:cell-content-deletion>
            <table:cell-content-deletion table:id="ct3439">
              <table:change-track-table-cell/>
            </table:cell-content-deletion>
            <table:cell-content-deletion table:id="ct3429">
              <table:change-track-table-cell/>
            </table:cell-content-deletion>
            <table:cell-content-deletion table:id="ct3419">
              <table:change-track-table-cell/>
            </table:cell-content-deletion>
            <table:cell-content-deletion table:id="ct3409">
              <table:change-track-table-cell/>
            </table:cell-content-deletion>
            <table:cell-content-deletion table:id="ct3399">
              <table:change-track-table-cell/>
            </table:cell-content-deletion>
            <table:cell-content-deletion table:id="ct3389">
              <table:change-track-table-cell/>
            </table:cell-content-deletion>
            <table:cell-content-deletion table:id="ct3379">
              <table:change-track-table-cell/>
            </table:cell-content-deletion>
            <table:cell-content-deletion table:id="ct3369">
              <table:change-track-table-cell/>
            </table:cell-content-deletion>
          </table:deletions>
        </table:deletion>
        <table:deletion table:id="ct3561" table:type="row" table:position="176" table:table="0">
          <office:change-info>
            <dc:creator>Martin Anward</dc:creator>
            <dc:date>2016-09-26T14:36:20.39</dc:date>
          </office:change-info>
          <table:deletions>
            <table:change-deletion table:id="ct3560"/>
            <table:cell-content-deletion table:id="ct3550">
              <table:change-track-table-cell/>
            </table:cell-content-deletion>
            <table:cell-content-deletion table:id="ct3540">
              <table:change-track-table-cell/>
            </table:cell-content-deletion>
            <table:cell-content-deletion table:id="ct3530">
              <table:change-track-table-cell/>
            </table:cell-content-deletion>
            <table:cell-content-deletion table:id="ct3520">
              <table:change-track-table-cell/>
            </table:cell-content-deletion>
            <table:cell-content-deletion table:id="ct3510">
              <table:change-track-table-cell/>
            </table:cell-content-deletion>
            <table:cell-content-deletion table:id="ct3500">
              <table:change-track-table-cell/>
            </table:cell-content-deletion>
            <table:cell-content-deletion table:id="ct3490">
              <table:change-track-table-cell/>
            </table:cell-content-deletion>
            <table:cell-content-deletion table:id="ct3480">
              <table:change-track-table-cell/>
            </table:cell-content-deletion>
            <table:cell-content-deletion table:id="ct3470">
              <table:change-track-table-cell/>
            </table:cell-content-deletion>
            <table:cell-content-deletion table:id="ct3460">
              <table:change-track-table-cell/>
            </table:cell-content-deletion>
            <table:cell-content-deletion table:id="ct3450">
              <table:change-track-table-cell/>
            </table:cell-content-deletion>
            <table:cell-content-deletion table:id="ct3440">
              <table:change-track-table-cell/>
            </table:cell-content-deletion>
            <table:cell-content-deletion table:id="ct3430">
              <table:change-track-table-cell/>
            </table:cell-content-deletion>
            <table:cell-content-deletion table:id="ct3420">
              <table:change-track-table-cell/>
            </table:cell-content-deletion>
            <table:cell-content-deletion table:id="ct3410">
              <table:change-track-table-cell/>
            </table:cell-content-deletion>
            <table:cell-content-deletion table:id="ct3400">
              <table:change-track-table-cell/>
            </table:cell-content-deletion>
            <table:cell-content-deletion table:id="ct3390">
              <table:change-track-table-cell/>
            </table:cell-content-deletion>
            <table:cell-content-deletion table:id="ct3380">
              <table:change-track-table-cell/>
            </table:cell-content-deletion>
            <table:cell-content-deletion table:id="ct3370">
              <table:change-track-table-cell/>
            </table:cell-content-deletion>
          </table:deletions>
        </table:deletion>
        <table:deletion table:id="ct3562" table:type="row" table:position="176" table:table="0">
          <office:change-info>
            <dc:creator>Martin Anward</dc:creator>
            <dc:date>2016-09-26T14:36:20.39</dc:date>
          </office:change-info>
          <table:deletions>
            <table:change-deletion table:id="ct3561"/>
            <table:cell-content-deletion table:id="ct3551">
              <table:change-track-table-cell/>
            </table:cell-content-deletion>
            <table:cell-content-deletion table:id="ct3541">
              <table:change-track-table-cell/>
            </table:cell-content-deletion>
            <table:cell-content-deletion table:id="ct3531">
              <table:change-track-table-cell/>
            </table:cell-content-deletion>
            <table:cell-content-deletion table:id="ct3521">
              <table:change-track-table-cell/>
            </table:cell-content-deletion>
            <table:cell-content-deletion table:id="ct3511">
              <table:change-track-table-cell/>
            </table:cell-content-deletion>
            <table:cell-content-deletion table:id="ct3501">
              <table:change-track-table-cell/>
            </table:cell-content-deletion>
            <table:cell-content-deletion table:id="ct3491">
              <table:change-track-table-cell/>
            </table:cell-content-deletion>
            <table:cell-content-deletion table:id="ct3481">
              <table:change-track-table-cell/>
            </table:cell-content-deletion>
            <table:cell-content-deletion table:id="ct3471">
              <table:change-track-table-cell/>
            </table:cell-content-deletion>
            <table:cell-content-deletion table:id="ct3461">
              <table:change-track-table-cell/>
            </table:cell-content-deletion>
            <table:cell-content-deletion table:id="ct3451">
              <table:change-track-table-cell/>
            </table:cell-content-deletion>
            <table:cell-content-deletion table:id="ct3441">
              <table:change-track-table-cell/>
            </table:cell-content-deletion>
            <table:cell-content-deletion table:id="ct3431">
              <table:change-track-table-cell/>
            </table:cell-content-deletion>
            <table:cell-content-deletion table:id="ct3421">
              <table:change-track-table-cell/>
            </table:cell-content-deletion>
            <table:cell-content-deletion table:id="ct3411">
              <table:change-track-table-cell/>
            </table:cell-content-deletion>
            <table:cell-content-deletion table:id="ct3401">
              <table:change-track-table-cell/>
            </table:cell-content-deletion>
            <table:cell-content-deletion table:id="ct3391">
              <table:change-track-table-cell/>
            </table:cell-content-deletion>
            <table:cell-content-deletion table:id="ct3381">
              <table:change-track-table-cell/>
            </table:cell-content-deletion>
            <table:cell-content-deletion table:id="ct3371">
              <table:change-track-table-cell/>
            </table:cell-content-deletion>
          </table:deletions>
        </table:deletion>
        <table:deletion table:id="ct3563" table:type="row" table:position="176" table:table="0">
          <office:change-info>
            <dc:creator>Martin Anward</dc:creator>
            <dc:date>2016-09-26T14:36:20.39</dc:date>
          </office:change-info>
          <table:deletions>
            <table:change-deletion table:id="ct3562"/>
            <table:change-deletion table:id="ct3552"/>
          </table:deletions>
        </table:deletion>
        <table:insertion table:id="ct3564" table:type="row" table:position="178" table:count="11" table:table="0">
          <office:change-info>
            <dc:creator>Martin Anward</dc:creator>
            <dc:date>2016-09-26T14:36:26.27</dc:date>
          </office:change-info>
          <table:dependencies>
            <table:dependence table:id="ct5132"/>
            <table:dependence table:id="ct5131"/>
            <table:dependence table:id="ct5014"/>
            <table:dependence table:id="ct5013"/>
            <table:dependence table:id="ct5012"/>
            <table:dependence table:id="ct5011"/>
            <table:dependence table:id="ct5010"/>
            <table:dependence table:id="ct5009"/>
            <table:dependence table:id="ct5008"/>
            <table:dependence table:id="ct4791"/>
            <table:dependence table:id="ct4790"/>
            <table:dependence table:id="ct4735"/>
            <table:dependence table:id="ct4733"/>
            <table:dependence table:id="ct4732"/>
            <table:dependence table:id="ct4731"/>
            <table:dependence table:id="ct4730"/>
            <table:dependence table:id="ct4729"/>
            <table:dependence table:id="ct4728"/>
            <table:dependence table:id="ct4727"/>
            <table:dependence table:id="ct4726"/>
            <table:dependence table:id="ct4725"/>
            <table:dependence table:id="ct4373"/>
            <table:dependence table:id="ct3992"/>
            <table:dependence table:id="ct3991"/>
            <table:dependence table:id="ct3964"/>
            <table:dependence table:id="ct3963"/>
            <table:dependence table:id="ct3924"/>
            <table:dependence table:id="ct3923"/>
            <table:dependence table:id="ct3919"/>
            <table:dependence table:id="ct3914"/>
            <table:dependence table:id="ct3913"/>
            <table:dependence table:id="ct3911"/>
            <table:dependence table:id="ct3910"/>
            <table:dependence table:id="ct3908"/>
            <table:dependence table:id="ct3901"/>
            <table:dependence table:id="ct3871"/>
            <table:dependence table:id="ct3870"/>
            <table:dependence table:id="ct3869"/>
            <table:dependence table:id="ct3868"/>
            <table:dependence table:id="ct3867"/>
            <table:dependence table:id="ct3866"/>
            <table:dependence table:id="ct3864"/>
            <table:dependence table:id="ct3862"/>
            <table:dependence table:id="ct3853"/>
            <table:dependence table:id="ct3852"/>
            <table:dependence table:id="ct3851"/>
            <table:dependence table:id="ct3850"/>
            <table:dependence table:id="ct3849"/>
            <table:dependence table:id="ct3848"/>
            <table:dependence table:id="ct3847"/>
            <table:dependence table:id="ct3845"/>
            <table:dependence table:id="ct3824"/>
            <table:dependence table:id="ct3823"/>
            <table:dependence table:id="ct3822"/>
            <table:dependence table:id="ct3821"/>
            <table:dependence table:id="ct3820"/>
            <table:dependence table:id="ct3819"/>
            <table:dependence table:id="ct3818"/>
            <table:dependence table:id="ct3768"/>
            <table:dependence table:id="ct3767"/>
            <table:dependence table:id="ct3766"/>
            <table:dependence table:id="ct3765"/>
            <table:dependence table:id="ct3764"/>
            <table:dependence table:id="ct3763"/>
            <table:dependence table:id="ct3762"/>
            <table:dependence table:id="ct3761"/>
            <table:dependence table:id="ct3760"/>
            <table:dependence table:id="ct3759"/>
            <table:dependence table:id="ct3758"/>
            <table:dependence table:id="ct3757"/>
            <table:dependence table:id="ct3756"/>
            <table:dependence table:id="ct3755"/>
            <table:dependence table:id="ct3754"/>
            <table:dependence table:id="ct3753"/>
            <table:dependence table:id="ct3752"/>
            <table:dependence table:id="ct3751"/>
            <table:dependence table:id="ct3750"/>
            <table:dependence table:id="ct3749"/>
            <table:dependence table:id="ct3748"/>
            <table:dependence table:id="ct3747"/>
            <table:dependence table:id="ct3746"/>
            <table:dependence table:id="ct3745"/>
            <table:dependence table:id="ct3744"/>
            <table:dependence table:id="ct3743"/>
            <table:dependence table:id="ct3742"/>
            <table:dependence table:id="ct3741"/>
            <table:dependence table:id="ct3740"/>
            <table:dependence table:id="ct3739"/>
            <table:dependence table:id="ct3738"/>
            <table:dependence table:id="ct3737"/>
            <table:dependence table:id="ct3736"/>
            <table:dependence table:id="ct3735"/>
            <table:dependence table:id="ct3734"/>
            <table:dependence table:id="ct3733"/>
            <table:dependence table:id="ct3732"/>
            <table:dependence table:id="ct3731"/>
            <table:dependence table:id="ct3730"/>
            <table:dependence table:id="ct3729"/>
            <table:dependence table:id="ct3728"/>
            <table:dependence table:id="ct3727"/>
            <table:dependence table:id="ct3726"/>
            <table:dependence table:id="ct3725"/>
            <table:dependence table:id="ct3724"/>
            <table:dependence table:id="ct3723"/>
            <table:dependence table:id="ct3722"/>
            <table:dependence table:id="ct3721"/>
            <table:dependence table:id="ct3720"/>
            <table:dependence table:id="ct3719"/>
            <table:dependence table:id="ct3718"/>
            <table:dependence table:id="ct3717"/>
            <table:dependence table:id="ct3716"/>
            <table:dependence table:id="ct3715"/>
            <table:dependence table:id="ct3714"/>
            <table:dependence table:id="ct3713"/>
            <table:dependence table:id="ct3712"/>
            <table:dependence table:id="ct3711"/>
            <table:dependence table:id="ct3710"/>
            <table:dependence table:id="ct3709"/>
            <table:dependence table:id="ct3708"/>
            <table:dependence table:id="ct3707"/>
            <table:dependence table:id="ct3706"/>
            <table:dependence table:id="ct3705"/>
            <table:dependence table:id="ct3704"/>
            <table:dependence table:id="ct3703"/>
            <table:dependence table:id="ct3702"/>
            <table:dependence table:id="ct3701"/>
            <table:dependence table:id="ct3700"/>
            <table:dependence table:id="ct3699"/>
            <table:dependence table:id="ct3698"/>
            <table:dependence table:id="ct3697"/>
            <table:dependence table:id="ct3696"/>
            <table:dependence table:id="ct3695"/>
            <table:dependence table:id="ct3694"/>
            <table:dependence table:id="ct3693"/>
            <table:dependence table:id="ct3692"/>
            <table:dependence table:id="ct3691"/>
            <table:dependence table:id="ct3690"/>
            <table:dependence table:id="ct3689"/>
            <table:dependence table:id="ct3688"/>
            <table:dependence table:id="ct3687"/>
            <table:dependence table:id="ct3686"/>
            <table:dependence table:id="ct3685"/>
            <table:dependence table:id="ct3684"/>
            <table:dependence table:id="ct3683"/>
            <table:dependence table:id="ct3682"/>
            <table:dependence table:id="ct3681"/>
            <table:dependence table:id="ct3680"/>
            <table:dependence table:id="ct3679"/>
            <table:dependence table:id="ct3678"/>
            <table:dependence table:id="ct3677"/>
            <table:dependence table:id="ct3676"/>
            <table:dependence table:id="ct3675"/>
            <table:dependence table:id="ct3674"/>
            <table:dependence table:id="ct3673"/>
            <table:dependence table:id="ct3672"/>
            <table:dependence table:id="ct3671"/>
            <table:dependence table:id="ct3670"/>
            <table:dependence table:id="ct3669"/>
            <table:dependence table:id="ct3668"/>
            <table:dependence table:id="ct3667"/>
            <table:dependence table:id="ct3666"/>
            <table:dependence table:id="ct3665"/>
            <table:dependence table:id="ct3664"/>
            <table:dependence table:id="ct3663"/>
            <table:dependence table:id="ct3662"/>
            <table:dependence table:id="ct3661"/>
            <table:dependence table:id="ct3660"/>
            <table:dependence table:id="ct3659"/>
            <table:dependence table:id="ct3658"/>
            <table:dependence table:id="ct3657"/>
            <table:dependence table:id="ct3656"/>
            <table:dependence table:id="ct3655"/>
            <table:dependence table:id="ct3654"/>
            <table:dependence table:id="ct3653"/>
            <table:dependence table:id="ct3652"/>
            <table:dependence table:id="ct3651"/>
            <table:dependence table:id="ct3650"/>
            <table:dependence table:id="ct3649"/>
            <table:dependence table:id="ct3648"/>
            <table:dependence table:id="ct3647"/>
            <table:dependence table:id="ct3646"/>
            <table:dependence table:id="ct3645"/>
            <table:dependence table:id="ct3644"/>
            <table:dependence table:id="ct3643"/>
            <table:dependence table:id="ct3642"/>
            <table:dependence table:id="ct3641"/>
            <table:dependence table:id="ct3640"/>
            <table:dependence table:id="ct3639"/>
            <table:dependence table:id="ct3638"/>
            <table:dependence table:id="ct3637"/>
            <table:dependence table:id="ct3636"/>
            <table:dependence table:id="ct3635"/>
            <table:dependence table:id="ct3634"/>
            <table:dependence table:id="ct3633"/>
            <table:dependence table:id="ct3632"/>
            <table:dependence table:id="ct3631"/>
            <table:dependence table:id="ct3630"/>
            <table:dependence table:id="ct3629"/>
            <table:dependence table:id="ct3628"/>
            <table:dependence table:id="ct3627"/>
            <table:dependence table:id="ct3626"/>
            <table:dependence table:id="ct3625"/>
            <table:dependence table:id="ct3624"/>
            <table:dependence table:id="ct3623"/>
            <table:dependence table:id="ct3622"/>
            <table:dependence table:id="ct3621"/>
            <table:dependence table:id="ct3620"/>
            <table:dependence table:id="ct3619"/>
            <table:dependence table:id="ct3618"/>
            <table:dependence table:id="ct3617"/>
            <table:dependence table:id="ct3616"/>
            <table:dependence table:id="ct3615"/>
            <table:dependence table:id="ct3614"/>
            <table:dependence table:id="ct3613"/>
            <table:dependence table:id="ct3612"/>
            <table:dependence table:id="ct3611"/>
            <table:dependence table:id="ct3610"/>
            <table:dependence table:id="ct3609"/>
            <table:dependence table:id="ct3608"/>
            <table:dependence table:id="ct3607"/>
            <table:dependence table:id="ct3606"/>
            <table:dependence table:id="ct3605"/>
            <table:dependence table:id="ct3604"/>
            <table:dependence table:id="ct3603"/>
            <table:dependence table:id="ct3602"/>
            <table:dependence table:id="ct3601"/>
            <table:dependence table:id="ct3600"/>
            <table:dependence table:id="ct3599"/>
            <table:dependence table:id="ct3598"/>
            <table:dependence table:id="ct3597"/>
            <table:dependence table:id="ct3596"/>
            <table:dependence table:id="ct3595"/>
            <table:dependence table:id="ct3594"/>
            <table:dependence table:id="ct3593"/>
            <table:dependence table:id="ct3592"/>
            <table:dependence table:id="ct3591"/>
            <table:dependence table:id="ct3590"/>
            <table:dependence table:id="ct3589"/>
            <table:dependence table:id="ct3588"/>
            <table:dependence table:id="ct3587"/>
            <table:dependence table:id="ct3586"/>
            <table:dependence table:id="ct3585"/>
            <table:dependence table:id="ct3584"/>
            <table:dependence table:id="ct3583"/>
            <table:dependence table:id="ct3582"/>
            <table:dependence table:id="ct3581"/>
            <table:dependence table:id="ct3580"/>
            <table:dependence table:id="ct3579"/>
            <table:dependence table:id="ct3578"/>
            <table:dependence table:id="ct3577"/>
            <table:dependence table:id="ct3576"/>
            <table:dependence table:id="ct3575"/>
            <table:dependence table:id="ct3574"/>
            <table:dependence table:id="ct3573"/>
            <table:dependence table:id="ct3572"/>
            <table:dependence table:id="ct3571"/>
            <table:dependence table:id="ct3570"/>
            <table:dependence table:id="ct3569"/>
            <table:dependence table:id="ct3568"/>
            <table:dependence table:id="ct3567"/>
            <table:dependence table:id="ct3566"/>
            <table:dependence table:id="ct3565"/>
          </table:dependencies>
        </table:insertion>
        <table:cell-content-change table:id="ct3565">
          <table:cell-address table:column="0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66">
          <table:cell-address table:column="0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67">
          <table:cell-address table:column="0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68">
          <table:cell-address table:column="0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69">
          <table:cell-address table:column="0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70">
          <table:cell-address table:column="0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71">
          <table:cell-address table:column="0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72">
          <table:cell-address table:column="0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73">
          <table:cell-address table:column="0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74">
          <table:cell-address table:column="0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75">
          <table:cell-address table:column="1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76">
          <table:cell-address table:column="1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77">
          <table:cell-address table:column="1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78">
          <table:cell-address table:column="1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79">
          <table:cell-address table:column="1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80">
          <table:cell-address table:column="1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81">
          <table:cell-address table:column="1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82">
          <table:cell-address table:column="1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83">
          <table:cell-address table:column="1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84">
          <table:cell-address table:column="1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85">
          <table:cell-address table:column="2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86">
          <table:cell-address table:column="2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87">
          <table:cell-address table:column="2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88">
          <table:cell-address table:column="2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89">
          <table:cell-address table:column="2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90">
          <table:cell-address table:column="2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91">
          <table:cell-address table:column="2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92">
          <table:cell-address table:column="2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93">
          <table:cell-address table:column="2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94">
          <table:cell-address table:column="2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95">
          <table:cell-address table:column="3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96">
          <table:cell-address table:column="3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97">
          <table:cell-address table:column="3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98">
          <table:cell-address table:column="3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99">
          <table:cell-address table:column="3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00">
          <table:cell-address table:column="3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01">
          <table:cell-address table:column="3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02">
          <table:cell-address table:column="3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03">
          <table:cell-address table:column="3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04">
          <table:cell-address table:column="3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05">
          <table:cell-address table:column="4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06">
          <table:cell-address table:column="4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07">
          <table:cell-address table:column="4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08">
          <table:cell-address table:column="4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09">
          <table:cell-address table:column="4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10">
          <table:cell-address table:column="4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11">
          <table:cell-address table:column="4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12">
          <table:cell-address table:column="4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13">
          <table:cell-address table:column="4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14">
          <table:cell-address table:column="4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15">
          <table:cell-address table:column="5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16">
          <table:cell-address table:column="5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17">
          <table:cell-address table:column="5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18">
          <table:cell-address table:column="5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19">
          <table:cell-address table:column="5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20">
          <table:cell-address table:column="5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21">
          <table:cell-address table:column="5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22">
          <table:cell-address table:column="5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23">
          <table:cell-address table:column="5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24">
          <table:cell-address table:column="5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25">
          <table:cell-address table:column="6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26">
          <table:cell-address table:column="6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27">
          <table:cell-address table:column="6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28">
          <table:cell-address table:column="6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29">
          <table:cell-address table:column="6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30">
          <table:cell-address table:column="6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31">
          <table:cell-address table:column="6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32">
          <table:cell-address table:column="6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33">
          <table:cell-address table:column="6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34">
          <table:cell-address table:column="6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35">
          <table:cell-address table:column="7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36">
          <table:cell-address table:column="7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37">
          <table:cell-address table:column="7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38">
          <table:cell-address table:column="7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39">
          <table:cell-address table:column="7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40">
          <table:cell-address table:column="7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41">
          <table:cell-address table:column="7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42">
          <table:cell-address table:column="7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43">
          <table:cell-address table:column="7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44">
          <table:cell-address table:column="7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45">
          <table:cell-address table:column="8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46">
          <table:cell-address table:column="8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47">
          <table:cell-address table:column="8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48">
          <table:cell-address table:column="8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49">
          <table:cell-address table:column="8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50">
          <table:cell-address table:column="8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51">
          <table:cell-address table:column="8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52">
          <table:cell-address table:column="8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53">
          <table:cell-address table:column="8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54">
          <table:cell-address table:column="8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55">
          <table:cell-address table:column="9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56">
          <table:cell-address table:column="9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57">
          <table:cell-address table:column="9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58">
          <table:cell-address table:column="9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59">
          <table:cell-address table:column="9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60">
          <table:cell-address table:column="9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61">
          <table:cell-address table:column="9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62">
          <table:cell-address table:column="9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63">
          <table:cell-address table:column="9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64">
          <table:cell-address table:column="9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65">
          <table:cell-address table:column="10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66">
          <table:cell-address table:column="10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67">
          <table:cell-address table:column="10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68">
          <table:cell-address table:column="10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69">
          <table:cell-address table:column="10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70">
          <table:cell-address table:column="10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71">
          <table:cell-address table:column="10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72">
          <table:cell-address table:column="10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73">
          <table:cell-address table:column="10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74">
          <table:cell-address table:column="10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75">
          <table:cell-address table:column="11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76">
          <table:cell-address table:column="11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77">
          <table:cell-address table:column="11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78">
          <table:cell-address table:column="11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79">
          <table:cell-address table:column="11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80">
          <table:cell-address table:column="11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81">
          <table:cell-address table:column="11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82">
          <table:cell-address table:column="11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83">
          <table:cell-address table:column="11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84">
          <table:cell-address table:column="11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85">
          <table:cell-address table:column="12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86">
          <table:cell-address table:column="12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87">
          <table:cell-address table:column="12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88">
          <table:cell-address table:column="12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89">
          <table:cell-address table:column="12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90">
          <table:cell-address table:column="12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91">
          <table:cell-address table:column="12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92">
          <table:cell-address table:column="12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93">
          <table:cell-address table:column="12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94">
          <table:cell-address table:column="12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95">
          <table:cell-address table:column="13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96">
          <table:cell-address table:column="13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97">
          <table:cell-address table:column="13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98">
          <table:cell-address table:column="13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99">
          <table:cell-address table:column="13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00">
          <table:cell-address table:column="13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01">
          <table:cell-address table:column="13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02">
          <table:cell-address table:column="13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03">
          <table:cell-address table:column="13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04">
          <table:cell-address table:column="13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05">
          <table:cell-address table:column="14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06">
          <table:cell-address table:column="14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07">
          <table:cell-address table:column="14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08">
          <table:cell-address table:column="14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09">
          <table:cell-address table:column="14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10">
          <table:cell-address table:column="14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11">
          <table:cell-address table:column="14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12">
          <table:cell-address table:column="14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13">
          <table:cell-address table:column="14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14">
          <table:cell-address table:column="14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15">
          <table:cell-address table:column="15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16">
          <table:cell-address table:column="15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17">
          <table:cell-address table:column="15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18">
          <table:cell-address table:column="15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19">
          <table:cell-address table:column="15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20">
          <table:cell-address table:column="15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21">
          <table:cell-address table:column="15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22">
          <table:cell-address table:column="15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23">
          <table:cell-address table:column="15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24">
          <table:cell-address table:column="15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25">
          <table:cell-address table:column="16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26">
          <table:cell-address table:column="16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27">
          <table:cell-address table:column="16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28">
          <table:cell-address table:column="16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29">
          <table:cell-address table:column="16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30">
          <table:cell-address table:column="16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31">
          <table:cell-address table:column="16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32">
          <table:cell-address table:column="16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33">
          <table:cell-address table:column="16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34">
          <table:cell-address table:column="16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35">
          <table:cell-address table:column="17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36">
          <table:cell-address table:column="17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37">
          <table:cell-address table:column="17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38">
          <table:cell-address table:column="17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39">
          <table:cell-address table:column="17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40">
          <table:cell-address table:column="17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41">
          <table:cell-address table:column="17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42">
          <table:cell-address table:column="17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43">
          <table:cell-address table:column="17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44">
          <table:cell-address table:column="17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45">
          <table:cell-address table:column="18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46">
          <table:cell-address table:column="18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47">
          <table:cell-address table:column="18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48">
          <table:cell-address table:column="18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49">
          <table:cell-address table:column="18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50">
          <table:cell-address table:column="18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51">
          <table:cell-address table:column="18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52">
          <table:cell-address table:column="18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53">
          <table:cell-address table:column="18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54">
          <table:cell-address table:column="18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55">
          <table:cell-address table:column="11" table:row="181" table:table="0"/>
          <office:change-info>
            <dc:creator>Martin Anward</dc:creator>
            <dc:date>2016-09-26T15:34:56.77</dc:date>
          </office:change-info>
          <table:previous table:id="ct3678">
            <table:change-track-table-cell office:value-type="float" office:value="80"/>
          </table:previous>
        </table:cell-content-change>
        <table:cell-content-change table:id="ct3756">
          <table:cell-address table:column="11" table:row="180" table:table="0"/>
          <office:change-info>
            <dc:creator>Martin Anward</dc:creator>
            <dc:date>2016-09-26T15:34:57.36</dc:date>
          </office:change-info>
          <table:previous table:id="ct3677">
            <table:change-track-table-cell office:value-type="string">
              <text:p>90.00</text:p>
            </table:change-track-table-cell>
          </table:previous>
        </table:cell-content-change>
        <table:cell-content-change table:id="ct3757">
          <table:cell-address table:column="16" table:row="180" table:table="0"/>
          <office:change-info>
            <dc:creator>Martin Anward</dc:creator>
            <dc:date>2016-09-26T15:55:21.30</dc:date>
          </office:change-info>
          <table:previous table:id="ct3727">
            <table:change-track-table-cell office:value-type="float" office:value="50"/>
          </table:previous>
        </table:cell-content-change>
        <table:cell-content-change table:id="ct3758">
          <table:cell-address table:column="14" table:row="180" table:table="0"/>
          <office:change-info>
            <dc:creator>Martin Anward</dc:creator>
            <dc:date>2016-09-26T15:55:25.95</dc:date>
          </office:change-info>
          <table:previous table:id="ct3707">
            <table:change-track-table-cell office:value-type="float" office:value="5"/>
          </table:previous>
        </table:cell-content-change>
        <table:cell-content-change table:id="ct3759">
          <table:cell-address table:column="11" table:row="180" table:table="0"/>
          <office:change-info>
            <dc:creator>Martin Anward</dc:creator>
            <dc:date>2016-09-26T16:03:01.33</dc:date>
          </office:change-info>
          <table:previous table:id="ct3756">
            <table:change-track-table-cell office:value-type="float" office:value="120"/>
          </table:previous>
        </table:cell-content-change>
        <table:cell-content-change table:id="ct3760">
          <table:cell-address table:column="11" table:row="181" table:table="0"/>
          <office:change-info>
            <dc:creator>Martin Anward</dc:creator>
            <dc:date>2016-09-26T16:03:02.43</dc:date>
          </office:change-info>
          <table:previous table:id="ct3755">
            <table:change-track-table-cell office:value-type="float" office:value="120"/>
          </table:previous>
        </table:cell-content-change>
        <table:cell-content-change table:id="ct3761">
          <table:cell-address table:column="11" table:row="182" table:table="0"/>
          <office:change-info>
            <dc:creator>Martin Anward</dc:creator>
            <dc:date>2016-09-26T16:03:02.91</dc:date>
          </office:change-info>
          <table:previous table:id="ct3679">
            <table:change-track-table-cell office:value-type="float" office:value="120"/>
          </table:previous>
        </table:cell-content-change>
        <table:cell-content-change table:id="ct3762">
          <table:cell-address table:column="13" table:row="180" table:table="0"/>
          <office:change-info>
            <dc:creator>Martin Anward</dc:creator>
            <dc:date>2016-09-26T16:04:04.75</dc:date>
          </office:change-info>
          <table:previous table:id="ct3697">
            <table:change-track-table-cell office:value-type="string">
              <text:p>0.70</text:p>
            </table:change-track-table-cell>
          </table:previous>
        </table:cell-content-change>
        <table:cell-content-change table:id="ct3763">
          <table:cell-address table:column="16" table:row="180" table:table="0"/>
          <office:change-info>
            <dc:creator>Martin Anward</dc:creator>
            <dc:date>2016-09-27T10:58:20.18</dc:date>
          </office:change-info>
          <table:previous table:id="ct3757">
            <table:change-track-table-cell office:value-type="float" office:value="500"/>
          </table:previous>
        </table:cell-content-change>
        <table:cell-content-change table:id="ct3764">
          <table:cell-address table:column="16" table:row="180" table:table="0"/>
          <office:change-info>
            <dc:creator>Martin Anward</dc:creator>
            <dc:date>2016-09-27T11:39:32.05</dc:date>
          </office:change-info>
          <table:previous table:id="ct3763">
            <table:change-track-table-cell office:value-type="float" office:value="200"/>
          </table:previous>
        </table:cell-content-change>
        <table:cell-content-change table:id="ct3765">
          <table:cell-address table:column="10" table:row="182" table:table="0"/>
          <office:change-info>
            <dc:creator>Martin Anward</dc:creator>
            <dc:date>2016-09-27T12:31:36.14</dc:date>
          </office:change-info>
          <table:previous table:id="ct3669">
            <table:change-track-table-cell office:value-type="float" office:value="200"/>
          </table:previous>
        </table:cell-content-change>
        <table:cell-content-change table:id="ct3766">
          <table:cell-address table:column="3" table:row="180" table:table="0"/>
          <office:change-info>
            <dc:creator>Martin Anward</dc:creator>
            <dc:date>2016-09-27T12:36:33.13</dc:date>
          </office:change-info>
          <table:previous table:id="ct3597">
            <table:change-track-table-cell office:value-type="string">
              <text:p>50.00</text:p>
            </table:change-track-table-cell>
          </table:previous>
        </table:cell-content-change>
        <table:cell-content-change table:id="ct3767">
          <table:cell-address table:column="4" table:row="180" table:table="0"/>
          <office:change-info>
            <dc:creator>Martin Anward</dc:creator>
            <dc:date>2016-09-27T12:36:34.80</dc:date>
          </office:change-info>
          <table:previous table:id="ct3607">
            <table:change-track-table-cell office:value-type="string">
              <text:p>83.00</text:p>
            </table:change-track-table-cell>
          </table:previous>
        </table:cell-content-change>
        <table:insertion table:id="ct3768" table:type="row" table:position="187" table:table="0">
          <office:change-info>
            <dc:creator>Martin Anward</dc:creator>
            <dc:date>2016-09-28T09:44:46.70</dc:date>
          </office:change-info>
          <table:dependencies>
            <table:dependence table:id="ct5015"/>
            <table:dependence table:id="ct4734"/>
            <table:dependence table:id="ct3900"/>
            <table:dependence table:id="ct3899"/>
            <table:dependence table:id="ct3898"/>
            <table:dependence table:id="ct3897"/>
            <table:dependence table:id="ct3896"/>
            <table:dependence table:id="ct3895"/>
            <table:dependence table:id="ct3894"/>
            <table:dependence table:id="ct3893"/>
            <table:dependence table:id="ct3861"/>
            <table:dependence table:id="ct3817"/>
            <table:dependence table:id="ct3816"/>
            <table:dependence table:id="ct3815"/>
            <table:dependence table:id="ct3814"/>
            <table:dependence table:id="ct3813"/>
            <table:dependence table:id="ct3812"/>
            <table:dependence table:id="ct3811"/>
            <table:dependence table:id="ct3810"/>
            <table:dependence table:id="ct3809"/>
            <table:dependence table:id="ct3788"/>
            <table:dependence table:id="ct3787"/>
            <table:dependence table:id="ct3786"/>
            <table:dependence table:id="ct3785"/>
            <table:dependence table:id="ct3784"/>
            <table:dependence table:id="ct3783"/>
            <table:dependence table:id="ct3782"/>
            <table:dependence table:id="ct3781"/>
            <table:dependence table:id="ct3780"/>
            <table:dependence table:id="ct3779"/>
            <table:dependence table:id="ct3778"/>
            <table:dependence table:id="ct3777"/>
            <table:dependence table:id="ct3776"/>
            <table:dependence table:id="ct3775"/>
            <table:dependence table:id="ct3774"/>
            <table:dependence table:id="ct3773"/>
            <table:dependence table:id="ct3772"/>
            <table:dependence table:id="ct3771"/>
            <table:dependence table:id="ct3770"/>
            <table:dependence table:id="ct3769"/>
          </table:dependencies>
        </table:insertion>
        <table:cell-content-change table:id="ct3769">
          <table:cell-address table:column="0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70">
          <table:cell-address table:column="1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71">
          <table:cell-address table:column="2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72">
          <table:cell-address table:column="3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73">
          <table:cell-address table:column="4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74">
          <table:cell-address table:column="5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75">
          <table:cell-address table:column="6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76">
          <table:cell-address table:column="7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77">
          <table:cell-address table:column="8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78">
          <table:cell-address table:column="9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79">
          <table:cell-address table:column="10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80">
          <table:cell-address table:column="11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81">
          <table:cell-address table:column="12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82">
          <table:cell-address table:column="13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83">
          <table:cell-address table:column="14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84">
          <table:cell-address table:column="15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85">
          <table:cell-address table:column="16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86">
          <table:cell-address table:column="17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87">
          <table:cell-address table:column="18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88">
          <table:cell-address table:column="0" table:row="187" table:table="0"/>
          <office:change-info>
            <dc:creator>Martin Anward</dc:creator>
            <dc:date>2016-09-28T09:44:54.68</dc:date>
          </office:change-info>
          <table:previous table:id="ct3769">
            <table:change-track-table-cell office:value-type="string">
              <text:p>DRAGON_WEAPON</text:p>
            </table:change-track-table-cell>
          </table:previous>
        </table:cell-content-change>
        <table:cell-content-change table:id="ct3789">
          <table:cell-address table:column="0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790">
          <table:cell-address table:column="1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791">
          <table:cell-address table:column="2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792">
          <table:cell-address table:column="3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793">
          <table:cell-address table:column="4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794">
          <table:cell-address table:column="5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795">
          <table:cell-address table:column="6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796">
          <table:cell-address table:column="7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797">
          <table:cell-address table:column="8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798">
          <table:cell-address table:column="9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799">
          <table:cell-address table:column="10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800">
          <table:cell-address table:column="11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801">
          <table:cell-address table:column="12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802">
          <table:cell-address table:column="13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803">
          <table:cell-address table:column="14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804">
          <table:cell-address table:column="15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805">
          <table:cell-address table:column="16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806">
          <table:cell-address table:column="17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807">
          <table:cell-address table:column="18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808">
          <table:cell-address table:column="0" table:row="191" table:table="0"/>
          <office:change-info>
            <dc:creator>Martin Anward</dc:creator>
            <dc:date>2016-09-28T09:45:02.12</dc:date>
          </office:change-info>
          <table:previous table:id="ct3789">
            <table:change-track-table-cell office:value-type="string">
              <text:p>DRAGON_TERTIARY_WEAPON</text:p>
            </table:change-track-table-cell>
          </table:previous>
        </table:cell-content-change>
        <table:cell-content-change table:id="ct3809">
          <table:cell-address table:column="3" table:row="187" table:table="0"/>
          <office:change-info>
            <dc:creator>Martin Anward</dc:creator>
            <dc:date>2016-09-28T09:46:10.17</dc:date>
          </office:change-info>
          <table:previous table:id="ct3772">
            <table:change-track-table-cell office:value-type="float" office:value="2000"/>
          </table:previous>
        </table:cell-content-change>
        <table:cell-content-change table:id="ct3810">
          <table:cell-address table:column="4" table:row="187" table:table="0"/>
          <office:change-info>
            <dc:creator>Martin Anward</dc:creator>
            <dc:date>2016-09-28T09:46:10.17</dc:date>
          </office:change-info>
          <table:previous table:id="ct3773">
            <table:change-track-table-cell office:value-type="float" office:value="3000"/>
          </table:previous>
        </table:cell-content-change>
        <table:cell-content-change table:id="ct3811">
          <table:cell-address table:column="1" table:row="187" table:table="0"/>
          <office:change-info>
            <dc:creator>Martin Anward</dc:creator>
            <dc:date>2016-09-28T09:46:30.60</dc:date>
          </office:change-info>
          <table:previous table:id="ct3770">
            <table:change-track-table-cell office:value-type="string">
              <text:p>0.00</text:p>
            </table:change-track-table-cell>
          </table:previous>
        </table:cell-content-change>
        <table:cell-content-change table:id="ct3812">
          <table:cell-address table:column="2" table:row="187" table:table="0"/>
          <office:change-info>
            <dc:creator>Martin Anward</dc:creator>
            <dc:date>2016-09-28T09:46:30.60</dc:date>
          </office:change-info>
          <table:previous table:id="ct3771">
            <table:change-track-table-cell office:value-type="string">
              <text:p>0.00</text:p>
            </table:change-track-table-cell>
          </table:previous>
        </table:cell-content-change>
        <table:cell-content-change table:id="ct3813">
          <table:cell-address table:column="5" table:row="187" table:table="0"/>
          <office:change-info>
            <dc:creator>Martin Anward</dc:creator>
            <dc:date>2016-09-28T09:46:30.60</dc:date>
          </office:change-info>
          <table:previous table:id="ct3774">
            <table:change-track-table-cell office:value-type="float" office:value="1"/>
          </table:previous>
        </table:cell-content-change>
        <table:cell-content-change table:id="ct3814">
          <table:cell-address table:column="8" table:row="187" table:table="0"/>
          <office:change-info>
            <dc:creator>Martin Anward</dc:creator>
            <dc:date>2016-09-28T09:46:30.60</dc:date>
          </office:change-info>
          <table:previous table:id="ct3777">
            <table:change-track-table-cell office:value-type="float" office:value="10"/>
          </table:previous>
        </table:cell-content-change>
        <table:cell-content-change table:id="ct3815">
          <table:cell-address table:column="9" table:row="187" table:table="0"/>
          <office:change-info>
            <dc:creator>Martin Anward</dc:creator>
            <dc:date>2016-09-28T09:46:30.60</dc:date>
          </office:change-info>
          <table:previous table:id="ct3778">
            <table:change-track-table-cell office:value-type="float" office:value="20"/>
          </table:previous>
        </table:cell-content-change>
        <table:cell-content-change table:id="ct3816">
          <table:cell-address table:column="10" table:row="187" table:table="0"/>
          <office:change-info>
            <dc:creator>Martin Anward</dc:creator>
            <dc:date>2016-09-28T09:46:30.60</dc:date>
          </office:change-info>
          <table:previous table:id="ct3779">
            <table:change-track-table-cell office:value-type="float" office:value="100"/>
          </table:previous>
        </table:cell-content-change>
        <table:cell-content-change table:id="ct3817">
          <table:cell-address table:column="11" table:row="187" table:table="0"/>
          <office:change-info>
            <dc:creator>Martin Anward</dc:creator>
            <dc:date>2016-09-28T09:46:30.60</dc:date>
          </office:change-info>
          <table:previous table:id="ct3780">
            <table:change-track-table-cell office:value-type="float" office:value="120"/>
          </table:previous>
        </table:cell-content-change>
        <table:cell-content-change table:id="ct3818">
          <table:cell-address table:column="2" table:row="185" table:table="0"/>
          <office:change-info>
            <dc:creator>Martin Anward</dc:creator>
            <dc:date>2016-09-28T09:46:42.96</dc:date>
          </office:change-info>
          <table:previous table:id="ct3592">
            <table:change-track-table-cell office:value-type="string">
              <text:p>0.00</text:p>
            </table:change-track-table-cell>
          </table:previous>
        </table:cell-content-change>
        <table:cell-content-change table:id="ct3819">
          <table:cell-address table:column="2" table:row="185" table:table="0"/>
          <office:change-info>
            <dc:creator>Martin Anward</dc:creator>
            <dc:date>2016-09-28T09:46:45.68</dc:date>
          </office:change-info>
          <table:previous table:id="ct3818">
            <table:change-track-table-cell office:value-type="string">
              <text:p>-10.00</text:p>
            </table:change-track-table-cell>
          </table:previous>
        </table:cell-content-change>
        <table:cell-content-change table:id="ct3820">
          <table:cell-address table:column="2" table:row="185" table:table="0"/>
          <office:change-info>
            <dc:creator>Martin Anward</dc:creator>
            <dc:date>2016-09-28T09:46:47.19</dc:date>
          </office:change-info>
          <table:previous table:id="ct3819">
            <table:change-track-table-cell table:cell-address="Sheet1.C186" table:formula="of:=-'0.00'" office:value-type="string"/>
          </table:previous>
        </table:cell-content-change>
        <table:cell-content-change table:id="ct3821">
          <table:cell-address table:column="2" table:row="184" table:table="0"/>
          <office:change-info>
            <dc:creator>Martin Anward</dc:creator>
            <dc:date>2016-09-28T09:46:47.64</dc:date>
          </office:change-info>
          <table:previous table:id="ct3591">
            <table:change-track-table-cell office:value-type="string">
              <text:p>0.00</text:p>
            </table:change-track-table-cell>
          </table:previous>
        </table:cell-content-change>
        <table:cell-content-change table:id="ct3822">
          <table:cell-address table:column="2" table:row="184" table:table="0"/>
          <office:change-info>
            <dc:creator>Martin Anward</dc:creator>
            <dc:date>2016-09-28T09:46:53.42</dc:date>
          </office:change-info>
          <table:previous table:id="ct3821">
            <table:change-track-table-cell office:value-type="float" office:value="-50"/>
          </table:previous>
        </table:cell-content-change>
        <table:cell-content-change table:id="ct3823">
          <table:cell-address table:column="11" table:row="188" table:table="0"/>
          <office:change-info>
            <dc:creator>Martin Anward</dc:creator>
            <dc:date>2016-09-28T09:47:06.30</dc:date>
          </office:change-info>
          <table:previous table:id="ct3684">
            <table:change-track-table-cell office:value-type="string">
              <text:p>80.00</text:p>
            </table:change-track-table-cell>
          </table:previous>
        </table:cell-content-change>
        <table:cell-content-change table:id="ct3824">
          <table:cell-address table:column="1" table:row="188" table:table="0"/>
          <office:change-info>
            <dc:creator>Martin Anward</dc:creator>
            <dc:date>2016-09-28T09:48:39.83</dc:date>
          </office:change-info>
          <table:previous table:id="ct3584">
            <table:change-track-table-cell office:value-type="string">
              <text:p>0.00</text:p>
            </table:change-track-table-cell>
          </table:previous>
        </table:cell-content-change>
        <table:insertion table:id="ct3825" table:type="row" table:position="190" table:table="0">
          <office:change-info>
            <dc:creator>Martin Anward</dc:creator>
            <dc:date>2016-09-28T09:48:46.21</dc:date>
          </office:change-info>
          <table:dependencies>
            <table:dependence table:id="ct4737"/>
            <table:dependence table:id="ct3927"/>
            <table:dependence table:id="ct3925"/>
            <table:dependence table:id="ct3921"/>
            <table:dependence table:id="ct3920"/>
            <table:dependence table:id="ct3918"/>
            <table:dependence table:id="ct3917"/>
            <table:dependence table:id="ct3912"/>
            <table:dependence table:id="ct3909"/>
            <table:dependence table:id="ct3906"/>
            <table:dependence table:id="ct3903"/>
            <table:dependence table:id="ct3892"/>
            <table:dependence table:id="ct3865"/>
            <table:dependence table:id="ct3863"/>
            <table:dependence table:id="ct3860"/>
            <table:dependence table:id="ct3859"/>
            <table:dependence table:id="ct3858"/>
            <table:dependence table:id="ct3857"/>
            <table:dependence table:id="ct3856"/>
            <table:dependence table:id="ct3855"/>
            <table:dependence table:id="ct3854"/>
            <table:dependence table:id="ct3846"/>
            <table:dependence table:id="ct3844"/>
            <table:dependence table:id="ct3843"/>
            <table:dependence table:id="ct3842"/>
            <table:dependence table:id="ct3841"/>
            <table:dependence table:id="ct3840"/>
            <table:dependence table:id="ct3839"/>
            <table:dependence table:id="ct3838"/>
            <table:dependence table:id="ct3837"/>
            <table:dependence table:id="ct3836"/>
            <table:dependence table:id="ct3835"/>
            <table:dependence table:id="ct3834"/>
            <table:dependence table:id="ct3833"/>
            <table:dependence table:id="ct3832"/>
            <table:dependence table:id="ct3831"/>
            <table:dependence table:id="ct3830"/>
            <table:dependence table:id="ct3829"/>
            <table:dependence table:id="ct3828"/>
            <table:dependence table:id="ct3827"/>
            <table:dependence table:id="ct3826"/>
          </table:dependencies>
        </table:insertion>
        <table:cell-content-change table:id="ct3826">
          <table:cell-address table:column="0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27">
          <table:cell-address table:column="1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28">
          <table:cell-address table:column="2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29">
          <table:cell-address table:column="3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30">
          <table:cell-address table:column="4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31">
          <table:cell-address table:column="5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32">
          <table:cell-address table:column="6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33">
          <table:cell-address table:column="7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34">
          <table:cell-address table:column="8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35">
          <table:cell-address table:column="9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36">
          <table:cell-address table:column="10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37">
          <table:cell-address table:column="11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38">
          <table:cell-address table:column="12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39">
          <table:cell-address table:column="13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40">
          <table:cell-address table:column="14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41">
          <table:cell-address table:column="15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42">
          <table:cell-address table:column="16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43">
          <table:cell-address table:column="17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44">
          <table:cell-address table:column="18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45">
          <table:cell-address table:column="0" table:row="188" table:table="0"/>
          <office:change-info>
            <dc:creator>Martin Anward</dc:creator>
            <dc:date>2016-09-28T09:48:50.76</dc:date>
          </office:change-info>
          <table:previous table:id="ct3574">
            <table:change-track-table-cell office:value-type="string">
              <text:p>DIMENSIONAL_HORROR_SECONDARY_WEAPON</text:p>
            </table:change-track-table-cell>
          </table:previous>
        </table:cell-content-change>
        <table:cell-content-change table:id="ct3846">
          <table:cell-address table:column="0" table:row="190" table:table="0"/>
          <office:change-info>
            <dc:creator>Martin Anward</dc:creator>
            <dc:date>2016-09-28T09:48:54.32</dc:date>
          </office:change-info>
          <table:previous table:id="ct3826">
            <table:change-track-table-cell office:value-type="string">
              <text:p>DIMENSIONAL_HORROR_SECONDARY_WEAPON</text:p>
            </table:change-track-table-cell>
          </table:previous>
        </table:cell-content-change>
        <table:cell-content-change table:id="ct3847">
          <table:cell-address table:column="1" table:row="188" table:table="0"/>
          <office:change-info>
            <dc:creator>Martin Anward</dc:creator>
            <dc:date>2016-09-28T09:49:07.59</dc:date>
          </office:change-info>
          <table:previous table:id="ct3824">
            <table:change-track-table-cell office:value-type="string">
              <text:p>cost</text:p>
            </table:change-track-table-cell>
          </table:previous>
        </table:cell-content-change>
        <table:cell-content-change table:id="ct3848">
          <table:cell-address table:column="2" table:row="188" table:table="0"/>
          <office:change-info>
            <dc:creator>Martin Anward</dc:creator>
            <dc:date>2016-09-28T09:49:07.59</dc:date>
          </office:change-info>
          <table:previous table:id="ct3594">
            <table:change-track-table-cell office:value-type="string">
              <text:p>0.00</text:p>
            </table:change-track-table-cell>
          </table:previous>
        </table:cell-content-change>
        <table:cell-content-change table:id="ct3849">
          <table:cell-address table:column="7" table:row="188" table:table="0"/>
          <office:change-info>
            <dc:creator>Martin Anward</dc:creator>
            <dc:date>2016-09-28T09:49:07.59</dc:date>
          </office:change-info>
          <table:previous table:id="ct3644">
            <table:change-track-table-cell office:value-type="string">
              <text:p>0.20</text:p>
            </table:change-track-table-cell>
          </table:previous>
        </table:cell-content-change>
        <table:cell-content-change table:id="ct3850">
          <table:cell-address table:column="10" table:row="188" table:table="0"/>
          <office:change-info>
            <dc:creator>Martin Anward</dc:creator>
            <dc:date>2016-09-28T09:49:07.59</dc:date>
          </office:change-info>
          <table:previous table:id="ct3674">
            <table:change-track-table-cell office:value-type="string">
              <text:p>25.00</text:p>
            </table:change-track-table-cell>
          </table:previous>
        </table:cell-content-change>
        <table:cell-content-change table:id="ct3851">
          <table:cell-address table:column="11" table:row="188" table:table="0"/>
          <office:change-info>
            <dc:creator>Martin Anward</dc:creator>
            <dc:date>2016-09-28T09:49:07.59</dc:date>
          </office:change-info>
          <table:previous table:id="ct3823">
            <table:change-track-table-cell office:value-type="string">
              <text:p>150.00</text:p>
            </table:change-track-table-cell>
          </table:previous>
        </table:cell-content-change>
        <table:cell-content-change table:id="ct3852">
          <table:cell-address table:column="12" table:row="188" table:table="0"/>
          <office:change-info>
            <dc:creator>Martin Anward</dc:creator>
            <dc:date>2016-09-28T09:49:07.59</dc:date>
          </office:change-info>
          <table:previous table:id="ct3694">
            <table:change-track-table-cell office:value-type="string">
              <text:p>1.00</text:p>
            </table:change-track-table-cell>
          </table:previous>
        </table:cell-content-change>
        <table:cell-content-change table:id="ct3853">
          <table:cell-address table:column="13" table:row="188" table:table="0"/>
          <office:change-info>
            <dc:creator>Martin Anward</dc:creator>
            <dc:date>2016-09-28T09:49:07.59</dc:date>
          </office:change-info>
          <table:previous table:id="ct3704">
            <table:change-track-table-cell office:value-type="string">
              <text:p>1.00</text:p>
            </table:change-track-table-cell>
          </table:previous>
        </table:cell-content-change>
        <table:cell-content-change table:id="ct3854">
          <table:cell-address table:column="1" table:row="190" table:table="0"/>
          <office:change-info>
            <dc:creator>Martin Anward</dc:creator>
            <dc:date>2016-09-28T09:49:08.21</dc:date>
          </office:change-info>
          <table:previous table:id="ct3827">
            <table:change-track-table-cell office:value-type="string">
              <text:p>cost</text:p>
            </table:change-track-table-cell>
          </table:previous>
        </table:cell-content-change>
        <table:cell-content-change table:id="ct3855">
          <table:cell-address table:column="2" table:row="190" table:table="0"/>
          <office:change-info>
            <dc:creator>Martin Anward</dc:creator>
            <dc:date>2016-09-28T09:49:08.21</dc:date>
          </office:change-info>
          <table:previous table:id="ct3828">
            <table:change-track-table-cell office:value-type="string">
              <text:p>0.00</text:p>
            </table:change-track-table-cell>
          </table:previous>
        </table:cell-content-change>
        <table:cell-content-change table:id="ct3856">
          <table:cell-address table:column="7" table:row="190" table:table="0"/>
          <office:change-info>
            <dc:creator>Martin Anward</dc:creator>
            <dc:date>2016-09-28T09:49:08.21</dc:date>
          </office:change-info>
          <table:previous table:id="ct3833">
            <table:change-track-table-cell office:value-type="string">
              <text:p>0.20</text:p>
            </table:change-track-table-cell>
          </table:previous>
        </table:cell-content-change>
        <table:cell-content-change table:id="ct3857">
          <table:cell-address table:column="10" table:row="190" table:table="0"/>
          <office:change-info>
            <dc:creator>Martin Anward</dc:creator>
            <dc:date>2016-09-28T09:49:08.21</dc:date>
          </office:change-info>
          <table:previous table:id="ct3836">
            <table:change-track-table-cell office:value-type="string">
              <text:p>25.00</text:p>
            </table:change-track-table-cell>
          </table:previous>
        </table:cell-content-change>
        <table:cell-content-change table:id="ct3858">
          <table:cell-address table:column="11" table:row="190" table:table="0"/>
          <office:change-info>
            <dc:creator>Martin Anward</dc:creator>
            <dc:date>2016-09-28T09:49:08.21</dc:date>
          </office:change-info>
          <table:previous table:id="ct3837">
            <table:change-track-table-cell office:value-type="string">
              <text:p>150.00</text:p>
            </table:change-track-table-cell>
          </table:previous>
        </table:cell-content-change>
        <table:cell-content-change table:id="ct3859">
          <table:cell-address table:column="12" table:row="190" table:table="0"/>
          <office:change-info>
            <dc:creator>Martin Anward</dc:creator>
            <dc:date>2016-09-28T09:49:08.21</dc:date>
          </office:change-info>
          <table:previous table:id="ct3838">
            <table:change-track-table-cell office:value-type="string">
              <text:p>1.00</text:p>
            </table:change-track-table-cell>
          </table:previous>
        </table:cell-content-change>
        <table:cell-content-change table:id="ct3860">
          <table:cell-address table:column="13" table:row="190" table:table="0"/>
          <office:change-info>
            <dc:creator>Martin Anward</dc:creator>
            <dc:date>2016-09-28T09:49:08.21</dc:date>
          </office:change-info>
          <table:previous table:id="ct3839">
            <table:change-track-table-cell office:value-type="string">
              <text:p>1.00</text:p>
            </table:change-track-table-cell>
          </table:previous>
        </table:cell-content-change>
        <table:cell-content-change table:id="ct3861">
          <table:cell-address table:column="5" table:row="187" table:table="0"/>
          <office:change-info>
            <dc:creator>Martin Anward</dc:creator>
            <dc:date>2016-09-28T10:04:23.04</dc:date>
          </office:change-info>
          <table:previous table:id="ct3813">
            <table:change-track-table-cell office:value-type="float" office:value="0.75"/>
          </table:previous>
        </table:cell-content-change>
        <table:cell-content-change table:id="ct3862">
          <table:cell-address table:column="3" table:row="188" table:table="0"/>
          <office:change-info>
            <dc:creator>Martin Anward</dc:creator>
            <dc:date>2016-09-28T10:04:30.76</dc:date>
          </office:change-info>
          <table:previous table:id="ct3604">
            <table:change-track-table-cell office:value-type="string">
              <text:p>70.00</text:p>
            </table:change-track-table-cell>
          </table:previous>
        </table:cell-content-change>
        <table:cell-content-change table:id="ct3863">
          <table:cell-address table:column="3" table:row="190" table:table="0"/>
          <office:change-info>
            <dc:creator>Martin Anward</dc:creator>
            <dc:date>2016-09-28T10:04:31.82</dc:date>
          </office:change-info>
          <table:previous table:id="ct3829">
            <table:change-track-table-cell office:value-type="string">
              <text:p>70.00</text:p>
            </table:change-track-table-cell>
          </table:previous>
        </table:cell-content-change>
        <table:cell-content-change table:id="ct3864">
          <table:cell-address table:column="4" table:row="188" table:table="0"/>
          <office:change-info>
            <dc:creator>Martin Anward</dc:creator>
            <dc:date>2016-09-28T10:04:34.65</dc:date>
          </office:change-info>
          <table:previous table:id="ct3614">
            <table:change-track-table-cell office:value-type="string">
              <text:p>90.00</text:p>
            </table:change-track-table-cell>
          </table:previous>
        </table:cell-content-change>
        <table:cell-content-change table:id="ct3865">
          <table:cell-address table:column="4" table:row="190" table:table="0"/>
          <office:change-info>
            <dc:creator>Martin Anward</dc:creator>
            <dc:date>2016-09-28T10:04:36.91</dc:date>
          </office:change-info>
          <table:previous table:id="ct3830">
            <table:change-track-table-cell office:value-type="string">
              <text:p>90.00</text:p>
            </table:change-track-table-cell>
          </table:previous>
        </table:cell-content-change>
        <table:cell-content-change table:id="ct3866">
          <table:cell-address table:column="3" table:row="185" table:table="0"/>
          <office:change-info>
            <dc:creator>Martin Anward</dc:creator>
            <dc:date>2016-09-28T10:06:09.75</dc:date>
          </office:change-info>
          <table:previous table:id="ct3602">
            <table:change-track-table-cell office:value-type="string">
              <text:p>70.00</text:p>
            </table:change-track-table-cell>
          </table:previous>
        </table:cell-content-change>
        <table:cell-content-change table:id="ct3867">
          <table:cell-address table:column="4" table:row="185" table:table="0"/>
          <office:change-info>
            <dc:creator>Martin Anward</dc:creator>
            <dc:date>2016-09-28T10:06:11.83</dc:date>
          </office:change-info>
          <table:previous table:id="ct3612">
            <table:change-track-table-cell office:value-type="string">
              <text:p>90.00</text:p>
            </table:change-track-table-cell>
          </table:previous>
        </table:cell-content-change>
        <table:cell-content-change table:id="ct3868">
          <table:cell-address table:column="4" table:row="185" table:table="0"/>
          <office:change-info>
            <dc:creator>Martin Anward</dc:creator>
            <dc:date>2016-09-28T10:06:17.19</dc:date>
          </office:change-info>
          <table:previous table:id="ct3867">
            <table:change-track-table-cell office:value-type="float" office:value="180"/>
          </table:previous>
        </table:cell-content-change>
        <table:cell-content-change table:id="ct3869">
          <table:cell-address table:column="3" table:row="185" table:table="0"/>
          <office:change-info>
            <dc:creator>Martin Anward</dc:creator>
            <dc:date>2016-09-28T10:06:19.70</dc:date>
          </office:change-info>
          <table:previous table:id="ct3866">
            <table:change-track-table-cell office:value-type="string">
              <text:p>140.00</text:p>
            </table:change-track-table-cell>
          </table:previous>
        </table:cell-content-change>
        <table:cell-content-change table:id="ct3870">
          <table:cell-address table:column="3" table:row="185" table:table="0"/>
          <office:change-info>
            <dc:creator>Martin Anward</dc:creator>
            <dc:date>2016-09-28T10:06:22.49</dc:date>
          </office:change-info>
          <table:previous table:id="ct3869">
            <table:change-track-table-cell office:value-type="float" office:value="100"/>
          </table:previous>
        </table:cell-content-change>
        <table:cell-content-change table:id="ct3871">
          <table:cell-address table:column="4" table:row="185" table:table="0"/>
          <office:change-info>
            <dc:creator>Martin Anward</dc:creator>
            <dc:date>2016-09-28T10:11:57.25</dc:date>
          </office:change-info>
          <table:previous table:id="ct3868">
            <table:change-track-table-cell/>
          </table:previous>
        </table:cell-content-change>
        <table:insertion table:id="ct3872" table:type="row" table:position="189" table:table="0">
          <office:change-info>
            <dc:creator>Martin Anward</dc:creator>
            <dc:date>2016-09-28T10:12:31.06</dc:date>
          </office:change-info>
          <table:dependencies>
            <table:dependence table:id="ct4736"/>
            <table:dependence table:id="ct3926"/>
            <table:dependence table:id="ct3922"/>
            <table:dependence table:id="ct3916"/>
            <table:dependence table:id="ct3915"/>
            <table:dependence table:id="ct3907"/>
            <table:dependence table:id="ct3902"/>
            <table:dependence table:id="ct3891"/>
            <table:dependence table:id="ct3890"/>
            <table:dependence table:id="ct3889"/>
            <table:dependence table:id="ct3888"/>
            <table:dependence table:id="ct3887"/>
            <table:dependence table:id="ct3886"/>
            <table:dependence table:id="ct3885"/>
            <table:dependence table:id="ct3884"/>
            <table:dependence table:id="ct3883"/>
            <table:dependence table:id="ct3882"/>
            <table:dependence table:id="ct3881"/>
            <table:dependence table:id="ct3880"/>
            <table:dependence table:id="ct3879"/>
            <table:dependence table:id="ct3878"/>
            <table:dependence table:id="ct3877"/>
            <table:dependence table:id="ct3876"/>
            <table:dependence table:id="ct3875"/>
            <table:dependence table:id="ct3874"/>
            <table:dependence table:id="ct3873"/>
          </table:dependencies>
        </table:insertion>
        <table:cell-content-change table:id="ct3873">
          <table:cell-address table:column="0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74">
          <table:cell-address table:column="1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75">
          <table:cell-address table:column="2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76">
          <table:cell-address table:column="3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77">
          <table:cell-address table:column="4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78">
          <table:cell-address table:column="5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79">
          <table:cell-address table:column="6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80">
          <table:cell-address table:column="7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81">
          <table:cell-address table:column="8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82">
          <table:cell-address table:column="9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83">
          <table:cell-address table:column="10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84">
          <table:cell-address table:column="11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85">
          <table:cell-address table:column="12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86">
          <table:cell-address table:column="13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87">
          <table:cell-address table:column="14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88">
          <table:cell-address table:column="15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89">
          <table:cell-address table:column="16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90">
          <table:cell-address table:column="17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91">
          <table:cell-address table:column="18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92">
          <table:cell-address table:column="0" table:row="190" table:table="0"/>
          <office:change-info>
            <dc:creator>Martin Anward</dc:creator>
            <dc:date>2016-09-28T10:12:42.68</dc:date>
          </office:change-info>
          <table:previous table:id="ct3846">
            <table:change-track-table-cell office:value-type="string">
              <text:p>DIMENSIONAL_HORROR_MEDIUM_WEAPON</text:p>
            </table:change-track-table-cell>
          </table:previous>
        </table:cell-content-change>
        <table:cell-content-change table:id="ct3893">
          <table:cell-address table:column="3" table:row="187" table:table="0"/>
          <office:change-info>
            <dc:creator>Martin Anward</dc:creator>
            <dc:date>2016-09-28T10:12:56.49</dc:date>
          </office:change-info>
          <table:previous table:id="ct3809">
            <table:change-track-table-cell office:value-type="float" office:value="5000"/>
          </table:previous>
        </table:cell-content-change>
        <table:cell-content-change table:id="ct3894">
          <table:cell-address table:column="4" table:row="187" table:table="0"/>
          <office:change-info>
            <dc:creator>Martin Anward</dc:creator>
            <dc:date>2016-09-28T10:12:58.16</dc:date>
          </office:change-info>
          <table:previous table:id="ct3810">
            <table:change-track-table-cell office:value-type="float" office:value="7500"/>
          </table:previous>
        </table:cell-content-change>
        <table:cell-content-change table:id="ct3895">
          <table:cell-address table:column="4" table:row="187" table:table="0"/>
          <office:change-info>
            <dc:creator>Martin Anward</dc:creator>
            <dc:date>2016-09-28T10:13:00.02</dc:date>
          </office:change-info>
          <table:previous table:id="ct3894">
            <table:change-track-table-cell office:value-type="float" office:value="50000"/>
          </table:previous>
        </table:cell-content-change>
        <table:cell-content-change table:id="ct3896">
          <table:cell-address table:column="7" table:row="187" table:table="0"/>
          <office:change-info>
            <dc:creator>Martin Anward</dc:creator>
            <dc:date>2016-09-28T10:13:02.67</dc:date>
          </office:change-info>
          <table:previous table:id="ct3776">
            <table:change-track-table-cell office:value-type="date" office:date-value="2000-09-01"/>
          </table:previous>
        </table:cell-content-change>
        <table:cell-content-change table:id="ct3897">
          <table:cell-address table:column="6" table:row="187" table:table="0"/>
          <office:change-info>
            <dc:creator>Martin Anward</dc:creator>
            <dc:date>2016-09-28T10:13:04.15</dc:date>
          </office:change-info>
          <table:previous table:id="ct3775">
            <table:change-track-table-cell office:value-type="float" office:value="0"/>
          </table:previous>
        </table:cell-content-change>
        <table:cell-content-change table:id="ct3898">
          <table:cell-address table:column="10" table:row="187" table:table="0"/>
          <office:change-info>
            <dc:creator>Martin Anward</dc:creator>
            <dc:date>2016-09-28T10:13:14.26</dc:date>
          </office:change-info>
          <table:previous table:id="ct3816">
            <table:change-track-table-cell office:value-type="float" office:value="150"/>
          </table:previous>
        </table:cell-content-change>
        <table:cell-content-change table:id="ct3899">
          <table:cell-address table:column="10" table:row="187" table:table="0"/>
          <office:change-info>
            <dc:creator>Martin Anward</dc:creator>
            <dc:date>2016-09-28T10:13:15.47</dc:date>
          </office:change-info>
          <table:previous table:id="ct3898">
            <table:change-track-table-cell office:value-type="float" office:value="250"/>
          </table:previous>
        </table:cell-content-change>
        <table:cell-content-change table:id="ct3900">
          <table:cell-address table:column="11" table:row="187" table:table="0"/>
          <office:change-info>
            <dc:creator>Martin Anward</dc:creator>
            <dc:date>2016-09-28T10:13:17.92</dc:date>
          </office:change-info>
          <table:previous table:id="ct3817">
            <table:change-track-table-cell office:value-type="float" office:value="150"/>
          </table:previous>
        </table:cell-content-change>
        <table:cell-content-change table:id="ct3901">
          <table:cell-address table:column="11" table:row="188" table:table="0"/>
          <office:change-info>
            <dc:creator>Martin Anward</dc:creator>
            <dc:date>2016-09-28T10:13:19.15</dc:date>
          </office:change-info>
          <table:previous table:id="ct3851">
            <table:change-track-table-cell office:value-type="string">
              <text:p>80.00</text:p>
            </table:change-track-table-cell>
          </table:previous>
        </table:cell-content-change>
        <table:cell-content-change table:id="ct3902">
          <table:cell-address table:column="11" table:row="189" table:table="0"/>
          <office:change-info>
            <dc:creator>Martin Anward</dc:creator>
            <dc:date>2016-09-28T10:13:19.89</dc:date>
          </office:change-info>
          <table:previous table:id="ct3884">
            <table:change-track-table-cell office:value-type="string">
              <text:p>80.00</text:p>
            </table:change-track-table-cell>
          </table:previous>
        </table:cell-content-change>
        <table:cell-content-change table:id="ct3903">
          <table:cell-address table:column="11" table:row="190" table:table="0"/>
          <office:change-info>
            <dc:creator>Martin Anward</dc:creator>
            <dc:date>2016-09-28T10:13:20.43</dc:date>
          </office:change-info>
          <table:previous table:id="ct3858">
            <table:change-track-table-cell office:value-type="string">
              <text:p>80.00</text:p>
            </table:change-track-table-cell>
          </table:previous>
        </table:cell-content-change>
        <table:cell-content-change table:id="ct3904">
          <table:cell-address table:column="11" table:row="191" table:table="0"/>
          <office:change-info>
            <dc:creator>Martin Anward</dc:creator>
            <dc:date>2016-09-28T10:13:23.63</dc:date>
          </office:change-info>
          <table:previous table:id="ct3800">
            <table:change-track-table-cell office:value-type="string">
              <text:p>10.00</text:p>
            </table:change-track-table-cell>
          </table:previous>
        </table:cell-content-change>
        <table:cell-content-change table:id="ct3905">
          <table:cell-address table:column="11" table:row="191" table:table="0"/>
          <office:change-info>
            <dc:creator>Martin Anward</dc:creator>
            <dc:date>2016-09-28T10:13:27.12</dc:date>
          </office:change-info>
          <table:previous table:id="ct3904">
            <table:change-track-table-cell office:value-type="string">
              <text:p>25.00</text:p>
            </table:change-track-table-cell>
          </table:previous>
        </table:cell-content-change>
        <table:cell-content-change table:id="ct3906">
          <table:cell-address table:column="13" table:row="190" table:table="0"/>
          <office:change-info>
            <dc:creator>Martin Anward</dc:creator>
            <dc:date>2016-09-28T10:14:11.88</dc:date>
          </office:change-info>
          <table:previous table:id="ct3860">
            <table:change-track-table-cell office:value-type="float" office:value="0.75"/>
          </table:previous>
        </table:cell-content-change>
        <table:cell-content-change table:id="ct3907">
          <table:cell-address table:column="13" table:row="189" table:table="0"/>
          <office:change-info>
            <dc:creator>Martin Anward</dc:creator>
            <dc:date>2016-09-28T10:14:16.21</dc:date>
          </office:change-info>
          <table:previous table:id="ct3886">
            <table:change-track-table-cell office:value-type="float" office:value="0.75"/>
          </table:previous>
        </table:cell-content-change>
        <table:cell-content-change table:id="ct3908">
          <table:cell-address table:column="2" table:row="188" table:table="0"/>
          <office:change-info>
            <dc:creator>Martin Anward</dc:creator>
            <dc:date>2016-09-28T10:14:18.38</dc:date>
          </office:change-info>
          <table:previous table:id="ct3848">
            <table:change-track-table-cell office:value-type="float" office:value="-50"/>
          </table:previous>
        </table:cell-content-change>
        <table:cell-content-change table:id="ct3909">
          <table:cell-address table:column="2" table:row="190" table:table="0"/>
          <office:change-info>
            <dc:creator>Martin Anward</dc:creator>
            <dc:date>2016-09-28T10:14:22.45</dc:date>
          </office:change-info>
          <table:previous table:id="ct3855">
            <table:change-track-table-cell office:value-type="float" office:value="-50"/>
          </table:previous>
        </table:cell-content-change>
        <table:cell-content-change table:id="ct3910">
          <table:cell-address table:column="3" table:row="188" table:table="0"/>
          <office:change-info>
            <dc:creator>Martin Anward</dc:creator>
            <dc:date>2016-09-28T10:14:31.87</dc:date>
          </office:change-info>
          <table:previous table:id="ct3862">
            <table:change-track-table-cell office:value-type="string">
              <text:p>50.00</text:p>
            </table:change-track-table-cell>
          </table:previous>
        </table:cell-content-change>
        <table:cell-content-change table:id="ct3911">
          <table:cell-address table:column="4" table:row="188" table:table="0"/>
          <office:change-info>
            <dc:creator>Martin Anward</dc:creator>
            <dc:date>2016-09-28T10:14:34.56</dc:date>
          </office:change-info>
          <table:previous table:id="ct3864">
            <table:change-track-table-cell office:value-type="string">
              <text:p>250.00</text:p>
            </table:change-track-table-cell>
          </table:previous>
        </table:cell-content-change>
        <table:cell-content-change table:id="ct3912">
          <table:cell-address table:column="3" table:row="190" table:table="0"/>
          <office:change-info>
            <dc:creator>Martin Anward</dc:creator>
            <dc:date>2016-09-28T10:14:38.99</dc:date>
          </office:change-info>
          <table:previous table:id="ct3863">
            <table:change-track-table-cell office:value-type="string">
              <text:p>50.00</text:p>
            </table:change-track-table-cell>
          </table:previous>
        </table:cell-content-change>
        <table:cell-content-change table:id="ct3913">
          <table:cell-address table:column="3" table:row="188" table:table="0"/>
          <office:change-info>
            <dc:creator>Martin Anward</dc:creator>
            <dc:date>2016-09-28T10:14:43.25</dc:date>
          </office:change-info>
          <table:previous table:id="ct3910">
            <table:change-track-table-cell office:value-type="string">
              <text:p>100.00</text:p>
            </table:change-track-table-cell>
          </table:previous>
        </table:cell-content-change>
        <table:cell-content-change table:id="ct3914">
          <table:cell-address table:column="4" table:row="188" table:table="0"/>
          <office:change-info>
            <dc:creator>Martin Anward</dc:creator>
            <dc:date>2016-09-28T10:14:45.98</dc:date>
          </office:change-info>
          <table:previous table:id="ct3911">
            <table:change-track-table-cell office:value-type="string">
              <text:p>500.00</text:p>
            </table:change-track-table-cell>
          </table:previous>
        </table:cell-content-change>
        <table:cell-content-change table:id="ct3915">
          <table:cell-address table:column="3" table:row="189" table:table="0"/>
          <office:change-info>
            <dc:creator>Martin Anward</dc:creator>
            <dc:date>2016-09-28T10:14:49.15</dc:date>
          </office:change-info>
          <table:previous table:id="ct3876">
            <table:change-track-table-cell office:value-type="string">
              <text:p>50.00</text:p>
            </table:change-track-table-cell>
          </table:previous>
        </table:cell-content-change>
        <table:cell-content-change table:id="ct3916">
          <table:cell-address table:column="4" table:row="189" table:table="0"/>
          <office:change-info>
            <dc:creator>Martin Anward</dc:creator>
            <dc:date>2016-09-28T10:14:51.77</dc:date>
          </office:change-info>
          <table:previous table:id="ct3877">
            <table:change-track-table-cell office:value-type="string">
              <text:p>250.00</text:p>
            </table:change-track-table-cell>
          </table:previous>
        </table:cell-content-change>
        <table:cell-content-change table:id="ct3917">
          <table:cell-address table:column="3" table:row="190" table:table="0"/>
          <office:change-info>
            <dc:creator>Martin Anward</dc:creator>
            <dc:date>2016-09-28T10:14:55.26</dc:date>
          </office:change-info>
          <table:previous table:id="ct3912">
            <table:change-track-table-cell office:value-type="string">
              <text:p>25.00</text:p>
            </table:change-track-table-cell>
          </table:previous>
        </table:cell-content-change>
        <table:cell-content-change table:id="ct3918">
          <table:cell-address table:column="4" table:row="190" table:table="0"/>
          <office:change-info>
            <dc:creator>Martin Anward</dc:creator>
            <dc:date>2016-09-28T10:14:57.77</dc:date>
          </office:change-info>
          <table:previous table:id="ct3865">
            <table:change-track-table-cell office:value-type="string">
              <text:p>250.00</text:p>
            </table:change-track-table-cell>
          </table:previous>
        </table:cell-content-change>
        <table:cell-content-change table:id="ct3919">
          <table:cell-address table:column="10" table:row="188" table:table="0"/>
          <office:change-info>
            <dc:creator>Martin Anward</dc:creator>
            <dc:date>2016-09-28T10:15:09.50</dc:date>
          </office:change-info>
          <table:previous table:id="ct3850">
            <table:change-track-table-cell office:value-type="string">
              <text:p>10.00</text:p>
            </table:change-track-table-cell>
          </table:previous>
        </table:cell-content-change>
        <table:cell-content-change table:id="ct3920">
          <table:cell-address table:column="10" table:row="190" table:table="0"/>
          <office:change-info>
            <dc:creator>Martin Anward</dc:creator>
            <dc:date>2016-09-28T10:15:14</dc:date>
          </office:change-info>
          <table:previous table:id="ct3857">
            <table:change-track-table-cell office:value-type="string">
              <text:p>10.00</text:p>
            </table:change-track-table-cell>
          </table:previous>
        </table:cell-content-change>
        <table:cell-content-change table:id="ct3921">
          <table:cell-address table:column="10" table:row="190" table:table="0"/>
          <office:change-info>
            <dc:creator>Martin Anward</dc:creator>
            <dc:date>2016-09-28T10:15:24.44</dc:date>
          </office:change-info>
          <table:previous table:id="ct3920">
            <table:change-track-table-cell office:value-type="string">
              <text:p>5.00</text:p>
            </table:change-track-table-cell>
          </table:previous>
        </table:cell-content-change>
        <table:cell-content-change table:id="ct3922">
          <table:cell-address table:column="10" table:row="189" table:table="0"/>
          <office:change-info>
            <dc:creator>Martin Anward</dc:creator>
            <dc:date>2016-09-28T10:15:26.27</dc:date>
          </office:change-info>
          <table:previous table:id="ct3883">
            <table:change-track-table-cell office:value-type="string">
              <text:p>10.00</text:p>
            </table:change-track-table-cell>
          </table:previous>
        </table:cell-content-change>
        <table:cell-content-change table:id="ct3923">
          <table:cell-address table:column="10" table:row="188" table:table="0"/>
          <office:change-info>
            <dc:creator>Martin Anward</dc:creator>
            <dc:date>2016-09-28T10:15:28.09</dc:date>
          </office:change-info>
          <table:previous table:id="ct3919">
            <table:change-track-table-cell office:value-type="string">
              <text:p>15.00</text:p>
            </table:change-track-table-cell>
          </table:previous>
        </table:cell-content-change>
        <table:cell-content-change table:id="ct3924">
          <table:cell-address table:column="10" table:row="188" table:table="0"/>
          <office:change-info>
            <dc:creator>Martin Anward</dc:creator>
            <dc:date>2016-09-28T10:15:35.11</dc:date>
          </office:change-info>
          <table:previous table:id="ct3923">
            <table:change-track-table-cell office:value-type="string">
              <text:p>20.00</text:p>
            </table:change-track-table-cell>
          </table:previous>
        </table:cell-content-change>
        <table:cell-content-change table:id="ct3925">
          <table:cell-address table:column="10" table:row="190" table:table="0"/>
          <office:change-info>
            <dc:creator>Martin Anward</dc:creator>
            <dc:date>2016-09-28T10:15:37.22</dc:date>
          </office:change-info>
          <table:previous table:id="ct3921">
            <table:change-track-table-cell office:value-type="string">
              <text:p>10.00</text:p>
            </table:change-track-table-cell>
          </table:previous>
        </table:cell-content-change>
        <table:cell-content-change table:id="ct3926">
          <table:cell-address table:column="9" table:row="189" table:table="0"/>
          <office:change-info>
            <dc:creator>Martin Anward</dc:creator>
            <dc:date>2016-09-28T10:15:49.88</dc:date>
          </office:change-info>
          <table:previous table:id="ct3882">
            <table:change-track-table-cell office:value-type="string">
              <text:p>20.00</text:p>
            </table:change-track-table-cell>
          </table:previous>
        </table:cell-content-change>
        <table:cell-content-change table:id="ct3927">
          <table:cell-address table:column="9" table:row="190" table:table="0"/>
          <office:change-info>
            <dc:creator>Martin Anward</dc:creator>
            <dc:date>2016-09-28T10:15:52.35</dc:date>
          </office:change-info>
          <table:previous table:id="ct3835">
            <table:change-track-table-cell office:value-type="string">
              <text:p>20.00</text:p>
            </table:change-track-table-cell>
          </table:previous>
        </table:cell-content-change>
        <table:cell-content-change table:id="ct3928">
          <table:cell-address table:column="0" table:row="191" table:table="0"/>
          <office:change-info>
            <dc:creator>Martin Anward</dc:creator>
            <dc:date>2016-09-28T10:19:10.82</dc:date>
          </office:change-info>
          <table:previous table:id="ct3808">
            <table:change-track-table-cell office:value-type="string">
              <text:p>DIMENSIONAL_HORROR_TERTIARY_WEAPON</text:p>
            </table:change-track-table-cell>
          </table:previous>
        </table:cell-content-change>
        <table:cell-content-change table:id="ct3929">
          <table:cell-address table:column="4" table:row="191" table:table="0"/>
          <office:change-info>
            <dc:creator>Martin Anward</dc:creator>
            <dc:date>2016-09-28T10:19:49.90</dc:date>
          </office:change-info>
          <table:previous table:id="ct3793">
            <table:change-track-table-cell office:value-type="string">
              <text:p>12.00</text:p>
            </table:change-track-table-cell>
          </table:previous>
        </table:cell-content-change>
        <table:cell-content-change table:id="ct3930">
          <table:cell-address table:column="10" table:row="191" table:table="0"/>
          <office:change-info>
            <dc:creator>Martin Anward</dc:creator>
            <dc:date>2016-09-28T10:19:57.21</dc:date>
          </office:change-info>
          <table:previous table:id="ct3799">
            <table:change-track-table-cell office:value-type="string">
              <text:p>10.00</text:p>
            </table:change-track-table-cell>
          </table:previous>
        </table:cell-content-change>
        <table:cell-content-change table:id="ct3931">
          <table:cell-address table:column="10" table:row="191" table:table="0"/>
          <office:change-info>
            <dc:creator>Martin Anward</dc:creator>
            <dc:date>2016-09-28T10:20:01.21</dc:date>
          </office:change-info>
          <table:previous table:id="ct3930">
            <table:change-track-table-cell office:value-type="string">
              <text:p>20.00</text:p>
            </table:change-track-table-cell>
          </table:previous>
        </table:cell-content-change>
        <table:insertion table:id="ct3932" table:type="row" table:position="177" table:table="0">
          <office:change-info>
            <dc:creator>Martin Anward</dc:creator>
            <dc:date>2016-09-28T11:46:08.23</dc:date>
          </office:change-info>
          <table:dependencies>
            <table:dependence table:id="ct5007"/>
            <table:dependence table:id="ct4724"/>
            <table:dependence table:id="ct3956"/>
            <table:dependence table:id="ct3955"/>
            <table:dependence table:id="ct3954"/>
            <table:dependence table:id="ct3953"/>
            <table:dependence table:id="ct3952"/>
            <table:dependence table:id="ct3951"/>
            <table:dependence table:id="ct3950"/>
            <table:dependence table:id="ct3949"/>
            <table:dependence table:id="ct3948"/>
            <table:dependence table:id="ct3947"/>
            <table:dependence table:id="ct3946"/>
            <table:dependence table:id="ct3945"/>
            <table:dependence table:id="ct3944"/>
            <table:dependence table:id="ct3943"/>
            <table:dependence table:id="ct3942"/>
            <table:dependence table:id="ct3941"/>
            <table:dependence table:id="ct3940"/>
            <table:dependence table:id="ct3939"/>
            <table:dependence table:id="ct3938"/>
            <table:dependence table:id="ct3937"/>
            <table:dependence table:id="ct3936"/>
            <table:dependence table:id="ct3935"/>
            <table:dependence table:id="ct3934"/>
            <table:dependence table:id="ct3933"/>
          </table:dependencies>
        </table:insertion>
        <table:cell-content-change table:id="ct3933">
          <table:cell-address table:column="0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34">
          <table:cell-address table:column="1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35">
          <table:cell-address table:column="2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36">
          <table:cell-address table:column="3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37">
          <table:cell-address table:column="4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38">
          <table:cell-address table:column="5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39">
          <table:cell-address table:column="6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40">
          <table:cell-address table:column="7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41">
          <table:cell-address table:column="8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42">
          <table:cell-address table:column="9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43">
          <table:cell-address table:column="10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44">
          <table:cell-address table:column="11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45">
          <table:cell-address table:column="12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46">
          <table:cell-address table:column="13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47">
          <table:cell-address table:column="14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48">
          <table:cell-address table:column="15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49">
          <table:cell-address table:column="16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50">
          <table:cell-address table:column="17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51">
          <table:cell-address table:column="18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52">
          <table:cell-address table:column="0" table:row="177" table:table="0"/>
          <office:change-info>
            <dc:creator>Martin Anward</dc:creator>
            <dc:date>2016-09-28T11:46:12.50</dc:date>
          </office:change-info>
          <table:previous table:id="ct3933">
            <table:change-track-table-cell office:value-type="string">
              <text:p>STELLARITE_LASER</text:p>
            </table:change-track-table-cell>
          </table:previous>
        </table:cell-content-change>
        <table:cell-content-change table:id="ct3953">
          <table:cell-address table:column="10" table:row="177" table:table="0"/>
          <office:change-info>
            <dc:creator>Martin Anward</dc:creator>
            <dc:date>2016-09-28T11:46:24.37</dc:date>
          </office:change-info>
          <table:previous table:id="ct3943">
            <table:change-track-table-cell office:value-type="string">
              <text:p>10.00</text:p>
            </table:change-track-table-cell>
          </table:previous>
        </table:cell-content-change>
        <table:cell-content-change table:id="ct3954">
          <table:cell-address table:column="3" table:row="177" table:table="0"/>
          <office:change-info>
            <dc:creator>Martin Anward</dc:creator>
            <dc:date>2016-09-28T11:46:27.66</dc:date>
          </office:change-info>
          <table:previous table:id="ct3936">
            <table:change-track-table-cell office:value-type="string">
              <text:p>10.00</text:p>
            </table:change-track-table-cell>
          </table:previous>
        </table:cell-content-change>
        <table:cell-content-change table:id="ct3955">
          <table:cell-address table:column="4" table:row="177" table:table="0"/>
          <office:change-info>
            <dc:creator>Martin Anward</dc:creator>
            <dc:date>2016-09-28T11:46:31.56</dc:date>
          </office:change-info>
          <table:previous table:id="ct3937">
            <table:change-track-table-cell office:value-type="string">
              <text:p>12.00</text:p>
            </table:change-track-table-cell>
          </table:previous>
        </table:cell-content-change>
        <table:cell-content-change table:id="ct3956">
          <table:cell-address table:column="4" table:row="177" table:table="0"/>
          <office:change-info>
            <dc:creator>Martin Anward</dc:creator>
            <dc:date>2016-09-28T11:46:34.85</dc:date>
          </office:change-info>
          <table:previous table:id="ct3955">
            <table:change-track-table-cell office:value-type="string">
              <text:p>15.00</text:p>
            </table:change-track-table-cell>
          </table:previous>
        </table:cell-content-change>
        <table:cell-content-change table:id="ct3957">
          <table:cell-address table:column="7" table:row="176" table:table="0"/>
          <office:change-info>
            <dc:creator>Martin Anward</dc:creator>
            <dc:date>2016-09-28T11:46:47.81</dc:date>
          </office:change-info>
          <table:previous table:id="ct3349">
            <table:change-track-table-cell office:value-type="date" office:date-value="2000-09-01"/>
          </table:previous>
        </table:cell-content-change>
        <table:cell-content-change table:id="ct3958">
          <table:cell-address table:column="3" table:row="176" table:table="0"/>
          <office:change-info>
            <dc:creator>Martin Anward</dc:creator>
            <dc:date>2016-09-28T11:46:50.82</dc:date>
          </office:change-info>
          <table:previous table:id="ct3345">
            <table:change-track-table-cell office:value-type="float" office:value="2000"/>
          </table:previous>
        </table:cell-content-change>
        <table:cell-content-change table:id="ct3959">
          <table:cell-address table:column="4" table:row="176" table:table="0"/>
          <office:change-info>
            <dc:creator>Martin Anward</dc:creator>
            <dc:date>2016-09-28T11:46:53.46</dc:date>
          </office:change-info>
          <table:previous table:id="ct3346">
            <table:change-track-table-cell office:value-type="float" office:value="3000"/>
          </table:previous>
        </table:cell-content-change>
        <table:cell-content-change table:id="ct3960">
          <table:cell-address table:column="7" table:row="176" table:table="0"/>
          <office:change-info>
            <dc:creator>Martin Anward</dc:creator>
            <dc:date>2016-09-28T11:47:01.22</dc:date>
          </office:change-info>
          <table:previous table:id="ct3957">
            <table:change-track-table-cell office:value-type="float" office:value="0.75"/>
          </table:previous>
        </table:cell-content-change>
        <table:cell-content-change table:id="ct3961">
          <table:cell-address table:column="5" table:row="176" table:table="0"/>
          <office:change-info>
            <dc:creator>Martin Anward</dc:creator>
            <dc:date>2016-09-28T11:47:06.21</dc:date>
          </office:change-info>
          <table:previous table:id="ct3347">
            <table:change-track-table-cell office:value-type="float" office:value="1"/>
          </table:previous>
        </table:cell-content-change>
        <table:cell-content-change table:id="ct3962">
          <table:cell-address table:column="7" table:row="176" table:table="0"/>
          <office:change-info>
            <dc:creator>Martin Anward</dc:creator>
            <dc:date>2016-09-28T11:47:14.26</dc:date>
          </office:change-info>
          <table:previous table:id="ct3960">
            <table:change-track-table-cell office:value-type="date" office:date-value="2000-09-01"/>
          </table:previous>
        </table:cell-content-change>
        <table:cell-content-change table:id="ct3963">
          <table:cell-address table:column="3" table:row="178" table:table="0"/>
          <office:change-info>
            <dc:creator>Martin Anward</dc:creator>
            <dc:date>2016-09-28T11:54:44.50</dc:date>
          </office:change-info>
          <table:previous table:id="ct3595">
            <table:change-track-table-cell office:value-type="float" office:value="8"/>
          </table:previous>
        </table:cell-content-change>
        <table:cell-content-change table:id="ct3964">
          <table:cell-address table:column="4" table:row="178" table:table="0"/>
          <office:change-info>
            <dc:creator>Martin Anward</dc:creator>
            <dc:date>2016-09-28T11:54:44.50</dc:date>
          </office:change-info>
          <table:previous table:id="ct3605">
            <table:change-track-table-cell office:value-type="float" office:value="12"/>
          </table:previous>
        </table:cell-content-change>
        <table:cell-content-change table:id="ct3965">
          <table:cell-address table:column="3" table:row="176" table:table="0"/>
          <office:change-info>
            <dc:creator>Martin Anward</dc:creator>
            <dc:date>2016-09-28T11:59:13.06</dc:date>
          </office:change-info>
          <table:previous table:id="ct3958">
            <table:change-track-table-cell office:value-type="float" office:value="1000"/>
          </table:previous>
        </table:cell-content-change>
        <table:cell-content-change table:id="ct3966">
          <table:cell-address table:column="4" table:row="176" table:table="0"/>
          <office:change-info>
            <dc:creator>Martin Anward</dc:creator>
            <dc:date>2016-09-28T11:59:14.57</dc:date>
          </office:change-info>
          <table:previous table:id="ct3959">
            <table:change-track-table-cell office:value-type="float" office:value="2000"/>
          </table:previous>
        </table:cell-content-change>
        <table:cell-content-change table:id="ct3967">
          <table:cell-address table:column="0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68">
          <table:cell-address table:column="1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69">
          <table:cell-address table:column="2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70">
          <table:cell-address table:column="3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71">
          <table:cell-address table:column="4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72">
          <table:cell-address table:column="5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73">
          <table:cell-address table:column="6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74">
          <table:cell-address table:column="7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75">
          <table:cell-address table:column="8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76">
          <table:cell-address table:column="9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77">
          <table:cell-address table:column="10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78">
          <table:cell-address table:column="11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79">
          <table:cell-address table:column="12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80">
          <table:cell-address table:column="13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81">
          <table:cell-address table:column="14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82">
          <table:cell-address table:column="15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83">
          <table:cell-address table:column="16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84">
          <table:cell-address table:column="17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85">
          <table:cell-address table:column="18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86">
          <table:cell-address table:column="0" table:row="192" table:table="0"/>
          <office:change-info>
            <dc:creator>Martin Anward</dc:creator>
            <dc:date>2016-09-28T14:30:09.54</dc:date>
          </office:change-info>
          <table:previous table:id="ct3967">
            <table:change-track-table-cell office:value-type="string">
              <text:p>STELLARITE_PLASMA</text:p>
            </table:change-track-table-cell>
          </table:previous>
        </table:cell-content-change>
        <table:cell-content-change table:id="ct3987">
          <table:cell-address table:column="3" table:row="192" table:table="0"/>
          <office:change-info>
            <dc:creator>Martin Anward</dc:creator>
            <dc:date>2016-09-28T14:30:22.62</dc:date>
          </office:change-info>
          <table:previous table:id="ct3970">
            <table:change-track-table-cell office:value-type="float" office:value="250"/>
          </table:previous>
        </table:cell-content-change>
        <table:cell-content-change table:id="ct3988">
          <table:cell-address table:column="4" table:row="192" table:table="0"/>
          <office:change-info>
            <dc:creator>Martin Anward</dc:creator>
            <dc:date>2016-09-28T14:30:26.16</dc:date>
          </office:change-info>
          <table:previous table:id="ct3971">
            <table:change-track-table-cell office:value-type="float" office:value="325"/>
          </table:previous>
        </table:cell-content-change>
        <table:cell-content-change table:id="ct3989">
          <table:cell-address table:column="5" table:row="192" table:table="0"/>
          <office:change-info>
            <dc:creator>Martin Anward</dc:creator>
            <dc:date>2016-09-28T14:30:44.02</dc:date>
          </office:change-info>
          <table:previous table:id="ct3972">
            <table:change-track-table-cell office:value-type="date" office:date-value="2000-08-01"/>
          </table:previous>
        </table:cell-content-change>
        <table:cell-content-change table:id="ct3990">
          <table:cell-address table:column="6" table:row="192" table:table="0"/>
          <office:change-info>
            <dc:creator>Martin Anward</dc:creator>
            <dc:date>2016-09-28T14:30:53.24</dc:date>
          </office:change-info>
          <table:previous table:id="ct3973">
            <table:change-track-table-cell office:value-type="date" office:date-value="2000-03-01"/>
          </table:previous>
        </table:cell-content-change>
        <table:cell-content-change table:id="ct3991">
          <table:cell-address table:column="6" table:row="181" table:table="0"/>
          <office:change-info>
            <dc:creator>Martin Anward</dc:creator>
            <dc:date>2016-09-28T14:30:57.55</dc:date>
          </office:change-info>
          <table:previous table:id="ct3628">
            <table:change-track-table-cell office:value-type="date" office:date-value="2000-03-01"/>
          </table:previous>
        </table:cell-content-change>
        <table:cell-content-change table:id="ct3992">
          <table:cell-address table:column="6" table:row="180" table:table="0"/>
          <office:change-info>
            <dc:creator>Martin Anward</dc:creator>
            <dc:date>2016-09-28T14:31:01.71</dc:date>
          </office:change-info>
          <table:previous table:id="ct3627">
            <table:change-track-table-cell office:value-type="string">
              <text:p>0.00</text:p>
            </table:change-track-table-cell>
          </table:previous>
        </table:cell-content-change>
        <table:cell-content-change table:id="ct3993">
          <table:cell-address table:column="7" table:row="192" table:table="0"/>
          <office:change-info>
            <dc:creator>Martin Anward</dc:creator>
            <dc:date>2016-09-28T14:31:16.25</dc:date>
          </office:change-info>
          <table:previous table:id="ct3974">
            <table:change-track-table-cell office:value-type="date" office:date-value="2000-09-01"/>
          </table:previous>
        </table:cell-content-change>
        <table:cell-content-change table:id="ct3994">
          <table:cell-address table:column="0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3995">
          <table:cell-address table:column="1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3996">
          <table:cell-address table:column="2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3997">
          <table:cell-address table:column="3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3998">
          <table:cell-address table:column="4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3999">
          <table:cell-address table:column="5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00">
          <table:cell-address table:column="6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01">
          <table:cell-address table:column="7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02">
          <table:cell-address table:column="8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03">
          <table:cell-address table:column="9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04">
          <table:cell-address table:column="10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05">
          <table:cell-address table:column="11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06">
          <table:cell-address table:column="12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07">
          <table:cell-address table:column="13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08">
          <table:cell-address table:column="14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09">
          <table:cell-address table:column="15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10">
          <table:cell-address table:column="16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11">
          <table:cell-address table:column="17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12">
          <table:cell-address table:column="18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13">
          <table:cell-address table:column="0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14">
          <table:cell-address table:column="1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15">
          <table:cell-address table:column="2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16">
          <table:cell-address table:column="3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17">
          <table:cell-address table:column="4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18">
          <table:cell-address table:column="5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19">
          <table:cell-address table:column="6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20">
          <table:cell-address table:column="7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21">
          <table:cell-address table:column="8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22">
          <table:cell-address table:column="9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23">
          <table:cell-address table:column="10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24">
          <table:cell-address table:column="11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25">
          <table:cell-address table:column="12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26">
          <table:cell-address table:column="13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27">
          <table:cell-address table:column="14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28">
          <table:cell-address table:column="15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29">
          <table:cell-address table:column="16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30">
          <table:cell-address table:column="17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31">
          <table:cell-address table:column="18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32">
          <table:cell-address table:column="0" table:row="193" table:table="0"/>
          <office:change-info>
            <dc:creator>Martin Anward</dc:creator>
            <dc:date>2016-09-28T14:31:36.04</dc:date>
          </office:change-info>
          <table:previous table:id="ct3994">
            <table:change-track-table-cell office:value-type="string">
              <text:p>WRAITH_RED_LASER</text:p>
            </table:change-track-table-cell>
          </table:previous>
        </table:cell-content-change>
        <table:cell-content-change table:id="ct4033">
          <table:cell-address table:column="0" table:row="194" table:table="0"/>
          <office:change-info>
            <dc:creator>Martin Anward</dc:creator>
            <dc:date>2016-09-28T14:31:40.79</dc:date>
          </office:change-info>
          <table:previous table:id="ct4013">
            <table:change-track-table-cell office:value-type="string">
              <text:p>WRAITH_RED_LASER</text:p>
            </table:change-track-table-cell>
          </table:previous>
        </table:cell-content-change>
        <table:cell-content-change table:id="ct4034">
          <table:cell-address table:column="0" table:row="168" table:table="0"/>
          <office:change-info>
            <dc:creator> </dc:creator>
            <dc:date>2016-10-03T11:00:58.39</dc:date>
          </office:change-info>
          <table:previous>
            <table:change-track-table-cell office:value-type="string">
              <text:p>SCOURGE_PROJECTILE_WEAPON</text:p>
            </table:change-track-table-cell>
          </table:previous>
        </table:cell-content-change>
        <table:cell-content-change table:id="ct4035">
          <table:cell-address table:column="0" table:row="168" table:table="0"/>
          <office:change-info>
            <dc:creator> </dc:creator>
            <dc:date>2016-10-03T11:10:26.54</dc:date>
          </office:change-info>
          <table:previous table:id="ct4034">
            <table:change-track-table-cell office:value-type="string">
              <text:p>MEDIUM_SCOURGE_PROJECTILE_WEAPON </text:p>
            </table:change-track-table-cell>
          </table:previous>
        </table:cell-content-change>
        <table:cell-content-change table:id="ct4036">
          <table:cell-address table:column="7" table:row="114" table:table="0"/>
          <office:change-info>
            <dc:creator> </dc:creator>
            <dc:date>2016-10-25T10:56:19.44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037">
          <table:cell-address table:column="7" table:row="115" table:table="0"/>
          <office:change-info>
            <dc:creator> </dc:creator>
            <dc:date>2016-10-25T10:56:21.76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038">
          <table:cell-address table:column="7" table:row="116" table:table="0"/>
          <office:change-info>
            <dc:creator> </dc:creator>
            <dc:date>2016-10-25T10:56:22.21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039">
          <table:cell-address table:column="1" table:row="114" table:table="0"/>
          <office:change-info>
            <dc:creator> </dc:creator>
            <dc:date>2016-10-25T11:06:40.24</dc:date>
          </office:change-info>
          <table:previous table:id="ct681">
            <table:change-track-table-cell office:value-type="string">
              <text:p>20.00</text:p>
            </table:change-track-table-cell>
          </table:previous>
        </table:cell-content-change>
        <table:cell-content-change table:id="ct4040">
          <table:cell-address table:column="1" table:row="115" table:table="0"/>
          <office:change-info>
            <dc:creator> </dc:creator>
            <dc:date>2016-10-25T11:06:40.24</dc:date>
          </office:change-info>
          <table:previous table:id="ct682">
            <table:change-track-table-cell office:value-type="string">
              <text:p>40.00</text:p>
            </table:change-track-table-cell>
          </table:previous>
        </table:cell-content-change>
        <table:cell-content-change table:id="ct4041">
          <table:cell-address table:column="1" table:row="116" table:table="0"/>
          <office:change-info>
            <dc:creator> </dc:creator>
            <dc:date>2016-10-25T11:06:40.24</dc:date>
          </office:change-info>
          <table:previous table:id="ct683">
            <table:change-track-table-cell office:value-type="string">
              <text:p>60.00</text:p>
            </table:change-track-table-cell>
          </table:previous>
        </table:cell-content-change>
        <table:cell-content-change table:id="ct4042">
          <table:cell-address table:column="2" table:row="114" table:table="0"/>
          <office:change-info>
            <dc:creator> </dc:creator>
            <dc:date>2016-10-25T11:06:40.24</dc:date>
          </office:change-info>
          <table:previous table:id="ct684">
            <table:change-track-table-cell office:value-type="string">
              <text:p>-20.00</text:p>
            </table:change-track-table-cell>
          </table:previous>
        </table:cell-content-change>
        <table:cell-content-change table:id="ct4043">
          <table:cell-address table:column="2" table:row="115" table:table="0"/>
          <office:change-info>
            <dc:creator> </dc:creator>
            <dc:date>2016-10-25T11:06:40.24</dc:date>
          </office:change-info>
          <table:previous table:id="ct685">
            <table:change-track-table-cell office:value-type="string">
              <text:p>-40.00</text:p>
            </table:change-track-table-cell>
          </table:previous>
        </table:cell-content-change>
        <table:cell-content-change table:id="ct4044">
          <table:cell-address table:column="2" table:row="116" table:table="0"/>
          <office:change-info>
            <dc:creator> </dc:creator>
            <dc:date>2016-10-25T11:06:40.24</dc:date>
          </office:change-info>
          <table:previous table:id="ct686">
            <table:change-track-table-cell office:value-type="string">
              <text:p>-60.00</text:p>
            </table:change-track-table-cell>
          </table:previous>
        </table:cell-content-change>
        <table:cell-content-change table:id="ct4045">
          <table:cell-address table:column="3" table:row="115" table:table="0"/>
          <office:change-info>
            <dc:creator> </dc:creator>
            <dc:date>2016-10-25T11:06:40.24</dc:date>
          </office:change-info>
          <table:previous table:id="ct549">
            <table:change-track-table-cell office:value-type="string">
              <text:p>150.00</text:p>
            </table:change-track-table-cell>
          </table:previous>
        </table:cell-content-change>
        <table:cell-content-change table:id="ct4046">
          <table:cell-address table:column="4" table:row="114" table:table="0"/>
          <office:change-info>
            <dc:creator> </dc:creator>
            <dc:date>2016-10-25T11:06:40.24</dc:date>
          </office:change-info>
          <table:previous table:id="ct551">
            <table:change-track-table-cell office:value-type="string">
              <text:p>260.00</text:p>
            </table:change-track-table-cell>
          </table:previous>
        </table:cell-content-change>
        <table:cell-content-change table:id="ct4047">
          <table:cell-address table:column="4" table:row="115" table:table="0"/>
          <office:change-info>
            <dc:creator> </dc:creator>
            <dc:date>2016-10-25T11:06:40.24</dc:date>
          </office:change-info>
          <table:previous table:id="ct552">
            <table:change-track-table-cell office:value-type="string">
              <text:p>300.00</text:p>
            </table:change-track-table-cell>
          </table:previous>
        </table:cell-content-change>
        <table:cell-content-change table:id="ct4048">
          <table:cell-address table:column="16" table:row="116" table:table="0"/>
          <office:change-info>
            <dc:creator> </dc:creator>
            <dc:date>2016-10-25T11:09:44.57</dc:date>
          </office:change-info>
          <table:previous table:id="ct2538">
            <table:change-track-table-cell office:value-type="float" office:value="8"/>
          </table:previous>
        </table:cell-content-change>
        <table:cell-content-change table:id="ct4049">
          <table:cell-address table:column="3" table:row="27" table:table="0"/>
          <office:change-info>
            <dc:creator> </dc:creator>
            <dc:date>2016-10-31T17:44:48.57</dc:date>
          </office:change-info>
          <table:previous>
            <table:change-track-table-cell office:value-type="string">
              <text:p>74.00</text:p>
            </table:change-track-table-cell>
          </table:previous>
        </table:cell-content-change>
        <table:cell-content-change table:id="ct4050">
          <table:cell-address table:column="3" table:row="28" table:table="0"/>
          <office:change-info>
            <dc:creator> </dc:creator>
            <dc:date>2016-10-31T17:44:48.57</dc:date>
          </office:change-info>
          <table:previous>
            <table:change-track-table-cell office:value-type="string">
              <text:p>85.00</text:p>
            </table:change-track-table-cell>
          </table:previous>
        </table:cell-content-change>
        <table:cell-content-change table:id="ct4051">
          <table:cell-address table:column="4" table:row="27" table:table="0"/>
          <office:change-info>
            <dc:creator> </dc:creator>
            <dc:date>2016-10-31T17:44:48.57</dc:date>
          </office:change-info>
          <table:previous>
            <table:change-track-table-cell office:value-type="string">
              <text:p>213.00</text:p>
            </table:change-track-table-cell>
          </table:previous>
        </table:cell-content-change>
        <table:cell-content-change table:id="ct4052">
          <table:cell-address table:column="4" table:row="28" table:table="0"/>
          <office:change-info>
            <dc:creator> </dc:creator>
            <dc:date>2016-10-31T17:44:48.57</dc:date>
          </office:change-info>
          <table:previous>
            <table:change-track-table-cell office:value-type="string">
              <text:p>232.00</text:p>
            </table:change-track-table-cell>
          </table:previous>
        </table:cell-content-change>
        <table:cell-content-change table:id="ct4053">
          <table:cell-address table:column="4" table:row="91" table:table="0"/>
          <office:change-info>
            <dc:creator> </dc:creator>
            <dc:date>2016-10-31T17:52:35.69</dc:date>
          </office:change-info>
          <table:previous table:id="ct1140">
            <table:change-track-table-cell office:value-type="string">
              <text:p>249.00</text:p>
            </table:change-track-table-cell>
          </table:previous>
        </table:cell-content-change>
        <table:cell-content-change table:id="ct4054">
          <table:cell-address table:column="4" table:row="92" table:table="0"/>
          <office:change-info>
            <dc:creator> </dc:creator>
            <dc:date>2016-10-31T17:52:35.69</dc:date>
          </office:change-info>
          <table:previous table:id="ct1141">
            <table:change-track-table-cell office:value-type="string">
              <text:p>265.00</text:p>
            </table:change-track-table-cell>
          </table:previous>
        </table:cell-content-change>
        <table:cell-content-change table:id="ct4055">
          <table:cell-address table:column="4" table:row="42" table:table="0"/>
          <office:change-info>
            <dc:creator> </dc:creator>
            <dc:date>2016-10-31T17:52:55.25</dc:date>
          </office:change-info>
          <table:previous table:id="ct568">
            <table:change-track-table-cell office:value-type="string">
              <text:p>170.00</text:p>
            </table:change-track-table-cell>
          </table:previous>
        </table:cell-content-change>
        <table:cell-content-change table:id="ct4056">
          <table:cell-address table:column="4" table:row="43" table:table="0"/>
          <office:change-info>
            <dc:creator> </dc:creator>
            <dc:date>2016-10-31T17:52:55.25</dc:date>
          </office:change-info>
          <table:previous table:id="ct569">
            <table:change-track-table-cell office:value-type="string">
              <text:p>190.00</text:p>
            </table:change-track-table-cell>
          </table:previous>
        </table:cell-content-change>
        <table:cell-content-change table:id="ct4057">
          <table:cell-address table:column="3" table:row="27" table:table="0"/>
          <office:change-info>
            <dc:creator> </dc:creator>
            <dc:date>2016-10-31T17:54:05.77</dc:date>
          </office:change-info>
          <table:previous table:id="ct4049">
            <table:change-track-table-cell office:value-type="string">
              <text:p>114.00</text:p>
            </table:change-track-table-cell>
          </table:previous>
        </table:cell-content-change>
        <table:cell-content-change table:id="ct4058">
          <table:cell-address table:column="3" table:row="28" table:table="0"/>
          <office:change-info>
            <dc:creator> </dc:creator>
            <dc:date>2016-10-31T17:54:05.77</dc:date>
          </office:change-info>
          <table:previous table:id="ct4050">
            <table:change-track-table-cell office:value-type="string">
              <text:p>129.00</text:p>
            </table:change-track-table-cell>
          </table:previous>
        </table:cell-content-change>
        <table:cell-content-change table:id="ct4059">
          <table:cell-address table:column="4" table:row="27" table:table="0"/>
          <office:change-info>
            <dc:creator> </dc:creator>
            <dc:date>2016-10-31T17:54:05.77</dc:date>
          </office:change-info>
          <table:previous table:id="ct4051">
            <table:change-track-table-cell office:value-type="string">
              <text:p>303.00</text:p>
            </table:change-track-table-cell>
          </table:previous>
        </table:cell-content-change>
        <table:cell-content-change table:id="ct4060">
          <table:cell-address table:column="4" table:row="28" table:table="0"/>
          <office:change-info>
            <dc:creator> </dc:creator>
            <dc:date>2016-10-31T17:54:05.77</dc:date>
          </office:change-info>
          <table:previous table:id="ct4052">
            <table:change-track-table-cell office:value-type="string">
              <text:p>371.00</text:p>
            </table:change-track-table-cell>
          </table:previous>
        </table:cell-content-change>
        <table:cell-content-change table:id="ct4061">
          <table:cell-address table:column="3" table:row="91" table:table="0"/>
          <office:change-info>
            <dc:creator> </dc:creator>
            <dc:date>2016-10-31T17:55:15.75</dc:date>
          </office:change-info>
          <table:previous table:id="ct1138">
            <table:change-track-table-cell office:value-type="string">
              <text:p>111.00</text:p>
            </table:change-track-table-cell>
          </table:previous>
        </table:cell-content-change>
        <table:cell-content-change table:id="ct4062">
          <table:cell-address table:column="3" table:row="92" table:table="0"/>
          <office:change-info>
            <dc:creator> </dc:creator>
            <dc:date>2016-10-31T17:55:15.75</dc:date>
          </office:change-info>
          <table:previous table:id="ct1139">
            <table:change-track-table-cell office:value-type="string">
              <text:p>133.00</text:p>
            </table:change-track-table-cell>
          </table:previous>
        </table:cell-content-change>
        <table:cell-content-change table:id="ct4063">
          <table:cell-address table:column="4" table:row="91" table:table="0"/>
          <office:change-info>
            <dc:creator> </dc:creator>
            <dc:date>2016-10-31T17:55:15.75</dc:date>
          </office:change-info>
          <table:previous table:id="ct4053">
            <table:change-track-table-cell office:value-type="string">
              <text:p>281.00</text:p>
            </table:change-track-table-cell>
          </table:previous>
        </table:cell-content-change>
        <table:cell-content-change table:id="ct4064">
          <table:cell-address table:column="4" table:row="92" table:table="0"/>
          <office:change-info>
            <dc:creator> </dc:creator>
            <dc:date>2016-10-31T17:55:15.75</dc:date>
          </office:change-info>
          <table:previous table:id="ct4054">
            <table:change-track-table-cell office:value-type="string">
              <text:p>338.00</text:p>
            </table:change-track-table-cell>
          </table:previous>
        </table:cell-content-change>
        <table:cell-content-change table:id="ct4065">
          <table:cell-address table:column="11" table:row="94" table:table="0"/>
          <office:change-info>
            <dc:creator>Martin Anward</dc:creator>
            <dc:date>2016-11-21T09:49:30.01</dc:date>
          </office:change-info>
          <table:previous table:id="ct124">
            <table:change-track-table-cell office:value-type="string">
              <text:p>50.00</text:p>
            </table:change-track-table-cell>
          </table:previous>
        </table:cell-content-change>
        <table:cell-content-change table:id="ct4066">
          <table:cell-address table:column="11" table:row="95" table:table="0"/>
          <office:change-info>
            <dc:creator>Martin Anward</dc:creator>
            <dc:date>2016-11-21T09:49:31.11</dc:date>
          </office:change-info>
          <table:previous table:id="ct125">
            <table:change-track-table-cell office:value-type="string">
              <text:p>70.00</text:p>
            </table:change-track-table-cell>
          </table:previous>
        </table:cell-content-change>
        <table:cell-content-change table:id="ct4067">
          <table:cell-address table:column="11" table:row="96" table:table="0"/>
          <office:change-info>
            <dc:creator>Martin Anward</dc:creator>
            <dc:date>2016-11-21T09:49:33.43</dc:date>
          </office:change-info>
          <table:previous table:id="ct346">
            <table:change-track-table-cell office:value-type="string">
              <text:p>90.00</text:p>
            </table:change-track-table-cell>
          </table:previous>
        </table:cell-content-change>
        <table:cell-content-change table:id="ct4068">
          <table:cell-address table:column="11" table:row="97" table:table="0"/>
          <office:change-info>
            <dc:creator>Martin Anward</dc:creator>
            <dc:date>2016-11-21T09:49:36.61</dc:date>
          </office:change-info>
          <table:previous table:id="ct127">
            <table:change-track-table-cell office:value-type="string">
              <text:p>50.00</text:p>
            </table:change-track-table-cell>
          </table:previous>
        </table:cell-content-change>
        <table:cell-content-change table:id="ct4069">
          <table:cell-address table:column="11" table:row="98" table:table="0"/>
          <office:change-info>
            <dc:creator>Martin Anward</dc:creator>
            <dc:date>2016-11-21T09:49:36.61</dc:date>
          </office:change-info>
          <table:previous table:id="ct128">
            <table:change-track-table-cell office:value-type="string">
              <text:p>70.00</text:p>
            </table:change-track-table-cell>
          </table:previous>
        </table:cell-content-change>
        <table:cell-content-change table:id="ct4070">
          <table:cell-address table:column="11" table:row="99" table:table="0"/>
          <office:change-info>
            <dc:creator>Martin Anward</dc:creator>
            <dc:date>2016-11-21T09:49:36.61</dc:date>
          </office:change-info>
          <table:previous table:id="ct347">
            <table:change-track-table-cell office:value-type="string">
              <text:p>90.00</text:p>
            </table:change-track-table-cell>
          </table:previous>
        </table:cell-content-change>
        <table:cell-content-change table:id="ct4071">
          <table:cell-address table:column="11" table:row="100" table:table="0"/>
          <office:change-info>
            <dc:creator>Martin Anward</dc:creator>
            <dc:date>2016-11-21T09:49:38.55</dc:date>
          </office:change-info>
          <table:previous table:id="ct130">
            <table:change-track-table-cell office:value-type="string">
              <text:p>50.00</text:p>
            </table:change-track-table-cell>
          </table:previous>
        </table:cell-content-change>
        <table:cell-content-change table:id="ct4072">
          <table:cell-address table:column="11" table:row="101" table:table="0"/>
          <office:change-info>
            <dc:creator>Martin Anward</dc:creator>
            <dc:date>2016-11-21T09:49:38.55</dc:date>
          </office:change-info>
          <table:previous table:id="ct131">
            <table:change-track-table-cell office:value-type="string">
              <text:p>70.00</text:p>
            </table:change-track-table-cell>
          </table:previous>
        </table:cell-content-change>
        <table:cell-content-change table:id="ct4073">
          <table:cell-address table:column="11" table:row="102" table:table="0"/>
          <office:change-info>
            <dc:creator>Martin Anward</dc:creator>
            <dc:date>2016-11-21T09:49:38.55</dc:date>
          </office:change-info>
          <table:previous table:id="ct348">
            <table:change-track-table-cell office:value-type="string">
              <text:p>90.00</text:p>
            </table:change-track-table-cell>
          </table:previous>
        </table:cell-content-change>
        <table:cell-content-change table:id="ct4074">
          <table:cell-address table:column="11" table:row="103" table:table="0"/>
          <office:change-info>
            <dc:creator>Martin Anward</dc:creator>
            <dc:date>2016-11-21T09:49:40.85</dc:date>
          </office:change-info>
          <table:previous table:id="ct133">
            <table:change-track-table-cell office:value-type="string">
              <text:p>50.00</text:p>
            </table:change-track-table-cell>
          </table:previous>
        </table:cell-content-change>
        <table:cell-content-change table:id="ct4075">
          <table:cell-address table:column="11" table:row="104" table:table="0"/>
          <office:change-info>
            <dc:creator>Martin Anward</dc:creator>
            <dc:date>2016-11-21T09:49:40.85</dc:date>
          </office:change-info>
          <table:previous table:id="ct134">
            <table:change-track-table-cell office:value-type="string">
              <text:p>70.00</text:p>
            </table:change-track-table-cell>
          </table:previous>
        </table:cell-content-change>
        <table:cell-content-change table:id="ct4076">
          <table:cell-address table:column="11" table:row="105" table:table="0"/>
          <office:change-info>
            <dc:creator>Martin Anward</dc:creator>
            <dc:date>2016-11-21T09:49:40.85</dc:date>
          </office:change-info>
          <table:previous table:id="ct349">
            <table:change-track-table-cell office:value-type="string">
              <text:p>90.00</text:p>
            </table:change-track-table-cell>
          </table:previous>
        </table:cell-content-change>
        <table:cell-content-change table:id="ct4077">
          <table:cell-address table:column="11" table:row="106" table:table="0"/>
          <office:change-info>
            <dc:creator>Martin Anward</dc:creator>
            <dc:date>2016-11-21T09:49:41.62</dc:date>
          </office:change-info>
          <table:previous table:id="ct136">
            <table:change-track-table-cell office:value-type="string">
              <text:p>50.00</text:p>
            </table:change-track-table-cell>
          </table:previous>
        </table:cell-content-change>
        <table:cell-content-change table:id="ct4078">
          <table:cell-address table:column="11" table:row="107" table:table="0"/>
          <office:change-info>
            <dc:creator>Martin Anward</dc:creator>
            <dc:date>2016-11-21T09:49:41.62</dc:date>
          </office:change-info>
          <table:previous table:id="ct137">
            <table:change-track-table-cell office:value-type="string">
              <text:p>70.00</text:p>
            </table:change-track-table-cell>
          </table:previous>
        </table:cell-content-change>
        <table:cell-content-change table:id="ct4079">
          <table:cell-address table:column="11" table:row="108" table:table="0"/>
          <office:change-info>
            <dc:creator>Martin Anward</dc:creator>
            <dc:date>2016-11-21T09:49:41.62</dc:date>
          </office:change-info>
          <table:previous table:id="ct350">
            <table:change-track-table-cell office:value-type="string">
              <text:p>90.00</text:p>
            </table:change-track-table-cell>
          </table:previous>
        </table:cell-content-change>
        <table:cell-content-change table:id="ct4080">
          <table:cell-address table:column="11" table:row="110" table:table="0"/>
          <office:change-info>
            <dc:creator>Martin Anward</dc:creator>
            <dc:date>2016-11-21T09:49:44.28</dc:date>
          </office:change-info>
          <table:previous table:id="ct139">
            <table:change-track-table-cell office:value-type="string">
              <text:p>50.00</text:p>
            </table:change-track-table-cell>
          </table:previous>
        </table:cell-content-change>
        <table:cell-content-change table:id="ct4081">
          <table:cell-address table:column="11" table:row="111" table:table="0"/>
          <office:change-info>
            <dc:creator>Martin Anward</dc:creator>
            <dc:date>2016-11-21T09:49:44.28</dc:date>
          </office:change-info>
          <table:previous table:id="ct140">
            <table:change-track-table-cell office:value-type="string">
              <text:p>70.00</text:p>
            </table:change-track-table-cell>
          </table:previous>
        </table:cell-content-change>
        <table:cell-content-change table:id="ct4082">
          <table:cell-address table:column="11" table:row="112" table:table="0"/>
          <office:change-info>
            <dc:creator>Martin Anward</dc:creator>
            <dc:date>2016-11-21T09:49:44.28</dc:date>
          </office:change-info>
          <table:previous table:id="ct351">
            <table:change-track-table-cell office:value-type="string">
              <text:p>90.00</text:p>
            </table:change-track-table-cell>
          </table:previous>
        </table:cell-content-change>
        <table:cell-content-change table:id="ct4083">
          <table:cell-address table:column="11" table:row="121" table:table="0"/>
          <office:change-info>
            <dc:creator>Martin Anward</dc:creator>
            <dc:date>2016-11-21T09:49:56.62</dc:date>
          </office:change-info>
          <table:previous table:id="ct741">
            <table:change-track-table-cell office:value-type="string">
              <text:p>50.00</text:p>
            </table:change-track-table-cell>
          </table:previous>
        </table:cell-content-change>
        <table:cell-content-change table:id="ct4084">
          <table:cell-address table:column="11" table:row="121" table:table="0"/>
          <office:change-info>
            <dc:creator>Martin Anward</dc:creator>
            <dc:date>2016-11-21T09:50:00.14</dc:date>
          </office:change-info>
          <table:previous table:id="ct4083">
            <table:change-track-table-cell office:value-type="string">
              <text:p>70.00</text:p>
            </table:change-track-table-cell>
          </table:previous>
        </table:cell-content-change>
        <table:cell-content-change table:id="ct4085">
          <table:cell-address table:column="11" table:row="122" table:table="0"/>
          <office:change-info>
            <dc:creator>Martin Anward</dc:creator>
            <dc:date>2016-11-21T09:50:01.06</dc:date>
          </office:change-info>
          <table:previous table:id="ct742">
            <table:change-track-table-cell office:value-type="string">
              <text:p>50.00</text:p>
            </table:change-track-table-cell>
          </table:previous>
        </table:cell-content-change>
        <table:cell-content-change table:id="ct4086">
          <table:cell-address table:column="11" table:row="121" table:table="0"/>
          <office:change-info>
            <dc:creator>Martin Anward</dc:creator>
            <dc:date>2016-11-21T09:50:54.35</dc:date>
          </office:change-info>
          <table:previous table:id="ct4084">
            <table:change-track-table-cell office:value-type="string">
              <text:p>80.00</text:p>
            </table:change-track-table-cell>
          </table:previous>
        </table:cell-content-change>
        <table:cell-content-change table:id="ct4087">
          <table:cell-address table:column="11" table:row="122" table:table="0"/>
          <office:change-info>
            <dc:creator>Martin Anward</dc:creator>
            <dc:date>2016-11-21T09:50:55.63</dc:date>
          </office:change-info>
          <table:previous table:id="ct4085">
            <table:change-track-table-cell office:value-type="string">
              <text:p>80.00</text:p>
            </table:change-track-table-cell>
          </table:previous>
        </table:cell-content-change>
        <table:insertion table:id="ct4088" table:type="row" table:position="157" table:table="0">
          <office:change-info>
            <dc:creator> </dc:creator>
            <dc:date>2017-01-30T13:54:44.84</dc:date>
          </office:change-info>
          <table:dependencies>
            <table:dependence table:id="ct4709"/>
            <table:dependence table:id="ct4300"/>
            <table:dependence table:id="ct4299"/>
            <table:dependence table:id="ct4298"/>
            <table:dependence table:id="ct4297"/>
            <table:dependence table:id="ct4296"/>
            <table:dependence table:id="ct4295"/>
            <table:dependence table:id="ct4294"/>
            <table:dependence table:id="ct4293"/>
            <table:dependence table:id="ct4117"/>
            <table:dependence table:id="ct4116"/>
            <table:dependence table:id="ct4115"/>
            <table:dependence table:id="ct4114"/>
            <table:dependence table:id="ct4113"/>
            <table:dependence table:id="ct4112"/>
            <table:dependence table:id="ct4111"/>
            <table:dependence table:id="ct4110"/>
            <table:dependence table:id="ct4109"/>
            <table:dependence table:id="ct4108"/>
            <table:dependence table:id="ct4107"/>
            <table:dependence table:id="ct4106"/>
            <table:dependence table:id="ct4105"/>
            <table:dependence table:id="ct4104"/>
            <table:dependence table:id="ct4103"/>
            <table:dependence table:id="ct4102"/>
            <table:dependence table:id="ct4101"/>
            <table:dependence table:id="ct4100"/>
            <table:dependence table:id="ct4099"/>
            <table:dependence table:id="ct4098"/>
            <table:dependence table:id="ct4097"/>
            <table:dependence table:id="ct4096"/>
            <table:dependence table:id="ct4095"/>
            <table:dependence table:id="ct4094"/>
            <table:dependence table:id="ct4093"/>
            <table:dependence table:id="ct4092"/>
            <table:dependence table:id="ct4091"/>
            <table:dependence table:id="ct4090"/>
            <table:dependence table:id="ct4089"/>
          </table:dependencies>
        </table:insertion>
        <table:cell-content-change table:id="ct4089">
          <table:cell-address table:column="0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090">
          <table:cell-address table:column="1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091">
          <table:cell-address table:column="2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092">
          <table:cell-address table:column="3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093">
          <table:cell-address table:column="4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094">
          <table:cell-address table:column="5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095">
          <table:cell-address table:column="6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096">
          <table:cell-address table:column="7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097">
          <table:cell-address table:column="8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098">
          <table:cell-address table:column="9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099">
          <table:cell-address table:column="10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100">
          <table:cell-address table:column="11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101">
          <table:cell-address table:column="12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102">
          <table:cell-address table:column="13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103">
          <table:cell-address table:column="14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104">
          <table:cell-address table:column="15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105">
          <table:cell-address table:column="16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106">
          <table:cell-address table:column="17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107">
          <table:cell-address table:column="18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108">
          <table:cell-address table:column="0" table:row="157" table:table="0"/>
          <office:change-info>
            <dc:creator> </dc:creator>
            <dc:date>2017-01-30T13:54:49.40</dc:date>
          </office:change-info>
          <table:previous table:id="ct4089">
            <table:change-track-table-cell office:value-type="string">
              <text:p>SPACE_CLOUD_LIGHTNING</text:p>
            </table:change-track-table-cell>
          </table:previous>
        </table:cell-content-change>
        <table:cell-content-change table:id="ct4109">
          <table:cell-address table:column="0" table:row="157" table:table="0"/>
          <office:change-info>
            <dc:creator> </dc:creator>
            <dc:date>2017-01-30T13:54:54.38</dc:date>
          </office:change-info>
          <table:previous table:id="ct4108">
            <table:change-track-table-cell office:value-type="string">
              <text:p>MEDIUM_AUTOCANNON_1</text:p>
            </table:change-track-table-cell>
          </table:previous>
        </table:cell-content-change>
        <table:cell-content-change table:id="ct4110">
          <table:cell-address table:column="1" table:row="157" table:table="0"/>
          <office:change-info>
            <dc:creator> </dc:creator>
            <dc:date>2017-01-30T13:55:02.71</dc:date>
          </office:change-info>
          <table:previous table:id="ct4090">
            <table:change-track-table-cell office:value-type="string">
              <text:p>10.00</text:p>
            </table:change-track-table-cell>
          </table:previous>
        </table:cell-content-change>
        <table:cell-content-change table:id="ct4111">
          <table:cell-address table:column="2" table:row="157" table:table="0"/>
          <office:change-info>
            <dc:creator> </dc:creator>
            <dc:date>2017-01-30T13:55:03.77</dc:date>
          </office:change-info>
          <table:previous table:id="ct4091">
            <table:change-track-table-cell office:value-type="string">
              <text:p>-10.00</text:p>
            </table:change-track-table-cell>
          </table:previous>
        </table:cell-content-change>
        <table:cell-content-change table:id="ct4112">
          <table:cell-address table:column="3" table:row="157" table:table="0"/>
          <office:change-info>
            <dc:creator> </dc:creator>
            <dc:date>2017-01-30T13:58:16.51</dc:date>
          </office:change-info>
          <table:previous table:id="ct4092">
            <table:change-track-table-cell office:value-type="string">
              <text:p>1.00</text:p>
            </table:change-track-table-cell>
          </table:previous>
        </table:cell-content-change>
        <table:cell-content-change table:id="ct4113">
          <table:cell-address table:column="4" table:row="157" table:table="0"/>
          <office:change-info>
            <dc:creator> </dc:creator>
            <dc:date>2017-01-30T13:58:16.51</dc:date>
          </office:change-info>
          <table:previous table:id="ct4093">
            <table:change-track-table-cell office:value-type="string">
              <text:p>27.00</text:p>
            </table:change-track-table-cell>
          </table:previous>
        </table:cell-content-change>
        <table:cell-content-change table:id="ct4114">
          <table:cell-address table:column="12" table:row="157" table:table="0"/>
          <office:change-info>
            <dc:creator> </dc:creator>
            <dc:date>2017-01-30T13:58:21.09</dc:date>
          </office:change-info>
          <table:previous table:id="ct4101">
            <table:change-track-table-cell office:value-type="string">
              <text:p>1.00</text:p>
            </table:change-track-table-cell>
          </table:previous>
        </table:cell-content-change>
        <table:cell-content-change table:id="ct4115">
          <table:cell-address table:column="11" table:row="157" table:table="0"/>
          <office:change-info>
            <dc:creator> </dc:creator>
            <dc:date>2017-01-30T13:59:44.31</dc:date>
          </office:change-info>
          <table:previous table:id="ct4100">
            <table:change-track-table-cell office:value-type="string">
              <text:p>50.00</text:p>
            </table:change-track-table-cell>
          </table:previous>
        </table:cell-content-change>
        <table:cell-content-change table:id="ct4116">
          <table:cell-address table:column="5" table:row="157" table:table="0"/>
          <office:change-info>
            <dc:creator> </dc:creator>
            <dc:date>2017-01-30T14:04:25.80</dc:date>
          </office:change-info>
          <table:previous table:id="ct4094">
            <table:change-track-table-cell office:value-type="string">
              <text:p>0.75</text:p>
            </table:change-track-table-cell>
          </table:previous>
        </table:cell-content-change>
        <table:cell-content-change table:id="ct4117">
          <table:cell-address table:column="7" table:row="157" table:table="0"/>
          <office:change-info>
            <dc:creator> </dc:creator>
            <dc:date>2017-01-30T14:04:30.30</dc:date>
          </office:change-info>
          <table:previous table:id="ct4096">
            <table:change-track-table-cell office:value-type="string">
              <text:p>0.50</text:p>
            </table:change-track-table-cell>
          </table:previous>
        </table:cell-content-change>
        <table:cell-content-change table:id="ct4118">
          <table:cell-address table:column="5" table:row="94" table:table="0"/>
          <office:change-info>
            <dc:creator> </dc:creator>
            <dc:date>2017-02-20T09:59:45.13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19">
          <table:cell-address table:column="5" table:row="94" table:table="0"/>
          <office:change-info>
            <dc:creator> </dc:creator>
            <dc:date>2017-02-20T10:00:08.84</dc:date>
          </office:change-info>
          <table:previous table:id="ct4118">
            <table:change-track-table-cell office:value-type="string">
              <text:p>1.33</text:p>
            </table:change-track-table-cell>
          </table:previous>
        </table:cell-content-change>
        <table:cell-content-change table:id="ct4120">
          <table:cell-address table:column="5" table:row="95" table:table="0"/>
          <office:change-info>
            <dc:creator> </dc:creator>
            <dc:date>2017-02-20T10:00:15.4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21">
          <table:cell-address table:column="5" table:row="96" table:table="0"/>
          <office:change-info>
            <dc:creator> </dc:creator>
            <dc:date>2017-02-20T10:00:15.4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22">
          <table:cell-address table:column="5" table:row="97" table:table="0"/>
          <office:change-info>
            <dc:creator> </dc:creator>
            <dc:date>2017-02-20T10:00:15.4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23">
          <table:cell-address table:column="5" table:row="98" table:table="0"/>
          <office:change-info>
            <dc:creator> </dc:creator>
            <dc:date>2017-02-20T10:00:15.4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24">
          <table:cell-address table:column="5" table:row="99" table:table="0"/>
          <office:change-info>
            <dc:creator> </dc:creator>
            <dc:date>2017-02-20T10:00:15.4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25">
          <table:cell-address table:column="5" table:row="100" table:table="0"/>
          <office:change-info>
            <dc:creator> </dc:creator>
            <dc:date>2017-02-20T10:00:15.4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26">
          <table:cell-address table:column="5" table:row="101" table:table="0"/>
          <office:change-info>
            <dc:creator> </dc:creator>
            <dc:date>2017-02-20T10:00:15.4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27">
          <table:cell-address table:column="5" table:row="102" table:table="0"/>
          <office:change-info>
            <dc:creator> </dc:creator>
            <dc:date>2017-02-20T10:00:15.4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28">
          <table:cell-address table:column="5" table:row="103" table:table="0"/>
          <office:change-info>
            <dc:creator> </dc:creator>
            <dc:date>2017-02-20T10:00:15.4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29">
          <table:cell-address table:column="5" table:row="104" table:table="0"/>
          <office:change-info>
            <dc:creator> </dc:creator>
            <dc:date>2017-02-20T10:00:15.4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30">
          <table:cell-address table:column="5" table:row="105" table:table="0"/>
          <office:change-info>
            <dc:creator> </dc:creator>
            <dc:date>2017-02-20T10:00:15.4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31">
          <table:cell-address table:column="5" table:row="106" table:table="0"/>
          <office:change-info>
            <dc:creator> </dc:creator>
            <dc:date>2017-02-20T10:00:15.4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32">
          <table:cell-address table:column="5" table:row="107" table:table="0"/>
          <office:change-info>
            <dc:creator> </dc:creator>
            <dc:date>2017-02-20T10:00:15.4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33">
          <table:cell-address table:column="5" table:row="108" table:table="0"/>
          <office:change-info>
            <dc:creator> </dc:creator>
            <dc:date>2017-02-20T10:00:15.4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34">
          <table:cell-address table:column="5" table:row="94" table:table="0"/>
          <office:change-info>
            <dc:creator> </dc:creator>
            <dc:date>2017-02-20T10:00:23.27</dc:date>
          </office:change-info>
          <table:previous table:id="ct4119">
            <table:change-track-table-cell office:value-type="string">
              <text:p>1.101</text:p>
            </table:change-track-table-cell>
          </table:previous>
        </table:cell-content-change>
        <table:cell-content-change table:id="ct4135">
          <table:cell-address table:column="5" table:row="95" table:table="0"/>
          <office:change-info>
            <dc:creator> </dc:creator>
            <dc:date>2017-02-20T10:00:25.30</dc:date>
          </office:change-info>
          <table:previous table:id="ct4120">
            <table:change-track-table-cell office:value-type="string">
              <text:p>1.102</text:p>
            </table:change-track-table-cell>
          </table:previous>
        </table:cell-content-change>
        <table:cell-content-change table:id="ct4136">
          <table:cell-address table:column="5" table:row="96" table:table="0"/>
          <office:change-info>
            <dc:creator> </dc:creator>
            <dc:date>2017-02-20T10:00:26.32</dc:date>
          </office:change-info>
          <table:previous table:id="ct4121">
            <table:change-track-table-cell office:value-type="string">
              <text:p>1.103</text:p>
            </table:change-track-table-cell>
          </table:previous>
        </table:cell-content-change>
        <table:cell-content-change table:id="ct4137">
          <table:cell-address table:column="5" table:row="97" table:table="0"/>
          <office:change-info>
            <dc:creator> </dc:creator>
            <dc:date>2017-02-20T10:00:26.61</dc:date>
          </office:change-info>
          <table:previous table:id="ct4122">
            <table:change-track-table-cell office:value-type="string">
              <text:p>1.104</text:p>
            </table:change-track-table-cell>
          </table:previous>
        </table:cell-content-change>
        <table:cell-content-change table:id="ct4138">
          <table:cell-address table:column="5" table:row="108" table:table="0"/>
          <office:change-info>
            <dc:creator> </dc:creator>
            <dc:date>2017-02-20T10:00:28.88</dc:date>
          </office:change-info>
          <table:previous table:id="ct4133">
            <table:change-track-table-cell office:value-type="string">
              <text:p>1.115</text:p>
            </table:change-track-table-cell>
          </table:previous>
        </table:cell-content-change>
        <table:cell-content-change table:id="ct4139">
          <table:cell-address table:column="5" table:row="107" table:table="0"/>
          <office:change-info>
            <dc:creator> </dc:creator>
            <dc:date>2017-02-20T10:00:29.32</dc:date>
          </office:change-info>
          <table:previous table:id="ct4132">
            <table:change-track-table-cell office:value-type="string">
              <text:p>1.114</text:p>
            </table:change-track-table-cell>
          </table:previous>
        </table:cell-content-change>
        <table:cell-content-change table:id="ct4140">
          <table:cell-address table:column="5" table:row="106" table:table="0"/>
          <office:change-info>
            <dc:creator> </dc:creator>
            <dc:date>2017-02-20T10:00:29.71</dc:date>
          </office:change-info>
          <table:previous table:id="ct4131">
            <table:change-track-table-cell office:value-type="string">
              <text:p>1.113</text:p>
            </table:change-track-table-cell>
          </table:previous>
        </table:cell-content-change>
        <table:cell-content-change table:id="ct4141">
          <table:cell-address table:column="5" table:row="105" table:table="0"/>
          <office:change-info>
            <dc:creator> </dc:creator>
            <dc:date>2017-02-20T10:00:30.07</dc:date>
          </office:change-info>
          <table:previous table:id="ct4130">
            <table:change-track-table-cell office:value-type="string">
              <text:p>1.112</text:p>
            </table:change-track-table-cell>
          </table:previous>
        </table:cell-content-change>
        <table:cell-content-change table:id="ct4142">
          <table:cell-address table:column="5" table:row="104" table:table="0"/>
          <office:change-info>
            <dc:creator> </dc:creator>
            <dc:date>2017-02-20T10:00:30.40</dc:date>
          </office:change-info>
          <table:previous table:id="ct4129">
            <table:change-track-table-cell office:value-type="string">
              <text:p>1.111</text:p>
            </table:change-track-table-cell>
          </table:previous>
        </table:cell-content-change>
        <table:cell-content-change table:id="ct4143">
          <table:cell-address table:column="5" table:row="103" table:table="0"/>
          <office:change-info>
            <dc:creator> </dc:creator>
            <dc:date>2017-02-20T10:00:30.73</dc:date>
          </office:change-info>
          <table:previous table:id="ct4128">
            <table:change-track-table-cell office:value-type="string">
              <text:p>1.110</text:p>
            </table:change-track-table-cell>
          </table:previous>
        </table:cell-content-change>
        <table:cell-content-change table:id="ct4144">
          <table:cell-address table:column="5" table:row="102" table:table="0"/>
          <office:change-info>
            <dc:creator> </dc:creator>
            <dc:date>2017-02-20T10:00:31.05</dc:date>
          </office:change-info>
          <table:previous table:id="ct4127">
            <table:change-track-table-cell office:value-type="string">
              <text:p>1.109</text:p>
            </table:change-track-table-cell>
          </table:previous>
        </table:cell-content-change>
        <table:cell-content-change table:id="ct4145">
          <table:cell-address table:column="5" table:row="98" table:table="0"/>
          <office:change-info>
            <dc:creator> </dc:creator>
            <dc:date>2017-02-20T10:00:32.92</dc:date>
          </office:change-info>
          <table:previous table:id="ct4123">
            <table:change-track-table-cell office:value-type="string">
              <text:p>1.105</text:p>
            </table:change-track-table-cell>
          </table:previous>
        </table:cell-content-change>
        <table:cell-content-change table:id="ct4146">
          <table:cell-address table:column="5" table:row="99" table:table="0"/>
          <office:change-info>
            <dc:creator> </dc:creator>
            <dc:date>2017-02-20T10:00:33.33</dc:date>
          </office:change-info>
          <table:previous table:id="ct4124">
            <table:change-track-table-cell office:value-type="string">
              <text:p>1.106</text:p>
            </table:change-track-table-cell>
          </table:previous>
        </table:cell-content-change>
        <table:cell-content-change table:id="ct4147">
          <table:cell-address table:column="5" table:row="100" table:table="0"/>
          <office:change-info>
            <dc:creator> </dc:creator>
            <dc:date>2017-02-20T10:00:33.67</dc:date>
          </office:change-info>
          <table:previous table:id="ct4125">
            <table:change-track-table-cell office:value-type="string">
              <text:p>1.107</text:p>
            </table:change-track-table-cell>
          </table:previous>
        </table:cell-content-change>
        <table:cell-content-change table:id="ct4148">
          <table:cell-address table:column="5" table:row="101" table:table="0"/>
          <office:change-info>
            <dc:creator> </dc:creator>
            <dc:date>2017-02-20T10:00:34.02</dc:date>
          </office:change-info>
          <table:previous table:id="ct4126">
            <table:change-track-table-cell office:value-type="string">
              <text:p>1.108</text:p>
            </table:change-track-table-cell>
          </table:previous>
        </table:cell-content-change>
        <table:cell-content-change table:id="ct4149">
          <table:cell-address table:column="7" table:row="95" table:table="0"/>
          <office:change-info>
            <dc:creator> </dc:creator>
            <dc:date>2017-02-20T10:00:41.94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150">
          <table:cell-address table:column="7" table:row="96" table:table="0"/>
          <office:change-info>
            <dc:creator> </dc:creator>
            <dc:date>2017-02-20T10:00:41.94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151">
          <table:cell-address table:column="7" table:row="98" table:table="0"/>
          <office:change-info>
            <dc:creator> </dc:creator>
            <dc:date>2017-02-20T10:00:42.82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152">
          <table:cell-address table:column="7" table:row="99" table:table="0"/>
          <office:change-info>
            <dc:creator> </dc:creator>
            <dc:date>2017-02-20T10:00:42.82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153">
          <table:cell-address table:column="7" table:row="101" table:table="0"/>
          <office:change-info>
            <dc:creator> </dc:creator>
            <dc:date>2017-02-20T10:00:43.49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154">
          <table:cell-address table:column="7" table:row="102" table:table="0"/>
          <office:change-info>
            <dc:creator> </dc:creator>
            <dc:date>2017-02-20T10:00:43.49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155">
          <table:cell-address table:column="7" table:row="104" table:table="0"/>
          <office:change-info>
            <dc:creator> </dc:creator>
            <dc:date>2017-02-20T10:00:44.28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156">
          <table:cell-address table:column="7" table:row="105" table:table="0"/>
          <office:change-info>
            <dc:creator> </dc:creator>
            <dc:date>2017-02-20T10:00:44.28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157">
          <table:cell-address table:column="7" table:row="107" table:table="0"/>
          <office:change-info>
            <dc:creator> </dc:creator>
            <dc:date>2017-02-20T10:00:44.97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158">
          <table:cell-address table:column="7" table:row="108" table:table="0"/>
          <office:change-info>
            <dc:creator> </dc:creator>
            <dc:date>2017-02-20T10:00:44.97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159">
          <table:cell-address table:column="16" table:row="95" table:table="0"/>
          <office:change-info>
            <dc:creator> </dc:creator>
            <dc:date>2017-02-20T10:01:14.75</dc:date>
          </office:change-info>
          <table:previous table:id="ct2432">
            <table:change-track-table-cell office:value-type="float" office:value="1"/>
          </table:previous>
        </table:cell-content-change>
        <table:cell-content-change table:id="ct4160">
          <table:cell-address table:column="16" table:row="96" table:table="0"/>
          <office:change-info>
            <dc:creator> </dc:creator>
            <dc:date>2017-02-20T10:01:15.70</dc:date>
          </office:change-info>
          <table:previous table:id="ct2433">
            <table:change-track-table-cell office:value-type="float" office:value="1"/>
          </table:previous>
        </table:cell-content-change>
        <table:cell-content-change table:id="ct4161">
          <table:cell-address table:column="16" table:row="97" table:table="0"/>
          <office:change-info>
            <dc:creator> </dc:creator>
            <dc:date>2017-02-20T10:01:25.11</dc:date>
          </office:change-info>
          <table:previous table:id="ct2494">
            <table:change-track-table-cell office:value-type="float" office:value="2"/>
          </table:previous>
        </table:cell-content-change>
        <table:cell-content-change table:id="ct4162">
          <table:cell-address table:column="16" table:row="97" table:table="0"/>
          <office:change-info>
            <dc:creator> </dc:creator>
            <dc:date>2017-02-20T10:01:28.95</dc:date>
          </office:change-info>
          <table:previous table:id="ct4161">
            <table:change-track-table-cell/>
          </table:previous>
        </table:cell-content-change>
        <table:cell-content-change table:id="ct4163">
          <table:cell-address table:column="16" table:row="99" table:table="0"/>
          <office:change-info>
            <dc:creator> </dc:creator>
            <dc:date>2017-02-20T10:01:28.95</dc:date>
          </office:change-info>
          <table:previous table:id="ct2496">
            <table:change-track-table-cell office:value-type="float" office:value="2"/>
          </table:previous>
        </table:cell-content-change>
        <table:cell-content-change table:id="ct4164">
          <table:cell-address table:column="16" table:row="100" table:table="0"/>
          <office:change-info>
            <dc:creator> </dc:creator>
            <dc:date>2017-02-20T10:01:29.84</dc:date>
          </office:change-info>
          <table:previous table:id="ct2497">
            <table:change-track-table-cell office:value-type="float" office:value="3"/>
          </table:previous>
        </table:cell-content-change>
        <table:cell-content-change table:id="ct4165">
          <table:cell-address table:column="16" table:row="101" table:table="0"/>
          <office:change-info>
            <dc:creator> </dc:creator>
            <dc:date>2017-02-20T10:01:29.84</dc:date>
          </office:change-info>
          <table:previous table:id="ct2498">
            <table:change-track-table-cell office:value-type="float" office:value="3"/>
          </table:previous>
        </table:cell-content-change>
        <table:cell-content-change table:id="ct4166">
          <table:cell-address table:column="16" table:row="102" table:table="0"/>
          <office:change-info>
            <dc:creator> </dc:creator>
            <dc:date>2017-02-20T10:01:29.84</dc:date>
          </office:change-info>
          <table:previous table:id="ct2499">
            <table:change-track-table-cell office:value-type="float" office:value="3"/>
          </table:previous>
        </table:cell-content-change>
        <table:cell-content-change table:id="ct4167">
          <table:cell-address table:column="16" table:row="103" table:table="0"/>
          <office:change-info>
            <dc:creator> </dc:creator>
            <dc:date>2017-02-20T10:02:57.35</dc:date>
          </office:change-info>
          <table:previous table:id="ct2500">
            <table:change-track-table-cell office:value-type="float" office:value="4"/>
          </table:previous>
        </table:cell-content-change>
        <table:cell-content-change table:id="ct4168">
          <table:cell-address table:column="16" table:row="104" table:table="0"/>
          <office:change-info>
            <dc:creator> </dc:creator>
            <dc:date>2017-02-20T10:02:57.35</dc:date>
          </office:change-info>
          <table:previous table:id="ct2501">
            <table:change-track-table-cell office:value-type="float" office:value="4"/>
          </table:previous>
        </table:cell-content-change>
        <table:cell-content-change table:id="ct4169">
          <table:cell-address table:column="16" table:row="106" table:table="0"/>
          <office:change-info>
            <dc:creator> </dc:creator>
            <dc:date>2017-02-20T10:02:57.62</dc:date>
          </office:change-info>
          <table:previous table:id="ct2503">
            <table:change-track-table-cell office:value-type="float" office:value="5"/>
          </table:previous>
        </table:cell-content-change>
        <table:cell-content-change table:id="ct4170">
          <table:cell-address table:column="16" table:row="107" table:table="0"/>
          <office:change-info>
            <dc:creator> </dc:creator>
            <dc:date>2017-02-20T10:02:57.62</dc:date>
          </office:change-info>
          <table:previous table:id="ct2504">
            <table:change-track-table-cell office:value-type="float" office:value="5"/>
          </table:previous>
        </table:cell-content-change>
        <table:cell-content-change table:id="ct4171">
          <table:cell-address table:column="16" table:row="108" table:table="0"/>
          <office:change-info>
            <dc:creator> </dc:creator>
            <dc:date>2017-02-20T10:02:57.62</dc:date>
          </office:change-info>
          <table:previous table:id="ct2505">
            <table:change-track-table-cell office:value-type="float" office:value="5"/>
          </table:previous>
        </table:cell-content-change>
        <table:cell-content-change table:id="ct4172">
          <table:cell-address table:column="16" table:row="106" table:table="0"/>
          <office:change-info>
            <dc:creator> </dc:creator>
            <dc:date>2017-02-20T10:02:57.86</dc:date>
          </office:change-info>
          <table:previous table:id="ct4169">
            <table:change-track-table-cell office:value-type="float" office:value="1"/>
          </table:previous>
        </table:cell-content-change>
        <table:cell-content-change table:id="ct4173">
          <table:cell-address table:column="16" table:row="107" table:table="0"/>
          <office:change-info>
            <dc:creator> </dc:creator>
            <dc:date>2017-02-20T10:02:58.60</dc:date>
          </office:change-info>
          <table:previous table:id="ct4170">
            <table:change-track-table-cell office:value-type="float" office:value="2"/>
          </table:previous>
        </table:cell-content-change>
        <table:cell-content-change table:id="ct4174">
          <table:cell-address table:column="16" table:row="108" table:table="0"/>
          <office:change-info>
            <dc:creator> </dc:creator>
            <dc:date>2017-02-20T10:02:59.18</dc:date>
          </office:change-info>
          <table:previous table:id="ct4171">
            <table:change-track-table-cell office:value-type="float" office:value="4"/>
          </table:previous>
        </table:cell-content-change>
        <table:cell-content-change table:id="ct4175">
          <table:cell-address table:column="16" table:row="103" table:table="0"/>
          <office:change-info>
            <dc:creator> </dc:creator>
            <dc:date>2017-02-20T10:03:02.01</dc:date>
          </office:change-info>
          <table:previous table:id="ct4167">
            <table:change-track-table-cell office:value-type="float" office:value="1"/>
          </table:previous>
        </table:cell-content-change>
        <table:cell-content-change table:id="ct4176">
          <table:cell-address table:column="16" table:row="104" table:table="0"/>
          <office:change-info>
            <dc:creator> </dc:creator>
            <dc:date>2017-02-20T10:03:02.01</dc:date>
          </office:change-info>
          <table:previous table:id="ct4168">
            <table:change-track-table-cell office:value-type="float" office:value="2"/>
          </table:previous>
        </table:cell-content-change>
        <table:cell-content-change table:id="ct4177">
          <table:cell-address table:column="16" table:row="105" table:table="0"/>
          <office:change-info>
            <dc:creator> </dc:creator>
            <dc:date>2017-02-20T10:03:02.01</dc:date>
          </office:change-info>
          <table:previous table:id="ct2502">
            <table:change-track-table-cell office:value-type="float" office:value="4"/>
          </table:previous>
        </table:cell-content-change>
        <table:cell-content-change table:id="ct4178">
          <table:cell-address table:column="5" table:row="110" table:table="0"/>
          <office:change-info>
            <dc:creator> </dc:creator>
            <dc:date>2017-02-20T10:06:43.7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79">
          <table:cell-address table:column="5" table:row="111" table:table="0"/>
          <office:change-info>
            <dc:creator> </dc:creator>
            <dc:date>2017-02-20T10:06:43.7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80">
          <table:cell-address table:column="5" table:row="112" table:table="0"/>
          <office:change-info>
            <dc:creator> </dc:creator>
            <dc:date>2017-02-20T10:06:44.2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81">
          <table:cell-address table:column="7" table:row="111" table:table="0"/>
          <office:change-info>
            <dc:creator> </dc:creator>
            <dc:date>2017-02-20T10:06:47.42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182">
          <table:cell-address table:column="7" table:row="112" table:table="0"/>
          <office:change-info>
            <dc:creator> </dc:creator>
            <dc:date>2017-02-20T10:06:47.42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183">
          <table:cell-address table:column="16" table:row="110" table:table="0"/>
          <office:change-info>
            <dc:creator> </dc:creator>
            <dc:date>2017-02-20T10:06:56.19</dc:date>
          </office:change-info>
          <table:previous table:id="ct2446">
            <table:change-track-table-cell office:value-type="float" office:value="1"/>
          </table:previous>
        </table:cell-content-change>
        <table:cell-content-change table:id="ct4184">
          <table:cell-address table:column="16" table:row="111" table:table="0"/>
          <office:change-info>
            <dc:creator> </dc:creator>
            <dc:date>2017-02-20T10:06:56.19</dc:date>
          </office:change-info>
          <table:previous table:id="ct2447">
            <table:change-track-table-cell office:value-type="float" office:value="1"/>
          </table:previous>
        </table:cell-content-change>
        <table:cell-content-change table:id="ct4185">
          <table:cell-address table:column="16" table:row="112" table:table="0"/>
          <office:change-info>
            <dc:creator> </dc:creator>
            <dc:date>2017-02-20T10:06:56.19</dc:date>
          </office:change-info>
          <table:previous table:id="ct2448">
            <table:change-track-table-cell office:value-type="float" office:value="1"/>
          </table:previous>
        </table:cell-content-change>
        <table:cell-content-change table:id="ct4186">
          <table:cell-address table:column="15" table:row="110" table:table="0"/>
          <office:change-info>
            <dc:creator> </dc:creator>
            <dc:date>2017-02-20T10:07:14.23</dc:date>
          </office:change-info>
          <table:previous table:id="ct2543">
            <table:change-track-table-cell office:value-type="float" office:value="0"/>
          </table:previous>
        </table:cell-content-change>
        <table:cell-content-change table:id="ct4187">
          <table:cell-address table:column="15" table:row="111" table:table="0"/>
          <office:change-info>
            <dc:creator> </dc:creator>
            <dc:date>2017-02-20T10:07:14.23</dc:date>
          </office:change-info>
          <table:previous table:id="ct2544">
            <table:change-track-table-cell office:value-type="float" office:value="0"/>
          </table:previous>
        </table:cell-content-change>
        <table:cell-content-change table:id="ct4188">
          <table:cell-address table:column="15" table:row="112" table:table="0"/>
          <office:change-info>
            <dc:creator> </dc:creator>
            <dc:date>2017-02-20T10:07:14.23</dc:date>
          </office:change-info>
          <table:previous table:id="ct2545">
            <table:change-track-table-cell office:value-type="float" office:value="0"/>
          </table:previous>
        </table:cell-content-change>
        <table:cell-content-change table:id="ct4189">
          <table:cell-address table:column="14" table:row="94" table:table="0"/>
          <office:change-info>
            <dc:creator> </dc:creator>
            <dc:date>2017-02-20T10:07:30.38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190">
          <table:cell-address table:column="14" table:row="95" table:table="0"/>
          <office:change-info>
            <dc:creator> </dc:creator>
            <dc:date>2017-02-20T10:07:30.94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191">
          <table:cell-address table:column="14" table:row="96" table:table="0"/>
          <office:change-info>
            <dc:creator> </dc:creator>
            <dc:date>2017-02-20T10:07:31.25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192">
          <table:cell-address table:column="14" table:row="97" table:table="0"/>
          <office:change-info>
            <dc:creator> </dc:creator>
            <dc:date>2017-02-20T10:07:31.5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193">
          <table:cell-address table:column="14" table:row="98" table:table="0"/>
          <office:change-info>
            <dc:creator> </dc:creator>
            <dc:date>2017-02-20T10:07:31.73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194">
          <table:cell-address table:column="14" table:row="100" table:table="0"/>
          <office:change-info>
            <dc:creator> </dc:creator>
            <dc:date>2017-02-20T10:07:32.15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195">
          <table:cell-address table:column="14" table:row="101" table:table="0"/>
          <office:change-info>
            <dc:creator> </dc:creator>
            <dc:date>2017-02-20T10:07:32.33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196">
          <table:cell-address table:column="14" table:row="98" table:table="0"/>
          <office:change-info>
            <dc:creator> </dc:creator>
            <dc:date>2017-02-20T10:07:33.81</dc:date>
          </office:change-info>
          <table:previous table:id="ct4193">
            <table:change-track-table-cell office:value-type="float" office:value="66"/>
          </table:previous>
        </table:cell-content-change>
        <table:cell-content-change table:id="ct4197">
          <table:cell-address table:column="14" table:row="99" table:table="0"/>
          <office:change-info>
            <dc:creator> </dc:creator>
            <dc:date>2017-02-20T10:07:34.33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198">
          <table:cell-address table:column="14" table:row="102" table:table="0"/>
          <office:change-info>
            <dc:creator> </dc:creator>
            <dc:date>2017-02-20T10:07:35.39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199">
          <table:cell-address table:column="14" table:row="103" table:table="0"/>
          <office:change-info>
            <dc:creator> </dc:creator>
            <dc:date>2017-02-20T10:07:35.67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200">
          <table:cell-address table:column="14" table:row="104" table:table="0"/>
          <office:change-info>
            <dc:creator> </dc:creator>
            <dc:date>2017-02-20T10:07:35.95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201">
          <table:cell-address table:column="14" table:row="105" table:table="0"/>
          <office:change-info>
            <dc:creator> </dc:creator>
            <dc:date>2017-02-20T10:07:36.21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202">
          <table:cell-address table:column="14" table:row="106" table:table="0"/>
          <office:change-info>
            <dc:creator> </dc:creator>
            <dc:date>2017-02-20T10:07:36.47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203">
          <table:cell-address table:column="14" table:row="107" table:table="0"/>
          <office:change-info>
            <dc:creator> </dc:creator>
            <dc:date>2017-02-20T10:07:36.74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204">
          <table:cell-address table:column="14" table:row="108" table:table="0"/>
          <office:change-info>
            <dc:creator> </dc:creator>
            <dc:date>2017-02-20T10:07:37.5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205">
          <table:cell-address table:column="14" table:row="110" table:table="0"/>
          <office:change-info>
            <dc:creator> </dc:creator>
            <dc:date>2017-02-20T10:07:38.21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206">
          <table:cell-address table:column="14" table:row="111" table:table="0"/>
          <office:change-info>
            <dc:creator> </dc:creator>
            <dc:date>2017-02-20T10:07:38.62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207">
          <table:cell-address table:column="14" table:row="112" table:table="0"/>
          <office:change-info>
            <dc:creator> </dc:creator>
            <dc:date>2017-02-20T10:07:40.66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208">
          <table:cell-address table:column="14" table:row="121" table:table="0"/>
          <office:change-info>
            <dc:creator> </dc:creator>
            <dc:date>2017-02-20T10:08:01.02</dc:date>
          </office:change-info>
          <table:previous table:id="ct763">
            <table:change-track-table-cell office:value-type="string">
              <text:p>6.00</text:p>
            </table:change-track-table-cell>
          </table:previous>
        </table:cell-content-change>
        <table:cell-content-change table:id="ct4209">
          <table:cell-address table:column="14" table:row="121" table:table="0"/>
          <office:change-info>
            <dc:creator> </dc:creator>
            <dc:date>2017-02-20T10:08:03.50</dc:date>
          </office:change-info>
          <table:previous table:id="ct4208">
            <table:change-track-table-cell office:value-type="float" office:value="6.5"/>
          </table:previous>
        </table:cell-content-change>
        <table:cell-content-change table:id="ct4210">
          <table:cell-address table:column="14" table:row="122" table:table="0"/>
          <office:change-info>
            <dc:creator> </dc:creator>
            <dc:date>2017-02-20T10:08:05.75</dc:date>
          </office:change-info>
          <table:previous table:id="ct764">
            <table:change-track-table-cell office:value-type="string">
              <text:p>6.00</text:p>
            </table:change-track-table-cell>
          </table:previous>
        </table:cell-content-change>
        <table:cell-content-change table:id="ct4211">
          <table:cell-address table:column="5" table:row="166" table:table="0"/>
          <office:change-info>
            <dc:creator> </dc:creator>
            <dc:date>2017-02-20T10:08:28.51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212">
          <table:cell-address table:column="5" table:row="166" table:table="0"/>
          <office:change-info>
            <dc:creator> </dc:creator>
            <dc:date>2017-02-20T10:08:36.27</dc:date>
          </office:change-info>
          <table:previous table:id="ct4211">
            <table:change-track-table-cell office:value-type="string">
              <text:p>1.100</text:p>
            </table:change-track-table-cell>
          </table:previous>
        </table:cell-content-change>
        <table:cell-content-change table:id="ct4213">
          <table:cell-address table:column="5" table:row="166" table:table="0"/>
          <office:change-info>
            <dc:creator> </dc:creator>
            <dc:date>2017-02-20T10:08:39.52</dc:date>
          </office:change-info>
          <table:previous table:id="ct4212">
            <table:change-track-table-cell office:value-type="date" office:date-value="2017-01-10"/>
          </table:previous>
        </table:cell-content-change>
        <table:cell-content-change table:id="ct4214">
          <table:cell-address table:column="7" table:row="166" table:table="0"/>
          <office:change-info>
            <dc:creator> </dc:creator>
            <dc:date>2017-02-20T10:08:43.15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215">
          <table:cell-address table:column="16" table:row="166" table:table="0"/>
          <office:change-info>
            <dc:creator> </dc:creator>
            <dc:date>2017-02-20T10:09:01.11</dc:date>
          </office:change-info>
          <table:previous table:id="ct2370">
            <table:change-track-table-cell office:value-type="string">
              <text:p>1.0</text:p>
            </table:change-track-table-cell>
          </table:previous>
        </table:cell-content-change>
        <table:cell-content-change table:id="ct4216">
          <table:cell-address table:column="16" table:row="166" table:table="0"/>
          <office:change-info>
            <dc:creator> </dc:creator>
            <dc:date>2017-02-20T10:09:03.84</dc:date>
          </office:change-info>
          <table:previous table:id="ct4215">
            <table:change-track-table-cell office:value-type="float" office:value="8"/>
          </table:previous>
        </table:cell-content-change>
        <table:cell-content-change table:id="ct4217">
          <table:cell-address table:column="16" table:row="165" table:table="0"/>
          <office:change-info>
            <dc:creator> </dc:creator>
            <dc:date>2017-02-20T10:09:09.11</dc:date>
          </office:change-info>
          <table:previous table:id="ct2369">
            <table:change-track-table-cell office:value-type="string">
              <text:p>1.0</text:p>
            </table:change-track-table-cell>
          </table:previous>
        </table:cell-content-change>
        <table:cell-content-change table:id="ct4218">
          <table:cell-address table:column="16" table:row="164" table:table="0"/>
          <office:change-info>
            <dc:creator> </dc:creator>
            <dc:date>2017-02-20T10:09:11.34</dc:date>
          </office:change-info>
          <table:previous table:id="ct2368">
            <table:change-track-table-cell office:value-type="string">
              <text:p>1.0</text:p>
            </table:change-track-table-cell>
          </table:previous>
        </table:cell-content-change>
        <table:cell-content-change table:id="ct4219">
          <table:cell-address table:column="16" table:row="163" table:table="0"/>
          <office:change-info>
            <dc:creator> </dc:creator>
            <dc:date>2017-02-20T10:09:12.94</dc:date>
          </office:change-info>
          <table:previous table:id="ct2367">
            <table:change-track-table-cell office:value-type="string">
              <text:p>1.0</text:p>
            </table:change-track-table-cell>
          </table:previous>
        </table:cell-content-change>
        <table:cell-content-change table:id="ct4220">
          <table:cell-address table:column="13" table:row="174" table:table="0"/>
          <office:change-info>
            <dc:creator> </dc:creator>
            <dc:date>2017-02-20T10:09:35.92</dc:date>
          </office:change-info>
          <table:previous table:id="ct2524">
            <table:change-track-table-cell office:value-type="string">
              <text:p>0.30</text:p>
            </table:change-track-table-cell>
          </table:previous>
        </table:cell-content-change>
        <table:cell-content-change table:id="ct4221">
          <table:cell-address table:column="13" table:row="173" table:table="0"/>
          <office:change-info>
            <dc:creator> </dc:creator>
            <dc:date>2017-02-20T10:09:38.56</dc:date>
          </office:change-info>
          <table:previous table:id="ct2517">
            <table:change-track-table-cell office:value-type="string">
              <text:p>0.20</text:p>
            </table:change-track-table-cell>
          </table:previous>
        </table:cell-content-change>
        <table:cell-content-change table:id="ct4222">
          <table:cell-address table:column="13" table:row="172" table:table="0"/>
          <office:change-info>
            <dc:creator> </dc:creator>
            <dc:date>2017-02-20T10:09:40.23</dc:date>
          </office:change-info>
          <table:previous table:id="ct2526">
            <table:change-track-table-cell office:value-type="date" office:date-value="2000-01-01"/>
          </table:previous>
        </table:cell-content-change>
        <table:cell-content-change table:id="ct4223">
          <table:cell-address table:column="13" table:row="172" table:table="0"/>
          <office:change-info>
            <dc:creator> </dc:creator>
            <dc:date>2017-02-20T10:09:47.25</dc:date>
          </office:change-info>
          <table:previous table:id="ct4222">
            <table:change-track-table-cell office:value-type="float" office:value="0.15"/>
          </table:previous>
        </table:cell-content-change>
        <table:cell-content-change table:id="ct4224">
          <table:cell-address table:column="5" table:row="164" table:table="0"/>
          <office:change-info>
            <dc:creator> </dc:creator>
            <dc:date>2017-02-20T10:10:16.2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225">
          <table:cell-address table:column="5" table:row="165" table:table="0"/>
          <office:change-info>
            <dc:creator> </dc:creator>
            <dc:date>2017-02-20T10:10:16.92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226">
          <table:cell-address table:column="5" table:row="163" table:table="0"/>
          <office:change-info>
            <dc:creator> </dc:creator>
            <dc:date>2017-02-20T10:10:17.5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227">
          <table:cell-address table:column="7" table:row="165" table:table="0"/>
          <office:change-info>
            <dc:creator> </dc:creator>
            <dc:date>2017-02-20T10:10:19.57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228">
          <table:cell-address table:column="7" table:row="164" table:table="0"/>
          <office:change-info>
            <dc:creator> </dc:creator>
            <dc:date>2017-02-20T10:10:22.26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229">
          <table:cell-address table:column="7" table:row="164" table:table="0"/>
          <office:change-info>
            <dc:creator> </dc:creator>
            <dc:date>2017-02-20T10:10:35.86</dc:date>
          </office:change-info>
          <table:previous table:id="ct4228">
            <table:change-track-table-cell office:value-type="date" office:date-value="2000-10-01"/>
          </table:previous>
        </table:cell-content-change>
        <table:cell-content-change table:id="ct4230">
          <table:cell-address table:column="8" table:row="94" table:table="0"/>
          <office:change-info>
            <dc:creator> </dc:creator>
            <dc:date>2017-02-23T09:00:59.48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231">
          <table:cell-address table:column="8" table:row="95" table:table="0"/>
          <office:change-info>
            <dc:creator> </dc:creator>
            <dc:date>2017-02-23T09:00:59.78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232">
          <table:cell-address table:column="8" table:row="96" table:table="0"/>
          <office:change-info>
            <dc:creator> </dc:creator>
            <dc:date>2017-02-23T09:01:00.01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233">
          <table:cell-address table:column="8" table:row="97" table:table="0"/>
          <office:change-info>
            <dc:creator> </dc:creator>
            <dc:date>2017-02-23T09:01:00.23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234">
          <table:cell-address table:column="8" table:row="98" table:table="0"/>
          <office:change-info>
            <dc:creator> </dc:creator>
            <dc:date>2017-02-23T09:01:00.43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235">
          <table:cell-address table:column="8" table:row="99" table:table="0"/>
          <office:change-info>
            <dc:creator> </dc:creator>
            <dc:date>2017-02-23T09:01:00.67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236">
          <table:cell-address table:column="8" table:row="100" table:table="0"/>
          <office:change-info>
            <dc:creator> </dc:creator>
            <dc:date>2017-02-23T09:01:00.92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237">
          <table:cell-address table:column="8" table:row="101" table:table="0"/>
          <office:change-info>
            <dc:creator> </dc:creator>
            <dc:date>2017-02-23T09:01:01.11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238">
          <table:cell-address table:column="8" table:row="102" table:table="0"/>
          <office:change-info>
            <dc:creator> </dc:creator>
            <dc:date>2017-02-23T09:01:01.31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239">
          <table:cell-address table:column="8" table:row="103" table:table="0"/>
          <office:change-info>
            <dc:creator> </dc:creator>
            <dc:date>2017-02-23T09:01:01.53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240">
          <table:cell-address table:column="8" table:row="104" table:table="0"/>
          <office:change-info>
            <dc:creator> </dc:creator>
            <dc:date>2017-02-23T09:01:01.72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241">
          <table:cell-address table:column="8" table:row="105" table:table="0"/>
          <office:change-info>
            <dc:creator> </dc:creator>
            <dc:date>2017-02-23T09:01:01.95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242">
          <table:cell-address table:column="8" table:row="106" table:table="0"/>
          <office:change-info>
            <dc:creator> </dc:creator>
            <dc:date>2017-02-23T09:01:02.16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243">
          <table:cell-address table:column="8" table:row="107" table:table="0"/>
          <office:change-info>
            <dc:creator> </dc:creator>
            <dc:date>2017-02-23T09:01:02.71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244">
          <table:cell-address table:column="8" table:row="108" table:table="0"/>
          <office:change-info>
            <dc:creator> </dc:creator>
            <dc:date>2017-02-23T09:01:04.53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245">
          <table:cell-address table:column="9" table:row="94" table:table="0"/>
          <office:change-info>
            <dc:creator> </dc:creator>
            <dc:date>2017-02-23T09:01:07.5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246">
          <table:cell-address table:column="9" table:row="95" table:table="0"/>
          <office:change-info>
            <dc:creator> </dc:creator>
            <dc:date>2017-02-23T09:01:08.24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247">
          <table:cell-address table:column="9" table:row="96" table:table="0"/>
          <office:change-info>
            <dc:creator> </dc:creator>
            <dc:date>2017-02-23T09:01:08.8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248">
          <table:cell-address table:column="9" table:row="97" table:table="0"/>
          <office:change-info>
            <dc:creator> </dc:creator>
            <dc:date>2017-02-23T09:01:09.49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249">
          <table:cell-address table:column="9" table:row="98" table:table="0"/>
          <office:change-info>
            <dc:creator> </dc:creator>
            <dc:date>2017-02-23T09:01:10.12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250">
          <table:cell-address table:column="9" table:row="99" table:table="0"/>
          <office:change-info>
            <dc:creator> </dc:creator>
            <dc:date>2017-02-23T09:01:10.78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251">
          <table:cell-address table:column="9" table:row="100" table:table="0"/>
          <office:change-info>
            <dc:creator> </dc:creator>
            <dc:date>2017-02-23T09:01:11.4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252">
          <table:cell-address table:column="9" table:row="101" table:table="0"/>
          <office:change-info>
            <dc:creator> </dc:creator>
            <dc:date>2017-02-23T09:01:12.01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253">
          <table:cell-address table:column="9" table:row="102" table:table="0"/>
          <office:change-info>
            <dc:creator> </dc:creator>
            <dc:date>2017-02-23T09:01:12.6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254">
          <table:cell-address table:column="9" table:row="103" table:table="0"/>
          <office:change-info>
            <dc:creator> </dc:creator>
            <dc:date>2017-02-23T09:01:13.17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255">
          <table:cell-address table:column="9" table:row="104" table:table="0"/>
          <office:change-info>
            <dc:creator> </dc:creator>
            <dc:date>2017-02-23T09:01:14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256">
          <table:cell-address table:column="9" table:row="105" table:table="0"/>
          <office:change-info>
            <dc:creator> </dc:creator>
            <dc:date>2017-02-23T09:01:14.76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257">
          <table:cell-address table:column="9" table:row="106" table:table="0"/>
          <office:change-info>
            <dc:creator> </dc:creator>
            <dc:date>2017-02-23T09:01:15.5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258">
          <table:cell-address table:column="9" table:row="107" table:table="0"/>
          <office:change-info>
            <dc:creator> </dc:creator>
            <dc:date>2017-02-23T09:01:16.3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259">
          <table:cell-address table:column="9" table:row="108" table:table="0"/>
          <office:change-info>
            <dc:creator> </dc:creator>
            <dc:date>2017-02-23T09:01:17.77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260">
          <table:cell-address table:column="9" table:row="107" table:table="0"/>
          <office:change-info>
            <dc:creator> </dc:creator>
            <dc:date>2017-02-23T09:01:19.21</dc:date>
          </office:change-info>
          <table:previous table:id="ct4258">
            <table:change-track-table-cell office:value-type="float" office:value="252"/>
          </table:previous>
        </table:cell-content-change>
        <table:cell-content-change table:id="ct4261">
          <table:cell-address table:column="5" table:row="94" table:table="0"/>
          <office:change-info>
            <dc:creator> </dc:creator>
            <dc:date>2017-02-23T09:02:18.42</dc:date>
          </office:change-info>
          <table:previous table:id="ct4134">
            <table:change-track-table-cell office:value-type="string">
              <text:p>1.100</text:p>
            </table:change-track-table-cell>
          </table:previous>
        </table:cell-content-change>
        <table:cell-content-change table:id="ct4262">
          <table:cell-address table:column="5" table:row="95" table:table="0"/>
          <office:change-info>
            <dc:creator> </dc:creator>
            <dc:date>2017-02-23T09:02:19.36</dc:date>
          </office:change-info>
          <table:previous table:id="ct4135">
            <table:change-track-table-cell office:value-type="string">
              <text:p>1.100</text:p>
            </table:change-track-table-cell>
          </table:previous>
        </table:cell-content-change>
        <table:cell-content-change table:id="ct4263">
          <table:cell-address table:column="5" table:row="94" table:table="0"/>
          <office:change-info>
            <dc:creator> </dc:creator>
            <dc:date>2017-02-23T09:02:23.27</dc:date>
          </office:change-info>
          <table:previous table:id="ct4261">
            <table:change-track-table-cell office:value-type="date" office:date-value="2017-01-15"/>
          </table:previous>
        </table:cell-content-change>
        <table:cell-content-change table:id="ct4264">
          <table:cell-address table:column="5" table:row="95" table:table="0"/>
          <office:change-info>
            <dc:creator> </dc:creator>
            <dc:date>2017-02-23T09:02:25.10</dc:date>
          </office:change-info>
          <table:previous table:id="ct4262">
            <table:change-track-table-cell/>
          </table:previous>
        </table:cell-content-change>
        <table:cell-content-change table:id="ct4265">
          <table:cell-address table:column="5" table:row="96" table:table="0"/>
          <office:change-info>
            <dc:creator> </dc:creator>
            <dc:date>2017-02-23T09:02:25.77</dc:date>
          </office:change-info>
          <table:previous table:id="ct4136">
            <table:change-track-table-cell office:value-type="string">
              <text:p>1.100</text:p>
            </table:change-track-table-cell>
          </table:previous>
        </table:cell-content-change>
        <table:cell-content-change table:id="ct4266">
          <table:cell-address table:column="5" table:row="97" table:table="0"/>
          <office:change-info>
            <dc:creator> </dc:creator>
            <dc:date>2017-02-23T09:02:26.14</dc:date>
          </office:change-info>
          <table:previous table:id="ct4137">
            <table:change-track-table-cell office:value-type="string">
              <text:p>1.100</text:p>
            </table:change-track-table-cell>
          </table:previous>
        </table:cell-content-change>
        <table:cell-content-change table:id="ct4267">
          <table:cell-address table:column="5" table:row="98" table:table="0"/>
          <office:change-info>
            <dc:creator> </dc:creator>
            <dc:date>2017-02-23T09:02:26.55</dc:date>
          </office:change-info>
          <table:previous table:id="ct4145">
            <table:change-track-table-cell office:value-type="string">
              <text:p>1.100</text:p>
            </table:change-track-table-cell>
          </table:previous>
        </table:cell-content-change>
        <table:cell-content-change table:id="ct4268">
          <table:cell-address table:column="5" table:row="99" table:table="0"/>
          <office:change-info>
            <dc:creator> </dc:creator>
            <dc:date>2017-02-23T09:02:26.92</dc:date>
          </office:change-info>
          <table:previous table:id="ct4146">
            <table:change-track-table-cell office:value-type="string">
              <text:p>1.100</text:p>
            </table:change-track-table-cell>
          </table:previous>
        </table:cell-content-change>
        <table:cell-content-change table:id="ct4269">
          <table:cell-address table:column="5" table:row="100" table:table="0"/>
          <office:change-info>
            <dc:creator> </dc:creator>
            <dc:date>2017-02-23T09:02:27.28</dc:date>
          </office:change-info>
          <table:previous table:id="ct4147">
            <table:change-track-table-cell office:value-type="string">
              <text:p>1.100</text:p>
            </table:change-track-table-cell>
          </table:previous>
        </table:cell-content-change>
        <table:cell-content-change table:id="ct4270">
          <table:cell-address table:column="5" table:row="101" table:table="0"/>
          <office:change-info>
            <dc:creator> </dc:creator>
            <dc:date>2017-02-23T09:02:27.66</dc:date>
          </office:change-info>
          <table:previous table:id="ct4148">
            <table:change-track-table-cell office:value-type="string">
              <text:p>1.100</text:p>
            </table:change-track-table-cell>
          </table:previous>
        </table:cell-content-change>
        <table:cell-content-change table:id="ct4271">
          <table:cell-address table:column="5" table:row="102" table:table="0"/>
          <office:change-info>
            <dc:creator> </dc:creator>
            <dc:date>2017-02-23T09:02:28.03</dc:date>
          </office:change-info>
          <table:previous table:id="ct4144">
            <table:change-track-table-cell office:value-type="string">
              <text:p>1.100</text:p>
            </table:change-track-table-cell>
          </table:previous>
        </table:cell-content-change>
        <table:cell-content-change table:id="ct4272">
          <table:cell-address table:column="5" table:row="103" table:table="0"/>
          <office:change-info>
            <dc:creator> </dc:creator>
            <dc:date>2017-02-23T09:02:28.37</dc:date>
          </office:change-info>
          <table:previous table:id="ct4143">
            <table:change-track-table-cell office:value-type="string">
              <text:p>1.100</text:p>
            </table:change-track-table-cell>
          </table:previous>
        </table:cell-content-change>
        <table:cell-content-change table:id="ct4273">
          <table:cell-address table:column="5" table:row="108" table:table="0"/>
          <office:change-info>
            <dc:creator> </dc:creator>
            <dc:date>2017-02-23T09:02:28.70</dc:date>
          </office:change-info>
          <table:previous table:id="ct4138">
            <table:change-track-table-cell office:value-type="string">
              <text:p>1.100</text:p>
            </table:change-track-table-cell>
          </table:previous>
        </table:cell-content-change>
        <table:cell-content-change table:id="ct4274">
          <table:cell-address table:column="5" table:row="107" table:table="0"/>
          <office:change-info>
            <dc:creator> </dc:creator>
            <dc:date>2017-02-23T09:02:34.33</dc:date>
          </office:change-info>
          <table:previous table:id="ct4139">
            <table:change-track-table-cell office:value-type="string">
              <text:p>1.100</text:p>
            </table:change-track-table-cell>
          </table:previous>
        </table:cell-content-change>
        <table:cell-content-change table:id="ct4275">
          <table:cell-address table:column="5" table:row="106" table:table="0"/>
          <office:change-info>
            <dc:creator> </dc:creator>
            <dc:date>2017-02-23T09:02:35.06</dc:date>
          </office:change-info>
          <table:previous table:id="ct4140">
            <table:change-track-table-cell office:value-type="string">
              <text:p>1.100</text:p>
            </table:change-track-table-cell>
          </table:previous>
        </table:cell-content-change>
        <table:cell-content-change table:id="ct4276">
          <table:cell-address table:column="5" table:row="105" table:table="0"/>
          <office:change-info>
            <dc:creator> </dc:creator>
            <dc:date>2017-02-23T09:02:35.59</dc:date>
          </office:change-info>
          <table:previous table:id="ct4141">
            <table:change-track-table-cell office:value-type="string">
              <text:p>1.100</text:p>
            </table:change-track-table-cell>
          </table:previous>
        </table:cell-content-change>
        <table:cell-content-change table:id="ct4277">
          <table:cell-address table:column="5" table:row="104" table:table="0"/>
          <office:change-info>
            <dc:creator> </dc:creator>
            <dc:date>2017-02-23T09:02:36.09</dc:date>
          </office:change-info>
          <table:previous table:id="ct4142">
            <table:change-track-table-cell office:value-type="string">
              <text:p>1.100</text:p>
            </table:change-track-table-cell>
          </table:previous>
        </table:cell-content-change>
        <table:cell-content-change table:id="ct4278">
          <table:cell-address table:column="7" table:row="95" table:table="0"/>
          <office:change-info>
            <dc:creator> </dc:creator>
            <dc:date>2017-02-23T09:02:46.23</dc:date>
          </office:change-info>
          <table:previous table:id="ct4149">
            <table:change-track-table-cell office:value-type="date" office:date-value="2000-01-01"/>
          </table:previous>
        </table:cell-content-change>
        <table:cell-content-change table:id="ct4279">
          <table:cell-address table:column="7" table:row="96" table:table="0"/>
          <office:change-info>
            <dc:creator> </dc:creator>
            <dc:date>2017-02-23T09:02:47.62</dc:date>
          </office:change-info>
          <table:previous table:id="ct4150">
            <table:change-track-table-cell office:value-type="string">
              <text:p>0.20</text:p>
            </table:change-track-table-cell>
          </table:previous>
        </table:cell-content-change>
        <table:cell-content-change table:id="ct4280">
          <table:cell-address table:column="7" table:row="98" table:table="0"/>
          <office:change-info>
            <dc:creator> </dc:creator>
            <dc:date>2017-02-23T09:02:51.50</dc:date>
          </office:change-info>
          <table:previous table:id="ct4151">
            <table:change-track-table-cell office:value-type="date" office:date-value="2000-01-01"/>
          </table:previous>
        </table:cell-content-change>
        <table:cell-content-change table:id="ct4281">
          <table:cell-address table:column="7" table:row="99" table:table="0"/>
          <office:change-info>
            <dc:creator> </dc:creator>
            <dc:date>2017-02-23T09:02:51.50</dc:date>
          </office:change-info>
          <table:previous table:id="ct4152">
            <table:change-track-table-cell office:value-type="string">
              <text:p>0.20</text:p>
            </table:change-track-table-cell>
          </table:previous>
        </table:cell-content-change>
        <table:cell-content-change table:id="ct4282">
          <table:cell-address table:column="7" table:row="101" table:table="0"/>
          <office:change-info>
            <dc:creator> </dc:creator>
            <dc:date>2017-02-23T09:02:52.20</dc:date>
          </office:change-info>
          <table:previous table:id="ct4153">
            <table:change-track-table-cell office:value-type="date" office:date-value="2000-01-01"/>
          </table:previous>
        </table:cell-content-change>
        <table:cell-content-change table:id="ct4283">
          <table:cell-address table:column="7" table:row="102" table:table="0"/>
          <office:change-info>
            <dc:creator> </dc:creator>
            <dc:date>2017-02-23T09:02:52.20</dc:date>
          </office:change-info>
          <table:previous table:id="ct4154">
            <table:change-track-table-cell office:value-type="string">
              <text:p>0.20</text:p>
            </table:change-track-table-cell>
          </table:previous>
        </table:cell-content-change>
        <table:cell-content-change table:id="ct4284">
          <table:cell-address table:column="7" table:row="104" table:table="0"/>
          <office:change-info>
            <dc:creator> </dc:creator>
            <dc:date>2017-02-23T09:02:53.28</dc:date>
          </office:change-info>
          <table:previous table:id="ct4155">
            <table:change-track-table-cell office:value-type="date" office:date-value="2000-01-01"/>
          </table:previous>
        </table:cell-content-change>
        <table:cell-content-change table:id="ct4285">
          <table:cell-address table:column="7" table:row="105" table:table="0"/>
          <office:change-info>
            <dc:creator> </dc:creator>
            <dc:date>2017-02-23T09:02:53.28</dc:date>
          </office:change-info>
          <table:previous table:id="ct4156">
            <table:change-track-table-cell office:value-type="string">
              <text:p>0.20</text:p>
            </table:change-track-table-cell>
          </table:previous>
        </table:cell-content-change>
        <table:cell-content-change table:id="ct4286">
          <table:cell-address table:column="7" table:row="107" table:table="0"/>
          <office:change-info>
            <dc:creator> </dc:creator>
            <dc:date>2017-02-23T09:02:54</dc:date>
          </office:change-info>
          <table:previous table:id="ct4157">
            <table:change-track-table-cell office:value-type="date" office:date-value="2000-01-01"/>
          </table:previous>
        </table:cell-content-change>
        <table:cell-content-change table:id="ct4287">
          <table:cell-address table:column="7" table:row="108" table:table="0"/>
          <office:change-info>
            <dc:creator> </dc:creator>
            <dc:date>2017-02-23T09:02:54</dc:date>
          </office:change-info>
          <table:previous table:id="ct4158">
            <table:change-track-table-cell office:value-type="string">
              <text:p>0.20</text:p>
            </table:change-track-table-cell>
          </table:previous>
        </table:cell-content-change>
        <table:cell-content-change table:id="ct4288">
          <table:cell-address table:column="7" table:row="111" table:table="0"/>
          <office:change-info>
            <dc:creator> </dc:creator>
            <dc:date>2017-02-23T09:03:06.60</dc:date>
          </office:change-info>
          <table:previous table:id="ct4181">
            <table:change-track-table-cell office:value-type="date" office:date-value="2000-01-01"/>
          </table:previous>
        </table:cell-content-change>
        <table:cell-content-change table:id="ct4289">
          <table:cell-address table:column="7" table:row="112" table:table="0"/>
          <office:change-info>
            <dc:creator> </dc:creator>
            <dc:date>2017-02-23T09:03:06.60</dc:date>
          </office:change-info>
          <table:previous table:id="ct4182">
            <table:change-track-table-cell office:value-type="string">
              <text:p>0.20</text:p>
            </table:change-track-table-cell>
          </table:previous>
        </table:cell-content-change>
        <table:cell-content-change table:id="ct4290">
          <table:cell-address table:column="10" table:row="110" table:table="0"/>
          <office:change-info>
            <dc:creator> </dc:creator>
            <dc:date>2017-02-23T09:03:10.24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4291">
          <table:cell-address table:column="10" table:row="111" table:table="0"/>
          <office:change-info>
            <dc:creator> </dc:creator>
            <dc:date>2017-02-23T09:03:10.67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4292">
          <table:cell-address table:column="10" table:row="112" table:table="0"/>
          <office:change-info>
            <dc:creator> </dc:creator>
            <dc:date>2017-02-23T09:03:11.12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4293">
          <table:cell-address table:column="3" table:row="157" table:table="0"/>
          <office:change-info>
            <dc:creator> </dc:creator>
            <dc:date>2017-03-09T08:39:29.16</dc:date>
          </office:change-info>
          <table:previous table:id="ct4112">
            <table:change-track-table-cell office:value-type="string">
              <text:p>67.00</text:p>
            </table:change-track-table-cell>
          </table:previous>
        </table:cell-content-change>
        <table:cell-content-change table:id="ct4294">
          <table:cell-address table:column="4" table:row="157" table:table="0"/>
          <office:change-info>
            <dc:creator> </dc:creator>
            <dc:date>2017-03-09T08:39:31.22</dc:date>
          </office:change-info>
          <table:previous table:id="ct4113">
            <table:change-track-table-cell office:value-type="string">
              <text:p>179.00</text:p>
            </table:change-track-table-cell>
          </table:previous>
        </table:cell-content-change>
        <table:cell-content-change table:id="ct4295">
          <table:cell-address table:column="3" table:row="157" table:table="0"/>
          <office:change-info>
            <dc:creator> </dc:creator>
            <dc:date>2017-03-09T08:39:38.37</dc:date>
          </office:change-info>
          <table:previous table:id="ct4293">
            <table:change-track-table-cell office:value-type="float" office:value="153"/>
          </table:previous>
        </table:cell-content-change>
        <table:cell-content-change table:id="ct4296">
          <table:cell-address table:column="4" table:row="157" table:table="0"/>
          <office:change-info>
            <dc:creator> </dc:creator>
            <dc:date>2017-03-09T08:39:43.25</dc:date>
          </office:change-info>
          <table:previous table:id="ct4294">
            <table:change-track-table-cell office:value-type="float" office:value="379"/>
          </table:previous>
        </table:cell-content-change>
        <table:cell-content-change table:id="ct4297">
          <table:cell-address table:column="3" table:row="157" table:table="0"/>
          <office:change-info>
            <dc:creator> </dc:creator>
            <dc:date>2017-03-09T09:41:35.02</dc:date>
          </office:change-info>
          <table:previous table:id="ct4295">
            <table:change-track-table-cell office:value-type="string">
              <text:p>153.00</text:p>
            </table:change-track-table-cell>
          </table:previous>
        </table:cell-content-change>
        <table:cell-content-change table:id="ct4298">
          <table:cell-address table:column="4" table:row="157" table:table="0"/>
          <office:change-info>
            <dc:creator> </dc:creator>
            <dc:date>2017-03-09T09:41:40.71</dc:date>
          </office:change-info>
          <table:previous table:id="ct4296">
            <table:change-track-table-cell office:value-type="string">
              <text:p>379.00</text:p>
            </table:change-track-table-cell>
          </table:previous>
        </table:cell-content-change>
        <table:cell-content-change table:id="ct4299">
          <table:cell-address table:column="3" table:row="157" table:table="0"/>
          <office:change-info>
            <dc:creator> </dc:creator>
            <dc:date>2017-03-09T09:41:47.13</dc:date>
          </office:change-info>
          <table:previous table:id="ct4297">
            <table:change-track-table-cell office:value-type="float" office:value="299"/>
          </table:previous>
        </table:cell-content-change>
        <table:cell-content-change table:id="ct4300">
          <table:cell-address table:column="4" table:row="157" table:table="0"/>
          <office:change-info>
            <dc:creator> </dc:creator>
            <dc:date>2017-03-09T09:41:50.28</dc:date>
          </office:change-info>
          <table:previous table:id="ct4298">
            <table:change-track-table-cell office:value-type="float" office:value="685"/>
          </table:previous>
        </table:cell-content-change>
        <table:cell-content-change table:id="ct4301">
          <table:cell-address table:column="16" table:row="166" table:table="0"/>
          <office:change-info>
            <dc:creator>Martin Anward</dc:creator>
            <dc:date>2017-05-23T07:49:12.25</dc:date>
          </office:change-info>
          <table:previous table:id="ct4216">
            <table:change-track-table-cell office:value-type="string">
              <text:p>8.0</text:p>
            </table:change-track-table-cell>
          </table:previous>
        </table:cell-content-change>
        <table:cell-content-change table:id="ct4302">
          <table:cell-address table:column="16" table:row="165" table:table="0"/>
          <office:change-info>
            <dc:creator>Martin Anward</dc:creator>
            <dc:date>2017-05-23T07:49:17.03</dc:date>
          </office:change-info>
          <table:previous table:id="ct4217">
            <table:change-track-table-cell office:value-type="string">
              <text:p>8.0</text:p>
            </table:change-track-table-cell>
          </table:previous>
        </table:cell-content-change>
        <table:cell-content-change table:id="ct4303">
          <table:cell-address table:column="16" table:row="164" table:table="0"/>
          <office:change-info>
            <dc:creator>Martin Anward</dc:creator>
            <dc:date>2017-05-23T07:49:21.50</dc:date>
          </office:change-info>
          <table:previous table:id="ct4218">
            <table:change-track-table-cell office:value-type="string">
              <text:p>4.0</text:p>
            </table:change-track-table-cell>
          </table:previous>
        </table:cell-content-change>
        <table:cell-content-change table:id="ct4304">
          <table:cell-address table:column="16" table:row="163" table:table="0"/>
          <office:change-info>
            <dc:creator>Martin Anward</dc:creator>
            <dc:date>2017-05-23T07:49:25.26</dc:date>
          </office:change-info>
          <table:previous table:id="ct4219">
            <table:change-track-table-cell office:value-type="string">
              <text:p>2.0</text:p>
            </table:change-track-table-cell>
          </table:previous>
        </table:cell-content-change>
        <table:cell-content-change table:id="ct4305">
          <table:cell-address table:column="15" table:row="166" table:table="0"/>
          <office:change-info>
            <dc:creator>Martin Anward</dc:creator>
            <dc:date>2017-05-23T07:50:05.63</dc:date>
          </office:change-info>
          <table:previous table:id="ct2546">
            <table:change-track-table-cell office:value-type="float" office:value="0.45"/>
          </table:previous>
        </table:cell-content-change>
        <table:cell-content-change table:id="ct4306">
          <table:cell-address table:column="15" table:row="165" table:table="0"/>
          <office:change-info>
            <dc:creator>Martin Anward</dc:creator>
            <dc:date>2017-05-23T07:50:08.08</dc:date>
          </office:change-info>
          <table:previous table:id="ct2547">
            <table:change-track-table-cell office:value-type="float" office:value="0.45"/>
          </table:previous>
        </table:cell-content-change>
        <table:cell-content-change table:id="ct4307">
          <table:cell-address table:column="15" table:row="164" table:table="0"/>
          <office:change-info>
            <dc:creator>Martin Anward</dc:creator>
            <dc:date>2017-05-23T07:50:09.98</dc:date>
          </office:change-info>
          <table:previous table:id="ct2548">
            <table:change-track-table-cell office:value-type="float" office:value="0.45"/>
          </table:previous>
        </table:cell-content-change>
        <table:cell-content-change table:id="ct4308">
          <table:cell-address table:column="15" table:row="163" table:table="0"/>
          <office:change-info>
            <dc:creator>Martin Anward</dc:creator>
            <dc:date>2017-05-23T07:50:12.32</dc:date>
          </office:change-info>
          <table:previous table:id="ct2549">
            <table:change-track-table-cell office:value-type="float" office:value="0.45"/>
          </table:previous>
        </table:cell-content-change>
        <table:cell-content-change table:id="ct4309">
          <table:cell-address table:column="3" table:row="88" table:table="0"/>
          <office:change-info>
            <dc:creator>Martin Anward</dc:creator>
            <dc:date>2017-05-23T07:55:20.30</dc:date>
          </office:change-info>
          <table:previous table:id="ct821">
            <table:change-track-table-cell office:value-type="string">
              <text:p>6.00</text:p>
            </table:change-track-table-cell>
          </table:previous>
        </table:cell-content-change>
        <table:cell-content-change table:id="ct4310">
          <table:cell-address table:column="3" table:row="89" table:table="0"/>
          <office:change-info>
            <dc:creator>Martin Anward</dc:creator>
            <dc:date>2017-05-23T07:55:25.78</dc:date>
          </office:change-info>
          <table:previous table:id="ct822">
            <table:change-track-table-cell office:value-type="string">
              <text:p>8.00</text:p>
            </table:change-track-table-cell>
          </table:previous>
        </table:cell-content-change>
        <table:cell-content-change table:id="ct4311">
          <table:cell-address table:column="4" table:row="88" table:table="0"/>
          <office:change-info>
            <dc:creator>Martin Anward</dc:creator>
            <dc:date>2017-05-23T07:55:55.82</dc:date>
          </office:change-info>
          <table:previous table:id="ct823">
            <table:change-track-table-cell office:value-type="string">
              <text:p>21.00</text:p>
            </table:change-track-table-cell>
          </table:previous>
        </table:cell-content-change>
        <table:cell-content-change table:id="ct4312">
          <table:cell-address table:column="4" table:row="89" table:table="0"/>
          <office:change-info>
            <dc:creator>Martin Anward</dc:creator>
            <dc:date>2017-05-23T07:55:59.31</dc:date>
          </office:change-info>
          <table:previous table:id="ct824">
            <table:change-track-table-cell office:value-type="string">
              <text:p>25.00</text:p>
            </table:change-track-table-cell>
          </table:previous>
        </table:cell-content-change>
        <table:cell-content-change table:id="ct4313">
          <table:cell-address table:column="10" table:row="88" table:table="0"/>
          <office:change-info>
            <dc:creator>Martin Anward</dc:creator>
            <dc:date>2017-05-23T07:56:30.83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4314">
          <table:cell-address table:column="10" table:row="89" table:table="0"/>
          <office:change-info>
            <dc:creator>Martin Anward</dc:creator>
            <dc:date>2017-05-23T07:56:33.41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4315">
          <table:cell-address table:column="3" table:row="88" table:table="0"/>
          <office:change-info>
            <dc:creator>Martin Anward</dc:creator>
            <dc:date>2017-05-23T07:56:45.85</dc:date>
          </office:change-info>
          <table:previous table:id="ct4309">
            <table:change-track-table-cell office:value-type="string">
              <text:p>4.00</text:p>
            </table:change-track-table-cell>
          </table:previous>
        </table:cell-content-change>
        <table:cell-content-change table:id="ct4316">
          <table:cell-address table:column="4" table:row="88" table:table="0"/>
          <office:change-info>
            <dc:creator>Martin Anward</dc:creator>
            <dc:date>2017-05-23T07:56:48.54</dc:date>
          </office:change-info>
          <table:previous table:id="ct4311">
            <table:change-track-table-cell office:value-type="string">
              <text:p>6.00</text:p>
            </table:change-track-table-cell>
          </table:previous>
        </table:cell-content-change>
        <table:cell-content-change table:id="ct4317">
          <table:cell-address table:column="3" table:row="89" table:table="0"/>
          <office:change-info>
            <dc:creator>Martin Anward</dc:creator>
            <dc:date>2017-05-23T07:56:52.23</dc:date>
          </office:change-info>
          <table:previous table:id="ct4310">
            <table:change-track-table-cell office:value-type="string">
              <text:p>6.00</text:p>
            </table:change-track-table-cell>
          </table:previous>
        </table:cell-content-change>
        <table:cell-content-change table:id="ct4318">
          <table:cell-address table:column="4" table:row="89" table:table="0"/>
          <office:change-info>
            <dc:creator>Martin Anward</dc:creator>
            <dc:date>2017-05-23T07:56:59.70</dc:date>
          </office:change-info>
          <table:previous table:id="ct4312">
            <table:change-track-table-cell office:value-type="string">
              <text:p>8.00</text:p>
            </table:change-track-table-cell>
          </table:previous>
        </table:cell-content-change>
        <table:cell-content-change table:id="ct4319">
          <table:cell-address table:column="3" table:row="88" table:table="0"/>
          <office:change-info>
            <dc:creator>Martin Anward</dc:creator>
            <dc:date>2017-05-23T07:57:21.38</dc:date>
          </office:change-info>
          <table:previous table:id="ct4315">
            <table:change-track-table-cell office:value-type="string">
              <text:p>2.00</text:p>
            </table:change-track-table-cell>
          </table:previous>
        </table:cell-content-change>
        <table:cell-content-change table:id="ct4320">
          <table:cell-address table:column="4" table:row="88" table:table="0"/>
          <office:change-info>
            <dc:creator>Martin Anward</dc:creator>
            <dc:date>2017-05-23T07:57:24.94</dc:date>
          </office:change-info>
          <table:previous table:id="ct4316">
            <table:change-track-table-cell office:value-type="string">
              <text:p>3.00</text:p>
            </table:change-track-table-cell>
          </table:previous>
        </table:cell-content-change>
        <table:cell-content-change table:id="ct4321">
          <table:cell-address table:column="3" table:row="89" table:table="0"/>
          <office:change-info>
            <dc:creator>Martin Anward</dc:creator>
            <dc:date>2017-05-23T07:57:28.47</dc:date>
          </office:change-info>
          <table:previous table:id="ct4317">
            <table:change-track-table-cell office:value-type="string">
              <text:p>3.00</text:p>
            </table:change-track-table-cell>
          </table:previous>
        </table:cell-content-change>
        <table:cell-content-change table:id="ct4322">
          <table:cell-address table:column="4" table:row="89" table:table="0"/>
          <office:change-info>
            <dc:creator>Martin Anward</dc:creator>
            <dc:date>2017-05-23T07:57:31.39</dc:date>
          </office:change-info>
          <table:previous table:id="ct4318">
            <table:change-track-table-cell office:value-type="string">
              <text:p>4.00</text:p>
            </table:change-track-table-cell>
          </table:previous>
        </table:cell-content-change>
        <table:cell-content-change table:id="ct4323">
          <table:cell-address table:column="13" table:row="89" table:table="0"/>
          <office:change-info>
            <dc:creator>Martin Anward</dc:creator>
            <dc:date>2017-05-23T07:57:45.54</dc:date>
          </office:change-info>
          <table:previous table:id="ct1431">
            <table:change-track-table-cell office:value-type="string">
              <text:p>0.50</text:p>
            </table:change-track-table-cell>
          </table:previous>
        </table:cell-content-change>
        <table:cell-content-change table:id="ct4324">
          <table:cell-address table:column="9" table:row="88" table:table="0"/>
          <office:change-info>
            <dc:creator>Martin Anward</dc:creator>
            <dc:date>2017-05-23T08:16:28.11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4325">
          <table:cell-address table:column="9" table:row="89" table:table="0"/>
          <office:change-info>
            <dc:creator>Martin Anward</dc:creator>
            <dc:date>2017-05-23T08:16:30.98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4326">
          <table:cell-address table:column="11" table:row="88" table:table="0"/>
          <office:change-info>
            <dc:creator>Martin Anward</dc:creator>
            <dc:date>2017-05-23T08:16:35.94</dc:date>
          </office:change-info>
          <table:previous table:id="ct122">
            <table:change-track-table-cell office:value-type="string">
              <text:p>40.00</text:p>
            </table:change-track-table-cell>
          </table:previous>
        </table:cell-content-change>
        <table:cell-content-change table:id="ct4327">
          <table:cell-address table:column="11" table:row="89" table:table="0"/>
          <office:change-info>
            <dc:creator>Martin Anward</dc:creator>
            <dc:date>2017-05-23T08:16:37.71</dc:date>
          </office:change-info>
          <table:previous table:id="ct123">
            <table:change-track-table-cell office:value-type="string">
              <text:p>40.00</text:p>
            </table:change-track-table-cell>
          </table:previous>
        </table:cell-content-change>
        <table:cell-content-change table:id="ct4328">
          <table:cell-address table:column="3" table:row="88" table:table="0"/>
          <office:change-info>
            <dc:creator>Martin Anward</dc:creator>
            <dc:date>2017-05-23T08:28:55.93</dc:date>
          </office:change-info>
          <table:previous table:id="ct4319">
            <table:change-track-table-cell office:value-type="string">
              <text:p>3.00</text:p>
            </table:change-track-table-cell>
          </table:previous>
        </table:cell-content-change>
        <table:cell-content-change table:id="ct4329">
          <table:cell-address table:column="4" table:row="88" table:table="0"/>
          <office:change-info>
            <dc:creator>Martin Anward</dc:creator>
            <dc:date>2017-05-23T08:28:58.34</dc:date>
          </office:change-info>
          <table:previous table:id="ct4320">
            <table:change-track-table-cell office:value-type="string">
              <text:p>4.00</text:p>
            </table:change-track-table-cell>
          </table:previous>
        </table:cell-content-change>
        <table:cell-content-change table:id="ct4330">
          <table:cell-address table:column="3" table:row="89" table:table="0"/>
          <office:change-info>
            <dc:creator>Martin Anward</dc:creator>
            <dc:date>2017-05-23T08:29:01.22</dc:date>
          </office:change-info>
          <table:previous table:id="ct4321">
            <table:change-track-table-cell office:value-type="string">
              <text:p>4.00</text:p>
            </table:change-track-table-cell>
          </table:previous>
        </table:cell-content-change>
        <table:cell-content-change table:id="ct4331">
          <table:cell-address table:column="4" table:row="89" table:table="0"/>
          <office:change-info>
            <dc:creator>Martin Anward</dc:creator>
            <dc:date>2017-05-23T08:29:03.65</dc:date>
          </office:change-info>
          <table:previous table:id="ct4322">
            <table:change-track-table-cell office:value-type="string">
              <text:p>5.00</text:p>
            </table:change-track-table-cell>
          </table:previous>
        </table:cell-content-change>
        <table:cell-content-change table:id="ct4332">
          <table:cell-address table:column="11" table:row="88" table:table="0"/>
          <office:change-info>
            <dc:creator>Martin Anward</dc:creator>
            <dc:date>2017-05-23T08:29:14.08</dc:date>
          </office:change-info>
          <table:previous table:id="ct4326">
            <table:change-track-table-cell office:value-type="string">
              <text:p>10.00</text:p>
            </table:change-track-table-cell>
          </table:previous>
        </table:cell-content-change>
        <table:cell-content-change table:id="ct4333">
          <table:cell-address table:column="11" table:row="89" table:table="0"/>
          <office:change-info>
            <dc:creator>Martin Anward</dc:creator>
            <dc:date>2017-05-23T08:29:17.31</dc:date>
          </office:change-info>
          <table:previous table:id="ct4327">
            <table:change-track-table-cell office:value-type="string">
              <text:p>10.00</text:p>
            </table:change-track-table-cell>
          </table:previous>
        </table:cell-content-change>
        <table:cell-content-change table:id="ct4334">
          <table:cell-address table:column="5" table:row="88" table:table="0"/>
          <office:change-info>
            <dc:creator>Martin Anward</dc:creator>
            <dc:date>2017-05-23T08:33:04.3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335">
          <table:cell-address table:column="5" table:row="89" table:table="0"/>
          <office:change-info>
            <dc:creator>Martin Anward</dc:creator>
            <dc:date>2017-05-23T08:33:06.82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336">
          <table:cell-address table:column="11" table:row="166" table:table="0"/>
          <office:change-info>
            <dc:creator>Martin Anward</dc:creator>
            <dc:date>2017-05-24T13:07:28.37</dc:date>
          </office:change-info>
          <table:previous table:id="ct215">
            <table:change-track-table-cell office:value-type="string">
              <text:p>90.00</text:p>
            </table:change-track-table-cell>
          </table:previous>
        </table:cell-content-change>
        <table:cell-content-change table:id="ct4337">
          <table:cell-address table:column="11" table:row="165" table:table="0"/>
          <office:change-info>
            <dc:creator>Martin Anward</dc:creator>
            <dc:date>2017-05-24T13:07:30.96</dc:date>
          </office:change-info>
          <table:previous table:id="ct214">
            <table:change-track-table-cell office:value-type="string">
              <text:p>90.00</text:p>
            </table:change-track-table-cell>
          </table:previous>
        </table:cell-content-change>
        <table:cell-content-change table:id="ct4338">
          <table:cell-address table:column="11" table:row="164" table:table="0"/>
          <office:change-info>
            <dc:creator>Martin Anward</dc:creator>
            <dc:date>2017-05-24T13:07:34.15</dc:date>
          </office:change-info>
          <table:previous table:id="ct191">
            <table:change-track-table-cell office:value-type="string">
              <text:p>70.00</text:p>
            </table:change-track-table-cell>
          </table:previous>
        </table:cell-content-change>
        <table:cell-content-change table:id="ct4339">
          <table:cell-address table:column="11" table:row="163" table:table="0"/>
          <office:change-info>
            <dc:creator>Martin Anward</dc:creator>
            <dc:date>2017-05-24T13:07:36.19</dc:date>
          </office:change-info>
          <table:previous table:id="ct190">
            <table:change-track-table-cell office:value-type="string">
              <text:p>50.00</text:p>
            </table:change-track-table-cell>
          </table:previous>
        </table:cell-content-change>
        <table:cell-content-change table:id="ct4340">
          <table:cell-address table:column="14" table:row="94" table:table="0"/>
          <office:change-info>
            <dc:creator>. .</dc:creator>
            <dc:date>2017-06-16T08:13:27.90</dc:date>
          </office:change-info>
          <table:previous table:id="ct4189">
            <table:change-track-table-cell office:value-type="string">
              <text:p>6.00</text:p>
            </table:change-track-table-cell>
          </table:previous>
        </table:cell-content-change>
        <table:cell-content-change table:id="ct4341">
          <table:cell-address table:column="14" table:row="95" table:table="0"/>
          <office:change-info>
            <dc:creator>. .</dc:creator>
            <dc:date>2017-06-16T08:13:31.03</dc:date>
          </office:change-info>
          <table:previous table:id="ct4190">
            <table:change-track-table-cell office:value-type="string">
              <text:p>6.00</text:p>
            </table:change-track-table-cell>
          </table:previous>
        </table:cell-content-change>
        <table:cell-content-change table:id="ct4342">
          <table:cell-address table:column="14" table:row="96" table:table="0"/>
          <office:change-info>
            <dc:creator>. .</dc:creator>
            <dc:date>2017-06-16T08:13:40.02</dc:date>
          </office:change-info>
          <table:previous table:id="ct4191">
            <table:change-track-table-cell office:value-type="string">
              <text:p>6.00</text:p>
            </table:change-track-table-cell>
          </table:previous>
        </table:cell-content-change>
        <table:cell-content-change table:id="ct4343">
          <table:cell-address table:column="14" table:row="97" table:table="0"/>
          <office:change-info>
            <dc:creator>. .</dc:creator>
            <dc:date>2017-06-16T08:13:42.26</dc:date>
          </office:change-info>
          <table:previous table:id="ct4192">
            <table:change-track-table-cell office:value-type="string">
              <text:p>6.00</text:p>
            </table:change-track-table-cell>
          </table:previous>
        </table:cell-content-change>
        <table:cell-content-change table:id="ct4344">
          <table:cell-address table:column="14" table:row="98" table:table="0"/>
          <office:change-info>
            <dc:creator>. .</dc:creator>
            <dc:date>2017-06-16T08:13:44.61</dc:date>
          </office:change-info>
          <table:previous table:id="ct4196">
            <table:change-track-table-cell office:value-type="string">
              <text:p>6.00</text:p>
            </table:change-track-table-cell>
          </table:previous>
        </table:cell-content-change>
        <table:cell-content-change table:id="ct4345">
          <table:cell-address table:column="14" table:row="99" table:table="0"/>
          <office:change-info>
            <dc:creator>. .</dc:creator>
            <dc:date>2017-06-16T08:13:47.06</dc:date>
          </office:change-info>
          <table:previous table:id="ct4197">
            <table:change-track-table-cell office:value-type="string">
              <text:p>6.00</text:p>
            </table:change-track-table-cell>
          </table:previous>
        </table:cell-content-change>
        <table:cell-content-change table:id="ct4346">
          <table:cell-address table:column="14" table:row="100" table:table="0"/>
          <office:change-info>
            <dc:creator>. .</dc:creator>
            <dc:date>2017-06-16T08:13:48.32</dc:date>
          </office:change-info>
          <table:previous table:id="ct4194">
            <table:change-track-table-cell office:value-type="string">
              <text:p>6.00</text:p>
            </table:change-track-table-cell>
          </table:previous>
        </table:cell-content-change>
        <table:cell-content-change table:id="ct4347">
          <table:cell-address table:column="14" table:row="101" table:table="0"/>
          <office:change-info>
            <dc:creator>. .</dc:creator>
            <dc:date>2017-06-16T08:13:50.05</dc:date>
          </office:change-info>
          <table:previous table:id="ct4195">
            <table:change-track-table-cell office:value-type="string">
              <text:p>6.00</text:p>
            </table:change-track-table-cell>
          </table:previous>
        </table:cell-content-change>
        <table:cell-content-change table:id="ct4348">
          <table:cell-address table:column="14" table:row="102" table:table="0"/>
          <office:change-info>
            <dc:creator>. .</dc:creator>
            <dc:date>2017-06-16T08:13:50.57</dc:date>
          </office:change-info>
          <table:previous table:id="ct4198">
            <table:change-track-table-cell office:value-type="string">
              <text:p>6.00</text:p>
            </table:change-track-table-cell>
          </table:previous>
        </table:cell-content-change>
        <table:cell-content-change table:id="ct4349">
          <table:cell-address table:column="14" table:row="103" table:table="0"/>
          <office:change-info>
            <dc:creator>. .</dc:creator>
            <dc:date>2017-06-16T08:13:51.34</dc:date>
          </office:change-info>
          <table:previous table:id="ct4199">
            <table:change-track-table-cell office:value-type="string">
              <text:p>6.00</text:p>
            </table:change-track-table-cell>
          </table:previous>
        </table:cell-content-change>
        <table:cell-content-change table:id="ct4350">
          <table:cell-address table:column="14" table:row="104" table:table="0"/>
          <office:change-info>
            <dc:creator>. .</dc:creator>
            <dc:date>2017-06-16T08:13:51.88</dc:date>
          </office:change-info>
          <table:previous table:id="ct4200">
            <table:change-track-table-cell office:value-type="string">
              <text:p>6.00</text:p>
            </table:change-track-table-cell>
          </table:previous>
        </table:cell-content-change>
        <table:cell-content-change table:id="ct4351">
          <table:cell-address table:column="14" table:row="106" table:table="0"/>
          <office:change-info>
            <dc:creator>. .</dc:creator>
            <dc:date>2017-06-16T08:13:52.53</dc:date>
          </office:change-info>
          <table:previous table:id="ct4202">
            <table:change-track-table-cell office:value-type="string">
              <text:p>6.00</text:p>
            </table:change-track-table-cell>
          </table:previous>
        </table:cell-content-change>
        <table:cell-content-change table:id="ct4352">
          <table:cell-address table:column="14" table:row="105" table:table="0"/>
          <office:change-info>
            <dc:creator>. .</dc:creator>
            <dc:date>2017-06-16T08:13:52.96</dc:date>
          </office:change-info>
          <table:previous table:id="ct4201">
            <table:change-track-table-cell office:value-type="string">
              <text:p>6.00</text:p>
            </table:change-track-table-cell>
          </table:previous>
        </table:cell-content-change>
        <table:cell-content-change table:id="ct4353">
          <table:cell-address table:column="14" table:row="107" table:table="0"/>
          <office:change-info>
            <dc:creator>. .</dc:creator>
            <dc:date>2017-06-16T08:13:53.51</dc:date>
          </office:change-info>
          <table:previous table:id="ct4203">
            <table:change-track-table-cell office:value-type="string">
              <text:p>6.00</text:p>
            </table:change-track-table-cell>
          </table:previous>
        </table:cell-content-change>
        <table:cell-content-change table:id="ct4354">
          <table:cell-address table:column="14" table:row="108" table:table="0"/>
          <office:change-info>
            <dc:creator>. .</dc:creator>
            <dc:date>2017-06-16T08:13:53.90</dc:date>
          </office:change-info>
          <table:previous table:id="ct4204">
            <table:change-track-table-cell office:value-type="string">
              <text:p>6.00</text:p>
            </table:change-track-table-cell>
          </table:previous>
        </table:cell-content-change>
        <table:cell-content-change table:id="ct4355">
          <table:cell-address table:column="14" table:row="111" table:table="0"/>
          <office:change-info>
            <dc:creator>. .</dc:creator>
            <dc:date>2017-06-16T08:13:56.08</dc:date>
          </office:change-info>
          <table:previous table:id="ct4206">
            <table:change-track-table-cell office:value-type="string">
              <text:p>6.00</text:p>
            </table:change-track-table-cell>
          </table:previous>
        </table:cell-content-change>
        <table:cell-content-change table:id="ct4356">
          <table:cell-address table:column="14" table:row="110" table:table="0"/>
          <office:change-info>
            <dc:creator>. .</dc:creator>
            <dc:date>2017-06-16T08:13:56.67</dc:date>
          </office:change-info>
          <table:previous table:id="ct4205">
            <table:change-track-table-cell office:value-type="string">
              <text:p>6.00</text:p>
            </table:change-track-table-cell>
          </table:previous>
        </table:cell-content-change>
        <table:cell-content-change table:id="ct4357">
          <table:cell-address table:column="14" table:row="112" table:table="0"/>
          <office:change-info>
            <dc:creator>. .</dc:creator>
            <dc:date>2017-06-16T08:13:57.96</dc:date>
          </office:change-info>
          <table:previous table:id="ct4207">
            <table:change-track-table-cell office:value-type="string">
              <text:p>6.00</text:p>
            </table:change-track-table-cell>
          </table:previous>
        </table:cell-content-change>
        <table:cell-content-change table:id="ct4358">
          <table:cell-address table:column="14" table:row="114" table:table="0"/>
          <office:change-info>
            <dc:creator>. .</dc:creator>
            <dc:date>2017-06-16T08:14:00.52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359">
          <table:cell-address table:column="14" table:row="114" table:table="0"/>
          <office:change-info>
            <dc:creator>. .</dc:creator>
            <dc:date>2017-06-16T08:14:02.33</dc:date>
          </office:change-info>
          <table:previous table:id="ct4358">
            <table:change-track-table-cell office:value-type="string">
              <text:p>9.00</text:p>
            </table:change-track-table-cell>
          </table:previous>
        </table:cell-content-change>
        <table:cell-content-change table:id="ct4360">
          <table:cell-address table:column="14" table:row="115" table:table="0"/>
          <office:change-info>
            <dc:creator>. .</dc:creator>
            <dc:date>2017-06-16T08:14:06.39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361">
          <table:cell-address table:column="14" table:row="116" table:table="0"/>
          <office:change-info>
            <dc:creator>. .</dc:creator>
            <dc:date>2017-06-16T08:14:08.39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362">
          <table:cell-address table:column="14" table:row="121" table:table="0"/>
          <office:change-info>
            <dc:creator>. .</dc:creator>
            <dc:date>2017-06-16T08:14:20.41</dc:date>
          </office:change-info>
          <table:previous table:id="ct4209">
            <table:change-track-table-cell office:value-type="string">
              <text:p>6.50</text:p>
            </table:change-track-table-cell>
          </table:previous>
        </table:cell-content-change>
        <table:cell-content-change table:id="ct4363">
          <table:cell-address table:column="14" table:row="121" table:table="0"/>
          <office:change-info>
            <dc:creator>. .</dc:creator>
            <dc:date>2017-06-16T08:14:23.72</dc:date>
          </office:change-info>
          <table:previous table:id="ct4362">
            <table:change-track-table-cell office:value-type="string">
              <text:p>12</text:p>
            </table:change-track-table-cell>
          </table:previous>
        </table:cell-content-change>
        <table:cell-content-change table:id="ct4364">
          <table:cell-address table:column="14" table:row="122" table:table="0"/>
          <office:change-info>
            <dc:creator>. .</dc:creator>
            <dc:date>2017-06-16T08:14:25.15</dc:date>
          </office:change-info>
          <table:previous table:id="ct4210">
            <table:change-track-table-cell office:value-type="string">
              <text:p>6.50</text:p>
            </table:change-track-table-cell>
          </table:previous>
        </table:cell-content-change>
        <table:cell-content-change table:id="ct4365">
          <table:cell-address table:column="14" table:row="163" table:table="0"/>
          <office:change-info>
            <dc:creator>. .</dc:creator>
            <dc:date>2017-06-16T08:14:31.31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366">
          <table:cell-address table:column="14" table:row="164" table:table="0"/>
          <office:change-info>
            <dc:creator>. .</dc:creator>
            <dc:date>2017-06-16T08:14:32.6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367">
          <table:cell-address table:column="14" table:row="165" table:table="0"/>
          <office:change-info>
            <dc:creator>. .</dc:creator>
            <dc:date>2017-06-16T08:14:32.97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368">
          <table:cell-address table:column="14" table:row="166" table:table="0"/>
          <office:change-info>
            <dc:creator>. .</dc:creator>
            <dc:date>2017-06-16T08:14:33.72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369">
          <table:cell-address table:column="14" table:row="163" table:table="0"/>
          <office:change-info>
            <dc:creator>. .</dc:creator>
            <dc:date>2017-06-16T08:14:36.93</dc:date>
          </office:change-info>
          <table:previous table:id="ct4365">
            <table:change-track-table-cell office:value-type="string">
              <text:p>10.00</text:p>
            </table:change-track-table-cell>
          </table:previous>
        </table:cell-content-change>
        <table:cell-content-change table:id="ct4370">
          <table:cell-address table:column="14" table:row="164" table:table="0"/>
          <office:change-info>
            <dc:creator>. .</dc:creator>
            <dc:date>2017-06-16T08:14:37.85</dc:date>
          </office:change-info>
          <table:previous table:id="ct4366">
            <table:change-track-table-cell office:value-type="string">
              <text:p>10.00</text:p>
            </table:change-track-table-cell>
          </table:previous>
        </table:cell-content-change>
        <table:cell-content-change table:id="ct4371">
          <table:cell-address table:column="14" table:row="165" table:table="0"/>
          <office:change-info>
            <dc:creator>. .</dc:creator>
            <dc:date>2017-06-16T08:14:38.36</dc:date>
          </office:change-info>
          <table:previous table:id="ct4367">
            <table:change-track-table-cell office:value-type="string">
              <text:p>10.00</text:p>
            </table:change-track-table-cell>
          </table:previous>
        </table:cell-content-change>
        <table:cell-content-change table:id="ct4372">
          <table:cell-address table:column="14" table:row="166" table:table="0"/>
          <office:change-info>
            <dc:creator>. .</dc:creator>
            <dc:date>2017-06-16T08:14:39.42</dc:date>
          </office:change-info>
          <table:previous table:id="ct4368">
            <table:change-track-table-cell office:value-type="string">
              <text:p>10.00</text:p>
            </table:change-track-table-cell>
          </table:previous>
        </table:cell-content-change>
        <table:cell-content-change table:id="ct4373">
          <table:cell-address table:column="14" table:row="180" table:table="0"/>
          <office:change-info>
            <dc:creator>. .</dc:creator>
            <dc:date>2017-06-16T08:14:44.89</dc:date>
          </office:change-info>
          <table:previous table:id="ct3758">
            <table:change-track-table-cell office:value-type="float" office:value="10"/>
          </table:previous>
        </table:cell-content-change>
        <table:cell-content-change table:id="ct4374">
          <table:cell-address table:column="1" table:row="7" table:table="0"/>
          <office:change-info>
            <dc:creator>. .</dc:creator>
            <dc:date>2017-06-16T08:19:17.15</dc:date>
          </office:change-info>
          <table:previous>
            <table:change-track-table-cell office:value-type="string">
              <text:p>2.50</text:p>
            </table:change-track-table-cell>
          </table:previous>
        </table:cell-content-change>
        <table:cell-content-change table:id="ct4375">
          <table:cell-address table:column="1" table:row="8" table:table="0"/>
          <office:change-info>
            <dc:creator>. .</dc:creator>
            <dc:date>2017-06-16T08:19:24.44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376">
          <table:cell-address table:column="1" table:row="9" table:table="0"/>
          <office:change-info>
            <dc:creator>. .</dc:creator>
            <dc:date>2017-06-16T08:19:26.32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4377">
          <table:cell-address table:column="1" table:row="9" table:table="0"/>
          <office:change-info>
            <dc:creator>. .</dc:creator>
            <dc:date>2017-06-16T08:19:28.67</dc:date>
          </office:change-info>
          <table:previous table:id="ct4376">
            <table:change-track-table-cell office:value-type="float" office:value="6"/>
          </table:previous>
        </table:cell-content-change>
        <table:cell-content-change table:id="ct4378">
          <table:cell-address table:column="1" table:row="9" table:table="0"/>
          <office:change-info>
            <dc:creator>. .</dc:creator>
            <dc:date>2017-06-16T08:19:36.06</dc:date>
          </office:change-info>
          <table:previous table:id="ct4377">
            <table:change-track-table-cell office:value-type="string">
              <text:p>3.00</text:p>
            </table:change-track-table-cell>
          </table:previous>
        </table:cell-content-change>
        <table:cell-content-change table:id="ct4379">
          <table:cell-address table:column="1" table:row="10" table:table="0"/>
          <office:change-info>
            <dc:creator>. .</dc:creator>
            <dc:date>2017-06-16T08:19:47.07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380">
          <table:cell-address table:column="1" table:row="11" table:table="0"/>
          <office:change-info>
            <dc:creator>. .</dc:creator>
            <dc:date>2017-06-16T08:19:50.12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4381">
          <table:cell-address table:column="1" table:row="12" table:table="0"/>
          <office:change-info>
            <dc:creator>. .</dc:creator>
            <dc:date>2017-06-16T08:19:53.64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382">
          <table:cell-address table:column="1" table:row="13" table:table="0"/>
          <office:change-info>
            <dc:creator>. .</dc:creator>
            <dc:date>2017-06-16T08:19:59.98</dc:date>
          </office:change-info>
          <table:previous>
            <table:change-track-table-cell office:value-type="string">
              <text:p>7.50</text:p>
            </table:change-track-table-cell>
          </table:previous>
        </table:cell-content-change>
        <table:cell-content-change table:id="ct4383">
          <table:cell-address table:column="1" table:row="14" table:table="0"/>
          <office:change-info>
            <dc:creator>. .</dc:creator>
            <dc:date>2017-06-16T08:20:03.17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4384">
          <table:cell-address table:column="1" table:row="15" table:table="0"/>
          <office:change-info>
            <dc:creator>. .</dc:creator>
            <dc:date>2017-06-16T08:20:08.9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385">
          <table:cell-address table:column="1" table:row="13" table:table="0"/>
          <office:change-info>
            <dc:creator>. .</dc:creator>
            <dc:date>2017-06-16T08:20:15.77</dc:date>
          </office:change-info>
          <table:previous table:id="ct4382">
            <table:change-track-table-cell office:value-type="string">
              <text:p>2.5</text:p>
            </table:change-track-table-cell>
          </table:previous>
        </table:cell-content-change>
        <table:cell-content-change table:id="ct4386">
          <table:cell-address table:column="1" table:row="14" table:table="0"/>
          <office:change-info>
            <dc:creator>. .</dc:creator>
            <dc:date>2017-06-16T08:20:17.92</dc:date>
          </office:change-info>
          <table:previous table:id="ct4383">
            <table:change-track-table-cell office:value-type="string">
              <text:p>5</text:p>
            </table:change-track-table-cell>
          </table:previous>
        </table:cell-content-change>
        <table:cell-content-change table:id="ct4387">
          <table:cell-address table:column="1" table:row="16" table:table="0"/>
          <office:change-info>
            <dc:creator>. .</dc:creator>
            <dc:date>2017-06-16T08:20:24.12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4388">
          <table:cell-address table:column="1" table:row="17" table:table="0"/>
          <office:change-info>
            <dc:creator>. .</dc:creator>
            <dc:date>2017-06-16T08:20:30.81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389">
          <table:cell-address table:column="1" table:row="18" table:table="0"/>
          <office:change-info>
            <dc:creator>. .</dc:creator>
            <dc:date>2017-06-16T08:20:34.04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4390">
          <table:cell-address table:column="1" table:row="19" table:table="0"/>
          <office:change-info>
            <dc:creator>. .</dc:creator>
            <dc:date>2017-06-16T08:20:38.03</dc:date>
          </office:change-info>
          <table:previous>
            <table:change-track-table-cell office:value-type="string">
              <text:p>12.50</text:p>
            </table:change-track-table-cell>
          </table:previous>
        </table:cell-content-change>
        <table:cell-content-change table:id="ct4391">
          <table:cell-address table:column="1" table:row="20" table:table="0"/>
          <office:change-info>
            <dc:creator>. .</dc:creator>
            <dc:date>2017-06-16T08:20:41.7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4392">
          <table:cell-address table:column="1" table:row="21" table:table="0"/>
          <office:change-info>
            <dc:creator>. .</dc:creator>
            <dc:date>2017-06-16T08:20:44.19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4393">
          <table:cell-address table:column="1" table:row="16" table:table="0"/>
          <office:change-info>
            <dc:creator>. .</dc:creator>
            <dc:date>2017-06-16T08:21:11.52</dc:date>
          </office:change-info>
          <table:previous table:id="ct4387">
            <table:change-track-table-cell office:value-type="string">
              <text:p>4.00</text:p>
            </table:change-track-table-cell>
          </table:previous>
        </table:cell-content-change>
        <table:cell-content-change table:id="ct4394">
          <table:cell-address table:column="1" table:row="17" table:table="0"/>
          <office:change-info>
            <dc:creator>. .</dc:creator>
            <dc:date>2017-06-16T08:21:14.06</dc:date>
          </office:change-info>
          <table:previous table:id="ct4388">
            <table:change-track-table-cell office:value-type="string">
              <text:p>8.00</text:p>
            </table:change-track-table-cell>
          </table:previous>
        </table:cell-content-change>
        <table:cell-content-change table:id="ct4395">
          <table:cell-address table:column="1" table:row="18" table:table="0"/>
          <office:change-info>
            <dc:creator>. .</dc:creator>
            <dc:date>2017-06-16T08:21:16.65</dc:date>
          </office:change-info>
          <table:previous table:id="ct4389">
            <table:change-track-table-cell office:value-type="string">
              <text:p>16.00</text:p>
            </table:change-track-table-cell>
          </table:previous>
        </table:cell-content-change>
        <table:cell-content-change table:id="ct4396">
          <table:cell-address table:column="1" table:row="19" table:table="0"/>
          <office:change-info>
            <dc:creator>. .</dc:creator>
            <dc:date>2017-06-16T08:22:02.75</dc:date>
          </office:change-info>
          <table:previous table:id="ct4390">
            <table:change-track-table-cell office:value-type="string">
              <text:p>5.00</text:p>
            </table:change-track-table-cell>
          </table:previous>
        </table:cell-content-change>
        <table:cell-content-change table:id="ct4397">
          <table:cell-address table:column="1" table:row="20" table:table="0"/>
          <office:change-info>
            <dc:creator>. .</dc:creator>
            <dc:date>2017-06-16T08:22:06.35</dc:date>
          </office:change-info>
          <table:previous table:id="ct4391">
            <table:change-track-table-cell office:value-type="string">
              <text:p>10.00</text:p>
            </table:change-track-table-cell>
          </table:previous>
        </table:cell-content-change>
        <table:cell-content-change table:id="ct4398">
          <table:cell-address table:column="1" table:row="21" table:table="0"/>
          <office:change-info>
            <dc:creator>. .</dc:creator>
            <dc:date>2017-06-16T08:22:08.62</dc:date>
          </office:change-info>
          <table:previous table:id="ct4392">
            <table:change-track-table-cell office:value-type="string">
              <text:p>20.00</text:p>
            </table:change-track-table-cell>
          </table:previous>
        </table:cell-content-change>
        <table:cell-content-change table:id="ct4399">
          <table:cell-address table:column="1" table:row="32" table:table="0"/>
          <office:change-info>
            <dc:creator>. .</dc:creator>
            <dc:date>2017-06-16T08:23:16.09</dc:date>
          </office:change-info>
          <table:previous>
            <table:change-track-table-cell office:value-type="string">
              <text:p>7.50</text:p>
            </table:change-track-table-cell>
          </table:previous>
        </table:cell-content-change>
        <table:cell-content-change table:id="ct4400">
          <table:cell-address table:column="1" table:row="33" table:table="0"/>
          <office:change-info>
            <dc:creator>. .</dc:creator>
            <dc:date>2017-06-16T08:25:59.9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4401">
          <table:cell-address table:column="1" table:row="34" table:table="0"/>
          <office:change-info>
            <dc:creator>. .</dc:creator>
            <dc:date>2017-06-16T08:26:02.6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402">
          <table:cell-address table:column="1" table:row="35" table:table="0"/>
          <office:change-info>
            <dc:creator>. .</dc:creator>
            <dc:date>2017-06-16T08:26:09.2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4403">
          <table:cell-address table:column="1" table:row="36" table:table="0"/>
          <office:change-info>
            <dc:creator>. .</dc:creator>
            <dc:date>2017-06-16T08:26:13.63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404">
          <table:cell-address table:column="1" table:row="37" table:table="0"/>
          <office:change-info>
            <dc:creator>. .</dc:creator>
            <dc:date>2017-06-16T08:26:16.44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4405">
          <table:cell-address table:column="1" table:row="36" table:table="0"/>
          <office:change-info>
            <dc:creator>. .</dc:creator>
            <dc:date>2017-06-16T08:27:59.87</dc:date>
          </office:change-info>
          <table:previous table:id="ct4403">
            <table:change-track-table-cell office:value-type="string">
              <text:p>8.00</text:p>
            </table:change-track-table-cell>
          </table:previous>
        </table:cell-content-change>
        <table:cell-content-change table:id="ct4406">
          <table:cell-address table:column="1" table:row="37" table:table="0"/>
          <office:change-info>
            <dc:creator>. .</dc:creator>
            <dc:date>2017-06-16T08:28:03.73</dc:date>
          </office:change-info>
          <table:previous table:id="ct4404">
            <table:change-track-table-cell office:value-type="string">
              <text:p>16.00</text:p>
            </table:change-track-table-cell>
          </table:previous>
        </table:cell-content-change>
        <table:cell-content-change table:id="ct4407">
          <table:cell-address table:column="1" table:row="35" table:table="0"/>
          <office:change-info>
            <dc:creator>. .</dc:creator>
            <dc:date>2017-06-16T08:28:05.20</dc:date>
          </office:change-info>
          <table:previous table:id="ct4402">
            <table:change-track-table-cell office:value-type="string">
              <text:p>4.00</text:p>
            </table:change-track-table-cell>
          </table:previous>
        </table:cell-content-change>
        <table:cell-content-change table:id="ct4408">
          <table:cell-address table:column="1" table:row="36" table:table="0"/>
          <office:change-info>
            <dc:creator>. .</dc:creator>
            <dc:date>2017-06-16T08:28:08.61</dc:date>
          </office:change-info>
          <table:previous table:id="ct4405">
            <table:change-track-table-cell office:value-type="string">
              <text:p>3.00</text:p>
            </table:change-track-table-cell>
          </table:previous>
        </table:cell-content-change>
        <table:cell-content-change table:id="ct4409">
          <table:cell-address table:column="1" table:row="37" table:table="0"/>
          <office:change-info>
            <dc:creator>. .</dc:creator>
            <dc:date>2017-06-16T08:28:10.98</dc:date>
          </office:change-info>
          <table:previous table:id="ct4406">
            <table:change-track-table-cell office:value-type="string">
              <text:p>6.00</text:p>
            </table:change-track-table-cell>
          </table:previous>
        </table:cell-content-change>
        <table:cell-content-change table:id="ct4410">
          <table:cell-address table:column="1" table:row="38" table:table="0"/>
          <office:change-info>
            <dc:creator>. .</dc:creator>
            <dc:date>2017-06-16T08:28:15.30</dc:date>
          </office:change-info>
          <table:previous>
            <table:change-track-table-cell office:value-type="string">
              <text:p>12.50</text:p>
            </table:change-track-table-cell>
          </table:previous>
        </table:cell-content-change>
        <table:cell-content-change table:id="ct4411">
          <table:cell-address table:column="1" table:row="38" table:table="0"/>
          <office:change-info>
            <dc:creator>. .</dc:creator>
            <dc:date>2017-06-16T08:28:19.75</dc:date>
          </office:change-info>
          <table:previous table:id="ct4410">
            <table:change-track-table-cell office:value-type="string">
              <text:p>3.5</text:p>
            </table:change-track-table-cell>
          </table:previous>
        </table:cell-content-change>
        <table:cell-content-change table:id="ct4412">
          <table:cell-address table:column="1" table:row="39" table:table="0"/>
          <office:change-info>
            <dc:creator>. .</dc:creator>
            <dc:date>2017-06-16T08:28:21.6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4413">
          <table:cell-address table:column="1" table:row="40" table:table="0"/>
          <office:change-info>
            <dc:creator>. .</dc:creator>
            <dc:date>2017-06-16T08:28:23.15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4414">
          <table:cell-address table:column="1" table:row="45" table:table="0"/>
          <office:change-info>
            <dc:creator>. .</dc:creator>
            <dc:date>2017-06-16T08:28:29.26</dc:date>
          </office:change-info>
          <table:previous>
            <table:change-track-table-cell office:value-type="string">
              <text:p>7.50</text:p>
            </table:change-track-table-cell>
          </table:previous>
        </table:cell-content-change>
        <table:cell-content-change table:id="ct4415">
          <table:cell-address table:column="1" table:row="46" table:table="0"/>
          <office:change-info>
            <dc:creator>. .</dc:creator>
            <dc:date>2017-06-16T08:28:29.26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4416">
          <table:cell-address table:column="1" table:row="47" table:table="0"/>
          <office:change-info>
            <dc:creator>. .</dc:creator>
            <dc:date>2017-06-16T08:28:29.26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417">
          <table:cell-address table:column="1" table:row="48" table:table="0"/>
          <office:change-info>
            <dc:creator>. .</dc:creator>
            <dc:date>2017-06-16T08:28:29.26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4418">
          <table:cell-address table:column="1" table:row="49" table:table="0"/>
          <office:change-info>
            <dc:creator>. .</dc:creator>
            <dc:date>2017-06-16T08:28:29.26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419">
          <table:cell-address table:column="1" table:row="50" table:table="0"/>
          <office:change-info>
            <dc:creator>. .</dc:creator>
            <dc:date>2017-06-16T08:28:29.26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4420">
          <table:cell-address table:column="1" table:row="51" table:table="0"/>
          <office:change-info>
            <dc:creator>. .</dc:creator>
            <dc:date>2017-06-16T08:28:29.26</dc:date>
          </office:change-info>
          <table:previous>
            <table:change-track-table-cell office:value-type="string">
              <text:p>12.50</text:p>
            </table:change-track-table-cell>
          </table:previous>
        </table:cell-content-change>
        <table:cell-content-change table:id="ct4421">
          <table:cell-address table:column="1" table:row="52" table:table="0"/>
          <office:change-info>
            <dc:creator>. .</dc:creator>
            <dc:date>2017-06-16T08:28:29.26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4422">
          <table:cell-address table:column="1" table:row="53" table:table="0"/>
          <office:change-info>
            <dc:creator>. .</dc:creator>
            <dc:date>2017-06-16T08:28:29.26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4423">
          <table:cell-address table:column="1" table:row="55" table:table="0"/>
          <office:change-info>
            <dc:creator>. .</dc:creator>
            <dc:date>2017-06-16T08:28:35.64</dc:date>
          </office:change-info>
          <table:previous>
            <table:change-track-table-cell office:value-type="string">
              <text:p>2.50</text:p>
            </table:change-track-table-cell>
          </table:previous>
        </table:cell-content-change>
        <table:cell-content-change table:id="ct4424">
          <table:cell-address table:column="1" table:row="56" table:table="0"/>
          <office:change-info>
            <dc:creator>. .</dc:creator>
            <dc:date>2017-06-16T08:28:35.64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425">
          <table:cell-address table:column="1" table:row="57" table:table="0"/>
          <office:change-info>
            <dc:creator>. .</dc:creator>
            <dc:date>2017-06-16T08:28:35.64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4426">
          <table:cell-address table:column="1" table:row="58" table:table="0"/>
          <office:change-info>
            <dc:creator>. .</dc:creator>
            <dc:date>2017-06-16T08:28:35.64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427">
          <table:cell-address table:column="1" table:row="59" table:table="0"/>
          <office:change-info>
            <dc:creator>. .</dc:creator>
            <dc:date>2017-06-16T08:28:35.64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4428">
          <table:cell-address table:column="1" table:row="60" table:table="0"/>
          <office:change-info>
            <dc:creator>. .</dc:creator>
            <dc:date>2017-06-16T08:28:35.64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429">
          <table:cell-address table:column="1" table:row="61" table:table="0"/>
          <office:change-info>
            <dc:creator>. .</dc:creator>
            <dc:date>2017-06-16T08:28:35.64</dc:date>
          </office:change-info>
          <table:previous>
            <table:change-track-table-cell office:value-type="string">
              <text:p>7.50</text:p>
            </table:change-track-table-cell>
          </table:previous>
        </table:cell-content-change>
        <table:cell-content-change table:id="ct4430">
          <table:cell-address table:column="1" table:row="62" table:table="0"/>
          <office:change-info>
            <dc:creator>. .</dc:creator>
            <dc:date>2017-06-16T08:28:35.64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4431">
          <table:cell-address table:column="1" table:row="63" table:table="0"/>
          <office:change-info>
            <dc:creator>. .</dc:creator>
            <dc:date>2017-06-16T08:28:35.64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432">
          <table:cell-address table:column="1" table:row="64" table:table="0"/>
          <office:change-info>
            <dc:creator>. .</dc:creator>
            <dc:date>2017-06-16T08:28:35.64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4433">
          <table:cell-address table:column="1" table:row="65" table:table="0"/>
          <office:change-info>
            <dc:creator>. .</dc:creator>
            <dc:date>2017-06-16T08:28:35.64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434">
          <table:cell-address table:column="1" table:row="66" table:table="0"/>
          <office:change-info>
            <dc:creator>. .</dc:creator>
            <dc:date>2017-06-16T08:28:35.64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4435">
          <table:cell-address table:column="1" table:row="67" table:table="0"/>
          <office:change-info>
            <dc:creator>. .</dc:creator>
            <dc:date>2017-06-16T08:28:35.64</dc:date>
          </office:change-info>
          <table:previous>
            <table:change-track-table-cell office:value-type="string">
              <text:p>12.50</text:p>
            </table:change-track-table-cell>
          </table:previous>
        </table:cell-content-change>
        <table:cell-content-change table:id="ct4436">
          <table:cell-address table:column="1" table:row="68" table:table="0"/>
          <office:change-info>
            <dc:creator>. .</dc:creator>
            <dc:date>2017-06-16T08:28:35.64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4437">
          <table:cell-address table:column="1" table:row="69" table:table="0"/>
          <office:change-info>
            <dc:creator>. .</dc:creator>
            <dc:date>2017-06-16T08:28:35.64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4438">
          <table:cell-address table:column="1" table:row="78" table:table="0"/>
          <office:change-info>
            <dc:creator>. .</dc:creator>
            <dc:date>2017-06-16T08:28:52.78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439">
          <table:cell-address table:column="1" table:row="79" table:table="0"/>
          <office:change-info>
            <dc:creator>. .</dc:creator>
            <dc:date>2017-06-16T08:28:52.78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4440">
          <table:cell-address table:column="1" table:row="80" table:table="0"/>
          <office:change-info>
            <dc:creator>. .</dc:creator>
            <dc:date>2017-06-16T08:28:52.78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441">
          <table:cell-address table:column="1" table:row="81" table:table="0"/>
          <office:change-info>
            <dc:creator>. .</dc:creator>
            <dc:date>2017-06-16T08:28:56.93</dc:date>
          </office:change-info>
          <table:previous>
            <table:change-track-table-cell office:value-type="string">
              <text:p>7.50</text:p>
            </table:change-track-table-cell>
          </table:previous>
        </table:cell-content-change>
        <table:cell-content-change table:id="ct4442">
          <table:cell-address table:column="1" table:row="82" table:table="0"/>
          <office:change-info>
            <dc:creator>. .</dc:creator>
            <dc:date>2017-06-16T08:28:56.93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4443">
          <table:cell-address table:column="1" table:row="83" table:table="0"/>
          <office:change-info>
            <dc:creator>. .</dc:creator>
            <dc:date>2017-06-16T08:28:56.9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444">
          <table:cell-address table:column="1" table:row="84" table:table="0"/>
          <office:change-info>
            <dc:creator>. .</dc:creator>
            <dc:date>2017-06-16T08:28:59.95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4445">
          <table:cell-address table:column="1" table:row="85" table:table="0"/>
          <office:change-info>
            <dc:creator>. .</dc:creator>
            <dc:date>2017-06-16T08:28:59.95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446">
          <table:cell-address table:column="1" table:row="86" table:table="0"/>
          <office:change-info>
            <dc:creator>. .</dc:creator>
            <dc:date>2017-06-16T08:28:59.95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4447">
          <table:cell-address table:column="1" table:row="88" table:table="0"/>
          <office:change-info>
            <dc:creator>. .</dc:creator>
            <dc:date>2017-06-16T08:29:12.19</dc:date>
          </office:change-info>
          <table:previous table:id="ct817">
            <table:change-track-table-cell office:value-type="string">
              <text:p>15.00</text:p>
            </table:change-track-table-cell>
          </table:previous>
        </table:cell-content-change>
        <table:cell-content-change table:id="ct4448">
          <table:cell-address table:column="1" table:row="89" table:table="0"/>
          <office:change-info>
            <dc:creator>. .</dc:creator>
            <dc:date>2017-06-16T08:29:15.55</dc:date>
          </office:change-info>
          <table:previous table:id="ct818">
            <table:change-track-table-cell office:value-type="string">
              <text:p>20.00</text:p>
            </table:change-track-table-cell>
          </table:previous>
        </table:cell-content-change>
        <table:cell-content-change table:id="ct4449">
          <table:cell-address table:column="1" table:row="42" table:table="0"/>
          <office:change-info>
            <dc:creator>. .</dc:creator>
            <dc:date>2017-06-16T08:29:22.94</dc:date>
          </office:change-info>
          <table:previous>
            <table:change-track-table-cell office:value-type="string">
              <text:p>100.00</text:p>
            </table:change-track-table-cell>
          </table:previous>
        </table:cell-content-change>
        <table:cell-content-change table:id="ct4450">
          <table:cell-address table:column="1" table:row="43" table:table="0"/>
          <office:change-info>
            <dc:creator>. .</dc:creator>
            <dc:date>2017-06-16T08:29:31.09</dc:date>
          </office:change-info>
          <table:previous>
            <table:change-track-table-cell office:value-type="string">
              <text:p>120.00</text:p>
            </table:change-track-table-cell>
          </table:previous>
        </table:cell-content-change>
        <table:cell-content-change table:id="ct4451">
          <table:cell-address table:column="1" table:row="27" table:table="0"/>
          <office:change-info>
            <dc:creator>. .</dc:creator>
            <dc:date>2017-06-16T08:29:38.32</dc:date>
          </office:change-info>
          <table:previous>
            <table:change-track-table-cell office:value-type="string">
              <text:p>100.00</text:p>
            </table:change-track-table-cell>
          </table:previous>
        </table:cell-content-change>
        <table:cell-content-change table:id="ct4452">
          <table:cell-address table:column="1" table:row="28" table:table="0"/>
          <office:change-info>
            <dc:creator>. .</dc:creator>
            <dc:date>2017-06-16T08:29:38.32</dc:date>
          </office:change-info>
          <table:previous>
            <table:change-track-table-cell office:value-type="string">
              <text:p>120.00</text:p>
            </table:change-track-table-cell>
          </table:previous>
        </table:cell-content-change>
        <table:cell-content-change table:id="ct4453">
          <table:cell-address table:column="1" table:row="91" table:table="0"/>
          <office:change-info>
            <dc:creator>. .</dc:creator>
            <dc:date>2017-06-16T08:29:49.06</dc:date>
          </office:change-info>
          <table:previous table:id="ct1110">
            <table:change-track-table-cell office:value-type="string">
              <text:p>100.00</text:p>
            </table:change-track-table-cell>
          </table:previous>
        </table:cell-content-change>
        <table:cell-content-change table:id="ct4454">
          <table:cell-address table:column="1" table:row="92" table:table="0"/>
          <office:change-info>
            <dc:creator>. .</dc:creator>
            <dc:date>2017-06-16T08:29:49.06</dc:date>
          </office:change-info>
          <table:previous table:id="ct1111">
            <table:change-track-table-cell office:value-type="string">
              <text:p>120.00</text:p>
            </table:change-track-table-cell>
          </table:previous>
        </table:cell-content-change>
        <table:cell-content-change table:id="ct4455">
          <table:cell-address table:column="1" table:row="94" table:table="0"/>
          <office:change-info>
            <dc:creator>. .</dc:creator>
            <dc:date>2017-06-16T08:29:57.41</dc:date>
          </office:change-info>
          <table:previous>
            <table:change-track-table-cell office:value-type="string">
              <text:p>2.50</text:p>
            </table:change-track-table-cell>
          </table:previous>
        </table:cell-content-change>
        <table:cell-content-change table:id="ct4456">
          <table:cell-address table:column="1" table:row="95" table:table="0"/>
          <office:change-info>
            <dc:creator>. .</dc:creator>
            <dc:date>2017-06-16T08:29:57.41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457">
          <table:cell-address table:column="1" table:row="96" table:table="0"/>
          <office:change-info>
            <dc:creator>. .</dc:creator>
            <dc:date>2017-06-16T08:29:57.41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4458">
          <table:cell-address table:column="1" table:row="97" table:table="0"/>
          <office:change-info>
            <dc:creator>. .</dc:creator>
            <dc:date>2017-06-16T08:29:57.41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459">
          <table:cell-address table:column="1" table:row="98" table:table="0"/>
          <office:change-info>
            <dc:creator>. .</dc:creator>
            <dc:date>2017-06-16T08:29:57.41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4460">
          <table:cell-address table:column="1" table:row="99" table:table="0"/>
          <office:change-info>
            <dc:creator>. .</dc:creator>
            <dc:date>2017-06-16T08:29:57.41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461">
          <table:cell-address table:column="1" table:row="100" table:table="0"/>
          <office:change-info>
            <dc:creator>. .</dc:creator>
            <dc:date>2017-06-16T08:29:57.41</dc:date>
          </office:change-info>
          <table:previous>
            <table:change-track-table-cell office:value-type="string">
              <text:p>7.50</text:p>
            </table:change-track-table-cell>
          </table:previous>
        </table:cell-content-change>
        <table:cell-content-change table:id="ct4462">
          <table:cell-address table:column="1" table:row="101" table:table="0"/>
          <office:change-info>
            <dc:creator>. .</dc:creator>
            <dc:date>2017-06-16T08:29:57.41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4463">
          <table:cell-address table:column="1" table:row="102" table:table="0"/>
          <office:change-info>
            <dc:creator>. .</dc:creator>
            <dc:date>2017-06-16T08:29:57.41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464">
          <table:cell-address table:column="1" table:row="103" table:table="0"/>
          <office:change-info>
            <dc:creator>. .</dc:creator>
            <dc:date>2017-06-16T08:29:57.41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4465">
          <table:cell-address table:column="1" table:row="104" table:table="0"/>
          <office:change-info>
            <dc:creator>. .</dc:creator>
            <dc:date>2017-06-16T08:29:57.41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466">
          <table:cell-address table:column="1" table:row="105" table:table="0"/>
          <office:change-info>
            <dc:creator>. .</dc:creator>
            <dc:date>2017-06-16T08:29:57.41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4467">
          <table:cell-address table:column="1" table:row="106" table:table="0"/>
          <office:change-info>
            <dc:creator>. .</dc:creator>
            <dc:date>2017-06-16T08:29:57.41</dc:date>
          </office:change-info>
          <table:previous>
            <table:change-track-table-cell office:value-type="string">
              <text:p>12.50</text:p>
            </table:change-track-table-cell>
          </table:previous>
        </table:cell-content-change>
        <table:cell-content-change table:id="ct4468">
          <table:cell-address table:column="1" table:row="107" table:table="0"/>
          <office:change-info>
            <dc:creator>. .</dc:creator>
            <dc:date>2017-06-16T08:29:57.4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4469">
          <table:cell-address table:column="1" table:row="108" table:table="0"/>
          <office:change-info>
            <dc:creator>. .</dc:creator>
            <dc:date>2017-06-16T08:29:57.41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4470">
          <table:cell-address table:column="1" table:row="114" table:table="0"/>
          <office:change-info>
            <dc:creator>. .</dc:creator>
            <dc:date>2017-06-16T08:30:15.57</dc:date>
          </office:change-info>
          <table:previous table:id="ct4039">
            <table:change-track-table-cell office:value-type="string">
              <text:p>10.00</text:p>
            </table:change-track-table-cell>
          </table:previous>
        </table:cell-content-change>
        <table:cell-content-change table:id="ct4471">
          <table:cell-address table:column="1" table:row="115" table:table="0"/>
          <office:change-info>
            <dc:creator>. .</dc:creator>
            <dc:date>2017-06-16T08:30:18.48</dc:date>
          </office:change-info>
          <table:previous table:id="ct4040">
            <table:change-track-table-cell office:value-type="string">
              <text:p>15.00</text:p>
            </table:change-track-table-cell>
          </table:previous>
        </table:cell-content-change>
        <table:cell-content-change table:id="ct4472">
          <table:cell-address table:column="1" table:row="116" table:table="0"/>
          <office:change-info>
            <dc:creator>. .</dc:creator>
            <dc:date>2017-06-16T08:30:21.35</dc:date>
          </office:change-info>
          <table:previous table:id="ct4041">
            <table:change-track-table-cell office:value-type="string">
              <text:p>20.00</text:p>
            </table:change-track-table-cell>
          </table:previous>
        </table:cell-content-change>
        <table:cell-content-change table:id="ct4473">
          <table:cell-address table:column="1" table:row="115" table:table="0"/>
          <office:change-info>
            <dc:creator>. .</dc:creator>
            <dc:date>2017-06-16T08:30:23.73</dc:date>
          </office:change-info>
          <table:previous table:id="ct4471">
            <table:change-track-table-cell office:value-type="string">
              <text:p>7.5</text:p>
            </table:change-track-table-cell>
          </table:previous>
        </table:cell-content-change>
        <table:cell-content-change table:id="ct4474">
          <table:cell-address table:column="1" table:row="118" table:table="0"/>
          <office:change-info>
            <dc:creator>. .</dc:creator>
            <dc:date>2017-06-16T08:30:43.54</dc:date>
          </office:change-info>
          <table:previous table:id="ct663">
            <table:change-track-table-cell office:value-type="string">
              <text:p>40.00</text:p>
            </table:change-track-table-cell>
          </table:previous>
        </table:cell-content-change>
        <table:cell-content-change table:id="ct4475">
          <table:cell-address table:column="1" table:row="119" table:table="0"/>
          <office:change-info>
            <dc:creator>. .</dc:creator>
            <dc:date>2017-06-16T08:30:45.23</dc:date>
          </office:change-info>
          <table:previous table:id="ct664">
            <table:change-track-table-cell office:value-type="string">
              <text:p>60.00</text:p>
            </table:change-track-table-cell>
          </table:previous>
        </table:cell-content-change>
        <table:cell-content-change table:id="ct4476">
          <table:cell-address table:column="1" table:row="114" table:table="0"/>
          <office:change-info>
            <dc:creator>. .</dc:creator>
            <dc:date>2017-06-16T08:31:00.14</dc:date>
          </office:change-info>
          <table:previous table:id="ct4470">
            <table:change-track-table-cell office:value-type="string">
              <text:p>5.00</text:p>
            </table:change-track-table-cell>
          </table:previous>
        </table:cell-content-change>
        <table:cell-content-change table:id="ct4477">
          <table:cell-address table:column="1" table:row="115" table:table="0"/>
          <office:change-info>
            <dc:creator>. .</dc:creator>
            <dc:date>2017-06-16T08:31:02.16</dc:date>
          </office:change-info>
          <table:previous table:id="ct4473">
            <table:change-track-table-cell office:value-type="string">
              <text:p>7.50</text:p>
            </table:change-track-table-cell>
          </table:previous>
        </table:cell-content-change>
        <table:cell-content-change table:id="ct4478">
          <table:cell-address table:column="1" table:row="116" table:table="0"/>
          <office:change-info>
            <dc:creator>. .</dc:creator>
            <dc:date>2017-06-16T08:31:09.38</dc:date>
          </office:change-info>
          <table:previous table:id="ct4472">
            <table:change-track-table-cell office:value-type="string">
              <text:p>10.00</text:p>
            </table:change-track-table-cell>
          </table:previous>
        </table:cell-content-change>
        <table:cell-content-change table:id="ct4479">
          <table:cell-address table:column="1" table:row="116" table:table="0"/>
          <office:change-info>
            <dc:creator>. .</dc:creator>
            <dc:date>2017-06-16T08:31:13.22</dc:date>
          </office:change-info>
          <table:previous table:id="ct4478">
            <table:change-track-table-cell office:value-type="string">
              <text:p>6.00</text:p>
            </table:change-track-table-cell>
          </table:previous>
        </table:cell-content-change>
        <table:cell-content-change table:id="ct4480">
          <table:cell-address table:column="1" table:row="114" table:table="0"/>
          <office:change-info>
            <dc:creator>. .</dc:creator>
            <dc:date>2017-06-16T08:31:40.98</dc:date>
          </office:change-info>
          <table:previous table:id="ct4476">
            <table:change-track-table-cell office:value-type="string">
              <text:p>4.00</text:p>
            </table:change-track-table-cell>
          </table:previous>
        </table:cell-content-change>
        <table:cell-content-change table:id="ct4481">
          <table:cell-address table:column="1" table:row="115" table:table="0"/>
          <office:change-info>
            <dc:creator>. .</dc:creator>
            <dc:date>2017-06-16T08:31:43.53</dc:date>
          </office:change-info>
          <table:previous table:id="ct4477">
            <table:change-track-table-cell office:value-type="string">
              <text:p>6.00</text:p>
            </table:change-track-table-cell>
          </table:previous>
        </table:cell-content-change>
        <table:cell-content-change table:id="ct4482">
          <table:cell-address table:column="1" table:row="116" table:table="0"/>
          <office:change-info>
            <dc:creator>. .</dc:creator>
            <dc:date>2017-06-16T08:31:44.95</dc:date>
          </office:change-info>
          <table:previous table:id="ct4479">
            <table:change-track-table-cell office:value-type="string">
              <text:p>8.00</text:p>
            </table:change-track-table-cell>
          </table:previous>
        </table:cell-content-change>
        <table:cell-content-change table:id="ct4483">
          <table:cell-address table:column="1" table:row="118" table:table="0"/>
          <office:change-info>
            <dc:creator>. .</dc:creator>
            <dc:date>2017-06-16T08:31:54.34</dc:date>
          </office:change-info>
          <table:previous table:id="ct4474">
            <table:change-track-table-cell office:value-type="string">
              <text:p>15.00</text:p>
            </table:change-track-table-cell>
          </table:previous>
        </table:cell-content-change>
        <table:cell-content-change table:id="ct4484">
          <table:cell-address table:column="1" table:row="118" table:table="0"/>
          <office:change-info>
            <dc:creator>. .</dc:creator>
            <dc:date>2017-06-16T08:31:59.54</dc:date>
          </office:change-info>
          <table:previous table:id="ct4483">
            <table:change-track-table-cell office:value-type="string">
              <text:p>18.00</text:p>
            </table:change-track-table-cell>
          </table:previous>
        </table:cell-content-change>
        <table:cell-content-change table:id="ct4485">
          <table:cell-address table:column="1" table:row="119" table:table="0"/>
          <office:change-info>
            <dc:creator>. .</dc:creator>
            <dc:date>2017-06-16T08:32:02.61</dc:date>
          </office:change-info>
          <table:previous table:id="ct4475">
            <table:change-track-table-cell office:value-type="string">
              <text:p>20.00</text:p>
            </table:change-track-table-cell>
          </table:previous>
        </table:cell-content-change>
        <table:cell-content-change table:id="ct4486">
          <table:cell-address table:column="1" table:row="121" table:table="0"/>
          <office:change-info>
            <dc:creator>. .</dc:creator>
            <dc:date>2017-06-16T08:32:14.64</dc:date>
          </office:change-info>
          <table:previous table:id="ct689">
            <table:change-track-table-cell office:value-type="string">
              <text:p>20.00</text:p>
            </table:change-track-table-cell>
          </table:previous>
        </table:cell-content-change>
        <table:cell-content-change table:id="ct4487">
          <table:cell-address table:column="1" table:row="121" table:table="0"/>
          <office:change-info>
            <dc:creator>. .</dc:creator>
            <dc:date>2017-06-16T08:32:21.81</dc:date>
          </office:change-info>
          <table:previous table:id="ct4486">
            <table:change-track-table-cell office:value-type="string">
              <text:p>5</text:p>
            </table:change-track-table-cell>
          </table:previous>
        </table:cell-content-change>
        <table:cell-content-change table:id="ct4488">
          <table:cell-address table:column="1" table:row="121" table:table="0"/>
          <office:change-info>
            <dc:creator>. .</dc:creator>
            <dc:date>2017-06-16T08:32:25.01</dc:date>
          </office:change-info>
          <table:previous table:id="ct4487">
            <table:change-track-table-cell office:value-type="string">
              <text:p>5.00</text:p>
            </table:change-track-table-cell>
          </table:previous>
        </table:cell-content-change>
        <table:cell-content-change table:id="ct4489">
          <table:cell-address table:column="1" table:row="122" table:table="0"/>
          <office:change-info>
            <dc:creator>. .</dc:creator>
            <dc:date>2017-06-16T08:32:25.01</dc:date>
          </office:change-info>
          <table:previous table:id="ct690">
            <table:change-track-table-cell office:value-type="string">
              <text:p>25.00</text:p>
            </table:change-track-table-cell>
          </table:previous>
        </table:cell-content-change>
        <table:cell-content-change table:id="ct4490">
          <table:cell-address table:column="1" table:row="121" table:table="0"/>
          <office:change-info>
            <dc:creator>. .</dc:creator>
            <dc:date>2017-06-16T08:32:36.56</dc:date>
          </office:change-info>
          <table:previous table:id="ct4488">
            <table:change-track-table-cell office:value-type="string">
              <text:p>6.00</text:p>
            </table:change-track-table-cell>
          </table:previous>
        </table:cell-content-change>
        <table:cell-content-change table:id="ct4491">
          <table:cell-address table:column="1" table:row="122" table:table="0"/>
          <office:change-info>
            <dc:creator>. .</dc:creator>
            <dc:date>2017-06-16T08:32:36.56</dc:date>
          </office:change-info>
          <table:previous table:id="ct4489">
            <table:change-track-table-cell office:value-type="string">
              <text:p>8.00</text:p>
            </table:change-track-table-cell>
          </table:previous>
        </table:cell-content-change>
        <table:cell-content-change table:id="ct4492">
          <table:cell-address table:column="1" table:row="124" table:table="0"/>
          <office:change-info>
            <dc:creator>. .</dc:creator>
            <dc:date>2017-06-16T08:32:46.82</dc:date>
          </office:change-info>
          <table:previous table:id="ct3285">
            <table:change-track-table-cell office:value-type="string">
              <text:p>10.00</text:p>
            </table:change-track-table-cell>
          </table:previous>
        </table:cell-content-change>
        <table:cell-content-change table:id="ct4493">
          <table:cell-address table:column="1" table:row="124" table:table="0"/>
          <office:change-info>
            <dc:creator>. .</dc:creator>
            <dc:date>2017-06-16T08:32:51.12</dc:date>
          </office:change-info>
          <table:previous table:id="ct4492">
            <table:change-track-table-cell office:value-type="string">
              <text:p>4.00</text:p>
            </table:change-track-table-cell>
          </table:previous>
        </table:cell-content-change>
        <table:cell-content-change table:id="ct4494">
          <table:cell-address table:column="5" table:row="153" table:table="0"/>
          <office:change-info>
            <dc:creator>. .</dc:creator>
            <dc:date>2017-06-16T08:33:18.11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495">
          <table:cell-address table:column="2" table:row="152" table:table="0"/>
          <office:change-info>
            <dc:creator>. .</dc:creator>
            <dc:date>2017-06-16T08:34:34.23</dc:date>
          </office:change-info>
          <table:previous table:id="ct909">
            <table:change-track-table-cell office:value-type="string">
              <text:p>-5.00</text:p>
            </table:change-track-table-cell>
          </table:previous>
        </table:cell-content-change>
        <table:cell-content-change table:id="ct4496">
          <table:cell-address table:column="1" table:row="152" table:table="0"/>
          <office:change-info>
            <dc:creator>. .</dc:creator>
            <dc:date>2017-06-16T08:34:42.80</dc:date>
          </office:change-info>
          <table:previous table:id="ct908">
            <table:change-track-table-cell office:value-type="string">
              <text:p>5.00</text:p>
            </table:change-track-table-cell>
          </table:previous>
        </table:cell-content-change>
        <table:cell-content-change table:id="ct4497">
          <table:cell-address table:column="3" table:row="152" table:table="0"/>
          <office:change-info>
            <dc:creator>. .</dc:creator>
            <dc:date>2017-06-16T08:34:49.04</dc:date>
          </office:change-info>
          <table:previous table:id="ct901">
            <table:change-track-table-cell office:value-type="string">
              <text:p>3.00</text:p>
            </table:change-track-table-cell>
          </table:previous>
        </table:cell-content-change>
        <table:cell-content-change table:id="ct4498">
          <table:cell-address table:column="4" table:row="152" table:table="0"/>
          <office:change-info>
            <dc:creator>. .</dc:creator>
            <dc:date>2017-06-16T08:34:52.24</dc:date>
          </office:change-info>
          <table:previous table:id="ct902">
            <table:change-track-table-cell office:value-type="string">
              <text:p>11.00</text:p>
            </table:change-track-table-cell>
          </table:previous>
        </table:cell-content-change>
        <table:cell-content-change table:id="ct4499">
          <table:cell-address table:column="3" table:row="152" table:table="0"/>
          <office:change-info>
            <dc:creator>. .</dc:creator>
            <dc:date>2017-06-16T08:34:56.32</dc:date>
          </office:change-info>
          <table:previous table:id="ct4497">
            <table:change-track-table-cell office:value-type="string">
              <text:p>7.00</text:p>
            </table:change-track-table-cell>
          </table:previous>
        </table:cell-content-change>
        <table:cell-content-change table:id="ct4500">
          <table:cell-address table:column="5" table:row="153" table:table="0"/>
          <office:change-info>
            <dc:creator>. .</dc:creator>
            <dc:date>2017-06-16T08:35:02.07</dc:date>
          </office:change-info>
          <table:previous table:id="ct4494">
            <table:change-track-table-cell office:value-type="string">
              <text:p>1.50</text:p>
            </table:change-track-table-cell>
          </table:previous>
        </table:cell-content-change>
        <table:cell-content-change table:id="ct4501">
          <table:cell-address table:column="5" table:row="152" table:table="0"/>
          <office:change-info>
            <dc:creator>. .</dc:creator>
            <dc:date>2017-06-16T08:35:03.84</dc:date>
          </office:change-info>
          <table:previous table:id="ct903">
            <table:change-track-table-cell office:value-type="string">
              <text:p>2.00</text:p>
            </table:change-track-table-cell>
          </table:previous>
        </table:cell-content-change>
        <table:cell-content-change table:id="ct4502">
          <table:cell-address table:column="1" table:row="155" table:table="0"/>
          <office:change-info>
            <dc:creator>. .</dc:creator>
            <dc:date>2017-06-16T08:35:16.73</dc:date>
          </office:change-info>
          <table:previous>
            <table:change-track-table-cell office:value-type="string">
              <text:p>7.50</text:p>
            </table:change-track-table-cell>
          </table:previous>
        </table:cell-content-change>
        <table:cell-content-change table:id="ct4503">
          <table:cell-address table:column="1" table:row="156" table:table="0"/>
          <office:change-info>
            <dc:creator>. .</dc:creator>
            <dc:date>2017-06-16T08:35:18.56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4504">
          <table:cell-address table:column="1" table:row="172" table:table="0"/>
          <office:change-info>
            <dc:creator>. .</dc:creator>
            <dc:date>2017-06-16T08:35:34.57</dc:date>
          </office:change-info>
          <table:previous table:id="ct392">
            <table:change-track-table-cell office:value-type="string">
              <text:p>5.00</text:p>
            </table:change-track-table-cell>
          </table:previous>
        </table:cell-content-change>
        <table:cell-content-change table:id="ct4505">
          <table:cell-address table:column="1" table:row="172" table:table="0"/>
          <office:change-info>
            <dc:creator>. .</dc:creator>
            <dc:date>2017-06-16T08:35:39.19</dc:date>
          </office:change-info>
          <table:previous table:id="ct4504">
            <table:change-track-table-cell office:value-type="string">
              <text:p>1.00</text:p>
            </table:change-track-table-cell>
          </table:previous>
        </table:cell-content-change>
        <table:cell-content-change table:id="ct4506">
          <table:cell-address table:column="1" table:row="173" table:table="0"/>
          <office:change-info>
            <dc:creator>. .</dc:creator>
            <dc:date>2017-06-16T08:35:42.47</dc:date>
          </office:change-info>
          <table:previous table:id="ct393">
            <table:change-track-table-cell office:value-type="string">
              <text:p>7.50</text:p>
            </table:change-track-table-cell>
          </table:previous>
        </table:cell-content-change>
        <table:cell-content-change table:id="ct4507">
          <table:cell-address table:column="1" table:row="174" table:table="0"/>
          <office:change-info>
            <dc:creator>. .</dc:creator>
            <dc:date>2017-06-16T08:35:45.97</dc:date>
          </office:change-info>
          <table:previous table:id="ct394">
            <table:change-track-table-cell office:value-type="string">
              <text:p>10.00</text:p>
            </table:change-track-table-cell>
          </table:previous>
        </table:cell-content-change>
        <table:cell-content-change table:id="ct4508">
          <table:cell-address table:column="1" table:row="88" table:table="0"/>
          <office:change-info>
            <dc:creator>. .</dc:creator>
            <dc:date>2017-06-16T08:36:09.65</dc:date>
          </office:change-info>
          <table:previous table:id="ct4447">
            <table:change-track-table-cell office:value-type="string">
              <text:p>5.00</text:p>
            </table:change-track-table-cell>
          </table:previous>
        </table:cell-content-change>
        <table:cell-content-change table:id="ct4509">
          <table:cell-address table:column="1" table:row="89" table:table="0"/>
          <office:change-info>
            <dc:creator>. .</dc:creator>
            <dc:date>2017-06-16T08:36:11.30</dc:date>
          </office:change-info>
          <table:previous table:id="ct4448">
            <table:change-track-table-cell office:value-type="string">
              <text:p>6.00</text:p>
            </table:change-track-table-cell>
          </table:previous>
        </table:cell-content-change>
        <table:cell-content-change table:id="ct4510">
          <table:cell-address table:column="13" table:row="75" table:table="0"/>
          <office:change-info>
            <dc:creator>. .</dc:creator>
            <dc:date>2017-06-16T10:07:53.94</dc:date>
          </office:change-info>
          <table:previous table:id="ct1516">
            <table:change-track-table-cell office:value-type="float" office:value="0.05"/>
          </table:previous>
        </table:cell-content-change>
        <table:cell-content-change table:id="ct4511">
          <table:cell-address table:column="13" table:row="76" table:table="0"/>
          <office:change-info>
            <dc:creator>. .</dc:creator>
            <dc:date>2017-06-16T10:07:53.94</dc:date>
          </office:change-info>
          <table:previous table:id="ct1517">
            <table:change-track-table-cell office:value-type="float" office:value="0.05"/>
          </table:previous>
        </table:cell-content-change>
        <table:cell-content-change table:id="ct4512">
          <table:cell-address table:column="1" table:row="75" table:table="0"/>
          <office:change-info>
            <dc:creator>. .</dc:creator>
            <dc:date>2017-06-16T10:09:09.32</dc:date>
          </office:change-info>
          <table:previous table:id="ct2891">
            <table:change-track-table-cell office:value-type="string">
              <text:p>50.00</text:p>
            </table:change-track-table-cell>
          </table:previous>
        </table:cell-content-change>
        <table:cell-content-change table:id="ct4513">
          <table:cell-address table:column="1" table:row="76" table:table="0"/>
          <office:change-info>
            <dc:creator>. .</dc:creator>
            <dc:date>2017-06-16T10:09:13.32</dc:date>
          </office:change-info>
          <table:previous table:id="ct2892">
            <table:change-track-table-cell office:value-type="string">
              <text:p>60.00</text:p>
            </table:change-track-table-cell>
          </table:previous>
        </table:cell-content-change>
        <table:cell-content-change table:id="ct4514">
          <table:cell-address table:column="1" table:row="91" table:table="0"/>
          <office:change-info>
            <dc:creator>. .</dc:creator>
            <dc:date>2017-06-16T10:09:15.90</dc:date>
          </office:change-info>
          <table:previous table:id="ct4453">
            <table:change-track-table-cell office:value-type="string">
              <text:p>50.00</text:p>
            </table:change-track-table-cell>
          </table:previous>
        </table:cell-content-change>
        <table:cell-content-change table:id="ct4515">
          <table:cell-address table:column="1" table:row="92" table:table="0"/>
          <office:change-info>
            <dc:creator>. .</dc:creator>
            <dc:date>2017-06-16T10:09:19.65</dc:date>
          </office:change-info>
          <table:previous table:id="ct4454">
            <table:change-track-table-cell office:value-type="string">
              <text:p>60.00</text:p>
            </table:change-track-table-cell>
          </table:previous>
        </table:cell-content-change>
        <table:cell-content-change table:id="ct4516">
          <table:cell-address table:column="1" table:row="42" table:table="0"/>
          <office:change-info>
            <dc:creator>. .</dc:creator>
            <dc:date>2017-06-16T10:09:26.57</dc:date>
          </office:change-info>
          <table:previous table:id="ct4449">
            <table:change-track-table-cell office:value-type="string">
              <text:p>50.00</text:p>
            </table:change-track-table-cell>
          </table:previous>
        </table:cell-content-change>
        <table:cell-content-change table:id="ct4517">
          <table:cell-address table:column="1" table:row="43" table:table="0"/>
          <office:change-info>
            <dc:creator>. .</dc:creator>
            <dc:date>2017-06-16T10:09:26.57</dc:date>
          </office:change-info>
          <table:previous table:id="ct4450">
            <table:change-track-table-cell office:value-type="string">
              <text:p>60.00</text:p>
            </table:change-track-table-cell>
          </table:previous>
        </table:cell-content-change>
        <table:cell-content-change table:id="ct4518">
          <table:cell-address table:column="1" table:row="27" table:table="0"/>
          <office:change-info>
            <dc:creator>. .</dc:creator>
            <dc:date>2017-06-16T10:11:35.08</dc:date>
          </office:change-info>
          <table:previous table:id="ct4451">
            <table:change-track-table-cell office:value-type="string">
              <text:p>50.00</text:p>
            </table:change-track-table-cell>
          </table:previous>
        </table:cell-content-change>
        <table:cell-content-change table:id="ct4519">
          <table:cell-address table:column="1" table:row="28" table:table="0"/>
          <office:change-info>
            <dc:creator>. .</dc:creator>
            <dc:date>2017-06-16T10:11:35.08</dc:date>
          </office:change-info>
          <table:previous table:id="ct4452">
            <table:change-track-table-cell office:value-type="string">
              <text:p>60.00</text:p>
            </table:change-track-table-cell>
          </table:previous>
        </table:cell-content-change>
        <table:cell-content-change table:id="ct4520">
          <table:cell-address table:column="11" table:row="7" table:table="0"/>
          <office:change-info>
            <dc:creator>. .</dc:creator>
            <dc:date>2017-06-26T14:07:47.48</dc:date>
          </office:change-info>
          <table:previous table:id="ct51">
            <table:change-track-table-cell office:value-type="string">
              <text:p>30.00</text:p>
            </table:change-track-table-cell>
          </table:previous>
        </table:cell-content-change>
        <table:cell-content-change table:id="ct4521">
          <table:cell-address table:column="11" table:row="8" table:table="0"/>
          <office:change-info>
            <dc:creator>. .</dc:creator>
            <dc:date>2017-06-26T14:07:47.48</dc:date>
          </office:change-info>
          <table:previous table:id="ct52">
            <table:change-track-table-cell office:value-type="string">
              <text:p>50.00</text:p>
            </table:change-track-table-cell>
          </table:previous>
        </table:cell-content-change>
        <table:cell-content-change table:id="ct4522">
          <table:cell-address table:column="11" table:row="9" table:table="0"/>
          <office:change-info>
            <dc:creator>. .</dc:creator>
            <dc:date>2017-06-26T14:07:47.48</dc:date>
          </office:change-info>
          <table:previous table:id="ct53">
            <table:change-track-table-cell office:value-type="string">
              <text:p>70.00</text:p>
            </table:change-track-table-cell>
          </table:previous>
        </table:cell-content-change>
        <table:cell-content-change table:id="ct4523">
          <table:cell-address table:column="11" table:row="10" table:table="0"/>
          <office:change-info>
            <dc:creator>. .</dc:creator>
            <dc:date>2017-06-26T14:07:49.42</dc:date>
          </office:change-info>
          <table:previous table:id="ct54">
            <table:change-track-table-cell office:value-type="string">
              <text:p>30.00</text:p>
            </table:change-track-table-cell>
          </table:previous>
        </table:cell-content-change>
        <table:cell-content-change table:id="ct4524">
          <table:cell-address table:column="11" table:row="11" table:table="0"/>
          <office:change-info>
            <dc:creator>. .</dc:creator>
            <dc:date>2017-06-26T14:07:49.42</dc:date>
          </office:change-info>
          <table:previous table:id="ct55">
            <table:change-track-table-cell office:value-type="string">
              <text:p>50.00</text:p>
            </table:change-track-table-cell>
          </table:previous>
        </table:cell-content-change>
        <table:cell-content-change table:id="ct4525">
          <table:cell-address table:column="11" table:row="12" table:table="0"/>
          <office:change-info>
            <dc:creator>. .</dc:creator>
            <dc:date>2017-06-26T14:07:49.42</dc:date>
          </office:change-info>
          <table:previous table:id="ct56">
            <table:change-track-table-cell office:value-type="string">
              <text:p>70.00</text:p>
            </table:change-track-table-cell>
          </table:previous>
        </table:cell-content-change>
        <table:cell-content-change table:id="ct4526">
          <table:cell-address table:column="11" table:row="13" table:table="0"/>
          <office:change-info>
            <dc:creator>. .</dc:creator>
            <dc:date>2017-06-26T14:07:50.11</dc:date>
          </office:change-info>
          <table:previous table:id="ct57">
            <table:change-track-table-cell office:value-type="string">
              <text:p>30.00</text:p>
            </table:change-track-table-cell>
          </table:previous>
        </table:cell-content-change>
        <table:cell-content-change table:id="ct4527">
          <table:cell-address table:column="11" table:row="14" table:table="0"/>
          <office:change-info>
            <dc:creator>. .</dc:creator>
            <dc:date>2017-06-26T14:07:50.12</dc:date>
          </office:change-info>
          <table:previous table:id="ct58">
            <table:change-track-table-cell office:value-type="string">
              <text:p>50.00</text:p>
            </table:change-track-table-cell>
          </table:previous>
        </table:cell-content-change>
        <table:cell-content-change table:id="ct4528">
          <table:cell-address table:column="11" table:row="15" table:table="0"/>
          <office:change-info>
            <dc:creator>. .</dc:creator>
            <dc:date>2017-06-26T14:07:50.12</dc:date>
          </office:change-info>
          <table:previous table:id="ct59">
            <table:change-track-table-cell office:value-type="string">
              <text:p>70.00</text:p>
            </table:change-track-table-cell>
          </table:previous>
        </table:cell-content-change>
        <table:cell-content-change table:id="ct4529">
          <table:cell-address table:column="11" table:row="16" table:table="0"/>
          <office:change-info>
            <dc:creator>. .</dc:creator>
            <dc:date>2017-06-26T14:07:50.90</dc:date>
          </office:change-info>
          <table:previous table:id="ct60">
            <table:change-track-table-cell office:value-type="string">
              <text:p>30.00</text:p>
            </table:change-track-table-cell>
          </table:previous>
        </table:cell-content-change>
        <table:cell-content-change table:id="ct4530">
          <table:cell-address table:column="11" table:row="17" table:table="0"/>
          <office:change-info>
            <dc:creator>. .</dc:creator>
            <dc:date>2017-06-26T14:07:50.90</dc:date>
          </office:change-info>
          <table:previous table:id="ct61">
            <table:change-track-table-cell office:value-type="string">
              <text:p>50.00</text:p>
            </table:change-track-table-cell>
          </table:previous>
        </table:cell-content-change>
        <table:cell-content-change table:id="ct4531">
          <table:cell-address table:column="11" table:row="18" table:table="0"/>
          <office:change-info>
            <dc:creator>. .</dc:creator>
            <dc:date>2017-06-26T14:07:50.90</dc:date>
          </office:change-info>
          <table:previous table:id="ct62">
            <table:change-track-table-cell office:value-type="string">
              <text:p>70.00</text:p>
            </table:change-track-table-cell>
          </table:previous>
        </table:cell-content-change>
        <table:cell-content-change table:id="ct4532">
          <table:cell-address table:column="11" table:row="19" table:table="0"/>
          <office:change-info>
            <dc:creator>. .</dc:creator>
            <dc:date>2017-06-26T14:07:52.11</dc:date>
          </office:change-info>
          <table:previous table:id="ct63">
            <table:change-track-table-cell office:value-type="string">
              <text:p>30.00</text:p>
            </table:change-track-table-cell>
          </table:previous>
        </table:cell-content-change>
        <table:cell-content-change table:id="ct4533">
          <table:cell-address table:column="11" table:row="20" table:table="0"/>
          <office:change-info>
            <dc:creator>. .</dc:creator>
            <dc:date>2017-06-26T14:07:52.11</dc:date>
          </office:change-info>
          <table:previous table:id="ct64">
            <table:change-track-table-cell office:value-type="string">
              <text:p>50.00</text:p>
            </table:change-track-table-cell>
          </table:previous>
        </table:cell-content-change>
        <table:cell-content-change table:id="ct4534">
          <table:cell-address table:column="11" table:row="21" table:table="0"/>
          <office:change-info>
            <dc:creator>. .</dc:creator>
            <dc:date>2017-06-26T14:07:52.11</dc:date>
          </office:change-info>
          <table:previous table:id="ct65">
            <table:change-track-table-cell office:value-type="string">
              <text:p>70.00</text:p>
            </table:change-track-table-cell>
          </table:previous>
        </table:cell-content-change>
        <table:cell-content-change table:id="ct4535">
          <table:cell-address table:column="13" table:row="45" table:table="0"/>
          <office:change-info>
            <dc:creator>. .</dc:creator>
            <dc:date>2017-06-26T14:08:27.86</dc:date>
          </office:change-info>
          <table:previous table:id="ct1392">
            <table:change-track-table-cell office:value-type="string">
              <text:p>0.60</text:p>
            </table:change-track-table-cell>
          </table:previous>
        </table:cell-content-change>
        <table:cell-content-change table:id="ct4536">
          <table:cell-address table:column="13" table:row="46" table:table="0"/>
          <office:change-info>
            <dc:creator>. .</dc:creator>
            <dc:date>2017-06-26T14:08:30.34</dc:date>
          </office:change-info>
          <table:previous table:id="ct1393">
            <table:change-track-table-cell office:value-type="string">
              <text:p>0.30</text:p>
            </table:change-track-table-cell>
          </table:previous>
        </table:cell-content-change>
        <table:cell-content-change table:id="ct4537">
          <table:cell-address table:column="13" table:row="7" table:table="0"/>
          <office:change-info>
            <dc:creator>. .</dc:creator>
            <dc:date>2017-06-26T14:08:34.04</dc:date>
          </office:change-info>
          <table:previous table:id="ct1363">
            <table:change-track-table-cell office:value-type="string">
              <text:p>0.60</text:p>
            </table:change-track-table-cell>
          </table:previous>
        </table:cell-content-change>
        <table:cell-content-change table:id="ct4538">
          <table:cell-address table:column="13" table:row="8" table:table="0"/>
          <office:change-info>
            <dc:creator>. .</dc:creator>
            <dc:date>2017-06-26T14:08:34.04</dc:date>
          </office:change-info>
          <table:previous table:id="ct1364">
            <table:change-track-table-cell office:value-type="string">
              <text:p>0.30</text:p>
            </table:change-track-table-cell>
          </table:previous>
        </table:cell-content-change>
        <table:cell-content-change table:id="ct4539">
          <table:cell-address table:column="13" table:row="10" table:table="0"/>
          <office:change-info>
            <dc:creator>. .</dc:creator>
            <dc:date>2017-06-26T14:08:51.13</dc:date>
          </office:change-info>
          <table:previous table:id="ct1366">
            <table:change-track-table-cell office:value-type="string">
              <text:p>0.60</text:p>
            </table:change-track-table-cell>
          </table:previous>
        </table:cell-content-change>
        <table:cell-content-change table:id="ct4540">
          <table:cell-address table:column="13" table:row="11" table:table="0"/>
          <office:change-info>
            <dc:creator>. .</dc:creator>
            <dc:date>2017-06-26T14:08:51.13</dc:date>
          </office:change-info>
          <table:previous table:id="ct1367">
            <table:change-track-table-cell office:value-type="string">
              <text:p>0.30</text:p>
            </table:change-track-table-cell>
          </table:previous>
        </table:cell-content-change>
        <table:cell-content-change table:id="ct4541">
          <table:cell-address table:column="13" table:row="13" table:table="0"/>
          <office:change-info>
            <dc:creator>. .</dc:creator>
            <dc:date>2017-06-26T14:08:51.42</dc:date>
          </office:change-info>
          <table:previous table:id="ct1369">
            <table:change-track-table-cell office:value-type="string">
              <text:p>0.60</text:p>
            </table:change-track-table-cell>
          </table:previous>
        </table:cell-content-change>
        <table:cell-content-change table:id="ct4542">
          <table:cell-address table:column="13" table:row="14" table:table="0"/>
          <office:change-info>
            <dc:creator>. .</dc:creator>
            <dc:date>2017-06-26T14:08:51.42</dc:date>
          </office:change-info>
          <table:previous table:id="ct1370">
            <table:change-track-table-cell office:value-type="string">
              <text:p>0.30</text:p>
            </table:change-track-table-cell>
          </table:previous>
        </table:cell-content-change>
        <table:cell-content-change table:id="ct4543">
          <table:cell-address table:column="13" table:row="16" table:table="0"/>
          <office:change-info>
            <dc:creator>. .</dc:creator>
            <dc:date>2017-06-26T14:08:51.79</dc:date>
          </office:change-info>
          <table:previous table:id="ct1372">
            <table:change-track-table-cell office:value-type="string">
              <text:p>0.60</text:p>
            </table:change-track-table-cell>
          </table:previous>
        </table:cell-content-change>
        <table:cell-content-change table:id="ct4544">
          <table:cell-address table:column="13" table:row="17" table:table="0"/>
          <office:change-info>
            <dc:creator>. .</dc:creator>
            <dc:date>2017-06-26T14:08:51.79</dc:date>
          </office:change-info>
          <table:previous table:id="ct1373">
            <table:change-track-table-cell office:value-type="string">
              <text:p>0.30</text:p>
            </table:change-track-table-cell>
          </table:previous>
        </table:cell-content-change>
        <table:cell-content-change table:id="ct4545">
          <table:cell-address table:column="13" table:row="19" table:table="0"/>
          <office:change-info>
            <dc:creator>. .</dc:creator>
            <dc:date>2017-06-26T14:08:52.27</dc:date>
          </office:change-info>
          <table:previous table:id="ct1375">
            <table:change-track-table-cell office:value-type="string">
              <text:p>0.60</text:p>
            </table:change-track-table-cell>
          </table:previous>
        </table:cell-content-change>
        <table:cell-content-change table:id="ct4546">
          <table:cell-address table:column="13" table:row="20" table:table="0"/>
          <office:change-info>
            <dc:creator>. .</dc:creator>
            <dc:date>2017-06-26T14:08:52.27</dc:date>
          </office:change-info>
          <table:previous table:id="ct1376">
            <table:change-track-table-cell office:value-type="string">
              <text:p>0.30</text:p>
            </table:change-track-table-cell>
          </table:previous>
        </table:cell-content-change>
        <table:cell-content-change table:id="ct4547">
          <table:cell-address table:column="13" table:row="48" table:table="0"/>
          <office:change-info>
            <dc:creator>. .</dc:creator>
            <dc:date>2017-06-26T14:09:04.37</dc:date>
          </office:change-info>
          <table:previous table:id="ct1395">
            <table:change-track-table-cell office:value-type="string">
              <text:p>0.60</text:p>
            </table:change-track-table-cell>
          </table:previous>
        </table:cell-content-change>
        <table:cell-content-change table:id="ct4548">
          <table:cell-address table:column="13" table:row="49" table:table="0"/>
          <office:change-info>
            <dc:creator>. .</dc:creator>
            <dc:date>2017-06-26T14:09:04.37</dc:date>
          </office:change-info>
          <table:previous table:id="ct1396">
            <table:change-track-table-cell office:value-type="string">
              <text:p>0.30</text:p>
            </table:change-track-table-cell>
          </table:previous>
        </table:cell-content-change>
        <table:cell-content-change table:id="ct4549">
          <table:cell-address table:column="13" table:row="51" table:table="0"/>
          <office:change-info>
            <dc:creator>. .</dc:creator>
            <dc:date>2017-06-26T14:09:05.22</dc:date>
          </office:change-info>
          <table:previous table:id="ct1398">
            <table:change-track-table-cell office:value-type="string">
              <text:p>0.60</text:p>
            </table:change-track-table-cell>
          </table:previous>
        </table:cell-content-change>
        <table:cell-content-change table:id="ct4550">
          <table:cell-address table:column="13" table:row="52" table:table="0"/>
          <office:change-info>
            <dc:creator>. .</dc:creator>
            <dc:date>2017-06-26T14:09:05.22</dc:date>
          </office:change-info>
          <table:previous table:id="ct1399">
            <table:change-track-table-cell office:value-type="string">
              <text:p>0.30</text:p>
            </table:change-track-table-cell>
          </table:previous>
        </table:cell-content-change>
        <table:cell-content-change table:id="ct4551">
          <table:cell-address table:column="13" table:row="95" table:table="0"/>
          <office:change-info>
            <dc:creator>. .</dc:creator>
            <dc:date>2017-06-27T15:32:39.87</dc:date>
          </office:change-info>
          <table:previous table:id="ct1645">
            <table:change-track-table-cell office:value-type="string">
              <text:p>0.70</text:p>
            </table:change-track-table-cell>
          </table:previous>
        </table:cell-content-change>
        <table:cell-content-change table:id="ct4552">
          <table:cell-address table:column="13" table:row="96" table:table="0"/>
          <office:change-info>
            <dc:creator>. .</dc:creator>
            <dc:date>2017-06-27T15:32:41.86</dc:date>
          </office:change-info>
          <table:previous table:id="ct1646">
            <table:change-track-table-cell office:value-type="string">
              <text:p>0.70</text:p>
            </table:change-track-table-cell>
          </table:previous>
        </table:cell-content-change>
        <table:cell-content-change table:id="ct4553">
          <table:cell-address table:column="13" table:row="98" table:table="0"/>
          <office:change-info>
            <dc:creator>. .</dc:creator>
            <dc:date>2017-06-27T15:32:44.36</dc:date>
          </office:change-info>
          <table:previous table:id="ct1648">
            <table:change-track-table-cell office:value-type="string">
              <text:p>0.70</text:p>
            </table:change-track-table-cell>
          </table:previous>
        </table:cell-content-change>
        <table:cell-content-change table:id="ct4554">
          <table:cell-address table:column="13" table:row="99" table:table="0"/>
          <office:change-info>
            <dc:creator>. .</dc:creator>
            <dc:date>2017-06-27T15:32:44.36</dc:date>
          </office:change-info>
          <table:previous table:id="ct1649">
            <table:change-track-table-cell office:value-type="string">
              <text:p>0.70</text:p>
            </table:change-track-table-cell>
          </table:previous>
        </table:cell-content-change>
        <table:cell-content-change table:id="ct4555">
          <table:cell-address table:column="13" table:row="101" table:table="0"/>
          <office:change-info>
            <dc:creator>. .</dc:creator>
            <dc:date>2017-06-27T15:32:44.95</dc:date>
          </office:change-info>
          <table:previous table:id="ct1643">
            <table:change-track-table-cell office:value-type="string">
              <text:p>0.70</text:p>
            </table:change-track-table-cell>
          </table:previous>
        </table:cell-content-change>
        <table:cell-content-change table:id="ct4556">
          <table:cell-address table:column="13" table:row="102" table:table="0"/>
          <office:change-info>
            <dc:creator>. .</dc:creator>
            <dc:date>2017-06-27T15:32:44.95</dc:date>
          </office:change-info>
          <table:previous table:id="ct1642">
            <table:change-track-table-cell office:value-type="string">
              <text:p>0.70</text:p>
            </table:change-track-table-cell>
          </table:previous>
        </table:cell-content-change>
        <table:cell-content-change table:id="ct4557">
          <table:cell-address table:column="13" table:row="104" table:table="0"/>
          <office:change-info>
            <dc:creator>. .</dc:creator>
            <dc:date>2017-06-27T15:32:45.82</dc:date>
          </office:change-info>
          <table:previous table:id="ct1637">
            <table:change-track-table-cell office:value-type="string">
              <text:p>0.70</text:p>
            </table:change-track-table-cell>
          </table:previous>
        </table:cell-content-change>
        <table:cell-content-change table:id="ct4558">
          <table:cell-address table:column="13" table:row="105" table:table="0"/>
          <office:change-info>
            <dc:creator>. .</dc:creator>
            <dc:date>2017-06-27T15:32:45.82</dc:date>
          </office:change-info>
          <table:previous table:id="ct1638">
            <table:change-track-table-cell office:value-type="string">
              <text:p>0.70</text:p>
            </table:change-track-table-cell>
          </table:previous>
        </table:cell-content-change>
        <table:cell-content-change table:id="ct4559">
          <table:cell-address table:column="13" table:row="107" table:table="0"/>
          <office:change-info>
            <dc:creator>. .</dc:creator>
            <dc:date>2017-06-27T15:32:46.48</dc:date>
          </office:change-info>
          <table:previous table:id="ct1640">
            <table:change-track-table-cell office:value-type="string">
              <text:p>0.70</text:p>
            </table:change-track-table-cell>
          </table:previous>
        </table:cell-content-change>
        <table:cell-content-change table:id="ct4560">
          <table:cell-address table:column="13" table:row="108" table:table="0"/>
          <office:change-info>
            <dc:creator>. .</dc:creator>
            <dc:date>2017-06-27T15:32:46.48</dc:date>
          </office:change-info>
          <table:previous table:id="ct1639">
            <table:change-track-table-cell office:value-type="string">
              <text:p>0.70</text:p>
            </table:change-track-table-cell>
          </table:previous>
        </table:cell-content-change>
        <table:cell-content-change table:id="ct4561">
          <table:cell-address table:column="13" table:row="95" table:table="0"/>
          <office:change-info>
            <dc:creator>. .</dc:creator>
            <dc:date>2017-06-27T15:33:08.47</dc:date>
          </office:change-info>
          <table:previous table:id="ct4551">
            <table:change-track-table-cell office:value-type="float" office:value="0.5"/>
          </table:previous>
        </table:cell-content-change>
        <table:cell-content-change table:id="ct4562">
          <table:cell-address table:column="13" table:row="96" table:table="0"/>
          <office:change-info>
            <dc:creator>. .</dc:creator>
            <dc:date>2017-06-27T15:33:09.13</dc:date>
          </office:change-info>
          <table:previous table:id="ct4552">
            <table:change-track-table-cell office:value-type="float" office:value="0.2"/>
          </table:previous>
        </table:cell-content-change>
        <table:cell-content-change table:id="ct4563">
          <table:cell-address table:column="13" table:row="98" table:table="0"/>
          <office:change-info>
            <dc:creator>. .</dc:creator>
            <dc:date>2017-06-27T15:33:14.04</dc:date>
          </office:change-info>
          <table:previous table:id="ct4553">
            <table:change-track-table-cell office:value-type="float" office:value="0.5"/>
          </table:previous>
        </table:cell-content-change>
        <table:cell-content-change table:id="ct4564">
          <table:cell-address table:column="13" table:row="99" table:table="0"/>
          <office:change-info>
            <dc:creator>. .</dc:creator>
            <dc:date>2017-06-27T15:33:14.04</dc:date>
          </office:change-info>
          <table:previous table:id="ct4554">
            <table:change-track-table-cell office:value-type="float" office:value="0.2"/>
          </table:previous>
        </table:cell-content-change>
        <table:cell-content-change table:id="ct4565">
          <table:cell-address table:column="13" table:row="101" table:table="0"/>
          <office:change-info>
            <dc:creator>. .</dc:creator>
            <dc:date>2017-06-27T15:33:14.79</dc:date>
          </office:change-info>
          <table:previous table:id="ct4555">
            <table:change-track-table-cell office:value-type="float" office:value="0.5"/>
          </table:previous>
        </table:cell-content-change>
        <table:cell-content-change table:id="ct4566">
          <table:cell-address table:column="13" table:row="102" table:table="0"/>
          <office:change-info>
            <dc:creator>. .</dc:creator>
            <dc:date>2017-06-27T15:33:14.79</dc:date>
          </office:change-info>
          <table:previous table:id="ct4556">
            <table:change-track-table-cell office:value-type="float" office:value="0.2"/>
          </table:previous>
        </table:cell-content-change>
        <table:cell-content-change table:id="ct4567">
          <table:cell-address table:column="13" table:row="104" table:table="0"/>
          <office:change-info>
            <dc:creator>. .</dc:creator>
            <dc:date>2017-06-27T15:33:15.84</dc:date>
          </office:change-info>
          <table:previous table:id="ct4557">
            <table:change-track-table-cell office:value-type="float" office:value="0.5"/>
          </table:previous>
        </table:cell-content-change>
        <table:cell-content-change table:id="ct4568">
          <table:cell-address table:column="13" table:row="105" table:table="0"/>
          <office:change-info>
            <dc:creator>. .</dc:creator>
            <dc:date>2017-06-27T15:33:15.84</dc:date>
          </office:change-info>
          <table:previous table:id="ct4558">
            <table:change-track-table-cell office:value-type="float" office:value="0.2"/>
          </table:previous>
        </table:cell-content-change>
        <table:cell-content-change table:id="ct4569">
          <table:cell-address table:column="13" table:row="107" table:table="0"/>
          <office:change-info>
            <dc:creator>. .</dc:creator>
            <dc:date>2017-06-27T15:33:16.82</dc:date>
          </office:change-info>
          <table:previous table:id="ct4559">
            <table:change-track-table-cell office:value-type="float" office:value="0.5"/>
          </table:previous>
        </table:cell-content-change>
        <table:cell-content-change table:id="ct4570">
          <table:cell-address table:column="13" table:row="108" table:table="0"/>
          <office:change-info>
            <dc:creator>. .</dc:creator>
            <dc:date>2017-06-27T15:33:16.82</dc:date>
          </office:change-info>
          <table:previous table:id="ct4560">
            <table:change-track-table-cell office:value-type="float" office:value="0.2"/>
          </table:previous>
        </table:cell-content-change>
        <table:cell-content-change table:id="ct4571">
          <table:cell-address table:column="13" table:row="111" table:table="0"/>
          <office:change-info>
            <dc:creator>. .</dc:creator>
            <dc:date>2017-06-27T15:33:20.55</dc:date>
          </office:change-info>
          <table:previous table:id="ct1448">
            <table:change-track-table-cell office:value-type="string">
              <text:p>0.70</text:p>
            </table:change-track-table-cell>
          </table:previous>
        </table:cell-content-change>
        <table:cell-content-change table:id="ct4572">
          <table:cell-address table:column="13" table:row="112" table:table="0"/>
          <office:change-info>
            <dc:creator>. .</dc:creator>
            <dc:date>2017-06-27T15:33:20.55</dc:date>
          </office:change-info>
          <table:previous table:id="ct1449">
            <table:change-track-table-cell office:value-type="string">
              <text:p>0.70</text:p>
            </table:change-track-table-cell>
          </table:previous>
        </table:cell-content-change>
        <table:cell-content-change table:id="ct4573">
          <table:cell-address table:column="13" table:row="121" table:table="0"/>
          <office:change-info>
            <dc:creator>. .</dc:creator>
            <dc:date>2017-06-27T15:33:33.98</dc:date>
          </office:change-info>
          <table:previous table:id="ct1450">
            <table:change-track-table-cell office:value-type="string">
              <text:p>0.70</text:p>
            </table:change-track-table-cell>
          </table:previous>
        </table:cell-content-change>
        <table:cell-content-change table:id="ct4574">
          <table:cell-address table:column="13" table:row="122" table:table="0"/>
          <office:change-info>
            <dc:creator>. .</dc:creator>
            <dc:date>2017-06-27T15:33:35.17</dc:date>
          </office:change-info>
          <table:previous table:id="ct1451">
            <table:change-track-table-cell office:value-type="string">
              <text:p>0.70</text:p>
            </table:change-track-table-cell>
          </table:previous>
        </table:cell-content-change>
        <table:cell-content-change table:id="ct4575">
          <table:cell-address table:column="13" table:row="121" table:table="0"/>
          <office:change-info>
            <dc:creator>. .</dc:creator>
            <dc:date>2017-06-27T15:33:40.24</dc:date>
          </office:change-info>
          <table:previous table:id="ct4573">
            <table:change-track-table-cell office:value-type="string">
              <text:p>0.60</text:p>
            </table:change-track-table-cell>
          </table:previous>
        </table:cell-content-change>
        <table:cell-content-change table:id="ct4576">
          <table:cell-address table:column="13" table:row="122" table:table="0"/>
          <office:change-info>
            <dc:creator>. .</dc:creator>
            <dc:date>2017-06-27T15:33:41.18</dc:date>
          </office:change-info>
          <table:previous table:id="ct4574">
            <table:change-track-table-cell office:value-type="string">
              <text:p>0.60</text:p>
            </table:change-track-table-cell>
          </table:previous>
        </table:cell-content-change>
        <table:insertion table:id="ct4577" table:type="column" table:position="19" table:table="0">
          <office:change-info>
            <dc:creator>. .</dc:creator>
            <dc:date>2017-07-03T08:59:14.33</dc:date>
          </office:change-info>
          <table:dependencies>
            <table:dependence table:id="ct5131"/>
            <table:dependence table:id="ct5128"/>
            <table:dependence table:id="ct5127"/>
            <table:dependence table:id="ct5126"/>
            <table:dependence table:id="ct5125"/>
            <table:dependence table:id="ct5124"/>
            <table:dependence table:id="ct5123"/>
            <table:dependence table:id="ct5122"/>
            <table:dependence table:id="ct5121"/>
            <table:dependence table:id="ct5120"/>
            <table:dependence table:id="ct5116"/>
            <table:dependence table:id="ct5115"/>
            <table:dependence table:id="ct5114"/>
            <table:dependence table:id="ct5113"/>
            <table:dependence table:id="ct5112"/>
            <table:dependence table:id="ct5111"/>
            <table:dependence table:id="ct5110"/>
            <table:dependence table:id="ct5109"/>
            <table:dependence table:id="ct5108"/>
            <table:dependence table:id="ct5107"/>
            <table:dependence table:id="ct5106"/>
            <table:dependence table:id="ct5105"/>
            <table:dependence table:id="ct5104"/>
            <table:dependence table:id="ct5103"/>
            <table:dependence table:id="ct5102"/>
            <table:dependence table:id="ct5101"/>
            <table:dependence table:id="ct5100"/>
            <table:dependence table:id="ct5099"/>
            <table:dependence table:id="ct4815"/>
            <table:dependence table:id="ct4814"/>
            <table:dependence table:id="ct4813"/>
            <table:dependence table:id="ct4812"/>
            <table:dependence table:id="ct4811"/>
            <table:dependence table:id="ct4810"/>
            <table:dependence table:id="ct4809"/>
            <table:dependence table:id="ct4808"/>
            <table:dependence table:id="ct4807"/>
            <table:dependence table:id="ct4801"/>
            <table:dependence table:id="ct4800"/>
            <table:dependence table:id="ct4799"/>
            <table:dependence table:id="ct4798"/>
            <table:dependence table:id="ct4797"/>
            <table:dependence table:id="ct4796"/>
            <table:dependence table:id="ct4795"/>
            <table:dependence table:id="ct4794"/>
            <table:dependence table:id="ct4793"/>
            <table:dependence table:id="ct4792"/>
            <table:dependence table:id="ct4791"/>
            <table:dependence table:id="ct4790"/>
            <table:dependence table:id="ct4789"/>
            <table:dependence table:id="ct4788"/>
            <table:dependence table:id="ct4787"/>
            <table:dependence table:id="ct4786"/>
            <table:dependence table:id="ct4785"/>
            <table:dependence table:id="ct4784"/>
            <table:dependence table:id="ct4783"/>
            <table:dependence table:id="ct4782"/>
            <table:dependence table:id="ct4781"/>
            <table:dependence table:id="ct4780"/>
            <table:dependence table:id="ct4779"/>
            <table:dependence table:id="ct4778"/>
            <table:dependence table:id="ct4777"/>
            <table:dependence table:id="ct4776"/>
            <table:dependence table:id="ct4741"/>
            <table:dependence table:id="ct4740"/>
            <table:dependence table:id="ct4739"/>
            <table:dependence table:id="ct4738"/>
            <table:dependence table:id="ct4737"/>
            <table:dependence table:id="ct4736"/>
            <table:dependence table:id="ct4735"/>
            <table:dependence table:id="ct4734"/>
            <table:dependence table:id="ct4733"/>
            <table:dependence table:id="ct4732"/>
            <table:dependence table:id="ct4731"/>
            <table:dependence table:id="ct4730"/>
            <table:dependence table:id="ct4729"/>
            <table:dependence table:id="ct4728"/>
            <table:dependence table:id="ct4727"/>
            <table:dependence table:id="ct4726"/>
            <table:dependence table:id="ct4725"/>
            <table:dependence table:id="ct4724"/>
            <table:dependence table:id="ct4723"/>
            <table:dependence table:id="ct4722"/>
            <table:dependence table:id="ct4721"/>
            <table:dependence table:id="ct4720"/>
            <table:dependence table:id="ct4719"/>
            <table:dependence table:id="ct4718"/>
            <table:dependence table:id="ct4717"/>
            <table:dependence table:id="ct4716"/>
            <table:dependence table:id="ct4715"/>
            <table:dependence table:id="ct4714"/>
            <table:dependence table:id="ct4713"/>
            <table:dependence table:id="ct4712"/>
            <table:dependence table:id="ct4711"/>
            <table:dependence table:id="ct4710"/>
            <table:dependence table:id="ct4709"/>
            <table:dependence table:id="ct4708"/>
            <table:dependence table:id="ct4707"/>
            <table:dependence table:id="ct4706"/>
            <table:dependence table:id="ct4705"/>
            <table:dependence table:id="ct4704"/>
            <table:dependence table:id="ct4703"/>
            <table:dependence table:id="ct4702"/>
            <table:dependence table:id="ct4701"/>
            <table:dependence table:id="ct4700"/>
            <table:dependence table:id="ct4699"/>
            <table:dependence table:id="ct4698"/>
            <table:dependence table:id="ct4697"/>
            <table:dependence table:id="ct4696"/>
            <table:dependence table:id="ct4695"/>
            <table:dependence table:id="ct4694"/>
            <table:dependence table:id="ct4693"/>
            <table:dependence table:id="ct4692"/>
            <table:dependence table:id="ct4691"/>
            <table:dependence table:id="ct4690"/>
            <table:dependence table:id="ct4689"/>
            <table:dependence table:id="ct4688"/>
            <table:dependence table:id="ct4687"/>
            <table:dependence table:id="ct4686"/>
            <table:dependence table:id="ct4685"/>
            <table:dependence table:id="ct4684"/>
            <table:dependence table:id="ct4683"/>
            <table:dependence table:id="ct4682"/>
            <table:dependence table:id="ct4681"/>
            <table:dependence table:id="ct4680"/>
            <table:dependence table:id="ct4679"/>
            <table:dependence table:id="ct4678"/>
            <table:dependence table:id="ct4677"/>
            <table:dependence table:id="ct4676"/>
            <table:dependence table:id="ct4675"/>
            <table:dependence table:id="ct4674"/>
            <table:dependence table:id="ct4673"/>
            <table:dependence table:id="ct4672"/>
            <table:dependence table:id="ct4671"/>
            <table:dependence table:id="ct4670"/>
            <table:dependence table:id="ct4669"/>
            <table:dependence table:id="ct4668"/>
            <table:dependence table:id="ct4667"/>
            <table:dependence table:id="ct4666"/>
            <table:dependence table:id="ct4665"/>
            <table:dependence table:id="ct4664"/>
            <table:dependence table:id="ct4663"/>
            <table:dependence table:id="ct4662"/>
            <table:dependence table:id="ct4661"/>
            <table:dependence table:id="ct4660"/>
            <table:dependence table:id="ct4659"/>
            <table:dependence table:id="ct4658"/>
            <table:dependence table:id="ct4657"/>
            <table:dependence table:id="ct4656"/>
            <table:dependence table:id="ct4655"/>
            <table:dependence table:id="ct4654"/>
            <table:dependence table:id="ct4653"/>
            <table:dependence table:id="ct4652"/>
            <table:dependence table:id="ct4651"/>
            <table:dependence table:id="ct4650"/>
            <table:dependence table:id="ct4649"/>
            <table:dependence table:id="ct4648"/>
            <table:dependence table:id="ct4647"/>
            <table:dependence table:id="ct4646"/>
            <table:dependence table:id="ct4645"/>
            <table:dependence table:id="ct4644"/>
            <table:dependence table:id="ct4643"/>
            <table:dependence table:id="ct4642"/>
            <table:dependence table:id="ct4641"/>
            <table:dependence table:id="ct4640"/>
            <table:dependence table:id="ct4639"/>
            <table:dependence table:id="ct4638"/>
            <table:dependence table:id="ct4637"/>
            <table:dependence table:id="ct4636"/>
            <table:dependence table:id="ct4635"/>
            <table:dependence table:id="ct4634"/>
            <table:dependence table:id="ct4633"/>
            <table:dependence table:id="ct4632"/>
            <table:dependence table:id="ct4631"/>
            <table:dependence table:id="ct4630"/>
            <table:dependence table:id="ct4629"/>
            <table:dependence table:id="ct4628"/>
            <table:dependence table:id="ct4627"/>
            <table:dependence table:id="ct4626"/>
            <table:dependence table:id="ct4625"/>
            <table:dependence table:id="ct4624"/>
            <table:dependence table:id="ct4623"/>
            <table:dependence table:id="ct4622"/>
            <table:dependence table:id="ct4621"/>
            <table:dependence table:id="ct4620"/>
            <table:dependence table:id="ct4619"/>
            <table:dependence table:id="ct4618"/>
            <table:dependence table:id="ct4617"/>
            <table:dependence table:id="ct4616"/>
            <table:dependence table:id="ct4615"/>
            <table:dependence table:id="ct4614"/>
            <table:dependence table:id="ct4613"/>
            <table:dependence table:id="ct4612"/>
            <table:dependence table:id="ct4611"/>
            <table:dependence table:id="ct4610"/>
            <table:dependence table:id="ct4609"/>
            <table:dependence table:id="ct4608"/>
            <table:dependence table:id="ct4607"/>
            <table:dependence table:id="ct4606"/>
            <table:dependence table:id="ct4605"/>
            <table:dependence table:id="ct4604"/>
            <table:dependence table:id="ct4603"/>
            <table:dependence table:id="ct4602"/>
            <table:dependence table:id="ct4601"/>
            <table:dependence table:id="ct4600"/>
            <table:dependence table:id="ct4599"/>
            <table:dependence table:id="ct4598"/>
            <table:dependence table:id="ct4597"/>
            <table:dependence table:id="ct4596"/>
            <table:dependence table:id="ct4595"/>
            <table:dependence table:id="ct4594"/>
            <table:dependence table:id="ct4593"/>
            <table:dependence table:id="ct4592"/>
            <table:dependence table:id="ct4591"/>
            <table:dependence table:id="ct4590"/>
            <table:dependence table:id="ct4589"/>
            <table:dependence table:id="ct4588"/>
            <table:dependence table:id="ct4587"/>
            <table:dependence table:id="ct4586"/>
            <table:dependence table:id="ct4585"/>
            <table:dependence table:id="ct4584"/>
            <table:dependence table:id="ct4583"/>
            <table:dependence table:id="ct4582"/>
            <table:dependence table:id="ct4581"/>
            <table:dependence table:id="ct4580"/>
            <table:dependence table:id="ct4579"/>
            <table:dependence table:id="ct4578"/>
          </table:dependencies>
        </table:insertion>
        <table:cell-content-change table:id="ct4578">
          <table:cell-address table:column="19" table:row="5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579">
          <table:cell-address table:column="19" table:row="7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580">
          <table:cell-address table:column="19" table:row="8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581">
          <table:cell-address table:column="19" table:row="9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582">
          <table:cell-address table:column="19" table:row="10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583">
          <table:cell-address table:column="19" table:row="11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584">
          <table:cell-address table:column="19" table:row="12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585">
          <table:cell-address table:column="19" table:row="13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586">
          <table:cell-address table:column="19" table:row="14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587">
          <table:cell-address table:column="19" table:row="15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588">
          <table:cell-address table:column="19" table:row="16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589">
          <table:cell-address table:column="19" table:row="17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590">
          <table:cell-address table:column="19" table:row="18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591">
          <table:cell-address table:column="19" table:row="19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592">
          <table:cell-address table:column="19" table:row="20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593">
          <table:cell-address table:column="19" table:row="21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594">
          <table:cell-address table:column="19" table:row="23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595">
          <table:cell-address table:column="19" table:row="24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596">
          <table:cell-address table:column="19" table:row="25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597">
          <table:cell-address table:column="19" table:row="27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598">
          <table:cell-address table:column="19" table:row="28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599">
          <table:cell-address table:column="19" table:row="30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00">
          <table:cell-address table:column="19" table:row="32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01">
          <table:cell-address table:column="19" table:row="33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02">
          <table:cell-address table:column="19" table:row="34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03">
          <table:cell-address table:column="19" table:row="35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04">
          <table:cell-address table:column="19" table:row="36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05">
          <table:cell-address table:column="19" table:row="37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06">
          <table:cell-address table:column="19" table:row="38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07">
          <table:cell-address table:column="19" table:row="39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08">
          <table:cell-address table:column="19" table:row="40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09">
          <table:cell-address table:column="19" table:row="42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10">
          <table:cell-address table:column="19" table:row="43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11">
          <table:cell-address table:column="19" table:row="45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12">
          <table:cell-address table:column="19" table:row="46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13">
          <table:cell-address table:column="19" table:row="47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14">
          <table:cell-address table:column="19" table:row="48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15">
          <table:cell-address table:column="19" table:row="49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16">
          <table:cell-address table:column="19" table:row="50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17">
          <table:cell-address table:column="19" table:row="51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18">
          <table:cell-address table:column="19" table:row="52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19">
          <table:cell-address table:column="19" table:row="53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20">
          <table:cell-address table:column="19" table:row="55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21">
          <table:cell-address table:column="19" table:row="56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22">
          <table:cell-address table:column="19" table:row="57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23">
          <table:cell-address table:column="19" table:row="58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24">
          <table:cell-address table:column="19" table:row="59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25">
          <table:cell-address table:column="19" table:row="60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26">
          <table:cell-address table:column="19" table:row="61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27">
          <table:cell-address table:column="19" table:row="62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28">
          <table:cell-address table:column="19" table:row="63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29">
          <table:cell-address table:column="19" table:row="64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30">
          <table:cell-address table:column="19" table:row="65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31">
          <table:cell-address table:column="19" table:row="66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32">
          <table:cell-address table:column="19" table:row="67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33">
          <table:cell-address table:column="19" table:row="68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34">
          <table:cell-address table:column="19" table:row="69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35">
          <table:cell-address table:column="19" table:row="71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36">
          <table:cell-address table:column="19" table:row="72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37">
          <table:cell-address table:column="19" table:row="73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38">
          <table:cell-address table:column="19" table:row="75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39">
          <table:cell-address table:column="19" table:row="76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40">
          <table:cell-address table:column="19" table:row="78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41">
          <table:cell-address table:column="19" table:row="79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42">
          <table:cell-address table:column="19" table:row="80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43">
          <table:cell-address table:column="19" table:row="81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44">
          <table:cell-address table:column="19" table:row="82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45">
          <table:cell-address table:column="19" table:row="83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46">
          <table:cell-address table:column="19" table:row="84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47">
          <table:cell-address table:column="19" table:row="85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48">
          <table:cell-address table:column="19" table:row="86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49">
          <table:cell-address table:column="19" table:row="88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50">
          <table:cell-address table:column="19" table:row="89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51">
          <table:cell-address table:column="19" table:row="91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52">
          <table:cell-address table:column="19" table:row="92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53">
          <table:cell-address table:column="19" table:row="94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54">
          <table:cell-address table:column="19" table:row="95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55">
          <table:cell-address table:column="19" table:row="96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56">
          <table:cell-address table:column="19" table:row="97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57">
          <table:cell-address table:column="19" table:row="98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58">
          <table:cell-address table:column="19" table:row="99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59">
          <table:cell-address table:column="19" table:row="100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60">
          <table:cell-address table:column="19" table:row="101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61">
          <table:cell-address table:column="19" table:row="102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62">
          <table:cell-address table:column="19" table:row="103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63">
          <table:cell-address table:column="19" table:row="104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64">
          <table:cell-address table:column="19" table:row="105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65">
          <table:cell-address table:column="19" table:row="106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66">
          <table:cell-address table:column="19" table:row="107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67">
          <table:cell-address table:column="19" table:row="108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68">
          <table:cell-address table:column="19" table:row="110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69">
          <table:cell-address table:column="19" table:row="111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70">
          <table:cell-address table:column="19" table:row="112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71">
          <table:cell-address table:column="19" table:row="114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72">
          <table:cell-address table:column="19" table:row="115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73">
          <table:cell-address table:column="19" table:row="116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74">
          <table:cell-address table:column="19" table:row="118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75">
          <table:cell-address table:column="19" table:row="119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76">
          <table:cell-address table:column="19" table:row="121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77">
          <table:cell-address table:column="19" table:row="122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78">
          <table:cell-address table:column="19" table:row="124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79">
          <table:cell-address table:column="19" table:row="126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80">
          <table:cell-address table:column="19" table:row="127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81">
          <table:cell-address table:column="19" table:row="128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82">
          <table:cell-address table:column="19" table:row="129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83">
          <table:cell-address table:column="19" table:row="130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84">
          <table:cell-address table:column="19" table:row="131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85">
          <table:cell-address table:column="19" table:row="132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86">
          <table:cell-address table:column="19" table:row="133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87">
          <table:cell-address table:column="19" table:row="134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88">
          <table:cell-address table:column="19" table:row="135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89">
          <table:cell-address table:column="19" table:row="136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90">
          <table:cell-address table:column="19" table:row="137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91">
          <table:cell-address table:column="19" table:row="138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92">
          <table:cell-address table:column="19" table:row="139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93">
          <table:cell-address table:column="19" table:row="140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94">
          <table:cell-address table:column="19" table:row="141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95">
          <table:cell-address table:column="19" table:row="142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96">
          <table:cell-address table:column="19" table:row="143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97">
          <table:cell-address table:column="19" table:row="144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98">
          <table:cell-address table:column="19" table:row="145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99">
          <table:cell-address table:column="19" table:row="146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700">
          <table:cell-address table:column="19" table:row="147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701">
          <table:cell-address table:column="19" table:row="148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702">
          <table:cell-address table:column="19" table:row="149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703">
          <table:cell-address table:column="19" table:row="151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704">
          <table:cell-address table:column="19" table:row="152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705">
          <table:cell-address table:column="19" table:row="153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706">
          <table:cell-address table:column="19" table:row="154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707">
          <table:cell-address table:column="19" table:row="155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708">
          <table:cell-address table:column="19" table:row="156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709">
          <table:cell-address table:column="19" table:row="157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710">
          <table:cell-address table:column="19" table:row="159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711">
          <table:cell-address table:column="19" table:row="160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712">
          <table:cell-address table:column="19" table:row="161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713">
          <table:cell-address table:column="19" table:row="163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714">
          <table:cell-address table:column="19" table:row="164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715">
          <table:cell-address table:column="19" table:row="165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716">
          <table:cell-address table:column="19" table:row="166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717">
          <table:cell-address table:column="19" table:row="167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718">
          <table:cell-address table:column="19" table:row="168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19">
          <table:cell-address table:column="19" table:row="170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20">
          <table:cell-address table:column="19" table:row="172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21">
          <table:cell-address table:column="19" table:row="173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22">
          <table:cell-address table:column="19" table:row="174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23">
          <table:cell-address table:column="19" table:row="176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24">
          <table:cell-address table:column="19" table:row="177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25">
          <table:cell-address table:column="19" table:row="178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26">
          <table:cell-address table:column="19" table:row="179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27">
          <table:cell-address table:column="19" table:row="180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28">
          <table:cell-address table:column="19" table:row="181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29">
          <table:cell-address table:column="19" table:row="182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30">
          <table:cell-address table:column="19" table:row="183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31">
          <table:cell-address table:column="19" table:row="184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32">
          <table:cell-address table:column="19" table:row="185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33">
          <table:cell-address table:column="19" table:row="186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34">
          <table:cell-address table:column="19" table:row="187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35">
          <table:cell-address table:column="19" table:row="188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36">
          <table:cell-address table:column="19" table:row="189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37">
          <table:cell-address table:column="19" table:row="190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38">
          <table:cell-address table:column="19" table:row="191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39">
          <table:cell-address table:column="19" table:row="192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40">
          <table:cell-address table:column="19" table:row="193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41">
          <table:cell-address table:column="19" table:row="194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42">
          <table:cell-address table:column="13" table:row="23" table:table="0"/>
          <office:change-info>
            <dc:creator>. .</dc:creator>
            <dc:date>2017-07-03T08:59:33.96</dc:date>
          </office:change-info>
          <table:previous table:id="ct1378">
            <table:change-track-table-cell office:value-type="string">
              <text:p>0.50</text:p>
            </table:change-track-table-cell>
          </table:previous>
        </table:cell-content-change>
        <table:cell-content-change table:id="ct4743">
          <table:cell-address table:column="13" table:row="24" table:table="0"/>
          <office:change-info>
            <dc:creator>. .</dc:creator>
            <dc:date>2017-07-03T08:59:33.96</dc:date>
          </office:change-info>
          <table:previous table:id="ct1379">
            <table:change-track-table-cell office:value-type="string">
              <text:p>0.25</text:p>
            </table:change-track-table-cell>
          </table:previous>
        </table:cell-content-change>
        <table:cell-content-change table:id="ct4744">
          <table:cell-address table:column="11" table:row="23" table:table="0"/>
          <office:change-info>
            <dc:creator>. .</dc:creator>
            <dc:date>2017-07-03T08:59:51.79</dc:date>
          </office:change-info>
          <table:previous table:id="ct66">
            <table:change-track-table-cell office:value-type="string">
              <text:p>30.00</text:p>
            </table:change-track-table-cell>
          </table:previous>
        </table:cell-content-change>
        <table:cell-content-change table:id="ct4745">
          <table:cell-address table:column="11" table:row="24" table:table="0"/>
          <office:change-info>
            <dc:creator>. .</dc:creator>
            <dc:date>2017-07-03T08:59:51.79</dc:date>
          </office:change-info>
          <table:previous table:id="ct67">
            <table:change-track-table-cell office:value-type="string">
              <text:p>50.00</text:p>
            </table:change-track-table-cell>
          </table:previous>
        </table:cell-content-change>
        <table:cell-content-change table:id="ct4746">
          <table:cell-address table:column="11" table:row="25" table:table="0"/>
          <office:change-info>
            <dc:creator>. .</dc:creator>
            <dc:date>2017-07-03T08:59:51.79</dc:date>
          </office:change-info>
          <table:previous table:id="ct68">
            <table:change-track-table-cell office:value-type="string">
              <text:p>70.00</text:p>
            </table:change-track-table-cell>
          </table:previous>
        </table:cell-content-change>
        <table:cell-content-change table:id="ct4747">
          <table:cell-address table:column="3" table:row="7" table:table="0"/>
          <office:change-info>
            <dc:creator>. .</dc:creator>
            <dc:date>2017-07-03T09:42:35.76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748">
          <table:cell-address table:column="3" table:row="8" table:table="0"/>
          <office:change-info>
            <dc:creator>. .</dc:creator>
            <dc:date>2017-07-03T09:42:35.76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4749">
          <table:cell-address table:column="3" table:row="9" table:table="0"/>
          <office:change-info>
            <dc:creator>. .</dc:creator>
            <dc:date>2017-07-03T09:42:35.76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4750">
          <table:cell-address table:column="3" table:row="10" table:table="0"/>
          <office:change-info>
            <dc:creator>. .</dc:creator>
            <dc:date>2017-07-03T09:42:35.76</dc:date>
          </office:change-info>
          <table:previous>
            <table:change-track-table-cell office:value-type="string">
              <text:p>6.00</text:p>
            </table:change-track-table-cell>
          </table:previous>
        </table:cell-content-change>
        <table:cell-content-change table:id="ct4751">
          <table:cell-address table:column="3" table:row="11" table:table="0"/>
          <office:change-info>
            <dc:creator>. .</dc:creator>
            <dc:date>2017-07-03T09:42:35.76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4752">
          <table:cell-address table:column="3" table:row="12" table:table="0"/>
          <office:change-info>
            <dc:creator>. .</dc:creator>
            <dc:date>2017-07-03T09:42:35.76</dc:date>
          </office:change-info>
          <table:previous>
            <table:change-track-table-cell office:value-type="string">
              <text:p>32.00</text:p>
            </table:change-track-table-cell>
          </table:previous>
        </table:cell-content-change>
        <table:cell-content-change table:id="ct4753">
          <table:cell-address table:column="3" table:row="13" table:table="0"/>
          <office:change-info>
            <dc:creator>. .</dc:creator>
            <dc:date>2017-07-03T09:42:35.76</dc:date>
          </office:change-info>
          <table:previous>
            <table:change-track-table-cell office:value-type="string">
              <text:p>8.00</text:p>
            </table:change-track-table-cell>
          </table:previous>
        </table:cell-content-change>
        <table:cell-content-change table:id="ct4754">
          <table:cell-address table:column="3" table:row="14" table:table="0"/>
          <office:change-info>
            <dc:creator>. .</dc:creator>
            <dc:date>2017-07-03T09:42:35.76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4755">
          <table:cell-address table:column="3" table:row="15" table:table="0"/>
          <office:change-info>
            <dc:creator>. .</dc:creator>
            <dc:date>2017-07-03T09:42:35.76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4756">
          <table:cell-address table:column="3" table:row="16" table:table="0"/>
          <office:change-info>
            <dc:creator>. .</dc:creator>
            <dc:date>2017-07-03T09:42:35.76</dc:date>
          </office:change-info>
          <table:previous>
            <table:change-track-table-cell office:value-type="string">
              <text:p>9.00</text:p>
            </table:change-track-table-cell>
          </table:previous>
        </table:cell-content-change>
        <table:cell-content-change table:id="ct4757">
          <table:cell-address table:column="3" table:row="17" table:table="0"/>
          <office:change-info>
            <dc:creator>. .</dc:creator>
            <dc:date>2017-07-03T09:42:35.76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4758">
          <table:cell-address table:column="3" table:row="18" table:table="0"/>
          <office:change-info>
            <dc:creator>. .</dc:creator>
            <dc:date>2017-07-03T09:42:35.76</dc:date>
          </office:change-info>
          <table:previous>
            <table:change-track-table-cell office:value-type="string">
              <text:p>39.00</text:p>
            </table:change-track-table-cell>
          </table:previous>
        </table:cell-content-change>
        <table:cell-content-change table:id="ct4759">
          <table:cell-address table:column="3" table:row="20" table:table="0"/>
          <office:change-info>
            <dc:creator>. .</dc:creator>
            <dc:date>2017-07-03T09:42:35.76</dc:date>
          </office:change-info>
          <table:previous>
            <table:change-track-table-cell office:value-type="string">
              <text:p>19.00</text:p>
            </table:change-track-table-cell>
          </table:previous>
        </table:cell-content-change>
        <table:cell-content-change table:id="ct4760">
          <table:cell-address table:column="3" table:row="21" table:table="0"/>
          <office:change-info>
            <dc:creator>. .</dc:creator>
            <dc:date>2017-07-03T09:42:35.76</dc:date>
          </office:change-info>
          <table:previous>
            <table:change-track-table-cell office:value-type="string">
              <text:p>42.00</text:p>
            </table:change-track-table-cell>
          </table:previous>
        </table:cell-content-change>
        <table:cell-content-change table:id="ct4761">
          <table:cell-address table:column="4" table:row="7" table:table="0"/>
          <office:change-info>
            <dc:creator>. .</dc:creator>
            <dc:date>2017-07-03T09:42:35.76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4762">
          <table:cell-address table:column="4" table:row="8" table:table="0"/>
          <office:change-info>
            <dc:creator>. .</dc:creator>
            <dc:date>2017-07-03T09:42:35.76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4763">
          <table:cell-address table:column="4" table:row="9" table:table="0"/>
          <office:change-info>
            <dc:creator>. .</dc:creator>
            <dc:date>2017-07-03T09:42:35.76</dc:date>
          </office:change-info>
          <table:previous table:id="ct260">
            <table:change-track-table-cell office:value-type="string">
              <text:p>43.00</text:p>
            </table:change-track-table-cell>
          </table:previous>
        </table:cell-content-change>
        <table:cell-content-change table:id="ct4764">
          <table:cell-address table:column="4" table:row="10" table:table="0"/>
          <office:change-info>
            <dc:creator>. .</dc:creator>
            <dc:date>2017-07-03T09:42:35.76</dc:date>
          </office:change-info>
          <table:previous table:id="ct261">
            <table:change-track-table-cell office:value-type="string">
              <text:p>11.00</text:p>
            </table:change-track-table-cell>
          </table:previous>
        </table:cell-content-change>
        <table:cell-content-change table:id="ct4765">
          <table:cell-address table:column="4" table:row="11" table:table="0"/>
          <office:change-info>
            <dc:creator>. .</dc:creator>
            <dc:date>2017-07-03T09:42:35.76</dc:date>
          </office:change-info>
          <table:previous>
            <table:change-track-table-cell office:value-type="string">
              <text:p>22.00</text:p>
            </table:change-track-table-cell>
          </table:previous>
        </table:cell-content-change>
        <table:cell-content-change table:id="ct4766">
          <table:cell-address table:column="4" table:row="12" table:table="0"/>
          <office:change-info>
            <dc:creator>. .</dc:creator>
            <dc:date>2017-07-03T09:42:35.76</dc:date>
          </office:change-info>
          <table:previous table:id="ct262">
            <table:change-track-table-cell office:value-type="string">
              <text:p>48.00</text:p>
            </table:change-track-table-cell>
          </table:previous>
        </table:cell-content-change>
        <table:cell-content-change table:id="ct4767">
          <table:cell-address table:column="4" table:row="13" table:table="0"/>
          <office:change-info>
            <dc:creator>. .</dc:creator>
            <dc:date>2017-07-03T09:42:35.76</dc:date>
          </office:change-info>
          <table:previous table:id="ct263">
            <table:change-track-table-cell office:value-type="string">
              <text:p>12.00</text:p>
            </table:change-track-table-cell>
          </table:previous>
        </table:cell-content-change>
        <table:cell-content-change table:id="ct4768">
          <table:cell-address table:column="4" table:row="14" table:table="0"/>
          <office:change-info>
            <dc:creator>. .</dc:creator>
            <dc:date>2017-07-03T09:42:35.76</dc:date>
          </office:change-info>
          <table:previous table:id="ct264">
            <table:change-track-table-cell office:value-type="string">
              <text:p>26.00</text:p>
            </table:change-track-table-cell>
          </table:previous>
        </table:cell-content-change>
        <table:cell-content-change table:id="ct4769">
          <table:cell-address table:column="4" table:row="15" table:table="0"/>
          <office:change-info>
            <dc:creator>. .</dc:creator>
            <dc:date>2017-07-03T09:42:35.76</dc:date>
          </office:change-info>
          <table:previous table:id="ct265">
            <table:change-track-table-cell office:value-type="string">
              <text:p>56.00</text:p>
            </table:change-track-table-cell>
          </table:previous>
        </table:cell-content-change>
        <table:cell-content-change table:id="ct4770">
          <table:cell-address table:column="4" table:row="16" table:table="0"/>
          <office:change-info>
            <dc:creator>. .</dc:creator>
            <dc:date>2017-07-03T09:42:35.76</dc:date>
          </office:change-info>
          <table:previous table:id="ct266">
            <table:change-track-table-cell office:value-type="string">
              <text:p>13.00</text:p>
            </table:change-track-table-cell>
          </table:previous>
        </table:cell-content-change>
        <table:cell-content-change table:id="ct4771">
          <table:cell-address table:column="4" table:row="17" table:table="0"/>
          <office:change-info>
            <dc:creator>. .</dc:creator>
            <dc:date>2017-07-03T09:42:35.76</dc:date>
          </office:change-info>
          <table:previous table:id="ct267">
            <table:change-track-table-cell office:value-type="string">
              <text:p>30.00</text:p>
            </table:change-track-table-cell>
          </table:previous>
        </table:cell-content-change>
        <table:cell-content-change table:id="ct4772">
          <table:cell-address table:column="4" table:row="18" table:table="0"/>
          <office:change-info>
            <dc:creator>. .</dc:creator>
            <dc:date>2017-07-03T09:42:35.76</dc:date>
          </office:change-info>
          <table:previous table:id="ct268">
            <table:change-track-table-cell office:value-type="string">
              <text:p>63.00</text:p>
            </table:change-track-table-cell>
          </table:previous>
        </table:cell-content-change>
        <table:cell-content-change table:id="ct4773">
          <table:cell-address table:column="4" table:row="19" table:table="0"/>
          <office:change-info>
            <dc:creator>. .</dc:creator>
            <dc:date>2017-07-03T09:42:35.76</dc:date>
          </office:change-info>
          <table:previous table:id="ct269">
            <table:change-track-table-cell office:value-type="string">
              <text:p>14.00</text:p>
            </table:change-track-table-cell>
          </table:previous>
        </table:cell-content-change>
        <table:cell-content-change table:id="ct4774">
          <table:cell-address table:column="4" table:row="20" table:table="0"/>
          <office:change-info>
            <dc:creator>. .</dc:creator>
            <dc:date>2017-07-03T09:42:35.76</dc:date>
          </office:change-info>
          <table:previous table:id="ct270">
            <table:change-track-table-cell office:value-type="string">
              <text:p>33.00</text:p>
            </table:change-track-table-cell>
          </table:previous>
        </table:cell-content-change>
        <table:cell-content-change table:id="ct4775">
          <table:cell-address table:column="4" table:row="21" table:table="0"/>
          <office:change-info>
            <dc:creator>. .</dc:creator>
            <dc:date>2017-07-03T09:42:35.76</dc:date>
          </office:change-info>
          <table:previous table:id="ct271">
            <table:change-track-table-cell office:value-type="string">
              <text:p>71.00</text:p>
            </table:change-track-table-cell>
          </table:previous>
        </table:cell-content-change>
        <table:cell-content-change table:id="ct4776">
          <table:cell-address table:column="19" table:row="110" table:table="0"/>
          <office:change-info>
            <dc:creator>. .</dc:creator>
            <dc:date>2017-07-03T09:42:49.64</dc:date>
          </office:change-info>
          <table:previous table:id="ct4668">
            <table:change-track-table-cell office:value-type="string">
              <text:p>0.00</text:p>
            </table:change-track-table-cell>
          </table:previous>
        </table:cell-content-change>
        <table:cell-content-change table:id="ct4777">
          <table:cell-address table:column="19" table:row="111" table:table="0"/>
          <office:change-info>
            <dc:creator>. .</dc:creator>
            <dc:date>2017-07-03T09:42:49.64</dc:date>
          </office:change-info>
          <table:previous table:id="ct4669">
            <table:change-track-table-cell office:value-type="string">
              <text:p>0.00</text:p>
            </table:change-track-table-cell>
          </table:previous>
        </table:cell-content-change>
        <table:cell-content-change table:id="ct4778">
          <table:cell-address table:column="19" table:row="112" table:table="0"/>
          <office:change-info>
            <dc:creator>. .</dc:creator>
            <dc:date>2017-07-03T09:42:49.64</dc:date>
          </office:change-info>
          <table:previous table:id="ct4670">
            <table:change-track-table-cell office:value-type="string">
              <text:p>0.00</text:p>
            </table:change-track-table-cell>
          </table:previous>
        </table:cell-content-change>
        <table:cell-content-change table:id="ct4779">
          <table:cell-address table:column="19" table:row="114" table:table="0"/>
          <office:change-info>
            <dc:creator>. .</dc:creator>
            <dc:date>2017-07-03T09:42:53.33</dc:date>
          </office:change-info>
          <table:previous table:id="ct4671">
            <table:change-track-table-cell office:value-type="string">
              <text:p>0.00</text:p>
            </table:change-track-table-cell>
          </table:previous>
        </table:cell-content-change>
        <table:cell-content-change table:id="ct4780">
          <table:cell-address table:column="19" table:row="115" table:table="0"/>
          <office:change-info>
            <dc:creator>. .</dc:creator>
            <dc:date>2017-07-03T09:42:53.33</dc:date>
          </office:change-info>
          <table:previous table:id="ct4672">
            <table:change-track-table-cell office:value-type="string">
              <text:p>0.00</text:p>
            </table:change-track-table-cell>
          </table:previous>
        </table:cell-content-change>
        <table:cell-content-change table:id="ct4781">
          <table:cell-address table:column="19" table:row="116" table:table="0"/>
          <office:change-info>
            <dc:creator>. .</dc:creator>
            <dc:date>2017-07-03T09:42:53.33</dc:date>
          </office:change-info>
          <table:previous table:id="ct4673">
            <table:change-track-table-cell office:value-type="string">
              <text:p>0.00</text:p>
            </table:change-track-table-cell>
          </table:previous>
        </table:cell-content-change>
        <table:cell-content-change table:id="ct4782">
          <table:cell-address table:column="19" table:row="121" table:table="0"/>
          <office:change-info>
            <dc:creator>. .</dc:creator>
            <dc:date>2017-07-03T09:42:59.97</dc:date>
          </office:change-info>
          <table:previous table:id="ct4676">
            <table:change-track-table-cell office:value-type="string">
              <text:p>0.00</text:p>
            </table:change-track-table-cell>
          </table:previous>
        </table:cell-content-change>
        <table:cell-content-change table:id="ct4783">
          <table:cell-address table:column="19" table:row="122" table:table="0"/>
          <office:change-info>
            <dc:creator>. .</dc:creator>
            <dc:date>2017-07-03T09:42:59.97</dc:date>
          </office:change-info>
          <table:previous table:id="ct4677">
            <table:change-track-table-cell office:value-type="string">
              <text:p>0.00</text:p>
            </table:change-track-table-cell>
          </table:previous>
        </table:cell-content-change>
        <table:cell-content-change table:id="ct4784">
          <table:cell-address table:column="19" table:row="163" table:table="0"/>
          <office:change-info>
            <dc:creator>. .</dc:creator>
            <dc:date>2017-07-03T09:43:07.67</dc:date>
          </office:change-info>
          <table:previous table:id="ct4713">
            <table:change-track-table-cell office:value-type="string">
              <text:p>0.00</text:p>
            </table:change-track-table-cell>
          </table:previous>
        </table:cell-content-change>
        <table:cell-content-change table:id="ct4785">
          <table:cell-address table:column="19" table:row="164" table:table="0"/>
          <office:change-info>
            <dc:creator>. .</dc:creator>
            <dc:date>2017-07-03T09:43:07.67</dc:date>
          </office:change-info>
          <table:previous table:id="ct4714">
            <table:change-track-table-cell office:value-type="string">
              <text:p>0.00</text:p>
            </table:change-track-table-cell>
          </table:previous>
        </table:cell-content-change>
        <table:cell-content-change table:id="ct4786">
          <table:cell-address table:column="19" table:row="165" table:table="0"/>
          <office:change-info>
            <dc:creator>. .</dc:creator>
            <dc:date>2017-07-03T09:43:08.24</dc:date>
          </office:change-info>
          <table:previous table:id="ct4715">
            <table:change-track-table-cell office:value-type="string">
              <text:p>0.00</text:p>
            </table:change-track-table-cell>
          </table:previous>
        </table:cell-content-change>
        <table:cell-content-change table:id="ct4787">
          <table:cell-address table:column="19" table:row="166" table:table="0"/>
          <office:change-info>
            <dc:creator>. .</dc:creator>
            <dc:date>2017-07-03T09:43:08.24</dc:date>
          </office:change-info>
          <table:previous table:id="ct4716">
            <table:change-track-table-cell office:value-type="string">
              <text:p>0.00</text:p>
            </table:change-track-table-cell>
          </table:previous>
        </table:cell-content-change>
        <table:cell-content-change table:id="ct4788">
          <table:cell-address table:column="19" table:row="167" table:table="0"/>
          <office:change-info>
            <dc:creator>. .</dc:creator>
            <dc:date>2017-07-03T09:43:08.93</dc:date>
          </office:change-info>
          <table:previous table:id="ct4717">
            <table:change-track-table-cell office:value-type="string">
              <text:p>0.00</text:p>
            </table:change-track-table-cell>
          </table:previous>
        </table:cell-content-change>
        <table:cell-content-change table:id="ct4789">
          <table:cell-address table:column="19" table:row="168" table:table="0"/>
          <office:change-info>
            <dc:creator>. .</dc:creator>
            <dc:date>2017-07-03T09:43:08.93</dc:date>
          </office:change-info>
          <table:previous table:id="ct4718">
            <table:change-track-table-cell office:value-type="string">
              <text:p>0.00</text:p>
            </table:change-track-table-cell>
          </table:previous>
        </table:cell-content-change>
        <table:cell-content-change table:id="ct4790">
          <table:cell-address table:column="19" table:row="180" table:table="0"/>
          <office:change-info>
            <dc:creator>. .</dc:creator>
            <dc:date>2017-07-03T09:43:25.85</dc:date>
          </office:change-info>
          <table:previous table:id="ct4727">
            <table:change-track-table-cell office:value-type="string">
              <text:p>0.00</text:p>
            </table:change-track-table-cell>
          </table:previous>
        </table:cell-content-change>
        <table:cell-content-change table:id="ct4791">
          <table:cell-address table:column="19" table:row="180" table:table="0"/>
          <office:change-info>
            <dc:creator>. .</dc:creator>
            <dc:date>2017-07-03T09:43:28.64</dc:date>
          </office:change-info>
          <table:previous table:id="ct4790">
            <table:change-track-table-cell office:value-type="string">
              <text:p>10.00</text:p>
            </table:change-track-table-cell>
          </table:previous>
        </table:cell-content-change>
        <table:cell-content-change table:id="ct4792">
          <table:cell-address table:column="19" table:row="95" table:table="0"/>
          <office:change-info>
            <dc:creator>. .</dc:creator>
            <dc:date>2017-07-03T09:43:37.66</dc:date>
          </office:change-info>
          <table:previous table:id="ct4654">
            <table:change-track-table-cell office:value-type="string">
              <text:p>10.00</text:p>
            </table:change-track-table-cell>
          </table:previous>
        </table:cell-content-change>
        <table:cell-content-change table:id="ct4793">
          <table:cell-address table:column="19" table:row="96" table:table="0"/>
          <office:change-info>
            <dc:creator>. .</dc:creator>
            <dc:date>2017-07-03T09:43:39.80</dc:date>
          </office:change-info>
          <table:previous table:id="ct4655">
            <table:change-track-table-cell office:value-type="string">
              <text:p>10.00</text:p>
            </table:change-track-table-cell>
          </table:previous>
        </table:cell-content-change>
        <table:cell-content-change table:id="ct4794">
          <table:cell-address table:column="19" table:row="98" table:table="0"/>
          <office:change-info>
            <dc:creator>. .</dc:creator>
            <dc:date>2017-07-03T09:43:41.30</dc:date>
          </office:change-info>
          <table:previous table:id="ct4657">
            <table:change-track-table-cell office:value-type="string">
              <text:p>10.00</text:p>
            </table:change-track-table-cell>
          </table:previous>
        </table:cell-content-change>
        <table:cell-content-change table:id="ct4795">
          <table:cell-address table:column="19" table:row="99" table:table="0"/>
          <office:change-info>
            <dc:creator>. .</dc:creator>
            <dc:date>2017-07-03T09:43:41.30</dc:date>
          </office:change-info>
          <table:previous table:id="ct4658">
            <table:change-track-table-cell office:value-type="string">
              <text:p>10.00</text:p>
            </table:change-track-table-cell>
          </table:previous>
        </table:cell-content-change>
        <table:cell-content-change table:id="ct4796">
          <table:cell-address table:column="19" table:row="101" table:table="0"/>
          <office:change-info>
            <dc:creator>. .</dc:creator>
            <dc:date>2017-07-03T09:43:41.84</dc:date>
          </office:change-info>
          <table:previous table:id="ct4660">
            <table:change-track-table-cell office:value-type="string">
              <text:p>10.00</text:p>
            </table:change-track-table-cell>
          </table:previous>
        </table:cell-content-change>
        <table:cell-content-change table:id="ct4797">
          <table:cell-address table:column="19" table:row="102" table:table="0"/>
          <office:change-info>
            <dc:creator>. .</dc:creator>
            <dc:date>2017-07-03T09:43:41.84</dc:date>
          </office:change-info>
          <table:previous table:id="ct4661">
            <table:change-track-table-cell office:value-type="string">
              <text:p>10.00</text:p>
            </table:change-track-table-cell>
          </table:previous>
        </table:cell-content-change>
        <table:cell-content-change table:id="ct4798">
          <table:cell-address table:column="19" table:row="104" table:table="0"/>
          <office:change-info>
            <dc:creator>. .</dc:creator>
            <dc:date>2017-07-03T09:43:42.71</dc:date>
          </office:change-info>
          <table:previous table:id="ct4663">
            <table:change-track-table-cell office:value-type="string">
              <text:p>10.00</text:p>
            </table:change-track-table-cell>
          </table:previous>
        </table:cell-content-change>
        <table:cell-content-change table:id="ct4799">
          <table:cell-address table:column="19" table:row="105" table:table="0"/>
          <office:change-info>
            <dc:creator>. .</dc:creator>
            <dc:date>2017-07-03T09:43:42.71</dc:date>
          </office:change-info>
          <table:previous table:id="ct4664">
            <table:change-track-table-cell office:value-type="string">
              <text:p>10.00</text:p>
            </table:change-track-table-cell>
          </table:previous>
        </table:cell-content-change>
        <table:cell-content-change table:id="ct4800">
          <table:cell-address table:column="19" table:row="107" table:table="0"/>
          <office:change-info>
            <dc:creator>. .</dc:creator>
            <dc:date>2017-07-03T09:43:43.33</dc:date>
          </office:change-info>
          <table:previous table:id="ct4666">
            <table:change-track-table-cell office:value-type="string">
              <text:p>10.00</text:p>
            </table:change-track-table-cell>
          </table:previous>
        </table:cell-content-change>
        <table:cell-content-change table:id="ct4801">
          <table:cell-address table:column="19" table:row="108" table:table="0"/>
          <office:change-info>
            <dc:creator>. .</dc:creator>
            <dc:date>2017-07-03T09:43:43.33</dc:date>
          </office:change-info>
          <table:previous table:id="ct4667">
            <table:change-track-table-cell office:value-type="string">
              <text:p>10.00</text:p>
            </table:change-track-table-cell>
          </table:previous>
        </table:cell-content-change>
        <table:cell-content-change table:id="ct4802">
          <table:cell-address table:column="13" table:row="96" table:table="0"/>
          <office:change-info>
            <dc:creator>. .</dc:creator>
            <dc:date>2017-07-03T09:43:54.08</dc:date>
          </office:change-info>
          <table:previous table:id="ct4562">
            <table:change-track-table-cell office:value-type="float" office:value="0.15"/>
          </table:previous>
        </table:cell-content-change>
        <table:cell-content-change table:id="ct4803">
          <table:cell-address table:column="13" table:row="99" table:table="0"/>
          <office:change-info>
            <dc:creator>. .</dc:creator>
            <dc:date>2017-07-03T09:43:55.59</dc:date>
          </office:change-info>
          <table:previous table:id="ct4564">
            <table:change-track-table-cell office:value-type="float" office:value="0.15"/>
          </table:previous>
        </table:cell-content-change>
        <table:cell-content-change table:id="ct4804">
          <table:cell-address table:column="13" table:row="102" table:table="0"/>
          <office:change-info>
            <dc:creator>. .</dc:creator>
            <dc:date>2017-07-03T09:43:56.24</dc:date>
          </office:change-info>
          <table:previous table:id="ct4566">
            <table:change-track-table-cell office:value-type="float" office:value="0.15"/>
          </table:previous>
        </table:cell-content-change>
        <table:cell-content-change table:id="ct4805">
          <table:cell-address table:column="13" table:row="105" table:table="0"/>
          <office:change-info>
            <dc:creator>. .</dc:creator>
            <dc:date>2017-07-03T09:43:57.02</dc:date>
          </office:change-info>
          <table:previous table:id="ct4568">
            <table:change-track-table-cell office:value-type="float" office:value="0.15"/>
          </table:previous>
        </table:cell-content-change>
        <table:cell-content-change table:id="ct4806">
          <table:cell-address table:column="13" table:row="108" table:table="0"/>
          <office:change-info>
            <dc:creator>. .</dc:creator>
            <dc:date>2017-07-03T09:43:57.79</dc:date>
          </office:change-info>
          <table:previous table:id="ct4570">
            <table:change-track-table-cell office:value-type="float" office:value="0.15"/>
          </table:previous>
        </table:cell-content-change>
        <table:cell-content-change table:id="ct4807">
          <table:cell-address table:column="19" table:row="111" table:table="0"/>
          <office:change-info>
            <dc:creator>. .</dc:creator>
            <dc:date>2017-07-03T09:44:03.94</dc:date>
          </office:change-info>
          <table:previous table:id="ct4777">
            <table:change-track-table-cell office:value-type="string">
              <text:p>10.00</text:p>
            </table:change-track-table-cell>
          </table:previous>
        </table:cell-content-change>
        <table:cell-content-change table:id="ct4808">
          <table:cell-address table:column="19" table:row="112" table:table="0"/>
          <office:change-info>
            <dc:creator>. .</dc:creator>
            <dc:date>2017-07-03T09:44:03.94</dc:date>
          </office:change-info>
          <table:previous table:id="ct4778">
            <table:change-track-table-cell office:value-type="string">
              <text:p>10.00</text:p>
            </table:change-track-table-cell>
          </table:previous>
        </table:cell-content-change>
        <table:cell-content-change table:id="ct4809">
          <table:cell-address table:column="19" table:row="164" table:table="0"/>
          <office:change-info>
            <dc:creator>. .</dc:creator>
            <dc:date>2017-07-03T09:44:19.05</dc:date>
          </office:change-info>
          <table:previous table:id="ct4785">
            <table:change-track-table-cell office:value-type="string">
              <text:p>10.00</text:p>
            </table:change-track-table-cell>
          </table:previous>
        </table:cell-content-change>
        <table:cell-content-change table:id="ct4810">
          <table:cell-address table:column="19" table:row="165" table:table="0"/>
          <office:change-info>
            <dc:creator>. .</dc:creator>
            <dc:date>2017-07-03T09:44:20.48</dc:date>
          </office:change-info>
          <table:previous table:id="ct4786">
            <table:change-track-table-cell office:value-type="string">
              <text:p>10.00</text:p>
            </table:change-track-table-cell>
          </table:previous>
        </table:cell-content-change>
        <table:cell-content-change table:id="ct4811">
          <table:cell-address table:column="19" table:row="167" table:table="0"/>
          <office:change-info>
            <dc:creator>. .</dc:creator>
            <dc:date>2017-07-03T09:44:21.77</dc:date>
          </office:change-info>
          <table:previous table:id="ct4788">
            <table:change-track-table-cell office:value-type="string">
              <text:p>10.00</text:p>
            </table:change-track-table-cell>
          </table:previous>
        </table:cell-content-change>
        <table:cell-content-change table:id="ct4812">
          <table:cell-address table:column="19" table:row="168" table:table="0"/>
          <office:change-info>
            <dc:creator>. .</dc:creator>
            <dc:date>2017-07-03T09:44:21.77</dc:date>
          </office:change-info>
          <table:previous table:id="ct4789">
            <table:change-track-table-cell office:value-type="string">
              <text:p>10.00</text:p>
            </table:change-track-table-cell>
          </table:previous>
        </table:cell-content-change>
        <table:cell-content-change table:id="ct4813">
          <table:cell-address table:column="19" table:row="167" table:table="0"/>
          <office:change-info>
            <dc:creator>. .</dc:creator>
            <dc:date>2017-07-03T09:44:28.70</dc:date>
          </office:change-info>
          <table:previous table:id="ct4811">
            <table:change-track-table-cell office:value-type="string">
              <text:p>15.00</text:p>
            </table:change-track-table-cell>
          </table:previous>
        </table:cell-content-change>
        <table:cell-content-change table:id="ct4814">
          <table:cell-address table:column="19" table:row="168" table:table="0"/>
          <office:change-info>
            <dc:creator>. .</dc:creator>
            <dc:date>2017-07-03T09:44:29.23</dc:date>
          </office:change-info>
          <table:previous table:id="ct4812">
            <table:change-track-table-cell office:value-type="string">
              <text:p>20.00</text:p>
            </table:change-track-table-cell>
          </table:previous>
        </table:cell-content-change>
        <table:cell-content-change table:id="ct4815">
          <table:cell-address table:column="19" table:row="166" table:table="0"/>
          <office:change-info>
            <dc:creator>. .</dc:creator>
            <dc:date>2017-07-03T09:44:33.91</dc:date>
          </office:change-info>
          <table:previous table:id="ct4787">
            <table:change-track-table-cell office:value-type="string">
              <text:p>10.00</text:p>
            </table:change-track-table-cell>
          </table:previous>
        </table:cell-content-change>
        <table:cell-content-change table:id="ct4816">
          <table:cell-address table:column="3" table:row="7" table:table="0"/>
          <office:change-info>
            <dc:creator>. .</dc:creator>
            <dc:date>2017-07-03T09:52:52.88</dc:date>
          </office:change-info>
          <table:previous table:id="ct4747">
            <table:change-track-table-cell office:value-type="string">
              <text:p>6.00</text:p>
            </table:change-track-table-cell>
          </table:previous>
        </table:cell-content-change>
        <table:cell-content-change table:id="ct4817">
          <table:cell-address table:column="3" table:row="7" table:table="0"/>
          <office:change-info>
            <dc:creator>. .</dc:creator>
            <dc:date>2017-07-03T09:53:02</dc:date>
          </office:change-info>
          <table:previous table:id="ct4816">
            <table:change-track-table-cell office:value-type="string">
              <text:p>6.50</text:p>
            </table:change-track-table-cell>
          </table:previous>
        </table:cell-content-change>
        <table:cell-content-change table:id="ct4818">
          <table:cell-address table:column="1" table:row="7" table:table="0"/>
          <office:change-info>
            <dc:creator>. .</dc:creator>
            <dc:date>2017-07-06T08:44:24.97</dc:date>
          </office:change-info>
          <table:previous table:id="ct4374">
            <table:change-track-table-cell office:value-type="string">
              <text:p>1.50</text:p>
            </table:change-track-table-cell>
          </table:previous>
        </table:cell-content-change>
        <table:cell-content-change table:id="ct4819">
          <table:cell-address table:column="1" table:row="8" table:table="0"/>
          <office:change-info>
            <dc:creator>. .</dc:creator>
            <dc:date>2017-07-06T08:44:24.97</dc:date>
          </office:change-info>
          <table:previous table:id="ct4375">
            <table:change-track-table-cell office:value-type="string">
              <text:p>3.00</text:p>
            </table:change-track-table-cell>
          </table:previous>
        </table:cell-content-change>
        <table:cell-content-change table:id="ct4820">
          <table:cell-address table:column="1" table:row="9" table:table="0"/>
          <office:change-info>
            <dc:creator>. .</dc:creator>
            <dc:date>2017-07-06T08:44:24.97</dc:date>
          </office:change-info>
          <table:previous table:id="ct4378">
            <table:change-track-table-cell office:value-type="string">
              <text:p>6.00</text:p>
            </table:change-track-table-cell>
          </table:previous>
        </table:cell-content-change>
        <table:cell-content-change table:id="ct4821">
          <table:cell-address table:column="1" table:row="10" table:table="0"/>
          <office:change-info>
            <dc:creator>. .</dc:creator>
            <dc:date>2017-07-06T08:44:24.97</dc:date>
          </office:change-info>
          <table:previous table:id="ct4379">
            <table:change-track-table-cell office:value-type="string">
              <text:p>2.00</text:p>
            </table:change-track-table-cell>
          </table:previous>
        </table:cell-content-change>
        <table:cell-content-change table:id="ct4822">
          <table:cell-address table:column="1" table:row="11" table:table="0"/>
          <office:change-info>
            <dc:creator>. .</dc:creator>
            <dc:date>2017-07-06T08:44:24.97</dc:date>
          </office:change-info>
          <table:previous table:id="ct4380">
            <table:change-track-table-cell office:value-type="string">
              <text:p>4.00</text:p>
            </table:change-track-table-cell>
          </table:previous>
        </table:cell-content-change>
        <table:cell-content-change table:id="ct4823">
          <table:cell-address table:column="1" table:row="12" table:table="0"/>
          <office:change-info>
            <dc:creator>. .</dc:creator>
            <dc:date>2017-07-06T08:44:24.97</dc:date>
          </office:change-info>
          <table:previous table:id="ct4381">
            <table:change-track-table-cell office:value-type="string">
              <text:p>8.00</text:p>
            </table:change-track-table-cell>
          </table:previous>
        </table:cell-content-change>
        <table:cell-content-change table:id="ct4824">
          <table:cell-address table:column="1" table:row="13" table:table="0"/>
          <office:change-info>
            <dc:creator>. .</dc:creator>
            <dc:date>2017-07-06T08:44:24.97</dc:date>
          </office:change-info>
          <table:previous table:id="ct4385">
            <table:change-track-table-cell office:value-type="string">
              <text:p>2.50</text:p>
            </table:change-track-table-cell>
          </table:previous>
        </table:cell-content-change>
        <table:cell-content-change table:id="ct4825">
          <table:cell-address table:column="1" table:row="14" table:table="0"/>
          <office:change-info>
            <dc:creator>. .</dc:creator>
            <dc:date>2017-07-06T08:44:24.97</dc:date>
          </office:change-info>
          <table:previous table:id="ct4386">
            <table:change-track-table-cell office:value-type="string">
              <text:p>5.00</text:p>
            </table:change-track-table-cell>
          </table:previous>
        </table:cell-content-change>
        <table:cell-content-change table:id="ct4826">
          <table:cell-address table:column="1" table:row="15" table:table="0"/>
          <office:change-info>
            <dc:creator>. .</dc:creator>
            <dc:date>2017-07-06T08:44:24.97</dc:date>
          </office:change-info>
          <table:previous table:id="ct4384">
            <table:change-track-table-cell office:value-type="string">
              <text:p>10.00</text:p>
            </table:change-track-table-cell>
          </table:previous>
        </table:cell-content-change>
        <table:cell-content-change table:id="ct4827">
          <table:cell-address table:column="1" table:row="16" table:table="0"/>
          <office:change-info>
            <dc:creator>. .</dc:creator>
            <dc:date>2017-07-06T08:44:24.97</dc:date>
          </office:change-info>
          <table:previous table:id="ct4393">
            <table:change-track-table-cell office:value-type="string">
              <text:p>3.00</text:p>
            </table:change-track-table-cell>
          </table:previous>
        </table:cell-content-change>
        <table:cell-content-change table:id="ct4828">
          <table:cell-address table:column="1" table:row="17" table:table="0"/>
          <office:change-info>
            <dc:creator>. .</dc:creator>
            <dc:date>2017-07-06T08:44:24.97</dc:date>
          </office:change-info>
          <table:previous table:id="ct4394">
            <table:change-track-table-cell office:value-type="string">
              <text:p>6.00</text:p>
            </table:change-track-table-cell>
          </table:previous>
        </table:cell-content-change>
        <table:cell-content-change table:id="ct4829">
          <table:cell-address table:column="1" table:row="18" table:table="0"/>
          <office:change-info>
            <dc:creator>. .</dc:creator>
            <dc:date>2017-07-06T08:44:24.97</dc:date>
          </office:change-info>
          <table:previous table:id="ct4395">
            <table:change-track-table-cell office:value-type="string">
              <text:p>12.00</text:p>
            </table:change-track-table-cell>
          </table:previous>
        </table:cell-content-change>
        <table:cell-content-change table:id="ct4830">
          <table:cell-address table:column="1" table:row="19" table:table="0"/>
          <office:change-info>
            <dc:creator>. .</dc:creator>
            <dc:date>2017-07-06T08:44:35</dc:date>
          </office:change-info>
          <table:previous table:id="ct4396">
            <table:change-track-table-cell office:value-type="string">
              <text:p>3.50</text:p>
            </table:change-track-table-cell>
          </table:previous>
        </table:cell-content-change>
        <table:cell-content-change table:id="ct4831">
          <table:cell-address table:column="1" table:row="20" table:table="0"/>
          <office:change-info>
            <dc:creator>. .</dc:creator>
            <dc:date>2017-07-06T08:44:38.06</dc:date>
          </office:change-info>
          <table:previous table:id="ct4397">
            <table:change-track-table-cell office:value-type="string">
              <text:p>7.00</text:p>
            </table:change-track-table-cell>
          </table:previous>
        </table:cell-content-change>
        <table:cell-content-change table:id="ct4832">
          <table:cell-address table:column="1" table:row="21" table:table="0"/>
          <office:change-info>
            <dc:creator>. .</dc:creator>
            <dc:date>2017-07-06T08:44:40.26</dc:date>
          </office:change-info>
          <table:previous table:id="ct4398">
            <table:change-track-table-cell office:value-type="string">
              <text:p>14.00</text:p>
            </table:change-track-table-cell>
          </table:previous>
        </table:cell-content-change>
        <table:cell-content-change table:id="ct4833">
          <table:cell-address table:column="1" table:row="55" table:table="0"/>
          <office:change-info>
            <dc:creator>. .</dc:creator>
            <dc:date>2017-07-06T08:44:47.23</dc:date>
          </office:change-info>
          <table:previous table:id="ct4423">
            <table:change-track-table-cell office:value-type="string">
              <text:p>1.50</text:p>
            </table:change-track-table-cell>
          </table:previous>
        </table:cell-content-change>
        <table:cell-content-change table:id="ct4834">
          <table:cell-address table:column="1" table:row="56" table:table="0"/>
          <office:change-info>
            <dc:creator>. .</dc:creator>
            <dc:date>2017-07-06T08:44:47.23</dc:date>
          </office:change-info>
          <table:previous table:id="ct4424">
            <table:change-track-table-cell office:value-type="string">
              <text:p>3.00</text:p>
            </table:change-track-table-cell>
          </table:previous>
        </table:cell-content-change>
        <table:cell-content-change table:id="ct4835">
          <table:cell-address table:column="1" table:row="57" table:table="0"/>
          <office:change-info>
            <dc:creator>. .</dc:creator>
            <dc:date>2017-07-06T08:44:47.23</dc:date>
          </office:change-info>
          <table:previous table:id="ct4425">
            <table:change-track-table-cell office:value-type="string">
              <text:p>6.00</text:p>
            </table:change-track-table-cell>
          </table:previous>
        </table:cell-content-change>
        <table:cell-content-change table:id="ct4836">
          <table:cell-address table:column="1" table:row="58" table:table="0"/>
          <office:change-info>
            <dc:creator>. .</dc:creator>
            <dc:date>2017-07-06T08:44:47.23</dc:date>
          </office:change-info>
          <table:previous table:id="ct4426">
            <table:change-track-table-cell office:value-type="string">
              <text:p>2.00</text:p>
            </table:change-track-table-cell>
          </table:previous>
        </table:cell-content-change>
        <table:cell-content-change table:id="ct4837">
          <table:cell-address table:column="1" table:row="59" table:table="0"/>
          <office:change-info>
            <dc:creator>. .</dc:creator>
            <dc:date>2017-07-06T08:44:47.23</dc:date>
          </office:change-info>
          <table:previous table:id="ct4427">
            <table:change-track-table-cell office:value-type="string">
              <text:p>4.00</text:p>
            </table:change-track-table-cell>
          </table:previous>
        </table:cell-content-change>
        <table:cell-content-change table:id="ct4838">
          <table:cell-address table:column="1" table:row="60" table:table="0"/>
          <office:change-info>
            <dc:creator>. .</dc:creator>
            <dc:date>2017-07-06T08:44:47.23</dc:date>
          </office:change-info>
          <table:previous table:id="ct4428">
            <table:change-track-table-cell office:value-type="string">
              <text:p>8.00</text:p>
            </table:change-track-table-cell>
          </table:previous>
        </table:cell-content-change>
        <table:cell-content-change table:id="ct4839">
          <table:cell-address table:column="1" table:row="61" table:table="0"/>
          <office:change-info>
            <dc:creator>. .</dc:creator>
            <dc:date>2017-07-06T08:44:47.23</dc:date>
          </office:change-info>
          <table:previous table:id="ct4429">
            <table:change-track-table-cell office:value-type="string">
              <text:p>2.50</text:p>
            </table:change-track-table-cell>
          </table:previous>
        </table:cell-content-change>
        <table:cell-content-change table:id="ct4840">
          <table:cell-address table:column="1" table:row="62" table:table="0"/>
          <office:change-info>
            <dc:creator>. .</dc:creator>
            <dc:date>2017-07-06T08:44:47.23</dc:date>
          </office:change-info>
          <table:previous table:id="ct4430">
            <table:change-track-table-cell office:value-type="string">
              <text:p>5.00</text:p>
            </table:change-track-table-cell>
          </table:previous>
        </table:cell-content-change>
        <table:cell-content-change table:id="ct4841">
          <table:cell-address table:column="1" table:row="63" table:table="0"/>
          <office:change-info>
            <dc:creator>. .</dc:creator>
            <dc:date>2017-07-06T08:44:47.23</dc:date>
          </office:change-info>
          <table:previous table:id="ct4431">
            <table:change-track-table-cell office:value-type="string">
              <text:p>10.00</text:p>
            </table:change-track-table-cell>
          </table:previous>
        </table:cell-content-change>
        <table:cell-content-change table:id="ct4842">
          <table:cell-address table:column="1" table:row="64" table:table="0"/>
          <office:change-info>
            <dc:creator>. .</dc:creator>
            <dc:date>2017-07-06T08:44:47.23</dc:date>
          </office:change-info>
          <table:previous table:id="ct4432">
            <table:change-track-table-cell office:value-type="string">
              <text:p>3.00</text:p>
            </table:change-track-table-cell>
          </table:previous>
        </table:cell-content-change>
        <table:cell-content-change table:id="ct4843">
          <table:cell-address table:column="1" table:row="65" table:table="0"/>
          <office:change-info>
            <dc:creator>. .</dc:creator>
            <dc:date>2017-07-06T08:44:47.23</dc:date>
          </office:change-info>
          <table:previous table:id="ct4433">
            <table:change-track-table-cell office:value-type="string">
              <text:p>6.00</text:p>
            </table:change-track-table-cell>
          </table:previous>
        </table:cell-content-change>
        <table:cell-content-change table:id="ct4844">
          <table:cell-address table:column="1" table:row="66" table:table="0"/>
          <office:change-info>
            <dc:creator>. .</dc:creator>
            <dc:date>2017-07-06T08:44:47.23</dc:date>
          </office:change-info>
          <table:previous table:id="ct4434">
            <table:change-track-table-cell office:value-type="string">
              <text:p>12.00</text:p>
            </table:change-track-table-cell>
          </table:previous>
        </table:cell-content-change>
        <table:cell-content-change table:id="ct4845">
          <table:cell-address table:column="1" table:row="67" table:table="0"/>
          <office:change-info>
            <dc:creator>. .</dc:creator>
            <dc:date>2017-07-06T08:44:47.23</dc:date>
          </office:change-info>
          <table:previous table:id="ct4435">
            <table:change-track-table-cell office:value-type="string">
              <text:p>3.50</text:p>
            </table:change-track-table-cell>
          </table:previous>
        </table:cell-content-change>
        <table:cell-content-change table:id="ct4846">
          <table:cell-address table:column="1" table:row="68" table:table="0"/>
          <office:change-info>
            <dc:creator>. .</dc:creator>
            <dc:date>2017-07-06T08:44:47.23</dc:date>
          </office:change-info>
          <table:previous table:id="ct4436">
            <table:change-track-table-cell office:value-type="string">
              <text:p>7.00</text:p>
            </table:change-track-table-cell>
          </table:previous>
        </table:cell-content-change>
        <table:cell-content-change table:id="ct4847">
          <table:cell-address table:column="1" table:row="69" table:table="0"/>
          <office:change-info>
            <dc:creator>. .</dc:creator>
            <dc:date>2017-07-06T08:44:47.23</dc:date>
          </office:change-info>
          <table:previous table:id="ct4437">
            <table:change-track-table-cell office:value-type="string">
              <text:p>14.00</text:p>
            </table:change-track-table-cell>
          </table:previous>
        </table:cell-content-change>
        <table:cell-content-change table:id="ct4848">
          <table:cell-address table:column="1" table:row="94" table:table="0"/>
          <office:change-info>
            <dc:creator>. .</dc:creator>
            <dc:date>2017-07-06T08:44:49.92</dc:date>
          </office:change-info>
          <table:previous table:id="ct4455">
            <table:change-track-table-cell office:value-type="string">
              <text:p>1.50</text:p>
            </table:change-track-table-cell>
          </table:previous>
        </table:cell-content-change>
        <table:cell-content-change table:id="ct4849">
          <table:cell-address table:column="1" table:row="95" table:table="0"/>
          <office:change-info>
            <dc:creator>. .</dc:creator>
            <dc:date>2017-07-06T08:44:49.92</dc:date>
          </office:change-info>
          <table:previous table:id="ct4456">
            <table:change-track-table-cell office:value-type="string">
              <text:p>3.00</text:p>
            </table:change-track-table-cell>
          </table:previous>
        </table:cell-content-change>
        <table:cell-content-change table:id="ct4850">
          <table:cell-address table:column="1" table:row="96" table:table="0"/>
          <office:change-info>
            <dc:creator>. .</dc:creator>
            <dc:date>2017-07-06T08:44:49.92</dc:date>
          </office:change-info>
          <table:previous table:id="ct4457">
            <table:change-track-table-cell office:value-type="string">
              <text:p>6.00</text:p>
            </table:change-track-table-cell>
          </table:previous>
        </table:cell-content-change>
        <table:cell-content-change table:id="ct4851">
          <table:cell-address table:column="1" table:row="97" table:table="0"/>
          <office:change-info>
            <dc:creator>. .</dc:creator>
            <dc:date>2017-07-06T08:44:49.92</dc:date>
          </office:change-info>
          <table:previous table:id="ct4458">
            <table:change-track-table-cell office:value-type="string">
              <text:p>2.00</text:p>
            </table:change-track-table-cell>
          </table:previous>
        </table:cell-content-change>
        <table:cell-content-change table:id="ct4852">
          <table:cell-address table:column="1" table:row="98" table:table="0"/>
          <office:change-info>
            <dc:creator>. .</dc:creator>
            <dc:date>2017-07-06T08:44:49.92</dc:date>
          </office:change-info>
          <table:previous table:id="ct4459">
            <table:change-track-table-cell office:value-type="string">
              <text:p>4.00</text:p>
            </table:change-track-table-cell>
          </table:previous>
        </table:cell-content-change>
        <table:cell-content-change table:id="ct4853">
          <table:cell-address table:column="1" table:row="99" table:table="0"/>
          <office:change-info>
            <dc:creator>. .</dc:creator>
            <dc:date>2017-07-06T08:44:49.92</dc:date>
          </office:change-info>
          <table:previous table:id="ct4460">
            <table:change-track-table-cell office:value-type="string">
              <text:p>8.00</text:p>
            </table:change-track-table-cell>
          </table:previous>
        </table:cell-content-change>
        <table:cell-content-change table:id="ct4854">
          <table:cell-address table:column="1" table:row="100" table:table="0"/>
          <office:change-info>
            <dc:creator>. .</dc:creator>
            <dc:date>2017-07-06T08:44:49.92</dc:date>
          </office:change-info>
          <table:previous table:id="ct4461">
            <table:change-track-table-cell office:value-type="string">
              <text:p>2.50</text:p>
            </table:change-track-table-cell>
          </table:previous>
        </table:cell-content-change>
        <table:cell-content-change table:id="ct4855">
          <table:cell-address table:column="1" table:row="101" table:table="0"/>
          <office:change-info>
            <dc:creator>. .</dc:creator>
            <dc:date>2017-07-06T08:44:49.92</dc:date>
          </office:change-info>
          <table:previous table:id="ct4462">
            <table:change-track-table-cell office:value-type="string">
              <text:p>5.00</text:p>
            </table:change-track-table-cell>
          </table:previous>
        </table:cell-content-change>
        <table:cell-content-change table:id="ct4856">
          <table:cell-address table:column="1" table:row="102" table:table="0"/>
          <office:change-info>
            <dc:creator>. .</dc:creator>
            <dc:date>2017-07-06T08:44:49.92</dc:date>
          </office:change-info>
          <table:previous table:id="ct4463">
            <table:change-track-table-cell office:value-type="string">
              <text:p>10.00</text:p>
            </table:change-track-table-cell>
          </table:previous>
        </table:cell-content-change>
        <table:cell-content-change table:id="ct4857">
          <table:cell-address table:column="1" table:row="103" table:table="0"/>
          <office:change-info>
            <dc:creator>. .</dc:creator>
            <dc:date>2017-07-06T08:44:49.92</dc:date>
          </office:change-info>
          <table:previous table:id="ct4464">
            <table:change-track-table-cell office:value-type="string">
              <text:p>3.00</text:p>
            </table:change-track-table-cell>
          </table:previous>
        </table:cell-content-change>
        <table:cell-content-change table:id="ct4858">
          <table:cell-address table:column="1" table:row="104" table:table="0"/>
          <office:change-info>
            <dc:creator>. .</dc:creator>
            <dc:date>2017-07-06T08:44:49.92</dc:date>
          </office:change-info>
          <table:previous table:id="ct4465">
            <table:change-track-table-cell office:value-type="string">
              <text:p>6.00</text:p>
            </table:change-track-table-cell>
          </table:previous>
        </table:cell-content-change>
        <table:cell-content-change table:id="ct4859">
          <table:cell-address table:column="1" table:row="105" table:table="0"/>
          <office:change-info>
            <dc:creator>. .</dc:creator>
            <dc:date>2017-07-06T08:44:49.92</dc:date>
          </office:change-info>
          <table:previous table:id="ct4466">
            <table:change-track-table-cell office:value-type="string">
              <text:p>12.00</text:p>
            </table:change-track-table-cell>
          </table:previous>
        </table:cell-content-change>
        <table:cell-content-change table:id="ct4860">
          <table:cell-address table:column="1" table:row="106" table:table="0"/>
          <office:change-info>
            <dc:creator>. .</dc:creator>
            <dc:date>2017-07-06T08:44:49.92</dc:date>
          </office:change-info>
          <table:previous table:id="ct4467">
            <table:change-track-table-cell office:value-type="string">
              <text:p>3.50</text:p>
            </table:change-track-table-cell>
          </table:previous>
        </table:cell-content-change>
        <table:cell-content-change table:id="ct4861">
          <table:cell-address table:column="1" table:row="107" table:table="0"/>
          <office:change-info>
            <dc:creator>. .</dc:creator>
            <dc:date>2017-07-06T08:44:49.92</dc:date>
          </office:change-info>
          <table:previous table:id="ct4468">
            <table:change-track-table-cell office:value-type="string">
              <text:p>7.00</text:p>
            </table:change-track-table-cell>
          </table:previous>
        </table:cell-content-change>
        <table:cell-content-change table:id="ct4862">
          <table:cell-address table:column="1" table:row="108" table:table="0"/>
          <office:change-info>
            <dc:creator>. .</dc:creator>
            <dc:date>2017-07-06T08:44:49.92</dc:date>
          </office:change-info>
          <table:previous table:id="ct4469">
            <table:change-track-table-cell office:value-type="string">
              <text:p>14.00</text:p>
            </table:change-track-table-cell>
          </table:previous>
        </table:cell-content-change>
        <table:cell-content-change table:id="ct4863">
          <table:cell-address table:column="3" table:row="23" table:table="0"/>
          <office:change-info>
            <dc:creator>. .</dc:creator>
            <dc:date>2017-07-06T08:47:58.77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864">
          <table:cell-address table:column="3" table:row="24" table:table="0"/>
          <office:change-info>
            <dc:creator>. .</dc:creator>
            <dc:date>2017-07-06T08:47:58.77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4865">
          <table:cell-address table:column="3" table:row="25" table:table="0"/>
          <office:change-info>
            <dc:creator>. .</dc:creator>
            <dc:date>2017-07-06T08:47:58.77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4866">
          <table:cell-address table:column="1" table:row="7" table:table="0"/>
          <office:change-info>
            <dc:creator>. .</dc:creator>
            <dc:date>2017-07-06T08:57:23.76</dc:date>
          </office:change-info>
          <table:previous table:id="ct4818">
            <table:change-track-table-cell office:value-type="string">
              <text:p>2.00</text:p>
            </table:change-track-table-cell>
          </table:previous>
        </table:cell-content-change>
        <table:cell-content-change table:id="ct4867">
          <table:cell-address table:column="1" table:row="8" table:table="0"/>
          <office:change-info>
            <dc:creator>. .</dc:creator>
            <dc:date>2017-07-06T08:57:23.76</dc:date>
          </office:change-info>
          <table:previous table:id="ct4819">
            <table:change-track-table-cell office:value-type="string">
              <text:p>4.00</text:p>
            </table:change-track-table-cell>
          </table:previous>
        </table:cell-content-change>
        <table:cell-content-change table:id="ct4868">
          <table:cell-address table:column="1" table:row="9" table:table="0"/>
          <office:change-info>
            <dc:creator>. .</dc:creator>
            <dc:date>2017-07-06T08:57:23.76</dc:date>
          </office:change-info>
          <table:previous table:id="ct4820">
            <table:change-track-table-cell office:value-type="string">
              <text:p>8.00</text:p>
            </table:change-track-table-cell>
          </table:previous>
        </table:cell-content-change>
        <table:cell-content-change table:id="ct4869">
          <table:cell-address table:column="1" table:row="10" table:table="0"/>
          <office:change-info>
            <dc:creator>. .</dc:creator>
            <dc:date>2017-07-06T08:57:23.76</dc:date>
          </office:change-info>
          <table:previous table:id="ct4821">
            <table:change-track-table-cell office:value-type="string">
              <text:p>2.50</text:p>
            </table:change-track-table-cell>
          </table:previous>
        </table:cell-content-change>
        <table:cell-content-change table:id="ct4870">
          <table:cell-address table:column="1" table:row="11" table:table="0"/>
          <office:change-info>
            <dc:creator>. .</dc:creator>
            <dc:date>2017-07-06T08:57:23.76</dc:date>
          </office:change-info>
          <table:previous table:id="ct4822">
            <table:change-track-table-cell office:value-type="string">
              <text:p>5.00</text:p>
            </table:change-track-table-cell>
          </table:previous>
        </table:cell-content-change>
        <table:cell-content-change table:id="ct4871">
          <table:cell-address table:column="1" table:row="12" table:table="0"/>
          <office:change-info>
            <dc:creator>. .</dc:creator>
            <dc:date>2017-07-06T08:57:23.76</dc:date>
          </office:change-info>
          <table:previous table:id="ct4823">
            <table:change-track-table-cell office:value-type="string">
              <text:p>10.00</text:p>
            </table:change-track-table-cell>
          </table:previous>
        </table:cell-content-change>
        <table:cell-content-change table:id="ct4872">
          <table:cell-address table:column="1" table:row="13" table:table="0"/>
          <office:change-info>
            <dc:creator>. .</dc:creator>
            <dc:date>2017-07-06T08:57:23.76</dc:date>
          </office:change-info>
          <table:previous table:id="ct4824">
            <table:change-track-table-cell office:value-type="string">
              <text:p>3.00</text:p>
            </table:change-track-table-cell>
          </table:previous>
        </table:cell-content-change>
        <table:cell-content-change table:id="ct4873">
          <table:cell-address table:column="1" table:row="14" table:table="0"/>
          <office:change-info>
            <dc:creator>. .</dc:creator>
            <dc:date>2017-07-06T08:57:23.76</dc:date>
          </office:change-info>
          <table:previous table:id="ct4825">
            <table:change-track-table-cell office:value-type="string">
              <text:p>6.00</text:p>
            </table:change-track-table-cell>
          </table:previous>
        </table:cell-content-change>
        <table:cell-content-change table:id="ct4874">
          <table:cell-address table:column="1" table:row="15" table:table="0"/>
          <office:change-info>
            <dc:creator>. .</dc:creator>
            <dc:date>2017-07-06T08:57:23.76</dc:date>
          </office:change-info>
          <table:previous table:id="ct4826">
            <table:change-track-table-cell office:value-type="string">
              <text:p>12.00</text:p>
            </table:change-track-table-cell>
          </table:previous>
        </table:cell-content-change>
        <table:cell-content-change table:id="ct4875">
          <table:cell-address table:column="1" table:row="16" table:table="0"/>
          <office:change-info>
            <dc:creator>. .</dc:creator>
            <dc:date>2017-07-06T08:57:30.57</dc:date>
          </office:change-info>
          <table:previous table:id="ct4827">
            <table:change-track-table-cell office:value-type="string">
              <text:p>3.50</text:p>
            </table:change-track-table-cell>
          </table:previous>
        </table:cell-content-change>
        <table:cell-content-change table:id="ct4876">
          <table:cell-address table:column="1" table:row="17" table:table="0"/>
          <office:change-info>
            <dc:creator>. .</dc:creator>
            <dc:date>2017-07-06T08:57:33.40</dc:date>
          </office:change-info>
          <table:previous table:id="ct4828">
            <table:change-track-table-cell office:value-type="string">
              <text:p>7.00</text:p>
            </table:change-track-table-cell>
          </table:previous>
        </table:cell-content-change>
        <table:cell-content-change table:id="ct4877">
          <table:cell-address table:column="1" table:row="18" table:table="0"/>
          <office:change-info>
            <dc:creator>. .</dc:creator>
            <dc:date>2017-07-06T08:57:36.83</dc:date>
          </office:change-info>
          <table:previous table:id="ct4829">
            <table:change-track-table-cell office:value-type="string">
              <text:p>14.00</text:p>
            </table:change-track-table-cell>
          </table:previous>
        </table:cell-content-change>
        <table:cell-content-change table:id="ct4878">
          <table:cell-address table:column="1" table:row="19" table:table="0"/>
          <office:change-info>
            <dc:creator>. .</dc:creator>
            <dc:date>2017-07-06T08:57:38.65</dc:date>
          </office:change-info>
          <table:previous table:id="ct4830">
            <table:change-track-table-cell office:value-type="string">
              <text:p>4.00</text:p>
            </table:change-track-table-cell>
          </table:previous>
        </table:cell-content-change>
        <table:cell-content-change table:id="ct4879">
          <table:cell-address table:column="1" table:row="20" table:table="0"/>
          <office:change-info>
            <dc:creator>. .</dc:creator>
            <dc:date>2017-07-06T08:57:41.11</dc:date>
          </office:change-info>
          <table:previous table:id="ct4831">
            <table:change-track-table-cell office:value-type="string">
              <text:p>8.00</text:p>
            </table:change-track-table-cell>
          </table:previous>
        </table:cell-content-change>
        <table:cell-content-change table:id="ct4880">
          <table:cell-address table:column="1" table:row="20" table:table="0"/>
          <office:change-info>
            <dc:creator>. .</dc:creator>
            <dc:date>2017-07-06T08:57:44.52</dc:date>
          </office:change-info>
          <table:previous table:id="ct4879">
            <table:change-track-table-cell office:value-type="string">
              <text:p>10</text:p>
            </table:change-track-table-cell>
          </table:previous>
        </table:cell-content-change>
        <table:cell-content-change table:id="ct4881">
          <table:cell-address table:column="1" table:row="21" table:table="0"/>
          <office:change-info>
            <dc:creator>. .</dc:creator>
            <dc:date>2017-07-06T08:57:46.87</dc:date>
          </office:change-info>
          <table:previous table:id="ct4832">
            <table:change-track-table-cell office:value-type="string">
              <text:p>16.00</text:p>
            </table:change-track-table-cell>
          </table:previous>
        </table:cell-content-change>
        <table:cell-content-change table:id="ct4882">
          <table:cell-address table:column="1" table:row="55" table:table="0"/>
          <office:change-info>
            <dc:creator>. .</dc:creator>
            <dc:date>2017-07-06T08:57:51.81</dc:date>
          </office:change-info>
          <table:previous table:id="ct4833">
            <table:change-track-table-cell office:value-type="string">
              <text:p>2.00</text:p>
            </table:change-track-table-cell>
          </table:previous>
        </table:cell-content-change>
        <table:cell-content-change table:id="ct4883">
          <table:cell-address table:column="1" table:row="56" table:table="0"/>
          <office:change-info>
            <dc:creator>. .</dc:creator>
            <dc:date>2017-07-06T08:57:51.81</dc:date>
          </office:change-info>
          <table:previous table:id="ct4834">
            <table:change-track-table-cell office:value-type="string">
              <text:p>4.00</text:p>
            </table:change-track-table-cell>
          </table:previous>
        </table:cell-content-change>
        <table:cell-content-change table:id="ct4884">
          <table:cell-address table:column="1" table:row="57" table:table="0"/>
          <office:change-info>
            <dc:creator>. .</dc:creator>
            <dc:date>2017-07-06T08:57:51.81</dc:date>
          </office:change-info>
          <table:previous table:id="ct4835">
            <table:change-track-table-cell office:value-type="string">
              <text:p>8.00</text:p>
            </table:change-track-table-cell>
          </table:previous>
        </table:cell-content-change>
        <table:cell-content-change table:id="ct4885">
          <table:cell-address table:column="1" table:row="58" table:table="0"/>
          <office:change-info>
            <dc:creator>. .</dc:creator>
            <dc:date>2017-07-06T08:57:51.81</dc:date>
          </office:change-info>
          <table:previous table:id="ct4836">
            <table:change-track-table-cell office:value-type="string">
              <text:p>2.50</text:p>
            </table:change-track-table-cell>
          </table:previous>
        </table:cell-content-change>
        <table:cell-content-change table:id="ct4886">
          <table:cell-address table:column="1" table:row="59" table:table="0"/>
          <office:change-info>
            <dc:creator>. .</dc:creator>
            <dc:date>2017-07-06T08:57:51.81</dc:date>
          </office:change-info>
          <table:previous table:id="ct4837">
            <table:change-track-table-cell office:value-type="string">
              <text:p>5.00</text:p>
            </table:change-track-table-cell>
          </table:previous>
        </table:cell-content-change>
        <table:cell-content-change table:id="ct4887">
          <table:cell-address table:column="1" table:row="60" table:table="0"/>
          <office:change-info>
            <dc:creator>. .</dc:creator>
            <dc:date>2017-07-06T08:57:51.81</dc:date>
          </office:change-info>
          <table:previous table:id="ct4838">
            <table:change-track-table-cell office:value-type="string">
              <text:p>10.00</text:p>
            </table:change-track-table-cell>
          </table:previous>
        </table:cell-content-change>
        <table:cell-content-change table:id="ct4888">
          <table:cell-address table:column="1" table:row="61" table:table="0"/>
          <office:change-info>
            <dc:creator>. .</dc:creator>
            <dc:date>2017-07-06T08:57:51.81</dc:date>
          </office:change-info>
          <table:previous table:id="ct4839">
            <table:change-track-table-cell office:value-type="string">
              <text:p>3.00</text:p>
            </table:change-track-table-cell>
          </table:previous>
        </table:cell-content-change>
        <table:cell-content-change table:id="ct4889">
          <table:cell-address table:column="1" table:row="62" table:table="0"/>
          <office:change-info>
            <dc:creator>. .</dc:creator>
            <dc:date>2017-07-06T08:57:51.81</dc:date>
          </office:change-info>
          <table:previous table:id="ct4840">
            <table:change-track-table-cell office:value-type="string">
              <text:p>6.00</text:p>
            </table:change-track-table-cell>
          </table:previous>
        </table:cell-content-change>
        <table:cell-content-change table:id="ct4890">
          <table:cell-address table:column="1" table:row="63" table:table="0"/>
          <office:change-info>
            <dc:creator>. .</dc:creator>
            <dc:date>2017-07-06T08:57:51.81</dc:date>
          </office:change-info>
          <table:previous table:id="ct4841">
            <table:change-track-table-cell office:value-type="string">
              <text:p>12.00</text:p>
            </table:change-track-table-cell>
          </table:previous>
        </table:cell-content-change>
        <table:cell-content-change table:id="ct4891">
          <table:cell-address table:column="1" table:row="64" table:table="0"/>
          <office:change-info>
            <dc:creator>. .</dc:creator>
            <dc:date>2017-07-06T08:57:51.81</dc:date>
          </office:change-info>
          <table:previous table:id="ct4842">
            <table:change-track-table-cell office:value-type="string">
              <text:p>3.50</text:p>
            </table:change-track-table-cell>
          </table:previous>
        </table:cell-content-change>
        <table:cell-content-change table:id="ct4892">
          <table:cell-address table:column="1" table:row="65" table:table="0"/>
          <office:change-info>
            <dc:creator>. .</dc:creator>
            <dc:date>2017-07-06T08:57:51.81</dc:date>
          </office:change-info>
          <table:previous table:id="ct4843">
            <table:change-track-table-cell office:value-type="string">
              <text:p>7.00</text:p>
            </table:change-track-table-cell>
          </table:previous>
        </table:cell-content-change>
        <table:cell-content-change table:id="ct4893">
          <table:cell-address table:column="1" table:row="66" table:table="0"/>
          <office:change-info>
            <dc:creator>. .</dc:creator>
            <dc:date>2017-07-06T08:57:51.81</dc:date>
          </office:change-info>
          <table:previous table:id="ct4844">
            <table:change-track-table-cell office:value-type="string">
              <text:p>14.00</text:p>
            </table:change-track-table-cell>
          </table:previous>
        </table:cell-content-change>
        <table:cell-content-change table:id="ct4894">
          <table:cell-address table:column="1" table:row="67" table:table="0"/>
          <office:change-info>
            <dc:creator>. .</dc:creator>
            <dc:date>2017-07-06T08:57:51.81</dc:date>
          </office:change-info>
          <table:previous table:id="ct4845">
            <table:change-track-table-cell office:value-type="string">
              <text:p>4.00</text:p>
            </table:change-track-table-cell>
          </table:previous>
        </table:cell-content-change>
        <table:cell-content-change table:id="ct4895">
          <table:cell-address table:column="1" table:row="68" table:table="0"/>
          <office:change-info>
            <dc:creator>. .</dc:creator>
            <dc:date>2017-07-06T08:57:51.81</dc:date>
          </office:change-info>
          <table:previous table:id="ct4846">
            <table:change-track-table-cell office:value-type="string">
              <text:p>8.00</text:p>
            </table:change-track-table-cell>
          </table:previous>
        </table:cell-content-change>
        <table:cell-content-change table:id="ct4896">
          <table:cell-address table:column="1" table:row="69" table:table="0"/>
          <office:change-info>
            <dc:creator>. .</dc:creator>
            <dc:date>2017-07-06T08:57:51.81</dc:date>
          </office:change-info>
          <table:previous table:id="ct4847">
            <table:change-track-table-cell office:value-type="string">
              <text:p>16.00</text:p>
            </table:change-track-table-cell>
          </table:previous>
        </table:cell-content-change>
        <table:cell-content-change table:id="ct4897">
          <table:cell-address table:column="1" table:row="94" table:table="0"/>
          <office:change-info>
            <dc:creator>. .</dc:creator>
            <dc:date>2017-07-06T08:57:54.28</dc:date>
          </office:change-info>
          <table:previous table:id="ct4848">
            <table:change-track-table-cell office:value-type="string">
              <text:p>2.00</text:p>
            </table:change-track-table-cell>
          </table:previous>
        </table:cell-content-change>
        <table:cell-content-change table:id="ct4898">
          <table:cell-address table:column="1" table:row="95" table:table="0"/>
          <office:change-info>
            <dc:creator>. .</dc:creator>
            <dc:date>2017-07-06T08:57:54.28</dc:date>
          </office:change-info>
          <table:previous table:id="ct4849">
            <table:change-track-table-cell office:value-type="string">
              <text:p>4.00</text:p>
            </table:change-track-table-cell>
          </table:previous>
        </table:cell-content-change>
        <table:cell-content-change table:id="ct4899">
          <table:cell-address table:column="1" table:row="96" table:table="0"/>
          <office:change-info>
            <dc:creator>. .</dc:creator>
            <dc:date>2017-07-06T08:57:54.28</dc:date>
          </office:change-info>
          <table:previous table:id="ct4850">
            <table:change-track-table-cell office:value-type="string">
              <text:p>8.00</text:p>
            </table:change-track-table-cell>
          </table:previous>
        </table:cell-content-change>
        <table:cell-content-change table:id="ct4900">
          <table:cell-address table:column="1" table:row="97" table:table="0"/>
          <office:change-info>
            <dc:creator>. .</dc:creator>
            <dc:date>2017-07-06T08:57:54.28</dc:date>
          </office:change-info>
          <table:previous table:id="ct4851">
            <table:change-track-table-cell office:value-type="string">
              <text:p>2.50</text:p>
            </table:change-track-table-cell>
          </table:previous>
        </table:cell-content-change>
        <table:cell-content-change table:id="ct4901">
          <table:cell-address table:column="1" table:row="98" table:table="0"/>
          <office:change-info>
            <dc:creator>. .</dc:creator>
            <dc:date>2017-07-06T08:57:54.28</dc:date>
          </office:change-info>
          <table:previous table:id="ct4852">
            <table:change-track-table-cell office:value-type="string">
              <text:p>5.00</text:p>
            </table:change-track-table-cell>
          </table:previous>
        </table:cell-content-change>
        <table:cell-content-change table:id="ct4902">
          <table:cell-address table:column="1" table:row="99" table:table="0"/>
          <office:change-info>
            <dc:creator>. .</dc:creator>
            <dc:date>2017-07-06T08:57:54.28</dc:date>
          </office:change-info>
          <table:previous table:id="ct4853">
            <table:change-track-table-cell office:value-type="string">
              <text:p>10.00</text:p>
            </table:change-track-table-cell>
          </table:previous>
        </table:cell-content-change>
        <table:cell-content-change table:id="ct4903">
          <table:cell-address table:column="1" table:row="100" table:table="0"/>
          <office:change-info>
            <dc:creator>. .</dc:creator>
            <dc:date>2017-07-06T08:57:54.28</dc:date>
          </office:change-info>
          <table:previous table:id="ct4854">
            <table:change-track-table-cell office:value-type="string">
              <text:p>3.00</text:p>
            </table:change-track-table-cell>
          </table:previous>
        </table:cell-content-change>
        <table:cell-content-change table:id="ct4904">
          <table:cell-address table:column="1" table:row="101" table:table="0"/>
          <office:change-info>
            <dc:creator>. .</dc:creator>
            <dc:date>2017-07-06T08:57:54.28</dc:date>
          </office:change-info>
          <table:previous table:id="ct4855">
            <table:change-track-table-cell office:value-type="string">
              <text:p>6.00</text:p>
            </table:change-track-table-cell>
          </table:previous>
        </table:cell-content-change>
        <table:cell-content-change table:id="ct4905">
          <table:cell-address table:column="1" table:row="102" table:table="0"/>
          <office:change-info>
            <dc:creator>. .</dc:creator>
            <dc:date>2017-07-06T08:57:54.28</dc:date>
          </office:change-info>
          <table:previous table:id="ct4856">
            <table:change-track-table-cell office:value-type="string">
              <text:p>12.00</text:p>
            </table:change-track-table-cell>
          </table:previous>
        </table:cell-content-change>
        <table:cell-content-change table:id="ct4906">
          <table:cell-address table:column="1" table:row="103" table:table="0"/>
          <office:change-info>
            <dc:creator>. .</dc:creator>
            <dc:date>2017-07-06T08:57:54.28</dc:date>
          </office:change-info>
          <table:previous table:id="ct4857">
            <table:change-track-table-cell office:value-type="string">
              <text:p>3.50</text:p>
            </table:change-track-table-cell>
          </table:previous>
        </table:cell-content-change>
        <table:cell-content-change table:id="ct4907">
          <table:cell-address table:column="1" table:row="104" table:table="0"/>
          <office:change-info>
            <dc:creator>. .</dc:creator>
            <dc:date>2017-07-06T08:57:54.28</dc:date>
          </office:change-info>
          <table:previous table:id="ct4858">
            <table:change-track-table-cell office:value-type="string">
              <text:p>7.00</text:p>
            </table:change-track-table-cell>
          </table:previous>
        </table:cell-content-change>
        <table:cell-content-change table:id="ct4908">
          <table:cell-address table:column="1" table:row="105" table:table="0"/>
          <office:change-info>
            <dc:creator>. .</dc:creator>
            <dc:date>2017-07-06T08:57:54.28</dc:date>
          </office:change-info>
          <table:previous table:id="ct4859">
            <table:change-track-table-cell office:value-type="string">
              <text:p>14.00</text:p>
            </table:change-track-table-cell>
          </table:previous>
        </table:cell-content-change>
        <table:cell-content-change table:id="ct4909">
          <table:cell-address table:column="1" table:row="106" table:table="0"/>
          <office:change-info>
            <dc:creator>. .</dc:creator>
            <dc:date>2017-07-06T08:57:54.28</dc:date>
          </office:change-info>
          <table:previous table:id="ct4860">
            <table:change-track-table-cell office:value-type="string">
              <text:p>4.00</text:p>
            </table:change-track-table-cell>
          </table:previous>
        </table:cell-content-change>
        <table:cell-content-change table:id="ct4910">
          <table:cell-address table:column="1" table:row="107" table:table="0"/>
          <office:change-info>
            <dc:creator>. .</dc:creator>
            <dc:date>2017-07-06T08:57:54.28</dc:date>
          </office:change-info>
          <table:previous table:id="ct4861">
            <table:change-track-table-cell office:value-type="string">
              <text:p>8.00</text:p>
            </table:change-track-table-cell>
          </table:previous>
        </table:cell-content-change>
        <table:cell-content-change table:id="ct4911">
          <table:cell-address table:column="1" table:row="108" table:table="0"/>
          <office:change-info>
            <dc:creator>. .</dc:creator>
            <dc:date>2017-07-06T08:57:54.28</dc:date>
          </office:change-info>
          <table:previous table:id="ct4862">
            <table:change-track-table-cell office:value-type="string">
              <text:p>16.00</text:p>
            </table:change-track-table-cell>
          </table:previous>
        </table:cell-content-change>
        <table:cell-content-change table:id="ct4912">
          <table:cell-address table:column="1" table:row="32" table:table="0"/>
          <office:change-info>
            <dc:creator>. .</dc:creator>
            <dc:date>2017-07-06T08:58:06.22</dc:date>
          </office:change-info>
          <table:previous table:id="ct4399">
            <table:change-track-table-cell office:value-type="string">
              <text:p>2.50</text:p>
            </table:change-track-table-cell>
          </table:previous>
        </table:cell-content-change>
        <table:cell-content-change table:id="ct4913">
          <table:cell-address table:column="1" table:row="33" table:table="0"/>
          <office:change-info>
            <dc:creator>. .</dc:creator>
            <dc:date>2017-07-06T08:58:14.26</dc:date>
          </office:change-info>
          <table:previous table:id="ct4400">
            <table:change-track-table-cell office:value-type="string">
              <text:p>5.00</text:p>
            </table:change-track-table-cell>
          </table:previous>
        </table:cell-content-change>
        <table:cell-content-change table:id="ct4914">
          <table:cell-address table:column="1" table:row="34" table:table="0"/>
          <office:change-info>
            <dc:creator>. .</dc:creator>
            <dc:date>2017-07-06T08:58:14.42</dc:date>
          </office:change-info>
          <table:previous table:id="ct4401">
            <table:change-track-table-cell office:value-type="string">
              <text:p>10.00</text:p>
            </table:change-track-table-cell>
          </table:previous>
        </table:cell-content-change>
        <table:cell-content-change table:id="ct4915">
          <table:cell-address table:column="1" table:row="35" table:table="0"/>
          <office:change-info>
            <dc:creator>. .</dc:creator>
            <dc:date>2017-07-06T08:58:17.50</dc:date>
          </office:change-info>
          <table:previous table:id="ct4407">
            <table:change-track-table-cell office:value-type="string">
              <text:p>3.00</text:p>
            </table:change-track-table-cell>
          </table:previous>
        </table:cell-content-change>
        <table:cell-content-change table:id="ct4916">
          <table:cell-address table:column="1" table:row="36" table:table="0"/>
          <office:change-info>
            <dc:creator>. .</dc:creator>
            <dc:date>2017-07-06T08:58:19.97</dc:date>
          </office:change-info>
          <table:previous table:id="ct4408">
            <table:change-track-table-cell office:value-type="string">
              <text:p>6.00</text:p>
            </table:change-track-table-cell>
          </table:previous>
        </table:cell-content-change>
        <table:cell-content-change table:id="ct4917">
          <table:cell-address table:column="1" table:row="37" table:table="0"/>
          <office:change-info>
            <dc:creator>. .</dc:creator>
            <dc:date>2017-07-06T08:58:33.62</dc:date>
          </office:change-info>
          <table:previous table:id="ct4409">
            <table:change-track-table-cell office:value-type="string">
              <text:p>12.00</text:p>
            </table:change-track-table-cell>
          </table:previous>
        </table:cell-content-change>
        <table:cell-content-change table:id="ct4918">
          <table:cell-address table:column="1" table:row="38" table:table="0"/>
          <office:change-info>
            <dc:creator>. .</dc:creator>
            <dc:date>2017-07-06T08:58:36.31</dc:date>
          </office:change-info>
          <table:previous table:id="ct4411">
            <table:change-track-table-cell office:value-type="string">
              <text:p>3.50</text:p>
            </table:change-track-table-cell>
          </table:previous>
        </table:cell-content-change>
        <table:cell-content-change table:id="ct4919">
          <table:cell-address table:column="1" table:row="39" table:table="0"/>
          <office:change-info>
            <dc:creator>. .</dc:creator>
            <dc:date>2017-07-06T08:58:38.45</dc:date>
          </office:change-info>
          <table:previous table:id="ct4412">
            <table:change-track-table-cell office:value-type="string">
              <text:p>7.00</text:p>
            </table:change-track-table-cell>
          </table:previous>
        </table:cell-content-change>
        <table:cell-content-change table:id="ct4920">
          <table:cell-address table:column="1" table:row="40" table:table="0"/>
          <office:change-info>
            <dc:creator>. .</dc:creator>
            <dc:date>2017-07-06T08:58:40.49</dc:date>
          </office:change-info>
          <table:previous table:id="ct4413">
            <table:change-track-table-cell office:value-type="string">
              <text:p>14.00</text:p>
            </table:change-track-table-cell>
          </table:previous>
        </table:cell-content-change>
        <table:cell-content-change table:id="ct4921">
          <table:cell-address table:column="1" table:row="45" table:table="0"/>
          <office:change-info>
            <dc:creator>. .</dc:creator>
            <dc:date>2017-07-06T08:58:44.43</dc:date>
          </office:change-info>
          <table:previous table:id="ct4414">
            <table:change-track-table-cell office:value-type="string">
              <text:p>2.50</text:p>
            </table:change-track-table-cell>
          </table:previous>
        </table:cell-content-change>
        <table:cell-content-change table:id="ct4922">
          <table:cell-address table:column="1" table:row="46" table:table="0"/>
          <office:change-info>
            <dc:creator>. .</dc:creator>
            <dc:date>2017-07-06T08:58:44.43</dc:date>
          </office:change-info>
          <table:previous table:id="ct4415">
            <table:change-track-table-cell office:value-type="string">
              <text:p>5.00</text:p>
            </table:change-track-table-cell>
          </table:previous>
        </table:cell-content-change>
        <table:cell-content-change table:id="ct4923">
          <table:cell-address table:column="1" table:row="47" table:table="0"/>
          <office:change-info>
            <dc:creator>. .</dc:creator>
            <dc:date>2017-07-06T08:58:44.43</dc:date>
          </office:change-info>
          <table:previous table:id="ct4416">
            <table:change-track-table-cell office:value-type="string">
              <text:p>10.00</text:p>
            </table:change-track-table-cell>
          </table:previous>
        </table:cell-content-change>
        <table:cell-content-change table:id="ct4924">
          <table:cell-address table:column="1" table:row="48" table:table="0"/>
          <office:change-info>
            <dc:creator>. .</dc:creator>
            <dc:date>2017-07-06T08:58:44.43</dc:date>
          </office:change-info>
          <table:previous table:id="ct4417">
            <table:change-track-table-cell office:value-type="string">
              <text:p>3.00</text:p>
            </table:change-track-table-cell>
          </table:previous>
        </table:cell-content-change>
        <table:cell-content-change table:id="ct4925">
          <table:cell-address table:column="1" table:row="49" table:table="0"/>
          <office:change-info>
            <dc:creator>. .</dc:creator>
            <dc:date>2017-07-06T08:58:44.43</dc:date>
          </office:change-info>
          <table:previous table:id="ct4418">
            <table:change-track-table-cell office:value-type="string">
              <text:p>6.00</text:p>
            </table:change-track-table-cell>
          </table:previous>
        </table:cell-content-change>
        <table:cell-content-change table:id="ct4926">
          <table:cell-address table:column="1" table:row="50" table:table="0"/>
          <office:change-info>
            <dc:creator>. .</dc:creator>
            <dc:date>2017-07-06T08:58:44.43</dc:date>
          </office:change-info>
          <table:previous table:id="ct4419">
            <table:change-track-table-cell office:value-type="string">
              <text:p>12.00</text:p>
            </table:change-track-table-cell>
          </table:previous>
        </table:cell-content-change>
        <table:cell-content-change table:id="ct4927">
          <table:cell-address table:column="1" table:row="51" table:table="0"/>
          <office:change-info>
            <dc:creator>. .</dc:creator>
            <dc:date>2017-07-06T08:58:44.43</dc:date>
          </office:change-info>
          <table:previous table:id="ct4420">
            <table:change-track-table-cell office:value-type="string">
              <text:p>3.50</text:p>
            </table:change-track-table-cell>
          </table:previous>
        </table:cell-content-change>
        <table:cell-content-change table:id="ct4928">
          <table:cell-address table:column="1" table:row="52" table:table="0"/>
          <office:change-info>
            <dc:creator>. .</dc:creator>
            <dc:date>2017-07-06T08:58:44.43</dc:date>
          </office:change-info>
          <table:previous table:id="ct4421">
            <table:change-track-table-cell office:value-type="string">
              <text:p>7.00</text:p>
            </table:change-track-table-cell>
          </table:previous>
        </table:cell-content-change>
        <table:cell-content-change table:id="ct4929">
          <table:cell-address table:column="1" table:row="53" table:table="0"/>
          <office:change-info>
            <dc:creator>. .</dc:creator>
            <dc:date>2017-07-06T08:58:44.43</dc:date>
          </office:change-info>
          <table:previous table:id="ct4422">
            <table:change-track-table-cell office:value-type="string">
              <text:p>14.00</text:p>
            </table:change-track-table-cell>
          </table:previous>
        </table:cell-content-change>
        <table:cell-content-change table:id="ct4930">
          <table:cell-address table:column="1" table:row="42" table:table="0"/>
          <office:change-info>
            <dc:creator>. .</dc:creator>
            <dc:date>2017-07-06T08:58:58.68</dc:date>
          </office:change-info>
          <table:previous table:id="ct4516">
            <table:change-track-table-cell office:value-type="string">
              <text:p>30.00</text:p>
            </table:change-track-table-cell>
          </table:previous>
        </table:cell-content-change>
        <table:cell-content-change table:id="ct4931">
          <table:cell-address table:column="1" table:row="43" table:table="0"/>
          <office:change-info>
            <dc:creator>. .</dc:creator>
            <dc:date>2017-07-06T08:59:00.28</dc:date>
          </office:change-info>
          <table:previous table:id="ct4517">
            <table:change-track-table-cell office:value-type="string">
              <text:p>40.00</text:p>
            </table:change-track-table-cell>
          </table:previous>
        </table:cell-content-change>
        <table:cell-content-change table:id="ct4932">
          <table:cell-address table:column="1" table:row="27" table:table="0"/>
          <office:change-info>
            <dc:creator>. .</dc:creator>
            <dc:date>2017-07-06T08:59:03.60</dc:date>
          </office:change-info>
          <table:previous table:id="ct4518">
            <table:change-track-table-cell office:value-type="string">
              <text:p>30.00</text:p>
            </table:change-track-table-cell>
          </table:previous>
        </table:cell-content-change>
        <table:cell-content-change table:id="ct4933">
          <table:cell-address table:column="1" table:row="28" table:table="0"/>
          <office:change-info>
            <dc:creator>. .</dc:creator>
            <dc:date>2017-07-06T08:59:03.60</dc:date>
          </office:change-info>
          <table:previous table:id="ct4519">
            <table:change-track-table-cell office:value-type="string">
              <text:p>40.00</text:p>
            </table:change-track-table-cell>
          </table:previous>
        </table:cell-content-change>
        <table:cell-content-change table:id="ct4934">
          <table:cell-address table:column="1" table:row="30" table:table="0"/>
          <office:change-info>
            <dc:creator>. .</dc:creator>
            <dc:date>2017-07-06T08:59:07.19</dc:date>
          </office:change-info>
          <table:previous table:id="ct2613">
            <table:change-track-table-cell office:value-type="string">
              <text:p>300.00</text:p>
            </table:change-track-table-cell>
          </table:previous>
        </table:cell-content-change>
        <table:cell-content-change table:id="ct4935">
          <table:cell-address table:column="1" table:row="78" table:table="0"/>
          <office:change-info>
            <dc:creator>. .</dc:creator>
            <dc:date>2017-07-06T09:53:53.35</dc:date>
          </office:change-info>
          <table:previous table:id="ct4438">
            <table:change-track-table-cell office:value-type="string">
              <text:p>2.00</text:p>
            </table:change-track-table-cell>
          </table:previous>
        </table:cell-content-change>
        <table:cell-content-change table:id="ct4936">
          <table:cell-address table:column="1" table:row="79" table:table="0"/>
          <office:change-info>
            <dc:creator>. .</dc:creator>
            <dc:date>2017-07-06T09:53:55.19</dc:date>
          </office:change-info>
          <table:previous table:id="ct4439">
            <table:change-track-table-cell office:value-type="string">
              <text:p>4.00</text:p>
            </table:change-track-table-cell>
          </table:previous>
        </table:cell-content-change>
        <table:cell-content-change table:id="ct4937">
          <table:cell-address table:column="1" table:row="78" table:table="0"/>
          <office:change-info>
            <dc:creator>. .</dc:creator>
            <dc:date>2017-07-06T09:54:01.54</dc:date>
          </office:change-info>
          <table:previous table:id="ct4935">
            <table:change-track-table-cell office:value-type="string">
              <text:p>3.00</text:p>
            </table:change-track-table-cell>
          </table:previous>
        </table:cell-content-change>
        <table:cell-content-change table:id="ct4938">
          <table:cell-address table:column="1" table:row="79" table:table="0"/>
          <office:change-info>
            <dc:creator>. .</dc:creator>
            <dc:date>2017-07-06T09:54:01.54</dc:date>
          </office:change-info>
          <table:previous table:id="ct4936">
            <table:change-track-table-cell office:value-type="string">
              <text:p>6.00</text:p>
            </table:change-track-table-cell>
          </table:previous>
        </table:cell-content-change>
        <table:cell-content-change table:id="ct4939">
          <table:cell-address table:column="1" table:row="80" table:table="0"/>
          <office:change-info>
            <dc:creator>. .</dc:creator>
            <dc:date>2017-07-06T09:54:01.54</dc:date>
          </office:change-info>
          <table:previous table:id="ct4440">
            <table:change-track-table-cell office:value-type="string">
              <text:p>8.00</text:p>
            </table:change-track-table-cell>
          </table:previous>
        </table:cell-content-change>
        <table:cell-content-change table:id="ct4940">
          <table:cell-address table:column="1" table:row="81" table:table="0"/>
          <office:change-info>
            <dc:creator>. .</dc:creator>
            <dc:date>2017-07-06T09:54:01.54</dc:date>
          </office:change-info>
          <table:previous table:id="ct4441">
            <table:change-track-table-cell office:value-type="string">
              <text:p>2.50</text:p>
            </table:change-track-table-cell>
          </table:previous>
        </table:cell-content-change>
        <table:cell-content-change table:id="ct4941">
          <table:cell-address table:column="1" table:row="82" table:table="0"/>
          <office:change-info>
            <dc:creator>. .</dc:creator>
            <dc:date>2017-07-06T09:54:01.54</dc:date>
          </office:change-info>
          <table:previous table:id="ct4442">
            <table:change-track-table-cell office:value-type="string">
              <text:p>5.00</text:p>
            </table:change-track-table-cell>
          </table:previous>
        </table:cell-content-change>
        <table:cell-content-change table:id="ct4942">
          <table:cell-address table:column="1" table:row="83" table:table="0"/>
          <office:change-info>
            <dc:creator>. .</dc:creator>
            <dc:date>2017-07-06T09:54:01.54</dc:date>
          </office:change-info>
          <table:previous table:id="ct4443">
            <table:change-track-table-cell office:value-type="string">
              <text:p>10.00</text:p>
            </table:change-track-table-cell>
          </table:previous>
        </table:cell-content-change>
        <table:cell-content-change table:id="ct4943">
          <table:cell-address table:column="1" table:row="84" table:table="0"/>
          <office:change-info>
            <dc:creator>. .</dc:creator>
            <dc:date>2017-07-06T09:54:01.54</dc:date>
          </office:change-info>
          <table:previous table:id="ct4444">
            <table:change-track-table-cell office:value-type="string">
              <text:p>3.00</text:p>
            </table:change-track-table-cell>
          </table:previous>
        </table:cell-content-change>
        <table:cell-content-change table:id="ct4944">
          <table:cell-address table:column="1" table:row="85" table:table="0"/>
          <office:change-info>
            <dc:creator>. .</dc:creator>
            <dc:date>2017-07-06T09:54:01.54</dc:date>
          </office:change-info>
          <table:previous table:id="ct4445">
            <table:change-track-table-cell office:value-type="string">
              <text:p>6.00</text:p>
            </table:change-track-table-cell>
          </table:previous>
        </table:cell-content-change>
        <table:cell-content-change table:id="ct4945">
          <table:cell-address table:column="1" table:row="86" table:table="0"/>
          <office:change-info>
            <dc:creator>. .</dc:creator>
            <dc:date>2017-07-06T09:54:01.54</dc:date>
          </office:change-info>
          <table:previous table:id="ct4446">
            <table:change-track-table-cell office:value-type="string">
              <text:p>12.00</text:p>
            </table:change-track-table-cell>
          </table:previous>
        </table:cell-content-change>
        <table:cell-content-change table:id="ct4946">
          <table:cell-address table:column="1" table:row="88" table:table="0"/>
          <office:change-info>
            <dc:creator>. .</dc:creator>
            <dc:date>2017-07-06T09:54:10.08</dc:date>
          </office:change-info>
          <table:previous table:id="ct4508">
            <table:change-track-table-cell office:value-type="string">
              <text:p>4.00</text:p>
            </table:change-track-table-cell>
          </table:previous>
        </table:cell-content-change>
        <table:cell-content-change table:id="ct4947">
          <table:cell-address table:column="1" table:row="89" table:table="0"/>
          <office:change-info>
            <dc:creator>. .</dc:creator>
            <dc:date>2017-07-06T09:54:12.99</dc:date>
          </office:change-info>
          <table:previous table:id="ct4509">
            <table:change-track-table-cell office:value-type="string">
              <text:p>5.00</text:p>
            </table:change-track-table-cell>
          </table:previous>
        </table:cell-content-change>
        <table:cell-content-change table:id="ct4948">
          <table:cell-address table:column="1" table:row="91" table:table="0"/>
          <office:change-info>
            <dc:creator>. .</dc:creator>
            <dc:date>2017-07-06T09:54:24.30</dc:date>
          </office:change-info>
          <table:previous table:id="ct4514">
            <table:change-track-table-cell office:value-type="string">
              <text:p>30.00</text:p>
            </table:change-track-table-cell>
          </table:previous>
        </table:cell-content-change>
        <table:cell-content-change table:id="ct4949">
          <table:cell-address table:column="1" table:row="92" table:table="0"/>
          <office:change-info>
            <dc:creator>. .</dc:creator>
            <dc:date>2017-07-06T09:54:24.30</dc:date>
          </office:change-info>
          <table:previous table:id="ct4515">
            <table:change-track-table-cell office:value-type="string">
              <text:p>40.00</text:p>
            </table:change-track-table-cell>
          </table:previous>
        </table:cell-content-change>
        <table:cell-content-change table:id="ct4950">
          <table:cell-address table:column="1" table:row="114" table:table="0"/>
          <office:change-info>
            <dc:creator>. .</dc:creator>
            <dc:date>2017-07-06T10:00:10.22</dc:date>
          </office:change-info>
          <table:previous table:id="ct4480">
            <table:change-track-table-cell office:value-type="string">
              <text:p>6.00</text:p>
            </table:change-track-table-cell>
          </table:previous>
        </table:cell-content-change>
        <table:cell-content-change table:id="ct4951">
          <table:cell-address table:column="1" table:row="115" table:table="0"/>
          <office:change-info>
            <dc:creator>. .</dc:creator>
            <dc:date>2017-07-06T10:00:12.41</dc:date>
          </office:change-info>
          <table:previous table:id="ct4481">
            <table:change-track-table-cell office:value-type="string">
              <text:p>8.00</text:p>
            </table:change-track-table-cell>
          </table:previous>
        </table:cell-content-change>
        <table:cell-content-change table:id="ct4952">
          <table:cell-address table:column="1" table:row="115" table:table="0"/>
          <office:change-info>
            <dc:creator>. .</dc:creator>
            <dc:date>2017-07-06T10:00:16.57</dc:date>
          </office:change-info>
          <table:previous table:id="ct4951">
            <table:change-track-table-cell office:value-type="string">
              <text:p>9.00</text:p>
            </table:change-track-table-cell>
          </table:previous>
        </table:cell-content-change>
        <table:cell-content-change table:id="ct4953">
          <table:cell-address table:column="1" table:row="116" table:table="0"/>
          <office:change-info>
            <dc:creator>. .</dc:creator>
            <dc:date>2017-07-06T10:00:24.51</dc:date>
          </office:change-info>
          <table:previous table:id="ct4482">
            <table:change-track-table-cell office:value-type="string">
              <text:p>10.00</text:p>
            </table:change-track-table-cell>
          </table:previous>
        </table:cell-content-change>
        <table:cell-content-change table:id="ct4954">
          <table:cell-address table:column="1" table:row="114" table:table="0"/>
          <office:change-info>
            <dc:creator>. .</dc:creator>
            <dc:date>2017-07-06T10:00:26.32</dc:date>
          </office:change-info>
          <table:previous table:id="ct4950">
            <table:change-track-table-cell office:value-type="string">
              <text:p>8.00</text:p>
            </table:change-track-table-cell>
          </table:previous>
        </table:cell-content-change>
        <table:cell-content-change table:id="ct4955">
          <table:cell-address table:column="1" table:row="115" table:table="0"/>
          <office:change-info>
            <dc:creator>. .</dc:creator>
            <dc:date>2017-07-06T10:00:29.96</dc:date>
          </office:change-info>
          <table:previous table:id="ct4952">
            <table:change-track-table-cell office:value-type="string">
              <text:p>10.00</text:p>
            </table:change-track-table-cell>
          </table:previous>
        </table:cell-content-change>
        <table:cell-content-change table:id="ct4956">
          <table:cell-address table:column="1" table:row="115" table:table="0"/>
          <office:change-info>
            <dc:creator>. .</dc:creator>
            <dc:date>2017-07-06T10:00:47.43</dc:date>
          </office:change-info>
          <table:previous table:id="ct4955">
            <table:change-track-table-cell office:value-type="string">
              <text:p>130.00</text:p>
            </table:change-track-table-cell>
          </table:previous>
        </table:cell-content-change>
        <table:cell-content-change table:id="ct4957">
          <table:cell-address table:column="1" table:row="116" table:table="0"/>
          <office:change-info>
            <dc:creator>. .</dc:creator>
            <dc:date>2017-07-06T10:00:50.86</dc:date>
          </office:change-info>
          <table:previous table:id="ct4953">
            <table:change-track-table-cell office:value-type="string">
              <text:p>15.00</text:p>
            </table:change-track-table-cell>
          </table:previous>
        </table:cell-content-change>
        <table:cell-content-change table:id="ct4958">
          <table:cell-address table:column="1" table:row="118" table:table="0"/>
          <office:change-info>
            <dc:creator>. .</dc:creator>
            <dc:date>2017-07-06T10:00:59.37</dc:date>
          </office:change-info>
          <table:previous table:id="ct4484">
            <table:change-track-table-cell office:value-type="string">
              <text:p>10.00</text:p>
            </table:change-track-table-cell>
          </table:previous>
        </table:cell-content-change>
        <table:cell-content-change table:id="ct4959">
          <table:cell-address table:column="1" table:row="119" table:table="0"/>
          <office:change-info>
            <dc:creator>. .</dc:creator>
            <dc:date>2017-07-06T10:01:02.30</dc:date>
          </office:change-info>
          <table:previous table:id="ct4485">
            <table:change-track-table-cell office:value-type="string">
              <text:p>12.00</text:p>
            </table:change-track-table-cell>
          </table:previous>
        </table:cell-content-change>
        <table:cell-content-change table:id="ct4960">
          <table:cell-address table:column="1" table:row="121" table:table="0"/>
          <office:change-info>
            <dc:creator>. .</dc:creator>
            <dc:date>2017-07-06T10:01:11.07</dc:date>
          </office:change-info>
          <table:previous table:id="ct4490">
            <table:change-track-table-cell office:value-type="string">
              <text:p>8.00</text:p>
            </table:change-track-table-cell>
          </table:previous>
        </table:cell-content-change>
        <table:cell-content-change table:id="ct4961">
          <table:cell-address table:column="1" table:row="122" table:table="0"/>
          <office:change-info>
            <dc:creator>. .</dc:creator>
            <dc:date>2017-07-06T10:01:16.49</dc:date>
          </office:change-info>
          <table:previous table:id="ct4491">
            <table:change-track-table-cell office:value-type="string">
              <text:p>10.00</text:p>
            </table:change-track-table-cell>
          </table:previous>
        </table:cell-content-change>
        <table:cell-content-change table:id="ct4962">
          <table:cell-address table:column="1" table:row="121" table:table="0"/>
          <office:change-info>
            <dc:creator>. .</dc:creator>
            <dc:date>2017-07-06T10:01:18.84</dc:date>
          </office:change-info>
          <table:previous table:id="ct4960">
            <table:change-track-table-cell office:value-type="string">
              <text:p>10.00</text:p>
            </table:change-track-table-cell>
          </table:previous>
        </table:cell-content-change>
        <table:cell-content-change table:id="ct4963">
          <table:cell-address table:column="1" table:row="124" table:table="0"/>
          <office:change-info>
            <dc:creator>. .</dc:creator>
            <dc:date>2017-07-06T10:01:22.86</dc:date>
          </office:change-info>
          <table:previous table:id="ct4493">
            <table:change-track-table-cell office:value-type="string">
              <text:p>2.00</text:p>
            </table:change-track-table-cell>
          </table:previous>
        </table:cell-content-change>
        <table:cell-content-change table:id="ct4964">
          <table:cell-address table:column="1" table:row="126" table:table="0"/>
          <office:change-info>
            <dc:creator>. .</dc:creator>
            <dc:date>2017-07-06T10:01:35.41</dc:date>
          </office:change-info>
          <table:previous>
            <table:change-track-table-cell office:value-type="string">
              <text:p>2.50</text:p>
            </table:change-track-table-cell>
          </table:previous>
        </table:cell-content-change>
        <table:cell-content-change table:id="ct4965">
          <table:cell-address table:column="1" table:row="127" table:table="0"/>
          <office:change-info>
            <dc:creator>. .</dc:creator>
            <dc:date>2017-07-06T10:01:35.41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966">
          <table:cell-address table:column="1" table:row="128" table:table="0"/>
          <office:change-info>
            <dc:creator>. .</dc:creator>
            <dc:date>2017-07-06T10:01:35.41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4967">
          <table:cell-address table:column="1" table:row="129" table:table="0"/>
          <office:change-info>
            <dc:creator>. .</dc:creator>
            <dc:date>2017-07-06T10:01:35.41</dc:date>
          </office:change-info>
          <table:previous table:id="ct3059">
            <table:change-track-table-cell office:value-type="string">
              <text:p>2.50</text:p>
            </table:change-track-table-cell>
          </table:previous>
        </table:cell-content-change>
        <table:cell-content-change table:id="ct4968">
          <table:cell-address table:column="1" table:row="130" table:table="0"/>
          <office:change-info>
            <dc:creator>. .</dc:creator>
            <dc:date>2017-07-06T10:01:35.41</dc:date>
          </office:change-info>
          <table:previous table:id="ct3060">
            <table:change-track-table-cell office:value-type="string">
              <text:p>5.00</text:p>
            </table:change-track-table-cell>
          </table:previous>
        </table:cell-content-change>
        <table:cell-content-change table:id="ct4969">
          <table:cell-address table:column="1" table:row="131" table:table="0"/>
          <office:change-info>
            <dc:creator>. .</dc:creator>
            <dc:date>2017-07-06T10:01:35.41</dc:date>
          </office:change-info>
          <table:previous table:id="ct3061">
            <table:change-track-table-cell office:value-type="string">
              <text:p>10.00</text:p>
            </table:change-track-table-cell>
          </table:previous>
        </table:cell-content-change>
        <table:cell-content-change table:id="ct4970">
          <table:cell-address table:column="1" table:row="132" table:table="0"/>
          <office:change-info>
            <dc:creator>. .</dc:creator>
            <dc:date>2017-07-06T10:01:35.41</dc:date>
          </office:change-info>
          <table:previous table:id="ct3062">
            <table:change-track-table-cell office:value-type="string">
              <text:p>2.50</text:p>
            </table:change-track-table-cell>
          </table:previous>
        </table:cell-content-change>
        <table:cell-content-change table:id="ct4971">
          <table:cell-address table:column="1" table:row="133" table:table="0"/>
          <office:change-info>
            <dc:creator>. .</dc:creator>
            <dc:date>2017-07-06T10:01:35.41</dc:date>
          </office:change-info>
          <table:previous table:id="ct3063">
            <table:change-track-table-cell office:value-type="string">
              <text:p>5.00</text:p>
            </table:change-track-table-cell>
          </table:previous>
        </table:cell-content-change>
        <table:cell-content-change table:id="ct4972">
          <table:cell-address table:column="1" table:row="134" table:table="0"/>
          <office:change-info>
            <dc:creator>. .</dc:creator>
            <dc:date>2017-07-06T10:01:35.41</dc:date>
          </office:change-info>
          <table:previous table:id="ct3064">
            <table:change-track-table-cell office:value-type="string">
              <text:p>10.00</text:p>
            </table:change-track-table-cell>
          </table:previous>
        </table:cell-content-change>
        <table:cell-content-change table:id="ct4973">
          <table:cell-address table:column="1" table:row="135" table:table="0"/>
          <office:change-info>
            <dc:creator>. .</dc:creator>
            <dc:date>2017-07-06T10:01:35.41</dc:date>
          </office:change-info>
          <table:previous table:id="ct3065">
            <table:change-track-table-cell office:value-type="string">
              <text:p>2.50</text:p>
            </table:change-track-table-cell>
          </table:previous>
        </table:cell-content-change>
        <table:cell-content-change table:id="ct4974">
          <table:cell-address table:column="1" table:row="136" table:table="0"/>
          <office:change-info>
            <dc:creator>. .</dc:creator>
            <dc:date>2017-07-06T10:01:35.41</dc:date>
          </office:change-info>
          <table:previous table:id="ct3066">
            <table:change-track-table-cell office:value-type="string">
              <text:p>5.00</text:p>
            </table:change-track-table-cell>
          </table:previous>
        </table:cell-content-change>
        <table:cell-content-change table:id="ct4975">
          <table:cell-address table:column="1" table:row="137" table:table="0"/>
          <office:change-info>
            <dc:creator>. .</dc:creator>
            <dc:date>2017-07-06T10:01:35.41</dc:date>
          </office:change-info>
          <table:previous table:id="ct3067">
            <table:change-track-table-cell office:value-type="string">
              <text:p>10.00</text:p>
            </table:change-track-table-cell>
          </table:previous>
        </table:cell-content-change>
        <table:cell-content-change table:id="ct4976">
          <table:cell-address table:column="1" table:row="138" table:table="0"/>
          <office:change-info>
            <dc:creator>. .</dc:creator>
            <dc:date>2017-07-06T10:01:35.41</dc:date>
          </office:change-info>
          <table:previous table:id="ct3068">
            <table:change-track-table-cell office:value-type="string">
              <text:p>7.50</text:p>
            </table:change-track-table-cell>
          </table:previous>
        </table:cell-content-change>
        <table:cell-content-change table:id="ct4977">
          <table:cell-address table:column="1" table:row="139" table:table="0"/>
          <office:change-info>
            <dc:creator>. .</dc:creator>
            <dc:date>2017-07-06T10:01:35.41</dc:date>
          </office:change-info>
          <table:previous table:id="ct3069">
            <table:change-track-table-cell office:value-type="string">
              <text:p>15.00</text:p>
            </table:change-track-table-cell>
          </table:previous>
        </table:cell-content-change>
        <table:cell-content-change table:id="ct4978">
          <table:cell-address table:column="1" table:row="140" table:table="0"/>
          <office:change-info>
            <dc:creator>. .</dc:creator>
            <dc:date>2017-07-06T10:01:35.41</dc:date>
          </office:change-info>
          <table:previous table:id="ct3070">
            <table:change-track-table-cell office:value-type="string">
              <text:p>30.00</text:p>
            </table:change-track-table-cell>
          </table:previous>
        </table:cell-content-change>
        <table:cell-content-change table:id="ct4979">
          <table:cell-address table:column="1" table:row="141" table:table="0"/>
          <office:change-info>
            <dc:creator>. .</dc:creator>
            <dc:date>2017-07-06T10:01:35.41</dc:date>
          </office:change-info>
          <table:previous table:id="ct3071">
            <table:change-track-table-cell office:value-type="string">
              <text:p>7.50</text:p>
            </table:change-track-table-cell>
          </table:previous>
        </table:cell-content-change>
        <table:cell-content-change table:id="ct4980">
          <table:cell-address table:column="1" table:row="142" table:table="0"/>
          <office:change-info>
            <dc:creator>. .</dc:creator>
            <dc:date>2017-07-06T10:01:35.41</dc:date>
          </office:change-info>
          <table:previous table:id="ct3072">
            <table:change-track-table-cell office:value-type="string">
              <text:p>15.00</text:p>
            </table:change-track-table-cell>
          </table:previous>
        </table:cell-content-change>
        <table:cell-content-change table:id="ct4981">
          <table:cell-address table:column="1" table:row="143" table:table="0"/>
          <office:change-info>
            <dc:creator>. .</dc:creator>
            <dc:date>2017-07-06T10:01:35.41</dc:date>
          </office:change-info>
          <table:previous table:id="ct3073">
            <table:change-track-table-cell office:value-type="string">
              <text:p>30.00</text:p>
            </table:change-track-table-cell>
          </table:previous>
        </table:cell-content-change>
        <table:cell-content-change table:id="ct4982">
          <table:cell-address table:column="1" table:row="144" table:table="0"/>
          <office:change-info>
            <dc:creator>. .</dc:creator>
            <dc:date>2017-07-06T10:01:35.41</dc:date>
          </office:change-info>
          <table:previous table:id="ct3074">
            <table:change-track-table-cell office:value-type="string">
              <text:p>7.50</text:p>
            </table:change-track-table-cell>
          </table:previous>
        </table:cell-content-change>
        <table:cell-content-change table:id="ct4983">
          <table:cell-address table:column="1" table:row="145" table:table="0"/>
          <office:change-info>
            <dc:creator>. .</dc:creator>
            <dc:date>2017-07-06T10:01:35.41</dc:date>
          </office:change-info>
          <table:previous table:id="ct3075">
            <table:change-track-table-cell office:value-type="string">
              <text:p>15.00</text:p>
            </table:change-track-table-cell>
          </table:previous>
        </table:cell-content-change>
        <table:cell-content-change table:id="ct4984">
          <table:cell-address table:column="1" table:row="146" table:table="0"/>
          <office:change-info>
            <dc:creator>. .</dc:creator>
            <dc:date>2017-07-06T10:01:35.41</dc:date>
          </office:change-info>
          <table:previous table:id="ct3076">
            <table:change-track-table-cell office:value-type="string">
              <text:p>30.00</text:p>
            </table:change-track-table-cell>
          </table:previous>
        </table:cell-content-change>
        <table:cell-content-change table:id="ct4985">
          <table:cell-address table:column="1" table:row="147" table:table="0"/>
          <office:change-info>
            <dc:creator>. .</dc:creator>
            <dc:date>2017-07-06T10:01:35.41</dc:date>
          </office:change-info>
          <table:previous table:id="ct3077">
            <table:change-track-table-cell office:value-type="string">
              <text:p>7.50</text:p>
            </table:change-track-table-cell>
          </table:previous>
        </table:cell-content-change>
        <table:cell-content-change table:id="ct4986">
          <table:cell-address table:column="1" table:row="148" table:table="0"/>
          <office:change-info>
            <dc:creator>. .</dc:creator>
            <dc:date>2017-07-06T10:01:35.41</dc:date>
          </office:change-info>
          <table:previous table:id="ct3078">
            <table:change-track-table-cell office:value-type="string">
              <text:p>15.00</text:p>
            </table:change-track-table-cell>
          </table:previous>
        </table:cell-content-change>
        <table:cell-content-change table:id="ct4987">
          <table:cell-address table:column="1" table:row="149" table:table="0"/>
          <office:change-info>
            <dc:creator>. .</dc:creator>
            <dc:date>2017-07-06T10:01:35.41</dc:date>
          </office:change-info>
          <table:previous table:id="ct3079">
            <table:change-track-table-cell office:value-type="string">
              <text:p>30.00</text:p>
            </table:change-track-table-cell>
          </table:previous>
        </table:cell-content-change>
        <table:cell-content-change table:id="ct4988">
          <table:cell-address table:column="1" table:row="151" table:table="0"/>
          <office:change-info>
            <dc:creator>. .</dc:creator>
            <dc:date>2017-07-06T10:01:51.89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4989">
          <table:cell-address table:column="1" table:row="154" table:table="0"/>
          <office:change-info>
            <dc:creator>. .</dc:creator>
            <dc:date>2017-07-06T10:02:00.74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4990">
          <table:cell-address table:column="1" table:row="155" table:table="0"/>
          <office:change-info>
            <dc:creator>. .</dc:creator>
            <dc:date>2017-07-06T10:02:05.90</dc:date>
          </office:change-info>
          <table:previous table:id="ct4502">
            <table:change-track-table-cell office:value-type="string">
              <text:p>2.50</text:p>
            </table:change-track-table-cell>
          </table:previous>
        </table:cell-content-change>
        <table:cell-content-change table:id="ct4991">
          <table:cell-address table:column="1" table:row="156" table:table="0"/>
          <office:change-info>
            <dc:creator>. .</dc:creator>
            <dc:date>2017-07-06T10:02:11.25</dc:date>
          </office:change-info>
          <table:previous table:id="ct4503">
            <table:change-track-table-cell office:value-type="string">
              <text:p>5.00</text:p>
            </table:change-track-table-cell>
          </table:previous>
        </table:cell-content-change>
        <table:cell-content-change table:id="ct4992">
          <table:cell-address table:column="1" table:row="159" table:table="0"/>
          <office:change-info>
            <dc:creator>. .</dc:creator>
            <dc:date>2017-07-06T10:02:25.98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4993">
          <table:cell-address table:column="1" table:row="159" table:table="0"/>
          <office:change-info>
            <dc:creator>. .</dc:creator>
            <dc:date>2017-07-06T10:02:30.95</dc:date>
          </office:change-info>
          <table:previous table:id="ct4992">
            <table:change-track-table-cell office:value-type="string">
              <text:p>10.00</text:p>
            </table:change-track-table-cell>
          </table:previous>
        </table:cell-content-change>
        <table:cell-content-change table:id="ct4994">
          <table:cell-address table:column="1" table:row="160" table:table="0"/>
          <office:change-info>
            <dc:creator>. .</dc:creator>
            <dc:date>2017-07-06T10:02:35.17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995">
          <table:cell-address table:column="1" table:row="159" table:table="0"/>
          <office:change-info>
            <dc:creator>. .</dc:creator>
            <dc:date>2017-07-06T10:02:36.57</dc:date>
          </office:change-info>
          <table:previous table:id="ct4993">
            <table:change-track-table-cell office:value-type="string">
              <text:p>8.00</text:p>
            </table:change-track-table-cell>
          </table:previous>
        </table:cell-content-change>
        <table:cell-content-change table:id="ct4996">
          <table:cell-address table:column="1" table:row="160" table:table="0"/>
          <office:change-info>
            <dc:creator>. .</dc:creator>
            <dc:date>2017-07-06T10:02:40.34</dc:date>
          </office:change-info>
          <table:previous table:id="ct4994">
            <table:change-track-table-cell office:value-type="string">
              <text:p>15.00</text:p>
            </table:change-track-table-cell>
          </table:previous>
        </table:cell-content-change>
        <table:cell-content-change table:id="ct4997">
          <table:cell-address table:column="1" table:row="161" table:table="0"/>
          <office:change-info>
            <dc:creator>. .</dc:creator>
            <dc:date>2017-07-06T10:02:44.48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4998">
          <table:cell-address table:column="1" table:row="166" table:table="0"/>
          <office:change-info>
            <dc:creator>. .</dc:creator>
            <dc:date>2017-07-06T10:02:51.34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4999">
          <table:cell-address table:column="1" table:row="167" table:table="0"/>
          <office:change-info>
            <dc:creator>. .</dc:creator>
            <dc:date>2017-07-06T10:03:00.78</dc:date>
          </office:change-info>
          <table:previous>
            <table:change-track-table-cell office:value-type="string">
              <text:p>12.50</text:p>
            </table:change-track-table-cell>
          </table:previous>
        </table:cell-content-change>
        <table:cell-content-change table:id="ct5000">
          <table:cell-address table:column="1" table:row="168" table:table="0"/>
          <office:change-info>
            <dc:creator>. .</dc:creator>
            <dc:date>2017-07-06T10:03:05.6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5001">
          <table:cell-address table:column="1" table:row="172" table:table="0"/>
          <office:change-info>
            <dc:creator>. .</dc:creator>
            <dc:date>2017-07-06T10:03:13.34</dc:date>
          </office:change-info>
          <table:previous table:id="ct4505">
            <table:change-track-table-cell office:value-type="string">
              <text:p>2.00</text:p>
            </table:change-track-table-cell>
          </table:previous>
        </table:cell-content-change>
        <table:cell-content-change table:id="ct5002">
          <table:cell-address table:column="1" table:row="173" table:table="0"/>
          <office:change-info>
            <dc:creator>. .</dc:creator>
            <dc:date>2017-07-06T10:03:15.79</dc:date>
          </office:change-info>
          <table:previous table:id="ct4506">
            <table:change-track-table-cell office:value-type="string">
              <text:p>2.50</text:p>
            </table:change-track-table-cell>
          </table:previous>
        </table:cell-content-change>
        <table:cell-content-change table:id="ct5003">
          <table:cell-address table:column="1" table:row="174" table:table="0"/>
          <office:change-info>
            <dc:creator>. .</dc:creator>
            <dc:date>2017-07-06T10:03:18.20</dc:date>
          </office:change-info>
          <table:previous table:id="ct4507">
            <table:change-track-table-cell office:value-type="string">
              <text:p>3.00</text:p>
            </table:change-track-table-cell>
          </table:previous>
        </table:cell-content-change>
        <table:cell-content-change table:id="ct5004">
          <table:cell-address table:column="1" table:row="173" table:table="0"/>
          <office:change-info>
            <dc:creator>. .</dc:creator>
            <dc:date>2017-07-06T10:03:22.82</dc:date>
          </office:change-info>
          <table:previous table:id="ct5002">
            <table:change-track-table-cell office:value-type="string">
              <text:p>3.50</text:p>
            </table:change-track-table-cell>
          </table:previous>
        </table:cell-content-change>
        <table:cell-content-change table:id="ct5005">
          <table:cell-address table:column="1" table:row="174" table:table="0"/>
          <office:change-info>
            <dc:creator>. .</dc:creator>
            <dc:date>2017-07-06T10:03:23.61</dc:date>
          </office:change-info>
          <table:previous table:id="ct5003">
            <table:change-track-table-cell office:value-type="string">
              <text:p>400</text:p>
            </table:change-track-table-cell>
          </table:previous>
        </table:cell-content-change>
        <table:cell-content-change table:id="ct5006">
          <table:cell-address table:column="1" table:row="174" table:table="0"/>
          <office:change-info>
            <dc:creator>. .</dc:creator>
            <dc:date>2017-07-06T10:03:25.92</dc:date>
          </office:change-info>
          <table:previous table:id="ct5005">
            <table:change-track-table-cell/>
          </table:previous>
        </table:cell-content-change>
        <table:cell-content-change table:id="ct5007">
          <table:cell-address table:column="1" table:row="177" table:table="0"/>
          <office:change-info>
            <dc:creator>. .</dc:creator>
            <dc:date>2017-07-06T10:03:36.34</dc:date>
          </office:change-info>
          <table:previous table:id="ct3934">
            <table:change-track-table-cell office:value-type="string">
              <text:p>10.00</text:p>
            </table:change-track-table-cell>
          </table:previous>
        </table:cell-content-change>
        <table:cell-content-change table:id="ct5008">
          <table:cell-address table:column="1" table:row="178" table:table="0"/>
          <office:change-info>
            <dc:creator>. .</dc:creator>
            <dc:date>2017-07-06T10:03:38.99</dc:date>
          </office:change-info>
          <table:previous table:id="ct3575">
            <table:change-track-table-cell office:value-type="float" office:value="7.5"/>
          </table:previous>
        </table:cell-content-change>
        <table:cell-content-change table:id="ct5009">
          <table:cell-address table:column="1" table:row="179" table:table="0"/>
          <office:change-info>
            <dc:creator>. .</dc:creator>
            <dc:date>2017-07-06T10:03:38.99</dc:date>
          </office:change-info>
          <table:previous table:id="ct3576">
            <table:change-track-table-cell office:value-type="float" office:value="15"/>
          </table:previous>
        </table:cell-content-change>
        <table:cell-content-change table:id="ct5010">
          <table:cell-address table:column="1" table:row="180" table:table="0"/>
          <office:change-info>
            <dc:creator>. .</dc:creator>
            <dc:date>2017-07-06T10:03:38.99</dc:date>
          </office:change-info>
          <table:previous table:id="ct3577">
            <table:change-track-table-cell office:value-type="string">
              <text:p>50.00</text:p>
            </table:change-track-table-cell>
          </table:previous>
        </table:cell-content-change>
        <table:cell-content-change table:id="ct5011">
          <table:cell-address table:column="1" table:row="181" table:table="0"/>
          <office:change-info>
            <dc:creator>. .</dc:creator>
            <dc:date>2017-07-06T10:03:38.99</dc:date>
          </office:change-info>
          <table:previous table:id="ct3578">
            <table:change-track-table-cell office:value-type="float" office:value="50"/>
          </table:previous>
        </table:cell-content-change>
        <table:cell-content-change table:id="ct5012">
          <table:cell-address table:column="1" table:row="182" table:table="0"/>
          <office:change-info>
            <dc:creator>. .</dc:creator>
            <dc:date>2017-07-06T10:03:38.99</dc:date>
          </office:change-info>
          <table:previous table:id="ct3579">
            <table:change-track-table-cell office:value-type="float" office:value="300"/>
          </table:previous>
        </table:cell-content-change>
        <table:cell-content-change table:id="ct5013">
          <table:cell-address table:column="1" table:row="183" table:table="0"/>
          <office:change-info>
            <dc:creator>. .</dc:creator>
            <dc:date>2017-07-06T10:03:38.99</dc:date>
          </office:change-info>
          <table:previous table:id="ct3580">
            <table:change-track-table-cell office:value-type="string">
              <text:p>10.00</text:p>
            </table:change-track-table-cell>
          </table:previous>
        </table:cell-content-change>
        <table:cell-content-change table:id="ct5014">
          <table:cell-address table:column="1" table:row="186" table:table="0"/>
          <office:change-info>
            <dc:creator>. .</dc:creator>
            <dc:date>2017-07-06T10:03:38.99</dc:date>
          </office:change-info>
          <table:previous table:id="ct3583">
            <table:change-track-table-cell office:value-type="string">
              <text:p>10.00</text:p>
            </table:change-track-table-cell>
          </table:previous>
        </table:cell-content-change>
        <table:cell-content-change table:id="ct5015">
          <table:cell-address table:column="1" table:row="187" table:table="0"/>
          <office:change-info>
            <dc:creator>. .</dc:creator>
            <dc:date>2017-07-06T10:03:38.99</dc:date>
          </office:change-info>
          <table:previous table:id="ct3811">
            <table:change-track-table-cell office:value-type="float" office:value="300"/>
          </table:previous>
        </table:cell-content-change>
        <table:cell-content-change table:id="ct5016">
          <table:cell-address table:column="1" table:row="191" table:table="0"/>
          <office:change-info>
            <dc:creator>. .</dc:creator>
            <dc:date>2017-07-06T10:03:38.99</dc:date>
          </office:change-info>
          <table:previous table:id="ct3790">
            <table:change-track-table-cell office:value-type="string">
              <text:p>10.00</text:p>
            </table:change-track-table-cell>
          </table:previous>
        </table:cell-content-change>
        <table:cell-content-change table:id="ct5017">
          <table:cell-address table:column="1" table:row="192" table:table="0"/>
          <office:change-info>
            <dc:creator>. .</dc:creator>
            <dc:date>2017-07-06T10:03:38.99</dc:date>
          </office:change-info>
          <table:previous table:id="ct3968">
            <table:change-track-table-cell office:value-type="float" office:value="50"/>
          </table:previous>
        </table:cell-content-change>
        <table:cell-content-change table:id="ct5018">
          <table:cell-address table:column="1" table:row="193" table:table="0"/>
          <office:change-info>
            <dc:creator>. .</dc:creator>
            <dc:date>2017-07-06T10:03:38.99</dc:date>
          </office:change-info>
          <table:previous table:id="ct3995">
            <table:change-track-table-cell office:value-type="float" office:value="50"/>
          </table:previous>
        </table:cell-content-change>
        <table:cell-content-change table:id="ct5019">
          <table:cell-address table:column="1" table:row="194" table:table="0"/>
          <office:change-info>
            <dc:creator>. .</dc:creator>
            <dc:date>2017-07-06T10:03:38.99</dc:date>
          </office:change-info>
          <table:previous table:id="ct4014">
            <table:change-track-table-cell office:value-type="float" office:value="50"/>
          </table:previous>
        </table:cell-content-change>
        <table:cell-content-change table:id="ct5020">
          <table:cell-address table:column="4" table:row="23" table:table="0"/>
          <office:change-info>
            <dc:creator>. .</dc:creator>
            <dc:date>2017-07-06T10:07:14.11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5021">
          <table:cell-address table:column="4" table:row="24" table:table="0"/>
          <office:change-info>
            <dc:creator>. .</dc:creator>
            <dc:date>2017-07-06T10:07:14.11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5022">
          <table:cell-address table:column="4" table:row="25" table:table="0"/>
          <office:change-info>
            <dc:creator>. .</dc:creator>
            <dc:date>2017-07-06T10:07:14.11</dc:date>
          </office:change-info>
          <table:previous>
            <table:change-track-table-cell office:value-type="string">
              <text:p>41.00</text:p>
            </table:change-track-table-cell>
          </table:previous>
        </table:cell-content-change>
        <table:cell-content-change table:id="ct5023">
          <table:cell-address table:column="3" table:row="23" table:table="0"/>
          <office:change-info>
            <dc:creator>. .</dc:creator>
            <dc:date>2017-07-06T10:07:16.90</dc:date>
          </office:change-info>
          <table:previous table:id="ct4863">
            <table:change-track-table-cell office:value-type="string">
              <text:p>7.00</text:p>
            </table:change-track-table-cell>
          </table:previous>
        </table:cell-content-change>
        <table:cell-content-change table:id="ct5024">
          <table:cell-address table:column="3" table:row="24" table:table="0"/>
          <office:change-info>
            <dc:creator>. .</dc:creator>
            <dc:date>2017-07-06T10:07:19.94</dc:date>
          </office:change-info>
          <table:previous table:id="ct4864">
            <table:change-track-table-cell office:value-type="string">
              <text:p>15.00</text:p>
            </table:change-track-table-cell>
          </table:previous>
        </table:cell-content-change>
        <table:cell-content-change table:id="ct5025">
          <table:cell-address table:column="3" table:row="25" table:table="0"/>
          <office:change-info>
            <dc:creator>. .</dc:creator>
            <dc:date>2017-07-06T10:07:19.94</dc:date>
          </office:change-info>
          <table:previous table:id="ct4865">
            <table:change-track-table-cell office:value-type="string">
              <text:p>32.00</text:p>
            </table:change-track-table-cell>
          </table:previous>
        </table:cell-content-change>
        <table:cell-content-change table:id="ct5026">
          <table:cell-address table:column="4" table:row="23" table:table="0"/>
          <office:change-info>
            <dc:creator>. .</dc:creator>
            <dc:date>2017-07-06T10:07:19.94</dc:date>
          </office:change-info>
          <table:previous table:id="ct5020">
            <table:change-track-table-cell office:value-type="string">
              <text:p>11.00</text:p>
            </table:change-track-table-cell>
          </table:previous>
        </table:cell-content-change>
        <table:cell-content-change table:id="ct5027">
          <table:cell-address table:column="4" table:row="24" table:table="0"/>
          <office:change-info>
            <dc:creator>. .</dc:creator>
            <dc:date>2017-07-06T10:07:19.94</dc:date>
          </office:change-info>
          <table:previous table:id="ct5021">
            <table:change-track-table-cell office:value-type="string">
              <text:p>22.00</text:p>
            </table:change-track-table-cell>
          </table:previous>
        </table:cell-content-change>
        <table:cell-content-change table:id="ct5028">
          <table:cell-address table:column="4" table:row="25" table:table="0"/>
          <office:change-info>
            <dc:creator>. .</dc:creator>
            <dc:date>2017-07-06T10:07:19.94</dc:date>
          </office:change-info>
          <table:previous table:id="ct5022">
            <table:change-track-table-cell office:value-type="string">
              <text:p>48.00</text:p>
            </table:change-track-table-cell>
          </table:previous>
        </table:cell-content-change>
        <table:cell-content-change table:id="ct5029">
          <table:cell-address table:column="7" table:row="32" table:table="0"/>
          <office:change-info>
            <dc:creator>. .</dc:creator>
            <dc:date>2017-08-02T10:30:42.86</dc:date>
          </office:change-info>
          <table:previous table:id="ct1264">
            <table:change-track-table-cell office:value-type="string">
              <text:p>0.60</text:p>
            </table:change-track-table-cell>
          </table:previous>
        </table:cell-content-change>
        <table:cell-content-change table:id="ct5030">
          <table:cell-address table:column="7" table:row="33" table:table="0"/>
          <office:change-info>
            <dc:creator>. .</dc:creator>
            <dc:date>2017-08-02T10:30:44.77</dc:date>
          </office:change-info>
          <table:previous table:id="ct1265">
            <table:change-track-table-cell office:value-type="string">
              <text:p>0.80</text:p>
            </table:change-track-table-cell>
          </table:previous>
        </table:cell-content-change>
        <table:cell-content-change table:id="ct5031">
          <table:cell-address table:column="7" table:row="35" table:table="0"/>
          <office:change-info>
            <dc:creator>. .</dc:creator>
            <dc:date>2017-08-02T10:30:52.66</dc:date>
          </office:change-info>
          <table:previous table:id="ct1267">
            <table:change-track-table-cell office:value-type="string">
              <text:p>0.60</text:p>
            </table:change-track-table-cell>
          </table:previous>
        </table:cell-content-change>
        <table:cell-content-change table:id="ct5032">
          <table:cell-address table:column="7" table:row="36" table:table="0"/>
          <office:change-info>
            <dc:creator>. .</dc:creator>
            <dc:date>2017-08-02T10:30:54.60</dc:date>
          </office:change-info>
          <table:previous table:id="ct1268">
            <table:change-track-table-cell office:value-type="string">
              <text:p>0.80</text:p>
            </table:change-track-table-cell>
          </table:previous>
        </table:cell-content-change>
        <table:cell-content-change table:id="ct5033">
          <table:cell-address table:column="7" table:row="38" table:table="0"/>
          <office:change-info>
            <dc:creator>. .</dc:creator>
            <dc:date>2017-08-02T10:30:58.31</dc:date>
          </office:change-info>
          <table:previous table:id="ct1270">
            <table:change-track-table-cell office:value-type="string">
              <text:p>0.60</text:p>
            </table:change-track-table-cell>
          </table:previous>
        </table:cell-content-change>
        <table:cell-content-change table:id="ct5034">
          <table:cell-address table:column="7" table:row="40" table:table="0"/>
          <office:change-info>
            <dc:creator>. .</dc:creator>
            <dc:date>2017-08-02T10:31:03.18</dc:date>
          </office:change-info>
          <table:previous table:id="ct1687">
            <table:change-track-table-cell office:value-type="string">
              <text:p>0.90</text:p>
            </table:change-track-table-cell>
          </table:previous>
        </table:cell-content-change>
        <table:cell-content-change table:id="ct5035">
          <table:cell-address table:column="7" table:row="38" table:table="0"/>
          <office:change-info>
            <dc:creator>. .</dc:creator>
            <dc:date>2017-08-02T10:31:05.39</dc:date>
          </office:change-info>
          <table:previous table:id="ct5033">
            <table:change-track-table-cell office:value-type="string">
              <text:p>0.30</text:p>
            </table:change-track-table-cell>
          </table:previous>
        </table:cell-content-change>
        <table:cell-content-change table:id="ct5036">
          <table:cell-address table:column="7" table:row="39" table:table="0"/>
          <office:change-info>
            <dc:creator>. .</dc:creator>
            <dc:date>2017-08-02T10:31:06.76</dc:date>
          </office:change-info>
          <table:previous table:id="ct1271">
            <table:change-track-table-cell office:value-type="string">
              <text:p>0.80</text:p>
            </table:change-track-table-cell>
          </table:previous>
        </table:cell-content-change>
        <table:cell-content-change table:id="ct5037">
          <table:cell-address table:column="7" table:row="35" table:table="0"/>
          <office:change-info>
            <dc:creator>. .</dc:creator>
            <dc:date>2017-08-02T10:31:09.11</dc:date>
          </office:change-info>
          <table:previous table:id="ct5031">
            <table:change-track-table-cell office:value-type="string">
              <text:p>0.30</text:p>
            </table:change-track-table-cell>
          </table:previous>
        </table:cell-content-change>
        <table:cell-content-change table:id="ct5038">
          <table:cell-address table:column="7" table:row="37" table:table="0"/>
          <office:change-info>
            <dc:creator>. .</dc:creator>
            <dc:date>2017-08-02T10:31:09.11</dc:date>
          </office:change-info>
          <table:previous table:id="ct1686">
            <table:change-track-table-cell office:value-type="string">
              <text:p>0.90</text:p>
            </table:change-track-table-cell>
          </table:previous>
        </table:cell-content-change>
        <table:cell-content-change table:id="ct5039">
          <table:cell-address table:column="7" table:row="32" table:table="0"/>
          <office:change-info>
            <dc:creator>. .</dc:creator>
            <dc:date>2017-08-02T10:31:09.72</dc:date>
          </office:change-info>
          <table:previous table:id="ct5029">
            <table:change-track-table-cell office:value-type="string">
              <text:p>0.30</text:p>
            </table:change-track-table-cell>
          </table:previous>
        </table:cell-content-change>
        <table:cell-content-change table:id="ct5040">
          <table:cell-address table:column="7" table:row="34" table:table="0"/>
          <office:change-info>
            <dc:creator>. .</dc:creator>
            <dc:date>2017-08-02T10:31:09.72</dc:date>
          </office:change-info>
          <table:previous table:id="ct1685">
            <table:change-track-table-cell office:value-type="string">
              <text:p>0.90</text:p>
            </table:change-track-table-cell>
          </table:previous>
        </table:cell-content-change>
        <table:cell-content-change table:id="ct5041">
          <table:cell-address table:column="1" table:row="27" table:table="0"/>
          <office:change-info>
            <dc:creator>. .</dc:creator>
            <dc:date>2017-08-02T10:31:27.55</dc:date>
          </office:change-info>
          <table:previous table:id="ct4932">
            <table:change-track-table-cell office:value-type="string">
              <text:p>20.00</text:p>
            </table:change-track-table-cell>
          </table:previous>
        </table:cell-content-change>
        <table:cell-content-change table:id="ct5042">
          <table:cell-address table:column="1" table:row="28" table:table="0"/>
          <office:change-info>
            <dc:creator>. .</dc:creator>
            <dc:date>2017-08-02T10:31:29.50</dc:date>
          </office:change-info>
          <table:previous table:id="ct4933">
            <table:change-track-table-cell office:value-type="string">
              <text:p>25.00</text:p>
            </table:change-track-table-cell>
          </table:previous>
        </table:cell-content-change>
        <table:cell-content-change table:id="ct5043">
          <table:cell-address table:column="1" table:row="42" table:table="0"/>
          <office:change-info>
            <dc:creator>. .</dc:creator>
            <dc:date>2017-08-02T10:31:32.27</dc:date>
          </office:change-info>
          <table:previous table:id="ct4930">
            <table:change-track-table-cell office:value-type="string">
              <text:p>20.00</text:p>
            </table:change-track-table-cell>
          </table:previous>
        </table:cell-content-change>
        <table:cell-content-change table:id="ct5044">
          <table:cell-address table:column="1" table:row="43" table:table="0"/>
          <office:change-info>
            <dc:creator>. .</dc:creator>
            <dc:date>2017-08-02T10:31:32.27</dc:date>
          </office:change-info>
          <table:previous table:id="ct4931">
            <table:change-track-table-cell office:value-type="string">
              <text:p>25.00</text:p>
            </table:change-track-table-cell>
          </table:previous>
        </table:cell-content-change>
        <table:cell-content-change table:id="ct5045">
          <table:cell-address table:column="1" table:row="75" table:table="0"/>
          <office:change-info>
            <dc:creator>. .</dc:creator>
            <dc:date>2017-08-02T10:31:41.81</dc:date>
          </office:change-info>
          <table:previous table:id="ct4512">
            <table:change-track-table-cell office:value-type="string">
              <text:p>10.00</text:p>
            </table:change-track-table-cell>
          </table:previous>
        </table:cell-content-change>
        <table:cell-content-change table:id="ct5046">
          <table:cell-address table:column="1" table:row="76" table:table="0"/>
          <office:change-info>
            <dc:creator>. .</dc:creator>
            <dc:date>2017-08-02T10:31:46.32</dc:date>
          </office:change-info>
          <table:previous table:id="ct4513">
            <table:change-track-table-cell office:value-type="string">
              <text:p>12.00</text:p>
            </table:change-track-table-cell>
          </table:previous>
        </table:cell-content-change>
        <table:cell-content-change table:id="ct5047">
          <table:cell-address table:column="1" table:row="91" table:table="0"/>
          <office:change-info>
            <dc:creator>. .</dc:creator>
            <dc:date>2017-08-02T10:31:59.28</dc:date>
          </office:change-info>
          <table:previous table:id="ct4948">
            <table:change-track-table-cell office:value-type="string">
              <text:p>20.00</text:p>
            </table:change-track-table-cell>
          </table:previous>
        </table:cell-content-change>
        <table:cell-content-change table:id="ct5048">
          <table:cell-address table:column="1" table:row="92" table:table="0"/>
          <office:change-info>
            <dc:creator>. .</dc:creator>
            <dc:date>2017-08-02T10:31:59.28</dc:date>
          </office:change-info>
          <table:previous table:id="ct4949">
            <table:change-track-table-cell office:value-type="string">
              <text:p>25.00</text:p>
            </table:change-track-table-cell>
          </table:previous>
        </table:cell-content-change>
        <table:cell-content-change table:id="ct5049">
          <table:cell-address table:column="1" table:row="121" table:table="0"/>
          <office:change-info>
            <dc:creator>. .</dc:creator>
            <dc:date>2017-08-02T10:32:09.21</dc:date>
          </office:change-info>
          <table:previous table:id="ct4962">
            <table:change-track-table-cell office:value-type="string">
              <text:p>12.00</text:p>
            </table:change-track-table-cell>
          </table:previous>
        </table:cell-content-change>
        <table:cell-content-change table:id="ct5050">
          <table:cell-address table:column="1" table:row="122" table:table="0"/>
          <office:change-info>
            <dc:creator>. .</dc:creator>
            <dc:date>2017-08-02T10:32:11.10</dc:date>
          </office:change-info>
          <table:previous table:id="ct4961">
            <table:change-track-table-cell office:value-type="string">
              <text:p>14.00</text:p>
            </table:change-track-table-cell>
          </table:previous>
        </table:cell-content-change>
        <table:cell-content-change table:id="ct5051">
          <table:cell-address table:column="15" table:row="121" table:table="0"/>
          <office:change-info>
            <dc:creator>. .</dc:creator>
            <dc:date>2017-08-02T10:32:37.38</dc:date>
          </office:change-info>
          <table:previous table:id="ct2889">
            <table:change-track-table-cell office:value-type="float" office:value="2"/>
          </table:previous>
        </table:cell-content-change>
        <table:cell-content-change table:id="ct5052">
          <table:cell-address table:column="15" table:row="121" table:table="0"/>
          <office:change-info>
            <dc:creator>. .</dc:creator>
            <dc:date>2017-08-02T10:32:42.88</dc:date>
          </office:change-info>
          <table:previous table:id="ct5051">
            <table:change-track-table-cell office:value-type="float" office:value="0.5"/>
          </table:previous>
        </table:cell-content-change>
        <table:cell-content-change table:id="ct5053">
          <table:cell-address table:column="15" table:row="122" table:table="0"/>
          <office:change-info>
            <dc:creator>. .</dc:creator>
            <dc:date>2017-08-02T10:32:44.42</dc:date>
          </office:change-info>
          <table:previous table:id="ct2890">
            <table:change-track-table-cell office:value-type="float" office:value="2"/>
          </table:previous>
        </table:cell-content-change>
        <table:cell-content-change table:id="ct5054">
          <table:cell-address table:column="16" table:row="121" table:table="0"/>
          <office:change-info>
            <dc:creator>. .</dc:creator>
            <dc:date>2017-08-02T10:32:51.90</dc:date>
          </office:change-info>
          <table:previous table:id="ct2454">
            <table:change-track-table-cell office:value-type="float" office:value="1"/>
          </table:previous>
        </table:cell-content-change>
        <table:cell-content-change table:id="ct5055">
          <table:cell-address table:column="16" table:row="122" table:table="0"/>
          <office:change-info>
            <dc:creator>. .</dc:creator>
            <dc:date>2017-08-02T10:32:53.57</dc:date>
          </office:change-info>
          <table:previous table:id="ct2455">
            <table:change-track-table-cell office:value-type="float" office:value="1"/>
          </table:previous>
        </table:cell-content-change>
        <table:cell-content-change table:id="ct5056">
          <table:cell-address table:column="16" table:row="122" table:table="0"/>
          <office:change-info>
            <dc:creator>. .</dc:creator>
            <dc:date>2017-08-02T10:32:56.24</dc:date>
          </office:change-info>
          <table:previous table:id="ct5055">
            <table:change-track-table-cell office:value-type="float" office:value="20"/>
          </table:previous>
        </table:cell-content-change>
        <table:cell-content-change table:id="ct5057">
          <table:cell-address table:column="16" table:row="122" table:table="0"/>
          <office:change-info>
            <dc:creator>. .</dc:creator>
            <dc:date>2017-08-02T10:33:02.42</dc:date>
          </office:change-info>
          <table:previous table:id="ct5056">
            <table:change-track-table-cell office:value-type="float" office:value="25"/>
          </table:previous>
        </table:cell-content-change>
        <table:cell-content-change table:id="ct5058">
          <table:cell-address table:column="16" table:row="122" table:table="0"/>
          <office:change-info>
            <dc:creator>. .</dc:creator>
            <dc:date>2017-08-02T10:33:03.98</dc:date>
          </office:change-info>
          <table:previous table:id="ct5057">
            <table:change-track-table-cell office:value-type="float" office:value="29"/>
          </table:previous>
        </table:cell-content-change>
        <table:cell-content-change table:id="ct5059">
          <table:cell-address table:column="16" table:row="97" table:table="0"/>
          <office:change-info>
            <dc:creator>. .</dc:creator>
            <dc:date>2017-08-02T10:33:22.22</dc:date>
          </office:change-info>
          <table:previous table:id="ct4162">
            <table:change-track-table-cell office:value-type="float" office:value="1"/>
          </table:previous>
        </table:cell-content-change>
        <table:cell-content-change table:id="ct5060">
          <table:cell-address table:column="16" table:row="98" table:table="0"/>
          <office:change-info>
            <dc:creator>. .</dc:creator>
            <dc:date>2017-08-02T10:33:23.86</dc:date>
          </office:change-info>
          <table:previous table:id="ct2495">
            <table:change-track-table-cell office:value-type="float" office:value="2"/>
          </table:previous>
        </table:cell-content-change>
        <table:cell-content-change table:id="ct5061">
          <table:cell-address table:column="16" table:row="99" table:table="0"/>
          <office:change-info>
            <dc:creator>. .</dc:creator>
            <dc:date>2017-08-02T10:33:24.99</dc:date>
          </office:change-info>
          <table:previous table:id="ct4163">
            <table:change-track-table-cell office:value-type="float" office:value="4"/>
          </table:previous>
        </table:cell-content-change>
        <table:cell-content-change table:id="ct5062">
          <table:cell-address table:column="16" table:row="100" table:table="0"/>
          <office:change-info>
            <dc:creator>. .</dc:creator>
            <dc:date>2017-08-02T10:33:31.28</dc:date>
          </office:change-info>
          <table:previous table:id="ct4164">
            <table:change-track-table-cell office:value-type="float" office:value="1"/>
          </table:previous>
        </table:cell-content-change>
        <table:cell-content-change table:id="ct5063">
          <table:cell-address table:column="16" table:row="101" table:table="0"/>
          <office:change-info>
            <dc:creator>. .</dc:creator>
            <dc:date>2017-08-02T10:33:31.28</dc:date>
          </office:change-info>
          <table:previous table:id="ct4165">
            <table:change-track-table-cell office:value-type="float" office:value="2"/>
          </table:previous>
        </table:cell-content-change>
        <table:cell-content-change table:id="ct5064">
          <table:cell-address table:column="16" table:row="102" table:table="0"/>
          <office:change-info>
            <dc:creator>. .</dc:creator>
            <dc:date>2017-08-02T10:33:31.28</dc:date>
          </office:change-info>
          <table:previous table:id="ct4166">
            <table:change-track-table-cell office:value-type="float" office:value="4"/>
          </table:previous>
        </table:cell-content-change>
        <table:cell-content-change table:id="ct5065">
          <table:cell-address table:column="16" table:row="103" table:table="0"/>
          <office:change-info>
            <dc:creator>. .</dc:creator>
            <dc:date>2017-08-02T10:33:33.42</dc:date>
          </office:change-info>
          <table:previous table:id="ct4175">
            <table:change-track-table-cell office:value-type="float" office:value="2"/>
          </table:previous>
        </table:cell-content-change>
        <table:cell-content-change table:id="ct5066">
          <table:cell-address table:column="16" table:row="104" table:table="0"/>
          <office:change-info>
            <dc:creator>. .</dc:creator>
            <dc:date>2017-08-02T10:33:34.40</dc:date>
          </office:change-info>
          <table:previous table:id="ct4176">
            <table:change-track-table-cell office:value-type="float" office:value="4"/>
          </table:previous>
        </table:cell-content-change>
        <table:cell-content-change table:id="ct5067">
          <table:cell-address table:column="16" table:row="105" table:table="0"/>
          <office:change-info>
            <dc:creator>. .</dc:creator>
            <dc:date>2017-08-02T10:33:35.94</dc:date>
          </office:change-info>
          <table:previous table:id="ct4177">
            <table:change-track-table-cell office:value-type="float" office:value="8"/>
          </table:previous>
        </table:cell-content-change>
        <table:cell-content-change table:id="ct5068">
          <table:cell-address table:column="16" table:row="106" table:table="0"/>
          <office:change-info>
            <dc:creator>. .</dc:creator>
            <dc:date>2017-08-02T10:33:39.98</dc:date>
          </office:change-info>
          <table:previous table:id="ct4172">
            <table:change-track-table-cell office:value-type="float" office:value="2"/>
          </table:previous>
        </table:cell-content-change>
        <table:cell-content-change table:id="ct5069">
          <table:cell-address table:column="16" table:row="107" table:table="0"/>
          <office:change-info>
            <dc:creator>. .</dc:creator>
            <dc:date>2017-08-02T10:33:42.08</dc:date>
          </office:change-info>
          <table:previous table:id="ct4173">
            <table:change-track-table-cell office:value-type="float" office:value="4"/>
          </table:previous>
        </table:cell-content-change>
        <table:cell-content-change table:id="ct5070">
          <table:cell-address table:column="16" table:row="108" table:table="0"/>
          <office:change-info>
            <dc:creator>. .</dc:creator>
            <dc:date>2017-08-02T10:33:43.17</dc:date>
          </office:change-info>
          <table:previous table:id="ct4174">
            <table:change-track-table-cell office:value-type="float" office:value="8"/>
          </table:previous>
        </table:cell-content-change>
        <table:cell-content-change table:id="ct5071">
          <table:cell-address table:column="16" table:row="122" table:table="0"/>
          <office:change-info>
            <dc:creator>. .</dc:creator>
            <dc:date>2017-08-02T10:33:45.78</dc:date>
          </office:change-info>
          <table:previous table:id="ct5058">
            <table:change-track-table-cell office:value-type="float" office:value="20"/>
          </table:previous>
        </table:cell-content-change>
        <table:cell-content-change table:id="ct5072">
          <table:cell-address table:column="3" table:row="88" table:table="0"/>
          <office:change-info>
            <dc:creator>. .</dc:creator>
            <dc:date>2017-08-02T10:34:09.26</dc:date>
          </office:change-info>
          <table:previous table:id="ct4328">
            <table:change-track-table-cell office:value-type="string">
              <text:p>4.00</text:p>
            </table:change-track-table-cell>
          </table:previous>
        </table:cell-content-change>
        <table:cell-content-change table:id="ct5073">
          <table:cell-address table:column="3" table:row="89" table:table="0"/>
          <office:change-info>
            <dc:creator>. .</dc:creator>
            <dc:date>2017-08-02T10:34:11.52</dc:date>
          </office:change-info>
          <table:previous table:id="ct4330">
            <table:change-track-table-cell office:value-type="string">
              <text:p>5.00</text:p>
            </table:change-track-table-cell>
          </table:previous>
        </table:cell-content-change>
        <table:cell-content-change table:id="ct5074">
          <table:cell-address table:column="3" table:row="172" table:table="0"/>
          <office:change-info>
            <dc:creator>. .</dc:creator>
            <dc:date>2017-08-02T10:34:49.62</dc:date>
          </office:change-info>
          <table:previous table:id="ct2456">
            <table:change-track-table-cell office:value-type="string">
              <text:p>2.00</text:p>
            </table:change-track-table-cell>
          </table:previous>
        </table:cell-content-change>
        <table:cell-content-change table:id="ct5075">
          <table:cell-address table:column="4" table:row="172" table:table="0"/>
          <office:change-info>
            <dc:creator>. .</dc:creator>
            <dc:date>2017-08-02T10:34:55.88</dc:date>
          </office:change-info>
          <table:previous table:id="ct2459">
            <table:change-track-table-cell office:value-type="string">
              <text:p>3.00</text:p>
            </table:change-track-table-cell>
          </table:previous>
        </table:cell-content-change>
        <table:cell-content-change table:id="ct5076">
          <table:cell-address table:column="4" table:row="88" table:table="0"/>
          <office:change-info>
            <dc:creator>. .</dc:creator>
            <dc:date>2017-08-02T10:35:08.88</dc:date>
          </office:change-info>
          <table:previous table:id="ct4329">
            <table:change-track-table-cell office:value-type="string">
              <text:p>5.00</text:p>
            </table:change-track-table-cell>
          </table:previous>
        </table:cell-content-change>
        <table:cell-content-change table:id="ct5077">
          <table:cell-address table:column="4" table:row="89" table:table="0"/>
          <office:change-info>
            <dc:creator>. .</dc:creator>
            <dc:date>2017-08-02T10:35:13.51</dc:date>
          </office:change-info>
          <table:previous table:id="ct4331">
            <table:change-track-table-cell office:value-type="string">
              <text:p>6.00</text:p>
            </table:change-track-table-cell>
          </table:previous>
        </table:cell-content-change>
        <table:cell-content-change table:id="ct5078">
          <table:cell-address table:column="3" table:row="89" table:table="0"/>
          <office:change-info>
            <dc:creator>. .</dc:creator>
            <dc:date>2017-08-02T10:35:15.60</dc:date>
          </office:change-info>
          <table:previous table:id="ct5073">
            <table:change-track-table-cell office:value-type="string">
              <text:p>2.50</text:p>
            </table:change-track-table-cell>
          </table:previous>
        </table:cell-content-change>
        <table:cell-content-change table:id="ct5079">
          <table:cell-address table:column="4" table:row="89" table:table="0"/>
          <office:change-info>
            <dc:creator>. .</dc:creator>
            <dc:date>2017-08-02T10:35:18.80</dc:date>
          </office:change-info>
          <table:previous table:id="ct5077">
            <table:change-track-table-cell office:value-type="string">
              <text:p>3.00</text:p>
            </table:change-track-table-cell>
          </table:previous>
        </table:cell-content-change>
        <table:cell-content-change table:id="ct5080">
          <table:cell-address table:column="3" table:row="172" table:table="0"/>
          <office:change-info>
            <dc:creator>. .</dc:creator>
            <dc:date>2017-08-02T10:35:24.86</dc:date>
          </office:change-info>
          <table:previous table:id="ct5074">
            <table:change-track-table-cell office:value-type="string">
              <text:p>1.50</text:p>
            </table:change-track-table-cell>
          </table:previous>
        </table:cell-content-change>
        <table:cell-content-change table:id="ct5081">
          <table:cell-address table:column="4" table:row="172" table:table="0"/>
          <office:change-info>
            <dc:creator>. .</dc:creator>
            <dc:date>2017-08-02T10:35:27.16</dc:date>
          </office:change-info>
          <table:previous table:id="ct5075">
            <table:change-track-table-cell office:value-type="string">
              <text:p>2.00</text:p>
            </table:change-track-table-cell>
          </table:previous>
        </table:cell-content-change>
        <table:cell-content-change table:id="ct5082">
          <table:cell-address table:column="3" table:row="173" table:table="0"/>
          <office:change-info>
            <dc:creator>. .</dc:creator>
            <dc:date>2017-08-02T10:35:32.37</dc:date>
          </office:change-info>
          <table:previous table:id="ct2457">
            <table:change-track-table-cell office:value-type="string">
              <text:p>3.00</text:p>
            </table:change-track-table-cell>
          </table:previous>
        </table:cell-content-change>
        <table:cell-content-change table:id="ct5083">
          <table:cell-address table:column="3" table:row="173" table:table="0"/>
          <office:change-info>
            <dc:creator>. .</dc:creator>
            <dc:date>2017-08-02T10:35:35.91</dc:date>
          </office:change-info>
          <table:previous table:id="ct5082">
            <table:change-track-table-cell office:value-type="string">
              <text:p>2.5</text:p>
            </table:change-track-table-cell>
          </table:previous>
        </table:cell-content-change>
        <table:cell-content-change table:id="ct5084">
          <table:cell-address table:column="4" table:row="173" table:table="0"/>
          <office:change-info>
            <dc:creator>. .</dc:creator>
            <dc:date>2017-08-02T10:35:39.87</dc:date>
          </office:change-info>
          <table:previous table:id="ct2460">
            <table:change-track-table-cell office:value-type="string">
              <text:p>4.00</text:p>
            </table:change-track-table-cell>
          </table:previous>
        </table:cell-content-change>
        <table:cell-content-change table:id="ct5085">
          <table:cell-address table:column="4" table:row="173" table:table="0"/>
          <office:change-info>
            <dc:creator>. .</dc:creator>
            <dc:date>2017-08-02T10:35:42.46</dc:date>
          </office:change-info>
          <table:previous table:id="ct5084">
            <table:change-track-table-cell office:value-type="string">
              <text:p>3.5</text:p>
            </table:change-track-table-cell>
          </table:previous>
        </table:cell-content-change>
        <table:cell-content-change table:id="ct5086">
          <table:cell-address table:column="3" table:row="174" table:table="0"/>
          <office:change-info>
            <dc:creator>. .</dc:creator>
            <dc:date>2017-08-02T10:35:47.70</dc:date>
          </office:change-info>
          <table:previous table:id="ct2458">
            <table:change-track-table-cell office:value-type="string">
              <text:p>5.00</text:p>
            </table:change-track-table-cell>
          </table:previous>
        </table:cell-content-change>
        <table:cell-content-change table:id="ct5087">
          <table:cell-address table:column="3" table:row="172" table:table="0"/>
          <office:change-info>
            <dc:creator>. .</dc:creator>
            <dc:date>2017-08-02T10:35:54.47</dc:date>
          </office:change-info>
          <table:previous table:id="ct5080">
            <table:change-track-table-cell office:value-type="string">
              <text:p>2.00</text:p>
            </table:change-track-table-cell>
          </table:previous>
        </table:cell-content-change>
        <table:cell-content-change table:id="ct5088">
          <table:cell-address table:column="3" table:row="173" table:table="0"/>
          <office:change-info>
            <dc:creator>. .</dc:creator>
            <dc:date>2017-08-02T10:35:56.75</dc:date>
          </office:change-info>
          <table:previous table:id="ct5083">
            <table:change-track-table-cell office:value-type="string">
              <text:p>2.50</text:p>
            </table:change-track-table-cell>
          </table:previous>
        </table:cell-content-change>
        <table:cell-content-change table:id="ct5089">
          <table:cell-address table:column="3" table:row="174" table:table="0"/>
          <office:change-info>
            <dc:creator>. .</dc:creator>
            <dc:date>2017-08-02T10:36:00.04</dc:date>
          </office:change-info>
          <table:previous table:id="ct5086">
            <table:change-track-table-cell office:value-type="string">
              <text:p>3.00</text:p>
            </table:change-track-table-cell>
          </table:previous>
        </table:cell-content-change>
        <table:cell-content-change table:id="ct5090">
          <table:cell-address table:column="4" table:row="174" table:table="0"/>
          <office:change-info>
            <dc:creator>. .</dc:creator>
            <dc:date>2017-08-02T10:36:09.23</dc:date>
          </office:change-info>
          <table:previous table:id="ct2461">
            <table:change-track-table-cell office:value-type="string">
              <text:p>6.00</text:p>
            </table:change-track-table-cell>
          </table:previous>
        </table:cell-content-change>
        <table:cell-content-change table:id="ct5091">
          <table:cell-address table:column="4" table:row="173" table:table="0"/>
          <office:change-info>
            <dc:creator>. .</dc:creator>
            <dc:date>2017-08-02T10:36:12.45</dc:date>
          </office:change-info>
          <table:previous table:id="ct5085">
            <table:change-track-table-cell office:value-type="string">
              <text:p>3.50</text:p>
            </table:change-track-table-cell>
          </table:previous>
        </table:cell-content-change>
        <table:cell-content-change table:id="ct5092">
          <table:cell-address table:column="3" table:row="173" table:table="0"/>
          <office:change-info>
            <dc:creator>. .</dc:creator>
            <dc:date>2017-08-02T10:36:39.63</dc:date>
          </office:change-info>
          <table:previous table:id="ct5088">
            <table:change-track-table-cell office:value-type="string">
              <text:p>1.50</text:p>
            </table:change-track-table-cell>
          </table:previous>
        </table:cell-content-change>
        <table:cell-content-change table:id="ct5093">
          <table:cell-address table:column="4" table:row="173" table:table="0"/>
          <office:change-info>
            <dc:creator>. .</dc:creator>
            <dc:date>2017-08-02T10:36:42.70</dc:date>
          </office:change-info>
          <table:previous table:id="ct5091">
            <table:change-track-table-cell office:value-type="string">
              <text:p>3.00</text:p>
            </table:change-track-table-cell>
          </table:previous>
        </table:cell-content-change>
        <table:cell-content-change table:id="ct5094">
          <table:cell-address table:column="3" table:row="174" table:table="0"/>
          <office:change-info>
            <dc:creator>. .</dc:creator>
            <dc:date>2017-08-02T10:36:46.27</dc:date>
          </office:change-info>
          <table:previous table:id="ct5089">
            <table:change-track-table-cell office:value-type="string">
              <text:p>2.00</text:p>
            </table:change-track-table-cell>
          </table:previous>
        </table:cell-content-change>
        <table:cell-content-change table:id="ct5095">
          <table:cell-address table:column="3" table:row="88" table:table="0"/>
          <office:change-info>
            <dc:creator>. .</dc:creator>
            <dc:date>2017-08-02T10:37:01.07</dc:date>
          </office:change-info>
          <table:previous table:id="ct5072">
            <table:change-track-table-cell office:value-type="string">
              <text:p>2.00</text:p>
            </table:change-track-table-cell>
          </table:previous>
        </table:cell-content-change>
        <table:cell-content-change table:id="ct5096">
          <table:cell-address table:column="4" table:row="88" table:table="0"/>
          <office:change-info>
            <dc:creator>. .</dc:creator>
            <dc:date>2017-08-02T10:37:03.11</dc:date>
          </office:change-info>
          <table:previous table:id="ct5076">
            <table:change-track-table-cell office:value-type="string">
              <text:p>3.00</text:p>
            </table:change-track-table-cell>
          </table:previous>
        </table:cell-content-change>
        <table:cell-content-change table:id="ct5097">
          <table:cell-address table:column="3" table:row="89" table:table="0"/>
          <office:change-info>
            <dc:creator>. .</dc:creator>
            <dc:date>2017-08-02T10:37:07.39</dc:date>
          </office:change-info>
          <table:previous table:id="ct5078">
            <table:change-track-table-cell office:value-type="string">
              <text:p>3.00</text:p>
            </table:change-track-table-cell>
          </table:previous>
        </table:cell-content-change>
        <table:cell-content-change table:id="ct5098">
          <table:cell-address table:column="4" table:row="89" table:table="0"/>
          <office:change-info>
            <dc:creator>. .</dc:creator>
            <dc:date>2017-08-02T10:37:10.26</dc:date>
          </office:change-info>
          <table:previous table:id="ct5079">
            <table:change-track-table-cell office:value-type="string">
              <text:p>4.00</text:p>
            </table:change-track-table-cell>
          </table:previous>
        </table:cell-content-change>
        <table:cell-content-change table:id="ct5099">
          <table:cell-address table:column="19" table:row="94" table:table="0"/>
          <office:change-info>
            <dc:creator>. .</dc:creator>
            <dc:date>2017-08-02T10:37:42.63</dc:date>
          </office:change-info>
          <table:previous table:id="ct4653">
            <table:change-track-table-cell office:value-type="string">
              <text:p>10.00</text:p>
            </table:change-track-table-cell>
          </table:previous>
        </table:cell-content-change>
        <table:cell-content-change table:id="ct5100">
          <table:cell-address table:column="19" table:row="95" table:table="0"/>
          <office:change-info>
            <dc:creator>. .</dc:creator>
            <dc:date>2017-08-02T10:37:49.13</dc:date>
          </office:change-info>
          <table:previous table:id="ct4792">
            <table:change-track-table-cell office:value-type="string">
              <text:p>12.00</text:p>
            </table:change-track-table-cell>
          </table:previous>
        </table:cell-content-change>
        <table:cell-content-change table:id="ct5101">
          <table:cell-address table:column="19" table:row="96" table:table="0"/>
          <office:change-info>
            <dc:creator>. .</dc:creator>
            <dc:date>2017-08-02T10:37:51.84</dc:date>
          </office:change-info>
          <table:previous table:id="ct4793">
            <table:change-track-table-cell office:value-type="string">
              <text:p>15.00</text:p>
            </table:change-track-table-cell>
          </table:previous>
        </table:cell-content-change>
        <table:cell-content-change table:id="ct5102">
          <table:cell-address table:column="19" table:row="97" table:table="0"/>
          <office:change-info>
            <dc:creator>. .</dc:creator>
            <dc:date>2017-08-02T10:37:53.81</dc:date>
          </office:change-info>
          <table:previous table:id="ct4656">
            <table:change-track-table-cell office:value-type="string">
              <text:p>10.00</text:p>
            </table:change-track-table-cell>
          </table:previous>
        </table:cell-content-change>
        <table:cell-content-change table:id="ct5103">
          <table:cell-address table:column="19" table:row="98" table:table="0"/>
          <office:change-info>
            <dc:creator>. .</dc:creator>
            <dc:date>2017-08-02T10:37:53.81</dc:date>
          </office:change-info>
          <table:previous table:id="ct4794">
            <table:change-track-table-cell office:value-type="string">
              <text:p>12.00</text:p>
            </table:change-track-table-cell>
          </table:previous>
        </table:cell-content-change>
        <table:cell-content-change table:id="ct5104">
          <table:cell-address table:column="19" table:row="99" table:table="0"/>
          <office:change-info>
            <dc:creator>. .</dc:creator>
            <dc:date>2017-08-02T10:37:53.81</dc:date>
          </office:change-info>
          <table:previous table:id="ct4795">
            <table:change-track-table-cell office:value-type="string">
              <text:p>15.00</text:p>
            </table:change-track-table-cell>
          </table:previous>
        </table:cell-content-change>
        <table:cell-content-change table:id="ct5105">
          <table:cell-address table:column="19" table:row="100" table:table="0"/>
          <office:change-info>
            <dc:creator>. .</dc:creator>
            <dc:date>2017-08-02T10:37:54.39</dc:date>
          </office:change-info>
          <table:previous table:id="ct4659">
            <table:change-track-table-cell office:value-type="string">
              <text:p>10.00</text:p>
            </table:change-track-table-cell>
          </table:previous>
        </table:cell-content-change>
        <table:cell-content-change table:id="ct5106">
          <table:cell-address table:column="19" table:row="101" table:table="0"/>
          <office:change-info>
            <dc:creator>. .</dc:creator>
            <dc:date>2017-08-02T10:37:54.39</dc:date>
          </office:change-info>
          <table:previous table:id="ct4796">
            <table:change-track-table-cell office:value-type="string">
              <text:p>12.00</text:p>
            </table:change-track-table-cell>
          </table:previous>
        </table:cell-content-change>
        <table:cell-content-change table:id="ct5107">
          <table:cell-address table:column="19" table:row="102" table:table="0"/>
          <office:change-info>
            <dc:creator>. .</dc:creator>
            <dc:date>2017-08-02T10:37:54.39</dc:date>
          </office:change-info>
          <table:previous table:id="ct4797">
            <table:change-track-table-cell office:value-type="string">
              <text:p>15.00</text:p>
            </table:change-track-table-cell>
          </table:previous>
        </table:cell-content-change>
        <table:cell-content-change table:id="ct5108">
          <table:cell-address table:column="19" table:row="103" table:table="0"/>
          <office:change-info>
            <dc:creator>. .</dc:creator>
            <dc:date>2017-08-02T10:37:55.14</dc:date>
          </office:change-info>
          <table:previous table:id="ct4662">
            <table:change-track-table-cell office:value-type="string">
              <text:p>10.00</text:p>
            </table:change-track-table-cell>
          </table:previous>
        </table:cell-content-change>
        <table:cell-content-change table:id="ct5109">
          <table:cell-address table:column="19" table:row="104" table:table="0"/>
          <office:change-info>
            <dc:creator>. .</dc:creator>
            <dc:date>2017-08-02T10:37:55.14</dc:date>
          </office:change-info>
          <table:previous table:id="ct4798">
            <table:change-track-table-cell office:value-type="string">
              <text:p>12.00</text:p>
            </table:change-track-table-cell>
          </table:previous>
        </table:cell-content-change>
        <table:cell-content-change table:id="ct5110">
          <table:cell-address table:column="19" table:row="105" table:table="0"/>
          <office:change-info>
            <dc:creator>. .</dc:creator>
            <dc:date>2017-08-02T10:37:55.14</dc:date>
          </office:change-info>
          <table:previous table:id="ct4799">
            <table:change-track-table-cell office:value-type="string">
              <text:p>15.00</text:p>
            </table:change-track-table-cell>
          </table:previous>
        </table:cell-content-change>
        <table:cell-content-change table:id="ct5111">
          <table:cell-address table:column="19" table:row="106" table:table="0"/>
          <office:change-info>
            <dc:creator>. .</dc:creator>
            <dc:date>2017-08-02T10:37:55.67</dc:date>
          </office:change-info>
          <table:previous table:id="ct4665">
            <table:change-track-table-cell office:value-type="string">
              <text:p>10.00</text:p>
            </table:change-track-table-cell>
          </table:previous>
        </table:cell-content-change>
        <table:cell-content-change table:id="ct5112">
          <table:cell-address table:column="19" table:row="107" table:table="0"/>
          <office:change-info>
            <dc:creator>. .</dc:creator>
            <dc:date>2017-08-02T10:37:55.67</dc:date>
          </office:change-info>
          <table:previous table:id="ct4800">
            <table:change-track-table-cell office:value-type="string">
              <text:p>12.00</text:p>
            </table:change-track-table-cell>
          </table:previous>
        </table:cell-content-change>
        <table:cell-content-change table:id="ct5113">
          <table:cell-address table:column="19" table:row="108" table:table="0"/>
          <office:change-info>
            <dc:creator>. .</dc:creator>
            <dc:date>2017-08-02T10:37:55.67</dc:date>
          </office:change-info>
          <table:previous table:id="ct4801">
            <table:change-track-table-cell office:value-type="string">
              <text:p>15.00</text:p>
            </table:change-track-table-cell>
          </table:previous>
        </table:cell-content-change>
        <table:cell-content-change table:id="ct5114">
          <table:cell-address table:column="19" table:row="110" table:table="0"/>
          <office:change-info>
            <dc:creator>. .</dc:creator>
            <dc:date>2017-08-02T10:37:57.61</dc:date>
          </office:change-info>
          <table:previous table:id="ct4776">
            <table:change-track-table-cell office:value-type="string">
              <text:p>10.00</text:p>
            </table:change-track-table-cell>
          </table:previous>
        </table:cell-content-change>
        <table:cell-content-change table:id="ct5115">
          <table:cell-address table:column="19" table:row="111" table:table="0"/>
          <office:change-info>
            <dc:creator>. .</dc:creator>
            <dc:date>2017-08-02T10:37:57.61</dc:date>
          </office:change-info>
          <table:previous table:id="ct4807">
            <table:change-track-table-cell office:value-type="string">
              <text:p>12.00</text:p>
            </table:change-track-table-cell>
          </table:previous>
        </table:cell-content-change>
        <table:cell-content-change table:id="ct5116">
          <table:cell-address table:column="19" table:row="112" table:table="0"/>
          <office:change-info>
            <dc:creator>. .</dc:creator>
            <dc:date>2017-08-02T10:37:57.61</dc:date>
          </office:change-info>
          <table:previous table:id="ct4808">
            <table:change-track-table-cell office:value-type="string">
              <text:p>15.00</text:p>
            </table:change-track-table-cell>
          </table:previous>
        </table:cell-content-change>
        <table:cell-content-change table:id="ct5117">
          <table:cell-address table:column="15" table:row="110" table:table="0"/>
          <office:change-info>
            <dc:creator>. .</dc:creator>
            <dc:date>2017-08-02T10:38:13.41</dc:date>
          </office:change-info>
          <table:previous table:id="ct4186">
            <table:change-track-table-cell office:value-type="float" office:value="0.1"/>
          </table:previous>
        </table:cell-content-change>
        <table:cell-content-change table:id="ct5118">
          <table:cell-address table:column="15" table:row="111" table:table="0"/>
          <office:change-info>
            <dc:creator>. .</dc:creator>
            <dc:date>2017-08-02T10:38:13.41</dc:date>
          </office:change-info>
          <table:previous table:id="ct4187">
            <table:change-track-table-cell office:value-type="float" office:value="0.1"/>
          </table:previous>
        </table:cell-content-change>
        <table:cell-content-change table:id="ct5119">
          <table:cell-address table:column="15" table:row="112" table:table="0"/>
          <office:change-info>
            <dc:creator>. .</dc:creator>
            <dc:date>2017-08-02T10:38:13.41</dc:date>
          </office:change-info>
          <table:previous table:id="ct4188">
            <table:change-track-table-cell office:value-type="float" office:value="0.1"/>
          </table:previous>
        </table:cell-content-change>
        <table:cell-content-change table:id="ct5120">
          <table:cell-address table:column="19" table:row="121" table:table="0"/>
          <office:change-info>
            <dc:creator>. .</dc:creator>
            <dc:date>2017-08-02T10:39:04.46</dc:date>
          </office:change-info>
          <table:previous table:id="ct4782">
            <table:change-track-table-cell office:value-type="string">
              <text:p>10.00</text:p>
            </table:change-track-table-cell>
          </table:previous>
        </table:cell-content-change>
        <table:cell-content-change table:id="ct5121">
          <table:cell-address table:column="19" table:row="122" table:table="0"/>
          <office:change-info>
            <dc:creator>. .</dc:creator>
            <dc:date>2017-08-02T10:39:05.49</dc:date>
          </office:change-info>
          <table:previous table:id="ct4783">
            <table:change-track-table-cell office:value-type="string">
              <text:p>10.00</text:p>
            </table:change-track-table-cell>
          </table:previous>
        </table:cell-content-change>
        <table:cell-content-change table:id="ct5122">
          <table:cell-address table:column="19" table:row="114" table:table="0"/>
          <office:change-info>
            <dc:creator>. .</dc:creator>
            <dc:date>2017-08-02T10:39:11.21</dc:date>
          </office:change-info>
          <table:previous table:id="ct4779">
            <table:change-track-table-cell office:value-type="string">
              <text:p>10.00</text:p>
            </table:change-track-table-cell>
          </table:previous>
        </table:cell-content-change>
        <table:cell-content-change table:id="ct5123">
          <table:cell-address table:column="19" table:row="115" table:table="0"/>
          <office:change-info>
            <dc:creator>. .</dc:creator>
            <dc:date>2017-08-02T10:39:11.21</dc:date>
          </office:change-info>
          <table:previous table:id="ct4780">
            <table:change-track-table-cell office:value-type="string">
              <text:p>10.00</text:p>
            </table:change-track-table-cell>
          </table:previous>
        </table:cell-content-change>
        <table:cell-content-change table:id="ct5124">
          <table:cell-address table:column="19" table:row="116" table:table="0"/>
          <office:change-info>
            <dc:creator>. .</dc:creator>
            <dc:date>2017-08-02T10:39:11.21</dc:date>
          </office:change-info>
          <table:previous table:id="ct4781">
            <table:change-track-table-cell office:value-type="string">
              <text:p>10.00</text:p>
            </table:change-track-table-cell>
          </table:previous>
        </table:cell-content-change>
        <table:cell-content-change table:id="ct5125">
          <table:cell-address table:column="19" table:row="163" table:table="0"/>
          <office:change-info>
            <dc:creator>. .</dc:creator>
            <dc:date>2017-08-02T10:42:10.62</dc:date>
          </office:change-info>
          <table:previous table:id="ct4784">
            <table:change-track-table-cell office:value-type="string">
              <text:p>10.00</text:p>
            </table:change-track-table-cell>
          </table:previous>
        </table:cell-content-change>
        <table:cell-content-change table:id="ct5126">
          <table:cell-address table:column="19" table:row="164" table:table="0"/>
          <office:change-info>
            <dc:creator>. .</dc:creator>
            <dc:date>2017-08-02T10:42:15.13</dc:date>
          </office:change-info>
          <table:previous table:id="ct4809">
            <table:change-track-table-cell office:value-type="string">
              <text:p>15.00</text:p>
            </table:change-track-table-cell>
          </table:previous>
        </table:cell-content-change>
        <table:cell-content-change table:id="ct5127">
          <table:cell-address table:column="19" table:row="165" table:table="0"/>
          <office:change-info>
            <dc:creator>. .</dc:creator>
            <dc:date>2017-08-02T10:42:18.69</dc:date>
          </office:change-info>
          <table:previous table:id="ct4810">
            <table:change-track-table-cell office:value-type="string">
              <text:p>20.00</text:p>
            </table:change-track-table-cell>
          </table:previous>
        </table:cell-content-change>
        <table:cell-content-change table:id="ct5128">
          <table:cell-address table:column="19" table:row="166" table:table="0"/>
          <office:change-info>
            <dc:creator>. .</dc:creator>
            <dc:date>2017-08-02T10:42:25.19</dc:date>
          </office:change-info>
          <table:previous table:id="ct4815">
            <table:change-track-table-cell office:value-type="string">
              <text:p>20.00</text:p>
            </table:change-track-table-cell>
          </table:previous>
        </table:cell-content-change>
        <table:cell-content-change table:id="ct5129">
          <table:cell-address table:column="16" table:row="121" table:table="0"/>
          <office:change-info>
            <dc:creator>. .</dc:creator>
            <dc:date>2017-08-02T10:42:51.08</dc:date>
          </office:change-info>
          <table:previous table:id="ct5054">
            <table:change-track-table-cell office:value-type="float" office:value="20"/>
          </table:previous>
        </table:cell-content-change>
        <table:cell-content-change table:id="ct5130">
          <table:cell-address table:column="16" table:row="122" table:table="0"/>
          <office:change-info>
            <dc:creator>. .</dc:creator>
            <dc:date>2017-08-02T10:42:55.73</dc:date>
          </office:change-info>
          <table:previous table:id="ct5071">
            <table:change-track-table-cell office:value-type="float" office:value="25"/>
          </table:previous>
        </table:cell-content-change>
        <table:cell-content-change table:id="ct5131">
          <table:cell-address table:column="19" table:row="180" table:table="0"/>
          <office:change-info>
            <dc:creator>. .</dc:creator>
            <dc:date>2017-08-02T10:46:35.28</dc:date>
          </office:change-info>
          <table:previous table:id="ct4791">
            <table:change-track-table-cell office:value-type="string">
              <text:p>20.00</text:p>
            </table:change-track-table-cell>
          </table:previous>
        </table:cell-content-change>
        <table:cell-content-change table:id="ct5132">
          <table:cell-address table:column="16" table:row="180" table:table="0"/>
          <office:change-info>
            <dc:creator>. .</dc:creator>
            <dc:date>2017-08-02T10:46:48.40</dc:date>
          </office:change-info>
          <table:previous table:id="ct3764">
            <table:change-track-table-cell office:value-type="float" office:value="100"/>
          </table:previous>
        </table:cell-content-change>
        <table:cell-content-change table:id="ct5133">
          <table:cell-address table:column="5" table:row="32" table:table="0"/>
          <office:change-info>
            <dc:creator>. .</dc:creator>
            <dc:date>2017-08-03T06:57:53.85</dc:date>
          </office:change-info>
          <table:previous table:id="ct697">
            <table:change-track-table-cell office:value-type="string">
              <text:p>0.80</text:p>
            </table:change-track-table-cell>
          </table:previous>
        </table:cell-content-change>
        <table:cell-content-change table:id="ct5134">
          <table:cell-address table:column="5" table:row="33" table:table="0"/>
          <office:change-info>
            <dc:creator>. .</dc:creator>
            <dc:date>2017-08-03T06:58:00.27</dc:date>
          </office:change-info>
          <table:previous table:id="ct698">
            <table:change-track-table-cell office:value-type="string">
              <text:p>0.80</text:p>
            </table:change-track-table-cell>
          </table:previous>
        </table:cell-content-change>
        <table:cell-content-change table:id="ct5135">
          <table:cell-address table:column="5" table:row="34" table:table="0"/>
          <office:change-info>
            <dc:creator>. .</dc:creator>
            <dc:date>2017-08-03T06:58:03.36</dc:date>
          </office:change-info>
          <table:previous table:id="ct699">
            <table:change-track-table-cell office:value-type="string">
              <text:p>0.80</text:p>
            </table:change-track-table-cell>
          </table:previous>
        </table:cell-content-change>
        <table:cell-content-change table:id="ct5136">
          <table:cell-address table:column="5" table:row="35" table:table="0"/>
          <office:change-info>
            <dc:creator>. .</dc:creator>
            <dc:date>2017-08-03T06:58:03.36</dc:date>
          </office:change-info>
          <table:previous table:id="ct700">
            <table:change-track-table-cell office:value-type="string">
              <text:p>0.80</text:p>
            </table:change-track-table-cell>
          </table:previous>
        </table:cell-content-change>
        <table:cell-content-change table:id="ct5137">
          <table:cell-address table:column="5" table:row="36" table:table="0"/>
          <office:change-info>
            <dc:creator>. .</dc:creator>
            <dc:date>2017-08-03T06:58:03.36</dc:date>
          </office:change-info>
          <table:previous table:id="ct701">
            <table:change-track-table-cell office:value-type="string">
              <text:p>0.80</text:p>
            </table:change-track-table-cell>
          </table:previous>
        </table:cell-content-change>
        <table:cell-content-change table:id="ct5138">
          <table:cell-address table:column="5" table:row="37" table:table="0"/>
          <office:change-info>
            <dc:creator>. .</dc:creator>
            <dc:date>2017-08-03T06:58:03.36</dc:date>
          </office:change-info>
          <table:previous table:id="ct702">
            <table:change-track-table-cell office:value-type="string">
              <text:p>0.80</text:p>
            </table:change-track-table-cell>
          </table:previous>
        </table:cell-content-change>
        <table:cell-content-change table:id="ct5139">
          <table:cell-address table:column="5" table:row="38" table:table="0"/>
          <office:change-info>
            <dc:creator>. .</dc:creator>
            <dc:date>2017-08-03T06:58:03.36</dc:date>
          </office:change-info>
          <table:previous table:id="ct703">
            <table:change-track-table-cell office:value-type="string">
              <text:p>0.80</text:p>
            </table:change-track-table-cell>
          </table:previous>
        </table:cell-content-change>
        <table:cell-content-change table:id="ct5140">
          <table:cell-address table:column="5" table:row="39" table:table="0"/>
          <office:change-info>
            <dc:creator>. .</dc:creator>
            <dc:date>2017-08-03T06:58:03.36</dc:date>
          </office:change-info>
          <table:previous table:id="ct704">
            <table:change-track-table-cell office:value-type="string">
              <text:p>0.80</text:p>
            </table:change-track-table-cell>
          </table:previous>
        </table:cell-content-change>
        <table:cell-content-change table:id="ct5141">
          <table:cell-address table:column="5" table:row="40" table:table="0"/>
          <office:change-info>
            <dc:creator>. .</dc:creator>
            <dc:date>2017-08-03T06:58:03.36</dc:date>
          </office:change-info>
          <table:previous table:id="ct705">
            <table:change-track-table-cell office:value-type="string">
              <text:p>0.80</text:p>
            </table:change-track-table-cell>
          </table:previous>
        </table:cell-content-change>
        <table:cell-content-change table:id="ct5142">
          <table:cell-address table:column="5" table:row="32" table:table="0"/>
          <office:change-info>
            <dc:creator>. .</dc:creator>
            <dc:date>2017-08-03T06:58:04.84</dc:date>
          </office:change-info>
          <table:previous table:id="ct5133">
            <table:change-track-table-cell office:value-type="float" office:value="0.7"/>
          </table:previous>
        </table:cell-content-change>
        <table:cell-content-change table:id="ct5143">
          <table:cell-address table:column="5" table:row="32" table:table="0"/>
          <office:change-info>
            <dc:creator>. .</dc:creator>
            <dc:date>2017-08-03T06:58:53.79</dc:date>
          </office:change-info>
          <table:previous table:id="ct5142">
            <table:change-track-table-cell office:value-type="string">
              <text:p>0.70</text:p>
            </table:change-track-table-cell>
          </table:previous>
        </table:cell-content-change>
        <table:cell-content-change table:id="ct5144">
          <table:cell-address table:column="5" table:row="33" table:table="0"/>
          <office:change-info>
            <dc:creator>. .</dc:creator>
            <dc:date>2017-08-03T06:58:56.28</dc:date>
          </office:change-info>
          <table:previous table:id="ct5134">
            <table:change-track-table-cell office:value-type="string">
              <text:p>0.70</text:p>
            </table:change-track-table-cell>
          </table:previous>
        </table:cell-content-change>
        <table:cell-content-change table:id="ct5145">
          <table:cell-address table:column="5" table:row="34" table:table="0"/>
          <office:change-info>
            <dc:creator>. .</dc:creator>
            <dc:date>2017-08-03T06:58:56.28</dc:date>
          </office:change-info>
          <table:previous table:id="ct5135">
            <table:change-track-table-cell office:value-type="string">
              <text:p>0.70</text:p>
            </table:change-track-table-cell>
          </table:previous>
        </table:cell-content-change>
        <table:cell-content-change table:id="ct5146">
          <table:cell-address table:column="5" table:row="35" table:table="0"/>
          <office:change-info>
            <dc:creator>. .</dc:creator>
            <dc:date>2017-08-03T06:58:56.28</dc:date>
          </office:change-info>
          <table:previous table:id="ct5136">
            <table:change-track-table-cell office:value-type="string">
              <text:p>0.70</text:p>
            </table:change-track-table-cell>
          </table:previous>
        </table:cell-content-change>
        <table:cell-content-change table:id="ct5147">
          <table:cell-address table:column="5" table:row="36" table:table="0"/>
          <office:change-info>
            <dc:creator>. .</dc:creator>
            <dc:date>2017-08-03T06:58:56.28</dc:date>
          </office:change-info>
          <table:previous table:id="ct5137">
            <table:change-track-table-cell office:value-type="string">
              <text:p>0.70</text:p>
            </table:change-track-table-cell>
          </table:previous>
        </table:cell-content-change>
        <table:cell-content-change table:id="ct5148">
          <table:cell-address table:column="5" table:row="37" table:table="0"/>
          <office:change-info>
            <dc:creator>. .</dc:creator>
            <dc:date>2017-08-03T06:58:56.28</dc:date>
          </office:change-info>
          <table:previous table:id="ct5138">
            <table:change-track-table-cell office:value-type="string">
              <text:p>0.70</text:p>
            </table:change-track-table-cell>
          </table:previous>
        </table:cell-content-change>
        <table:cell-content-change table:id="ct5149">
          <table:cell-address table:column="5" table:row="38" table:table="0"/>
          <office:change-info>
            <dc:creator>. .</dc:creator>
            <dc:date>2017-08-03T06:58:56.28</dc:date>
          </office:change-info>
          <table:previous table:id="ct5139">
            <table:change-track-table-cell office:value-type="string">
              <text:p>0.70</text:p>
            </table:change-track-table-cell>
          </table:previous>
        </table:cell-content-change>
        <table:cell-content-change table:id="ct5150">
          <table:cell-address table:column="5" table:row="39" table:table="0"/>
          <office:change-info>
            <dc:creator>. .</dc:creator>
            <dc:date>2017-08-03T06:58:56.28</dc:date>
          </office:change-info>
          <table:previous table:id="ct5140">
            <table:change-track-table-cell office:value-type="string">
              <text:p>0.70</text:p>
            </table:change-track-table-cell>
          </table:previous>
        </table:cell-content-change>
        <table:cell-content-change table:id="ct5151">
          <table:cell-address table:column="5" table:row="40" table:table="0"/>
          <office:change-info>
            <dc:creator>. .</dc:creator>
            <dc:date>2017-08-03T06:58:56.28</dc:date>
          </office:change-info>
          <table:previous table:id="ct5141">
            <table:change-track-table-cell office:value-type="string">
              <text:p>0.70</text:p>
            </table:change-track-table-cell>
          </table:previous>
        </table:cell-content-change>
        <table:cell-content-change table:id="ct5152">
          <table:cell-address table:column="5" table:row="28" table:table="0"/>
          <office:change-info>
            <dc:creator>. .</dc:creator>
            <dc:date>2017-08-03T06:59:04.92</dc:date>
          </office:change-info>
          <table:previous table:id="ct580">
            <table:change-track-table-cell office:value-type="string">
              <text:p>0.67</text:p>
            </table:change-track-table-cell>
          </table:previous>
        </table:cell-content-change>
        <table:cell-content-change table:id="ct5153">
          <table:cell-address table:column="5" table:row="27" table:table="0"/>
          <office:change-info>
            <dc:creator>. .</dc:creator>
            <dc:date>2017-08-03T06:59:05.48</dc:date>
          </office:change-info>
          <table:previous table:id="ct579">
            <table:change-track-table-cell office:value-type="string">
              <text:p>0.67</text:p>
            </table:change-track-table-cell>
          </table:previous>
        </table:cell-content-change>
        <table:cell-content-change table:id="ct5154">
          <table:cell-address table:column="5" table:row="94" table:table="0"/>
          <office:change-info>
            <dc:creator>. .</dc:creator>
            <dc:date>2017-08-09T13:03:41.40</dc:date>
          </office:change-info>
          <table:previous table:id="ct4263">
            <table:change-track-table-cell office:value-type="string">
              <text:p>1.150</text:p>
            </table:change-track-table-cell>
          </table:previous>
        </table:cell-content-change>
        <table:cell-content-change table:id="ct5155">
          <table:cell-address table:column="7" table:row="94" table:table="0"/>
          <office:change-info>
            <dc:creator>. .</dc:creator>
            <dc:date>2017-08-09T13:04:11.87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5156">
          <table:cell-address table:column="7" table:row="95" table:table="0"/>
          <office:change-info>
            <dc:creator>. .</dc:creator>
            <dc:date>2017-08-09T13:04:18.57</dc:date>
          </office:change-info>
          <table:previous table:id="ct4278">
            <table:change-track-table-cell office:value-type="float" office:value="0.15"/>
          </table:previous>
        </table:cell-content-change>
        <table:cell-content-change table:id="ct5157">
          <table:cell-address table:column="7" table:row="96" table:table="0"/>
          <office:change-info>
            <dc:creator>. .</dc:creator>
            <dc:date>2017-08-09T13:06:15.14</dc:date>
          </office:change-info>
          <table:previous table:id="ct4279">
            <table:change-track-table-cell office:value-type="string">
              <text:p>0.30</text:p>
            </table:change-track-table-cell>
          </table:previous>
        </table:cell-content-change>
        <table:cell-content-change table:id="ct5158">
          <table:cell-address table:column="7" table:row="95" table:table="0"/>
          <office:change-info>
            <dc:creator>. .</dc:creator>
            <dc:date>2017-08-09T13:06:37.92</dc:date>
          </office:change-info>
          <table:previous table:id="ct5156">
            <table:change-track-table-cell office:value-type="float" office:value="0.3"/>
          </table:previous>
        </table:cell-content-change>
        <table:cell-content-change table:id="ct5159">
          <table:cell-address table:column="7" table:row="97" table:table="0"/>
          <office:change-info>
            <dc:creator>. .</dc:creator>
            <dc:date>2017-08-09T13:06:39.14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5160">
          <table:cell-address table:column="7" table:row="98" table:table="0"/>
          <office:change-info>
            <dc:creator>. .</dc:creator>
            <dc:date>2017-08-09T13:06:39.14</dc:date>
          </office:change-info>
          <table:previous table:id="ct4280">
            <table:change-track-table-cell office:value-type="float" office:value="0.15"/>
          </table:previous>
        </table:cell-content-change>
        <table:cell-content-change table:id="ct5161">
          <table:cell-address table:column="7" table:row="99" table:table="0"/>
          <office:change-info>
            <dc:creator>. .</dc:creator>
            <dc:date>2017-08-09T13:06:39.14</dc:date>
          </office:change-info>
          <table:previous table:id="ct4281">
            <table:change-track-table-cell office:value-type="string">
              <text:p>0.30</text:p>
            </table:change-track-table-cell>
          </table:previous>
        </table:cell-content-change>
        <table:cell-content-change table:id="ct5162">
          <table:cell-address table:column="7" table:row="100" table:table="0"/>
          <office:change-info>
            <dc:creator>. .</dc:creator>
            <dc:date>2017-08-09T13:06:39.96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5163">
          <table:cell-address table:column="7" table:row="101" table:table="0"/>
          <office:change-info>
            <dc:creator>. .</dc:creator>
            <dc:date>2017-08-09T13:06:39.96</dc:date>
          </office:change-info>
          <table:previous table:id="ct4282">
            <table:change-track-table-cell office:value-type="float" office:value="0.15"/>
          </table:previous>
        </table:cell-content-change>
        <table:cell-content-change table:id="ct5164">
          <table:cell-address table:column="7" table:row="102" table:table="0"/>
          <office:change-info>
            <dc:creator>. .</dc:creator>
            <dc:date>2017-08-09T13:06:39.96</dc:date>
          </office:change-info>
          <table:previous table:id="ct4283">
            <table:change-track-table-cell office:value-type="string">
              <text:p>0.30</text:p>
            </table:change-track-table-cell>
          </table:previous>
        </table:cell-content-change>
        <table:cell-content-change table:id="ct5165">
          <table:cell-address table:column="7" table:row="103" table:table="0"/>
          <office:change-info>
            <dc:creator>. .</dc:creator>
            <dc:date>2017-08-09T13:06:40.42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5166">
          <table:cell-address table:column="7" table:row="104" table:table="0"/>
          <office:change-info>
            <dc:creator>. .</dc:creator>
            <dc:date>2017-08-09T13:06:40.42</dc:date>
          </office:change-info>
          <table:previous table:id="ct4284">
            <table:change-track-table-cell office:value-type="float" office:value="0.15"/>
          </table:previous>
        </table:cell-content-change>
        <table:cell-content-change table:id="ct5167">
          <table:cell-address table:column="7" table:row="105" table:table="0"/>
          <office:change-info>
            <dc:creator>. .</dc:creator>
            <dc:date>2017-08-09T13:06:40.42</dc:date>
          </office:change-info>
          <table:previous table:id="ct4285">
            <table:change-track-table-cell office:value-type="string">
              <text:p>0.30</text:p>
            </table:change-track-table-cell>
          </table:previous>
        </table:cell-content-change>
        <table:cell-content-change table:id="ct5168">
          <table:cell-address table:column="7" table:row="106" table:table="0"/>
          <office:change-info>
            <dc:creator>. .</dc:creator>
            <dc:date>2017-08-09T13:06:41.85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5169">
          <table:cell-address table:column="7" table:row="107" table:table="0"/>
          <office:change-info>
            <dc:creator>. .</dc:creator>
            <dc:date>2017-08-09T13:06:41.85</dc:date>
          </office:change-info>
          <table:previous table:id="ct4286">
            <table:change-track-table-cell office:value-type="float" office:value="0.15"/>
          </table:previous>
        </table:cell-content-change>
        <table:cell-content-change table:id="ct5170">
          <table:cell-address table:column="7" table:row="108" table:table="0"/>
          <office:change-info>
            <dc:creator>. .</dc:creator>
            <dc:date>2017-08-09T13:06:41.85</dc:date>
          </office:change-info>
          <table:previous table:id="ct4287">
            <table:change-track-table-cell office:value-type="string">
              <text:p>0.30</text:p>
            </table:change-track-table-cell>
          </table:previous>
        </table:cell-content-change>
        <table:cell-content-change table:id="ct5171">
          <table:cell-address table:column="5" table:row="94" table:table="0"/>
          <office:change-info>
            <dc:creator>. .</dc:creator>
            <dc:date>2017-08-09T13:06:45.01</dc:date>
          </office:change-info>
          <table:previous table:id="ct5154">
            <table:change-track-table-cell office:value-type="string">
              <text:p>1.250</text:p>
            </table:change-track-table-cell>
          </table:previous>
        </table:cell-content-change>
        <table:cell-content-change table:id="ct5172">
          <table:cell-address table:column="3" table:row="173" table:table="0"/>
          <office:change-info>
            <dc:creator>. .</dc:creator>
            <dc:date>2017-08-09T13:33:00.92</dc:date>
          </office:change-info>
          <table:previous table:id="ct5092">
            <table:change-track-table-cell office:value-type="string">
              <text:p>1.25</text:p>
            </table:change-track-table-cell>
          </table:previous>
        </table:cell-content-change>
        <table:cell-content-change table:id="ct5173">
          <table:cell-address table:column="3" table:row="174" table:table="0"/>
          <office:change-info>
            <dc:creator>. .</dc:creator>
            <dc:date>2017-08-09T13:33:02.54</dc:date>
          </office:change-info>
          <table:previous table:id="ct5094">
            <table:change-track-table-cell office:value-type="string">
              <text:p>1.50</text:p>
            </table:change-track-table-cell>
          </table:previous>
        </table:cell-content-change>
        <table:cell-content-change table:id="ct5174">
          <table:cell-address table:column="3" table:row="174" table:table="0"/>
          <office:change-info>
            <dc:creator>. .</dc:creator>
            <dc:date>2017-08-09T13:33:14.96</dc:date>
          </office:change-info>
          <table:previous table:id="ct5173">
            <table:change-track-table-cell office:value-type="string">
              <text:p>2</text:p>
            </table:change-track-table-cell>
          </table:previous>
        </table:cell-content-change>
        <table:cell-content-change table:id="ct5175">
          <table:cell-address table:column="3" table:row="174" table:table="0"/>
          <office:change-info>
            <dc:creator>. .</dc:creator>
            <dc:date>2017-08-09T13:33:17.56</dc:date>
          </office:change-info>
          <table:previous table:id="ct5174">
            <table:change-track-table-cell office:value-type="string">
              <text:p>3.00</text:p>
            </table:change-track-table-cell>
          </table:previous>
        </table:cell-content-change>
        <table:cell-content-change table:id="ct5176">
          <table:cell-address table:column="4" table:row="173" table:table="0"/>
          <office:change-info>
            <dc:creator>. .</dc:creator>
            <dc:date>2017-08-09T13:33:23.11</dc:date>
          </office:change-info>
          <table:previous table:id="ct5093">
            <table:change-track-table-cell office:value-type="string">
              <text:p>3.50</text:p>
            </table:change-track-table-cell>
          </table:previous>
        </table:cell-content-change>
        <table:cell-content-change table:id="ct5177">
          <table:cell-address table:column="4" table:row="174" table:table="0"/>
          <office:change-info>
            <dc:creator>. .</dc:creator>
            <dc:date>2017-08-09T13:33:25.86</dc:date>
          </office:change-info>
          <table:previous table:id="ct5090">
            <table:change-track-table-cell office:value-type="string">
              <text:p>4.00</text:p>
            </table:change-track-table-cell>
          </table:previous>
        </table:cell-content-change>
        <table:cell-content-change table:id="ct5178">
          <table:cell-address table:column="11" table:row="172" table:table="0"/>
          <office:change-info>
            <dc:creator>. .</dc:creator>
            <dc:date>2017-08-09T13:33:36.74</dc:date>
          </office:change-info>
          <table:previous table:id="ct449">
            <table:change-track-table-cell office:value-type="string">
              <text:p>10.00</text:p>
            </table:change-track-table-cell>
          </table:previous>
        </table:cell-content-change>
        <table:cell-content-change table:id="ct5179">
          <table:cell-address table:column="11" table:row="173" table:table="0"/>
          <office:change-info>
            <dc:creator>. .</dc:creator>
            <dc:date>2017-08-09T13:33:39.34</dc:date>
          </office:change-info>
          <table:previous table:id="ct450">
            <table:change-track-table-cell office:value-type="string">
              <text:p>10.00</text:p>
            </table:change-track-table-cell>
          </table:previous>
        </table:cell-content-change>
        <table:cell-content-change table:id="ct5180">
          <table:cell-address table:column="11" table:row="174" table:table="0"/>
          <office:change-info>
            <dc:creator>. .</dc:creator>
            <dc:date>2017-08-09T13:33:41.83</dc:date>
          </office:change-info>
          <table:previous table:id="ct451">
            <table:change-track-table-cell office:value-type="string">
              <text:p>10.00</text:p>
            </table:change-track-table-cell>
          </table:previous>
        </table:cell-content-change>
        <table:cell-content-change table:id="ct5181">
          <table:cell-address table:column="11" table:row="88" table:table="0"/>
          <office:change-info>
            <dc:creator>. .</dc:creator>
            <dc:date>2017-08-09T13:34:20.81</dc:date>
          </office:change-info>
          <table:previous table:id="ct4332">
            <table:change-track-table-cell office:value-type="string">
              <text:p>15.00</text:p>
            </table:change-track-table-cell>
          </table:previous>
        </table:cell-content-change>
        <table:cell-content-change table:id="ct5182">
          <table:cell-address table:column="11" table:row="89" table:table="0"/>
          <office:change-info>
            <dc:creator>. .</dc:creator>
            <dc:date>2017-08-09T13:34:22.24</dc:date>
          </office:change-info>
          <table:previous table:id="ct4333">
            <table:change-track-table-cell office:value-type="string">
              <text:p>15.00</text:p>
            </table:change-track-table-cell>
          </table:previous>
        </table:cell-content-change>
        <table:cell-content-change table:id="ct5183">
          <table:cell-address table:column="3" table:row="89" table:table="0"/>
          <office:change-info>
            <dc:creator>. .</dc:creator>
            <dc:date>2017-08-09T13:34:30.38</dc:date>
          </office:change-info>
          <table:previous table:id="ct5097">
            <table:change-track-table-cell office:value-type="string">
              <text:p>1.50</text:p>
            </table:change-track-table-cell>
          </table:previous>
        </table:cell-content-change>
        <table:cell-content-change table:id="ct5184">
          <table:cell-address table:column="4" table:row="89" table:table="0"/>
          <office:change-info>
            <dc:creator>. .</dc:creator>
            <dc:date>2017-08-09T13:34:34.13</dc:date>
          </office:change-info>
          <table:previous table:id="ct5098">
            <table:change-track-table-cell office:value-type="string">
              <text:p>5.00</text:p>
            </table:change-track-table-cell>
          </table:previous>
        </table:cell-content-change>
        <table:cell-content-change table:id="ct5185">
          <table:cell-address table:column="3" table:row="88" table:table="0"/>
          <office:change-info>
            <dc:creator>. .</dc:creator>
            <dc:date>2017-08-09T13:34:45.28</dc:date>
          </office:change-info>
          <table:previous table:id="ct5095">
            <table:change-track-table-cell office:value-type="string">
              <text:p>1.00</text:p>
            </table:change-track-table-cell>
          </table:previous>
        </table:cell-content-change>
        <table:cell-content-change table:id="ct5186">
          <table:cell-address table:column="4" table:row="88" table:table="0"/>
          <office:change-info>
            <dc:creator>. .</dc:creator>
            <dc:date>2017-08-09T13:34:46.89</dc:date>
          </office:change-info>
          <table:previous table:id="ct5096">
            <table:change-track-table-cell office:value-type="string">
              <text:p>4.00</text:p>
            </table:change-track-table-cell>
          </table:previous>
        </table:cell-content-change>
        <table:cell-content-change table:id="ct5187">
          <table:cell-address table:column="5" table:row="88" table:table="0"/>
          <office:change-info>
            <dc:creator>. .</dc:creator>
            <dc:date>2017-08-09T13:35:05.11</dc:date>
          </office:change-info>
          <table:previous table:id="ct4334">
            <table:change-track-table-cell office:value-type="string">
              <text:p>0.00</text:p>
            </table:change-track-table-cell>
          </table:previous>
        </table:cell-content-change>
        <table:cell-content-change table:id="ct5188">
          <table:cell-address table:column="5" table:row="89" table:table="0"/>
          <office:change-info>
            <dc:creator>. .</dc:creator>
            <dc:date>2017-08-09T13:35:06.22</dc:date>
          </office:change-info>
          <table:previous table:id="ct4335">
            <table:change-track-table-cell office:value-type="string">
              <text:p>0.00</text:p>
            </table:change-track-table-cell>
          </table:previous>
        </table:cell-content-change>
        <table:cell-content-change table:id="ct5189">
          <table:cell-address table:column="5" table:row="172" table:table="0"/>
          <office:change-info>
            <dc:creator>. .</dc:creator>
            <dc:date>2017-08-09T13:35:18.43</dc:date>
          </office:change-info>
          <table:previous table:id="ct2462">
            <table:change-track-table-cell office:value-type="string">
              <text:p>0.00</text:p>
            </table:change-track-table-cell>
          </table:previous>
        </table:cell-content-change>
        <table:cell-content-change table:id="ct5190">
          <table:cell-address table:column="5" table:row="173" table:table="0"/>
          <office:change-info>
            <dc:creator>. .</dc:creator>
            <dc:date>2017-08-09T13:35:19.07</dc:date>
          </office:change-info>
          <table:previous table:id="ct2463">
            <table:change-track-table-cell office:value-type="string">
              <text:p>0.00</text:p>
            </table:change-track-table-cell>
          </table:previous>
        </table:cell-content-change>
        <table:cell-content-change table:id="ct5191">
          <table:cell-address table:column="5" table:row="174" table:table="0"/>
          <office:change-info>
            <dc:creator>. .</dc:creator>
            <dc:date>2017-08-09T13:35:19.60</dc:date>
          </office:change-info>
          <table:previous table:id="ct2464">
            <table:change-track-table-cell office:value-type="string">
              <text:p>0.00</text:p>
            </table:change-track-table-cell>
          </table:previous>
        </table:cell-content-change>
        <table:cell-content-change table:id="ct5192">
          <table:cell-address table:column="10" table:row="172" table:table="0"/>
          <office:change-info>
            <dc:creator>. .</dc:creator>
            <dc:date>2017-08-09T15:08:53.93</dc:date>
          </office:change-info>
          <table:previous table:id="ct2468">
            <table:change-track-table-cell office:value-type="string">
              <text:p>19.00</text:p>
            </table:change-track-table-cell>
          </table:previous>
        </table:cell-content-change>
        <table:cell-content-change table:id="ct5193">
          <table:cell-address table:column="10" table:row="173" table:table="0"/>
          <office:change-info>
            <dc:creator>. .</dc:creator>
            <dc:date>2017-08-09T15:08:57.76</dc:date>
          </office:change-info>
          <table:previous table:id="ct2469">
            <table:change-track-table-cell office:value-type="string">
              <text:p>19.00</text:p>
            </table:change-track-table-cell>
          </table:previous>
        </table:cell-content-change>
        <table:cell-content-change table:id="ct5194">
          <table:cell-address table:column="10" table:row="174" table:table="0"/>
          <office:change-info>
            <dc:creator>. .</dc:creator>
            <dc:date>2017-08-09T15:08:59.77</dc:date>
          </office:change-info>
          <table:previous table:id="ct2470">
            <table:change-track-table-cell office:value-type="string">
              <text:p>19.00</text:p>
            </table:change-track-table-cell>
          </table:previous>
        </table:cell-content-change>
        <table:cell-content-change table:id="ct5195">
          <table:cell-address table:column="3" table:row="173" table:table="0"/>
          <office:change-info>
            <dc:creator>. .</dc:creator>
            <dc:date>2017-08-09T15:09:02.93</dc:date>
          </office:change-info>
          <table:previous table:id="ct5172">
            <table:change-track-table-cell office:value-type="string">
              <text:p>1.50</text:p>
            </table:change-track-table-cell>
          </table:previous>
        </table:cell-content-change>
        <table:cell-content-change table:id="ct5196">
          <table:cell-address table:column="4" table:row="173" table:table="0"/>
          <office:change-info>
            <dc:creator>. .</dc:creator>
            <dc:date>2017-08-09T15:09:07.81</dc:date>
          </office:change-info>
          <table:previous table:id="ct5176">
            <table:change-track-table-cell office:value-type="string">
              <text:p>4.50</text:p>
            </table:change-track-table-cell>
          </table:previous>
        </table:cell-content-change>
        <table:cell-content-change table:id="ct5197">
          <table:cell-address table:column="3" table:row="174" table:table="0"/>
          <office:change-info>
            <dc:creator>. .</dc:creator>
            <dc:date>2017-08-09T15:09:10.73</dc:date>
          </office:change-info>
          <table:previous table:id="ct5175">
            <table:change-track-table-cell office:value-type="string">
              <text:p>2.00</text:p>
            </table:change-track-table-cell>
          </table:previous>
        </table:cell-content-change>
        <table:cell-content-change table:id="ct5198">
          <table:cell-address table:column="4" table:row="174" table:table="0"/>
          <office:change-info>
            <dc:creator>. .</dc:creator>
            <dc:date>2017-08-09T15:09:15.05</dc:date>
          </office:change-info>
          <table:previous table:id="ct5177">
            <table:change-track-table-cell office:value-type="string">
              <text:p>6.00</text:p>
            </table:change-track-table-cell>
          </table:previous>
        </table:cell-content-change>
        <table:cell-content-change table:id="ct5199">
          <table:cell-address table:column="4" table:row="88" table:table="0"/>
          <office:change-info>
            <dc:creator>. .</dc:creator>
            <dc:date>2017-08-09T15:09:55.09</dc:date>
          </office:change-info>
          <table:previous table:id="ct5186">
            <table:change-track-table-cell office:value-type="string">
              <text:p>6.00</text:p>
            </table:change-track-table-cell>
          </table:previous>
        </table:cell-content-change>
        <table:cell-content-change table:id="ct5200">
          <table:cell-address table:column="3" table:row="88" table:table="0"/>
          <office:change-info>
            <dc:creator>. .</dc:creator>
            <dc:date>2017-08-09T15:10:05.69</dc:date>
          </office:change-info>
          <table:previous table:id="ct5185">
            <table:change-track-table-cell office:value-type="string">
              <text:p>1.50</text:p>
            </table:change-track-table-cell>
          </table:previous>
        </table:cell-content-change>
        <table:cell-content-change table:id="ct5201">
          <table:cell-address table:column="3" table:row="89" table:table="0"/>
          <office:change-info>
            <dc:creator>. .</dc:creator>
            <dc:date>2017-08-09T15:10:05.69</dc:date>
          </office:change-info>
          <table:previous table:id="ct5183">
            <table:change-track-table-cell office:value-type="string">
              <text:p>2.00</text:p>
            </table:change-track-table-cell>
          </table:previous>
        </table:cell-content-change>
        <table:cell-content-change table:id="ct5202">
          <table:cell-address table:column="4" table:row="88" table:table="0"/>
          <office:change-info>
            <dc:creator>. .</dc:creator>
            <dc:date>2017-08-09T15:10:05.69</dc:date>
          </office:change-info>
          <table:previous table:id="ct5199">
            <table:change-track-table-cell office:value-type="string">
              <text:p>4.50</text:p>
            </table:change-track-table-cell>
          </table:previous>
        </table:cell-content-change>
        <table:cell-content-change table:id="ct5203">
          <table:cell-address table:column="4" table:row="89" table:table="0"/>
          <office:change-info>
            <dc:creator>. .</dc:creator>
            <dc:date>2017-08-09T15:10:05.69</dc:date>
          </office:change-info>
          <table:previous table:id="ct5184">
            <table:change-track-table-cell office:value-type="string">
              <text:p>8.00</text:p>
            </table:change-track-table-cell>
          </table:previous>
        </table:cell-content-change>
        <table:cell-content-change table:id="ct5204">
          <table:cell-address table:column="10" table:row="88" table:table="0"/>
          <office:change-info>
            <dc:creator>. .</dc:creator>
            <dc:date>2017-08-09T15:10:28.28</dc:date>
          </office:change-info>
          <table:previous table:id="ct4313">
            <table:change-track-table-cell office:value-type="string">
              <text:p>10.00</text:p>
            </table:change-track-table-cell>
          </table:previous>
        </table:cell-content-change>
        <table:cell-content-change table:id="ct5205">
          <table:cell-address table:column="10" table:row="89" table:table="0"/>
          <office:change-info>
            <dc:creator>. .</dc:creator>
            <dc:date>2017-08-09T15:10:31.74</dc:date>
          </office:change-info>
          <table:previous table:id="ct4314">
            <table:change-track-table-cell office:value-type="string">
              <text:p>10.00</text:p>
            </table:change-track-table-cell>
          </table:previous>
        </table:cell-content-change>
        <table:cell-content-change table:id="ct5206">
          <table:cell-address table:column="8" table:row="88" table:table="0"/>
          <office:change-info>
            <dc:creator>. .</dc:creator>
            <dc:date>2017-08-09T15:10:45.48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5207">
          <table:cell-address table:column="8" table:row="89" table:table="0"/>
          <office:change-info>
            <dc:creator>. .</dc:creator>
            <dc:date>2017-08-09T15:10:46.46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5208">
          <table:cell-address table:column="9" table:row="89" table:table="0"/>
          <office:change-info>
            <dc:creator>. .</dc:creator>
            <dc:date>2017-08-09T15:10:46.98</dc:date>
          </office:change-info>
          <table:previous table:id="ct4325">
            <table:change-track-table-cell office:value-type="string">
              <text:p>10.00</text:p>
            </table:change-track-table-cell>
          </table:previous>
        </table:cell-content-change>
        <table:cell-content-change table:id="ct5209">
          <table:cell-address table:column="9" table:row="88" table:table="0"/>
          <office:change-info>
            <dc:creator>. .</dc:creator>
            <dc:date>2017-08-09T15:10:47.33</dc:date>
          </office:change-info>
          <table:previous table:id="ct4324">
            <table:change-track-table-cell office:value-type="string">
              <text:p>10.00</text:p>
            </table:change-track-table-cell>
          </table:previous>
        </table:cell-content-change>
        <table:cell-content-change table:id="ct5210">
          <table:cell-address table:column="8" table:row="172" table:table="0"/>
          <office:change-info>
            <dc:creator>. .</dc:creator>
            <dc:date>2017-08-09T15:32:43.45</dc:date>
          </office:change-info>
          <table:previous table:id="ct440">
            <table:change-track-table-cell office:value-type="string">
              <text:p>1.00</text:p>
            </table:change-track-table-cell>
          </table:previous>
        </table:cell-content-change>
        <table:cell-content-change table:id="ct5211">
          <table:cell-address table:column="8" table:row="172" table:table="0"/>
          <office:change-info>
            <dc:creator>. .</dc:creator>
            <dc:date>2017-08-09T15:32:47.10</dc:date>
          </office:change-info>
          <table:previous table:id="ct5210">
            <table:change-track-table-cell office:value-type="string">
              <text:p>0</text:p>
            </table:change-track-table-cell>
          </table:previous>
        </table:cell-content-change>
        <table:cell-content-change table:id="ct5212">
          <table:cell-address table:column="8" table:row="173" table:table="0"/>
          <office:change-info>
            <dc:creator>. .</dc:creator>
            <dc:date>2017-08-09T15:32:48.83</dc:date>
          </office:change-info>
          <table:previous table:id="ct441">
            <table:change-track-table-cell office:value-type="string">
              <text:p>1.00</text:p>
            </table:change-track-table-cell>
          </table:previous>
        </table:cell-content-change>
        <table:cell-content-change table:id="ct5213">
          <table:cell-address table:column="8" table:row="174" table:table="0"/>
          <office:change-info>
            <dc:creator>. .</dc:creator>
            <dc:date>2017-08-09T15:32:48.83</dc:date>
          </office:change-info>
          <table:previous table:id="ct442">
            <table:change-track-table-cell office:value-type="string">
              <text:p>1.00</text:p>
            </table:change-track-table-cell>
          </table:previous>
        </table:cell-content-change>
        <table:cell-content-change table:id="ct5214">
          <table:cell-address table:column="9" table:row="172" table:table="0"/>
          <office:change-info>
            <dc:creator>. .</dc:creator>
            <dc:date>2017-08-09T15:32:48.83</dc:date>
          </office:change-info>
          <table:previous table:id="ct2465">
            <table:change-track-table-cell office:value-type="string">
              <text:p>1.00</text:p>
            </table:change-track-table-cell>
          </table:previous>
        </table:cell-content-change>
        <table:cell-content-change table:id="ct5215">
          <table:cell-address table:column="9" table:row="173" table:table="0"/>
          <office:change-info>
            <dc:creator>. .</dc:creator>
            <dc:date>2017-08-09T15:32:48.83</dc:date>
          </office:change-info>
          <table:previous table:id="ct2466">
            <table:change-track-table-cell office:value-type="string">
              <text:p>1.00</text:p>
            </table:change-track-table-cell>
          </table:previous>
        </table:cell-content-change>
        <table:cell-content-change table:id="ct5216">
          <table:cell-address table:column="9" table:row="174" table:table="0"/>
          <office:change-info>
            <dc:creator>. .</dc:creator>
            <dc:date>2017-08-09T15:32:48.83</dc:date>
          </office:change-info>
          <table:previous table:id="ct2467">
            <table:change-track-table-cell office:value-type="string">
              <text:p>1.00</text:p>
            </table:change-track-table-cell>
          </table:previous>
        </table:cell-content-change>
        <table:cell-content-change table:id="ct5217">
          <table:cell-address table:column="8" table:row="88" table:table="0"/>
          <office:change-info>
            <dc:creator>. .</dc:creator>
            <dc:date>2017-08-09T15:32:57.25</dc:date>
          </office:change-info>
          <table:previous table:id="ct5206">
            <table:change-track-table-cell office:value-type="string">
              <text:p>1.00</text:p>
            </table:change-track-table-cell>
          </table:previous>
        </table:cell-content-change>
        <table:cell-content-change table:id="ct5218">
          <table:cell-address table:column="8" table:row="89" table:table="0"/>
          <office:change-info>
            <dc:creator>. .</dc:creator>
            <dc:date>2017-08-09T15:32:57.25</dc:date>
          </office:change-info>
          <table:previous table:id="ct5207">
            <table:change-track-table-cell office:value-type="string">
              <text:p>1.00</text:p>
            </table:change-track-table-cell>
          </table:previous>
        </table:cell-content-change>
        <table:cell-content-change table:id="ct5219">
          <table:cell-address table:column="9" table:row="88" table:table="0"/>
          <office:change-info>
            <dc:creator>. .</dc:creator>
            <dc:date>2017-08-09T15:32:57.25</dc:date>
          </office:change-info>
          <table:previous table:id="ct5209">
            <table:change-track-table-cell office:value-type="string">
              <text:p>1.00</text:p>
            </table:change-track-table-cell>
          </table:previous>
        </table:cell-content-change>
        <table:cell-content-change table:id="ct5220">
          <table:cell-address table:column="9" table:row="89" table:table="0"/>
          <office:change-info>
            <dc:creator>. .</dc:creator>
            <dc:date>2017-08-09T15:32:57.25</dc:date>
          </office:change-info>
          <table:previous table:id="ct5208">
            <table:change-track-table-cell office:value-type="string">
              <text:p>1.00</text:p>
            </table:change-track-table-cell>
          </table:previous>
        </table:cell-content-change>
        <table:cell-content-change table:id="ct5221">
          <table:cell-address table:column="3" table:row="71" table:table="0"/>
          <office:change-info>
            <dc:creator>. .</dc:creator>
            <dc:date>2017-08-18T11:38:30.98</dc:date>
          </office:change-info>
          <table:previous table:id="ct1184">
            <table:change-track-table-cell office:value-type="string">
              <text:p>4.00</text:p>
            </table:change-track-table-cell>
          </table:previous>
        </table:cell-content-change>
        <table:cell-content-change table:id="ct5222">
          <table:cell-address table:column="4" table:row="71" table:table="0"/>
          <office:change-info>
            <dc:creator>. .</dc:creator>
            <dc:date>2017-08-18T11:38:34.51</dc:date>
          </office:change-info>
          <table:previous table:id="ct1212">
            <table:change-track-table-cell office:value-type="string">
              <text:p>17.00</text:p>
            </table:change-track-table-cell>
          </table:previous>
        </table:cell-content-change>
        <table:cell-content-change table:id="ct5223">
          <table:cell-address table:column="3" table:row="72" table:table="0"/>
          <office:change-info>
            <dc:creator>. .</dc:creator>
            <dc:date>2017-08-18T11:38:38.90</dc:date>
          </office:change-info>
          <table:previous table:id="ct1185">
            <table:change-track-table-cell office:value-type="string">
              <text:p>8.00</text:p>
            </table:change-track-table-cell>
          </table:previous>
        </table:cell-content-change>
        <table:cell-content-change table:id="ct5224">
          <table:cell-address table:column="4" table:row="72" table:table="0"/>
          <office:change-info>
            <dc:creator>. .</dc:creator>
            <dc:date>2017-08-18T11:38:41.92</dc:date>
          </office:change-info>
          <table:previous table:id="ct1213">
            <table:change-track-table-cell office:value-type="string">
              <text:p>36.00</text:p>
            </table:change-track-table-cell>
          </table:previous>
        </table:cell-content-change>
        <table:cell-content-change table:id="ct5225">
          <table:cell-address table:column="3" table:row="73" table:table="0"/>
          <office:change-info>
            <dc:creator>. .</dc:creator>
            <dc:date>2017-08-18T11:38:47.28</dc:date>
          </office:change-info>
          <table:previous table:id="ct1186">
            <table:change-track-table-cell office:value-type="string">
              <text:p>21.00</text:p>
            </table:change-track-table-cell>
          </table:previous>
        </table:cell-content-change>
        <table:cell-content-change table:id="ct5226">
          <table:cell-address table:column="4" table:row="73" table:table="0"/>
          <office:change-info>
            <dc:creator>. .</dc:creator>
            <dc:date>2017-08-18T11:38:51.05</dc:date>
          </office:change-info>
          <table:previous table:id="ct1214">
            <table:change-track-table-cell office:value-type="string">
              <text:p>74.00</text:p>
            </table:change-track-table-cell>
          </table:previous>
        </table:cell-content-change>
        <table:cell-content-change table:id="ct5227">
          <table:cell-address table:column="9" table:row="71" table:table="0"/>
          <office:change-info>
            <dc:creator>. .</dc:creator>
            <dc:date>2017-08-18T11:38:58.84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5228">
          <table:cell-address table:column="9" table:row="72" table:table="0"/>
          <office:change-info>
            <dc:creator>. .</dc:creator>
            <dc:date>2017-08-18T11:39:01.86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5229">
          <table:cell-address table:column="9" table:row="73" table:table="0"/>
          <office:change-info>
            <dc:creator>. .</dc:creator>
            <dc:date>2017-08-18T11:39:27.16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5230">
          <table:cell-address table:column="10" table:row="71" table:table="0"/>
          <office:change-info>
            <dc:creator>. .</dc:creator>
            <dc:date>2017-08-18T11:39:27.3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5231">
          <table:cell-address table:column="10" table:row="72" table:table="0"/>
          <office:change-info>
            <dc:creator>. .</dc:creator>
            <dc:date>2017-08-18T11:39:27.52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5232">
          <table:cell-address table:column="10" table:row="73" table:table="0"/>
          <office:change-info>
            <dc:creator>. .</dc:creator>
            <dc:date>2017-08-18T11:39:27.79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5233">
          <table:cell-address table:column="9" table:row="71" table:table="0"/>
          <office:change-info>
            <dc:creator>. .</dc:creator>
            <dc:date>2017-08-18T11:39:39.52</dc:date>
          </office:change-info>
          <table:previous table:id="ct5227">
            <table:change-track-table-cell office:value-type="string">
              <text:p>9.00</text:p>
            </table:change-track-table-cell>
          </table:previous>
        </table:cell-content-change>
        <table:cell-content-change table:id="ct5234">
          <table:cell-address table:column="9" table:row="72" table:table="0"/>
          <office:change-info>
            <dc:creator>. .</dc:creator>
            <dc:date>2017-08-18T11:39:40.72</dc:date>
          </office:change-info>
          <table:previous table:id="ct5228">
            <table:change-track-table-cell office:value-type="string">
              <text:p>9.00</text:p>
            </table:change-track-table-cell>
          </table:previous>
        </table:cell-content-change>
        <table:cell-content-change table:id="ct5235">
          <table:cell-address table:column="9" table:row="73" table:table="0"/>
          <office:change-info>
            <dc:creator>. .</dc:creator>
            <dc:date>2017-08-18T11:39:40.72</dc:date>
          </office:change-info>
          <table:previous table:id="ct5229">
            <table:change-track-table-cell office:value-type="string">
              <text:p>9.00</text:p>
            </table:change-track-table-cell>
          </table:previous>
        </table:cell-content-change>
        <table:cell-content-change table:id="ct5236">
          <table:cell-address table:column="9" table:row="23" table:table="0"/>
          <office:change-info>
            <dc:creator>. .</dc:creator>
            <dc:date>2017-08-18T11:39:47.93</dc:date>
          </office:change-info>
          <table:previous table:id="ct323">
            <table:change-track-table-cell office:value-type="string">
              <text:p>23.00</text:p>
            </table:change-track-table-cell>
          </table:previous>
        </table:cell-content-change>
        <table:cell-content-change table:id="ct5237">
          <table:cell-address table:column="9" table:row="24" table:table="0"/>
          <office:change-info>
            <dc:creator>. .</dc:creator>
            <dc:date>2017-08-18T11:39:47.93</dc:date>
          </office:change-info>
          <table:previous table:id="ct324">
            <table:change-track-table-cell office:value-type="string">
              <text:p>23.00</text:p>
            </table:change-track-table-cell>
          </table:previous>
        </table:cell-content-change>
        <table:cell-content-change table:id="ct5238">
          <table:cell-address table:column="9" table:row="25" table:table="0"/>
          <office:change-info>
            <dc:creator>. .</dc:creator>
            <dc:date>2017-08-18T11:39:47.93</dc:date>
          </office:change-info>
          <table:previous table:id="ct325">
            <table:change-track-table-cell office:value-type="string">
              <text:p>23.00</text:p>
            </table:change-track-table-cell>
          </table:previous>
        </table:cell-content-change>
        <table:cell-content-change table:id="ct5239">
          <table:cell-address table:column="10" table:row="23" table:table="0"/>
          <office:change-info>
            <dc:creator>. .</dc:creator>
            <dc:date>2017-08-18T11:39:47.9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5240">
          <table:cell-address table:column="10" table:row="24" table:table="0"/>
          <office:change-info>
            <dc:creator>. .</dc:creator>
            <dc:date>2017-08-18T11:39:47.9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5241">
          <table:cell-address table:column="10" table:row="25" table:table="0"/>
          <office:change-info>
            <dc:creator>. .</dc:creator>
            <dc:date>2017-08-18T11:39:47.9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5242">
          <table:cell-address table:column="3" table:row="23" table:table="0"/>
          <office:change-info>
            <dc:creator>. .</dc:creator>
            <dc:date>2017-08-18T11:39:53.10</dc:date>
          </office:change-info>
          <table:previous table:id="ct5023">
            <table:change-track-table-cell office:value-type="string">
              <text:p>8.00</text:p>
            </table:change-track-table-cell>
          </table:previous>
        </table:cell-content-change>
        <table:cell-content-change table:id="ct5243">
          <table:cell-address table:column="4" table:row="23" table:table="0"/>
          <office:change-info>
            <dc:creator>. .</dc:creator>
            <dc:date>2017-08-18T11:39:54.71</dc:date>
          </office:change-info>
          <table:previous table:id="ct5026">
            <table:change-track-table-cell office:value-type="string">
              <text:p>12.00</text:p>
            </table:change-track-table-cell>
          </table:previous>
        </table:cell-content-change>
        <table:cell-content-change table:id="ct5244">
          <table:cell-address table:column="3" table:row="24" table:table="0"/>
          <office:change-info>
            <dc:creator>. .</dc:creator>
            <dc:date>2017-08-18T11:39:57.69</dc:date>
          </office:change-info>
          <table:previous table:id="ct5024">
            <table:change-track-table-cell office:value-type="string">
              <text:p>16.00</text:p>
            </table:change-track-table-cell>
          </table:previous>
        </table:cell-content-change>
        <table:cell-content-change table:id="ct5245">
          <table:cell-address table:column="4" table:row="24" table:table="0"/>
          <office:change-info>
            <dc:creator>. .</dc:creator>
            <dc:date>2017-08-18T11:40:01.09</dc:date>
          </office:change-info>
          <table:previous table:id="ct5027">
            <table:change-track-table-cell office:value-type="string">
              <text:p>26.00</text:p>
            </table:change-track-table-cell>
          </table:previous>
        </table:cell-content-change>
        <table:cell-content-change table:id="ct5246">
          <table:cell-address table:column="3" table:row="25" table:table="0"/>
          <office:change-info>
            <dc:creator>. .</dc:creator>
            <dc:date>2017-08-18T11:40:03.52</dc:date>
          </office:change-info>
          <table:previous table:id="ct5025">
            <table:change-track-table-cell office:value-type="string">
              <text:p>35.00</text:p>
            </table:change-track-table-cell>
          </table:previous>
        </table:cell-content-change>
        <table:cell-content-change table:id="ct5247">
          <table:cell-address table:column="4" table:row="25" table:table="0"/>
          <office:change-info>
            <dc:creator>. .</dc:creator>
            <dc:date>2017-08-18T11:40:07.72</dc:date>
          </office:change-info>
          <table:previous table:id="ct5028">
            <table:change-track-table-cell office:value-type="string">
              <text:p>56.00</text:p>
            </table:change-track-table-cell>
          </table:previous>
        </table:cell-content-change>
        <table:cell-content-change table:id="ct5248">
          <table:cell-address table:column="9" table:row="110" table:table="0"/>
          <office:change-info>
            <dc:creator>. .</dc:creator>
            <dc:date>2017-08-18T11:40:23.57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5249">
          <table:cell-address table:column="9" table:row="111" table:table="0"/>
          <office:change-info>
            <dc:creator>. .</dc:creator>
            <dc:date>2017-08-18T11:40:23.57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5250">
          <table:cell-address table:column="9" table:row="112" table:table="0"/>
          <office:change-info>
            <dc:creator>. .</dc:creator>
            <dc:date>2017-08-18T11:40:23.57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5251">
          <table:cell-address table:column="10" table:row="110" table:table="0"/>
          <office:change-info>
            <dc:creator>. .</dc:creator>
            <dc:date>2017-08-18T11:40:23.57</dc:date>
          </office:change-info>
          <table:previous table:id="ct4290">
            <table:change-track-table-cell office:value-type="string">
              <text:p>30.00</text:p>
            </table:change-track-table-cell>
          </table:previous>
        </table:cell-content-change>
        <table:cell-content-change table:id="ct5252">
          <table:cell-address table:column="10" table:row="111" table:table="0"/>
          <office:change-info>
            <dc:creator>. .</dc:creator>
            <dc:date>2017-08-18T11:40:23.57</dc:date>
          </office:change-info>
          <table:previous table:id="ct4291">
            <table:change-track-table-cell office:value-type="string">
              <text:p>30.00</text:p>
            </table:change-track-table-cell>
          </table:previous>
        </table:cell-content-change>
        <table:cell-content-change table:id="ct5253">
          <table:cell-address table:column="10" table:row="112" table:table="0"/>
          <office:change-info>
            <dc:creator>. .</dc:creator>
            <dc:date>2017-08-18T11:40:23.57</dc:date>
          </office:change-info>
          <table:previous table:id="ct4292">
            <table:change-track-table-cell office:value-type="string">
              <text:p>30.00</text:p>
            </table:change-track-table-cell>
          </table:previous>
        </table:cell-content-change>
        <table:cell-content-change table:id="ct5254">
          <table:cell-address table:column="10" table:row="110" table:table="0"/>
          <office:change-info>
            <dc:creator>. .</dc:creator>
            <dc:date>2017-08-18T11:40:26.68</dc:date>
          </office:change-info>
          <table:previous table:id="ct5251">
            <table:change-track-table-cell office:value-type="string">
              <text:p>10.00</text:p>
            </table:change-track-table-cell>
          </table:previous>
        </table:cell-content-change>
        <table:cell-content-change table:id="ct5255">
          <table:cell-address table:column="10" table:row="111" table:table="0"/>
          <office:change-info>
            <dc:creator>. .</dc:creator>
            <dc:date>2017-08-18T11:40:27.83</dc:date>
          </office:change-info>
          <table:previous table:id="ct5252">
            <table:change-track-table-cell office:value-type="string">
              <text:p>10.00</text:p>
            </table:change-track-table-cell>
          </table:previous>
        </table:cell-content-change>
        <table:cell-content-change table:id="ct5256">
          <table:cell-address table:column="10" table:row="112" table:table="0"/>
          <office:change-info>
            <dc:creator>. .</dc:creator>
            <dc:date>2017-08-18T11:40:27.83</dc:date>
          </office:change-info>
          <table:previous table:id="ct5253">
            <table:change-track-table-cell office:value-type="string">
              <text:p>10.00</text:p>
            </table:change-track-table-cell>
          </table:previous>
        </table:cell-content-change>
        <table:cell-content-change table:id="ct5257">
          <table:cell-address table:column="9" table:row="110" table:table="0"/>
          <office:change-info>
            <dc:creator>. .</dc:creator>
            <dc:date>2017-08-18T11:40:31.84</dc:date>
          </office:change-info>
          <table:previous table:id="ct5248">
            <table:change-track-table-cell office:value-type="string">
              <text:p>8.00</text:p>
            </table:change-track-table-cell>
          </table:previous>
        </table:cell-content-change>
        <table:cell-content-change table:id="ct5258">
          <table:cell-address table:column="9" table:row="111" table:table="0"/>
          <office:change-info>
            <dc:creator>. .</dc:creator>
            <dc:date>2017-08-18T11:40:33.39</dc:date>
          </office:change-info>
          <table:previous table:id="ct5249">
            <table:change-track-table-cell office:value-type="string">
              <text:p>8.00</text:p>
            </table:change-track-table-cell>
          </table:previous>
        </table:cell-content-change>
        <table:cell-content-change table:id="ct5259">
          <table:cell-address table:column="9" table:row="112" table:table="0"/>
          <office:change-info>
            <dc:creator>. .</dc:creator>
            <dc:date>2017-08-18T11:40:33.78</dc:date>
          </office:change-info>
          <table:previous table:id="ct5250">
            <table:change-track-table-cell office:value-type="string">
              <text:p>8.00</text:p>
            </table:change-track-table-cell>
          </table:previous>
        </table:cell-content-change>
        <table:cell-content-change table:id="ct5260">
          <table:cell-address table:column="3" table:row="110" table:table="0"/>
          <office:change-info>
            <dc:creator>. .</dc:creator>
            <dc:date>2017-08-18T11:40:37.03</dc:date>
          </office:change-info>
          <table:previous>
            <table:change-track-table-cell office:value-type="string">
              <text:p>8.00</text:p>
            </table:change-track-table-cell>
          </table:previous>
        </table:cell-content-change>
        <table:cell-content-change table:id="ct5261">
          <table:cell-address table:column="3" table:row="111" table:table="0"/>
          <office:change-info>
            <dc:creator>. .</dc:creator>
            <dc:date>2017-08-18T11:40:42.81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5262">
          <table:cell-address table:column="3" table:row="112" table:table="0"/>
          <office:change-info>
            <dc:creator>. .</dc:creator>
            <dc:date>2017-08-18T11:40:45.32</dc:date>
          </office:change-info>
          <table:previous>
            <table:change-track-table-cell office:value-type="string">
              <text:p>34.00</text:p>
            </table:change-track-table-cell>
          </table:previous>
        </table:cell-content-change>
        <table:cell-content-change table:id="ct5263">
          <table:cell-address table:column="4" table:row="110" table:table="0"/>
          <office:change-info>
            <dc:creator>. .</dc:creator>
            <dc:date>2017-08-18T11:40:48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5264">
          <table:cell-address table:column="4" table:row="111" table:table="0"/>
          <office:change-info>
            <dc:creator>. .</dc:creator>
            <dc:date>2017-08-18T11:40:50.88</dc:date>
          </office:change-info>
          <table:previous>
            <table:change-track-table-cell office:value-type="string">
              <text:p>29.00</text:p>
            </table:change-track-table-cell>
          </table:previous>
        </table:cell-content-change>
        <table:cell-content-change table:id="ct5265">
          <table:cell-address table:column="4" table:row="112" table:table="0"/>
          <office:change-info>
            <dc:creator>. .</dc:creator>
            <dc:date>2017-08-18T11:40:55.57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5266">
          <table:cell-address table:column="11" table:row="121" table:table="0"/>
          <office:change-info>
            <dc:creator>. .</dc:creator>
            <dc:date>2017-08-18T13:23:28.63</dc:date>
          </office:change-info>
          <table:previous table:id="ct4086">
            <table:change-track-table-cell office:value-type="string">
              <text:p>60.00</text:p>
            </table:change-track-table-cell>
          </table:previous>
        </table:cell-content-change>
        <table:cell-content-change table:id="ct5267">
          <table:cell-address table:column="11" table:row="122" table:table="0"/>
          <office:change-info>
            <dc:creator>. .</dc:creator>
            <dc:date>2017-08-18T13:23:30.06</dc:date>
          </office:change-info>
          <table:previous table:id="ct4087">
            <table:change-track-table-cell office:value-type="string">
              <text:p>60.00</text:p>
            </table:change-track-table-cell>
          </table:previous>
        </table:cell-content-change>
        <table:cell-content-change table:id="ct5268">
          <table:cell-address table:column="10" table:row="172" table:table="0"/>
          <office:change-info>
            <dc:creator>. .</dc:creator>
            <dc:date>2017-08-24T10:48:02.90</dc:date>
          </office:change-info>
          <table:previous table:id="ct5192">
            <table:change-track-table-cell office:value-type="string">
              <text:p>20.00</text:p>
            </table:change-track-table-cell>
          </table:previous>
        </table:cell-content-change>
        <table:cell-content-change table:id="ct5269">
          <table:cell-address table:column="10" table:row="173" table:table="0"/>
          <office:change-info>
            <dc:creator>. .</dc:creator>
            <dc:date>2017-08-24T10:48:05.08</dc:date>
          </office:change-info>
          <table:previous table:id="ct5193">
            <table:change-track-table-cell office:value-type="string">
              <text:p>15.00</text:p>
            </table:change-track-table-cell>
          </table:previous>
        </table:cell-content-change>
        <table:cell-content-change table:id="ct5270">
          <table:cell-address table:column="10" table:row="174" table:table="0"/>
          <office:change-info>
            <dc:creator>. .</dc:creator>
            <dc:date>2017-08-24T10:48:06.42</dc:date>
          </office:change-info>
          <table:previous table:id="ct5194">
            <table:change-track-table-cell office:value-type="string">
              <text:p>10.00</text:p>
            </table:change-track-table-cell>
          </table:previous>
        </table:cell-content-change>
        <table:cell-content-change table:id="ct5271">
          <table:cell-address table:column="10" table:row="88" table:table="0"/>
          <office:change-info>
            <dc:creator>. .</dc:creator>
            <dc:date>2017-08-24T10:49:59.50</dc:date>
          </office:change-info>
          <table:previous table:id="ct5204">
            <table:change-track-table-cell office:value-type="string">
              <text:p>7.50</text:p>
            </table:change-track-table-cell>
          </table:previous>
        </table:cell-content-change>
        <table:cell-content-change table:id="ct5272">
          <table:cell-address table:column="10" table:row="89" table:table="0"/>
          <office:change-info>
            <dc:creator>. .</dc:creator>
            <dc:date>2017-08-24T10:50:02.89</dc:date>
          </office:change-info>
          <table:previous table:id="ct5205">
            <table:change-track-table-cell office:value-type="string">
              <text:p>5.00</text:p>
            </table:change-track-table-cell>
          </table:previous>
        </table:cell-content-change>
        <table:cell-content-change table:id="ct5273">
          <table:cell-address table:column="10" table:row="88" table:table="0"/>
          <office:change-info>
            <dc:creator>. .</dc:creator>
            <dc:date>2017-08-24T11:09:19.46</dc:date>
          </office:change-info>
          <table:previous table:id="ct5271">
            <table:change-track-table-cell office:value-type="string">
              <text:p>1.50</text:p>
            </table:change-track-table-cell>
          </table:previous>
        </table:cell-content-change>
        <table:cell-content-change table:id="ct5274">
          <table:cell-address table:column="10" table:row="89" table:table="0"/>
          <office:change-info>
            <dc:creator>. .</dc:creator>
            <dc:date>2017-08-24T11:09:20.94</dc:date>
          </office:change-info>
          <table:previous table:id="ct5272">
            <table:change-track-table-cell office:value-type="string">
              <text:p>1.00</text:p>
            </table:change-track-table-cell>
          </table:previous>
        </table:cell-content-change>
        <table:cell-content-change table:id="ct5275">
          <table:cell-address table:column="3" table:row="88" table:table="0"/>
          <office:change-info>
            <dc:creator>. .</dc:creator>
            <dc:date>2017-08-24T11:09:24.15</dc:date>
          </office:change-info>
          <table:previous table:id="ct5200">
            <table:change-track-table-cell office:value-type="string">
              <text:p>1.25</text:p>
            </table:change-track-table-cell>
          </table:previous>
        </table:cell-content-change>
        <table:cell-content-change table:id="ct5276">
          <table:cell-address table:column="4" table:row="88" table:table="0"/>
          <office:change-info>
            <dc:creator>. .</dc:creator>
            <dc:date>2017-08-24T11:09:29.47</dc:date>
          </office:change-info>
          <table:previous table:id="ct5202">
            <table:change-track-table-cell office:value-type="string">
              <text:p>3.75</text:p>
            </table:change-track-table-cell>
          </table:previous>
        </table:cell-content-change>
        <table:cell-content-change table:id="ct5277">
          <table:cell-address table:column="4" table:row="88" table:table="0"/>
          <office:change-info>
            <dc:creator>. .</dc:creator>
            <dc:date>2017-08-24T11:09:38.97</dc:date>
          </office:change-info>
          <table:previous table:id="ct5276">
            <table:change-track-table-cell office:value-type="string">
              <text:p>1.50</text:p>
            </table:change-track-table-cell>
          </table:previous>
        </table:cell-content-change>
        <table:cell-content-change table:id="ct5278">
          <table:cell-address table:column="10" table:row="172" table:table="0"/>
          <office:change-info>
            <dc:creator>. .</dc:creator>
            <dc:date>2017-08-24T11:09:58.16</dc:date>
          </office:change-info>
          <table:previous table:id="ct5268">
            <table:change-track-table-cell office:value-type="string">
              <text:p>1.00</text:p>
            </table:change-track-table-cell>
          </table:previous>
        </table:cell-content-change>
        <table:cell-content-change table:id="ct5279">
          <table:cell-address table:column="10" table:row="173" table:table="0"/>
          <office:change-info>
            <dc:creator>. .</dc:creator>
            <dc:date>2017-08-24T11:09:59.51</dc:date>
          </office:change-info>
          <table:previous table:id="ct5269">
            <table:change-track-table-cell office:value-type="string">
              <text:p>1.00</text:p>
            </table:change-track-table-cell>
          </table:previous>
        </table:cell-content-change>
        <table:cell-content-change table:id="ct5280">
          <table:cell-address table:column="10" table:row="174" table:table="0"/>
          <office:change-info>
            <dc:creator>. .</dc:creator>
            <dc:date>2017-08-24T11:10:00.22</dc:date>
          </office:change-info>
          <table:previous table:id="ct5270">
            <table:change-track-table-cell office:value-type="string">
              <text:p>1.00</text:p>
            </table:change-track-table-cell>
          </table:previous>
        </table:cell-content-change>
        <table:cell-content-change table:id="ct5281">
          <table:cell-address table:column="3" table:row="173" table:table="0"/>
          <office:change-info>
            <dc:creator>. .</dc:creator>
            <dc:date>2017-08-24T11:10:26.18</dc:date>
          </office:change-info>
          <table:previous table:id="ct5195">
            <table:change-track-table-cell office:value-type="string">
              <text:p>1.25</text:p>
            </table:change-track-table-cell>
          </table:previous>
        </table:cell-content-change>
        <table:cell-content-change table:id="ct5282">
          <table:cell-address table:column="3" table:row="172" table:table="0"/>
          <office:change-info>
            <dc:creator>. .</dc:creator>
            <dc:date>2017-08-24T11:10:31.21</dc:date>
          </office:change-info>
          <table:previous table:id="ct5087">
            <table:change-track-table-cell office:value-type="string">
              <text:p>1.00</text:p>
            </table:change-track-table-cell>
          </table:previous>
        </table:cell-content-change>
        <table:cell-content-change table:id="ct5283">
          <table:cell-address table:column="3" table:row="174" table:table="0"/>
          <office:change-info>
            <dc:creator>. .</dc:creator>
            <dc:date>2017-08-24T11:10:34.14</dc:date>
          </office:change-info>
          <table:previous table:id="ct5197">
            <table:change-track-table-cell office:value-type="string">
              <text:p>1.5</text:p>
            </table:change-track-table-cell>
          </table:previous>
        </table:cell-content-change>
        <table:cell-content-change table:id="ct5284">
          <table:cell-address table:column="3" table:row="173" table:table="0"/>
          <office:change-info>
            <dc:creator>. .</dc:creator>
            <dc:date>2017-08-24T11:10:37.72</dc:date>
          </office:change-info>
          <table:previous table:id="ct5281">
            <table:change-track-table-cell office:value-type="string">
              <text:p>1.5</text:p>
            </table:change-track-table-cell>
          </table:previous>
        </table:cell-content-change>
        <table:cell-content-change table:id="ct5285">
          <table:cell-address table:column="3" table:row="174" table:table="0"/>
          <office:change-info>
            <dc:creator>. .</dc:creator>
            <dc:date>2017-08-24T11:10:37.73</dc:date>
          </office:change-info>
          <table:previous table:id="ct5283">
            <table:change-track-table-cell/>
          </table:previous>
        </table:cell-content-change>
        <table:cell-content-change table:id="ct5286">
          <table:cell-address table:column="3" table:row="174" table:table="0"/>
          <office:change-info>
            <dc:creator>. .</dc:creator>
            <dc:date>2017-08-24T11:10:39.37</dc:date>
          </office:change-info>
          <table:previous table:id="ct5285">
            <table:change-track-table-cell office:value-type="string">
              <text:p>¨</text:p>
            </table:change-track-table-cell>
          </table:previous>
        </table:cell-content-change>
        <table:cell-content-change table:id="ct5287">
          <table:cell-address table:column="3" table:row="174" table:table="0"/>
          <office:change-info>
            <dc:creator>. .</dc:creator>
            <dc:date>2017-08-24T11:10:40.36</dc:date>
          </office:change-info>
          <table:previous table:id="ct5286">
            <table:change-track-table-cell/>
          </table:previous>
        </table:cell-content-change>
        <table:cell-content-change table:id="ct5288">
          <table:cell-address table:column="4" table:row="172" table:table="0"/>
          <office:change-info>
            <dc:creator>. .</dc:creator>
            <dc:date>2017-08-24T11:10:45.93</dc:date>
          </office:change-info>
          <table:previous table:id="ct5081">
            <table:change-track-table-cell office:value-type="string">
              <text:p>3.00</text:p>
            </table:change-track-table-cell>
          </table:previous>
        </table:cell-content-change>
        <table:cell-content-change table:id="ct5289">
          <table:cell-address table:column="4" table:row="173" table:table="0"/>
          <office:change-info>
            <dc:creator>. .</dc:creator>
            <dc:date>2017-08-24T11:10:49.60</dc:date>
          </office:change-info>
          <table:previous table:id="ct5196">
            <table:change-track-table-cell office:value-type="string">
              <text:p>3.75</text:p>
            </table:change-track-table-cell>
          </table:previous>
        </table:cell-content-change>
        <table:cell-content-change table:id="ct5290">
          <table:cell-address table:column="4" table:row="174" table:table="0"/>
          <office:change-info>
            <dc:creator>. .</dc:creator>
            <dc:date>2017-08-24T11:10:52.97</dc:date>
          </office:change-info>
          <table:previous table:id="ct5198">
            <table:change-track-table-cell office:value-type="string">
              <text:p>4.50</text:p>
            </table:change-track-table-cell>
          </table:previous>
        </table:cell-content-change>
        <table:cell-content-change table:id="ct5291">
          <table:cell-address table:column="3" table:row="172" table:table="0"/>
          <office:change-info>
            <dc:creator>. .</dc:creator>
            <dc:date>2017-08-24T11:11:32.88</dc:date>
          </office:change-info>
          <table:previous table:id="ct5282">
            <table:change-track-table-cell office:value-type="string">
              <text:p>0.5</text:p>
            </table:change-track-table-cell>
          </table:previous>
        </table:cell-content-change>
        <table:cell-content-change table:id="ct5292">
          <table:cell-address table:column="4" table:row="174" table:table="0"/>
          <office:change-info>
            <dc:creator>. .</dc:creator>
            <dc:date>2017-08-24T11:12:03.10</dc:date>
          </office:change-info>
          <table:previous table:id="ct5290">
            <table:change-track-table-cell office:value-type="string">
              <text:p>3.00</text:p>
            </table:change-track-table-cell>
          </table:previous>
        </table:cell-content-change>
        <table:cell-content-change table:id="ct5293">
          <table:cell-address table:column="4" table:row="172" table:table="0"/>
          <office:change-info>
            <dc:creator>. .</dc:creator>
            <dc:date>2017-08-24T11:12:06.78</dc:date>
          </office:change-info>
          <table:previous table:id="ct5288">
            <table:change-track-table-cell office:value-type="string">
              <text:p>1.50</text:p>
            </table:change-track-table-cell>
          </table:previous>
        </table:cell-content-change>
        <table:cell-content-change table:id="ct5294">
          <table:cell-address table:column="4" table:row="173" table:table="0"/>
          <office:change-info>
            <dc:creator>. .</dc:creator>
            <dc:date>2017-08-24T11:12:10.92</dc:date>
          </office:change-info>
          <table:previous table:id="ct5289">
            <table:change-track-table-cell office:value-type="string">
              <text:p>2.25</text:p>
            </table:change-track-table-cell>
          </table:previous>
        </table:cell-content-change>
        <table:cell-content-change table:id="ct5295">
          <table:cell-address table:column="2" table:row="88" table:table="0"/>
          <office:change-info>
            <dc:creator>. .</dc:creator>
            <dc:date>2017-08-24T11:12:24.88</dc:date>
          </office:change-info>
          <table:previous table:id="ct819">
            <table:change-track-table-cell office:value-type="string">
              <text:p>-15.00</text:p>
            </table:change-track-table-cell>
          </table:previous>
        </table:cell-content-change>
        <table:cell-content-change table:id="ct5296">
          <table:cell-address table:column="2" table:row="89" table:table="0"/>
          <office:change-info>
            <dc:creator>. .</dc:creator>
            <dc:date>2017-08-24T11:12:27.87</dc:date>
          </office:change-info>
          <table:previous table:id="ct820">
            <table:change-track-table-cell office:value-type="string">
              <text:p>-20.00</text:p>
            </table:change-track-table-cell>
          </table:previous>
        </table:cell-content-change>
        <table:cell-content-change table:id="ct5297">
          <table:cell-address table:column="2" table:row="88" table:table="0"/>
          <office:change-info>
            <dc:creator>. .</dc:creator>
            <dc:date>2017-08-24T11:12:46.55</dc:date>
          </office:change-info>
          <table:previous table:id="ct5295">
            <table:change-track-table-cell office:value-type="string">
              <text:p>-10.00</text:p>
            </table:change-track-table-cell>
          </table:previous>
        </table:cell-content-change>
        <table:cell-content-change table:id="ct5298">
          <table:cell-address table:column="2" table:row="89" table:table="0"/>
          <office:change-info>
            <dc:creator>. .</dc:creator>
            <dc:date>2017-08-24T11:12:49.84</dc:date>
          </office:change-info>
          <table:previous table:id="ct5296">
            <table:change-track-table-cell office:value-type="string">
              <text:p>-15.00</text:p>
            </table:change-track-table-cell>
          </table:previous>
        </table:cell-content-change>
        <table:cell-content-change table:id="ct5299">
          <table:cell-address table:column="13" table:row="174" table:table="0"/>
          <office:change-info>
            <dc:creator>. .</dc:creator>
            <dc:date>2017-08-24T11:13:06.48</dc:date>
          </office:change-info>
          <table:previous table:id="ct4220">
            <table:change-track-table-cell office:value-type="string">
              <text:p>0.35</text:p>
            </table:change-track-table-cell>
          </table:previous>
        </table:cell-content-change>
        <table:cell-content-change table:id="ct5300">
          <table:cell-address table:column="13" table:row="173" table:table="0"/>
          <office:change-info>
            <dc:creator>. .</dc:creator>
            <dc:date>2017-08-24T11:13:09.71</dc:date>
          </office:change-info>
          <table:previous table:id="ct4221">
            <table:change-track-table-cell office:value-type="string">
              <text:p>0.25</text:p>
            </table:change-track-table-cell>
          </table:previous>
        </table:cell-content-change>
        <table:cell-content-change table:id="ct5301">
          <table:cell-address table:column="12" table:row="172" table:table="0"/>
          <office:change-info>
            <dc:creator>. .</dc:creator>
            <dc:date>2017-08-24T11:13:28.73</dc:date>
          </office:change-info>
          <table:previous table:id="ct2471">
            <table:change-track-table-cell office:value-type="string">
              <text:p>0.80</text:p>
            </table:change-track-table-cell>
          </table:previous>
        </table:cell-content-change>
        <table:cell-content-change table:id="ct5302">
          <table:cell-address table:column="12" table:row="173" table:table="0"/>
          <office:change-info>
            <dc:creator>. .</dc:creator>
            <dc:date>2017-08-24T11:13:28.73</dc:date>
          </office:change-info>
          <table:previous table:id="ct2472">
            <table:change-track-table-cell office:value-type="string">
              <text:p>0.80</text:p>
            </table:change-track-table-cell>
          </table:previous>
        </table:cell-content-change>
        <table:cell-content-change table:id="ct5303">
          <table:cell-address table:column="12" table:row="174" table:table="0"/>
          <office:change-info>
            <dc:creator>. .</dc:creator>
            <dc:date>2017-08-24T11:13:29.68</dc:date>
          </office:change-info>
          <table:previous table:id="ct2473">
            <table:change-track-table-cell office:value-type="string">
              <text:p>0.80</text:p>
            </table:change-track-table-cell>
          </table:previous>
        </table:cell-content-change>
        <table:cell-content-change table:id="ct5304">
          <table:cell-address table:column="5" table:row="172" table:table="0"/>
          <office:change-info>
            <dc:creator>. .</dc:creator>
            <dc:date>2017-08-24T11:13:39.50</dc:date>
          </office:change-info>
          <table:previous table:id="ct5189">
            <table:change-track-table-cell office:value-type="string">
              <text:p>0.10</text:p>
            </table:change-track-table-cell>
          </table:previous>
        </table:cell-content-change>
        <table:cell-content-change table:id="ct5305">
          <table:cell-address table:column="5" table:row="173" table:table="0"/>
          <office:change-info>
            <dc:creator>. .</dc:creator>
            <dc:date>2017-08-24T11:13:39.50</dc:date>
          </office:change-info>
          <table:previous table:id="ct5190">
            <table:change-track-table-cell office:value-type="string">
              <text:p>0.10</text:p>
            </table:change-track-table-cell>
          </table:previous>
        </table:cell-content-change>
        <table:cell-content-change table:id="ct5306">
          <table:cell-address table:column="5" table:row="174" table:table="0"/>
          <office:change-info>
            <dc:creator>. .</dc:creator>
            <dc:date>2017-08-24T11:13:39.50</dc:date>
          </office:change-info>
          <table:previous table:id="ct5191">
            <table:change-track-table-cell office:value-type="string">
              <text:p>0.10</text:p>
            </table:change-track-table-cell>
          </table:previous>
        </table:cell-content-change>
        <table:cell-content-change table:id="ct5307">
          <table:cell-address table:column="5" table:row="88" table:table="0"/>
          <office:change-info>
            <dc:creator>. .</dc:creator>
            <dc:date>2017-08-24T11:13:48.40</dc:date>
          </office:change-info>
          <table:previous table:id="ct5187">
            <table:change-track-table-cell office:value-type="string">
              <text:p>0.10</text:p>
            </table:change-track-table-cell>
          </table:previous>
        </table:cell-content-change>
        <table:cell-content-change table:id="ct5308">
          <table:cell-address table:column="5" table:row="89" table:table="0"/>
          <office:change-info>
            <dc:creator>. .</dc:creator>
            <dc:date>2017-08-24T11:13:48.75</dc:date>
          </office:change-info>
          <table:previous table:id="ct5188">
            <table:change-track-table-cell office:value-type="string">
              <text:p>0.10</text:p>
            </table:change-track-table-cell>
          </table:previous>
        </table:cell-content-change>
        <table:cell-content-change table:id="ct5309">
          <table:cell-address table:column="10" table:row="88" table:table="0"/>
          <office:change-info>
            <dc:creator>. .</dc:creator>
            <dc:date>2017-08-24T11:20:21.57</dc:date>
          </office:change-info>
          <table:previous table:id="ct5273">
            <table:change-track-table-cell office:value-type="string">
              <text:p>5.00</text:p>
            </table:change-track-table-cell>
          </table:previous>
        </table:cell-content-change>
        <table:cell-content-change table:id="ct5310">
          <table:cell-address table:column="10" table:row="89" table:table="0"/>
          <office:change-info>
            <dc:creator>. .</dc:creator>
            <dc:date>2017-08-24T11:20:23.31</dc:date>
          </office:change-info>
          <table:previous table:id="ct5274">
            <table:change-track-table-cell office:value-type="string">
              <text:p>5.00</text:p>
            </table:change-track-table-cell>
          </table:previous>
        </table:cell-content-change>
        <table:cell-content-change table:id="ct5311">
          <table:cell-address table:column="10" table:row="172" table:table="0"/>
          <office:change-info>
            <dc:creator>. .</dc:creator>
            <dc:date>2017-08-24T11:20:27.13</dc:date>
          </office:change-info>
          <table:previous table:id="ct5278">
            <table:change-track-table-cell office:value-type="string">
              <text:p>5.00</text:p>
            </table:change-track-table-cell>
          </table:previous>
        </table:cell-content-change>
        <table:cell-content-change table:id="ct5312">
          <table:cell-address table:column="10" table:row="173" table:table="0"/>
          <office:change-info>
            <dc:creator>. .</dc:creator>
            <dc:date>2017-08-24T11:20:28.59</dc:date>
          </office:change-info>
          <table:previous table:id="ct5279">
            <table:change-track-table-cell office:value-type="string">
              <text:p>5.00</text:p>
            </table:change-track-table-cell>
          </table:previous>
        </table:cell-content-change>
        <table:cell-content-change table:id="ct5313">
          <table:cell-address table:column="10" table:row="172" table:table="0"/>
          <office:change-info>
            <dc:creator>. .</dc:creator>
            <dc:date>2017-08-24T11:20:31.02</dc:date>
          </office:change-info>
          <table:previous table:id="ct5311">
            <table:change-track-table-cell office:value-type="string">
              <text:p>4.00</text:p>
            </table:change-track-table-cell>
          </table:previous>
        </table:cell-content-change>
        <table:cell-content-change table:id="ct5314">
          <table:cell-address table:column="10" table:row="173" table:table="0"/>
          <office:change-info>
            <dc:creator>. .</dc:creator>
            <dc:date>2017-08-24T11:20:32.26</dc:date>
          </office:change-info>
          <table:previous table:id="ct5312">
            <table:change-track-table-cell office:value-type="string">
              <text:p>4.00</text:p>
            </table:change-track-table-cell>
          </table:previous>
        </table:cell-content-change>
        <table:cell-content-change table:id="ct5315">
          <table:cell-address table:column="10" table:row="174" table:table="0"/>
          <office:change-info>
            <dc:creator>. .</dc:creator>
            <dc:date>2017-08-24T11:20:32.54</dc:date>
          </office:change-info>
          <table:previous table:id="ct5280">
            <table:change-track-table-cell office:value-type="string">
              <text:p>5.00</text:p>
            </table:change-track-table-cell>
          </table:previous>
        </table:cell-content-change>
        <table:cell-content-change table:id="ct5316">
          <table:cell-address table:column="10" table:row="88" table:table="0"/>
          <office:change-info>
            <dc:creator>. .</dc:creator>
            <dc:date>2017-08-24T11:20:36</dc:date>
          </office:change-info>
          <table:previous table:id="ct5309">
            <table:change-track-table-cell office:value-type="string">
              <text:p>4.00</text:p>
            </table:change-track-table-cell>
          </table:previous>
        </table:cell-content-change>
        <table:cell-content-change table:id="ct5317">
          <table:cell-address table:column="10" table:row="89" table:table="0"/>
          <office:change-info>
            <dc:creator>. .</dc:creator>
            <dc:date>2017-08-24T11:20:36.34</dc:date>
          </office:change-info>
          <table:previous table:id="ct5310">
            <table:change-track-table-cell office:value-type="string">
              <text:p>4.00</text:p>
            </table:change-track-table-cell>
          </table:previous>
        </table:cell-content-change>
        <table:cell-content-change table:id="ct5318">
          <table:cell-address table:column="5" table:row="121" table:table="0"/>
          <office:change-info>
            <dc:creator>. .</dc:creator>
            <dc:date>2017-08-25T11:09:51.42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319">
          <table:cell-address table:column="7" table:row="121" table:table="0"/>
          <office:change-info>
            <dc:creator>. .</dc:creator>
            <dc:date>2017-08-25T11:09:51.42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5320">
          <table:cell-address table:column="5" table:row="122" table:table="0"/>
          <office:change-info>
            <dc:creator>. .</dc:creator>
            <dc:date>2017-08-25T11:09:53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321">
          <table:cell-address table:column="7" table:row="122" table:table="0"/>
          <office:change-info>
            <dc:creator>. .</dc:creator>
            <dc:date>2017-08-25T11:09:53.15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5322">
          <table:cell-address table:column="5" table:row="121" table:table="0"/>
          <office:change-info>
            <dc:creator>. .</dc:creator>
            <dc:date>2017-08-25T11:09:55.55</dc:date>
          </office:change-info>
          <table:previous table:id="ct5318">
            <table:change-track-table-cell office:value-type="string">
              <text:p>1.150</text:p>
            </table:change-track-table-cell>
          </table:previous>
        </table:cell-content-change>
        <table:cell-content-change table:id="ct5323">
          <table:cell-address table:column="5" table:row="122" table:table="0"/>
          <office:change-info>
            <dc:creator>. .</dc:creator>
            <dc:date>2017-08-25T11:09:57.13</dc:date>
          </office:change-info>
          <table:previous table:id="ct5320">
            <table:change-track-table-cell office:value-type="string">
              <text:p>1.150</text:p>
            </table:change-track-table-cell>
          </table:previous>
        </table:cell-content-change>
        <table:cell-content-change table:id="ct5324">
          <table:cell-address table:column="5" table:row="121" table:table="0"/>
          <office:change-info>
            <dc:creator>. .</dc:creator>
            <dc:date>2017-08-25T11:10:02.54</dc:date>
          </office:change-info>
          <table:previous table:id="ct5322">
            <table:change-track-table-cell office:value-type="string">
              <text:p>1.20</text:p>
            </table:change-track-table-cell>
          </table:previous>
        </table:cell-content-change>
        <table:cell-content-change table:id="ct5325">
          <table:cell-address table:column="5" table:row="122" table:table="0"/>
          <office:change-info>
            <dc:creator>. .</dc:creator>
            <dc:date>2017-08-25T11:10:04.23</dc:date>
          </office:change-info>
          <table:previous table:id="ct5323">
            <table:change-track-table-cell office:value-type="string">
              <text:p>1.20</text:p>
            </table:change-track-table-cell>
          </table:previous>
        </table:cell-content-change>
        <table:cell-content-change table:id="ct5326">
          <table:cell-address table:column="7" table:row="121" table:table="0"/>
          <office:change-info>
            <dc:creator>. .</dc:creator>
            <dc:date>2017-08-25T11:10:24.71</dc:date>
          </office:change-info>
          <table:previous table:id="ct5319">
            <table:change-track-table-cell office:value-type="float" office:value="0.25"/>
          </table:previous>
        </table:cell-content-change>
        <table:cell-content-change table:id="ct5327">
          <table:cell-address table:column="7" table:row="122" table:table="0"/>
          <office:change-info>
            <dc:creator>. .</dc:creator>
            <dc:date>2017-08-25T11:10:25.99</dc:date>
          </office:change-info>
          <table:previous table:id="ct5321">
            <table:change-track-table-cell office:value-type="float" office:value="0.25"/>
          </table:previous>
        </table:cell-content-change>
        <table:cell-content-change table:id="ct5328">
          <table:cell-address table:column="2" table:row="121" table:table="0"/>
          <office:change-info>
            <dc:creator>. .</dc:creator>
            <dc:date>2017-08-25T11:11:16.07</dc:date>
          </office:change-info>
          <table:previous table:id="ct691">
            <table:change-track-table-cell office:value-type="string">
              <text:p>-20.00</text:p>
            </table:change-track-table-cell>
          </table:previous>
        </table:cell-content-change>
        <table:cell-content-change table:id="ct5329">
          <table:cell-address table:column="2" table:row="122" table:table="0"/>
          <office:change-info>
            <dc:creator>. .</dc:creator>
            <dc:date>2017-08-25T11:11:18.25</dc:date>
          </office:change-info>
          <table:previous table:id="ct692">
            <table:change-track-table-cell office:value-type="string">
              <text:p>-25.00</text:p>
            </table:change-track-table-cell>
          </table:previous>
        </table:cell-content-change>
      </table:tracked-changes>
      <table:table table:name="Sheet1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3"/>
        <table:table-column table:style-name="co15" table:default-cell-style-name="ce14"/>
        <table:table-column table:style-name="co16" table:number-columns-repeated="4" table:default-cell-style-name="ce14"/>
        <table:table-column table:style-name="co17" table:default-cell-style-name="ce14"/>
        <table:table-column table:style-name="co18" table:default-cell-style-name="ce9"/>
        <table:table-column table:style-name="co19" table:number-columns-repeated="1003" table:default-cell-style-name="ce9"/>
        <table:table-row table:style-name="ro1">
          <table:table-cell table:style-name="ce1" office:value-type="string">
            <text:p># Lines starting with ”#” will be treated as comments.</text:p>
          </table:table-cell>
          <table:table-cell table:style-name="ce10" table:number-columns-repeated="4"/>
          <table:table-cell table:style-name="ce16"/>
          <table:table-cell table:style-name="ce10" table:number-columns-repeated="7"/>
          <table:table-cell table:style-name="ce16"/>
          <table:table-cell table:style-name="ce10" table:number-columns-repeated="6"/>
          <table:table-cell table:style-name="ce1" table:number-columns-repeated="1004"/>
        </table:table-row>
        <table:table-row table:style-name="ro1">
          <table:table-cell table:style-name="ce1" office:value-type="string">
            <text:p># This file can be reloaded with the ”reload stats” console command</text:p>
          </table:table-cell>
          <table:table-cell table:style-name="ce10" table:number-columns-repeated="4"/>
          <table:table-cell table:style-name="ce16"/>
          <table:table-cell table:style-name="ce10" table:number-columns-repeated="7"/>
          <table:table-cell table:style-name="ce16"/>
          <table:table-cell table:style-name="ce10" table:number-columns-repeated="6"/>
          <table:table-cell table:style-name="ce1" table:number-columns-repeated="1004"/>
        </table:table-row>
        <table:table-row table:style-name="ro1">
          <table:table-cell table:style-name="ce1" office:value-type="string">
            <text:p>#</text:p>
          </table:table-cell>
          <table:table-cell table:style-name="ce10" table:number-columns-repeated="4"/>
          <table:table-cell table:style-name="ce16"/>
          <table:table-cell table:style-name="ce10"/>
          <table:table-cell table:style-name="ce10" office:value-type="string">
            <text:p>dmg reduction from</text:p>
          </table:table-cell>
          <table:table-cell table:style-name="ce10" table:number-columns-repeated="5"/>
          <table:table-cell table:style-name="ce16"/>
          <table:table-cell table:style-name="ce23" office:value-type="string">
            <text:p>missile weapons only</text:p>
          </table:table-cell>
          <table:table-cell table:style-name="ce24" table:number-columns-repeated="5"/>
          <table:table-cell table:style-name="ce1" table:number-columns-repeated="1004"/>
        </table:table-row>
        <table:table-row table:style-name="ro1">
          <table:table-cell table:style-name="ce1" office:value-type="string">
            <text:p>#</text:p>
          </table:table-cell>
          <table:table-cell table:style-name="ce10" table:number-columns-repeated="4"/>
          <table:table-cell table:style-name="ce16"/>
          <table:table-cell table:style-name="ce10" office:value-type="string">
            <text:p>%of dmg that will</text:p>
          </table:table-cell>
          <table:table-cell table:style-name="ce10" office:value-type="string">
            <text:p>armo is multiplied </text:p>
          </table:table-cell>
          <table:table-cell table:style-name="ce10"/>
          <table:table-cell table:style-name="ce10" office:value-type="float" office:value="100">
            <text:p>100</text:p>
          </table:table-cell>
          <table:table-cell table:style-name="ce10" office:value-type="float" office:value="50">
            <text:p>50</text:p>
          </table:table-cell>
          <table:table-cell table:style-name="ce10" table:number-columns-repeated="2"/>
          <table:table-cell table:style-name="ce16"/>
          <table:table-cell table:style-name="ce10" office:value-type="string">
            <text:p>minimum speed</text:p>
          </table:table-cell>
          <table:table-cell table:style-name="ce10" table:number-columns-repeated="5"/>
          <table:table-cell table:style-name="ce1" table:number-columns-repeated="1004"/>
        </table:table-row>
        <table:table-row table:style-name="ro1">
          <table:table-cell table:style-name="ce1" office:value-type="string">
            <text:p>#</text:p>
          </table:table-cell>
          <table:table-cell table:style-name="ce10" table:number-columns-repeated="4"/>
          <table:table-cell table:style-name="ce16" office:value-type="string">
            <text:p>%bonus dmg</text:p>
          </table:table-cell>
          <table:table-cell table:style-name="ce10" office:value-type="string">
            <text:p>go through shields</text:p>
          </table:table-cell>
          <table:table-cell table:style-name="ce10" office:value-type="string">
            <text:p>with this</text:p>
          </table:table-cell>
          <table:table-cell table:style-name="ce10" table:number-columns-repeated="5"/>
          <table:table-cell table:style-name="ce16"/>
          <table:table-cell table:style-name="ce10" office:value-type="string">
            <text:p>of missiles</text:p>
          </table:table-cell>
          <table:table-cell table:style-name="ce10" table:number-columns-repeated="5"/>
          <table:table-cell table:style-name="ce1" table:number-columns-repeated="1004"/>
        </table:table-row>
        <table:table-row table:style-name="ro2">
          <table:table-cell table:style-name="ce2" office:value-type="string">
            <text:p>key</text:p>
          </table:table-cell>
          <table:table-cell table:style-name="ce2" office:value-type="string">
            <text:p>cost</text:p>
          </table:table-cell>
          <table:table-cell table:style-name="ce2" office:value-type="string">
            <text:p>power</text:p>
          </table:table-cell>
          <table:table-cell table:style-name="ce2" office:value-type="string">
            <text:p>min_damage</text:p>
          </table:table-cell>
          <table:table-cell table:style-name="ce2" office:value-type="string">
            <text:p>max_damage</text:p>
          </table:table-cell>
          <table:table-cell table:style-name="ce2" office:value-type="string">
            <text:p>shield_damage</text:p>
          </table:table-cell>
          <table:table-cell table:style-name="ce2" office:value-type="string">
            <text:p>shield_penetration</text:p>
          </table:table-cell>
          <table:table-cell table:style-name="ce19" office:value-type="string">
            <text:p>armor_penetration</text:p>
          </table:table-cell>
          <table:table-cell table:style-name="ce2" office:value-type="string">
            <text:p>min_windup</text:p>
          </table:table-cell>
          <table:table-cell table:style-name="ce2" office:value-type="string">
            <text:p>max_windup</text:p>
          </table:table-cell>
          <table:table-cell table:style-name="ce2" office:value-type="string">
            <text:p>cooldown</text:p>
          </table:table-cell>
          <table:table-cell table:style-name="ce2" office:value-type="string">
            <text:p>range</text:p>
          </table:table-cell>
          <table:table-cell table:style-name="ce2" office:value-type="string">
            <text:p>accuracy</text:p>
          </table:table-cell>
          <table:table-cell table:style-name="ce21" office:value-type="string">
            <text:p>tracking</text:p>
          </table:table-cell>
          <table:table-cell table:style-name="ce2" office:value-type="string">
            <text:p>missile_speed</text:p>
          </table:table-cell>
          <table:table-cell table:style-name="ce2" office:value-type="string">
            <text:p>missile_evasion</text:p>
          </table:table-cell>
          <table:table-cell table:style-name="ce2" office:value-type="string">
            <text:p>missile_health</text:p>
          </table:table-cell>
          <table:table-cell table:style-name="ce2" office:value-type="string">
            <text:p>missile_armor</text:p>
          </table:table-cell>
          <table:table-cell table:style-name="ce2" office:value-type="string">
            <text:p>missile_shield</text:p>
          </table:table-cell>
          <table:table-cell table:style-name="ce2" office:value-type="string">
            <text:p>missile_retarget_range</text:p>
          </table:table-cell>
          <table:table-cell table:style-name="ce2" office:value-type="string">
            <text:p>end</text:p>
          </table:table-cell>
          <table:table-cell table:style-name="ce29" table:number-columns-repeated="1003"/>
        </table:table-row>
        <table:table-row table:style-name="ro3">
          <table:table-cell table:style-name="ce3" office:value-type="string">
            <text:p># Lasers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0" table:number-columns-repeated="1003"/>
        </table:table-row>
        <table:table-row table:style-name="ro3">
          <table:table-cell table:style-name="ce2" office:value-type="string">
            <text:p>SMALL_RED_LASER</text:p>
          </table:table-cell>
          <table:table-cell table:style-name="ce12" office:value-type="string">
            <text:p>3.00</text:p>
          </table:table-cell>
          <table:table-cell table:style-name="ce12" office:value-type="string">
            <text:p>-2.50</text:p>
          </table:table-cell>
          <table:table-cell table:style-name="ce12" office:value-type="string">
            <text:p>7.00</text:p>
          </table:table-cell>
          <table:table-cell table:style-name="ce12" office:value-type="string">
            <text:p>11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90</text:p>
          </table:table-cell>
          <table:table-cell table:style-name="ce20" office:value-type="string">
            <text:p>0.7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MEDIUM_RED_LASER</text:p>
          </table:table-cell>
          <table:table-cell table:style-name="ce12" office:value-type="string">
            <text:p>6.00</text:p>
          </table:table-cell>
          <table:table-cell table:style-name="ce12" office:value-type="string">
            <text:p>-5.00</text:p>
          </table:table-cell>
          <table:table-cell table:style-name="ce12" office:value-type="string">
            <text:p>15.00</text:p>
          </table:table-cell>
          <table:table-cell table:style-name="ce12" office:value-type="string">
            <text:p>22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85</text:p>
          </table:table-cell>
          <table:table-cell table:style-name="ce20" office:value-type="string">
            <text:p>0.3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RED_LASER</text:p>
          </table:table-cell>
          <table:table-cell table:style-name="ce12" office:value-type="string">
            <text:p>12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32.00</text:p>
          </table:table-cell>
          <table:table-cell table:style-name="ce12" office:value-type="string">
            <text:p>48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6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80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SMALL_BLUE_LASER</text:p>
          </table:table-cell>
          <table:table-cell table:style-name="ce12" office:value-type="string">
            <text:p>3.50</text:p>
          </table:table-cell>
          <table:table-cell table:style-name="ce12" office:value-type="string">
            <text:p>-5.0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2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90</text:p>
          </table:table-cell>
          <table:table-cell table:style-name="ce20" office:value-type="string">
            <text:p>0.7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MEDIUM_BLUE_LASER</text:p>
          </table:table-cell>
          <table:table-cell table:style-name="ce12" office:value-type="string">
            <text:p>7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6.00</text:p>
          </table:table-cell>
          <table:table-cell table:style-name="ce12" office:value-type="string">
            <text:p>26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85</text:p>
          </table:table-cell>
          <table:table-cell table:style-name="ce20" office:value-type="string">
            <text:p>0.3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BLUE_LASER</text:p>
          </table:table-cell>
          <table:table-cell table:style-name="ce12" office:value-type="string">
            <text:p>14.00</text:p>
          </table:table-cell>
          <table:table-cell table:style-name="ce12" office:value-type="string">
            <text:p>-20.00</text:p>
          </table:table-cell>
          <table:table-cell table:style-name="ce12" office:value-type="string">
            <text:p>35.00</text:p>
          </table:table-cell>
          <table:table-cell table:style-name="ce12" office:value-type="string">
            <text:p>56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6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80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/>
          <table:table-cell table:style-name="ce33"/>
          <table:table-cell table:number-columns-repeated="1001"/>
        </table:table-row>
        <table:table-row table:style-name="ro3">
          <table:table-cell table:style-name="ce2" office:value-type="string">
            <text:p>SMALL_UV_LASER</text:p>
          </table:table-cell>
          <table:table-cell table:style-name="ce12" office:value-type="string">
            <text:p>4.00</text:p>
          </table:table-cell>
          <table:table-cell table:style-name="ce12" office:value-type="string">
            <text:p>-7.50</text:p>
          </table:table-cell>
          <table:table-cell table:style-name="ce12" office:value-type="string">
            <text:p>9.00</text:p>
          </table:table-cell>
          <table:table-cell table:style-name="ce12" office:value-type="string">
            <text:p>13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90</text:p>
          </table:table-cell>
          <table:table-cell table:style-name="ce20" office:value-type="string">
            <text:p>0.7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MEDIUM_UV_LASER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-15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85</text:p>
          </table:table-cell>
          <table:table-cell table:style-name="ce20" office:value-type="string">
            <text:p>0.3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UV_LASER</text:p>
          </table:table-cell>
          <table:table-cell table:style-name="ce12" office:value-type="string">
            <text:p>16.00</text:p>
          </table:table-cell>
          <table:table-cell table:style-name="ce12" office:value-type="string">
            <text:p>-30.00</text:p>
          </table:table-cell>
          <table:table-cell table:style-name="ce12" office:value-type="string">
            <text:p>39.00</text:p>
          </table:table-cell>
          <table:table-cell table:style-name="ce12" office:value-type="string">
            <text:p>63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6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80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SMALL_XRAY_LASER</text:p>
          </table:table-cell>
          <table:table-cell table:style-name="ce12" office:value-type="string">
            <text:p>4.5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14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90</text:p>
          </table:table-cell>
          <table:table-cell table:style-name="ce20" office:value-type="string">
            <text:p>0.7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MEDIUM_XRAY_LASER</text:p>
          </table:table-cell>
          <table:table-cell table:style-name="ce12" office:value-type="string">
            <text:p>9.00</text:p>
          </table:table-cell>
          <table:table-cell table:style-name="ce12" office:value-type="string">
            <text:p>-20.00</text:p>
          </table:table-cell>
          <table:table-cell table:style-name="ce12" office:value-type="string">
            <text:p>19.00</text:p>
          </table:table-cell>
          <table:table-cell table:style-name="ce12" office:value-type="string">
            <text:p>33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85</text:p>
          </table:table-cell>
          <table:table-cell table:style-name="ce20" office:value-type="string">
            <text:p>0.3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XRAY_LASER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-40.00</text:p>
          </table:table-cell>
          <table:table-cell table:style-name="ce12" office:value-type="string">
            <text:p>42.00</text:p>
          </table:table-cell>
          <table:table-cell table:style-name="ce12" office:value-type="string">
            <text:p>71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6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80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SMALL_GAMMA_LASER</text:p>
          </table:table-cell>
          <table:table-cell table:style-name="ce12" office:value-type="string">
            <text:p>5.00</text:p>
          </table:table-cell>
          <table:table-cell table:style-name="ce12" office:value-type="string">
            <text:p>-12.50</text:p>
          </table:table-cell>
          <table:table-cell table:style-name="ce12" office:value-type="string">
            <text:p>11.00</text:p>
          </table:table-cell>
          <table:table-cell table:style-name="ce12" office:value-type="string">
            <text:p>15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90</text:p>
          </table:table-cell>
          <table:table-cell table:style-name="ce20" office:value-type="string">
            <text:p>0.7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MEDIUM_GAMMA_LASER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-25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36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85</text:p>
          </table:table-cell>
          <table:table-cell table:style-name="ce20" office:value-type="string">
            <text:p>0.3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GAMMA_LASER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-50.00</text:p>
          </table:table-cell>
          <table:table-cell table:style-name="ce12" office:value-type="string">
            <text:p>45.00</text:p>
          </table:table-cell>
          <table:table-cell table:style-name="ce12" office:value-type="string">
            <text:p>78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6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80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3" office:value-type="string">
            <text:p># Spaceport Laser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1" table:number-columns-repeated="1003"/>
        </table:table-row>
        <table:table-row table:style-name="ro3">
          <table:table-cell table:style-name="ce2" office:value-type="string">
            <text:p>SMALL_SPACEPORT_LASER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16.00</text:p>
          </table:table-cell>
          <table:table-cell table:style-name="ce12" office:value-type="string">
            <text:p>24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33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90</text:p>
          </table:table-cell>
          <table:table-cell table:style-name="ce20" office:value-type="string">
            <text:p>0.7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MEDIUM_SPACEPORT_LASER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32.00</text:p>
          </table:table-cell>
          <table:table-cell table:style-name="ce12" office:value-type="string">
            <text:p>62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33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85</text:p>
          </table:table-cell>
          <table:table-cell table:style-name="ce20" office:value-type="string">
            <text:p>0.3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SPACEPORT_LASER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112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33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80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3" office:value-type="string">
            <text:p># Energy Lance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1" table:number-columns-repeated="1003"/>
        </table:table-row>
        <table:table-row table:style-name="ro3">
          <table:table-cell table:style-name="ce2" office:value-type="string">
            <text:p>LARGE_ENERGY_LANCE_1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-100.00</text:p>
          </table:table-cell>
          <table:table-cell table:style-name="ce12" office:value-type="string">
            <text:p>144.00</text:p>
          </table:table-cell>
          <table:table-cell table:style-name="ce12" office:value-type="string">
            <text:p>273.00</text:p>
          </table:table-cell>
          <table:table-cell table:style-name="ce12" office:value-type="string">
            <text:p>0.75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90</text:p>
          </table:table-cell>
          <table:table-cell table:style-name="ce12" office:value-type="string">
            <text:p>22.00</text:p>
          </table:table-cell>
          <table:table-cell table:style-name="ce12" office:value-type="string">
            <text:p>3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0.85</text:p>
          </table:table-cell>
          <table:table-cell table:number-columns-repeated="7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ENERGY_LANCE_2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-120.00</text:p>
          </table:table-cell>
          <table:table-cell table:style-name="ce12" office:value-type="string">
            <text:p>169.00</text:p>
          </table:table-cell>
          <table:table-cell table:style-name="ce12" office:value-type="string">
            <text:p>331.00</text:p>
          </table:table-cell>
          <table:table-cell table:style-name="ce12" office:value-type="string">
            <text:p>0.75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90</text:p>
          </table:table-cell>
          <table:table-cell table:style-name="ce12" office:value-type="string">
            <text:p>22.00</text:p>
          </table:table-cell>
          <table:table-cell table:style-name="ce12" office:value-type="string">
            <text:p>3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0.85</text:p>
          </table:table-cell>
          <table:table-cell table:number-columns-repeated="7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3" office:value-type="string">
            <text:p># Titan Laser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1" table:number-columns-repeated="1003"/>
        </table:table-row>
        <table:table-row table:style-name="ro3">
          <table:table-cell table:style-name="ce2" office:value-type="string">
            <text:p>TITAN_LASER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-300.00</text:p>
          </table:table-cell>
          <table:table-cell table:style-name="ce12" office:value-type="string">
            <text:p>4000.00</text:p>
          </table:table-cell>
          <table:table-cell table:style-name="ce12" office:value-type="string">
            <text:p>6000.00</text:p>
          </table:table-cell>
          <table:table-cell table:style-name="ce12" office:value-type="string">
            <text:p>0.75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9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45.00</text:p>
          </table:table-cell>
          <table:table-cell table:style-name="ce12" office:value-type="string">
            <text:p>180.00</text:p>
          </table:table-cell>
          <table:table-cell table:style-name="ce12" office:value-type="string">
            <text:p>150.00</text:p>
          </table:table-cell>
          <table:table-cell table:style-name="ce12" office:value-type="string">
            <text:p>0.85</text:p>
          </table:table-cell>
          <table:table-cell table:style-name="ce20" office:value-type="string">
            <text:p>0.0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3" office:value-type="string">
            <text:p># Plasma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1" table:number-columns-repeated="1003"/>
        </table:table-row>
        <table:table-row table:style-name="ro3">
          <table:table-cell table:style-name="ce2" office:value-type="string">
            <text:p>SMALL_PLASMA_1</text:p>
          </table:table-cell>
          <table:table-cell table:style-name="ce12" office:value-type="string">
            <text:p>4.00</text:p>
          </table:table-cell>
          <table:table-cell table:style-name="ce12" office:value-type="string">
            <text:p>-7.5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4.00</text:p>
          </table:table-cell>
          <table:table-cell table:style-name="ce12" office:value-type="string">
            <text:p>0.67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4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85</text:p>
          </table:table-cell>
          <table:table-cell table:style-name="ce20" office:value-type="string">
            <text:p>0.4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MEDIUM_PLASMA_1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-15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7.00</text:p>
          </table:table-cell>
          <table:table-cell table:style-name="ce12" office:value-type="string">
            <text:p>0.67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6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80</text:p>
          </table:table-cell>
          <table:table-cell table:style-name="ce20" office:value-type="string">
            <text:p>0.2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PLASMA_1</text:p>
          </table:table-cell>
          <table:table-cell table:style-name="ce12" office:value-type="string">
            <text:p>16.00</text:p>
          </table:table-cell>
          <table:table-cell table:style-name="ce12" office:value-type="string">
            <text:p>-30.00</text:p>
          </table:table-cell>
          <table:table-cell table:style-name="ce12" office:value-type="string">
            <text:p>35.00</text:p>
          </table:table-cell>
          <table:table-cell table:style-name="ce12" office:value-type="string">
            <text:p>61.00</text:p>
          </table:table-cell>
          <table:table-cell table:style-name="ce12" office:value-type="string">
            <text:p>0.67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75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SMALL_PLASMA_2</text:p>
          </table:table-cell>
          <table:table-cell table:style-name="ce12" office:value-type="string">
            <text:p>5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9.00</text:p>
          </table:table-cell>
          <table:table-cell table:style-name="ce12" office:value-type="string">
            <text:p>17.00</text:p>
          </table:table-cell>
          <table:table-cell table:style-name="ce12" office:value-type="string">
            <text:p>0.67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4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85</text:p>
          </table:table-cell>
          <table:table-cell table:style-name="ce20" office:value-type="string">
            <text:p>0.4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MEDIUM_PLASMA_2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-20.00</text:p>
          </table:table-cell>
          <table:table-cell table:style-name="ce12" office:value-type="string">
            <text:p>22.00</text:p>
          </table:table-cell>
          <table:table-cell table:style-name="ce12" office:value-type="string">
            <text:p>31.00</text:p>
          </table:table-cell>
          <table:table-cell table:style-name="ce12" office:value-type="string">
            <text:p>0.67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6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80</text:p>
          </table:table-cell>
          <table:table-cell table:style-name="ce20" office:value-type="string">
            <text:p>0.2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PLASMA_2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-40.00</text:p>
          </table:table-cell>
          <table:table-cell table:style-name="ce12" office:value-type="string">
            <text:p>45.00</text:p>
          </table:table-cell>
          <table:table-cell table:style-name="ce12" office:value-type="string">
            <text:p>69.00</text:p>
          </table:table-cell>
          <table:table-cell table:style-name="ce12" office:value-type="string">
            <text:p>0.67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75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SMALL_PLASMA_3</text:p>
          </table:table-cell>
          <table:table-cell table:style-name="ce12" office:value-type="string">
            <text:p>6.00</text:p>
          </table:table-cell>
          <table:table-cell table:style-name="ce12" office:value-type="string">
            <text:p>-12.50</text:p>
          </table:table-cell>
          <table:table-cell table:style-name="ce12" office:value-type="string">
            <text:p>11.00</text:p>
          </table:table-cell>
          <table:table-cell table:style-name="ce12" office:value-type="string">
            <text:p>19.00</text:p>
          </table:table-cell>
          <table:table-cell table:style-name="ce12" office:value-type="string">
            <text:p>0.67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4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85</text:p>
          </table:table-cell>
          <table:table-cell table:style-name="ce20" office:value-type="string">
            <text:p>0.4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MEDIUM_PLASMA_3</text:p>
          </table:table-cell>
          <table:table-cell table:style-name="ce12" office:value-type="string">
            <text:p>12.00</text:p>
          </table:table-cell>
          <table:table-cell table:style-name="ce12" office:value-type="string">
            <text:p>-25.00</text:p>
          </table:table-cell>
          <table:table-cell table:style-name="ce12" office:value-type="string">
            <text:p>24.00</text:p>
          </table:table-cell>
          <table:table-cell table:style-name="ce12" office:value-type="string">
            <text:p>38.00</text:p>
          </table:table-cell>
          <table:table-cell table:style-name="ce12" office:value-type="string">
            <text:p>0.67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6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80</text:p>
          </table:table-cell>
          <table:table-cell table:style-name="ce20" office:value-type="string">
            <text:p>0.2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PLASMA_3</text:p>
          </table:table-cell>
          <table:table-cell table:style-name="ce12" office:value-type="string">
            <text:p>24.00</text:p>
          </table:table-cell>
          <table:table-cell table:style-name="ce12" office:value-type="string">
            <text:p>-50.00</text:p>
          </table:table-cell>
          <table:table-cell table:style-name="ce12" office:value-type="string">
            <text:p>48.00</text:p>
          </table:table-cell>
          <table:table-cell table:style-name="ce12" office:value-type="string">
            <text:p>83.00</text:p>
          </table:table-cell>
          <table:table-cell table:style-name="ce12" office:value-type="string">
            <text:p>0.67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75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3" office:value-type="string">
            <text:p># Arc Emitter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1" table:number-columns-repeated="1003"/>
        </table:table-row>
        <table:table-row table:style-name="ro3">
          <table:table-cell table:style-name="ce2" office:value-type="string">
            <text:p>LARGE_ARC_EMITTER_1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-10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184.00</text:p>
          </table:table-cell>
          <table:table-cell table:style-name="ce12" office:value-type="string">
            <text:p>0.00</text:p>
          </table:table-cell>
          <table:table-cell table:number-columns-repeated="2" table:style-name="ce12" office:value-type="string">
            <text:p>1.00</text:p>
          </table:table-cell>
          <table:table-cell table:style-name="ce12" office:value-type="string">
            <text:p>22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100.00</text:p>
          </table:table-cell>
          <table:table-cell table:number-columns-repeated="2" table:style-name="ce12" office:value-type="string">
            <text:p>1.0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ARC_EMITTER_2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-12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221.00</text:p>
          </table:table-cell>
          <table:table-cell table:style-name="ce12" office:value-type="string">
            <text:p>0.00</text:p>
          </table:table-cell>
          <table:table-cell table:number-columns-repeated="2" table:style-name="ce12" office:value-type="string">
            <text:p>1.00</text:p>
          </table:table-cell>
          <table:table-cell table:style-name="ce12" office:value-type="string">
            <text:p>22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110.00</text:p>
          </table:table-cell>
          <table:table-cell table:number-columns-repeated="2" table:style-name="ce12" office:value-type="string">
            <text:p>1.0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3" office:value-type="string">
            <text:p># Disruptors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1" table:number-columns-repeated="1003"/>
        </table:table-row>
        <table:table-row table:style-name="ro3">
          <table:table-cell table:style-name="ce2" office:value-type="string">
            <text:p>SMALL_DISRUPTOR_1</text:p>
          </table:table-cell>
          <table:table-cell table:style-name="ce12" office:value-type="string">
            <text:p>4.00</text:p>
          </table:table-cell>
          <table:table-cell table:style-name="ce12" office:value-type="string">
            <text:p>-7.50</text:p>
          </table:table-cell>
          <table:table-cell table:style-name="ce12" office:value-type="string">
            <text:p>4.0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90</text:p>
          </table:table-cell>
          <table:table-cell table:style-name="ce20" office:value-type="string">
            <text:p>0.7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MEDIUM_DISRUPTOR_1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-15.0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85</text:p>
          </table:table-cell>
          <table:table-cell table:style-name="ce20" office:value-type="string">
            <text:p>0.3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DISRUPTOR_1</text:p>
          </table:table-cell>
          <table:table-cell table:style-name="ce12" office:value-type="string">
            <text:p>16.00</text:p>
          </table:table-cell>
          <table:table-cell table:style-name="ce12" office:value-type="string">
            <text:p>-30.00</text:p>
          </table:table-cell>
          <table:table-cell table:style-name="ce12" office:value-type="string">
            <text:p>19.00</text:p>
          </table:table-cell>
          <table:table-cell table:style-name="ce12" office:value-type="string">
            <text:p>35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80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SMALL_DISRUPTOR_2</text:p>
          </table:table-cell>
          <table:table-cell table:style-name="ce12" office:value-type="string">
            <text:p>5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5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90</text:p>
          </table:table-cell>
          <table:table-cell table:style-name="ce20" office:value-type="string">
            <text:p>0.7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MEDIUM_DISRUPTOR_2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-20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22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85</text:p>
          </table:table-cell>
          <table:table-cell table:style-name="ce20" office:value-type="string">
            <text:p>0.3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DISRUPTOR_2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-40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45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80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SMALL_DISRUPTOR_3</text:p>
          </table:table-cell>
          <table:table-cell table:style-name="ce12" office:value-type="string">
            <text:p>6.00</text:p>
          </table:table-cell>
          <table:table-cell table:style-name="ce12" office:value-type="string">
            <text:p>-12.50</text:p>
          </table:table-cell>
          <table:table-cell table:style-name="ce12" office:value-type="string">
            <text:p>6.00</text:p>
          </table:table-cell>
          <table:table-cell table:style-name="ce12" office:value-type="string">
            <text:p>12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90</text:p>
          </table:table-cell>
          <table:table-cell table:style-name="ce20" office:value-type="string">
            <text:p>0.7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MEDIUM_DISRUPTOR_3</text:p>
          </table:table-cell>
          <table:table-cell table:style-name="ce12" office:value-type="string">
            <text:p>12.00</text:p>
          </table:table-cell>
          <table:table-cell table:style-name="ce12" office:value-type="string">
            <text:p>-25.00</text:p>
          </table:table-cell>
          <table:table-cell table:style-name="ce12" office:value-type="string">
            <text:p>12.00</text:p>
          </table:table-cell>
          <table:table-cell table:style-name="ce12" office:value-type="string">
            <text:p>26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85</text:p>
          </table:table-cell>
          <table:table-cell table:style-name="ce20" office:value-type="string">
            <text:p>0.3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DISRUPTOR_3</text:p>
          </table:table-cell>
          <table:table-cell table:style-name="ce12" office:value-type="string">
            <text:p>24.00</text:p>
          </table:table-cell>
          <table:table-cell table:style-name="ce12" office:value-type="string">
            <text:p>-50.00</text:p>
          </table:table-cell>
          <table:table-cell table:style-name="ce12" office:value-type="string">
            <text:p>27.00</text:p>
          </table:table-cell>
          <table:table-cell table:style-name="ce12" office:value-type="string">
            <text:p>54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80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3" office:value-type="string">
            <text:p># Mass Drivers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1" table:number-columns-repeated="1003"/>
        </table:table-row>
        <table:table-row table:style-name="ro1">
          <table:table-cell table:style-name="ce4" office:value-type="string">
            <text:p>SMALL_MASS_DRIVER_1</text:p>
          </table:table-cell>
          <table:table-cell table:style-name="ce12" office:value-type="string">
            <text:p>3.00</text:p>
          </table:table-cell>
          <table:table-cell table:style-name="ce4" office:value-type="string">
            <text:p>-2.50</text:p>
          </table:table-cell>
          <table:table-cell table:style-name="ce4" office:value-type="string">
            <text:p>4.00</text:p>
          </table:table-cell>
          <table:table-cell table:style-name="ce4" office:value-type="string">
            <text:p>17.00</text:p>
          </table:table-cell>
          <table:table-cell table:style-name="ce4" office:value-type="string">
            <text:p>1.33</text:p>
          </table:table-cell>
          <table:table-cell table:number-columns-repeated="2" table:style-name="ce4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5.00</text:p>
          </table:table-cell>
          <table:table-cell table:style-name="ce12" office:value-type="string">
            <text:p>0.76</text:p>
          </table:table-cell>
          <table:table-cell table:style-name="ce20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MEDIUM_MASS_DRIVER_1</text:p>
          </table:table-cell>
          <table:table-cell table:style-name="ce12" office:value-type="string">
            <text:p>6.00</text:p>
          </table:table-cell>
          <table:table-cell table:style-name="ce4" office:value-type="string">
            <text:p>-5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36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65.00</text:p>
          </table:table-cell>
          <table:table-cell table:style-name="ce12" office:value-type="string">
            <text:p>0.72</text:p>
          </table:table-cell>
          <table:table-cell table:style-name="ce20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LARGE_MASS_DRIVER_1</text:p>
          </table:table-cell>
          <table:table-cell table:style-name="ce12" office:value-type="string">
            <text:p>12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74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85.00</text:p>
          </table:table-cell>
          <table:table-cell table:style-name="ce12" office:value-type="string">
            <text:p>0.67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SMALL_MASS_DRIVER_2</text:p>
          </table:table-cell>
          <table:table-cell table:style-name="ce12" office:value-type="string">
            <text:p>3.50</text:p>
          </table:table-cell>
          <table:table-cell table:style-name="ce4" office:value-type="string">
            <text:p>-5.00</text:p>
          </table:table-cell>
          <table:table-cell table:style-name="ce4" office:value-type="string">
            <text:p>5.00</text:p>
          </table:table-cell>
          <table:table-cell table:style-name="ce4" office:value-type="string">
            <text:p>19.00</text:p>
          </table:table-cell>
          <table:table-cell table:style-name="ce4" office:value-type="string">
            <text:p>1.33</text:p>
          </table:table-cell>
          <table:table-cell table:number-columns-repeated="2" table:style-name="ce4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5.00</text:p>
          </table:table-cell>
          <table:table-cell table:style-name="ce12" office:value-type="string">
            <text:p>0.76</text:p>
          </table:table-cell>
          <table:table-cell table:style-name="ce20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MEDIUM_MASS_DRIVER_2</text:p>
          </table:table-cell>
          <table:table-cell table:style-name="ce12" office:value-type="string">
            <text:p>7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11.00</text:p>
          </table:table-cell>
          <table:table-cell table:style-name="ce4" office:value-type="string">
            <text:p>39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65.00</text:p>
          </table:table-cell>
          <table:table-cell table:style-name="ce12" office:value-type="string">
            <text:p>0.72</text:p>
          </table:table-cell>
          <table:table-cell table:style-name="ce20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LARGE_MASS_DRIVER_2</text:p>
          </table:table-cell>
          <table:table-cell table:style-name="ce12" office:value-type="string">
            <text:p>14.00</text:p>
          </table:table-cell>
          <table:table-cell table:style-name="ce4" office:value-type="string">
            <text:p>-20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4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85.00</text:p>
          </table:table-cell>
          <table:table-cell table:style-name="ce12" office:value-type="string">
            <text:p>0.67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SMALL_MASS_DRIVER_3</text:p>
          </table:table-cell>
          <table:table-cell table:style-name="ce12" office:value-type="string">
            <text:p>4.00</text:p>
          </table:table-cell>
          <table:table-cell table:style-name="ce4" office:value-type="string">
            <text:p>-7.50</text:p>
          </table:table-cell>
          <table:table-cell table:style-name="ce4" office:value-type="string">
            <text:p>6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1.33</text:p>
          </table:table-cell>
          <table:table-cell table:number-columns-repeated="2" table:style-name="ce4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5.00</text:p>
          </table:table-cell>
          <table:table-cell table:style-name="ce12" office:value-type="string">
            <text:p>0.76</text:p>
          </table:table-cell>
          <table:table-cell table:style-name="ce20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MEDIUM_MASS_DRIVER_3</text:p>
          </table:table-cell>
          <table:table-cell table:style-name="ce12" office:value-type="string">
            <text:p>8.00</text:p>
          </table:table-cell>
          <table:table-cell table:style-name="ce4" office:value-type="string">
            <text:p>-15.00</text:p>
          </table:table-cell>
          <table:table-cell table:style-name="ce4" office:value-type="string">
            <text:p>13.00</text:p>
          </table:table-cell>
          <table:table-cell table:style-name="ce4" office:value-type="string">
            <text:p>44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65.00</text:p>
          </table:table-cell>
          <table:table-cell table:style-name="ce12" office:value-type="string">
            <text:p>0.72</text:p>
          </table:table-cell>
          <table:table-cell table:style-name="ce20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LARGE_MASS_DRIVER_3</text:p>
          </table:table-cell>
          <table:table-cell table:style-name="ce12" office:value-type="string">
            <text:p>16.00</text:p>
          </table:table-cell>
          <table:table-cell table:style-name="ce4" office:value-type="string">
            <text:p>-30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92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85.00</text:p>
          </table:table-cell>
          <table:table-cell table:style-name="ce12" office:value-type="string">
            <text:p>0.67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SMALL_MASS_DRIVER_4</text:p>
          </table:table-cell>
          <table:table-cell table:style-name="ce12" office:value-type="string">
            <text:p>4.5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7.00</text:p>
          </table:table-cell>
          <table:table-cell table:style-name="ce4" office:value-type="string">
            <text:p>23.00</text:p>
          </table:table-cell>
          <table:table-cell table:style-name="ce4" office:value-type="string">
            <text:p>1.33</text:p>
          </table:table-cell>
          <table:table-cell table:number-columns-repeated="2" table:style-name="ce4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5.00</text:p>
          </table:table-cell>
          <table:table-cell table:style-name="ce12" office:value-type="string">
            <text:p>0.76</text:p>
          </table:table-cell>
          <table:table-cell table:style-name="ce20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MEDIUM_MASS_DRIVER_4</text:p>
          </table:table-cell>
          <table:table-cell table:style-name="ce12" office:value-type="string">
            <text:p>9.00</text:p>
          </table:table-cell>
          <table:table-cell table:style-name="ce4" office:value-type="string">
            <text:p>-20.00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49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65.00</text:p>
          </table:table-cell>
          <table:table-cell table:style-name="ce12" office:value-type="string">
            <text:p>0.72</text:p>
          </table:table-cell>
          <table:table-cell table:style-name="ce20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LARGE_MASS_DRIVER_4</text:p>
          </table:table-cell>
          <table:table-cell table:style-name="ce12" office:value-type="string">
            <text:p>18.00</text:p>
          </table:table-cell>
          <table:table-cell table:style-name="ce4" office:value-type="string">
            <text:p>-40.00</text:p>
          </table:table-cell>
          <table:table-cell table:style-name="ce4" office:value-type="string">
            <text:p>36.00</text:p>
          </table:table-cell>
          <table:table-cell table:style-name="ce4" office:value-type="string">
            <text:p>100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85.00</text:p>
          </table:table-cell>
          <table:table-cell table:style-name="ce12" office:value-type="string">
            <text:p>0.67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SMALL_MASS_DRIVER_5</text:p>
          </table:table-cell>
          <table:table-cell table:style-name="ce12" office:value-type="string">
            <text:p>5.00</text:p>
          </table:table-cell>
          <table:table-cell table:style-name="ce4" office:value-type="string">
            <text:p>-12.5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1.33</text:p>
          </table:table-cell>
          <table:table-cell table:number-columns-repeated="2" table:style-name="ce4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5.00</text:p>
          </table:table-cell>
          <table:table-cell table:style-name="ce12" office:value-type="string">
            <text:p>0.76</text:p>
          </table:table-cell>
          <table:table-cell table:style-name="ce20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MEDIUM_MASS_DRIVER_5</text:p>
          </table:table-cell>
          <table:table-cell table:style-name="ce12" office:value-type="string">
            <text:p>10.00</text:p>
          </table:table-cell>
          <table:table-cell table:style-name="ce4" office:value-type="string">
            <text:p>-25.00</text:p>
          </table:table-cell>
          <table:table-cell table:style-name="ce4" office:value-type="string">
            <text:p>17.00</text:p>
          </table:table-cell>
          <table:table-cell table:style-name="ce4" office:value-type="string">
            <text:p>53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65.00</text:p>
          </table:table-cell>
          <table:table-cell table:style-name="ce12" office:value-type="string">
            <text:p>0.72</text:p>
          </table:table-cell>
          <table:table-cell table:style-name="ce20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LARGE_MASS_DRIVER_5</text:p>
          </table:table-cell>
          <table:table-cell table:style-name="ce12" office:value-type="string">
            <text:p>20.00</text:p>
          </table:table-cell>
          <table:table-cell table:style-name="ce4" office:value-type="string">
            <text:p>-50.00</text:p>
          </table:table-cell>
          <table:table-cell table:style-name="ce4" office:value-type="string">
            <text:p>41.00</text:p>
          </table:table-cell>
          <table:table-cell table:style-name="ce4" office:value-type="string">
            <text:p>109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85.00</text:p>
          </table:table-cell>
          <table:table-cell table:style-name="ce12" office:value-type="string">
            <text:p>0.67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3" office:value-type="string">
            <text:p># Spaceport Laser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1" table:number-columns-repeated="1003"/>
        </table:table-row>
        <table:table-row table:style-name="ro3">
          <table:table-cell table:style-name="ce2" office:value-type="string">
            <text:p>SMALL_SPACEPORT_MASS_DRIVER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34.00</text:p>
          </table:table-cell>
          <table:table-cell table:style-name="ce12" office:value-type="string">
            <text:p>1.33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45.00</text:p>
          </table:table-cell>
          <table:table-cell table:style-name="ce12" office:value-type="string">
            <text:p>0.81</text:p>
          </table:table-cell>
          <table:table-cell table:style-name="ce20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MEDIUM_SPACEPORT_MASS_DRIVER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16.00</text:p>
          </table:table-cell>
          <table:table-cell table:style-name="ce12" office:value-type="string">
            <text:p>72.00</text:p>
          </table:table-cell>
          <table:table-cell table:style-name="ce12" office:value-type="string">
            <text:p>1.33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65.00</text:p>
          </table:table-cell>
          <table:table-cell table:style-name="ce12" office:value-type="string">
            <text:p>0.77</text:p>
          </table:table-cell>
          <table:table-cell table:style-name="ce20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SPACEPORT_MASS_DRIVER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42.00</text:p>
          </table:table-cell>
          <table:table-cell table:style-name="ce12" office:value-type="string">
            <text:p>148.00</text:p>
          </table:table-cell>
          <table:table-cell table:style-name="ce12" office:value-type="string">
            <text:p>1.33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85.00</text:p>
          </table:table-cell>
          <table:table-cell table:style-name="ce12" office:value-type="string">
            <text:p>0.72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3" office:value-type="string">
            <text:p># Kinetic Artillery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1" table:number-columns-repeated="1003"/>
        </table:table-row>
        <table:table-row table:style-name="ro3">
          <table:table-cell table:style-name="ce2" office:value-type="string">
            <text:p>LARGE_KINETIC_ARTILLERY_1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-50.00</text:p>
          </table:table-cell>
          <table:table-cell table:style-name="ce12" office:value-type="string">
            <text:p>106.00</text:p>
          </table:table-cell>
          <table:table-cell table:style-name="ce12" office:value-type="string">
            <text:p>218.00</text:p>
          </table:table-cell>
          <table:table-cell table:style-name="ce12" office:value-type="string">
            <text:p>1.33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2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0.70</text:p>
          </table:table-cell>
          <table:table-cell table:style-name="ce5" office:value-type="string">
            <text:p>0.0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KINETIC_ARTILLERY_2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-60.00</text:p>
          </table:table-cell>
          <table:table-cell table:style-name="ce12" office:value-type="string">
            <text:p>121.00</text:p>
          </table:table-cell>
          <table:table-cell table:style-name="ce12" office:value-type="string">
            <text:p>239.00</text:p>
          </table:table-cell>
          <table:table-cell table:style-name="ce12" office:value-type="string">
            <text:p>1.33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2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0.70</text:p>
          </table:table-cell>
          <table:table-cell table:style-name="ce5" office:value-type="string">
            <text:p>0.0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3" office:value-type="string">
            <text:p># Autocannons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1" table:number-columns-repeated="1003"/>
        </table:table-row>
        <table:table-row table:style-name="ro1">
          <table:table-cell table:style-name="ce4" office:value-type="string">
            <text:p>SMALL_AUTOCANNON_1</text:p>
          </table:table-cell>
          <table:table-cell table:style-name="ce12" office:value-type="string">
            <text:p>4.00</text:p>
          </table:table-cell>
          <table:table-cell table:style-name="ce4" office:value-type="string">
            <text:p>-5.00</text:p>
          </table:table-cell>
          <table:table-cell table:style-name="ce4" office:value-type="string">
            <text:p>3.00</text:p>
          </table:table-cell>
          <table:table-cell table:style-name="ce4" office:value-type="string">
            <text:p>15.00</text:p>
          </table:table-cell>
          <table:table-cell table:style-name="ce17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0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15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0.82</text:p>
          </table:table-cell>
          <table:table-cell table:style-name="ce20" office:value-type="string">
            <text:p>0.6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MEDIUM_AUTOCANNON_1</text:p>
          </table:table-cell>
          <table:table-cell table:style-name="ce12" office:value-type="string">
            <text:p>8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6.00</text:p>
          </table:table-cell>
          <table:table-cell table:style-name="ce4" office:value-type="string">
            <text:p>31.00</text:p>
          </table:table-cell>
          <table:table-cell table:style-name="ce17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20" office:value-type="float" office:value="0.1">
            <text:p>0.1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1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80</text:p>
          </table:table-cell>
          <table:table-cell table:style-name="ce20" office:value-type="float" office:value="0.35">
            <text:p>0.3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LARGE_AUTOCANNON_1</text:p>
          </table:table-cell>
          <table:table-cell table:style-name="ce12" office:value-type="string">
            <text:p>16.00</text:p>
          </table:table-cell>
          <table:table-cell table:style-name="ce4" office:value-type="string">
            <text:p>-20.00</text:p>
          </table:table-cell>
          <table:table-cell table:style-name="ce4" office:value-type="string">
            <text:p>16.00</text:p>
          </table:table-cell>
          <table:table-cell table:style-name="ce4" office:value-type="string">
            <text:p>66.00</text:p>
          </table:table-cell>
          <table:table-cell table:style-name="ce17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2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1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75</text:p>
          </table:table-cell>
          <table:table-cell table:style-name="ce20" office:value-type="float" office:value="0.1">
            <text:p>0.1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SMALL_AUTOCANNON_2</text:p>
          </table:table-cell>
          <table:table-cell table:style-name="ce12" office:value-type="string">
            <text:p>5.00</text:p>
          </table:table-cell>
          <table:table-cell table:style-name="ce4" office:value-type="string">
            <text:p>-7.50</text:p>
          </table:table-cell>
          <table:table-cell table:style-name="ce4" office:value-type="string">
            <text:p>4.00</text:p>
          </table:table-cell>
          <table:table-cell table:style-name="ce4" office:value-type="string">
            <text:p>16.00</text:p>
          </table:table-cell>
          <table:table-cell table:style-name="ce17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0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15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0.83</text:p>
          </table:table-cell>
          <table:table-cell table:style-name="ce20" office:value-type="string">
            <text:p>0.6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MEDIUM_AUTOCANNON_2</text:p>
          </table:table-cell>
          <table:table-cell table:style-name="ce12" office:value-type="string">
            <text:p>10.00</text:p>
          </table:table-cell>
          <table:table-cell table:style-name="ce4" office:value-type="string">
            <text:p>-15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33.00</text:p>
          </table:table-cell>
          <table:table-cell table:style-name="ce17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20" office:value-type="float" office:value="0.1">
            <text:p>0.1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1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81</text:p>
          </table:table-cell>
          <table:table-cell table:style-name="ce20" office:value-type="float" office:value="0.35">
            <text:p>0.3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LARGE_AUTOCANNON_2</text:p>
          </table:table-cell>
          <table:table-cell table:style-name="ce12" office:value-type="string">
            <text:p>20.00</text:p>
          </table:table-cell>
          <table:table-cell table:style-name="ce4" office:value-type="string">
            <text:p>-30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67.00</text:p>
          </table:table-cell>
          <table:table-cell table:style-name="ce17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2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1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76</text:p>
          </table:table-cell>
          <table:table-cell table:style-name="ce20" office:value-type="float" office:value="0.1">
            <text:p>0.1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SMALL_AUTOCANNON_3</text:p>
          </table:table-cell>
          <table:table-cell table:style-name="ce12" office:value-type="string">
            <text:p>6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5.00</text:p>
          </table:table-cell>
          <table:table-cell table:style-name="ce4" office:value-type="string">
            <text:p>17.00</text:p>
          </table:table-cell>
          <table:table-cell table:style-name="ce17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0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15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0.84</text:p>
          </table:table-cell>
          <table:table-cell table:style-name="ce20" office:value-type="string">
            <text:p>0.6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MEDIUM_AUTOCANNON_3</text:p>
          </table:table-cell>
          <table:table-cell table:style-name="ce12" office:value-type="string">
            <text:p>12.00</text:p>
          </table:table-cell>
          <table:table-cell table:style-name="ce4" office:value-type="string">
            <text:p>-20.00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35.00</text:p>
          </table:table-cell>
          <table:table-cell table:style-name="ce17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20" office:value-type="float" office:value="0.1">
            <text:p>0.1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1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82</text:p>
          </table:table-cell>
          <table:table-cell table:style-name="ce20" office:value-type="float" office:value="0.35">
            <text:p>0.3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LARGE_AUTOCANNON_3</text:p>
          </table:table-cell>
          <table:table-cell table:style-name="ce12" office:value-type="string">
            <text:p>24.00</text:p>
          </table:table-cell>
          <table:table-cell table:style-name="ce4" office:value-type="string">
            <text:p>-40.00</text:p>
          </table:table-cell>
          <table:table-cell table:style-name="ce4" office:value-type="string">
            <text:p>26.00</text:p>
          </table:table-cell>
          <table:table-cell table:style-name="ce4" office:value-type="string">
            <text:p>70.00</text:p>
          </table:table-cell>
          <table:table-cell table:style-name="ce17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2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1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77</text:p>
          </table:table-cell>
          <table:table-cell table:style-name="ce20" office:value-type="float" office:value="0.1">
            <text:p>0.1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3" office:value-type="string">
            <text:p># Flak Battery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1" table:number-columns-repeated="1003"/>
        </table:table-row>
        <table:table-row table:style-name="ro3">
          <table:table-cell table:style-name="ce2" office:value-type="string">
            <text:p>FLAK_BATTERY_1</text:p>
          </table:table-cell>
          <table:table-cell table:style-name="ce12" office:value-type="string">
            <text:p>5.00</text:p>
          </table:table-cell>
          <table:table-cell table:style-name="ce12" office:value-type="string">
            <text:p>-7.50</text:p>
          </table:table-cell>
          <table:table-cell table:style-name="ce12" office:value-type="string">
            <text:p>1.0</text:p>
          </table:table-cell>
          <table:table-cell table:style-name="ce12" office:value-type="string">
            <text:p>3.00</text:p>
          </table:table-cell>
          <table:table-cell table:style-name="ce17" office:value-type="string">
            <text:p>1.00</text:p>
          </table:table-cell>
          <table:table-cell table:number-columns-repeated="4" table:style-name="ce12" office:value-type="string">
            <text:p>0.00</text:p>
          </table:table-cell>
          <table:table-cell table:style-name="ce12" office:value-type="string">
            <text:p>3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0.75</text:p>
          </table:table-cell>
          <table:table-cell table:style-name="ce20" office:value-type="string">
            <text:p>0.5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FLAK_BATTERY_2</text:p>
          </table:table-cell>
          <table:table-cell table:style-name="ce12" office:value-type="string">
            <text:p>6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.5</text:p>
          </table:table-cell>
          <table:table-cell table:style-name="ce12" office:value-type="string">
            <text:p>4.50</text:p>
          </table:table-cell>
          <table:table-cell table:style-name="ce17" office:value-type="string">
            <text:p>1.00</text:p>
          </table:table-cell>
          <table:table-cell table:number-columns-repeated="4" table:style-name="ce12" office:value-type="string">
            <text:p>0.00</text:p>
          </table:table-cell>
          <table:table-cell table:style-name="ce12" office:value-type="string">
            <text:p>3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0.75</text:p>
          </table:table-cell>
          <table:table-cell table:style-name="ce20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3" office:value-type="string">
            <text:p># Mass Accelerator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1" table:number-columns-repeated="1003"/>
        </table:table-row>
        <table:table-row table:style-name="ro1">
          <table:table-cell table:style-name="ce5" office:value-type="string">
            <text:p>LARGE_MASS_ACCELERATOR_1</text:p>
          </table:table-cell>
          <table:table-cell table:style-name="ce12" office:value-type="string">
            <text:p>50.00</text:p>
          </table:table-cell>
          <table:table-cell table:style-name="ce5" office:value-type="string">
            <text:p>-100.00</text:p>
          </table:table-cell>
          <table:table-cell table:style-name="ce5" office:value-type="string">
            <text:p>92.00</text:p>
          </table:table-cell>
          <table:table-cell table:style-name="ce5" office:value-type="string">
            <text:p>300.00</text:p>
          </table:table-cell>
          <table:table-cell table:style-name="ce5" office:value-type="string">
            <text:p>1.33</text:p>
          </table:table-cell>
          <table:table-cell table:style-name="ce5" office:value-type="string">
            <text:p>0.00</text:p>
          </table:table-cell>
          <table:table-cell table:style-name="ce5" office:value-type="string">
            <text:p>0.50</text:p>
          </table:table-cell>
          <table:table-cell table:style-name="ce5" office:value-type="string">
            <text:p>2.00</text:p>
          </table:table-cell>
          <table:table-cell table:style-name="ce5" office:value-type="string">
            <text:p>25.00</text:p>
          </table:table-cell>
          <table:table-cell table:style-name="ce5" office:value-type="string">
            <text:p>65.00</text:p>
          </table:table-cell>
          <table:table-cell table:style-name="ce5" office:value-type="string">
            <text:p>120.00</text:p>
          </table:table-cell>
          <table:table-cell table:style-name="ce5" office:value-type="string">
            <text:p>0.90</text:p>
          </table:table-cell>
          <table:table-cell table:number-columns-repeated="2" table:style-name="ce5" office:value-type="string">
            <text:p>0.00</text:p>
          </table:table-cell>
          <table:table-cell table:number-columns-repeated="5" table:style-name="ce12" office:value-type="string">
            <text:p>0.00</text:p>
          </table:table-cell>
          <table:table-cell table:style-name="ce27" table:number-columns-repeated="1004"/>
        </table:table-row>
        <table:table-row table:style-name="ro1">
          <table:table-cell table:style-name="ce5" office:value-type="string">
            <text:p>LARGE_MASS_ACCELERATOR_2</text:p>
          </table:table-cell>
          <table:table-cell table:style-name="ce12" office:value-type="string">
            <text:p>60.00</text:p>
          </table:table-cell>
          <table:table-cell table:style-name="ce5" office:value-type="string">
            <text:p>-120.00</text:p>
          </table:table-cell>
          <table:table-cell table:style-name="ce5" office:value-type="string">
            <text:p>121.00</text:p>
          </table:table-cell>
          <table:table-cell table:style-name="ce5" office:value-type="string">
            <text:p>350.00</text:p>
          </table:table-cell>
          <table:table-cell table:style-name="ce5" office:value-type="string">
            <text:p>1.33</text:p>
          </table:table-cell>
          <table:table-cell table:style-name="ce5" office:value-type="string">
            <text:p>0.00</text:p>
          </table:table-cell>
          <table:table-cell table:style-name="ce5" office:value-type="string">
            <text:p>0.50</text:p>
          </table:table-cell>
          <table:table-cell table:style-name="ce5" office:value-type="string">
            <text:p>2.00</text:p>
          </table:table-cell>
          <table:table-cell table:style-name="ce5" office:value-type="string">
            <text:p>25.00</text:p>
          </table:table-cell>
          <table:table-cell table:style-name="ce5" office:value-type="string">
            <text:p>65.00</text:p>
          </table:table-cell>
          <table:table-cell table:style-name="ce5" office:value-type="string">
            <text:p>120.00</text:p>
          </table:table-cell>
          <table:table-cell table:style-name="ce5" office:value-type="string">
            <text:p>0.90</text:p>
          </table:table-cell>
          <table:table-cell table:number-columns-repeated="2" table:style-name="ce5" office:value-type="string">
            <text:p>0.00</text:p>
          </table:table-cell>
          <table:table-cell table:number-columns-repeated="5" table:style-name="ce12" office:value-type="string">
            <text:p>0.00</text:p>
          </table:table-cell>
          <table:table-cell table:style-name="ce27" table:number-columns-repeated="1004"/>
        </table:table-row>
        <table:table-row table:style-name="ro3">
          <table:table-cell table:style-name="ce3" office:value-type="string">
            <text:p># Missiles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1" table:number-columns-repeated="1003"/>
        </table:table-row>
        <table:table-row table:style-name="ro3">
          <table:table-cell table:style-name="ce2" office:value-type="string">
            <text:p>SMALL_MISSILE_1</text:p>
          </table:table-cell>
          <table:table-cell table:style-name="ce12" office:value-type="string">
            <text:p>3.00</text:p>
          </table:table-cell>
          <table:table-cell table:style-name="ce12" office:value-type="string">
            <text:p>-2.5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2.00</text:p>
          </table:table-cell>
          <table:table-cell table:style-name="ce18" office:value-type="string">
            <text:p>1.15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70</text:p>
          </table:table-cell>
          <table:table-cell table:style-name="ce12" office:value-type="string">
            <text:p>10.00</text:p>
          </table:table-cell>
          <table:table-cell table:style-name="ce20" office:value-type="float" office:value="0">
            <text:p>0.00</text:p>
          </table:table-cell>
          <table:table-cell table:style-name="ce20" office:value-type="float" office:value="1">
            <text:p>1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MEDIUM_MISSILE_1</text:p>
          </table:table-cell>
          <table:table-cell table:style-name="ce12" office:value-type="string">
            <text:p>6.00</text:p>
          </table:table-cell>
          <table:table-cell table:style-name="ce12" office:value-type="string">
            <text:p>-5.00</text:p>
          </table:table-cell>
          <table:table-cell table:style-name="ce12" office:value-type="string">
            <text:p>13.00</text:p>
          </table:table-cell>
          <table:table-cell table:style-name="ce12" office:value-type="string">
            <text:p>27.00</text:p>
          </table:table-cell>
          <table:table-cell table:style-name="ce18" office:value-type="string">
            <text:p>1.150</text:p>
          </table:table-cell>
          <table:table-cell table:style-name="ce12" office:value-type="string">
            <text:p>0.00</text:p>
          </table:table-cell>
          <table:table-cell table:style-name="ce20" office:value-type="float" office:value="0.25">
            <text:p>0.2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90.00</text:p>
          </table:table-cell>
          <table:table-cell table:style-name="ce12" office:value-type="string">
            <text:p>1.00</text:p>
          </table:table-cell>
          <table:table-cell table:style-name="ce20" office:value-type="float" office:value="0.4">
            <text:p>0.40</text:p>
          </table:table-cell>
          <table:table-cell table:style-name="ce12" office:value-type="string">
            <text:p>10.00</text:p>
          </table:table-cell>
          <table:table-cell table:style-name="ce20" office:value-type="float" office:value="0">
            <text:p>0.00</text:p>
          </table:table-cell>
          <table:table-cell table:style-name="ce20" office:value-type="float" office:value="2">
            <text:p>2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5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MISSILE_1</text:p>
          </table:table-cell>
          <table:table-cell table:style-name="ce12" office:value-type="string">
            <text:p>12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50.00</text:p>
          </table:table-cell>
          <table:table-cell table:style-name="ce18" office:value-type="string">
            <text:p>1.15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5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110.00</text:p>
          </table:table-cell>
          <table:table-cell table:style-name="ce12" office:value-type="string">
            <text:p>1.00</text:p>
          </table:table-cell>
          <table:table-cell table:style-name="ce20" office:value-type="float" office:value="0.1">
            <text:p>0.10</text:p>
          </table:table-cell>
          <table:table-cell table:style-name="ce12" office:value-type="string">
            <text:p>10.00</text:p>
          </table:table-cell>
          <table:table-cell table:style-name="ce20" office:value-type="float" office:value="0">
            <text:p>0.00</text:p>
          </table:table-cell>
          <table:table-cell table:style-name="ce20" office:value-type="float" office:value="4">
            <text:p>4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3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SMALL_MISSILE_2</text:p>
          </table:table-cell>
          <table:table-cell table:style-name="ce12" office:value-type="string">
            <text:p>3.50</text:p>
          </table:table-cell>
          <table:table-cell table:style-name="ce12" office:value-type="string">
            <text:p>-5.00</text:p>
          </table:table-cell>
          <table:table-cell table:style-name="ce12" office:value-type="string">
            <text:p>9.00</text:p>
          </table:table-cell>
          <table:table-cell table:style-name="ce12" office:value-type="string">
            <text:p>14.00</text:p>
          </table:table-cell>
          <table:table-cell table:style-name="ce18" office:value-type="string">
            <text:p>1.15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70</text:p>
          </table:table-cell>
          <table:table-cell table:style-name="ce12" office:value-type="string">
            <text:p>10.00</text:p>
          </table:table-cell>
          <table:table-cell table:style-name="ce20" office:value-type="float" office:value="0.1">
            <text:p>0.10</text:p>
          </table:table-cell>
          <table:table-cell table:style-name="ce20" office:value-type="float" office:value="1.5">
            <text:p>1.5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MEDIUM_MISSILE_2</text:p>
          </table:table-cell>
          <table:table-cell table:style-name="ce12" office:value-type="string">
            <text:p>7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6.00</text:p>
          </table:table-cell>
          <table:table-cell table:style-name="ce12" office:value-type="string">
            <text:p>30.00</text:p>
          </table:table-cell>
          <table:table-cell table:style-name="ce18" office:value-type="string">
            <text:p>1.150</text:p>
          </table:table-cell>
          <table:table-cell table:style-name="ce12" office:value-type="string">
            <text:p>0.00</text:p>
          </table:table-cell>
          <table:table-cell table:style-name="ce20" office:value-type="float" office:value="0.25">
            <text:p>0.2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90.00</text:p>
          </table:table-cell>
          <table:table-cell table:style-name="ce12" office:value-type="string">
            <text:p>1.00</text:p>
          </table:table-cell>
          <table:table-cell table:style-name="ce20" office:value-type="float" office:value="0.4">
            <text:p>0.40</text:p>
          </table:table-cell>
          <table:table-cell table:style-name="ce12" office:value-type="string">
            <text:p>10.00</text:p>
          </table:table-cell>
          <table:table-cell table:style-name="ce20" office:value-type="float" office:value="0.1">
            <text:p>0.10</text:p>
          </table:table-cell>
          <table:table-cell table:style-name="ce20" office:value-type="float" office:value="3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5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MISSILE_2</text:p>
          </table:table-cell>
          <table:table-cell table:style-name="ce12" office:value-type="string">
            <text:p>14.00</text:p>
          </table:table-cell>
          <table:table-cell table:style-name="ce12" office:value-type="string">
            <text:p>-20.00</text:p>
          </table:table-cell>
          <table:table-cell table:style-name="ce12" office:value-type="string">
            <text:p>37.00</text:p>
          </table:table-cell>
          <table:table-cell table:style-name="ce12" office:value-type="string">
            <text:p>57.00</text:p>
          </table:table-cell>
          <table:table-cell table:style-name="ce18" office:value-type="string">
            <text:p>1.15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5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110.00</text:p>
          </table:table-cell>
          <table:table-cell table:style-name="ce12" office:value-type="string">
            <text:p>1.00</text:p>
          </table:table-cell>
          <table:table-cell table:style-name="ce20" office:value-type="float" office:value="0.1">
            <text:p>0.10</text:p>
          </table:table-cell>
          <table:table-cell table:style-name="ce12" office:value-type="string">
            <text:p>10.00</text:p>
          </table:table-cell>
          <table:table-cell table:style-name="ce20" office:value-type="float" office:value="0.1">
            <text:p>0.10</text:p>
          </table:table-cell>
          <table:table-cell table:style-name="ce20" office:value-type="float" office:value="6">
            <text:p>6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3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SMALL_MISSILE_3</text:p>
          </table:table-cell>
          <table:table-cell table:style-name="ce12" office:value-type="string">
            <text:p>4.00</text:p>
          </table:table-cell>
          <table:table-cell table:style-name="ce12" office:value-type="string">
            <text:p>-7.50</text:p>
          </table:table-cell>
          <table:table-cell table:style-name="ce12" office:value-type="string">
            <text:p>11.00</text:p>
          </table:table-cell>
          <table:table-cell table:style-name="ce12" office:value-type="string">
            <text:p>15.00</text:p>
          </table:table-cell>
          <table:table-cell table:style-name="ce18" office:value-type="string">
            <text:p>1.15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70</text:p>
          </table:table-cell>
          <table:table-cell table:style-name="ce12" office:value-type="string">
            <text:p>10.00</text:p>
          </table:table-cell>
          <table:table-cell table:style-name="ce20" office:value-type="float" office:value="0.2">
            <text:p>0.20</text:p>
          </table:table-cell>
          <table:table-cell table:style-name="ce20" office:value-type="float" office:value="2">
            <text:p>2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MEDIUM_MISSILE_3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-15.00</text:p>
          </table:table-cell>
          <table:table-cell table:style-name="ce12" office:value-type="string">
            <text:p>19.00</text:p>
          </table:table-cell>
          <table:table-cell table:style-name="ce12" office:value-type="string">
            <text:p>34.00</text:p>
          </table:table-cell>
          <table:table-cell table:style-name="ce18" office:value-type="string">
            <text:p>1.150</text:p>
          </table:table-cell>
          <table:table-cell table:style-name="ce12" office:value-type="string">
            <text:p>0.00</text:p>
          </table:table-cell>
          <table:table-cell table:style-name="ce20" office:value-type="float" office:value="0.25">
            <text:p>0.2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90.00</text:p>
          </table:table-cell>
          <table:table-cell table:style-name="ce12" office:value-type="string">
            <text:p>1.00</text:p>
          </table:table-cell>
          <table:table-cell table:style-name="ce20" office:value-type="float" office:value="0.4">
            <text:p>0.40</text:p>
          </table:table-cell>
          <table:table-cell table:style-name="ce12" office:value-type="string">
            <text:p>10.00</text:p>
          </table:table-cell>
          <table:table-cell table:style-name="ce20" office:value-type="float" office:value="0.2">
            <text:p>0.20</text:p>
          </table:table-cell>
          <table:table-cell table:style-name="ce20" office:value-type="float" office:value="4">
            <text:p>4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5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MISSILE_3</text:p>
          </table:table-cell>
          <table:table-cell table:style-name="ce12" office:value-type="string">
            <text:p>16.00</text:p>
          </table:table-cell>
          <table:table-cell table:style-name="ce12" office:value-type="string">
            <text:p>-30.00</text:p>
          </table:table-cell>
          <table:table-cell table:style-name="ce12" office:value-type="string">
            <text:p>42.00</text:p>
          </table:table-cell>
          <table:table-cell table:style-name="ce12" office:value-type="string">
            <text:p>65.00</text:p>
          </table:table-cell>
          <table:table-cell table:style-name="ce18" office:value-type="string">
            <text:p>1.15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5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110.00</text:p>
          </table:table-cell>
          <table:table-cell table:style-name="ce12" office:value-type="string">
            <text:p>1.00</text:p>
          </table:table-cell>
          <table:table-cell table:style-name="ce20" office:value-type="float" office:value="0.1">
            <text:p>0.10</text:p>
          </table:table-cell>
          <table:table-cell table:style-name="ce12" office:value-type="string">
            <text:p>10.00</text:p>
          </table:table-cell>
          <table:table-cell table:style-name="ce20" office:value-type="float" office:value="0.2">
            <text:p>0.20</text:p>
          </table:table-cell>
          <table:table-cell table:style-name="ce20" office:value-type="float" office:value="8">
            <text:p>8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3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SMALL_MISSILE_4</text:p>
          </table:table-cell>
          <table:table-cell table:style-name="ce12" office:value-type="string">
            <text:p>4.5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2.00</text:p>
          </table:table-cell>
          <table:table-cell table:style-name="ce12" office:value-type="string">
            <text:p>17.00</text:p>
          </table:table-cell>
          <table:table-cell table:style-name="ce18" office:value-type="string">
            <text:p>1.15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70</text:p>
          </table:table-cell>
          <table:table-cell table:style-name="ce12" office:value-type="string">
            <text:p>10.00</text:p>
          </table:table-cell>
          <table:table-cell table:style-name="ce20" office:value-type="float" office:value="0.3">
            <text:p>0.30</text:p>
          </table:table-cell>
          <table:table-cell table:style-name="ce20" office:value-type="float" office:value="2.5">
            <text:p>2.5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MEDIUM_MISSILE_4</text:p>
          </table:table-cell>
          <table:table-cell table:style-name="ce12" office:value-type="string">
            <text:p>9.00</text:p>
          </table:table-cell>
          <table:table-cell table:style-name="ce12" office:value-type="string">
            <text:p>-20.00</text:p>
          </table:table-cell>
          <table:table-cell table:style-name="ce12" office:value-type="string">
            <text:p>21.00</text:p>
          </table:table-cell>
          <table:table-cell table:style-name="ce12" office:value-type="string">
            <text:p>39.00</text:p>
          </table:table-cell>
          <table:table-cell table:style-name="ce18" office:value-type="string">
            <text:p>1.150</text:p>
          </table:table-cell>
          <table:table-cell table:style-name="ce12" office:value-type="string">
            <text:p>0.00</text:p>
          </table:table-cell>
          <table:table-cell table:style-name="ce20" office:value-type="float" office:value="0.25">
            <text:p>0.2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90.00</text:p>
          </table:table-cell>
          <table:table-cell table:style-name="ce12" office:value-type="string">
            <text:p>1.00</text:p>
          </table:table-cell>
          <table:table-cell table:style-name="ce20" office:value-type="float" office:value="0.4">
            <text:p>0.40</text:p>
          </table:table-cell>
          <table:table-cell table:style-name="ce12" office:value-type="string">
            <text:p>10.00</text:p>
          </table:table-cell>
          <table:table-cell table:style-name="ce20" office:value-type="float" office:value="0.3">
            <text:p>0.30</text:p>
          </table:table-cell>
          <table:table-cell table:style-name="ce20" office:value-type="float" office:value="5">
            <text:p>5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5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MISSILE_4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-40.00</text:p>
          </table:table-cell>
          <table:table-cell table:style-name="ce12" office:value-type="string">
            <text:p>48.00</text:p>
          </table:table-cell>
          <table:table-cell table:style-name="ce12" office:value-type="string">
            <text:p>72.00</text:p>
          </table:table-cell>
          <table:table-cell table:style-name="ce18" office:value-type="string">
            <text:p>1.15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5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110.00</text:p>
          </table:table-cell>
          <table:table-cell table:style-name="ce12" office:value-type="string">
            <text:p>1.00</text:p>
          </table:table-cell>
          <table:table-cell table:style-name="ce20" office:value-type="float" office:value="0.1">
            <text:p>0.10</text:p>
          </table:table-cell>
          <table:table-cell table:style-name="ce12" office:value-type="string">
            <text:p>10.00</text:p>
          </table:table-cell>
          <table:table-cell table:style-name="ce20" office:value-type="float" office:value="0.3">
            <text:p>0.30</text:p>
          </table:table-cell>
          <table:table-cell table:style-name="ce20" office:value-type="float" office:value="10">
            <text:p>10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3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SMALL_MISSILE_5</text:p>
          </table:table-cell>
          <table:table-cell table:style-name="ce12" office:value-type="string">
            <text:p>5.00</text:p>
          </table:table-cell>
          <table:table-cell table:style-name="ce12" office:value-type="string">
            <text:p>-12.50</text:p>
          </table:table-cell>
          <table:table-cell table:style-name="ce12" office:value-type="string">
            <text:p>14.00</text:p>
          </table:table-cell>
          <table:table-cell table:style-name="ce12" office:value-type="string">
            <text:p>18.00</text:p>
          </table:table-cell>
          <table:table-cell table:style-name="ce18" office:value-type="string">
            <text:p>1.15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70</text:p>
          </table:table-cell>
          <table:table-cell table:style-name="ce12" office:value-type="string">
            <text:p>10.00</text:p>
          </table:table-cell>
          <table:table-cell table:style-name="ce20" office:value-type="float" office:value="0.4">
            <text:p>0.40</text:p>
          </table:table-cell>
          <table:table-cell table:style-name="ce20" office:value-type="float" office:value="3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MEDIUM_MISSILE_5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-25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8" office:value-type="string">
            <text:p>1.150</text:p>
          </table:table-cell>
          <table:table-cell table:style-name="ce12" office:value-type="string">
            <text:p>0.00</text:p>
          </table:table-cell>
          <table:table-cell table:style-name="ce20" office:value-type="float" office:value="0.25">
            <text:p>0.2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90.00</text:p>
          </table:table-cell>
          <table:table-cell table:style-name="ce12" office:value-type="string">
            <text:p>1.00</text:p>
          </table:table-cell>
          <table:table-cell table:style-name="ce20" office:value-type="float" office:value="0.4">
            <text:p>0.40</text:p>
          </table:table-cell>
          <table:table-cell table:style-name="ce12" office:value-type="string">
            <text:p>10.00</text:p>
          </table:table-cell>
          <table:table-cell table:style-name="ce20" office:value-type="float" office:value="0.4">
            <text:p>0.40</text:p>
          </table:table-cell>
          <table:table-cell table:style-name="ce20" office:value-type="float" office:value="6">
            <text:p>6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5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MISSILE_5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-50.00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83.00</text:p>
          </table:table-cell>
          <table:table-cell table:style-name="ce18" office:value-type="string">
            <text:p>1.15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5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110.00</text:p>
          </table:table-cell>
          <table:table-cell table:style-name="ce12" office:value-type="string">
            <text:p>1.00</text:p>
          </table:table-cell>
          <table:table-cell table:style-name="ce20" office:value-type="float" office:value="0.1">
            <text:p>0.10</text:p>
          </table:table-cell>
          <table:table-cell table:style-name="ce12" office:value-type="string">
            <text:p>10.00</text:p>
          </table:table-cell>
          <table:table-cell table:style-name="ce20" office:value-type="float" office:value="0.4">
            <text:p>0.40</text:p>
          </table:table-cell>
          <table:table-cell table:style-name="ce20" office:value-type="float" office:value="12">
            <text:p>12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3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3" office:value-type="string">
            <text:p># Spaceport Missiles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1" table:number-columns-repeated="1003"/>
        </table:table-row>
        <table:table-row table:style-name="ro3">
          <table:table-cell table:style-name="ce2" office:value-type="string">
            <text:p>SMALL_SPACEPORT_MISSILE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16.00</text:p>
          </table:table-cell>
          <table:table-cell table:style-name="ce12" office:value-type="string">
            <text:p>26.00</text:p>
          </table:table-cell>
          <table:table-cell table:style-name="ce4" office:value-type="string">
            <text:p>1.10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12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70</text:p>
          </table:table-cell>
          <table:table-cell table:style-name="ce12" office:value-type="string">
            <text:p>10.00</text:p>
          </table:table-cell>
          <table:table-cell table:style-name="ce20" office:value-type="float" office:value="0.2">
            <text:p>0.20</text:p>
          </table:table-cell>
          <table:table-cell table:style-name="ce20" office:value-type="float" office:value="2">
            <text:p>2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MEDIUM_SPACEPORT_MISSILE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6.00</text:p>
          </table:table-cell>
          <table:table-cell table:style-name="ce12" office:value-type="string">
            <text:p>58.00</text:p>
          </table:table-cell>
          <table:table-cell table:style-name="ce4" office:value-type="string">
            <text:p>1.100</text:p>
          </table:table-cell>
          <table:table-cell table:style-name="ce12" office:value-type="string">
            <text:p>0.00</text:p>
          </table:table-cell>
          <table:table-cell table:style-name="ce20" office:value-type="float" office:value="0.15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12.00</text:p>
          </table:table-cell>
          <table:table-cell table:style-name="ce12" office:value-type="string">
            <text:p>90.00</text:p>
          </table:table-cell>
          <table:table-cell table:style-name="ce12" office:value-type="string">
            <text:p>1.00</text:p>
          </table:table-cell>
          <table:table-cell table:style-name="ce20" office:value-type="float" office:value="0.4">
            <text:p>0.40</text:p>
          </table:table-cell>
          <table:table-cell table:style-name="ce12" office:value-type="string">
            <text:p>10.00</text:p>
          </table:table-cell>
          <table:table-cell table:style-name="ce20" office:value-type="float" office:value="0.2">
            <text:p>0.20</text:p>
          </table:table-cell>
          <table:table-cell table:style-name="ce20" office:value-type="float" office:value="4">
            <text:p>4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5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SPACEPORT_MISSILE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68.00</text:p>
          </table:table-cell>
          <table:table-cell table:style-name="ce12" office:value-type="string">
            <text:p>100.00</text:p>
          </table:table-cell>
          <table:table-cell table:style-name="ce4" office:value-type="string">
            <text:p>1.10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12.00</text:p>
          </table:table-cell>
          <table:table-cell table:style-name="ce12" office:value-type="string">
            <text:p>110.00</text:p>
          </table:table-cell>
          <table:table-cell table:style-name="ce12" office:value-type="string">
            <text:p>1.00</text:p>
          </table:table-cell>
          <table:table-cell table:style-name="ce20" office:value-type="float" office:value="0.15">
            <text:p>0.15</text:p>
          </table:table-cell>
          <table:table-cell table:style-name="ce12" office:value-type="string">
            <text:p>10.00</text:p>
          </table:table-cell>
          <table:table-cell table:style-name="ce20" office:value-type="float" office:value="0.2">
            <text:p>0.20</text:p>
          </table:table-cell>
          <table:table-cell table:style-name="ce20" office:value-type="float" office:value="8">
            <text:p>8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3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3" office:value-type="string">
            <text:p># Torpedoes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1" table:number-columns-repeated="1003"/>
        </table:table-row>
        <table:table-row table:style-name="ro1">
          <table:table-cell table:style-name="ce4" office:value-type="string">
            <text:p>TORPEDO_1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120.00</text:p>
          </table:table-cell>
          <table:table-cell table:style-name="ce4" office:value-type="string">
            <text:p>215.00</text:p>
          </table:table-cell>
          <table:table-cell table:number-columns-repeated="2" table:style-name="ce4" office:value-type="string">
            <text:p>1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200.00</text:p>
          </table:table-cell>
          <table:table-cell table:style-name="ce4" office:value-type="string">
            <text:p>6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12" office:value-type="string">
            <text:p>8.00</text:p>
          </table:table-cell>
          <table:table-cell table:style-name="ce20" office:value-type="float" office:value="0">
            <text:p>0.00</text:p>
          </table:table-cell>
          <table:table-cell table:style-name="ce20" office:value-type="float" office:value="2">
            <text:p>2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15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TORPEDO_2</text:p>
          </table:table-cell>
          <table:table-cell table:style-name="ce4" office:value-type="string">
            <text:p>12.00</text:p>
          </table:table-cell>
          <table:table-cell table:style-name="ce4" office:value-type="string">
            <text:p>-15.00</text:p>
          </table:table-cell>
          <table:table-cell table:style-name="ce4" office:value-type="string">
            <text:p>140.00</text:p>
          </table:table-cell>
          <table:table-cell table:style-name="ce4" office:value-type="string">
            <text:p>280.00</text:p>
          </table:table-cell>
          <table:table-cell table:number-columns-repeated="2" table:style-name="ce4" office:value-type="string">
            <text:p>1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200.00</text:p>
          </table:table-cell>
          <table:table-cell table:style-name="ce4" office:value-type="string">
            <text:p>6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12" office:value-type="string">
            <text:p>8.00</text:p>
          </table:table-cell>
          <table:table-cell table:style-name="ce20" office:value-type="float" office:value="0">
            <text:p>0.00</text:p>
          </table:table-cell>
          <table:table-cell table:style-name="ce20" office:value-type="float" office:value="4">
            <text:p>4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15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TORPEDO_3</text:p>
          </table:table-cell>
          <table:table-cell table:style-name="ce4" office:value-type="string">
            <text:p>14.00</text:p>
          </table:table-cell>
          <table:table-cell table:style-name="ce4" office:value-type="string">
            <text:p>-20.00</text:p>
          </table:table-cell>
          <table:table-cell table:style-name="ce4" office:value-type="string">
            <text:p>180.00</text:p>
          </table:table-cell>
          <table:table-cell table:style-name="ce4" office:value-type="string">
            <text:p>340.00</text:p>
          </table:table-cell>
          <table:table-cell table:number-columns-repeated="2" table:style-name="ce4" office:value-type="string">
            <text:p>1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200.00</text:p>
          </table:table-cell>
          <table:table-cell table:style-name="ce4" office:value-type="string">
            <text:p>6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12" office:value-type="string">
            <text:p>8.00</text:p>
          </table:table-cell>
          <table:table-cell table:style-name="ce20" office:value-type="float" office:value="0">
            <text:p>0.00</text:p>
          </table:table-cell>
          <table:table-cell table:style-name="ce20" office:value-type="float" office:value="6">
            <text:p>6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15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3" office:value-type="string">
            <text:p># Energy Torpedo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1"/>
          <table:table-cell table:style-name="ce34"/>
          <table:table-cell table:style-name="ce31" table:number-columns-repeated="1001"/>
        </table:table-row>
        <table:table-row table:style-name="ro3">
          <table:table-cell table:style-name="ce2" office:value-type="string">
            <text:p>ENERGY_TORPEDO_1</text:p>
          </table:table-cell>
          <table:table-cell table:style-name="ce12" office:value-type="string">
            <text:p>15.00</text:p>
          </table:table-cell>
          <table:table-cell table:style-name="ce12" office:value-type="string">
            <text:p>-40.00</text:p>
          </table:table-cell>
          <table:table-cell table:style-name="ce12" office:value-type="string">
            <text:p>130.00</text:p>
          </table:table-cell>
          <table:table-cell table:style-name="ce12" office:value-type="string">
            <text:p>240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00.00</text:p>
          </table:table-cell>
          <table:table-cell table:style-name="ce12" office:value-type="string">
            <text:p>70.00</text:p>
          </table:table-cell>
          <table:table-cell table:style-name="ce5" office:value-type="string">
            <text:p>0.90</text:p>
          </table:table-cell>
          <table:table-cell table:style-name="ce20" office:value-type="string">
            <text:p>0.00</text:p>
          </table:table-cell>
          <table:table-cell table:style-name="ce12" office:value-type="string">
            <text:p>0.00</text:p>
          </table:table-cell>
          <table:table-cell table:number-columns-repeated="2" table:style-name="ce20" office:value-type="float" office:value="0">
            <text:p>0.00</text:p>
          </table:table-cell>
          <table:table-cell table:number-columns-repeated="3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ENERGY_TORPEDO_2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-60.00</text:p>
          </table:table-cell>
          <table:table-cell table:style-name="ce12" office:value-type="string">
            <text:p>180.00</text:p>
          </table:table-cell>
          <table:table-cell table:style-name="ce12" office:value-type="string">
            <text:p>330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00.00</text:p>
          </table:table-cell>
          <table:table-cell table:style-name="ce12" office:value-type="string">
            <text:p>70.00</text:p>
          </table:table-cell>
          <table:table-cell table:style-name="ce5" office:value-type="string">
            <text:p>0.90</text:p>
          </table:table-cell>
          <table:table-cell table:style-name="ce20" office:value-type="string">
            <text:p>0.00</text:p>
          </table:table-cell>
          <table:table-cell table:style-name="ce12" office:value-type="string">
            <text:p>0.00</text:p>
          </table:table-cell>
          <table:table-cell table:number-columns-repeated="2" table:style-name="ce20" office:value-type="float" office:value="0">
            <text:p>0.00</text:p>
          </table:table-cell>
          <table:table-cell table:number-columns-repeated="3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3" office:value-type="string">
            <text:p># Swarmer Missiles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1" table:number-columns-repeated="1003"/>
        </table:table-row>
        <table:table-row table:style-name="ro1">
          <table:table-cell table:style-name="ce4" office:value-type="string">
            <text:p>SWARMER_MISSILE_1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-25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12.00</text:p>
          </table:table-cell>
          <table:table-cell table:style-name="ce18" office:value-type="string">
            <text:p>1.10</text:p>
          </table:table-cell>
          <table:table-cell table:style-name="ce12" office:value-type="string">
            <text:p>0.00</text:p>
          </table:table-cell>
          <table:table-cell table:style-name="ce20" office:value-type="float" office:value="0.3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16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50</text:p>
          </table:table-cell>
          <table:table-cell table:style-name="ce12" office:value-type="string">
            <text:p>11.5</text:p>
          </table:table-cell>
          <table:table-cell table:style-name="ce20" office:value-type="float" office:value="0.2">
            <text:p>0.20</text:p>
          </table:table-cell>
          <table:table-cell table:style-name="ce20" office:value-type="float" office:value="30">
            <text:p>30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15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SWARMER_MISSILE_2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-30.00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15.00</text:p>
          </table:table-cell>
          <table:table-cell table:style-name="ce18" office:value-type="string">
            <text:p>1.10</text:p>
          </table:table-cell>
          <table:table-cell table:style-name="ce12" office:value-type="string">
            <text:p>0.00</text:p>
          </table:table-cell>
          <table:table-cell table:style-name="ce20" office:value-type="float" office:value="0.3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16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50</text:p>
          </table:table-cell>
          <table:table-cell table:style-name="ce12" office:value-type="string">
            <text:p>11.5</text:p>
          </table:table-cell>
          <table:table-cell table:style-name="ce20" office:value-type="float" office:value="0.2">
            <text:p>0.20</text:p>
          </table:table-cell>
          <table:table-cell table:style-name="ce20" office:value-type="float" office:value="40">
            <text:p>40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15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3" office:value-type="string">
            <text:p># Space Cloud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1" table:number-columns-repeated="1003"/>
        </table:table-row>
        <table:table-row table:style-name="ro1">
          <table:table-cell table:style-name="ce4" office:value-type="string">
            <text:p>SPACE_CLOUD_LIGHTNING</text:p>
          </table:table-cell>
          <table:table-cell table:style-name="ce4" office:value-type="string">
            <text:p>3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27.00</text:p>
          </table:table-cell>
          <table:table-cell table:style-name="ce4" office:value-type="string">
            <text:p>0.75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50.00</text:p>
          </table:table-cell>
          <table:table-cell table:number-columns-repeated="2" table:style-name="ce4" office:value-type="string">
            <text:p>1.0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3" office:value-type="string">
            <text:p># Crystalline Entities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1" table:number-columns-repeated="1003"/>
        </table:table-row>
        <table:table-row table:style-name="ro1">
          <table:table-cell table:style-name="ce4" office:value-type="string">
            <text:p>SMALL_CRYSTAL_SHIP_BLU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2.50</text:p>
          </table:table-cell>
          <table:table-cell table:style-name="ce4" office:value-type="string">
            <text:p>4.00</text:p>
          </table:table-cell>
          <table:table-cell table:style-name="ce4" office:value-type="string">
            <text:p>17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20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MEDIUM_CRYSTAL_SHIP_BLU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5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36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20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LARGE_CRYSTAL_SHIP_BLU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7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SMALL_CRYSTAL_SHIP_GREEN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2.50</text:p>
          </table:table-cell>
          <table:table-cell table:style-name="ce4" office:value-type="string">
            <text:p>4.00</text:p>
          </table:table-cell>
          <table:table-cell table:style-name="ce4" office:value-type="string">
            <text:p>17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20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MEDIUM_CRYSTAL_SHIP_GREEN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5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36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20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LARGE_CRYSTAL_SHIP_GREEN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7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SMALL_CRYSTAL_SHIP_YELLOW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2.50</text:p>
          </table:table-cell>
          <table:table-cell table:style-name="ce4" office:value-type="string">
            <text:p>4.00</text:p>
          </table:table-cell>
          <table:table-cell table:style-name="ce4" office:value-type="string">
            <text:p>17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20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MEDIUM_CRYSTAL_SHIP_YELLOW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5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36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20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LARGE_CRYSTAL_SHIP_YELLOW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7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SMALL_CRYSTAL_SHIP_RED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2.50</text:p>
          </table:table-cell>
          <table:table-cell table:style-name="ce4" office:value-type="string">
            <text:p>4.00</text:p>
          </table:table-cell>
          <table:table-cell table:style-name="ce4" office:value-type="string">
            <text:p>17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20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MEDIUM_CRYSTAL_SHIP_RED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5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36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20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LARGE_CRYSTAL_SHIP_RED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7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SMALL_CRYSTAL_SHIP_BLUE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7.50</text:p>
          </table:table-cell>
          <table:table-cell table:style-name="ce4" office:value-type="string">
            <text:p>6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20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MEDIUM_CRYSTAL_SHIP_BLUE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15.00</text:p>
          </table:table-cell>
          <table:table-cell table:style-name="ce4" office:value-type="string">
            <text:p>13.00</text:p>
          </table:table-cell>
          <table:table-cell table:style-name="ce4" office:value-type="string">
            <text:p>4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20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LARGE_CRYSTAL_SHIP_BLUE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30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92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SMALL_CRYSTAL_SHIP_GREEN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7.50</text:p>
          </table:table-cell>
          <table:table-cell table:style-name="ce4" office:value-type="string">
            <text:p>6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20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MEDIUM_CRYSTAL_SHIP_GREEN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15.00</text:p>
          </table:table-cell>
          <table:table-cell table:style-name="ce4" office:value-type="string">
            <text:p>13.00</text:p>
          </table:table-cell>
          <table:table-cell table:style-name="ce4" office:value-type="string">
            <text:p>4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20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LARGE_CRYSTAL_SHIP_GREEN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30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92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SMALL_CRYSTAL_SHIP_YELLOW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7.50</text:p>
          </table:table-cell>
          <table:table-cell table:style-name="ce4" office:value-type="string">
            <text:p>6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20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MEDIUM_CRYSTAL_SHIP_YELLOW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15.00</text:p>
          </table:table-cell>
          <table:table-cell table:style-name="ce4" office:value-type="string">
            <text:p>13.00</text:p>
          </table:table-cell>
          <table:table-cell table:style-name="ce4" office:value-type="string">
            <text:p>4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20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LARGE_CRYSTAL_SHIP_YELLOW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30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92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SMALL_CRYSTAL_SHIP_RED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7.50</text:p>
          </table:table-cell>
          <table:table-cell table:style-name="ce4" office:value-type="string">
            <text:p>6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20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MEDIUM_CRYSTAL_SHIP_RED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15.00</text:p>
          </table:table-cell>
          <table:table-cell table:style-name="ce4" office:value-type="string">
            <text:p>13.00</text:p>
          </table:table-cell>
          <table:table-cell table:style-name="ce4" office:value-type="string">
            <text:p>4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20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LARGE_CRYSTAL_SHIP_RED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30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92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3" office:value-type="string">
            <text:p># Misc Space Critters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1" table:number-columns-repeated="1003"/>
        </table:table-row>
        <table:table-row table:style-name="ro3">
          <table:table-cell table:style-name="ce2" office:value-type="string">
            <text:p>MEDIUM_PROBE_LIGHTNING</text:p>
          </table:table-cell>
          <table:table-cell table:style-name="ce4" office:value-type="string">
            <text:p>0.00</text:p>
          </table:table-cell>
          <table:table-cell table:style-name="ce12" office:value-type="string">
            <text:p>-15.00</text:p>
          </table:table-cell>
          <table:table-cell table:style-name="ce12" office:value-type="string">
            <text:p>19.00</text:p>
          </table:table-cell>
          <table:table-cell table:style-name="ce12" office:value-type="string">
            <text:p>29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85</text:p>
          </table:table-cell>
          <table:table-cell table:style-name="ce20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SPACE_WHALE_WEAPON</text:p>
          </table:table-cell>
          <table:table-cell table:style-name="ce12" office:value-type="string">
            <text:p>3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6.00</text:p>
          </table:table-cell>
          <table:table-cell table:style-name="ce12" office:value-type="string">
            <text:p>12.00</text:p>
          </table:table-cell>
          <table:table-cell table:style-name="ce12" office:value-type="string">
            <text:p>2.5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82</text:p>
          </table:table-cell>
          <table:table-cell table:style-name="ce20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SMALL_SPACE_AMOEBA_WEAPON</text:p>
          </table:table-cell>
          <table:table-cell table:style-name="ce12" office:value-type="string">
            <text:p>7.50</text:p>
          </table:table-cell>
          <table:table-cell table:style-name="ce12" office:value-type="string">
            <text:p>-7.50</text:p>
          </table:table-cell>
          <table:table-cell table:style-name="ce12" office:value-type="string">
            <text:p>9.00</text:p>
          </table:table-cell>
          <table:table-cell table:style-name="ce12" office:value-type="string">
            <text:p>15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2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75</text:p>
          </table:table-cell>
          <table:table-cell table:style-name="ce20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SPACE_AMOEBA_WEAPON</text:p>
          </table:table-cell>
          <table:table-cell table:style-name="ce4" office:value-type="string">
            <text:p>0.00</text:p>
          </table:table-cell>
          <table:table-cell table:style-name="ce12" office:value-type="string">
            <text:p>-15.00</text:p>
          </table:table-cell>
          <table:table-cell table:style-name="ce12" office:value-type="string">
            <text:p>17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2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75</text:p>
          </table:table-cell>
          <table:table-cell table:style-name="ce20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SMALL_MINING_LASER</text:p>
          </table:table-cell>
          <table:table-cell table:style-name="ce12" office:value-type="string">
            <text:p>4.00</text:p>
          </table:table-cell>
          <table:table-cell table:style-name="ce12" office:value-type="string">
            <text:p>-7.5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4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75</text:p>
          </table:table-cell>
          <table:table-cell table:style-name="ce20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MEDIUM_MINING_LASER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-15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7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number-columns-repeated="2" table:style-name="ce12" office:value-type="string">
            <text:p>30.00</text:p>
          </table:table-cell>
          <table:table-cell table:style-name="ce12" office:value-type="string">
            <text:p>0.70</text:p>
          </table:table-cell>
          <table:table-cell table:style-name="ce20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PSIONIC_BLAST_1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300.00</text:p>
          </table:table-cell>
          <table:table-cell table:style-name="ce4" office:value-type="string">
            <text:p>700.00</text:p>
          </table:table-cell>
          <table:table-cell table:style-name="ce4" office:value-type="string">
            <text:p>0.66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7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90</text:p>
          </table:table-cell>
          <table:table-cell table:style-name="ce4" office:value-type="string">
            <text:p>1.0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3" office:value-type="string">
            <text:p># ED invaders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1" table:number-columns-repeated="1003"/>
        </table:table-row>
        <table:table-row table:style-name="ro3">
          <table:table-cell table:style-name="ce2" office:value-type="string">
            <text:p>SMALL_ED_WEAPON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-15.00</text:p>
          </table:table-cell>
          <table:table-cell table:style-name="ce12" office:value-type="string">
            <text:p>13.00</text:p>
          </table:table-cell>
          <table:table-cell table:style-name="ce12" office:value-type="string">
            <text:p>19.00</text:p>
          </table:table-cell>
          <table:table-cell table:style-name="ce12" office:value-type="string">
            <text:p>1.00</text:p>
          </table:table-cell>
          <table:table-cell table:number-columns-repeated="2" table:style-name="ce12" office:value-type="string">
            <text:p>0.5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78</text:p>
          </table:table-cell>
          <table:table-cell table:style-name="ce20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MEDIUM_ED_WEAPON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-3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3.00</text:p>
          </table:table-cell>
          <table:table-cell table:style-name="ce12" office:value-type="string">
            <text:p>1.00</text:p>
          </table:table-cell>
          <table:table-cell table:number-columns-repeated="2" table:style-name="ce12" office:value-type="string">
            <text:p>0.5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2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75</text:p>
          </table:table-cell>
          <table:table-cell table:style-name="ce20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ED_WEAPON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-60.00</text:p>
          </table:table-cell>
          <table:table-cell table:style-name="ce12" office:value-type="string">
            <text:p>55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1.00</text:p>
          </table:table-cell>
          <table:table-cell table:number-columns-repeated="2" table:style-name="ce12" office:value-type="string">
            <text:p>0.5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25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74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3" office:value-type="string">
            <text:p># Swarm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1" table:number-columns-repeated="1003"/>
        </table:table-row>
        <table:table-row table:style-name="ro3">
          <table:table-cell table:style-name="ce2" office:value-type="string">
            <text:p>SMALL_SPACEPORT_SCOURGE_MISSILE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14.00</text:p>
          </table:table-cell>
          <table:table-cell table:style-name="ce12" office:value-type="string">
            <text:p>25.00</text:p>
          </table:table-cell>
          <table:table-cell table:style-name="ce17" office:value-type="string">
            <text:p>1.1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80</text:p>
          </table:table-cell>
          <table:table-cell table:style-name="ce12" office:value-type="string">
            <text:p>12.00</text:p>
          </table:table-cell>
          <table:table-cell table:style-name="ce20" office:value-type="float" office:value="0.75">
            <text:p>0.75</text:p>
          </table:table-cell>
          <table:table-cell table:style-name="ce12" office:value-type="string">
            <text:p>4.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MEDIUM_SPACEPORT_SCOURGE_MISSILE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50.00</text:p>
          </table:table-cell>
          <table:table-cell table:style-name="ce17" office:value-type="string">
            <text:p>1.100</text:p>
          </table:table-cell>
          <table:table-cell table:style-name="ce12" office:value-type="string">
            <text:p>0.00</text:p>
          </table:table-cell>
          <table:table-cell table:style-name="ce20" office:value-type="float" office:value="0.1">
            <text:p>0.1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80</text:p>
          </table:table-cell>
          <table:table-cell table:style-name="ce12" office:value-type="string">
            <text:p>12.00</text:p>
          </table:table-cell>
          <table:table-cell table:style-name="ce20" office:value-type="float" office:value="0.75">
            <text:p>0.75</text:p>
          </table:table-cell>
          <table:table-cell table:style-name="ce12" office:value-type="string">
            <text:p>10.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3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SPACEPORT_SCOURGE_MISSILE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52.00</text:p>
          </table:table-cell>
          <table:table-cell table:style-name="ce12" office:value-type="string">
            <text:p>90.00</text:p>
          </table:table-cell>
          <table:table-cell table:style-name="ce17" office:value-type="string">
            <text:p>1.1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2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12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80</text:p>
          </table:table-cell>
          <table:table-cell table:style-name="ce12" office:value-type="string">
            <text:p>12.00</text:p>
          </table:table-cell>
          <table:table-cell table:style-name="ce20" office:value-type="float" office:value="0.75">
            <text:p>0.75</text:p>
          </table:table-cell>
          <table:table-cell table:style-name="ce12" office:value-type="string">
            <text:p>20.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4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SCOURGE_MISSILE_1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-50.00</text:p>
          </table:table-cell>
          <table:table-cell table:style-name="ce12" office:value-type="string">
            <text:p>52.00</text:p>
          </table:table-cell>
          <table:table-cell table:style-name="ce12" office:value-type="string">
            <text:p>90.00</text:p>
          </table:table-cell>
          <table:table-cell table:style-name="ce17" office:value-type="string">
            <text:p>1.1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2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12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80</text:p>
          </table:table-cell>
          <table:table-cell table:style-name="ce12" office:value-type="string">
            <text:p>12.00</text:p>
          </table:table-cell>
          <table:table-cell table:style-name="ce20" office:value-type="float" office:value="0.75">
            <text:p>0.75</text:p>
          </table:table-cell>
          <table:table-cell table:style-name="ce12" office:value-type="string">
            <text:p>20.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4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SMALL_SCOURGE_PROJECTILE_WEAPON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-12.5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1.33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75</text:p>
          </table:table-cell>
          <table:table-cell table:style-name="ce20" office:value-type="string">
            <text:p>0.7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MEDIUM_SCOURGE_PROJECTILE_WEAPON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-25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46.00</text:p>
          </table:table-cell>
          <table:table-cell table:style-name="ce12" office:value-type="string">
            <text:p>1.33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75</text:p>
          </table:table-cell>
          <table:table-cell table:style-name="ce20" office:value-type="string">
            <text:p>0.2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3" office:value-type="string">
            <text:p># Fallen Empire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2" table:number-columns-repeated="1003"/>
        </table:table-row>
        <table:table-row table:style-name="ro3">
          <table:table-cell table:style-name="ce2" office:value-type="string">
            <text:p>LARGE_FALLEN_EMPIRE_SPACEPORT_LANCE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90.00</text:p>
          </table:table-cell>
          <table:table-cell table:style-name="ce12" office:value-type="string">
            <text:p>250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9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140.00</text:p>
          </table:table-cell>
          <table:table-cell table:style-name="ce12" office:value-type="string">
            <text:p>0.90</text:p>
          </table:table-cell>
          <table:table-cell table:style-name="ce20" office:value-type="string">
            <text:p>0.0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style-name="ce27" table:number-columns-repeated="1003"/>
        </table:table-row>
        <table:table-row table:style-name="ro3">
          <table:table-cell table:style-name="ce3" office:value-type="string">
            <text:p># Point-Defense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8" table:number-columns-repeated="1004"/>
        </table:table-row>
        <table:table-row table:style-name="ro3">
          <table:table-cell table:style-name="ce2" office:value-type="string">
            <text:p>POINT_DEFENCE_1</text:p>
          </table:table-cell>
          <table:table-cell table:style-name="ce12" office:value-type="string">
            <text:p>3.00</text:p>
          </table:table-cell>
          <table:table-cell table:style-name="ce12" office:value-type="string">
            <text:p>-5.00</text:p>
          </table:table-cell>
          <table:table-cell table:style-name="ce12" office:value-type="string">
            <text:p>0.50</text:p>
          </table:table-cell>
          <table:table-cell table:style-name="ce12" office:value-type="string">
            <text:p>2,00</text:p>
          </table:table-cell>
          <table:table-cell table:style-name="ce12" office:value-type="string">
            <text:p>1.00</text:p>
          </table:table-cell>
          <table:table-cell table:number-columns-repeated="4" table:style-name="ce12" office:value-type="string">
            <text:p>0.00</text:p>
          </table:table-cell>
          <table:table-cell table:style-name="ce12" office:value-type="string">
            <text:p>3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0.75</text:p>
          </table:table-cell>
          <table:table-cell table:style-name="ce20" office:value-type="float" office:value="0.1">
            <text:p>0.10</text:p>
          </table:table-cell>
          <table:table-cell table:number-columns-repeated="6" table:style-name="ce12" office:value-type="string">
            <text:p>0.00</text:p>
          </table:table-cell>
          <table:table-cell table:style-name="ce7" table:number-columns-repeated="1004"/>
        </table:table-row>
        <table:table-row table:style-name="ro3">
          <table:table-cell table:style-name="ce2" office:value-type="string">
            <text:p>POINT_DEFENCE_2</text:p>
          </table:table-cell>
          <table:table-cell table:style-name="ce12" office:value-type="string">
            <text:p>4.00</text:p>
          </table:table-cell>
          <table:table-cell table:style-name="ce12" office:value-type="string">
            <text:p>-7.50</text:p>
          </table:table-cell>
          <table:table-cell table:style-name="ce12" office:value-type="string">
            <text:p>0.75</text:p>
          </table:table-cell>
          <table:table-cell table:style-name="ce12" office:value-type="string">
            <text:p>3.00</text:p>
          </table:table-cell>
          <table:table-cell table:style-name="ce12" office:value-type="string">
            <text:p>1.00</text:p>
          </table:table-cell>
          <table:table-cell table:number-columns-repeated="4" table:style-name="ce12" office:value-type="string">
            <text:p>0.00</text:p>
          </table:table-cell>
          <table:table-cell table:style-name="ce12" office:value-type="string">
            <text:p>3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0.75</text:p>
          </table:table-cell>
          <table:table-cell table:style-name="ce12" office:value-type="string">
            <text:p>0.20</text:p>
          </table:table-cell>
          <table:table-cell table:number-columns-repeated="6" table:style-name="ce12" office:value-type="string">
            <text:p>0.00</text:p>
          </table:table-cell>
          <table:table-cell table:style-name="ce7" table:number-columns-repeated="1004"/>
        </table:table-row>
        <table:table-row table:style-name="ro3">
          <table:table-cell table:style-name="ce2" office:value-type="string">
            <text:p>POINT_DEFENCE_3</text:p>
          </table:table-cell>
          <table:table-cell table:style-name="ce12" office:value-type="string">
            <text:p>5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4.00</text:p>
          </table:table-cell>
          <table:table-cell table:style-name="ce12" office:value-type="string">
            <text:p>1.00</text:p>
          </table:table-cell>
          <table:table-cell table:number-columns-repeated="4" table:style-name="ce12" office:value-type="string">
            <text:p>0.00</text:p>
          </table:table-cell>
          <table:table-cell table:style-name="ce12" office:value-type="string">
            <text:p>3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0.75</text:p>
          </table:table-cell>
          <table:table-cell table:style-name="ce12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7" table:number-columns-repeated="1004"/>
        </table:table-row>
        <table:table-row table:style-name="ro3">
          <table:table-cell table:style-name="ce6" office:value-type="string">
            <text:p># Event Weapons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8" table:number-columns-repeated="1004"/>
        </table:table-row>
        <table:table-row table:style-name="ro1">
          <table:table-cell table:style-name="ce7" office:value-type="string">
            <text:p>TECHNO_WEAPON</text:p>
          </table:table-cell>
          <table:table-cell table:number-columns-repeated="2" table:style-name="ce12" office:value-type="string">
            <text:p>0.00</text:p>
          </table:table-cell>
          <table:table-cell table:style-name="ce15" office:value-type="float" office:value="500">
            <text:p>500.00</text:p>
          </table:table-cell>
          <table:table-cell table:style-name="ce15" office:value-type="float" office:value="1000">
            <text:p>1000.00</text:p>
          </table:table-cell>
          <table:table-cell table:style-name="ce15" office:value-type="float" office:value="1.5">
            <text:p>1.50</text:p>
          </table:table-cell>
          <table:table-cell table:style-name="ce15" office:value-type="float" office:value="0">
            <text:p>0.00</text:p>
          </table:table-cell>
          <table:table-cell table:style-name="ce15" office:value-type="float" office:value="0.75">
            <text:p>0.75</text:p>
          </table:table-cell>
          <table:table-cell table:style-name="ce15" office:value-type="float" office:value="10">
            <text:p>10.00</text:p>
          </table:table-cell>
          <table:table-cell table:style-name="ce15" office:value-type="float" office:value="20">
            <text:p>20.00</text:p>
          </table:table-cell>
          <table:table-cell table:style-name="ce15" office:value-type="float" office:value="100">
            <text:p>100.00</text:p>
          </table:table-cell>
          <table:table-cell table:style-name="ce15" office:value-type="float" office:value="120">
            <text:p>120.00</text:p>
          </table:table-cell>
          <table:table-cell table:style-name="ce15" office:value-type="float" office:value="0.85">
            <text:p>0.85</text:p>
          </table:table-cell>
          <table:table-cell table:number-columns-repeated="6" table:style-name="ce15" office:value-type="float" office:value="0">
            <text:p>0.00</text:p>
          </table:table-cell>
          <table:table-cell table:style-name="ce12" office:value-type="string">
            <text:p>0.00</text:p>
          </table:table-cell>
          <table:table-cell table:style-name="ce7" table:number-columns-repeated="1004"/>
        </table:table-row>
        <table:table-row table:style-name="ro1">
          <table:table-cell table:style-name="ce7" office:value-type="string">
            <text:p>TECHNO_PD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5.00</text:p>
          </table:table-cell>
          <table:table-cell table:style-name="ce12" office:value-type="string">
            <text:p>20.00</text:p>
          </table:table-cell>
          <table:table-cell table:number-columns-repeated="3" table:style-name="ce12" office:value-type="string">
            <text:p>0.00</text:p>
          </table:table-cell>
          <table:table-cell table:number-columns-repeated="2" table:style-name="ce12" office:value-type="string">
            <text:p>1.00</text:p>
          </table:table-cell>
          <table:table-cell table:style-name="ce12" office:value-type="string">
            <text:p>5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0.80</text:p>
          </table:table-cell>
          <table:table-cell table:style-name="ce17" office:value-type="string">
            <text:p>0.50</text:p>
          </table:table-cell>
          <table:table-cell table:number-columns-repeated="6" table:style-name="ce12" office:value-type="string">
            <text:p>0.00</text:p>
          </table:table-cell>
          <table:table-cell table:style-name="ce7" table:number-columns-repeated="1004"/>
        </table:table-row>
        <table:table-row table:style-name="ro1">
          <table:table-cell table:style-name="ce8" office:value-type="string">
            <text:p>SMALL_EVENT_UV_LASER</text:p>
          </table:table-cell>
          <table:table-cell table:style-name="ce12" office:value-type="string">
            <text:p>0.00</text:p>
          </table:table-cell>
          <table:table-cell table:style-name="ce15" office:value-type="float" office:value="-7.5">
            <text:p>-7.5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12.00</text:p>
          </table:table-cell>
          <table:table-cell table:style-name="ce15" office:value-type="float" office:value="0.8">
            <text:p>0.80</text:p>
          </table:table-cell>
          <table:table-cell table:style-name="ce15" office:value-type="float" office:value="0">
            <text:p>0.00</text:p>
          </table:table-cell>
          <table:table-cell table:style-name="ce15" office:value-type="float" office:value="0.15">
            <text:p>0.15</text:p>
          </table:table-cell>
          <table:table-cell table:style-name="ce15" office:value-type="float" office:value="2">
            <text:p>2.00</text:p>
          </table:table-cell>
          <table:table-cell table:style-name="ce15" office:value-type="float" office:value="23">
            <text:p>23.00</text:p>
          </table:table-cell>
          <table:table-cell table:style-name="ce15" office:value-type="float" office:value="25">
            <text:p>25.00</text:p>
          </table:table-cell>
          <table:table-cell table:style-name="ce15" office:value-type="float" office:value="30">
            <text:p>30.00</text:p>
          </table:table-cell>
          <table:table-cell table:style-name="ce15" office:value-type="float" office:value="0.9">
            <text:p>0.90</text:p>
          </table:table-cell>
          <table:table-cell table:style-name="ce15" office:value-type="float" office:value="0.6">
            <text:p>0.60</text:p>
          </table:table-cell>
          <table:table-cell table:number-columns-repeated="5" table:style-name="ce15" office:value-type="float" office:value="0">
            <text:p>0.00</text:p>
          </table:table-cell>
          <table:table-cell table:style-name="ce12" office:value-type="string">
            <text:p>0.00</text:p>
          </table:table-cell>
          <table:table-cell table:style-name="ce7" table:number-columns-repeated="1004"/>
        </table:table-row>
        <table:table-row table:style-name="ro1">
          <table:table-cell table:style-name="ce8" office:value-type="string">
            <text:p>MEDIUM_EVENT_UV_LASER</text:p>
          </table:table-cell>
          <table:table-cell table:style-name="ce12" office:value-type="string">
            <text:p>0.00</text:p>
          </table:table-cell>
          <table:table-cell table:style-name="ce15" office:value-type="float" office:value="-15">
            <text:p>-15.00</text:p>
          </table:table-cell>
          <table:table-cell table:style-name="ce15" office:value-type="float" office:value="16">
            <text:p>16.00</text:p>
          </table:table-cell>
          <table:table-cell table:style-name="ce15" office:value-type="float" office:value="26">
            <text:p>26.00</text:p>
          </table:table-cell>
          <table:table-cell table:style-name="ce15" office:value-type="float" office:value="0.8">
            <text:p>0.80</text:p>
          </table:table-cell>
          <table:table-cell table:style-name="ce15" office:value-type="float" office:value="0">
            <text:p>0.00</text:p>
          </table:table-cell>
          <table:table-cell table:style-name="ce15" office:value-type="float" office:value="0.3">
            <text:p>0.30</text:p>
          </table:table-cell>
          <table:table-cell table:style-name="ce15" office:value-type="float" office:value="2">
            <text:p>2.00</text:p>
          </table:table-cell>
          <table:table-cell table:style-name="ce15" office:value-type="float" office:value="23">
            <text:p>23.00</text:p>
          </table:table-cell>
          <table:table-cell table:style-name="ce15" office:value-type="float" office:value="25">
            <text:p>25.00</text:p>
          </table:table-cell>
          <table:table-cell table:style-name="ce15" office:value-type="float" office:value="30">
            <text:p>30.00</text:p>
          </table:table-cell>
          <table:table-cell table:style-name="ce15" office:value-type="float" office:value="0.85">
            <text:p>0.85</text:p>
          </table:table-cell>
          <table:table-cell table:style-name="ce15" office:value-type="float" office:value="0.3">
            <text:p>0.30</text:p>
          </table:table-cell>
          <table:table-cell table:number-columns-repeated="5" table:style-name="ce15" office:value-type="float" office:value="0">
            <text:p>0.00</text:p>
          </table:table-cell>
          <table:table-cell table:style-name="ce12" office:value-type="string">
            <text:p>0.00</text:p>
          </table:table-cell>
          <table:table-cell table:style-name="ce7" table:number-columns-repeated="1004"/>
        </table:table-row>
        <table:table-row table:style-name="ro1">
          <table:table-cell table:style-name="ce4" office:value-type="string">
            <text:p>STELLARITE_MISSILE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-50.00</text:p>
          </table:table-cell>
          <table:table-cell table:style-name="ce12" office:value-type="string">
            <text:p>500.00</text:p>
          </table:table-cell>
          <table:table-cell table:style-name="ce12" office:value-type="string">
            <text:p>750.00</text:p>
          </table:table-cell>
          <table:table-cell table:number-columns-repeated="2" table:style-name="ce12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20.00</text:p>
          </table:table-cell>
          <table:table-cell table:number-columns-repeated="2" table:style-name="ce12" office:value-type="string">
            <text:p>30.00</text:p>
          </table:table-cell>
          <table:table-cell table:style-name="ce15" office:value-type="float" office:value="150">
            <text:p>15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50</text:p>
          </table:table-cell>
          <table:table-cell table:style-name="ce20" office:value-type="float" office:value="20">
            <text:p>20.00</text:p>
          </table:table-cell>
          <table:table-cell table:style-name="ce20" office:value-type="float" office:value="1">
            <text:p>1.00</text:p>
          </table:table-cell>
          <table:table-cell table:style-name="ce20" office:value-type="float" office:value="200">
            <text:p>200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100.00</text:p>
          </table:table-cell>
          <table:table-cell table:style-name="ce2"/>
          <table:table-cell table:style-name="ce7" table:number-columns-repeated="1003"/>
        </table:table-row>
        <table:table-row table:style-name="ro1">
          <table:table-cell table:style-name="ce8" office:value-type="string">
            <text:p>STELLARITE_PLASMA</text:p>
          </table:table-cell>
          <table:table-cell table:style-name="ce12" office:value-type="string">
            <text:p>0.00</text:p>
          </table:table-cell>
          <table:table-cell table:style-name="ce15" office:value-type="float" office:value="-50">
            <text:p>-50.00</text:p>
          </table:table-cell>
          <table:table-cell table:style-name="ce15" office:value-type="float" office:value="250">
            <text:p>250.00</text:p>
          </table:table-cell>
          <table:table-cell table:style-name="ce15" office:value-type="float" office:value="325">
            <text:p>325.00</text:p>
          </table:table-cell>
          <table:table-cell table:style-name="ce15" office:value-type="float" office:value="0.8">
            <text:p>0.80</text:p>
          </table:table-cell>
          <table:table-cell table:style-name="ce15" office:value-type="float" office:value="0">
            <text:p>0.00</text:p>
          </table:table-cell>
          <table:table-cell table:style-name="ce15" office:value-type="float" office:value="0.9">
            <text:p>0.90</text:p>
          </table:table-cell>
          <table:table-cell table:style-name="ce15" office:value-type="float" office:value="2">
            <text:p>2.00</text:p>
          </table:table-cell>
          <table:table-cell table:style-name="ce15" office:value-type="float" office:value="15">
            <text:p>15.00</text:p>
          </table:table-cell>
          <table:table-cell table:style-name="ce15" office:value-type="float" office:value="10">
            <text:p>10.00</text:p>
          </table:table-cell>
          <table:table-cell table:style-name="ce15" office:value-type="float" office:value="150">
            <text:p>150.00</text:p>
          </table:table-cell>
          <table:table-cell table:style-name="ce15" office:value-type="float" office:value="0.8">
            <text:p>0.80</text:p>
          </table:table-cell>
          <table:table-cell table:style-name="ce15" office:value-type="float" office:value="0.75">
            <text:p>0.75</text:p>
          </table:table-cell>
          <table:table-cell table:number-columns-repeated="5" table:style-name="ce15" office:value-type="float" office:value="0">
            <text:p>0.00</text:p>
          </table:table-cell>
          <table:table-cell table:style-name="ce12" office:value-type="string">
            <text:p>0.00</text:p>
          </table:table-cell>
          <table:table-cell table:style-name="ce7" table:number-columns-repeated="1004"/>
        </table:table-row>
        <table:table-row table:style-name="ro1">
          <table:table-cell table:style-name="ce8" office:value-type="string">
            <text:p>STELLARITE_BEAM</text:p>
          </table:table-cell>
          <table:table-cell table:style-name="ce12" office:value-type="string">
            <text:p>0.00</text:p>
          </table:table-cell>
          <table:table-cell table:style-name="ce15" office:value-type="float" office:value="-300">
            <text:p>-300.00</text:p>
          </table:table-cell>
          <table:table-cell table:style-name="ce15" office:value-type="float" office:value="5000">
            <text:p>5000.00</text:p>
          </table:table-cell>
          <table:table-cell table:style-name="ce15" office:value-type="float" office:value="7500">
            <text:p>7500.00</text:p>
          </table:table-cell>
          <table:table-cell table:style-name="ce15" office:value-type="float" office:value="0.75">
            <text:p>0.75</text:p>
          </table:table-cell>
          <table:table-cell table:style-name="ce15" office:value-type="float" office:value="0">
            <text:p>0.00</text:p>
          </table:table-cell>
          <table:table-cell table:style-name="ce15" office:value-type="float" office:value="0.9">
            <text:p>0.90</text:p>
          </table:table-cell>
          <table:table-cell table:style-name="ce15" office:value-type="float" office:value="20">
            <text:p>20.00</text:p>
          </table:table-cell>
          <table:table-cell table:style-name="ce15" office:value-type="float" office:value="30">
            <text:p>30.00</text:p>
          </table:table-cell>
          <table:table-cell table:number-columns-repeated="2" table:style-name="ce15" office:value-type="float" office:value="150">
            <text:p>150.00</text:p>
          </table:table-cell>
          <table:table-cell table:style-name="ce15" office:value-type="float" office:value="0.85">
            <text:p>0.85</text:p>
          </table:table-cell>
          <table:table-cell table:number-columns-repeated="6" table:style-name="ce15" office:value-type="float" office:value="0">
            <text:p>0.00</text:p>
          </table:table-cell>
          <table:table-cell table:style-name="ce12" office:value-type="string">
            <text:p>0.00</text:p>
          </table:table-cell>
          <table:table-cell table:style-name="ce7" table:number-columns-repeated="1004"/>
        </table:table-row>
        <table:table-row table:style-name="ro1">
          <table:table-cell table:style-name="ce7" office:value-type="string">
            <text:p>STELLARITE_LASER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12.00</text:p>
          </table:table-cell>
          <table:table-cell table:number-columns-repeated="3" table:style-name="ce12" office:value-type="string">
            <text:p>0.00</text:p>
          </table:table-cell>
          <table:table-cell table:number-columns-repeated="2" table:style-name="ce12" office:value-type="string">
            <text:p>1.00</text:p>
          </table:table-cell>
          <table:table-cell table:number-columns-repeated="2" table:style-name="ce12" office:value-type="string">
            <text:p>10.00</text:p>
          </table:table-cell>
          <table:table-cell table:style-name="ce12" office:value-type="string">
            <text:p>0.80</text:p>
          </table:table-cell>
          <table:table-cell table:style-name="ce17" office:value-type="string">
            <text:p>0.50</text:p>
          </table:table-cell>
          <table:table-cell table:number-columns-repeated="6" table:style-name="ce12" office:value-type="string">
            <text:p>0.00</text:p>
          </table:table-cell>
          <table:table-cell table:style-name="ce7" table:number-columns-repeated="1004"/>
        </table:table-row>
        <table:table-row table:style-name="ro1">
          <table:table-cell table:style-name="ce7" office:value-type="string">
            <text:p>DRAGON_WEAPON</text:p>
          </table:table-cell>
          <table:table-cell table:style-name="ce12" office:value-type="string">
            <text:p>0.00</text:p>
          </table:table-cell>
          <table:table-cell table:style-name="ce15" office:value-type="float" office:value="-300">
            <text:p>-300.00</text:p>
          </table:table-cell>
          <table:table-cell table:style-name="ce15" office:value-type="float" office:value="2000">
            <text:p>2000.00</text:p>
          </table:table-cell>
          <table:table-cell table:style-name="ce15" office:value-type="float" office:value="3000">
            <text:p>3000.00</text:p>
          </table:table-cell>
          <table:table-cell table:style-name="ce15" office:value-type="float" office:value="1">
            <text:p>1.00</text:p>
          </table:table-cell>
          <table:table-cell table:style-name="ce15" office:value-type="float" office:value="0">
            <text:p>0.00</text:p>
          </table:table-cell>
          <table:table-cell table:style-name="ce15" office:value-type="float" office:value="0.9">
            <text:p>0.90</text:p>
          </table:table-cell>
          <table:table-cell table:style-name="ce15" office:value-type="float" office:value="10">
            <text:p>10.00</text:p>
          </table:table-cell>
          <table:table-cell table:style-name="ce15" office:value-type="float" office:value="20">
            <text:p>20.00</text:p>
          </table:table-cell>
          <table:table-cell table:style-name="ce15" office:value-type="float" office:value="100">
            <text:p>100.00</text:p>
          </table:table-cell>
          <table:table-cell table:style-name="ce15" office:value-type="float" office:value="120">
            <text:p>120.00</text:p>
          </table:table-cell>
          <table:table-cell table:style-name="ce15" office:value-type="float" office:value="0.85">
            <text:p>0.85</text:p>
          </table:table-cell>
          <table:table-cell table:number-columns-repeated="6" table:style-name="ce15" office:value-type="float" office:value="0">
            <text:p>0.00</text:p>
          </table:table-cell>
          <table:table-cell table:style-name="ce12" office:value-type="string">
            <text:p>0.00</text:p>
          </table:table-cell>
          <table:table-cell table:style-name="ce7" table:number-columns-repeated="1004"/>
        </table:table-row>
        <table:table-row table:style-name="ro1">
          <table:table-cell table:style-name="ce7" office:value-type="string">
            <text:p>DRAGON_SECONDARY_WEAPON</text:p>
          </table:table-cell>
          <table:table-cell table:style-name="ce12" office:value-type="string">
            <text:p>0.00</text:p>
          </table:table-cell>
          <table:table-cell table:style-name="ce15" office:value-type="float" office:value="-50">
            <text:p>-50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150.00</text:p>
          </table:table-cell>
          <table:table-cell table:style-name="ce17" office:value-type="string">
            <text:p>1.5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40</text:p>
          </table:table-cell>
          <table:table-cell table:style-name="ce17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80</text:p>
          </table:table-cell>
          <table:table-cell table:style-name="ce20" office:value-type="float" office:value="0.75">
            <text:p>0.75</text:p>
          </table:table-cell>
          <table:table-cell table:number-columns-repeated="6" table:style-name="ce12" office:value-type="string">
            <text:p>0.00</text:p>
          </table:table-cell>
          <table:table-cell table:style-name="ce7" table:number-columns-repeated="1004"/>
        </table:table-row>
        <table:table-row table:style-name="ro1">
          <table:table-cell table:style-name="ce7" office:value-type="string">
            <text:p>DRAGON_TERTIARY_WEAPON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12.00</text:p>
          </table:table-cell>
          <table:table-cell table:number-columns-repeated="3" table:style-name="ce12" office:value-type="string">
            <text:p>0.00</text:p>
          </table:table-cell>
          <table:table-cell table:number-columns-repeated="2" table:style-name="ce12" office:value-type="string">
            <text:p>1.00</text:p>
          </table:table-cell>
          <table:table-cell table:number-columns-repeated="2" table:style-name="ce12" office:value-type="string">
            <text:p>10.00</text:p>
          </table:table-cell>
          <table:table-cell table:style-name="ce12" office:value-type="string">
            <text:p>0.80</text:p>
          </table:table-cell>
          <table:table-cell table:style-name="ce17" office:value-type="string">
            <text:p>0.50</text:p>
          </table:table-cell>
          <table:table-cell table:number-columns-repeated="6" table:style-name="ce12" office:value-type="string">
            <text:p>0.00</text:p>
          </table:table-cell>
          <table:table-cell table:style-name="ce7" table:number-columns-repeated="1004"/>
        </table:table-row>
        <table:table-row table:style-name="ro1">
          <table:table-cell table:style-name="ce7" office:value-type="string">
            <text:p>DIMENSIONAL_HORROR_PRIMARY_WEAPON</text:p>
          </table:table-cell>
          <table:table-cell table:style-name="ce12" office:value-type="string">
            <text:p>0.00</text:p>
          </table:table-cell>
          <table:table-cell table:style-name="ce15" office:value-type="float" office:value="-300">
            <text:p>-300.00</text:p>
          </table:table-cell>
          <table:table-cell table:style-name="ce15" office:value-type="float" office:value="500">
            <text:p>500.00</text:p>
          </table:table-cell>
          <table:table-cell table:style-name="ce15" office:value-type="float" office:value="5000">
            <text:p>5000.00</text:p>
          </table:table-cell>
          <table:table-cell table:number-columns-repeated="3" table:style-name="ce15" office:value-type="float" office:value="1">
            <text:p>1.00</text:p>
          </table:table-cell>
          <table:table-cell table:style-name="ce15" office:value-type="float" office:value="20">
            <text:p>20.00</text:p>
          </table:table-cell>
          <table:table-cell table:style-name="ce15" office:value-type="float" office:value="30">
            <text:p>30.00</text:p>
          </table:table-cell>
          <table:table-cell table:style-name="ce15" office:value-type="float" office:value="150">
            <text:p>150.00</text:p>
          </table:table-cell>
          <table:table-cell table:style-name="ce15" office:value-type="float" office:value="250">
            <text:p>250.00</text:p>
          </table:table-cell>
          <table:table-cell table:style-name="ce15" office:value-type="float" office:value="0.85">
            <text:p>0.85</text:p>
          </table:table-cell>
          <table:table-cell table:number-columns-repeated="6" table:style-name="ce15" office:value-type="float" office:value="0">
            <text:p>0.00</text:p>
          </table:table-cell>
          <table:table-cell table:style-name="ce12" office:value-type="string">
            <text:p>0.00</text:p>
          </table:table-cell>
          <table:table-cell table:style-name="ce7" table:number-columns-repeated="1004"/>
        </table:table-row>
        <table:table-row table:style-name="ro1">
          <table:table-cell table:style-name="Default" office:value-type="string">
            <text:p>DIMENSIONAL_HORROR_LARGE_WEAPON</text:p>
          </table:table-cell>
          <table:table-cell table:style-name="ce12" office:value-type="string">
            <text:p>0.00</text:p>
          </table:table-cell>
          <table:table-cell table:style-name="ce15" office:value-type="float" office:value="-100">
            <text:p>-100.00</text:p>
          </table:table-cell>
          <table:table-cell table:style-name="ce12" office:value-type="string">
            <text:p>250.00</text:p>
          </table:table-cell>
          <table:table-cell table:style-name="ce12" office:value-type="string">
            <text:p>1000.00</text:p>
          </table:table-cell>
          <table:table-cell table:style-name="ce17" office:value-type="string">
            <text:p>1.5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40</text:p>
          </table:table-cell>
          <table:table-cell table:style-name="ce17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16.00</text:p>
          </table:table-cell>
          <table:table-cell table:style-name="ce15" office:value-type="float" office:value="250">
            <text:p>250.00</text:p>
          </table:table-cell>
          <table:table-cell table:style-name="ce12" office:value-type="string">
            <text:p>0.80</text:p>
          </table:table-cell>
          <table:table-cell table:style-name="ce20" office:value-type="float" office:value="0.75">
            <text:p>0.75</text:p>
          </table:table-cell>
          <table:table-cell table:number-columns-repeated="5" table:style-name="Default" office:value-type="string">
            <text:p>0.00</text:p>
          </table:table-cell>
          <table:table-cell table:style-name="ce12" office:value-type="string">
            <text:p>0.00</text:p>
          </table:table-cell>
          <table:table-cell table:style-name="ce7" table:number-columns-repeated="1004"/>
        </table:table-row>
        <table:table-row table:style-name="ro1">
          <table:table-cell table:style-name="Default" office:value-type="string">
            <text:p>DIMENSIONAL_HORROR_MEDIUM_WEAPON</text:p>
          </table:table-cell>
          <table:table-cell table:style-name="ce12" office:value-type="string">
            <text:p>0.00</text:p>
          </table:table-cell>
          <table:table-cell table:style-name="ce15" office:value-type="float" office:value="-50">
            <text:p>-50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400.00</text:p>
          </table:table-cell>
          <table:table-cell table:style-name="ce17" office:value-type="string">
            <text:p>1.5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40</text:p>
          </table:table-cell>
          <table:table-cell table:style-name="ce17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15.00</text:p>
          </table:table-cell>
          <table:table-cell table:style-name="ce15" office:value-type="float" office:value="250">
            <text:p>250.00</text:p>
          </table:table-cell>
          <table:table-cell table:style-name="ce12" office:value-type="string">
            <text:p>0.80</text:p>
          </table:table-cell>
          <table:table-cell table:style-name="ce20" office:value-type="float" office:value="0.5">
            <text:p>0.50</text:p>
          </table:table-cell>
          <table:table-cell table:number-columns-repeated="5" table:style-name="Default" office:value-type="string">
            <text:p>0.00</text:p>
          </table:table-cell>
          <table:table-cell table:style-name="ce12" office:value-type="string">
            <text:p>0.00</text:p>
          </table:table-cell>
          <table:table-cell table:style-name="ce7" table:number-columns-repeated="1004"/>
        </table:table-row>
        <table:table-row table:style-name="ro1">
          <table:table-cell table:style-name="Default" office:value-type="string">
            <text:p>DIMENSIONAL_HORROR_SMALL_WEAPON</text:p>
          </table:table-cell>
          <table:table-cell table:style-name="ce12" office:value-type="string">
            <text:p>0.00</text:p>
          </table:table-cell>
          <table:table-cell table:style-name="ce15" office:value-type="float" office:value="-25">
            <text:p>-25.00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200.00</text:p>
          </table:table-cell>
          <table:table-cell table:style-name="ce17" office:value-type="string">
            <text:p>1.5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40</text:p>
          </table:table-cell>
          <table:table-cell table:style-name="ce17" office:value-type="string">
            <text:p>2.00</text:p>
          </table:table-cell>
          <table:table-cell table:style-name="ce12" office:value-type="string">
            <text:p>16.00</text:p>
          </table:table-cell>
          <table:table-cell table:style-name="ce12" office:value-type="string">
            <text:p>14.00</text:p>
          </table:table-cell>
          <table:table-cell table:style-name="ce15" office:value-type="float" office:value="250">
            <text:p>250.00</text:p>
          </table:table-cell>
          <table:table-cell table:style-name="ce12" office:value-type="string">
            <text:p>0.80</text:p>
          </table:table-cell>
          <table:table-cell table:style-name="ce20" office:value-type="float" office:value="0.25">
            <text:p>0.25</text:p>
          </table:table-cell>
          <table:table-cell table:number-columns-repeated="5" table:style-name="Default" office:value-type="string">
            <text:p>0.00</text:p>
          </table:table-cell>
          <table:table-cell table:style-name="ce12" office:value-type="string">
            <text:p>0.00</text:p>
          </table:table-cell>
          <table:table-cell table:style-name="ce7" table:number-columns-repeated="1004"/>
        </table:table-row>
        <table:table-row table:style-name="ro1">
          <table:table-cell table:style-name="ce7" office:value-type="string">
            <text:p>DIMENSIONAL_HORROR_PD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50.00</text:p>
          </table:table-cell>
          <table:table-cell table:number-columns-repeated="3" table:style-name="ce12" office:value-type="string">
            <text:p>0.00</text:p>
          </table:table-cell>
          <table:table-cell table:number-columns-repeated="2" table:style-name="ce12" office:value-type="string">
            <text:p>1.00</text:p>
          </table:table-cell>
          <table:table-cell table:style-name="ce12" office:value-type="string">
            <text:p>15.00</text:p>
          </table:table-cell>
          <table:table-cell table:style-name="ce12" office:value-type="string">
            <text:p>250.00</text:p>
          </table:table-cell>
          <table:table-cell table:style-name="ce12" office:value-type="string">
            <text:p>0.80</text:p>
          </table:table-cell>
          <table:table-cell table:style-name="ce17" office:value-type="string">
            <text:p>0.50</text:p>
          </table:table-cell>
          <table:table-cell table:number-columns-repeated="6" table:style-name="ce12" office:value-type="string">
            <text:p>0.00</text:p>
          </table:table-cell>
          <table:table-cell table:style-name="ce7" table:number-columns-repeated="1004"/>
        </table:table-row>
        <table:table-row table:style-name="ro1">
          <table:table-cell table:style-name="ce8" office:value-type="string">
            <text:p>WRAITH_RED_LASER</text:p>
          </table:table-cell>
          <table:table-cell table:style-name="ce12" office:value-type="string">
            <text:p>0.00</text:p>
          </table:table-cell>
          <table:table-cell table:style-name="ce15" office:value-type="float" office:value="-50">
            <text:p>-50.00</text:p>
          </table:table-cell>
          <table:table-cell table:style-name="ce15" office:value-type="float" office:value="150">
            <text:p>150.00</text:p>
          </table:table-cell>
          <table:table-cell table:style-name="ce15" office:value-type="float" office:value="250">
            <text:p>250.00</text:p>
          </table:table-cell>
          <table:table-cell table:style-name="ce15" office:value-type="float" office:value="1">
            <text:p>1.00</text:p>
          </table:table-cell>
          <table:table-cell table:style-name="ce15" office:value-type="float" office:value="0">
            <text:p>0.00</text:p>
          </table:table-cell>
          <table:table-cell table:style-name="ce15" office:value-type="float" office:value="0.5">
            <text:p>0.50</text:p>
          </table:table-cell>
          <table:table-cell table:style-name="ce15" office:value-type="float" office:value="2">
            <text:p>2.00</text:p>
          </table:table-cell>
          <table:table-cell table:style-name="ce15" office:value-type="float" office:value="15">
            <text:p>15.00</text:p>
          </table:table-cell>
          <table:table-cell table:style-name="ce15" office:value-type="float" office:value="10">
            <text:p>10.00</text:p>
          </table:table-cell>
          <table:table-cell table:style-name="ce15" office:value-type="float" office:value="150">
            <text:p>150.00</text:p>
          </table:table-cell>
          <table:table-cell table:style-name="ce15" office:value-type="float" office:value="0.8">
            <text:p>0.80</text:p>
          </table:table-cell>
          <table:table-cell table:style-name="ce15" office:value-type="float" office:value="0.75">
            <text:p>0.75</text:p>
          </table:table-cell>
          <table:table-cell table:number-columns-repeated="5" table:style-name="ce15" office:value-type="float" office:value="0">
            <text:p>0.00</text:p>
          </table:table-cell>
          <table:table-cell table:style-name="ce12" office:value-type="string">
            <text:p>0.00</text:p>
          </table:table-cell>
          <table:table-cell table:style-name="ce7" table:number-columns-repeated="1004"/>
        </table:table-row>
        <table:table-row table:style-name="ro1">
          <table:table-cell table:style-name="ce8" office:value-type="string">
            <text:p>WRAITH_BLUE_LASER</text:p>
          </table:table-cell>
          <table:table-cell table:style-name="ce12" office:value-type="string">
            <text:p>0.00</text:p>
          </table:table-cell>
          <table:table-cell table:style-name="ce15" office:value-type="float" office:value="-50">
            <text:p>-50.00</text:p>
          </table:table-cell>
          <table:table-cell table:style-name="ce15" office:value-type="float" office:value="150">
            <text:p>150.00</text:p>
          </table:table-cell>
          <table:table-cell table:style-name="ce15" office:value-type="float" office:value="250">
            <text:p>250.00</text:p>
          </table:table-cell>
          <table:table-cell table:style-name="ce15" office:value-type="float" office:value="1">
            <text:p>1.00</text:p>
          </table:table-cell>
          <table:table-cell table:style-name="ce15" office:value-type="float" office:value="0">
            <text:p>0.00</text:p>
          </table:table-cell>
          <table:table-cell table:style-name="ce15" office:value-type="float" office:value="0.5">
            <text:p>0.50</text:p>
          </table:table-cell>
          <table:table-cell table:style-name="ce15" office:value-type="float" office:value="2">
            <text:p>2.00</text:p>
          </table:table-cell>
          <table:table-cell table:style-name="ce15" office:value-type="float" office:value="15">
            <text:p>15.00</text:p>
          </table:table-cell>
          <table:table-cell table:style-name="ce15" office:value-type="float" office:value="10">
            <text:p>10.00</text:p>
          </table:table-cell>
          <table:table-cell table:style-name="ce15" office:value-type="float" office:value="150">
            <text:p>150.00</text:p>
          </table:table-cell>
          <table:table-cell table:style-name="ce15" office:value-type="float" office:value="0.8">
            <text:p>0.80</text:p>
          </table:table-cell>
          <table:table-cell table:style-name="ce15" office:value-type="float" office:value="0.75">
            <text:p>0.75</text:p>
          </table:table-cell>
          <table:table-cell table:number-columns-repeated="5" table:style-name="ce15" office:value-type="float" office:value="0">
            <text:p>0.00</text:p>
          </table:table-cell>
          <table:table-cell table:style-name="ce12" office:value-type="string">
            <text:p>0.00</text:p>
          </table:table-cell>
          <table:table-cell table:style-name="ce7" table:number-columns-repeated="1004"/>
        </table:table-row>
        <table:table-row table:style-name="ro1">
          <table:table-cell table:style-name="ce8" office:value-type="string">
            <text:p>WRAITH_YELLOW_LASER</text:p>
          </table:table-cell>
          <table:table-cell table:style-name="ce12" office:value-type="string">
            <text:p>0.00</text:p>
          </table:table-cell>
          <table:table-cell table:style-name="ce15" office:value-type="float" office:value="-50">
            <text:p>-50.00</text:p>
          </table:table-cell>
          <table:table-cell table:style-name="ce15" office:value-type="float" office:value="150">
            <text:p>150.00</text:p>
          </table:table-cell>
          <table:table-cell table:style-name="ce15" office:value-type="float" office:value="250">
            <text:p>250.00</text:p>
          </table:table-cell>
          <table:table-cell table:style-name="ce15" office:value-type="float" office:value="1">
            <text:p>1.00</text:p>
          </table:table-cell>
          <table:table-cell table:style-name="ce15" office:value-type="float" office:value="0">
            <text:p>0.00</text:p>
          </table:table-cell>
          <table:table-cell table:style-name="ce15" office:value-type="float" office:value="0.5">
            <text:p>0.50</text:p>
          </table:table-cell>
          <table:table-cell table:style-name="ce15" office:value-type="float" office:value="2">
            <text:p>2.00</text:p>
          </table:table-cell>
          <table:table-cell table:style-name="ce15" office:value-type="float" office:value="15">
            <text:p>15.00</text:p>
          </table:table-cell>
          <table:table-cell table:style-name="ce15" office:value-type="float" office:value="10">
            <text:p>10.00</text:p>
          </table:table-cell>
          <table:table-cell table:style-name="ce15" office:value-type="float" office:value="150">
            <text:p>150.00</text:p>
          </table:table-cell>
          <table:table-cell table:style-name="ce15" office:value-type="float" office:value="0.8">
            <text:p>0.80</text:p>
          </table:table-cell>
          <table:table-cell table:style-name="ce15" office:value-type="float" office:value="0.75">
            <text:p>0.75</text:p>
          </table:table-cell>
          <table:table-cell table:number-columns-repeated="5" table:style-name="ce15" office:value-type="float" office:value="0">
            <text:p>0.00</text:p>
          </table:table-cell>
          <table:table-cell table:style-name="ce12" office:value-type="string">
            <text:p>0.00</text:p>
          </table:table-cell>
          <table:table-cell table:style-name="ce7" table:number-columns-repeated="1004"/>
        </table:table-row>
        <table:table-row table:style-name="ro1" table:number-rows-repeated="3">
          <table:table-cell table:style-name="ce7"/>
          <table:table-cell table:style-name="ce13" table:number-columns-repeated="4"/>
          <table:table-cell/>
          <table:table-cell table:style-name="ce13" table:number-columns-repeated="7"/>
          <table:table-cell/>
          <table:table-cell table:style-name="ce13" table:number-columns-repeated="6"/>
          <table:table-cell table:style-name="ce7" table:number-columns-repeated="1004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percentage-style style:name="N109">
      <number:number number:decimal-places="3" number:min-integer-digits="1"/>
      <number:text>%</number:text>
    </number:percentage-style>
    <number:percentage-style style:name="N110">
      <number:number number:decimal-places="1" number:min-integer-digits="1"/>
      <number:text>%</number:text>
    </number:percentage-style>
    <number:currency-style style:name="N8117P0" style:volatile="true" number:language="en" number:country="US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8117" number:language="en" number:country="US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811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5">25/08/2017</text:date>, <text:time>13:1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7-08-25T13:11:18.63</dc:date>
    <meta:editing-duration>P6DT22H11M34S</meta:editing-duration>
    <meta:editing-cycles>251</meta:editing-cycles>
    <dc:creator>. .</dc:creator>
    <meta:document-statistic meta:table-count="1" meta:cell-count="3323" meta:object-count="0"/>
  </office:meta>
</office:document-meta>
</file>